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352598922335" calcext:value-type="float">
            <text:p>-0.4903525989</text:p>
          </table:table-cell>
          <table:table-cell office:value-type="float" office:value="-0.977336195867554" calcext:value-type="float">
            <text:p>-0.9773361959</text:p>
          </table:table-cell>
          <table:table-cell office:value-type="float" office:value="-1.44464787554758" calcext:value-type="float">
            <text:p>-1.4446478755</text:p>
          </table:table-cell>
          <table:table-cell office:value-type="float" office:value="-1.84923690140412" calcext:value-type="float">
            <text:p>-1.8492369014</text:p>
          </table:table-cell>
          <table:table-cell office:value-type="float" office:value="-2.12077010579635" calcext:value-type="float">
            <text:p>-2.1207701058</text:p>
          </table:table-cell>
          <table:table-cell office:value-type="float" office:value="-2.19862934194918" calcext:value-type="float">
            <text:p>-2.1986293419</text:p>
          </table:table-cell>
          <table:table-cell office:value-type="float" office:value="-2.09220875433795" calcext:value-type="float">
            <text:p>-2.0922087543</text:p>
          </table:table-cell>
          <table:table-cell office:value-type="float" office:value="-1.89314715847818" calcext:value-type="float">
            <text:p>-1.8931471585</text:p>
          </table:table-cell>
          <table:table-cell office:value-type="float" office:value="-1.71715957559837" calcext:value-type="float">
            <text:p>-1.7171595756</text:p>
          </table:table-cell>
          <table:table-cell office:value-type="float" office:value="-1.64222291528431" calcext:value-type="float">
            <text:p>-1.6422229153</text:p>
          </table:table-cell>
          <table:table-cell office:value-type="float" office:value="-1.6834590156387" calcext:value-type="float">
            <text:p>-1.6834590156</text:p>
          </table:table-cell>
          <table:table-cell office:value-type="float" office:value="-1.81617010970612" calcext:value-type="float">
            <text:p>-1.8161701097</text:p>
          </table:table-cell>
          <table:table-cell office:value-type="float" office:value="-2.00527483548559" calcext:value-type="float">
            <text:p>-2.0052748355</text:p>
          </table:table-cell>
          <table:table-cell office:value-type="float" office:value="-2.23367172743533" calcext:value-type="float">
            <text:p>-2.2336717274</text:p>
          </table:table-cell>
          <table:table-cell office:value-type="float" office:value="-2.50538351826193" calcext:value-type="float">
            <text:p>-2.5053835183</text:p>
          </table:table-cell>
          <table:table-cell office:value-type="float" office:value="-2.81371391069109" calcext:value-type="float">
            <text:p>-2.8137139107</text:p>
          </table:table-cell>
          <table:table-cell office:value-type="float" office:value="-3.12339265957363" calcext:value-type="float">
            <text:p>-3.1233926596</text:p>
          </table:table-cell>
          <table:table-cell office:value-type="float" office:value="-3.40888661826218" calcext:value-type="float">
            <text:p>-3.4088866183</text:p>
          </table:table-cell>
          <table:table-cell office:value-type="float" office:value="-3.67926536684615" calcext:value-type="float">
            <text:p>-3.6792653668</text:p>
          </table:table-cell>
          <table:table-cell office:value-type="float" office:value="-3.94114907370812" calcext:value-type="float">
            <text:p>-3.9411490737</text:p>
          </table:table-cell>
          <table:table-cell office:value-type="float" office:value="-4.18205592811532" calcext:value-type="float">
            <text:p>-4.1820559281</text:p>
          </table:table-cell>
          <table:table-cell office:value-type="float" office:value="-4.40147377533173" calcext:value-type="float">
            <text:p>-4.4014737753</text:p>
          </table:table-cell>
          <table:table-cell office:value-type="float" office:value="-4.61950935778333" calcext:value-type="float">
            <text:p>-4.6195093578</text:p>
          </table:table-cell>
          <table:table-cell office:value-type="float" office:value="-4.86479294006098" calcext:value-type="float">
            <text:p>-4.8647929401</text:p>
          </table:table-cell>
          <table:table-cell office:value-type="float" office:value="-5.15812414508038" calcext:value-type="float">
            <text:p>-5.1581241451</text:p>
          </table:table-cell>
          <table:table-cell office:value-type="float" office:value="-5.49036561233337" calcext:value-type="float">
            <text:p>-5.4903656123</text:p>
          </table:table-cell>
          <table:table-cell office:value-type="float" office:value="-5.82593289010373" calcext:value-type="float">
            <text:p>-5.8259328901</text:p>
          </table:table-cell>
          <table:table-cell office:value-type="float" office:value="-6.13734102923527" calcext:value-type="float">
            <text:p>-6.1373410292</text:p>
          </table:table-cell>
          <table:table-cell office:value-type="float" office:value="-6.43474250698636" calcext:value-type="float">
            <text:p>-6.434742507</text:p>
          </table:table-cell>
          <table:table-cell office:value-type="float" office:value="-6.75783327336163" calcext:value-type="float">
            <text:p>-6.7578332734</text:p>
          </table:table-cell>
          <table:table-cell office:value-type="float" office:value="-7.12953029944281" calcext:value-type="float">
            <text:p>-7.1295302994</text:p>
          </table:table-cell>
          <table:table-cell office:value-type="float" office:value="-7.52221473894215" calcext:value-type="float">
            <text:p>-7.5222147389</text:p>
          </table:table-cell>
          <table:table-cell office:value-type="float" office:value="-7.90984543886628" calcext:value-type="float">
            <text:p>-7.9098454389</text:p>
          </table:table-cell>
          <table:table-cell office:value-type="float" office:value="-8.32380816401561" calcext:value-type="float">
            <text:p>-8.323808164</text:p>
          </table:table-cell>
          <table:table-cell office:value-type="float" office:value="-8.78868619718396" calcext:value-type="float">
            <text:p>-8.7886861972</text:p>
          </table:table-cell>
          <table:table-cell office:value-type="float" office:value="-9.32731096608328" calcext:value-type="float">
            <text:p>-9.3273109661</text:p>
          </table:table-cell>
          <table:table-cell office:value-type="float" office:value="-9.90466545166379" calcext:value-type="float">
            <text:p>-9.9046654517</text:p>
          </table:table-cell>
          <table:table-cell office:value-type="float" office:value="-10.0376146697374" calcext:value-type="float">
            <text:p>-10.0376146697</text:p>
          </table:table-cell>
          <table:table-cell office:value-type="float" office:value="-9.19651710985717" calcext:value-type="float">
            <text:p>-9.1965171099</text:p>
          </table:table-cell>
          <table:table-cell office:value-type="float" office:value="-7.89065838949113" calcext:value-type="float">
            <text:p>-7.8906583895</text:p>
          </table:table-cell>
          <table:table-cell office:value-type="float" office:value="-6.93633747601577" calcext:value-type="float">
            <text:p>-6.936337476</text:p>
          </table:table-cell>
          <table:table-cell office:value-type="float" office:value="-6.36364590672426" calcext:value-type="float">
            <text:p>-6.3636459067</text:p>
          </table:table-cell>
          <table:table-cell office:value-type="float" office:value="-5.95389480553606" calcext:value-type="float">
            <text:p>-5.9538948055</text:p>
          </table:table-cell>
          <table:table-cell office:value-type="float" office:value="-5.62132630115551" calcext:value-type="float">
            <text:p>-5.6213263012</text:p>
          </table:table-cell>
          <table:table-cell office:value-type="float" office:value="-5.33625402786257" calcext:value-type="float">
            <text:p>-5.3362540279</text:p>
          </table:table-cell>
          <table:table-cell office:value-type="float" office:value="-5.08413844233326" calcext:value-type="float">
            <text:p>-5.0841384423</text:p>
          </table:table-cell>
          <table:table-cell office:value-type="float" office:value="-4.85611787463897" calcext:value-type="float">
            <text:p>-4.8561178746</text:p>
          </table:table-cell>
          <table:table-cell office:value-type="float" office:value="-4.64580867786357" calcext:value-type="float">
            <text:p>-4.6458086779</text:p>
          </table:table-cell>
          <table:table-cell office:value-type="float" office:value="-4.44846576823937" calcext:value-type="float">
            <text:p>-4.4484657682</text:p>
          </table:table-cell>
          <table:table-cell office:value-type="float" office:value="-4.26078568322578" calcext:value-type="float">
            <text:p>-4.2607856832</text:p>
          </table:table-cell>
          <table:table-cell office:value-type="float" office:value="-4.08058079763276" calcext:value-type="float">
            <text:p>-4.0805807976</text:p>
          </table:table-cell>
          <table:table-cell office:value-type="float" office:value="-3.90639168601354" calcext:value-type="float">
            <text:p>-3.906391686</text:p>
          </table:table-cell>
          <table:table-cell office:value-type="float" office:value="-3.73747039473931" calcext:value-type="float">
            <text:p>-3.7374703947</text:p>
          </table:table-cell>
          <table:table-cell office:value-type="float" office:value="-3.57395845397309" calcext:value-type="float">
            <text:p>-3.573958454</text:p>
          </table:table-cell>
          <table:table-cell office:value-type="float" office:value="-3.41698421008662" calcext:value-type="float">
            <text:p>-3.4169842101</text:p>
          </table:table-cell>
          <table:table-cell office:value-type="float" office:value="-3.26859668095738" calcext:value-type="float">
            <text:p>-3.268596681</text:p>
          </table:table-cell>
          <table:table-cell office:value-type="float" office:value="-3.13153282307965" calcext:value-type="float">
            <text:p>-3.1315328231</text:p>
          </table:table-cell>
          <table:table-cell office:value-type="float" office:value="-3.00887278508929" calcext:value-type="float">
            <text:p>-3.0088727851</text:p>
          </table:table-cell>
          <table:table-cell office:value-type="float" office:value="-2.90366348312917" calcext:value-type="float">
            <text:p>-2.9036634831</text:p>
          </table:table-cell>
          <table:table-cell office:value-type="float" office:value="-2.81858176928836" calcext:value-type="float">
            <text:p>-2.8185817693</text:p>
          </table:table-cell>
          <table:table-cell office:value-type="float" office:value="-2.75568976076029" calcext:value-type="float">
            <text:p>-2.7556897608</text:p>
          </table:table-cell>
          <table:table-cell office:value-type="float" office:value="-2.71631738126026" calcext:value-type="float">
            <text:p>-2.7163173813</text:p>
          </table:table-cell>
          <table:table-cell office:value-type="float" office:value="-2.70108232433449" calcext:value-type="float">
            <text:p>-2.7010823243</text:p>
          </table:table-cell>
          <table:table-cell office:value-type="float" office:value="-2.71002158141428" calcext:value-type="float">
            <text:p>-2.7100215814</text:p>
          </table:table-cell>
          <table:table-cell office:value-type="float" office:value="-2.74277565343941" calcext:value-type="float">
            <text:p>-2.7427756534</text:p>
          </table:table-cell>
          <table:table-cell office:value-type="float" office:value="-2.79875446123366" calcext:value-type="float">
            <text:p>-2.7987544612</text:p>
          </table:table-cell>
          <table:table-cell office:value-type="float" office:value="-2.87722791155806" calcext:value-type="float">
            <text:p>-2.8772279116</text:p>
          </table:table-cell>
          <table:table-cell office:value-type="float" office:value="-2.97731463483625" calcext:value-type="float">
            <text:p>-2.9773146348</text:p>
          </table:table-cell>
          <table:table-cell office:value-type="float" office:value="-3.09787500581368" calcext:value-type="float">
            <text:p>-3.0978750058</text:p>
          </table:table-cell>
          <table:table-cell office:value-type="float" office:value="-3.23733968041201" calcext:value-type="float">
            <text:p>-3.2373396804</text:p>
          </table:table-cell>
          <table:table-cell office:value-type="float" office:value="-3.39352068416728" calcext:value-type="float">
            <text:p>-3.3935206842</text:p>
          </table:table-cell>
          <table:table-cell office:value-type="float" office:value="-3.56346002461703" calcext:value-type="float">
            <text:p>-3.5634600246</text:p>
          </table:table-cell>
          <table:table-cell office:value-type="float" office:value="-3.74337046729769" calcext:value-type="float">
            <text:p>-3.7433704673</text:p>
          </table:table-cell>
          <table:table-cell office:value-type="float" office:value="-3.92871122576502" calcext:value-type="float">
            <text:p>-3.9287112258</text:p>
          </table:table-cell>
          <table:table-cell office:value-type="float" office:value="-4.11441538323326" calcext:value-type="float">
            <text:p>-4.1144153832</text:p>
          </table:table-cell>
          <table:table-cell office:value-type="float" office:value="-4.29524928691321" calcext:value-type="float">
            <text:p>-4.2952492869</text:p>
          </table:table-cell>
          <table:table-cell office:value-type="float" office:value="-4.46624796606341" calcext:value-type="float">
            <text:p>-4.4662479661</text:p>
          </table:table-cell>
          <table:table-cell office:value-type="float" office:value="-4.6231490612607" calcext:value-type="float">
            <text:p>-4.6231490613</text:p>
          </table:table-cell>
          <table:table-cell office:value-type="float" office:value="-4.76274968854725" calcext:value-type="float">
            <text:p>-4.7627496885</text:p>
          </table:table-cell>
          <table:table-cell office:value-type="float" office:value="-4.88313330108126" calcext:value-type="float">
            <text:p>-4.8831333011</text:p>
          </table:table-cell>
          <table:table-cell office:value-type="float" office:value="-4.98374439009065" calcext:value-type="float">
            <text:p>-4.9837443901</text:p>
          </table:table-cell>
          <table:table-cell office:value-type="float" office:value="-5.06531492834819" calcext:value-type="float">
            <text:p>-5.0653149283</text:p>
          </table:table-cell>
          <table:table-cell office:value-type="float" office:value="-5.12966353642259" calcext:value-type="float">
            <text:p>-5.1296635364</text:p>
          </table:table-cell>
          <table:table-cell office:value-type="float" office:value="-5.17940058662466" calcext:value-type="float">
            <text:p>-5.1794005866</text:p>
          </table:table-cell>
          <table:table-cell office:value-type="float" office:value="-5.21758377046742" calcext:value-type="float">
            <text:p>-5.2175837705</text:p>
          </table:table-cell>
          <table:table-cell office:value-type="float" office:value="-5.24737578658769" calcext:value-type="float">
            <text:p>-5.2473757866</text:p>
          </table:table-cell>
          <table:table-cell office:value-type="float" office:value="-5.27175122176935" calcext:value-type="float">
            <text:p>-5.2717512218</text:p>
          </table:table-cell>
          <table:table-cell office:value-type="float" office:value="-5.29328061699221" calcext:value-type="float">
            <text:p>-5.293280617</text:p>
          </table:table-cell>
          <table:table-cell office:value-type="float" office:value="-5.31399277232566" calcext:value-type="float">
            <text:p>-5.3139927723</text:p>
          </table:table-cell>
          <table:table-cell office:value-type="float" office:value="-5.33529341467886" calcext:value-type="float">
            <text:p>-5.3352934147</text:p>
          </table:table-cell>
          <table:table-cell office:value-type="float" office:value="-5.3579084756885" calcext:value-type="float">
            <text:p>-5.3579084757</text:p>
          </table:table-cell>
          <table:table-cell office:value-type="float" office:value="-5.38182471350065" calcext:value-type="float">
            <text:p>-5.3818247135</text:p>
          </table:table-cell>
          <table:table-cell office:value-type="float" office:value="-5.40621350703702" calcext:value-type="float">
            <text:p>-5.406213507</text:p>
          </table:table-cell>
          <table:table-cell office:value-type="float" office:value="-5.42933758625301" calcext:value-type="float">
            <text:p>-5.4293375863</text:p>
          </table:table-cell>
          <table:table-cell office:value-type="float" office:value="-5.44845394348668" calcext:value-type="float">
            <text:p>-5.4484539435</text:p>
          </table:table-cell>
          <table:table-cell office:value-type="float" office:value="-5.4597534333805" calcext:value-type="float">
            <text:p>-5.4597534334</text:p>
          </table:table-cell>
          <table:table-cell office:value-type="float" office:value="-5.45844224194019" calcext:value-type="float">
            <text:p>-5.4584422419</text:p>
          </table:table-cell>
          <table:table-cell office:value-type="float" office:value="-5.43915944205461" calcext:value-type="float">
            <text:p>-5.4391594421</text:p>
          </table:table-cell>
          <table:table-cell office:value-type="float" office:value="-5.39692498613731" calcext:value-type="float">
            <text:p>-5.3969249861</text:p>
          </table:table-cell>
          <table:table-cell office:value-type="float" office:value="-5.32855735548037" calcext:value-type="float">
            <text:p>-5.3285573555</text:p>
          </table:table-cell>
          <table:table-cell office:value-type="float" office:value="-5.23402404864497" calcext:value-type="float">
            <text:p>-5.2340240486</text:p>
          </table:table-cell>
          <table:table-cell office:value-type="float" office:value="-5.11691821457113" calcext:value-type="float">
            <text:p>-5.1169182146</text:p>
          </table:table-cell>
          <table:table-cell office:value-type="float" office:value="-4.98364330451082" calcext:value-type="float">
            <text:p>-4.9836433045</text:p>
          </table:table-cell>
          <table:table-cell office:value-type="float" office:value="-4.84172289226453" calcext:value-type="float">
            <text:p>-4.8417228923</text:p>
          </table:table-cell>
          <table:table-cell office:value-type="float" office:value="-4.69814405925918" calcext:value-type="float">
            <text:p>-4.6981440593</text:p>
          </table:table-cell>
          <table:table-cell office:value-type="float" office:value="-4.55838935086234" calcext:value-type="float">
            <text:p>-4.5583893509</text:p>
          </table:table-cell>
          <table:table-cell office:value-type="float" office:value="-4.42622455093049" calcext:value-type="float">
            <text:p>-4.4262245509</text:p>
          </table:table-cell>
          <table:table-cell office:value-type="float" office:value="-4.30394748891964" calcext:value-type="float">
            <text:p>-4.3039474889</text:p>
          </table:table-cell>
          <table:table-cell office:value-type="float" office:value="-4.19278476343021" calcext:value-type="float">
            <text:p>-4.1927847634</text:p>
          </table:table-cell>
          <table:table-cell office:value-type="float" office:value="-4.0932570573951" calcext:value-type="float">
            <text:p>-4.0932570574</text:p>
          </table:table-cell>
          <table:table-cell office:value-type="float" office:value="-4.00545322485555" calcext:value-type="float">
            <text:p>-4.0054532249</text:p>
          </table:table-cell>
          <table:table-cell office:value-type="float" office:value="-3.92921419244378" calcext:value-type="float">
            <text:p>-3.9292141924</text:p>
          </table:table-cell>
          <table:table-cell office:value-type="float" office:value="-3.86424720584767" calcext:value-type="float">
            <text:p>-3.8642472058</text:p>
          </table:table-cell>
          <table:table-cell office:value-type="float" office:value="-3.81019214310802" calcext:value-type="float">
            <text:p>-3.8101921431</text:p>
          </table:table-cell>
          <table:table-cell office:value-type="float" office:value="-3.76665731698141" calcext:value-type="float">
            <text:p>-3.766657317</text:p>
          </table:table-cell>
          <table:table-cell office:value-type="float" office:value="-3.73323722770399" calcext:value-type="float">
            <text:p>-3.7332372277</text:p>
          </table:table-cell>
          <table:table-cell office:value-type="float" office:value="-3.70952049165717" calcext:value-type="float">
            <text:p>-3.7095204917</text:p>
          </table:table-cell>
          <table:table-cell office:value-type="float" office:value="-3.69509296513904" calcext:value-type="float">
            <text:p>-3.6950929651</text:p>
          </table:table-cell>
          <table:table-cell office:value-type="float" office:value="-3.68953884370933" calcext:value-type="float">
            <text:p>-3.6895388437</text:p>
          </table:table-cell>
          <table:table-cell office:value-type="float" office:value="-3.69244102883717" calcext:value-type="float">
            <text:p>-3.6924410288</text:p>
          </table:table-cell>
          <table:table-cell office:value-type="float" office:value="-3.70338109207421" calcext:value-type="float">
            <text:p>-3.7033810921</text:p>
          </table:table-cell>
          <table:table-cell office:value-type="float" office:value="-3.72193858819627" calcext:value-type="float">
            <text:p>-3.7219385882</text:p>
          </table:table-cell>
          <table:table-cell office:value-type="float" office:value="-3.74768920210535" calcext:value-type="float">
            <text:p>-3.7476892021</text:p>
          </table:table-cell>
          <table:table-cell office:value-type="float" office:value="-3.78020121803157" calcext:value-type="float">
            <text:p>-3.780201218</text:p>
          </table:table-cell>
          <table:table-cell office:value-type="float" office:value="-3.81903002188109" calcext:value-type="float">
            <text:p>-3.8190300219</text:p>
          </table:table-cell>
          <table:table-cell office:value-type="float" office:value="-3.86371071020008" calcext:value-type="float">
            <text:p>-3.8637107102</text:p>
          </table:table-cell>
          <table:table-cell office:value-type="float" office:value="-3.91374928329624" calcext:value-type="float">
            <text:p>-3.9137492833</text:p>
          </table:table-cell>
          <table:table-cell office:value-type="float" office:value="-3.96861324664638" calcext:value-type="float">
            <text:p>-3.9686132466</text:p>
          </table:table-cell>
          <table:table-cell office:value-type="float" office:value="-4.02772266060244" calcext:value-type="float">
            <text:p>-4.0277226606</text:p>
          </table:table-cell>
          <table:table-cell office:value-type="float" office:value="-4.09044273530827" calcext:value-type="float">
            <text:p>-4.0904427353</text:p>
          </table:table-cell>
          <table:table-cell office:value-type="float" office:value="-4.1560789839955" calcext:value-type="float">
            <text:p>-4.156078984</text:p>
          </table:table-cell>
          <table:table-cell office:value-type="float" office:value="-4.22387576997126" calcext:value-type="float">
            <text:p>-4.22387577</text:p>
          </table:table-cell>
          <table:table-cell office:value-type="float" office:value="-4.29301885564854" calcext:value-type="float">
            <text:p>-4.2930188556</text:p>
          </table:table-cell>
          <table:table-cell office:value-type="float" office:value="-4.36264230644613" calcext:value-type="float">
            <text:p>-4.3626423064</text:p>
          </table:table-cell>
          <table:table-cell office:value-type="float" office:value="-4.43183981275465" calcext:value-type="float">
            <text:p>-4.4318398128</text:p>
          </table:table-cell>
          <table:table-cell office:value-type="float" office:value="-4.49968015863542" calcext:value-type="float">
            <text:p>-4.4996801586</text:p>
          </table:table-cell>
          <table:table-cell office:value-type="float" office:value="-4.565226198394" calcext:value-type="float">
            <text:p>-4.5652261984</text:p>
          </table:table-cell>
          <table:table-cell office:value-type="float" office:value="-4.62755635071478" calcext:value-type="float">
            <text:p>-4.6275563507</text:p>
          </table:table-cell>
          <table:table-cell office:value-type="float" office:value="-4.68578735994022" calcext:value-type="float">
            <text:p>-4.6857873599</text:p>
          </table:table-cell>
          <table:table-cell office:value-type="float" office:value="-4.73909697557197" calcext:value-type="float">
            <text:p>-4.7390969756</text:p>
          </table:table-cell>
          <table:table-cell office:value-type="float" office:value="-4.78674529586722" calcext:value-type="float">
            <text:p>-4.7867452959</text:p>
          </table:table-cell>
          <table:table-cell office:value-type="float" office:value="-4.82809378393938" calcext:value-type="float">
            <text:p>-4.8280937839</text:p>
          </table:table-cell>
          <table:table-cell office:value-type="float" office:value="-4.86262131690387" calcext:value-type="float">
            <text:p>-4.8626213169</text:p>
          </table:table-cell>
          <table:table-cell office:value-type="float" office:value="-4.88993696394369" calcext:value-type="float">
            <text:p>-4.8899369639</text:p>
          </table:table-cell>
          <table:table-cell office:value-type="float" office:value="-4.90978940860554" calcext:value-type="float">
            <text:p>-4.9097894086</text:p>
          </table:table-cell>
          <table:table-cell office:value-type="float" office:value="-4.92207297800442" calcext:value-type="float">
            <text:p>-4.922072978</text:p>
          </table:table-cell>
          <table:table-cell office:value-type="float" office:value="-4.92683012794418" calcext:value-type="float">
            <text:p>-4.9268301279</text:p>
          </table:table-cell>
          <table:table-cell office:value-type="float" office:value="-4.92425003870292" calcext:value-type="float">
            <text:p>-4.9242500387</text:p>
          </table:table-cell>
          <table:table-cell office:value-type="float" office:value="-4.91466282593067" calcext:value-type="float">
            <text:p>-4.9146628259</text:p>
          </table:table-cell>
          <table:table-cell office:value-type="float" office:value="-4.89852888663019" calcext:value-type="float">
            <text:p>-4.8985288866</text:p>
          </table:table-cell>
          <table:table-cell office:value-type="float" office:value="-4.8764231510249" calcext:value-type="float">
            <text:p>-4.876423151</text:p>
          </table:table-cell>
          <table:table-cell office:value-type="float" office:value="-4.84901448442701" calcext:value-type="float">
            <text:p>-4.8490144844</text:p>
          </table:table-cell>
          <table:table-cell office:value-type="float" office:value="-4.81704108498087" calcext:value-type="float">
            <text:p>-4.817041085</text:p>
          </table:table-cell>
          <table:table-cell office:value-type="float" office:value="-4.78128331237599" calcext:value-type="float">
            <text:p>-4.7812833124</text:p>
          </table:table-cell>
          <table:table-cell office:value-type="float" office:value="-4.74253581548551" calcext:value-type="float">
            <text:p>-4.7425358155</text:p>
          </table:table-cell>
          <table:table-cell office:value-type="float" office:value="-4.70158099864116" calcext:value-type="float">
            <text:p>-4.7015809986</text:p>
          </table:table-cell>
          <table:table-cell office:value-type="float" office:value="-4.65916573567321" calcext:value-type="float">
            <text:p>-4.6591657357</text:p>
          </table:table-cell>
          <table:table-cell office:value-type="float" office:value="-4.6159828332436" calcext:value-type="float">
            <text:p>-4.6159828332</text:p>
          </table:table-cell>
          <table:table-cell office:value-type="float" office:value="-4.57265814244913" calcext:value-type="float">
            <text:p>-4.5726581424</text:p>
          </table:table-cell>
          <table:table-cell office:value-type="float" office:value="-4.52974353609268" calcext:value-type="float">
            <text:p>-4.5297435361</text:p>
          </table:table-cell>
          <table:table-cell office:value-type="float" office:value="-4.48771533096369" calcext:value-type="float">
            <text:p>-4.487715331</text:p>
          </table:table-cell>
          <table:table-cell office:value-type="float" office:value="-4.44697724145936" calcext:value-type="float">
            <text:p>-4.4469772415</text:p>
          </table:table-cell>
          <table:table-cell office:value-type="float" office:value="-4.40786666266242" calcext:value-type="float">
            <text:p>-4.4078666627</text:p>
          </table:table-cell>
          <table:table-cell office:value-type="float" office:value="-4.37066300712307" calcext:value-type="float">
            <text:p>-4.3706630071</text:p>
          </table:table-cell>
          <table:table-cell office:value-type="float" office:value="-4.33559692503528" calcext:value-type="float">
            <text:p>-4.335596925</text:p>
          </table:table-cell>
          <table:table-cell office:value-type="float" office:value="-4.30285945944512" calcext:value-type="float">
            <text:p>-4.3028594594</text:p>
          </table:table-cell>
          <table:table-cell office:value-type="float" office:value="-4.27261045681513" calcext:value-type="float">
            <text:p>-4.2726104568</text:p>
          </table:table-cell>
          <table:table-cell office:value-type="float" office:value="-4.24498581021705" calcext:value-type="float">
            <text:p>-4.2449858102</text:p>
          </table:table-cell>
          <table:table-cell office:value-type="float" office:value="-4.22010332091192" calcext:value-type="float">
            <text:p>-4.2201033209</text:p>
          </table:table-cell>
          <table:table-cell office:value-type="float" office:value="-4.1980671110312" calcext:value-type="float">
            <text:p>-4.198067111</text:p>
          </table:table-cell>
          <table:table-cell office:value-type="float" office:value="-4.1789706111417" calcext:value-type="float">
            <text:p>-4.1789706111</text:p>
          </table:table-cell>
          <table:table-cell office:value-type="float" office:value="-4.16289819788479" calcext:value-type="float">
            <text:p>-4.1628981979</text:p>
          </table:table-cell>
          <table:table-cell office:value-type="float" office:value="-4.14992558703172" calcext:value-type="float">
            <text:p>-4.149925587</text:p>
          </table:table-cell>
          <table:table-cell office:value-type="float" office:value="-4.14011911067066" calcext:value-type="float">
            <text:p>-4.1401191107</text:p>
          </table:table-cell>
          <table:table-cell office:value-type="float" office:value="-4.13353403122232" calcext:value-type="float">
            <text:p>-4.1335340312</text:p>
          </table:table-cell>
          <table:table-cell office:value-type="float" office:value="-4.13021206962211" calcext:value-type="float">
            <text:p>-4.1302120696</text:p>
          </table:table-cell>
          <table:table-cell office:value-type="float" office:value="-4.13017834520492" calcext:value-type="float">
            <text:p>-4.1301783452</text:p>
          </table:table-cell>
          <table:table-cell office:value-type="float" office:value="-4.13343793364444" calcext:value-type="float">
            <text:p>-4.1334379336</text:p>
          </table:table-cell>
          <table:table-cell office:value-type="float" office:value="-4.13997224151149" calcext:value-type="float">
            <text:p>-4.1399722415</text:p>
          </table:table-cell>
          <table:table-cell office:value-type="float" office:value="-4.1497353708786" calcext:value-type="float">
            <text:p>-4.1497353709</text:p>
          </table:table-cell>
          <table:table-cell office:value-type="float" office:value="-4.16265060961652" calcext:value-type="float">
            <text:p>-4.1626506096</text:p>
          </table:table-cell>
          <table:table-cell office:value-type="float" office:value="-4.17860714218161" calcext:value-type="float">
            <text:p>-4.1786071422</text:p>
          </table:table-cell>
          <table:table-cell office:value-type="float" office:value="-4.19745704389891" calcext:value-type="float">
            <text:p>-4.1974570439</text:p>
          </table:table-cell>
          <table:table-cell office:value-type="float" office:value="-4.21901261087894" calcext:value-type="float">
            <text:p>-4.2190126109</text:p>
          </table:table-cell>
          <table:table-cell office:value-type="float" office:value="-4.24304409628651" calcext:value-type="float">
            <text:p>-4.2430440963</text:p>
          </table:table-cell>
          <table:table-cell office:value-type="float" office:value="-4.2692779747887" calcext:value-type="float">
            <text:p>-4.2692779748</text:p>
          </table:table-cell>
          <table:table-cell office:value-type="float" office:value="-4.29739593653882" calcext:value-type="float">
            <text:p>-4.2973959365</text:p>
          </table:table-cell>
          <table:table-cell office:value-type="float" office:value="-4.32703490818351" calcext:value-type="float">
            <text:p>-4.3270349082</text:p>
          </table:table-cell>
          <table:table-cell office:value-type="float" office:value="-4.35778849142072" calcext:value-type="float">
            <text:p>-4.3577884914</text:p>
          </table:table-cell>
          <table:table-cell office:value-type="float" office:value="-4.38921027321181" calcext:value-type="float">
            <text:p>-4.3892102732</text:p>
          </table:table-cell>
          <table:table-cell office:value-type="float" office:value="-4.42081946544646" calcext:value-type="float">
            <text:p>-4.4208194654</text:p>
          </table:table-cell>
          <table:table-cell office:value-type="float" office:value="-4.45210924654082" calcext:value-type="float">
            <text:p>-4.4521092465</text:p>
          </table:table-cell>
          <table:table-cell office:value-type="float" office:value="-4.48255798319533" calcext:value-type="float">
            <text:p>-4.4825579832</text:p>
          </table:table-cell>
          <table:table-cell office:value-type="float" office:value="-4.51164320646816" calcext:value-type="float">
            <text:p>-4.5116432065</text:p>
          </table:table-cell>
          <table:table-cell office:value-type="float" office:value="-4.53885782921992" calcext:value-type="float">
            <text:p>-4.5388578292</text:p>
          </table:table-cell>
          <table:table-cell office:value-type="float" office:value="-4.56372767958741" calcext:value-type="float">
            <text:p>-4.5637276796</text:p>
          </table:table-cell>
          <table:table-cell office:value-type="float" office:value="-4.58582906954883" calcext:value-type="float">
            <text:p>-4.5858290695</text:p>
          </table:table-cell>
          <table:table-cell office:value-type="float" office:value="-4.60480490763246" calcext:value-type="float">
            <text:p>-4.6048049076</text:p>
          </table:table-cell>
          <table:table-cell office:value-type="float" office:value="-4.62037787003602" calcext:value-type="float">
            <text:p>-4.62037787</text:p>
          </table:table-cell>
          <table:table-cell office:value-type="float" office:value="-4.63235939058521" calcext:value-type="float">
            <text:p>-4.6323593906</text:p>
          </table:table-cell>
          <table:table-cell office:value-type="float" office:value="-4.64065368499849" calcext:value-type="float">
            <text:p>-4.640653685</text:p>
          </table:table-cell>
          <table:table-cell office:value-type="float" office:value="-4.64525660427245" calcext:value-type="float">
            <text:p>-4.6452566043</text:p>
          </table:table-cell>
          <table:table-cell office:value-type="float" office:value="-4.64624970184258" calcext:value-type="float">
            <text:p>-4.6462497018</text:p>
          </table:table-cell>
          <table:table-cell office:value-type="float" office:value="-4.6437903896473" calcext:value-type="float">
            <text:p>-4.6437903896</text:p>
          </table:table-cell>
          <table:table-cell office:value-type="float" office:value="-4.63809937273941" calcext:value-type="float">
            <text:p>-4.6380993727</text:p>
          </table:table-cell>
          <table:table-cell office:value-type="float" office:value="-4.62944666315865" calcext:value-type="float">
            <text:p>-4.6294466632</text:p>
          </table:table-cell>
          <table:table-cell office:value-type="float" office:value="-4.61813740067428" calcext:value-type="float">
            <text:p>-4.6181374007</text:p>
          </table:table-cell>
          <table:table-cell office:value-type="float" office:value="-4.60449850163464" calcext:value-type="float">
            <text:p>-4.6044985016</text:p>
          </table:table-cell>
          <table:table-cell office:value-type="float" office:value="-4.5888668798567" calcext:value-type="float">
            <text:p>-4.5888668799</text:p>
          </table:table-cell>
          <table:table-cell office:value-type="float" office:value="-4.5715796916087" calcext:value-type="float">
            <text:p>-4.5715796916</text:p>
          </table:table-cell>
          <table:table-cell office:value-type="float" office:value="-4.55296679111231" calcext:value-type="float">
            <text:p>-4.5529667911</text:p>
          </table:table-cell>
          <table:table-cell office:value-type="float" office:value="-4.53334536631532" calcext:value-type="float">
            <text:p>-4.5333453663</text:p>
          </table:table-cell>
          <table:table-cell office:value-type="float" office:value="-4.51301656459749" calcext:value-type="float">
            <text:p>-4.5130165646</text:p>
          </table:table-cell>
          <table:table-cell office:value-type="float" office:value="-4.49226381208968" calcext:value-type="float">
            <text:p>-4.4922638121</text:p>
          </table:table-cell>
          <table:table-cell office:value-type="float" office:value="-4.4713524707495" calcext:value-type="float">
            <text:p>-4.4713524707</text:p>
          </table:table-cell>
          <table:table-cell office:value-type="float" office:value="-4.45053045491372" calcext:value-type="float">
            <text:p>-4.4505304549</text:p>
          </table:table-cell>
          <table:table-cell office:value-type="float" office:value="-4.43002943501427" calcext:value-type="float">
            <text:p>-4.430029435</text:p>
          </table:table-cell>
          <table:table-cell office:value-type="float" office:value="-4.41006628309953" calcext:value-type="float">
            <text:p>-4.4100662831</text:p>
          </table:table-cell>
          <table:table-cell office:value-type="float" office:value="-4.39084445709134" calcext:value-type="float">
            <text:p>-4.3908444571</text:p>
          </table:table-cell>
          <table:table-cell office:value-type="float" office:value="-4.37255507408139" calcext:value-type="float">
            <text:p>-4.3725550741</text:p>
          </table:table-cell>
          <table:table-cell office:value-type="float" office:value="-4.35537748417293" calcext:value-type="float">
            <text:p>-4.3553774842</text:p>
          </table:table-cell>
          <table:table-cell office:value-type="float" office:value="-4.3394792228057" calcext:value-type="float">
            <text:p>-4.3394792228</text:p>
          </table:table-cell>
          <table:table-cell office:value-type="float" office:value="-4.32501528853392" calcext:value-type="float">
            <text:p>-4.3250152885</text:p>
          </table:table-cell>
          <table:table-cell office:value-type="float" office:value="-4.31212676201926" calcext:value-type="float">
            <text:p>-4.312126762</text:p>
          </table:table-cell>
          <table:table-cell office:value-type="float" office:value="-4.30093884718208" calcext:value-type="float">
            <text:p>-4.3009388472</text:p>
          </table:table-cell>
          <table:table-cell office:value-type="float" office:value="-4.29155847324129" calcext:value-type="float">
            <text:p>-4.2915584732</text:p>
          </table:table-cell>
          <table:table-cell office:value-type="float" office:value="-4.28407164284811" calcext:value-type="float">
            <text:p>-4.2840716428</text:p>
          </table:table-cell>
          <table:table-cell office:value-type="float" office:value="-4.27854074314963" calcext:value-type="float">
            <text:p>-4.2785407431</text:p>
          </table:table-cell>
          <table:table-cell office:value-type="float" office:value="-4.27500205080423" calcext:value-type="float">
            <text:p>-4.2750020508</text:p>
          </table:table-cell>
          <table:table-cell office:value-type="float" office:value="-4.27346365756089" calcext:value-type="float">
            <text:p>-4.2734636576</text:p>
          </table:table-cell>
          <table:table-cell office:value-type="float" office:value="-4.27390402056744" calcext:value-type="float">
            <text:p>-4.2739040206</text:p>
          </table:table-cell>
          <table:table-cell office:value-type="float" office:value="-4.276271303369" calcext:value-type="float">
            <text:p>-4.2762713034</text:p>
          </table:table-cell>
          <table:table-cell office:value-type="float" office:value="-4.28048362328238" calcext:value-type="float">
            <text:p>-4.2804836233</text:p>
          </table:table-cell>
          <table:table-cell office:value-type="float" office:value="-4.28643026309115" calcext:value-type="float">
            <text:p>-4.2864302631</text:p>
          </table:table-cell>
          <table:table-cell office:value-type="float" office:value="-4.2939738446558" calcext:value-type="float">
            <text:p>-4.2939738447</text:p>
          </table:table-cell>
          <table:table-cell office:value-type="float" office:value="-4.30295340367085" calcext:value-type="float">
            <text:p>-4.3029534037</text:p>
          </table:table-cell>
          <table:table-cell office:value-type="float" office:value="-4.31318825223547" calcext:value-type="float">
            <text:p>-4.3131882522</text:p>
          </table:table-cell>
          <table:table-cell office:value-type="float" office:value="-4.32448247198999" calcext:value-type="float">
            <text:p>-4.324482472</text:p>
          </table:table-cell>
          <table:table-cell office:value-type="float" office:value="-4.3366298471158" calcext:value-type="float">
            <text:p>-4.3366298471</text:p>
          </table:table-cell>
          <table:table-cell office:value-type="float" office:value="-4.34941902441413" calcext:value-type="float">
            <text:p>-4.3494190244</text:p>
          </table:table-cell>
          <table:table-cell office:value-type="float" office:value="-4.36263867718775" calcext:value-type="float">
            <text:p>-4.3626386772</text:p>
          </table:table-cell>
          <table:table-cell office:value-type="float" office:value="-4.37608245053017" calcext:value-type="float">
            <text:p>-4.3760824505</text:p>
          </table:table-cell>
          <table:table-cell office:value-type="float" office:value="-4.38955347741552" calcext:value-type="float">
            <text:p>-4.3895534774</text:p>
          </table:table-cell>
          <table:table-cell office:value-type="float" office:value="-4.4028682770586" calcext:value-type="float">
            <text:p>-4.4028682771</text:p>
          </table:table-cell>
          <table:table-cell office:value-type="float" office:value="-4.41585987870444" calcext:value-type="float">
            <text:p>-4.4158598787</text:p>
          </table:table-cell>
          <table:table-cell office:value-type="float" office:value="-4.42838005438099" calcext:value-type="float">
            <text:p>-4.4283800544</text:p>
          </table:table-cell>
          <table:table-cell office:value-type="float" office:value="-4.44030059201153" calcext:value-type="float">
            <text:p>-4.440300592</text:p>
          </table:table-cell>
          <table:table-cell office:value-type="float" office:value="-4.45151359388909" calcext:value-type="float">
            <text:p>-4.4515135939</text:p>
          </table:table-cell>
          <table:table-cell office:value-type="float" office:value="-4.46193084251299" calcext:value-type="float">
            <text:p>-4.4619308425</text:p>
          </table:table-cell>
          <table:table-cell office:value-type="float" office:value="-4.47148233310373" calcext:value-type="float">
            <text:p>-4.4714823331</text:p>
          </table:table-cell>
          <table:table-cell office:value-type="float" office:value="-4.4801141260745" calcext:value-type="float">
            <text:p>-4.4801141261</text:p>
          </table:table-cell>
          <table:table-cell office:value-type="float" office:value="-4.48778571932703" calcext:value-type="float">
            <text:p>-4.4877857193</text:p>
          </table:table-cell>
          <table:table-cell office:value-type="float" office:value="-4.49446717533242" calcext:value-type="float">
            <text:p>-4.4944671753</text:p>
          </table:table-cell>
          <table:table-cell office:value-type="float" office:value="-4.50013625793105" calcext:value-type="float">
            <text:p>-4.5001362579</text:p>
          </table:table-cell>
          <table:table-cell office:value-type="float" office:value="-4.50477583567278" calcext:value-type="float">
            <text:p>-4.5047758357</text:p>
          </table:table-cell>
          <table:table-cell office:value-type="float" office:value="-4.50837179057275" calcext:value-type="float">
            <text:p>-4.5083717906</text:p>
          </table:table-cell>
          <table:table-cell office:value-type="float" office:value="-4.51091163283101" calcext:value-type="float">
            <text:p>-4.5109116328</text:p>
          </table:table-cell>
          <table:table-cell office:value-type="float" office:value="-4.51238396444457" calcext:value-type="float">
            <text:p>-4.5123839644</text:p>
          </table:table-cell>
          <table:table-cell office:value-type="float" office:value="-4.5127788603717" calcext:value-type="float">
            <text:p>-4.5127788604</text:p>
          </table:table-cell>
          <table:table-cell office:value-type="float" office:value="-4.51208914965738" calcext:value-type="float">
            <text:p>-4.5120891497</text:p>
          </table:table-cell>
          <table:table-cell office:value-type="float" office:value="-4.51031248732255" calcext:value-type="float">
            <text:p>-4.5103124873</text:p>
          </table:table-cell>
          <table:table-cell office:value-type="float" office:value="-4.50745401959274" calcext:value-type="float">
            <text:p>-4.5074540196</text:p>
          </table:table-cell>
          <table:table-cell office:value-type="float" office:value="-4.5035293703454" calcext:value-type="float">
            <text:p>-4.5035293703</text:p>
          </table:table-cell>
          <table:table-cell office:value-type="float" office:value="-4.49856762604887" calcext:value-type="float">
            <text:p>-4.498567626</text:p>
          </table:table-cell>
          <table:table-cell office:value-type="float" office:value="-4.49261397895715" calcext:value-type="float">
            <text:p>-4.492613979</text:p>
          </table:table-cell>
          <table:table-cell office:value-type="float" office:value="-4.48573170933436" calcext:value-type="float">
            <text:p>-4.4857317093</text:p>
          </table:table-cell>
          <table:table-cell office:value-type="float" office:value="-4.47800324692693" calcext:value-type="float">
            <text:p>-4.4780032469</text:p>
          </table:table-cell>
          <table:table-cell office:value-type="float" office:value="-4.46953014328304" calcext:value-type="float">
            <text:p>-4.4695301433</text:p>
          </table:table-cell>
          <table:table-cell office:value-type="float" office:value="-4.46043189758587" calcext:value-type="float">
            <text:p>-4.4604318976</text:p>
          </table:table-cell>
          <table:table-cell office:value-type="float" office:value="-4.45084369352077" calcext:value-type="float">
            <text:p>-4.4508436935</text:p>
          </table:table-cell>
          <table:table-cell office:value-type="float" office:value="-4.4409132070615" calcext:value-type="float">
            <text:p>-4.4409132071</text:p>
          </table:table-cell>
          <table:table-cell office:value-type="float" office:value="-4.43079672162374" calcext:value-type="float">
            <text:p>-4.4307967216</text:p>
          </table:table-cell>
          <table:table-cell office:value-type="float" office:value="-4.42065482991474" calcext:value-type="float">
            <text:p>-4.4206548299</text:p>
          </table:table-cell>
          <table:table-cell office:value-type="float" office:value="-4.41064800966371" calcext:value-type="float">
            <text:p>-4.4106480097</text:p>
          </table:table-cell>
          <table:table-cell office:value-type="float" office:value="-4.40093233762805" calcext:value-type="float">
            <text:p>-4.4009323376</text:p>
          </table:table-cell>
          <table:table-cell office:value-type="float" office:value="-4.39165556125929" calcext:value-type="float">
            <text:p>-4.3916555613</text:p>
          </table:table-cell>
          <table:table-cell office:value-type="float" office:value="-4.3829536901524" calcext:value-type="float">
            <text:p>-4.3829536902</text:p>
          </table:table-cell>
          <table:table-cell office:value-type="float" office:value="-4.37494820931443" calcext:value-type="float">
            <text:p>-4.3749482093</text:p>
          </table:table-cell>
          <table:table-cell office:value-type="float" office:value="-4.367743960748" calcext:value-type="float">
            <text:p>-4.3677439607</text:p>
          </table:table-cell>
          <table:table-cell office:value-type="float" office:value="-4.36142769352631" calcext:value-type="float">
            <text:p>-4.3614276935</text:p>
          </table:table-cell>
          <table:table-cell office:value-type="float" office:value="-4.35606724749214" calcext:value-type="float">
            <text:p>-4.3560672475</text:p>
          </table:table-cell>
          <table:table-cell office:value-type="float" office:value="-4.35171131189777" calcext:value-type="float">
            <text:p>-4.3517113119</text:p>
          </table:table-cell>
          <table:table-cell office:value-type="float" office:value="-4.34838968632614" calcext:value-type="float">
            <text:p>-4.3483896863</text:p>
          </table:table-cell>
          <table:table-cell office:value-type="float" office:value="-4.34611396502318" calcext:value-type="float">
            <text:p>-4.346113965</text:p>
          </table:table-cell>
          <table:table-cell office:value-type="float" office:value="-4.34487856514294" calcext:value-type="float">
            <text:p>-4.3448785651</text:p>
          </table:table-cell>
          <table:table-cell office:value-type="float" office:value="-4.34466202243493" calcext:value-type="float">
            <text:p>-4.3446620224</text:p>
          </table:table-cell>
          <table:table-cell office:value-type="float" office:value="-4.34542848305132" calcext:value-type="float">
            <text:p>-4.3454284831</text:p>
          </table:table-cell>
          <table:table-cell office:value-type="float" office:value="-4.34712932640682" calcext:value-type="float">
            <text:p>-4.3471293264</text:p>
          </table:table-cell>
          <table:table-cell office:value-type="float" office:value="-4.34970486072215" calcext:value-type="float">
            <text:p>-4.3497048607</text:p>
          </table:table-cell>
          <table:table-cell office:value-type="float" office:value="-4.35308603979013" calcext:value-type="float">
            <text:p>-4.3530860398</text:p>
          </table:table-cell>
          <table:table-cell office:value-type="float" office:value="-4.35719615650536" calcext:value-type="float">
            <text:p>-4.3571961565</text:p>
          </table:table-cell>
          <table:table-cell office:value-type="float" office:value="-4.36195247589663" calcext:value-type="float">
            <text:p>-4.3619524759</text:p>
          </table:table-cell>
          <table:table-cell office:value-type="float" office:value="-4.36726777785093" calcext:value-type="float">
            <text:p>-4.3672677779</text:p>
          </table:table-cell>
          <table:table-cell office:value-type="float" office:value="-4.37305178745769" calcext:value-type="float">
            <text:p>-4.3730517875</text:p>
          </table:table-cell>
          <table:table-cell office:value-type="float" office:value="-4.37921247888418" calcext:value-type="float">
            <text:p>-4.3792124789</text:p>
          </table:table-cell>
          <table:table-cell office:value-type="float" office:value="-4.38565724672213" calcext:value-type="float">
            <text:p>-4.3856572467</text:p>
          </table:table-cell>
          <table:table-cell office:value-type="float" office:value="-4.39229394653799" calcext:value-type="float">
            <text:p>-4.3922939465</text:p>
          </table:table-cell>
          <table:table-cell office:value-type="float" office:value="-4.39903181350051" calcext:value-type="float">
            <text:p>-4.3990318135</text:p>
          </table:table-cell>
          <table:table-cell office:value-type="float" office:value="-4.40578227400958" calcext:value-type="float">
            <text:p>-4.405782274</text:p>
          </table:table-cell>
          <table:table-cell office:value-type="float" office:value="-4.41245966972304" calcext:value-type="float">
            <text:p>-4.4124596697</text:p>
          </table:table-cell>
          <table:table-cell office:value-type="float" office:value="-4.41898191589347" calcext:value-type="float">
            <text:p>-4.4189819159</text:p>
          </table:table-cell>
          <table:table-cell office:value-type="float" office:value="-4.42527111618277" calcext:value-type="float">
            <text:p>-4.4252711162</text:p>
          </table:table-cell>
          <table:table-cell office:value-type="float" office:value="-4.43125415401368" calcext:value-type="float">
            <text:p>-4.431254154</text:p>
          </table:table-cell>
          <table:table-cell office:value-type="float" office:value="-4.43686327618156" calcext:value-type="float">
            <text:p>-4.4368632762</text:p>
          </table:table-cell>
          <table:table-cell office:value-type="float" office:value="-4.44203667817484" calcext:value-type="float">
            <text:p>-4.4420366782</text:p>
          </table:table-cell>
          <table:table-cell office:value-type="float" office:value="-4.44671909305579" calcext:value-type="float">
            <text:p>-4.4467190931</text:p>
          </table:table-cell>
          <table:table-cell office:value-type="float" office:value="-4.45086237748624" calcext:value-type="float">
            <text:p>-4.4508623775</text:p>
          </table:table-cell>
          <table:table-cell office:value-type="float" office:value="-4.4544260804146" calcext:value-type="float">
            <text:p>-4.4544260804</text:p>
          </table:table-cell>
          <table:table-cell office:value-type="float" office:value="-4.45737797285633" calcext:value-type="float">
            <text:p>-4.4573779729</text:p>
          </table:table-cell>
          <table:table-cell office:value-type="float" office:value="-4.45969451186683" calcext:value-type="float">
            <text:p>-4.4596945119</text:p>
          </table:table-cell>
          <table:table-cell office:value-type="float" office:value="-4.46136120880102" calcext:value-type="float">
            <text:p>-4.4613612088</text:p>
          </table:table-cell>
          <table:table-cell office:value-type="float" office:value="-4.46237287162355" calcext:value-type="float">
            <text:p>-4.4623728716</text:p>
          </table:table-cell>
          <table:table-cell office:value-type="float" office:value="-4.46273369353449" calcext:value-type="float">
            <text:p>-4.4627336935</text:p>
          </table:table-cell>
          <table:table-cell office:value-type="float" office:value="-4.46245716527458" calcext:value-type="float">
            <text:p>-4.4624571653</text:p>
          </table:table-cell>
          <table:table-cell office:value-type="float" office:value="-4.46156579586431" calcext:value-type="float">
            <text:p>-4.4615657959</text:p>
          </table:table-cell>
          <table:table-cell office:value-type="float" office:value="-4.4600906355238" calcext:value-type="float">
            <text:p>-4.4600906355</text:p>
          </table:table-cell>
          <table:table-cell office:value-type="float" office:value="-4.45807060455702" calcext:value-type="float">
            <text:p>-4.4580706046</text:p>
          </table:table-cell>
          <table:table-cell office:value-type="float" office:value="-4.45555164202104" calcext:value-type="float">
            <text:p>-4.455551642</text:p>
          </table:table-cell>
          <table:table-cell office:value-type="float" office:value="-4.45258569762354" calcext:value-type="float">
            <text:p>-4.4525856976</text:p>
          </table:table-cell>
          <table:table-cell office:value-type="float" office:value="-4.44922959848144" calcext:value-type="float">
            <text:p>-4.4492295985</text:p>
          </table:table-cell>
          <table:table-cell office:value-type="float" office:value="-4.44554382875544" calcext:value-type="float">
            <text:p>-4.4455438288</text:p>
          </table:table-cell>
          <table:table-cell office:value-type="float" office:value="-4.44159126432165" calcext:value-type="float">
            <text:p>-4.4415912643</text:p>
          </table:table-cell>
          <table:table-cell office:value-type="float" office:value="-4.43743590627167" calcext:value-type="float">
            <text:p>-4.4374359063</text:p>
          </table:table-cell>
          <table:table-cell office:value-type="float" office:value="-4.43314165619082" calcext:value-type="float">
            <text:p>-4.4331416562</text:p>
          </table:table-cell>
          <table:table-cell office:value-type="float" office:value="-4.42877117293937" calcext:value-type="float">
            <text:p>-4.4287711729</text:p>
          </table:table-cell>
          <table:table-cell office:value-type="float" office:value="-4.42438484537933" calcext:value-type="float">
            <text:p>-4.4243848454</text:p>
          </table:table-cell>
          <table:table-cell office:value-type="float" office:value="-4.42003990852436" calcext:value-type="float">
            <text:p>-4.4200399085</text:p>
          </table:table-cell>
          <table:table-cell office:value-type="float" office:value="-4.41578972244628" calcext:value-type="float">
            <text:p>-4.4157897224</text:p>
          </table:table-cell>
          <table:table-cell office:value-type="float" office:value="-4.41168322445536" calcext:value-type="float">
            <text:p>-4.4116832245</text:p>
          </table:table-cell>
          <table:table-cell office:value-type="float" office:value="-4.40776455611443" calcext:value-type="float">
            <text:p>-4.4077645561</text:p>
          </table:table-cell>
          <table:table-cell office:value-type="float" office:value="-4.40407285804135" calcext:value-type="float">
            <text:p>-4.404072858</text:p>
          </table:table-cell>
          <table:table-cell office:value-type="float" office:value="-4.40064221767892" calcext:value-type="float">
            <text:p>-4.4006422177</text:p>
          </table:table-cell>
          <table:table-cell office:value-type="float" office:value="-4.39750174862536" calcext:value-type="float">
            <text:p>-4.3975017486</text:p>
          </table:table-cell>
          <table:table-cell office:value-type="float" office:value="-4.39467577507745" calcext:value-type="float">
            <text:p>-4.3946757751</text:p>
          </table:table-cell>
          <table:table-cell office:value-type="float" office:value="-4.392184091655" calcext:value-type="float">
            <text:p>-4.3921840917</text:p>
          </table:table-cell>
          <table:table-cell office:value-type="float" office:value="-4.39004226750122" calcext:value-type="float">
            <text:p>-4.3900422675</text:p>
          </table:table-cell>
          <table:table-cell office:value-type="float" office:value="-4.38826196413348" calcext:value-type="float">
            <text:p>-4.3882619641</text:p>
          </table:table-cell>
          <table:table-cell office:value-type="float" office:value="-4.38685123898846" calcext:value-type="float">
            <text:p>-4.386851239</text:p>
          </table:table-cell>
          <table:table-cell office:value-type="float" office:value="-4.38581481079448" calcext:value-type="float">
            <text:p>-4.3858148108</text:p>
          </table:table-cell>
          <table:table-cell office:value-type="float" office:value="-4.38515426852993" calcext:value-type="float">
            <text:p>-4.3851542685</text:p>
          </table:table-cell>
          <table:table-cell office:value-type="float" office:value="-4.38486821241828" calcext:value-type="float">
            <text:p>-4.3848682124</text:p>
          </table:table-cell>
          <table:table-cell office:value-type="float" office:value="-4.38495232271715" calcext:value-type="float">
            <text:p>-4.3849523227</text:p>
          </table:table-cell>
          <table:table-cell office:value-type="float" office:value="-4.38539935948104" calcext:value-type="float">
            <text:p>-4.3853993595</text:p>
          </table:table-cell>
          <table:table-cell office:value-type="float" office:value="-4.38619910350706" calcext:value-type="float">
            <text:p>-4.3861991035</text:p>
          </table:table-cell>
          <table:table-cell office:value-type="float" office:value="-4.38733825483471" calcext:value-type="float">
            <text:p>-4.3873382548</text:p>
          </table:table-cell>
          <table:table-cell office:value-type="float" office:value="-4.38880031004071" calcext:value-type="float">
            <text:p>-4.38880031</text:p>
          </table:table-cell>
          <table:table-cell office:value-type="float" office:value="-4.39056544284209" calcext:value-type="float">
            <text:p>-4.3905654428</text:p>
          </table:table-cell>
          <table:table-cell office:value-type="float" office:value="-4.39261041397626" calcext:value-type="float">
            <text:p>-4.392610414</text:p>
          </table:table-cell>
          <table:table-cell office:value-type="float" office:value="-4.39490853590922" calcext:value-type="float">
            <text:p>-4.3949085359</text:p>
          </table:table-cell>
          <table:table-cell office:value-type="float" office:value="-4.39742971565813" calcext:value-type="float">
            <text:p>-4.3974297157</text:p>
          </table:table-cell>
          <table:table-cell office:value-type="float" office:value="-4.40014059508533" calcext:value-type="float">
            <text:p>-4.4001405951</text:p>
          </table:table-cell>
          <table:table-cell office:value-type="float" office:value="-4.40300480266742" calcext:value-type="float">
            <text:p>-4.4030048027</text:p>
          </table:table-cell>
          <table:table-cell office:value-type="float" office:value="-4.40598332431264" calcext:value-type="float">
            <text:p>-4.4059833243</text:p>
          </table:table-cell>
          <table:table-cell office:value-type="float" office:value="-4.40903499367946" calcext:value-type="float">
            <text:p>-4.4090349937</text:p>
          </table:table-cell>
          <table:table-cell office:value-type="float" office:value="-4.41211709508102" calcext:value-type="float">
            <text:p>-4.4121170951</text:p>
          </table:table-cell>
          <table:table-cell office:value-type="float" office:value="-4.4151860648723" calcext:value-type="float">
            <text:p>-4.4151860649</text:p>
          </table:table-cell>
          <table:table-cell office:value-type="float" office:value="-4.41819827069449" calcext:value-type="float">
            <text:p>-4.4181982707</text:p>
          </table:table-cell>
          <table:table-cell office:value-type="float" office:value="-4.42111084247489" calcext:value-type="float">
            <text:p>-4.4211108425</text:p>
          </table:table-cell>
          <table:table-cell office:value-type="float" office:value="-4.42388252504725" calcext:value-type="float">
            <text:p>-4.423882525</text:p>
          </table:table-cell>
          <table:table-cell office:value-type="float" office:value="-4.42647451995827" calcext:value-type="float">
            <text:p>-4.42647452</text:p>
          </table:table-cell>
          <table:table-cell office:value-type="float" office:value="-4.42885128361052" calcext:value-type="float">
            <text:p>-4.4288512836</text:p>
          </table:table-cell>
          <table:table-cell office:value-type="float" office:value="-4.43098125044829" calcext:value-type="float">
            <text:p>-4.4309812504</text:p>
          </table:table-cell>
          <table:table-cell office:value-type="float" office:value="-4.43283745331077" calcext:value-type="float">
            <text:p>-4.4328374533</text:p>
          </table:table-cell>
          <table:table-cell office:value-type="float" office:value="-4.43439801811286" calcext:value-type="float">
            <text:p>-4.4343980181</text:p>
          </table:table-cell>
          <table:table-cell office:value-type="float" office:value="-4.43564651632471" calcext:value-type="float">
            <text:p>-4.4356465163</text:p>
          </table:table-cell>
          <table:table-cell office:value-type="float" office:value="-4.43657216584426" calcext:value-type="float">
            <text:p>-4.4365721658</text:p>
          </table:table-cell>
          <table:table-cell office:value-type="float" office:value="-4.43716987826858" calcext:value-type="float">
            <text:p>-4.4371698783</text:p>
          </table:table-cell>
          <table:table-cell office:value-type="float" office:value="-4.43744015776307" calcext:value-type="float">
            <text:p>-4.4374401578</text:p>
          </table:table-cell>
          <table:table-cell office:value-type="float" office:value="-4.43738886322828" calcext:value-type="float">
            <text:p>-4.4373888632</text:p>
          </table:table-cell>
          <table:table-cell office:value-type="float" office:value="-4.43702685084977" calcext:value-type="float">
            <text:p>-4.4370268508</text:p>
          </table:table-cell>
          <table:table-cell office:value-type="float" office:value="-4.43636951814083" calcext:value-type="float">
            <text:p>-4.4363695181</text:p>
          </table:table-cell>
          <table:table-cell office:value-type="float" office:value="-4.43543627307094" calcext:value-type="float">
            <text:p>-4.4354362731</text:p>
          </table:table-cell>
          <table:table-cell office:value-type="float" office:value="-4.43424995276855" calcext:value-type="float">
            <text:p>-4.4342499528</text:p>
          </table:table-cell>
          <table:table-cell office:value-type="float" office:value="-4.43283621575875" calcext:value-type="float">
            <text:p>-4.4328362158</text:p>
          </table:table-cell>
          <table:table-cell office:value-type="float" office:value="-4.43122292983381" calcext:value-type="float">
            <text:p>-4.4312229298</text:p>
          </table:table-cell>
          <table:table-cell office:value-type="float" office:value="-4.42943957480776" calcext:value-type="float">
            <text:p>-4.4294395748</text:p>
          </table:table-cell>
          <table:table-cell office:value-type="float" office:value="-4.42751667581646" calcext:value-type="float">
            <text:p>-4.4275166758</text:p>
          </table:table-cell>
          <table:table-cell office:value-type="float" office:value="-4.42548527883479" calcext:value-type="float">
            <text:p>-4.4254852788</text:p>
          </table:table-cell>
          <table:table-cell office:value-type="float" office:value="-4.42337647600742" calcext:value-type="float">
            <text:p>-4.423376476</text:p>
          </table:table-cell>
          <table:table-cell office:value-type="float" office:value="-4.42122098446149" calcext:value-type="float">
            <text:p>-4.4212209845</text:p>
          </table:table-cell>
          <table:table-cell office:value-type="float" office:value="-4.41904877880212" calcext:value-type="float">
            <text:p>-4.4190487788</text:p>
          </table:table-cell>
          <table:table-cell office:value-type="float" office:value="-4.41688877457403" calcext:value-type="float">
            <text:p>-4.4168887746</text:p>
          </table:table-cell>
          <table:table-cell office:value-type="float" office:value="-4.41476855781626" calcext:value-type="float">
            <text:p>-4.4147685578</text:p>
          </table:table-cell>
          <table:table-cell office:value-type="float" office:value="-4.41271415443363" calcext:value-type="float">
            <text:p>-4.4127141544</text:p>
          </table:table-cell>
          <table:table-cell office:value-type="float" office:value="-4.41074983252547" calcext:value-type="float">
            <text:p>-4.4107498325</text:p>
          </table:table-cell>
          <table:table-cell office:value-type="float" office:value="-4.4088979309537" calcext:value-type="float">
            <text:p>-4.408897931</text:p>
          </table:table-cell>
          <table:table-cell office:value-type="float" office:value="-4.40717870823307" calcext:value-type="float">
            <text:p>-4.4071787082</text:p>
          </table:table-cell>
          <table:table-cell office:value-type="float" office:value="-4.40561020714736" calcext:value-type="float">
            <text:p>-4.4056102071</text:p>
          </table:table-cell>
          <table:table-cell office:value-type="float" office:value="-4.40420813216692" calcext:value-type="float">
            <text:p>-4.4042081322</text:p>
          </table:table-cell>
          <table:table-cell office:value-type="float" office:value="-4.40298573860431" calcext:value-type="float">
            <text:p>-4.4029857386</text:p>
          </table:table-cell>
          <table:table-cell office:value-type="float" office:value="-4.4019537342962" calcext:value-type="float">
            <text:p>-4.4019537343</text:p>
          </table:table-cell>
          <table:table-cell office:value-type="float" office:value="-4.40112019630844" calcext:value-type="float">
            <text:p>-4.4011201963</text:p>
          </table:table-cell>
          <table:table-cell office:value-type="float" office:value="-4.40049050651983" calcext:value-type="float">
            <text:p>-4.4004905065</text:p>
          </table:table-cell>
          <table:table-cell office:value-type="float" office:value="-4.40006731090196" calcext:value-type="float">
            <text:p>-4.4000673109</text:p>
          </table:table-cell>
          <table:table-cell office:value-type="float" office:value="-4.39985050773675" calcext:value-type="float">
            <text:p>-4.3998505077</text:p>
          </table:table-cell>
          <table:table-cell office:value-type="float" office:value="-4.39983726990795" calcext:value-type="float">
            <text:p>-4.3998372699</text:p>
          </table:table-cell>
          <table:table-cell office:value-type="float" office:value="-4.40002210574523" calcext:value-type="float">
            <text:p>-4.4000221057</text:p>
          </table:table-cell>
          <table:table-cell office:value-type="float" office:value="-4.40039696176441" calcext:value-type="float">
            <text:p>-4.4003969618</text:p>
          </table:table-cell>
          <table:table-cell office:value-type="float" office:value="-4.40095136910356" calcext:value-type="float">
            <text:p>-4.4009513691</text:p>
          </table:table-cell>
          <table:table-cell office:value-type="float" office:value="-4.40167263362045" calcext:value-type="float">
            <text:p>-4.4016726336</text:p>
          </table:table-cell>
          <table:table-cell office:value-type="float" office:value="-4.40254606763604" calcext:value-type="float">
            <text:p>-4.4025460676</text:p>
          </table:table-cell>
          <table:table-cell office:value-type="float" office:value="-4.40355525930067" calcext:value-type="float">
            <text:p>-4.4035552593</text:p>
          </table:table-cell>
          <table:table-cell office:value-type="float" office:value="-4.40468237369934" calcext:value-type="float">
            <text:p>-4.4046823737</text:p>
          </table:table-cell>
          <table:table-cell office:value-type="float" office:value="-4.40590847817622" calcext:value-type="float">
            <text:p>-4.4059084782</text:p>
          </table:table-cell>
          <table:table-cell office:value-type="float" office:value="-4.4072138831186" calcext:value-type="float">
            <text:p>-4.4072138831</text:p>
          </table:table-cell>
          <table:table-cell office:value-type="float" office:value="-4.40857848862166" calcext:value-type="float">
            <text:p>-4.4085784886</text:p>
          </table:table-cell>
          <table:table-cell office:value-type="float" office:value="-4.40998212714253" calcext:value-type="float">
            <text:p>-4.4099821271</text:p>
          </table:table-cell>
          <table:table-cell office:value-type="float" office:value="-4.41140489245854" calcext:value-type="float">
            <text:p>-4.4114048925</text:p>
          </table:table-cell>
          <table:table-cell office:value-type="float" office:value="-4.41282744595345" calcext:value-type="float">
            <text:p>-4.412827446</text:p>
          </table:table-cell>
          <table:table-cell office:value-type="float" office:value="-4.41423129241832" calcext:value-type="float">
            <text:p>-4.4142312924</text:p>
          </table:table-cell>
          <table:table-cell office:value-type="float" office:value="-4.41559901911685" calcext:value-type="float">
            <text:p>-4.4155990191</text:p>
          </table:table-cell>
          <table:table-cell office:value-type="float" office:value="-4.41691449370638" calcext:value-type="float">
            <text:p>-4.4169144937</text:p>
          </table:table-cell>
          <table:table-cell office:value-type="float" office:value="-4.41816301864325" calcext:value-type="float">
            <text:p>-4.4181630186</text:p>
          </table:table-cell>
          <table:table-cell office:value-type="float" office:value="-4.41933144177948" calcext:value-type="float">
            <text:p>-4.4193314418</text:p>
          </table:table-cell>
          <table:table-cell office:value-type="float" office:value="-4.42040822488583" calcext:value-type="float">
            <text:p>-4.4204082249</text:p>
          </table:table-cell>
          <table:table-cell office:value-type="float" office:value="-4.42138347365463" calcext:value-type="float">
            <text:p>-4.4213834737</text:p>
          </table:table-cell>
          <table:table-cell office:value-type="float" office:value="-4.42224893427042" calcext:value-type="float">
            <text:p>-4.4222489343</text:p>
          </table:table-cell>
          <table:table-cell office:value-type="float" office:value="-4.42299796276694" calcext:value-type="float">
            <text:p>-4.4229979628</text:p>
          </table:table-cell>
          <table:table-cell office:value-type="float" office:value="-4.42362547407003" calcext:value-type="float">
            <text:p>-4.4236254741</text:p>
          </table:table-cell>
          <table:table-cell office:value-type="float" office:value="-4.42412787781113" calcext:value-type="float">
            <text:p>-4.4241278778</text:p>
          </table:table-cell>
          <table:table-cell office:value-type="float" office:value="-4.42450300769081" calcext:value-type="float">
            <text:p>-4.4245030077</text:p>
          </table:table-cell>
          <table:table-cell office:value-type="float" office:value="-4.42475005039827" calcext:value-type="float">
            <text:p>-4.4247500504</text:p>
          </table:table-cell>
          <table:table-cell office:value-type="float" office:value="-4.42486947893785" calcext:value-type="float">
            <text:p>-4.4248694789</text:p>
          </table:table-cell>
          <table:table-cell office:value-type="float" office:value="-4.42486299373155" calcext:value-type="float">
            <text:p>-4.4248629937</text:p>
          </table:table-cell>
          <table:table-cell office:value-type="float" office:value="-4.42473347322548" calcext:value-type="float">
            <text:p>-4.4247334732</text:p>
          </table:table-cell>
          <table:table-cell office:value-type="float" office:value="-4.42448493400945" calcext:value-type="float">
            <text:p>-4.424484934</text:p>
          </table:table-cell>
          <table:table-cell office:value-type="float" office:value="-4.42412249882055" calcext:value-type="float">
            <text:p>-4.4241224988</text:p>
          </table:table-cell>
          <table:table-cell office:value-type="float" office:value="-4.42365236937278" calcext:value-type="float">
            <text:p>-4.4236523694</text:p>
          </table:table-cell>
          <table:table-cell office:value-type="float" office:value="-4.4230817998402" calcext:value-type="float">
            <text:p>-4.4230817998</text:p>
          </table:table-cell>
          <table:table-cell office:value-type="float" office:value="-4.42241906608913" calcext:value-type="float">
            <text:p>-4.4224190661</text:p>
          </table:table-cell>
          <table:table-cell office:value-type="float" office:value="-4.42167342550768" calcext:value-type="float">
            <text:p>-4.4216734255</text:p>
          </table:table-cell>
          <table:table-cell office:value-type="float" office:value="-4.42085506247468" calcext:value-type="float">
            <text:p>-4.4208550625</text:p>
          </table:table-cell>
          <table:table-cell office:value-type="float" office:value="-4.41997501516853" calcext:value-type="float">
            <text:p>-4.4199750152</text:p>
          </table:table-cell>
          <table:table-cell office:value-type="float" office:value="-4.41904508046294" calcext:value-type="float">
            <text:p>-4.4190450805</text:p>
          </table:table-cell>
          <table:table-cell office:value-type="float" office:value="-4.41807769501138" calcext:value-type="float">
            <text:p>-4.418077695</text:p>
          </table:table-cell>
          <table:table-cell office:value-type="float" office:value="-4.41708579216624" calcext:value-type="float">
            <text:p>-4.4170857922</text:p>
          </table:table-cell>
          <table:table-cell office:value-type="float" office:value="-4.41608263601072" calcext:value-type="float">
            <text:p>-4.416082636</text:p>
          </table:table-cell>
          <table:table-cell office:value-type="float" office:value="-4.41508163535791" calcext:value-type="float">
            <text:p>-4.4150816354</text:p>
          </table:table-cell>
          <table:table-cell office:value-type="float" office:value="-4.41409614199289" calcext:value-type="float">
            <text:p>-4.414096142</text:p>
          </table:table-cell>
          <table:table-cell office:value-type="float" office:value="-4.41313923860084" calcext:value-type="float">
            <text:p>-4.4131392386</text:p>
          </table:table-cell>
          <table:table-cell office:value-type="float" office:value="-4.41222352266184" calcext:value-type="float">
            <text:p>-4.4122235227</text:p>
          </table:table-cell>
          <table:table-cell office:value-type="float" office:value="-4.41136089306263" calcext:value-type="float">
            <text:p>-4.4113608931</text:p>
          </table:table-cell>
          <table:table-cell office:value-type="float" office:value="-4.41056234625827" calcext:value-type="float">
            <text:p>-4.4105623463</text:p>
          </table:table-cell>
          <table:table-cell office:value-type="float" office:value="-4.40983778852687" calcext:value-type="float">
            <text:p>-4.4098377885</text:p>
          </table:table-cell>
          <table:table-cell office:value-type="float" office:value="-4.40919587023866" calcext:value-type="float">
            <text:p>-4.4091958702</text:p>
          </table:table-cell>
          <table:table-cell office:value-type="float" office:value="-4.40864384715288" calcext:value-type="float">
            <text:p>-4.4086438472</text:p>
          </table:table-cell>
          <table:table-cell office:value-type="float" office:value="-4.40818747264446" calcext:value-type="float">
            <text:p>-4.4081874726</text:p>
          </table:table-cell>
          <table:table-cell office:value-type="float" office:value="-4.4078309235019" calcext:value-type="float">
            <text:p>-4.4078309235</text:p>
          </table:table-cell>
          <table:table-cell office:value-type="float" office:value="-4.40757676063789" calcext:value-type="float">
            <text:p>-4.4075767606</text:p>
          </table:table-cell>
          <table:table-cell office:value-type="float" office:value="-4.40742592473996" calcext:value-type="float">
            <text:p>-4.4074259247</text:p>
          </table:table-cell>
          <table:table-cell office:value-type="float" office:value="-4.40737776567454" calcext:value-type="float">
            <text:p>-4.4073777657</text:p>
          </table:table-cell>
          <table:table-cell office:value-type="float" office:value="-4.40743010336654" calcext:value-type="float">
            <text:p>-4.4074301034</text:p>
          </table:table-cell>
          <table:table-cell office:value-type="float" office:value="-4.40757931695367" calcext:value-type="float">
            <text:p>-4.407579317</text:p>
          </table:table-cell>
          <table:table-cell office:value-type="float" office:value="-4.40782045831239" calcext:value-type="float">
            <text:p>-4.4078204583</text:p>
          </table:table-cell>
          <table:table-cell office:value-type="float" office:value="-4.40814738555217" calcext:value-type="float">
            <text:p>-4.4081473856</text:p>
          </table:table-cell>
          <table:table-cell office:value-type="float" office:value="-4.40855291181697" calcext:value-type="float">
            <text:p>-4.4085529118</text:p>
          </table:table-cell>
          <table:table-cell office:value-type="float" office:value="-4.40902896467441" calcext:value-type="float">
            <text:p>-4.4090289647</text:p>
          </table:table-cell>
          <table:table-cell office:value-type="float" office:value="-4.40956675153117" calcext:value-type="float">
            <text:p>-4.4095667515</text:p>
          </table:table-cell>
          <table:table-cell office:value-type="float" office:value="-4.41015692682934" calcext:value-type="float">
            <text:p>-4.4101569268</text:p>
          </table:table-cell>
          <table:table-cell office:value-type="float" office:value="-4.41078975724131" calcext:value-type="float">
            <text:p>-4.4107897572</text:p>
          </table:table-cell>
          <table:table-cell office:value-type="float" office:value="-4.41145528164371" calcext:value-type="float">
            <text:p>-4.4114552816</text:p>
          </table:table-cell>
          <table:table-cell office:value-type="float" office:value="-4.4121434632677" calcext:value-type="float">
            <text:p>-4.4121434633</text:p>
          </table:table-cell>
          <table:table-cell office:value-type="float" office:value="-4.41284433207458" calcext:value-type="float">
            <text:p>-4.4128443321</text:p>
          </table:table-cell>
          <table:table-cell office:value-type="float" office:value="-4.41354811601412" calcext:value-type="float">
            <text:p>-4.413548116</text:p>
          </table:table-cell>
          <table:table-cell office:value-type="float" office:value="-4.41424536041047" calcext:value-type="float">
            <text:p>-4.4142453604</text:p>
          </table:table-cell>
          <table:table-cell office:value-type="float" office:value="-4.4149270351955" calcext:value-type="float">
            <text:p>-4.4149270352</text:p>
          </table:table-cell>
          <table:table-cell office:value-type="float" office:value="-4.41558463010847" calcext:value-type="float">
            <text:p>-4.4155846301</text:p>
          </table:table-cell>
          <table:table-cell office:value-type="float" office:value="-4.41621023825177" calcext:value-type="float">
            <text:p>-4.4162102383</text:p>
          </table:table-cell>
          <table:table-cell office:value-type="float" office:value="-4.41679662855757" calcext:value-type="float">
            <text:p>-4.4167966286</text:p>
          </table:table-cell>
          <table:table-cell office:value-type="float" office:value="-4.41733730776685" calcext:value-type="float">
            <text:p>-4.4173373078</text:p>
          </table:table-cell>
          <table:table-cell office:value-type="float" office:value="-4.41782657248562" calcext:value-type="float">
            <text:p>-4.4178265725</text:p>
          </table:table-cell>
          <table:table-cell office:value-type="float" office:value="-4.41825955175397" calcext:value-type="float">
            <text:p>-4.4182595518</text:p>
          </table:table-cell>
          <table:table-cell office:value-type="float" office:value="-4.41863224040491" calcext:value-type="float">
            <text:p>-4.4186322404</text:p>
          </table:table-cell>
          <table:table-cell office:value-type="float" office:value="-4.41894152328881" calcext:value-type="float">
            <text:p>-4.4189415233</text:p>
          </table:table-cell>
          <table:table-cell office:value-type="float" office:value="-4.41918519025456" calcext:value-type="float">
            <text:p>-4.4191851903</text:p>
          </table:table-cell>
          <table:table-cell office:value-type="float" office:value="-4.41936194162276" calcext:value-type="float">
            <text:p>-4.4193619416</text:p>
          </table:table-cell>
          <table:table-cell office:value-type="float" office:value="-4.41947138378065" calcext:value-type="float">
            <text:p>-4.4194713838</text:p>
          </table:table-cell>
          <table:table-cell office:value-type="float" office:value="-4.41951401449033" calcext:value-type="float">
            <text:p>-4.4195140145</text:p>
          </table:table-cell>
          <table:table-cell office:value-type="float" office:value="-4.41949119754859" calcext:value-type="float">
            <text:p>-4.4194911975</text:p>
          </table:table-cell>
          <table:table-cell office:value-type="float" office:value="-4.41940512655268" calcext:value-type="float">
            <text:p>-4.4194051266</text:p>
          </table:table-cell>
          <table:table-cell office:value-type="float" office:value="-4.41925877774439" calcext:value-type="float">
            <text:p>-4.4192587777</text:p>
          </table:table-cell>
          <table:table-cell office:value-type="float" office:value="-4.41905585212942" calcext:value-type="float">
            <text:p>-4.4190558521</text:p>
          </table:table-cell>
          <table:table-cell office:value-type="float" office:value="-4.41880070743863" calcext:value-type="float">
            <text:p>-4.4188007074</text:p>
          </table:table-cell>
          <table:table-cell office:value-type="float" office:value="-4.41849828077206" calcext:value-type="float">
            <text:p>-4.4184982808</text:p>
          </table:table-cell>
          <table:table-cell office:value-type="float" office:value="-4.41815400315792" calcext:value-type="float">
            <text:p>-4.4181540032</text:p>
          </table:table-cell>
          <table:table-cell office:value-type="float" office:value="-4.41777370754981" calcext:value-type="float">
            <text:p>-4.4177737075</text:p>
          </table:table-cell>
          <table:table-cell office:value-type="float" office:value="-4.41736353206735" calcext:value-type="float">
            <text:p>-4.4173635321</text:p>
          </table:table-cell>
          <table:table-cell office:value-type="float" office:value="-4.41692982049888" calcext:value-type="float">
            <text:p>-4.4169298205</text:p>
          </table:table-cell>
          <table:table-cell office:value-type="float" office:value="-4.41647902221064" calcext:value-type="float">
            <text:p>-4.4164790222</text:p>
          </table:table-cell>
          <table:table-cell office:value-type="float" office:value="-4.41601759364954" calcext:value-type="float">
            <text:p>-4.4160175936</text:p>
          </table:table-cell>
          <table:table-cell office:value-type="float" office:value="-4.41555190356833" calcext:value-type="float">
            <text:p>-4.4155519036</text:p>
          </table:table-cell>
          <table:table-cell office:value-type="float" office:value="-4.41508814395894" calcext:value-type="float">
            <text:p>-4.415088144</text:p>
          </table:table-cell>
          <table:table-cell office:value-type="float" office:value="-4.41463224843426" calcext:value-type="float">
            <text:p>-4.4146322484</text:p>
          </table:table-cell>
          <table:table-cell office:value-type="float" office:value="-4.41418981950888" calcext:value-type="float">
            <text:p>-4.4141898195</text:p>
          </table:table-cell>
          <table:table-cell office:value-type="float" office:value="-4.41376606584751" calcext:value-type="float">
            <text:p>-4.4137660658</text:p>
          </table:table-cell>
          <table:table-cell office:value-type="float" office:value="-4.41336575017124" calcext:value-type="float">
            <text:p>-4.4133657502</text:p>
          </table:table-cell>
          <table:table-cell office:value-type="float" office:value="-4.41299314808762" calcext:value-type="float">
            <text:p>-4.4129931481</text:p>
          </table:table-cell>
          <table:table-cell office:value-type="float" office:value="-4.41265201772608" calcext:value-type="float">
            <text:p>-4.4126520177</text:p>
          </table:table-cell>
          <table:table-cell office:value-type="float" office:value="-4.41234557968376" calcext:value-type="float">
            <text:p>-4.4123455797</text:p>
          </table:table-cell>
          <table:table-cell office:value-type="float" office:value="-4.41207650648161" calcext:value-type="float">
            <text:p>-4.4120765065</text:p>
          </table:table-cell>
          <table:table-cell office:value-type="float" office:value="-4.41184692047847" calcext:value-type="float">
            <text:p>-4.4118469205</text:p>
          </table:table-cell>
          <table:table-cell office:value-type="float" office:value="-4.41165839902898" calcext:value-type="float">
            <text:p>-4.411658399</text:p>
          </table:table-cell>
          <table:table-cell office:value-type="float" office:value="-4.41151198558479" calcext:value-type="float">
            <text:p>-4.4115119856</text:p>
          </table:table-cell>
          <table:table-cell office:value-type="float" office:value="-4.41140820544277" calcext:value-type="float">
            <text:p>-4.4114082054</text:p>
          </table:table-cell>
          <table:table-cell office:value-type="float" office:value="-4.41134708492647" calcext:value-type="float">
            <text:p>-4.4113470849</text:p>
          </table:table-cell>
          <table:table-cell office:value-type="float" office:value="-4.41132817293846" calcext:value-type="float">
            <text:p>-4.4113281729</text:p>
          </table:table-cell>
          <table:table-cell office:value-type="float" office:value="-4.41135056403074" calcext:value-type="float">
            <text:p>-4.411350564</text:p>
          </table:table-cell>
          <table:table-cell office:value-type="float" office:value="-4.41141292238165" calcext:value-type="float">
            <text:p>-4.4114129224</text:p>
          </table:table-cell>
          <table:table-cell office:value-type="float" office:value="-4.41151350633878" calcext:value-type="float">
            <text:p>-4.4115135063</text:p>
          </table:table-cell>
          <table:table-cell office:value-type="float" office:value="-4.41165019343501" calcext:value-type="float">
            <text:p>-4.4116501934</text:p>
          </table:table-cell>
          <table:table-cell office:value-type="float" office:value="-4.41182050604082" calcext:value-type="float">
            <text:p>-4.411820506</text:p>
          </table:table-cell>
          <table:table-cell office:value-type="float" office:value="-4.41202163799266" calcext:value-type="float">
            <text:p>-4.412021638</text:p>
          </table:table-cell>
          <table:table-cell office:value-type="float" office:value="-4.41225048270265" calcext:value-type="float">
            <text:p>-4.4122504827</text:p>
          </table:table-cell>
          <table:table-cell office:value-type="float" office:value="-4.41250366331078" calcext:value-type="float">
            <text:p>-4.4125036633</text:p>
          </table:table-cell>
          <table:table-cell office:value-type="float" office:value="-4.41277756546936" calcext:value-type="float">
            <text:p>-4.4127775655</text:p>
          </table:table-cell>
          <table:table-cell office:value-type="float" office:value="-4.41306837327136" calcext:value-type="float">
            <text:p>-4.4130683733</text:p>
          </table:table-cell>
          <table:table-cell office:value-type="float" office:value="-4.41337210871248" calcext:value-type="float">
            <text:p>-4.4133721087</text:p>
          </table:table-cell>
          <table:table-cell office:value-type="float" office:value="-4.4136846748888" calcext:value-type="float">
            <text:p>-4.4136846749</text:p>
          </table:table-cell>
          <table:table-cell office:value-type="float" office:value="-4.41400190290936" calcext:value-type="float">
            <text:p>-4.4140019029</text:p>
          </table:table-cell>
          <table:table-cell office:value-type="float" office:value="-4.41431960223325" calcext:value-type="float">
            <text:p>-4.4143196022</text:p>
          </table:table-cell>
          <table:table-cell office:value-type="float" office:value="-4.41463361389455" calcext:value-type="float">
            <text:p>-4.4146336139</text:p>
          </table:table-cell>
          <table:table-cell office:value-type="float" office:value="-4.41493986580943" calcext:value-type="float">
            <text:p>-4.4149398658</text:p>
          </table:table-cell>
          <table:table-cell office:value-type="float" office:value="-4.41523442913551" calcext:value-type="float">
            <text:p>-4.4152344291</text:p>
          </table:table-cell>
          <table:table-cell office:value-type="float" office:value="-4.41551357447407" calcext:value-type="float">
            <text:p>-4.4155135745</text:p>
          </table:table-cell>
          <table:table-cell office:value-type="float" office:value="-4.41577382656659" calcext:value-type="float">
            <text:p>-4.4157738266</text:p>
          </table:table-cell>
          <table:table-cell office:value-type="float" office:value="-4.41601201608207" calcext:value-type="float">
            <text:p>-4.4160120161</text:p>
          </table:table-cell>
          <table:table-cell office:value-type="float" office:value="-4.41622532708689" calcext:value-type="float">
            <text:p>-4.4162253271</text:p>
          </table:table-cell>
          <table:table-cell office:value-type="float" office:value="-4.416411338873" calcext:value-type="float">
            <text:p>-4.4164113389</text:p>
          </table:table-cell>
          <table:table-cell office:value-type="float" office:value="-4.41656806094987" calcext:value-type="float">
            <text:p>-4.4165680609</text:p>
          </table:table-cell>
          <table:table-cell office:value-type="float" office:value="-4.41669396021091" calcext:value-type="float">
            <text:p>-4.4166939602</text:p>
          </table:table-cell>
          <table:table-cell office:value-type="float" office:value="-4.416787979524" calcext:value-type="float">
            <text:p>-4.4167879795</text:p>
          </table:table-cell>
          <table:table-cell office:value-type="float" office:value="-4.41684954727345" calcext:value-type="float">
            <text:p>-4.4168495473</text:p>
          </table:table-cell>
          <table:table-cell office:value-type="float" office:value="-4.41687857767519" calcext:value-type="float">
            <text:p>-4.4168785777</text:p>
          </table:table-cell>
          <table:table-cell office:value-type="float" office:value="-4.41687546197699" calcext:value-type="float">
            <text:p>-4.416875462</text:p>
          </table:table-cell>
          <table:table-cell office:value-type="float" office:value="-4.41684105095507" calcext:value-type="float">
            <text:p>-4.416841051</text:p>
          </table:table-cell>
          <table:table-cell office:value-type="float" office:value="-4.41677662932916" calcext:value-type="float">
            <text:p>-4.4167766293</text:p>
          </table:table-cell>
          <table:table-cell office:value-type="float" office:value="-4.41668388301888" calcext:value-type="float">
            <text:p>-4.416683883</text:p>
          </table:table-cell>
          <table:table-cell office:value-type="float" office:value="-4.41656486023589" calcext:value-type="float">
            <text:p>-4.4165648602</text:p>
          </table:table-cell>
          <table:table-cell office:value-type="float" office:value="-4.41642192759221" calcext:value-type="float">
            <text:p>-4.4164219276</text:p>
          </table:table-cell>
          <table:table-cell office:value-type="float" office:value="-4.4162577224696" calcext:value-type="float">
            <text:p>-4.4162577225</text:p>
          </table:table-cell>
          <table:table-cell office:value-type="float" office:value="-4.416075102868" calcext:value-type="float">
            <text:p>-4.4160751029</text:p>
          </table:table-cell>
          <table:table-cell office:value-type="float" office:value="-4.41587709595839" calcext:value-type="float">
            <text:p>-4.415877096</text:p>
          </table:table-cell>
          <table:table-cell office:value-type="float" office:value="-4.41566684646415" calcext:value-type="float">
            <text:p>-4.4156668465</text:p>
          </table:table-cell>
          <table:table-cell office:value-type="float" office:value="-4.41544756589847" calcext:value-type="float">
            <text:p>-4.4154475659</text:p>
          </table:table-cell>
          <table:table-cell office:value-type="float" office:value="-4.41522248354015" calcext:value-type="float">
            <text:p>-4.4152224835</text:p>
          </table:table-cell>
          <table:table-cell office:value-type="float" office:value="-4.41499479988944" calcext:value-type="float">
            <text:p>-4.4149947999</text:p>
          </table:table-cell>
          <table:table-cell office:value-type="float" office:value="-4.41476764318678" calcext:value-type="float">
            <text:p>-4.4147676432</text:p>
          </table:table-cell>
          <table:table-cell office:value-type="float" office:value="-4.41454402942563" calcext:value-type="float">
            <text:p>-4.4145440294</text:p>
          </table:table-cell>
          <table:table-cell office:value-type="float" office:value="-4.41432682615804" calcext:value-type="float">
            <text:p>-4.4143268262</text:p>
          </table:table-cell>
          <table:table-cell office:value-type="float" office:value="-4.41411872026018" calcext:value-type="float">
            <text:p>-4.4141187203</text:p>
          </table:table-cell>
          <table:table-cell office:value-type="float" office:value="-4.41392218973435" calcext:value-type="float">
            <text:p>-4.4139221897</text:p>
          </table:table-cell>
          <table:table-cell office:value-type="float" office:value="-4.41373947953969" calcext:value-type="float">
            <text:p>-4.4137394795</text:p>
          </table:table-cell>
          <table:table-cell office:value-type="float" office:value="-4.41357258139229" calcext:value-type="float">
            <text:p>-4.4135725814</text:p>
          </table:table-cell>
          <table:table-cell office:value-type="float" office:value="-4.41342321744537" calcext:value-type="float">
            <text:p>-4.4134232174</text:p>
          </table:table-cell>
          <table:table-cell office:value-type="float" office:value="-4.41329282774437" calcext:value-type="float">
            <text:p>-4.4132928277</text:p>
          </table:table-cell>
          <table:table-cell office:value-type="float" office:value="-4.41318256135141" calcext:value-type="float">
            <text:p>-4.4131825614</text:p>
          </table:table-cell>
          <table:table-cell office:value-type="float" office:value="-4.41309327104803" calcext:value-type="float">
            <text:p>-4.413093271</text:p>
          </table:table-cell>
          <table:table-cell office:value-type="float" office:value="-4.41302551153439" calcext:value-type="float">
            <text:p>-4.4130255115</text:p>
          </table:table-cell>
          <table:table-cell office:value-type="float" office:value="-4.41297954106113" calcext:value-type="float">
            <text:p>-4.4129795411</text:p>
          </table:table-cell>
          <table:table-cell office:value-type="float" office:value="-4.41295532643173" calcext:value-type="float">
            <text:p>-4.4129553264</text:p>
          </table:table-cell>
          <table:table-cell office:value-type="float" office:value="-4.41295255132" calcext:value-type="float">
            <text:p>-4.4129525513</text:p>
          </table:table-cell>
          <table:table-cell office:value-type="float" office:value="-4.41297062782656" calcext:value-type="float">
            <text:p>-4.4129706278</text:p>
          </table:table-cell>
          <table:table-cell office:value-type="float" office:value="-4.41300871117807" calcext:value-type="float">
            <text:p>-4.4130087112</text:p>
          </table:table-cell>
          <table:table-cell office:value-type="float" office:value="-4.41306571743387" calcext:value-type="float">
            <text:p>-4.4130657174</text:p>
          </table:table-cell>
          <table:table-cell office:value-type="float" office:value="-4.41314034401591" calcext:value-type="float">
            <text:p>-4.413140344</text:p>
          </table:table-cell>
          <table:table-cell office:value-type="float" office:value="-4.41323109282022" calcext:value-type="float">
            <text:p>-4.4132310928</text:p>
          </table:table-cell>
          <table:table-cell office:value-type="float" office:value="-4.41333629560952" calcext:value-type="float">
            <text:p>-4.4133362956</text:p>
          </table:table-cell>
          <table:table-cell office:value-type="float" office:value="-4.41345414131976" calcext:value-type="float">
            <text:p>-4.4134541413</text:p>
          </table:table-cell>
          <table:table-cell office:value-type="float" office:value="-4.41358270485926" calcext:value-type="float">
            <text:p>-4.4135827049</text:p>
          </table:table-cell>
          <table:table-cell office:value-type="float" office:value="-4.41371997692793" calcext:value-type="float">
            <text:p>-4.4137199769</text:p>
          </table:table-cell>
          <table:table-cell office:value-type="float" office:value="-4.41386389434004" calcext:value-type="float">
            <text:p>-4.4138638943</text:p>
          </table:table-cell>
          <table:table-cell office:value-type="float" office:value="-4.41401237032237" calcext:value-type="float">
            <text:p>-4.4140123703</text:p>
          </table:table-cell>
          <table:table-cell office:value-type="float" office:value="-4.41416332424196" calcext:value-type="float">
            <text:p>-4.4141633242</text:p>
          </table:table-cell>
          <table:table-cell office:value-type="float" office:value="-4.41431471023656" calcext:value-type="float">
            <text:p>-4.4143147102</text:p>
          </table:table-cell>
          <table:table-cell office:value-type="float" office:value="-4.41446454425703" calcext:value-type="float">
            <text:p>-4.4144645443</text:p>
          </table:table-cell>
          <table:table-cell office:value-type="float" office:value="-4.41461092907305" calcext:value-type="float">
            <text:p>-4.4146109291</text:p>
          </table:table-cell>
          <table:table-cell office:value-type="float" office:value="-4.41475207686171" calcext:value-type="float">
            <text:p>-4.4147520769</text:p>
          </table:table-cell>
          <table:table-cell office:value-type="float" office:value="-4.41488632908323" calcext:value-type="float">
            <text:p>-4.4148863291</text:p>
          </table:table-cell>
          <table:table-cell office:value-type="float" office:value="-4.415012173424" calcext:value-type="float">
            <text:p>-4.4150121734</text:p>
          </table:table-cell>
          <table:table-cell office:value-type="float" office:value="-4.41512825768518" calcext:value-type="float">
            <text:p>-4.4151282577</text:p>
          </table:table-cell>
          <table:table-cell office:value-type="float" office:value="-4.41523340058368" calcext:value-type="float">
            <text:p>-4.4152334006</text:p>
          </table:table-cell>
          <table:table-cell office:value-type="float" office:value="-4.41532659951634" calcext:value-type="float">
            <text:p>-4.4153265995</text:p>
          </table:table-cell>
          <table:table-cell office:value-type="float" office:value="-4.41540703541474" calcext:value-type="float">
            <text:p>-4.4154070354</text:p>
          </table:table-cell>
          <table:table-cell office:value-type="float" office:value="-4.41547407488271" calcext:value-type="float">
            <text:p>-4.4154740749</text:p>
          </table:table-cell>
          <table:table-cell office:value-type="float" office:value="-4.41552726985823" calcext:value-type="float">
            <text:p>-4.4155272699</text:p>
          </table:table-cell>
          <table:table-cell office:value-type="float" office:value="-4.41556635506758" calcext:value-type="float">
            <text:p>-4.4155663551</text:p>
          </table:table-cell>
          <table:table-cell office:value-type="float" office:value="-4.4155912435618" calcext:value-type="float">
            <text:p>-4.4155912436</text:p>
          </table:table-cell>
          <table:table-cell office:value-type="float" office:value="-4.41560202061878" calcext:value-type="float">
            <text:p>-4.4156020206</text:p>
          </table:table-cell>
          <table:table-cell office:value-type="float" office:value="-4.41559893628432" calcext:value-type="float">
            <text:p>-4.4155989363</text:p>
          </table:table-cell>
          <table:table-cell office:value-type="float" office:value="-4.41558239677082" calcext:value-type="float">
            <text:p>-4.4155823968</text:p>
          </table:table-cell>
          <table:table-cell office:value-type="float" office:value="-4.41555295495512" calcext:value-type="float">
            <text:p>-4.415552955</text:p>
          </table:table-cell>
          <table:table-cell office:value-type="float" office:value="-4.41551130008083" calcext:value-type="float">
            <text:p>-4.4155113001</text:p>
          </table:table-cell>
          <table:table-cell office:value-type="float" office:value="-4.41545824682441" calcext:value-type="float">
            <text:p>-4.4154582468</text:p>
          </table:table-cell>
          <table:table-cell office:value-type="float" office:value="-4.41539472376087" calcext:value-type="float">
            <text:p>-4.4153947238</text:p>
          </table:table-cell>
          <table:table-cell office:value-type="float" office:value="-4.41532176128544" calcext:value-type="float">
            <text:p>-4.4153217613</text:p>
          </table:table-cell>
          <table:table-cell office:value-type="float" office:value="-4.41524047898031" calcext:value-type="float">
            <text:p>-4.415240479</text:p>
          </table:table-cell>
          <table:table-cell office:value-type="float" office:value="-4.41515207242277" calcext:value-type="float">
            <text:p>-4.4151520724</text:p>
          </table:table-cell>
          <table:table-cell office:value-type="float" office:value="-4.41505779942728" calcext:value-type="float">
            <text:p>-4.4150577994</text:p>
          </table:table-cell>
          <table:table-cell office:value-type="float" office:value="-4.41495896568318" calcext:value-type="float">
            <text:p>-4.4149589657</text:p>
          </table:table-cell>
          <table:table-cell office:value-type="float" office:value="-4.41485690984046" calcext:value-type="float">
            <text:p>-4.4148569098</text:p>
          </table:table-cell>
          <table:table-cell office:value-type="float" office:value="-4.41475298805258" calcext:value-type="float">
            <text:p>-4.4147529881</text:p>
          </table:table-cell>
          <table:table-cell office:value-type="float" office:value="-4.41464855807063" calcext:value-type="float">
            <text:p>-4.4146485581</text:p>
          </table:table-cell>
          <table:table-cell office:value-type="float" office:value="-4.41454496300652" calcext:value-type="float">
            <text:p>-4.414544963</text:p>
          </table:table-cell>
          <table:table-cell office:value-type="float" office:value="-4.41444351493181" calcext:value-type="float">
            <text:p>-4.4144435149</text:p>
          </table:table-cell>
          <table:table-cell office:value-type="float" office:value="-4.41434547852222" calcext:value-type="float">
            <text:p>-4.4143454785</text:p>
          </table:table-cell>
          <table:table-cell office:value-type="float" office:value="-4.41425205499136" calcext:value-type="float">
            <text:p>-4.414252055</text:p>
          </table:table-cell>
          <table:table-cell office:value-type="float" office:value="-4.41416436659537" calcext:value-type="float">
            <text:p>-4.4141643666</text:p>
          </table:table-cell>
          <table:table-cell office:value-type="float" office:value="-4.41408344199691" calcext:value-type="float">
            <text:p>-4.414083442</text:p>
          </table:table-cell>
          <table:table-cell office:value-type="float" office:value="-4.41401020279963" calcext:value-type="float">
            <text:p>-4.4140102028</text:p>
          </table:table-cell>
          <table:table-cell office:value-type="float" office:value="-4.41394545154383" calcext:value-type="float">
            <text:p>-4.4139454515</text:p>
          </table:table-cell>
          <table:table-cell office:value-type="float" office:value="-4.41388986144596" calcext:value-type="float">
            <text:p>-4.4138898614</text:p>
          </table:table-cell>
          <table:table-cell office:value-type="float" office:value="-4.41384396812547" calcext:value-type="float">
            <text:p>-4.4138439681</text:p>
          </table:table-cell>
          <table:table-cell office:value-type="float" office:value="-4.41380816352642" calcext:value-type="float">
            <text:p>-4.4138081635</text:p>
          </table:table-cell>
          <table:table-cell office:value-type="float" office:value="-4.41378269218022" calcext:value-type="float">
            <text:p>-4.4137826922</text:p>
          </table:table-cell>
          <table:table-cell office:value-type="float" office:value="-4.41376764990755" calcext:value-type="float">
            <text:p>-4.4137676499</text:p>
          </table:table-cell>
          <table:table-cell office:value-type="float" office:value="-4.41376298498301" calcext:value-type="float">
            <text:p>-4.413762985</text:p>
          </table:table-cell>
          <table:table-cell office:value-type="float" office:value="-4.41376850173199" calcext:value-type="float">
            <text:p>-4.4137685017</text:p>
          </table:table-cell>
          <table:table-cell office:value-type="float" office:value="-4.41378386645781" calcext:value-type="float">
            <text:p>-4.4137838665</text:p>
          </table:table-cell>
          <table:table-cell office:value-type="float" office:value="-4.41380861554541" calcext:value-type="float">
            <text:p>-4.4138086155</text:p>
          </table:table-cell>
          <table:table-cell office:value-type="float" office:value="-4.41384216553288" calcext:value-type="float">
            <text:p>-4.4138421655</text:p>
          </table:table-cell>
          <table:table-cell office:value-type="float" office:value="-4.41388382489981" calcext:value-type="float">
            <text:p>-4.4138838249</text:p>
          </table:table-cell>
          <table:table-cell office:value-type="float" office:value="-4.41393280728823" calcext:value-type="float">
            <text:p>-4.4139328073</text:p>
          </table:table-cell>
          <table:table-cell office:value-type="float" office:value="-4.41398824585117" calcext:value-type="float">
            <text:p>-4.4139882459</text:p>
          </table:table-cell>
          <table:table-cell office:value-type="float" office:value="-4.41404920841125" calcext:value-type="float">
            <text:p>-4.4140492084</text:p>
          </table:table-cell>
          <table:table-cell office:value-type="float" office:value="-4.41411471310978" calcext:value-type="float">
            <text:p>-4.4141147131</text:p>
          </table:table-cell>
          <table:table-cell office:value-type="float" office:value="-4.4141837442391" calcext:value-type="float">
            <text:p>-4.4141837442</text:p>
          </table:table-cell>
          <table:table-cell office:value-type="float" office:value="-4.41425526796651" calcext:value-type="float">
            <text:p>-4.414255268</text:p>
          </table:table-cell>
          <table:table-cell office:value-type="float" office:value="-4.4143282476817" calcext:value-type="float">
            <text:p>-4.4143282477</text:p>
          </table:table-cell>
          <table:table-cell office:value-type="float" office:value="-4.41440165873226" calcext:value-type="float">
            <text:p>-4.4144016587</text:p>
          </table:table-cell>
          <table:table-cell office:value-type="float" office:value="-4.41447450233999" calcext:value-type="float">
            <text:p>-4.4144745023</text:p>
          </table:table-cell>
          <table:table-cell office:value-type="float" office:value="-4.41454581853434" calcext:value-type="float">
            <text:p>-4.4145458185</text:p>
          </table:table-cell>
          <table:table-cell office:value-type="float" office:value="-4.41461469795875" calcext:value-type="float">
            <text:p>-4.414614698</text:p>
          </table:table-cell>
          <table:table-cell office:value-type="float" office:value="-4.41468029245685" calcext:value-type="float">
            <text:p>-4.4146802925</text:p>
          </table:table-cell>
          <table:table-cell office:value-type="float" office:value="-4.41474182436087" calcext:value-type="float">
            <text:p>-4.4147418244</text:p>
          </table:table-cell>
          <table:table-cell office:value-type="float" office:value="-4.41479859443845" calcext:value-type="float">
            <text:p>-4.4147985944</text:p>
          </table:table-cell>
          <table:table-cell office:value-type="float" office:value="-4.4148499884764" calcext:value-type="float">
            <text:p>-4.4148499885</text:p>
          </table:table-cell>
          <table:table-cell office:value-type="float" office:value="-4.41489548249806" calcext:value-type="float">
            <text:p>-4.4148954825</text:p>
          </table:table-cell>
          <table:table-cell office:value-type="float" office:value="-4.41493464662579" calcext:value-type="float">
            <text:p>-4.4149346466</text:p>
          </table:table-cell>
          <table:table-cell office:value-type="float" office:value="-4.41496714761159" calcext:value-type="float">
            <text:p>-4.4149671476</text:p>
          </table:table-cell>
          <table:table-cell office:value-type="float" office:value="-4.41499275007019" calcext:value-type="float">
            <text:p>-4.4149927501</text:p>
          </table:table-cell>
          <table:table-cell office:value-type="float" office:value="-4.41501131645399" calcext:value-type="float">
            <text:p>-4.4150113165</text:p>
          </table:table-cell>
          <table:table-cell office:value-type="float" office:value="-4.41502280581352" calcext:value-type="float">
            <text:p>-4.4150228058</text:p>
          </table:table-cell>
          <table:table-cell office:value-type="float" office:value="-4.41502727139912" calcext:value-type="float">
            <text:p>-4.4150272714</text:p>
          </table:table-cell>
          <table:table-cell office:value-type="float" office:value="-4.41502485715481" calcext:value-type="float">
            <text:p>-4.4150248572</text:p>
          </table:table-cell>
          <table:table-cell office:value-type="float" office:value="-4.41501579317597" calcext:value-type="float">
            <text:p>-4.4150157932</text:p>
          </table:table-cell>
          <table:table-cell office:value-type="float" office:value="-4.41500039019493" calcext:value-type="float">
            <text:p>-4.4150003902</text:p>
          </table:table-cell>
          <table:table-cell office:value-type="float" office:value="-4.41497903317495" calcext:value-type="float">
            <text:p>-4.4149790332</text:p>
          </table:table-cell>
          <table:table-cell office:value-type="float" office:value="-4.41495217411387" calcext:value-type="float">
            <text:p>-4.4149521741</text:p>
          </table:table-cell>
          <table:table-cell office:value-type="float" office:value="-4.41492032413866" calcext:value-type="float">
            <text:p>-4.4149203241</text:p>
          </table:table-cell>
          <table:table-cell office:value-type="float" office:value="-4.41488404501901" calcext:value-type="float">
            <text:p>-4.414884045</text:p>
          </table:table-cell>
          <table:table-cell office:value-type="float" office:value="-4.41484394021464" calcext:value-type="float">
            <text:p>-4.4148439402</text:p>
          </table:table-cell>
          <table:table-cell office:value-type="float" office:value="-4.41480064558452" calcext:value-type="float">
            <text:p>-4.4148006456</text:p>
          </table:table-cell>
          <table:table-cell office:value-type="float" office:value="-4.414754819902" calcext:value-type="float">
            <text:p>-4.4147548199</text:p>
          </table:table-cell>
          <table:table-cell office:value-type="float" office:value="-4.41470713531518" calcext:value-type="float">
            <text:p>-4.4147071353</text:p>
          </table:table-cell>
          <table:table-cell office:value-type="float" office:value="-4.41465826789702" calcext:value-type="float">
            <text:p>-4.4146582679</text:p>
          </table:table-cell>
          <table:table-cell office:value-type="float" office:value="-4.41460888843088" calcext:value-type="float">
            <text:p>-4.4146088884</text:p>
          </table:table-cell>
          <table:table-cell office:value-type="float" office:value="-4.41455965356877" calcext:value-type="float">
            <text:p>-4.4145596536</text:p>
          </table:table-cell>
          <table:table-cell office:value-type="float" office:value="-4.41451119748852" calcext:value-type="float">
            <text:p>-4.4145111975</text:p>
          </table:table-cell>
          <table:table-cell office:value-type="float" office:value="-4.41446412417027" calcext:value-type="float">
            <text:p>-4.4144641242</text:p>
          </table:table-cell>
          <table:table-cell office:value-type="float" office:value="-4.41441900039101" calcext:value-type="float">
            <text:p>-4.4144190004</text:p>
          </table:table-cell>
          <table:table-cell office:value-type="float" office:value="-4.41437634951972" calcext:value-type="float">
            <text:p>-4.4143763495</text:p>
          </table:table-cell>
          <table:table-cell office:value-type="float" office:value="-4.41433664617677" calcext:value-type="float">
            <text:p>-4.4143366462</text:p>
          </table:table-cell>
          <table:table-cell office:value-type="float" office:value="-4.4143003117978" calcext:value-type="float">
            <text:p>-4.4143003118</text:p>
          </table:table-cell>
          <table:table-cell office:value-type="float" office:value="-4.41426771112361" calcext:value-type="float">
            <text:p>-4.4142677111</text:p>
          </table:table-cell>
          <table:table-cell office:value-type="float" office:value="-4.41423914961588" calcext:value-type="float">
            <text:p>-4.4142391496</text:p>
          </table:table-cell>
          <table:table-cell office:value-type="float" office:value="-4.41421487177804" calcext:value-type="float">
            <text:p>-4.4142148718</text:p>
          </table:table-cell>
          <table:table-cell office:value-type="float" office:value="-4.41419506034959" calcext:value-type="float">
            <text:p>-4.4141950603</text:p>
          </table:table-cell>
          <table:table-cell office:value-type="float" office:value="-4.41417983631819" calcext:value-type="float">
            <text:p>-4.4141798363</text:p>
          </table:table-cell>
          <table:table-cell office:value-type="float" office:value="-4.41416925969707" calcext:value-type="float">
            <text:p>-4.4141692597</text:p>
          </table:table-cell>
          <table:table-cell office:value-type="float" office:value="-4.41416333099226" calcext:value-type="float">
            <text:p>-4.414163331</text:p>
          </table:table-cell>
          <table:table-cell office:value-type="float" office:value="-4.41416199329551" calcext:value-type="float">
            <text:p>-4.4141619933</text:p>
          </table:table-cell>
          <table:table-cell office:value-type="float" office:value="-4.41416513492561" calcext:value-type="float">
            <text:p>-4.4141651349</text:p>
          </table:table-cell>
          <table:table-cell office:value-type="float" office:value="-4.41417259254996" calcext:value-type="float">
            <text:p>-4.4141725925</text:p>
          </table:table-cell>
          <table:table-cell office:value-type="float" office:value="-4.41418415472099" calcext:value-type="float">
            <text:p>-4.4141841547</text:p>
          </table:table-cell>
          <table:table-cell office:value-type="float" office:value="-4.41419956576555" calcext:value-type="float">
            <text:p>-4.4141995658</text:p>
          </table:table-cell>
          <table:table-cell office:value-type="float" office:value="-4.41421852997542" calcext:value-type="float">
            <text:p>-4.41421853</text:p>
          </table:table-cell>
          <table:table-cell office:value-type="float" office:value="-4.4142407160503" calcext:value-type="float">
            <text:p>-4.4142407161</text:p>
          </table:table-cell>
          <table:table-cell office:value-type="float" office:value="-4.41426576175527" calcext:value-type="float">
            <text:p>-4.4142657618</text:p>
          </table:table-cell>
          <table:table-cell office:value-type="float" office:value="-4.41429327875588" calcext:value-type="float">
            <text:p>-4.4142932788</text:p>
          </table:table-cell>
          <table:table-cell office:value-type="float" office:value="-4.41432285760077" calcext:value-type="float">
            <text:p>-4.4143228576</text:p>
          </table:table-cell>
          <table:table-cell office:value-type="float" office:value="-4.41435407282228" calcext:value-type="float">
            <text:p>-4.4143540728</text:p>
          </table:table-cell>
          <table:table-cell office:value-type="float" office:value="-4.41438648812549" calcext:value-type="float">
            <text:p>-4.4143864881</text:p>
          </table:table-cell>
          <table:table-cell office:value-type="float" office:value="-4.41441966163826" calcext:value-type="float">
            <text:p>-4.4144196616</text:p>
          </table:table-cell>
          <table:table-cell office:value-type="float" office:value="-4.41445315118156" calcext:value-type="float">
            <text:p>-4.4144531512</text:p>
          </table:table-cell>
          <table:table-cell office:value-type="float" office:value="-4.41448651952758" calcext:value-type="float">
            <text:p>-4.4144865195</text:p>
          </table:table-cell>
          <table:table-cell office:value-type="float" office:value="-4.41451933959649" calcext:value-type="float">
            <text:p>-4.4145193396</text:p>
          </table:table-cell>
          <table:table-cell office:value-type="float" office:value="-4.41455119954034" calcext:value-type="float">
            <text:p>-4.4145511995</text:p>
          </table:table-cell>
          <table:table-cell office:value-type="float" office:value="-4.41458170766108" calcext:value-type="float">
            <text:p>-4.4145817077</text:p>
          </table:table-cell>
          <table:table-cell office:value-type="float" office:value="-4.41461049709418" calcext:value-type="float">
            <text:p>-4.4146104971</text:p>
          </table:table-cell>
          <table:table-cell office:value-type="float" office:value="-4.41463723019662" calcext:value-type="float">
            <text:p>-4.4146372302</text:p>
          </table:table-cell>
          <table:table-cell office:value-type="float" office:value="-4.41466160256992" calcext:value-type="float">
            <text:p>-4.4146616026</text:p>
          </table:table-cell>
          <table:table-cell office:value-type="float" office:value="-4.41468334664817" calcext:value-type="float">
            <text:p>-4.4146833466</text:p>
          </table:table-cell>
          <table:table-cell office:value-type="float" office:value="-4.41470223479179" calcext:value-type="float">
            <text:p>-4.4147022348</text:p>
          </table:table-cell>
          <table:table-cell office:value-type="float" office:value="-4.41471808182022" calcext:value-type="float">
            <text:p>-4.4147180818</text:p>
          </table:table-cell>
          <table:table-cell office:value-type="float" office:value="-4.41473074694012" calcext:value-type="float">
            <text:p>-4.4147307469</text:p>
          </table:table-cell>
          <table:table-cell office:value-type="float" office:value="-4.41474013502138" calcext:value-type="float">
            <text:p>-4.414740135</text:p>
          </table:table-cell>
          <table:table-cell office:value-type="float" office:value="-4.41474619719629" calcext:value-type="float">
            <text:p>-4.4147461972</text:p>
          </table:table-cell>
          <table:table-cell office:value-type="float" office:value="-4.41474893076419" calcext:value-type="float">
            <text:p>-4.4147489308</text:p>
          </table:table-cell>
          <table:table-cell office:value-type="float" office:value="-4.41474837840302" calcext:value-type="float">
            <text:p>-4.4147483784</text:p>
          </table:table-cell>
          <table:table-cell office:value-type="float" office:value="-4.41474462670134" calcext:value-type="float">
            <text:p>-4.4147446267</text:p>
          </table:table-cell>
          <table:table-cell office:value-type="float" office:value="-4.4147378040405" calcext:value-type="float">
            <text:p>-4.414737804</text:p>
          </table:table-cell>
          <table:table-cell office:value-type="float" office:value="-4.41472807787165" calcext:value-type="float">
            <text:p>-4.4147280779</text:p>
          </table:table-cell>
          <table:table-cell office:value-type="float" office:value="-4.4147156514418" calcext:value-type="float">
            <text:p>-4.4147156514</text:p>
          </table:table-cell>
          <table:table-cell office:value-type="float" office:value="-4.41470076004157" calcext:value-type="float">
            <text:p>-4.41470076</text:p>
          </table:table-cell>
          <table:table-cell office:value-type="float" office:value="-4.41468366684274" calcext:value-type="float">
            <text:p>-4.4146836668</text:p>
          </table:table-cell>
          <table:table-cell office:value-type="float" office:value="-4.41466465842018" calcext:value-type="float">
            <text:p>-4.4146646584</text:p>
          </table:table-cell>
          <table:table-cell office:value-type="float" office:value="-4.41464404003272" calcext:value-type="float">
            <text:p>-4.41464404</text:p>
          </table:table-cell>
          <table:table-cell office:value-type="float" office:value="-4.41462213076129" calcext:value-type="float">
            <text:p>-4.4146221308</text:p>
          </table:table-cell>
          <table:table-cell office:value-type="float" office:value="-4.41459925858813" calcext:value-type="float">
            <text:p>-4.4145992586</text:p>
          </table:table-cell>
          <table:table-cell office:value-type="float" office:value="-4.4145757555012" calcext:value-type="float">
            <text:p>-4.4145757555</text:p>
          </table:table-cell>
          <table:table-cell office:value-type="float" office:value="-4.4145519527039" calcext:value-type="float">
            <text:p>-4.4145519527</text:p>
          </table:table-cell>
          <table:table-cell office:value-type="float" office:value="-4.41452817600589" calcext:value-type="float">
            <text:p>-4.414528176</text:p>
          </table:table-cell>
          <table:table-cell office:value-type="float" office:value="-4.4145047414541" calcext:value-type="float">
            <text:p>-4.4145047415</text:p>
          </table:table-cell>
          <table:table-cell office:value-type="float" office:value="-4.41448195126738" calcext:value-type="float">
            <text:p>-4.4144819513</text:p>
          </table:table-cell>
          <table:table-cell office:value-type="float" office:value="-4.41446009011726" calcext:value-type="float">
            <text:p>-4.4144600901</text:p>
          </table:table-cell>
          <table:table-cell office:value-type="float" office:value="-4.41443942179513" calcext:value-type="float">
            <text:p>-4.4144394218</text:p>
          </table:table-cell>
          <table:table-cell office:value-type="float" office:value="-4.41442018629569" calcext:value-type="float">
            <text:p>-4.4144201863</text:p>
          </table:table-cell>
          <table:table-cell office:value-type="float" office:value="-4.41440259733538" calcext:value-type="float">
            <text:p>-4.4144025973</text:p>
          </table:table-cell>
          <table:table-cell office:value-type="float" office:value="-4.41438684032201" calcext:value-type="float">
            <text:p>-4.4143868403</text:p>
          </table:table-cell>
          <table:table-cell office:value-type="float" office:value="-4.41437307077821" calcext:value-type="float">
            <text:p>-4.4143730708</text:p>
          </table:table-cell>
          <table:table-cell office:value-type="float" office:value="-4.41436141322038" calcext:value-type="float">
            <text:p>-4.4143614132</text:p>
          </table:table-cell>
          <table:table-cell office:value-type="float" office:value="-4.41435196048656" calcext:value-type="float">
            <text:p>-4.4143519605</text:p>
          </table:table-cell>
          <table:table-cell office:value-type="float" office:value="-4.41434477350189" calcext:value-type="float">
            <text:p>-4.4143447735</text:p>
          </table:table-cell>
          <table:table-cell office:value-type="float" office:value="-4.41433988146869" calcext:value-type="float">
            <text:p>-4.4143398815</text:p>
          </table:table-cell>
          <table:table-cell office:value-type="float" office:value="-4.41433728245895" calcext:value-type="float">
            <text:p>-4.4143372825</text:p>
          </table:table-cell>
          <table:table-cell office:value-type="float" office:value="-4.41433694439219" calcext:value-type="float">
            <text:p>-4.4143369444</text:p>
          </table:table-cell>
          <table:table-cell office:value-type="float" office:value="-4.41433880636958" calcext:value-type="float">
            <text:p>-4.4143388064</text:p>
          </table:table-cell>
          <table:table-cell office:value-type="float" office:value="-4.41434278034026" calcext:value-type="float">
            <text:p>-4.4143427803</text:p>
          </table:table-cell>
          <table:table-cell office:value-type="float" office:value="-4.41434875306861" calcext:value-type="float">
            <text:p>-4.4143487531</text:p>
          </table:table-cell>
          <table:table-cell office:value-type="float" office:value="-4.41435658836844" calcext:value-type="float">
            <text:p>-4.4143565884</text:p>
          </table:table-cell>
          <table:table-cell office:value-type="float" office:value="-4.41436612957481" calcext:value-type="float">
            <text:p>-4.4143661296</text:p>
          </table:table-cell>
          <table:table-cell office:value-type="float" office:value="-4.41437720220851" calcext:value-type="float">
            <text:p>-4.4143772022</text:p>
          </table:table-cell>
          <table:table-cell office:value-type="float" office:value="-4.41438961680261" calcext:value-type="float">
            <text:p>-4.4143896168</text:p>
          </table:table-cell>
          <table:table-cell office:value-type="float" office:value="-4.41440317184567" calcext:value-type="float">
            <text:p>-4.4144031718</text:p>
          </table:table-cell>
          <table:table-cell office:value-type="float" office:value="-4.4144176567998" calcext:value-type="float">
            <text:p>-4.4144176568</text:p>
          </table:table-cell>
          <table:table-cell office:value-type="float" office:value="-4.41443285515416" calcext:value-type="float">
            <text:p>-4.4144328552</text:p>
          </table:table-cell>
          <table:table-cell office:value-type="float" office:value="-4.4144485474682" calcext:value-type="float">
            <text:p>-4.4144485475</text:p>
          </table:table-cell>
          <table:table-cell office:value-type="float" office:value="-4.41446451436381" calcext:value-type="float">
            <text:p>-4.4144645144</text:p>
          </table:table-cell>
          <table:table-cell office:value-type="float" office:value="-4.41448053942551" calcext:value-type="float">
            <text:p>-4.4144805394</text:p>
          </table:table-cell>
          <table:table-cell office:value-type="float" office:value="-4.4144964119683" calcext:value-type="float">
            <text:p>-4.414496412</text:p>
          </table:table-cell>
          <table:table-cell office:value-type="float" office:value="-4.41451192964007" calcext:value-type="float">
            <text:p>-4.4145119296</text:p>
          </table:table-cell>
          <table:table-cell office:value-type="float" office:value="-4.41452690082332" calcext:value-type="float">
            <text:p>-4.4145269008</text:p>
          </table:table-cell>
          <table:table-cell office:value-type="float" office:value="-4.41454114680869" calcext:value-type="float">
            <text:p>-4.4145411468</text:p>
          </table:table-cell>
          <table:table-cell office:value-type="float" office:value="-4.41455450371854" calcext:value-type="float">
            <text:p>-4.4145545037</text:p>
          </table:table-cell>
          <table:table-cell office:value-type="float" office:value="-4.41456682415998" calcext:value-type="float">
            <text:p>-4.4145668242</text:p>
          </table:table-cell>
          <table:table-cell office:value-type="float" office:value="-4.41457797859576" calcext:value-type="float">
            <text:p>-4.4145779786</text:p>
          </table:table-cell>
          <table:table-cell office:value-type="float" office:value="-4.41458785642576" calcext:value-type="float">
            <text:p>-4.4145878564</text:p>
          </table:table-cell>
          <table:table-cell office:value-type="float" office:value="-4.41459636677678" calcext:value-type="float">
            <text:p>-4.4145963668</text:p>
          </table:table-cell>
          <table:table-cell office:value-type="float" office:value="-4.4146034390036" calcext:value-type="float">
            <text:p>-4.414603439</text:p>
          </table:table-cell>
          <table:table-cell office:value-type="float" office:value="-4.41460902290816" calcext:value-type="float">
            <text:p>-4.4146090229</text:p>
          </table:table-cell>
          <table:table-cell office:value-type="float" office:value="-4.41461308869229" calcext:value-type="float">
            <text:p>-4.4146130887</text:p>
          </table:table-cell>
          <table:table-cell office:value-type="float" office:value="-4.41461562665277" calcext:value-type="float">
            <text:p>-4.4146156267</text:p>
          </table:table-cell>
          <table:table-cell office:value-type="float" office:value="-4.41461664664365" calcext:value-type="float">
            <text:p>-4.4146166466</text:p>
          </table:table-cell>
          <table:table-cell office:value-type="float" office:value="-4.41461617731991" calcext:value-type="float">
            <text:p>-4.4146161773</text:p>
          </table:table-cell>
          <table:table-cell office:value-type="float" office:value="-4.41461426519042" calcext:value-type="float">
            <text:p>-4.4146142652</text:p>
          </table:table-cell>
          <table:table-cell office:value-type="float" office:value="-4.41461097347669" calcext:value-type="float">
            <text:p>-4.4146109735</text:p>
          </table:table-cell>
          <table:table-cell office:value-type="float" office:value="-4.41460638088543" calcext:value-type="float">
            <text:p>-4.4146063809</text:p>
          </table:table-cell>
          <table:table-cell office:value-type="float" office:value="-4.41460058012522" calcext:value-type="float">
            <text:p>-4.4146005801</text:p>
          </table:table-cell>
          <table:table-cell office:value-type="float" office:value="-4.41459367646621" calcext:value-type="float">
            <text:p>-4.4145936765</text:p>
          </table:table-cell>
          <table:table-cell office:value-type="float" office:value="-4.41458578609206" calcext:value-type="float">
            <text:p>-4.4145857861</text:p>
          </table:table-cell>
          <table:table-cell office:value-type="float" office:value="-4.4145770344339" calcext:value-type="float">
            <text:p>-4.4145770344</text:p>
          </table:table-cell>
          <table:table-cell office:value-type="float" office:value="-4.41456755444008" calcext:value-type="float">
            <text:p>-4.4145675544</text:p>
          </table:table-cell>
          <table:table-cell office:value-type="float" office:value="-4.41455748480611" calcext:value-type="float">
            <text:p>-4.4145574848</text:p>
          </table:table-cell>
          <table:table-cell office:value-type="float" office:value="-4.41454696818715" calcext:value-type="float">
            <text:p>-4.4145469682</text:p>
          </table:table-cell>
          <table:table-cell office:value-type="float" office:value="-4.41453614940068" calcext:value-type="float">
            <text:p>-4.4145361494</text:p>
          </table:table-cell>
          <table:table-cell office:value-type="float" office:value="-4.41452517364384" calcext:value-type="float">
            <text:p>-4.4145251736</text:p>
          </table:table-cell>
          <table:table-cell office:value-type="float" office:value="-4.4145141847319" calcext:value-type="float">
            <text:p>-4.4145141847</text:p>
          </table:table-cell>
          <table:table-cell office:value-type="float" office:value="-4.4145033233812" calcext:value-type="float">
            <text:p>-4.4145033234</text:p>
          </table:table-cell>
          <table:table-cell office:value-type="float" office:value="-4.41449272554738" calcext:value-type="float">
            <text:p>-4.4144927255</text:p>
          </table:table-cell>
          <table:table-cell office:value-type="float" office:value="-4.41448252083828" calcext:value-type="float">
            <text:p>-4.4144825208</text:p>
          </table:table-cell>
          <table:table-cell office:value-type="float" office:value="-4.41447283101665" calcext:value-type="float">
            <text:p>-4.414472831</text:p>
          </table:table-cell>
          <table:table-cell office:value-type="float" office:value="-4.41446376861217" calcext:value-type="float">
            <text:p>-4.4144637686</text:p>
          </table:table-cell>
          <table:table-cell office:value-type="float" office:value="-4.41445543565634" calcext:value-type="float">
            <text:p>-4.4144554357</text:p>
          </table:table-cell>
          <table:table-cell office:value-type="float" office:value="-4.41444792255841" calcext:value-type="float">
            <text:p>-4.4144479226</text:p>
          </table:table-cell>
          <table:table-cell office:value-type="float" office:value="-4.41444130713853" calcext:value-type="float">
            <text:p>-4.4144413071</text:p>
          </table:table-cell>
          <table:table-cell office:value-type="float" office:value="-4.41443565383139" calcext:value-type="float">
            <text:p>-4.4144356538</text:p>
          </table:table-cell>
          <table:table-cell office:value-type="float" office:value="-4.41443101307024" calcext:value-type="float">
            <text:p>-4.4144310131</text:p>
          </table:table-cell>
          <table:table-cell office:value-type="float" office:value="-4.41442742086799" calcext:value-type="float">
            <text:p>-4.4144274209</text:p>
          </table:table-cell>
          <table:table-cell office:value-type="float" office:value="-4.41442489859288" calcext:value-type="float">
            <text:p>-4.4144248986</text:p>
          </table:table-cell>
          <table:table-cell office:value-type="float" office:value="-4.4144234529525" calcext:value-type="float">
            <text:p>-4.414423453</text:p>
          </table:table-cell>
          <table:table-cell office:value-type="float" office:value="-4.4144230761792" calcext:value-type="float">
            <text:p>-4.4144230762</text:p>
          </table:table-cell>
          <table:table-cell office:value-type="float" office:value="-4.41442374641776" calcext:value-type="float">
            <text:p>-4.4144237464</text:p>
          </table:table-cell>
          <table:table-cell office:value-type="float" office:value="-4.41442542830871" calcext:value-type="float">
            <text:p>-4.4144254283</text:p>
          </table:table-cell>
          <table:table-cell office:value-type="float" office:value="-4.41442807375361" calcext:value-type="float">
            <text:p>-4.4144280738</text:p>
          </table:table-cell>
          <table:table-cell office:value-type="float" office:value="-4.41443162285326" calcext:value-type="float">
            <text:p>-4.4144316229</text:p>
          </table:table-cell>
          <table:table-cell office:value-type="float" office:value="-4.41443600499851" calcext:value-type="float">
            <text:p>-4.414436005</text:p>
          </table:table-cell>
          <table:table-cell office:value-type="float" office:value="-4.41444114009378" calcext:value-type="float">
            <text:p>-4.4144411401</text:p>
          </table:table-cell>
          <table:table-cell office:value-type="float" office:value="-4.4144469398954" calcext:value-type="float">
            <text:p>-4.4144469399</text:p>
          </table:table-cell>
          <table:table-cell office:value-type="float" office:value="-4.41445330943584" calcext:value-type="float">
            <text:p>-4.4144533094</text:p>
          </table:table-cell>
          <table:table-cell office:value-type="float" office:value="-4.41446014851258" calcext:value-type="float">
            <text:p>-4.4144601485</text:p>
          </table:table-cell>
          <table:table-cell office:value-type="float" office:value="-4.41446735321599" calcext:value-type="float">
            <text:p>-4.4144673532</text:p>
          </table:table-cell>
          <table:table-cell office:value-type="float" office:value="-4.41447481746816" calcext:value-type="float">
            <text:p>-4.4144748175</text:p>
          </table:table-cell>
          <table:table-cell office:value-type="float" office:value="-4.41448243455298" calcext:value-type="float">
            <text:p>-4.4144824346</text:p>
          </table:table-cell>
          <table:table-cell office:value-type="float" office:value="-4.41449009860874" calcext:value-type="float">
            <text:p>-4.4144900986</text:p>
          </table:table-cell>
          <table:table-cell office:value-type="float" office:value="-4.4144977060646" calcext:value-type="float">
            <text:p>-4.4144977061</text:p>
          </table:table-cell>
          <table:table-cell office:value-type="float" office:value="-4.41450515700003" calcext:value-type="float">
            <text:p>-4.414505157</text:p>
          </table:table-cell>
          <table:table-cell office:value-type="float" office:value="-4.41451235640971" calcext:value-type="float">
            <text:p>-4.4145123564</text:p>
          </table:table-cell>
          <table:table-cell office:value-type="float" office:value="-4.41451921535807" calcext:value-type="float">
            <text:p>-4.4145192154</text:p>
          </table:table-cell>
          <table:table-cell office:value-type="float" office:value="-4.41452565200979" calcext:value-type="float">
            <text:p>-4.414525652</text:p>
          </table:table-cell>
          <table:table-cell office:value-type="float" office:value="-4.41453159252998" calcext:value-type="float">
            <text:p>-4.4145315925</text:p>
          </table:table-cell>
          <table:table-cell office:value-type="float" office:value="-4.41453697184072" calcext:value-type="float">
            <text:p>-4.4145369718</text:p>
          </table:table-cell>
          <table:table-cell office:value-type="float" office:value="-4.41454173423487" calcext:value-type="float">
            <text:p>-4.4145417342</text:p>
          </table:table-cell>
          <table:table-cell office:value-type="float" office:value="-4.41454583383865" calcext:value-type="float">
            <text:p>-4.4145458338</text:p>
          </table:table-cell>
          <table:table-cell office:value-type="float" office:value="-4.41454923492862" calcext:value-type="float">
            <text:p>-4.4145492349</text:p>
          </table:table-cell>
          <table:table-cell office:value-type="float" office:value="-4.41455191209806" calcext:value-type="float">
            <text:p>-4.4145519121</text:p>
          </table:table-cell>
          <table:table-cell office:value-type="float" office:value="-4.41455385028333" calcext:value-type="float">
            <text:p>-4.4145538503</text:p>
          </table:table-cell>
          <table:table-cell office:value-type="float" office:value="-4.41455504464855" calcext:value-type="float">
            <text:p>-4.4145550446</text:p>
          </table:table-cell>
          <table:table-cell office:value-type="float" office:value="-4.41455550034042" calcext:value-type="float">
            <text:p>-4.4145555003</text:p>
          </table:table-cell>
          <table:table-cell office:value-type="float" office:value="-4.41455523211805" calcext:value-type="float">
            <text:p>-4.4145552321</text:p>
          </table:table-cell>
          <table:table-cell office:value-type="float" office:value="-4.41455426386432" calcext:value-type="float">
            <text:p>-4.4145542639</text:p>
          </table:table-cell>
          <table:table-cell office:value-type="float" office:value="-4.41455262800776" calcext:value-type="float">
            <text:p>-4.414552628</text:p>
          </table:table-cell>
          <table:table-cell office:value-type="float" office:value="-4.41455036482054" calcext:value-type="float">
            <text:p>-4.4145503648</text:p>
          </table:table-cell>
          <table:table-cell office:value-type="float" office:value="-4.41454752166877" calcext:value-type="float">
            <text:p>-4.4145475217</text:p>
          </table:table-cell>
          <table:table-cell office:value-type="float" office:value="-4.4145441521691" calcext:value-type="float">
            <text:p>-4.4145441522</text:p>
          </table:table-cell>
          <table:table-cell office:value-type="float" office:value="-4.41454031529635" calcext:value-type="float">
            <text:p>-4.4145403153</text:p>
          </table:table-cell>
          <table:table-cell office:value-type="float" office:value="-4.41453607444953" calcext:value-type="float">
            <text:p>-4.4145360744</text:p>
          </table:table-cell>
          <table:table-cell office:value-type="float" office:value="-4.4145314964826" calcext:value-type="float">
            <text:p>-4.4145314965</text:p>
          </table:table-cell>
          <table:table-cell office:value-type="float" office:value="-4.41452665072261" calcext:value-type="float">
            <text:p>-4.4145266507</text:p>
          </table:table-cell>
          <table:table-cell office:value-type="float" office:value="-4.41452160798266" calcext:value-type="float">
            <text:p>-4.414521608</text:p>
          </table:table-cell>
          <table:table-cell office:value-type="float" office:value="-4.41451643958491" calcext:value-type="float">
            <text:p>-4.4145164396</text:p>
          </table:table-cell>
          <table:table-cell office:value-type="float" office:value="-4.41451121640838" calcext:value-type="float">
            <text:p>-4.4145112164</text:p>
          </table:table-cell>
          <table:table-cell office:value-type="float" office:value="-4.41450600796862" calcext:value-type="float">
            <text:p>-4.414506008</text:p>
          </table:table-cell>
          <table:table-cell office:value-type="float" office:value="-4.41450088154745" calcext:value-type="float">
            <text:p>-4.4145008815</text:p>
          </table:table-cell>
          <table:table-cell office:value-type="float" office:value="-4.41449590137803" calcext:value-type="float">
            <text:p>-4.4144959014</text:p>
          </table:table-cell>
          <table:table-cell office:value-type="float" office:value="-4.41449112789642" calcext:value-type="float">
            <text:p>-4.4144911279</text:p>
          </table:table-cell>
          <table:table-cell office:value-type="float" office:value="-4.41448661706845" calcext:value-type="float">
            <text:p>-4.4144866171</text:p>
          </table:table-cell>
          <table:table-cell office:value-type="float" office:value="-4.41448241979821" calcext:value-type="float">
            <text:p>-4.4144824198</text:p>
          </table:table-cell>
          <table:table-cell office:value-type="float" office:value="-4.41447858142265" calcext:value-type="float">
            <text:p>-4.4144785814</text:p>
          </table:table-cell>
          <table:table-cell office:value-type="float" office:value="-4.41447514129671" calcext:value-type="float">
            <text:p>-4.4144751413</text:p>
          </table:table-cell>
          <table:table-cell office:value-type="float" office:value="-4.41447213247186" calcext:value-type="float">
            <text:p>-4.4144721325</text:p>
          </table:table-cell>
          <table:table-cell office:value-type="float" office:value="-4.41446958146758" calcext:value-type="float">
            <text:p>-4.4144695815</text:p>
          </table:table-cell>
          <table:table-cell office:value-type="float" office:value="-4.41446750813562" calcext:value-type="float">
            <text:p>-4.4144675081</text:p>
          </table:table-cell>
          <table:table-cell office:value-type="float" office:value="-4.41446592561521" calcext:value-type="float">
            <text:p>-4.4144659256</text:p>
          </table:table-cell>
          <table:table-cell office:value-type="float" office:value="-4.41446484037605" calcext:value-type="float">
            <text:p>-4.4144648404</text:p>
          </table:table-cell>
          <table:table-cell office:value-type="float" office:value="-4.41446425234312" calcext:value-type="float">
            <text:p>-4.4144642523</text:p>
          </table:table-cell>
          <table:table-cell office:value-type="float" office:value="-4.4144641551013" calcext:value-type="float">
            <text:p>-4.4144641551</text:p>
          </table:table-cell>
          <table:table-cell office:value-type="float" office:value="-4.41446453617009" calcext:value-type="float">
            <text:p>-4.4144645362</text:p>
          </table:table-cell>
          <table:table-cell office:value-type="float" office:value="-4.41446537734469" calcext:value-type="float">
            <text:p>-4.4144653773</text:p>
          </table:table-cell>
          <table:table-cell office:value-type="float" office:value="-4.41446665509439" calcext:value-type="float">
            <text:p>-4.4144666551</text:p>
          </table:table-cell>
          <table:table-cell office:value-type="float" office:value="-4.41446834101362" calcext:value-type="float">
            <text:p>-4.414468341</text:p>
          </table:table-cell>
          <table:table-cell office:value-type="float" office:value="-4.4144704023144" calcext:value-type="float">
            <text:p>-4.4144704023</text:p>
          </table:table-cell>
          <table:table-cell office:value-type="float" office:value="-4.41447280235796" calcext:value-type="float">
            <text:p>-4.4144728024</text:p>
          </table:table-cell>
          <table:table-cell office:value-type="float" office:value="-4.41447550121234" calcext:value-type="float">
            <text:p>-4.4144755012</text:p>
          </table:table-cell>
          <table:table-cell office:value-type="float" office:value="-4.41447845623504" calcext:value-type="float">
            <text:p>-4.4144784562</text:p>
          </table:table-cell>
          <table:table-cell office:value-type="float" office:value="-4.41448162266783" calcext:value-type="float">
            <text:p>-4.4144816227</text:p>
          </table:table-cell>
          <table:table-cell office:value-type="float" office:value="-4.41448495424306" calcext:value-type="float">
            <text:p>-4.4144849542</text:p>
          </table:table-cell>
          <table:table-cell office:value-type="float" office:value="-4.41448840378847" calcext:value-type="float">
            <text:p>-4.4144884038</text:p>
          </table:table-cell>
          <table:table-cell office:value-type="float" office:value="-4.41449192383066" calcext:value-type="float">
            <text:p>-4.4144919238</text:p>
          </table:table-cell>
          <table:table-cell office:value-type="float" office:value="-4.4144954671865" calcext:value-type="float">
            <text:p>-4.4144954672</text:p>
          </table:table-cell>
          <table:table-cell office:value-type="float" office:value="-4.4144989875385" calcext:value-type="float">
            <text:p>-4.4144989875</text:p>
          </table:table-cell>
          <table:table-cell office:value-type="float" office:value="-4.41450243998876" calcext:value-type="float">
            <text:p>-4.41450244</text:p>
          </table:table-cell>
          <table:table-cell office:value-type="float" office:value="-4.41450578158513" calcext:value-type="float">
            <text:p>-4.4145057816</text:p>
          </table:table-cell>
          <table:table-cell office:value-type="float" office:value="-4.41450897181549" calcext:value-type="float">
            <text:p>-4.4145089718</text:p>
          </table:table-cell>
          <table:table-cell office:value-type="float" office:value="-4.41451197306258" calcext:value-type="float">
            <text:p>-4.4145119731</text:p>
          </table:table-cell>
          <table:table-cell office:value-type="float" office:value="-4.41451475101852" calcext:value-type="float">
            <text:p>-4.414514751</text:p>
          </table:table-cell>
          <table:table-cell office:value-type="float" office:value="-4.41451727505098" calcext:value-type="float">
            <text:p>-4.4145172751</text:p>
          </table:table-cell>
          <table:table-cell office:value-type="float" office:value="-4.41451951851863" calcext:value-type="float">
            <text:p>-4.4145195185</text:p>
          </table:table-cell>
          <table:table-cell office:value-type="float" office:value="-4.41452145903152" calcext:value-type="float">
            <text:p>-4.414521459</text:p>
          </table:table-cell>
          <table:table-cell office:value-type="float" office:value="-4.41452307865524" calcext:value-type="float">
            <text:p>-4.4145230787</text:p>
          </table:table-cell>
          <table:table-cell office:value-type="float" office:value="-4.4145243640527" calcext:value-type="float">
            <text:p>-4.4145243641</text:p>
          </table:table-cell>
          <table:table-cell office:value-type="float" office:value="-4.4145253065663" calcext:value-type="float">
            <text:p>-4.4145253066</text:p>
          </table:table-cell>
          <table:table-cell office:value-type="float" office:value="-4.4145259022356" calcext:value-type="float">
            <text:p>-4.4145259022</text:p>
          </table:table-cell>
          <table:table-cell office:value-type="float" office:value="-4.41452615175425" calcext:value-type="float">
            <text:p>-4.4145261518</text:p>
          </table:table-cell>
          <table:table-cell office:value-type="float" office:value="-4.41452606036491" calcext:value-type="float">
            <text:p>-4.4145260604</text:p>
          </table:table-cell>
          <table:table-cell office:value-type="float" office:value="-4.41452563768635" calcext:value-type="float">
            <text:p>-4.4145256377</text:p>
          </table:table-cell>
          <table:table-cell office:value-type="float" office:value="-4.41452489750956" calcext:value-type="float">
            <text:p>-4.4145248975</text:p>
          </table:table-cell>
          <table:table-cell office:value-type="float" office:value="-4.41452385749619" calcext:value-type="float">
            <text:p>-4.4145238575</text:p>
          </table:table-cell>
          <table:table-cell office:value-type="float" office:value="-4.41452253888045" calcext:value-type="float">
            <text:p>-4.4145225389</text:p>
          </table:table-cell>
          <table:table-cell office:value-type="float" office:value="-4.41452096607487" calcext:value-type="float">
            <text:p>-4.4145209661</text:p>
          </table:table-cell>
          <table:table-cell office:value-type="float" office:value="-4.41451916629154" calcext:value-type="float">
            <text:p>-4.4145191663</text:p>
          </table:table-cell>
          <table:table-cell office:value-type="float" office:value="-4.4145171690888" calcext:value-type="float">
            <text:p>-4.4145171691</text:p>
          </table:table-cell>
          <table:table-cell office:value-type="float" office:value="-4.41451500592013" calcext:value-type="float">
            <text:p>-4.4145150059</text:p>
          </table:table-cell>
          <table:table-cell office:value-type="float" office:value="-4.41451270965627" calcext:value-type="float">
            <text:p>-4.4145127097</text:p>
          </table:table-cell>
          <table:table-cell office:value-type="float" office:value="-4.41451031410342" calcext:value-type="float">
            <text:p>-4.4145103141</text:p>
          </table:table-cell>
          <table:table-cell office:value-type="float" office:value="-4.41450785351731" calcext:value-type="float">
            <text:p>-4.4145078535</text:p>
          </table:table-cell>
          <table:table-cell office:value-type="float" office:value="-4.41450536212446" calcext:value-type="float">
            <text:p>-4.4145053621</text:p>
          </table:table-cell>
          <table:table-cell office:value-type="float" office:value="-4.4145028736567" calcext:value-type="float">
            <text:p>-4.4145028737</text:p>
          </table:table-cell>
          <table:table-cell office:value-type="float" office:value="-4.41450042090529" calcext:value-type="float">
            <text:p>-4.4145004209</text:p>
          </table:table-cell>
          <table:table-cell office:value-type="float" office:value="-4.41449803529909" calcext:value-type="float">
            <text:p>-4.4144980353</text:p>
          </table:table-cell>
          <table:table-cell office:value-type="float" office:value="-4.41449574651639" calcext:value-type="float">
            <text:p>-4.4144957465</text:p>
          </table:table-cell>
          <table:table-cell office:value-type="float" office:value="-4.41449358213059" calcext:value-type="float">
            <text:p>-4.4144935821</text:p>
          </table:table-cell>
          <table:table-cell office:value-type="float" office:value="-4.41449156729633" calcext:value-type="float">
            <text:p>-4.4144915673</text:p>
          </table:table-cell>
          <table:table-cell office:value-type="float" office:value="-4.41448972447731" calcext:value-type="float">
            <text:p>-4.4144897245</text:p>
          </table:table-cell>
          <table:table-cell office:value-type="float" office:value="-4.4144880732219" calcext:value-type="float">
            <text:p>-4.4144880732</text:p>
          </table:table-cell>
          <table:table-cell office:value-type="float" office:value="-4.4144866299831" calcext:value-type="float">
            <text:p>-4.41448663</text:p>
          </table:table-cell>
          <table:table-cell office:value-type="float" office:value="-4.41448540798764" calcext:value-type="float">
            <text:p>-4.414485408</text:p>
          </table:table-cell>
          <table:table-cell office:value-type="float" office:value="-4.41448441715262" calcext:value-type="float">
            <text:p>-4.4144844172</text:p>
          </table:table-cell>
          <table:table-cell office:value-type="float" office:value="-4.41448366405005" calcext:value-type="float">
            <text:p>-4.4144836641</text:p>
          </table:table-cell>
          <table:table-cell office:value-type="float" office:value="-4.41448315191689" calcext:value-type="float">
            <text:p>-4.4144831519</text:p>
          </table:table-cell>
          <table:table-cell office:value-type="float" office:value="-4.4144828807098" calcext:value-type="float">
            <text:p>-4.4144828807</text:p>
          </table:table-cell>
          <table:table-cell office:value-type="float" office:value="-4.4144828472027" calcext:value-type="float">
            <text:p>-4.4144828472</text:p>
          </table:table-cell>
          <table:table-cell office:value-type="float" office:value="-4.41448304512304" calcext:value-type="float">
            <text:p>-4.4144830451</text:p>
          </table:table-cell>
          <table:table-cell office:value-type="float" office:value="-4.41448346532478" calcext:value-type="float">
            <text:p>-4.4144834653</text:p>
          </table:table-cell>
          <table:table-cell office:value-type="float" office:value="-4.41448409599413" calcext:value-type="float">
            <text:p>-4.414484096</text:p>
          </table:table-cell>
          <table:table-cell office:value-type="float" office:value="-4.41448492288414" calcext:value-type="float">
            <text:p>-4.4144849229</text:p>
          </table:table-cell>
          <table:table-cell office:value-type="float" office:value="-4.41448592957483" calcext:value-type="float">
            <text:p>-4.4144859296</text:p>
          </table:table-cell>
          <table:table-cell office:value-type="float" office:value="-4.41448709775364" calcext:value-type="float">
            <text:p>-4.4144870978</text:p>
          </table:table-cell>
          <table:table-cell office:value-type="float" office:value="-4.41448840751261" calcext:value-type="float">
            <text:p>-4.4144884075</text:p>
          </table:table-cell>
          <table:table-cell office:value-type="float" office:value="-4.41448983765712" calcext:value-type="float">
            <text:p>-4.4144898377</text:p>
          </table:table-cell>
          <table:table-cell office:value-type="float" office:value="-4.41449136602355" calcext:value-type="float">
            <text:p>-4.414491366</text:p>
          </table:table-cell>
          <table:table-cell office:value-type="float" office:value="-4.41449296979834" calcext:value-type="float">
            <text:p>-4.4144929698</text:p>
          </table:table-cell>
          <table:table-cell office:value-type="float" office:value="-4.41449462583771" calcext:value-type="float">
            <text:p>-4.4144946258</text:p>
          </table:table-cell>
          <table:table-cell office:value-type="float" office:value="-4.41449631098092" calcext:value-type="float">
            <text:p>-4.414496311</text:p>
          </table:table-cell>
          <table:table-cell office:value-type="float" office:value="-4.4144980023547" calcext:value-type="float">
            <text:p>-4.4144980024</text:p>
          </table:table-cell>
          <table:table-cell office:value-type="float" office:value="-4.41449967766469" calcext:value-type="float">
            <text:p>-4.4144996777</text:p>
          </table:table-cell>
          <table:table-cell office:value-type="float" office:value="-4.41450131546925" calcext:value-type="float">
            <text:p>-4.4145013155</text:p>
          </table:table-cell>
          <table:table-cell office:value-type="float" office:value="-4.41450289543652" calcext:value-type="float">
            <text:p>-4.4145028954</text:p>
          </table:table-cell>
          <table:table-cell office:value-type="float" office:value="-4.41450439857488" calcext:value-type="float">
            <text:p>-4.4145043986</text:p>
          </table:table-cell>
          <table:table-cell office:value-type="float" office:value="-4.41450580744148" calcext:value-type="float">
            <text:p>-4.4145058074</text:p>
          </table:table-cell>
          <table:table-cell office:value-type="float" office:value="-4.41450710632302" calcext:value-type="float">
            <text:p>-4.4145071063</text:p>
          </table:table-cell>
          <table:table-cell office:value-type="float" office:value="-4.41450828138819" calcext:value-type="float">
            <text:p>-4.4145082814</text:p>
          </table:table-cell>
          <table:table-cell office:value-type="float" office:value="-4.41450932081018" calcext:value-type="float">
            <text:p>-4.4145093208</text:p>
          </table:table-cell>
          <table:table-cell office:value-type="float" office:value="-4.41451021485925" calcext:value-type="float">
            <text:p>-4.4145102149</text:p>
          </table:table-cell>
          <table:table-cell office:value-type="float" office:value="-4.41451095596684" calcext:value-type="float">
            <text:p>-4.414510956</text:p>
          </table:table-cell>
          <table:table-cell office:value-type="float" office:value="-4.41451153875561" calcext:value-type="float">
            <text:p>-4.4145115388</text:p>
          </table:table-cell>
          <table:table-cell office:value-type="float" office:value="-4.41451196004481" calcext:value-type="float">
            <text:p>-4.41451196</text:p>
          </table:table-cell>
          <table:table-cell office:value-type="float" office:value="-4.41451221882395" calcext:value-type="float">
            <text:p>-4.4145122188</text:p>
          </table:table-cell>
          <table:table-cell office:value-type="float" office:value="-4.41451231620135" calcext:value-type="float">
            <text:p>-4.4145123162</text:p>
          </table:table-cell>
          <table:table-cell office:value-type="float" office:value="-4.41451225532728" calcext:value-type="float">
            <text:p>-4.4145122553</text:p>
          </table:table-cell>
          <table:table-cell office:value-type="float" office:value="-4.4145120412894" calcext:value-type="float">
            <text:p>-4.4145120413</text:p>
          </table:table-cell>
          <table:table-cell office:value-type="float" office:value="-4.41451168100163" calcext:value-type="float">
            <text:p>-4.414511681</text:p>
          </table:table-cell>
          <table:table-cell office:value-type="float" office:value="-4.41451118304884" calcext:value-type="float">
            <text:p>-4.414511183</text:p>
          </table:table-cell>
          <table:table-cell office:value-type="float" office:value="-4.41451055754401" calcext:value-type="float">
            <text:p>-4.4145105575</text:p>
          </table:table-cell>
          <table:table-cell office:value-type="float" office:value="-4.41450981594464" calcext:value-type="float">
            <text:p>-4.4145098159</text:p>
          </table:table-cell>
          <table:table-cell office:value-type="float" office:value="-4.41450897088217" calcext:value-type="float">
            <text:p>-4.4145089709</text:p>
          </table:table-cell>
          <table:table-cell office:value-type="float" office:value="-4.4145080359627" calcext:value-type="float">
            <text:p>-4.414508036</text:p>
          </table:table-cell>
          <table:table-cell office:value-type="float" office:value="-4.41450702557319" calcext:value-type="float">
            <text:p>-4.4145070256</text:p>
          </table:table-cell>
          <table:table-cell office:value-type="float" office:value="-4.41450595467831" calcext:value-type="float">
            <text:p>-4.4145059547</text:p>
          </table:table-cell>
          <table:table-cell office:value-type="float" office:value="-4.41450483861984" calcext:value-type="float">
            <text:p>-4.4145048386</text:p>
          </table:table-cell>
          <table:table-cell office:value-type="float" office:value="-4.41450369291315" calcext:value-type="float">
            <text:p>-4.4145036929</text:p>
          </table:table-cell>
          <table:table-cell office:value-type="float" office:value="-4.41450253304876" calcext:value-type="float">
            <text:p>-4.414502533</text:p>
          </table:table-cell>
          <table:table-cell office:value-type="float" office:value="-4.41450137430011" calcext:value-type="float">
            <text:p>-4.4145013743</text:p>
          </table:table-cell>
          <table:table-cell office:value-type="float" office:value="-4.4145002315362" calcext:value-type="float">
            <text:p>-4.4145002315</text:p>
          </table:table-cell>
          <table:table-cell office:value-type="float" office:value="-4.41449911904577" calcext:value-type="float">
            <text:p>-4.414499119</text:p>
          </table:table-cell>
          <table:table-cell office:value-type="float" office:value="-4.41449805037117" calcext:value-type="float">
            <text:p>-4.4144980504</text:p>
          </table:table-cell>
          <table:table-cell office:value-type="float" office:value="-4.4144970381552" calcext:value-type="float">
            <text:p>-4.4144970382</text:p>
          </table:table-cell>
          <table:table-cell office:value-type="float" office:value="-4.41449609400321" calcext:value-type="float">
            <text:p>-4.414496094</text:p>
          </table:table-cell>
          <table:table-cell office:value-type="float" office:value="-4.41449522835917" calcext:value-type="float">
            <text:p>-4.4144952284</text:p>
          </table:table-cell>
          <table:table-cell office:value-type="float" office:value="-4.41449445039932" calcext:value-type="float">
            <text:p>-4.4144944504</text:p>
          </table:table-cell>
          <table:table-cell office:value-type="float" office:value="-4.41449376794542" calcext:value-type="float">
            <text:p>-4.4144937679</text:p>
          </table:table-cell>
          <table:table-cell office:value-type="float" office:value="-4.41449318739223" calcext:value-type="float">
            <text:p>-4.4144931874</text:p>
          </table:table-cell>
          <table:table-cell office:value-type="float" office:value="-4.41449271365962" calcext:value-type="float">
            <text:p>-4.4144927137</text:p>
          </table:table-cell>
          <table:table-cell office:value-type="float" office:value="-4.41449235016103" calcext:value-type="float">
            <text:p>-4.4144923502</text:p>
          </table:table-cell>
          <table:table-cell office:value-type="float" office:value="-4.41449209879261" calcext:value-type="float">
            <text:p>-4.4144920988</text:p>
          </table:table-cell>
          <table:table-cell office:value-type="float" office:value="-4.41449195994237" calcext:value-type="float">
            <text:p>-4.4144919599</text:p>
          </table:table-cell>
          <table:table-cell office:value-type="float" office:value="-4.41449193251889" calcext:value-type="float">
            <text:p>-4.4144919325</text:p>
          </table:table-cell>
          <table:table-cell office:value-type="float" office:value="-4.41449201399862" calcext:value-type="float">
            <text:p>-4.414492014</text:p>
          </table:table-cell>
          <table:table-cell office:value-type="float" office:value="-4.41449220049159" calcext:value-type="float">
            <text:p>-4.4144922005</text:p>
          </table:table-cell>
          <table:table-cell office:value-type="float" office:value="-4.41449248682337" calcext:value-type="float">
            <text:p>-4.4144924868</text:p>
          </table:table-cell>
          <table:table-cell office:value-type="float" office:value="-4.41449286663326" calcext:value-type="float">
            <text:p>-4.4144928666</text:p>
          </table:table-cell>
          <table:table-cell office:value-type="float" office:value="-4.4144933324861" calcext:value-type="float">
            <text:p>-4.4144933325</text:p>
          </table:table-cell>
          <table:table-cell office:value-type="float" office:value="-4.41449387599644" calcext:value-type="float">
            <text:p>-4.414493876</text:p>
          </table:table-cell>
          <table:table-cell office:value-type="float" office:value="-4.41449448796297" calcext:value-type="float">
            <text:p>-4.414494488</text:p>
          </table:table-cell>
          <table:table-cell office:value-type="float" office:value="-4.41449515851125" calcext:value-type="float">
            <text:p>-4.4144951585</text:p>
          </table:table-cell>
          <table:table-cell office:value-type="float" office:value="-4.41449587724167" calcext:value-type="float">
            <text:p>-4.4144958772</text:p>
          </table:table-cell>
          <table:table-cell office:value-type="float" office:value="-4.41449663338337" calcext:value-type="float">
            <text:p>-4.4144966334</text:p>
          </table:table-cell>
          <table:table-cell office:value-type="float" office:value="-4.41449741594655" calcext:value-type="float">
            <text:p>-4.4144974159</text:p>
          </table:table-cell>
          <table:table-cell office:value-type="float" office:value="-4.41449821387723" calcext:value-type="float">
            <text:p>-4.4144982139</text:p>
          </table:table-cell>
          <table:table-cell office:value-type="float" office:value="-4.41449901620653" calcext:value-type="float">
            <text:p>-4.4144990162</text:p>
          </table:table-cell>
          <table:table-cell office:value-type="float" office:value="-4.41449981219665" calcext:value-type="float">
            <text:p>-4.4144998122</text:p>
          </table:table-cell>
          <table:table-cell office:value-type="float" office:value="-4.41450059147999" calcext:value-type="float">
            <text:p>-4.4145005915</text:p>
          </table:table-cell>
          <table:table-cell office:value-type="float" office:value="-4.41450134418755" calcext:value-type="float">
            <text:p>-4.4145013442</text:p>
          </table:table-cell>
          <table:table-cell office:value-type="float" office:value="-4.41450206106956" calcext:value-type="float">
            <text:p>-4.4145020611</text:p>
          </table:table-cell>
          <table:table-cell office:value-type="float" office:value="-4.41450273360269" calcext:value-type="float">
            <text:p>-4.4145027336</text:p>
          </table:table-cell>
          <table:table-cell office:value-type="float" office:value="-4.41450335408486" calcext:value-type="float">
            <text:p>-4.4145033541</text:p>
          </table:table-cell>
          <table:table-cell office:value-type="float" office:value="-4.41450391571574" calcext:value-type="float">
            <text:p>-4.4145039157</text:p>
          </table:table-cell>
          <table:table-cell office:value-type="float" office:value="-4.41450441266357" calcext:value-type="float">
            <text:p>-4.4145044127</text:p>
          </table:table-cell>
          <table:table-cell office:value-type="float" office:value="-4.4145048401156" calcext:value-type="float">
            <text:p>-4.4145048401</text:p>
          </table:table-cell>
          <table:table-cell office:value-type="float" office:value="-4.41450519431451" calcext:value-type="float">
            <text:p>-4.4145051943</text:p>
          </table:table-cell>
          <table:table-cell office:value-type="float" office:value="-4.41450547257777" calcext:value-type="float">
            <text:p>-4.4145054726</text:p>
          </table:table-cell>
          <table:table-cell office:value-type="float" office:value="-4.41450567330406" calcext:value-type="float">
            <text:p>-4.4145056733</text:p>
          </table:table-cell>
          <table:table-cell office:value-type="float" office:value="-4.41450579596303" calcext:value-type="float">
            <text:p>-4.414505796</text:p>
          </table:table-cell>
          <table:table-cell office:value-type="float" office:value="-4.41450584107196" calcext:value-type="float">
            <text:p>-4.4145058411</text:p>
          </table:table-cell>
          <table:table-cell office:value-type="float" office:value="-4.41450581015967" calcext:value-type="float">
            <text:p>-4.4145058102</text:p>
          </table:table-cell>
          <table:table-cell office:value-type="float" office:value="-4.41450570570983" calcext:value-type="float">
            <text:p>-4.4145057057</text:p>
          </table:table-cell>
          <table:table-cell office:value-type="float" office:value="-4.41450553111753" calcext:value-type="float">
            <text:p>-4.4145055311</text:p>
          </table:table-cell>
          <table:table-cell office:value-type="float" office:value="-4.41450529060416" calcext:value-type="float">
            <text:p>-4.4145052906</text:p>
          </table:table-cell>
          <table:table-cell office:value-type="float" office:value="-4.41450498912793" calcext:value-type="float">
            <text:p>-4.4145049891</text:p>
          </table:table-cell>
          <table:table-cell office:value-type="float" office:value="-4.41450463232621" calcext:value-type="float">
            <text:p>-4.4145046323</text:p>
          </table:table-cell>
          <table:table-cell office:value-type="float" office:value="-4.41450422639703" calcext:value-type="float">
            <text:p>-4.4145042264</text:p>
          </table:table-cell>
          <table:table-cell office:value-type="float" office:value="-4.414503778009" calcext:value-type="float">
            <text:p>-4.414503778</text:p>
          </table:table-cell>
          <table:table-cell office:value-type="float" office:value="-4.41450329420039" calcext:value-type="float">
            <text:p>-4.4145032942</text:p>
          </table:table-cell>
          <table:table-cell office:value-type="float" office:value="-4.41450278227463" calcext:value-type="float">
            <text:p>-4.4145027823</text:p>
          </table:table-cell>
          <table:table-cell office:value-type="float" office:value="-4.41450224969646" calcext:value-type="float">
            <text:p>-4.4145022497</text:p>
          </table:table-cell>
          <table:table-cell office:value-type="float" office:value="-4.41450170398951" calcext:value-type="float">
            <text:p>-4.414501704</text:p>
          </table:table-cell>
          <table:table-cell office:value-type="float" office:value="-4.41450115263517" calcext:value-type="float">
            <text:p>-4.4145011526</text:p>
          </table:table-cell>
          <table:table-cell office:value-type="float" office:value="-4.41450060297671" calcext:value-type="float">
            <text:p>-4.414500603</text:p>
          </table:table-cell>
          <table:table-cell office:value-type="float" office:value="-4.41450006212563" calcext:value-type="float">
            <text:p>-4.4145000621</text:p>
          </table:table-cell>
          <table:table-cell office:value-type="float" office:value="-4.41449953687668" calcext:value-type="float">
            <text:p>-4.4144995369</text:p>
          </table:table-cell>
          <table:table-cell office:value-type="float" office:value="-4.41449903362737" calcext:value-type="float">
            <text:p>-4.4144990336</text:p>
          </table:table-cell>
          <table:table-cell office:value-type="float" office:value="-4.41449855830624" calcext:value-type="float">
            <text:p>-4.4144985583</text:p>
          </table:table-cell>
          <table:table-cell office:value-type="float" office:value="-4.4144981163093" calcext:value-type="float">
            <text:p>-4.4144981163</text:p>
          </table:table-cell>
          <table:table-cell office:value-type="float" office:value="-4.4144977124453" calcext:value-type="float">
            <text:p>-4.4144977124</text:p>
          </table:table-cell>
          <table:table-cell office:value-type="float" office:value="-4.41449735089039" calcext:value-type="float">
            <text:p>-4.4144973509</text:p>
          </table:table-cell>
          <table:table-cell office:value-type="float" office:value="-4.4144970351519" calcext:value-type="float">
            <text:p>-4.4144970352</text:p>
          </table:table-cell>
          <table:table-cell office:value-type="float" office:value="-4.41449676804357" calcext:value-type="float">
            <text:p>-4.414496768</text:p>
          </table:table-cell>
          <table:table-cell office:value-type="float" office:value="-4.41449655166815" calcext:value-type="float">
            <text:p>-4.4144965517</text:p>
          </table:table-cell>
          <table:table-cell office:value-type="float" office:value="-4.41449638741206" calcext:value-type="float">
            <text:p>-4.4144963874</text:p>
          </table:table-cell>
          <table:table-cell office:value-type="float" office:value="-4.4144962759472" calcext:value-type="float">
            <text:p>-4.4144962759</text:p>
          </table:table-cell>
          <table:table-cell office:value-type="float" office:value="-4.41449621724517" calcext:value-type="float">
            <text:p>-4.4144962172</text:p>
          </table:table-cell>
          <table:table-cell office:value-type="float" office:value="-4.41449621059562" calcext:value-type="float">
            <text:p>-4.4144962106</text:p>
          </table:table-cell>
          <table:table-cell office:value-type="float" office:value="-4.41449625463712" calcext:value-type="float">
            <text:p>-4.4144962546</text:p>
          </table:table-cell>
          <table:table-cell office:value-type="float" office:value="-4.4144963473923" calcext:value-type="float">
            <text:p>-4.4144963474</text:p>
          </table:table-cell>
          <table:table-cell office:value-type="float" office:value="-4.41449648631166" calcext:value-type="float">
            <text:p>-4.4144964863</text:p>
          </table:table-cell>
          <table:table-cell office:value-type="float" office:value="-4.41449666832156" calcext:value-type="float">
            <text:p>-4.4144966683</text:p>
          </table:table-cell>
          <table:table-cell office:value-type="float" office:value="-4.4144968898796" calcext:value-type="float">
            <text:p>-4.4144968899</text:p>
          </table:table-cell>
          <table:table-cell office:value-type="float" office:value="-4.41449714703181" calcext:value-type="float">
            <text:p>-4.414497147</text:p>
          </table:table-cell>
          <table:table-cell office:value-type="float" office:value="-4.41449743547536" calcext:value-type="float">
            <text:p>-4.4144974355</text:p>
          </table:table-cell>
          <table:table-cell office:value-type="float" office:value="-4.41449775062251" calcext:value-type="float">
            <text:p>-4.4144977506</text:p>
          </table:table-cell>
          <table:table-cell office:value-type="float" office:value="-4.41449808766669" calcext:value-type="float">
            <text:p>-4.4144980877</text:p>
          </table:table-cell>
          <table:table-cell office:value-type="float" office:value="-4.41449844164929" calcext:value-type="float">
            <text:p>-4.4144984416</text:p>
          </table:table-cell>
          <table:table-cell office:value-type="float" office:value="-4.41449880752765" calcext:value-type="float">
            <text:p>-4.4144988075</text:p>
          </table:table-cell>
          <table:table-cell office:value-type="float" office:value="-4.41449918023974" calcext:value-type="float">
            <text:p>-4.4144991802</text:p>
          </table:table-cell>
          <table:table-cell office:value-type="float" office:value="-4.41449955476976" calcext:value-type="float">
            <text:p>-4.4144995548</text:p>
          </table:table-cell>
          <table:table-cell office:value-type="float" office:value="-4.41449992621037" calcext:value-type="float">
            <text:p>-4.4144999262</text:p>
          </table:table-cell>
          <table:table-cell office:value-type="float" office:value="-4.41450028982172" calcext:value-type="float">
            <text:p>-4.4145002898</text:p>
          </table:table-cell>
          <table:table-cell office:value-type="float" office:value="-4.41450064108824" calcext:value-type="float">
            <text:p>-4.4145006411</text:p>
          </table:table-cell>
          <table:table-cell office:value-type="float" office:value="-4.41450097576891" calcext:value-type="float">
            <text:p>-4.4145009758</text:p>
          </table:table-cell>
          <table:table-cell office:value-type="float" office:value="-4.41450128994588" calcext:value-type="float">
            <text:p>-4.4145012899</text:p>
          </table:table-cell>
          <table:table-cell office:value-type="float" office:value="-4.41450158006531" calcext:value-type="float">
            <text:p>-4.4145015801</text:p>
          </table:table-cell>
          <table:table-cell office:value-type="float" office:value="-4.4145018429741" calcext:value-type="float">
            <text:p>-4.414501843</text:p>
          </table:table-cell>
          <table:table-cell office:value-type="float" office:value="-4.41450207595076" calcext:value-type="float">
            <text:p>-4.414502076</text:p>
          </table:table-cell>
          <table:table-cell office:value-type="float" office:value="-4.41450227672918" calcext:value-type="float">
            <text:p>-4.4145022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499955704221" calcext:value-type="float">
            <text:p>-0.4904999557</text:p>
          </table:table-cell>
          <table:table-cell office:value-type="float" office:value="-0.980990847509267" calcext:value-type="float">
            <text:p>-0.9809908475</text:p>
          </table:table-cell>
          <table:table-cell office:value-type="float" office:value="-1.4712488519735" calcext:value-type="float">
            <text:p>-1.471248852</text:p>
          </table:table-cell>
          <table:table-cell office:value-type="float" office:value="-1.9592144401293" calcext:value-type="float">
            <text:p>-1.9592144401</text:p>
          </table:table-cell>
          <table:table-cell office:value-type="float" office:value="-2.43512939811714" calcext:value-type="float">
            <text:p>-2.4351293981</text:p>
          </table:table-cell>
          <table:table-cell office:value-type="float" office:value="-2.87242845162955" calcext:value-type="float">
            <text:p>-2.8724284516</text:p>
          </table:table-cell>
          <table:table-cell office:value-type="float" office:value="-3.22727507409533" calcext:value-type="float">
            <text:p>-3.2272750741</text:p>
          </table:table-cell>
          <table:table-cell office:value-type="float" office:value="-3.45204521728929" calcext:value-type="float">
            <text:p>-3.4520452173</text:p>
          </table:table-cell>
          <table:table-cell office:value-type="float" office:value="-3.51004435041776" calcext:value-type="float">
            <text:p>-3.5100443504</text:p>
          </table:table-cell>
          <table:table-cell office:value-type="float" office:value="-3.39001707750283" calcext:value-type="float">
            <text:p>-3.3900170775</text:p>
          </table:table-cell>
          <table:table-cell office:value-type="float" office:value="-3.13070437931954" calcext:value-type="float">
            <text:p>-3.1307043793</text:p>
          </table:table-cell>
          <table:table-cell office:value-type="float" office:value="-2.82606066337178" calcext:value-type="float">
            <text:p>-2.8260606634</text:p>
          </table:table-cell>
          <table:table-cell office:value-type="float" office:value="-2.59448491978211" calcext:value-type="float">
            <text:p>-2.5944849198</text:p>
          </table:table-cell>
          <table:table-cell office:value-type="float" office:value="-2.52818113623326" calcext:value-type="float">
            <text:p>-2.5281811362</text:p>
          </table:table-cell>
          <table:table-cell office:value-type="float" office:value="-2.65331484400071" calcext:value-type="float">
            <text:p>-2.653314844</text:p>
          </table:table-cell>
          <table:table-cell office:value-type="float" office:value="-2.92267153465481" calcext:value-type="float">
            <text:p>-2.9226715347</text:p>
          </table:table-cell>
          <table:table-cell office:value-type="float" office:value="-3.25564996602556" calcext:value-type="float">
            <text:p>-3.255649966</text:p>
          </table:table-cell>
          <table:table-cell office:value-type="float" office:value="-3.58334990865222" calcext:value-type="float">
            <text:p>-3.5833499087</text:p>
          </table:table-cell>
          <table:table-cell office:value-type="float" office:value="-3.85668847980276" calcext:value-type="float">
            <text:p>-3.8566884798</text:p>
          </table:table-cell>
          <table:table-cell office:value-type="float" office:value="-4.05716314431109" calcext:value-type="float">
            <text:p>-4.0571631443</text:p>
          </table:table-cell>
          <table:table-cell office:value-type="float" office:value="-4.21341617360787" calcext:value-type="float">
            <text:p>-4.2134161736</text:p>
          </table:table-cell>
          <table:table-cell office:value-type="float" office:value="-4.37731821135984" calcext:value-type="float">
            <text:p>-4.3773182114</text:p>
          </table:table-cell>
          <table:table-cell office:value-type="float" office:value="-4.59153423046185" calcext:value-type="float">
            <text:p>-4.5915342305</text:p>
          </table:table-cell>
          <table:table-cell office:value-type="float" office:value="-4.87209394698076" calcext:value-type="float">
            <text:p>-4.872093947</text:p>
          </table:table-cell>
          <table:table-cell office:value-type="float" office:value="-5.19667054689002" calcext:value-type="float">
            <text:p>-5.1966705469</text:p>
          </table:table-cell>
          <table:table-cell office:value-type="float" office:value="-5.51993630561669" calcext:value-type="float">
            <text:p>-5.5199363056</text:p>
          </table:table-cell>
          <table:table-cell office:value-type="float" office:value="-5.81344027834828" calcext:value-type="float">
            <text:p>-5.8134402783</text:p>
          </table:table-cell>
          <table:table-cell office:value-type="float" office:value="-6.09175315175851" calcext:value-type="float">
            <text:p>-6.0917531518</text:p>
          </table:table-cell>
          <table:table-cell office:value-type="float" office:value="-6.3981602730622" calcext:value-type="float">
            <text:p>-6.3981602731</text:p>
          </table:table-cell>
          <table:table-cell office:value-type="float" office:value="-6.75575540119128" calcext:value-type="float">
            <text:p>-6.7557554012</text:p>
          </table:table-cell>
          <table:table-cell office:value-type="float" office:value="-7.13515351376316" calcext:value-type="float">
            <text:p>-7.1351535138</text:p>
          </table:table-cell>
          <table:table-cell office:value-type="float" office:value="-7.50893039209344" calcext:value-type="float">
            <text:p>-7.5089303921</text:p>
          </table:table-cell>
          <table:table-cell office:value-type="float" office:value="-7.90828118927514" calcext:value-type="float">
            <text:p>-7.9082811893</text:p>
          </table:table-cell>
          <table:table-cell office:value-type="float" office:value="-8.35803123737415" calcext:value-type="float">
            <text:p>-8.3580312374</text:p>
          </table:table-cell>
          <table:table-cell office:value-type="float" office:value="-8.88074279809208" calcext:value-type="float">
            <text:p>-8.8807427981</text:p>
          </table:table-cell>
          <table:table-cell office:value-type="float" office:value="-9.44059727956134" calcext:value-type="float">
            <text:p>-9.4405972796</text:p>
          </table:table-cell>
          <table:table-cell office:value-type="float" office:value="-9.55346259301671" calcext:value-type="float">
            <text:p>-9.553462593</text:p>
          </table:table-cell>
          <table:table-cell office:value-type="float" office:value="-8.68936548892306" calcext:value-type="float">
            <text:p>-8.6893654889</text:p>
          </table:table-cell>
          <table:table-cell office:value-type="float" office:value="-7.35848635488124" calcext:value-type="float">
            <text:p>-7.3584863549</text:p>
          </table:table-cell>
          <table:table-cell office:value-type="float" office:value="-6.37767459352821" calcext:value-type="float">
            <text:p>-6.3776745935</text:p>
          </table:table-cell>
          <table:table-cell office:value-type="float" office:value="-5.77712731220424" calcext:value-type="float">
            <text:p>-5.7771273122</text:p>
          </table:table-cell>
          <table:table-cell office:value-type="float" office:value="-5.33870081161078" calcext:value-type="float">
            <text:p>-5.3387008116</text:p>
          </table:table-cell>
          <table:table-cell office:value-type="float" office:value="-4.97738862344853" calcext:value-type="float">
            <text:p>-4.9773886234</text:p>
          </table:table-cell>
          <table:table-cell office:value-type="float" office:value="-4.66415519467889" calcext:value-type="float">
            <text:p>-4.6641551947</text:p>
          </table:table-cell>
          <table:table-cell office:value-type="float" office:value="-4.38492598752092" calcext:value-type="float">
            <text:p>-4.3849259875</text:p>
          </table:table-cell>
          <table:table-cell office:value-type="float" office:value="-4.13120334605595" calcext:value-type="float">
            <text:p>-4.1312033461</text:p>
          </table:table-cell>
          <table:table-cell office:value-type="float" office:value="-3.89702034915485" calcext:value-type="float">
            <text:p>-3.8970203492</text:p>
          </table:table-cell>
          <table:table-cell office:value-type="float" office:value="-3.67821011279665" calcext:value-type="float">
            <text:p>-3.6782101128</text:p>
          </table:table-cell>
          <table:table-cell office:value-type="float" office:value="-3.47222687253197" calcext:value-type="float">
            <text:p>-3.4722268725</text:p>
          </table:table-cell>
          <table:table-cell office:value-type="float" office:value="-3.27777019358864" calcext:value-type="float">
            <text:p>-3.2777701936</text:p>
          </table:table-cell>
          <table:table-cell office:value-type="float" office:value="-3.09432235524378" calcext:value-type="float">
            <text:p>-3.0943223552</text:p>
          </table:table-cell>
          <table:table-cell office:value-type="float" office:value="-2.92205166117234" calcext:value-type="float">
            <text:p>-2.9220516612</text:p>
          </table:table-cell>
          <table:table-cell office:value-type="float" office:value="-2.76191082695248" calcext:value-type="float">
            <text:p>-2.761910827</text:p>
          </table:table-cell>
          <table:table-cell office:value-type="float" office:value="-2.61565573131303" calcext:value-type="float">
            <text:p>-2.6156557313</text:p>
          </table:table-cell>
          <table:table-cell office:value-type="float" office:value="-2.48570410339084" calcext:value-type="float">
            <text:p>-2.4857041034</text:p>
          </table:table-cell>
          <table:table-cell office:value-type="float" office:value="-2.37484106185822" calcext:value-type="float">
            <text:p>-2.3748410619</text:p>
          </table:table-cell>
          <table:table-cell office:value-type="float" office:value="-2.28583941768049" calcext:value-type="float">
            <text:p>-2.2858394177</text:p>
          </table:table-cell>
          <table:table-cell office:value-type="float" office:value="-2.22108340121708" calcext:value-type="float">
            <text:p>-2.2210834012</text:p>
          </table:table-cell>
          <table:table-cell office:value-type="float" office:value="-2.18226539456617" calcext:value-type="float">
            <text:p>-2.1822653946</text:p>
          </table:table-cell>
          <table:table-cell office:value-type="float" office:value="-2.17019737452276" calcext:value-type="float">
            <text:p>-2.1701973745</text:p>
          </table:table-cell>
          <table:table-cell office:value-type="float" office:value="-2.18475761699551" calcext:value-type="float">
            <text:p>-2.184757617</text:p>
          </table:table-cell>
          <table:table-cell office:value-type="float" office:value="-2.22497158929394" calcext:value-type="float">
            <text:p>-2.2249715893</text:p>
          </table:table-cell>
          <table:table-cell office:value-type="float" office:value="-2.28919750072089" calcext:value-type="float">
            <text:p>-2.2891975007</text:p>
          </table:table-cell>
          <table:table-cell office:value-type="float" office:value="-2.37536151250857" calcext:value-type="float">
            <text:p>-2.3753615125</text:p>
          </table:table-cell>
          <table:table-cell office:value-type="float" office:value="-2.48117955217083" calcext:value-type="float">
            <text:p>-2.4811795522</text:p>
          </table:table-cell>
          <table:table-cell office:value-type="float" office:value="-2.60431623142452" calcext:value-type="float">
            <text:p>-2.6043162314</text:p>
          </table:table-cell>
          <table:table-cell office:value-type="float" office:value="-2.74245798956839" calcext:value-type="float">
            <text:p>-2.7424579896</text:p>
          </table:table-cell>
          <table:table-cell office:value-type="float" office:value="-2.89330388056137" calcext:value-type="float">
            <text:p>-2.8933038806</text:p>
          </table:table-cell>
          <table:table-cell office:value-type="float" office:value="-3.05449477185972" calcext:value-type="float">
            <text:p>-3.0544947719</text:p>
          </table:table-cell>
          <table:table-cell office:value-type="float" office:value="-3.22350972550516" calcext:value-type="float">
            <text:p>-3.2235097255</text:p>
          </table:table-cell>
          <table:table-cell office:value-type="float" office:value="-3.39756153774925" calcext:value-type="float">
            <text:p>-3.3975615377</text:p>
          </table:table-cell>
          <table:table-cell office:value-type="float" office:value="-3.57352560145193" calcext:value-type="float">
            <text:p>-3.5735256015</text:p>
          </table:table-cell>
          <table:table-cell office:value-type="float" office:value="-3.74793653756314" calcext:value-type="float">
            <text:p>-3.7479365376</text:p>
          </table:table-cell>
          <table:table-cell office:value-type="float" office:value="-3.91708023364972" calcext:value-type="float">
            <text:p>-3.9170802336</text:p>
          </table:table-cell>
          <table:table-cell office:value-type="float" office:value="-4.07719029840146" calcext:value-type="float">
            <text:p>-4.0771902984</text:p>
          </table:table-cell>
          <table:table-cell office:value-type="float" office:value="-4.22472930465859" calcext:value-type="float">
            <text:p>-4.2247293047</text:p>
          </table:table-cell>
          <table:table-cell office:value-type="float" office:value="-4.35670686160699" calcext:value-type="float">
            <text:p>-4.3567068616</text:p>
          </table:table-cell>
          <table:table-cell office:value-type="float" office:value="-4.47097176621826" calcext:value-type="float">
            <text:p>-4.4709717662</text:p>
          </table:table-cell>
          <table:table-cell office:value-type="float" office:value="-4.56642083846676" calcext:value-type="float">
            <text:p>-4.5664208385</text:p>
          </table:table-cell>
          <table:table-cell office:value-type="float" office:value="-4.64308774555322" calcext:value-type="float">
            <text:p>-4.6430877456</text:p>
          </table:table-cell>
          <table:table-cell office:value-type="float" office:value="-4.70210005631962" calcext:value-type="float">
            <text:p>-4.7021000563</text:p>
          </table:table-cell>
          <table:table-cell office:value-type="float" office:value="-4.74551422308289" calcext:value-type="float">
            <text:p>-4.7455142231</text:p>
          </table:table-cell>
          <table:table-cell office:value-type="float" office:value="-4.7760556638242" calcext:value-type="float">
            <text:p>-4.7760556638</text:p>
          </table:table-cell>
          <table:table-cell office:value-type="float" office:value="-4.7968059045717" calcext:value-type="float">
            <text:p>-4.7968059046</text:p>
          </table:table-cell>
          <table:table-cell office:value-type="float" office:value="-4.81088742030162" calcext:value-type="float">
            <text:p>-4.8108874203</text:p>
          </table:table-cell>
          <table:table-cell office:value-type="float" office:value="-4.82119278326591" calcext:value-type="float">
            <text:p>-4.8211927833</text:p>
          </table:table-cell>
          <table:table-cell office:value-type="float" office:value="-4.83018596645998" calcext:value-type="float">
            <text:p>-4.8301859665</text:p>
          </table:table-cell>
          <table:table-cell office:value-type="float" office:value="-4.83977703872376" calcext:value-type="float">
            <text:p>-4.8397770387</text:p>
          </table:table-cell>
          <table:table-cell office:value-type="float" office:value="-4.85124887386724" calcext:value-type="float">
            <text:p>-4.8512488739</text:p>
          </table:table-cell>
          <table:table-cell office:value-type="float" office:value="-4.86520488697618" calcext:value-type="float">
            <text:p>-4.865204887</text:p>
          </table:table-cell>
          <table:table-cell office:value-type="float" office:value="-4.88151150161275" calcext:value-type="float">
            <text:p>-4.8815115016</text:p>
          </table:table-cell>
          <table:table-cell office:value-type="float" office:value="-4.89922225611482" calcext:value-type="float">
            <text:p>-4.8992222561</text:p>
          </table:table-cell>
          <table:table-cell office:value-type="float" office:value="-4.91648436798473" calcext:value-type="float">
            <text:p>-4.916484368</text:p>
          </table:table-cell>
          <table:table-cell office:value-type="float" office:value="-4.93044190193813" calcext:value-type="float">
            <text:p>-4.9304419019</text:p>
          </table:table-cell>
          <table:table-cell office:value-type="float" office:value="-4.93717672693692" calcext:value-type="float">
            <text:p>-4.9371767269</text:p>
          </table:table-cell>
          <table:table-cell office:value-type="float" office:value="-4.93179287463081" calcext:value-type="float">
            <text:p>-4.9317928746</text:p>
          </table:table-cell>
          <table:table-cell office:value-type="float" office:value="-4.90883857417971" calcext:value-type="float">
            <text:p>-4.9088385742</text:p>
          </table:table-cell>
          <table:table-cell office:value-type="float" office:value="-4.86325967292462" calcext:value-type="float">
            <text:p>-4.8632596729</text:p>
          </table:table-cell>
          <table:table-cell office:value-type="float" office:value="-4.79182213838043" calcext:value-type="float">
            <text:p>-4.7918221384</text:p>
          </table:table-cell>
          <table:table-cell office:value-type="float" office:value="-4.69446502037372" calcext:value-type="float">
            <text:p>-4.6944650204</text:p>
          </table:table-cell>
          <table:table-cell office:value-type="float" office:value="-4.57477638459922" calcext:value-type="float">
            <text:p>-4.5747763846</text:p>
          </table:table-cell>
          <table:table-cell office:value-type="float" office:value="-4.43917488520799" calcext:value-type="float">
            <text:p>-4.4391748852</text:p>
          </table:table-cell>
          <table:table-cell office:value-type="float" office:value="-4.29521547111412" calcext:value-type="float">
            <text:p>-4.2952154711</text:p>
          </table:table-cell>
          <table:table-cell office:value-type="float" office:value="-4.14992822557156" calcext:value-type="float">
            <text:p>-4.1499282256</text:p>
          </table:table-cell>
          <table:table-cell office:value-type="float" office:value="-4.00884535447663" calcext:value-type="float">
            <text:p>-4.0088453545</text:p>
          </table:table-cell>
          <table:table-cell office:value-type="float" office:value="-3.87578394820719" calcext:value-type="float">
            <text:p>-3.8757839482</text:p>
          </table:table-cell>
          <table:table-cell office:value-type="float" office:value="-3.75309064111793" calcext:value-type="float">
            <text:p>-3.7530906411</text:p>
          </table:table-cell>
          <table:table-cell office:value-type="float" office:value="-3.6420357843463" calcext:value-type="float">
            <text:p>-3.6420357843</text:p>
          </table:table-cell>
          <table:table-cell office:value-type="float" office:value="-3.54317780682672" calcext:value-type="float">
            <text:p>-3.5431778068</text:p>
          </table:table-cell>
          <table:table-cell office:value-type="float" office:value="-3.45663731382921" calcext:value-type="float">
            <text:p>-3.4566373138</text:p>
          </table:table-cell>
          <table:table-cell office:value-type="float" office:value="-3.38228117875157" calcext:value-type="float">
            <text:p>-3.3822811788</text:p>
          </table:table-cell>
          <table:table-cell office:value-type="float" office:value="-3.31983662231516" calcext:value-type="float">
            <text:p>-3.3198366223</text:p>
          </table:table-cell>
          <table:table-cell office:value-type="float" office:value="-3.26895685900052" calcext:value-type="float">
            <text:p>-3.268956859</text:p>
          </table:table-cell>
          <table:table-cell office:value-type="float" office:value="-3.22925589777053" calcext:value-type="float">
            <text:p>-3.2292558978</text:p>
          </table:table-cell>
          <table:table-cell office:value-type="float" office:value="-3.20032524383837" calcext:value-type="float">
            <text:p>-3.2003252438</text:p>
          </table:table-cell>
          <table:table-cell office:value-type="float" office:value="-3.18174096507391" calcext:value-type="float">
            <text:p>-3.1817409651</text:p>
          </table:table-cell>
          <table:table-cell office:value-type="float" office:value="-3.17306624305912" calcext:value-type="float">
            <text:p>-3.1730662431</text:p>
          </table:table-cell>
          <table:table-cell office:value-type="float" office:value="-3.17385214626662" calcext:value-type="float">
            <text:p>-3.1738521463</text:p>
          </table:table-cell>
          <table:table-cell office:value-type="float" office:value="-3.18363777981234" calcext:value-type="float">
            <text:p>-3.1836377798</text:p>
          </table:table-cell>
          <table:table-cell office:value-type="float" office:value="-3.20194997880345" calcext:value-type="float">
            <text:p>-3.2019499788</text:p>
          </table:table-cell>
          <table:table-cell office:value-type="float" office:value="-3.22830216567679" calcext:value-type="float">
            <text:p>-3.2283021657</text:p>
          </table:table-cell>
          <table:table-cell office:value-type="float" office:value="-3.26219179275395" calcext:value-type="float">
            <text:p>-3.2621917928</text:p>
          </table:table-cell>
          <table:table-cell office:value-type="float" office:value="-3.30309587783221" calcext:value-type="float">
            <text:p>-3.3030958778</text:p>
          </table:table-cell>
          <table:table-cell office:value-type="float" office:value="-3.35046445109054" calcext:value-type="float">
            <text:p>-3.3504644511</text:p>
          </table:table-cell>
          <table:table-cell office:value-type="float" office:value="-3.4037121852735" calcext:value-type="float">
            <text:p>-3.4037121853</text:p>
          </table:table-cell>
          <table:table-cell office:value-type="float" office:value="-3.46220897642666" calcext:value-type="float">
            <text:p>-3.4622089764</text:p>
          </table:table-cell>
          <table:table-cell office:value-type="float" office:value="-3.52527066963189" calcext:value-type="float">
            <text:p>-3.5252706696</text:p>
          </table:table-cell>
          <table:table-cell office:value-type="float" office:value="-3.59215138854531" calcext:value-type="float">
            <text:p>-3.5921513885</text:p>
          </table:table-cell>
          <table:table-cell office:value-type="float" office:value="-3.66203897328542" calcext:value-type="float">
            <text:p>-3.6620389733</text:p>
          </table:table-cell>
          <table:table-cell office:value-type="float" office:value="-3.73405485287639" calcext:value-type="float">
            <text:p>-3.7340548529</text:p>
          </table:table-cell>
          <table:table-cell office:value-type="float" office:value="-3.80725931305187" calcext:value-type="float">
            <text:p>-3.8072593131</text:p>
          </table:table-cell>
          <table:table-cell office:value-type="float" office:value="-3.88066262464354" calcext:value-type="float">
            <text:p>-3.8806626246</text:p>
          </table:table-cell>
          <table:table-cell office:value-type="float" office:value="-3.95324192689908" calcext:value-type="float">
            <text:p>-3.9532419269</text:p>
          </table:table-cell>
          <table:table-cell office:value-type="float" office:value="-4.02396316035282" calcext:value-type="float">
            <text:p>-4.0239631604</text:p>
          </table:table-cell>
          <table:table-cell office:value-type="float" office:value="-4.09180676497729" calcext:value-type="float">
            <text:p>-4.091806765</text:p>
          </table:table-cell>
          <table:table-cell office:value-type="float" office:value="-4.15579537032721" calcext:value-type="float">
            <text:p>-4.1557953703</text:p>
          </table:table-cell>
          <table:table-cell office:value-type="float" office:value="-4.2150213952128" calcext:value-type="float">
            <text:p>-4.2150213952</text:p>
          </table:table-cell>
          <table:table-cell office:value-type="float" office:value="-4.26867243314045" calcext:value-type="float">
            <text:p>-4.2686724331</text:p>
          </table:table-cell>
          <table:table-cell office:value-type="float" office:value="-4.31605257369831" calcext:value-type="float">
            <text:p>-4.3160525737</text:p>
          </table:table-cell>
          <table:table-cell office:value-type="float" office:value="-4.35659837335466" calcext:value-type="float">
            <text:p>-4.3565983734</text:p>
          </table:table-cell>
          <table:table-cell office:value-type="float" office:value="-4.38988893515476" calcext:value-type="float">
            <text:p>-4.3898889352</text:p>
          </table:table-cell>
          <table:table-cell office:value-type="float" office:value="-4.41565032214399" calcext:value-type="float">
            <text:p>-4.4156503221</text:p>
          </table:table-cell>
          <table:table-cell office:value-type="float" office:value="-4.43375513913594" calcext:value-type="float">
            <text:p>-4.4337551391</text:p>
          </table:table-cell>
          <table:table-cell office:value-type="float" office:value="-4.44421843619732" calcext:value-type="float">
            <text:p>-4.4442184362</text:p>
          </table:table-cell>
          <table:table-cell office:value-type="float" office:value="-4.44719105952232" calcext:value-type="float">
            <text:p>-4.4471910595</text:p>
          </table:table-cell>
          <table:table-cell office:value-type="float" office:value="-4.44295124489385" calcext:value-type="float">
            <text:p>-4.4429512449</text:p>
          </table:table-cell>
          <table:table-cell office:value-type="float" office:value="-4.4318947488059" calcext:value-type="float">
            <text:p>-4.4318947488</text:p>
          </table:table-cell>
          <table:table-cell office:value-type="float" office:value="-4.41452332606815" calcext:value-type="float">
            <text:p>-4.4145233261</text:p>
          </table:table-cell>
          <table:table-cell office:value-type="float" office:value="-4.39143106550462" calcext:value-type="float">
            <text:p>-4.3914310655</text:p>
          </table:table-cell>
          <table:table-cell office:value-type="float" office:value="-4.3632880959693" calcext:value-type="float">
            <text:p>-4.363288096</text:p>
          </table:table-cell>
          <table:table-cell office:value-type="float" office:value="-4.33082148164352" calcext:value-type="float">
            <text:p>-4.3308214816</text:p>
          </table:table-cell>
          <table:table-cell office:value-type="float" office:value="-4.29479364744725" calcext:value-type="float">
            <text:p>-4.2947936474</text:p>
          </table:table-cell>
          <table:table-cell office:value-type="float" office:value="-4.25597925983072" calcext:value-type="float">
            <text:p>-4.2559792598</text:p>
          </table:table-cell>
          <table:table-cell office:value-type="float" office:value="-4.21514197103497" calcext:value-type="float">
            <text:p>-4.215141971</text:p>
          </table:table-cell>
          <table:table-cell office:value-type="float" office:value="-4.17301268841261" calcext:value-type="float">
            <text:p>-4.1730126884</text:p>
          </table:table-cell>
          <table:table-cell office:value-type="float" office:value="-4.13027099277911" calcext:value-type="float">
            <text:p>-4.1302709928</text:p>
          </table:table-cell>
          <table:table-cell office:value-type="float" office:value="-4.08753101097503" calcext:value-type="float">
            <text:p>-4.087531011</text:p>
          </table:table-cell>
          <table:table-cell office:value-type="float" office:value="-4.0453325205092" calcext:value-type="float">
            <text:p>-4.0453325205</text:p>
          </table:table-cell>
          <table:table-cell office:value-type="float" office:value="-4.0041374401204" calcext:value-type="float">
            <text:p>-4.0041374401</text:p>
          </table:table-cell>
          <table:table-cell office:value-type="float" office:value="-3.96433126180871" calcext:value-type="float">
            <text:p>-3.9643312618</text:p>
          </table:table-cell>
          <table:table-cell office:value-type="float" office:value="-3.92622851151473" calcext:value-type="float">
            <text:p>-3.9262285115</text:p>
          </table:table-cell>
          <table:table-cell office:value-type="float" office:value="-3.89008105108353" calcext:value-type="float">
            <text:p>-3.8900810511</text:p>
          </table:table-cell>
          <table:table-cell office:value-type="float" office:value="-3.85608796759684" calcext:value-type="float">
            <text:p>-3.8560879676</text:p>
          </table:table-cell>
          <table:table-cell office:value-type="float" office:value="-3.8244059066347" calcext:value-type="float">
            <text:p>-3.8244059066</text:p>
          </table:table-cell>
          <table:table-cell office:value-type="float" office:value="-3.79515893354577" calcext:value-type="float">
            <text:p>-3.7951589335</text:p>
          </table:table-cell>
          <table:table-cell office:value-type="float" office:value="-3.76844728277488" calcext:value-type="float">
            <text:p>-3.7684472828</text:p>
          </table:table-cell>
          <table:table-cell office:value-type="float" office:value="-3.74435462085213" calcext:value-type="float">
            <text:p>-3.7443546209</text:p>
          </table:table-cell>
          <table:table-cell office:value-type="float" office:value="-3.72295366557125" calcext:value-type="float">
            <text:p>-3.7229536656</text:p>
          </table:table-cell>
          <table:table-cell office:value-type="float" office:value="-3.70431015719844" calcext:value-type="float">
            <text:p>-3.7043101572</text:p>
          </table:table-cell>
          <table:table-cell office:value-type="float" office:value="-3.68848527124403" calcext:value-type="float">
            <text:p>-3.6884852712</text:p>
          </table:table-cell>
          <table:table-cell office:value-type="float" office:value="-3.67553661170204" calcext:value-type="float">
            <text:p>-3.6755366117</text:p>
          </table:table-cell>
          <table:table-cell office:value-type="float" office:value="-3.66551794711156" calcext:value-type="float">
            <text:p>-3.6655179471</text:p>
          </table:table-cell>
          <table:table-cell office:value-type="float" office:value="-3.65847786461387" calcext:value-type="float">
            <text:p>-3.6584778646</text:p>
          </table:table-cell>
          <table:table-cell office:value-type="float" office:value="-3.65445752812493" calcext:value-type="float">
            <text:p>-3.6544575281</text:p>
          </table:table-cell>
          <table:table-cell office:value-type="float" office:value="-3.65348773745081" calcext:value-type="float">
            <text:p>-3.6534877375</text:p>
          </table:table-cell>
          <table:table-cell office:value-type="float" office:value="-3.6555854920484" calcext:value-type="float">
            <text:p>-3.655585492</text:p>
          </table:table-cell>
          <table:table-cell office:value-type="float" office:value="-3.66075026044109" calcext:value-type="float">
            <text:p>-3.6607502604</text:p>
          </table:table-cell>
          <table:table-cell office:value-type="float" office:value="-3.66896013963157" calcext:value-type="float">
            <text:p>-3.6689601396</text:p>
          </table:table-cell>
          <table:table-cell office:value-type="float" office:value="-3.68016805785559" calcext:value-type="float">
            <text:p>-3.6801680579</text:p>
          </table:table-cell>
          <table:table-cell office:value-type="float" office:value="-3.69429813343421" calcext:value-type="float">
            <text:p>-3.6942981334</text:p>
          </table:table-cell>
          <table:table-cell office:value-type="float" office:value="-3.71124226163118" calcext:value-type="float">
            <text:p>-3.7112422616</text:p>
          </table:table-cell>
          <table:table-cell office:value-type="float" office:value="-3.73085697198796" calcext:value-type="float">
            <text:p>-3.730856972</text:p>
          </table:table-cell>
          <table:table-cell office:value-type="float" office:value="-3.7529605919128" calcext:value-type="float">
            <text:p>-3.7529605919</text:p>
          </table:table-cell>
          <table:table-cell office:value-type="float" office:value="-3.77733077627643" calcext:value-type="float">
            <text:p>-3.7773307763</text:p>
          </table:table-cell>
          <table:table-cell office:value-type="float" office:value="-3.8037025199234" calcext:value-type="float">
            <text:p>-3.8037025199</text:p>
          </table:table-cell>
          <table:table-cell office:value-type="float" office:value="-3.83176685573625" calcext:value-type="float">
            <text:p>-3.8317668557</text:p>
          </table:table-cell>
          <table:table-cell office:value-type="float" office:value="-3.86117054296252" calcext:value-type="float">
            <text:p>-3.861170543</text:p>
          </table:table-cell>
          <table:table-cell office:value-type="float" office:value="-3.89151714895733" calcext:value-type="float">
            <text:p>-3.891517149</text:p>
          </table:table-cell>
          <table:table-cell office:value-type="float" office:value="-3.92236999574781" calcext:value-type="float">
            <text:p>-3.9223699957</text:p>
          </table:table-cell>
          <table:table-cell office:value-type="float" office:value="-3.95325745036352" calcext:value-type="float">
            <text:p>-3.9532574504</text:p>
          </table:table-cell>
          <table:table-cell office:value-type="float" office:value="-3.98368095545488" calcext:value-type="float">
            <text:p>-3.9836809555</text:p>
          </table:table-cell>
          <table:table-cell office:value-type="float" office:value="-4.01312600425154" calcext:value-type="float">
            <text:p>-4.0131260043</text:p>
          </table:table-cell>
          <table:table-cell office:value-type="float" office:value="-4.04107596024494" calcext:value-type="float">
            <text:p>-4.0410759602</text:p>
          </table:table-cell>
          <table:table-cell office:value-type="float" office:value="-4.06702823353576" calcext:value-type="float">
            <text:p>-4.0670282335</text:p>
          </table:table-cell>
          <table:table-cell office:value-type="float" office:value="-4.09051190989537" calcext:value-type="float">
            <text:p>-4.0905119099</text:p>
          </table:table-cell>
          <table:table-cell office:value-type="float" office:value="-4.11110556701614" calcext:value-type="float">
            <text:p>-4.111105567</text:p>
          </table:table-cell>
          <table:table-cell office:value-type="float" office:value="-4.12845379380828" calcext:value-type="float">
            <text:p>-4.1284537938</text:p>
          </table:table-cell>
          <table:table-cell office:value-type="float" office:value="-4.14228092274008" calcext:value-type="float">
            <text:p>-4.1422809227</text:p>
          </table:table-cell>
          <table:table-cell office:value-type="float" office:value="-4.15240071835379" calcext:value-type="float">
            <text:p>-4.1524007184</text:p>
          </table:table-cell>
          <table:table-cell office:value-type="float" office:value="-4.15872120602661" calcext:value-type="float">
            <text:p>-4.158721206</text:p>
          </table:table-cell>
          <table:table-cell office:value-type="float" office:value="-4.16124439039603" calcext:value-type="float">
            <text:p>-4.1612443904</text:p>
          </table:table-cell>
          <table:table-cell office:value-type="float" office:value="-4.16006119020459" calcext:value-type="float">
            <text:p>-4.1600611902</text:p>
          </table:table-cell>
          <table:table-cell office:value-type="float" office:value="-4.15534239725778" calcext:value-type="float">
            <text:p>-4.1553423973</text:p>
          </table:table-cell>
          <table:table-cell office:value-type="float" office:value="-4.14732677657504" calcext:value-type="float">
            <text:p>-4.1473267766</text:p>
          </table:table-cell>
          <table:table-cell office:value-type="float" office:value="-4.13630753636423" calcext:value-type="float">
            <text:p>-4.1363075364</text:p>
          </table:table-cell>
          <table:table-cell office:value-type="float" office:value="-4.12261833024802" calcext:value-type="float">
            <text:p>-4.1226183302</text:p>
          </table:table-cell>
          <table:table-cell office:value-type="float" office:value="-4.10661976133892" calcext:value-type="float">
            <text:p>-4.1066197613</text:p>
          </table:table-cell>
          <table:table-cell office:value-type="float" office:value="-4.08868710013727" calcext:value-type="float">
            <text:p>-4.0886871001</text:p>
          </table:table-cell>
          <table:table-cell office:value-type="float" office:value="-4.06919966090036" calcext:value-type="float">
            <text:p>-4.0691996609</text:p>
          </table:table-cell>
          <table:table-cell office:value-type="float" office:value="-4.04853204297195" calcext:value-type="float">
            <text:p>-4.048532043</text:p>
          </table:table-cell>
          <table:table-cell office:value-type="float" office:value="-4.02704725479115" calcext:value-type="float">
            <text:p>-4.0270472548</text:p>
          </table:table-cell>
          <table:table-cell office:value-type="float" office:value="-4.00509160385896" calcext:value-type="float">
            <text:p>-4.0050916039</text:p>
          </table:table-cell>
          <table:table-cell office:value-type="float" office:value="-3.98299115075019" calcext:value-type="float">
            <text:p>-3.9829911508</text:p>
          </table:table-cell>
          <table:table-cell office:value-type="float" office:value="-3.96104947950371" calcext:value-type="float">
            <text:p>-3.9610494795</text:p>
          </table:table-cell>
          <table:table-cell office:value-type="float" office:value="-3.93954651963028" calcext:value-type="float">
            <text:p>-3.9395465196</text:p>
          </table:table-cell>
          <table:table-cell office:value-type="float" office:value="-3.91873815727535" calcext:value-type="float">
            <text:p>-3.9187381573</text:p>
          </table:table-cell>
          <table:table-cell office:value-type="float" office:value="-3.89885638776534" calcext:value-type="float">
            <text:p>-3.8988563878</text:p>
          </table:table-cell>
          <table:table-cell office:value-type="float" office:value="-3.88010978447377" calcext:value-type="float">
            <text:p>-3.8801097845</text:p>
          </table:table-cell>
          <table:table-cell office:value-type="float" office:value="-3.86268408737691" calcext:value-type="float">
            <text:p>-3.8626840874</text:p>
          </table:table-cell>
          <table:table-cell office:value-type="float" office:value="-3.84674274794767" calcext:value-type="float">
            <text:p>-3.8467427479</text:p>
          </table:table-cell>
          <table:table-cell office:value-type="float" office:value="-3.83242730504047" calcext:value-type="float">
            <text:p>-3.832427305</text:p>
          </table:table-cell>
          <table:table-cell office:value-type="float" office:value="-3.81985750882797" calcext:value-type="float">
            <text:p>-3.8198575088</text:p>
          </table:table-cell>
          <table:table-cell office:value-type="float" office:value="-3.80913115571351" calcext:value-type="float">
            <text:p>-3.8091311557</text:p>
          </table:table-cell>
          <table:table-cell office:value-type="float" office:value="-3.80032364443408" calcext:value-type="float">
            <text:p>-3.8003236444</text:p>
          </table:table-cell>
          <table:table-cell office:value-type="float" office:value="-3.79348730923223" calcext:value-type="float">
            <text:p>-3.7934873092</text:p>
          </table:table-cell>
          <table:table-cell office:value-type="float" office:value="-3.7886506262592" calcext:value-type="float">
            <text:p>-3.7886506263</text:p>
          </table:table-cell>
          <table:table-cell office:value-type="float" office:value="-3.78581742042302" calcext:value-type="float">
            <text:p>-3.7858174204</text:p>
          </table:table-cell>
          <table:table-cell office:value-type="float" office:value="-3.78496621847036" calcext:value-type="float">
            <text:p>-3.7849662185</text:p>
          </table:table-cell>
          <table:table-cell office:value-type="float" office:value="-3.7860498981775" calcext:value-type="float">
            <text:p>-3.7860498982</text:p>
          </table:table-cell>
          <table:table-cell office:value-type="float" office:value="-3.78899577275212" calcext:value-type="float">
            <text:p>-3.7889957728</text:p>
          </table:table-cell>
          <table:table-cell office:value-type="float" office:value="-3.79370622525232" calcext:value-type="float">
            <text:p>-3.7937062253</text:p>
          </table:table-cell>
          <table:table-cell office:value-type="float" office:value="-3.80005997280091" calcext:value-type="float">
            <text:p>-3.8000599728</text:p>
          </table:table-cell>
          <table:table-cell office:value-type="float" office:value="-3.80791399837097" calcext:value-type="float">
            <text:p>-3.8079139984</text:p>
          </table:table-cell>
          <table:table-cell office:value-type="float" office:value="-3.81710614300437" calcext:value-type="float">
            <text:p>-3.817106143</text:p>
          </table:table-cell>
          <table:table-cell office:value-type="float" office:value="-3.82745830734903" calcext:value-type="float">
            <text:p>-3.8274583073</text:p>
          </table:table-cell>
          <table:table-cell office:value-type="float" office:value="-3.83878017149143" calcext:value-type="float">
            <text:p>-3.8387801715</text:p>
          </table:table-cell>
          <table:table-cell office:value-type="float" office:value="-3.85087330848808" calcext:value-type="float">
            <text:p>-3.8508733085</text:p>
          </table:table-cell>
          <table:table-cell office:value-type="float" office:value="-3.86353554113396" calcext:value-type="float">
            <text:p>-3.8635355411</text:p>
          </table:table-cell>
          <table:table-cell office:value-type="float" office:value="-3.87656537401858" calcext:value-type="float">
            <text:p>-3.876565374</text:p>
          </table:table-cell>
          <table:table-cell office:value-type="float" office:value="-3.88976632401432" calcext:value-type="float">
            <text:p>-3.889766324</text:p>
          </table:table-cell>
          <table:table-cell office:value-type="float" office:value="-3.90295097201785" calcext:value-type="float">
            <text:p>-3.902950972</text:p>
          </table:table-cell>
          <table:table-cell office:value-type="float" office:value="-3.91594456698885" calcext:value-type="float">
            <text:p>-3.915944567</text:p>
          </table:table-cell>
          <table:table-cell office:value-type="float" office:value="-3.92858803005397" calcext:value-type="float">
            <text:p>-3.9285880301</text:p>
          </table:table-cell>
          <table:table-cell office:value-type="float" office:value="-3.94074023164484" calcext:value-type="float">
            <text:p>-3.9407402316</text:p>
          </table:table-cell>
          <table:table-cell office:value-type="float" office:value="-3.95227944802969" calcext:value-type="float">
            <text:p>-3.952279448</text:p>
          </table:table-cell>
          <table:table-cell office:value-type="float" office:value="-3.96310394455196" calcext:value-type="float">
            <text:p>-3.9631039446</text:p>
          </table:table-cell>
          <table:table-cell office:value-type="float" office:value="-3.97313168011034" calcext:value-type="float">
            <text:p>-3.9731316801</text:p>
          </table:table-cell>
          <table:table-cell office:value-type="float" office:value="-3.98229917886111" calcext:value-type="float">
            <text:p>-3.9822991789</text:p>
          </table:table-cell>
          <table:table-cell office:value-type="float" office:value="-3.99055966788967" calcext:value-type="float">
            <text:p>-3.9905596679</text:p>
          </table:table-cell>
          <table:table-cell office:value-type="float" office:value="-3.99788063006076" calcext:value-type="float">
            <text:p>-3.9978806301</text:p>
          </table:table-cell>
          <table:table-cell office:value-type="float" office:value="-4.00424096534713" calcext:value-type="float">
            <text:p>-4.0042409653</text:p>
          </table:table-cell>
          <table:table-cell office:value-type="float" office:value="-4.00962798741859" calcext:value-type="float">
            <text:p>-4.0096279874</text:p>
          </table:table-cell>
          <table:table-cell office:value-type="float" office:value="-4.01403450136967" calcext:value-type="float">
            <text:p>-4.0140345014</text:p>
          </table:table-cell>
          <table:table-cell office:value-type="float" office:value="-4.01745621003895" calcext:value-type="float">
            <text:p>-4.01745621</text:p>
          </table:table-cell>
          <table:table-cell office:value-type="float" office:value="-4.01988967851743" calcext:value-type="float">
            <text:p>-4.0198896785</text:p>
          </table:table-cell>
          <table:table-cell office:value-type="float" office:value="-4.02133104845627" calcext:value-type="float">
            <text:p>-4.0213310485</text:p>
          </table:table-cell>
          <table:table-cell office:value-type="float" office:value="-4.02177563663706" calcext:value-type="float">
            <text:p>-4.0217756366</text:p>
          </table:table-cell>
          <table:table-cell office:value-type="float" office:value="-4.02121847851454" calcext:value-type="float">
            <text:p>-4.0212184785</text:p>
          </table:table-cell>
          <table:table-cell office:value-type="float" office:value="-4.0196557916933" calcext:value-type="float">
            <text:p>-4.0196557917</text:p>
          </table:table-cell>
          <table:table-cell office:value-type="float" office:value="-4.01708724316467" calcext:value-type="float">
            <text:p>-4.0170872432</text:p>
          </table:table-cell>
          <table:table-cell office:value-type="float" office:value="-4.01351881634692" calcext:value-type="float">
            <text:p>-4.0135188163</text:p>
          </table:table-cell>
          <table:table-cell office:value-type="float" office:value="-4.0089659997198" calcext:value-type="float">
            <text:p>-4.0089659997</text:p>
          </table:table-cell>
          <table:table-cell office:value-type="float" office:value="-4.0034569687146" calcext:value-type="float">
            <text:p>-4.0034569687</text:p>
          </table:table-cell>
          <table:table-cell office:value-type="float" office:value="-3.99703541555845" calcext:value-type="float">
            <text:p>-3.9970354156</text:p>
          </table:table-cell>
          <table:table-cell office:value-type="float" office:value="-3.98976270341445" calcext:value-type="float">
            <text:p>-3.9897627034</text:p>
          </table:table-cell>
          <table:table-cell office:value-type="float" office:value="-3.98171908132804" calcext:value-type="float">
            <text:p>-3.9817190813</text:p>
          </table:table-cell>
          <table:table-cell office:value-type="float" office:value="-3.97300378866988" calcext:value-type="float">
            <text:p>-3.9730037887</text:p>
          </table:table-cell>
          <table:table-cell office:value-type="float" office:value="-3.96373398966448" calcext:value-type="float">
            <text:p>-3.9637339897</text:p>
          </table:table-cell>
          <table:table-cell office:value-type="float" office:value="-3.95404259426972" calcext:value-type="float">
            <text:p>-3.9540425943</text:p>
          </table:table-cell>
          <table:table-cell office:value-type="float" office:value="-3.94407512479818" calcext:value-type="float">
            <text:p>-3.9440751248</text:p>
          </table:table-cell>
          <table:table-cell office:value-type="float" office:value="-3.93398586489756" calcext:value-type="float">
            <text:p>-3.9339858649</text:p>
          </table:table-cell>
          <table:table-cell office:value-type="float" office:value="-3.92393357093365" calcext:value-type="float">
            <text:p>-3.9239335709</text:p>
          </table:table-cell>
          <table:table-cell office:value-type="float" office:value="-3.91407703410453" calcext:value-type="float">
            <text:p>-3.9140770341</text:p>
          </table:table-cell>
          <table:table-cell office:value-type="float" office:value="-3.90457075916363" calcext:value-type="float">
            <text:p>-3.9045707592</text:p>
          </table:table-cell>
          <table:table-cell office:value-type="float" office:value="-3.89556098090555" calcext:value-type="float">
            <text:p>-3.8955609809</text:p>
          </table:table-cell>
          <table:table-cell office:value-type="float" office:value="-3.88718218259086" calcext:value-type="float">
            <text:p>-3.8871821826</text:p>
          </table:table-cell>
          <table:table-cell office:value-type="float" office:value="-3.87955422072623" calcext:value-type="float">
            <text:p>-3.8795542207</text:p>
          </table:table-cell>
          <table:table-cell office:value-type="float" office:value="-3.87278010547959" calcext:value-type="float">
            <text:p>-3.8727801055</text:p>
          </table:table-cell>
          <table:table-cell office:value-type="float" office:value="-3.86694444019411" calcext:value-type="float">
            <text:p>-3.8669444402</text:p>
          </table:table-cell>
          <table:table-cell office:value-type="float" office:value="-3.86211248901437" calcext:value-type="float">
            <text:p>-3.862112489</text:p>
          </table:table-cell>
          <table:table-cell office:value-type="float" office:value="-3.85832981848625" calcext:value-type="float">
            <text:p>-3.8583298185</text:p>
          </table:table-cell>
          <table:table-cell office:value-type="float" office:value="-3.85562244569784" calcext:value-type="float">
            <text:p>-3.8556224457</text:p>
          </table:table-cell>
          <table:table-cell office:value-type="float" office:value="-3.85399741995629" calcext:value-type="float">
            <text:p>-3.85399742</text:p>
          </table:table-cell>
          <table:table-cell office:value-type="float" office:value="-3.85344376488397" calcext:value-type="float">
            <text:p>-3.8534437649</text:p>
          </table:table-cell>
          <table:table-cell office:value-type="float" office:value="-3.85393371115096" calcext:value-type="float">
            <text:p>-3.8539337112</text:p>
          </table:table-cell>
          <table:table-cell office:value-type="float" office:value="-3.85542415522099" calcext:value-type="float">
            <text:p>-3.8554241552</text:p>
          </table:table-cell>
          <table:table-cell office:value-type="float" office:value="-3.85785828538032" calcext:value-type="float">
            <text:p>-3.8578582854</text:p>
          </table:table-cell>
          <table:table-cell office:value-type="float" office:value="-3.86116732220893" calcext:value-type="float">
            <text:p>-3.8611673222</text:p>
          </table:table-cell>
          <table:table-cell office:value-type="float" office:value="-3.8652723262777" calcext:value-type="float">
            <text:p>-3.8652723263</text:p>
          </table:table-cell>
          <table:table-cell office:value-type="float" office:value="-3.87008603107693" calcext:value-type="float">
            <text:p>-3.8700860311</text:p>
          </table:table-cell>
          <table:table-cell office:value-type="float" office:value="-3.87551466414884" calcext:value-type="float">
            <text:p>-3.8755146641</text:p>
          </table:table-cell>
          <table:table-cell office:value-type="float" office:value="-3.8814597242375" calcext:value-type="float">
            <text:p>-3.8814597242</text:p>
          </table:table-cell>
          <table:table-cell office:value-type="float" office:value="-3.88781968715728" calcext:value-type="float">
            <text:p>-3.8878196872</text:p>
          </table:table-cell>
          <table:table-cell office:value-type="float" office:value="-3.89449161814028" calcext:value-type="float">
            <text:p>-3.8944916181</text:p>
          </table:table-cell>
          <table:table-cell office:value-type="float" office:value="-3.90137267366939" calcext:value-type="float">
            <text:p>-3.9013726737</text:p>
          </table:table-cell>
          <table:table-cell office:value-type="float" office:value="-3.90836148118616" calcext:value-type="float">
            <text:p>-3.9083614812</text:p>
          </table:table-cell>
          <table:table-cell office:value-type="float" office:value="-3.91535939039357" calcext:value-type="float">
            <text:p>-3.9153593904</text:p>
          </table:table-cell>
          <table:table-cell office:value-type="float" office:value="-3.92227159492365" calcext:value-type="float">
            <text:p>-3.9222715949</text:p>
          </table:table-cell>
          <table:table-cell office:value-type="float" office:value="-3.92900812757793" calcext:value-type="float">
            <text:p>-3.9290081276</text:p>
          </table:table-cell>
          <table:table-cell office:value-type="float" office:value="-3.93548473588273" calcext:value-type="float">
            <text:p>-3.9354847359</text:p>
          </table:table-cell>
          <table:table-cell office:value-type="float" office:value="-3.94162364703412" calcext:value-type="float">
            <text:p>-3.941623647</text:p>
          </table:table-cell>
          <table:table-cell office:value-type="float" office:value="-3.94735423223934" calcext:value-type="float">
            <text:p>-3.9473542322</text:p>
          </table:table-cell>
          <table:table-cell office:value-type="float" office:value="-3.95261357995145" calcext:value-type="float">
            <text:p>-3.95261358</text:p>
          </table:table-cell>
          <table:table-cell office:value-type="float" office:value="-3.95734698556987" calcext:value-type="float">
            <text:p>-3.9573469856</text:p>
          </table:table-cell>
          <table:table-cell office:value-type="float" office:value="-3.9615083621446" calcext:value-type="float">
            <text:p>-3.9615083621</text:p>
          </table:table-cell>
          <table:table-cell office:value-type="float" office:value="-3.96506057279328" calcext:value-type="float">
            <text:p>-3.9650605728</text:p>
          </table:table-cell>
          <table:table-cell office:value-type="float" office:value="-3.96797568145282" calcext:value-type="float">
            <text:p>-3.9679756815</text:p>
          </table:table-cell>
          <table:table-cell office:value-type="float" office:value="-3.97023511474329" calcext:value-type="float">
            <text:p>-3.9702351147</text:p>
          </table:table-cell>
          <table:table-cell office:value-type="float" office:value="-3.97182972466642" calcext:value-type="float">
            <text:p>-3.9718297247</text:p>
          </table:table-cell>
          <table:table-cell office:value-type="float" office:value="-3.97275974003854" calcext:value-type="float">
            <text:p>-3.97275974</text:p>
          </table:table-cell>
          <table:table-cell office:value-type="float" office:value="-3.97303459428591" calcext:value-type="float">
            <text:p>-3.9730345943</text:p>
          </table:table-cell>
          <table:table-cell office:value-type="float" office:value="-3.97267261872062" calcext:value-type="float">
            <text:p>-3.9726726187</text:p>
          </table:table-cell>
          <table:table-cell office:value-type="float" office:value="-3.97170059358294" calcext:value-type="float">
            <text:p>-3.9717005936</text:p>
          </table:table-cell>
          <table:table-cell office:value-type="float" office:value="-3.97015315388091" calcext:value-type="float">
            <text:p>-3.9701531539</text:p>
          </table:table-cell>
          <table:table-cell office:value-type="float" office:value="-3.96807205293108" calcext:value-type="float">
            <text:p>-3.9680720529</text:p>
          </table:table-cell>
          <table:table-cell office:value-type="float" office:value="-3.96550529320968" calcext:value-type="float">
            <text:p>-3.9655052932</text:p>
          </table:table-cell>
          <table:table-cell office:value-type="float" office:value="-3.96250614085116" calcext:value-type="float">
            <text:p>-3.9625061409</text:p>
          </table:table-cell>
          <table:table-cell office:value-type="float" office:value="-3.95913204668122" calcext:value-type="float">
            <text:p>-3.9591320467</text:p>
          </table:table-cell>
          <table:table-cell office:value-type="float" office:value="-3.95544350218064" calcext:value-type="float">
            <text:p>-3.9554435022</text:p>
          </table:table-cell>
          <table:table-cell office:value-type="float" office:value="-3.95150286298306" calcext:value-type="float">
            <text:p>-3.951502863</text:p>
          </table:table-cell>
          <table:table-cell office:value-type="float" office:value="-3.94737317503446" calcext:value-type="float">
            <text:p>-3.947373175</text:p>
          </table:table-cell>
          <table:table-cell office:value-type="float" office:value="-3.94311703911575" calcext:value-type="float">
            <text:p>-3.9431170391</text:p>
          </table:table-cell>
          <table:table-cell office:value-type="float" office:value="-3.93879554805714" calcext:value-type="float">
            <text:p>-3.9387955481</text:p>
          </table:table-cell>
          <table:table-cell office:value-type="float" office:value="-3.93446732768619" calcext:value-type="float">
            <text:p>-3.9344673277</text:p>
          </table:table-cell>
          <table:table-cell office:value-type="float" office:value="-3.93018770759257" calcext:value-type="float">
            <text:p>-3.9301877076</text:p>
          </table:table-cell>
          <table:table-cell office:value-type="float" office:value="-3.92600804145243" calcext:value-type="float">
            <text:p>-3.9260080415</text:p>
          </table:table-cell>
          <table:table-cell office:value-type="float" office:value="-3.92197518935133" calcext:value-type="float">
            <text:p>-3.9219751894</text:p>
          </table:table-cell>
          <table:table-cell office:value-type="float" office:value="-3.91813116670484" calcext:value-type="float">
            <text:p>-3.9181311667</text:p>
          </table:table-cell>
          <table:table-cell office:value-type="float" office:value="-3.91451295646343" calcext:value-type="float">
            <text:p>-3.9145129565</text:p>
          </table:table-cell>
          <table:table-cell office:value-type="float" office:value="-3.91115247374033" calcext:value-type="float">
            <text:p>-3.9111524737</text:p>
          </table:table-cell>
          <table:table-cell office:value-type="float" office:value="-3.90807666525114" calcext:value-type="float">
            <text:p>-3.9080766653</text:p>
          </table:table-cell>
          <table:table-cell office:value-type="float" office:value="-3.90530772032845" calcext:value-type="float">
            <text:p>-3.9053077203</text:p>
          </table:table-cell>
          <table:table-cell office:value-type="float" office:value="-3.90286336610655" calcext:value-type="float">
            <text:p>-3.9028633661</text:p>
          </table:table-cell>
          <table:table-cell office:value-type="float" office:value="-3.90075721695729" calcext:value-type="float">
            <text:p>-3.900757217</text:p>
          </table:table-cell>
          <table:table-cell office:value-type="float" office:value="-3.89899914753954" calcext:value-type="float">
            <text:p>-3.8989991475</text:p>
          </table:table-cell>
          <table:table-cell office:value-type="float" office:value="-3.89759565994473" calcext:value-type="float">
            <text:p>-3.8975956599</text:p>
          </table:table-cell>
          <table:table-cell office:value-type="float" office:value="-3.89655021831312" calcext:value-type="float">
            <text:p>-3.8965502183</text:p>
          </table:table-cell>
          <table:table-cell office:value-type="float" office:value="-3.89586352879509" calcext:value-type="float">
            <text:p>-3.8958635288</text:p>
          </table:table-cell>
          <table:table-cell office:value-type="float" office:value="-3.89553374856359" calcext:value-type="float">
            <text:p>-3.8955337486</text:p>
          </table:table-cell>
          <table:table-cell office:value-type="float" office:value="-3.89555661438602" calcext:value-type="float">
            <text:p>-3.8955566144</text:p>
          </table:table-cell>
          <table:table-cell office:value-type="float" office:value="-3.89592548859991" calcext:value-type="float">
            <text:p>-3.8959254886</text:p>
          </table:table-cell>
          <table:table-cell office:value-type="float" office:value="-3.89663132771835" calcext:value-type="float">
            <text:p>-3.8966313277</text:p>
          </table:table-cell>
          <table:table-cell office:value-type="float" office:value="-3.89766258582899" calcext:value-type="float">
            <text:p>-3.8976625858</text:p>
          </table:table-cell>
          <table:table-cell office:value-type="float" office:value="-3.8990050709814" calcext:value-type="float">
            <text:p>-3.899005071</text:p>
          </table:table-cell>
          <table:table-cell office:value-type="float" office:value="-3.90064177747364" calcext:value-type="float">
            <text:p>-3.9006417775</text:p>
          </table:table-cell>
          <table:table-cell office:value-type="float" office:value="-3.90255272005711" calcext:value-type="float">
            <text:p>-3.9025527201</text:p>
          </table:table-cell>
          <table:table-cell office:value-type="float" office:value="-3.90471479736927" calcext:value-type="float">
            <text:p>-3.9047147974</text:p>
          </table:table-cell>
          <table:table-cell office:value-type="float" office:value="-3.90710171132814" calcext:value-type="float">
            <text:p>-3.9071017113</text:p>
          </table:table-cell>
          <table:table-cell office:value-type="float" office:value="-3.90968396681192" calcext:value-type="float">
            <text:p>-3.9096839668</text:p>
          </table:table-cell>
          <table:table-cell office:value-type="float" office:value="-3.91242897188274" calcext:value-type="float">
            <text:p>-3.9124289719</text:p>
          </table:table-cell>
          <table:table-cell office:value-type="float" office:value="-3.9153012533374" calcext:value-type="float">
            <text:p>-3.9153012533</text:p>
          </table:table-cell>
          <table:table-cell office:value-type="float" office:value="-3.91826279582115" calcext:value-type="float">
            <text:p>-3.9182627958</text:p>
          </table:table-cell>
          <table:table-cell office:value-type="float" office:value="-3.92127350550489" calcext:value-type="float">
            <text:p>-3.9212735055</text:p>
          </table:table-cell>
          <table:table-cell office:value-type="float" office:value="-3.92429179183917" calcext:value-type="float">
            <text:p>-3.9242917918</text:p>
          </table:table-cell>
          <table:table-cell office:value-type="float" office:value="-3.92727525358024" calcext:value-type="float">
            <text:p>-3.9272752536</text:p>
          </table:table-cell>
          <table:table-cell office:value-type="float" office:value="-3.93018144861495" calcext:value-type="float">
            <text:p>-3.9301814486</text:p>
          </table:table-cell>
          <table:table-cell office:value-type="float" office:value="-3.93296872146983" calcext:value-type="float">
            <text:p>-3.9329687215</text:p>
          </table:table-cell>
          <table:table-cell office:value-type="float" office:value="-3.93559705816976" calcext:value-type="float">
            <text:p>-3.9355970582</text:p>
          </table:table-cell>
          <table:table-cell office:value-type="float" office:value="-3.93802893560594" calcext:value-type="float">
            <text:p>-3.9380289356</text:p>
          </table:table-cell>
          <table:table-cell office:value-type="float" office:value="-3.94023013193543" calcext:value-type="float">
            <text:p>-3.9402301319</text:p>
          </table:table-cell>
          <table:table-cell office:value-type="float" office:value="-3.94217046586091" calcext:value-type="float">
            <text:p>-3.9421704659</text:p>
          </table:table-cell>
          <table:table-cell office:value-type="float" office:value="-3.94382443582844" calcext:value-type="float">
            <text:p>-3.9438244358</text:p>
          </table:table-cell>
          <table:table-cell office:value-type="float" office:value="-3.94517173500455" calcext:value-type="float">
            <text:p>-3.945171735</text:p>
          </table:table-cell>
          <table:table-cell office:value-type="float" office:value="-3.94619762402079" calcext:value-type="float">
            <text:p>-3.946197624</text:p>
          </table:table-cell>
          <table:table-cell office:value-type="float" office:value="-3.94689315046045" calcext:value-type="float">
            <text:p>-3.9468931505</text:p>
          </table:table-cell>
          <table:table-cell office:value-type="float" office:value="-3.94725521139753" calcext:value-type="float">
            <text:p>-3.9472552114</text:p>
          </table:table-cell>
          <table:table-cell office:value-type="float" office:value="-3.94728646249207" calcext:value-type="float">
            <text:p>-3.9472864625</text:p>
          </table:table-cell>
          <table:table-cell office:value-type="float" office:value="-3.94699508373479" calcext:value-type="float">
            <text:p>-3.9469950837</text:p>
          </table:table-cell>
          <table:table-cell office:value-type="float" office:value="-3.94639441750285" calcext:value-type="float">
            <text:p>-3.9463944175</text:p>
          </table:table-cell>
          <table:table-cell office:value-type="float" office:value="-3.94550249889243" calcext:value-type="float">
            <text:p>-3.9455024989</text:p>
          </table:table-cell>
          <table:table-cell office:value-type="float" office:value="-3.94434150114939" calcext:value-type="float">
            <text:p>-3.9443415011</text:p>
          </table:table-cell>
          <table:table-cell office:value-type="float" office:value="-3.94293712036655" calcext:value-type="float">
            <text:p>-3.9429371204</text:p>
          </table:table-cell>
          <table:table-cell office:value-type="float" office:value="-3.94131792360342" calcext:value-type="float">
            <text:p>-3.9413179236</text:p>
          </table:table-cell>
          <table:table-cell office:value-type="float" office:value="-3.93951468327258" calcext:value-type="float">
            <text:p>-3.9395146833</text:p>
          </table:table-cell>
          <table:table-cell office:value-type="float" office:value="-3.93755971834934" calcext:value-type="float">
            <text:p>-3.9375597183</text:p>
          </table:table-cell>
          <table:table-cell office:value-type="float" office:value="-3.93548625990599" calcext:value-type="float">
            <text:p>-3.9354862599</text:p>
          </table:table-cell>
          <table:table-cell office:value-type="float" office:value="-3.93332785495464" calcext:value-type="float">
            <text:p>-3.933327855</text:p>
          </table:table-cell>
          <table:table-cell office:value-type="float" office:value="-3.93111781889115" calcext:value-type="float">
            <text:p>-3.9311178189</text:p>
          </table:table-cell>
          <table:table-cell office:value-type="float" office:value="-3.92888874316425" calcext:value-type="float">
            <text:p>-3.9288887432</text:p>
          </table:table-cell>
          <table:table-cell office:value-type="float" office:value="-3.92667206144563" calcext:value-type="float">
            <text:p>-3.9266720614</text:p>
          </table:table-cell>
          <table:table-cell office:value-type="float" office:value="-3.92449767461962" calcext:value-type="float">
            <text:p>-3.9244976746</text:p>
          </table:table-cell>
          <table:table-cell office:value-type="float" office:value="-3.92239363255534" calcext:value-type="float">
            <text:p>-3.9223936326</text:p>
          </table:table-cell>
          <table:table-cell office:value-type="float" office:value="-3.92038586886478" calcext:value-type="float">
            <text:p>-3.9203858689</text:p>
          </table:table-cell>
          <table:table-cell office:value-type="float" office:value="-3.91849798377245" calcext:value-type="float">
            <text:p>-3.9184979838</text:p>
          </table:table-cell>
          <table:table-cell office:value-type="float" office:value="-3.9167510697548" calcext:value-type="float">
            <text:p>-3.9167510698</text:p>
          </table:table-cell>
          <table:table-cell office:value-type="float" office:value="-3.91516357471728" calcext:value-type="float">
            <text:p>-3.9151635747</text:p>
          </table:table-cell>
          <table:table-cell office:value-type="float" office:value="-3.91375119806414" calcext:value-type="float">
            <text:p>-3.9137511981</text:p>
          </table:table-cell>
          <table:table-cell office:value-type="float" office:value="-3.9125268159491" calcext:value-type="float">
            <text:p>-3.9125268159</text:p>
          </table:table-cell>
          <table:table-cell office:value-type="float" office:value="-3.91150043315684" calcext:value-type="float">
            <text:p>-3.9115004332</text:p>
          </table:table-cell>
          <table:table-cell office:value-type="float" office:value="-3.91067916029003" calcext:value-type="float">
            <text:p>-3.9106791603</text:p>
          </table:table-cell>
          <table:table-cell office:value-type="float" office:value="-3.91006721612692" calcext:value-type="float">
            <text:p>-3.9100672161</text:p>
          </table:table-cell>
          <table:table-cell office:value-type="float" office:value="-3.90966595598576" calcext:value-type="float">
            <text:p>-3.909665956</text:p>
          </table:table-cell>
          <table:table-cell office:value-type="float" office:value="-3.9094739276564" calcext:value-type="float">
            <text:p>-3.9094739277</text:p>
          </table:table-cell>
          <table:table-cell office:value-type="float" office:value="-3.90948695680085" calcext:value-type="float">
            <text:p>-3.9094869568</text:p>
          </table:table-cell>
          <table:table-cell office:value-type="float" office:value="-3.90969826369162" calcext:value-type="float">
            <text:p>-3.9096982637</text:p>
          </table:table-cell>
          <table:table-cell office:value-type="float" office:value="-3.91009861271411" calcext:value-type="float">
            <text:p>-3.9100986127</text:p>
          </table:table-cell>
          <table:table-cell office:value-type="float" office:value="-3.91067649526604" calcext:value-type="float">
            <text:p>-3.9106764953</text:p>
          </table:table-cell>
          <table:table-cell office:value-type="float" office:value="-3.91141834558555" calcext:value-type="float">
            <text:p>-3.9114183456</text:p>
          </table:table-cell>
          <table:table-cell office:value-type="float" office:value="-3.91230878772342" calcext:value-type="float">
            <text:p>-3.9123087877</text:p>
          </table:table-cell>
          <table:table-cell office:value-type="float" office:value="-3.91333091045398" calcext:value-type="float">
            <text:p>-3.9133309105</text:p>
          </table:table-cell>
          <table:table-cell office:value-type="float" office:value="-3.91446656548721" calcext:value-type="float">
            <text:p>-3.9144665655</text:p>
          </table:table-cell>
          <table:table-cell office:value-type="float" office:value="-3.91569668304427" calcext:value-type="float">
            <text:p>-3.915696683</text:p>
          </table:table-cell>
          <table:table-cell office:value-type="float" office:value="-3.91700159774267" calcext:value-type="float">
            <text:p>-3.9170015977</text:p>
          </table:table-cell>
          <table:table-cell office:value-type="float" office:value="-3.9183613769581" calcext:value-type="float">
            <text:p>-3.918361377</text:p>
          </table:table-cell>
          <table:table-cell office:value-type="float" office:value="-3.91975614339423" calcext:value-type="float">
            <text:p>-3.9197561434</text:p>
          </table:table-cell>
          <table:table-cell office:value-type="float" office:value="-3.92116638357576" calcext:value-type="float">
            <text:p>-3.9211663836</text:p>
          </table:table-cell>
          <table:table-cell office:value-type="float" office:value="-3.92257323439277" calcext:value-type="float">
            <text:p>-3.9225732344</text:p>
          </table:table-cell>
          <table:table-cell office:value-type="float" office:value="-3.92395874064824" calcext:value-type="float">
            <text:p>-3.9239587406</text:p>
          </table:table-cell>
          <table:table-cell office:value-type="float" office:value="-3.92530607775217" calcext:value-type="float">
            <text:p>-3.9253060778</text:p>
          </table:table-cell>
          <table:table-cell office:value-type="float" office:value="-3.92659973522185" calcext:value-type="float">
            <text:p>-3.9265997352</text:p>
          </table:table-cell>
          <table:table-cell office:value-type="float" office:value="-3.92782565837403" calcext:value-type="float">
            <text:p>-3.9278256584</text:p>
          </table:table-cell>
          <table:table-cell office:value-type="float" office:value="-3.92897134746624" calcext:value-type="float">
            <text:p>-3.9289713475</text:p>
          </table:table-cell>
          <table:table-cell office:value-type="float" office:value="-3.9300259154149" calcext:value-type="float">
            <text:p>-3.9300259154</text:p>
          </table:table-cell>
          <table:table-cell office:value-type="float" office:value="-3.93098010701489" calcext:value-type="float">
            <text:p>-3.930980107</text:p>
          </table:table-cell>
          <table:table-cell office:value-type="float" office:value="-3.93182628415659" calcext:value-type="float">
            <text:p>-3.9318262842</text:p>
          </table:table-cell>
          <table:table-cell office:value-type="float" office:value="-3.93255838282501" calcext:value-type="float">
            <text:p>-3.9325583828</text:p>
          </table:table-cell>
          <table:table-cell office:value-type="float" office:value="-3.93317184855543" calcext:value-type="float">
            <text:p>-3.9331718486</text:p>
          </table:table-cell>
          <table:table-cell office:value-type="float" office:value="-3.93366355747875" calcext:value-type="float">
            <text:p>-3.9336635575</text:p>
          </table:table-cell>
          <table:table-cell office:value-type="float" office:value="-3.93403173007109" calcext:value-type="float">
            <text:p>-3.9340317301</text:p>
          </table:table-cell>
          <table:table-cell office:value-type="float" office:value="-3.93427584424212" calcext:value-type="float">
            <text:p>-3.9342758442</text:p>
          </table:table-cell>
          <table:table-cell office:value-type="float" office:value="-3.93439655347277" calcext:value-type="float">
            <text:p>-3.9343965535</text:p>
          </table:table-cell>
          <table:table-cell office:value-type="float" office:value="-3.93439561443908" calcext:value-type="float">
            <text:p>-3.9343956144</text:p>
          </table:table-cell>
          <table:table-cell office:value-type="float" office:value="-3.93427582698473" calcext:value-type="float">
            <text:p>-3.934275827</text:p>
          </table:table-cell>
          <table:table-cell office:value-type="float" office:value="-3.93404098759792" calcext:value-type="float">
            <text:p>-3.9340409876</text:p>
          </table:table-cell>
          <table:table-cell office:value-type="float" office:value="-3.93369585579078" calcext:value-type="float">
            <text:p>-3.9336958558</text:p>
          </table:table-cell>
          <table:table-cell office:value-type="float" office:value="-3.93324613112222" calcext:value-type="float">
            <text:p>-3.9332461311</text:p>
          </table:table-cell>
          <table:table-cell office:value-type="float" office:value="-3.93269843717828" calcext:value-type="float">
            <text:p>-3.9326984372</text:p>
          </table:table-cell>
          <table:table-cell office:value-type="float" office:value="-3.93206030772869" calcext:value-type="float">
            <text:p>-3.9320603077</text:p>
          </table:table-cell>
          <table:table-cell office:value-type="float" office:value="-3.93134016957791" calcext:value-type="float">
            <text:p>-3.9313401696</text:p>
          </table:table-cell>
          <table:table-cell office:value-type="float" office:value="-3.93054731642663" calcext:value-type="float">
            <text:p>-3.9305473164</text:p>
          </table:table-cell>
          <table:table-cell office:value-type="float" office:value="-3.92969186830539" calcext:value-type="float">
            <text:p>-3.9296918683</text:p>
          </table:table-cell>
          <table:table-cell office:value-type="float" office:value="-3.92878471185989" calcext:value-type="float">
            <text:p>-3.9287847119</text:p>
          </table:table-cell>
          <table:table-cell office:value-type="float" office:value="-3.92783741787882" calcext:value-type="float">
            <text:p>-3.9278374179</text:p>
          </table:table-cell>
          <table:table-cell office:value-type="float" office:value="-3.92686213387511" calcext:value-type="float">
            <text:p>-3.9268621339</text:p>
          </table:table-cell>
          <table:table-cell office:value-type="float" office:value="-3.92587145114558" calcext:value-type="float">
            <text:p>-3.9258714511</text:p>
          </table:table-cell>
          <table:table-cell office:value-type="float" office:value="-3.92487824743374" calcext:value-type="float">
            <text:p>-3.9248782474</text:p>
          </table:table-cell>
          <table:table-cell office:value-type="float" office:value="-3.92389550796382" calcext:value-type="float">
            <text:p>-3.923895508</text:p>
          </table:table-cell>
          <table:table-cell office:value-type="float" office:value="-3.92293612910273" calcext:value-type="float">
            <text:p>-3.9229361291</text:p>
          </table:table-cell>
          <table:table-cell office:value-type="float" office:value="-3.92201271013473" calcext:value-type="float">
            <text:p>-3.9220127101</text:p>
          </table:table-cell>
          <table:table-cell office:value-type="float" office:value="-3.92113733953254" calcext:value-type="float">
            <text:p>-3.9211373395</text:p>
          </table:table-cell>
          <table:table-cell office:value-type="float" office:value="-3.92032138263196" calcext:value-type="float">
            <text:p>-3.9203213826</text:p>
          </table:table-cell>
          <table:table-cell office:value-type="float" office:value="-3.91957527774999" calcext:value-type="float">
            <text:p>-3.9195752777</text:p>
          </table:table-cell>
          <table:table-cell office:value-type="float" office:value="-3.9189083475406" calcext:value-type="float">
            <text:p>-3.9189083475</text:p>
          </table:table-cell>
          <table:table-cell office:value-type="float" office:value="-3.91832863179604" calcext:value-type="float">
            <text:p>-3.9183286318</text:p>
          </table:table-cell>
          <table:table-cell office:value-type="float" office:value="-3.91784274702248" calcext:value-type="float">
            <text:p>-3.917842747</text:p>
          </table:table-cell>
          <table:table-cell office:value-type="float" office:value="-3.91745577702498" calcext:value-type="float">
            <text:p>-3.917455777</text:p>
          </table:table-cell>
          <table:table-cell office:value-type="float" office:value="-3.91717119748366" calcext:value-type="float">
            <text:p>-3.9171711975</text:p>
          </table:table-cell>
          <table:table-cell office:value-type="float" office:value="-3.91699083619895" calcext:value-type="float">
            <text:p>-3.9169908362</text:p>
          </table:table-cell>
          <table:table-cell office:value-type="float" office:value="-3.91691486935079" calcext:value-type="float">
            <text:p>-3.9169148694</text:p>
          </table:table-cell>
          <table:table-cell office:value-type="float" office:value="-3.91694185287208" calcext:value-type="float">
            <text:p>-3.9169418529</text:p>
          </table:table-cell>
          <table:table-cell office:value-type="float" office:value="-3.91706878689964" calcext:value-type="float">
            <text:p>-3.9170687869</text:p>
          </table:table-cell>
          <table:table-cell office:value-type="float" office:value="-3.91729121028372" calcext:value-type="float">
            <text:p>-3.9172912103</text:p>
          </table:table-cell>
          <table:table-cell office:value-type="float" office:value="-3.9176033213631" calcext:value-type="float">
            <text:p>-3.9176033214</text:p>
          </table:table-cell>
          <table:table-cell office:value-type="float" office:value="-3.9179981206301" calcext:value-type="float">
            <text:p>-3.9179981206</text:p>
          </table:table-cell>
          <table:table-cell office:value-type="float" office:value="-3.91846757056058" calcext:value-type="float">
            <text:p>-3.9184675706</text:p>
          </table:table-cell>
          <table:table-cell office:value-type="float" office:value="-3.91900276772986" calcext:value-type="float">
            <text:p>-3.9190027677</text:p>
          </table:table-cell>
          <table:table-cell office:value-type="float" office:value="-3.91959412239659" calcext:value-type="float">
            <text:p>-3.9195941224</text:p>
          </table:table-cell>
          <table:table-cell office:value-type="float" office:value="-3.92023154095922" calcext:value-type="float">
            <text:p>-3.920231541</text:p>
          </table:table-cell>
          <table:table-cell office:value-type="float" office:value="-3.92090460706779" calcext:value-type="float">
            <text:p>-3.9209046071</text:p>
          </table:table-cell>
          <table:table-cell office:value-type="float" office:value="-3.92160275766549" calcext:value-type="float">
            <text:p>-3.9216027577</text:p>
          </table:table-cell>
          <table:table-cell office:value-type="float" office:value="-3.9223154507974" calcext:value-type="float">
            <text:p>-3.9223154508</text:p>
          </table:table-cell>
          <table:table-cell office:value-type="float" office:value="-3.92303232264469" calcext:value-type="float">
            <text:p>-3.9230323226</text:p>
          </table:table-cell>
          <table:table-cell office:value-type="float" office:value="-3.92374333184484" calcext:value-type="float">
            <text:p>-3.9237433318</text:p>
          </table:table-cell>
          <table:table-cell office:value-type="float" office:value="-3.92443888976732" calcext:value-type="float">
            <text:p>-3.9244388898</text:p>
          </table:table-cell>
          <table:table-cell office:value-type="float" office:value="-3.92510997593797" calcext:value-type="float">
            <text:p>-3.9251099759</text:p>
          </table:table-cell>
          <table:table-cell office:value-type="float" office:value="-3.92574823828034" calcext:value-type="float">
            <text:p>-3.9257482383</text:p>
          </table:table-cell>
          <table:table-cell office:value-type="float" office:value="-3.92634607821301" calcext:value-type="float">
            <text:p>-3.9263460782</text:p>
          </table:table-cell>
          <table:table-cell office:value-type="float" office:value="-3.92689672092658" calcext:value-type="float">
            <text:p>-3.9268967209</text:p>
          </table:table-cell>
          <table:table-cell office:value-type="float" office:value="-3.92739427134579" calcext:value-type="float">
            <text:p>-3.9273942713</text:p>
          </table:table-cell>
          <table:table-cell office:value-type="float" office:value="-3.92783375638818" calcext:value-type="float">
            <text:p>-3.9278337564</text:p>
          </table:table-cell>
          <table:table-cell office:value-type="float" office:value="-3.92821115414637" calcext:value-type="float">
            <text:p>-3.9282111541</text:p>
          </table:table-cell>
          <table:table-cell office:value-type="float" office:value="-3.92852341060041" calcext:value-type="float">
            <text:p>-3.9285234106</text:p>
          </table:table-cell>
          <table:table-cell office:value-type="float" office:value="-3.9287684443927" calcext:value-type="float">
            <text:p>-3.9287684444</text:p>
          </table:table-cell>
          <table:table-cell office:value-type="float" office:value="-3.92894514011971" calcext:value-type="float">
            <text:p>-3.9289451401</text:p>
          </table:table-cell>
          <table:table-cell office:value-type="float" office:value="-3.92905333052315" calcext:value-type="float">
            <text:p>-3.9290533305</text:p>
          </table:table-cell>
          <table:table-cell office:value-type="float" office:value="-3.92909376791361" calcext:value-type="float">
            <text:p>-3.9290937679</text:p>
          </table:table-cell>
          <table:table-cell office:value-type="float" office:value="-3.92906808514725" calcext:value-type="float">
            <text:p>-3.9290680851</text:p>
          </table:table-cell>
          <table:table-cell office:value-type="float" office:value="-3.92897874651962" calcext:value-type="float">
            <text:p>-3.9289787465</text:p>
          </table:table-cell>
          <table:table-cell office:value-type="float" office:value="-3.92882898902226" calcext:value-type="float">
            <text:p>-3.928828989</text:p>
          </table:table-cell>
          <table:table-cell office:value-type="float" office:value="-3.92862275456656" calcext:value-type="float">
            <text:p>-3.9286227546</text:p>
          </table:table-cell>
          <table:table-cell office:value-type="float" office:value="-3.92836461392008" calcext:value-type="float">
            <text:p>-3.9283646139</text:p>
          </table:table-cell>
          <table:table-cell office:value-type="float" office:value="-3.92805968336909" calcext:value-type="float">
            <text:p>-3.9280596834</text:p>
          </table:table-cell>
          <table:table-cell office:value-type="float" office:value="-3.92771353528128" calcext:value-type="float">
            <text:p>-3.9277135353</text:p>
          </table:table-cell>
          <table:table-cell office:value-type="float" office:value="-3.92733210401261" calcext:value-type="float">
            <text:p>-3.927332104</text:p>
          </table:table-cell>
          <table:table-cell office:value-type="float" office:value="-3.92692158877024" calcext:value-type="float">
            <text:p>-3.9269215888</text:p>
          </table:table-cell>
          <table:table-cell office:value-type="float" office:value="-3.92648835520766" calcext:value-type="float">
            <text:p>-3.9264883552</text:p>
          </table:table-cell>
          <table:table-cell office:value-type="float" office:value="-3.9260388376299" calcext:value-type="float">
            <text:p>-3.9260388376</text:p>
          </table:table-cell>
          <table:table-cell office:value-type="float" office:value="-3.92557944371625" calcext:value-type="float">
            <text:p>-3.9255794437</text:p>
          </table:table-cell>
          <table:table-cell office:value-type="float" office:value="-3.92511646362754" calcext:value-type="float">
            <text:p>-3.9251164636</text:p>
          </table:table-cell>
          <table:table-cell office:value-type="float" office:value="-3.92465598524259" calcext:value-type="float">
            <text:p>-3.9246559852</text:p>
          </table:table-cell>
          <table:table-cell office:value-type="float" office:value="-3.9242038170795" calcext:value-type="float">
            <text:p>-3.9242038171</text:p>
          </table:table-cell>
          <table:table-cell office:value-type="float" office:value="-3.92376542018456" calcext:value-type="float">
            <text:p>-3.9237654202</text:p>
          </table:table-cell>
          <table:table-cell office:value-type="float" office:value="-3.92334584997315" calcext:value-type="float">
            <text:p>-3.92334585</text:p>
          </table:table-cell>
          <table:table-cell office:value-type="float" office:value="-3.92294970863198" calcext:value-type="float">
            <text:p>-3.9229497086</text:p>
          </table:table-cell>
          <table:table-cell office:value-type="float" office:value="-3.92258110833693" calcext:value-type="float">
            <text:p>-3.9225811083</text:p>
          </table:table-cell>
          <table:table-cell office:value-type="float" office:value="-3.92224364514995" calcext:value-type="float">
            <text:p>-3.9222436451</text:p>
          </table:table-cell>
          <table:table-cell office:value-type="float" office:value="-3.9219403831193" calcext:value-type="float">
            <text:p>-3.9219403831</text:p>
          </table:table-cell>
          <table:table-cell office:value-type="float" office:value="-3.92167384778246" calcext:value-type="float">
            <text:p>-3.9216738478</text:p>
          </table:table-cell>
          <table:table-cell office:value-type="float" office:value="-3.92144602802163" calcext:value-type="float">
            <text:p>-3.921446028</text:p>
          </table:table-cell>
          <table:table-cell office:value-type="float" office:value="-3.92125838502775" calcext:value-type="float">
            <text:p>-3.921258385</text:p>
          </table:table-cell>
          <table:table-cell office:value-type="float" office:value="-3.92111186702555" calcext:value-type="float">
            <text:p>-3.921111867</text:p>
          </table:table-cell>
          <table:table-cell office:value-type="float" office:value="-3.92100692838063" calcext:value-type="float">
            <text:p>-3.9210069284</text:p>
          </table:table-cell>
          <table:table-cell office:value-type="float" office:value="-3.92094355176664" calcext:value-type="float">
            <text:p>-3.9209435518</text:p>
          </table:table-cell>
          <table:table-cell office:value-type="float" office:value="-3.9209212721991" calcext:value-type="float">
            <text:p>-3.9209212722</text:p>
          </table:table-cell>
          <table:table-cell office:value-type="float" office:value="-3.92093920193554" calcext:value-type="float">
            <text:p>-3.9209392019</text:p>
          </table:table-cell>
          <table:table-cell office:value-type="float" office:value="-3.92099605548492" calcext:value-type="float">
            <text:p>-3.9209960555</text:p>
          </table:table-cell>
          <table:table-cell office:value-type="float" office:value="-3.92109017423822" calcext:value-type="float">
            <text:p>-3.9210901742</text:p>
          </table:table-cell>
          <table:table-cell office:value-type="float" office:value="-3.92121955052384" calcext:value-type="float">
            <text:p>-3.9212195505</text:p>
          </table:table-cell>
          <table:table-cell office:value-type="float" office:value="-3.92138185115303" calcext:value-type="float">
            <text:p>-3.9213818512</text:p>
          </table:table-cell>
          <table:table-cell office:value-type="float" office:value="-3.92157444078409" calcext:value-type="float">
            <text:p>-3.9215744408</text:p>
          </table:table-cell>
          <table:table-cell office:value-type="float" office:value="-3.92179440561359" calcext:value-type="float">
            <text:p>-3.9217944056</text:p>
          </table:table-cell>
          <table:table-cell office:value-type="float" office:value="-3.92203857806425" calcext:value-type="float">
            <text:p>-3.9220385781</text:p>
          </table:table-cell>
          <table:table-cell office:value-type="float" office:value="-3.92230356318866" calcext:value-type="float">
            <text:p>-3.9223035632</text:p>
          </table:table-cell>
          <table:table-cell office:value-type="float" office:value="-3.92258576752479" calcext:value-type="float">
            <text:p>-3.9225857675</text:p>
          </table:table-cell>
          <table:table-cell office:value-type="float" office:value="-3.92288143104761" calcext:value-type="float">
            <text:p>-3.922881431</text:p>
          </table:table-cell>
          <table:table-cell office:value-type="float" office:value="-3.92318666272249" calcext:value-type="float">
            <text:p>-3.9231866627</text:p>
          </table:table-cell>
          <table:table-cell office:value-type="float" office:value="-3.92349747996011" calcext:value-type="float">
            <text:p>-3.92349748</text:p>
          </table:table-cell>
          <table:table-cell office:value-type="float" office:value="-3.92380985203133" calcext:value-type="float">
            <text:p>-3.923809852</text:p>
          </table:table-cell>
          <table:table-cell office:value-type="float" office:value="-3.92411974720999" calcext:value-type="float">
            <text:p>-3.9241197472</text:p>
          </table:table-cell>
          <table:table-cell office:value-type="float" office:value="-3.92442318314659" calcext:value-type="float">
            <text:p>-3.9244231831</text:p>
          </table:table-cell>
          <table:table-cell office:value-type="float" office:value="-3.92471627968663" calcext:value-type="float">
            <text:p>-3.9247162797</text:p>
          </table:table-cell>
          <table:table-cell office:value-type="float" office:value="-3.92499531310482" calcext:value-type="float">
            <text:p>-3.9249953131</text:p>
          </table:table-cell>
          <table:table-cell office:value-type="float" office:value="-3.92525677052946" calcext:value-type="float">
            <text:p>-3.9252567705</text:p>
          </table:table-cell>
          <table:table-cell office:value-type="float" office:value="-3.92549740317638" calcext:value-type="float">
            <text:p>-3.9254974032</text:p>
          </table:table-cell>
          <table:table-cell office:value-type="float" office:value="-3.92571427694277" calcext:value-type="float">
            <text:p>-3.9257142769</text:p>
          </table:table-cell>
          <table:table-cell office:value-type="float" office:value="-3.92590481889515" calcext:value-type="float">
            <text:p>-3.9259048189</text:p>
          </table:table-cell>
          <table:table-cell office:value-type="float" office:value="-3.92606685826057" calcext:value-type="float">
            <text:p>-3.9260668583</text:p>
          </table:table-cell>
          <table:table-cell office:value-type="float" office:value="-3.92619866065368" calcext:value-type="float">
            <text:p>-3.9261986607</text:p>
          </table:table-cell>
          <table:table-cell office:value-type="float" office:value="-3.92629895447426" calcext:value-type="float">
            <text:p>-3.9262989545</text:p>
          </table:table-cell>
          <table:table-cell office:value-type="float" office:value="-3.9263669486492" calcext:value-type="float">
            <text:p>-3.9263669486</text:p>
          </table:table-cell>
          <table:table-cell office:value-type="float" office:value="-3.92640234117379" calcext:value-type="float">
            <text:p>-3.9264023412</text:p>
          </table:table-cell>
          <table:table-cell office:value-type="float" office:value="-3.92640531820854" calcext:value-type="float">
            <text:p>-3.9264053182</text:p>
          </table:table-cell>
          <table:table-cell office:value-type="float" office:value="-3.92637654378798" calcext:value-type="float">
            <text:p>-3.9263765438</text:p>
          </table:table-cell>
          <table:table-cell office:value-type="float" office:value="-3.9263171405105" calcext:value-type="float">
            <text:p>-3.9263171405</text:p>
          </table:table-cell>
          <table:table-cell office:value-type="float" office:value="-3.92622866180478" calcext:value-type="float">
            <text:p>-3.9262286618</text:p>
          </table:table-cell>
          <table:table-cell office:value-type="float" office:value="-3.9261130566873" calcext:value-type="float">
            <text:p>-3.9261130567</text:p>
          </table:table-cell>
          <table:table-cell office:value-type="float" office:value="-3.92597262801678" calcext:value-type="float">
            <text:p>-3.925972628</text:p>
          </table:table-cell>
          <table:table-cell office:value-type="float" office:value="-3.9258099854574" calcext:value-type="float">
            <text:p>-3.9258099855</text:p>
          </table:table-cell>
          <table:table-cell office:value-type="float" office:value="-3.92562799444847" calcext:value-type="float">
            <text:p>-3.9256279944</text:p>
          </table:table-cell>
          <table:table-cell office:value-type="float" office:value="-3.92542972247018" calcext:value-type="float">
            <text:p>-3.9254297225</text:p>
          </table:table-cell>
          <table:table-cell office:value-type="float" office:value="-3.92521838392077" calcext:value-type="float">
            <text:p>-3.9252183839</text:p>
          </table:table-cell>
          <table:table-cell office:value-type="float" office:value="-3.92499728483449" calcext:value-type="float">
            <text:p>-3.9249972848</text:p>
          </table:table-cell>
          <table:table-cell office:value-type="float" office:value="-3.92476976858387" calcext:value-type="float">
            <text:p>-3.9247697686</text:p>
          </table:table-cell>
          <table:table-cell office:value-type="float" office:value="-3.9245391635733" calcext:value-type="float">
            <text:p>-3.9245391636</text:p>
          </table:table-cell>
          <table:table-cell office:value-type="float" office:value="-3.92430873379078" calcext:value-type="float">
            <text:p>-3.9243087338</text:p>
          </table:table-cell>
          <table:table-cell office:value-type="float" office:value="-3.92408163292481" calcext:value-type="float">
            <text:p>-3.9240816329</text:p>
          </table:table-cell>
          <table:table-cell office:value-type="float" office:value="-3.92386086259151" calcext:value-type="float">
            <text:p>-3.9238608626</text:p>
          </table:table-cell>
          <table:table-cell office:value-type="float" office:value="-3.92364923507246" calcext:value-type="float">
            <text:p>-3.9236492351</text:p>
          </table:table-cell>
          <table:table-cell office:value-type="float" office:value="-3.92344934081238" calcext:value-type="float">
            <text:p>-3.9234493408</text:p>
          </table:table-cell>
          <table:table-cell office:value-type="float" office:value="-3.92326352081263" calcext:value-type="float">
            <text:p>-3.9232635208</text:p>
          </table:table-cell>
          <table:table-cell office:value-type="float" office:value="-3.92309384394617" calcext:value-type="float">
            <text:p>-3.9230938439</text:p>
          </table:table-cell>
          <table:table-cell office:value-type="float" office:value="-3.9229420891381" calcext:value-type="float">
            <text:p>-3.9229420891</text:p>
          </table:table-cell>
          <table:table-cell office:value-type="float" office:value="-3.92280973229719" calcext:value-type="float">
            <text:p>-3.9228097323</text:p>
          </table:table-cell>
          <table:table-cell office:value-type="float" office:value="-3.92269793783696" calcext:value-type="float">
            <text:p>-3.9226979378</text:p>
          </table:table-cell>
          <table:table-cell office:value-type="float" office:value="-3.92260755459636" calcext:value-type="float">
            <text:p>-3.9226075546</text:p>
          </table:table-cell>
          <table:table-cell office:value-type="float" office:value="-3.92253911595853" calcext:value-type="float">
            <text:p>-3.922539116</text:p>
          </table:table-cell>
          <table:table-cell office:value-type="float" office:value="-3.92249284395316" calcext:value-type="float">
            <text:p>-3.922492844</text:p>
          </table:table-cell>
          <table:table-cell office:value-type="float" office:value="-3.92246865712822" calcext:value-type="float">
            <text:p>-3.9224686571</text:p>
          </table:table-cell>
          <table:table-cell office:value-type="float" office:value="-3.92246618196673" calcext:value-type="float">
            <text:p>-3.922466182</text:p>
          </table:table-cell>
          <table:table-cell office:value-type="float" office:value="-3.92248476762473" calcext:value-type="float">
            <text:p>-3.9224847676</text:p>
          </table:table-cell>
          <table:table-cell office:value-type="float" office:value="-3.92252350374578" calcext:value-type="float">
            <text:p>-3.9225235037</text:p>
          </table:table-cell>
          <table:table-cell office:value-type="float" office:value="-3.92258124109345" calcext:value-type="float">
            <text:p>-3.9225812411</text:p>
          </table:table-cell>
          <table:table-cell office:value-type="float" office:value="-3.92265661471528" calcext:value-type="float">
            <text:p>-3.9226566147</text:p>
          </table:table-cell>
          <table:table-cell office:value-type="float" office:value="-3.92274806932074" calcext:value-type="float">
            <text:p>-3.9227480693</text:p>
          </table:table-cell>
          <table:table-cell office:value-type="float" office:value="-3.92285388651833" calcext:value-type="float">
            <text:p>-3.9228538865</text:p>
          </table:table-cell>
          <table:table-cell office:value-type="float" office:value="-3.92297221352299" calcext:value-type="float">
            <text:p>-3.9229722135</text:p>
          </table:table-cell>
          <table:table-cell office:value-type="float" office:value="-3.92310109290527" calcext:value-type="float">
            <text:p>-3.9231010929</text:p>
          </table:table-cell>
          <table:table-cell office:value-type="float" office:value="-3.92323849292669" calcext:value-type="float">
            <text:p>-3.9232384929</text:p>
          </table:table-cell>
          <table:table-cell office:value-type="float" office:value="-3.92338233798329" calcext:value-type="float">
            <text:p>-3.923382338</text:p>
          </table:table-cell>
          <table:table-cell office:value-type="float" office:value="-3.92353053866126" calcext:value-type="float">
            <text:p>-3.9235305387</text:p>
          </table:table-cell>
          <table:table-cell office:value-type="float" office:value="-3.92368102092235" calcext:value-type="float">
            <text:p>-3.9236810209</text:p>
          </table:table-cell>
          <table:table-cell office:value-type="float" office:value="-3.92383175394101" calcext:value-type="float">
            <text:p>-3.9238317539</text:p>
          </table:table-cell>
          <table:table-cell office:value-type="float" office:value="-3.92398077615243" calcext:value-type="float">
            <text:p>-3.9239807762</text:p>
          </table:table-cell>
          <table:table-cell office:value-type="float" office:value="-3.92412621912142" calcext:value-type="float">
            <text:p>-3.9241262191</text:p>
          </table:table-cell>
          <table:table-cell office:value-type="float" office:value="-3.92426632889541" calcext:value-type="float">
            <text:p>-3.9242663289</text:p>
          </table:table-cell>
          <table:table-cell office:value-type="float" office:value="-3.92439948457768" calcext:value-type="float">
            <text:p>-3.9243994846</text:p>
          </table:table-cell>
          <table:table-cell office:value-type="float" office:value="-3.92452421394562" calcext:value-type="float">
            <text:p>-3.9245242139</text:p>
          </table:table-cell>
          <table:table-cell office:value-type="float" office:value="-3.92463920601092" calcext:value-type="float">
            <text:p>-3.924639206</text:p>
          </table:table-cell>
          <table:table-cell office:value-type="float" office:value="-3.92474332051294" calcext:value-type="float">
            <text:p>-3.9247433205</text:p>
          </table:table-cell>
          <table:table-cell office:value-type="float" office:value="-3.92483559441532" calcext:value-type="float">
            <text:p>-3.9248355944</text:p>
          </table:table-cell>
          <table:table-cell office:value-type="float" office:value="-3.92491524554982" calcext:value-type="float">
            <text:p>-3.9249152455</text:p>
          </table:table-cell>
          <table:table-cell office:value-type="float" office:value="-3.92498167361486" calcext:value-type="float">
            <text:p>-3.9249816736</text:p>
          </table:table-cell>
          <table:table-cell office:value-type="float" office:value="-3.92503445878661" calcext:value-type="float">
            <text:p>-3.9250344588</text:p>
          </table:table-cell>
          <table:table-cell office:value-type="float" office:value="-3.92507335823555" calcext:value-type="float">
            <text:p>-3.9250733582</text:p>
          </table:table-cell>
          <table:table-cell office:value-type="float" office:value="-3.92509830085278" calcext:value-type="float">
            <text:p>-3.9250983009</text:p>
          </table:table-cell>
          <table:table-cell office:value-type="float" office:value="-3.92510938049725" calcext:value-type="float">
            <text:p>-3.9251093805</text:p>
          </table:table-cell>
          <table:table-cell office:value-type="float" office:value="-3.92510684805602" calcext:value-type="float">
            <text:p>-3.9251068481</text:p>
          </table:table-cell>
          <table:table-cell office:value-type="float" office:value="-3.92509110258517" calcext:value-type="float">
            <text:p>-3.9250911026</text:p>
          </table:table-cell>
          <table:table-cell office:value-type="float" office:value="-3.92506268173518" calcext:value-type="float">
            <text:p>-3.9250626817</text:p>
          </table:table-cell>
          <table:table-cell office:value-type="float" office:value="-3.92502225167644" calcext:value-type="float">
            <text:p>-3.9250222517</text:p>
          </table:table-cell>
          <table:table-cell office:value-type="float" office:value="-3.92497059659728" calcext:value-type="float">
            <text:p>-3.9249705966</text:p>
          </table:table-cell>
          <table:table-cell office:value-type="float" office:value="-3.92490860789509" calcext:value-type="float">
            <text:p>-3.9249086079</text:p>
          </table:table-cell>
          <table:table-cell office:value-type="float" office:value="-3.92483727305333" calcext:value-type="float">
            <text:p>-3.9248372731</text:p>
          </table:table-cell>
          <table:table-cell office:value-type="float" office:value="-3.92475766421538" calcext:value-type="float">
            <text:p>-3.9247576642</text:p>
          </table:table-cell>
          <table:table-cell office:value-type="float" office:value="-3.92467092639832" calcext:value-type="float">
            <text:p>-3.9246709264</text:p>
          </table:table-cell>
          <table:table-cell office:value-type="float" office:value="-3.92457826529788" calcext:value-type="float">
            <text:p>-3.9245782653</text:p>
          </table:table-cell>
          <table:table-cell office:value-type="float" office:value="-3.9244809346336" calcext:value-type="float">
            <text:p>-3.9244809346</text:p>
          </table:table-cell>
          <table:table-cell office:value-type="float" office:value="-3.92438022295585" calcext:value-type="float">
            <text:p>-3.924380223</text:p>
          </table:table-cell>
          <table:table-cell office:value-type="float" office:value="-3.92427743993154" calcext:value-type="float">
            <text:p>-3.9242774399</text:p>
          </table:table-cell>
          <table:table-cell office:value-type="float" office:value="-3.92417390208534" calcext:value-type="float">
            <text:p>-3.9241739021</text:p>
          </table:table-cell>
          <table:table-cell office:value-type="float" office:value="-3.92407091806546" calcext:value-type="float">
            <text:p>-3.9240709181</text:p>
          </table:table-cell>
          <table:table-cell office:value-type="float" office:value="-3.92396977353044" calcext:value-type="float">
            <text:p>-3.9239697735</text:p>
          </table:table-cell>
          <table:table-cell office:value-type="float" office:value="-3.92387171580861" calcext:value-type="float">
            <text:p>-3.9238717158</text:p>
          </table:table-cell>
          <table:table-cell office:value-type="float" office:value="-3.92377793853045" calcext:value-type="float">
            <text:p>-3.9237779385</text:p>
          </table:table-cell>
          <table:table-cell office:value-type="float" office:value="-3.92368956647327" calcext:value-type="float">
            <text:p>-3.9236895665</text:p>
          </table:table-cell>
          <table:table-cell office:value-type="float" office:value="-3.92360764089957" calcext:value-type="float">
            <text:p>-3.9236076409</text:p>
          </table:table-cell>
          <table:table-cell office:value-type="float" office:value="-3.92353310568282" calcext:value-type="float">
            <text:p>-3.9235331057</text:p>
          </table:table-cell>
          <table:table-cell office:value-type="float" office:value="-3.92346679453953" calcext:value-type="float">
            <text:p>-3.9234667945</text:p>
          </table:table-cell>
          <table:table-cell office:value-type="float" office:value="-3.92340941966957" calcext:value-type="float">
            <text:p>-3.9234094197</text:p>
          </table:table-cell>
          <table:table-cell office:value-type="float" office:value="-3.92336156210113" calcext:value-type="float">
            <text:p>-3.9233615621</text:p>
          </table:table-cell>
          <table:table-cell office:value-type="float" office:value="-3.92332366399817" calcext:value-type="float">
            <text:p>-3.923323664</text:p>
          </table:table-cell>
          <table:table-cell office:value-type="float" office:value="-3.92329602315306" calcext:value-type="float">
            <text:p>-3.9232960232</text:p>
          </table:table-cell>
          <table:table-cell office:value-type="float" office:value="-3.92327878982607" calcext:value-type="float">
            <text:p>-3.9232787898</text:p>
          </table:table-cell>
          <table:table-cell office:value-type="float" office:value="-3.92327196604305" calcext:value-type="float">
            <text:p>-3.923271966</text:p>
          </table:table-cell>
          <table:table-cell office:value-type="float" office:value="-3.92327540738708" calcext:value-type="float">
            <text:p>-3.9232754074</text:p>
          </table:table-cell>
          <table:table-cell office:value-type="float" office:value="-3.92328882726266" calcext:value-type="float">
            <text:p>-3.9232888273</text:p>
          </table:table-cell>
          <table:table-cell office:value-type="float" office:value="-3.92331180353655" calcext:value-type="float">
            <text:p>-3.9233118035</text:p>
          </table:table-cell>
          <table:table-cell office:value-type="float" office:value="-3.92334378740382" calcext:value-type="float">
            <text:p>-3.9233437874</text:p>
          </table:table-cell>
          <table:table-cell office:value-type="float" office:value="-3.92338411426861" calcext:value-type="float">
            <text:p>-3.9233841143</text:p>
          </table:table-cell>
          <table:table-cell office:value-type="float" office:value="-3.92343201638238" calcext:value-type="float">
            <text:p>-3.9234320164</text:p>
          </table:table-cell>
          <table:table-cell office:value-type="float" office:value="-3.92348663694548" calcext:value-type="float">
            <text:p>-3.9234866369</text:p>
          </table:table-cell>
          <table:table-cell office:value-type="float" office:value="-3.92354704535169" calcext:value-type="float">
            <text:p>-3.9235470454</text:p>
          </table:table-cell>
          <table:table-cell office:value-type="float" office:value="-3.92361225324098" calcext:value-type="float">
            <text:p>-3.9236122532</text:p>
          </table:table-cell>
          <table:table-cell office:value-type="float" office:value="-3.92368123101825" calcext:value-type="float">
            <text:p>-3.923681231</text:p>
          </table:table-cell>
          <table:table-cell office:value-type="float" office:value="-3.92375292450751" calcext:value-type="float">
            <text:p>-3.9237529245</text:p>
          </table:table-cell>
          <table:table-cell office:value-type="float" office:value="-3.92382627142328" calcext:value-type="float">
            <text:p>-3.9238262714</text:p>
          </table:table-cell>
          <table:table-cell office:value-type="float" office:value="-3.92390021736508" calcext:value-type="float">
            <text:p>-3.9239002174</text:p>
          </table:table-cell>
          <table:table-cell office:value-type="float" office:value="-3.92397373107285" calcext:value-type="float">
            <text:p>-3.9239737311</text:p>
          </table:table-cell>
          <table:table-cell office:value-type="float" office:value="-3.92404581871128" calcext:value-type="float">
            <text:p>-3.9240458187</text:p>
          </table:table-cell>
          <table:table-cell office:value-type="float" office:value="-3.92411553699715" calcext:value-type="float">
            <text:p>-3.924115537</text:p>
          </table:table-cell>
          <table:table-cell office:value-type="float" office:value="-3.9241820050063" calcext:value-type="float">
            <text:p>-3.924182005</text:p>
          </table:table-cell>
          <table:table-cell office:value-type="float" office:value="-3.9242444145535" calcext:value-type="float">
            <text:p>-3.9242444146</text:p>
          </table:table-cell>
          <table:table-cell office:value-type="float" office:value="-3.92430203905833" calcext:value-type="float">
            <text:p>-3.9243020391</text:p>
          </table:table-cell>
          <table:table-cell office:value-type="float" office:value="-3.92435424085048" calcext:value-type="float">
            <text:p>-3.9243542409</text:p>
          </table:table-cell>
          <table:table-cell office:value-type="float" office:value="-3.92440047689702" calcext:value-type="float">
            <text:p>-3.9244004769</text:p>
          </table:table-cell>
          <table:table-cell office:value-type="float" office:value="-3.92444030295799" calcext:value-type="float">
            <text:p>-3.924440303</text:p>
          </table:table-cell>
          <table:table-cell office:value-type="float" office:value="-3.92447337619906" calcext:value-type="float">
            <text:p>-3.9244733762</text:p>
          </table:table-cell>
          <table:table-cell office:value-type="float" office:value="-3.9244994563068" calcext:value-type="float">
            <text:p>-3.9244994563</text:p>
          </table:table-cell>
          <table:table-cell office:value-type="float" office:value="-3.92451840516985" calcext:value-type="float">
            <text:p>-3.9245184052</text:p>
          </table:table-cell>
          <table:table-cell office:value-type="float" office:value="-3.92453018519815" calcext:value-type="float">
            <text:p>-3.9245301852</text:p>
          </table:table-cell>
          <table:table-cell office:value-type="float" office:value="-3.92453485636147" calcext:value-type="float">
            <text:p>-3.9245348564</text:p>
          </table:table-cell>
          <table:table-cell office:value-type="float" office:value="-3.92453257204179" calcext:value-type="float">
            <text:p>-3.924532572</text:p>
          </table:table-cell>
          <table:table-cell office:value-type="float" office:value="-3.92452357379216" calcext:value-type="float">
            <text:p>-3.9245235738</text:p>
          </table:table-cell>
          <table:table-cell office:value-type="float" office:value="-3.92450818511364" calcext:value-type="float">
            <text:p>-3.9245081851</text:p>
          </table:table-cell>
          <table:table-cell office:value-type="float" office:value="-3.92448680435432" calcext:value-type="float">
            <text:p>-3.9244868044</text:p>
          </table:table-cell>
          <table:table-cell office:value-type="float" office:value="-3.92445989684745" calcext:value-type="float">
            <text:p>-3.9244598968</text:p>
          </table:table-cell>
          <table:table-cell office:value-type="float" office:value="-3.92442798642283" calcext:value-type="float">
            <text:p>-3.9244279864</text:p>
          </table:table-cell>
          <table:table-cell office:value-type="float" office:value="-3.9243916464007" calcext:value-type="float">
            <text:p>-3.9243916464</text:p>
          </table:table-cell>
          <table:table-cell office:value-type="float" office:value="-3.92435149021906" calcext:value-type="float">
            <text:p>-3.9243514902</text:p>
          </table:table-cell>
          <table:table-cell office:value-type="float" office:value="-3.92430816182493" calcext:value-type="float">
            <text:p>-3.9243081618</text:p>
          </table:table-cell>
          <table:table-cell office:value-type="float" office:value="-3.92426232596771" calcext:value-type="float">
            <text:p>-3.924262326</text:p>
          </table:table-cell>
          <table:table-cell office:value-type="float" office:value="-3.9242146585414" calcext:value-type="float">
            <text:p>-3.9242146585</text:p>
          </table:table-cell>
          <table:table-cell office:value-type="float" office:value="-3.92416583711169" calcext:value-type="float">
            <text:p>-3.9241658371</text:p>
          </table:table-cell>
          <table:table-cell office:value-type="float" office:value="-3.92411653176247" calcext:value-type="float">
            <text:p>-3.9241165318</text:p>
          </table:table-cell>
          <table:table-cell office:value-type="float" office:value="-3.92406739639211" calcext:value-type="float">
            <text:p>-3.9240673964</text:p>
          </table:table-cell>
          <table:table-cell office:value-type="float" office:value="-3.92401906057617" calcext:value-type="float">
            <text:p>-3.9240190606</text:p>
          </table:table-cell>
          <table:table-cell office:value-type="float" office:value="-3.92397212209885" calcext:value-type="float">
            <text:p>-3.9239721221</text:p>
          </table:table-cell>
          <table:table-cell office:value-type="float" office:value="-3.92392714024508" calcext:value-type="float">
            <text:p>-3.9239271402</text:p>
          </table:table-cell>
          <table:table-cell office:value-type="float" office:value="-3.92388462992294" calcext:value-type="float">
            <text:p>-3.9238846299</text:p>
          </table:table-cell>
          <table:table-cell office:value-type="float" office:value="-3.92384505666741" calcext:value-type="float">
            <text:p>-3.9238450567</text:p>
          </table:table-cell>
          <table:table-cell office:value-type="float" office:value="-3.92380883255818" calcext:value-type="float">
            <text:p>-3.9238088326</text:p>
          </table:table-cell>
          <table:table-cell office:value-type="float" office:value="-3.92377631306114" calcext:value-type="float">
            <text:p>-3.9237763131</text:p>
          </table:table-cell>
          <table:table-cell office:value-type="float" office:value="-3.9237477947862" calcext:value-type="float">
            <text:p>-3.9237477948</text:p>
          </table:table-cell>
          <table:table-cell office:value-type="float" office:value="-3.9237235141345" calcext:value-type="float">
            <text:p>-3.9237235141</text:p>
          </table:table-cell>
          <table:table-cell office:value-type="float" office:value="-3.92370364679057" calcext:value-type="float">
            <text:p>-3.9237036468</text:p>
          </table:table-cell>
          <table:table-cell office:value-type="float" office:value="-3.92368830800732" calcext:value-type="float">
            <text:p>-3.923688308</text:p>
          </table:table-cell>
          <table:table-cell office:value-type="float" office:value="-3.92367755361115" calcext:value-type="float">
            <text:p>-3.9236775536</text:p>
          </table:table-cell>
          <table:table-cell office:value-type="float" office:value="-3.92367138166182" calcext:value-type="float">
            <text:p>-3.9236713817</text:p>
          </table:table-cell>
          <table:table-cell office:value-type="float" office:value="-3.92366973468226" calcext:value-type="float">
            <text:p>-3.9236697347</text:p>
          </table:table-cell>
          <table:table-cell office:value-type="float" office:value="-3.92367250238884" calcext:value-type="float">
            <text:p>-3.9236725024</text:p>
          </table:table-cell>
          <table:table-cell office:value-type="float" office:value="-3.92367952484264" calcext:value-type="float">
            <text:p>-3.9236795248</text:p>
          </table:table-cell>
          <table:table-cell office:value-type="float" office:value="-3.92369059595543" calcext:value-type="float">
            <text:p>-3.923690596</text:p>
          </table:table-cell>
          <table:table-cell office:value-type="float" office:value="-3.92370546728865" calcext:value-type="float">
            <text:p>-3.9237054673</text:p>
          </table:table-cell>
          <table:table-cell office:value-type="float" office:value="-3.92372385209072" calcext:value-type="float">
            <text:p>-3.9237238521</text:p>
          </table:table-cell>
          <table:table-cell office:value-type="float" office:value="-3.92374542952953" calcext:value-type="float">
            <text:p>-3.9237454295</text:p>
          </table:table-cell>
          <table:table-cell office:value-type="float" office:value="-3.92376984908185" calcext:value-type="float">
            <text:p>-3.9237698491</text:p>
          </table:table-cell>
          <table:table-cell office:value-type="float" office:value="-3.92379673505316" calcext:value-type="float">
            <text:p>-3.9237967351</text:p>
          </table:table-cell>
          <table:table-cell office:value-type="float" office:value="-3.92382569120318" calcext:value-type="float">
            <text:p>-3.9238256912</text:p>
          </table:table-cell>
          <table:table-cell office:value-type="float" office:value="-3.92385630545966" calcext:value-type="float">
            <text:p>-3.9238563055</text:p>
          </table:table-cell>
          <table:table-cell office:value-type="float" office:value="-3.92388815470252" calcext:value-type="float">
            <text:p>-3.9238881547</text:p>
          </table:table-cell>
          <table:table-cell office:value-type="float" office:value="-3.92392080960124" calcext:value-type="float">
            <text:p>-3.9239208096</text:p>
          </table:table-cell>
          <table:table-cell office:value-type="float" office:value="-3.92395383948825" calcext:value-type="float">
            <text:p>-3.9239538395</text:p>
          </table:table-cell>
          <table:table-cell office:value-type="float" office:value="-3.92398681723787" calcext:value-type="float">
            <text:p>-3.9239868172</text:p>
          </table:table-cell>
          <table:table-cell office:value-type="float" office:value="-3.92401932412687" calcext:value-type="float">
            <text:p>-3.9240193241</text:p>
          </table:table-cell>
          <table:table-cell office:value-type="float" office:value="-3.92405095463467" calcext:value-type="float">
            <text:p>-3.9240509546</text:p>
          </table:table-cell>
          <table:table-cell office:value-type="float" office:value="-3.92408132113762" calcext:value-type="float">
            <text:p>-3.9240813211</text:p>
          </table:table-cell>
          <table:table-cell office:value-type="float" office:value="-3.92411005844885" calcext:value-type="float">
            <text:p>-3.9241100584</text:p>
          </table:table-cell>
          <table:table-cell office:value-type="float" office:value="-3.92413682813829" calcext:value-type="float">
            <text:p>-3.9241368281</text:p>
          </table:table-cell>
          <table:table-cell office:value-type="float" office:value="-3.92416132257328" calcext:value-type="float">
            <text:p>-3.9241613226</text:p>
          </table:table-cell>
          <table:table-cell office:value-type="float" office:value="-3.92418326861119" calcext:value-type="float">
            <text:p>-3.9241832686</text:p>
          </table:table-cell>
          <table:table-cell office:value-type="float" office:value="-3.92420243087382" calcext:value-type="float">
            <text:p>-3.9242024309</text:p>
          </table:table-cell>
          <table:table-cell office:value-type="float" office:value="-3.9242186145427" calcext:value-type="float">
            <text:p>-3.9242186145</text:p>
          </table:table-cell>
          <table:table-cell office:value-type="float" office:value="-3.92423166760704" calcext:value-type="float">
            <text:p>-3.9242316676</text:p>
          </table:table-cell>
          <table:table-cell office:value-type="float" office:value="-3.92424148251853" calcext:value-type="float">
            <text:p>-3.9242414825</text:p>
          </table:table-cell>
          <table:table-cell office:value-type="float" office:value="-3.92424799720271" calcext:value-type="float">
            <text:p>-3.9242479972</text:p>
          </table:table-cell>
          <table:table-cell office:value-type="float" office:value="-3.92425119540001" calcext:value-type="float">
            <text:p>-3.9242511954</text:p>
          </table:table-cell>
          <table:table-cell office:value-type="float" office:value="-3.92425110631653" calcext:value-type="float">
            <text:p>-3.9242511063</text:p>
          </table:table-cell>
          <table:table-cell office:value-type="float" office:value="-3.92424780358382" calcext:value-type="float">
            <text:p>-3.9242478036</text:p>
          </table:table-cell>
          <table:table-cell office:value-type="float" office:value="-3.92424140354038" calcext:value-type="float">
            <text:p>-3.9242414035</text:p>
          </table:table-cell>
          <table:table-cell office:value-type="float" office:value="-3.92423206286372" calcext:value-type="float">
            <text:p>-3.9242320629</text:p>
          </table:table-cell>
          <table:table-cell office:value-type="float" office:value="-3.92421997559779" calcext:value-type="float">
            <text:p>-3.9242199756</text:p>
          </table:table-cell>
          <table:table-cell office:value-type="float" office:value="-3.92420536963136" calcext:value-type="float">
            <text:p>-3.9242053696</text:p>
          </table:table-cell>
          <table:table-cell office:value-type="float" office:value="-3.92418850270151" calcext:value-type="float">
            <text:p>-3.9241885027</text:p>
          </table:table-cell>
          <table:table-cell office:value-type="float" office:value="-3.92416965799369" calcext:value-type="float">
            <text:p>-3.924169658</text:p>
          </table:table-cell>
          <table:table-cell office:value-type="float" office:value="-3.92414913943596" calcext:value-type="float">
            <text:p>-3.9241491394</text:p>
          </table:table-cell>
          <table:table-cell office:value-type="float" office:value="-3.92412726676687" calcext:value-type="float">
            <text:p>-3.9241272668</text:p>
          </table:table-cell>
          <table:table-cell office:value-type="float" office:value="-3.92410437048" calcext:value-type="float">
            <text:p>-3.9241043705</text:p>
          </table:table-cell>
          <table:table-cell office:value-type="float" office:value="-3.92408078673399" calcext:value-type="float">
            <text:p>-3.9240807867</text:p>
          </table:table-cell>
          <table:table-cell office:value-type="float" office:value="-3.92405685231855" calcext:value-type="float">
            <text:p>-3.9240568523</text:p>
          </table:table-cell>
          <table:table-cell office:value-type="float" office:value="-3.92403289976099" calcext:value-type="float">
            <text:p>-3.9240328998</text:p>
          </table:table-cell>
          <table:table-cell office:value-type="float" office:value="-3.92400925265525" calcext:value-type="float">
            <text:p>-3.9240092527</text:p>
          </table:table-cell>
          <table:table-cell office:value-type="float" office:value="-3.92398622127678" calcext:value-type="float">
            <text:p>-3.9239862213</text:p>
          </table:table-cell>
          <table:table-cell office:value-type="float" office:value="-3.92396409855079" calcext:value-type="float">
            <text:p>-3.9239640986</text:p>
          </table:table-cell>
          <table:table-cell office:value-type="float" office:value="-3.92394315641965" calcext:value-type="float">
            <text:p>-3.9239431564</text:p>
          </table:table-cell>
          <table:table-cell office:value-type="float" office:value="-3.92392364265147" calcext:value-type="float">
            <text:p>-3.9239236427</text:p>
          </table:table-cell>
          <table:table-cell office:value-type="float" office:value="-3.92390577812034" calcext:value-type="float">
            <text:p>-3.9239057781</text:p>
          </table:table-cell>
          <table:table-cell office:value-type="float" office:value="-3.92388975457636" calcext:value-type="float">
            <text:p>-3.9238897546</text:p>
          </table:table-cell>
          <table:table-cell office:value-type="float" office:value="-3.9238757329193" calcext:value-type="float">
            <text:p>-3.9238757329</text:p>
          </table:table-cell>
          <table:table-cell office:value-type="float" office:value="-3.92386384197467" calcext:value-type="float">
            <text:p>-3.923863842</text:p>
          </table:table-cell>
          <table:table-cell office:value-type="float" office:value="-3.92385417776883" calcext:value-type="float">
            <text:p>-3.9238541778</text:p>
          </table:table-cell>
          <table:table-cell office:value-type="float" office:value="-3.92384680328992" calcext:value-type="float">
            <text:p>-3.9238468033</text:p>
          </table:table-cell>
          <table:table-cell office:value-type="float" office:value="-3.92384174871537" calcext:value-type="float">
            <text:p>-3.9238417487</text:p>
          </table:table-cell>
          <table:table-cell office:value-type="float" office:value="-3.9238390120845" calcext:value-type="float">
            <text:p>-3.9238390121</text:p>
          </table:table-cell>
          <table:table-cell office:value-type="float" office:value="-3.92383856038423" calcext:value-type="float">
            <text:p>-3.9238385604</text:p>
          </table:table-cell>
          <table:table-cell office:value-type="float" office:value="-3.92384033102066" calcext:value-type="float">
            <text:p>-3.923840331</text:p>
          </table:table-cell>
          <table:table-cell office:value-type="float" office:value="-3.92384423363747" calcext:value-type="float">
            <text:p>-3.9238442336</text:p>
          </table:table-cell>
          <table:table-cell office:value-type="float" office:value="-3.9238501522465" calcext:value-type="float">
            <text:p>-3.9238501522</text:p>
          </table:table-cell>
          <table:table-cell office:value-type="float" office:value="-3.92385794762972" calcext:value-type="float">
            <text:p>-3.9238579476</text:p>
          </table:table-cell>
          <table:table-cell office:value-type="float" office:value="-3.9238674599692" calcext:value-type="float">
            <text:p>-3.92386746</text:p>
          </table:table-cell>
          <table:table-cell office:value-type="float" office:value="-3.92387851166778" calcext:value-type="float">
            <text:p>-3.9238785117</text:p>
          </table:table-cell>
          <table:table-cell office:value-type="float" office:value="-3.92389091030837" calcext:value-type="float">
            <text:p>-3.9238909103</text:p>
          </table:table-cell>
          <table:table-cell office:value-type="float" office:value="-3.92390445171561" calcext:value-type="float">
            <text:p>-3.9239044517</text:p>
          </table:table-cell>
          <table:table-cell office:value-type="float" office:value="-3.92391892307059" calcext:value-type="float">
            <text:p>-3.9239189231</text:p>
          </table:table-cell>
          <table:table-cell office:value-type="float" office:value="-3.92393410603416" calcext:value-type="float">
            <text:p>-3.923934106</text:p>
          </table:table-cell>
          <table:table-cell office:value-type="float" office:value="-3.92394977983852" calcext:value-type="float">
            <text:p>-3.9239497798</text:p>
          </table:table-cell>
          <table:table-cell office:value-type="float" office:value="-3.92396572430251" calcext:value-type="float">
            <text:p>-3.9239657243</text:p>
          </table:table-cell>
          <table:table-cell office:value-type="float" office:value="-3.92398172273199" calcext:value-type="float">
            <text:p>-3.9239817227</text:p>
          </table:table-cell>
          <table:table-cell office:value-type="float" office:value="-3.92399756466816" calcext:value-type="float">
            <text:p>-3.9239975647</text:p>
          </table:table-cell>
          <table:table-cell office:value-type="float" office:value="-3.92401304844909" calcext:value-type="float">
            <text:p>-3.9240130484</text:p>
          </table:table-cell>
          <table:table-cell office:value-type="float" office:value="-3.92402798355695" calcext:value-type="float">
            <text:p>-3.9240279836</text:p>
          </table:table-cell>
          <table:table-cell office:value-type="float" office:value="-3.92404219272383" calcext:value-type="float">
            <text:p>-3.9240421927</text:p>
          </table:table-cell>
          <table:table-cell office:value-type="float" office:value="-3.92405551377537" calcext:value-type="float">
            <text:p>-3.9240555138</text:p>
          </table:table-cell>
          <table:table-cell office:value-type="float" office:value="-3.92406780119983" calcext:value-type="float">
            <text:p>-3.9240678012</text:p>
          </table:table-cell>
          <table:table-cell office:value-type="float" office:value="-3.92407892742965" calcext:value-type="float">
            <text:p>-3.9240789274</text:p>
          </table:table-cell>
          <table:table-cell office:value-type="float" office:value="-3.92408878383279" calcext:value-type="float">
            <text:p>-3.9240887838</text:p>
          </table:table-cell>
          <table:table-cell office:value-type="float" office:value="-3.92409728141419" calcext:value-type="float">
            <text:p>-3.9240972814</text:p>
          </table:table-cell>
          <table:table-cell office:value-type="float" office:value="-3.92410435123333" calcext:value-type="float">
            <text:p>-3.9241043512</text:p>
          </table:table-cell>
          <table:table-cell office:value-type="float" office:value="-3.9241099445472" calcext:value-type="float">
            <text:p>-3.9241099445</text:p>
          </table:table-cell>
          <table:table-cell office:value-type="float" office:value="-3.92411403269202" calcext:value-type="float">
            <text:p>-3.9241140327</text:p>
          </table:table-cell>
          <table:table-cell office:value-type="float" office:value="-3.92411660672438" calcext:value-type="float">
            <text:p>-3.9241166067</text:p>
          </table:table-cell>
          <table:table-cell office:value-type="float" office:value="-3.92411767683477" calcext:value-type="float">
            <text:p>-3.9241176768</text:p>
          </table:table-cell>
          <table:table-cell office:value-type="float" office:value="-3.92411727156173" calcext:value-type="float">
            <text:p>-3.9241172716</text:p>
          </table:table-cell>
          <table:table-cell office:value-type="float" office:value="-3.92411543682318" calcext:value-type="float">
            <text:p>-3.9241154368</text:p>
          </table:table-cell>
          <table:table-cell office:value-type="float" office:value="-3.92411223479376" calcext:value-type="float">
            <text:p>-3.9241122348</text:p>
          </table:table-cell>
          <table:table-cell office:value-type="float" office:value="-3.92410774262538" calcext:value-type="float">
            <text:p>-3.9241077426</text:p>
          </table:table-cell>
          <table:table-cell office:value-type="float" office:value="-3.92410205111838" calcext:value-type="float">
            <text:p>-3.9241020511</text:p>
          </table:table-cell>
          <table:table-cell office:value-type="float" office:value="-3.92409526317212" calcext:value-type="float">
            <text:p>-3.9240952632</text:p>
          </table:table-cell>
          <table:table-cell office:value-type="float" office:value="-3.92408749231242" calcext:value-type="float">
            <text:p>-3.9240874923</text:p>
          </table:table-cell>
          <table:table-cell office:value-type="float" office:value="-3.92407886104214" calcext:value-type="float">
            <text:p>-3.924078861</text:p>
          </table:table-cell>
          <table:table-cell office:value-type="float" office:value="-3.924069499202" calcext:value-type="float">
            <text:p>-3.9240694992</text:p>
          </table:table-cell>
          <table:table-cell office:value-type="float" office:value="-3.92405954229234" calcext:value-type="float">
            <text:p>-3.9240595423</text:p>
          </table:table-cell>
          <table:table-cell office:value-type="float" office:value="-3.92404912977661" calcext:value-type="float">
            <text:p>-3.9240491298</text:p>
          </table:table-cell>
          <table:table-cell office:value-type="float" office:value="-3.92403840338577" calcext:value-type="float">
            <text:p>-3.9240384034</text:p>
          </table:table-cell>
          <table:table-cell office:value-type="float" office:value="-3.92402750542781" calcext:value-type="float">
            <text:p>-3.9240275054</text:p>
          </table:table-cell>
          <table:table-cell office:value-type="float" office:value="-3.92401657712327" calcext:value-type="float">
            <text:p>-3.9240165771</text:p>
          </table:table-cell>
          <table:table-cell office:value-type="float" office:value="-3.92400575697101" calcext:value-type="float">
            <text:p>-3.924005757</text:p>
          </table:table-cell>
          <table:table-cell office:value-type="float" office:value="-3.92399517916379" calcext:value-type="float">
            <text:p>-3.9239951792</text:p>
          </table:table-cell>
          <table:table-cell office:value-type="float" office:value="-3.92398497206269" calcext:value-type="float">
            <text:p>-3.9239849721</text:p>
          </table:table-cell>
          <table:table-cell office:value-type="float" office:value="-3.92397525674743" calcext:value-type="float">
            <text:p>-3.9239752567</text:p>
          </table:table-cell>
          <table:table-cell office:value-type="float" office:value="-3.92396614565589" calcext:value-type="float">
            <text:p>-3.9239661457</text:p>
          </table:table-cell>
          <table:table-cell office:value-type="float" office:value="-3.92395774133073" calcext:value-type="float">
            <text:p>-3.9239577413</text:p>
          </table:table-cell>
          <table:table-cell office:value-type="float" office:value="-3.92395013528605" calcext:value-type="float">
            <text:p>-3.9239501353</text:p>
          </table:table-cell>
          <table:table-cell office:value-type="float" office:value="-3.92394340701102" calcext:value-type="float">
            <text:p>-3.923943407</text:p>
          </table:table-cell>
          <table:table-cell office:value-type="float" office:value="-3.92393762312615" calcext:value-type="float">
            <text:p>-3.9239376231</text:p>
          </table:table-cell>
          <table:table-cell office:value-type="float" office:value="-3.92393283670568" calcext:value-type="float">
            <text:p>-3.9239328367</text:p>
          </table:table-cell>
          <table:table-cell office:value-type="float" office:value="-3.92392908677532" calcext:value-type="float">
            <text:p>-3.9239290868</text:p>
          </table:table-cell>
          <table:table-cell office:value-type="float" office:value="-3.92392639800234" calcext:value-type="float">
            <text:p>-3.923926398</text:p>
          </table:table-cell>
          <table:table-cell office:value-type="float" office:value="-3.92392478057587" calcext:value-type="float">
            <text:p>-3.9239247806</text:p>
          </table:table-cell>
          <table:table-cell office:value-type="float" office:value="-3.92392423029088" calcext:value-type="float">
            <text:p>-3.9239242303</text:p>
          </table:table-cell>
          <table:table-cell office:value-type="float" office:value="-3.9239247288296" calcext:value-type="float">
            <text:p>-3.9239247288</text:p>
          </table:table-cell>
          <table:table-cell office:value-type="float" office:value="-3.92392624424096" calcext:value-type="float">
            <text:p>-3.9239262442</text:p>
          </table:table-cell>
          <table:table-cell office:value-type="float" office:value="-3.92392873161176" calcext:value-type="float">
            <text:p>-3.9239287316</text:p>
          </table:table-cell>
          <table:table-cell office:value-type="float" office:value="-3.92393213391554" calcext:value-type="float">
            <text:p>-3.9239321339</text:p>
          </table:table-cell>
          <table:table-cell office:value-type="float" office:value="-3.92393638303025" calcext:value-type="float">
            <text:p>-3.923936383</text:p>
          </table:table-cell>
          <table:table-cell office:value-type="float" office:value="-3.92394140090352" calcext:value-type="float">
            <text:p>-3.9239414009</text:p>
          </table:table-cell>
          <table:table-cell office:value-type="float" office:value="-3.92394710084556" calcext:value-type="float">
            <text:p>-3.9239471008</text:p>
          </table:table-cell>
          <table:table-cell office:value-type="float" office:value="-3.92395338893086" calcext:value-type="float">
            <text:p>-3.9239533889</text:p>
          </table:table-cell>
          <table:table-cell office:value-type="float" office:value="-3.92396016547878" calcext:value-type="float">
            <text:p>-3.9239601655</text:p>
          </table:table-cell>
          <table:table-cell office:value-type="float" office:value="-3.92396732659133" calcext:value-type="float">
            <text:p>-3.9239673266</text:p>
          </table:table-cell>
          <table:table-cell office:value-type="float" office:value="-3.92397476572073" calcext:value-type="float">
            <text:p>-3.9239747657</text:p>
          </table:table-cell>
          <table:table-cell office:value-type="float" office:value="-3.92398237523831" calcext:value-type="float">
            <text:p>-3.9239823752</text:p>
          </table:table-cell>
          <table:table-cell office:value-type="float" office:value="-3.9239900479835" calcext:value-type="float">
            <text:p>-3.923990048</text:p>
          </table:table-cell>
          <table:table-cell office:value-type="float" office:value="-3.92399767876337" calcext:value-type="float">
            <text:p>-3.9239976788</text:p>
          </table:table-cell>
          <table:table-cell office:value-type="float" office:value="-3.92400516578307" calcext:value-type="float">
            <text:p>-3.9240051658</text:p>
          </table:table-cell>
          <table:table-cell office:value-type="float" office:value="-3.92401241198553" calcext:value-type="float">
            <text:p>-3.924012412</text:p>
          </table:table-cell>
          <table:table-cell office:value-type="float" office:value="-3.92401932628224" calcext:value-type="float">
            <text:p>-3.9240193263</text:p>
          </table:table-cell>
          <table:table-cell office:value-type="float" office:value="-3.92402582465922" calcext:value-type="float">
            <text:p>-3.9240258247</text:p>
          </table:table-cell>
          <table:table-cell office:value-type="float" office:value="-3.92403183114419" calcext:value-type="float">
            <text:p>-3.9240318311</text:p>
          </table:table-cell>
          <table:table-cell office:value-type="float" office:value="-3.92403727862903" calcext:value-type="float">
            <text:p>-3.9240372786</text:p>
          </table:table-cell>
          <table:table-cell office:value-type="float" office:value="-3.92404210953498" calcext:value-type="float">
            <text:p>-3.9240421095</text:p>
          </table:table-cell>
          <table:table-cell office:value-type="float" office:value="-3.92404627632224" calcext:value-type="float">
            <text:p>-3.9240462763</text:p>
          </table:table-cell>
          <table:table-cell office:value-type="float" office:value="-3.9240497418369" calcext:value-type="float">
            <text:p>-3.9240497418</text:p>
          </table:table-cell>
          <table:table-cell office:value-type="float" office:value="-3.92405247950247" calcext:value-type="float">
            <text:p>-3.9240524795</text:p>
          </table:table-cell>
          <table:table-cell office:value-type="float" office:value="-3.92405447335281" calcext:value-type="float">
            <text:p>-3.9240544734</text:p>
          </table:table-cell>
          <table:table-cell office:value-type="float" office:value="-3.92405571791941" calcext:value-type="float">
            <text:p>-3.9240557179</text:p>
          </table:table-cell>
          <table:table-cell office:value-type="float" office:value="-3.92405621797368" calcext:value-type="float">
            <text:p>-3.924056218</text:p>
          </table:table-cell>
          <table:table-cell office:value-type="float" office:value="-3.92405598813853" calcext:value-type="float">
            <text:p>-3.9240559881</text:p>
          </table:table-cell>
          <table:table-cell office:value-type="float" office:value="-3.92405505237702" calcext:value-type="float">
            <text:p>-3.9240550524</text:p>
          </table:table-cell>
          <table:table-cell office:value-type="float" office:value="-3.92405344336682" calcext:value-type="float">
            <text:p>-3.9240534434</text:p>
          </table:table-cell>
          <table:table-cell office:value-type="float" office:value="-3.9240512017927" calcext:value-type="float">
            <text:p>-3.9240512018</text:p>
          </table:table-cell>
          <table:table-cell office:value-type="float" office:value="-3.92404837552458" calcext:value-type="float">
            <text:p>-3.9240483755</text:p>
          </table:table-cell>
          <table:table-cell office:value-type="float" office:value="-3.92404501875974" calcext:value-type="float">
            <text:p>-3.9240450188</text:p>
          </table:table-cell>
          <table:table-cell office:value-type="float" office:value="-3.92404119108575" calcext:value-type="float">
            <text:p>-3.9240411911</text:p>
          </table:table-cell>
          <table:table-cell office:value-type="float" office:value="-3.92403695650972" calcext:value-type="float">
            <text:p>-3.9240369565</text:p>
          </table:table-cell>
          <table:table-cell office:value-type="float" office:value="-3.92403238246335" calcext:value-type="float">
            <text:p>-3.9240323825</text:p>
          </table:table-cell>
          <table:table-cell office:value-type="float" office:value="-3.92402753879077" calcext:value-type="float">
            <text:p>-3.9240275388</text:p>
          </table:table-cell>
          <table:table-cell office:value-type="float" office:value="-3.92402249674248" calcext:value-type="float">
            <text:p>-3.9240224967</text:p>
          </table:table-cell>
          <table:table-cell office:value-type="float" office:value="-3.92401732798296" calcext:value-type="float">
            <text:p>-3.924017328</text:p>
          </table:table-cell>
          <table:table-cell office:value-type="float" office:value="-3.924012103627" calcext:value-type="float">
            <text:p>-3.9240121036</text:p>
          </table:table-cell>
          <table:table-cell office:value-type="float" office:value="-3.92400689331854" calcext:value-type="float">
            <text:p>-3.9240068933</text:p>
          </table:table-cell>
          <table:table-cell office:value-type="float" office:value="-3.92400176435856" calcext:value-type="float">
            <text:p>-3.9240017644</text:p>
          </table:table-cell>
          <table:table-cell office:value-type="float" office:value="-3.92399678089836" calcext:value-type="float">
            <text:p>-3.9239967809</text:p>
          </table:table-cell>
          <table:table-cell office:value-type="float" office:value="-3.92399200320177" calcext:value-type="float">
            <text:p>-3.9239920032</text:p>
          </table:table-cell>
          <table:table-cell office:value-type="float" office:value="-3.92398748698604" calcext:value-type="float">
            <text:p>-3.923987487</text:p>
          </table:table-cell>
          <table:table-cell office:value-type="float" office:value="-3.92398328284748" calcext:value-type="float">
            <text:p>-3.9239832828</text:p>
          </table:table-cell>
          <table:table-cell office:value-type="float" office:value="-3.92397943577622" calcext:value-type="float">
            <text:p>-3.9239794358</text:p>
          </table:table-cell>
          <table:table-cell office:value-type="float" office:value="-3.92397598476212" calcext:value-type="float">
            <text:p>-3.9239759848</text:p>
          </table:table-cell>
          <table:table-cell office:value-type="float" office:value="-3.92397296249423" calcext:value-type="float">
            <text:p>-3.9239729625</text:p>
          </table:table-cell>
          <table:table-cell office:value-type="float" office:value="-3.92397039515376" calcext:value-type="float">
            <text:p>-3.9239703952</text:p>
          </table:table-cell>
          <table:table-cell office:value-type="float" office:value="-3.92396830229866" calcext:value-type="float">
            <text:p>-3.9239683023</text:p>
          </table:table-cell>
          <table:table-cell office:value-type="float" office:value="-3.92396669683708" calcext:value-type="float">
            <text:p>-3.9239666968</text:p>
          </table:table-cell>
          <table:table-cell office:value-type="float" office:value="-3.92396558508635" calcext:value-type="float">
            <text:p>-3.9239655851</text:p>
          </table:table-cell>
          <table:table-cell office:value-type="float" office:value="-3.92396496691259" calcext:value-type="float">
            <text:p>-3.9239649669</text:p>
          </table:table-cell>
          <table:table-cell office:value-type="float" office:value="-3.92396483594366" calcext:value-type="float">
            <text:p>-3.9239648359</text:p>
          </table:table-cell>
          <table:table-cell office:value-type="float" office:value="-3.92396517985246" calcext:value-type="float">
            <text:p>-3.9239651799</text:p>
          </table:table-cell>
          <table:table-cell office:value-type="float" office:value="-3.92396598069978" calcext:value-type="float">
            <text:p>-3.9239659807</text:p>
          </table:table-cell>
          <table:table-cell office:value-type="float" office:value="-3.92396721533304" calcext:value-type="float">
            <text:p>-3.9239672153</text:p>
          </table:table-cell>
          <table:table-cell office:value-type="float" office:value="-3.92396885583068" calcext:value-type="float">
            <text:p>-3.9239688558</text:p>
          </table:table-cell>
          <table:table-cell office:value-type="float" office:value="-3.92397086998841" calcext:value-type="float">
            <text:p>-3.92397087</text:p>
          </table:table-cell>
          <table:table-cell office:value-type="float" office:value="-3.92397322183587" calcext:value-type="float">
            <text:p>-3.9239732218</text:p>
          </table:table-cell>
          <table:table-cell office:value-type="float" office:value="-3.92397587218169" calcext:value-type="float">
            <text:p>-3.9239758722</text:p>
          </table:table-cell>
          <table:table-cell office:value-type="float" office:value="-3.92397877917474" calcext:value-type="float">
            <text:p>-3.9239787792</text:p>
          </table:table-cell>
          <table:table-cell office:value-type="float" office:value="-3.92398189888125" calcext:value-type="float">
            <text:p>-3.9239818989</text:p>
          </table:table-cell>
          <table:table-cell office:value-type="float" office:value="-3.92398518586542" calcext:value-type="float">
            <text:p>-3.9239851859</text:p>
          </table:table-cell>
          <table:table-cell office:value-type="float" office:value="-3.9239885937742" calcext:value-type="float">
            <text:p>-3.9239885938</text:p>
          </table:table-cell>
          <table:table-cell office:value-type="float" office:value="-3.92399207591414" calcext:value-type="float">
            <text:p>-3.9239920759</text:p>
          </table:table-cell>
          <table:table-cell office:value-type="float" office:value="-3.92399558582104" calcext:value-type="float">
            <text:p>-3.9239955858</text:p>
          </table:table-cell>
          <table:table-cell office:value-type="float" office:value="-3.92399907781312" calcext:value-type="float">
            <text:p>-3.9239990778</text:p>
          </table:table-cell>
          <table:table-cell office:value-type="float" office:value="-3.92400250752457" calcext:value-type="float">
            <text:p>-3.9240025075</text:p>
          </table:table-cell>
          <table:table-cell office:value-type="float" office:value="-3.92400583241474" calcext:value-type="float">
            <text:p>-3.9240058324</text:p>
          </table:table-cell>
          <table:table-cell office:value-type="float" office:value="-3.92400901224769" calcext:value-type="float">
            <text:p>-3.9240090122</text:p>
          </table:table-cell>
          <table:table-cell office:value-type="float" office:value="-3.92401200953869" calcext:value-type="float">
            <text:p>-3.9240120095</text:p>
          </table:table-cell>
          <table:table-cell office:value-type="float" office:value="-3.92401478996077" calcext:value-type="float">
            <text:p>-3.92401479</text:p>
          </table:table-cell>
          <table:table-cell office:value-type="float" office:value="-3.92401732271085" calcext:value-type="float">
            <text:p>-3.9240173227</text:p>
          </table:table-cell>
          <table:table-cell office:value-type="float" office:value="-3.92401958082833" calcext:value-type="float">
            <text:p>-3.9240195808</text:p>
          </table:table-cell>
          <table:table-cell office:value-type="float" office:value="-3.92402154146373" calcext:value-type="float">
            <text:p>-3.9240215415</text:p>
          </table:table-cell>
          <table:table-cell office:value-type="float" office:value="-3.92402318609363" calcext:value-type="float">
            <text:p>-3.9240231861</text:p>
          </table:table-cell>
          <table:table-cell office:value-type="float" office:value="-3.92402450068087" calcext:value-type="float">
            <text:p>-3.9240245007</text:p>
          </table:table-cell>
          <table:table-cell office:value-type="float" office:value="-3.92402547577427" calcext:value-type="float">
            <text:p>-3.9240254758</text:p>
          </table:table-cell>
          <table:table-cell office:value-type="float" office:value="-3.92402610655038" calcext:value-type="float">
            <text:p>-3.9240261066</text:p>
          </table:table-cell>
          <table:table-cell office:value-type="float" office:value="-3.92402639279311" calcext:value-type="float">
            <text:p>-3.9240263928</text:p>
          </table:table-cell>
          <table:table-cell office:value-type="float" office:value="-3.92402633881429" calcext:value-type="float">
            <text:p>-3.9240263388</text:p>
          </table:table-cell>
          <table:table-cell office:value-type="float" office:value="-3.92402595331487" calcext:value-type="float">
            <text:p>-3.9240259533</text:p>
          </table:table-cell>
          <table:table-cell office:value-type="float" office:value="-3.92402524917993" calcext:value-type="float">
            <text:p>-3.9240252492</text:p>
          </table:table-cell>
          <table:table-cell office:value-type="float" office:value="-3.9240242432457" calcext:value-type="float">
            <text:p>-3.9240242432</text:p>
          </table:table-cell>
          <table:table-cell office:value-type="float" office:value="-3.9240229559707" calcext:value-type="float">
            <text:p>-3.924022956</text:p>
          </table:table-cell>
          <table:table-cell office:value-type="float" office:value="-3.92402141111322" calcext:value-type="float">
            <text:p>-3.9240214111</text:p>
          </table:table-cell>
          <table:table-cell office:value-type="float" office:value="-3.92401963531504" calcext:value-type="float">
            <text:p>-3.9240196353</text:p>
          </table:table-cell>
          <table:table-cell office:value-type="float" office:value="-3.92401765770347" calcext:value-type="float">
            <text:p>-3.9240176577</text:p>
          </table:table-cell>
          <table:table-cell office:value-type="float" office:value="-3.92401550942168" calcext:value-type="float">
            <text:p>-3.9240155094</text:p>
          </table:table-cell>
          <table:table-cell office:value-type="float" office:value="-3.92401322316445" calcext:value-type="float">
            <text:p>-3.9240132232</text:p>
          </table:table-cell>
          <table:table-cell office:value-type="float" office:value="-3.92401083269022" calcext:value-type="float">
            <text:p>-3.9240108327</text:p>
          </table:table-cell>
          <table:table-cell office:value-type="float" office:value="-3.92400837233279" calcext:value-type="float">
            <text:p>-3.9240083723</text:p>
          </table:table-cell>
          <table:table-cell office:value-type="float" office:value="-3.92400587651249" calcext:value-type="float">
            <text:p>-3.9240058765</text:p>
          </table:table-cell>
          <table:table-cell office:value-type="float" office:value="-3.92400337925839" calcext:value-type="float">
            <text:p>-3.9240033793</text:p>
          </table:table-cell>
          <table:table-cell office:value-type="float" office:value="-3.92400091374777" calcext:value-type="float">
            <text:p>-3.9240009137</text:p>
          </table:table-cell>
          <table:table-cell office:value-type="float" office:value="-3.92399851186894" calcext:value-type="float">
            <text:p>-3.9239985119</text:p>
          </table:table-cell>
          <table:table-cell office:value-type="float" office:value="-3.92399620381275" calcext:value-type="float">
            <text:p>-3.9239962038</text:p>
          </table:table-cell>
          <table:table-cell office:value-type="float" office:value="-3.9239940177015" calcext:value-type="float">
            <text:p>-3.9239940177</text:p>
          </table:table-cell>
          <table:table-cell office:value-type="float" office:value="-3.92399197925588" calcext:value-type="float">
            <text:p>-3.9239919793</text:p>
          </table:table-cell>
          <table:table-cell office:value-type="float" office:value="-3.92399011150632" calcext:value-type="float">
            <text:p>-3.9239901115</text:p>
          </table:table-cell>
          <table:table-cell office:value-type="float" office:value="-3.9239884345498" calcext:value-type="float">
            <text:p>-3.9239884345</text:p>
          </table:table-cell>
          <table:table-cell office:value-type="float" office:value="-3.92398696535786" calcext:value-type="float">
            <text:p>-3.9239869654</text:p>
          </table:table-cell>
          <table:table-cell office:value-type="float" office:value="-3.92398571763189" calcext:value-type="float">
            <text:p>-3.9239857176</text:p>
          </table:table-cell>
          <table:table-cell office:value-type="float" office:value="-3.92398470171061" calcext:value-type="float">
            <text:p>-3.9239847017</text:p>
          </table:table-cell>
          <table:table-cell office:value-type="float" office:value="-3.92398392452664" calcext:value-type="float">
            <text:p>-3.9239839245</text:p>
          </table:table-cell>
          <table:table-cell office:value-type="float" office:value="-3.92398338961303" calcext:value-type="float">
            <text:p>-3.9239833896</text:p>
          </table:table-cell>
          <table:table-cell office:value-type="float" office:value="-3.92398309715583" calcext:value-type="float">
            <text:p>-3.9239830972</text:p>
          </table:table-cell>
          <table:table-cell office:value-type="float" office:value="-3.9239830440918" calcext:value-type="float">
            <text:p>-3.9239830441</text:p>
          </table:table-cell>
          <table:table-cell office:value-type="float" office:value="-3.92398322424833" calcext:value-type="float">
            <text:p>-3.9239832242</text:p>
          </table:table-cell>
          <table:table-cell office:value-type="float" office:value="-3.92398362852098" calcext:value-type="float">
            <text:p>-3.9239836285</text:p>
          </table:table-cell>
          <table:table-cell office:value-type="float" office:value="-3.92398424508576" calcext:value-type="float">
            <text:p>-3.9239842451</text:p>
          </table:table-cell>
          <table:table-cell office:value-type="float" office:value="-3.92398505964168" calcext:value-type="float">
            <text:p>-3.9239850596</text:p>
          </table:table-cell>
          <table:table-cell office:value-type="float" office:value="-3.92398605567879" calcext:value-type="float">
            <text:p>-3.9239860557</text:p>
          </table:table-cell>
          <table:table-cell office:value-type="float" office:value="-3.92398721476808" calcext:value-type="float">
            <text:p>-3.9239872148</text:p>
          </table:table-cell>
          <table:table-cell office:value-type="float" office:value="-3.92398851686741" calcext:value-type="float">
            <text:p>-3.9239885169</text:p>
          </table:table-cell>
          <table:table-cell office:value-type="float" office:value="-3.92398994063917" calcext:value-type="float">
            <text:p>-3.9239899406</text:p>
          </table:table-cell>
          <table:table-cell office:value-type="float" office:value="-3.92399146377485" calcext:value-type="float">
            <text:p>-3.9239914638</text:p>
          </table:table-cell>
          <table:table-cell office:value-type="float" office:value="-3.92399306332273" calcext:value-type="float">
            <text:p>-3.9239930633</text:p>
          </table:table-cell>
          <table:table-cell office:value-type="float" office:value="-3.92399471601195" calcext:value-type="float">
            <text:p>-3.923994716</text:p>
          </table:table-cell>
          <table:table-cell office:value-type="float" office:value="-3.92399639857151" calcext:value-type="float">
            <text:p>-3.9239963986</text:p>
          </table:table-cell>
          <table:table-cell office:value-type="float" office:value="-3.92399808803765" calcext:value-type="float">
            <text:p>-3.923998088</text:p>
          </table:table-cell>
          <table:table-cell office:value-type="float" office:value="-3.92399976204719" calcext:value-type="float">
            <text:p>-3.923999762</text:p>
          </table:table-cell>
          <table:table-cell office:value-type="float" office:value="-3.92400139911305" calcext:value-type="float">
            <text:p>-3.9240013991</text:p>
          </table:table-cell>
          <table:table-cell office:value-type="float" office:value="-3.92400297887778" calcext:value-type="float">
            <text:p>-3.9240029789</text:p>
          </table:table-cell>
          <table:table-cell office:value-type="float" office:value="-3.92400448234633" calcext:value-type="float">
            <text:p>-3.9240044823</text:p>
          </table:table-cell>
          <table:table-cell office:value-type="float" office:value="-3.92400589208892" calcext:value-type="float">
            <text:p>-3.9240058921</text:p>
          </table:table-cell>
          <table:table-cell office:value-type="float" office:value="-3.92400719241906" calcext:value-type="float">
            <text:p>-3.9240071924</text:p>
          </table:table-cell>
          <table:table-cell office:value-type="float" office:value="-3.92400836954181" calcext:value-type="float">
            <text:p>-3.9240083695</text:p>
          </table:table-cell>
          <table:table-cell office:value-type="float" office:value="-3.92400941167215" calcext:value-type="float">
            <text:p>-3.9240094117</text:p>
          </table:table-cell>
          <table:table-cell office:value-type="float" office:value="-3.92401030912251" calcext:value-type="float">
            <text:p>-3.9240103091</text:p>
          </table:table-cell>
          <table:table-cell office:value-type="float" office:value="-3.92401105436035" calcext:value-type="float">
            <text:p>-3.9240110544</text:p>
          </table:table-cell>
          <table:table-cell office:value-type="float" office:value="-3.92401164203751" calcext:value-type="float">
            <text:p>-3.924011642</text:p>
          </table:table-cell>
          <table:table-cell office:value-type="float" office:value="-3.92401206898676" calcext:value-type="float">
            <text:p>-3.924012069</text:p>
          </table:table-cell>
          <table:table-cell office:value-type="float" office:value="-3.92401233419509" calcext:value-type="float">
            <text:p>-3.9240123342</text:p>
          </table:table-cell>
          <table:table-cell office:value-type="float" office:value="-3.92401243874732" calcext:value-type="float">
            <text:p>-3.9240124387</text:p>
          </table:table-cell>
          <table:table-cell office:value-type="float" office:value="-3.92401238574734" calcext:value-type="float">
            <text:p>-3.9240123857</text:p>
          </table:table-cell>
          <table:table-cell office:value-type="float" office:value="-3.92401218021606" calcext:value-type="float">
            <text:p>-3.9240121802</text:p>
          </table:table-cell>
          <table:table-cell office:value-type="float" office:value="-3.92401182896609" calcext:value-type="float">
            <text:p>-3.924011829</text:p>
          </table:table-cell>
          <table:table-cell office:value-type="float" office:value="-3.92401134047114" calcext:value-type="float">
            <text:p>-3.9240113405</text:p>
          </table:table-cell>
          <table:table-cell office:value-type="float" office:value="-3.92401072469653" calcext:value-type="float">
            <text:p>-3.9240107247</text:p>
          </table:table-cell>
          <table:table-cell office:value-type="float" office:value="-3.92400999294441" calcext:value-type="float">
            <text:p>-3.9240099929</text:p>
          </table:table-cell>
          <table:table-cell office:value-type="float" office:value="-3.92400915766207" calcext:value-type="float">
            <text:p>-3.9240091577</text:p>
          </table:table-cell>
          <table:table-cell office:value-type="float" office:value="-3.92400823226636" calcext:value-type="float">
            <text:p>-3.9240082323</text:p>
          </table:table-cell>
          <table:table-cell office:value-type="float" office:value="-3.924007230943" calcext:value-type="float">
            <text:p>-3.9240072309</text:p>
          </table:table-cell>
          <table:table-cell office:value-type="float" office:value="-3.92400616845373" calcext:value-type="float">
            <text:p>-3.9240061685</text:p>
          </table:table-cell>
          <table:table-cell office:value-type="float" office:value="-3.92400505993753" calcext:value-type="float">
            <text:p>-3.9240050599</text:p>
          </table:table-cell>
          <table:table-cell office:value-type="float" office:value="-3.92400392071631" calcext:value-type="float">
            <text:p>-3.9240039207</text:p>
          </table:table-cell>
          <table:table-cell office:value-type="float" office:value="-3.9240027661005" calcext:value-type="float">
            <text:p>-3.9240027661</text:p>
          </table:table-cell>
          <table:table-cell office:value-type="float" office:value="-3.92400161120117" calcext:value-type="float">
            <text:p>-3.9240016112</text:p>
          </table:table-cell>
          <table:table-cell office:value-type="float" office:value="-3.92400047075037" calcext:value-type="float">
            <text:p>-3.9240004708</text:p>
          </table:table-cell>
          <table:table-cell office:value-type="float" office:value="-3.92399935892753" calcext:value-type="float">
            <text:p>-3.9239993589</text:p>
          </table:table-cell>
          <table:table-cell office:value-type="float" office:value="-3.92399828919855" calcext:value-type="float">
            <text:p>-3.9239982892</text:p>
          </table:table-cell>
          <table:table-cell office:value-type="float" office:value="-3.92399727416544" calcext:value-type="float">
            <text:p>-3.9239972742</text:p>
          </table:table-cell>
          <table:table-cell office:value-type="float" office:value="-3.92399632542936" calcext:value-type="float">
            <text:p>-3.9239963254</text:p>
          </table:table-cell>
          <table:table-cell office:value-type="float" office:value="-3.92399545346946" calcext:value-type="float">
            <text:p>-3.9239954535</text:p>
          </table:table-cell>
          <table:table-cell office:value-type="float" office:value="-3.92399466753553" calcext:value-type="float">
            <text:p>-3.9239946675</text:p>
          </table:table-cell>
          <table:table-cell office:value-type="float" office:value="-3.92399397555844" calcext:value-type="float">
            <text:p>-3.9239939756</text:p>
          </table:table-cell>
          <table:table-cell office:value-type="float" office:value="-3.92399338407961" calcext:value-type="float">
            <text:p>-3.9239933841</text:p>
          </table:table-cell>
          <table:table-cell office:value-type="float" office:value="-3.92399289819467" calcext:value-type="float">
            <text:p>-3.9239928982</text:p>
          </table:table-cell>
          <table:table-cell office:value-type="float" office:value="-3.92399252152093" calcext:value-type="float">
            <text:p>-3.9239925215</text:p>
          </table:table-cell>
          <table:table-cell office:value-type="float" office:value="-3.92399225618064" calcext:value-type="float">
            <text:p>-3.9239922562</text:p>
          </table:table-cell>
          <table:table-cell office:value-type="float" office:value="-3.92399210280441" calcext:value-type="float">
            <text:p>-3.9239921028</text:p>
          </table:table-cell>
          <table:table-cell office:value-type="float" office:value="-3.92399206055353" calcext:value-type="float">
            <text:p>-3.9239920606</text:p>
          </table:table-cell>
          <table:table-cell office:value-type="float" office:value="-3.92399212716116" calcext:value-type="float">
            <text:p>-3.9239921272</text:p>
          </table:table-cell>
          <table:table-cell office:value-type="float" office:value="-3.92399229899128" calcext:value-type="float">
            <text:p>-3.923992299</text:p>
          </table:table-cell>
          <table:table-cell office:value-type="float" office:value="-3.92399257111486" calcext:value-type="float">
            <text:p>-3.9239925711</text:p>
          </table:table-cell>
          <table:table-cell office:value-type="float" office:value="-3.92399293740147" calcext:value-type="float">
            <text:p>-3.9239929374</text:p>
          </table:table-cell>
          <table:table-cell office:value-type="float" office:value="-3.92399339062599" calcext:value-type="float">
            <text:p>-3.9239933906</text:p>
          </table:table-cell>
          <table:table-cell office:value-type="float" office:value="-3.92399392258795" calcext:value-type="float">
            <text:p>-3.9239939226</text:p>
          </table:table-cell>
          <table:table-cell office:value-type="float" office:value="-3.923994524242" calcext:value-type="float">
            <text:p>-3.9239945242</text:p>
          </table:table-cell>
          <table:table-cell office:value-type="float" office:value="-3.92399518583762" calcext:value-type="float">
            <text:p>-3.9239951858</text:p>
          </table:table-cell>
          <table:table-cell office:value-type="float" office:value="-3.92399589706582" calcext:value-type="float">
            <text:p>-3.9239958971</text:p>
          </table:table-cell>
          <table:table-cell office:value-type="float" office:value="-3.92399664721014" calcext:value-type="float">
            <text:p>-3.9239966472</text:p>
          </table:table-cell>
          <table:table-cell office:value-type="float" office:value="-3.92399742530202" calcext:value-type="float">
            <text:p>-3.9239974253</text:p>
          </table:table-cell>
          <table:table-cell office:value-type="float" office:value="-3.92399822027358" calcext:value-type="float">
            <text:p>-3.9239982203</text:p>
          </table:table-cell>
          <table:table-cell office:value-type="float" office:value="-3.92399902111152" calcext:value-type="float">
            <text:p>-3.9239990211</text:p>
          </table:table-cell>
          <table:table-cell office:value-type="float" office:value="-3.92399981700418" calcext:value-type="float">
            <text:p>-3.923999817</text:p>
          </table:table-cell>
          <table:table-cell office:value-type="float" office:value="-3.92400059748417" calcext:value-type="float">
            <text:p>-3.9240005975</text:p>
          </table:table-cell>
          <table:table-cell office:value-type="float" office:value="-3.92400135256271" calcext:value-type="float">
            <text:p>-3.9240013526</text:p>
          </table:table-cell>
          <table:table-cell office:value-type="float" office:value="-3.92400207285216" calcext:value-type="float">
            <text:p>-3.9240020729</text:p>
          </table:table-cell>
          <table:table-cell office:value-type="float" office:value="-3.92400274967952" calcext:value-type="float">
            <text:p>-3.9240027497</text:p>
          </table:table-cell>
          <table:table-cell office:value-type="float" office:value="-3.92400337518532" calcext:value-type="float">
            <text:p>-3.9240033752</text:p>
          </table:table-cell>
          <table:table-cell office:value-type="float" office:value="-3.92400394240919" calcext:value-type="float">
            <text:p>-3.9240039424</text:p>
          </table:table-cell>
          <table:table-cell office:value-type="float" office:value="-3.92400444536002" calcext:value-type="float">
            <text:p>-3.9240044454</text:p>
          </table:table-cell>
          <table:table-cell office:value-type="float" office:value="-3.92400487907157" calcext:value-type="float">
            <text:p>-3.9240048791</text:p>
          </table:table-cell>
          <table:table-cell office:value-type="float" office:value="-3.9240052396412" calcext:value-type="float">
            <text:p>-3.9240052396</text:p>
          </table:table-cell>
          <table:table-cell office:value-type="float" office:value="-3.92400552425368" calcext:value-type="float">
            <text:p>-3.9240055243</text:p>
          </table:table-cell>
          <table:table-cell office:value-type="float" office:value="-3.92400573118782" calcext:value-type="float">
            <text:p>-3.9240057312</text:p>
          </table:table-cell>
          <table:table-cell office:value-type="float" office:value="-3.92400585980982" calcext:value-type="float">
            <text:p>-3.9240058598</text:p>
          </table:table-cell>
          <table:table-cell office:value-type="float" office:value="-3.92400591054973" calcext:value-type="float">
            <text:p>-3.9240059105</text:p>
          </table:table-cell>
          <table:table-cell office:value-type="float" office:value="-3.92400588486531" calcext:value-type="float">
            <text:p>-3.9240058849</text:p>
          </table:table-cell>
          <table:table-cell office:value-type="float" office:value="-3.92400578519335" calcext:value-type="float">
            <text:p>-3.9240057852</text:p>
          </table:table-cell>
          <table:table-cell office:value-type="float" office:value="-3.92400561488057" calcext:value-type="float">
            <text:p>-3.9240056149</text:p>
          </table:table-cell>
          <table:table-cell office:value-type="float" office:value="-3.92400537812918" calcext:value-type="float">
            <text:p>-3.9240053781</text:p>
          </table:table-cell>
          <table:table-cell office:value-type="float" office:value="-3.92400507990116" calcext:value-type="float">
            <text:p>-3.9240050799</text:p>
          </table:table-cell>
          <table:table-cell office:value-type="float" office:value="-3.92400472581928" calcext:value-type="float">
            <text:p>-3.9240047258</text:p>
          </table:table-cell>
          <table:table-cell office:value-type="float" office:value="-3.92400432210153" calcext:value-type="float">
            <text:p>-3.9240043221</text:p>
          </table:table-cell>
          <table:table-cell office:value-type="float" office:value="-3.9240038754356" calcext:value-type="float">
            <text:p>-3.9240038754</text:p>
          </table:table-cell>
          <table:table-cell office:value-type="float" office:value="-3.92400339288358" calcext:value-type="float">
            <text:p>-3.9240033929</text:p>
          </table:table-cell>
          <table:table-cell office:value-type="float" office:value="-3.92400288177716" calcext:value-type="float">
            <text:p>-3.9240028818</text:p>
          </table:table-cell>
          <table:table-cell office:value-type="float" office:value="-3.92400234961097" calcext:value-type="float">
            <text:p>-3.9240023496</text:p>
          </table:table-cell>
          <table:table-cell office:value-type="float" office:value="-3.92400180393807" calcext:value-type="float">
            <text:p>-3.9240018039</text:p>
          </table:table-cell>
          <table:table-cell office:value-type="float" office:value="-3.92400125226851" calcext:value-type="float">
            <text:p>-3.9240012523</text:p>
          </table:table-cell>
          <table:table-cell office:value-type="float" office:value="-3.92400070197072" calcext:value-type="float">
            <text:p>-3.924000702</text:p>
          </table:table-cell>
          <table:table-cell office:value-type="float" office:value="-3.92400016017966" calcext:value-type="float">
            <text:p>-3.9240001602</text:p>
          </table:table-cell>
          <table:table-cell office:value-type="float" office:value="-3.92399963370853" calcext:value-type="float">
            <text:p>-3.9239996337</text:p>
          </table:table-cell>
          <table:table-cell office:value-type="float" office:value="-3.92399912897051" calcext:value-type="float">
            <text:p>-3.923999129</text:p>
          </table:table-cell>
          <table:table-cell office:value-type="float" office:value="-3.92399865190601" calcext:value-type="float">
            <text:p>-3.9239986519</text:p>
          </table:table-cell>
          <table:table-cell office:value-type="float" office:value="-3.92399820791969" calcext:value-type="float">
            <text:p>-3.9239982079</text:p>
          </table:table-cell>
          <table:table-cell office:value-type="float" office:value="-3.92399780182644" calcext:value-type="float">
            <text:p>-3.9239978018</text:p>
          </table:table-cell>
          <table:table-cell office:value-type="float" office:value="-3.9239974378069" calcext:value-type="float">
            <text:p>-3.9239974378</text:p>
          </table:table-cell>
          <table:table-cell office:value-type="float" office:value="-3.92399711937251" calcext:value-type="float">
            <text:p>-3.9239971194</text:p>
          </table:table-cell>
          <table:table-cell office:value-type="float" office:value="-3.92399684934023" calcext:value-type="float">
            <text:p>-3.9239968493</text:p>
          </table:table-cell>
          <table:table-cell office:value-type="float" office:value="-3.92399662981853" calcext:value-type="float">
            <text:p>-3.9239966298</text:p>
          </table:table-cell>
          <table:table-cell office:value-type="float" office:value="-3.9239964622007" calcext:value-type="float">
            <text:p>-3.9239964622</text:p>
          </table:table-cell>
          <table:table-cell office:value-type="float" office:value="-3.92399634716983" calcext:value-type="float">
            <text:p>-3.9239963472</text:p>
          </table:table-cell>
          <table:table-cell office:value-type="float" office:value="-3.92399628471058" calcext:value-type="float">
            <text:p>-3.9239962847</text:p>
          </table:table-cell>
          <table:table-cell office:value-type="float" office:value="-3.92399627413258" calcext:value-type="float">
            <text:p>-3.9239962741</text:p>
          </table:table-cell>
          <table:table-cell office:value-type="float" office:value="-3.92399631409737" calcext:value-type="float">
            <text:p>-3.9239963141</text:p>
          </table:table-cell>
          <table:table-cell office:value-type="float" office:value="-3.92399640265689" calcext:value-type="float">
            <text:p>-3.9239964027</text:p>
          </table:table-cell>
          <table:table-cell office:value-type="float" office:value="-3.92399653729546" calcext:value-type="float">
            <text:p>-3.9239965373</text:p>
          </table:table-cell>
          <table:table-cell office:value-type="float" office:value="-3.92399671497912" calcext:value-type="float">
            <text:p>-3.923996715</text:p>
          </table:table-cell>
          <table:table-cell office:value-type="float" office:value="-3.92399693220858" calcext:value-type="float">
            <text:p>-3.9239969322</text:p>
          </table:table-cell>
          <table:table-cell office:value-type="float" office:value="-3.92399718507804" calcext:value-type="float">
            <text:p>-3.9239971851</text:p>
          </table:table-cell>
          <table:table-cell office:value-type="float" office:value="-3.92399746933505" calcext:value-type="float">
            <text:p>-3.9239974693</text:p>
          </table:table-cell>
          <table:table-cell office:value-type="float" office:value="-3.92399778044473" calcext:value-type="float">
            <text:p>-3.9239977804</text:p>
          </table:table-cell>
          <table:table-cell office:value-type="float" office:value="-3.9239981136543" calcext:value-type="float">
            <text:p>-3.9239981137</text:p>
          </table:table-cell>
          <table:table-cell office:value-type="float" office:value="-3.92399846405865" calcext:value-type="float">
            <text:p>-3.9239984641</text:p>
          </table:table-cell>
          <table:table-cell office:value-type="float" office:value="-3.92399882666588" calcext:value-type="float">
            <text:p>-3.9239988267</text:p>
          </table:table-cell>
          <table:table-cell office:value-type="float" office:value="-3.92399919646306" calcext:value-type="float">
            <text:p>-3.9239991965</text:p>
          </table:table-cell>
          <table:table-cell office:value-type="float" office:value="-3.92399956847808" calcext:value-type="float">
            <text:p>-3.9239995685</text:p>
          </table:table-cell>
          <table:table-cell office:value-type="float" office:value="-3.92399993784169" calcext:value-type="float">
            <text:p>-3.9239999378</text:p>
          </table:table-cell>
          <table:table-cell office:value-type="float" office:value="-3.92400029984552" calcext:value-type="float">
            <text:p>-3.9240002998</text:p>
          </table:table-cell>
          <table:table-cell office:value-type="float" office:value="-3.92400064999658" calcext:value-type="float">
            <text:p>-3.92400065</text:p>
          </table:table-cell>
          <table:table-cell office:value-type="float" office:value="-3.92400098406906" calcext:value-type="float">
            <text:p>-3.9240009841</text:p>
          </table:table-cell>
          <table:table-cell office:value-type="float" office:value="-3.92400129814918" calcext:value-type="float">
            <text:p>-3.9240012981</text:p>
          </table:table-cell>
          <table:table-cell office:value-type="float" office:value="-3.9240015886785" calcext:value-type="float">
            <text:p>-3.9240015887</text:p>
          </table:table-cell>
          <table:table-cell office:value-type="float" office:value="-3.92400185248891" calcext:value-type="float">
            <text:p>-3.9240018525</text:p>
          </table:table-cell>
          <table:table-cell office:value-type="float" office:value="-3.92400208683374" calcext:value-type="float">
            <text:p>-3.9240020868</text:p>
          </table:table-cell>
          <table:table-cell office:value-type="float" office:value="-3.924002289413" calcext:value-type="float">
            <text:p>-3.9240022894</text:p>
          </table:table-cell>
          <table:table-cell office:value-type="float" office:value="-3.92400245839137" calcext:value-type="float">
            <text:p>-3.9240024584</text:p>
          </table:table-cell>
          <table:table-cell office:value-type="float" office:value="-3.92400259241214" calcext:value-type="float">
            <text:p>-3.9240025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499999986689" calcext:value-type="float">
            <text:p>-0.4905</text:p>
          </table:table-cell>
          <table:table-cell office:value-type="float" office:value="-0.980999978007112" calcext:value-type="float">
            <text:p>-0.980999978</text:p>
          </table:table-cell>
          <table:table-cell office:value-type="float" office:value="-1.47149792203869" calcext:value-type="float">
            <text:p>-1.471497922</text:p>
          </table:table-cell>
          <table:table-cell office:value-type="float" office:value="-1.96194392165993" calcext:value-type="float">
            <text:p>-1.9619439217</text:p>
          </table:table-cell>
          <table:table-cell office:value-type="float" office:value="-2.45181090831097" calcext:value-type="float">
            <text:p>-2.4518109083</text:p>
          </table:table-cell>
          <table:table-cell office:value-type="float" office:value="-2.93825087925072" calcext:value-type="float">
            <text:p>-2.9382508793</text:p>
          </table:table-cell>
          <table:table-cell office:value-type="float" office:value="-3.41233951760703" calcext:value-type="float">
            <text:p>-3.4123395176</text:p>
          </table:table-cell>
          <table:table-cell office:value-type="float" office:value="-3.85518827214783" calcext:value-type="float">
            <text:p>-3.8551882721</text:p>
          </table:table-cell>
          <table:table-cell office:value-type="float" office:value="-4.23518972819894" calcext:value-type="float">
            <text:p>-4.2351897282</text:p>
          </table:table-cell>
          <table:table-cell office:value-type="float" office:value="-4.50951932855955" calcext:value-type="float">
            <text:p>-4.5095193286</text:p>
          </table:table-cell>
          <table:table-cell office:value-type="float" office:value="-4.63396676843846" calcext:value-type="float">
            <text:p>-4.6339667684</text:p>
          </table:table-cell>
          <table:table-cell office:value-type="float" office:value="-4.5815442287973" calcext:value-type="float">
            <text:p>-4.5815442288</text:p>
          </table:table-cell>
          <table:table-cell office:value-type="float" office:value="-4.36732790113011" calcext:value-type="float">
            <text:p>-4.3673279011</text:p>
          </table:table-cell>
          <table:table-cell office:value-type="float" office:value="-4.06144983845312" calcext:value-type="float">
            <text:p>-4.0614498385</text:p>
          </table:table-cell>
          <table:table-cell office:value-type="float" office:value="-3.76777248820142" calcext:value-type="float">
            <text:p>-3.7677724882</text:p>
          </table:table-cell>
          <table:table-cell office:value-type="float" office:value="-3.57992744262959" calcext:value-type="float">
            <text:p>-3.5799274426</text:p>
          </table:table-cell>
          <table:table-cell office:value-type="float" office:value="-3.54289597376708" calcext:value-type="float">
            <text:p>-3.5428959738</text:p>
          </table:table-cell>
          <table:table-cell office:value-type="float" office:value="-3.64092821586566" calcext:value-type="float">
            <text:p>-3.6409282159</text:p>
          </table:table-cell>
          <table:table-cell office:value-type="float" office:value="-3.82348039519983" calcext:value-type="float">
            <text:p>-3.8234803952</text:p>
          </table:table-cell>
          <table:table-cell office:value-type="float" office:value="-4.04136513111747" calcext:value-type="float">
            <text:p>-4.0413651311</text:p>
          </table:table-cell>
          <table:table-cell office:value-type="float" office:value="-4.2617940976169" calcext:value-type="float">
            <text:p>-4.2617940976</text:p>
          </table:table-cell>
          <table:table-cell office:value-type="float" office:value="-4.48131641493041" calcext:value-type="float">
            <text:p>-4.4813164149</text:p>
          </table:table-cell>
          <table:table-cell office:value-type="float" office:value="-4.7206195214519" calcext:value-type="float">
            <text:p>-4.7206195215</text:p>
          </table:table-cell>
          <table:table-cell office:value-type="float" office:value="-4.98844278050952" calcext:value-type="float">
            <text:p>-4.9884427805</text:p>
          </table:table-cell>
          <table:table-cell office:value-type="float" office:value="-5.26547131240521" calcext:value-type="float">
            <text:p>-5.2654713124</text:p>
          </table:table-cell>
          <table:table-cell office:value-type="float" office:value="-5.52952542787712" calcext:value-type="float">
            <text:p>-5.5295254279</text:p>
          </table:table-cell>
          <table:table-cell office:value-type="float" office:value="-5.78697204368727" calcext:value-type="float">
            <text:p>-5.7869720437</text:p>
          </table:table-cell>
          <table:table-cell office:value-type="float" office:value="-6.07204287448733" calcext:value-type="float">
            <text:p>-6.0720428745</text:p>
          </table:table-cell>
          <table:table-cell office:value-type="float" office:value="-6.40599905115525" calcext:value-type="float">
            <text:p>-6.4059990512</text:p>
          </table:table-cell>
          <table:table-cell office:value-type="float" office:value="-6.76291307628778" calcext:value-type="float">
            <text:p>-6.7629130763</text:p>
          </table:table-cell>
          <table:table-cell office:value-type="float" office:value="-7.11802884351437" calcext:value-type="float">
            <text:p>-7.1180288435</text:p>
          </table:table-cell>
          <table:table-cell office:value-type="float" office:value="-7.50154413716111" calcext:value-type="float">
            <text:p>-7.5015441372</text:p>
          </table:table-cell>
          <table:table-cell office:value-type="float" office:value="-7.9353165990857" calcext:value-type="float">
            <text:p>-7.9353165991</text:p>
          </table:table-cell>
          <table:table-cell office:value-type="float" office:value="-8.43967904714831" calcext:value-type="float">
            <text:p>-8.4396790471</text:p>
          </table:table-cell>
          <table:table-cell office:value-type="float" office:value="-8.9781596672431" calcext:value-type="float">
            <text:p>-8.9781596672</text:p>
          </table:table-cell>
          <table:table-cell office:value-type="float" office:value="-9.06640929542618" calcext:value-type="float">
            <text:p>-9.0664092954</text:p>
          </table:table-cell>
          <table:table-cell office:value-type="float" office:value="-8.17469907143333" calcext:value-type="float">
            <text:p>-8.1746990714</text:p>
          </table:table-cell>
          <table:table-cell office:value-type="float" office:value="-6.81470731338848" calcext:value-type="float">
            <text:p>-6.8147073134</text:p>
          </table:table-cell>
          <table:table-cell office:value-type="float" office:value="-5.80390068198006" calcext:value-type="float">
            <text:p>-5.803900682</text:p>
          </table:table-cell>
          <table:table-cell office:value-type="float" office:value="-5.17201170135398" calcext:value-type="float">
            <text:p>-5.1720117014</text:p>
          </table:table-cell>
          <table:table-cell office:value-type="float" office:value="-4.70078519544738" calcext:value-type="float">
            <text:p>-4.7007851954</text:p>
          </table:table-cell>
          <table:table-cell office:value-type="float" office:value="-4.30551216207355" calcext:value-type="float">
            <text:p>-4.3055121621</text:p>
          </table:table-cell>
          <table:table-cell office:value-type="float" office:value="-3.95787619367871" calcext:value-type="float">
            <text:p>-3.9578761937</text:p>
          </table:table-cell>
          <table:table-cell office:value-type="float" office:value="-3.64490139602327" calcext:value-type="float">
            <text:p>-3.644901396</text:p>
          </table:table-cell>
          <table:table-cell office:value-type="float" office:value="-3.35939273975592" calcext:value-type="float">
            <text:p>-3.3593927398</text:p>
          </table:table-cell>
          <table:table-cell office:value-type="float" office:value="-3.09669606890161" calcext:value-type="float">
            <text:p>-3.0966960689</text:p>
          </table:table-cell>
          <table:table-cell office:value-type="float" office:value="-2.85383655733959" calcext:value-type="float">
            <text:p>-2.8538365573</text:p>
          </table:table-cell>
          <table:table-cell office:value-type="float" office:value="-2.629294814841" calcext:value-type="float">
            <text:p>-2.6292948148</text:p>
          </table:table-cell>
          <table:table-cell office:value-type="float" office:value="-2.42264390677901" calcext:value-type="float">
            <text:p>-2.4226439068</text:p>
          </table:table-cell>
          <table:table-cell office:value-type="float" office:value="-2.23410365705818" calcext:value-type="float">
            <text:p>-2.2341036571</text:p>
          </table:table-cell>
          <table:table-cell office:value-type="float" office:value="-2.06441622500368" calcext:value-type="float">
            <text:p>-2.064416225</text:p>
          </table:table-cell>
          <table:table-cell office:value-type="float" office:value="-1.91487225511494" calcext:value-type="float">
            <text:p>-1.9148722551</text:p>
          </table:table-cell>
          <table:table-cell office:value-type="float" office:value="-1.78725325115439" calcext:value-type="float">
            <text:p>-1.7872532512</text:p>
          </table:table-cell>
          <table:table-cell office:value-type="float" office:value="-1.68365375896555" calcext:value-type="float">
            <text:p>-1.683653759</text:p>
          </table:table-cell>
          <table:table-cell office:value-type="float" office:value="-1.60621212107845" calcext:value-type="float">
            <text:p>-1.6062121211</text:p>
          </table:table-cell>
          <table:table-cell office:value-type="float" office:value="-1.55680835590715" calcext:value-type="float">
            <text:p>-1.5568083559</text:p>
          </table:table-cell>
          <table:table-cell office:value-type="float" office:value="-1.53678753416138" calcext:value-type="float">
            <text:p>-1.5367875342</text:p>
          </table:table-cell>
          <table:table-cell office:value-type="float" office:value="-1.54674583839319" calcext:value-type="float">
            <text:p>-1.5467458384</text:p>
          </table:table-cell>
          <table:table-cell office:value-type="float" office:value="-1.58640037024725" calcext:value-type="float">
            <text:p>-1.5864003702</text:p>
          </table:table-cell>
          <table:table-cell office:value-type="float" office:value="-1.65455816024656" calcext:value-type="float">
            <text:p>-1.6545581602</text:p>
          </table:table-cell>
          <table:table-cell office:value-type="float" office:value="-1.74919023780813" calcext:value-type="float">
            <text:p>-1.7491902378</text:p>
          </table:table-cell>
          <table:table-cell office:value-type="float" office:value="-1.86759407386899" calcext:value-type="float">
            <text:p>-1.8675940739</text:p>
          </table:table-cell>
          <table:table-cell office:value-type="float" office:value="-2.00660265479993" calcext:value-type="float">
            <text:p>-2.0066026548</text:p>
          </table:table-cell>
          <table:table-cell office:value-type="float" office:value="-2.16278768984892" calcext:value-type="float">
            <text:p>-2.1627876898</text:p>
          </table:table-cell>
          <table:table-cell office:value-type="float" office:value="-2.33261506156823" calcext:value-type="float">
            <text:p>-2.3326150616</text:p>
          </table:table-cell>
          <table:table-cell office:value-type="float" office:value="-2.5125359684371" calcext:value-type="float">
            <text:p>-2.5125359684</text:p>
          </table:table-cell>
          <table:table-cell office:value-type="float" office:value="-2.69902366409861" calcext:value-type="float">
            <text:p>-2.6990236641</text:p>
          </table:table-cell>
          <table:table-cell office:value-type="float" office:value="-2.88858216677575" calcext:value-type="float">
            <text:p>-2.8885821668</text:p>
          </table:table-cell>
          <table:table-cell office:value-type="float" office:value="-3.07775596655422" calcext:value-type="float">
            <text:p>-3.0777559666</text:p>
          </table:table-cell>
          <table:table-cell office:value-type="float" office:value="-3.26316122535131" calcext:value-type="float">
            <text:p>-3.2631612254</text:p>
          </table:table-cell>
          <table:table-cell office:value-type="float" office:value="-3.4415452217679" calcext:value-type="float">
            <text:p>-3.4415452218</text:p>
          </table:table-cell>
          <table:table-cell office:value-type="float" office:value="-3.60986831570086" calcext:value-type="float">
            <text:p>-3.6098683157</text:p>
          </table:table-cell>
          <table:table-cell office:value-type="float" office:value="-3.76539631085026" calcext:value-type="float">
            <text:p>-3.7653963109</text:p>
          </table:table-cell>
          <table:table-cell office:value-type="float" office:value="-3.90579226812226" calcext:value-type="float">
            <text:p>-3.9057922681</text:p>
          </table:table-cell>
          <table:table-cell office:value-type="float" office:value="-4.02920307452293" calcext:value-type="float">
            <text:p>-4.0292030745</text:p>
          </table:table-cell>
          <table:table-cell office:value-type="float" office:value="-4.13434211029156" calcext:value-type="float">
            <text:p>-4.1343421103</text:p>
          </table:table-cell>
          <table:table-cell office:value-type="float" office:value="-4.22056998599646" calcext:value-type="float">
            <text:p>-4.220569986</text:p>
          </table:table-cell>
          <table:table-cell office:value-type="float" office:value="-4.28796844300246" calcext:value-type="float">
            <text:p>-4.287968443</text:p>
          </table:table-cell>
          <table:table-cell office:value-type="float" office:value="-4.33739062001306" calcext:value-type="float">
            <text:p>-4.33739062</text:p>
          </table:table-cell>
          <table:table-cell office:value-type="float" office:value="-4.37046067390267" calcext:value-type="float">
            <text:p>-4.3704606739</text:p>
          </table:table-cell>
          <table:table-cell office:value-type="float" office:value="-4.38949567363463" calcext:value-type="float">
            <text:p>-4.3894956736</text:p>
          </table:table-cell>
          <table:table-cell office:value-type="float" office:value="-4.39733804018882" calcext:value-type="float">
            <text:p>-4.3973380402</text:p>
          </table:table-cell>
          <table:table-cell office:value-type="float" office:value="-4.39711397189007" calcext:value-type="float">
            <text:p>-4.3971139719</text:p>
          </table:table-cell>
          <table:table-cell office:value-type="float" office:value="-4.39195908339054" calcext:value-type="float">
            <text:p>-4.3919590834</text:p>
          </table:table-cell>
          <table:table-cell office:value-type="float" office:value="-4.38476201242831" calcext:value-type="float">
            <text:p>-4.3847620124</text:p>
          </table:table-cell>
          <table:table-cell office:value-type="float" office:value="-4.37796439071787" calcext:value-type="float">
            <text:p>-4.3779643907</text:p>
          </table:table-cell>
          <table:table-cell office:value-type="float" office:value="-4.37342897707645" calcext:value-type="float">
            <text:p>-4.3734289771</text:p>
          </table:table-cell>
          <table:table-cell office:value-type="float" office:value="-4.37236166115626" calcext:value-type="float">
            <text:p>-4.3723616612</text:p>
          </table:table-cell>
          <table:table-cell office:value-type="float" office:value="-4.37525931829543" calcext:value-type="float">
            <text:p>-4.3752593183</text:p>
          </table:table-cell>
          <table:table-cell office:value-type="float" office:value="-4.38185709147026" calcext:value-type="float">
            <text:p>-4.3818570915</text:p>
          </table:table-cell>
          <table:table-cell office:value-type="float" office:value="-4.39106026616867" calcext:value-type="float">
            <text:p>-4.3910602662</text:p>
          </table:table-cell>
          <table:table-cell office:value-type="float" office:value="-4.4008594433678" calcext:value-type="float">
            <text:p>-4.4008594434</text:p>
          </table:table-cell>
          <table:table-cell office:value-type="float" office:value="-4.40824150130109" calcext:value-type="float">
            <text:p>-4.4082415013</text:p>
          </table:table-cell>
          <table:table-cell office:value-type="float" office:value="-4.4091368245082" calcext:value-type="float">
            <text:p>-4.4091368245</text:p>
          </table:table-cell>
          <table:table-cell office:value-type="float" office:value="-4.39850881226742" calcext:value-type="float">
            <text:p>-4.3985088123</text:p>
          </table:table-cell>
          <table:table-cell office:value-type="float" office:value="-4.3707810739841" calcext:value-type="float">
            <text:p>-4.370781074</text:p>
          </table:table-cell>
          <table:table-cell office:value-type="float" office:value="-4.32079683648072" calcext:value-type="float">
            <text:p>-4.3207968365</text:p>
          </table:table-cell>
          <table:table-cell office:value-type="float" office:value="-4.24524760617632" calcext:value-type="float">
            <text:p>-4.2452476062</text:p>
          </table:table-cell>
          <table:table-cell office:value-type="float" office:value="-4.14403044761828" calcext:value-type="float">
            <text:p>-4.1440304476</text:p>
          </table:table-cell>
          <table:table-cell office:value-type="float" office:value="-4.02072485648616" calcext:value-type="float">
            <text:p>-4.0207248565</text:p>
          </table:table-cell>
          <table:table-cell office:value-type="float" office:value="-3.8817724642623" calcext:value-type="float">
            <text:p>-3.8817724643</text:p>
          </table:table-cell>
          <table:table-cell office:value-type="float" office:value="-3.73477978797796" calcext:value-type="float">
            <text:p>-3.734779788</text:p>
          </table:table-cell>
          <table:table-cell office:value-type="float" office:value="-3.586853524932" calcext:value-type="float">
            <text:p>-3.5868535249</text:p>
          </table:table-cell>
          <table:table-cell office:value-type="float" office:value="-3.44362220101713" calcext:value-type="float">
            <text:p>-3.443622201</text:p>
          </table:table-cell>
          <table:table-cell office:value-type="float" office:value="-3.30901067533495" calcext:value-type="float">
            <text:p>-3.3090106753</text:p>
          </table:table-cell>
          <table:table-cell office:value-type="float" office:value="-3.18547412790997" calcext:value-type="float">
            <text:p>-3.1854741279</text:p>
          </table:table-cell>
          <table:table-cell office:value-type="float" office:value="-3.07438111946886" calcext:value-type="float">
            <text:p>-3.0743811195</text:p>
          </table:table-cell>
          <table:table-cell office:value-type="float" office:value="-2.97636871651772" calcext:value-type="float">
            <text:p>-2.9763687165</text:p>
          </table:table-cell>
          <table:table-cell office:value-type="float" office:value="-2.89161088663001" calcext:value-type="float">
            <text:p>-2.8916108866</text:p>
          </table:table-cell>
          <table:table-cell office:value-type="float" office:value="-2.82000094896442" calcext:value-type="float">
            <text:p>-2.820000949</text:p>
          </table:table-cell>
          <table:table-cell office:value-type="float" office:value="-2.76126751766435" calcext:value-type="float">
            <text:p>-2.7612675177</text:p>
          </table:table-cell>
          <table:table-cell office:value-type="float" office:value="-2.71504424128975" calcext:value-type="float">
            <text:p>-2.7150442413</text:p>
          </table:table-cell>
          <table:table-cell office:value-type="float" office:value="-2.6809094209777" calcext:value-type="float">
            <text:p>-2.680909421</text:p>
          </table:table-cell>
          <table:table-cell office:value-type="float" office:value="-2.65840696402965" calcext:value-type="float">
            <text:p>-2.658406964</text:p>
          </table:table-cell>
          <table:table-cell office:value-type="float" office:value="-2.64705633145518" calcext:value-type="float">
            <text:p>-2.6470563315</text:p>
          </table:table-cell>
          <table:table-cell office:value-type="float" office:value="-2.6463563409686" calcext:value-type="float">
            <text:p>-2.646356341</text:p>
          </table:table-cell>
          <table:table-cell office:value-type="float" office:value="-2.65578574408681" calcext:value-type="float">
            <text:p>-2.6557857441</text:p>
          </table:table-cell>
          <table:table-cell office:value-type="float" office:value="-2.67480216268633" calcext:value-type="float">
            <text:p>-2.6748021627</text:p>
          </table:table-cell>
          <table:table-cell office:value-type="float" office:value="-2.70284004661906" calcext:value-type="float">
            <text:p>-2.7028400466</text:p>
          </table:table-cell>
          <table:table-cell office:value-type="float" office:value="-2.73930770683047" calcext:value-type="float">
            <text:p>-2.7393077068</text:p>
          </table:table-cell>
          <table:table-cell office:value-type="float" office:value="-2.78358317435726" calcext:value-type="float">
            <text:p>-2.7835831744</text:p>
          </table:table-cell>
          <table:table-cell office:value-type="float" office:value="-2.83500863662684" calcext:value-type="float">
            <text:p>-2.8350086366</text:p>
          </table:table-cell>
          <table:table-cell office:value-type="float" office:value="-2.89288347580943" calcext:value-type="float">
            <text:p>-2.8928834758</text:p>
          </table:table-cell>
          <table:table-cell office:value-type="float" office:value="-2.95645639247886" calcext:value-type="float">
            <text:p>-2.9564563925</text:p>
          </table:table-cell>
          <table:table-cell office:value-type="float" office:value="-3.02491761010117" calcext:value-type="float">
            <text:p>-3.0249176101</text:p>
          </table:table-cell>
          <table:table-cell office:value-type="float" office:value="-3.09739257603185" calcext:value-type="float">
            <text:p>-3.097392576</text:p>
          </table:table-cell>
          <table:table-cell office:value-type="float" office:value="-3.17293878000891" calcext:value-type="float">
            <text:p>-3.17293878</text:p>
          </table:table-cell>
          <table:table-cell office:value-type="float" office:value="-3.25054723338815" calcext:value-type="float">
            <text:p>-3.2505472334</text:p>
          </table:table-cell>
          <table:table-cell office:value-type="float" office:value="-3.32914979117811" calcext:value-type="float">
            <text:p>-3.3291497912</text:p>
          </table:table-cell>
          <table:table-cell office:value-type="float" office:value="-3.4076329128835" calcext:value-type="float">
            <text:p>-3.4076329129</text:p>
          </table:table-cell>
          <table:table-cell office:value-type="float" office:value="-3.48485774034929" calcext:value-type="float">
            <text:p>-3.4848577403</text:p>
          </table:table-cell>
          <table:table-cell office:value-type="float" office:value="-3.55968562317941" calcext:value-type="float">
            <text:p>-3.5596856232</text:p>
          </table:table-cell>
          <table:table-cell office:value-type="float" office:value="-3.63100754072089" calcext:value-type="float">
            <text:p>-3.6310075407</text:p>
          </table:table-cell>
          <table:table-cell office:value-type="float" office:value="-3.69777534111893" calcext:value-type="float">
            <text:p>-3.6977753411</text:p>
          </table:table-cell>
          <table:table-cell office:value-type="float" office:value="-3.75903242073476" calcext:value-type="float">
            <text:p>-3.7590324207</text:p>
          </table:table-cell>
          <table:table-cell office:value-type="float" office:value="-3.8139414617496" calcext:value-type="float">
            <text:p>-3.8139414617</text:p>
          </table:table-cell>
          <table:table-cell office:value-type="float" office:value="-3.86180715522547" calcext:value-type="float">
            <text:p>-3.8618071552</text:p>
          </table:table-cell>
          <table:table-cell office:value-type="float" office:value="-3.90209242720644" calcext:value-type="float">
            <text:p>-3.9020924272</text:p>
          </table:table-cell>
          <table:table-cell office:value-type="float" office:value="-3.93442746082088" calcext:value-type="float">
            <text:p>-3.9344274608</text:p>
          </table:table-cell>
          <table:table-cell office:value-type="float" office:value="-3.95861162764224" calcext:value-type="float">
            <text:p>-3.9586116276</text:p>
          </table:table-cell>
          <table:table-cell office:value-type="float" office:value="-3.97460915636223" calcext:value-type="float">
            <text:p>-3.9746091564</text:p>
          </table:table-cell>
          <table:table-cell office:value-type="float" office:value="-3.98253985148781" calcext:value-type="float">
            <text:p>-3.9825398515</text:p>
          </table:table-cell>
          <table:table-cell office:value-type="float" office:value="-3.98266635772154" calcext:value-type="float">
            <text:p>-3.9826663577</text:p>
          </table:table-cell>
          <table:table-cell office:value-type="float" office:value="-3.97537934263934" calcext:value-type="float">
            <text:p>-3.9753793426</text:p>
          </table:table-cell>
          <table:table-cell office:value-type="float" office:value="-3.96118160551183" calcext:value-type="float">
            <text:p>-3.9611816055</text:p>
          </table:table-cell>
          <table:table-cell office:value-type="float" office:value="-3.94067163392392" calcext:value-type="float">
            <text:p>-3.9406716339</text:p>
          </table:table-cell>
          <table:table-cell office:value-type="float" office:value="-3.91452667044302" calcext:value-type="float">
            <text:p>-3.9145266704</text:p>
          </table:table-cell>
          <table:table-cell office:value-type="float" office:value="-3.88348505450454" calcext:value-type="float">
            <text:p>-3.8834850545</text:p>
          </table:table-cell>
          <table:table-cell office:value-type="float" office:value="-3.84832755197076" calcext:value-type="float">
            <text:p>-3.848327552</text:p>
          </table:table-cell>
          <table:table-cell office:value-type="float" office:value="-3.80985758092288" calcext:value-type="float">
            <text:p>-3.8098575809</text:p>
          </table:table-cell>
          <table:table-cell office:value-type="float" office:value="-3.76888061530919" calcext:value-type="float">
            <text:p>-3.7688806153</text:p>
          </table:table-cell>
          <table:table-cell office:value-type="float" office:value="-3.72618347932124" calcext:value-type="float">
            <text:p>-3.7261834793</text:p>
          </table:table-cell>
          <table:table-cell office:value-type="float" office:value="-3.68251460627006" calcext:value-type="float">
            <text:p>-3.6825146063</text:p>
          </table:table-cell>
          <table:table-cell office:value-type="float" office:value="-3.63856652403706" calcext:value-type="float">
            <text:p>-3.638566524</text:p>
          </table:table-cell>
          <table:table-cell office:value-type="float" office:value="-3.59496179121993" calcext:value-type="float">
            <text:p>-3.5949617912</text:p>
          </table:table-cell>
          <table:table-cell office:value-type="float" office:value="-3.5522433443824" calcext:value-type="float">
            <text:p>-3.5522433444</text:p>
          </table:table-cell>
          <table:table-cell office:value-type="float" office:value="-3.51086977847745" calcext:value-type="float">
            <text:p>-3.5108697785</text:p>
          </table:table-cell>
          <table:table-cell office:value-type="float" office:value="-3.47121555624288" calcext:value-type="float">
            <text:p>-3.4712155562</text:p>
          </table:table-cell>
          <table:table-cell office:value-type="float" office:value="-3.4335756297764" calcext:value-type="float">
            <text:p>-3.4335756298</text:p>
          </table:table-cell>
          <table:table-cell office:value-type="float" office:value="-3.39817355089012" calcext:value-type="float">
            <text:p>-3.3981735509</text:p>
          </table:table-cell>
          <table:table-cell office:value-type="float" office:value="-3.36517190805125" calcext:value-type="float">
            <text:p>-3.3651719081</text:p>
          </table:table-cell>
          <table:table-cell office:value-type="float" office:value="-3.33468387621707" calcext:value-type="float">
            <text:p>-3.3346838762</text:p>
          </table:table-cell>
          <table:table-cell office:value-type="float" office:value="-3.30678477950613" calcext:value-type="float">
            <text:p>-3.3067847795</text:p>
          </table:table-cell>
          <table:table-cell office:value-type="float" office:value="-3.28152279387449" calcext:value-type="float">
            <text:p>-3.2815227939</text:p>
          </table:table-cell>
          <table:table-cell office:value-type="float" office:value="-3.25892819471805" calcext:value-type="float">
            <text:p>-3.2589281947</text:p>
          </table:table-cell>
          <table:table-cell office:value-type="float" office:value="-3.23902082543073" calcext:value-type="float">
            <text:p>-3.2390208254</text:p>
          </table:table-cell>
          <table:table-cell office:value-type="float" office:value="-3.22181568764107" calcext:value-type="float">
            <text:p>-3.2218156876</text:p>
          </table:table-cell>
          <table:table-cell office:value-type="float" office:value="-3.20732671382883" calcext:value-type="float">
            <text:p>-3.2073267138</text:p>
          </table:table-cell>
          <table:table-cell office:value-type="float" office:value="-3.19556887888146" calcext:value-type="float">
            <text:p>-3.1955688789</text:p>
          </table:table-cell>
          <table:table-cell office:value-type="float" office:value="-3.18655885206064" calcext:value-type="float">
            <text:p>-3.1865588521</text:p>
          </table:table-cell>
          <table:table-cell office:value-type="float" office:value="-3.18031440300656" calcext:value-type="float">
            <text:p>-3.180314403</text:p>
          </table:table-cell>
          <table:table-cell office:value-type="float" office:value="-3.17685277176443" calcext:value-type="float">
            <text:p>-3.1768527718</text:p>
          </table:table-cell>
          <table:table-cell office:value-type="float" office:value="-3.17618820504075" calcext:value-type="float">
            <text:p>-3.176188205</text:p>
          </table:table-cell>
          <table:table-cell office:value-type="float" office:value="-3.17832885389852" calcext:value-type="float">
            <text:p>-3.1783288539</text:p>
          </table:table-cell>
          <table:table-cell office:value-type="float" office:value="-3.18327322106699" calcext:value-type="float">
            <text:p>-3.1832732211</text:p>
          </table:table-cell>
          <table:table-cell office:value-type="float" office:value="-3.19100633494034" calcext:value-type="float">
            <text:p>-3.1910063349</text:p>
          </table:table-cell>
          <table:table-cell office:value-type="float" office:value="-3.20149580813372" calcext:value-type="float">
            <text:p>-3.2014958081</text:p>
          </table:table-cell>
          <table:table-cell office:value-type="float" office:value="-3.21468790998358" calcext:value-type="float">
            <text:p>-3.21468791</text:p>
          </table:table-cell>
          <table:table-cell office:value-type="float" office:value="-3.23050374774984" calcext:value-type="float">
            <text:p>-3.2305037477</text:p>
          </table:table-cell>
          <table:table-cell office:value-type="float" office:value="-3.24883561792975" calcext:value-type="float">
            <text:p>-3.2488356179</text:p>
          </table:table-cell>
          <table:table-cell office:value-type="float" office:value="-3.26954356701431" calcext:value-type="float">
            <text:p>-3.269543567</text:p>
          </table:table-cell>
          <table:table-cell office:value-type="float" office:value="-3.29245220037892" calcext:value-type="float">
            <text:p>-3.2924522004</text:p>
          </table:table-cell>
          <table:table-cell office:value-type="float" office:value="-3.31734780625692" calcext:value-type="float">
            <text:p>-3.3173478063</text:p>
          </table:table-cell>
          <table:table-cell office:value-type="float" office:value="-3.34397592155367" calcext:value-type="float">
            <text:p>-3.3439759216</text:p>
          </table:table-cell>
          <table:table-cell office:value-type="float" office:value="-3.3720395535823" calcext:value-type="float">
            <text:p>-3.3720395536</text:p>
          </table:table-cell>
          <table:table-cell office:value-type="float" office:value="-3.4011983751578" calcext:value-type="float">
            <text:p>-3.4011983752</text:p>
          </table:table-cell>
          <table:table-cell office:value-type="float" office:value="-3.43106931056633" calcext:value-type="float">
            <text:p>-3.4310693106</text:p>
          </table:table-cell>
          <table:table-cell office:value-type="float" office:value="-3.46122900058616" calcext:value-type="float">
            <text:p>-3.4612290006</text:p>
          </table:table-cell>
          <table:table-cell office:value-type="float" office:value="-3.49121864548617" calcext:value-type="float">
            <text:p>-3.4912186455</text:p>
          </table:table-cell>
          <table:table-cell office:value-type="float" office:value="-3.52055164617208" calcext:value-type="float">
            <text:p>-3.5205516462</text:p>
          </table:table-cell>
          <table:table-cell office:value-type="float" office:value="-3.54872427458448" calcext:value-type="float">
            <text:p>-3.5487242746</text:p>
          </table:table-cell>
          <table:table-cell office:value-type="float" office:value="-3.57522930294194" calcext:value-type="float">
            <text:p>-3.5752293029</text:p>
          </table:table-cell>
          <table:table-cell office:value-type="float" office:value="-3.59957213278926" calcext:value-type="float">
            <text:p>-3.5995721328</text:p>
          </table:table-cell>
          <table:table-cell office:value-type="float" office:value="-3.62128854534811" calcext:value-type="float">
            <text:p>-3.6212885453</text:p>
          </table:table-cell>
          <table:table-cell office:value-type="float" office:value="-3.63996282540892" calcext:value-type="float">
            <text:p>-3.6399628254</text:p>
          </table:table-cell>
          <table:table-cell office:value-type="float" office:value="-3.65524478035445" calcext:value-type="float">
            <text:p>-3.6552447804</text:p>
          </table:table-cell>
          <table:table-cell office:value-type="float" office:value="-3.666864154104" calcext:value-type="float">
            <text:p>-3.6668641541</text:p>
          </table:table-cell>
          <table:table-cell office:value-type="float" office:value="-3.67464115020204" calcext:value-type="float">
            <text:p>-3.6746411502</text:p>
          </table:table-cell>
          <table:table-cell office:value-type="float" office:value="-3.67849219957842" calcext:value-type="float">
            <text:p>-3.6784921996</text:p>
          </table:table-cell>
          <table:table-cell office:value-type="float" office:value="-3.67843065560196" calcext:value-type="float">
            <text:p>-3.6784306556</text:p>
          </table:table-cell>
          <table:table-cell office:value-type="float" office:value="-3.67456266206571" calcext:value-type="float">
            <text:p>-3.6745626621</text:p>
          </table:table-cell>
          <table:table-cell office:value-type="float" office:value="-3.66707891274653" calcext:value-type="float">
            <text:p>-3.6670789127</text:p>
          </table:table-cell>
          <table:table-cell office:value-type="float" office:value="-3.65624333097932" calcext:value-type="float">
            <text:p>-3.656243331</text:p>
          </table:table-cell>
          <table:table-cell office:value-type="float" office:value="-3.64237981906453" calcext:value-type="float">
            <text:p>-3.6423798191</text:p>
          </table:table-cell>
          <table:table-cell office:value-type="float" office:value="-3.62585818022118" calcext:value-type="float">
            <text:p>-3.6258581802</text:p>
          </table:table-cell>
          <table:table-cell office:value-type="float" office:value="-3.60708014979955" calcext:value-type="float">
            <text:p>-3.6070801498</text:p>
          </table:table-cell>
          <table:table-cell office:value-type="float" office:value="-3.58646624661955" calcext:value-type="float">
            <text:p>-3.5864662466</text:p>
          </table:table-cell>
          <table:table-cell office:value-type="float" office:value="-3.56444392101463" calcext:value-type="float">
            <text:p>-3.564443921</text:p>
          </table:table-cell>
          <table:table-cell office:value-type="float" office:value="-3.54143726838518" calcext:value-type="float">
            <text:p>-3.5414372684</text:p>
          </table:table-cell>
          <table:table-cell office:value-type="float" office:value="-3.51785841254062" calcext:value-type="float">
            <text:p>-3.5178584125</text:p>
          </table:table-cell>
          <table:table-cell office:value-type="float" office:value="-3.49410054433862" calcext:value-type="float">
            <text:p>-3.4941005443</text:p>
          </table:table-cell>
          <table:table-cell office:value-type="float" office:value="-3.47053252196819" calcext:value-type="float">
            <text:p>-3.470532522</text:p>
          </table:table-cell>
          <table:table-cell office:value-type="float" office:value="-3.44749489019033" calcext:value-type="float">
            <text:p>-3.4474948902</text:p>
          </table:table-cell>
          <table:table-cell office:value-type="float" office:value="-3.42529714763811" calcext:value-type="float">
            <text:p>-3.4252971476</text:p>
          </table:table-cell>
          <table:table-cell office:value-type="float" office:value="-3.40421607678652" calcext:value-type="float">
            <text:p>-3.4042160768</text:p>
          </table:table-cell>
          <table:table-cell office:value-type="float" office:value="-3.38449494580669" calcext:value-type="float">
            <text:p>-3.3844949458</text:p>
          </table:table-cell>
          <table:table-cell office:value-type="float" office:value="-3.36634339304518" calcext:value-type="float">
            <text:p>-3.366343393</text:p>
          </table:table-cell>
          <table:table-cell office:value-type="float" office:value="-3.34993781275754" calcext:value-type="float">
            <text:p>-3.3499378128</text:p>
          </table:table-cell>
          <table:table-cell office:value-type="float" office:value="-3.33542207530641" calcext:value-type="float">
            <text:p>-3.3354220753</text:p>
          </table:table-cell>
          <table:table-cell office:value-type="float" office:value="-3.32290843685869" calcext:value-type="float">
            <text:p>-3.3229084369</text:p>
          </table:table-cell>
          <table:table-cell office:value-type="float" office:value="-3.31247852265212" calcext:value-type="float">
            <text:p>-3.3124785227</text:p>
          </table:table-cell>
          <table:table-cell office:value-type="float" office:value="-3.30418430320345" calcext:value-type="float">
            <text:p>-3.3041843032</text:p>
          </table:table-cell>
          <table:table-cell office:value-type="float" office:value="-3.29804902224303" calcext:value-type="float">
            <text:p>-3.2980490222</text:p>
          </table:table-cell>
          <table:table-cell office:value-type="float" office:value="-3.29406807542676" calcext:value-type="float">
            <text:p>-3.2940680754</text:p>
          </table:table-cell>
          <table:table-cell office:value-type="float" office:value="-3.29220987604011" calcext:value-type="float">
            <text:p>-3.292209876</text:p>
          </table:table-cell>
          <table:table-cell office:value-type="float" office:value="-3.29241677391444" calcext:value-type="float">
            <text:p>-3.2924167739</text:p>
          </table:table-cell>
          <table:table-cell office:value-type="float" office:value="-3.2946061131973" calcext:value-type="float">
            <text:p>-3.2946061132</text:p>
          </table:table-cell>
          <table:table-cell office:value-type="float" office:value="-3.29867152128915" calcext:value-type="float">
            <text:p>-3.2986715213</text:p>
          </table:table-cell>
          <table:table-cell office:value-type="float" office:value="-3.30448451467196" calcext:value-type="float">
            <text:p>-3.3044845147</text:p>
          </table:table-cell>
          <table:table-cell office:value-type="float" office:value="-3.3118964887557" calcext:value-type="float">
            <text:p>-3.3118964888</text:p>
          </table:table-cell>
          <table:table-cell office:value-type="float" office:value="-3.3207411309713" calcext:value-type="float">
            <text:p>-3.320741131</text:p>
          </table:table-cell>
          <table:table-cell office:value-type="float" office:value="-3.33083726282253" calcext:value-type="float">
            <text:p>-3.3308372628</text:p>
          </table:table-cell>
          <table:table-cell office:value-type="float" office:value="-3.34199208142456" calcext:value-type="float">
            <text:p>-3.3419920814</text:p>
          </table:table-cell>
          <table:table-cell office:value-type="float" office:value="-3.35400473783378" calcext:value-type="float">
            <text:p>-3.3540047378</text:p>
          </table:table-cell>
          <table:table-cell office:value-type="float" office:value="-3.3666701609868" calcext:value-type="float">
            <text:p>-3.366670161</text:p>
          </table:table-cell>
          <table:table-cell office:value-type="float" office:value="-3.37978301406896" calcext:value-type="float">
            <text:p>-3.3797830141</text:p>
          </table:table-cell>
          <table:table-cell office:value-type="float" office:value="-3.39314165531947" calcext:value-type="float">
            <text:p>-3.3931416553</text:p>
          </table:table-cell>
          <table:table-cell office:value-type="float" office:value="-3.40655196757009" calcext:value-type="float">
            <text:p>-3.4065519676</text:p>
          </table:table-cell>
          <table:table-cell office:value-type="float" office:value="-3.41983091966028" calcext:value-type="float">
            <text:p>-3.4198309197</text:p>
          </table:table-cell>
          <table:table-cell office:value-type="float" office:value="-3.43280972765341" calcext:value-type="float">
            <text:p>-3.4328097277</text:p>
          </table:table-cell>
          <table:table-cell office:value-type="float" office:value="-3.44533649408278" calcext:value-type="float">
            <text:p>-3.4453364941</text:p>
          </table:table-cell>
          <table:table-cell office:value-type="float" office:value="-3.45727821916288" calcext:value-type="float">
            <text:p>-3.4572782192</text:p>
          </table:table-cell>
          <table:table-cell office:value-type="float" office:value="-3.46852209925519" calcext:value-type="float">
            <text:p>-3.4685220993</text:p>
          </table:table-cell>
          <table:table-cell office:value-type="float" office:value="-3.47897605514673" calcext:value-type="float">
            <text:p>-3.4789760551</text:p>
          </table:table-cell>
          <table:table-cell office:value-type="float" office:value="-3.4885684660179" calcext:value-type="float">
            <text:p>-3.488568466</text:p>
          </table:table-cell>
          <table:table-cell office:value-type="float" office:value="-3.49724712389357" calcext:value-type="float">
            <text:p>-3.4972471239</text:p>
          </table:table-cell>
          <table:table-cell office:value-type="float" office:value="-3.50497746665002" calcext:value-type="float">
            <text:p>-3.5049774667</text:p>
          </table:table-cell>
          <table:table-cell office:value-type="float" office:value="-3.51174019304874" calcext:value-type="float">
            <text:p>-3.511740193</text:p>
          </table:table-cell>
          <table:table-cell office:value-type="float" office:value="-3.5175284076238" calcext:value-type="float">
            <text:p>-3.5175284076</text:p>
          </table:table-cell>
          <table:table-cell office:value-type="float" office:value="-3.52234448272313" calcext:value-type="float">
            <text:p>-3.5223444827</text:p>
          </table:table-cell>
          <table:table-cell office:value-type="float" office:value="-3.52619685538078" calcext:value-type="float">
            <text:p>-3.5261968554</text:p>
          </table:table-cell>
          <table:table-cell office:value-type="float" office:value="-3.52909699404904" calcext:value-type="float">
            <text:p>-3.529096994</text:p>
          </table:table-cell>
          <table:table-cell office:value-type="float" office:value="-3.53105677114928" calcext:value-type="float">
            <text:p>-3.5310567711</text:p>
          </table:table-cell>
          <table:table-cell office:value-type="float" office:value="-3.53208645968865" calcext:value-type="float">
            <text:p>-3.5320864597</text:p>
          </table:table-cell>
          <table:table-cell office:value-type="float" office:value="-3.53219353481874" calcext:value-type="float">
            <text:p>-3.5321935348</text:p>
          </table:table-cell>
          <table:table-cell office:value-type="float" office:value="-3.53138240488438" calcext:value-type="float">
            <text:p>-3.5313824049</text:p>
          </table:table-cell>
          <table:table-cell office:value-type="float" office:value="-3.52965512356812" calcext:value-type="float">
            <text:p>-3.5296551236</text:p>
          </table:table-cell>
          <table:table-cell office:value-type="float" office:value="-3.52701304965994" calcext:value-type="float">
            <text:p>-3.5270130497</text:p>
          </table:table-cell>
          <table:table-cell office:value-type="float" office:value="-3.52345933032813" calcext:value-type="float">
            <text:p>-3.5234593303</text:p>
          </table:table-cell>
          <table:table-cell office:value-type="float" office:value="-3.51900199628697" calcext:value-type="float">
            <text:p>-3.5190019963</text:p>
          </table:table-cell>
          <table:table-cell office:value-type="float" office:value="-3.51365738319614" calcext:value-type="float">
            <text:p>-3.5136573832</text:p>
          </table:table-cell>
          <table:table-cell office:value-type="float" office:value="-3.50745354367432" calcext:value-type="float">
            <text:p>-3.5074535437</text:p>
          </table:table-cell>
          <table:table-cell office:value-type="float" office:value="-3.50043329761034" calcext:value-type="float">
            <text:p>-3.5004332976</text:p>
          </table:table-cell>
          <table:table-cell office:value-type="float" office:value="-3.49265659054229" calcext:value-type="float">
            <text:p>-3.4926565905</text:p>
          </table:table-cell>
          <table:table-cell office:value-type="float" office:value="-3.48420189072035" calcext:value-type="float">
            <text:p>-3.4842018907</text:p>
          </table:table-cell>
          <table:table-cell office:value-type="float" office:value="-3.47516644857969" calcext:value-type="float">
            <text:p>-3.4751664486</text:p>
          </table:table-cell>
          <table:table-cell office:value-type="float" office:value="-3.46566535540361" calcext:value-type="float">
            <text:p>-3.4656653554</text:p>
          </table:table-cell>
          <table:table-cell office:value-type="float" office:value="-3.45582945495292" calcext:value-type="float">
            <text:p>-3.455829455</text:p>
          </table:table-cell>
          <table:table-cell office:value-type="float" office:value="-3.44580226636612" calcext:value-type="float">
            <text:p>-3.4458022664</text:p>
          </table:table-cell>
          <table:table-cell office:value-type="float" office:value="-3.43573615525371" calcext:value-type="float">
            <text:p>-3.4357361553</text:p>
          </table:table-cell>
          <table:table-cell office:value-type="float" office:value="-3.42578803463804" calcext:value-type="float">
            <text:p>-3.4257880346</text:p>
          </table:table-cell>
          <table:table-cell office:value-type="float" office:value="-3.41611488681976" calcext:value-type="float">
            <text:p>-3.4161148868</text:p>
          </table:table-cell>
          <table:table-cell office:value-type="float" office:value="-3.40686937574455" calcext:value-type="float">
            <text:p>-3.4068693757</text:p>
          </table:table-cell>
          <table:table-cell office:value-type="float" office:value="-3.39819577545022" calcext:value-type="float">
            <text:p>-3.3981957755</text:p>
          </table:table-cell>
          <table:table-cell office:value-type="float" office:value="-3.39022638371912" calcext:value-type="float">
            <text:p>-3.3902263837</text:p>
          </table:table-cell>
          <table:table-cell office:value-type="float" office:value="-3.3830785306447" calcext:value-type="float">
            <text:p>-3.3830785306</text:p>
          </table:table-cell>
          <table:table-cell office:value-type="float" office:value="-3.37685223688983" calcext:value-type="float">
            <text:p>-3.3768522369</text:p>
          </table:table-cell>
          <table:table-cell office:value-type="float" office:value="-3.3716285307079" calcext:value-type="float">
            <text:p>-3.3716285307</text:p>
          </table:table-cell>
          <table:table-cell office:value-type="float" office:value="-3.36746839839724" calcext:value-type="float">
            <text:p>-3.3674683984</text:p>
          </table:table-cell>
          <table:table-cell office:value-type="float" office:value="-3.36441231972086" calcext:value-type="float">
            <text:p>-3.3644123197</text:p>
          </table:table-cell>
          <table:table-cell office:value-type="float" office:value="-3.3624803265072" calcext:value-type="float">
            <text:p>-3.3624803265</text:p>
          </table:table-cell>
          <table:table-cell office:value-type="float" office:value="-3.36167251699677" calcext:value-type="float">
            <text:p>-3.361672517</text:p>
          </table:table-cell>
          <table:table-cell office:value-type="float" office:value="-3.36196995821298" calcext:value-type="float">
            <text:p>-3.3619699582</text:p>
          </table:table-cell>
          <table:table-cell office:value-type="float" office:value="-3.36333591163953" calcext:value-type="float">
            <text:p>-3.3633359116</text:p>
          </table:table-cell>
          <table:table-cell office:value-type="float" office:value="-3.3657173221002" calcext:value-type="float">
            <text:p>-3.3657173221</text:p>
          </table:table-cell>
          <table:table-cell office:value-type="float" office:value="-3.36904651480678" calcext:value-type="float">
            <text:p>-3.3690465148</text:p>
          </table:table-cell>
          <table:table-cell office:value-type="float" office:value="-3.37324305028586" calcext:value-type="float">
            <text:p>-3.3732430503</text:p>
          </table:table-cell>
          <table:table-cell office:value-type="float" office:value="-3.37821569103395" calcext:value-type="float">
            <text:p>-3.378215691</text:p>
          </table:table-cell>
          <table:table-cell office:value-type="float" office:value="-3.38386443715864" calcext:value-type="float">
            <text:p>-3.3838644372</text:p>
          </table:table-cell>
          <table:table-cell office:value-type="float" office:value="-3.39008259114122" calcext:value-type="float">
            <text:p>-3.3900825911</text:p>
          </table:table-cell>
          <table:table-cell office:value-type="float" office:value="-3.39675881442249" calcext:value-type="float">
            <text:p>-3.3967588144</text:p>
          </table:table-cell>
          <table:table-cell office:value-type="float" office:value="-3.40377914107518" calcext:value-type="float">
            <text:p>-3.4037791411</text:p>
          </table:table-cell>
          <table:table-cell office:value-type="float" office:value="-3.41102891666056" calcext:value-type="float">
            <text:p>-3.4110289167</text:p>
          </table:table-cell>
          <table:table-cell office:value-type="float" office:value="-3.41839463367344" calcext:value-type="float">
            <text:p>-3.4183946337</text:p>
          </table:table-cell>
          <table:table-cell office:value-type="float" office:value="-3.42576563887718" calcext:value-type="float">
            <text:p>-3.4257656389</text:p>
          </table:table-cell>
          <table:table-cell office:value-type="float" office:value="-3.43303569229806" calcext:value-type="float">
            <text:p>-3.4330356923</text:p>
          </table:table-cell>
          <table:table-cell office:value-type="float" office:value="-3.44010436257724" calcext:value-type="float">
            <text:p>-3.4401043626</text:p>
          </table:table-cell>
          <table:table-cell office:value-type="float" office:value="-3.4468782485132" calcext:value-type="float">
            <text:p>-3.4468782485</text:p>
          </table:table-cell>
          <table:table-cell office:value-type="float" office:value="-3.45327202168838" calcext:value-type="float">
            <text:p>-3.4532720217</text:p>
          </table:table-cell>
          <table:table-cell office:value-type="float" office:value="-3.459209289704" calcext:value-type="float">
            <text:p>-3.4592092897</text:p>
          </table:table-cell>
          <table:table-cell office:value-type="float" office:value="-3.46462328342894" calcext:value-type="float">
            <text:p>-3.4646232834</text:p>
          </table:table-cell>
          <table:table-cell office:value-type="float" office:value="-3.4694573745807" calcext:value-type="float">
            <text:p>-3.4694573746</text:p>
          </table:table-cell>
          <table:table-cell office:value-type="float" office:value="-3.47366543170898" calcext:value-type="float">
            <text:p>-3.4736654317</text:p>
          </table:table-cell>
          <table:table-cell office:value-type="float" office:value="-3.47721202330829" calcext:value-type="float">
            <text:p>-3.4772120233</text:p>
          </table:table-cell>
          <table:table-cell office:value-type="float" office:value="-3.48007247642075" calcext:value-type="float">
            <text:p>-3.4800724764</text:p>
          </table:table-cell>
          <table:table-cell office:value-type="float" office:value="-3.4822327980195" calcext:value-type="float">
            <text:p>-3.482232798</text:p>
          </table:table-cell>
          <table:table-cell office:value-type="float" office:value="-3.483689465005" calcext:value-type="float">
            <text:p>-3.483689465</text:p>
          </table:table-cell>
          <table:table-cell office:value-type="float" office:value="-3.4844490872181" calcext:value-type="float">
            <text:p>-3.4844490872</text:p>
          </table:table-cell>
          <table:table-cell office:value-type="float" office:value="-3.48452794684674" calcext:value-type="float">
            <text:p>-3.4845279468</text:p>
          </table:table-cell>
          <table:table-cell office:value-type="float" office:value="-3.48395141728789" calcext:value-type="float">
            <text:p>-3.4839514173</text:p>
          </table:table-cell>
          <table:table-cell office:value-type="float" office:value="-3.48275326518759" calcext:value-type="float">
            <text:p>-3.4827532652</text:p>
          </table:table-cell>
          <table:table-cell office:value-type="float" office:value="-3.4809748410313" calcext:value-type="float">
            <text:p>-3.480974841</text:p>
          </table:table-cell>
          <table:table-cell office:value-type="float" office:value="-3.47866416633993" calcext:value-type="float">
            <text:p>-3.4786641663</text:p>
          </table:table-cell>
          <table:table-cell office:value-type="float" office:value="-3.47587492895483" calcext:value-type="float">
            <text:p>-3.475874929</text:p>
          </table:table-cell>
          <table:table-cell office:value-type="float" office:value="-3.47266540194498" calcext:value-type="float">
            <text:p>-3.4726654019</text:p>
          </table:table-cell>
          <table:table-cell office:value-type="float" office:value="-3.46909730570096" calcext:value-type="float">
            <text:p>-3.4690973057</text:p>
          </table:table-cell>
          <table:table-cell office:value-type="float" office:value="-3.46523463674279" calcext:value-type="float">
            <text:p>-3.4652346367</text:p>
          </table:table-cell>
          <table:table-cell office:value-type="float" office:value="-3.46114248992103" calcext:value-type="float">
            <text:p>-3.4611424899</text:p>
          </table:table-cell>
          <table:table-cell office:value-type="float" office:value="-3.45688590286901" calcext:value-type="float">
            <text:p>-3.4568859029</text:p>
          </table:table-cell>
          <table:table-cell office:value-type="float" office:value="-3.45252875244477" calcext:value-type="float">
            <text:p>-3.4525287524</text:p>
          </table:table-cell>
          <table:table-cell office:value-type="float" office:value="-3.4481327322476" calcext:value-type="float">
            <text:p>-3.4481327322</text:p>
          </table:table-cell>
          <table:table-cell office:value-type="float" office:value="-3.44375643810924" calcext:value-type="float">
            <text:p>-3.4437564381</text:p>
          </table:table-cell>
          <table:table-cell office:value-type="float" office:value="-3.4394545847574" calcext:value-type="float">
            <text:p>-3.4394545848</text:p>
          </table:table-cell>
          <table:table-cell office:value-type="float" office:value="-3.43527737182987" calcext:value-type="float">
            <text:p>-3.4352773718</text:p>
          </table:table-cell>
          <table:table-cell office:value-type="float" office:value="-3.43127001132541" calcext:value-type="float">
            <text:p>-3.4312700113</text:p>
          </table:table-cell>
          <table:table-cell office:value-type="float" office:value="-3.42747242177302" calcext:value-type="float">
            <text:p>-3.4274724218</text:p>
          </table:table-cell>
          <table:table-cell office:value-type="float" office:value="-3.42391908725507" calcext:value-type="float">
            <text:p>-3.4239190873</text:p>
          </table:table-cell>
          <table:table-cell office:value-type="float" office:value="-3.42063907234008" calcext:value-type="float">
            <text:p>-3.4206390723</text:p>
          </table:table-cell>
          <table:table-cell office:value-type="float" office:value="-3.41765617735236" calcext:value-type="float">
            <text:p>-3.4176561774</text:p>
          </table:table-cell>
          <table:table-cell office:value-type="float" office:value="-3.41498921261428" calcext:value-type="float">
            <text:p>-3.4149892126</text:p>
          </table:table-cell>
          <table:table-cell office:value-type="float" office:value="-3.4126523656289" calcext:value-type="float">
            <text:p>-3.4126523656</text:p>
          </table:table-cell>
          <table:table-cell office:value-type="float" office:value="-3.41065563192318" calcext:value-type="float">
            <text:p>-3.4106556319</text:p>
          </table:table-cell>
          <table:table-cell office:value-type="float" office:value="-3.40900527861432" calcext:value-type="float">
            <text:p>-3.4090052786</text:p>
          </table:table-cell>
          <table:table-cell office:value-type="float" office:value="-3.40770430981335" calcext:value-type="float">
            <text:p>-3.4077043098</text:p>
          </table:table-cell>
          <table:table-cell office:value-type="float" office:value="-3.40675290476824" calcext:value-type="float">
            <text:p>-3.4067529048</text:p>
          </table:table-cell>
          <table:table-cell office:value-type="float" office:value="-3.40614880309776" calcext:value-type="float">
            <text:p>-3.4061488031</text:p>
          </table:table-cell>
          <table:table-cell office:value-type="float" office:value="-3.40588761641029" calcext:value-type="float">
            <text:p>-3.4058876164</text:p>
          </table:table-cell>
          <table:table-cell office:value-type="float" office:value="-3.40596305176259" calcext:value-type="float">
            <text:p>-3.4059630518</text:p>
          </table:table-cell>
          <table:table-cell office:value-type="float" office:value="-3.40636703944094" calcext:value-type="float">
            <text:p>-3.4063670394</text:p>
          </table:table-cell>
          <table:table-cell office:value-type="float" office:value="-3.40708976501086" calcext:value-type="float">
            <text:p>-3.407089765</text:p>
          </table:table-cell>
          <table:table-cell office:value-type="float" office:value="-3.40811961301099" calcext:value-type="float">
            <text:p>-3.408119613</text:p>
          </table:table-cell>
          <table:table-cell office:value-type="float" office:value="-3.40944303658407" calcext:value-type="float">
            <text:p>-3.4094430366</text:p>
          </table:table-cell>
          <table:table-cell office:value-type="float" office:value="-3.41104437329766" calcext:value-type="float">
            <text:p>-3.4110443733</text:p>
          </table:table-cell>
          <table:table-cell office:value-type="float" office:value="-3.4129056320148" calcext:value-type="float">
            <text:p>-3.412905632</text:p>
          </table:table-cell>
          <table:table-cell office:value-type="float" office:value="-3.41500627865184" calcext:value-type="float">
            <text:p>-3.4150062787</text:p>
          </table:table-cell>
          <table:table-cell office:value-type="float" office:value="-3.41732304980478" calcext:value-type="float">
            <text:p>-3.4173230498</text:p>
          </table:table-cell>
          <table:table-cell office:value-type="float" office:value="-3.41982982249975" calcext:value-type="float">
            <text:p>-3.4198298225</text:p>
          </table:table-cell>
          <table:table-cell office:value-type="float" office:value="-3.42249756576003" calcext:value-type="float">
            <text:p>-3.4224975658</text:p>
          </table:table-cell>
          <table:table-cell office:value-type="float" office:value="-3.42529439546551" calcext:value-type="float">
            <text:p>-3.4252943955</text:p>
          </table:table-cell>
          <table:table-cell office:value-type="float" office:value="-3.42818574835225" calcext:value-type="float">
            <text:p>-3.4281857484</text:p>
          </table:table-cell>
          <table:table-cell office:value-type="float" office:value="-3.43113468429537" calcext:value-type="float">
            <text:p>-3.4311346843</text:p>
          </table:table-cell>
          <table:table-cell office:value-type="float" office:value="-3.43410231861958" calcext:value-type="float">
            <text:p>-3.4341023186</text:p>
          </table:table-cell>
          <table:table-cell office:value-type="float" office:value="-3.437048378517" calcext:value-type="float">
            <text:p>-3.4370483785</text:p>
          </table:table-cell>
          <table:table-cell office:value-type="float" office:value="-3.4399318701404" calcext:value-type="float">
            <text:p>-3.4399318701</text:p>
          </table:table-cell>
          <table:table-cell office:value-type="float" office:value="-3.44271183605895" calcext:value-type="float">
            <text:p>-3.4427118361</text:p>
          </table:table-cell>
          <table:table-cell office:value-type="float" office:value="-3.44534817688918" calcext:value-type="float">
            <text:p>-3.4453481769</text:p>
          </table:table-cell>
          <table:table-cell office:value-type="float" office:value="-3.44780250644355" calcext:value-type="float">
            <text:p>-3.4478025064</text:p>
          </table:table-cell>
          <table:table-cell office:value-type="float" office:value="-3.45003900696847" calcext:value-type="float">
            <text:p>-3.450039007</text:p>
          </table:table-cell>
          <table:table-cell office:value-type="float" office:value="-3.45202525013957" calcext:value-type="float">
            <text:p>-3.4520252501</text:p>
          </table:table-cell>
          <table:table-cell office:value-type="float" office:value="-3.45373295054499" calcext:value-type="float">
            <text:p>-3.4537329505</text:p>
          </table:table-cell>
          <table:table-cell office:value-type="float" office:value="-3.45513862133632" calcext:value-type="float">
            <text:p>-3.4551386213</text:p>
          </table:table-cell>
          <table:table-cell office:value-type="float" office:value="-3.45622410634592" calcext:value-type="float">
            <text:p>-3.4562241063</text:p>
          </table:table-cell>
          <table:table-cell office:value-type="float" office:value="-3.45697696894304" calcext:value-type="float">
            <text:p>-3.4569769689</text:p>
          </table:table-cell>
          <table:table-cell office:value-type="float" office:value="-3.45739072480574" calcext:value-type="float">
            <text:p>-3.4573907248</text:p>
          </table:table-cell>
          <table:table-cell office:value-type="float" office:value="-3.45746491311894" calcext:value-type="float">
            <text:p>-3.4574649131</text:p>
          </table:table-cell>
          <table:table-cell office:value-type="float" office:value="-3.4572050079944" calcext:value-type="float">
            <text:p>-3.457205008</text:p>
          </table:table-cell>
          <table:table-cell office:value-type="float" office:value="-3.45662217868793" calcext:value-type="float">
            <text:p>-3.4566221787</text:p>
          </table:table-cell>
          <table:table-cell office:value-type="float" office:value="-3.45573291304231" calcext:value-type="float">
            <text:p>-3.455732913</text:p>
          </table:table-cell>
          <table:table-cell office:value-type="float" office:value="-3.45455852327028" calcext:value-type="float">
            <text:p>-3.4545585233</text:p>
          </table:table-cell>
          <table:table-cell office:value-type="float" office:value="-3.45312455649412" calcext:value-type="float">
            <text:p>-3.4531245565</text:p>
          </table:table-cell>
          <table:table-cell office:value-type="float" office:value="-3.4514601343278" calcext:value-type="float">
            <text:p>-3.4514601343</text:p>
          </table:table-cell>
          <table:table-cell office:value-type="float" office:value="-3.44959724630892" calcext:value-type="float">
            <text:p>-3.4495972463</text:p>
          </table:table-cell>
          <table:table-cell office:value-type="float" office:value="-3.44757002123021" calcext:value-type="float">
            <text:p>-3.4475700212</text:p>
          </table:table-cell>
          <table:table-cell office:value-type="float" office:value="-3.44541399865123" calcext:value-type="float">
            <text:p>-3.4454139987</text:p>
          </table:table-cell>
          <table:table-cell office:value-type="float" office:value="-3.4431654202783" calcext:value-type="float">
            <text:p>-3.4431654203</text:p>
          </table:table-cell>
          <table:table-cell office:value-type="float" office:value="-3.44086055776192" calcext:value-type="float">
            <text:p>-3.4408605578</text:p>
          </table:table-cell>
          <table:table-cell office:value-type="float" office:value="-3.43853509003436" calcext:value-type="float">
            <text:p>-3.43853509</text:p>
          </table:table-cell>
          <table:table-cell office:value-type="float" office:value="-3.43622353978119" calcext:value-type="float">
            <text:p>-3.4362235398</text:p>
          </table:table-cell>
          <table:table-cell office:value-type="float" office:value="-3.43395877528832" calcext:value-type="float">
            <text:p>-3.4339587753</text:p>
          </table:table-cell>
          <table:table-cell office:value-type="float" office:value="-3.43177158080317" calcext:value-type="float">
            <text:p>-3.4317715808</text:p>
          </table:table-cell>
          <table:table-cell office:value-type="float" office:value="-3.42969029590701" calcext:value-type="float">
            <text:p>-3.4296902959</text:p>
          </table:table-cell>
          <table:table-cell office:value-type="float" office:value="-3.42774052222365" calcext:value-type="float">
            <text:p>-3.4277405222</text:p>
          </table:table-cell>
          <table:table-cell office:value-type="float" office:value="-3.4259448941917" calcext:value-type="float">
            <text:p>-3.4259448942</text:p>
          </table:table-cell>
          <table:table-cell office:value-type="float" office:value="-3.42432290955972" calcext:value-type="float">
            <text:p>-3.4243229096</text:p>
          </table:table-cell>
          <table:table-cell office:value-type="float" office:value="-3.42289081471874" calcext:value-type="float">
            <text:p>-3.4228908147</text:p>
          </table:table-cell>
          <table:table-cell office:value-type="float" office:value="-3.42166153990075" calcext:value-type="float">
            <text:p>-3.4216615399</text:p>
          </table:table-cell>
          <table:table-cell office:value-type="float" office:value="-3.42064467954496" calcext:value-type="float">
            <text:p>-3.4206446795</text:p>
          </table:table-cell>
          <table:table-cell office:value-type="float" office:value="-3.41984651367796" calcext:value-type="float">
            <text:p>-3.4198465137</text:p>
          </table:table-cell>
          <table:table-cell office:value-type="float" office:value="-3.41927006683648" calcext:value-type="float">
            <text:p>-3.4192700668</text:p>
          </table:table-cell>
          <table:table-cell office:value-type="float" office:value="-3.41891520180396" calcext:value-type="float">
            <text:p>-3.4189152018</text:p>
          </table:table-cell>
          <table:table-cell office:value-type="float" office:value="-3.41877874607296" calcext:value-type="float">
            <text:p>-3.4187787461</text:p>
          </table:table-cell>
          <table:table-cell office:value-type="float" office:value="-3.41885464946429" calcext:value-type="float">
            <text:p>-3.4188546495</text:p>
          </table:table-cell>
          <table:table-cell office:value-type="float" office:value="-3.41913417160389" calcext:value-type="float">
            <text:p>-3.4191341716</text:p>
          </table:table-cell>
          <table:table-cell office:value-type="float" office:value="-3.41960609798569" calcext:value-type="float">
            <text:p>-3.419606098</text:p>
          </table:table-cell>
          <table:table-cell office:value-type="float" office:value="-3.4202569830889" calcext:value-type="float">
            <text:p>-3.4202569831</text:p>
          </table:table-cell>
          <table:table-cell office:value-type="float" office:value="-3.42107141852035" calcext:value-type="float">
            <text:p>-3.4210714185</text:p>
          </table:table-cell>
          <table:table-cell office:value-type="float" office:value="-3.42203232343818" calcext:value-type="float">
            <text:p>-3.4220323234</text:p>
          </table:table-cell>
          <table:table-cell office:value-type="float" office:value="-3.42312125365761" calcext:value-type="float">
            <text:p>-3.4231212537</text:p>
          </table:table-cell>
          <table:table-cell office:value-type="float" office:value="-3.42431872492637" calcext:value-type="float">
            <text:p>-3.4243187249</text:p>
          </table:table-cell>
          <table:table-cell office:value-type="float" office:value="-3.42560454495924" calcext:value-type="float">
            <text:p>-3.425604545</text:p>
          </table:table-cell>
          <table:table-cell office:value-type="float" office:value="-3.4269581480524" calcext:value-type="float">
            <text:p>-3.4269581481</text:p>
          </table:table-cell>
          <table:table-cell office:value-type="float" office:value="-3.42835892549351" calcext:value-type="float">
            <text:p>-3.4283589255</text:p>
          </table:table-cell>
          <table:table-cell office:value-type="float" office:value="-3.42978654467138" calcext:value-type="float">
            <text:p>-3.4297865447</text:p>
          </table:table-cell>
          <table:table-cell office:value-type="float" office:value="-3.43122124975944" calcext:value-type="float">
            <text:p>-3.4312212498</text:p>
          </table:table-cell>
          <table:table-cell office:value-type="float" office:value="-3.43264413716715" calcext:value-type="float">
            <text:p>-3.4326441372</text:p>
          </table:table-cell>
          <table:table-cell office:value-type="float" office:value="-3.43403739961901" calcext:value-type="float">
            <text:p>-3.4340373996</text:p>
          </table:table-cell>
          <table:table-cell office:value-type="float" office:value="-3.43538453371135" calcext:value-type="float">
            <text:p>-3.4353845337</text:p>
          </table:table-cell>
          <table:table-cell office:value-type="float" office:value="-3.43667050707417" calcext:value-type="float">
            <text:p>-3.4366705071</text:p>
          </table:table-cell>
          <table:table-cell office:value-type="float" office:value="-3.43788188278239" calcext:value-type="float">
            <text:p>-3.4378818828</text:p>
          </table:table-cell>
          <table:table-cell office:value-type="float" office:value="-3.43900690031867" calcext:value-type="float">
            <text:p>-3.4390069003</text:p>
          </table:table-cell>
          <table:table-cell office:value-type="float" office:value="-3.44003551413006" calcext:value-type="float">
            <text:p>-3.4400355141</text:p>
          </table:table-cell>
          <table:table-cell office:value-type="float" office:value="-3.44095939250932" calcext:value-type="float">
            <text:p>-3.4409593925</text:p>
          </table:table-cell>
          <table:table-cell office:value-type="float" office:value="-3.4417718811117" calcext:value-type="float">
            <text:p>-3.4417718811</text:p>
          </table:table-cell>
          <table:table-cell office:value-type="float" office:value="-3.44246793674667" calcext:value-type="float">
            <text:p>-3.4424679367</text:p>
          </table:table-cell>
          <table:table-cell office:value-type="float" office:value="-3.44304403812068" calcext:value-type="float">
            <text:p>-3.4430440381</text:p>
          </table:table-cell>
          <table:table-cell office:value-type="float" office:value="-3.44349808084293" calcext:value-type="float">
            <text:p>-3.4434980808</text:p>
          </table:table-cell>
          <table:table-cell office:value-type="float" office:value="-3.44382926422131" calcext:value-type="float">
            <text:p>-3.4438292642</text:p>
          </table:table-cell>
          <table:table-cell office:value-type="float" office:value="-3.44403797712999" calcext:value-type="float">
            <text:p>-3.4440379771</text:p>
          </table:table-cell>
          <table:table-cell office:value-type="float" office:value="-3.44412568954597" calcext:value-type="float">
            <text:p>-3.4441256895</text:p>
          </table:table-cell>
          <table:table-cell office:value-type="float" office:value="-3.4440948552495" calcext:value-type="float">
            <text:p>-3.4440948552</text:p>
          </table:table-cell>
          <table:table-cell office:value-type="float" office:value="-3.4439488297611" calcext:value-type="float">
            <text:p>-3.4439488298</text:p>
          </table:table-cell>
          <table:table-cell office:value-type="float" office:value="-3.44369180589284" calcext:value-type="float">
            <text:p>-3.4436918059</text:p>
          </table:table-cell>
          <table:table-cell office:value-type="float" office:value="-3.44332876749488" calcext:value-type="float">
            <text:p>-3.4433287675</text:p>
          </table:table-cell>
          <table:table-cell office:value-type="float" office:value="-3.44286546015711" calcext:value-type="float">
            <text:p>-3.4428654602</text:p>
          </table:table-cell>
          <table:table-cell office:value-type="float" office:value="-3.44230837593122" calcext:value-type="float">
            <text:p>-3.4423083759</text:p>
          </table:table-cell>
          <table:table-cell office:value-type="float" office:value="-3.44166474769857" calcext:value-type="float">
            <text:p>-3.4416647477</text:p>
          </table:table-cell>
          <table:table-cell office:value-type="float" office:value="-3.44094254772128" calcext:value-type="float">
            <text:p>-3.4409425477</text:p>
          </table:table-cell>
          <table:table-cell office:value-type="float" office:value="-3.44015048423834" calcext:value-type="float">
            <text:p>-3.4401504842</text:p>
          </table:table-cell>
          <table:table-cell office:value-type="float" office:value="-3.43929798980944" calcext:value-type="float">
            <text:p>-3.4392979898</text:p>
          </table:table-cell>
          <table:table-cell office:value-type="float" office:value="-3.43839519540753" calcext:value-type="float">
            <text:p>-3.4383951954</text:p>
          </table:table-cell>
          <table:table-cell office:value-type="float" office:value="-3.43745288504584" calcext:value-type="float">
            <text:p>-3.437452885</text:p>
          </table:table-cell>
          <table:table-cell office:value-type="float" office:value="-3.43648242690787" calcext:value-type="float">
            <text:p>-3.4364824269</text:p>
          </table:table-cell>
          <table:table-cell office:value-type="float" office:value="-3.43549567844875" calcext:value-type="float">
            <text:p>-3.4354956784</text:p>
          </table:table-cell>
          <table:table-cell office:value-type="float" office:value="-3.43450486463206" calcext:value-type="float">
            <text:p>-3.4345048646</text:p>
          </table:table-cell>
          <table:table-cell office:value-type="float" office:value="-3.43352243024945" calcext:value-type="float">
            <text:p>-3.4335224302</text:p>
          </table:table-cell>
          <table:table-cell office:value-type="float" office:value="-3.43256086899627" calcext:value-type="float">
            <text:p>-3.432560869</text:p>
          </table:table-cell>
          <table:table-cell office:value-type="float" office:value="-3.43163253354608" calcext:value-type="float">
            <text:p>-3.4316325335</text:p>
          </table:table-cell>
          <table:table-cell office:value-type="float" office:value="-3.43074943216915" calcext:value-type="float">
            <text:p>-3.4307494322</text:p>
          </table:table-cell>
          <table:table-cell office:value-type="float" office:value="-3.42992301841102" calcext:value-type="float">
            <text:p>-3.4299230184</text:p>
          </table:table-cell>
          <table:table-cell office:value-type="float" office:value="-3.42916398093128" calcext:value-type="float">
            <text:p>-3.4291639809</text:p>
          </table:table-cell>
          <table:table-cell office:value-type="float" office:value="-3.42848204079077" calcext:value-type="float">
            <text:p>-3.4284820408</text:p>
          </table:table-cell>
          <table:table-cell office:value-type="float" office:value="-3.42788576327322" calcext:value-type="float">
            <text:p>-3.4278857633</text:p>
          </table:table-cell>
          <table:table-cell office:value-type="float" office:value="-3.42738239077366" calcext:value-type="float">
            <text:p>-3.4273823908</text:p>
          </table:table-cell>
          <table:table-cell office:value-type="float" office:value="-3.42697770242808" calcext:value-type="float">
            <text:p>-3.4269777024</text:p>
          </table:table-cell>
          <table:table-cell office:value-type="float" office:value="-3.42667590507324" calcext:value-type="float">
            <text:p>-3.4266759051</text:p>
          </table:table-cell>
          <table:table-cell office:value-type="float" office:value="-3.42647955886644" calcext:value-type="float">
            <text:p>-3.4264795589</text:p>
          </table:table-cell>
          <table:table-cell office:value-type="float" office:value="-3.42638953957206" calcext:value-type="float">
            <text:p>-3.4263895396</text:p>
          </table:table-cell>
          <table:table-cell office:value-type="float" office:value="-3.42640503815526" calcext:value-type="float">
            <text:p>-3.4264050382</text:p>
          </table:table-cell>
          <table:table-cell office:value-type="float" office:value="-3.42652359703143" calcext:value-type="float">
            <text:p>-3.426523597</text:p>
          </table:table-cell>
          <table:table-cell office:value-type="float" office:value="-3.4267411811227" calcext:value-type="float">
            <text:p>-3.4267411811</text:p>
          </table:table-cell>
          <table:table-cell office:value-type="float" office:value="-3.42705228081941" calcext:value-type="float">
            <text:p>-3.4270522808</text:p>
          </table:table-cell>
          <table:table-cell office:value-type="float" office:value="-3.42745004308783" calcext:value-type="float">
            <text:p>-3.4274500431</text:p>
          </table:table-cell>
          <table:table-cell office:value-type="float" office:value="-3.42792642629482" calcext:value-type="float">
            <text:p>-3.4279264263</text:p>
          </table:table-cell>
          <table:table-cell office:value-type="float" office:value="-3.42847237387669" calcext:value-type="float">
            <text:p>-3.4284723739</text:p>
          </table:table-cell>
          <table:table-cell office:value-type="float" office:value="-3.42907800173191" calcext:value-type="float">
            <text:p>-3.4290780017</text:p>
          </table:table-cell>
          <table:table-cell office:value-type="float" office:value="-3.42973279418808" calcext:value-type="float">
            <text:p>-3.4297327942</text:p>
          </table:table-cell>
          <table:table-cell office:value-type="float" office:value="-3.43042580353257" calcext:value-type="float">
            <text:p>-3.4304258035</text:p>
          </table:table-cell>
          <table:table-cell office:value-type="float" office:value="-3.43114584840418" calcext:value-type="float">
            <text:p>-3.4311458484</text:p>
          </table:table-cell>
          <table:table-cell office:value-type="float" office:value="-3.43188170677943" calcext:value-type="float">
            <text:p>-3.4318817068</text:p>
          </table:table-cell>
          <table:table-cell office:value-type="float" office:value="-3.43262229981518" calcext:value-type="float">
            <text:p>-3.4326222998</text:p>
          </table:table-cell>
          <table:table-cell office:value-type="float" office:value="-3.4333568634175" calcext:value-type="float">
            <text:p>-3.4333568634</text:p>
          </table:table-cell>
          <table:table-cell office:value-type="float" office:value="-3.43407510502149" calcext:value-type="float">
            <text:p>-3.434075105</text:p>
          </table:table-cell>
          <table:table-cell office:value-type="float" office:value="-3.43476734371263" calcext:value-type="float">
            <text:p>-3.4347673437</text:p>
          </table:table-cell>
          <table:table-cell office:value-type="float" office:value="-3.43542463240721" calcext:value-type="float">
            <text:p>-3.4354246324</text:p>
          </table:table-cell>
          <table:table-cell office:value-type="float" office:value="-3.43603886137009" calcext:value-type="float">
            <text:p>-3.4360388614</text:p>
          </table:table-cell>
          <table:table-cell office:value-type="float" office:value="-3.43660284282468" calcext:value-type="float">
            <text:p>-3.4366028428</text:p>
          </table:table-cell>
          <table:table-cell office:value-type="float" office:value="-3.43711037681676" calcext:value-type="float">
            <text:p>-3.4371103768</text:p>
          </table:table-cell>
          <table:table-cell office:value-type="float" office:value="-3.43755629880874" calcext:value-type="float">
            <text:p>-3.4375562988</text:p>
          </table:table-cell>
          <table:table-cell office:value-type="float" office:value="-3.43793650972401" calcext:value-type="float">
            <text:p>-3.4379365097</text:p>
          </table:table-cell>
          <table:table-cell office:value-type="float" office:value="-3.43824798931361" calcext:value-type="float">
            <text:p>-3.4382479893</text:p>
          </table:table-cell>
          <table:table-cell office:value-type="float" office:value="-3.4384887938259" calcext:value-type="float">
            <text:p>-3.4384887938</text:p>
          </table:table-cell>
          <table:table-cell office:value-type="float" office:value="-3.43865803900148" calcext:value-type="float">
            <text:p>-3.438658039</text:p>
          </table:table-cell>
          <table:table-cell office:value-type="float" office:value="-3.43875586943436" calcext:value-type="float">
            <text:p>-3.4387558694</text:p>
          </table:table-cell>
          <table:table-cell office:value-type="float" office:value="-3.43878341534396" calcext:value-type="float">
            <text:p>-3.4387834153</text:p>
          </table:table-cell>
          <table:table-cell office:value-type="float" office:value="-3.43874273780012" calcext:value-type="float">
            <text:p>-3.4387427378</text:p>
          </table:table-cell>
          <table:table-cell office:value-type="float" office:value="-3.43863676345351" calcext:value-type="float">
            <text:p>-3.4386367635</text:p>
          </table:table-cell>
          <table:table-cell office:value-type="float" office:value="-3.43846920985925" calcext:value-type="float">
            <text:p>-3.4384692099</text:p>
          </table:table-cell>
          <table:table-cell office:value-type="float" office:value="-3.43824450252969" calcext:value-type="float">
            <text:p>-3.4382445025</text:p>
          </table:table-cell>
          <table:table-cell office:value-type="float" office:value="-3.43796768495286" calcext:value-type="float">
            <text:p>-3.437967685</text:p>
          </table:table-cell>
          <table:table-cell office:value-type="float" office:value="-3.4376443228738" calcext:value-type="float">
            <text:p>-3.4376443229</text:p>
          </table:table-cell>
          <table:table-cell office:value-type="float" office:value="-3.43728040430695" calcext:value-type="float">
            <text:p>-3.4372804043</text:p>
          </table:table-cell>
          <table:table-cell office:value-type="float" office:value="-3.43688223679928" calcext:value-type="float">
            <text:p>-3.4368822368</text:p>
          </table:table-cell>
          <table:table-cell office:value-type="float" office:value="-3.43645634361599" calcext:value-type="float">
            <text:p>-3.4364563436</text:p>
          </table:table-cell>
          <table:table-cell office:value-type="float" office:value="-3.436009360569" calcext:value-type="float">
            <text:p>-3.4360093606</text:p>
          </table:table-cell>
          <table:table-cell office:value-type="float" office:value="-3.43554793525634" calcext:value-type="float">
            <text:p>-3.4355479353</text:p>
          </table:table-cell>
          <table:table-cell office:value-type="float" office:value="-3.43507863047145" calcext:value-type="float">
            <text:p>-3.4350786305</text:p>
          </table:table-cell>
          <table:table-cell office:value-type="float" office:value="-3.43460783347133" calcext:value-type="float">
            <text:p>-3.4346078335</text:p>
          </table:table-cell>
          <table:table-cell office:value-type="float" office:value="-3.43414167266707" calcext:value-type="float">
            <text:p>-3.4341416727</text:p>
          </table:table-cell>
          <table:table-cell office:value-type="float" office:value="-3.43368594310709" calcext:value-type="float">
            <text:p>-3.4336859431</text:p>
          </table:table-cell>
          <table:table-cell office:value-type="float" office:value="-3.43324604188264" calcext:value-type="float">
            <text:p>-3.4332460419</text:p>
          </table:table-cell>
          <table:table-cell office:value-type="float" office:value="-3.43282691427731" calcext:value-type="float">
            <text:p>-3.4328269143</text:p>
          </table:table-cell>
          <table:table-cell office:value-type="float" office:value="-3.43243301116706" calcext:value-type="float">
            <text:p>-3.4324330112</text:p>
          </table:table-cell>
          <table:table-cell office:value-type="float" office:value="-3.43206825780184" calcext:value-type="float">
            <text:p>-3.4320682578</text:p>
          </table:table-cell>
          <table:table-cell office:value-type="float" office:value="-3.43173603376064" calcext:value-type="float">
            <text:p>-3.4317360338</text:p>
          </table:table-cell>
          <table:table-cell office:value-type="float" office:value="-3.4314391635083" calcext:value-type="float">
            <text:p>-3.4314391635</text:p>
          </table:table-cell>
          <table:table-cell office:value-type="float" office:value="-3.43117991668438" calcext:value-type="float">
            <text:p>-3.4311799167</text:p>
          </table:table-cell>
          <table:table-cell office:value-type="float" office:value="-3.43096001697603" calcext:value-type="float">
            <text:p>-3.430960017</text:p>
          </table:table-cell>
          <table:table-cell office:value-type="float" office:value="-3.43078065823357" calcext:value-type="float">
            <text:p>-3.4307806582</text:p>
          </table:table-cell>
          <table:table-cell office:value-type="float" office:value="-3.43064252635017" calcext:value-type="float">
            <text:p>-3.4306425264</text:p>
          </table:table-cell>
          <table:table-cell office:value-type="float" office:value="-3.43054582538438" calcext:value-type="float">
            <text:p>-3.4305458254</text:p>
          </table:table-cell>
          <table:table-cell office:value-type="float" office:value="-3.43049030643053" calcext:value-type="float">
            <text:p>-3.4304903064</text:p>
          </table:table-cell>
          <table:table-cell office:value-type="float" office:value="-3.43047529785636" calcext:value-type="float">
            <text:p>-3.4304752979</text:p>
          </table:table-cell>
          <table:table-cell office:value-type="float" office:value="-3.43049973570682" calcext:value-type="float">
            <text:p>-3.4304997357</text:p>
          </table:table-cell>
          <table:table-cell office:value-type="float" office:value="-3.43056219331356" calcext:value-type="float">
            <text:p>-3.4305621933</text:p>
          </table:table-cell>
          <table:table-cell office:value-type="float" office:value="-3.43066090943316" calcext:value-type="float">
            <text:p>-3.4306609094</text:p>
          </table:table-cell>
          <table:table-cell office:value-type="float" office:value="-3.43079381453966" calcext:value-type="float">
            <text:p>-3.4307938145</text:p>
          </table:table-cell>
          <table:table-cell office:value-type="float" office:value="-3.43095855521542" calcext:value-type="float">
            <text:p>-3.4309585552</text:p>
          </table:table-cell>
          <table:table-cell office:value-type="float" office:value="-3.43115251686534" calcext:value-type="float">
            <text:p>-3.4311525169</text:p>
          </table:table-cell>
          <table:table-cell office:value-type="float" office:value="-3.4313728452555" calcext:value-type="float">
            <text:p>-3.4313728453</text:p>
          </table:table-cell>
          <table:table-cell office:value-type="float" office:value="-3.43161646756269" calcext:value-type="float">
            <text:p>-3.4316164676</text:p>
          </table:table-cell>
          <table:table-cell office:value-type="float" office:value="-3.43188011378301" calcext:value-type="float">
            <text:p>-3.4318801138</text:p>
          </table:table-cell>
          <table:table-cell office:value-type="float" office:value="-3.43216033939185" calcext:value-type="float">
            <text:p>-3.4321603394</text:p>
          </table:table-cell>
          <table:table-cell office:value-type="float" office:value="-3.43245355015391" calcext:value-type="float">
            <text:p>-3.4324535502</text:p>
          </table:table-cell>
          <table:table-cell office:value-type="float" office:value="-3.43275602987777" calcext:value-type="float">
            <text:p>-3.4327560299</text:p>
          </table:table-cell>
          <table:table-cell office:value-type="float" office:value="-3.43306397175224" calcext:value-type="float">
            <text:p>-3.4330639718</text:p>
          </table:table-cell>
          <table:table-cell office:value-type="float" office:value="-3.43337351367788" calcext:value-type="float">
            <text:p>-3.4333735137</text:p>
          </table:table-cell>
          <table:table-cell office:value-type="float" office:value="-3.43368077774446" calcext:value-type="float">
            <text:p>-3.4336807777</text:p>
          </table:table-cell>
          <table:table-cell office:value-type="float" office:value="-3.43398191369256" calcext:value-type="float">
            <text:p>-3.4339819137</text:p>
          </table:table-cell>
          <table:table-cell office:value-type="float" office:value="-3.43427314591041" calcext:value-type="float">
            <text:p>-3.4342731459</text:p>
          </table:table-cell>
          <table:table-cell office:value-type="float" office:value="-3.43455082320681" calcext:value-type="float">
            <text:p>-3.4345508232</text:p>
          </table:table-cell>
          <table:table-cell office:value-type="float" office:value="-3.43481147033648" calcext:value-type="float">
            <text:p>-3.4348114703</text:p>
          </table:table-cell>
          <table:table-cell office:value-type="float" office:value="-3.43505184003864" calcext:value-type="float">
            <text:p>-3.43505184</text:p>
          </table:table-cell>
          <table:table-cell office:value-type="float" office:value="-3.43526896417709" calcext:value-type="float">
            <text:p>-3.4352689642</text:p>
          </table:table-cell>
          <table:table-cell office:value-type="float" office:value="-3.43546020248569" calcext:value-type="float">
            <text:p>-3.4354602025</text:p>
          </table:table-cell>
          <table:table-cell office:value-type="float" office:value="-3.4356232873952" calcext:value-type="float">
            <text:p>-3.4356232874</text:p>
          </table:table-cell>
          <table:table-cell office:value-type="float" office:value="-3.43575636348271" calcext:value-type="float">
            <text:p>-3.4357563635</text:p>
          </table:table-cell>
          <table:table-cell office:value-type="float" office:value="-3.43585802020308" calcext:value-type="float">
            <text:p>-3.4358580202</text:p>
          </table:table-cell>
          <table:table-cell office:value-type="float" office:value="-3.4359273167613" calcext:value-type="float">
            <text:p>-3.4359273168</text:p>
          </table:table-cell>
          <table:table-cell office:value-type="float" office:value="-3.43596379822626" calcext:value-type="float">
            <text:p>-3.4359637982</text:p>
          </table:table-cell>
          <table:table-cell office:value-type="float" office:value="-3.43596750227132" calcext:value-type="float">
            <text:p>-3.4359675023</text:p>
          </table:table-cell>
          <table:table-cell office:value-type="float" office:value="-3.43593895623931" calcext:value-type="float">
            <text:p>-3.4359389562</text:p>
          </table:table-cell>
          <table:table-cell office:value-type="float" office:value="-3.43587916453979" calcext:value-type="float">
            <text:p>-3.4358791645</text:p>
          </table:table-cell>
          <table:table-cell office:value-type="float" office:value="-3.43578958671619" calcext:value-type="float">
            <text:p>-3.4357895867</text:p>
          </table:table-cell>
          <table:table-cell office:value-type="float" office:value="-3.43567210676326" calcext:value-type="float">
            <text:p>-3.4356721068</text:p>
          </table:table-cell>
          <table:table-cell office:value-type="float" office:value="-3.43552899461465" calcext:value-type="float">
            <text:p>-3.4355289946</text:p>
          </table:table-cell>
          <table:table-cell office:value-type="float" office:value="-3.43536286083183" calcext:value-type="float">
            <text:p>-3.4353628608</text:p>
          </table:table-cell>
          <table:table-cell office:value-type="float" office:value="-3.43517660575281" calcext:value-type="float">
            <text:p>-3.4351766058</text:p>
          </table:table-cell>
          <table:table-cell office:value-type="float" office:value="-3.4349733644652" calcext:value-type="float">
            <text:p>-3.4349733645</text:p>
          </table:table-cell>
          <table:table-cell office:value-type="float" office:value="-3.43475644897858" calcext:value-type="float">
            <text:p>-3.434756449</text:p>
          </table:table-cell>
          <table:table-cell office:value-type="float" office:value="-3.43452928901355" calcext:value-type="float">
            <text:p>-3.434529289</text:p>
          </table:table-cell>
          <table:table-cell office:value-type="float" office:value="-3.43429537275138" calcext:value-type="float">
            <text:p>-3.4342953728</text:p>
          </table:table-cell>
          <table:table-cell office:value-type="float" office:value="-3.4340581888116" calcext:value-type="float">
            <text:p>-3.4340581888</text:p>
          </table:table-cell>
          <table:table-cell office:value-type="float" office:value="-3.43382117059228" calcext:value-type="float">
            <text:p>-3.4338211706</text:p>
          </table:table-cell>
          <table:table-cell office:value-type="float" office:value="-3.43358764396726" calcext:value-type="float">
            <text:p>-3.433587644</text:p>
          </table:table-cell>
          <table:table-cell office:value-type="float" office:value="-3.43336077916772" calcext:value-type="float">
            <text:p>-3.4333607792</text:p>
          </table:table-cell>
          <table:table-cell office:value-type="float" office:value="-3.43314354750333" calcext:value-type="float">
            <text:p>-3.4331435475</text:p>
          </table:table-cell>
          <table:table-cell office:value-type="float" office:value="-3.43293868341583" calcext:value-type="float">
            <text:p>-3.4329386834</text:p>
          </table:table-cell>
          <table:table-cell office:value-type="float" office:value="-3.43274865218696" calcext:value-type="float">
            <text:p>-3.4327486522</text:p>
          </table:table-cell>
          <table:table-cell office:value-type="float" office:value="-3.43257562348363" calcext:value-type="float">
            <text:p>-3.4325756235</text:p>
          </table:table-cell>
          <table:table-cell office:value-type="float" office:value="-3.43242145078572" calcext:value-type="float">
            <text:p>-3.4324214508</text:p>
          </table:table-cell>
          <table:table-cell office:value-type="float" office:value="-3.43228765663093" calcext:value-type="float">
            <text:p>-3.4322876566</text:p>
          </table:table-cell>
          <table:table-cell office:value-type="float" office:value="-3.43217542352176" calcext:value-type="float">
            <text:p>-3.4321754235</text:p>
          </table:table-cell>
          <table:table-cell office:value-type="float" office:value="-3.43208559026402" calcext:value-type="float">
            <text:p>-3.4320855903</text:p>
          </table:table-cell>
          <table:table-cell office:value-type="float" office:value="-3.43201865344882" calcext:value-type="float">
            <text:p>-3.4320186534</text:p>
          </table:table-cell>
          <table:table-cell office:value-type="float" office:value="-3.43197477375451" calcext:value-type="float">
            <text:p>-3.4319747738</text:p>
          </table:table-cell>
          <table:table-cell office:value-type="float" office:value="-3.43195378671008" calcext:value-type="float">
            <text:p>-3.4319537867</text:p>
          </table:table-cell>
          <table:table-cell office:value-type="float" office:value="-3.43195521754626" calcext:value-type="float">
            <text:p>-3.4319552175</text:p>
          </table:table-cell>
          <table:table-cell office:value-type="float" office:value="-3.4319782997391" calcext:value-type="float">
            <text:p>-3.4319782997</text:p>
          </table:table-cell>
          <table:table-cell office:value-type="float" office:value="-3.43202199684633" calcext:value-type="float">
            <text:p>-3.4320219968</text:p>
          </table:table-cell>
          <table:table-cell office:value-type="float" office:value="-3.432085027217" calcext:value-type="float">
            <text:p>-3.4320850272</text:p>
          </table:table-cell>
          <table:table-cell office:value-type="float" office:value="-3.43216589114792" calcext:value-type="float">
            <text:p>-3.4321658911</text:p>
          </table:table-cell>
          <table:table-cell office:value-type="float" office:value="-3.43226290004423" calcext:value-type="float">
            <text:p>-3.4322629</text:p>
          </table:table-cell>
          <table:table-cell office:value-type="float" office:value="-3.43237420712854" calcext:value-type="float">
            <text:p>-3.4323742071</text:p>
          </table:table-cell>
          <table:table-cell office:value-type="float" office:value="-3.43249783922663" calcext:value-type="float">
            <text:p>-3.4324978392</text:p>
          </table:table-cell>
          <table:table-cell office:value-type="float" office:value="-3.43263172914843" calcext:value-type="float">
            <text:p>-3.4326317291</text:p>
          </table:table-cell>
          <table:table-cell office:value-type="float" office:value="-3.43277374817093" calcext:value-type="float">
            <text:p>-3.4327737482</text:p>
          </table:table-cell>
          <table:table-cell office:value-type="float" office:value="-3.43292173813025" calcext:value-type="float">
            <text:p>-3.4329217381</text:p>
          </table:table-cell>
          <table:table-cell office:value-type="float" office:value="-3.4330735426365" calcext:value-type="float">
            <text:p>-3.4330735426</text:p>
          </table:table-cell>
          <table:table-cell office:value-type="float" office:value="-3.43322703693427" calcext:value-type="float">
            <text:p>-3.4332270369</text:p>
          </table:table-cell>
          <table:table-cell office:value-type="float" office:value="-3.43338015597114" calcext:value-type="float">
            <text:p>-3.433380156</text:p>
          </table:table-cell>
          <table:table-cell office:value-type="float" office:value="-3.43353092026412" calcext:value-type="float">
            <text:p>-3.4335309203</text:p>
          </table:table-cell>
          <table:table-cell office:value-type="float" office:value="-3.43367745921062" calcext:value-type="float">
            <text:p>-3.4336774592</text:p>
          </table:table-cell>
          <table:table-cell office:value-type="float" office:value="-3.43381803155723" calcext:value-type="float">
            <text:p>-3.4338180316</text:p>
          </table:table-cell>
          <table:table-cell office:value-type="float" office:value="-3.43395104280552" calcext:value-type="float">
            <text:p>-3.4339510428</text:p>
          </table:table-cell>
          <table:table-cell office:value-type="float" office:value="-3.43407505941301" calcext:value-type="float">
            <text:p>-3.4340750594</text:p>
          </table:table-cell>
          <table:table-cell office:value-type="float" office:value="-3.43418881974136" calcext:value-type="float">
            <text:p>-3.4341888197</text:p>
          </table:table-cell>
          <table:table-cell office:value-type="float" office:value="-3.43429124177339" calcext:value-type="float">
            <text:p>-3.4342912418</text:p>
          </table:table-cell>
          <table:table-cell office:value-type="float" office:value="-3.43438142771198" calcext:value-type="float">
            <text:p>-3.4343814277</text:p>
          </table:table-cell>
          <table:table-cell office:value-type="float" office:value="-3.434458665644" calcext:value-type="float">
            <text:p>-3.4344586656</text:p>
          </table:table-cell>
          <table:table-cell office:value-type="float" office:value="-3.43452242851643" calcext:value-type="float">
            <text:p>-3.4345224285</text:p>
          </table:table-cell>
          <table:table-cell office:value-type="float" office:value="-3.43457237072266" calcext:value-type="float">
            <text:p>-3.4345723707</text:p>
          </table:table-cell>
          <table:table-cell office:value-type="float" office:value="-3.43460832263245" calcext:value-type="float">
            <text:p>-3.4346083226</text:p>
          </table:table-cell>
          <table:table-cell office:value-type="float" office:value="-3.43463028342038" calcext:value-type="float">
            <text:p>-3.4346302834</text:p>
          </table:table-cell>
          <table:table-cell office:value-type="float" office:value="-3.43463841254115" calcext:value-type="float">
            <text:p>-3.4346384125</text:p>
          </table:table-cell>
          <table:table-cell office:value-type="float" office:value="-3.43463302019416" calcext:value-type="float">
            <text:p>-3.4346330202</text:p>
          </table:table-cell>
          <table:table-cell office:value-type="float" office:value="-3.43461455708392" calcext:value-type="float">
            <text:p>-3.4346145571</text:p>
          </table:table-cell>
          <table:table-cell office:value-type="float" office:value="-3.43458360374101" calcext:value-type="float">
            <text:p>-3.4345836037</text:p>
          </table:table-cell>
          <table:table-cell office:value-type="float" office:value="-3.4345408596131" calcext:value-type="float">
            <text:p>-3.4345408596</text:p>
          </table:table-cell>
          <table:table-cell office:value-type="float" office:value="-3.43448713208491" calcext:value-type="float">
            <text:p>-3.4344871321</text:p>
          </table:table-cell>
          <table:table-cell office:value-type="float" office:value="-3.43442332551209" calcext:value-type="float">
            <text:p>-3.4344233255</text:p>
          </table:table-cell>
          <table:table-cell office:value-type="float" office:value="-3.43435043031615" calcext:value-type="float">
            <text:p>-3.4343504303</text:p>
          </table:table-cell>
          <table:table-cell office:value-type="float" office:value="-3.43426951210758" calcext:value-type="float">
            <text:p>-3.4342695121</text:p>
          </table:table-cell>
          <table:table-cell office:value-type="float" office:value="-3.43418170079608" calcext:value-type="float">
            <text:p>-3.4341817008</text:p>
          </table:table-cell>
          <table:table-cell office:value-type="float" office:value="-3.43408817958308" calcext:value-type="float">
            <text:p>-3.4340881796</text:p>
          </table:table-cell>
          <table:table-cell office:value-type="float" office:value="-3.43399017374018" calcext:value-type="float">
            <text:p>-3.4339901737</text:p>
          </table:table-cell>
          <table:table-cell office:value-type="float" office:value="-3.43388893907507" calcext:value-type="float">
            <text:p>-3.4338889391</text:p>
          </table:table-cell>
          <table:table-cell office:value-type="float" office:value="-3.43378574996365" calcext:value-type="float">
            <text:p>-3.43378575</text:p>
          </table:table-cell>
          <table:table-cell office:value-type="float" office:value="-3.43368188692445" calcext:value-type="float">
            <text:p>-3.4336818869</text:p>
          </table:table-cell>
          <table:table-cell office:value-type="float" office:value="-3.43357862367805" calcext:value-type="float">
            <text:p>-3.4335786237</text:p>
          </table:table-cell>
          <table:table-cell office:value-type="float" office:value="-3.43347721372989" calcext:value-type="float">
            <text:p>-3.4334772137</text:p>
          </table:table-cell>
          <table:table-cell office:value-type="float" office:value="-3.43337887654942" calcext:value-type="float">
            <text:p>-3.4333788765</text:p>
          </table:table-cell>
          <table:table-cell office:value-type="float" office:value="-3.43328478347907" calcext:value-type="float">
            <text:p>-3.4332847835</text:p>
          </table:table-cell>
          <table:table-cell office:value-type="float" office:value="-3.43319604356029" calcext:value-type="float">
            <text:p>-3.4331960436</text:p>
          </table:table-cell>
          <table:table-cell office:value-type="float" office:value="-3.43311368950995" calcext:value-type="float">
            <text:p>-3.4331136895</text:p>
          </table:table-cell>
          <table:table-cell office:value-type="float" office:value="-3.43303866412612" calcext:value-type="float">
            <text:p>-3.4330386641</text:p>
          </table:table-cell>
          <table:table-cell office:value-type="float" office:value="-3.43297180741983" calcext:value-type="float">
            <text:p>-3.4329718074</text:p>
          </table:table-cell>
          <table:table-cell office:value-type="float" office:value="-3.43291384479824" calcext:value-type="float">
            <text:p>-3.4329138448</text:p>
          </table:table-cell>
          <table:table-cell office:value-type="float" office:value="-3.43286537661105" calcext:value-type="float">
            <text:p>-3.4328653766</text:p>
          </table:table-cell>
          <table:table-cell office:value-type="float" office:value="-3.43282686936774" calcext:value-type="float">
            <text:p>-3.4328268694</text:p>
          </table:table-cell>
          <table:table-cell office:value-type="float" office:value="-3.4327986488973" calcext:value-type="float">
            <text:p>-3.4327986489</text:p>
          </table:table-cell>
          <table:table-cell office:value-type="float" office:value="-3.43278089568616" calcext:value-type="float">
            <text:p>-3.4327808957</text:p>
          </table:table-cell>
          <table:table-cell office:value-type="float" office:value="-3.43277364256877" calcext:value-type="float">
            <text:p>-3.4327736426</text:p>
          </table:table-cell>
          <table:table-cell office:value-type="float" office:value="-3.43277677489451" calcext:value-type="float">
            <text:p>-3.4327767749</text:p>
          </table:table-cell>
          <table:table-cell office:value-type="float" office:value="-3.43279003321507" calcext:value-type="float">
            <text:p>-3.4327900332</text:p>
          </table:table-cell>
          <table:table-cell office:value-type="float" office:value="-3.43281301847798" calcext:value-type="float">
            <text:p>-3.4328130185</text:p>
          </table:table-cell>
          <table:table-cell office:value-type="float" office:value="-3.43284519963343" calcext:value-type="float">
            <text:p>-3.4328451996</text:p>
          </table:table-cell>
          <table:table-cell office:value-type="float" office:value="-3.43288592350165" calcext:value-type="float">
            <text:p>-3.4328859235</text:p>
          </table:table-cell>
          <table:table-cell office:value-type="float" office:value="-3.43293442668557" calcext:value-type="float">
            <text:p>-3.4329344267</text:p>
          </table:table-cell>
          <table:table-cell office:value-type="float" office:value="-3.43298984926228" calcext:value-type="float">
            <text:p>-3.4329898493</text:p>
          </table:table-cell>
          <table:table-cell office:value-type="float" office:value="-3.43305124994523" calcext:value-type="float">
            <text:p>-3.4330512499</text:p>
          </table:table-cell>
          <table:table-cell office:value-type="float" office:value="-3.43311762237962" calcext:value-type="float">
            <text:p>-3.4331176224</text:p>
          </table:table-cell>
          <table:table-cell office:value-type="float" office:value="-3.43318791221495" calcext:value-type="float">
            <text:p>-3.4331879122</text:p>
          </table:table-cell>
          <table:table-cell office:value-type="float" office:value="-3.43326103458907" calcext:value-type="float">
            <text:p>-3.4332610346</text:p>
          </table:table-cell>
          <table:table-cell office:value-type="float" office:value="-3.43333589166689" calcext:value-type="float">
            <text:p>-3.4333358917</text:p>
          </table:table-cell>
          <table:table-cell office:value-type="float" office:value="-3.43341138988882" calcext:value-type="float">
            <text:p>-3.4334113899</text:p>
          </table:table-cell>
          <table:table-cell office:value-type="float" office:value="-3.43348645660758" calcext:value-type="float">
            <text:p>-3.4334864566</text:p>
          </table:table-cell>
          <table:table-cell office:value-type="float" office:value="-3.43356005582502" calcext:value-type="float">
            <text:p>-3.4335600558</text:p>
          </table:table-cell>
          <table:table-cell office:value-type="float" office:value="-3.43363120277325" calcext:value-type="float">
            <text:p>-3.4336312028</text:p>
          </table:table-cell>
          <table:table-cell office:value-type="float" office:value="-3.43369897713282" calcext:value-type="float">
            <text:p>-3.4336989771</text:p>
          </table:table-cell>
          <table:table-cell office:value-type="float" office:value="-3.43376253470844" calcext:value-type="float">
            <text:p>-3.4337625347</text:p>
          </table:table-cell>
          <table:table-cell office:value-type="float" office:value="-3.4338211174437" calcext:value-type="float">
            <text:p>-3.4338211174</text:p>
          </table:table-cell>
          <table:table-cell office:value-type="float" office:value="-3.43387406168228" calcext:value-type="float">
            <text:p>-3.4338740617</text:p>
          </table:table-cell>
          <table:table-cell office:value-type="float" office:value="-3.43392080462958" calcext:value-type="float">
            <text:p>-3.4339208046</text:p>
          </table:table-cell>
          <table:table-cell office:value-type="float" office:value="-3.43396088900504" calcext:value-type="float">
            <text:p>-3.433960889</text:p>
          </table:table-cell>
          <table:table-cell office:value-type="float" office:value="-3.43399396590493" calcext:value-type="float">
            <text:p>-3.4339939659</text:p>
          </table:table-cell>
          <table:table-cell office:value-type="float" office:value="-3.43401979592602" calcext:value-type="float">
            <text:p>-3.4340197959</text:p>
          </table:table-cell>
          <table:table-cell office:value-type="float" office:value="-3.43403824862135" calcext:value-type="float">
            <text:p>-3.4340382486</text:p>
          </table:table-cell>
          <table:table-cell office:value-type="float" office:value="-3.43404930038454" calcext:value-type="float">
            <text:p>-3.4340493004</text:p>
          </table:table-cell>
          <table:table-cell office:value-type="float" office:value="-3.43405303087119" calcext:value-type="float">
            <text:p>-3.4340530309</text:p>
          </table:table-cell>
          <table:table-cell office:value-type="float" office:value="-3.4340496180791" calcext:value-type="float">
            <text:p>-3.4340496181</text:p>
          </table:table-cell>
          <table:table-cell office:value-type="float" office:value="-3.43403933222437" calcext:value-type="float">
            <text:p>-3.4340393322</text:p>
          </table:table-cell>
          <table:table-cell office:value-type="float" office:value="-3.43402252854972" calcext:value-type="float">
            <text:p>-3.4340225285</text:p>
          </table:table-cell>
          <table:table-cell office:value-type="float" office:value="-3.43399963921997" calcext:value-type="float">
            <text:p>-3.4339996392</text:p>
          </table:table-cell>
          <table:table-cell office:value-type="float" office:value="-3.43397116444982" calcext:value-type="float">
            <text:p>-3.4339711644</text:p>
          </table:table-cell>
          <table:table-cell office:value-type="float" office:value="-3.4339376630202" calcext:value-type="float">
            <text:p>-3.433937663</text:p>
          </table:table-cell>
          <table:table-cell office:value-type="float" office:value="-3.43389974235147" calcext:value-type="float">
            <text:p>-3.4338997424</text:p>
          </table:table-cell>
          <table:table-cell office:value-type="float" office:value="-3.43385804827218" calcext:value-type="float">
            <text:p>-3.4338580483</text:p>
          </table:table-cell>
          <table:table-cell office:value-type="float" office:value="-3.43381325465796" calcext:value-type="float">
            <text:p>-3.4338132547</text:p>
          </table:table-cell>
          <table:table-cell office:value-type="float" office:value="-3.43376605308818" calcext:value-type="float">
            <text:p>-3.4337660531</text:p>
          </table:table-cell>
          <table:table-cell office:value-type="float" office:value="-3.43371714266848" calcext:value-type="float">
            <text:p>-3.4337171427</text:p>
          </table:table-cell>
          <table:table-cell office:value-type="float" office:value="-3.43366722016947" calcext:value-type="float">
            <text:p>-3.4336672202</text:p>
          </table:table-cell>
          <table:table-cell office:value-type="float" office:value="-3.43361697061389" calcext:value-type="float">
            <text:p>-3.4336169706</text:p>
          </table:table-cell>
          <table:table-cell office:value-type="float" office:value="-3.43356705843668" calcext:value-type="float">
            <text:p>-3.4335670584</text:p>
          </table:table-cell>
          <table:table-cell office:value-type="float" office:value="-3.43351811933228" calcext:value-type="float">
            <text:p>-3.4335181193</text:p>
          </table:table-cell>
          <table:table-cell office:value-type="float" office:value="-3.43347075288442" calcext:value-type="float">
            <text:p>-3.4334707529</text:p>
          </table:table-cell>
          <table:table-cell office:value-type="float" office:value="-3.43342551605502" calcext:value-type="float">
            <text:p>-3.4334255161</text:p>
          </table:table-cell>
          <table:table-cell office:value-type="float" office:value="-3.43338291759483" calcext:value-type="float">
            <text:p>-3.4333829176</text:p>
          </table:table-cell>
          <table:table-cell office:value-type="float" office:value="-3.43334341341381" calcext:value-type="float">
            <text:p>-3.4333434134</text:p>
          </table:table-cell>
          <table:table-cell office:value-type="float" office:value="-3.43330740292898" calcext:value-type="float">
            <text:p>-3.4333074029</text:p>
          </table:table-cell>
          <table:table-cell office:value-type="float" office:value="-3.43327522638897" calcext:value-type="float">
            <text:p>-3.4332752264</text:p>
          </table:table-cell>
          <table:table-cell office:value-type="float" office:value="-3.43324716315188" calcext:value-type="float">
            <text:p>-3.4332471632</text:p>
          </table:table-cell>
          <table:table-cell office:value-type="float" office:value="-3.43322343087722" calcext:value-type="float">
            <text:p>-3.4332234309</text:p>
          </table:table-cell>
          <table:table-cell office:value-type="float" office:value="-3.43320418557566" calcext:value-type="float">
            <text:p>-3.4332041856</text:p>
          </table:table-cell>
          <table:table-cell office:value-type="float" office:value="-3.43318952244543" calcext:value-type="float">
            <text:p>-3.4331895224</text:p>
          </table:table-cell>
          <table:table-cell office:value-type="float" office:value="-3.43317947741995" calcext:value-type="float">
            <text:p>-3.4331794774</text:p>
          </table:table-cell>
          <table:table-cell office:value-type="float" office:value="-3.43317402933456" calcext:value-type="float">
            <text:p>-3.4331740293</text:p>
          </table:table-cell>
          <table:table-cell office:value-type="float" office:value="-3.43317310263104" calcext:value-type="float">
            <text:p>-3.4331731026</text:p>
          </table:table-cell>
          <table:table-cell office:value-type="float" office:value="-3.43317657050394" calcext:value-type="float">
            <text:p>-3.4331765705</text:p>
          </table:table-cell>
          <table:table-cell office:value-type="float" office:value="-3.43318425841148" calcext:value-type="float">
            <text:p>-3.4331842584</text:p>
          </table:table-cell>
          <table:table-cell office:value-type="float" office:value="-3.43319594786796" calcext:value-type="float">
            <text:p>-3.4331959479</text:p>
          </table:table-cell>
          <table:table-cell office:value-type="float" office:value="-3.43321138045123" calcext:value-type="float">
            <text:p>-3.4332113805</text:p>
          </table:table-cell>
          <table:table-cell office:value-type="float" office:value="-3.43323026196688" calcext:value-type="float">
            <text:p>-3.433230262</text:p>
          </table:table-cell>
          <table:table-cell office:value-type="float" office:value="-3.43325226672011" calcext:value-type="float">
            <text:p>-3.4332522667</text:p>
          </table:table-cell>
          <table:table-cell office:value-type="float" office:value="-3.43327704186095" calcext:value-type="float">
            <text:p>-3.4332770419</text:p>
          </table:table-cell>
          <table:table-cell office:value-type="float" office:value="-3.43330421177457" calcext:value-type="float">
            <text:p>-3.4333042118</text:p>
          </table:table-cell>
          <table:table-cell office:value-type="float" office:value="-3.43333338250185" calcext:value-type="float">
            <text:p>-3.4333333825</text:p>
          </table:table-cell>
          <table:table-cell office:value-type="float" office:value="-3.43336414617818" calcext:value-type="float">
            <text:p>-3.4333641462</text:p>
          </table:table-cell>
          <table:table-cell office:value-type="float" office:value="-3.43339608548596" calcext:value-type="float">
            <text:p>-3.4333960855</text:p>
          </table:table-cell>
          <table:table-cell office:value-type="float" office:value="-3.43342877811603" calcext:value-type="float">
            <text:p>-3.4334287781</text:p>
          </table:table-cell>
          <table:table-cell office:value-type="float" office:value="-3.43346180123342" calcext:value-type="float">
            <text:p>-3.4334618012</text:p>
          </table:table-cell>
          <table:table-cell office:value-type="float" office:value="-3.43349473594224" calcext:value-type="float">
            <text:p>-3.4334947359</text:p>
          </table:table-cell>
          <table:table-cell office:value-type="float" office:value="-3.43352717173029" calcext:value-type="float">
            <text:p>-3.4335271717</text:p>
          </table:table-cell>
          <table:table-cell office:value-type="float" office:value="-3.43355871087892" calcext:value-type="float">
            <text:p>-3.4335587109</text:p>
          </table:table-cell>
          <table:table-cell office:value-type="float" office:value="-3.43358897280516" calcext:value-type="float">
            <text:p>-3.4335889728</text:p>
          </table:table-cell>
          <table:table-cell office:value-type="float" office:value="-3.43361759829695" calcext:value-type="float">
            <text:p>-3.4336175983</text:p>
          </table:table-cell>
          <table:table-cell office:value-type="float" office:value="-3.43364425359908" calcext:value-type="float">
            <text:p>-3.4336442536</text:p>
          </table:table-cell>
          <table:table-cell office:value-type="float" office:value="-3.43366863428838" calcext:value-type="float">
            <text:p>-3.4336686343</text:p>
          </table:table-cell>
          <table:table-cell office:value-type="float" office:value="-3.43369046888115" calcext:value-type="float">
            <text:p>-3.4336904689</text:p>
          </table:table-cell>
          <table:table-cell office:value-type="float" office:value="-3.43370952210658" calcext:value-type="float">
            <text:p>-3.4337095221</text:p>
          </table:table-cell>
          <table:table-cell office:value-type="float" office:value="-3.43372559777557" calcext:value-type="float">
            <text:p>-3.4337255978</text:p>
          </table:table-cell>
          <table:table-cell office:value-type="float" office:value="-3.43373854118462" calcext:value-type="float">
            <text:p>-3.4337385412</text:p>
          </table:table-cell>
          <table:table-cell office:value-type="float" office:value="-3.43374824098491" calcext:value-type="float">
            <text:p>-3.433748241</text:p>
          </table:table-cell>
          <table:table-cell office:value-type="float" office:value="-3.43375463046966" calcext:value-type="float">
            <text:p>-3.4337546305</text:p>
          </table:table-cell>
          <table:table-cell office:value-type="float" office:value="-3.43375768822807" calcext:value-type="float">
            <text:p>-3.4337576882</text:p>
          </table:table-cell>
          <table:table-cell office:value-type="float" office:value="-3.43375743813656" calcext:value-type="float">
            <text:p>-3.4337574381</text:p>
          </table:table-cell>
          <table:table-cell office:value-type="float" office:value="-3.43375394866697" calcext:value-type="float">
            <text:p>-3.4337539487</text:p>
          </table:table-cell>
          <table:table-cell office:value-type="float" office:value="-3.43374733150922" calcext:value-type="float">
            <text:p>-3.4337473315</text:p>
          </table:table-cell>
          <table:table-cell office:value-type="float" office:value="-3.43373773952073" calcext:value-type="float">
            <text:p>-3.4337377395</text:p>
          </table:table-cell>
          <table:table-cell office:value-type="float" office:value="-3.43372536403234" calcext:value-type="float">
            <text:p>-3.433725364</text:p>
          </table:table-cell>
          <table:table-cell office:value-type="float" office:value="-3.43371043155556" calcext:value-type="float">
            <text:p>-3.4337104316</text:p>
          </table:table-cell>
          <table:table-cell office:value-type="float" office:value="-3.43369319994947" calcext:value-type="float">
            <text:p>-3.4336931999</text:p>
          </table:table-cell>
          <table:table-cell office:value-type="float" office:value="-3.43367395412357" calcext:value-type="float">
            <text:p>-3.4336739541</text:p>
          </table:table-cell>
          <table:table-cell office:value-type="float" office:value="-3.43365300135184" calcext:value-type="float">
            <text:p>-3.4336530014</text:p>
          </table:table-cell>
          <table:table-cell office:value-type="float" office:value="-3.43363066629979" calcext:value-type="float">
            <text:p>-3.4336306663</text:p>
          </table:table-cell>
          <table:table-cell office:value-type="float" office:value="-3.4336072858488" calcext:value-type="float">
            <text:p>-3.4336072858</text:p>
          </table:table-cell>
          <table:table-cell office:value-type="float" office:value="-3.43358320382611" calcext:value-type="float">
            <text:p>-3.4335832038</text:p>
          </table:table-cell>
          <table:table-cell office:value-type="float" office:value="-3.43355876573511" calcext:value-type="float">
            <text:p>-3.4335587657</text:p>
          </table:table-cell>
          <table:table-cell office:value-type="float" office:value="-3.43353431358167" calcext:value-type="float">
            <text:p>-3.4335343136</text:p>
          </table:table-cell>
          <table:table-cell office:value-type="float" office:value="-3.43351018088701" calcext:value-type="float">
            <text:p>-3.4335101809</text:p>
          </table:table-cell>
          <table:table-cell office:value-type="float" office:value="-3.43348668797376" calcext:value-type="float">
            <text:p>-3.433486688</text:p>
          </table:table-cell>
          <table:table-cell office:value-type="float" office:value="-3.43346413759332" calcext:value-type="float">
            <text:p>-3.4334641376</text:p>
          </table:table-cell>
          <table:table-cell office:value-type="float" office:value="-3.43344281096533" calcext:value-type="float">
            <text:p>-3.433442811</text:p>
          </table:table-cell>
          <table:table-cell office:value-type="float" office:value="-3.43342296427759" calcext:value-type="float">
            <text:p>-3.4334229643</text:p>
          </table:table-cell>
          <table:table-cell office:value-type="float" office:value="-3.43340482568964" calcext:value-type="float">
            <text:p>-3.4334048257</text:p>
          </table:table-cell>
          <table:table-cell office:value-type="float" office:value="-3.43338859287014" calcext:value-type="float">
            <text:p>-3.4333885929</text:p>
          </table:table-cell>
          <table:table-cell office:value-type="float" office:value="-3.43337443108435" calcext:value-type="float">
            <text:p>-3.4333744311</text:p>
          </table:table-cell>
          <table:table-cell office:value-type="float" office:value="-3.43336247184261" calcext:value-type="float">
            <text:p>-3.4333624718</text:p>
          </table:table-cell>
          <table:table-cell office:value-type="float" office:value="-3.43335281210304" calcext:value-type="float">
            <text:p>-3.4333528121</text:p>
          </table:table-cell>
          <table:table-cell office:value-type="float" office:value="-3.43334551401949" calcext:value-type="float">
            <text:p>-3.433345514</text:p>
          </table:table-cell>
          <table:table-cell office:value-type="float" office:value="-3.43334060521314" calcext:value-type="float">
            <text:p>-3.4333406052</text:p>
          </table:table-cell>
          <table:table-cell office:value-type="float" office:value="-3.4333380795399" calcext:value-type="float">
            <text:p>-3.4333380795</text:p>
          </table:table-cell>
          <table:table-cell office:value-type="float" office:value="-3.43333789832229" calcext:value-type="float">
            <text:p>-3.4333378983</text:p>
          </table:table-cell>
          <table:table-cell office:value-type="float" office:value="-3.43333999200279" calcext:value-type="float">
            <text:p>-3.433339992</text:p>
          </table:table-cell>
          <table:table-cell office:value-type="float" office:value="-3.43334426218069" calcext:value-type="float">
            <text:p>-3.4333442622</text:p>
          </table:table-cell>
          <table:table-cell office:value-type="float" office:value="-3.43335058398224" calcext:value-type="float">
            <text:p>-3.433350584</text:p>
          </table:table-cell>
          <table:table-cell office:value-type="float" office:value="-3.43335880871773" calcext:value-type="float">
            <text:p>-3.4333588087</text:p>
          </table:table-cell>
          <table:table-cell office:value-type="float" office:value="-3.4333687667752" calcext:value-type="float">
            <text:p>-3.4333687668</text:p>
          </table:table-cell>
          <table:table-cell office:value-type="float" office:value="-3.43338027069676" calcext:value-type="float">
            <text:p>-3.4333802707</text:p>
          </table:table-cell>
          <table:table-cell office:value-type="float" office:value="-3.43339311839173" calcext:value-type="float">
            <text:p>-3.4333931184</text:p>
          </table:table-cell>
          <table:table-cell office:value-type="float" office:value="-3.43340709642735" calcext:value-type="float">
            <text:p>-3.4334070964</text:p>
          </table:table-cell>
          <table:table-cell office:value-type="float" office:value="-3.43342198335469" calcext:value-type="float">
            <text:p>-3.4334219834</text:p>
          </table:table-cell>
          <table:table-cell office:value-type="float" office:value="-3.43343755301583" calcext:value-type="float">
            <text:p>-3.433437553</text:p>
          </table:table-cell>
          <table:table-cell office:value-type="float" office:value="-3.4334535777859" calcext:value-type="float">
            <text:p>-3.4334535778</text:p>
          </table:table-cell>
          <table:table-cell office:value-type="float" office:value="-3.43346983170824" calcext:value-type="float">
            <text:p>-3.4334698317</text:p>
          </table:table-cell>
          <table:table-cell office:value-type="float" office:value="-3.43348609347967" calcext:value-type="float">
            <text:p>-3.4334860935</text:p>
          </table:table-cell>
          <table:table-cell office:value-type="float" office:value="-3.43350214924904" calcext:value-type="float">
            <text:p>-3.4335021492</text:p>
          </table:table-cell>
          <table:table-cell office:value-type="float" office:value="-3.43351779519701" calcext:value-type="float">
            <text:p>-3.4335177952</text:p>
          </table:table-cell>
          <table:table-cell office:value-type="float" office:value="-3.43353283986732" calcext:value-type="float">
            <text:p>-3.4335328399</text:p>
          </table:table-cell>
          <table:table-cell office:value-type="float" office:value="-3.43354710622911" calcext:value-type="float">
            <text:p>-3.4335471062</text:p>
          </table:table-cell>
          <table:table-cell office:value-type="float" office:value="-3.43356043345069" calcext:value-type="float">
            <text:p>-3.4335604335</text:p>
          </table:table-cell>
          <table:table-cell office:value-type="float" office:value="-3.43357267837295" calcext:value-type="float">
            <text:p>-3.4335726784</text:p>
          </table:table-cell>
          <table:table-cell office:value-type="float" office:value="-3.43358371667851" calcext:value-type="float">
            <text:p>-3.4335837167</text:p>
          </table:table-cell>
          <table:table-cell office:value-type="float" office:value="-3.4335934437533" calcext:value-type="float">
            <text:p>-3.4335934438</text:p>
          </table:table-cell>
          <table:table-cell office:value-type="float" office:value="-3.43360177524682" calcext:value-type="float">
            <text:p>-3.4336017752</text:p>
          </table:table-cell>
          <table:table-cell office:value-type="float" office:value="-3.43360864734038" calcext:value-type="float">
            <text:p>-3.4336086473</text:p>
          </table:table-cell>
          <table:table-cell office:value-type="float" office:value="-3.43361401673794" calcext:value-type="float">
            <text:p>-3.4336140167</text:p>
          </table:table-cell>
          <table:table-cell office:value-type="float" office:value="-3.4336178603962" calcext:value-type="float">
            <text:p>-3.4336178604</text:p>
          </table:table-cell>
          <table:table-cell office:value-type="float" office:value="-3.43362017501501" calcext:value-type="float">
            <text:p>-3.433620175</text:p>
          </table:table-cell>
          <table:table-cell office:value-type="float" office:value="-3.43362097631386" calcext:value-type="float">
            <text:p>-3.4336209763</text:p>
          </table:table-cell>
          <table:table-cell office:value-type="float" office:value="-3.43362029811342" calcext:value-type="float">
            <text:p>-3.4336202981</text:p>
          </table:table-cell>
          <table:table-cell office:value-type="float" office:value="-3.43361819125352" calcext:value-type="float">
            <text:p>-3.4336181913</text:p>
          </table:table-cell>
          <table:table-cell office:value-type="float" office:value="-3.43361472236743" calcext:value-type="float">
            <text:p>-3.4336147224</text:p>
          </table:table-cell>
          <table:table-cell office:value-type="float" office:value="-3.4336099725428" calcext:value-type="float">
            <text:p>-3.4336099725</text:p>
          </table:table-cell>
          <table:table-cell office:value-type="float" office:value="-3.43360403586784" calcext:value-type="float">
            <text:p>-3.4336040359</text:p>
          </table:table-cell>
          <table:table-cell office:value-type="float" office:value="-3.43359701796889" calcext:value-type="float">
            <text:p>-3.433597018</text:p>
          </table:table-cell>
          <table:table-cell office:value-type="float" office:value="-3.43358903436826" calcext:value-type="float">
            <text:p>-3.4335890344</text:p>
          </table:table-cell>
          <table:table-cell office:value-type="float" office:value="-3.43358020895735" calcext:value-type="float">
            <text:p>-3.433580209</text:p>
          </table:table-cell>
          <table:table-cell office:value-type="float" office:value="-3.43357067232915" calcext:value-type="float">
            <text:p>-3.4335706723</text:p>
          </table:table-cell>
          <table:table-cell office:value-type="float" office:value="-3.43356056015437" calcext:value-type="float">
            <text:p>-3.4335605602</text:p>
          </table:table-cell>
          <table:table-cell office:value-type="float" office:value="-3.43355001154845" calcext:value-type="float">
            <text:p>-3.4335500115</text:p>
          </table:table-cell>
          <table:table-cell office:value-type="float" office:value="-3.433539167447" calcext:value-type="float">
            <text:p>-3.4335391674</text:p>
          </table:table-cell>
          <table:table-cell office:value-type="float" office:value="-3.43352816900502" calcext:value-type="float">
            <text:p>-3.433528169</text:p>
          </table:table-cell>
          <table:table-cell office:value-type="float" office:value="-3.43351715602043" calcext:value-type="float">
            <text:p>-3.433517156</text:p>
          </table:table-cell>
          <table:table-cell office:value-type="float" office:value="-3.43350626539966" calcext:value-type="float">
            <text:p>-3.4335062654</text:p>
          </table:table-cell>
          <table:table-cell office:value-type="float" office:value="-3.43349562966537" calcext:value-type="float">
            <text:p>-3.4334956297</text:p>
          </table:table-cell>
          <table:table-cell office:value-type="float" office:value="-3.43348537552377" calcext:value-type="float">
            <text:p>-3.4334853755</text:p>
          </table:table-cell>
          <table:table-cell office:value-type="float" office:value="-3.43347562249649" calcext:value-type="float">
            <text:p>-3.4334756225</text:p>
          </table:table-cell>
          <table:table-cell office:value-type="float" office:value="-3.43346648163291" calcext:value-type="float">
            <text:p>-3.4334664816</text:p>
          </table:table-cell>
          <table:table-cell office:value-type="float" office:value="-3.43345805431261" calcext:value-type="float">
            <text:p>-3.4334580543</text:p>
          </table:table-cell>
          <table:table-cell office:value-type="float" office:value="-3.43345043115528" calcext:value-type="float">
            <text:p>-3.4334504312</text:p>
          </table:table-cell>
          <table:table-cell office:value-type="float" office:value="-3.43344369104885" calcext:value-type="float">
            <text:p>-3.433443691</text:p>
          </table:table-cell>
          <table:table-cell office:value-type="float" office:value="-3.43343790031157" calcext:value-type="float">
            <text:p>-3.4334379003</text:p>
          </table:table-cell>
          <table:table-cell office:value-type="float" office:value="-3.43343311200326" calcext:value-type="float">
            <text:p>-3.433433112</text:p>
          </table:table-cell>
          <table:table-cell office:value-type="float" office:value="-3.43342936539832" calcext:value-type="float">
            <text:p>-3.4334293654</text:p>
          </table:table-cell>
          <table:table-cell office:value-type="float" office:value="-3.43342668562909" calcext:value-type="float">
            <text:p>-3.4334266856</text:p>
          </table:table-cell>
          <table:table-cell office:value-type="float" office:value="-3.43342508351683" calcext:value-type="float">
            <text:p>-3.4334250835</text:p>
          </table:table-cell>
          <table:table-cell office:value-type="float" office:value="-3.43342455558746" calcext:value-type="float">
            <text:p>-3.4334245556</text:p>
          </table:table-cell>
          <table:table-cell office:value-type="float" office:value="-3.43342508428584" calcext:value-type="float">
            <text:p>-3.4334250843</text:p>
          </table:table-cell>
          <table:table-cell office:value-type="float" office:value="-3.43342663838186" calcext:value-type="float">
            <text:p>-3.4334266384</text:p>
          </table:table-cell>
          <table:table-cell office:value-type="float" office:value="-3.43342917356922" calcext:value-type="float">
            <text:p>-3.4334291736</text:p>
          </table:table-cell>
          <table:table-cell office:value-type="float" office:value="-3.43343263324967" calcext:value-type="float">
            <text:p>-3.4334326332</text:p>
          </table:table-cell>
          <table:table-cell office:value-type="float" office:value="-3.43343694948939" calcext:value-type="float">
            <text:p>-3.4334369495</text:p>
          </table:table-cell>
          <table:table-cell office:value-type="float" office:value="-3.43344204413706" calcext:value-type="float">
            <text:p>-3.4334420441</text:p>
          </table:table-cell>
          <table:table-cell office:value-type="float" office:value="-3.43344783008236" calcext:value-type="float">
            <text:p>-3.4334478301</text:p>
          </table:table-cell>
          <table:table-cell office:value-type="float" office:value="-3.43345421263463" calcext:value-type="float">
            <text:p>-3.4334542126</text:p>
          </table:table-cell>
          <table:table-cell office:value-type="float" office:value="-3.43346109100058" calcext:value-type="float">
            <text:p>-3.433461091</text:p>
          </table:table-cell>
          <table:table-cell office:value-type="float" office:value="-3.43346835983227" calcext:value-type="float">
            <text:p>-3.4334683598</text:p>
          </table:table-cell>
          <table:table-cell office:value-type="float" office:value="-3.43347591082021" calcext:value-type="float">
            <text:p>-3.4334759108</text:p>
          </table:table-cell>
          <table:table-cell office:value-type="float" office:value="-3.4334836343052" calcext:value-type="float">
            <text:p>-3.4334836343</text:p>
          </table:table-cell>
          <table:table-cell office:value-type="float" office:value="-3.43349142087799" calcext:value-type="float">
            <text:p>-3.4334914209</text:p>
          </table:table-cell>
          <table:table-cell office:value-type="float" office:value="-3.43349916294493" calcext:value-type="float">
            <text:p>-3.4334991629</text:p>
          </table:table-cell>
          <table:table-cell office:value-type="float" office:value="-3.43350675622917" calcext:value-type="float">
            <text:p>-3.4335067562</text:p>
          </table:table-cell>
          <table:table-cell office:value-type="float" office:value="-3.43351410118678" calcext:value-type="float">
            <text:p>-3.4335141012</text:p>
          </table:table-cell>
          <table:table-cell office:value-type="float" office:value="-3.4335211043155" calcext:value-type="float">
            <text:p>-3.4335211043</text:p>
          </table:table-cell>
          <table:table-cell office:value-type="float" office:value="-3.43352767933768" calcext:value-type="float">
            <text:p>-3.4335276793</text:p>
          </table:table-cell>
          <table:table-cell office:value-type="float" office:value="-3.43353374824145" calcext:value-type="float">
            <text:p>-3.4335337482</text:p>
          </table:table-cell>
          <table:table-cell office:value-type="float" office:value="-3.43353924216603" calcext:value-type="float">
            <text:p>-3.4335392422</text:p>
          </table:table-cell>
          <table:table-cell office:value-type="float" office:value="-3.43354410212639" calcext:value-type="float">
            <text:p>-3.4335441021</text:p>
          </table:table-cell>
          <table:table-cell office:value-type="float" office:value="-3.43354827956504" calcext:value-type="float">
            <text:p>-3.4335482796</text:p>
          </table:table-cell>
          <table:table-cell office:value-type="float" office:value="-3.43355173673445" calcext:value-type="float">
            <text:p>-3.4335517367</text:p>
          </table:table-cell>
          <table:table-cell office:value-type="float" office:value="-3.43355444690419" calcext:value-type="float">
            <text:p>-3.4335544469</text:p>
          </table:table-cell>
          <table:table-cell office:value-type="float" office:value="-3.43355639440244" calcext:value-type="float">
            <text:p>-3.4335563944</text:p>
          </table:table-cell>
          <table:table-cell office:value-type="float" office:value="-3.43355757449081" calcext:value-type="float">
            <text:p>-3.4335575745</text:p>
          </table:table-cell>
          <table:table-cell office:value-type="float" office:value="-3.43355799308775" calcext:value-type="float">
            <text:p>-3.4335579931</text:p>
          </table:table-cell>
          <table:table-cell office:value-type="float" office:value="-3.43355766634444" calcext:value-type="float">
            <text:p>-3.4335576663</text:p>
          </table:table-cell>
          <table:table-cell office:value-type="float" office:value="-3.43355662008981" calcext:value-type="float">
            <text:p>-3.4335566201</text:p>
          </table:table-cell>
          <table:table-cell office:value-type="float" office:value="-3.4335548891558" calcext:value-type="float">
            <text:p>-3.4335548892</text:p>
          </table:table-cell>
          <table:table-cell office:value-type="float" office:value="-3.43355251659417" calcext:value-type="float">
            <text:p>-3.4335525166</text:p>
          </table:table-cell>
          <table:table-cell office:value-type="float" office:value="-3.43354955282055" calcext:value-type="float">
            <text:p>-3.4335495528</text:p>
          </table:table-cell>
          <table:table-cell office:value-type="float" office:value="-3.43354605465529" calcext:value-type="float">
            <text:p>-3.4335460547</text:p>
          </table:table-cell>
          <table:table-cell office:value-type="float" office:value="-3.43354208434259" calcext:value-type="float">
            <text:p>-3.4335420843</text:p>
          </table:table-cell>
          <table:table-cell office:value-type="float" office:value="-3.43353770850674" calcext:value-type="float">
            <text:p>-3.4335377085</text:p>
          </table:table-cell>
          <table:table-cell office:value-type="float" office:value="-3.43353299709264" calcext:value-type="float">
            <text:p>-3.4335329971</text:p>
          </table:table-cell>
          <table:table-cell office:value-type="float" office:value="-3.43352802230176" calcext:value-type="float">
            <text:p>-3.4335280223</text:p>
          </table:table-cell>
          <table:table-cell office:value-type="float" office:value="-3.43352285753164" calcext:value-type="float">
            <text:p>-3.4335228575</text:p>
          </table:table-cell>
          <table:table-cell office:value-type="float" office:value="-3.43351757634253" calcext:value-type="float">
            <text:p>-3.4335175763</text:p>
          </table:table-cell>
          <table:table-cell office:value-type="float" office:value="-3.43351225145918" calcext:value-type="float">
            <text:p>-3.4335122515</text:p>
          </table:table-cell>
          <table:table-cell office:value-type="float" office:value="-3.43350695382235" calcext:value-type="float">
            <text:p>-3.4335069538</text:p>
          </table:table-cell>
          <table:table-cell office:value-type="float" office:value="-3.4335017517032" calcext:value-type="float">
            <text:p>-3.4335017517</text:p>
          </table:table-cell>
          <table:table-cell office:value-type="float" office:value="-3.43349670988564" calcext:value-type="float">
            <text:p>-3.4334967099</text:p>
          </table:table-cell>
          <table:table-cell office:value-type="float" office:value="-3.43349188893189" calcext:value-type="float">
            <text:p>-3.4334918889</text:p>
          </table:table-cell>
          <table:table-cell office:value-type="float" office:value="-3.43348734453231" calcext:value-type="float">
            <text:p>-3.4334873445</text:p>
          </table:table-cell>
          <table:table-cell office:value-type="float" office:value="-3.43348312694791" calcext:value-type="float">
            <text:p>-3.4334831269</text:p>
          </table:table-cell>
          <table:table-cell office:value-type="float" office:value="-3.43347928054821" calcext:value-type="float">
            <text:p>-3.4334792805</text:p>
          </table:table-cell>
          <table:table-cell office:value-type="float" office:value="-3.43347584344759" calcext:value-type="float">
            <text:p>-3.4334758434</text:p>
          </table:table-cell>
          <table:table-cell office:value-type="float" office:value="-3.43347284723814" calcext:value-type="float">
            <text:p>-3.4334728472</text:p>
          </table:table-cell>
          <table:table-cell office:value-type="float" office:value="-3.43347031682039" calcext:value-type="float">
            <text:p>-3.4334703168</text:p>
          </table:table-cell>
          <table:table-cell office:value-type="float" office:value="-3.4334682703278" calcext:value-type="float">
            <text:p>-3.4334682703</text:p>
          </table:table-cell>
          <table:table-cell office:value-type="float" office:value="-3.43346671914201" calcext:value-type="float">
            <text:p>-3.4334667191</text:p>
          </table:table-cell>
          <table:table-cell office:value-type="float" office:value="-3.43346566799277" calcext:value-type="float">
            <text:p>-3.433465668</text:p>
          </table:table-cell>
          <table:table-cell office:value-type="float" office:value="-3.43346511513809" calcext:value-type="float">
            <text:p>-3.4334651151</text:p>
          </table:table-cell>
          <table:table-cell office:value-type="float" office:value="-3.43346505261679" calcext:value-type="float">
            <text:p>-3.4334650526</text:p>
          </table:table-cell>
          <table:table-cell office:value-type="float" office:value="-3.43346546656598" calcext:value-type="float">
            <text:p>-3.4334654666</text:p>
          </table:table-cell>
          <table:table-cell office:value-type="float" office:value="-3.43346633759765" calcext:value-type="float">
            <text:p>-3.4334663376</text:p>
          </table:table-cell>
          <table:table-cell office:value-type="float" office:value="-3.43346764122393" calcext:value-type="float">
            <text:p>-3.4334676412</text:p>
          </table:table-cell>
          <table:table-cell office:value-type="float" office:value="-3.43346934832582" calcext:value-type="float">
            <text:p>-3.4334693483</text:p>
          </table:table-cell>
          <table:table-cell office:value-type="float" office:value="-3.43347142565512" calcext:value-type="float">
            <text:p>-3.4334714257</text:p>
          </table:table-cell>
          <table:table-cell office:value-type="float" office:value="-3.43347383636561" calcext:value-type="float">
            <text:p>-3.4334738364</text:p>
          </table:table-cell>
          <table:table-cell office:value-type="float" office:value="-3.43347654056194" calcext:value-type="float">
            <text:p>-3.4334765406</text:p>
          </table:table-cell>
          <table:table-cell office:value-type="float" office:value="-3.43347949586494" calcext:value-type="float">
            <text:p>-3.4334794959</text:p>
          </table:table-cell>
          <table:table-cell office:value-type="float" office:value="-3.43348265798141" calcext:value-type="float">
            <text:p>-3.433482658</text:p>
          </table:table-cell>
          <table:table-cell office:value-type="float" office:value="-3.43348598127885" calcext:value-type="float">
            <text:p>-3.4334859813</text:p>
          </table:table-cell>
          <table:table-cell office:value-type="float" office:value="-3.43348941935363" calcext:value-type="float">
            <text:p>-3.4334894194</text:p>
          </table:table-cell>
          <table:table-cell office:value-type="float" office:value="-3.4334929255944" calcext:value-type="float">
            <text:p>-3.4334929256</text:p>
          </table:table-cell>
          <table:table-cell office:value-type="float" office:value="-3.43349645372922" calcext:value-type="float">
            <text:p>-3.4334964537</text:p>
          </table:table-cell>
          <table:table-cell office:value-type="float" office:value="-3.43349995835879" calcext:value-type="float">
            <text:p>-3.4334999584</text:p>
          </table:table-cell>
          <table:table-cell office:value-type="float" office:value="-3.43350339546701" calcext:value-type="float">
            <text:p>-3.4335033955</text:p>
          </table:table-cell>
          <table:table-cell office:value-type="float" office:value="-3.43350672290724" calcext:value-type="float">
            <text:p>-3.4335067229</text:p>
          </table:table-cell>
          <table:table-cell office:value-type="float" office:value="-3.43350990086018" calcext:value-type="float">
            <text:p>-3.4335099009</text:p>
          </table:table-cell>
          <table:table-cell office:value-type="float" office:value="-3.43351289225911" calcext:value-type="float">
            <text:p>-3.4335128923</text:p>
          </table:table-cell>
          <table:table-cell office:value-type="float" office:value="-3.43351566318045" calcext:value-type="float">
            <text:p>-3.4335156632</text:p>
          </table:table-cell>
          <table:table-cell office:value-type="float" office:value="-3.4335181831925" calcext:value-type="float">
            <text:p>-3.4335181832</text:p>
          </table:table-cell>
          <table:table-cell office:value-type="float" office:value="-3.43352042566378" calcext:value-type="float">
            <text:p>-3.4335204257</text:p>
          </table:table-cell>
          <table:table-cell office:value-type="float" office:value="-3.43352236802369" calcext:value-type="float">
            <text:p>-3.433522368</text:p>
          </table:table-cell>
          <table:table-cell office:value-type="float" office:value="-3.43352399197383" calcext:value-type="float">
            <text:p>-3.433523992</text:p>
          </table:table-cell>
          <table:table-cell office:value-type="float" office:value="-3.43352528364687" calcext:value-type="float">
            <text:p>-3.4335252836</text:p>
          </table:table-cell>
          <table:table-cell office:value-type="float" office:value="-3.43352623371209" calcext:value-type="float">
            <text:p>-3.4335262337</text:p>
          </table:table-cell>
          <table:table-cell office:value-type="float" office:value="-3.43352683742229" calcext:value-type="float">
            <text:p>-3.4335268374</text:p>
          </table:table-cell>
          <table:table-cell office:value-type="float" office:value="-3.43352709460481" calcext:value-type="float">
            <text:p>-3.4335270946</text:p>
          </table:table-cell>
          <table:table-cell office:value-type="float" office:value="-3.43352700959277" calcext:value-type="float">
            <text:p>-3.4335270096</text:p>
          </table:table-cell>
          <table:table-cell office:value-type="float" office:value="-3.43352659109959" calcext:value-type="float">
            <text:p>-3.4335265911</text:p>
          </table:table-cell>
          <table:table-cell office:value-type="float" office:value="-3.43352585203732" calcext:value-type="float">
            <text:p>-3.433525852</text:p>
          </table:table-cell>
          <table:table-cell office:value-type="float" office:value="-3.43352480927078" calcext:value-type="float">
            <text:p>-3.4335248093</text:p>
          </table:table-cell>
          <table:table-cell office:value-type="float" office:value="-3.43352348334762" calcext:value-type="float">
            <text:p>-3.4335234833</text:p>
          </table:table-cell>
          <table:table-cell office:value-type="float" office:value="-3.43352189813497" calcext:value-type="float">
            <text:p>-3.4335218981</text:p>
          </table:table-cell>
          <table:table-cell office:value-type="float" office:value="-3.43352008046607" calcext:value-type="float">
            <text:p>-3.4335200805</text:p>
          </table:table-cell>
          <table:table-cell office:value-type="float" office:value="-3.43351805969652" calcext:value-type="float">
            <text:p>-3.4335180597</text:p>
          </table:table-cell>
          <table:table-cell office:value-type="float" office:value="-3.4335158672826" calcext:value-type="float">
            <text:p>-3.4335158673</text:p>
          </table:table-cell>
          <table:table-cell office:value-type="float" office:value="-3.43351353629173" calcext:value-type="float">
            <text:p>-3.4335135363</text:p>
          </table:table-cell>
          <table:table-cell office:value-type="float" office:value="-3.43351110092226" calcext:value-type="float">
            <text:p>-3.4335111009</text:p>
          </table:table-cell>
          <table:table-cell office:value-type="float" office:value="-3.43350859600427" calcext:value-type="float">
            <text:p>-3.433508596</text:p>
          </table:table-cell>
          <table:table-cell office:value-type="float" office:value="-3.4335060565039" calcext:value-type="float">
            <text:p>-3.4335060565</text:p>
          </table:table-cell>
          <table:table-cell office:value-type="float" office:value="-3.43350351703235" calcext:value-type="float">
            <text:p>-3.433503517</text:p>
          </table:table-cell>
          <table:table-cell office:value-type="float" office:value="-3.43350101137037" calcext:value-type="float">
            <text:p>-3.4335010114</text:p>
          </table:table-cell>
          <table:table-cell office:value-type="float" office:value="-3.43349857201499" calcext:value-type="float">
            <text:p>-3.433498572</text:p>
          </table:table-cell>
          <table:table-cell office:value-type="float" office:value="-3.43349622975469" calcext:value-type="float">
            <text:p>-3.4334962298</text:p>
          </table:table-cell>
          <table:table-cell office:value-type="float" office:value="-3.43349401327822" calcext:value-type="float">
            <text:p>-3.4334940133</text:p>
          </table:table-cell>
          <table:table-cell office:value-type="float" office:value="-3.43349194882547" calcext:value-type="float">
            <text:p>-3.4334919488</text:p>
          </table:table-cell>
          <table:table-cell office:value-type="float" office:value="-3.43349005988162" calcext:value-type="float">
            <text:p>-3.4334900599</text:p>
          </table:table-cell>
          <table:table-cell office:value-type="float" office:value="-3.43348836691976" calcext:value-type="float">
            <text:p>-3.4334883669</text:p>
          </table:table-cell>
          <table:table-cell office:value-type="float" office:value="-3.43348688719376" calcext:value-type="float">
            <text:p>-3.4334868872</text:p>
          </table:table-cell>
          <table:table-cell office:value-type="float" office:value="-3.4334856345857" calcext:value-type="float">
            <text:p>-3.4334856346</text:p>
          </table:table-cell>
          <table:table-cell office:value-type="float" office:value="-3.43348461950431" calcext:value-type="float">
            <text:p>-3.4334846195</text:p>
          </table:table-cell>
          <table:table-cell office:value-type="float" office:value="-3.43348384883846" calcext:value-type="float">
            <text:p>-3.4334838488</text:p>
          </table:table-cell>
          <table:table-cell office:value-type="float" office:value="-3.43348332596168" calcext:value-type="float">
            <text:p>-3.433483326</text:p>
          </table:table-cell>
          <table:table-cell office:value-type="float" office:value="-3.43348305078858" calcext:value-type="float">
            <text:p>-3.4334830508</text:p>
          </table:table-cell>
          <table:table-cell office:value-type="float" office:value="-3.43348301987767" calcext:value-type="float">
            <text:p>-3.4334830199</text:p>
          </table:table-cell>
          <table:table-cell office:value-type="float" office:value="-3.43348322657968" calcext:value-type="float">
            <text:p>-3.4334832266</text:p>
          </table:table-cell>
          <table:table-cell office:value-type="float" office:value="-3.43348366122713" calcext:value-type="float">
            <text:p>-3.4334836612</text:p>
          </table:table-cell>
          <table:table-cell office:value-type="float" office:value="-3.43348431135999" calcext:value-type="float">
            <text:p>-3.4334843114</text:p>
          </table:table-cell>
          <table:table-cell office:value-type="float" office:value="-3.43348516198352" calcext:value-type="float">
            <text:p>-3.433485162</text:p>
          </table:table-cell>
          <table:table-cell office:value-type="float" office:value="-3.43348619585353" calcext:value-type="float">
            <text:p>-3.4334861959</text:p>
          </table:table-cell>
          <table:table-cell office:value-type="float" office:value="-3.43348739378304" calcext:value-type="float">
            <text:p>-3.4334873938</text:p>
          </table:table-cell>
          <table:table-cell office:value-type="float" office:value="-3.43348873496642" calcext:value-type="float">
            <text:p>-3.433488735</text:p>
          </table:table-cell>
          <table:table-cell office:value-type="float" office:value="-3.43349019731438" calcext:value-type="float">
            <text:p>-3.4334901973</text:p>
          </table:table-cell>
          <table:table-cell office:value-type="float" office:value="-3.43349175779528" calcext:value-type="float">
            <text:p>-3.4334917578</text:p>
          </table:table-cell>
          <table:table-cell office:value-type="float" office:value="-3.43349339277749" calcext:value-type="float">
            <text:p>-3.4334933928</text:p>
          </table:table-cell>
          <table:table-cell office:value-type="float" office:value="-3.43349507836868" calcext:value-type="float">
            <text:p>-3.4334950784</text:p>
          </table:table-cell>
          <table:table-cell office:value-type="float" office:value="-3.43349679074521" calcext:value-type="float">
            <text:p>-3.4334967907</text:p>
          </table:table-cell>
          <table:table-cell office:value-type="float" office:value="-3.4334985064704" calcext:value-type="float">
            <text:p>-3.4334985065</text:p>
          </table:table-cell>
          <table:table-cell office:value-type="float" office:value="-3.43350020279487" calcext:value-type="float">
            <text:p>-3.4335002028</text:p>
          </table:table-cell>
          <table:table-cell office:value-type="float" office:value="-3.43350185793707" calcext:value-type="float">
            <text:p>-3.4335018579</text:p>
          </table:table-cell>
          <table:table-cell office:value-type="float" office:value="-3.43350345134057" calcext:value-type="float">
            <text:p>-3.4335034513</text:p>
          </table:table-cell>
          <table:table-cell office:value-type="float" office:value="-3.43350496390414" calcext:value-type="float">
            <text:p>-3.4335049639</text:p>
          </table:table-cell>
          <table:table-cell office:value-type="float" office:value="-3.43350637818657" calcext:value-type="float">
            <text:p>-3.4335063782</text:p>
          </table:table-cell>
          <table:table-cell office:value-type="float" office:value="-3.43350767857785" calcext:value-type="float">
            <text:p>-3.4335076786</text:p>
          </table:table-cell>
          <table:table-cell office:value-type="float" office:value="-3.43350885144211" calcext:value-type="float">
            <text:p>-3.4335088514</text:p>
          </table:table-cell>
          <table:table-cell office:value-type="float" office:value="-3.43350988522834" calcext:value-type="float">
            <text:p>-3.4335098852</text:p>
          </table:table-cell>
          <table:table-cell office:value-type="float" office:value="-3.43351077054945" calcext:value-type="float">
            <text:p>-3.4335107705</text:p>
          </table:table-cell>
          <table:table-cell office:value-type="float" office:value="-3.43351150022942" calcext:value-type="float">
            <text:p>-3.4335115002</text:p>
          </table:table-cell>
          <table:table-cell office:value-type="float" office:value="-3.43351206932026" calcext:value-type="float">
            <text:p>-3.4335120693</text:p>
          </table:table-cell>
          <table:table-cell office:value-type="float" office:value="-3.43351247509109" calcext:value-type="float">
            <text:p>-3.4335124751</text:p>
          </table:table-cell>
          <table:table-cell office:value-type="float" office:value="-3.43351271698552" calcext:value-type="float">
            <text:p>-3.433512717</text:p>
          </table:table-cell>
          <table:table-cell office:value-type="float" office:value="-3.43351279655737" calcext:value-type="float">
            <text:p>-3.4335127966</text:p>
          </table:table-cell>
          <table:table-cell office:value-type="float" office:value="-3.43351271737916" calcext:value-type="float">
            <text:p>-3.4335127174</text:p>
          </table:table-cell>
          <table:table-cell office:value-type="float" office:value="-3.43351248493076" calcext:value-type="float">
            <text:p>-3.4335124849</text:p>
          </table:table-cell>
          <table:table-cell office:value-type="float" office:value="-3.43351210646779" calcext:value-type="float">
            <text:p>-3.4335121065</text:p>
          </table:table-cell>
          <table:table-cell office:value-type="float" office:value="-3.43351159087058" calcext:value-type="float">
            <text:p>-3.4335115909</text:p>
          </table:table-cell>
          <table:table-cell office:value-type="float" office:value="-3.43351094849105" calcext:value-type="float">
            <text:p>-3.4335109485</text:p>
          </table:table-cell>
          <table:table-cell office:value-type="float" office:value="-3.43351019096481" calcext:value-type="float">
            <text:p>-3.433510191</text:p>
          </table:table-cell>
          <table:table-cell office:value-type="float" office:value="-3.4335093310419" calcext:value-type="float">
            <text:p>-3.433509331</text:p>
          </table:table-cell>
          <table:table-cell office:value-type="float" office:value="-3.43350838238434" calcext:value-type="float">
            <text:p>-3.4335083824</text:p>
          </table:table-cell>
          <table:table-cell office:value-type="float" office:value="-3.43350735938385" calcext:value-type="float">
            <text:p>-3.4335073594</text:p>
          </table:table-cell>
          <table:table-cell office:value-type="float" office:value="-3.43350627695799" calcext:value-type="float">
            <text:p>-3.433506277</text:p>
          </table:table-cell>
          <table:table-cell office:value-type="float" office:value="-3.43350515035769" calcext:value-type="float">
            <text:p>-3.4335051504</text:p>
          </table:table-cell>
          <table:table-cell office:value-type="float" office:value="-3.43350399497234" calcext:value-type="float">
            <text:p>-3.433503995</text:p>
          </table:table-cell>
          <table:table-cell office:value-type="float" office:value="-3.43350282614213" calcext:value-type="float">
            <text:p>-3.4335028261</text:p>
          </table:table-cell>
          <table:table-cell office:value-type="float" office:value="-3.43350165897308" calcext:value-type="float">
            <text:p>-3.433501659</text:p>
          </table:table-cell>
          <table:table-cell office:value-type="float" office:value="-3.4335005081612" calcext:value-type="float">
            <text:p>-3.4335005082</text:p>
          </table:table-cell>
          <table:table-cell office:value-type="float" office:value="-3.4334993878267" calcext:value-type="float">
            <text:p>-3.4334993878</text:p>
          </table:table-cell>
          <table:table-cell office:value-type="float" office:value="-3.43349831135621" calcext:value-type="float">
            <text:p>-3.4334983114</text:p>
          </table:table-cell>
          <table:table-cell office:value-type="float" office:value="-3.43349729125909" calcext:value-type="float">
            <text:p>-3.4334972913</text:p>
          </table:table-cell>
          <table:table-cell office:value-type="float" office:value="-3.43349633903541" calcext:value-type="float">
            <text:p>-3.433496339</text:p>
          </table:table-cell>
          <table:table-cell office:value-type="float" office:value="-3.43349546505818" calcext:value-type="float">
            <text:p>-3.4334954651</text:p>
          </table:table-cell>
          <table:table-cell office:value-type="float" office:value="-3.43349467847188" calcext:value-type="float">
            <text:p>-3.4334946785</text:p>
          </table:table-cell>
          <table:table-cell office:value-type="float" office:value="-3.4334939871052" calcext:value-type="float">
            <text:p>-3.4334939871</text:p>
          </table:table-cell>
          <table:table-cell office:value-type="float" office:value="-3.43349339740144" calcext:value-type="float">
            <text:p>-3.4334933974</text:p>
          </table:table-cell>
          <table:table-cell office:value-type="float" office:value="-3.433492914368" calcext:value-type="float">
            <text:p>-3.4334929144</text:p>
          </table:table-cell>
          <table:table-cell office:value-type="float" office:value="-3.43349254153956" calcext:value-type="float">
            <text:p>-3.4334925415</text:p>
          </table:table-cell>
          <table:table-cell office:value-type="float" office:value="-3.43349228096447" calcext:value-type="float">
            <text:p>-3.433492281</text:p>
          </table:table-cell>
          <table:table-cell office:value-type="float" office:value="-3.43349213320651" calcext:value-type="float">
            <text:p>-3.4334921332</text:p>
          </table:table-cell>
          <table:table-cell office:value-type="float" office:value="-3.43349209736568" calcext:value-type="float">
            <text:p>-3.4334920974</text:p>
          </table:table-cell>
          <table:table-cell office:value-type="float" office:value="-3.43349217111727" calcext:value-type="float">
            <text:p>-3.4334921711</text:p>
          </table:table-cell>
          <table:table-cell office:value-type="float" office:value="-3.43349235076856" calcext:value-type="float">
            <text:p>-3.4334923508</text:p>
          </table:table-cell>
          <table:table-cell office:value-type="float" office:value="-3.43349263133224" calcext:value-type="float">
            <text:p>-3.4334926313</text:p>
          </table:table-cell>
          <table:table-cell office:value-type="float" office:value="-3.43349300661593" calcext:value-type="float">
            <text:p>-3.4334930066</text:p>
          </table:table-cell>
          <table:table-cell office:value-type="float" office:value="-3.4334934693258" calcext:value-type="float">
            <text:p>-3.4334934693</text:p>
          </table:table-cell>
          <table:table-cell office:value-type="float" office:value="-3.43349401118408" calcext:value-type="float">
            <text:p>-3.4334940112</text:p>
          </table:table-cell>
          <table:table-cell office:value-type="float" office:value="-3.43349462305762" calcext:value-type="float">
            <text:p>-3.4334946231</text:p>
          </table:table-cell>
          <table:table-cell office:value-type="float" office:value="-3.43349529509653" calcext:value-type="float">
            <text:p>-3.4334952951</text:p>
          </table:table-cell>
          <table:table-cell office:value-type="float" office:value="-3.43349601688025" calcext:value-type="float">
            <text:p>-3.4334960169</text:p>
          </table:table-cell>
          <table:table-cell office:value-type="float" office:value="-3.43349677756924" calcext:value-type="float">
            <text:p>-3.4334967776</text:p>
          </table:table-cell>
          <table:table-cell office:value-type="float" office:value="-3.43349756605961" calcext:value-type="float">
            <text:p>-3.4334975661</text:p>
          </table:table-cell>
          <table:table-cell office:value-type="float" office:value="-3.4334983711402" calcext:value-type="float">
            <text:p>-3.4334983711</text:p>
          </table:table-cell>
          <table:table-cell office:value-type="float" office:value="-3.43349918164578" calcext:value-type="float">
            <text:p>-3.4334991816</text:p>
          </table:table-cell>
          <table:table-cell office:value-type="float" office:value="-3.4334999866098" calcext:value-type="float">
            <text:p>-3.4334999866</text:p>
          </table:table-cell>
          <table:table-cell office:value-type="float" office:value="-3.4335007754084" calcext:value-type="float">
            <text:p>-3.4335007754</text:p>
          </table:table-cell>
          <table:table-cell office:value-type="float" office:value="-3.43350153789877" calcext:value-type="float">
            <text:p>-3.4335015379</text:p>
          </table:table-cell>
          <table:table-cell office:value-type="float" office:value="-3.43350226454746" calcext:value-type="float">
            <text:p>-3.4335022645</text:p>
          </table:table-cell>
          <table:table-cell office:value-type="float" office:value="-3.43350294654551" calcext:value-type="float">
            <text:p>-3.4335029465</text:p>
          </table:table-cell>
          <table:table-cell office:value-type="float" office:value="-3.43350357591304" calcext:value-type="float">
            <text:p>-3.4335035759</text:p>
          </table:table-cell>
          <table:table-cell office:value-type="float" office:value="-3.43350414558782" calcext:value-type="float">
            <text:p>-3.4335041456</text:p>
          </table:table-cell>
          <table:table-cell office:value-type="float" office:value="-3.43350464949951" calcext:value-type="float">
            <text:p>-3.4335046495</text:p>
          </table:table-cell>
          <table:table-cell office:value-type="float" office:value="-3.43350508262716" calcext:value-type="float">
            <text:p>-3.4335050826</text:p>
          </table:table-cell>
          <table:table-cell office:value-type="float" office:value="-3.43350544104127" calcext:value-type="float">
            <text:p>-3.433505441</text:p>
          </table:table-cell>
          <table:table-cell office:value-type="float" office:value="-3.43350572192815" calcext:value-type="float">
            <text:p>-3.4335057219</text:p>
          </table:table-cell>
          <table:table-cell office:value-type="float" office:value="-3.43350592359878" calcext:value-type="float">
            <text:p>-3.4335059236</text:p>
          </table:table-cell>
          <table:table-cell office:value-type="float" office:value="-3.43350604548007" calcext:value-type="float">
            <text:p>-3.4335060455</text:p>
          </table:table-cell>
          <table:table-cell office:value-type="float" office:value="-3.43350608809257" calcext:value-type="float">
            <text:p>-3.4335060881</text:p>
          </table:table-cell>
          <table:table-cell office:value-type="float" office:value="-3.4335060530113" calcext:value-type="float">
            <text:p>-3.433506053</text:p>
          </table:table-cell>
          <table:table-cell office:value-type="float" office:value="-3.43350594281435" calcext:value-type="float">
            <text:p>-3.4335059428</text:p>
          </table:table-cell>
          <table:table-cell office:value-type="float" office:value="-3.43350576101924" calcext:value-type="float">
            <text:p>-3.433505761</text:p>
          </table:table-cell>
          <table:table-cell office:value-type="float" office:value="-3.43350551199955" calcext:value-type="float">
            <text:p>-3.433505512</text:p>
          </table:table-cell>
          <table:table-cell office:value-type="float" office:value="-3.43350520091739" calcext:value-type="float">
            <text:p>-3.4335052009</text:p>
          </table:table-cell>
          <table:table-cell office:value-type="float" office:value="-3.43350483361514" calcext:value-type="float">
            <text:p>-3.4335048336</text:p>
          </table:table-cell>
          <table:table-cell office:value-type="float" office:value="-3.43350441650592" calcext:value-type="float">
            <text:p>-3.4335044165</text:p>
          </table:table-cell>
          <table:table-cell office:value-type="float" office:value="-3.43350395649828" calcext:value-type="float">
            <text:p>-3.4335039565</text:p>
          </table:table-cell>
          <table:table-cell office:value-type="float" office:value="-3.43350346086285" calcext:value-type="float">
            <text:p>-3.4335034609</text:p>
          </table:table-cell>
          <table:table-cell office:value-type="float" office:value="-3.43350293713112" calcext:value-type="float">
            <text:p>-3.4335029371</text:p>
          </table:table-cell>
          <table:table-cell office:value-type="float" office:value="-3.43350239298593" calcext:value-type="float">
            <text:p>-3.433502393</text:p>
          </table:table-cell>
          <table:table-cell office:value-type="float" office:value="-3.43350183615259" calcext:value-type="float">
            <text:p>-3.4335018362</text:p>
          </table:table-cell>
          <table:table-cell office:value-type="float" office:value="-3.43350127429346" calcext:value-type="float">
            <text:p>-3.4335012743</text:p>
          </table:table-cell>
          <table:table-cell office:value-type="float" office:value="-3.43350071490788" calcext:value-type="float">
            <text:p>-3.4335007149</text:p>
          </table:table-cell>
          <table:table-cell office:value-type="float" office:value="-3.43350016523641" calcext:value-type="float">
            <text:p>-3.4335001652</text:p>
          </table:table-cell>
          <table:table-cell office:value-type="float" office:value="-3.43349963217367" calcext:value-type="float">
            <text:p>-3.4334996322</text:p>
          </table:table-cell>
          <table:table-cell office:value-type="float" office:value="-3.43349912218647" calcext:value-type="float">
            <text:p>-3.4334991222</text:p>
          </table:table-cell>
          <table:table-cell office:value-type="float" office:value="-3.43349864124301" calcext:value-type="float">
            <text:p>-3.4334986412</text:p>
          </table:table-cell>
          <table:table-cell office:value-type="float" office:value="-3.43349819474951" calcext:value-type="float">
            <text:p>-3.4334981947</text:p>
          </table:table-cell>
          <table:table-cell office:value-type="float" office:value="-3.43349778749706" calcext:value-type="float">
            <text:p>-3.4334977875</text:p>
          </table:table-cell>
          <table:table-cell office:value-type="float" office:value="-3.43349742361901" calcext:value-type="float">
            <text:p>-3.4334974236</text:p>
          </table:table-cell>
          <table:table-cell office:value-type="float" office:value="-3.43349710655796" calcext:value-type="float">
            <text:p>-3.4334971066</text:p>
          </table:table-cell>
          <table:table-cell office:value-type="float" office:value="-3.43349683904333" calcext:value-type="float">
            <text:p>-3.433496839</text:p>
          </table:table-cell>
          <table:table-cell office:value-type="float" office:value="-3.43349662307855" calcext:value-type="float">
            <text:p>-3.4334966231</text:p>
          </table:table-cell>
          <table:table-cell office:value-type="float" office:value="-3.43349645993964" calcext:value-type="float">
            <text:p>-3.4334964599</text:p>
          </table:table-cell>
          <table:table-cell office:value-type="float" office:value="-3.43349635018111" calcext:value-type="float">
            <text:p>-3.4334963502</text:p>
          </table:table-cell>
          <table:table-cell office:value-type="float" office:value="-3.43349629365304" calcext:value-type="float">
            <text:p>-3.4334962937</text:p>
          </table:table-cell>
          <table:table-cell office:value-type="float" office:value="-3.43349628952437" calcext:value-type="float">
            <text:p>-3.4334962895</text:p>
          </table:table-cell>
          <table:table-cell office:value-type="float" office:value="-3.43349633631743" calcext:value-type="float">
            <text:p>-3.4334963363</text:p>
          </table:table-cell>
          <table:table-cell office:value-type="float" office:value="-3.43349643194481" calcext:value-type="float">
            <text:p>-3.4334964319</text:p>
          </table:table-cell>
          <table:table-cell office:value-type="float" office:value="-3.43349657375705" calcext:value-type="float">
            <text:p>-3.4334965738</text:p>
          </table:table-cell>
          <table:table-cell office:value-type="float" office:value="-3.43349675859271" calcext:value-type="float">
            <text:p>-3.4334967586</text:p>
          </table:table-cell>
          <table:table-cell office:value-type="float" office:value="-3.43349698283463" calcext:value-type="float">
            <text:p>-3.4334969828</text:p>
          </table:table-cell>
          <table:table-cell office:value-type="float" office:value="-3.43349724246862" calcext:value-type="float">
            <text:p>-3.4334972425</text:p>
          </table:table-cell>
          <table:table-cell office:value-type="float" office:value="-3.43349753314689" calcext:value-type="float">
            <text:p>-3.4334975331</text:p>
          </table:table-cell>
          <table:table-cell office:value-type="float" office:value="-3.43349785025112" calcext:value-type="float">
            <text:p>-3.4334978503</text:p>
          </table:table-cell>
          <table:table-cell office:value-type="float" office:value="-3.43349818895883" calcext:value-type="float">
            <text:p>-3.433498189</text:p>
          </table:table-cell>
          <table:table-cell office:value-type="float" office:value="-3.43349854430881" calcext:value-type="float">
            <text:p>-3.4334985443</text:p>
          </table:table-cell>
          <table:table-cell office:value-type="float" office:value="-3.43349891126643" calcext:value-type="float">
            <text:p>-3.4334989113</text:p>
          </table:table-cell>
          <table:table-cell office:value-type="float" office:value="-3.433499284788" calcext:value-type="float">
            <text:p>-3.4334992848</text:p>
          </table:table-cell>
          <table:table-cell office:value-type="float" office:value="-3.43349965988412" calcext:value-type="float">
            <text:p>-3.4334996599</text:p>
          </table:table-cell>
          <table:table-cell office:value-type="float" office:value="-3.43350003167845" calcext:value-type="float">
            <text:p>-3.4335000317</text:p>
          </table:table-cell>
          <table:table-cell office:value-type="float" office:value="-3.43350039546564" calcext:value-type="float">
            <text:p>-3.4335003955</text:p>
          </table:table-cell>
          <table:table-cell office:value-type="float" office:value="-3.43350074676489" calcext:value-type="float">
            <text:p>-3.4335007468</text:p>
          </table:table-cell>
          <table:table-cell office:value-type="float" office:value="-3.43350108136884" calcext:value-type="float">
            <text:p>-3.4335010814</text:p>
          </table:table-cell>
          <table:table-cell office:value-type="float" office:value="-3.4335013953898" calcext:value-type="float">
            <text:p>-3.4335013954</text:p>
          </table:table-cell>
          <table:table-cell office:value-type="float" office:value="-3.43350168529832" calcext:value-type="float">
            <text:p>-3.4335016853</text:p>
          </table:table-cell>
          <table:table-cell office:value-type="float" office:value="-3.43350194795993" calcext:value-type="float">
            <text:p>-3.433501948</text:p>
          </table:table-cell>
          <table:table-cell office:value-type="float" office:value="-3.43350218066362" calcext:value-type="float">
            <text:p>-3.4335021807</text:p>
          </table:table-cell>
          <table:table-cell office:value-type="float" office:value="-3.43350238114593" calcext:value-type="float">
            <text:p>-3.4335023811</text:p>
          </table:table-cell>
          <table:table-cell office:value-type="float" office:value="-3.43350254760938" calcext:value-type="float">
            <text:p>-3.4335025476</text:p>
          </table:table-cell>
          <table:table-cell office:value-type="float" office:value="-3.43350267873389" calcext:value-type="float">
            <text:p>-3.4335026787</text:p>
          </table:table-cell>
          <table:table-cell office:value-type="float" office:value="-3.43350277368379" calcext:value-type="float">
            <text:p>-3.4335027737</text:p>
          </table:table-cell>
          <table:table-cell office:value-type="float" office:value="-3.43350283210632" calcext:value-type="float">
            <text:p>-3.4335028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499999999996" calcext:value-type="float">
            <text:p>-0.4905</text:p>
          </table:table-cell>
          <table:table-cell office:value-type="float" office:value="-0.980999999947403" calcext:value-type="float">
            <text:p>-0.9809999999</text:p>
          </table:table-cell>
          <table:table-cell office:value-type="float" office:value="-1.4714999833608" calcext:value-type="float">
            <text:p>-1.4714999834</text:p>
          </table:table-cell>
          <table:table-cell office:value-type="float" office:value="-1.96199895068821" calcext:value-type="float">
            <text:p>-1.9619989507</text:p>
          </table:table-cell>
          <table:table-cell office:value-type="float" office:value="-2.45247568436173" calcext:value-type="float">
            <text:p>-2.4524756844</text:p>
          </table:table-cell>
          <table:table-cell office:value-type="float" office:value="-2.94272786389402" calcext:value-type="float">
            <text:p>-2.9427278639</text:p>
          </table:table-cell>
          <table:table-cell office:value-type="float" office:value="-3.43172444580043" calcext:value-type="float">
            <text:p>-3.4317244458</text:p>
          </table:table-cell>
          <table:table-cell office:value-type="float" office:value="-3.91610153847238" calcext:value-type="float">
            <text:p>-3.9161015385</text:p>
          </table:table-cell>
          <table:table-cell office:value-type="float" office:value="-4.38776191834073" calcext:value-type="float">
            <text:p>-4.3877619183</text:p>
          </table:table-cell>
          <table:table-cell office:value-type="float" office:value="-4.83135470949811" calcext:value-type="float">
            <text:p>-4.8313547095</text:p>
          </table:table-cell>
          <table:table-cell office:value-type="float" office:value="-5.22347446833782" calcext:value-type="float">
            <text:p>-5.2234744683</text:p>
          </table:table-cell>
          <table:table-cell office:value-type="float" office:value="-5.53382971626999" calcext:value-type="float">
            <text:p>-5.5338297163</text:p>
          </table:table-cell>
          <table:table-cell office:value-type="float" office:value="-5.72441650240453" calcext:value-type="float">
            <text:p>-5.7244165024</text:p>
          </table:table-cell>
          <table:table-cell office:value-type="float" office:value="-5.74761041980824" calcext:value-type="float">
            <text:p>-5.7476104198</text:p>
          </table:table-cell>
          <table:table-cell office:value-type="float" office:value="-5.56705535769169" calcext:value-type="float">
            <text:p>-5.5670553577</text:p>
          </table:table-cell>
          <table:table-cell office:value-type="float" office:value="-5.20763127760124" calcext:value-type="float">
            <text:p>-5.2076312776</text:p>
          </table:table-cell>
          <table:table-cell office:value-type="float" office:value="-4.77529764851076" calcext:value-type="float">
            <text:p>-4.7752976485</text:p>
          </table:table-cell>
          <table:table-cell office:value-type="float" office:value="-4.40733855078063" calcext:value-type="float">
            <text:p>-4.4073385508</text:p>
          </table:table-cell>
          <table:table-cell office:value-type="float" office:value="-4.19928278514203" calcext:value-type="float">
            <text:p>-4.1992827851</text:p>
          </table:table-cell>
          <table:table-cell office:value-type="float" office:value="-4.17414671431076" calcext:value-type="float">
            <text:p>-4.1741467143</text:p>
          </table:table-cell>
          <table:table-cell office:value-type="float" office:value="-4.31059922865126" calcext:value-type="float">
            <text:p>-4.3105992287</text:p>
          </table:table-cell>
          <table:table-cell office:value-type="float" office:value="-4.56567642927067" calcext:value-type="float">
            <text:p>-4.5656764293</text:p>
          </table:table-cell>
          <table:table-cell office:value-type="float" office:value="-4.86859763285263" calcext:value-type="float">
            <text:p>-4.8685976329</text:p>
          </table:table-cell>
          <table:table-cell office:value-type="float" office:value="-5.14426012178559" calcext:value-type="float">
            <text:p>-5.1442601218</text:p>
          </table:table-cell>
          <table:table-cell office:value-type="float" office:value="-5.36306238300892" calcext:value-type="float">
            <text:p>-5.363062383</text:p>
          </table:table-cell>
          <table:table-cell office:value-type="float" office:value="-5.55725838925918" calcext:value-type="float">
            <text:p>-5.5572583893</text:p>
          </table:table-cell>
          <table:table-cell office:value-type="float" office:value="-5.78732957470237" calcext:value-type="float">
            <text:p>-5.7873295747</text:p>
          </table:table-cell>
          <table:table-cell office:value-type="float" office:value="-6.08392062363426" calcext:value-type="float">
            <text:p>-6.0839206236</text:p>
          </table:table-cell>
          <table:table-cell office:value-type="float" office:value="-6.41616999941415" calcext:value-type="float">
            <text:p>-6.4161699994</text:p>
          </table:table-cell>
          <table:table-cell office:value-type="float" office:value="-6.75029834340299" calcext:value-type="float">
            <text:p>-6.7502983434</text:p>
          </table:table-cell>
          <table:table-cell office:value-type="float" office:value="-7.11158122507636" calcext:value-type="float">
            <text:p>-7.1115812251</text:p>
          </table:table-cell>
          <table:table-cell office:value-type="float" office:value="-7.52186380618667" calcext:value-type="float">
            <text:p>-7.5218638062</text:p>
          </table:table-cell>
          <table:table-cell office:value-type="float" office:value="-8.00224366143334" calcext:value-type="float">
            <text:p>-8.0022436614</text:p>
          </table:table-cell>
          <table:table-cell office:value-type="float" office:value="-8.51512854247431" calcext:value-type="float">
            <text:p>-8.5151285425</text:p>
          </table:table-cell>
          <table:table-cell office:value-type="float" office:value="-8.57376151601215" calcext:value-type="float">
            <text:p>-8.573761516</text:p>
          </table:table-cell>
          <table:table-cell office:value-type="float" office:value="-7.64795404193394" calcext:value-type="float">
            <text:p>-7.6479540419</text:p>
          </table:table-cell>
          <table:table-cell office:value-type="float" office:value="-6.25205589601154" calcext:value-type="float">
            <text:p>-6.252055896</text:p>
          </table:table-cell>
          <table:table-cell office:value-type="float" office:value="-5.20490600904832" calcext:value-type="float">
            <text:p>-5.204906009</text:p>
          </table:table-cell>
          <table:table-cell office:value-type="float" office:value="-4.53575348317059" calcext:value-type="float">
            <text:p>-4.5357534832</text:p>
          </table:table-cell>
          <table:table-cell office:value-type="float" office:value="-4.02620828044565" calcext:value-type="float">
            <text:p>-4.0262082804</text:p>
          </table:table-cell>
          <table:table-cell office:value-type="float" office:value="-3.59178166921699" calcext:value-type="float">
            <text:p>-3.5917816692</text:p>
          </table:table-cell>
          <table:table-cell office:value-type="float" office:value="-3.20478684987412" calcext:value-type="float">
            <text:p>-3.2047868499</text:p>
          </table:table-cell>
          <table:table-cell office:value-type="float" office:value="-2.85340180478501" calcext:value-type="float">
            <text:p>-2.8534018048</text:p>
          </table:table-cell>
          <table:table-cell office:value-type="float" office:value="-2.53207385988731" calcext:value-type="float">
            <text:p>-2.5320738599</text:p>
          </table:table-cell>
          <table:table-cell office:value-type="float" office:value="-2.23811541347689" calcext:value-type="float">
            <text:p>-2.2381154135</text:p>
          </table:table-cell>
          <table:table-cell office:value-type="float" office:value="-1.970570174842" calcext:value-type="float">
            <text:p>-1.9705701748</text:p>
          </table:table-cell>
          <table:table-cell office:value-type="float" office:value="-1.72967677858397" calcext:value-type="float">
            <text:p>-1.7296767786</text:p>
          </table:table-cell>
          <table:table-cell office:value-type="float" office:value="-1.51624988174323" calcext:value-type="float">
            <text:p>-1.5162498817</text:p>
          </table:table-cell>
          <table:table-cell office:value-type="float" office:value="-1.3311021771798" calcext:value-type="float">
            <text:p>-1.3311021772</text:p>
          </table:table-cell>
          <table:table-cell office:value-type="float" office:value="-1.17491111615649" calcext:value-type="float">
            <text:p>-1.1749111162</text:p>
          </table:table-cell>
          <table:table-cell office:value-type="float" office:value="-1.04832941131226" calcext:value-type="float">
            <text:p>-1.0483294113</text:p>
          </table:table-cell>
          <table:table-cell office:value-type="float" office:value="-0.952064967559156" calcext:value-type="float">
            <text:p>-0.9520649676</text:p>
          </table:table-cell>
          <table:table-cell office:value-type="float" office:value="-0.886854741316441" calcext:value-type="float">
            <text:p>-0.8868547413</text:p>
          </table:table-cell>
          <table:table-cell office:value-type="float" office:value="-0.853336116265373" calcext:value-type="float">
            <text:p>-0.8533361163</text:p>
          </table:table-cell>
          <table:table-cell office:value-type="float" office:value="-0.85186356718018" calcext:value-type="float">
            <text:p>-0.8518635672</text:p>
          </table:table-cell>
          <table:table-cell office:value-type="float" office:value="-0.88232670625203" calcext:value-type="float">
            <text:p>-0.8823267063</text:p>
          </table:table-cell>
          <table:table-cell office:value-type="float" office:value="-0.944006836077778" calcext:value-type="float">
            <text:p>-0.9440068361</text:p>
          </table:table-cell>
          <table:table-cell office:value-type="float" office:value="-1.03549177332645" calcext:value-type="float">
            <text:p>-1.0354917733</text:p>
          </table:table-cell>
          <table:table-cell office:value-type="float" office:value="-1.15466269121963" calcext:value-type="float">
            <text:p>-1.1546626912</text:p>
          </table:table-cell>
          <table:table-cell office:value-type="float" office:value="-1.29875996082748" calcext:value-type="float">
            <text:p>-1.2987599608</text:p>
          </table:table-cell>
          <table:table-cell office:value-type="float" office:value="-1.46451691637084" calcext:value-type="float">
            <text:p>-1.4645169164</text:p>
          </table:table-cell>
          <table:table-cell office:value-type="float" office:value="-1.64832802191421" calcext:value-type="float">
            <text:p>-1.6483280219</text:p>
          </table:table-cell>
          <table:table-cell office:value-type="float" office:value="-1.84640626858466" calcext:value-type="float">
            <text:p>-1.8464062686</text:p>
          </table:table-cell>
          <table:table-cell office:value-type="float" office:value="-2.05489245207516" calcext:value-type="float">
            <text:p>-2.0548924521</text:p>
          </table:table-cell>
          <table:table-cell office:value-type="float" office:value="-2.26990250502132" calcext:value-type="float">
            <text:p>-2.269902505</text:p>
          </table:table-cell>
          <table:table-cell office:value-type="float" office:value="-2.48752631618374" calcext:value-type="float">
            <text:p>-2.4875263162</text:p>
          </table:table-cell>
          <table:table-cell office:value-type="float" office:value="-2.70381091298648" calcext:value-type="float">
            <text:p>-2.703810913</text:p>
          </table:table-cell>
          <table:table-cell office:value-type="float" office:value="-2.91476676710785" calcext:value-type="float">
            <text:p>-2.9147667671</text:p>
          </table:table-cell>
          <table:table-cell office:value-type="float" office:value="-3.11642840685646" calcext:value-type="float">
            <text:p>-3.1164284069</text:p>
          </table:table-cell>
          <table:table-cell office:value-type="float" office:value="-3.30498296694024" calcext:value-type="float">
            <text:p>-3.3049829669</text:p>
          </table:table-cell>
          <table:table-cell office:value-type="float" office:value="-3.47695771819129" calcext:value-type="float">
            <text:p>-3.4769577182</text:p>
          </table:table-cell>
          <table:table-cell office:value-type="float" office:value="-3.62943592640658" calcext:value-type="float">
            <text:p>-3.6294359264</text:p>
          </table:table-cell>
          <table:table-cell office:value-type="float" office:value="-3.76025643722126" calcext:value-type="float">
            <text:p>-3.7602564372</text:p>
          </table:table-cell>
          <table:table-cell office:value-type="float" office:value="-3.8681525635269" calcext:value-type="float">
            <text:p>-3.8681525635</text:p>
          </table:table-cell>
          <table:table-cell office:value-type="float" office:value="-3.95280262394335" calcext:value-type="float">
            <text:p>-3.9528026239</text:p>
          </table:table-cell>
          <table:table-cell office:value-type="float" office:value="-4.01479250511287" calcext:value-type="float">
            <text:p>-4.0147925051</text:p>
          </table:table-cell>
          <table:table-cell office:value-type="float" office:value="-4.05551661123168" calcext:value-type="float">
            <text:p>-4.0555166112</text:p>
          </table:table-cell>
          <table:table-cell office:value-type="float" office:value="-4.07705296660921" calcext:value-type="float">
            <text:p>-4.0770529666</text:p>
          </table:table-cell>
          <table:table-cell office:value-type="float" office:value="-4.08203596943642" calcext:value-type="float">
            <text:p>-4.0820359694</text:p>
          </table:table-cell>
          <table:table-cell office:value-type="float" office:value="-4.07352659086625" calcext:value-type="float">
            <text:p>-4.0735265909</text:p>
          </table:table-cell>
          <table:table-cell office:value-type="float" office:value="-4.05486366985834" calcext:value-type="float">
            <text:p>-4.0548636699</text:p>
          </table:table-cell>
          <table:table-cell office:value-type="float" office:value="-4.02948379217453" calcext:value-type="float">
            <text:p>-4.0294837922</text:p>
          </table:table-cell>
          <table:table-cell office:value-type="float" office:value="-4.00071661818443" calcext:value-type="float">
            <text:p>-4.0007166182</text:p>
          </table:table-cell>
          <table:table-cell office:value-type="float" office:value="-3.97158092904087" calcext:value-type="float">
            <text:p>-3.971580929</text:p>
          </table:table-cell>
          <table:table-cell office:value-type="float" office:value="-3.94461014306575" calcext:value-type="float">
            <text:p>-3.9446101431</text:p>
          </table:table-cell>
          <table:table-cell office:value-type="float" office:value="-3.9217233946128" calcext:value-type="float">
            <text:p>-3.9217233946</text:p>
          </table:table-cell>
          <table:table-cell office:value-type="float" office:value="-3.90413919871322" calcext:value-type="float">
            <text:p>-3.9041391987</text:p>
          </table:table-cell>
          <table:table-cell office:value-type="float" office:value="-3.89231484735735" calcext:value-type="float">
            <text:p>-3.8923148474</text:p>
          </table:table-cell>
          <table:table-cell office:value-type="float" office:value="-3.88589179827538" calcext:value-type="float">
            <text:p>-3.8858917983</text:p>
          </table:table-cell>
          <table:table-cell office:value-type="float" office:value="-3.88363360804203" calcext:value-type="float">
            <text:p>-3.883633608</text:p>
          </table:table-cell>
          <table:table-cell office:value-type="float" office:value="-3.88335284332335" calcext:value-type="float">
            <text:p>-3.8833528433</text:p>
          </table:table-cell>
          <table:table-cell office:value-type="float" office:value="-3.88183604528859" calcext:value-type="float">
            <text:p>-3.8818360453</text:p>
          </table:table-cell>
          <table:table-cell office:value-type="float" office:value="-3.87480480255581" calcext:value-type="float">
            <text:p>-3.8748048026</text:p>
          </table:table-cell>
          <table:table-cell office:value-type="float" office:value="-3.85701856959972" calcext:value-type="float">
            <text:p>-3.8570185696</text:p>
          </table:table-cell>
          <table:table-cell office:value-type="float" office:value="-3.82271587529176" calcext:value-type="float">
            <text:p>-3.8227158753</text:p>
          </table:table-cell>
          <table:table-cell office:value-type="float" office:value="-3.76658931255684" calcext:value-type="float">
            <text:p>-3.7665893126</text:p>
          </table:table-cell>
          <table:table-cell office:value-type="float" office:value="-3.68522944106974" calcext:value-type="float">
            <text:p>-3.6852294411</text:p>
          </table:table-cell>
          <table:table-cell office:value-type="float" office:value="-3.57849204844994" calcext:value-type="float">
            <text:p>-3.5784920484</text:p>
          </table:table-cell>
          <table:table-cell office:value-type="float" office:value="-3.44997532879193" calcext:value-type="float">
            <text:p>-3.4499753288</text:p>
          </table:table-cell>
          <table:table-cell office:value-type="float" office:value="-3.30619054174173" calcext:value-type="float">
            <text:p>-3.3061905417</text:p>
          </table:table-cell>
          <table:table-cell office:value-type="float" office:value="-3.15485125567922" calcext:value-type="float">
            <text:p>-3.1548512557</text:p>
          </table:table-cell>
          <table:table-cell office:value-type="float" office:value="-3.00319557719488" calcext:value-type="float">
            <text:p>-3.0031955772</text:p>
          </table:table-cell>
          <table:table-cell office:value-type="float" office:value="-2.85699678828868" calcext:value-type="float">
            <text:p>-2.8569967883</text:p>
          </table:table-cell>
          <table:table-cell office:value-type="float" office:value="-2.72032804125789" calcext:value-type="float">
            <text:p>-2.7203280413</text:p>
          </table:table-cell>
          <table:table-cell office:value-type="float" office:value="-2.59578672394118" calcext:value-type="float">
            <text:p>-2.5957867239</text:p>
          </table:table-cell>
          <table:table-cell office:value-type="float" office:value="-2.48486794437244" calcext:value-type="float">
            <text:p>-2.4848679444</text:p>
          </table:table-cell>
          <table:table-cell office:value-type="float" office:value="-2.38831068788312" calcext:value-type="float">
            <text:p>-2.3883106879</text:p>
          </table:table-cell>
          <table:table-cell office:value-type="float" office:value="-2.30635870887708" calcext:value-type="float">
            <text:p>-2.3063587089</text:p>
          </table:table-cell>
          <table:table-cell office:value-type="float" office:value="-2.23893782334272" calcext:value-type="float">
            <text:p>-2.2389378233</text:p>
          </table:table-cell>
          <table:table-cell office:value-type="float" office:value="-2.18576972215566" calcext:value-type="float">
            <text:p>-2.1857697222</text:p>
          </table:table-cell>
          <table:table-cell office:value-type="float" office:value="-2.14644287210323" calcext:value-type="float">
            <text:p>-2.1464428721</text:p>
          </table:table-cell>
          <table:table-cell office:value-type="float" office:value="-2.12045628139355" calcext:value-type="float">
            <text:p>-2.1204562814</text:p>
          </table:table-cell>
          <table:table-cell office:value-type="float" office:value="-2.10724671269647" calcext:value-type="float">
            <text:p>-2.1072467127</text:p>
          </table:table-cell>
          <table:table-cell office:value-type="float" office:value="-2.10620573740973" calcext:value-type="float">
            <text:p>-2.1062057374</text:p>
          </table:table-cell>
          <table:table-cell office:value-type="float" office:value="-2.11669013527219" calcext:value-type="float">
            <text:p>-2.1166901353</text:p>
          </table:table-cell>
          <table:table-cell office:value-type="float" office:value="-2.13802743445626" calcext:value-type="float">
            <text:p>-2.1380274345</text:p>
          </table:table-cell>
          <table:table-cell office:value-type="float" office:value="-2.16951754511625" calcext:value-type="float">
            <text:p>-2.1695175451</text:p>
          </table:table-cell>
          <table:table-cell office:value-type="float" office:value="-2.21043112627161" calcext:value-type="float">
            <text:p>-2.2104311263</text:p>
          </table:table-cell>
          <table:table-cell office:value-type="float" office:value="-2.26000528885952" calcext:value-type="float">
            <text:p>-2.2600052889</text:p>
          </table:table-cell>
          <table:table-cell office:value-type="float" office:value="-2.31743732969861" calcext:value-type="float">
            <text:p>-2.3174373297</text:p>
          </table:table-cell>
          <table:table-cell office:value-type="float" office:value="-2.38187734239567" calcext:value-type="float">
            <text:p>-2.3818773424</text:p>
          </table:table-cell>
          <table:table-cell office:value-type="float" office:value="-2.45242073099517" calcext:value-type="float">
            <text:p>-2.452420731</text:p>
          </table:table-cell>
          <table:table-cell office:value-type="float" office:value="-2.52810183453939" calcext:value-type="float">
            <text:p>-2.5281018345</text:p>
          </table:table-cell>
          <table:table-cell office:value-type="float" office:value="-2.60789001279592" calcext:value-type="float">
            <text:p>-2.6078900128</text:p>
          </table:table-cell>
          <table:table-cell office:value-type="float" office:value="-2.69068958028626" calcext:value-type="float">
            <text:p>-2.6906895803</text:p>
          </table:table-cell>
          <table:table-cell office:value-type="float" office:value="-2.77534483563332" calcext:value-type="float">
            <text:p>-2.7753448356</text:p>
          </table:table-cell>
          <table:table-cell office:value-type="float" office:value="-2.86065106795295" calcext:value-type="float">
            <text:p>-2.860651068</text:p>
          </table:table-cell>
          <table:table-cell office:value-type="float" office:value="-2.94537183745984" calcext:value-type="float">
            <text:p>-2.9453718375</text:p>
          </table:table-cell>
          <table:table-cell office:value-type="float" office:value="-3.02826209668551" calcext:value-type="float">
            <text:p>-3.0282620967</text:p>
          </table:table-cell>
          <table:table-cell office:value-type="float" office:value="-3.10809596730571" calcext:value-type="float">
            <text:p>-3.1080959673</text:p>
          </table:table-cell>
          <table:table-cell office:value-type="float" office:value="-3.18369735722112" calcext:value-type="float">
            <text:p>-3.1836973572</text:p>
          </table:table-cell>
          <table:table-cell office:value-type="float" office:value="-3.25397120949773" calcext:value-type="float">
            <text:p>-3.2539712095</text:p>
          </table:table-cell>
          <table:table-cell office:value-type="float" office:value="-3.31793308160279" calcext:value-type="float">
            <text:p>-3.3179330816</text:p>
          </table:table-cell>
          <table:table-cell office:value-type="float" office:value="-3.37473496131004" calcext:value-type="float">
            <text:p>-3.3747349613</text:p>
          </table:table-cell>
          <table:table-cell office:value-type="float" office:value="-3.42368568378096" calcext:value-type="float">
            <text:p>-3.4236856838</text:p>
          </table:table-cell>
          <table:table-cell office:value-type="float" office:value="-3.46426493601611" calcext:value-type="float">
            <text:p>-3.464264936</text:p>
          </table:table-cell>
          <table:table-cell office:value-type="float" office:value="-3.49613051494591" calcext:value-type="float">
            <text:p>-3.4961305149</text:p>
          </table:table-cell>
          <table:table-cell office:value-type="float" office:value="-3.51911913759765" calcext:value-type="float">
            <text:p>-3.5191191376</text:p>
          </table:table-cell>
          <table:table-cell office:value-type="float" office:value="-3.53324159563062" calcext:value-type="float">
            <text:p>-3.5332415956</text:p>
          </table:table-cell>
          <table:table-cell office:value-type="float" office:value="-3.53867334260852" calcext:value-type="float">
            <text:p>-3.5386733426</text:p>
          </table:table-cell>
          <table:table-cell office:value-type="float" office:value="-3.53574168051225" calcext:value-type="float">
            <text:p>-3.5357416805</text:p>
          </table:table-cell>
          <table:table-cell office:value-type="float" office:value="-3.52491059202438" calcext:value-type="float">
            <text:p>-3.524910592</text:p>
          </table:table-cell>
          <table:table-cell office:value-type="float" office:value="-3.50676400151342" calcext:value-type="float">
            <text:p>-3.5067640015</text:p>
          </table:table-cell>
          <table:table-cell office:value-type="float" office:value="-3.48198792019294" calcext:value-type="float">
            <text:p>-3.4819879202</text:p>
          </table:table-cell>
          <table:table-cell office:value-type="float" office:value="-3.45135163121179" calcext:value-type="float">
            <text:p>-3.4513516312</text:p>
          </table:table-cell>
          <table:table-cell office:value-type="float" office:value="-3.41568788250712" calcext:value-type="float">
            <text:p>-3.4156878825</text:p>
          </table:table-cell>
          <table:table-cell office:value-type="float" office:value="-3.37587203301085" calcext:value-type="float">
            <text:p>-3.375872033</text:p>
          </table:table-cell>
          <table:table-cell office:value-type="float" office:value="-3.33280024740898" calcext:value-type="float">
            <text:p>-3.3328002474</text:p>
          </table:table-cell>
          <table:table-cell office:value-type="float" office:value="-3.28736711212192" calcext:value-type="float">
            <text:p>-3.2873671121</text:p>
          </table:table-cell>
          <table:table-cell office:value-type="float" office:value="-3.24044336987206" calcext:value-type="float">
            <text:p>-3.2404433699</text:p>
          </table:table-cell>
          <table:table-cell office:value-type="float" office:value="-3.19285475243602" calcext:value-type="float">
            <text:p>-3.1928547524</text:p>
          </table:table-cell>
          <table:table-cell office:value-type="float" office:value="-3.14536305488172" calcext:value-type="float">
            <text:p>-3.1453630549</text:p>
          </table:table-cell>
          <table:table-cell office:value-type="float" office:value="-3.09865059320935" calcext:value-type="float">
            <text:p>-3.0986505932</text:p>
          </table:table-cell>
          <table:table-cell office:value-type="float" office:value="-3.05330900877363" calcext:value-type="float">
            <text:p>-3.0533090088</text:p>
          </table:table-cell>
          <table:table-cell office:value-type="float" office:value="-3.00983304655913" calcext:value-type="float">
            <text:p>-3.0098330466</text:p>
          </table:table-cell>
          <table:table-cell office:value-type="float" office:value="-2.96861948887234" calcext:value-type="float">
            <text:p>-2.9686194889</text:p>
          </table:table-cell>
          <table:table-cell office:value-type="float" office:value="-2.92997094160533" calcext:value-type="float">
            <text:p>-2.9299709416</text:p>
          </table:table-cell>
          <table:table-cell office:value-type="float" office:value="-2.89410372754196" calcext:value-type="float">
            <text:p>-2.8941037275</text:p>
          </table:table-cell>
          <table:table-cell office:value-type="float" office:value="-2.86115881393011" calcext:value-type="float">
            <text:p>-2.8611588139</text:p>
          </table:table-cell>
          <table:table-cell office:value-type="float" office:value="-2.83121453856586" calcext:value-type="float">
            <text:p>-2.8312145386</text:p>
          </table:table-cell>
          <table:table-cell office:value-type="float" office:value="-2.80429991205895" calcext:value-type="float">
            <text:p>-2.8042999121</text:p>
          </table:table-cell>
          <table:table-cell office:value-type="float" office:value="-2.78040743832484" calcext:value-type="float">
            <text:p>-2.7804074383</text:p>
          </table:table-cell>
          <table:table-cell office:value-type="float" office:value="-2.75950465815141" calcext:value-type="float">
            <text:p>-2.7595046582</text:p>
          </table:table-cell>
          <table:table-cell office:value-type="float" office:value="-2.74154391902696" calcext:value-type="float">
            <text:p>-2.741543919</text:p>
          </table:table-cell>
          <table:table-cell office:value-type="float" office:value="-2.72647015205386" calcext:value-type="float">
            <text:p>-2.7264701521</text:p>
          </table:table-cell>
          <table:table-cell office:value-type="float" office:value="-2.71422665562201" calcext:value-type="float">
            <text:p>-2.7142266556</text:p>
          </table:table-cell>
          <table:table-cell office:value-type="float" office:value="-2.7047590297842" calcext:value-type="float">
            <text:p>-2.7047590298</text:p>
          </table:table-cell>
          <table:table-cell office:value-type="float" office:value="-2.6980174787445" calcext:value-type="float">
            <text:p>-2.6980174787</text:p>
          </table:table-cell>
          <table:table-cell office:value-type="float" office:value="-2.69395771824078" calcext:value-type="float">
            <text:p>-2.6939577182</text:p>
          </table:table-cell>
          <table:table-cell office:value-type="float" office:value="-2.69254071148208" calcext:value-type="float">
            <text:p>-2.6925407115</text:p>
          </table:table-cell>
          <table:table-cell office:value-type="float" office:value="-2.69373143152225" calcext:value-type="float">
            <text:p>-2.6937314315</text:p>
          </table:table-cell>
          <table:table-cell office:value-type="float" office:value="-2.69749682324681" calcext:value-type="float">
            <text:p>-2.6974968232</text:p>
          </table:table-cell>
          <table:table-cell office:value-type="float" office:value="-2.7038031205914" calcext:value-type="float">
            <text:p>-2.7038031206</text:p>
          </table:table-cell>
          <table:table-cell office:value-type="float" office:value="-2.7126126636639" calcext:value-type="float">
            <text:p>-2.7126126637</text:p>
          </table:table-cell>
          <table:table-cell office:value-type="float" office:value="-2.7238803516008" calcext:value-type="float">
            <text:p>-2.7238803516</text:p>
          </table:table-cell>
          <table:table-cell office:value-type="float" office:value="-2.73754985514177" calcext:value-type="float">
            <text:p>-2.7375498551</text:p>
          </table:table-cell>
          <table:table-cell office:value-type="float" office:value="-2.75354969537705" calcext:value-type="float">
            <text:p>-2.7535496954</text:p>
          </table:table-cell>
          <table:table-cell office:value-type="float" office:value="-2.77178927329238" calcext:value-type="float">
            <text:p>-2.7717892733</text:p>
          </table:table-cell>
          <table:table-cell office:value-type="float" office:value="-2.79215491425006" calcext:value-type="float">
            <text:p>-2.7921549143</text:p>
          </table:table-cell>
          <table:table-cell office:value-type="float" office:value="-2.81450598081024" calcext:value-type="float">
            <text:p>-2.8145059808</text:p>
          </table:table-cell>
          <table:table-cell office:value-type="float" office:value="-2.83867111530047" calcext:value-type="float">
            <text:p>-2.8386711153</text:p>
          </table:table-cell>
          <table:table-cell office:value-type="float" office:value="-2.86444470715996" calcext:value-type="float">
            <text:p>-2.8644447072</text:p>
          </table:table-cell>
          <table:table-cell office:value-type="float" office:value="-2.89158374203382" calcext:value-type="float">
            <text:p>-2.891583742</text:p>
          </table:table-cell>
          <table:table-cell office:value-type="float" office:value="-2.91980527652592" calcext:value-type="float">
            <text:p>-2.9198052765</text:p>
          </table:table-cell>
          <table:table-cell office:value-type="float" office:value="-2.94878488407888" calcext:value-type="float">
            <text:p>-2.9487848841</text:p>
          </table:table-cell>
          <table:table-cell office:value-type="float" office:value="-2.97815651562155" calcext:value-type="float">
            <text:p>-2.9781565156</text:p>
          </table:table-cell>
          <table:table-cell office:value-type="float" office:value="-3.0075142883844" calcext:value-type="float">
            <text:p>-3.0075142884</text:p>
          </table:table-cell>
          <table:table-cell office:value-type="float" office:value="-3.03641672775804" calcext:value-type="float">
            <text:p>-3.0364167278</text:p>
          </table:table-cell>
          <table:table-cell office:value-type="float" office:value="-3.0643939105464" calcext:value-type="float">
            <text:p>-3.0643939105</text:p>
          </table:table-cell>
          <table:table-cell office:value-type="float" office:value="-3.09095777168512" calcext:value-type="float">
            <text:p>-3.0909577717</text:p>
          </table:table-cell>
          <table:table-cell office:value-type="float" office:value="-3.11561553665078" calcext:value-type="float">
            <text:p>-3.1156155367</text:p>
          </table:table-cell>
          <table:table-cell office:value-type="float" office:value="-3.1378858516308" calcext:value-type="float">
            <text:p>-3.1378858516</text:p>
          </table:table-cell>
          <table:table-cell office:value-type="float" office:value="-3.15731675737514" calcext:value-type="float">
            <text:p>-3.1573167574</text:p>
          </table:table-cell>
          <table:table-cell office:value-type="float" office:value="-3.17350427024087" calcext:value-type="float">
            <text:p>-3.1735042702</text:p>
          </table:table-cell>
          <table:table-cell office:value-type="float" office:value="-3.18611008356688" calcext:value-type="float">
            <text:p>-3.1861100836</text:p>
          </table:table-cell>
          <table:table-cell office:value-type="float" office:value="-3.19487685581795" calcext:value-type="float">
            <text:p>-3.1948768558</text:p>
          </table:table-cell>
          <table:table-cell office:value-type="float" office:value="-3.19963973921389" calcext:value-type="float">
            <text:p>-3.1996397392</text:p>
          </table:table-cell>
          <table:table-cell office:value-type="float" office:value="-3.20033319849617" calcext:value-type="float">
            <text:p>-3.2003331985</text:p>
          </table:table-cell>
          <table:table-cell office:value-type="float" office:value="-3.19699269751393" calcext:value-type="float">
            <text:p>-3.1969926975</text:p>
          </table:table-cell>
          <table:table-cell office:value-type="float" office:value="-3.18975138567103" calcext:value-type="float">
            <text:p>-3.1897513857</text:p>
          </table:table-cell>
          <table:table-cell office:value-type="float" office:value="-3.17883239388544" calcext:value-type="float">
            <text:p>-3.1788323939</text:p>
          </table:table-cell>
          <table:table-cell office:value-type="float" office:value="-3.16453767827409" calcext:value-type="float">
            <text:p>-3.1645376783</text:p>
          </table:table-cell>
          <table:table-cell office:value-type="float" office:value="-3.14723450268871" calcext:value-type="float">
            <text:p>-3.1472345027</text:p>
          </table:table-cell>
          <table:table-cell office:value-type="float" office:value="-3.12734064478772" calcext:value-type="float">
            <text:p>-3.1273406448</text:p>
          </table:table-cell>
          <table:table-cell office:value-type="float" office:value="-3.10530928881208" calcext:value-type="float">
            <text:p>-3.1053092888</text:p>
          </table:table-cell>
          <table:table-cell office:value-type="float" office:value="-3.08161438451061" calcext:value-type="float">
            <text:p>-3.0816143845</text:p>
          </table:table-cell>
          <table:table-cell office:value-type="float" office:value="-3.05673705132397" calcext:value-type="float">
            <text:p>-3.0567370513</text:p>
          </table:table-cell>
          <table:table-cell office:value-type="float" office:value="-3.03115342046315" calcext:value-type="float">
            <text:p>-3.0311534205</text:p>
          </table:table-cell>
          <table:table-cell office:value-type="float" office:value="-3.00532414937273" calcext:value-type="float">
            <text:p>-3.0053241494</text:p>
          </table:table-cell>
          <table:table-cell office:value-type="float" office:value="-2.97968571598262" calcext:value-type="float">
            <text:p>-2.979685716</text:p>
          </table:table-cell>
          <table:table-cell office:value-type="float" office:value="-2.9546435004952" calcext:value-type="float">
            <text:p>-2.9546435005</text:p>
          </table:table-cell>
          <table:table-cell office:value-type="float" office:value="-2.93056658490726" calcext:value-type="float">
            <text:p>-2.9305665849</text:p>
          </table:table-cell>
          <table:table-cell office:value-type="float" office:value="-2.90778414057997" calcext:value-type="float">
            <text:p>-2.9077841406</text:p>
          </table:table-cell>
          <table:table-cell office:value-type="float" office:value="-2.88658322946596" calcext:value-type="float">
            <text:p>-2.8865832295</text:p>
          </table:table-cell>
          <table:table-cell office:value-type="float" office:value="-2.86720781406348" calcext:value-type="float">
            <text:p>-2.8672078141</text:p>
          </table:table-cell>
          <table:table-cell office:value-type="float" office:value="-2.84985875475555" calcext:value-type="float">
            <text:p>-2.8498587548</text:p>
          </table:table-cell>
          <table:table-cell office:value-type="float" office:value="-2.83469457092584" calcext:value-type="float">
            <text:p>-2.8346945709</text:p>
          </table:table-cell>
          <table:table-cell office:value-type="float" office:value="-2.82183275369277" calcext:value-type="float">
            <text:p>-2.8218327537</text:p>
          </table:table-cell>
          <table:table-cell office:value-type="float" office:value="-2.81135144213692" calcext:value-type="float">
            <text:p>-2.8113514421</text:p>
          </table:table-cell>
          <table:table-cell office:value-type="float" office:value="-2.80329130939693" calcext:value-type="float">
            <text:p>-2.8032913094</text:p>
          </table:table-cell>
          <table:table-cell office:value-type="float" office:value="-2.79765754699066" calcext:value-type="float">
            <text:p>-2.797657547</text:p>
          </table:table-cell>
          <table:table-cell office:value-type="float" office:value="-2.79442188137405" calcext:value-type="float">
            <text:p>-2.7944218814</text:p>
          </table:table-cell>
          <table:table-cell office:value-type="float" office:value="-2.7935246017353" calcext:value-type="float">
            <text:p>-2.7935246017</text:p>
          </table:table-cell>
          <table:table-cell office:value-type="float" office:value="-2.79487661787291" calcext:value-type="float">
            <text:p>-2.7948766179</text:p>
          </table:table-cell>
          <table:table-cell office:value-type="float" office:value="-2.79836159765603" calcext:value-type="float">
            <text:p>-2.7983615977</text:p>
          </table:table-cell>
          <table:table-cell office:value-type="float" office:value="-2.80383825191579" calcext:value-type="float">
            <text:p>-2.8038382519</text:p>
          </table:table-cell>
          <table:table-cell office:value-type="float" office:value="-2.81114283902655" calcext:value-type="float">
            <text:p>-2.811142839</text:p>
          </table:table-cell>
          <table:table-cell office:value-type="float" office:value="-2.82009195199171" calcext:value-type="float">
            <text:p>-2.820091952</text:p>
          </table:table-cell>
          <table:table-cell office:value-type="float" office:value="-2.8304856293911" calcext:value-type="float">
            <text:p>-2.8304856294</text:p>
          </table:table-cell>
          <table:table-cell office:value-type="float" office:value="-2.84211080134557" calcext:value-type="float">
            <text:p>-2.8421108013</text:p>
          </table:table-cell>
          <table:table-cell office:value-type="float" office:value="-2.85474504691095" calcext:value-type="float">
            <text:p>-2.8547450469</text:p>
          </table:table-cell>
          <table:table-cell office:value-type="float" office:value="-2.86816060442569" calcext:value-type="float">
            <text:p>-2.8681606044</text:p>
          </table:table-cell>
          <table:table-cell office:value-type="float" office:value="-2.8821285453204" calcext:value-type="float">
            <text:p>-2.8821285453</text:p>
          </table:table-cell>
          <table:table-cell office:value-type="float" office:value="-2.8964229977637" calcext:value-type="float">
            <text:p>-2.8964229978</text:p>
          </table:table-cell>
          <table:table-cell office:value-type="float" office:value="-2.91082529106642" calcext:value-type="float">
            <text:p>-2.9108252911</text:p>
          </table:table-cell>
          <table:table-cell office:value-type="float" office:value="-2.92512788547965" calcext:value-type="float">
            <text:p>-2.9251278855</text:p>
          </table:table-cell>
          <table:table-cell office:value-type="float" office:value="-2.93913795430955" calcext:value-type="float">
            <text:p>-2.9391379543</text:p>
          </table:table-cell>
          <table:table-cell office:value-type="float" office:value="-2.95268049481211" calcext:value-type="float">
            <text:p>-2.9526804948</text:p>
          </table:table-cell>
          <table:table-cell office:value-type="float" office:value="-2.96560085951607" calcext:value-type="float">
            <text:p>-2.9656008595</text:p>
          </table:table-cell>
          <table:table-cell office:value-type="float" office:value="-2.97776661899176" calcext:value-type="float">
            <text:p>-2.977766619</text:p>
          </table:table-cell>
          <table:table-cell office:value-type="float" office:value="-2.98906868955393" calcext:value-type="float">
            <text:p>-2.9890686896</text:p>
          </table:table-cell>
          <table:table-cell office:value-type="float" office:value="-2.99942168449728" calcext:value-type="float">
            <text:p>-2.9994216845</text:p>
          </table:table-cell>
          <table:table-cell office:value-type="float" office:value="-3.00876347515532" calcext:value-type="float">
            <text:p>-3.0087634752</text:p>
          </table:table-cell>
          <table:table-cell office:value-type="float" office:value="-3.01705397858354" calcext:value-type="float">
            <text:p>-3.0170539786</text:p>
          </table:table-cell>
          <table:table-cell office:value-type="float" office:value="-3.02427322206009" calcext:value-type="float">
            <text:p>-3.0242732221</text:p>
          </table:table-cell>
          <table:table-cell office:value-type="float" office:value="-3.03041877045112" calcext:value-type="float">
            <text:p>-3.0304187705</text:p>
          </table:table-cell>
          <table:table-cell office:value-type="float" office:value="-3.03550263953095" calcext:value-type="float">
            <text:p>-3.0355026395</text:p>
          </table:table-cell>
          <table:table-cell office:value-type="float" office:value="-3.03954785437598" calcext:value-type="float">
            <text:p>-3.0395478544</text:p>
          </table:table-cell>
          <table:table-cell office:value-type="float" office:value="-3.04258484392324" calcext:value-type="float">
            <text:p>-3.0425848439</text:p>
          </table:table-cell>
          <table:table-cell office:value-type="float" office:value="-3.04464788702692" calcext:value-type="float">
            <text:p>-3.044647887</text:p>
          </table:table-cell>
          <table:table-cell office:value-type="float" office:value="-3.04577183818628" calcext:value-type="float">
            <text:p>-3.0457718382</text:p>
          </table:table-cell>
          <table:table-cell office:value-type="float" office:value="-3.04598935913359" calcext:value-type="float">
            <text:p>-3.0459893591</text:p>
          </table:table-cell>
          <table:table-cell office:value-type="float" office:value="-3.04532886322373" calcext:value-type="float">
            <text:p>-3.0453288632</text:p>
          </table:table-cell>
          <table:table-cell office:value-type="float" office:value="-3.04381334168232" calcext:value-type="float">
            <text:p>-3.0438133417</text:p>
          </table:table-cell>
          <table:table-cell office:value-type="float" office:value="-3.04146018456992" calcext:value-type="float">
            <text:p>-3.0414601846</text:p>
          </table:table-cell>
          <table:table-cell office:value-type="float" office:value="-3.03828203679282" calcext:value-type="float">
            <text:p>-3.0382820368</text:p>
          </table:table-cell>
          <table:table-cell office:value-type="float" office:value="-3.03428864485478" calcext:value-type="float">
            <text:p>-3.0342886449</text:p>
          </table:table-cell>
          <table:table-cell office:value-type="float" office:value="-3.02948955969979" calcext:value-type="float">
            <text:p>-3.0294895597</text:p>
          </table:table-cell>
          <table:table-cell office:value-type="float" office:value="-3.02389747365298" calcext:value-type="float">
            <text:p>-3.0238974737</text:p>
          </table:table-cell>
          <table:table-cell office:value-type="float" office:value="-3.01753189543049" calcext:value-type="float">
            <text:p>-3.0175318954</text:p>
          </table:table-cell>
          <table:table-cell office:value-type="float" office:value="-3.01042281727084" calcext:value-type="float">
            <text:p>-3.0104228173</text:p>
          </table:table-cell>
          <table:table-cell office:value-type="float" office:value="-3.00261401173628" calcext:value-type="float">
            <text:p>-3.0026140117</text:p>
          </table:table-cell>
          <table:table-cell office:value-type="float" office:value="-2.99416561832255" calcext:value-type="float">
            <text:p>-2.9941656183</text:p>
          </table:table-cell>
          <table:table-cell office:value-type="float" office:value="-2.98515574176863" calcext:value-type="float">
            <text:p>-2.9851557418</text:p>
          </table:table-cell>
          <table:table-cell office:value-type="float" office:value="-2.97568087841996" calcext:value-type="float">
            <text:p>-2.9756808784</text:p>
          </table:table-cell>
          <table:table-cell office:value-type="float" office:value="-2.96585510182008" calcext:value-type="float">
            <text:p>-2.9658551018</text:p>
          </table:table-cell>
          <table:table-cell office:value-type="float" office:value="-2.95580805778657" calcext:value-type="float">
            <text:p>-2.9558080578</text:p>
          </table:table-cell>
          <table:table-cell office:value-type="float" office:value="-2.94568192603562" calcext:value-type="float">
            <text:p>-2.945681926</text:p>
          </table:table-cell>
          <table:table-cell office:value-type="float" office:value="-2.93562758635732" calcext:value-type="float">
            <text:p>-2.9356275864</text:p>
          </table:table-cell>
          <table:table-cell office:value-type="float" office:value="-2.9258002742873" calcext:value-type="float">
            <text:p>-2.9258002743</text:p>
          </table:table-cell>
          <table:table-cell office:value-type="float" office:value="-2.91635502263488" calcext:value-type="float">
            <text:p>-2.9163550226</text:p>
          </table:table-cell>
          <table:table-cell office:value-type="float" office:value="-2.9074421653745" calcext:value-type="float">
            <text:p>-2.9074421654</text:p>
          </table:table-cell>
          <table:table-cell office:value-type="float" office:value="-2.89920313766871" calcext:value-type="float">
            <text:p>-2.8992031377</text:p>
          </table:table-cell>
          <table:table-cell office:value-type="float" office:value="-2.89176675014937" calcext:value-type="float">
            <text:p>-2.8917667501</text:p>
          </table:table-cell>
          <table:table-cell office:value-type="float" office:value="-2.88524605652968" calcext:value-type="float">
            <text:p>-2.8852460565</text:p>
          </table:table-cell>
          <table:table-cell office:value-type="float" office:value="-2.87973587861093" calcext:value-type="float">
            <text:p>-2.8797358786</text:p>
          </table:table-cell>
          <table:table-cell office:value-type="float" office:value="-2.87531100656259" calcext:value-type="float">
            <text:p>-2.8753110066</text:p>
          </table:table-cell>
          <table:table-cell office:value-type="float" office:value="-2.87202505713275" calcext:value-type="float">
            <text:p>-2.8720250571</text:p>
          </table:table-cell>
          <table:table-cell office:value-type="float" office:value="-2.86990994821083" calcext:value-type="float">
            <text:p>-2.8699099482</text:p>
          </table:table-cell>
          <table:table-cell office:value-type="float" office:value="-2.86897593355357" calcext:value-type="float">
            <text:p>-2.8689759336</text:p>
          </table:table-cell>
          <table:table-cell office:value-type="float" office:value="-2.86921213441159" calcext:value-type="float">
            <text:p>-2.8692121344</text:p>
          </table:table-cell>
          <table:table-cell office:value-type="float" office:value="-2.87058750300983" calcext:value-type="float">
            <text:p>-2.870587503</text:p>
          </table:table-cell>
          <table:table-cell office:value-type="float" office:value="-2.87305215430962" calcext:value-type="float">
            <text:p>-2.8730521543</text:p>
          </table:table-cell>
          <table:table-cell office:value-type="float" office:value="-2.87653900555234" calcext:value-type="float">
            <text:p>-2.8765390056</text:p>
          </table:table-cell>
          <table:table-cell office:value-type="float" office:value="-2.88096566660665" calcext:value-type="float">
            <text:p>-2.8809656666</text:p>
          </table:table-cell>
          <table:table-cell office:value-type="float" office:value="-2.8862365273418" calcext:value-type="float">
            <text:p>-2.8862365273</text:p>
          </table:table-cell>
          <table:table-cell office:value-type="float" office:value="-2.89224499085306" calcext:value-type="float">
            <text:p>-2.8922449909</text:p>
          </table:table-cell>
          <table:table-cell office:value-type="float" office:value="-2.89887580327589" calcext:value-type="float">
            <text:p>-2.8988758033</text:p>
          </table:table-cell>
          <table:table-cell office:value-type="float" office:value="-2.90600743239483" calcext:value-type="float">
            <text:p>-2.9060074324</text:p>
          </table:table-cell>
          <table:table-cell office:value-type="float" office:value="-2.91351444856891" calcext:value-type="float">
            <text:p>-2.9135144486</text:p>
          </table:table-cell>
          <table:table-cell office:value-type="float" office:value="-2.92126986305849" calcext:value-type="float">
            <text:p>-2.9212698631</text:p>
          </table:table-cell>
          <table:table-cell office:value-type="float" office:value="-2.92914738102446" calcext:value-type="float">
            <text:p>-2.929147381</text:p>
          </table:table-cell>
          <table:table-cell office:value-type="float" office:value="-2.93702352956866" calcext:value-type="float">
            <text:p>-2.9370235296</text:p>
          </table:table-cell>
          <table:table-cell office:value-type="float" office:value="-2.94477962538418" calcext:value-type="float">
            <text:p>-2.9447796254</text:p>
          </table:table-cell>
          <table:table-cell office:value-type="float" office:value="-2.95230355189586" calcext:value-type="float">
            <text:p>-2.9523035519</text:p>
          </table:table-cell>
          <table:table-cell office:value-type="float" office:value="-2.95949132207197" calcext:value-type="float">
            <text:p>-2.9594913221</text:p>
          </table:table-cell>
          <table:table-cell office:value-type="float" office:value="-2.96624841005945" calcext:value-type="float">
            <text:p>-2.9662484101</text:p>
          </table:table-cell>
          <table:table-cell office:value-type="float" office:value="-2.97249084205002" calcext:value-type="float">
            <text:p>-2.9724908421</text:p>
          </table:table-cell>
          <table:table-cell office:value-type="float" office:value="-2.97814604382647" calcext:value-type="float">
            <text:p>-2.9781460438</text:p>
          </table:table-cell>
          <table:table-cell office:value-type="float" office:value="-2.98315344879337" calcext:value-type="float">
            <text:p>-2.9831534488</text:p>
          </table:table-cell>
          <table:table-cell office:value-type="float" office:value="-2.98746487558593" calcext:value-type="float">
            <text:p>-2.9874648756</text:p>
          </table:table-cell>
          <table:table-cell office:value-type="float" office:value="-2.99104468825259" calcext:value-type="float">
            <text:p>-2.9910446883</text:p>
          </table:table-cell>
          <table:table-cell office:value-type="float" office:value="-2.99386975447719" calcext:value-type="float">
            <text:p>-2.9938697545</text:p>
          </table:table-cell>
          <table:table-cell office:value-type="float" office:value="-2.99592921835674" calcext:value-type="float">
            <text:p>-2.9959292184</text:p>
          </table:table-cell>
          <table:table-cell office:value-type="float" office:value="-2.99722410417411" calcext:value-type="float">
            <text:p>-2.9972241042</text:p>
          </table:table-cell>
          <table:table-cell office:value-type="float" office:value="-2.99776676672514" calcext:value-type="float">
            <text:p>-2.9977667667</text:p>
          </table:table-cell>
          <table:table-cell office:value-type="float" office:value="-2.99758020253204" calcext:value-type="float">
            <text:p>-2.9975802025</text:p>
          </table:table-cell>
          <table:table-cell office:value-type="float" office:value="-2.9966972351193" calcext:value-type="float">
            <text:p>-2.9966972351</text:p>
          </table:table-cell>
          <table:table-cell office:value-type="float" office:value="-2.99515958680509" calcext:value-type="float">
            <text:p>-2.9951595868</text:p>
          </table:table-cell>
          <table:table-cell office:value-type="float" office:value="-2.99301684948824" calcext:value-type="float">
            <text:p>-2.9930168495</text:p>
          </table:table-cell>
          <table:table-cell office:value-type="float" office:value="-2.99032536773596" calcext:value-type="float">
            <text:p>-2.9903253677</text:p>
          </table:table-cell>
          <table:table-cell office:value-type="float" office:value="-2.98714704917844" calcext:value-type="float">
            <text:p>-2.9871470492</text:p>
          </table:table-cell>
          <table:table-cell office:value-type="float" office:value="-2.98354811953285" calcext:value-type="float">
            <text:p>-2.9835481195</text:p>
          </table:table-cell>
          <table:table-cell office:value-type="float" office:value="-2.97959784240097" calcext:value-type="float">
            <text:p>-2.9795978424</text:p>
          </table:table-cell>
          <table:table-cell office:value-type="float" office:value="-2.97536722670788" calcext:value-type="float">
            <text:p>-2.9753672267</text:p>
          </table:table-cell>
          <table:table-cell office:value-type="float" office:value="-2.97092774723798" calcext:value-type="float">
            <text:p>-2.9709277472</text:p>
          </table:table-cell>
          <table:table-cell office:value-type="float" office:value="-2.96635010548607" calcext:value-type="float">
            <text:p>-2.9663501055</text:p>
          </table:table-cell>
          <table:table-cell office:value-type="float" office:value="-2.96170305884479" calcext:value-type="float">
            <text:p>-2.9617030588</text:p>
          </table:table-cell>
          <table:table-cell office:value-type="float" office:value="-2.95705234572461" calcext:value-type="float">
            <text:p>-2.9570523457</text:p>
          </table:table-cell>
          <table:table-cell office:value-type="float" office:value="-2.95245973235629" calcext:value-type="float">
            <text:p>-2.9524597324</text:p>
          </table:table-cell>
          <table:table-cell office:value-type="float" office:value="-2.94798220381091" calcext:value-type="float">
            <text:p>-2.9479822038</text:p>
          </table:table-cell>
          <table:table-cell office:value-type="float" office:value="-2.94367131723778" calcext:value-type="float">
            <text:p>-2.9436713172</text:p>
          </table:table-cell>
          <table:table-cell office:value-type="float" office:value="-2.93957272969972" calcext:value-type="float">
            <text:p>-2.9395727297</text:p>
          </table:table-cell>
          <table:table-cell office:value-type="float" office:value="-2.93572590653267" calcext:value-type="float">
            <text:p>-2.9357259065</text:p>
          </table:table-cell>
          <table:table-cell office:value-type="float" office:value="-2.93216400924258" calcext:value-type="float">
            <text:p>-2.9321640092</text:p>
          </table:table-cell>
          <table:table-cell office:value-type="float" office:value="-2.92891395492951" calcext:value-type="float">
            <text:p>-2.9289139549</text:p>
          </table:table-cell>
          <table:table-cell office:value-type="float" office:value="-2.92599663248792" calcext:value-type="float">
            <text:p>-2.9259966325</text:p>
          </table:table-cell>
          <table:table-cell office:value-type="float" office:value="-2.92342725472064" calcext:value-type="float">
            <text:p>-2.9234272547</text:p>
          </table:table-cell>
          <table:table-cell office:value-type="float" office:value="-2.92121582037145" calcext:value-type="float">
            <text:p>-2.9212158204</text:p>
          </table:table-cell>
          <table:table-cell office:value-type="float" office:value="-2.91936765616833" calcext:value-type="float">
            <text:p>-2.9193676562</text:p>
          </table:table-cell>
          <table:table-cell office:value-type="float" office:value="-2.91788400652971" calcext:value-type="float">
            <text:p>-2.9178840065</text:p>
          </table:table-cell>
          <table:table-cell office:value-type="float" office:value="-2.91676263774989" calcext:value-type="float">
            <text:p>-2.9167626377</text:p>
          </table:table-cell>
          <table:table-cell office:value-type="float" office:value="-2.9159984243249" calcext:value-type="float">
            <text:p>-2.9159984243</text:p>
          </table:table-cell>
          <table:table-cell office:value-type="float" office:value="-2.9155838876114" calcext:value-type="float">
            <text:p>-2.9155838876</text:p>
          </table:table-cell>
          <table:table-cell office:value-type="float" office:value="-2.91550966112171" calcext:value-type="float">
            <text:p>-2.9155096611</text:p>
          </table:table-cell>
          <table:table-cell office:value-type="float" office:value="-2.91576486227662" calcext:value-type="float">
            <text:p>-2.9157648623</text:p>
          </table:table-cell>
          <table:table-cell office:value-type="float" office:value="-2.91633735707188" calcext:value-type="float">
            <text:p>-2.9163373571</text:p>
          </table:table-cell>
          <table:table-cell office:value-type="float" office:value="-2.91721391152078" calcext:value-type="float">
            <text:p>-2.9172139115</text:p>
          </table:table-cell>
          <table:table-cell office:value-type="float" office:value="-2.91838023148303" calcext:value-type="float">
            <text:p>-2.9183802315</text:p>
          </table:table-cell>
          <table:table-cell office:value-type="float" office:value="-2.91982090012043" calcext:value-type="float">
            <text:p>-2.9198209001</text:p>
          </table:table-cell>
          <table:table-cell office:value-type="float" office:value="-2.92151922926598" calcext:value-type="float">
            <text:p>-2.9215192293</text:p>
          </table:table-cell>
          <table:table-cell office:value-type="float" office:value="-2.92345704701742" calcext:value-type="float">
            <text:p>-2.923457047</text:p>
          </table:table-cell>
          <table:table-cell office:value-type="float" office:value="-2.92561444848987" calcext:value-type="float">
            <text:p>-2.9256144485</text:p>
          </table:table-cell>
          <table:table-cell office:value-type="float" office:value="-2.92796953961183" calcext:value-type="float">
            <text:p>-2.9279695396</text:p>
          </table:table-cell>
          <table:table-cell office:value-type="float" office:value="-2.93049820493189" calcext:value-type="float">
            <text:p>-2.9304982049</text:p>
          </table:table-cell>
          <table:table-cell office:value-type="float" office:value="-2.93317392958451" calcext:value-type="float">
            <text:p>-2.9331739296</text:p>
          </table:table-cell>
          <table:table-cell office:value-type="float" office:value="-2.935967702882" calcext:value-type="float">
            <text:p>-2.9359677029</text:p>
          </table:table-cell>
          <table:table-cell office:value-type="float" office:value="-2.93884802663491" calcext:value-type="float">
            <text:p>-2.9388480266</text:p>
          </table:table-cell>
          <table:table-cell office:value-type="float" office:value="-2.94178104550006" calcext:value-type="float">
            <text:p>-2.9417810455</text:p>
          </table:table-cell>
          <table:table-cell office:value-type="float" office:value="-2.94473080974774" calcext:value-type="float">
            <text:p>-2.9447308097</text:p>
          </table:table-cell>
          <table:table-cell office:value-type="float" office:value="-2.94765967320505" calcext:value-type="float">
            <text:p>-2.9476596732</text:p>
          </table:table-cell>
          <table:table-cell office:value-type="float" office:value="-2.95052882120355" calcext:value-type="float">
            <text:p>-2.9505288212</text:p>
          </table:table-cell>
          <table:table-cell office:value-type="float" office:value="-2.95329891555383" calcext:value-type="float">
            <text:p>-2.9532989156</text:p>
          </table:table-cell>
          <table:table-cell office:value-type="float" office:value="-2.95593083637025" calcext:value-type="float">
            <text:p>-2.9559308364</text:p>
          </table:table-cell>
          <table:table-cell office:value-type="float" office:value="-2.95838649435786" calcext:value-type="float">
            <text:p>-2.9583864944</text:p>
          </table:table-cell>
          <table:table-cell office:value-type="float" office:value="-2.96062968235924" calcext:value-type="float">
            <text:p>-2.9606296824</text:p>
          </table:table-cell>
          <table:table-cell office:value-type="float" office:value="-2.96262693184993" calcext:value-type="float">
            <text:p>-2.9626269318</text:p>
          </table:table-cell>
          <table:table-cell office:value-type="float" office:value="-2.96434833884955" calcext:value-type="float">
            <text:p>-2.9643483388</text:p>
          </table:table-cell>
          <table:table-cell office:value-type="float" office:value="-2.96576832450278" calcext:value-type="float">
            <text:p>-2.9657683245</text:p>
          </table:table-cell>
          <table:table-cell office:value-type="float" office:value="-2.96686629831551" calcext:value-type="float">
            <text:p>-2.9668662983</text:p>
          </table:table-cell>
          <table:table-cell office:value-type="float" office:value="-2.96762719650896" calcext:value-type="float">
            <text:p>-2.9676271965</text:p>
          </table:table-cell>
          <table:table-cell office:value-type="float" office:value="-2.9680418738837" calcext:value-type="float">
            <text:p>-2.9680418739</text:p>
          </table:table-cell>
          <table:table-cell office:value-type="float" office:value="-2.96810733454477" calcext:value-type="float">
            <text:p>-2.9681073345</text:p>
          </table:table-cell>
          <table:table-cell office:value-type="float" office:value="-2.96782679434112" calcext:value-type="float">
            <text:p>-2.9678267943</text:p>
          </table:table-cell>
          <table:table-cell office:value-type="float" office:value="-2.96720957543255" calcext:value-type="float">
            <text:p>-2.9672095754</text:p>
          </table:table-cell>
          <table:table-cell office:value-type="float" office:value="-2.96627084055013" calcext:value-type="float">
            <text:p>-2.9662708406</text:p>
          </table:table-cell>
          <table:table-cell office:value-type="float" office:value="-2.96503118082307" calcext:value-type="float">
            <text:p>-2.9650311808</text:p>
          </table:table-cell>
          <table:table-cell office:value-type="float" office:value="-2.96351607624151" calcext:value-type="float">
            <text:p>-2.9635160762</text:p>
          </table:table-cell>
          <table:table-cell office:value-type="float" office:value="-2.9617552516699" calcext:value-type="float">
            <text:p>-2.9617552517</text:p>
          </table:table-cell>
          <table:table-cell office:value-type="float" office:value="-2.95978195372443" calcext:value-type="float">
            <text:p>-2.9597819537</text:p>
          </table:table-cell>
          <table:table-cell office:value-type="float" office:value="-2.9576321748571" calcext:value-type="float">
            <text:p>-2.9576321749</text:p>
          </table:table-cell>
          <table:table-cell office:value-type="float" office:value="-2.95534385066182" calcext:value-type="float">
            <text:p>-2.9553438507</text:p>
          </table:table-cell>
          <table:table-cell office:value-type="float" office:value="-2.95295605499705" calcext:value-type="float">
            <text:p>-2.952956055</text:p>
          </table:table-cell>
          <table:table-cell office:value-type="float" office:value="-2.95050821516086" calcext:value-type="float">
            <text:p>-2.9505082152</text:p>
          </table:table-cell>
          <table:table-cell office:value-type="float" office:value="-2.94803936633203" calcext:value-type="float">
            <text:p>-2.9480393663</text:p>
          </table:table-cell>
          <table:table-cell office:value-type="float" office:value="-2.94558746105396" calcext:value-type="float">
            <text:p>-2.9455874611</text:p>
          </table:table-cell>
          <table:table-cell office:value-type="float" office:value="-2.94318874587916" calcext:value-type="float">
            <text:p>-2.9431887459</text:p>
          </table:table-cell>
          <table:table-cell office:value-type="float" office:value="-2.94087721369781" calcext:value-type="float">
            <text:p>-2.9408772137</text:p>
          </table:table-cell>
          <table:table-cell office:value-type="float" office:value="-2.93868413683631" calcext:value-type="float">
            <text:p>-2.9386841368</text:p>
          </table:table-cell>
          <table:table-cell office:value-type="float" office:value="-2.93663768295582" calcext:value-type="float">
            <text:p>-2.936637683</text:p>
          </table:table-cell>
          <table:table-cell office:value-type="float" office:value="-2.9347626131446" calcext:value-type="float">
            <text:p>-2.9347626131</text:p>
          </table:table-cell>
          <table:table-cell office:value-type="float" office:value="-2.93308005949978" calcext:value-type="float">
            <text:p>-2.9330800595</text:p>
          </table:table-cell>
          <table:table-cell office:value-type="float" office:value="-2.93160737791782" calcext:value-type="float">
            <text:p>-2.9316073779</text:p>
          </table:table-cell>
          <table:table-cell office:value-type="float" office:value="-2.93035807076864" calcext:value-type="float">
            <text:p>-2.9303580708</text:p>
          </table:table-cell>
          <table:table-cell office:value-type="float" office:value="-2.92934177356989" calcext:value-type="float">
            <text:p>-2.9293417736</text:p>
          </table:table-cell>
          <table:table-cell office:value-type="float" office:value="-2.92856429962295" calcext:value-type="float">
            <text:p>-2.9285642996</text:p>
          </table:table-cell>
          <table:table-cell office:value-type="float" office:value="-2.92802773674087" calcext:value-type="float">
            <text:p>-2.9280277367</text:p>
          </table:table-cell>
          <table:table-cell office:value-type="float" office:value="-2.92773059057462" calcext:value-type="float">
            <text:p>-2.9277305906</text:p>
          </table:table-cell>
          <table:table-cell office:value-type="float" office:value="-2.92766796954674" calcext:value-type="float">
            <text:p>-2.9276679695</text:p>
          </table:table-cell>
          <table:table-cell office:value-type="float" office:value="-2.92783180688327" calcext:value-type="float">
            <text:p>-2.9278318069</text:p>
          </table:table-cell>
          <table:table-cell office:value-type="float" office:value="-2.92821111567006" calcext:value-type="float">
            <text:p>-2.9282111157</text:p>
          </table:table-cell>
          <table:table-cell office:value-type="float" office:value="-2.92879227312372" calcext:value-type="float">
            <text:p>-2.9287922731</text:p>
          </table:table-cell>
          <table:table-cell office:value-type="float" office:value="-2.92955933036589" calcext:value-type="float">
            <text:p>-2.9295593304</text:p>
          </table:table-cell>
          <table:table-cell office:value-type="float" office:value="-2.93049434386918" calcext:value-type="float">
            <text:p>-2.9304943439</text:p>
          </table:table-cell>
          <table:table-cell office:value-type="float" office:value="-2.93157772445266" calcext:value-type="float">
            <text:p>-2.9315777245</text:p>
          </table:table-cell>
          <table:table-cell office:value-type="float" office:value="-2.93278859925248" calcext:value-type="float">
            <text:p>-2.9327885993</text:p>
          </table:table-cell>
          <table:table-cell office:value-type="float" office:value="-2.93410518155042" calcext:value-type="float">
            <text:p>-2.9341051816</text:p>
          </table:table-cell>
          <table:table-cell office:value-type="float" office:value="-2.93550514277974" calcext:value-type="float">
            <text:p>-2.9355051428</text:p>
          </table:table-cell>
          <table:table-cell office:value-type="float" office:value="-2.93696598050413" calcext:value-type="float">
            <text:p>-2.9369659805</text:p>
          </table:table-cell>
          <table:table-cell office:value-type="float" office:value="-2.93846537578845" calcext:value-type="float">
            <text:p>-2.9384653758</text:p>
          </table:table-cell>
          <table:table-cell office:value-type="float" office:value="-2.93998153316389" calcext:value-type="float">
            <text:p>-2.9399815332</text:p>
          </table:table-cell>
          <table:table-cell office:value-type="float" office:value="-2.94149349645629" calcext:value-type="float">
            <text:p>-2.9414934965</text:p>
          </table:table-cell>
          <table:table-cell office:value-type="float" office:value="-2.94298143406843" calcext:value-type="float">
            <text:p>-2.9429814341</text:p>
          </table:table-cell>
          <table:table-cell office:value-type="float" office:value="-2.9444268879414" calcext:value-type="float">
            <text:p>-2.9444268879</text:p>
          </table:table-cell>
          <table:table-cell office:value-type="float" office:value="-2.94581298135183" calcext:value-type="float">
            <text:p>-2.9458129814</text:p>
          </table:table-cell>
          <table:table-cell office:value-type="float" office:value="-2.94712458190313" calcext:value-type="float">
            <text:p>-2.9471245819</text:p>
          </table:table-cell>
          <table:table-cell office:value-type="float" office:value="-2.94834841749388" calcext:value-type="float">
            <text:p>-2.9483484175</text:p>
          </table:table-cell>
          <table:table-cell office:value-type="float" office:value="-2.94947314464878" calcext:value-type="float">
            <text:p>-2.9494731446</text:p>
          </table:table-cell>
          <table:table-cell office:value-type="float" office:value="-2.95048937027466" calcext:value-type="float">
            <text:p>-2.9504893703</text:p>
          </table:table-cell>
          <table:table-cell office:value-type="float" office:value="-2.95138962960512" calcext:value-type="float">
            <text:p>-2.9513896296</text:p>
          </table:table-cell>
          <table:table-cell office:value-type="float" office:value="-2.95216832468953" calcext:value-type="float">
            <text:p>-2.9521683247</text:p>
          </table:table-cell>
          <table:table-cell office:value-type="float" office:value="-2.9528216292204" calcext:value-type="float">
            <text:p>-2.9528216292</text:p>
          </table:table-cell>
          <table:table-cell office:value-type="float" office:value="-2.95334736664248" calcext:value-type="float">
            <text:p>-2.9533473666</text:p>
          </table:table-cell>
          <table:table-cell office:value-type="float" office:value="-2.95374486931628" calcext:value-type="float">
            <text:p>-2.9537448693</text:p>
          </table:table-cell>
          <table:table-cell office:value-type="float" office:value="-2.95401482692053" calcext:value-type="float">
            <text:p>-2.9540148269</text:p>
          </table:table-cell>
          <table:table-cell office:value-type="float" office:value="-2.9541591322641" calcext:value-type="float">
            <text:p>-2.9541591323</text:p>
          </table:table-cell>
          <table:table-cell office:value-type="float" office:value="-2.95418073220223" calcext:value-type="float">
            <text:p>-2.9541807322</text:p>
          </table:table-cell>
          <table:table-cell office:value-type="float" office:value="-2.9540834904513" calcext:value-type="float">
            <text:p>-2.9540834905</text:p>
          </table:table-cell>
          <table:table-cell office:value-type="float" office:value="-2.95387206779126" calcext:value-type="float">
            <text:p>-2.9538720678</text:p>
          </table:table-cell>
          <table:table-cell office:value-type="float" office:value="-2.95355182354399" calcext:value-type="float">
            <text:p>-2.9535518235</text:p>
          </table:table-cell>
          <table:table-cell office:value-type="float" office:value="-2.95312874036452" calcext:value-type="float">
            <text:p>-2.9531287404</text:p>
          </table:table-cell>
          <table:table-cell office:value-type="float" office:value="-2.95260937245943" calcext:value-type="float">
            <text:p>-2.9526093725</text:p>
          </table:table-cell>
          <table:table-cell office:value-type="float" office:value="-2.95200081542437" calcext:value-type="float">
            <text:p>-2.9520008154</text:p>
          </table:table-cell>
          <table:table-cell office:value-type="float" office:value="-2.95131069412885" calcext:value-type="float">
            <text:p>-2.9513106941</text:p>
          </table:table-cell>
          <table:table-cell office:value-type="float" office:value="-2.95054716359156" calcext:value-type="float">
            <text:p>-2.9505471636</text:p>
          </table:table-cell>
          <table:table-cell office:value-type="float" office:value="-2.94971891668506" calcext:value-type="float">
            <text:p>-2.9497189167</text:p>
          </table:table-cell>
          <table:table-cell office:value-type="float" office:value="-2.94883519183947" calcext:value-type="float">
            <text:p>-2.9488351918</text:p>
          </table:table-cell>
          <table:table-cell office:value-type="float" office:value="-2.94790577378531" calcext:value-type="float">
            <text:p>-2.9479057738</text:p>
          </table:table-cell>
          <table:table-cell office:value-type="float" office:value="-2.94694098072188" calcext:value-type="float">
            <text:p>-2.9469409807</text:p>
          </table:table-cell>
          <table:table-cell office:value-type="float" office:value="-2.94595163214774" calcext:value-type="float">
            <text:p>-2.9459516321</text:p>
          </table:table-cell>
          <table:table-cell office:value-type="float" office:value="-2.94494899285073" calcext:value-type="float">
            <text:p>-2.9449489929</text:p>
          </table:table-cell>
          <table:table-cell office:value-type="float" office:value="-2.94394469014313" calcext:value-type="float">
            <text:p>-2.9439446901</text:p>
          </table:table-cell>
          <table:table-cell office:value-type="float" office:value="-2.94295060321861" calcext:value-type="float">
            <text:p>-2.9429506032</text:p>
          </table:table-cell>
          <table:table-cell office:value-type="float" office:value="-2.94197872538888" calcext:value-type="float">
            <text:p>-2.9419787254</text:p>
          </table:table-cell>
          <table:table-cell office:value-type="float" office:value="-2.94104100178124" calcext:value-type="float">
            <text:p>-2.9410410018</text:p>
          </table:table-cell>
          <table:table-cell office:value-type="float" office:value="-2.94014914674182" calcext:value-type="float">
            <text:p>-2.9401491467</text:p>
          </table:table-cell>
          <table:table-cell office:value-type="float" office:value="-2.9393144465797" calcext:value-type="float">
            <text:p>-2.9393144466</text:p>
          </table:table-cell>
          <table:table-cell office:value-type="float" office:value="-2.9385475543334" calcext:value-type="float">
            <text:p>-2.9385475543</text:p>
          </table:table-cell>
          <table:table-cell office:value-type="float" office:value="-2.93785828389296" calcext:value-type="float">
            <text:p>-2.9378582839</text:p>
          </table:table-cell>
          <table:table-cell office:value-type="float" office:value="-2.93725541104815" calcext:value-type="float">
            <text:p>-2.937255411</text:p>
          </table:table-cell>
          <table:table-cell office:value-type="float" office:value="-2.93674648886803" calcext:value-type="float">
            <text:p>-2.9367464889</text:p>
          </table:table-cell>
          <table:table-cell office:value-type="float" office:value="-2.93633768428115" calcext:value-type="float">
            <text:p>-2.9363376843</text:p>
          </table:table-cell>
          <table:table-cell office:value-type="float" office:value="-2.93603364187153" calcext:value-type="float">
            <text:p>-2.9360336419</text:p>
          </table:table-cell>
          <table:table-cell office:value-type="float" office:value="-2.93583737980335" calcext:value-type="float">
            <text:p>-2.9358373798</text:p>
          </table:table-cell>
          <table:table-cell office:value-type="float" office:value="-2.93575022149897" calcext:value-type="float">
            <text:p>-2.9357502215</text:p>
          </table:table-cell>
          <table:table-cell office:value-type="float" office:value="-2.93577176532494" calcext:value-type="float">
            <text:p>-2.9357717653</text:p>
          </table:table-cell>
          <table:table-cell office:value-type="float" office:value="-2.93589989311602" calcext:value-type="float">
            <text:p>-2.9358998931</text:p>
          </table:table-cell>
          <table:table-cell office:value-type="float" office:value="-2.93613081700507" calcext:value-type="float">
            <text:p>-2.936130817</text:p>
          </table:table-cell>
          <table:table-cell office:value-type="float" office:value="-2.93645916275" calcext:value-type="float">
            <text:p>-2.9364591628</text:p>
          </table:table-cell>
          <table:table-cell office:value-type="float" office:value="-2.93687808661349" calcext:value-type="float">
            <text:p>-2.9368780866</text:p>
          </table:table-cell>
          <table:table-cell office:value-type="float" office:value="-2.93737942190423" calcext:value-type="float">
            <text:p>-2.9373794219</text:p>
          </table:table-cell>
          <table:table-cell office:value-type="float" office:value="-2.93795385053612" calcext:value-type="float">
            <text:p>-2.9379538505</text:p>
          </table:table-cell>
          <table:table-cell office:value-type="float" office:value="-2.93859109443325" calcext:value-type="float">
            <text:p>-2.9385910944</text:p>
          </table:table-cell>
          <table:table-cell office:value-type="float" office:value="-2.93928012128952" calcext:value-type="float">
            <text:p>-2.9392801213</text:p>
          </table:table-cell>
          <table:table-cell office:value-type="float" office:value="-2.9400093590993" calcext:value-type="float">
            <text:p>-2.9400093591</text:p>
          </table:table-cell>
          <table:table-cell office:value-type="float" office:value="-2.94076691396544" calcext:value-type="float">
            <text:p>-2.940766914</text:p>
          </table:table-cell>
          <table:table-cell office:value-type="float" office:value="-2.94154078596824" calcext:value-type="float">
            <text:p>-2.941540786</text:p>
          </table:table-cell>
          <table:table-cell office:value-type="float" office:value="-2.94231907830121" calcext:value-type="float">
            <text:p>-2.9423190783</text:p>
          </table:table-cell>
          <table:table-cell office:value-type="float" office:value="-2.94309019541452" calcext:value-type="float">
            <text:p>-2.9430901954</text:p>
          </table:table-cell>
          <table:table-cell office:value-type="float" office:value="-2.9438430265423" calcext:value-type="float">
            <text:p>-2.9438430265</text:p>
          </table:table-cell>
          <table:table-cell office:value-type="float" office:value="-2.94456711165116" calcext:value-type="float">
            <text:p>-2.9445671117</text:p>
          </table:table-cell>
          <table:table-cell office:value-type="float" office:value="-2.94525278755855" calcext:value-type="float">
            <text:p>-2.9452527876</text:p>
          </table:table-cell>
          <table:table-cell office:value-type="float" office:value="-2.94589131263788" calcext:value-type="float">
            <text:p>-2.9458913126</text:p>
          </table:table-cell>
          <table:table-cell office:value-type="float" office:value="-2.94647496918286" calcext:value-type="float">
            <text:p>-2.9464749692</text:p>
          </table:table-cell>
          <table:table-cell office:value-type="float" office:value="-2.94699714308431" calcext:value-type="float">
            <text:p>-2.9469971431</text:p>
          </table:table-cell>
          <table:table-cell office:value-type="float" office:value="-2.94745238099051" calcext:value-type="float">
            <text:p>-2.947452381</text:p>
          </table:table-cell>
          <table:table-cell office:value-type="float" office:value="-2.94783642554858" calcext:value-type="float">
            <text:p>-2.9478364255</text:p>
          </table:table-cell>
          <table:table-cell office:value-type="float" office:value="-2.94814622967683" calcext:value-type="float">
            <text:p>-2.9481462297</text:p>
          </table:table-cell>
          <table:table-cell office:value-type="float" office:value="-2.94837995107322" calcext:value-type="float">
            <text:p>-2.9483799511</text:p>
          </table:table-cell>
          <table:table-cell office:value-type="float" office:value="-2.94853692836605" calcext:value-type="float">
            <text:p>-2.9485369284</text:p>
          </table:table-cell>
          <table:table-cell office:value-type="float" office:value="-2.94861764043194" calcext:value-type="float">
            <text:p>-2.9486176404</text:p>
          </table:table-cell>
          <table:table-cell office:value-type="float" office:value="-2.94862365048751" calcext:value-type="float">
            <text:p>-2.9486236505</text:p>
          </table:table-cell>
          <table:table-cell office:value-type="float" office:value="-2.94855753660786" calcext:value-type="float">
            <text:p>-2.9485575366</text:p>
          </table:table-cell>
          <table:table-cell office:value-type="float" office:value="-2.94842281034626" calcext:value-type="float">
            <text:p>-2.9484228103</text:p>
          </table:table-cell>
          <table:table-cell office:value-type="float" office:value="-2.94822382514337" calcext:value-type="float">
            <text:p>-2.9482238251</text:p>
          </table:table-cell>
          <table:table-cell office:value-type="float" office:value="-2.94796567623363" calcext:value-type="float">
            <text:p>-2.9479656762</text:p>
          </table:table-cell>
          <table:table-cell office:value-type="float" office:value="-2.94765409377067" calcext:value-type="float">
            <text:p>-2.9476540938</text:p>
          </table:table-cell>
          <table:table-cell office:value-type="float" office:value="-2.94729533093968" calcext:value-type="float">
            <text:p>-2.9472953309</text:p>
          </table:table-cell>
          <table:table-cell office:value-type="float" office:value="-2.94689604882253" calcext:value-type="float">
            <text:p>-2.9468960488</text:p>
          </table:table-cell>
          <table:table-cell office:value-type="float" office:value="-2.94646319986961" calcext:value-type="float">
            <text:p>-2.9464631999</text:p>
          </table:table-cell>
          <table:table-cell office:value-type="float" office:value="-2.94600391179849" calcext:value-type="float">
            <text:p>-2.9460039118</text:p>
          </table:table-cell>
          <table:table-cell office:value-type="float" office:value="-2.94552537379577" calcext:value-type="float">
            <text:p>-2.9455253738</text:p>
          </table:table-cell>
          <table:table-cell office:value-type="float" office:value="-2.94503472685135" calcext:value-type="float">
            <text:p>-2.9450347269</text:p>
          </table:table-cell>
          <table:table-cell office:value-type="float" office:value="-2.94453896000549" calcext:value-type="float">
            <text:p>-2.94453896</text:p>
          </table:table-cell>
          <table:table-cell office:value-type="float" office:value="-2.94404481418717" calcext:value-type="float">
            <text:p>-2.9440448142</text:p>
          </table:table-cell>
          <table:table-cell office:value-type="float" office:value="-2.94355869516783" calcext:value-type="float">
            <text:p>-2.9435586952</text:p>
          </table:table-cell>
          <table:table-cell office:value-type="float" office:value="-2.94308659695024" calcext:value-type="float">
            <text:p>-2.943086597</text:p>
          </table:table-cell>
          <table:table-cell office:value-type="float" office:value="-2.94263403665545" calcext:value-type="float">
            <text:p>-2.9426340367</text:p>
          </table:table-cell>
          <table:table-cell office:value-type="float" office:value="-2.9422060016753" calcext:value-type="float">
            <text:p>-2.9422060017</text:p>
          </table:table-cell>
          <table:table-cell office:value-type="float" office:value="-2.94180690951156" calcext:value-type="float">
            <text:p>-2.9418069095</text:p>
          </table:table-cell>
          <table:table-cell office:value-type="float" office:value="-2.94144058038177" calcext:value-type="float">
            <text:p>-2.9414405804</text:p>
          </table:table-cell>
          <table:table-cell office:value-type="float" office:value="-2.94111022228537" calcext:value-type="float">
            <text:p>-2.9411102223</text:p>
          </table:table-cell>
          <table:table-cell office:value-type="float" office:value="-2.94081842788582" calcext:value-type="float">
            <text:p>-2.9408184279</text:p>
          </table:table-cell>
          <table:table-cell office:value-type="float" office:value="-2.94056718221642" calcext:value-type="float">
            <text:p>-2.9405671822</text:p>
          </table:table-cell>
          <table:table-cell office:value-type="float" office:value="-2.94035787994446" calcext:value-type="float">
            <text:p>-2.9403578799</text:p>
          </table:table-cell>
          <table:table-cell office:value-type="float" office:value="-2.94019135068548" calcext:value-type="float">
            <text:p>-2.9401913507</text:p>
          </table:table-cell>
          <table:table-cell office:value-type="float" office:value="-2.94006789070899" calcext:value-type="float">
            <text:p>-2.9400678907</text:p>
          </table:table-cell>
          <table:table-cell office:value-type="float" office:value="-2.93998729928824" calcext:value-type="float">
            <text:p>-2.9399872993</text:p>
          </table:table-cell>
          <table:table-cell office:value-type="float" office:value="-2.93994891795625" calcext:value-type="float">
            <text:p>-2.939948918</text:p>
          </table:table-cell>
          <table:table-cell office:value-type="float" office:value="-2.93995167101009" calcext:value-type="float">
            <text:p>-2.939951671</text:p>
          </table:table-cell>
          <table:table-cell office:value-type="float" office:value="-2.93999410577491" calcext:value-type="float">
            <text:p>-2.9399941058</text:p>
          </table:table-cell>
          <table:table-cell office:value-type="float" office:value="-2.94007443136843" calcext:value-type="float">
            <text:p>-2.9400744314</text:p>
          </table:table-cell>
          <table:table-cell office:value-type="float" office:value="-2.94019055499907" calcext:value-type="float">
            <text:p>-2.940190555</text:p>
          </table:table-cell>
          <table:table-cell office:value-type="float" office:value="-2.94034011515527" calcext:value-type="float">
            <text:p>-2.9403401152</text:p>
          </table:table-cell>
          <table:table-cell office:value-type="float" office:value="-2.94052051138799" calcext:value-type="float">
            <text:p>-2.9405205114</text:p>
          </table:table-cell>
          <table:table-cell office:value-type="float" office:value="-2.94072893073677" calcext:value-type="float">
            <text:p>-2.9407289307</text:p>
          </table:table-cell>
          <table:table-cell office:value-type="float" office:value="-2.9409623711583" calcext:value-type="float">
            <text:p>-2.9409623712</text:p>
          </table:table-cell>
          <table:table-cell office:value-type="float" office:value="-2.9412176626107" calcext:value-type="float">
            <text:p>-2.9412176626</text:p>
          </table:table-cell>
          <table:table-cell office:value-type="float" office:value="-2.94149148664495" calcext:value-type="float">
            <text:p>-2.9414914866</text:p>
          </table:table-cell>
          <table:table-cell office:value-type="float" office:value="-2.94178039552174" calcext:value-type="float">
            <text:p>-2.9417803955</text:p>
          </table:table-cell>
          <table:table-cell office:value-type="float" office:value="-2.94208083191679" calcext:value-type="float">
            <text:p>-2.9420808319</text:p>
          </table:table-cell>
          <table:table-cell office:value-type="float" office:value="-2.94238915027711" calcext:value-type="float">
            <text:p>-2.9423891503</text:p>
          </table:table-cell>
          <table:table-cell office:value-type="float" office:value="-2.94270164077638" calcext:value-type="float">
            <text:p>-2.9427016408</text:p>
          </table:table-cell>
          <table:table-cell office:value-type="float" office:value="-2.9430145566463" calcext:value-type="float">
            <text:p>-2.9430145566</text:p>
          </table:table-cell>
          <table:table-cell office:value-type="float" office:value="-2.94332414541738" calcext:value-type="float">
            <text:p>-2.9433241454</text:p>
          </table:table-cell>
          <table:table-cell office:value-type="float" office:value="-2.94362668432107" calcext:value-type="float">
            <text:p>-2.9436266843</text:p>
          </table:table-cell>
          <table:table-cell office:value-type="float" office:value="-2.94391851977048" calcext:value-type="float">
            <text:p>-2.9439185198</text:p>
          </table:table-cell>
          <table:table-cell office:value-type="float" office:value="-2.94419611052663" calcext:value-type="float">
            <text:p>-2.9441961105</text:p>
          </table:table-cell>
          <table:table-cell office:value-type="float" office:value="-2.94445607382595" calcext:value-type="float">
            <text:p>-2.9444560738</text:p>
          </table:table-cell>
          <table:table-cell office:value-type="float" office:value="-2.94469523345732" calcext:value-type="float">
            <text:p>-2.9446952335</text:p>
          </table:table-cell>
          <table:table-cell office:value-type="float" office:value="-2.94491066854391" calcext:value-type="float">
            <text:p>-2.9449106685</text:p>
          </table:table-cell>
          <table:table-cell office:value-type="float" office:value="-2.94509976159314" calcext:value-type="float">
            <text:p>-2.9450997616</text:p>
          </table:table-cell>
          <table:table-cell office:value-type="float" office:value="-2.94526024428117" calcext:value-type="float">
            <text:p>-2.9452602443</text:p>
          </table:table-cell>
          <table:table-cell office:value-type="float" office:value="-2.94539023939832" calcext:value-type="float">
            <text:p>-2.9453902394</text:p>
          </table:table-cell>
          <table:table-cell office:value-type="float" office:value="-2.94548829744066" calcext:value-type="float">
            <text:p>-2.9454882974</text:p>
          </table:table-cell>
          <table:table-cell office:value-type="float" office:value="-2.94555342644762" calcext:value-type="float">
            <text:p>-2.9455534264</text:p>
          </table:table-cell>
          <table:table-cell office:value-type="float" office:value="-2.94558511388543" calcext:value-type="float">
            <text:p>-2.9455851139</text:p>
          </table:table-cell>
          <table:table-cell office:value-type="float" office:value="-2.94558333962324" calcext:value-type="float">
            <text:p>-2.9455833396</text:p>
          </table:table-cell>
          <table:table-cell office:value-type="float" office:value="-2.94554857934157" calcext:value-type="float">
            <text:p>-2.9455485793</text:p>
          </table:table-cell>
          <table:table-cell office:value-type="float" office:value="-2.94548179803702" calcext:value-type="float">
            <text:p>-2.945481798</text:p>
          </table:table-cell>
          <table:table-cell office:value-type="float" office:value="-2.94538443361181" calcext:value-type="float">
            <text:p>-2.9453844336</text:p>
          </table:table-cell>
          <table:table-cell office:value-type="float" office:value="-2.94525837088393" calcext:value-type="float">
            <text:p>-2.9452583709</text:p>
          </table:table-cell>
          <table:table-cell office:value-type="float" office:value="-2.94510590661454" calcext:value-type="float">
            <text:p>-2.9451059066</text:p>
          </table:table-cell>
          <table:table-cell office:value-type="float" office:value="-2.94492970650801" calcext:value-type="float">
            <text:p>-2.9449297065</text:p>
          </table:table-cell>
          <table:table-cell office:value-type="float" office:value="-2.94473275526965" calcext:value-type="float">
            <text:p>-2.9447327553</text:p>
          </table:table-cell>
          <table:table-cell office:value-type="float" office:value="-2.9445183010525" calcext:value-type="float">
            <text:p>-2.9445183011</text:p>
          </table:table-cell>
          <table:table-cell office:value-type="float" office:value="-2.94428979574522" calcext:value-type="float">
            <text:p>-2.9442897957</text:p>
          </table:table-cell>
          <table:table-cell office:value-type="float" office:value="-2.94405083257777" calcext:value-type="float">
            <text:p>-2.9440508326</text:p>
          </table:table-cell>
          <table:table-cell office:value-type="float" office:value="-2.94380508257349" calcext:value-type="float">
            <text:p>-2.9438050826</text:p>
          </table:table-cell>
          <table:table-cell office:value-type="float" office:value="-2.94355623130813" calcext:value-type="float">
            <text:p>-2.9435562313</text:p>
          </table:table-cell>
          <table:table-cell office:value-type="float" office:value="-2.94330791736233" calcext:value-type="float">
            <text:p>-2.9433079174</text:p>
          </table:table-cell>
          <table:table-cell office:value-type="float" office:value="-2.94306367371764" calcext:value-type="float">
            <text:p>-2.9430636737</text:p>
          </table:table-cell>
          <table:table-cell office:value-type="float" office:value="-2.94282687319803" calcext:value-type="float">
            <text:p>-2.9428268732</text:p>
          </table:table-cell>
          <table:table-cell office:value-type="float" office:value="-2.94260067888056" calcext:value-type="float">
            <text:p>-2.9426006789</text:p>
          </table:table-cell>
          <table:table-cell office:value-type="float" office:value="-2.94238800020956" calcext:value-type="float">
            <text:p>-2.9423880002</text:p>
          </table:table-cell>
          <table:table-cell office:value-type="float" office:value="-2.94219145536744" calcext:value-type="float">
            <text:p>-2.9421914554</text:p>
          </table:table-cell>
          <table:table-cell office:value-type="float" office:value="-2.94201334026051" calcext:value-type="float">
            <text:p>-2.9420133403</text:p>
          </table:table-cell>
          <table:table-cell office:value-type="float" office:value="-2.94185560431536" calcext:value-type="float">
            <text:p>-2.9418556043</text:p>
          </table:table-cell>
          <table:table-cell office:value-type="float" office:value="-2.9417198331168" calcext:value-type="float">
            <text:p>-2.9417198331</text:p>
          </table:table-cell>
          <table:table-cell office:value-type="float" office:value="-2.94160723778134" calcext:value-type="float">
            <text:p>-2.9416072378</text:p>
          </table:table-cell>
          <table:table-cell office:value-type="float" office:value="-2.94151865084483" calcext:value-type="float">
            <text:p>-2.9415186508</text:p>
          </table:table-cell>
          <table:table-cell office:value-type="float" office:value="-2.94145452834263" calcext:value-type="float">
            <text:p>-2.9414545283</text:p>
          </table:table-cell>
          <table:table-cell office:value-type="float" office:value="-2.94141495768144" calcext:value-type="float">
            <text:p>-2.9414149577</text:p>
          </table:table-cell>
          <table:table-cell office:value-type="float" office:value="-2.94139967084746" calcext:value-type="float">
            <text:p>-2.9413996708</text:p>
          </table:table-cell>
          <table:table-cell office:value-type="float" office:value="-2.94140806244532" calcext:value-type="float">
            <text:p>-2.9414080624</text:p>
          </table:table-cell>
          <table:table-cell office:value-type="float" office:value="-2.94143921203684" calcext:value-type="float">
            <text:p>-2.941439212</text:p>
          </table:table-cell>
          <table:table-cell office:value-type="float" office:value="-2.94149191021997" calcext:value-type="float">
            <text:p>-2.9414919102</text:p>
          </table:table-cell>
          <table:table-cell office:value-type="float" office:value="-2.94156468788398" calcext:value-type="float">
            <text:p>-2.9415646879</text:p>
          </table:table-cell>
          <table:table-cell office:value-type="float" office:value="-2.9416558480594" calcext:value-type="float">
            <text:p>-2.9416558481</text:p>
          </table:table-cell>
          <table:table-cell office:value-type="float" office:value="-2.94176349978336" calcext:value-type="float">
            <text:p>-2.9417634998</text:p>
          </table:table-cell>
          <table:table-cell office:value-type="float" office:value="-2.94188559339725" calcext:value-type="float">
            <text:p>-2.9418855934</text:p>
          </table:table-cell>
          <table:table-cell office:value-type="float" office:value="-2.94201995669621" calcext:value-type="float">
            <text:p>-2.9420199567</text:p>
          </table:table-cell>
          <table:table-cell office:value-type="float" office:value="-2.94216433135516" calcext:value-type="float">
            <text:p>-2.9421643314</text:p>
          </table:table-cell>
          <table:table-cell office:value-type="float" office:value="-2.94231640906665" calcext:value-type="float">
            <text:p>-2.9423164091</text:p>
          </table:table-cell>
          <table:table-cell office:value-type="float" office:value="-2.94247386684007" calcext:value-type="float">
            <text:p>-2.9424738668</text:p>
          </table:table-cell>
          <table:table-cell office:value-type="float" office:value="-2.94263440093516" calcext:value-type="float">
            <text:p>-2.9426344009</text:p>
          </table:table-cell>
          <table:table-cell office:value-type="float" office:value="-2.94279575893646" calcext:value-type="float">
            <text:p>-2.9427957589</text:p>
          </table:table-cell>
          <table:table-cell office:value-type="float" office:value="-2.94295576950695" calcext:value-type="float">
            <text:p>-2.9429557695</text:p>
          </table:table-cell>
          <table:table-cell office:value-type="float" office:value="-2.94311236942375" calcext:value-type="float">
            <text:p>-2.9431123694</text:p>
          </table:table-cell>
          <table:table-cell office:value-type="float" office:value="-2.94326362754571" calcext:value-type="float">
            <text:p>-2.9432636275</text:p>
          </table:table-cell>
          <table:table-cell office:value-type="float" office:value="-2.94340776543885" calcext:value-type="float">
            <text:p>-2.9434077654</text:p>
          </table:table-cell>
          <table:table-cell office:value-type="float" office:value="-2.94354317446763" calcext:value-type="float">
            <text:p>-2.9435431745</text:p>
          </table:table-cell>
          <table:table-cell office:value-type="float" office:value="-2.94366842923711" calcext:value-type="float">
            <text:p>-2.9436684292</text:p>
          </table:table-cell>
          <table:table-cell office:value-type="float" office:value="-2.94378229735973" calcext:value-type="float">
            <text:p>-2.9437822974</text:p>
          </table:table-cell>
          <table:table-cell office:value-type="float" office:value="-2.94388374561784" calcext:value-type="float">
            <text:p>-2.9438837456</text:p>
          </table:table-cell>
          <table:table-cell office:value-type="float" office:value="-2.94397194266438" calcext:value-type="float">
            <text:p>-2.9439719427</text:p>
          </table:table-cell>
          <table:table-cell office:value-type="float" office:value="-2.94404625849372" calcext:value-type="float">
            <text:p>-2.9440462585</text:p>
          </table:table-cell>
          <table:table-cell office:value-type="float" office:value="-2.94410626097837" calcext:value-type="float">
            <text:p>-2.944106261</text:p>
          </table:table-cell>
          <table:table-cell office:value-type="float" office:value="-2.94415170982448" calcext:value-type="float">
            <text:p>-2.9441517098</text:p>
          </table:table-cell>
          <table:table-cell office:value-type="float" office:value="-2.94418254833802" calcext:value-type="float">
            <text:p>-2.9441825483</text:p>
          </table:table-cell>
          <table:table-cell office:value-type="float" office:value="-2.94419889341842" calcext:value-type="float">
            <text:p>-2.9441988934</text:p>
          </table:table-cell>
          <table:table-cell office:value-type="float" office:value="-2.94420102420286" calcext:value-type="float">
            <text:p>-2.9442010242</text:p>
          </table:table-cell>
          <table:table-cell office:value-type="float" office:value="-2.94418936976479" calcext:value-type="float">
            <text:p>-2.9441893698</text:p>
          </table:table-cell>
          <table:table-cell office:value-type="float" office:value="-2.94416449624878" calcext:value-type="float">
            <text:p>-2.9441644962</text:p>
          </table:table-cell>
          <table:table-cell office:value-type="float" office:value="-2.94412709377437" calcext:value-type="float">
            <text:p>-2.9441270938</text:p>
          </table:table-cell>
          <table:table-cell office:value-type="float" office:value="-2.94407796338574" calcext:value-type="float">
            <text:p>-2.9440779634</text:p>
          </table:table-cell>
          <table:table-cell office:value-type="float" office:value="-2.94401800425553" calcext:value-type="float">
            <text:p>-2.9440180043</text:p>
          </table:table-cell>
          <table:table-cell office:value-type="float" office:value="-2.94394820129024" calcext:value-type="float">
            <text:p>-2.9439482013</text:p>
          </table:table-cell>
          <table:table-cell office:value-type="float" office:value="-2.94386961319934" calcext:value-type="float">
            <text:p>-2.9438696132</text:p>
          </table:table-cell>
          <table:table-cell office:value-type="float" office:value="-2.9437833610458" calcext:value-type="float">
            <text:p>-2.943783361</text:p>
          </table:table-cell>
          <table:table-cell office:value-type="float" office:value="-2.94369061720737" calcext:value-type="float">
            <text:p>-2.9436906172</text:p>
          </table:table-cell>
          <table:table-cell office:value-type="float" office:value="-2.94359259466756" calcext:value-type="float">
            <text:p>-2.9435925947</text:p>
          </table:table-cell>
          <table:table-cell office:value-type="float" office:value="-2.94349053648634" calcext:value-type="float">
            <text:p>-2.9434905365</text:p>
          </table:table-cell>
          <table:table-cell office:value-type="float" office:value="-2.94338570530938" calcext:value-type="float">
            <text:p>-2.9433857053</text:p>
          </table:table-cell>
          <table:table-cell office:value-type="float" office:value="-2.94327937277298" calcext:value-type="float">
            <text:p>-2.9432793728</text:p>
          </table:table-cell>
          <table:table-cell office:value-type="float" office:value="-2.94317280864022" calcext:value-type="float">
            <text:p>-2.9431728086</text:p>
          </table:table-cell>
          <table:table-cell office:value-type="float" office:value="-2.94306726960453" calcext:value-type="float">
            <text:p>-2.9430672696</text:p>
          </table:table-cell>
          <table:table-cell office:value-type="float" office:value="-2.94296398766787" calcext:value-type="float">
            <text:p>-2.9429639877</text:p>
          </table:table-cell>
          <table:table-cell office:value-type="float" office:value="-2.94286415810051" calcext:value-type="float">
            <text:p>-2.9428641581</text:p>
          </table:table-cell>
          <table:table-cell office:value-type="float" office:value="-2.94276892702904" calcext:value-type="float">
            <text:p>-2.942768927</text:p>
          </table:table-cell>
          <table:table-cell office:value-type="float" office:value="-2.94267937876604" calcext:value-type="float">
            <text:p>-2.9426793788</text:p>
          </table:table-cell>
          <table:table-cell office:value-type="float" office:value="-2.94259652305238" calcext:value-type="float">
            <text:p>-2.9425965231</text:p>
          </table:table-cell>
          <table:table-cell office:value-type="float" office:value="-2.94252128243568" calcext:value-type="float">
            <text:p>-2.9425212824</text:p>
          </table:table-cell>
          <table:table-cell office:value-type="float" office:value="-2.94245448005802" calcext:value-type="float">
            <text:p>-2.9424544801</text:p>
          </table:table-cell>
          <table:table-cell office:value-type="float" office:value="-2.94239682814802" calcext:value-type="float">
            <text:p>-2.9423968281</text:p>
          </table:table-cell>
          <table:table-cell office:value-type="float" office:value="-2.94234891754416" calcext:value-type="float">
            <text:p>-2.9423489175</text:p>
          </table:table-cell>
          <table:table-cell office:value-type="float" office:value="-2.94231120856601" calcext:value-type="float">
            <text:p>-2.9423112086</text:p>
          </table:table-cell>
          <table:table-cell office:value-type="float" office:value="-2.9422840235461" calcext:value-type="float">
            <text:p>-2.9422840235</text:p>
          </table:table-cell>
          <table:table-cell office:value-type="float" office:value="-2.94226754130208" calcext:value-type="float">
            <text:p>-2.9422675413</text:p>
          </table:table-cell>
          <table:table-cell office:value-type="float" office:value="-2.94226179379002" calcext:value-type="float">
            <text:p>-2.9422617938</text:p>
          </table:table-cell>
          <table:table-cell office:value-type="float" office:value="-2.94226666512059" calcext:value-type="float">
            <text:p>-2.9422666651</text:p>
          </table:table-cell>
          <table:table-cell office:value-type="float" office:value="-2.94228189306433" calcext:value-type="float">
            <text:p>-2.9422818931</text:p>
          </table:table-cell>
          <table:table-cell office:value-type="float" office:value="-2.94230707309282" calcext:value-type="float">
            <text:p>-2.9423070731</text:p>
          </table:table-cell>
          <table:table-cell office:value-type="float" office:value="-2.94234166493938" calcext:value-type="float">
            <text:p>-2.9423416649</text:p>
          </table:table-cell>
          <table:table-cell office:value-type="float" office:value="-2.94238500158201" calcext:value-type="float">
            <text:p>-2.9423850016</text:p>
          </table:table-cell>
          <table:table-cell office:value-type="float" office:value="-2.94243630048747" calcext:value-type="float">
            <text:p>-2.9424363005</text:p>
          </table:table-cell>
          <table:table-cell office:value-type="float" office:value="-2.9424946768893" calcext:value-type="float">
            <text:p>-2.9424946769</text:p>
          </table:table-cell>
          <table:table-cell office:value-type="float" office:value="-2.94255915881774" calcext:value-type="float">
            <text:p>-2.9425591588</text:p>
          </table:table-cell>
          <table:table-cell office:value-type="float" office:value="-2.94262870355499" calcext:value-type="float">
            <text:p>-2.9426287036</text:p>
          </table:table-cell>
          <table:table-cell office:value-type="float" office:value="-2.94270221515677" calcext:value-type="float">
            <text:p>-2.9427022152</text:p>
          </table:table-cell>
          <table:table-cell office:value-type="float" office:value="-2.94277856266051" calcext:value-type="float">
            <text:p>-2.9427785627</text:p>
          </table:table-cell>
          <table:table-cell office:value-type="float" office:value="-2.94285659858974" calcext:value-type="float">
            <text:p>-2.9428565986</text:p>
          </table:table-cell>
          <table:table-cell office:value-type="float" office:value="-2.9429351773724" calcext:value-type="float">
            <text:p>-2.9429351774</text:p>
          </table:table-cell>
          <table:table-cell office:value-type="float" office:value="-2.94301317330278" calcext:value-type="float">
            <text:p>-2.9430131733</text:p>
          </table:table-cell>
          <table:table-cell office:value-type="float" office:value="-2.94308949770261" calcext:value-type="float">
            <text:p>-2.9430894977</text:p>
          </table:table-cell>
          <table:table-cell office:value-type="float" office:value="-2.94316311497128" calcext:value-type="float">
            <text:p>-2.943163115</text:p>
          </table:table-cell>
          <table:table-cell office:value-type="float" office:value="-2.94323305725141" calcext:value-type="float">
            <text:p>-2.9432330573</text:p>
          </table:table-cell>
          <table:table-cell office:value-type="float" office:value="-2.94329843748877" calcext:value-type="float">
            <text:p>-2.9432984375</text:p>
          </table:table-cell>
          <table:table-cell office:value-type="float" office:value="-2.94335846069815" calcext:value-type="float">
            <text:p>-2.9433584607</text:p>
          </table:table-cell>
          <table:table-cell office:value-type="float" office:value="-2.94341243331295" calcext:value-type="float">
            <text:p>-2.9434124333</text:p>
          </table:table-cell>
          <table:table-cell office:value-type="float" office:value="-2.94345977052811" calcext:value-type="float">
            <text:p>-2.9434597705</text:p>
          </table:table-cell>
          <table:table-cell office:value-type="float" office:value="-2.94350000159971" calcext:value-type="float">
            <text:p>-2.9435000016</text:p>
          </table:table-cell>
          <table:table-cell office:value-type="float" office:value="-2.9435327731051" calcext:value-type="float">
            <text:p>-2.9435327731</text:p>
          </table:table-cell>
          <table:table-cell office:value-type="float" office:value="-2.94355785020516" calcext:value-type="float">
            <text:p>-2.9435578502</text:p>
          </table:table-cell>
          <table:table-cell office:value-type="float" office:value="-2.94357511598484" calcext:value-type="float">
            <text:p>-2.943575116</text:p>
          </table:table-cell>
          <table:table-cell office:value-type="float" office:value="-2.94358456897497" calcext:value-type="float">
            <text:p>-2.943584569</text:p>
          </table:table-cell>
          <table:table-cell office:value-type="float" office:value="-2.9435863189873" calcext:value-type="float">
            <text:p>-2.943586319</text:p>
          </table:table-cell>
          <table:table-cell office:value-type="float" office:value="-2.94358058141072" calcext:value-type="float">
            <text:p>-2.9435805814</text:p>
          </table:table-cell>
          <table:table-cell office:value-type="float" office:value="-2.94356767013182" calcext:value-type="float">
            <text:p>-2.9435676701</text:p>
          </table:table-cell>
          <table:table-cell office:value-type="float" office:value="-2.9435479892594" calcext:value-type="float">
            <text:p>-2.9435479893</text:p>
          </table:table-cell>
          <table:table-cell office:value-type="float" office:value="-2.94352202383259" calcext:value-type="float">
            <text:p>-2.9435220238</text:p>
          </table:table-cell>
          <table:table-cell office:value-type="float" office:value="-2.9434903297088" calcext:value-type="float">
            <text:p>-2.9434903297</text:p>
          </table:table-cell>
          <table:table-cell office:value-type="float" office:value="-2.94345352281662" calcext:value-type="float">
            <text:p>-2.9434535228</text:p>
          </table:table-cell>
          <table:table-cell office:value-type="float" office:value="-2.94341226796599" calcext:value-type="float">
            <text:p>-2.943412268</text:p>
          </table:table-cell>
          <table:table-cell office:value-type="float" office:value="-2.94336726741622" calcext:value-type="float">
            <text:p>-2.9433672674</text:p>
          </table:table-cell>
          <table:table-cell office:value-type="float" office:value="-2.94331924936743" calcext:value-type="float">
            <text:p>-2.9433192494</text:p>
          </table:table-cell>
          <table:table-cell office:value-type="float" office:value="-2.94326895657177" calcext:value-type="float">
            <text:p>-2.9432689566</text:p>
          </table:table-cell>
          <table:table-cell office:value-type="float" office:value="-2.94321713522675" calcext:value-type="float">
            <text:p>-2.9432171352</text:p>
          </table:table-cell>
          <table:table-cell office:value-type="float" office:value="-2.94316452430845" calcext:value-type="float">
            <text:p>-2.9431645243</text:p>
          </table:table-cell>
          <table:table-cell office:value-type="float" office:value="-2.94311184549657" calcext:value-type="float">
            <text:p>-2.9431118455</text:p>
          </table:table-cell>
          <table:table-cell office:value-type="float" office:value="-2.94305979381988" calcext:value-type="float">
            <text:p>-2.9430597938</text:p>
          </table:table-cell>
          <table:table-cell office:value-type="float" office:value="-2.94300902913691" calcext:value-type="float">
            <text:p>-2.9430090291</text:p>
          </table:table-cell>
          <table:table-cell office:value-type="float" office:value="-2.94296016854968" calcext:value-type="float">
            <text:p>-2.9429601685</text:p>
          </table:table-cell>
          <table:table-cell office:value-type="float" office:value="-2.94291377982614" calcext:value-type="float">
            <text:p>-2.9429137798</text:p>
          </table:table-cell>
          <table:table-cell office:value-type="float" office:value="-2.94287037588205" calcext:value-type="float">
            <text:p>-2.9428703759</text:p>
          </table:table-cell>
          <table:table-cell office:value-type="float" office:value="-2.94283041035766" calcext:value-type="float">
            <text:p>-2.9428304104</text:p>
          </table:table-cell>
          <table:table-cell office:value-type="float" office:value="-2.9427942742956" calcext:value-type="float">
            <text:p>-2.9427942743</text:p>
          </table:table-cell>
          <table:table-cell office:value-type="float" office:value="-2.94276229390548" calcext:value-type="float">
            <text:p>-2.9427622939</text:p>
          </table:table-cell>
          <table:table-cell office:value-type="float" office:value="-2.94273472938165" calcext:value-type="float">
            <text:p>-2.9427347294</text:p>
          </table:table-cell>
          <table:table-cell office:value-type="float" office:value="-2.94271177471733" calcext:value-type="float">
            <text:p>-2.9427117747</text:p>
          </table:table-cell>
          <table:table-cell office:value-type="float" office:value="-2.94269355844414" calcext:value-type="float">
            <text:p>-2.9426935584</text:p>
          </table:table-cell>
          <table:table-cell office:value-type="float" office:value="-2.94268014521052" calcext:value-type="float">
            <text:p>-2.9426801452</text:p>
          </table:table-cell>
          <table:table-cell office:value-type="float" office:value="-2.94267153810034" calcext:value-type="float">
            <text:p>-2.9426715381</text:p>
          </table:table-cell>
          <table:table-cell office:value-type="float" office:value="-2.94266768159104" calcext:value-type="float">
            <text:p>-2.9426676816</text:p>
          </table:table-cell>
          <table:table-cell office:value-type="float" office:value="-2.94266846503801" calcext:value-type="float">
            <text:p>-2.942668465</text:p>
          </table:table-cell>
          <table:table-cell office:value-type="float" office:value="-2.94267372658607" calcext:value-type="float">
            <text:p>-2.9426737266</text:p>
          </table:table-cell>
          <table:table-cell office:value-type="float" office:value="-2.94268325739793" calcext:value-type="float">
            <text:p>-2.9426832574</text:p>
          </table:table-cell>
          <table:table-cell office:value-type="float" office:value="-2.94269680611229" calcext:value-type="float">
            <text:p>-2.9426968061</text:p>
          </table:table-cell>
          <table:table-cell office:value-type="float" office:value="-2.94271408344218" calcext:value-type="float">
            <text:p>-2.9427140834</text:p>
          </table:table-cell>
          <table:table-cell office:value-type="float" office:value="-2.94273476684425" calcext:value-type="float">
            <text:p>-2.9427347668</text:p>
          </table:table-cell>
          <table:table-cell office:value-type="float" office:value="-2.94275850520102" calcext:value-type="float">
            <text:p>-2.9427585052</text:p>
          </table:table-cell>
          <table:table-cell office:value-type="float" office:value="-2.94278492347115" calcext:value-type="float">
            <text:p>-2.9427849235</text:p>
          </table:table-cell>
          <table:table-cell office:value-type="float" office:value="-2.9428136272784" calcext:value-type="float">
            <text:p>-2.9428136273</text:p>
          </table:table-cell>
          <table:table-cell office:value-type="float" office:value="-2.94284420742071" calcext:value-type="float">
            <text:p>-2.9428442074</text:p>
          </table:table-cell>
          <table:table-cell office:value-type="float" office:value="-2.94287624429277" calcext:value-type="float">
            <text:p>-2.9428762443</text:p>
          </table:table-cell>
          <table:table-cell office:value-type="float" office:value="-2.94290931222297" calcext:value-type="float">
            <text:p>-2.9429093122</text:p>
          </table:table-cell>
          <table:table-cell office:value-type="float" office:value="-2.94294298373055" calcext:value-type="float">
            <text:p>-2.9429429837</text:p>
          </table:table-cell>
          <table:table-cell office:value-type="float" office:value="-2.94297683371162" calcext:value-type="float">
            <text:p>-2.9429768337</text:p>
          </table:table-cell>
          <table:table-cell office:value-type="float" office:value="-2.94301044356093" calcext:value-type="float">
            <text:p>-2.9430104436</text:p>
          </table:table-cell>
          <table:table-cell office:value-type="float" office:value="-2.94304340523632" calcext:value-type="float">
            <text:p>-2.9430434052</text:p>
          </table:table-cell>
          <table:table-cell office:value-type="float" office:value="-2.94307532525762" calcext:value-type="float">
            <text:p>-2.9430753253</text:p>
          </table:table-cell>
          <table:table-cell office:value-type="float" office:value="-2.94310582863581" calcext:value-type="float">
            <text:p>-2.9431058286</text:p>
          </table:table-cell>
          <table:table-cell office:value-type="float" office:value="-2.94313456270847" calcext:value-type="float">
            <text:p>-2.9431345627</text:p>
          </table:table-cell>
          <table:table-cell office:value-type="float" office:value="-2.94316120085054" calcext:value-type="float">
            <text:p>-2.9431612009</text:p>
          </table:table-cell>
          <table:table-cell office:value-type="float" office:value="-2.94318544602489" calcext:value-type="float">
            <text:p>-2.943185446</text:p>
          </table:table-cell>
          <table:table-cell office:value-type="float" office:value="-2.94320703411625" calcext:value-type="float">
            <text:p>-2.9432070341</text:p>
          </table:table-cell>
          <table:table-cell office:value-type="float" office:value="-2.94322573699696" calcext:value-type="float">
            <text:p>-2.943225737</text:p>
          </table:table-cell>
          <table:table-cell office:value-type="float" office:value="-2.94324136526031" calcext:value-type="float">
            <text:p>-2.9432413653</text:p>
          </table:table-cell>
          <table:table-cell office:value-type="float" office:value="-2.94325377055436" calcext:value-type="float">
            <text:p>-2.9432537706</text:p>
          </table:table-cell>
          <table:table-cell office:value-type="float" office:value="-2.94326284745731" calcext:value-type="float">
            <text:p>-2.9432628475</text:p>
          </table:table-cell>
          <table:table-cell office:value-type="float" office:value="-2.94326853482535" calcext:value-type="float">
            <text:p>-2.9432685348</text:p>
          </table:table-cell>
          <table:table-cell office:value-type="float" office:value="-2.94327081656713" calcext:value-type="float">
            <text:p>-2.9432708166</text:p>
          </table:table-cell>
          <table:table-cell office:value-type="float" office:value="-2.94326972179366" calcext:value-type="float">
            <text:p>-2.9432697218</text:p>
          </table:table-cell>
          <table:table-cell office:value-type="float" office:value="-2.94326532431528" calcext:value-type="float">
            <text:p>-2.9432653243</text:p>
          </table:table-cell>
          <table:table-cell office:value-type="float" office:value="-2.94325774146542" calcext:value-type="float">
            <text:p>-2.9432577415</text:p>
          </table:table-cell>
          <table:table-cell office:value-type="float" office:value="-2.94324713225065" calcext:value-type="float">
            <text:p>-2.9432471323</text:p>
          </table:table-cell>
          <table:table-cell office:value-type="float" office:value="-2.94323369484054" calcext:value-type="float">
            <text:p>-2.9432336948</text:p>
          </table:table-cell>
          <table:table-cell office:value-type="float" office:value="-2.94321766342932" calcext:value-type="float">
            <text:p>-2.9432176634</text:p>
          </table:table-cell>
          <table:table-cell office:value-type="float" office:value="-2.94319930451716" calcext:value-type="float">
            <text:p>-2.9431993045</text:p>
          </table:table-cell>
          <table:table-cell office:value-type="float" office:value="-2.94317891267266" calcext:value-type="float">
            <text:p>-2.9431789127</text:p>
          </table:table-cell>
          <table:table-cell office:value-type="float" office:value="-2.94315680585709" calcext:value-type="float">
            <text:p>-2.9431568059</text:p>
          </table:table-cell>
          <table:table-cell office:value-type="float" office:value="-2.94313332039023" calcext:value-type="float">
            <text:p>-2.9431333204</text:p>
          </table:table-cell>
          <table:table-cell office:value-type="float" office:value="-2.94310880566449" calcext:value-type="float">
            <text:p>-2.9431088057</text:p>
          </table:table-cell>
          <table:table-cell office:value-type="float" office:value="-2.94308361869693" calcext:value-type="float">
            <text:p>-2.9430836187</text:p>
          </table:table-cell>
          <table:table-cell office:value-type="float" office:value="-2.94305811863317" calcext:value-type="float">
            <text:p>-2.9430581186</text:p>
          </table:table-cell>
          <table:table-cell office:value-type="float" office:value="-2.9430326613029" calcext:value-type="float">
            <text:p>-2.9430326613</text:p>
          </table:table-cell>
          <table:table-cell office:value-type="float" office:value="-2.94300759392772" calcext:value-type="float">
            <text:p>-2.9430075939</text:p>
          </table:table-cell>
          <table:table-cell office:value-type="float" office:value="-2.9429832500768" calcext:value-type="float">
            <text:p>-2.9429832501</text:p>
          </table:table-cell>
          <table:table-cell office:value-type="float" office:value="-2.94295994496022" calcext:value-type="float">
            <text:p>-2.942959945</text:p>
          </table:table-cell>
          <table:table-cell office:value-type="float" office:value="-2.94293797113133" calcext:value-type="float">
            <text:p>-2.9429379711</text:p>
          </table:table-cell>
          <table:table-cell office:value-type="float" office:value="-2.94291759467073" calcext:value-type="float">
            <text:p>-2.9429175947</text:p>
          </table:table-cell>
          <table:table-cell office:value-type="float" office:value="-2.94289905190066" calcext:value-type="float">
            <text:p>-2.9428990519</text:p>
          </table:table-cell>
          <table:table-cell office:value-type="float" office:value="-2.942882546672" calcext:value-type="float">
            <text:p>-2.9428825467</text:p>
          </table:table-cell>
          <table:table-cell office:value-type="float" office:value="-2.94286824825211" calcext:value-type="float">
            <text:p>-2.9428682483</text:p>
          </table:table-cell>
          <table:table-cell office:value-type="float" office:value="-2.94285628982593" calcext:value-type="float">
            <text:p>-2.9428562898</text:p>
          </table:table-cell>
          <table:table-cell office:value-type="float" office:value="-2.94284676761543" calcext:value-type="float">
            <text:p>-2.9428467676</text:p>
          </table:table-cell>
          <table:table-cell office:value-type="float" office:value="-2.94283974060489" calcext:value-type="float">
            <text:p>-2.9428397406</text:p>
          </table:table-cell>
          <table:table-cell office:value-type="float" office:value="-2.94283523085413" calcext:value-type="float">
            <text:p>-2.9428352309</text:p>
          </table:table-cell>
          <table:table-cell office:value-type="float" office:value="-2.94283322436986" calcext:value-type="float">
            <text:p>-2.9428332244</text:p>
          </table:table-cell>
          <table:table-cell office:value-type="float" office:value="-2.94283367249616" calcext:value-type="float">
            <text:p>-2.9428336725</text:p>
          </table:table-cell>
          <table:table-cell office:value-type="float" office:value="-2.94283649378299" calcext:value-type="float">
            <text:p>-2.9428364938</text:p>
          </table:table-cell>
          <table:table-cell office:value-type="float" office:value="-2.94284157627763" calcext:value-type="float">
            <text:p>-2.9428415763</text:p>
          </table:table-cell>
          <table:table-cell office:value-type="float" office:value="-2.94284878018985" calcext:value-type="float">
            <text:p>-2.9428487802</text:p>
          </table:table-cell>
          <table:table-cell office:value-type="float" office:value="-2.94285794086937" calcext:value-type="float">
            <text:p>-2.9428579409</text:p>
          </table:table-cell>
          <table:table-cell office:value-type="float" office:value="-2.94286887203779" calcext:value-type="float">
            <text:p>-2.942868872</text:p>
          </table:table-cell>
          <table:table-cell office:value-type="float" office:value="-2.94288136921449" calcext:value-type="float">
            <text:p>-2.9428813692</text:p>
          </table:table-cell>
          <table:table-cell office:value-type="float" office:value="-2.9428952132732" calcext:value-type="float">
            <text:p>-2.9428952133</text:p>
          </table:table-cell>
          <table:table-cell office:value-type="float" office:value="-2.94291017407428" calcext:value-type="float">
            <text:p>-2.9429101741</text:p>
          </table:table-cell>
          <table:table-cell office:value-type="float" office:value="-2.94292601410776" calcext:value-type="float">
            <text:p>-2.9429260141</text:p>
          </table:table-cell>
          <table:table-cell office:value-type="float" office:value="-2.94294249209782" calcext:value-type="float">
            <text:p>-2.9429424921</text:p>
          </table:table-cell>
          <table:table-cell office:value-type="float" office:value="-2.94295936651199" calcext:value-type="float">
            <text:p>-2.9429593665</text:p>
          </table:table-cell>
          <table:table-cell office:value-type="float" office:value="-2.94297639892585" calcext:value-type="float">
            <text:p>-2.9429763989</text:p>
          </table:table-cell>
          <table:table-cell office:value-type="float" office:value="-2.94299335720145" calcext:value-type="float">
            <text:p>-2.9429933572</text:p>
          </table:table-cell>
          <table:table-cell office:value-type="float" office:value="-2.94301001843699" calcext:value-type="float">
            <text:p>-2.9430100184</text:p>
          </table:table-cell>
          <table:table-cell office:value-type="float" office:value="-2.94302617165489" calcext:value-type="float">
            <text:p>-2.9430261717</text:p>
          </table:table-cell>
          <table:table-cell office:value-type="float" office:value="-2.94304162019925" calcext:value-type="float">
            <text:p>-2.9430416202</text:p>
          </table:table-cell>
          <table:table-cell office:value-type="float" office:value="-2.94305618381982" calcext:value-type="float">
            <text:p>-2.9430561838</text:p>
          </table:table-cell>
          <table:table-cell office:value-type="float" office:value="-2.94306970042804" calcext:value-type="float">
            <text:p>-2.9430697004</text:p>
          </table:table-cell>
          <table:table-cell office:value-type="float" office:value="-2.94308202751415" calcext:value-type="float">
            <text:p>-2.9430820275</text:p>
          </table:table-cell>
          <table:table-cell office:value-type="float" office:value="-2.94309304322151" calcext:value-type="float">
            <text:p>-2.9430930432</text:p>
          </table:table-cell>
          <table:table-cell office:value-type="float" office:value="-2.94310264708382" calcext:value-type="float">
            <text:p>-2.9431026471</text:p>
          </table:table-cell>
          <table:table-cell office:value-type="float" office:value="-2.94311076043084" calcext:value-type="float">
            <text:p>-2.9431107604</text:p>
          </table:table-cell>
          <table:table-cell office:value-type="float" office:value="-2.94311732647866" calcext:value-type="float">
            <text:p>-2.9431173265</text:p>
          </table:table-cell>
          <table:table-cell office:value-type="float" office:value="-2.94312231012273" calcext:value-type="float">
            <text:p>-2.9431223101</text:p>
          </table:table-cell>
          <table:table-cell office:value-type="float" office:value="-2.9431256974571" calcext:value-type="float">
            <text:p>-2.9431256975</text:p>
          </table:table-cell>
          <table:table-cell office:value-type="float" office:value="-2.94312749504464" calcext:value-type="float">
            <text:p>-2.943127495</text:p>
          </table:table-cell>
          <table:table-cell office:value-type="float" office:value="-2.94312772896697" calcext:value-type="float">
            <text:p>-2.943127729</text:p>
          </table:table-cell>
          <table:table-cell office:value-type="float" office:value="-2.94312644368622" calcext:value-type="float">
            <text:p>-2.9431264437</text:p>
          </table:table-cell>
          <table:table-cell office:value-type="float" office:value="-2.94312370074335" calcext:value-type="float">
            <text:p>-2.9431237007</text:p>
          </table:table-cell>
          <table:table-cell office:value-type="float" office:value="-2.94311957732877" calcext:value-type="float">
            <text:p>-2.9431195773</text:p>
          </table:table-cell>
          <table:table-cell office:value-type="float" office:value="-2.94311416474912" calcext:value-type="float">
            <text:p>-2.9431141647</text:p>
          </table:table-cell>
          <table:table-cell office:value-type="float" office:value="-2.9431075668226" calcext:value-type="float">
            <text:p>-2.9431075668</text:p>
          </table:table-cell>
          <table:table-cell office:value-type="float" office:value="-2.94309989820328" calcext:value-type="float">
            <text:p>-2.9430998982</text:p>
          </table:table-cell>
          <table:table-cell office:value-type="float" office:value="-2.94309128274056" calcext:value-type="float">
            <text:p>-2.9430912827</text:p>
          </table:table-cell>
          <table:table-cell office:value-type="float" office:value="-2.94308185170311" calcext:value-type="float">
            <text:p>-2.9430818517</text:p>
          </table:table-cell>
          <table:table-cell office:value-type="float" office:value="-2.94307174216039" calcext:value-type="float">
            <text:p>-2.9430717422</text:p>
          </table:table-cell>
          <table:table-cell office:value-type="float" office:value="-2.94306109526399" calcext:value-type="float">
            <text:p>-2.9430610953</text:p>
          </table:table-cell>
          <table:table-cell office:value-type="float" office:value="-2.94305005461163" calcext:value-type="float">
            <text:p>-2.9430500546</text:p>
          </table:table-cell>
          <table:table-cell office:value-type="float" office:value="-2.94303876463676" calcext:value-type="float">
            <text:p>-2.9430387646</text:p>
          </table:table-cell>
          <table:table-cell office:value-type="float" office:value="-2.94302736903929" calcext:value-type="float">
            <text:p>-2.943027369</text:p>
          </table:table-cell>
          <table:table-cell office:value-type="float" office:value="-2.94301600926874" calcext:value-type="float">
            <text:p>-2.9430160093</text:p>
          </table:table-cell>
          <table:table-cell office:value-type="float" office:value="-2.94300482305703" calcext:value-type="float">
            <text:p>-2.9430048231</text:p>
          </table:table-cell>
          <table:table-cell office:value-type="float" office:value="-2.94299394301531" calcext:value-type="float">
            <text:p>-2.942993943</text:p>
          </table:table-cell>
          <table:table-cell office:value-type="float" office:value="-2.9429834952909" calcext:value-type="float">
            <text:p>-2.9429834953</text:p>
          </table:table-cell>
          <table:table-cell office:value-type="float" office:value="-2.94297359829906" calcext:value-type="float">
            <text:p>-2.9429735983</text:p>
          </table:table-cell>
          <table:table-cell office:value-type="float" office:value="-2.94296436153121" calcext:value-type="float">
            <text:p>-2.9429643615</text:p>
          </table:table-cell>
          <table:table-cell office:value-type="float" office:value="-2.9429558844526" calcext:value-type="float">
            <text:p>-2.9429558845</text:p>
          </table:table-cell>
          <table:table-cell office:value-type="float" office:value="-2.94294825549642" calcext:value-type="float">
            <text:p>-2.9429482555</text:p>
          </table:table-cell>
          <table:table-cell office:value-type="float" office:value="-2.94294155116986" calcext:value-type="float">
            <text:p>-2.9429415512</text:p>
          </table:table-cell>
          <table:table-cell office:value-type="float" office:value="-2.94293583527991" calcext:value-type="float">
            <text:p>-2.9429358353</text:p>
          </table:table-cell>
          <table:table-cell office:value-type="float" office:value="-2.94293115829404" calcext:value-type="float">
            <text:p>-2.9429311583</text:p>
          </table:table-cell>
          <table:table-cell office:value-type="float" office:value="-2.94292755684852" calcext:value-type="float">
            <text:p>-2.9429275568</text:p>
          </table:table-cell>
          <table:table-cell office:value-type="float" office:value="-2.94292505341625" calcext:value-type="float">
            <text:p>-2.9429250534</text:p>
          </table:table-cell>
          <table:table-cell office:value-type="float" office:value="-2.94292365614107" calcext:value-type="float">
            <text:p>-2.9429236561</text:p>
          </table:table-cell>
          <table:table-cell office:value-type="float" office:value="-2.94292335885555" calcext:value-type="float">
            <text:p>-2.9429233589</text:p>
          </table:table-cell>
          <table:table-cell office:value-type="float" office:value="-2.94292414127775" calcext:value-type="float">
            <text:p>-2.9429241413</text:p>
          </table:table-cell>
          <table:table-cell office:value-type="float" office:value="-2.94292596940066" calcext:value-type="float">
            <text:p>-2.9429259694</text:p>
          </table:table-cell>
          <table:table-cell office:value-type="float" office:value="-2.94292879606594" calcext:value-type="float">
            <text:p>-2.9429287961</text:p>
          </table:table-cell>
          <table:table-cell office:value-type="float" office:value="-2.94293256172317" calcext:value-type="float">
            <text:p>-2.9429325617</text:p>
          </table:table-cell>
          <table:table-cell office:value-type="float" office:value="-2.94293719536533" calcext:value-type="float">
            <text:p>-2.9429371954</text:p>
          </table:table-cell>
          <table:table-cell office:value-type="float" office:value="-2.94294261562728" calcext:value-type="float">
            <text:p>-2.9429426156</text:p>
          </table:table-cell>
          <table:table-cell office:value-type="float" office:value="-2.9429487320353" calcext:value-type="float">
            <text:p>-2.942948732</text:p>
          </table:table-cell>
          <table:table-cell office:value-type="float" office:value="-2.94295544638566" calcext:value-type="float">
            <text:p>-2.9429554464</text:p>
          </table:table-cell>
          <table:table-cell office:value-type="float" office:value="-2.94296265423065" calcext:value-type="float">
            <text:p>-2.9429626542</text:p>
          </table:table-cell>
          <table:table-cell office:value-type="float" office:value="-2.94297024645006" calcext:value-type="float">
            <text:p>-2.9429702465</text:p>
          </table:table-cell>
          <table:table-cell office:value-type="float" office:value="-2.94297811087814" calcext:value-type="float">
            <text:p>-2.9429781109</text:p>
          </table:table-cell>
          <table:table-cell office:value-type="float" office:value="-2.94298613395977" calcext:value-type="float">
            <text:p>-2.942986134</text:p>
          </table:table-cell>
          <table:table-cell office:value-type="float" office:value="-2.94299420240811" calcext:value-type="float">
            <text:p>-2.9429942024</text:p>
          </table:table-cell>
          <table:table-cell office:value-type="float" office:value="-2.94300220483239" calcext:value-type="float">
            <text:p>-2.9430022048</text:p>
          </table:table-cell>
          <table:table-cell office:value-type="float" office:value="-2.94301003331258" calcext:value-type="float">
            <text:p>-2.9430100333</text:p>
          </table:table-cell>
          <table:table-cell office:value-type="float" office:value="-2.94301758489022" calcext:value-type="float">
            <text:p>-2.9430175849</text:p>
          </table:table-cell>
          <table:table-cell office:value-type="float" office:value="-2.94302476295398" calcext:value-type="float">
            <text:p>-2.943024763</text:p>
          </table:table-cell>
          <table:table-cell office:value-type="float" office:value="-2.9430314784979" calcext:value-type="float">
            <text:p>-2.9430314785</text:p>
          </table:table-cell>
          <table:table-cell office:value-type="float" office:value="-2.94303765123357" calcext:value-type="float">
            <text:p>-2.9430376512</text:p>
          </table:table-cell>
          <table:table-cell office:value-type="float" office:value="-2.94304321054076" calcext:value-type="float">
            <text:p>-2.9430432105</text:p>
          </table:table-cell>
          <table:table-cell office:value-type="float" office:value="-2.9430480962438" calcext:value-type="float">
            <text:p>-2.9430480962</text:p>
          </table:table-cell>
          <table:table-cell office:value-type="float" office:value="-2.94305225920872" calcext:value-type="float">
            <text:p>-2.9430522592</text:p>
          </table:table-cell>
          <table:table-cell office:value-type="float" office:value="-2.94305566175224" calcext:value-type="float">
            <text:p>-2.9430556618</text:p>
          </table:table-cell>
          <table:table-cell office:value-type="float" office:value="-2.94305827786602" calcext:value-type="float">
            <text:p>-2.9430582779</text:p>
          </table:table-cell>
          <table:table-cell office:value-type="float" office:value="-2.94306009325417" calcext:value-type="float">
            <text:p>-2.9430600933</text:p>
          </table:table-cell>
          <table:table-cell office:value-type="float" office:value="-2.94306110519474" calcext:value-type="float">
            <text:p>-2.9430611052</text:p>
          </table:table-cell>
          <table:table-cell office:value-type="float" office:value="-2.94306132222777" calcext:value-type="float">
            <text:p>-2.9430613222</text:p>
          </table:table-cell>
          <table:table-cell office:value-type="float" office:value="-2.94306076368772" calcext:value-type="float">
            <text:p>-2.9430607637</text:p>
          </table:table-cell>
          <table:table-cell office:value-type="float" office:value="-2.94305945908717" calcext:value-type="float">
            <text:p>-2.9430594591</text:p>
          </table:table-cell>
          <table:table-cell office:value-type="float" office:value="-2.94305744737174" calcext:value-type="float">
            <text:p>-2.9430574474</text:p>
          </table:table-cell>
          <table:table-cell office:value-type="float" office:value="-2.94305477606057" calcext:value-type="float">
            <text:p>-2.9430547761</text:p>
          </table:table-cell>
          <table:table-cell office:value-type="float" office:value="-2.94305150028651" calcext:value-type="float">
            <text:p>-2.9430515003</text:p>
          </table:table-cell>
          <table:table-cell office:value-type="float" office:value="-2.94304768177465" calcext:value-type="float">
            <text:p>-2.9430476818</text:p>
          </table:table-cell>
          <table:table-cell office:value-type="float" office:value="-2.94304338773194" calcext:value-type="float">
            <text:p>-2.9430433877</text:p>
          </table:table-cell>
          <table:table-cell office:value-type="float" office:value="-2.94303868973139" calcext:value-type="float">
            <text:p>-2.9430386897</text:p>
          </table:table-cell>
          <table:table-cell office:value-type="float" office:value="-2.94303366255201" calcext:value-type="float">
            <text:p>-2.9430336626</text:p>
          </table:table-cell>
          <table:table-cell office:value-type="float" office:value="-2.94302838302362" calcext:value-type="float">
            <text:p>-2.943028383</text:p>
          </table:table-cell>
          <table:table-cell office:value-type="float" office:value="-2.94302292888865" calcext:value-type="float">
            <text:p>-2.9430229289</text:p>
          </table:table-cell>
          <table:table-cell office:value-type="float" office:value="-2.94301737769057" calcext:value-type="float">
            <text:p>-2.9430173777</text:p>
          </table:table-cell>
          <table:table-cell office:value-type="float" office:value="-2.9430118057126" calcext:value-type="float">
            <text:p>-2.9430118057</text:p>
          </table:table-cell>
          <table:table-cell office:value-type="float" office:value="-2.94300628697452" calcext:value-type="float">
            <text:p>-2.943006287</text:p>
          </table:table-cell>
          <table:table-cell office:value-type="float" office:value="-2.94300089230263" calcext:value-type="float">
            <text:p>-2.9430008923</text:p>
          </table:table-cell>
          <table:table-cell office:value-type="float" office:value="-2.94299568848413" calcext:value-type="float">
            <text:p>-2.9429956885</text:p>
          </table:table-cell>
          <table:table-cell office:value-type="float" office:value="-2.94299073751016" calcext:value-type="float">
            <text:p>-2.9429907375</text:p>
          </table:table-cell>
          <table:table-cell office:value-type="float" office:value="-2.94298609592124" calcext:value-type="float">
            <text:p>-2.9429860959</text:p>
          </table:table-cell>
          <table:table-cell office:value-type="float" office:value="-2.94298181425406" calcext:value-type="float">
            <text:p>-2.9429818143</text:p>
          </table:table-cell>
          <table:table-cell office:value-type="float" office:value="-2.94297793659545" calcext:value-type="float">
            <text:p>-2.9429779366</text:p>
          </table:table-cell>
          <table:table-cell office:value-type="float" office:value="-2.94297450024454" calcext:value-type="float">
            <text:p>-2.9429745002</text:p>
          </table:table-cell>
          <table:table-cell office:value-type="float" office:value="-2.94297153548267" calcext:value-type="float">
            <text:p>-2.9429715355</text:p>
          </table:table-cell>
          <table:table-cell office:value-type="float" office:value="-2.94296906544726" calcext:value-type="float">
            <text:p>-2.9429690654</text:p>
          </table:table-cell>
          <table:table-cell office:value-type="float" office:value="-2.94296710610775" calcext:value-type="float">
            <text:p>-2.9429671061</text:p>
          </table:table-cell>
          <table:table-cell office:value-type="float" office:value="-2.94296566633713" calcext:value-type="float">
            <text:p>-2.9429656663</text:p>
          </table:table-cell>
          <table:table-cell office:value-type="float" office:value="-2.9429647480731" calcext:value-type="float">
            <text:p>-2.9429647481</text:p>
          </table:table-cell>
          <table:table-cell office:value-type="float" office:value="-2.94296434656107" calcext:value-type="float">
            <text:p>-2.9429643466</text:p>
          </table:table-cell>
          <table:table-cell office:value-type="float" office:value="-2.94296445067147" calcext:value-type="float">
            <text:p>-2.9429644507</text:p>
          </table:table-cell>
          <table:table-cell office:value-type="float" office:value="-2.94296504328211" calcext:value-type="float">
            <text:p>-2.9429650433</text:p>
          </table:table-cell>
          <table:table-cell office:value-type="float" office:value="-2.94296610171624" calcext:value-type="float">
            <text:p>-2.9429661017</text:p>
          </table:table-cell>
          <table:table-cell office:value-type="float" office:value="-2.94296759822879" calcext:value-type="float">
            <text:p>-2.9429675982</text:p>
          </table:table-cell>
          <table:table-cell office:value-type="float" office:value="-2.94296950052979" calcext:value-type="float">
            <text:p>-2.9429695005</text:p>
          </table:table-cell>
          <table:table-cell office:value-type="float" office:value="-2.94297177233789" calcext:value-type="float">
            <text:p>-2.9429717723</text:p>
          </table:table-cell>
          <table:table-cell office:value-type="float" office:value="-2.94297437395425" calcext:value-type="float">
            <text:p>-2.942974374</text:p>
          </table:table-cell>
          <table:table-cell office:value-type="float" office:value="-2.94297726285157" calcext:value-type="float">
            <text:p>-2.9429772629</text:p>
          </table:table-cell>
          <table:table-cell office:value-type="float" office:value="-2.9429803942673" calcext:value-type="float">
            <text:p>-2.9429803943</text:p>
          </table:table-cell>
          <table:table-cell office:value-type="float" office:value="-2.94298372179968" calcext:value-type="float">
            <text:p>-2.9429837218</text:p>
          </table:table-cell>
          <table:table-cell office:value-type="float" office:value="-2.94298719799519" calcext:value-type="float">
            <text:p>-2.942987198</text:p>
          </table:table-cell>
          <table:table-cell office:value-type="float" office:value="-2.94299077492819" calcext:value-type="float">
            <text:p>-2.9429907749</text:p>
          </table:table-cell>
          <table:table-cell office:value-type="float" office:value="-2.9429944047625" calcext:value-type="float">
            <text:p>-2.9429944048</text:p>
          </table:table-cell>
          <table:table-cell office:value-type="float" office:value="-2.94299804029703" calcext:value-type="float">
            <text:p>-2.9429980403</text:p>
          </table:table-cell>
          <table:table-cell office:value-type="float" office:value="-2.94300163548569" calcext:value-type="float">
            <text:p>-2.9430016355</text:p>
          </table:table-cell>
          <table:table-cell office:value-type="float" office:value="-2.94300514593386" calcext:value-type="float">
            <text:p>-2.9430051459</text:p>
          </table:table-cell>
          <table:table-cell office:value-type="float" office:value="-2.94300852936507" calcext:value-type="float">
            <text:p>-2.9430085294</text:p>
          </table:table-cell>
          <table:table-cell office:value-type="float" office:value="-2.94301174605601" calcext:value-type="float">
            <text:p>-2.9430117461</text:p>
          </table:table-cell>
          <table:table-cell office:value-type="float" office:value="-2.9430147592383" calcext:value-type="float">
            <text:p>-2.9430147592</text:p>
          </table:table-cell>
          <table:table-cell office:value-type="float" office:value="-2.94301753546233" calcext:value-type="float">
            <text:p>-2.9430175355</text:p>
          </table:table-cell>
          <table:table-cell office:value-type="float" office:value="-2.94302004492323" calcext:value-type="float">
            <text:p>-2.9430200449</text:p>
          </table:table-cell>
          <table:table-cell office:value-type="float" office:value="-2.94302226174228" calcext:value-type="float">
            <text:p>-2.9430222617</text:p>
          </table:table-cell>
          <table:table-cell office:value-type="float" office:value="-2.94302416420621" calcext:value-type="float">
            <text:p>-2.9430241642</text:p>
          </table:table-cell>
          <table:table-cell office:value-type="float" office:value="-2.94302573495782" calcext:value-type="float">
            <text:p>-2.943025735</text:p>
          </table:table-cell>
          <table:table-cell office:value-type="float" office:value="-2.9430269611369" calcext:value-type="float">
            <text:p>-2.9430269611</text:p>
          </table:table-cell>
          <table:table-cell office:value-type="float" office:value="-2.94302783446964" calcext:value-type="float">
            <text:p>-2.9430278345</text:p>
          </table:table-cell>
          <table:table-cell office:value-type="float" office:value="-2.94302835130504" calcext:value-type="float">
            <text:p>-2.9430283513</text:p>
          </table:table-cell>
          <table:table-cell office:value-type="float" office:value="-2.94302851259492" calcext:value-type="float">
            <text:p>-2.9430285126</text:p>
          </table:table-cell>
          <table:table-cell office:value-type="float" office:value="-2.94302832381973" calcext:value-type="float">
            <text:p>-2.9430283238</text:p>
          </table:table-cell>
          <table:table-cell office:value-type="float" office:value="-2.94302779485723" calcext:value-type="float">
            <text:p>-2.9430277949</text:p>
          </table:table-cell>
          <table:table-cell office:value-type="float" office:value="-2.94302693979749" calcext:value-type="float">
            <text:p>-2.9430269398</text:p>
          </table:table-cell>
          <table:table-cell office:value-type="float" office:value="-2.94302577670447" calcext:value-type="float">
            <text:p>-2.9430257767</text:p>
          </table:table-cell>
          <table:table-cell office:value-type="float" office:value="-2.94302432731795" calcext:value-type="float">
            <text:p>-2.9430243273</text:p>
          </table:table-cell>
          <table:table-cell office:value-type="float" office:value="-2.94302261673427" calcext:value-type="float">
            <text:p>-2.9430226167</text:p>
          </table:table-cell>
          <table:table-cell office:value-type="float" office:value="-2.94302067299876" calcext:value-type="float">
            <text:p>-2.943020673</text:p>
          </table:table-cell>
          <table:table-cell office:value-type="float" office:value="-2.94301852671239" calcext:value-type="float">
            <text:p>-2.9430185267</text:p>
          </table:table-cell>
          <table:table-cell office:value-type="float" office:value="-2.94301621055267" calcext:value-type="float">
            <text:p>-2.9430162106</text:p>
          </table:table-cell>
          <table:table-cell office:value-type="float" office:value="-2.94301375882225" calcext:value-type="float">
            <text:p>-2.9430137588</text:p>
          </table:table-cell>
          <table:table-cell office:value-type="float" office:value="-2.94301120693463" calcext:value-type="float">
            <text:p>-2.9430112069</text:p>
          </table:table-cell>
          <table:table-cell office:value-type="float" office:value="-2.94300859091488" calcext:value-type="float">
            <text:p>-2.9430085909</text:p>
          </table:table-cell>
          <table:table-cell office:value-type="float" office:value="-2.94300594688749" calcext:value-type="float">
            <text:p>-2.9430059469</text:p>
          </table:table-cell>
          <table:table-cell office:value-type="float" office:value="-2.94300331057322" calcext:value-type="float">
            <text:p>-2.9430033106</text:p>
          </table:table-cell>
          <table:table-cell office:value-type="float" office:value="-2.94300071679739" calcext:value-type="float">
            <text:p>-2.9430007168</text:p>
          </table:table-cell>
          <table:table-cell office:value-type="float" office:value="-2.94299819901926" calcext:value-type="float">
            <text:p>-2.942998199</text:p>
          </table:table-cell>
          <table:table-cell office:value-type="float" office:value="-2.94299578889036" calcext:value-type="float">
            <text:p>-2.9429957889</text:p>
          </table:table-cell>
          <table:table-cell office:value-type="float" office:value="-2.94299351584708" calcext:value-type="float">
            <text:p>-2.9429935158</text:p>
          </table:table-cell>
          <table:table-cell office:value-type="float" office:value="-2.94299140674329" calcext:value-type="float">
            <text:p>-2.9429914067</text:p>
          </table:table-cell>
          <table:table-cell office:value-type="float" office:value="-2.9429894855307" calcext:value-type="float">
            <text:p>-2.9429894855</text:p>
          </table:table-cell>
          <table:table-cell office:value-type="float" office:value="-2.94298777298796" calcext:value-type="float">
            <text:p>-2.942987773</text:p>
          </table:table-cell>
          <table:table-cell office:value-type="float" office:value="-2.94298628650386" calcext:value-type="float">
            <text:p>-2.9429862865</text:p>
          </table:table-cell>
          <table:table-cell office:value-type="float" office:value="-2.94298503991481" calcext:value-type="float">
            <text:p>-2.9429850399</text:p>
          </table:table-cell>
          <table:table-cell office:value-type="float" office:value="-2.94298404340181" calcext:value-type="float">
            <text:p>-2.9429840434</text:p>
          </table:table-cell>
          <table:table-cell office:value-type="float" office:value="-2.94298330344144" calcext:value-type="float">
            <text:p>-2.9429833034</text:p>
          </table:table-cell>
          <table:table-cell office:value-type="float" office:value="-2.94298282281503" calcext:value-type="float">
            <text:p>-2.9429828228</text:p>
          </table:table-cell>
          <table:table-cell office:value-type="float" office:value="-2.94298260067069" calcext:value-type="float">
            <text:p>-2.9429826007</text:p>
          </table:table-cell>
          <table:table-cell office:value-type="float" office:value="-2.94298263263861" calcext:value-type="float">
            <text:p>-2.9429826326</text:p>
          </table:table-cell>
          <table:table-cell office:value-type="float" office:value="-2.94298291099341" calcext:value-type="float">
            <text:p>-2.942982911</text:p>
          </table:table-cell>
          <table:table-cell office:value-type="float" office:value="-2.94298342486078" calcext:value-type="float">
            <text:p>-2.9429834249</text:p>
          </table:table-cell>
          <table:table-cell office:value-type="float" office:value="-2.94298416046483" calcext:value-type="float">
            <text:p>-2.9429841605</text:p>
          </table:table-cell>
          <table:table-cell office:value-type="float" office:value="-2.94298510140853" calcext:value-type="float">
            <text:p>-2.9429851014</text:p>
          </table:table-cell>
          <table:table-cell office:value-type="float" office:value="-2.94298622898364" calcext:value-type="float">
            <text:p>-2.942986229</text:p>
          </table:table-cell>
          <table:table-cell office:value-type="float" office:value="-2.94298752250405" calcext:value-type="float">
            <text:p>-2.9429875225</text:p>
          </table:table-cell>
          <table:table-cell office:value-type="float" office:value="-2.94298895965576" calcext:value-type="float">
            <text:p>-2.9429889597</text:p>
          </table:table-cell>
          <table:table-cell office:value-type="float" office:value="-2.94299051685916" calcext:value-type="float">
            <text:p>-2.9429905169</text:p>
          </table:table-cell>
          <table:table-cell office:value-type="float" office:value="-2.94299216963609" calcext:value-type="float">
            <text:p>-2.9429921696</text:p>
          </table:table-cell>
          <table:table-cell office:value-type="float" office:value="-2.94299389297724" calcext:value-type="float">
            <text:p>-2.942993893</text:p>
          </table:table-cell>
          <table:table-cell office:value-type="float" office:value="-2.94299566170357" calcext:value-type="float">
            <text:p>-2.9429956617</text:p>
          </table:table-cell>
          <table:table-cell office:value-type="float" office:value="-2.94299745081796" calcext:value-type="float">
            <text:p>-2.9429974508</text:p>
          </table:table-cell>
          <table:table-cell office:value-type="float" office:value="-2.94299923584008" calcext:value-type="float">
            <text:p>-2.9429992358</text:p>
          </table:table-cell>
          <table:table-cell office:value-type="float" office:value="-2.94300099312301" calcext:value-type="float">
            <text:p>-2.9430009931</text:p>
          </table:table-cell>
          <table:table-cell office:value-type="float" office:value="-2.94300270014535" calcext:value-type="float">
            <text:p>-2.9430027001</text:p>
          </table:table-cell>
          <table:table-cell office:value-type="float" office:value="-2.94300433577702" calcext:value-type="float">
            <text:p>-2.9430043358</text:p>
          </table:table-cell>
          <table:table-cell office:value-type="float" office:value="-2.94300588051564" calcext:value-type="float">
            <text:p>-2.9430058805</text:p>
          </table:table-cell>
          <table:table-cell office:value-type="float" office:value="-2.94300731669031" calcext:value-type="float">
            <text:p>-2.9430073167</text:p>
          </table:table-cell>
          <table:table-cell office:value-type="float" office:value="-2.94300862863483" calcext:value-type="float">
            <text:p>-2.9430086286</text:p>
          </table:table-cell>
          <table:table-cell office:value-type="float" office:value="-2.94300980282351" calcext:value-type="float">
            <text:p>-2.9430098028</text:p>
          </table:table-cell>
          <table:table-cell office:value-type="float" office:value="-2.94301082797456" calcext:value-type="float">
            <text:p>-2.943010828</text:p>
          </table:table-cell>
          <table:table-cell office:value-type="float" office:value="-2.94301169511869" calcext:value-type="float">
            <text:p>-2.9430116951</text:p>
          </table:table-cell>
          <table:table-cell office:value-type="float" office:value="-2.94301239763407" calcext:value-type="float">
            <text:p>-2.9430123976</text:p>
          </table:table-cell>
          <table:table-cell office:value-type="float" office:value="-2.9430129312479" calcext:value-type="float">
            <text:p>-2.9430129312</text:p>
          </table:table-cell>
          <table:table-cell office:value-type="float" office:value="-2.94301329400761" calcext:value-type="float">
            <text:p>-2.943013294</text:p>
          </table:table-cell>
          <table:table-cell office:value-type="float" office:value="-2.94301348622414" calcext:value-type="float">
            <text:p>-2.9430134862</text:p>
          </table:table-cell>
          <table:table-cell office:value-type="float" office:value="-2.94301351038481" calcext:value-type="float">
            <text:p>-2.9430135104</text:p>
          </table:table-cell>
          <table:table-cell office:value-type="float" office:value="-2.94301337104609" calcext:value-type="float">
            <text:p>-2.943013371</text:p>
          </table:table-cell>
          <table:table-cell office:value-type="float" office:value="-2.94301307470143" calcext:value-type="float">
            <text:p>-2.9430130747</text:p>
          </table:table-cell>
          <table:table-cell office:value-type="float" office:value="-2.94301262963211" calcext:value-type="float">
            <text:p>-2.9430126296</text:p>
          </table:table-cell>
          <table:table-cell office:value-type="float" office:value="-2.94301204574113" calcext:value-type="float">
            <text:p>-2.9430120457</text:p>
          </table:table-cell>
          <table:table-cell office:value-type="float" office:value="-2.94301133437131" calcext:value-type="float">
            <text:p>-2.9430113344</text:p>
          </table:table-cell>
          <table:table-cell office:value-type="float" office:value="-2.94301050812521" calcext:value-type="float">
            <text:p>-2.9430105081</text:p>
          </table:table-cell>
          <table:table-cell office:value-type="float" office:value="-2.94300958065469" calcext:value-type="float">
            <text:p>-2.9430095807</text:p>
          </table:table-cell>
          <table:table-cell office:value-type="float" office:value="-2.94300856647304" calcext:value-type="float">
            <text:p>-2.9430085665</text:p>
          </table:table-cell>
          <table:table-cell office:value-type="float" office:value="-2.94300748073853" calcext:value-type="float">
            <text:p>-2.9430074807</text:p>
          </table:table-cell>
          <table:table-cell office:value-type="float" office:value="-2.94300633906238" calcext:value-type="float">
            <text:p>-2.9430063391</text:p>
          </table:table-cell>
          <table:table-cell office:value-type="float" office:value="-2.94300515729929" calcext:value-type="float">
            <text:p>-2.9430051573</text:p>
          </table:table-cell>
          <table:table-cell office:value-type="float" office:value="-2.94300395135356" calcext:value-type="float">
            <text:p>-2.9430039514</text:p>
          </table:table-cell>
          <table:table-cell office:value-type="float" office:value="-2.94300273698652" calcext:value-type="float">
            <text:p>-2.943002737</text:p>
          </table:table-cell>
          <table:table-cell office:value-type="float" office:value="-2.94300152963479" calcext:value-type="float">
            <text:p>-2.9430015296</text:p>
          </table:table-cell>
          <table:table-cell office:value-type="float" office:value="-2.94300034423475" calcext:value-type="float">
            <text:p>-2.9430003442</text:p>
          </table:table-cell>
          <table:table-cell office:value-type="float" office:value="-2.94299919505881" calcext:value-type="float">
            <text:p>-2.9429991951</text:p>
          </table:table-cell>
          <table:table-cell office:value-type="float" office:value="-2.94299809556467" calcext:value-type="float">
            <text:p>-2.9429980956</text:p>
          </table:table-cell>
          <table:table-cell office:value-type="float" office:value="-2.94299705825485" calcext:value-type="float">
            <text:p>-2.9429970583</text:p>
          </table:table-cell>
          <table:table-cell office:value-type="float" office:value="-2.94299609455218" calcext:value-type="float">
            <text:p>-2.9429960946</text:p>
          </table:table-cell>
          <table:table-cell office:value-type="float" office:value="-2.9429952146887" calcext:value-type="float">
            <text:p>-2.9429952147</text:p>
          </table:table-cell>
          <table:table-cell office:value-type="float" office:value="-2.94299442761" calcext:value-type="float">
            <text:p>-2.9429944276</text:p>
          </table:table-cell>
          <table:table-cell office:value-type="float" office:value="-2.94299374089681" calcext:value-type="float">
            <text:p>-2.9429937409</text:p>
          </table:table-cell>
          <table:table-cell office:value-type="float" office:value="-2.9429931607016" calcext:value-type="float">
            <text:p>-2.9429931607</text:p>
          </table:table-cell>
          <table:table-cell office:value-type="float" office:value="-2.94299269170309" calcext:value-type="float">
            <text:p>-2.9429926917</text:p>
          </table:table-cell>
          <table:table-cell office:value-type="float" office:value="-2.94299233707958" calcext:value-type="float">
            <text:p>-2.9429923371</text:p>
          </table:table-cell>
          <table:table-cell office:value-type="float" office:value="-2.94299209849654" calcext:value-type="float">
            <text:p>-2.9429920985</text:p>
          </table:table-cell>
          <table:table-cell office:value-type="float" office:value="-2.94299197611615" calcext:value-type="float">
            <text:p>-2.9429919761</text:p>
          </table:table-cell>
          <table:table-cell office:value-type="float" office:value="-2.94299196862219" calcext:value-type="float">
            <text:p>-2.9429919686</text:p>
          </table:table-cell>
          <table:table-cell office:value-type="float" office:value="-2.94299207326262" calcext:value-type="float">
            <text:p>-2.9429920733</text:p>
          </table:table-cell>
          <table:table-cell office:value-type="float" office:value="-2.94299228591004" calcext:value-type="float">
            <text:p>-2.9429922859</text:p>
          </table:table-cell>
          <table:table-cell office:value-type="float" office:value="-2.94299260113771" calcext:value-type="float">
            <text:p>-2.9429926011</text:p>
          </table:table-cell>
          <table:table-cell office:value-type="float" office:value="-2.94299301231201" calcext:value-type="float">
            <text:p>-2.9429930123</text:p>
          </table:table-cell>
          <table:table-cell office:value-type="float" office:value="-2.94299351169859" calcext:value-type="float">
            <text:p>-2.9429935117</text:p>
          </table:table-cell>
          <table:table-cell office:value-type="float" office:value="-2.94299409058172" calcext:value-type="float">
            <text:p>-2.9429940906</text:p>
          </table:table-cell>
          <table:table-cell office:value-type="float" office:value="-2.94299473939544" calcext:value-type="float">
            <text:p>-2.9429947394</text:p>
          </table:table-cell>
          <table:table-cell office:value-type="float" office:value="-2.94299544786429" calcext:value-type="float">
            <text:p>-2.9429954479</text:p>
          </table:table-cell>
          <table:table-cell office:value-type="float" office:value="-2.94299620515194" calcext:value-type="float">
            <text:p>-2.9429962052</text:p>
          </table:table-cell>
          <table:table-cell office:value-type="float" office:value="-2.94299700001567" calcext:value-type="float">
            <text:p>-2.942997</text:p>
          </table:table-cell>
          <table:table-cell office:value-type="float" office:value="-2.94299782096436" calcext:value-type="float">
            <text:p>-2.942997821</text:p>
          </table:table-cell>
          <table:table-cell office:value-type="float" office:value="-2.9429986564172" calcext:value-type="float">
            <text:p>-2.9429986564</text:p>
          </table:table-cell>
          <table:table-cell office:value-type="float" office:value="-2.94299949486326" calcext:value-type="float">
            <text:p>-2.9429994949</text:p>
          </table:table-cell>
          <table:table-cell office:value-type="float" office:value="-2.94300032501468" calcext:value-type="float">
            <text:p>-2.943000325</text:p>
          </table:table-cell>
          <table:table-cell office:value-type="float" office:value="-2.94300113595776" calcext:value-type="float">
            <text:p>-2.943001136</text:p>
          </table:table-cell>
          <table:table-cell office:value-type="float" office:value="-2.94300191729284" calcext:value-type="float">
            <text:p>-2.9430019173</text:p>
          </table:table-cell>
          <table:table-cell office:value-type="float" office:value="-2.94300265926714" calcext:value-type="float">
            <text:p>-2.9430026593</text:p>
          </table:table-cell>
          <table:table-cell office:value-type="float" office:value="-2.943003352895" calcext:value-type="float">
            <text:p>-2.9430033529</text:p>
          </table:table-cell>
          <table:table-cell office:value-type="float" office:value="-2.94300399006365" calcext:value-type="float">
            <text:p>-2.9430039901</text:p>
          </table:table-cell>
          <table:table-cell office:value-type="float" office:value="-2.94300456362637" calcext:value-type="float">
            <text:p>-2.9430045636</text:p>
          </table:table-cell>
          <table:table-cell office:value-type="float" office:value="-2.94300506747834" calcext:value-type="float">
            <text:p>-2.9430050675</text:p>
          </table:table-cell>
          <table:table-cell office:value-type="float" office:value="-2.94300549661636" calcext:value-type="float">
            <text:p>-2.9430054966</text:p>
          </table:table-cell>
          <table:table-cell office:value-type="float" office:value="-2.94300584718103" calcext:value-type="float">
            <text:p>-2.9430058472</text:p>
          </table:table-cell>
          <table:table-cell office:value-type="float" office:value="-2.94300611648206" calcext:value-type="float">
            <text:p>-2.9430061165</text:p>
          </table:table-cell>
          <table:table-cell office:value-type="float" office:value="-2.94300630300508" calcext:value-type="float">
            <text:p>-2.943006303</text:p>
          </table:table-cell>
          <table:table-cell office:value-type="float" office:value="-2.94300640640271" calcext:value-type="float">
            <text:p>-2.9430064064</text:p>
          </table:table-cell>
          <table:table-cell office:value-type="float" office:value="-2.9430064274671" calcext:value-type="float">
            <text:p>-2.9430064275</text:p>
          </table:table-cell>
          <table:table-cell office:value-type="float" office:value="-2.94300636808924" calcext:value-type="float">
            <text:p>-2.9430063681</text:p>
          </table:table-cell>
          <table:table-cell office:value-type="float" office:value="-2.94300623120133" calcext:value-type="float">
            <text:p>-2.9430062312</text:p>
          </table:table-cell>
          <table:table-cell office:value-type="float" office:value="-2.94300602070734" calcext:value-type="float">
            <text:p>-2.9430060207</text:p>
          </table:table-cell>
          <table:table-cell office:value-type="float" office:value="-2.94300574140205" calcext:value-type="float">
            <text:p>-2.9430057414</text:p>
          </table:table-cell>
          <table:table-cell office:value-type="float" office:value="-2.94300539887117" calcext:value-type="float">
            <text:p>-2.9430053989</text:p>
          </table:table-cell>
          <table:table-cell office:value-type="float" office:value="-2.94300499940857" calcext:value-type="float">
            <text:p>-2.9430049994</text:p>
          </table:table-cell>
          <table:table-cell office:value-type="float" office:value="-2.94300454989392" calcext:value-type="float">
            <text:p>-2.9430045499</text:p>
          </table:table-cell>
          <table:table-cell office:value-type="float" office:value="-2.94300405767086" calcext:value-type="float">
            <text:p>-2.9430040577</text:p>
          </table:table-cell>
          <table:table-cell office:value-type="float" office:value="-2.943003530461" calcext:value-type="float">
            <text:p>-2.9430035305</text:p>
          </table:table-cell>
          <table:table-cell office:value-type="float" office:value="-2.94300297622166" calcext:value-type="float">
            <text:p>-2.9430029762</text:p>
          </table:table-cell>
          <table:table-cell office:value-type="float" office:value="-2.9430024030379" calcext:value-type="float">
            <text:p>-2.943002403</text:p>
          </table:table-cell>
          <table:table-cell office:value-type="float" office:value="-2.94300181900821" calcext:value-type="float">
            <text:p>-2.943001819</text:p>
          </table:table-cell>
          <table:table-cell office:value-type="float" office:value="-2.94300123213286" calcext:value-type="float">
            <text:p>-2.9430012321</text:p>
          </table:table-cell>
          <table:table-cell office:value-type="float" office:value="-2.94300065020807" calcext:value-type="float">
            <text:p>-2.9430006502</text:p>
          </table:table-cell>
          <table:table-cell office:value-type="float" office:value="-2.94300008072729" calcext:value-type="float">
            <text:p>-2.9430000807</text:p>
          </table:table-cell>
          <table:table-cell office:value-type="float" office:value="-2.94299953078906" calcext:value-type="float">
            <text:p>-2.9429995308</text:p>
          </table:table-cell>
          <table:table-cell office:value-type="float" office:value="-2.94299900701517" calcext:value-type="float">
            <text:p>-2.942999007</text:p>
          </table:table-cell>
          <table:table-cell office:value-type="float" office:value="-2.94299851547626" calcext:value-type="float">
            <text:p>-2.9429985155</text:p>
          </table:table-cell>
          <table:table-cell office:value-type="float" office:value="-2.9429980616295" calcext:value-type="float">
            <text:p>-2.9429980616</text:p>
          </table:table-cell>
          <table:table-cell office:value-type="float" office:value="-2.94299765026592" calcext:value-type="float">
            <text:p>-2.9429976503</text:p>
          </table:table-cell>
          <table:table-cell office:value-type="float" office:value="-2.94299728546864" calcext:value-type="float">
            <text:p>-2.9429972855</text:p>
          </table:table-cell>
          <table:table-cell office:value-type="float" office:value="-2.94299697058283" calcext:value-type="float">
            <text:p>-2.9429969706</text:p>
          </table:table-cell>
          <table:table-cell office:value-type="float" office:value="-2.94299670819625" calcext:value-type="float">
            <text:p>-2.9429967082</text:p>
          </table:table-cell>
          <table:table-cell office:value-type="float" office:value="-2.94299650013066" calcext:value-type="float">
            <text:p>-2.9429965001</text:p>
          </table:table-cell>
          <table:table-cell office:value-type="float" office:value="-2.94299634744345" calcext:value-type="float">
            <text:p>-2.9429963474</text:p>
          </table:table-cell>
          <table:table-cell office:value-type="float" office:value="-2.94299625044064" calcext:value-type="float">
            <text:p>-2.9429962504</text:p>
          </table:table-cell>
          <table:table-cell office:value-type="float" office:value="-2.94299620869696" calcext:value-type="float">
            <text:p>-2.9429962087</text:p>
          </table:table-cell>
          <table:table-cell office:value-type="float" office:value="-2.94299622108703" calcext:value-type="float">
            <text:p>-2.9429962211</text:p>
          </table:table-cell>
          <table:table-cell office:value-type="float" office:value="-2.94299628582203" calcext:value-type="float">
            <text:p>-2.9429962858</text:p>
          </table:table-cell>
          <table:table-cell office:value-type="float" office:value="-2.94299640049682" calcext:value-type="float">
            <text:p>-2.9429964005</text:p>
          </table:table-cell>
          <table:table-cell office:value-type="float" office:value="-2.94299656213869" calcext:value-type="float">
            <text:p>-2.9429965621</text:p>
          </table:table-cell>
          <table:table-cell office:value-type="float" office:value="-2.94299676726576" calcext:value-type="float">
            <text:p>-2.9429967673</text:p>
          </table:table-cell>
          <table:table-cell office:value-type="float" office:value="-2.94299701194672" calcext:value-type="float">
            <text:p>-2.9429970119</text:p>
          </table:table-cell>
          <table:table-cell office:value-type="float" office:value="-2.94299729186525" calcext:value-type="float">
            <text:p>-2.9429972919</text:p>
          </table:table-cell>
          <table:table-cell office:value-type="float" office:value="-2.94299760238602" calcext:value-type="float">
            <text:p>-2.9429976024</text:p>
          </table:table-cell>
          <table:table-cell office:value-type="float" office:value="-2.94299793862358" calcext:value-type="float">
            <text:p>-2.9429979386</text:p>
          </table:table-cell>
          <table:table-cell office:value-type="float" office:value="-2.94299829550977" calcext:value-type="float">
            <text:p>-2.9429982955</text:p>
          </table:table-cell>
          <table:table-cell office:value-type="float" office:value="-2.94299866786305" calcext:value-type="float">
            <text:p>-2.9429986679</text:p>
          </table:table-cell>
          <table:table-cell office:value-type="float" office:value="-2.94299905045544" calcext:value-type="float">
            <text:p>-2.9429990505</text:p>
          </table:table-cell>
          <table:table-cell office:value-type="float" office:value="-2.9429994380782" calcext:value-type="float">
            <text:p>-2.9429994381</text:p>
          </table:table-cell>
          <table:table-cell office:value-type="float" office:value="-2.94299982560498" calcext:value-type="float">
            <text:p>-2.9429998256</text:p>
          </table:table-cell>
          <table:table-cell office:value-type="float" office:value="-2.94300020805323" calcext:value-type="float">
            <text:p>-2.9430002081</text:p>
          </table:table-cell>
          <table:table-cell office:value-type="float" office:value="-2.94300058063955" calcext:value-type="float">
            <text:p>-2.9430005806</text:p>
          </table:table-cell>
          <table:table-cell office:value-type="float" office:value="-2.94300093883344" calcext:value-type="float">
            <text:p>-2.9430009388</text:p>
          </table:table-cell>
          <table:table-cell office:value-type="float" office:value="-2.94300127840571" calcext:value-type="float">
            <text:p>-2.9430012784</text:p>
          </table:table-cell>
          <table:table-cell office:value-type="float" office:value="-2.9430015954715" calcext:value-type="float">
            <text:p>-2.9430015955</text:p>
          </table:table-cell>
          <table:table-cell office:value-type="float" office:value="-2.94300188652993" calcext:value-type="float">
            <text:p>-2.9430018865</text:p>
          </table:table-cell>
          <table:table-cell office:value-type="float" office:value="-2.94300214849561" calcext:value-type="float">
            <text:p>-2.9430021485</text:p>
          </table:table-cell>
          <table:table-cell office:value-type="float" office:value="-2.94300237872772" calcext:value-type="float">
            <text:p>-2.9430023787</text:p>
          </table:table-cell>
          <table:table-cell office:value-type="float" office:value="-2.94300257505078" calcext:value-type="float">
            <text:p>-2.9430025751</text:p>
          </table:table-cell>
          <table:table-cell office:value-type="float" office:value="-2.94300273577061" calcext:value-type="float">
            <text:p>-2.9430027358</text:p>
          </table:table-cell>
          <table:table-cell office:value-type="float" office:value="-2.94300285968463" calcext:value-type="float">
            <text:p>-2.9430028597</text:p>
          </table:table-cell>
          <table:table-cell office:value-type="float" office:value="-2.94300294608516" calcext:value-type="float">
            <text:p>-2.9430029461</text:p>
          </table:table-cell>
          <table:table-cell office:value-type="float" office:value="-2.94300299475816" calcext:value-type="float">
            <text:p>-2.9430029948</text:p>
          </table:table-cell>
          <table:table-cell office:value-type="float" office:value="-2.94300300597418" calcext:value-type="float">
            <text:p>-2.943003006</text:p>
          </table:table-cell>
          <table:table-cell office:value-type="float" office:value="-2.9430029804762" calcext:value-type="float">
            <text:p>-2.943002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-0.980999999999874" calcext:value-type="float">
            <text:p>-0.981</text:p>
          </table:table-cell>
          <table:table-cell office:value-type="float" office:value="-1.47149999986803" calcext:value-type="float">
            <text:p>-1.4714999999</text:p>
          </table:table-cell>
          <table:table-cell office:value-type="float" office:value="-1.9619999809371" calcext:value-type="float">
            <text:p>-1.9619999809</text:p>
          </table:table-cell>
          <table:table-cell office:value-type="float" office:value="-2.45249918910456" calcext:value-type="float">
            <text:p>-2.4524991891</text:p>
          </table:table-cell>
          <table:table-cell office:value-type="float" office:value="-2.94298569836727" calcext:value-type="float">
            <text:p>-2.9429856984</text:p>
          </table:table-cell>
          <table:table-cell office:value-type="float" office:value="-3.43336777000496" calcext:value-type="float">
            <text:p>-3.43336777</text:p>
          </table:table-cell>
          <table:table-cell office:value-type="float" office:value="-3.92323031042124" calcext:value-type="float">
            <text:p>-3.9232303104</text:p>
          </table:table-cell>
          <table:table-cell office:value-type="float" office:value="-4.41128321207625" calcext:value-type="float">
            <text:p>-4.4112832121</text:p>
          </table:table-cell>
          <table:table-cell office:value-type="float" office:value="-4.89452078583442" calcext:value-type="float">
            <text:p>-4.8945207858</text:p>
          </table:table-cell>
          <table:table-cell office:value-type="float" office:value="-5.36729653339866" calcext:value-type="float">
            <text:p>-5.3672965334</text:p>
          </table:table-cell>
          <table:table-cell office:value-type="float" office:value="-5.81947273819268" calcext:value-type="float">
            <text:p>-5.8194727382</text:p>
          </table:table-cell>
          <table:table-cell office:value-type="float" office:value="-6.23100203132349" calcext:value-type="float">
            <text:p>-6.2310020313</text:p>
          </table:table-cell>
          <table:table-cell office:value-type="float" office:value="-6.56407079517535" calcext:value-type="float">
            <text:p>-6.5640707952</text:p>
          </table:table-cell>
          <table:table-cell office:value-type="float" office:value="-6.76309440691011" calcext:value-type="float">
            <text:p>-6.7630944069</text:p>
          </table:table-cell>
          <table:table-cell office:value-type="float" office:value="-6.77037843545898" calcext:value-type="float">
            <text:p>-6.7703784355</text:p>
          </table:table-cell>
          <table:table-cell office:value-type="float" office:value="-6.55255132814016" calcext:value-type="float">
            <text:p>-6.5525513281</text:p>
          </table:table-cell>
          <table:table-cell office:value-type="float" office:value="-6.13198583474079" calcext:value-type="float">
            <text:p>-6.1319858347</text:p>
          </table:table-cell>
          <table:table-cell office:value-type="float" office:value="-5.6106498548315" calcext:value-type="float">
            <text:p>-5.6106498548</text:p>
          </table:table-cell>
          <table:table-cell office:value-type="float" office:value="-5.15352959628897" calcext:value-type="float">
            <text:p>-5.1535295963</text:p>
          </table:table-cell>
          <table:table-cell office:value-type="float" office:value="-4.90002995913835" calcext:value-type="float">
            <text:p>-4.9000299591</text:p>
          </table:table-cell>
          <table:table-cell office:value-type="float" office:value="-4.87179962761447" calcext:value-type="float">
            <text:p>-4.8717996276</text:p>
          </table:table-cell>
          <table:table-cell office:value-type="float" office:value="-4.99261450537242" calcext:value-type="float">
            <text:p>-4.9926145054</text:p>
          </table:table-cell>
          <table:table-cell office:value-type="float" office:value="-5.17628634209041" calcext:value-type="float">
            <text:p>-5.1762863421</text:p>
          </table:table-cell>
          <table:table-cell office:value-type="float" office:value="-5.37879340679865" calcext:value-type="float">
            <text:p>-5.3787934068</text:p>
          </table:table-cell>
          <table:table-cell office:value-type="float" office:value="-5.60185285550446" calcext:value-type="float">
            <text:p>-5.6018528555</text:p>
          </table:table-cell>
          <table:table-cell office:value-type="float" office:value="-5.85944244483128" calcext:value-type="float">
            <text:p>-5.8594424448</text:p>
          </table:table-cell>
          <table:table-cell office:value-type="float" office:value="-6.13673135336224" calcext:value-type="float">
            <text:p>-6.1367313534</text:p>
          </table:table-cell>
          <table:table-cell office:value-type="float" office:value="-6.42013953269247" calcext:value-type="float">
            <text:p>-6.4201395327</text:p>
          </table:table-cell>
          <table:table-cell office:value-type="float" office:value="-6.74215379207862" calcext:value-type="float">
            <text:p>-6.7421537921</text:p>
          </table:table-cell>
          <table:table-cell office:value-type="float" office:value="-7.12067061170327" calcext:value-type="float">
            <text:p>-7.1206706117</text:p>
          </table:table-cell>
          <table:table-cell office:value-type="float" office:value="-7.57033567614959" calcext:value-type="float">
            <text:p>-7.5703356761</text:p>
          </table:table-cell>
          <table:table-cell office:value-type="float" office:value="-8.04980267337237" calcext:value-type="float">
            <text:p>-8.0498026734</text:p>
          </table:table-cell>
          <table:table-cell office:value-type="float" office:value="-8.07035389949824" calcext:value-type="float">
            <text:p>-8.0703538995</text:p>
          </table:table-cell>
          <table:table-cell office:value-type="float" office:value="-7.10144057567316" calcext:value-type="float">
            <text:p>-7.1014405757</text:p>
          </table:table-cell>
          <table:table-cell office:value-type="float" office:value="-5.65992394602356" calcext:value-type="float">
            <text:p>-5.659923946</text:p>
          </table:table-cell>
          <table:table-cell office:value-type="float" office:value="-4.56580040722914" calcext:value-type="float">
            <text:p>-4.5658004072</text:p>
          </table:table-cell>
          <table:table-cell office:value-type="float" office:value="-3.84821934218175" calcext:value-type="float">
            <text:p>-3.8482193422</text:p>
          </table:table-cell>
          <table:table-cell office:value-type="float" office:value="-3.29005920085958" calcext:value-type="float">
            <text:p>-3.2900592009</text:p>
          </table:table-cell>
          <table:table-cell office:value-type="float" office:value="-2.80853706487489" calcext:value-type="float">
            <text:p>-2.8085370649</text:p>
          </table:table-cell>
          <table:table-cell office:value-type="float" office:value="-2.37762925541807" calcext:value-type="float">
            <text:p>-2.3776292554</text:p>
          </table:table-cell>
          <table:table-cell office:value-type="float" office:value="-1.98710628479247" calcext:value-type="float">
            <text:p>-1.9871062848</text:p>
          </table:table-cell>
          <table:table-cell office:value-type="float" office:value="-1.63296528343713" calcext:value-type="float">
            <text:p>-1.6329652834</text:p>
          </table:table-cell>
          <table:table-cell office:value-type="float" office:value="-1.31404287586093" calcext:value-type="float">
            <text:p>-1.3140428759</text:p>
          </table:table-cell>
          <table:table-cell office:value-type="float" office:value="-1.03081297356679" calcext:value-type="float">
            <text:p>-1.0308129736</text:p>
          </table:table-cell>
          <table:table-cell office:value-type="float" office:value="-0.784693114905704" calcext:value-type="float">
            <text:p>-0.7846931149</text:p>
          </table:table-cell>
          <table:table-cell office:value-type="float" office:value="-0.577238558775033" calcext:value-type="float">
            <text:p>-0.5772385588</text:p>
          </table:table-cell>
          <table:table-cell office:value-type="float" office:value="-0.409410595810122" calcext:value-type="float">
            <text:p>-0.4094105958</text:p>
          </table:table-cell>
          <table:table-cell office:value-type="float" office:value="-0.28135554914039" calcext:value-type="float">
            <text:p>-0.2813555491</text:p>
          </table:table-cell>
          <table:table-cell office:value-type="float" office:value="-0.192526905301627" calcext:value-type="float">
            <text:p>-0.1925269053</text:p>
          </table:table-cell>
          <table:table-cell office:value-type="float" office:value="-0.141886361535839" calcext:value-type="float">
            <text:p>-0.1418863615</text:p>
          </table:table-cell>
          <table:table-cell office:value-type="float" office:value="-0.128076338101746" calcext:value-type="float">
            <text:p>-0.1280763381</text:p>
          </table:table-cell>
          <table:table-cell office:value-type="float" office:value="-0.149513360184503" calcext:value-type="float">
            <text:p>-0.1495133602</text:p>
          </table:table-cell>
          <table:table-cell office:value-type="float" office:value="-0.20440142065504" calcext:value-type="float">
            <text:p>-0.2044014207</text:p>
          </table:table-cell>
          <table:table-cell office:value-type="float" office:value="-0.290696702305064" calcext:value-type="float">
            <text:p>-0.2906967023</text:p>
          </table:table-cell>
          <table:table-cell office:value-type="float" office:value="-0.406059558913956" calcext:value-type="float">
            <text:p>-0.4060595589</text:p>
          </table:table-cell>
          <table:table-cell office:value-type="float" office:value="-0.547822813824048" calcext:value-type="float">
            <text:p>-0.5478228138</text:p>
          </table:table-cell>
          <table:table-cell office:value-type="float" office:value="-0.712998758087471" calcext:value-type="float">
            <text:p>-0.7129987581</text:p>
          </table:table-cell>
          <table:table-cell office:value-type="float" office:value="-0.898337269213974" calcext:value-type="float">
            <text:p>-0.8983372692</text:p>
          </table:table-cell>
          <table:table-cell office:value-type="float" office:value="-1.10042860910669" calcext:value-type="float">
            <text:p>-1.1004286091</text:p>
          </table:table-cell>
          <table:table-cell office:value-type="float" office:value="-1.3158226943941" calcext:value-type="float">
            <text:p>-1.3158226944</text:p>
          </table:table-cell>
          <table:table-cell office:value-type="float" office:value="-1.54112500744448" calcext:value-type="float">
            <text:p>-1.5411250074</text:p>
          </table:table-cell>
          <table:table-cell office:value-type="float" office:value="-1.7730361881432" calcext:value-type="float">
            <text:p>-1.7730361881</text:p>
          </table:table-cell>
          <table:table-cell office:value-type="float" office:value="-2.00832471197948" calcext:value-type="float">
            <text:p>-2.008324712</text:p>
          </table:table-cell>
          <table:table-cell office:value-type="float" office:value="-2.24374825962657" calcext:value-type="float">
            <text:p>-2.2437482596</text:p>
          </table:table-cell>
          <table:table-cell office:value-type="float" office:value="-2.47595786406252" calcext:value-type="float">
            <text:p>-2.4759578641</text:p>
          </table:table-cell>
          <table:table-cell office:value-type="float" office:value="-2.70142462800503" calcext:value-type="float">
            <text:p>-2.701424628</text:p>
          </table:table-cell>
          <table:table-cell office:value-type="float" office:value="-2.91642336355451" calcext:value-type="float">
            <text:p>-2.9164233636</text:p>
          </table:table-cell>
          <table:table-cell office:value-type="float" office:value="-3.11709550896811" calcext:value-type="float">
            <text:p>-3.117095509</text:p>
          </table:table-cell>
          <table:table-cell office:value-type="float" office:value="-3.29959898568161" calcext:value-type="float">
            <text:p>-3.2995989857</text:p>
          </table:table-cell>
          <table:table-cell office:value-type="float" office:value="-3.46033691262738" calcext:value-type="float">
            <text:p>-3.4603369126</text:p>
          </table:table-cell>
          <table:table-cell office:value-type="float" office:value="-3.59624064149642" calcext:value-type="float">
            <text:p>-3.5962406415</text:p>
          </table:table-cell>
          <table:table-cell office:value-type="float" office:value="-3.70506678483466" calcext:value-type="float">
            <text:p>-3.7050667848</text:p>
          </table:table-cell>
          <table:table-cell office:value-type="float" office:value="-3.78565690158474" calcext:value-type="float">
            <text:p>-3.7856569016</text:p>
          </table:table-cell>
          <table:table-cell office:value-type="float" office:value="-3.8381081515773" calcext:value-type="float">
            <text:p>-3.8381081516</text:p>
          </table:table-cell>
          <table:table-cell office:value-type="float" office:value="-3.86381705500012" calcext:value-type="float">
            <text:p>-3.863817055</text:p>
          </table:table-cell>
          <table:table-cell office:value-type="float" office:value="-3.86538358654672" calcext:value-type="float">
            <text:p>-3.8653835865</text:p>
          </table:table-cell>
          <table:table-cell office:value-type="float" office:value="-3.84639036355283" calcext:value-type="float">
            <text:p>-3.8463903636</text:p>
          </table:table-cell>
          <table:table-cell office:value-type="float" office:value="-3.81109265183731" calcext:value-type="float">
            <text:p>-3.8110926518</text:p>
          </table:table-cell>
          <table:table-cell office:value-type="float" office:value="-3.76406559619328" calcext:value-type="float">
            <text:p>-3.7640655962</text:p>
          </table:table-cell>
          <table:table-cell office:value-type="float" office:value="-3.70985657780873" calcext:value-type="float">
            <text:p>-3.7098565778</text:p>
          </table:table-cell>
          <table:table-cell office:value-type="float" office:value="-3.65268431398594" calcext:value-type="float">
            <text:p>-3.652684314</text:p>
          </table:table-cell>
          <table:table-cell office:value-type="float" office:value="-3.59621224011415" calcext:value-type="float">
            <text:p>-3.5962122401</text:p>
          </table:table-cell>
          <table:table-cell office:value-type="float" office:value="-3.54340337247379" calcext:value-type="float">
            <text:p>-3.5434033725</text:p>
          </table:table-cell>
          <table:table-cell office:value-type="float" office:value="-3.49644282587414" calcext:value-type="float">
            <text:p>-3.4964428259</text:p>
          </table:table-cell>
          <table:table-cell office:value-type="float" office:value="-3.45670006720839" calcext:value-type="float">
            <text:p>-3.4567000672</text:p>
          </table:table-cell>
          <table:table-cell office:value-type="float" office:value="-3.42470073304781" calcext:value-type="float">
            <text:p>-3.424700733</text:p>
          </table:table-cell>
          <table:table-cell office:value-type="float" office:value="-3.40008657739002" calcext:value-type="float">
            <text:p>-3.4000865774</text:p>
          </table:table-cell>
          <table:table-cell office:value-type="float" office:value="-3.38155599608923" calcext:value-type="float">
            <text:p>-3.3815559961</text:p>
          </table:table-cell>
          <table:table-cell office:value-type="float" office:value="-3.3667900541003" calcext:value-type="float">
            <text:p>-3.3667900541</text:p>
          </table:table-cell>
          <table:table-cell office:value-type="float" office:value="-3.35238047534316" calcext:value-type="float">
            <text:p>-3.3523804753</text:p>
          </table:table-cell>
          <table:table-cell office:value-type="float" office:value="-3.33380241240583" calcext:value-type="float">
            <text:p>-3.3338024124</text:p>
          </table:table-cell>
          <table:table-cell office:value-type="float" office:value="-3.30553994318153" calcext:value-type="float">
            <text:p>-3.3055399432</text:p>
          </table:table-cell>
          <table:table-cell office:value-type="float" office:value="-3.2615610386957" calcext:value-type="float">
            <text:p>-3.2615610387</text:p>
          </table:table-cell>
          <table:table-cell office:value-type="float" office:value="-3.19633399863575" calcext:value-type="float">
            <text:p>-3.1963339986</text:p>
          </table:table-cell>
          <table:table-cell office:value-type="float" office:value="-3.10631148836359" calcext:value-type="float">
            <text:p>-3.1063114884</text:p>
          </table:table-cell>
          <table:table-cell office:value-type="float" office:value="-2.99132313429377" calcext:value-type="float">
            <text:p>-2.9913231343</text:p>
          </table:table-cell>
          <table:table-cell office:value-type="float" office:value="-2.85505259746875" calcext:value-type="float">
            <text:p>-2.8550525975</text:p>
          </table:table-cell>
          <table:table-cell office:value-type="float" office:value="-2.70418345495482" calcext:value-type="float">
            <text:p>-2.704183455</text:p>
          </table:table-cell>
          <table:table-cell office:value-type="float" office:value="-2.54665111263884" calcext:value-type="float">
            <text:p>-2.5466511126</text:p>
          </table:table-cell>
          <table:table-cell office:value-type="float" office:value="-2.3899291569175" calcext:value-type="float">
            <text:p>-2.3899291569</text:p>
          </table:table-cell>
          <table:table-cell office:value-type="float" office:value="-2.24001309630072" calcext:value-type="float">
            <text:p>-2.2400130963</text:p>
          </table:table-cell>
          <table:table-cell office:value-type="float" office:value="-2.10116787663045" calcext:value-type="float">
            <text:p>-2.1011678766</text:p>
          </table:table-cell>
          <table:table-cell office:value-type="float" office:value="-1.97614268839461" calcext:value-type="float">
            <text:p>-1.9761426884</text:p>
          </table:table-cell>
          <table:table-cell office:value-type="float" office:value="-1.86654027757889" calcext:value-type="float">
            <text:p>-1.8665402776</text:p>
          </table:table-cell>
          <table:table-cell office:value-type="float" office:value="-1.77316246915053" calcext:value-type="float">
            <text:p>-1.7731624692</text:p>
          </table:table-cell>
          <table:table-cell office:value-type="float" office:value="-1.69627239658569" calcext:value-type="float">
            <text:p>-1.6962723966</text:p>
          </table:table-cell>
          <table:table-cell office:value-type="float" office:value="-1.63577384853591" calcext:value-type="float">
            <text:p>-1.6357738485</text:p>
          </table:table-cell>
          <table:table-cell office:value-type="float" office:value="-1.59132706678484" calcext:value-type="float">
            <text:p>-1.5913270668</text:p>
          </table:table-cell>
          <table:table-cell office:value-type="float" office:value="-1.56242131947737" calcext:value-type="float">
            <text:p>-1.5624213195</text:p>
          </table:table-cell>
          <table:table-cell office:value-type="float" office:value="-1.54842024855796" calcext:value-type="float">
            <text:p>-1.5484202486</text:p>
          </table:table-cell>
          <table:table-cell office:value-type="float" office:value="-1.54859106414749" calcext:value-type="float">
            <text:p>-1.5485910641</text:p>
          </table:table-cell>
          <table:table-cell office:value-type="float" office:value="-1.56212448651999" calcext:value-type="float">
            <text:p>-1.5621244865</text:p>
          </table:table-cell>
          <table:table-cell office:value-type="float" office:value="-1.58814923493376" calcext:value-type="float">
            <text:p>-1.5881492349</text:p>
          </table:table-cell>
          <table:table-cell office:value-type="float" office:value="-1.62574280246375" calcext:value-type="float">
            <text:p>-1.6257428025</text:p>
          </table:table-cell>
          <table:table-cell office:value-type="float" office:value="-1.67393905878408" calcext:value-type="float">
            <text:p>-1.6739390588</text:p>
          </table:table-cell>
          <table:table-cell office:value-type="float" office:value="-1.73173268953581" calcext:value-type="float">
            <text:p>-1.7317326895</text:p>
          </table:table-cell>
          <table:table-cell office:value-type="float" office:value="-1.79808045293116" calcext:value-type="float">
            <text:p>-1.7980804529</text:p>
          </table:table-cell>
          <table:table-cell office:value-type="float" office:value="-1.87189957875139" calcext:value-type="float">
            <text:p>-1.8718995788</text:p>
          </table:table-cell>
          <table:table-cell office:value-type="float" office:value="-1.95206420548537" calcext:value-type="float">
            <text:p>-1.9520642055</text:p>
          </table:table-cell>
          <table:table-cell office:value-type="float" office:value="-2.03740136936885" calcext:value-type="float">
            <text:p>-2.0374013694</text:p>
          </table:table-cell>
          <table:table-cell office:value-type="float" office:value="-2.12668852780569" calcext:value-type="float">
            <text:p>-2.1266885278</text:p>
          </table:table-cell>
          <table:table-cell office:value-type="float" office:value="-2.21865474366945" calcext:value-type="float">
            <text:p>-2.2186547437</text:p>
          </table:table-cell>
          <table:table-cell office:value-type="float" office:value="-2.31198737044462" calcext:value-type="float">
            <text:p>-2.3119873704</text:p>
          </table:table-cell>
          <table:table-cell office:value-type="float" office:value="-2.40534536356122" calcext:value-type="float">
            <text:p>-2.4053453636</text:p>
          </table:table-cell>
          <table:table-cell office:value-type="float" office:value="-2.49737932353099" calcext:value-type="float">
            <text:p>-2.4973793235</text:p>
          </table:table-cell>
          <table:table-cell office:value-type="float" office:value="-2.58675726904061" calcext:value-type="float">
            <text:p>-2.586757269</text:p>
          </table:table-cell>
          <table:table-cell office:value-type="float" office:value="-2.67219419356858" calcext:value-type="float">
            <text:p>-2.6721941936</text:p>
          </table:table-cell>
          <table:table-cell office:value-type="float" office:value="-2.75248288329154" calcext:value-type="float">
            <text:p>-2.7524828833</text:p>
          </table:table-cell>
          <table:table-cell office:value-type="float" office:value="-2.82652336545359" calcext:value-type="float">
            <text:p>-2.8265233655</text:p>
          </table:table-cell>
          <table:table-cell office:value-type="float" office:value="-2.89334868488725" calcext:value-type="float">
            <text:p>-2.8933486849</text:p>
          </table:table-cell>
          <table:table-cell office:value-type="float" office:value="-2.95214534153658" calcext:value-type="float">
            <text:p>-2.9521453415</text:p>
          </table:table-cell>
          <table:table-cell office:value-type="float" office:value="-3.00226749160808" calcext:value-type="float">
            <text:p>-3.0022674916</text:p>
          </table:table-cell>
          <table:table-cell office:value-type="float" office:value="-3.04324476358083" calcext:value-type="float">
            <text:p>-3.0432447636</text:p>
          </table:table-cell>
          <table:table-cell office:value-type="float" office:value="-3.07478416021924" calcext:value-type="float">
            <text:p>-3.0747841602</text:p>
          </table:table-cell>
          <table:table-cell office:value-type="float" office:value="-3.09676695183551" calcext:value-type="float">
            <text:p>-3.0967669518</text:p>
          </table:table-cell>
          <table:table-cell office:value-type="float" office:value="-3.10924169415772" calcext:value-type="float">
            <text:p>-3.1092416942</text:p>
          </table:table-cell>
          <table:table-cell office:value-type="float" office:value="-3.11241452993837" calcext:value-type="float">
            <text:p>-3.1124145299</text:p>
          </table:table-cell>
          <table:table-cell office:value-type="float" office:value="-3.10663777970936" calcext:value-type="float">
            <text:p>-3.1066377797</text:p>
          </table:table-cell>
          <table:table-cell office:value-type="float" office:value="-3.09239753555842" calcext:value-type="float">
            <text:p>-3.0923975356</text:p>
          </table:table-cell>
          <table:table-cell office:value-type="float" office:value="-3.07030060181605" calcext:value-type="float">
            <text:p>-3.0703006018</text:p>
          </table:table-cell>
          <table:table-cell office:value-type="float" office:value="-3.04106075011584" calcext:value-type="float">
            <text:p>-3.0410607501</text:p>
          </table:table-cell>
          <table:table-cell office:value-type="float" office:value="-3.00548394982535" calcext:value-type="float">
            <text:p>-3.0054839498</text:p>
          </table:table-cell>
          <table:table-cell office:value-type="float" office:value="-2.96445206818001" calcext:value-type="float">
            <text:p>-2.9644520682</text:p>
          </table:table-cell>
          <table:table-cell office:value-type="float" office:value="-2.91890455660258" calcext:value-type="float">
            <text:p>-2.9189045566</text:p>
          </table:table-cell>
          <table:table-cell office:value-type="float" office:value="-2.86981786344692" calcext:value-type="float">
            <text:p>-2.8698178634</text:p>
          </table:table-cell>
          <table:table-cell office:value-type="float" office:value="-2.81818270515968" calcext:value-type="float">
            <text:p>-2.8181827052</text:p>
          </table:table-cell>
          <table:table-cell office:value-type="float" office:value="-2.76497981056151" calcext:value-type="float">
            <text:p>-2.7649798106</text:p>
          </table:table-cell>
          <table:table-cell office:value-type="float" office:value="-2.71115522211453" calcext:value-type="float">
            <text:p>-2.7111552221</text:p>
          </table:table-cell>
          <table:table-cell office:value-type="float" office:value="-2.65759658972709" calcext:value-type="float">
            <text:p>-2.6575965897</text:p>
          </table:table-cell>
          <table:table-cell office:value-type="float" office:value="-2.60511204640427" calcext:value-type="float">
            <text:p>-2.6051120464</text:p>
          </table:table-cell>
          <table:table-cell office:value-type="float" office:value="-2.55441317052192" calcext:value-type="float">
            <text:p>-2.5544131705</text:p>
          </table:table-cell>
          <table:table-cell office:value-type="float" office:value="-2.50610322202189" calcext:value-type="float">
            <text:p>-2.506103222</text:p>
          </table:table-cell>
          <table:table-cell office:value-type="float" office:value="-2.46067133612286" calcext:value-type="float">
            <text:p>-2.4606713361</text:p>
          </table:table-cell>
          <table:table-cell office:value-type="float" office:value="-2.41849274958256" calcext:value-type="float">
            <text:p>-2.4184927496</text:p>
          </table:table-cell>
          <table:table-cell office:value-type="float" office:value="-2.37983452270118" calcext:value-type="float">
            <text:p>-2.3798345227</text:p>
          </table:table-cell>
          <table:table-cell office:value-type="float" office:value="-2.3448657079822" calcext:value-type="float">
            <text:p>-2.344865708</text:p>
          </table:table-cell>
          <table:table-cell office:value-type="float" office:value="-2.31367058540327" calcext:value-type="float">
            <text:p>-2.3136705854</text:p>
          </table:table-cell>
          <table:table-cell office:value-type="float" office:value="-2.28626347614062" calcext:value-type="float">
            <text:p>-2.2862634761</text:p>
          </table:table-cell>
          <table:table-cell office:value-type="float" office:value="-2.26260375407314" calcext:value-type="float">
            <text:p>-2.2626037541</text:p>
          </table:table-cell>
          <table:table-cell office:value-type="float" office:value="-2.24260994661249" calcext:value-type="float">
            <text:p>-2.2426099466</text:p>
          </table:table-cell>
          <table:table-cell office:value-type="float" office:value="-2.2261721763175" calcext:value-type="float">
            <text:p>-2.2261721763</text:p>
          </table:table-cell>
          <table:table-cell office:value-type="float" office:value="-2.21316256139952" calcext:value-type="float">
            <text:p>-2.2131625614</text:p>
          </table:table-cell>
          <table:table-cell office:value-type="float" office:value="-2.2034435017925" calcext:value-type="float">
            <text:p>-2.2034435018</text:p>
          </table:table-cell>
          <table:table-cell office:value-type="float" office:value="-2.19687399089962" calcext:value-type="float">
            <text:p>-2.1968739909</text:p>
          </table:table-cell>
          <table:table-cell office:value-type="float" office:value="-2.1933142040942" calcext:value-type="float">
            <text:p>-2.1933142041</text:p>
          </table:table-cell>
          <table:table-cell office:value-type="float" office:value="-2.1926286397623" calcext:value-type="float">
            <text:p>-2.1926286398</text:p>
          </table:table-cell>
          <table:table-cell office:value-type="float" office:value="-2.19468805659623" calcext:value-type="float">
            <text:p>-2.1946880566</text:p>
          </table:table-cell>
          <table:table-cell office:value-type="float" office:value="-2.19937039390263" calcext:value-type="float">
            <text:p>-2.1993703939</text:p>
          </table:table-cell>
          <table:table-cell office:value-type="float" office:value="-2.20656080595971" calcext:value-type="float">
            <text:p>-2.206560806</text:p>
          </table:table-cell>
          <table:table-cell office:value-type="float" office:value="-2.21615090261762" calcext:value-type="float">
            <text:p>-2.2161509026</text:p>
          </table:table-cell>
          <table:table-cell office:value-type="float" office:value="-2.22803727086275" calcext:value-type="float">
            <text:p>-2.2280372709</text:p>
          </table:table-cell>
          <table:table-cell office:value-type="float" office:value="-2.24211935163696" calcext:value-type="float">
            <text:p>-2.2421193516</text:p>
          </table:table-cell>
          <table:table-cell office:value-type="float" office:value="-2.25829675379293" calcext:value-type="float">
            <text:p>-2.2582967538</text:p>
          </table:table-cell>
          <table:table-cell office:value-type="float" office:value="-2.27646609348682" calcext:value-type="float">
            <text:p>-2.2764660935</text:p>
          </table:table-cell>
          <table:table-cell office:value-type="float" office:value="-2.2965174469676" calcext:value-type="float">
            <text:p>-2.296517447</text:p>
          </table:table-cell>
          <table:table-cell office:value-type="float" office:value="-2.31833049745147" calcext:value-type="float">
            <text:p>-2.3183304975</text:p>
          </table:table-cell>
          <table:table-cell office:value-type="float" office:value="-2.34177044785886" calcext:value-type="float">
            <text:p>-2.3417704479</text:p>
          </table:table-cell>
          <table:table-cell office:value-type="float" office:value="-2.3666837694825" calcext:value-type="float">
            <text:p>-2.3666837695</text:p>
          </table:table-cell>
          <table:table-cell office:value-type="float" office:value="-2.39289387190903" calcext:value-type="float">
            <text:p>-2.3928938719</text:p>
          </table:table-cell>
          <table:table-cell office:value-type="float" office:value="-2.42019681935487" calcext:value-type="float">
            <text:p>-2.4201968194</text:p>
          </table:table-cell>
          <table:table-cell office:value-type="float" office:value="-2.44835728622677" calcext:value-type="float">
            <text:p>-2.4483572862</text:p>
          </table:table-cell>
          <table:table-cell office:value-type="float" office:value="-2.47710503704948" calcext:value-type="float">
            <text:p>-2.477105037</text:p>
          </table:table-cell>
          <table:table-cell office:value-type="float" office:value="-2.50613232254889" calcext:value-type="float">
            <text:p>-2.5061323225</text:p>
          </table:table-cell>
          <table:table-cell office:value-type="float" office:value="-2.53509268647429" calcext:value-type="float">
            <text:p>-2.5350926865</text:p>
          </table:table-cell>
          <table:table-cell office:value-type="float" office:value="-2.56360175141698" calcext:value-type="float">
            <text:p>-2.5636017514</text:p>
          </table:table-cell>
          <table:table-cell office:value-type="float" office:value="-2.59124056616143" calcext:value-type="float">
            <text:p>-2.5912405662</text:p>
          </table:table-cell>
          <table:table-cell office:value-type="float" office:value="-2.61756202156716" calcext:value-type="float">
            <text:p>-2.6175620216</text:p>
          </table:table-cell>
          <table:table-cell office:value-type="float" office:value="-2.6421006536841" calcext:value-type="float">
            <text:p>-2.6421006537</text:p>
          </table:table-cell>
          <table:table-cell office:value-type="float" office:value="-2.66438584626203" calcext:value-type="float">
            <text:p>-2.6643858463</text:p>
          </table:table-cell>
          <table:table-cell office:value-type="float" office:value="-2.68395804131959" calcext:value-type="float">
            <text:p>-2.6839580413</text:p>
          </table:table-cell>
          <table:table-cell office:value-type="float" office:value="-2.70038711867571" calcext:value-type="float">
            <text:p>-2.7003871187</text:p>
          </table:table-cell>
          <table:table-cell office:value-type="float" office:value="-2.71329169257641" calcext:value-type="float">
            <text:p>-2.7132916926</text:p>
          </table:table-cell>
          <table:table-cell office:value-type="float" office:value="-2.72235778564962" calcext:value-type="float">
            <text:p>-2.7223577856</text:p>
          </table:table-cell>
          <table:table-cell office:value-type="float" office:value="-2.72735525315978" calcext:value-type="float">
            <text:p>-2.7273552532</text:p>
          </table:table-cell>
          <table:table-cell office:value-type="float" office:value="-2.7281504806977" calcext:value-type="float">
            <text:p>-2.7281504807</text:p>
          </table:table-cell>
          <table:table-cell office:value-type="float" office:value="-2.7247142484948" calcext:value-type="float">
            <text:p>-2.7247142485</text:p>
          </table:table-cell>
          <table:table-cell office:value-type="float" office:value="-2.71712417619973" calcext:value-type="float">
            <text:p>-2.7171241762</text:p>
          </table:table-cell>
          <table:table-cell office:value-type="float" office:value="-2.70556173218468" calcext:value-type="float">
            <text:p>-2.7055617322</text:p>
          </table:table-cell>
          <table:table-cell office:value-type="float" office:value="-2.69030430875205" calcext:value-type="float">
            <text:p>-2.6903043088</text:p>
          </table:table-cell>
          <table:table-cell office:value-type="float" office:value="-2.6717132524027" calcext:value-type="float">
            <text:p>-2.6717132524</text:p>
          </table:table-cell>
          <table:table-cell office:value-type="float" office:value="-2.65021896140699" calcext:value-type="float">
            <text:p>-2.6502189614</text:p>
          </table:table-cell>
          <table:table-cell office:value-type="float" office:value="-2.62630422640395" calcext:value-type="float">
            <text:p>-2.6263042264</text:p>
          </table:table-cell>
          <table:table-cell office:value-type="float" office:value="-2.60048692652131" calcext:value-type="float">
            <text:p>-2.6004869265</text:p>
          </table:table-cell>
          <table:table-cell office:value-type="float" office:value="-2.57330304729647" calcext:value-type="float">
            <text:p>-2.5733030473</text:p>
          </table:table-cell>
          <table:table-cell office:value-type="float" office:value="-2.5452907980012" calcext:value-type="float">
            <text:p>-2.545290798</text:p>
          </table:table-cell>
          <table:table-cell office:value-type="float" office:value="-2.51697640509782" calcext:value-type="float">
            <text:p>-2.5169764051</text:p>
          </table:table-cell>
          <table:table-cell office:value-type="float" office:value="-2.48886196420953" calcext:value-type="float">
            <text:p>-2.4888619642</text:p>
          </table:table-cell>
          <table:table-cell office:value-type="float" office:value="-2.46141555533772" calcext:value-type="float">
            <text:p>-2.4614155553</text:p>
          </table:table-cell>
          <table:table-cell office:value-type="float" office:value="-2.43506367025734" calcext:value-type="float">
            <text:p>-2.4350636703</text:p>
          </table:table-cell>
          <table:table-cell office:value-type="float" office:value="-2.41018587010309" calcext:value-type="float">
            <text:p>-2.4101858701</text:p>
          </table:table-cell>
          <table:table-cell office:value-type="float" office:value="-2.3871114872186" calcext:value-type="float">
            <text:p>-2.3871114872</text:p>
          </table:table-cell>
          <table:table-cell office:value-type="float" office:value="-2.36611810990604" calcext:value-type="float">
            <text:p>-2.3661181099</text:p>
          </table:table-cell>
          <table:table-cell office:value-type="float" office:value="-2.34743154211989" calcext:value-type="float">
            <text:p>-2.3474315421</text:p>
          </table:table-cell>
          <table:table-cell office:value-type="float" office:value="-2.33122691146614" calcext:value-type="float">
            <text:p>-2.3312269115</text:p>
          </table:table-cell>
          <table:table-cell office:value-type="float" office:value="-2.31763060561775" calcext:value-type="float">
            <text:p>-2.3176306056</text:p>
          </table:table-cell>
          <table:table-cell office:value-type="float" office:value="-2.30672274566166" calcext:value-type="float">
            <text:p>-2.3067227457</text:p>
          </table:table-cell>
          <table:table-cell office:value-type="float" office:value="-2.29853995026286" calcext:value-type="float">
            <text:p>-2.2985399503</text:p>
          </table:table-cell>
          <table:table-cell office:value-type="float" office:value="-2.29307820149797" calcext:value-type="float">
            <text:p>-2.2930782015</text:p>
          </table:table-cell>
          <table:table-cell office:value-type="float" office:value="-2.29029568615298" calcext:value-type="float">
            <text:p>-2.2902956862</text:p>
          </table:table-cell>
          <table:table-cell office:value-type="float" office:value="-2.29011554952754" calcext:value-type="float">
            <text:p>-2.2901155495</text:p>
          </table:table-cell>
          <table:table-cell office:value-type="float" office:value="-2.29242855692869" calcext:value-type="float">
            <text:p>-2.2924285569</text:p>
          </table:table-cell>
          <table:table-cell office:value-type="float" office:value="-2.29709570623076" calcext:value-type="float">
            <text:p>-2.2970957062</text:p>
          </table:table-cell>
          <table:table-cell office:value-type="float" office:value="-2.3039508692534" calcext:value-type="float">
            <text:p>-2.3039508693</text:p>
          </table:table-cell>
          <table:table-cell office:value-type="float" office:value="-2.31280355772485" calcext:value-type="float">
            <text:p>-2.3128035577</text:p>
          </table:table-cell>
          <table:table-cell office:value-type="float" office:value="-2.32344191038733" calcext:value-type="float">
            <text:p>-2.3234419104</text:p>
          </table:table-cell>
          <table:table-cell office:value-type="float" office:value="-2.33563598229264" calcext:value-type="float">
            <text:p>-2.3356359823</text:p>
          </table:table-cell>
          <table:table-cell office:value-type="float" office:value="-2.34914138818139" calcext:value-type="float">
            <text:p>-2.3491413882</text:p>
          </table:table-cell>
          <table:table-cell office:value-type="float" office:value="-2.363703313068" calcext:value-type="float">
            <text:p>-2.3637033131</text:p>
          </table:table-cell>
          <table:table-cell office:value-type="float" office:value="-2.37906085964408" calcext:value-type="float">
            <text:p>-2.3790608596</text:p>
          </table:table-cell>
          <table:table-cell office:value-type="float" office:value="-2.39495165892107" calcext:value-type="float">
            <text:p>-2.3949516589</text:p>
          </table:table-cell>
          <table:table-cell office:value-type="float" office:value="-2.41111663228528" calcext:value-type="float">
            <text:p>-2.4111166323</text:p>
          </table:table-cell>
          <table:table-cell office:value-type="float" office:value="-2.42730476347109" calcext:value-type="float">
            <text:p>-2.4273047635</text:p>
          </table:table-cell>
          <table:table-cell office:value-type="float" office:value="-2.44327772022661" calcext:value-type="float">
            <text:p>-2.4432777202</text:p>
          </table:table-cell>
          <table:table-cell office:value-type="float" office:value="-2.45881415861261" calcext:value-type="float">
            <text:p>-2.4588141586</text:p>
          </table:table-cell>
          <table:table-cell office:value-type="float" office:value="-2.47371354762734" calcext:value-type="float">
            <text:p>-2.4737135476</text:p>
          </table:table-cell>
          <table:table-cell office:value-type="float" office:value="-2.48779936688193" calcext:value-type="float">
            <text:p>-2.4877993669</text:p>
          </table:table-cell>
          <table:table-cell office:value-type="float" office:value="-2.50092155343665" calcext:value-type="float">
            <text:p>-2.5009215534</text:p>
          </table:table-cell>
          <table:table-cell office:value-type="float" office:value="-2.51295810351822" calcext:value-type="float">
            <text:p>-2.5129581035</text:p>
          </table:table-cell>
          <table:table-cell office:value-type="float" office:value="-2.52381576860659" calcext:value-type="float">
            <text:p>-2.5238157686</text:p>
          </table:table-cell>
          <table:table-cell office:value-type="float" office:value="-2.5334298216816" calcext:value-type="float">
            <text:p>-2.5334298217</text:p>
          </table:table-cell>
          <table:table-cell office:value-type="float" office:value="-2.54176290698823" calcext:value-type="float">
            <text:p>-2.541762907</text:p>
          </table:table-cell>
          <table:table-cell office:value-type="float" office:value="-2.54880302470275" calcext:value-type="float">
            <text:p>-2.5488030247</text:p>
          </table:table-cell>
          <table:table-cell office:value-type="float" office:value="-2.55456073969523" calcext:value-type="float">
            <text:p>-2.5545607397</text:p>
          </table:table-cell>
          <table:table-cell office:value-type="float" office:value="-2.55906574046175" calcext:value-type="float">
            <text:p>-2.5590657405</text:p>
          </table:table-cell>
          <table:table-cell office:value-type="float" office:value="-2.56236290913488" calcext:value-type="float">
            <text:p>-2.5623629091</text:p>
          </table:table-cell>
          <table:table-cell office:value-type="float" office:value="-2.5645080946278" calcext:value-type="float">
            <text:p>-2.5645080946</text:p>
          </table:table-cell>
          <table:table-cell office:value-type="float" office:value="-2.56556380621976" calcext:value-type="float">
            <text:p>-2.5655638062</text:p>
          </table:table-cell>
          <table:table-cell office:value-type="float" office:value="-2.56559506151952" calcext:value-type="float">
            <text:p>-2.5655950615</text:p>
          </table:table-cell>
          <table:table-cell office:value-type="float" office:value="-2.5646656279503" calcext:value-type="float">
            <text:p>-2.564665628</text:p>
          </table:table-cell>
          <table:table-cell office:value-type="float" office:value="-2.56283488795544" calcext:value-type="float">
            <text:p>-2.562834888</text:p>
          </table:table-cell>
          <table:table-cell office:value-type="float" office:value="-2.56015553301291" calcext:value-type="float">
            <text:p>-2.560155533</text:p>
          </table:table-cell>
          <table:table-cell office:value-type="float" office:value="-2.55667224905096" calcext:value-type="float">
            <text:p>-2.5566722491</text:p>
          </table:table-cell>
          <table:table-cell office:value-type="float" office:value="-2.5524214962355" calcext:value-type="float">
            <text:p>-2.5524214962</text:p>
          </table:table-cell>
          <table:table-cell office:value-type="float" office:value="-2.54743241113443" calcext:value-type="float">
            <text:p>-2.5474324111</text:p>
          </table:table-cell>
          <table:table-cell office:value-type="float" office:value="-2.54172877292287" calcext:value-type="float">
            <text:p>-2.5417287729</text:p>
          </table:table-cell>
          <table:table-cell office:value-type="float" office:value="-2.53533188375734" calcext:value-type="float">
            <text:p>-2.5353318838</text:p>
          </table:table-cell>
          <table:table-cell office:value-type="float" office:value="-2.5282641252945" calcext:value-type="float">
            <text:p>-2.5282641253</text:p>
          </table:table-cell>
          <table:table-cell office:value-type="float" office:value="-2.52055287883627" calcext:value-type="float">
            <text:p>-2.5205528788</text:p>
          </table:table-cell>
          <table:table-cell office:value-type="float" office:value="-2.51223444662896" calcext:value-type="float">
            <text:p>-2.5122344466</text:p>
          </table:table-cell>
          <table:table-cell office:value-type="float" office:value="-2.50335759584477" calcext:value-type="float">
            <text:p>-2.5033575958</text:p>
          </table:table-cell>
          <table:table-cell office:value-type="float" office:value="-2.49398637053343" calcext:value-type="float">
            <text:p>-2.4939863705</text:p>
          </table:table-cell>
          <table:table-cell office:value-type="float" office:value="-2.48420188049785" calcext:value-type="float">
            <text:p>-2.4842018805</text:p>
          </table:table-cell>
          <table:table-cell office:value-type="float" office:value="-2.47410287315629" calcext:value-type="float">
            <text:p>-2.4741028732</text:p>
          </table:table-cell>
          <table:table-cell office:value-type="float" office:value="-2.46380501254661" calcext:value-type="float">
            <text:p>-2.4638050125</text:p>
          </table:table-cell>
          <table:table-cell office:value-type="float" office:value="-2.45343891241022" calcext:value-type="float">
            <text:p>-2.4534389124</text:p>
          </table:table-cell>
          <table:table-cell office:value-type="float" office:value="-2.44314708097185" calcext:value-type="float">
            <text:p>-2.443147081</text:p>
          </table:table-cell>
          <table:table-cell office:value-type="float" office:value="-2.43308001973118" calcext:value-type="float">
            <text:p>-2.4330800197</text:p>
          </table:table-cell>
          <table:table-cell office:value-type="float" office:value="-2.42339176891992" calcext:value-type="float">
            <text:p>-2.4233917689</text:p>
          </table:table-cell>
          <table:table-cell office:value-type="float" office:value="-2.41423520650431" calcext:value-type="float">
            <text:p>-2.4142352065</text:p>
          </table:table-cell>
          <table:table-cell office:value-type="float" office:value="-2.4057573898415" calcext:value-type="float">
            <text:p>-2.4057573898</text:p>
          </table:table-cell>
          <table:table-cell office:value-type="float" office:value="-2.39809518762149" calcext:value-type="float">
            <text:p>-2.3980951876</text:p>
          </table:table-cell>
          <table:table-cell office:value-type="float" office:value="-2.39137139450637" calcext:value-type="float">
            <text:p>-2.3913713945</text:p>
          </table:table-cell>
          <table:table-cell office:value-type="float" office:value="-2.38569146142622" calcext:value-type="float">
            <text:p>-2.3856914614</text:p>
          </table:table-cell>
          <table:table-cell office:value-type="float" office:value="-2.38114091833108" calcext:value-type="float">
            <text:p>-2.3811409183</text:p>
          </table:table-cell>
          <table:table-cell office:value-type="float" office:value="-2.37778351820557" calcext:value-type="float">
            <text:p>-2.3777835182</text:p>
          </table:table-cell>
          <table:table-cell office:value-type="float" office:value="-2.37566009358652" calcext:value-type="float">
            <text:p>-2.3756600936</text:p>
          </table:table-cell>
          <table:table-cell office:value-type="float" office:value="-2.37478808984802" calcext:value-type="float">
            <text:p>-2.3747880898</text:p>
          </table:table-cell>
          <table:table-cell office:value-type="float" office:value="-2.37516172191699" calcext:value-type="float">
            <text:p>-2.3751617219</text:p>
          </table:table-cell>
          <table:table-cell office:value-type="float" office:value="-2.37675269092165" calcext:value-type="float">
            <text:p>-2.3767526909</text:p>
          </table:table-cell>
          <table:table-cell office:value-type="float" office:value="-2.37951139245471" calcext:value-type="float">
            <text:p>-2.3795113925</text:p>
          </table:table-cell>
          <table:table-cell office:value-type="float" office:value="-2.38336854675717" calcext:value-type="float">
            <text:p>-2.3833685468</text:p>
          </table:table-cell>
          <table:table-cell office:value-type="float" office:value="-2.3882371816555" calcext:value-type="float">
            <text:p>-2.3882371817</text:p>
          </table:table-cell>
          <table:table-cell office:value-type="float" office:value="-2.3940149004649" calcext:value-type="float">
            <text:p>-2.3940149005</text:p>
          </table:table-cell>
          <table:table-cell office:value-type="float" office:value="-2.40058636861178" calcext:value-type="float">
            <text:p>-2.4005863686</text:p>
          </table:table-cell>
          <table:table-cell office:value-type="float" office:value="-2.4078259542131" calcext:value-type="float">
            <text:p>-2.4078259542</text:p>
          </table:table-cell>
          <table:table-cell office:value-type="float" office:value="-2.41560045922714" calcext:value-type="float">
            <text:p>-2.4156004592</text:p>
          </table:table-cell>
          <table:table-cell office:value-type="float" office:value="-2.42377187933554" calcext:value-type="float">
            <text:p>-2.4237718793</text:p>
          </table:table-cell>
          <table:table-cell office:value-type="float" office:value="-2.43220013273561" calcext:value-type="float">
            <text:p>-2.4322001327</text:p>
          </table:table-cell>
          <table:table-cell office:value-type="float" office:value="-2.4407457008985" calcext:value-type="float">
            <text:p>-2.4407457009</text:p>
          </table:table-cell>
          <table:table-cell office:value-type="float" office:value="-2.44927212843342" calcext:value-type="float">
            <text:p>-2.4492721284</text:p>
          </table:table-cell>
          <table:table-cell office:value-type="float" office:value="-2.45764833469515" calcext:value-type="float">
            <text:p>-2.4576483347</text:p>
          </table:table-cell>
          <table:table-cell office:value-type="float" office:value="-2.46575069677457" calcext:value-type="float">
            <text:p>-2.4657506968</text:p>
          </table:table-cell>
          <table:table-cell office:value-type="float" office:value="-2.47346487186258" calcext:value-type="float">
            <text:p>-2.4734648719</text:p>
          </table:table-cell>
          <table:table-cell office:value-type="float" office:value="-2.48068733637465" calcext:value-type="float">
            <text:p>-2.4806873364</text:p>
          </table:table-cell>
          <table:table-cell office:value-type="float" office:value="-2.4873266291331" calcext:value-type="float">
            <text:p>-2.4873266291</text:p>
          </table:table-cell>
          <table:table-cell office:value-type="float" office:value="-2.49330429572996" calcext:value-type="float">
            <text:p>-2.4933042957</text:p>
          </table:table-cell>
          <table:table-cell office:value-type="float" office:value="-2.49855554025373" calcext:value-type="float">
            <text:p>-2.4985555403</text:p>
          </table:table-cell>
          <table:table-cell office:value-type="float" office:value="-2.50302959824792" calcext:value-type="float">
            <text:p>-2.5030295982</text:p>
          </table:table-cell>
          <table:table-cell office:value-type="float" office:value="-2.50668985062694" calcext:value-type="float">
            <text:p>-2.5066898506</text:p>
          </table:table-cell>
          <table:table-cell office:value-type="float" office:value="-2.50951370199662" calcext:value-type="float">
            <text:p>-2.509513702</text:p>
          </table:table-cell>
          <table:table-cell office:value-type="float" office:value="-2.51149224845012" calcext:value-type="float">
            <text:p>-2.5114922485</text:p>
          </table:table-cell>
          <table:table-cell office:value-type="float" office:value="-2.51262975960092" calcext:value-type="float">
            <text:p>-2.5126297596</text:p>
          </table:table-cell>
          <table:table-cell office:value-type="float" office:value="-2.51294299786036" calcext:value-type="float">
            <text:p>-2.5129429979</text:p>
          </table:table-cell>
          <table:table-cell office:value-type="float" office:value="-2.51246039530583" calcext:value-type="float">
            <text:p>-2.5124603953</text:p>
          </table:table-cell>
          <table:table-cell office:value-type="float" office:value="-2.51122110557798" calcext:value-type="float">
            <text:p>-2.5112211056</text:p>
          </table:table-cell>
          <table:table-cell office:value-type="float" office:value="-2.50927394567691" calcext:value-type="float">
            <text:p>-2.5092739457</text:p>
          </table:table-cell>
          <table:table-cell office:value-type="float" office:value="-2.50667624078014" calcext:value-type="float">
            <text:p>-2.5066762408</text:p>
          </table:table-cell>
          <table:table-cell office:value-type="float" office:value="-2.50349258464151" calcext:value-type="float">
            <text:p>-2.5034925846</text:p>
          </table:table-cell>
          <table:table-cell office:value-type="float" office:value="-2.49979352879384" calcext:value-type="float">
            <text:p>-2.4997935288</text:p>
          </table:table-cell>
          <table:table-cell office:value-type="float" office:value="-2.49565421567043" calcext:value-type="float">
            <text:p>-2.4956542157</text:p>
          </table:table-cell>
          <table:table-cell office:value-type="float" office:value="-2.49115297351462" calcext:value-type="float">
            <text:p>-2.4911529735</text:p>
          </table:table-cell>
          <table:table-cell office:value-type="float" office:value="-2.48636989432431" calcext:value-type="float">
            <text:p>-2.4863698943</text:p>
          </table:table-cell>
          <table:table-cell office:value-type="float" office:value="-2.48138541932937" calcext:value-type="float">
            <text:p>-2.4813854193</text:p>
          </table:table-cell>
          <table:table-cell office:value-type="float" office:value="-2.47627895948463" calcext:value-type="float">
            <text:p>-2.4762789595</text:p>
          </table:table-cell>
          <table:table-cell office:value-type="float" office:value="-2.47112758038876" calcext:value-type="float">
            <text:p>-2.4711275804</text:p>
          </table:table-cell>
          <table:table-cell office:value-type="float" office:value="-2.46600478173407" calcext:value-type="float">
            <text:p>-2.4660047817</text:p>
          </table:table-cell>
          <table:table-cell office:value-type="float" office:value="-2.46097940057593" calcext:value-type="float">
            <text:p>-2.4609794006</text:p>
          </table:table-cell>
          <table:table-cell office:value-type="float" office:value="-2.45611466522007" calcext:value-type="float">
            <text:p>-2.4561146652</text:p>
          </table:table-cell>
          <table:table-cell office:value-type="float" office:value="-2.45146742247181" calcext:value-type="float">
            <text:p>-2.4514674225</text:p>
          </table:table-cell>
          <table:table-cell office:value-type="float" office:value="-2.44708755550597" calcext:value-type="float">
            <text:p>-2.4470875555</text:p>
          </table:table-cell>
          <table:table-cell office:value-type="float" office:value="-2.44301760301378" calcext:value-type="float">
            <text:p>-2.443017603</text:p>
          </table:table-cell>
          <table:table-cell office:value-type="float" office:value="-2.43929258290747" calcext:value-type="float">
            <text:p>-2.4392925829</text:p>
          </table:table-cell>
          <table:table-cell office:value-type="float" office:value="-2.4359400161522" calcext:value-type="float">
            <text:p>-2.4359400162</text:p>
          </table:table-cell>
          <table:table-cell office:value-type="float" office:value="-2.43298013865498" calcext:value-type="float">
            <text:p>-2.4329801387</text:p>
          </table:table-cell>
          <table:table-cell office:value-type="float" office:value="-2.43042628199632" calcext:value-type="float">
            <text:p>-2.430426282</text:p>
          </table:table-cell>
          <table:table-cell office:value-type="float" office:value="-2.4282853974981" calcext:value-type="float">
            <text:p>-2.4282853975</text:p>
          </table:table-cell>
          <table:table-cell office:value-type="float" office:value="-2.42655869302263" calcext:value-type="float">
            <text:p>-2.426558693</text:p>
          </table:table-cell>
          <table:table-cell office:value-type="float" office:value="-2.42524234821129" calcext:value-type="float">
            <text:p>-2.4252423482</text:p>
          </table:table-cell>
          <table:table-cell office:value-type="float" office:value="-2.42432827181501" calcext:value-type="float">
            <text:p>-2.4243282718</text:p>
          </table:table-cell>
          <table:table-cell office:value-type="float" office:value="-2.42380486443345" calcext:value-type="float">
            <text:p>-2.4238048644</text:p>
          </table:table-cell>
          <table:table-cell office:value-type="float" office:value="-2.42365775140547" calcext:value-type="float">
            <text:p>-2.4236577514</text:p>
          </table:table-cell>
          <table:table-cell office:value-type="float" office:value="-2.42387045374405" calcext:value-type="float">
            <text:p>-2.4238704537</text:p>
          </table:table-cell>
          <table:table-cell office:value-type="float" office:value="-2.42442496974705" calcext:value-type="float">
            <text:p>-2.4244249697</text:p>
          </table:table-cell>
          <table:table-cell office:value-type="float" office:value="-2.42530224604408" calcext:value-type="float">
            <text:p>-2.425302246</text:p>
          </table:table-cell>
          <table:table-cell office:value-type="float" office:value="-2.42648252404658" calcext:value-type="float">
            <text:p>-2.426482524</text:p>
          </table:table-cell>
          <table:table-cell office:value-type="float" office:value="-2.42794555569768" calcext:value-type="float">
            <text:p>-2.4279455557</text:p>
          </table:table-cell>
          <table:table-cell office:value-type="float" office:value="-2.42967069063312" calcext:value-type="float">
            <text:p>-2.4296706906</text:p>
          </table:table-cell>
          <table:table-cell office:value-type="float" office:value="-2.4316368448992" calcext:value-type="float">
            <text:p>-2.4316368449</text:p>
          </table:table-cell>
          <table:table-cell office:value-type="float" office:value="-2.43382236876606" calcext:value-type="float">
            <text:p>-2.4338223688</text:p>
          </table:table-cell>
          <table:table-cell office:value-type="float" office:value="-2.43620483748078" calcext:value-type="float">
            <text:p>-2.4362048375</text:p>
          </table:table-cell>
          <table:table-cell office:value-type="float" office:value="-2.43876079365213" calcext:value-type="float">
            <text:p>-2.4387607937</text:p>
          </table:table-cell>
          <table:table-cell office:value-type="float" office:value="-2.44146547307077" calcext:value-type="float">
            <text:p>-2.4414654731</text:p>
          </table:table-cell>
          <table:table-cell office:value-type="float" office:value="-2.44429254695277" calcext:value-type="float">
            <text:p>-2.444292547</text:p>
          </table:table-cell>
          <table:table-cell office:value-type="float" office:value="-2.44721391281358" calcext:value-type="float">
            <text:p>-2.4472139128</text:p>
          </table:table-cell>
          <table:table-cell office:value-type="float" office:value="-2.45019956347058" calcext:value-type="float">
            <text:p>-2.4501995635</text:p>
          </table:table-cell>
          <table:table-cell office:value-type="float" office:value="-2.45321755921459" calcext:value-type="float">
            <text:p>-2.4532175592</text:p>
          </table:table-cell>
          <table:table-cell office:value-type="float" office:value="-2.45623412222319" calcext:value-type="float">
            <text:p>-2.4562341222</text:p>
          </table:table-cell>
          <table:table-cell office:value-type="float" office:value="-2.45921386514965" calcext:value-type="float">
            <text:p>-2.4592138651</text:p>
          </table:table-cell>
          <table:table-cell office:value-type="float" office:value="-2.46212015789164" calcext:value-type="float">
            <text:p>-2.4621201579</text:p>
          </table:table-cell>
          <table:table-cell office:value-type="float" office:value="-2.46491562825563" calcext:value-type="float">
            <text:p>-2.4649156283</text:p>
          </table:table-cell>
          <table:table-cell office:value-type="float" office:value="-2.46756278402604" calcext:value-type="float">
            <text:p>-2.467562784</text:p>
          </table:table-cell>
          <table:table-cell office:value-type="float" office:value="-2.47002473630628" calcext:value-type="float">
            <text:p>-2.4700247363</text:p>
          </table:table-cell>
          <table:table-cell office:value-type="float" office:value="-2.47226599733992" calcext:value-type="float">
            <text:p>-2.4722659973</text:p>
          </table:table-cell>
          <table:table-cell office:value-type="float" office:value="-2.47425332075919" calcext:value-type="float">
            <text:p>-2.4742533208</text:p>
          </table:table-cell>
          <table:table-cell office:value-type="float" office:value="-2.4759565487005" calcext:value-type="float">
            <text:p>-2.4759565487</text:p>
          </table:table-cell>
          <table:table-cell office:value-type="float" office:value="-2.47734942866565" calcext:value-type="float">
            <text:p>-2.4773494287</text:p>
          </table:table-cell>
          <table:table-cell office:value-type="float" office:value="-2.47841036355643" calcext:value-type="float">
            <text:p>-2.4784103636</text:p>
          </table:table-cell>
          <table:table-cell office:value-type="float" office:value="-2.47912306092376" calcext:value-type="float">
            <text:p>-2.4791230609</text:p>
          </table:table-cell>
          <table:table-cell office:value-type="float" office:value="-2.47947705197051" calcext:value-type="float">
            <text:p>-2.479477052</text:p>
          </table:table-cell>
          <table:table-cell office:value-type="float" office:value="-2.47946805695019" calcext:value-type="float">
            <text:p>-2.479468057</text:p>
          </table:table-cell>
          <table:table-cell office:value-type="float" office:value="-2.47909818088319" calcext:value-type="float">
            <text:p>-2.4790981809</text:p>
          </table:table-cell>
          <table:table-cell office:value-type="float" office:value="-2.47837593146903" calcext:value-type="float">
            <text:p>-2.4783759315</text:p>
          </table:table-cell>
          <table:table-cell office:value-type="float" office:value="-2.47731605919849" calcext:value-type="float">
            <text:p>-2.4773160592</text:p>
          </table:table-cell>
          <table:table-cell office:value-type="float" office:value="-2.47593922745429" calcext:value-type="float">
            <text:p>-2.4759392275</text:p>
          </table:table-cell>
          <table:table-cell office:value-type="float" office:value="-2.47427152735874" calcext:value-type="float">
            <text:p>-2.4742715274</text:p>
          </table:table-cell>
          <table:table-cell office:value-type="float" office:value="-2.4723438579594" calcext:value-type="float">
            <text:p>-2.472343858</text:p>
          </table:table-cell>
          <table:table-cell office:value-type="float" office:value="-2.47019119675057" calcext:value-type="float">
            <text:p>-2.4701911968</text:p>
          </table:table-cell>
          <table:table-cell office:value-type="float" office:value="-2.46785178838438" calcext:value-type="float">
            <text:p>-2.4678517884</text:p>
          </table:table-cell>
          <table:table-cell office:value-type="float" office:value="-2.4653662807474" calcext:value-type="float">
            <text:p>-2.4653662807</text:p>
          </table:table-cell>
          <table:table-cell office:value-type="float" office:value="-2.46277683739063" calcext:value-type="float">
            <text:p>-2.4627768374</text:p>
          </table:table-cell>
          <table:table-cell office:value-type="float" office:value="-2.46012625383388" calcext:value-type="float">
            <text:p>-2.4601262538</text:p>
          </table:table-cell>
          <table:table-cell office:value-type="float" office:value="-2.45745710269842" calcext:value-type="float">
            <text:p>-2.4574571027</text:p>
          </table:table-cell>
          <table:table-cell office:value-type="float" office:value="-2.45481092924479" calcext:value-type="float">
            <text:p>-2.4548109292</text:p>
          </table:table-cell>
          <table:table-cell office:value-type="float" office:value="-2.45222751498613" calcext:value-type="float">
            <text:p>-2.452227515</text:p>
          </table:table-cell>
          <table:table-cell office:value-type="float" office:value="-2.44974422284491" calcext:value-type="float">
            <text:p>-2.4497442228</text:p>
          </table:table-cell>
          <table:table-cell office:value-type="float" office:value="-2.44739543314461" calcext:value-type="float">
            <text:p>-2.4473954331</text:p>
          </table:table-cell>
          <table:table-cell office:value-type="float" office:value="-2.44521207571609" calcext:value-type="float">
            <text:p>-2.4452120757</text:p>
          </table:table-cell>
          <table:table-cell office:value-type="float" office:value="-2.443221259803" calcext:value-type="float">
            <text:p>-2.4432212598</text:p>
          </table:table-cell>
          <table:table-cell office:value-type="float" office:value="-2.4414460003433" calcext:value-type="float">
            <text:p>-2.4414460003</text:p>
          </table:table-cell>
          <table:table-cell office:value-type="float" office:value="-2.43990503671654" calcext:value-type="float">
            <text:p>-2.4399050367</text:p>
          </table:table-cell>
          <table:table-cell office:value-type="float" office:value="-2.43861273817684" calcext:value-type="float">
            <text:p>-2.4386127382</text:p>
          </table:table-cell>
          <table:table-cell office:value-type="float" office:value="-2.43757908894777" calcext:value-type="float">
            <text:p>-2.4375790889</text:p>
          </table:table-cell>
          <table:table-cell office:value-type="float" office:value="-2.43680974528639" calcext:value-type="float">
            <text:p>-2.4368097453</text:p>
          </table:table-cell>
          <table:table-cell office:value-type="float" office:value="-2.4363061566369" calcext:value-type="float">
            <text:p>-2.4363061566</text:p>
          </table:table-cell>
          <table:table-cell office:value-type="float" office:value="-2.43606574319399" calcext:value-type="float">
            <text:p>-2.4360657432</text:p>
          </table:table-cell>
          <table:table-cell office:value-type="float" office:value="-2.43608212264878" calcext:value-type="float">
            <text:p>-2.4360821226</text:p>
          </table:table-cell>
          <table:table-cell office:value-type="float" office:value="-2.43634537950308" calcext:value-type="float">
            <text:p>-2.4363453795</text:p>
          </table:table-cell>
          <table:table-cell office:value-type="float" office:value="-2.4368423709436" calcext:value-type="float">
            <text:p>-2.4368423709</text:p>
          </table:table-cell>
          <table:table-cell office:value-type="float" office:value="-2.43755706383467" calcext:value-type="float">
            <text:p>-2.4375570638</text:p>
          </table:table-cell>
          <table:table-cell office:value-type="float" office:value="-2.43847089777946" calcext:value-type="float">
            <text:p>-2.4384708978</text:p>
          </table:table-cell>
          <table:table-cell office:value-type="float" office:value="-2.4395631694183" calcext:value-type="float">
            <text:p>-2.4395631694</text:p>
          </table:table-cell>
          <table:table-cell office:value-type="float" office:value="-2.44081143312345" calcext:value-type="float">
            <text:p>-2.4408114331</text:p>
          </table:table-cell>
          <table:table-cell office:value-type="float" office:value="-2.44219191306154" calcext:value-type="float">
            <text:p>-2.4421919131</text:p>
          </table:table-cell>
          <table:table-cell office:value-type="float" office:value="-2.44367992124168" calcext:value-type="float">
            <text:p>-2.4436799212</text:p>
          </table:table-cell>
          <table:table-cell office:value-type="float" office:value="-2.44525027572283" calcext:value-type="float">
            <text:p>-2.4452502757</text:p>
          </table:table-cell>
          <table:table-cell office:value-type="float" office:value="-2.44687771269573" calcext:value-type="float">
            <text:p>-2.4468777127</text:p>
          </table:table-cell>
          <table:table-cell office:value-type="float" office:value="-2.44853728574665" calcext:value-type="float">
            <text:p>-2.4485372857</text:p>
          </table:table-cell>
          <table:table-cell office:value-type="float" office:value="-2.4502047453638" calcext:value-type="float">
            <text:p>-2.4502047454</text:p>
          </table:table-cell>
          <table:table-cell office:value-type="float" office:value="-2.45185689167862" calcext:value-type="float">
            <text:p>-2.4518568917</text:p>
          </table:table-cell>
          <table:table-cell office:value-type="float" office:value="-2.4534718936661" calcext:value-type="float">
            <text:p>-2.4534718937</text:p>
          </table:table-cell>
          <table:table-cell office:value-type="float" office:value="-2.45502956852903" calcext:value-type="float">
            <text:p>-2.4550295685</text:p>
          </table:table-cell>
          <table:table-cell office:value-type="float" office:value="-2.45651161581721" calcext:value-type="float">
            <text:p>-2.4565116158</text:p>
          </table:table-cell>
          <table:table-cell office:value-type="float" office:value="-2.45790180195721" calcext:value-type="float">
            <text:p>-2.457901802</text:p>
          </table:table-cell>
          <table:table-cell office:value-type="float" office:value="-2.4591860922602" calcext:value-type="float">
            <text:p>-2.4591860923</text:p>
          </table:table-cell>
          <table:table-cell office:value-type="float" office:value="-2.46035272907694" calcext:value-type="float">
            <text:p>-2.4603527291</text:p>
          </table:table-cell>
          <table:table-cell office:value-type="float" office:value="-2.46139225652547" calcext:value-type="float">
            <text:p>-2.4613922565</text:p>
          </table:table-cell>
          <table:table-cell office:value-type="float" office:value="-2.46229749401879" calcext:value-type="float">
            <text:p>-2.462297494</text:p>
          </table:table-cell>
          <table:table-cell office:value-type="float" office:value="-2.46306346260765" calcext:value-type="float">
            <text:p>-2.4630634626</text:p>
          </table:table-cell>
          <table:table-cell office:value-type="float" office:value="-2.46368726979185" calcext:value-type="float">
            <text:p>-2.4636872698</text:p>
          </table:table-cell>
          <table:table-cell office:value-type="float" office:value="-2.46416795989157" calcext:value-type="float">
            <text:p>-2.4641679599</text:p>
          </table:table-cell>
          <table:table-cell office:value-type="float" office:value="-2.46450633817947" calcext:value-type="float">
            <text:p>-2.4645063382</text:p>
          </table:table-cell>
          <table:table-cell office:value-type="float" office:value="-2.46470477771698" calcext:value-type="float">
            <text:p>-2.4647047777</text:p>
          </table:table-cell>
          <table:table-cell office:value-type="float" office:value="-2.46476701813188" calcext:value-type="float">
            <text:p>-2.4647670181</text:p>
          </table:table-cell>
          <table:table-cell office:value-type="float" office:value="-2.46469796540824" calcext:value-type="float">
            <text:p>-2.4646979654</text:p>
          </table:table-cell>
          <table:table-cell office:value-type="float" office:value="-2.46450350111189" calcext:value-type="float">
            <text:p>-2.4645035011</text:p>
          </table:table-cell>
          <table:table-cell office:value-type="float" office:value="-2.4641903083875" calcext:value-type="float">
            <text:p>-2.4641903084</text:p>
          </table:table-cell>
          <table:table-cell office:value-type="float" office:value="-2.46376572056345" calcext:value-type="float">
            <text:p>-2.4637657206</text:p>
          </table:table-cell>
          <table:table-cell office:value-type="float" office:value="-2.46323759641324" calcext:value-type="float">
            <text:p>-2.4632375964</text:p>
          </table:table-cell>
          <table:table-cell office:value-type="float" office:value="-2.46261422408729" calcext:value-type="float">
            <text:p>-2.4626142241</text:p>
          </table:table-cell>
          <table:table-cell office:value-type="float" office:value="-2.46190425364548" calcext:value-type="float">
            <text:p>-2.4619042536</text:p>
          </table:table-cell>
          <table:table-cell office:value-type="float" office:value="-2.46111665605484" calcext:value-type="float">
            <text:p>-2.4611166561</text:p>
          </table:table-cell>
          <table:table-cell office:value-type="float" office:value="-2.46026070463948" calcext:value-type="float">
            <text:p>-2.4602607046</text:p>
          </table:table-cell>
          <table:table-cell office:value-type="float" office:value="-2.45934597339488" calcext:value-type="float">
            <text:p>-2.4593459734</text:p>
          </table:table-cell>
          <table:table-cell office:value-type="float" office:value="-2.45838234542113" calcext:value-type="float">
            <text:p>-2.4583823454</text:p>
          </table:table-cell>
          <table:table-cell office:value-type="float" office:value="-2.45738002403051" calcext:value-type="float">
            <text:p>-2.457380024</text:p>
          </table:table-cell>
          <table:table-cell office:value-type="float" office:value="-2.45634953896223" calcext:value-type="float">
            <text:p>-2.456349539</text:p>
          </table:table-cell>
          <table:table-cell office:value-type="float" office:value="-2.45530174051012" calcext:value-type="float">
            <text:p>-2.4553017405</text:p>
          </table:table-cell>
          <table:table-cell office:value-type="float" office:value="-2.45424777527756" calcext:value-type="float">
            <text:p>-2.4542477753</text:p>
          </table:table-cell>
          <table:table-cell office:value-type="float" office:value="-2.45319903860748" calcext:value-type="float">
            <text:p>-2.4531990386</text:p>
          </table:table-cell>
          <table:table-cell office:value-type="float" office:value="-2.4521671004152" calcext:value-type="float">
            <text:p>-2.4521671004</text:p>
          </table:table-cell>
          <table:table-cell office:value-type="float" office:value="-2.45116360304298" calcext:value-type="float">
            <text:p>-2.451163603</text:p>
          </table:table-cell>
          <table:table-cell office:value-type="float" office:value="-2.45020013174262" calcext:value-type="float">
            <text:p>-2.4502001317</text:p>
          </table:table-cell>
          <table:table-cell office:value-type="float" office:value="-2.44928806031945" calcext:value-type="float">
            <text:p>-2.4492880603</text:p>
          </table:table-cell>
          <table:table-cell office:value-type="float" office:value="-2.44843837623224" calcext:value-type="float">
            <text:p>-2.4484383762</text:p>
          </table:table-cell>
          <table:table-cell office:value-type="float" office:value="-2.4476614909217" calcext:value-type="float">
            <text:p>-2.4476614909</text:p>
          </table:table-cell>
          <table:table-cell office:value-type="float" office:value="-2.44696704225513" calcext:value-type="float">
            <text:p>-2.4469670423</text:p>
          </table:table-cell>
          <table:table-cell office:value-type="float" office:value="-2.44636369667949" calcext:value-type="float">
            <text:p>-2.4463636967</text:p>
          </table:table-cell>
          <table:table-cell office:value-type="float" office:value="-2.44585895894078" calcext:value-type="float">
            <text:p>-2.4458589589</text:p>
          </table:table-cell>
          <table:table-cell office:value-type="float" office:value="-2.44545899707047" calcext:value-type="float">
            <text:p>-2.4454589971</text:p>
          </table:table-cell>
          <table:table-cell office:value-type="float" office:value="-2.44516848978678" calcext:value-type="float">
            <text:p>-2.4451684898</text:p>
          </table:table-cell>
          <table:table-cell office:value-type="float" office:value="-2.44499050256684" calcext:value-type="float">
            <text:p>-2.4449905026</text:p>
          </table:table-cell>
          <table:table-cell office:value-type="float" office:value="-2.44492639748721" calcext:value-type="float">
            <text:p>-2.4449263975</text:p>
          </table:table-cell>
          <table:table-cell office:value-type="float" office:value="-2.44497578056807" calcext:value-type="float">
            <text:p>-2.4449757806</text:p>
          </table:table-cell>
          <table:table-cell office:value-type="float" office:value="-2.44513648890036" calcext:value-type="float">
            <text:p>-2.4451364889</text:p>
          </table:table-cell>
          <table:table-cell office:value-type="float" office:value="-2.44540461831837" calcext:value-type="float">
            <text:p>-2.4454046183</text:p>
          </table:table-cell>
          <table:table-cell office:value-type="float" office:value="-2.44577459092071" calcext:value-type="float">
            <text:p>-2.4457745909</text:p>
          </table:table-cell>
          <table:table-cell office:value-type="float" office:value="-2.44623926037322" calcext:value-type="float">
            <text:p>-2.4462392604</text:p>
          </table:table-cell>
          <table:table-cell office:value-type="float" office:value="-2.44679005170342" calcext:value-type="float">
            <text:p>-2.4467900517</text:p>
          </table:table-cell>
          <table:table-cell office:value-type="float" office:value="-2.44741713127473" calcext:value-type="float">
            <text:p>-2.4474171313</text:p>
          </table:table-cell>
          <table:table-cell office:value-type="float" office:value="-2.4481096018148" calcext:value-type="float">
            <text:p>-2.4481096018</text:p>
          </table:table-cell>
          <table:table-cell office:value-type="float" office:value="-2.44885571680241" calcext:value-type="float">
            <text:p>-2.4488557168</text:p>
          </table:table-cell>
          <table:table-cell office:value-type="float" office:value="-2.44964310817533" calcext:value-type="float">
            <text:p>-2.4496431082</text:p>
          </table:table-cell>
          <table:table-cell office:value-type="float" office:value="-2.45045902123024" calcext:value-type="float">
            <text:p>-2.4504590212</text:p>
          </table:table-cell>
          <table:table-cell office:value-type="float" office:value="-2.45129055069549" calcext:value-type="float">
            <text:p>-2.4512905507</text:p>
          </table:table-cell>
          <table:table-cell office:value-type="float" office:value="-2.45212487227773" calcext:value-type="float">
            <text:p>-2.4521248723</text:p>
          </table:table-cell>
          <table:table-cell office:value-type="float" office:value="-2.45294946446563" calcext:value-type="float">
            <text:p>-2.4529494645</text:p>
          </table:table-cell>
          <table:table-cell office:value-type="float" office:value="-2.4537523159859" calcext:value-type="float">
            <text:p>-2.453752316</text:p>
          </table:table-cell>
          <table:table-cell office:value-type="float" office:value="-2.45452211502984" calcext:value-type="float">
            <text:p>-2.454522115</text:p>
          </table:table-cell>
          <table:table-cell office:value-type="float" office:value="-2.45524841712827" calcext:value-type="float">
            <text:p>-2.4552484171</text:p>
          </table:table-cell>
          <table:table-cell office:value-type="float" office:value="-2.45592178936306" calcext:value-type="float">
            <text:p>-2.4559217894</text:p>
          </table:table-cell>
          <table:table-cell office:value-type="float" office:value="-2.45653392937484" calcext:value-type="float">
            <text:p>-2.4565339294</text:p>
          </table:table-cell>
          <table:table-cell office:value-type="float" office:value="-2.4570777583766" calcext:value-type="float">
            <text:p>-2.4570777584</text:p>
          </table:table-cell>
          <table:table-cell office:value-type="float" office:value="-2.45754748805403" calcext:value-type="float">
            <text:p>-2.4575474881</text:p>
          </table:table-cell>
          <table:table-cell office:value-type="float" office:value="-2.45793866182913" calcext:value-type="float">
            <text:p>-2.4579386618</text:p>
          </table:table-cell>
          <table:table-cell office:value-type="float" office:value="-2.45824817145545" calcext:value-type="float">
            <text:p>-2.4582481715</text:p>
          </table:table-cell>
          <table:table-cell office:value-type="float" office:value="-2.4584742503186" calcext:value-type="float">
            <text:p>-2.4584742503</text:p>
          </table:table-cell>
          <table:table-cell office:value-type="float" office:value="-2.45861644510697" calcext:value-type="float">
            <text:p>-2.4586164451</text:p>
          </table:table-cell>
          <table:table-cell office:value-type="float" office:value="-2.45867556774241" calcext:value-type="float">
            <text:p>-2.4586755677</text:p>
          </table:table-cell>
          <table:table-cell office:value-type="float" office:value="-2.45865362958938" calcext:value-type="float">
            <text:p>-2.4586536296</text:p>
          </table:table-cell>
          <table:table-cell office:value-type="float" office:value="-2.45855376003965" calcext:value-type="float">
            <text:p>-2.45855376</text:p>
          </table:table-cell>
          <table:table-cell office:value-type="float" office:value="-2.45838011160371" calcext:value-type="float">
            <text:p>-2.4583801116</text:p>
          </table:table-cell>
          <table:table-cell office:value-type="float" office:value="-2.45813775363938" calcext:value-type="float">
            <text:p>-2.4581377536</text:p>
          </table:table-cell>
          <table:table-cell office:value-type="float" office:value="-2.45783255683298" calcext:value-type="float">
            <text:p>-2.4578325568</text:p>
          </table:table-cell>
          <table:table-cell office:value-type="float" office:value="-2.45747107053209" calcext:value-type="float">
            <text:p>-2.4574710705</text:p>
          </table:table-cell>
          <table:table-cell office:value-type="float" office:value="-2.45706039500474" calcext:value-type="float">
            <text:p>-2.457060395</text:p>
          </table:table-cell>
          <table:table-cell office:value-type="float" office:value="-2.45660805070109" calcext:value-type="float">
            <text:p>-2.4566080507</text:p>
          </table:table-cell>
          <table:table-cell office:value-type="float" office:value="-2.45612184654604" calcext:value-type="float">
            <text:p>-2.4561218465</text:p>
          </table:table-cell>
          <table:table-cell office:value-type="float" office:value="-2.45560974933133" calcext:value-type="float">
            <text:p>-2.4556097493</text:p>
          </table:table-cell>
          <table:table-cell office:value-type="float" office:value="-2.45507975619038" calcext:value-type="float">
            <text:p>-2.4550797562</text:p>
          </table:table-cell>
          <table:table-cell office:value-type="float" office:value="-2.45453977214531" calcext:value-type="float">
            <text:p>-2.4545397721</text:p>
          </table:table-cell>
          <table:table-cell office:value-type="float" office:value="-2.45399749461399" calcext:value-type="float">
            <text:p>-2.4539974946</text:p>
          </table:table-cell>
          <table:table-cell office:value-type="float" office:value="-2.45346030666573" calcext:value-type="float">
            <text:p>-2.4534603067</text:p>
          </table:table-cell>
          <table:table-cell office:value-type="float" office:value="-2.45293518065855" calcext:value-type="float">
            <text:p>-2.4529351807</text:p>
          </table:table-cell>
          <table:table-cell office:value-type="float" office:value="-2.45242859368599" calcext:value-type="float">
            <text:p>-2.4524285937</text:p>
          </table:table-cell>
          <table:table-cell office:value-type="float" office:value="-2.45194645600915" calcext:value-type="float">
            <text:p>-2.451946456</text:p>
          </table:table-cell>
          <table:table-cell office:value-type="float" office:value="-2.45149405334745" calcext:value-type="float">
            <text:p>-2.4514940533</text:p>
          </table:table-cell>
          <table:table-cell office:value-type="float" office:value="-2.45107600356549" calcext:value-type="float">
            <text:p>-2.4510760036</text:p>
          </table:table-cell>
          <table:table-cell office:value-type="float" office:value="-2.45069622791215" calcext:value-type="float">
            <text:p>-2.4506962279</text:p>
          </table:table-cell>
          <table:table-cell office:value-type="float" office:value="-2.45035793659925" calcext:value-type="float">
            <text:p>-2.4503579366</text:p>
          </table:table-cell>
          <table:table-cell office:value-type="float" office:value="-2.4500636280988" calcext:value-type="float">
            <text:p>-2.4500636281</text:p>
          </table:table-cell>
          <table:table-cell office:value-type="float" office:value="-2.44981510118828" calcext:value-type="float">
            <text:p>-2.4498151012</text:p>
          </table:table-cell>
          <table:table-cell office:value-type="float" office:value="-2.44961347841992" calcext:value-type="float">
            <text:p>-2.4496134784</text:p>
          </table:table-cell>
          <table:table-cell office:value-type="float" office:value="-2.4494592394214" calcext:value-type="float">
            <text:p>-2.4494592394</text:p>
          </table:table-cell>
          <table:table-cell office:value-type="float" office:value="-2.44935226220415" calcext:value-type="float">
            <text:p>-2.4493522622</text:p>
          </table:table-cell>
          <table:table-cell office:value-type="float" office:value="-2.44929187052509" calcext:value-type="float">
            <text:p>-2.4492918705</text:p>
          </table:table-cell>
          <table:table-cell office:value-type="float" office:value="-2.44927688528442" calcext:value-type="float">
            <text:p>-2.4492768853</text:p>
          </table:table-cell>
          <table:table-cell office:value-type="float" office:value="-2.44930567798448" calcext:value-type="float">
            <text:p>-2.449305678</text:p>
          </table:table-cell>
          <table:table-cell office:value-type="float" office:value="-2.44937622439082" calcext:value-type="float">
            <text:p>-2.4493762244</text:p>
          </table:table-cell>
          <table:table-cell office:value-type="float" office:value="-2.4494861567447" calcext:value-type="float">
            <text:p>-2.4494861567</text:p>
          </table:table-cell>
          <table:table-cell office:value-type="float" office:value="-2.44963281314844" calcext:value-type="float">
            <text:p>-2.4496328131</text:p>
          </table:table-cell>
          <table:table-cell office:value-type="float" office:value="-2.44981328307738" calcext:value-type="float">
            <text:p>-2.4498132831</text:p>
          </table:table-cell>
          <table:table-cell office:value-type="float" office:value="-2.45002444833773" calcext:value-type="float">
            <text:p>-2.4500244483</text:p>
          </table:table-cell>
          <table:table-cell office:value-type="float" office:value="-2.45026301917161" calcext:value-type="float">
            <text:p>-2.4502630192</text:p>
          </table:table-cell>
          <table:table-cell office:value-type="float" office:value="-2.45052556559374" calcext:value-type="float">
            <text:p>-2.4505255656</text:p>
          </table:table-cell>
          <table:table-cell office:value-type="float" office:value="-2.45080854438214" calcext:value-type="float">
            <text:p>-2.4508085444</text:p>
          </table:table-cell>
          <table:table-cell office:value-type="float" office:value="-2.45110832246453" calcext:value-type="float">
            <text:p>-2.4511083225</text:p>
          </table:table-cell>
          <table:table-cell office:value-type="float" office:value="-2.45142119765946" calcext:value-type="float">
            <text:p>-2.4514211977</text:p>
          </table:table-cell>
          <table:table-cell office:value-type="float" office:value="-2.4517434179112" calcext:value-type="float">
            <text:p>-2.4517434179</text:p>
          </table:table-cell>
          <table:table-cell office:value-type="float" office:value="-2.45207120020847" calcext:value-type="float">
            <text:p>-2.4520712002</text:p>
          </table:table-cell>
          <table:table-cell office:value-type="float" office:value="-2.45240075038039" calcext:value-type="float">
            <text:p>-2.4524007504</text:p>
          </table:table-cell>
          <table:table-cell office:value-type="float" office:value="-2.45272828484195" calcext:value-type="float">
            <text:p>-2.4527282848</text:p>
          </table:table-cell>
          <table:table-cell office:value-type="float" office:value="-2.45305005518455" calcext:value-type="float">
            <text:p>-2.4530500552</text:p>
          </table:table-cell>
          <table:table-cell office:value-type="float" office:value="-2.45336237624988" calcext:value-type="float">
            <text:p>-2.4533623762</text:p>
          </table:table-cell>
          <table:table-cell office:value-type="float" office:value="-2.4536616580294" calcext:value-type="float">
            <text:p>-2.453661658</text:p>
          </table:table-cell>
          <table:table-cell office:value-type="float" office:value="-2.4539444413802" calcext:value-type="float">
            <text:p>-2.4539444414</text:p>
          </table:table-cell>
          <table:table-cell office:value-type="float" office:value="-2.45420743721926" calcext:value-type="float">
            <text:p>-2.4542074372</text:p>
          </table:table-cell>
          <table:table-cell office:value-type="float" office:value="-2.45444756850967" calcext:value-type="float">
            <text:p>-2.4544475685</text:p>
          </table:table-cell>
          <table:table-cell office:value-type="float" office:value="-2.45466201404753" calcext:value-type="float">
            <text:p>-2.454662014</text:p>
          </table:table-cell>
          <table:table-cell office:value-type="float" office:value="-2.45484825281075" calcext:value-type="float">
            <text:p>-2.4548482528</text:p>
          </table:table-cell>
          <table:table-cell office:value-type="float" office:value="-2.45500410742681" calcext:value-type="float">
            <text:p>-2.4550041074</text:p>
          </table:table-cell>
          <table:table-cell office:value-type="float" office:value="-2.45512778521078" calcext:value-type="float">
            <text:p>-2.4551277852</text:p>
          </table:table-cell>
          <table:table-cell office:value-type="float" office:value="-2.45521791518028" calcext:value-type="float">
            <text:p>-2.4552179152</text:p>
          </table:table-cell>
          <table:table-cell office:value-type="float" office:value="-2.45527357951069" calcext:value-type="float">
            <text:p>-2.4552735795</text:p>
          </table:table-cell>
          <table:table-cell office:value-type="float" office:value="-2.4552943380143" calcext:value-type="float">
            <text:p>-2.455294338</text:p>
          </table:table-cell>
          <table:table-cell office:value-type="float" office:value="-2.45528024443061" calcext:value-type="float">
            <text:p>-2.4552802444</text:p>
          </table:table-cell>
          <table:table-cell office:value-type="float" office:value="-2.45523185357548" calcext:value-type="float">
            <text:p>-2.4552318536</text:p>
          </table:table-cell>
          <table:table-cell office:value-type="float" office:value="-2.45515021870116" calcext:value-type="float">
            <text:p>-2.4551502187</text:p>
          </table:table-cell>
          <table:table-cell office:value-type="float" office:value="-2.45503687875974" calcext:value-type="float">
            <text:p>-2.4550368788</text:p>
          </table:table-cell>
          <table:table-cell office:value-type="float" office:value="-2.45489383560351" calcext:value-type="float">
            <text:p>-2.4548938356</text:p>
          </table:table-cell>
          <table:table-cell office:value-type="float" office:value="-2.4547235215196" calcext:value-type="float">
            <text:p>-2.4547235215</text:p>
          </table:table-cell>
          <table:table-cell office:value-type="float" office:value="-2.45452875777461" calcext:value-type="float">
            <text:p>-2.4545287578</text:p>
          </table:table-cell>
          <table:table-cell office:value-type="float" office:value="-2.45431270521477" calcext:value-type="float">
            <text:p>-2.4543127052</text:p>
          </table:table-cell>
          <table:table-cell office:value-type="float" office:value="-2.45407880811333" calcext:value-type="float">
            <text:p>-2.4540788081</text:p>
          </table:table-cell>
          <table:table-cell office:value-type="float" office:value="-2.45383073270748" calcext:value-type="float">
            <text:p>-2.4538307327</text:p>
          </table:table-cell>
          <table:table-cell office:value-type="float" office:value="-2.4535723019941" calcext:value-type="float">
            <text:p>-2.453572302</text:p>
          </table:table-cell>
          <table:table-cell office:value-type="float" office:value="-2.45330742837927" calcext:value-type="float">
            <text:p>-2.4533074284</text:p>
          </table:table-cell>
          <table:table-cell office:value-type="float" office:value="-2.45304004582222" calcext:value-type="float">
            <text:p>-2.4530400458</text:p>
          </table:table-cell>
          <table:table-cell office:value-type="float" office:value="-2.45277404303984" calcext:value-type="float">
            <text:p>-2.452774043</text:p>
          </table:table-cell>
          <table:table-cell office:value-type="float" office:value="-2.45251319924993" calcext:value-type="float">
            <text:p>-2.4525131992</text:p>
          </table:table-cell>
          <table:table-cell office:value-type="float" office:value="-2.45226112377969" calcext:value-type="float">
            <text:p>-2.4522611238</text:p>
          </table:table-cell>
          <table:table-cell office:value-type="float" office:value="-2.45202120069759" calcext:value-type="float">
            <text:p>-2.4520212007</text:p>
          </table:table-cell>
          <table:table-cell office:value-type="float" office:value="-2.45179653942904" calcext:value-type="float">
            <text:p>-2.4517965394</text:p>
          </table:table-cell>
          <table:table-cell office:value-type="float" office:value="-2.45158993210181" calcext:value-type="float">
            <text:p>-2.4515899321</text:p>
          </table:table-cell>
          <table:table-cell office:value-type="float" office:value="-2.4514038181648" calcext:value-type="float">
            <text:p>-2.4514038182</text:p>
          </table:table-cell>
          <table:table-cell office:value-type="float" office:value="-2.45124025660457" calcext:value-type="float">
            <text:p>-2.4512402566</text:p>
          </table:table-cell>
          <table:table-cell office:value-type="float" office:value="-2.4511009058995" calcext:value-type="float">
            <text:p>-2.4511009059</text:p>
          </table:table-cell>
          <table:table-cell office:value-type="float" office:value="-2.45098701166626" calcext:value-type="float">
            <text:p>-2.4509870117</text:p>
          </table:table-cell>
          <table:table-cell office:value-type="float" office:value="-2.45089940179918" calcext:value-type="float">
            <text:p>-2.4508994018</text:p>
          </table:table-cell>
          <table:table-cell office:value-type="float" office:value="-2.4508384887694" calcext:value-type="float">
            <text:p>-2.4508384888</text:p>
          </table:table-cell>
          <table:table-cell office:value-type="float" office:value="-2.45080427864201" calcext:value-type="float">
            <text:p>-2.4508042786</text:p>
          </table:table-cell>
          <table:table-cell office:value-type="float" office:value="-2.45079638627626" calcext:value-type="float">
            <text:p>-2.4507963863</text:p>
          </table:table-cell>
          <table:table-cell office:value-type="float" office:value="-2.45081405611778" calcext:value-type="float">
            <text:p>-2.4508140561</text:p>
          </table:table-cell>
          <table:table-cell office:value-type="float" office:value="-2.45085618793505" calcext:value-type="float">
            <text:p>-2.4508561879</text:p>
          </table:table-cell>
          <table:table-cell office:value-type="float" office:value="-2.45092136683025" calcext:value-type="float">
            <text:p>-2.4509213668</text:p>
          </table:table-cell>
          <table:table-cell office:value-type="float" office:value="-2.45100789682798" calcext:value-type="float">
            <text:p>-2.4510078968</text:p>
          </table:table-cell>
          <table:table-cell office:value-type="float" office:value="-2.45111383734743" calcext:value-type="float">
            <text:p>-2.4511138373</text:p>
          </table:table-cell>
          <table:table-cell office:value-type="float" office:value="-2.45123704185536" calcext:value-type="float">
            <text:p>-2.4512370419</text:p>
          </table:table-cell>
          <table:table-cell office:value-type="float" office:value="-2.45137519801014" calcext:value-type="float">
            <text:p>-2.451375198</text:p>
          </table:table-cell>
          <table:table-cell office:value-type="float" office:value="-2.45152586861606" calcext:value-type="float">
            <text:p>-2.4515258686</text:p>
          </table:table-cell>
          <table:table-cell office:value-type="float" office:value="-2.45168653272481" calcext:value-type="float">
            <text:p>-2.4516865327</text:p>
          </table:table-cell>
          <table:table-cell office:value-type="float" office:value="-2.45185462624114" calcext:value-type="float">
            <text:p>-2.4518546262</text:p>
          </table:table-cell>
          <table:table-cell office:value-type="float" office:value="-2.45202758141778" calcext:value-type="float">
            <text:p>-2.4520275814</text:p>
          </table:table-cell>
          <table:table-cell office:value-type="float" office:value="-2.45220286465498" calcext:value-type="float">
            <text:p>-2.4522028647</text:p>
          </table:table-cell>
          <table:table-cell office:value-type="float" office:value="-2.45237801206187" calcext:value-type="float">
            <text:p>-2.4523780121</text:p>
          </table:table-cell>
          <table:table-cell office:value-type="float" office:value="-2.45255066228648" calcext:value-type="float">
            <text:p>-2.4525506623</text:p>
          </table:table-cell>
          <table:table-cell office:value-type="float" office:value="-2.45271858617029" calcext:value-type="float">
            <text:p>-2.4527185862</text:p>
          </table:table-cell>
          <table:table-cell office:value-type="float" office:value="-2.45287971286309" calcext:value-type="float">
            <text:p>-2.4528797129</text:p>
          </table:table-cell>
          <table:table-cell office:value-type="float" office:value="-2.4530321520956" calcext:value-type="float">
            <text:p>-2.4530321521</text:p>
          </table:table-cell>
          <table:table-cell office:value-type="float" office:value="-2.45317421239667" calcext:value-type="float">
            <text:p>-2.4531742124</text:p>
          </table:table-cell>
          <table:table-cell office:value-type="float" office:value="-2.45330441513465" calcext:value-type="float">
            <text:p>-2.4533044151</text:p>
          </table:table-cell>
          <table:table-cell office:value-type="float" office:value="-2.45342150435077" calcext:value-type="float">
            <text:p>-2.4534215044</text:p>
          </table:table-cell>
          <table:table-cell office:value-type="float" office:value="-2.45352445244579" calcext:value-type="float">
            <text:p>-2.4535244524</text:p>
          </table:table-cell>
          <table:table-cell office:value-type="float" office:value="-2.45361246188672" calcext:value-type="float">
            <text:p>-2.4536124619</text:p>
          </table:table-cell>
          <table:table-cell office:value-type="float" office:value="-2.45368496317195" calcext:value-type="float">
            <text:p>-2.4536849632</text:p>
          </table:table-cell>
          <table:table-cell office:value-type="float" office:value="-2.45374160938498" calcext:value-type="float">
            <text:p>-2.4537416094</text:p>
          </table:table-cell>
          <table:table-cell office:value-type="float" office:value="-2.453782267728" calcext:value-type="float">
            <text:p>-2.4537822677</text:p>
          </table:table-cell>
          <table:table-cell office:value-type="float" office:value="-2.45380700848049" calcext:value-type="float">
            <text:p>-2.4538070085</text:p>
          </table:table-cell>
          <table:table-cell office:value-type="float" office:value="-2.45381609186062" calcext:value-type="float">
            <text:p>-2.4538160919</text:p>
          </table:table-cell>
          <table:table-cell office:value-type="float" office:value="-2.45380995328544" calcext:value-type="float">
            <text:p>-2.4538099533</text:p>
          </table:table-cell>
          <table:table-cell office:value-type="float" office:value="-2.45378918752198" calcext:value-type="float">
            <text:p>-2.4537891875</text:p>
          </table:table-cell>
          <table:table-cell office:value-type="float" office:value="-2.45375453219394" calcext:value-type="float">
            <text:p>-2.4537545322</text:p>
          </table:table-cell>
          <table:table-cell office:value-type="float" office:value="-2.45370685107366" calcext:value-type="float">
            <text:p>-2.4537068511</text:p>
          </table:table-cell>
          <table:table-cell office:value-type="float" office:value="-2.45364711753114" calcext:value-type="float">
            <text:p>-2.4536471175</text:p>
          </table:table-cell>
          <table:table-cell office:value-type="float" office:value="-2.45357639844315" calcext:value-type="float">
            <text:p>-2.4535763984</text:p>
          </table:table-cell>
          <table:table-cell office:value-type="float" office:value="-2.45349583878657" calcext:value-type="float">
            <text:p>-2.4534958388</text:p>
          </table:table-cell>
          <table:table-cell office:value-type="float" office:value="-2.45340664706978" calcext:value-type="float">
            <text:p>-2.4534066471</text:p>
          </table:table-cell>
          <table:table-cell office:value-type="float" office:value="-2.45331008165987" calcext:value-type="float">
            <text:p>-2.4533100817</text:p>
          </table:table-cell>
          <table:table-cell office:value-type="float" office:value="-2.45320743801198" calcext:value-type="float">
            <text:p>-2.453207438</text:p>
          </table:table-cell>
          <table:table-cell office:value-type="float" office:value="-2.45310003671111" calcext:value-type="float">
            <text:p>-2.4531000367</text:p>
          </table:table-cell>
          <table:table-cell office:value-type="float" office:value="-2.45298921222174" calcext:value-type="float">
            <text:p>-2.4529892122</text:p>
          </table:table-cell>
          <table:table-cell office:value-type="float" office:value="-2.45287630216589" calcext:value-type="float">
            <text:p>-2.4528763022</text:p>
          </table:table-cell>
          <table:table-cell office:value-type="float" office:value="-2.45276263695846" calcext:value-type="float">
            <text:p>-2.452762637</text:p>
          </table:table-cell>
          <table:table-cell office:value-type="float" office:value="-2.45264952962406" calcext:value-type="float">
            <text:p>-2.4526495296</text:p>
          </table:table-cell>
          <table:table-cell office:value-type="float" office:value="-2.45253826559848" calcext:value-type="float">
            <text:p>-2.4525382656</text:p>
          </table:table-cell>
          <table:table-cell office:value-type="float" office:value="-2.45243009242047" calcext:value-type="float">
            <text:p>-2.4524300924</text:p>
          </table:table-cell>
          <table:table-cell office:value-type="float" office:value="-2.45232620919033" calcext:value-type="float">
            <text:p>-2.4523262092</text:p>
          </table:table-cell>
          <table:table-cell office:value-type="float" office:value="-2.45222775577668" calcext:value-type="float">
            <text:p>-2.4522277558</text:p>
          </table:table-cell>
          <table:table-cell office:value-type="float" office:value="-2.45213580179355" calcext:value-type="float">
            <text:p>-2.4521358018</text:p>
          </table:table-cell>
          <table:table-cell office:value-type="float" office:value="-2.45205133544104" calcext:value-type="float">
            <text:p>-2.4520513354</text:p>
          </table:table-cell>
          <table:table-cell office:value-type="float" office:value="-2.45197525236295" calcext:value-type="float">
            <text:p>-2.4519752524</text:p>
          </table:table-cell>
          <table:table-cell office:value-type="float" office:value="-2.45190834473139" calcext:value-type="float">
            <text:p>-2.4519083447</text:p>
          </table:table-cell>
          <table:table-cell office:value-type="float" office:value="-2.45185129081902" calcext:value-type="float">
            <text:p>-2.4518512908</text:p>
          </table:table-cell>
          <table:table-cell office:value-type="float" office:value="-2.45180464534524" calcext:value-type="float">
            <text:p>-2.4518046453</text:p>
          </table:table-cell>
          <table:table-cell office:value-type="float" office:value="-2.45176883091551" calcext:value-type="float">
            <text:p>-2.4517688309</text:p>
          </table:table-cell>
          <table:table-cell office:value-type="float" office:value="-2.45174413086252" calcext:value-type="float">
            <text:p>-2.4517441309</text:p>
          </table:table-cell>
          <table:table-cell office:value-type="float" office:value="-2.45173068379586" calcext:value-type="float">
            <text:p>-2.4517306838</text:p>
          </table:table-cell>
          <table:table-cell office:value-type="float" office:value="-2.45172848013183" calcext:value-type="float">
            <text:p>-2.4517284801</text:p>
          </table:table-cell>
          <table:table-cell office:value-type="float" office:value="-2.45173736083499" calcext:value-type="float">
            <text:p>-2.4517373608</text:p>
          </table:table-cell>
          <table:table-cell office:value-type="float" office:value="-2.45175701854347" calcext:value-type="float">
            <text:p>-2.4517570185</text:p>
          </table:table-cell>
          <table:table-cell office:value-type="float" office:value="-2.45178700119014" calcext:value-type="float">
            <text:p>-2.4517870012</text:p>
          </table:table-cell>
          <table:table-cell office:value-type="float" office:value="-2.45182671815227" calcext:value-type="float">
            <text:p>-2.4518267182</text:p>
          </table:table-cell>
          <table:table-cell office:value-type="float" office:value="-2.45187544889431" calcext:value-type="float">
            <text:p>-2.4518754489</text:p>
          </table:table-cell>
          <table:table-cell office:value-type="float" office:value="-2.45193235398666" calcext:value-type="float">
            <text:p>-2.451932354</text:p>
          </table:table-cell>
          <table:table-cell office:value-type="float" office:value="-2.4519964883164" calcext:value-type="float">
            <text:p>-2.4519964883</text:p>
          </table:table-cell>
          <table:table-cell office:value-type="float" office:value="-2.45206681623793" calcext:value-type="float">
            <text:p>-2.4520668162</text:p>
          </table:table-cell>
          <table:table-cell office:value-type="float" office:value="-2.45214222835584" calcext:value-type="float">
            <text:p>-2.4521422284</text:p>
          </table:table-cell>
          <table:table-cell office:value-type="float" office:value="-2.45222155958651" calcext:value-type="float">
            <text:p>-2.4522215596</text:p>
          </table:table-cell>
          <table:table-cell office:value-type="float" office:value="-2.4523036081129" calcext:value-type="float">
            <text:p>-2.4523036081</text:p>
          </table:table-cell>
          <table:table-cell office:value-type="float" office:value="-2.45238715482763" calcext:value-type="float">
            <text:p>-2.4523871548</text:p>
          </table:table-cell>
          <table:table-cell office:value-type="float" office:value="-2.45247098284935" calcext:value-type="float">
            <text:p>-2.4524709828</text:p>
          </table:table-cell>
          <table:table-cell office:value-type="float" office:value="-2.45255389670929" calcext:value-type="float">
            <text:p>-2.4525538967</text:p>
          </table:table-cell>
          <table:table-cell office:value-type="float" office:value="-2.45263474081979" calcext:value-type="float">
            <text:p>-2.4526347408</text:p>
          </table:table-cell>
          <table:table-cell office:value-type="float" office:value="-2.45271241686607" calcext:value-type="float">
            <text:p>-2.4527124169</text:p>
          </table:table-cell>
          <table:table-cell office:value-type="float" office:value="-2.45278589980254" calcext:value-type="float">
            <text:p>-2.4527858998</text:p>
          </table:table-cell>
          <table:table-cell office:value-type="float" office:value="-2.45285425217519" calcext:value-type="float">
            <text:p>-2.4528542522</text:p>
          </table:table-cell>
          <table:table-cell office:value-type="float" office:value="-2.45291663655093" calcext:value-type="float">
            <text:p>-2.4529166366</text:p>
          </table:table-cell>
          <table:table-cell office:value-type="float" office:value="-2.45297232587214" calcext:value-type="float">
            <text:p>-2.4529723259</text:p>
          </table:table-cell>
          <table:table-cell office:value-type="float" office:value="-2.45302071162657" calcext:value-type="float">
            <text:p>-2.4530207116</text:p>
          </table:table-cell>
          <table:table-cell office:value-type="float" office:value="-2.45306130976037" calcext:value-type="float">
            <text:p>-2.4530613098</text:p>
          </table:table-cell>
          <table:table-cell office:value-type="float" office:value="-2.45309376432024" calcext:value-type="float">
            <text:p>-2.4530937643</text:p>
          </table:table-cell>
          <table:table-cell office:value-type="float" office:value="-2.45311784885656" calcext:value-type="float">
            <text:p>-2.4531178489</text:p>
          </table:table-cell>
          <table:table-cell office:value-type="float" office:value="-2.4531334656597" calcext:value-type="float">
            <text:p>-2.4531334657</text:p>
          </table:table-cell>
          <table:table-cell office:value-type="float" office:value="-2.45314064294169" calcext:value-type="float">
            <text:p>-2.4531406429</text:p>
          </table:table-cell>
          <table:table-cell office:value-type="float" office:value="-2.45313953010244" calcext:value-type="float">
            <text:p>-2.4531395301</text:p>
          </table:table-cell>
          <table:table-cell office:value-type="float" office:value="-2.45313039125211" calcext:value-type="float">
            <text:p>-2.4531303913</text:p>
          </table:table-cell>
          <table:table-cell office:value-type="float" office:value="-2.45311359717741" calcext:value-type="float">
            <text:p>-2.4531135972</text:p>
          </table:table-cell>
          <table:table-cell office:value-type="float" office:value="-2.45308961595415" calcext:value-type="float">
            <text:p>-2.453089616</text:p>
          </table:table-cell>
          <table:table-cell office:value-type="float" office:value="-2.45305900242558" calcext:value-type="float">
            <text:p>-2.4530590024</text:p>
          </table:table-cell>
          <table:table-cell office:value-type="float" office:value="-2.45302238676237" calcext:value-type="float">
            <text:p>-2.4530223868</text:p>
          </table:table-cell>
          <table:table-cell office:value-type="float" office:value="-2.4529804623355" calcext:value-type="float">
            <text:p>-2.4529804623</text:p>
          </table:table-cell>
          <table:table-cell office:value-type="float" office:value="-2.45293397311963" calcext:value-type="float">
            <text:p>-2.4529339731</text:p>
          </table:table-cell>
          <table:table-cell office:value-type="float" office:value="-2.45288370084545" calcext:value-type="float">
            <text:p>-2.4528837008</text:p>
          </table:table-cell>
          <table:table-cell office:value-type="float" office:value="-2.45283045212711" calcext:value-type="float">
            <text:p>-2.4528304521</text:p>
          </table:table-cell>
          <table:table-cell office:value-type="float" office:value="-2.45277504574821" calcext:value-type="float">
            <text:p>-2.4527750457</text:p>
          </table:table-cell>
          <table:table-cell office:value-type="float" office:value="-2.45271830031749" calcext:value-type="float">
            <text:p>-2.4527183003</text:p>
          </table:table-cell>
          <table:table-cell office:value-type="float" office:value="-2.45266102246573" calcext:value-type="float">
            <text:p>-2.4526610225</text:p>
          </table:table-cell>
          <table:table-cell office:value-type="float" office:value="-2.45260399574555" calcext:value-type="float">
            <text:p>-2.4526039957</text:p>
          </table:table-cell>
          <table:table-cell office:value-type="float" office:value="-2.45254797038537" calcext:value-type="float">
            <text:p>-2.4525479704</text:p>
          </table:table-cell>
          <table:table-cell office:value-type="float" office:value="-2.45249365402087" calcext:value-type="float">
            <text:p>-2.452493654</text:p>
          </table:table-cell>
          <table:table-cell office:value-type="float" office:value="-2.45244170350713" calcext:value-type="float">
            <text:p>-2.4524417035</text:p>
          </table:table-cell>
          <table:table-cell office:value-type="float" office:value="-2.45239271789696" calcext:value-type="float">
            <text:p>-2.4523927179</text:p>
          </table:table-cell>
          <table:table-cell office:value-type="float" office:value="-2.45234723264048" calcext:value-type="float">
            <text:p>-2.4523472326</text:p>
          </table:table-cell>
          <table:table-cell office:value-type="float" office:value="-2.45230571503704" calcext:value-type="float">
            <text:p>-2.452305715</text:p>
          </table:table-cell>
          <table:table-cell office:value-type="float" office:value="-2.45226856094984" calcext:value-type="float">
            <text:p>-2.4522685609</text:p>
          </table:table-cell>
          <table:table-cell office:value-type="float" office:value="-2.45223609276355" calcext:value-type="float">
            <text:p>-2.4522360928</text:p>
          </table:table-cell>
          <table:table-cell office:value-type="float" office:value="-2.45220855854274" calcext:value-type="float">
            <text:p>-2.4522085585</text:p>
          </table:table-cell>
          <table:table-cell office:value-type="float" office:value="-2.45218613232938" calcext:value-type="float">
            <text:p>-2.4521861323</text:p>
          </table:table-cell>
          <table:table-cell office:value-type="float" office:value="-2.45216891549385" calcext:value-type="float">
            <text:p>-2.4521689155</text:p>
          </table:table-cell>
          <table:table-cell office:value-type="float" office:value="-2.45215693903999" calcext:value-type="float">
            <text:p>-2.452156939</text:p>
          </table:table-cell>
          <table:table-cell office:value-type="float" office:value="-2.45215016675134" calcext:value-type="float">
            <text:p>-2.4521501668</text:p>
          </table:table-cell>
          <table:table-cell office:value-type="float" office:value="-2.45214849905342" calcext:value-type="float">
            <text:p>-2.4521484991</text:p>
          </table:table-cell>
          <table:table-cell office:value-type="float" office:value="-2.45215177746836" calcext:value-type="float">
            <text:p>-2.4521517775</text:p>
          </table:table-cell>
          <table:table-cell office:value-type="float" office:value="-2.4521597895272" calcext:value-type="float">
            <text:p>-2.4521597895</text:p>
          </table:table-cell>
          <table:table-cell office:value-type="float" office:value="-2.45217227402195" calcext:value-type="float">
            <text:p>-2.452172274</text:p>
          </table:table-cell>
          <table:table-cell office:value-type="float" office:value="-2.452188926472" calcext:value-type="float">
            <text:p>-2.4521889265</text:p>
          </table:table-cell>
          <table:table-cell office:value-type="float" office:value="-2.45220940470427" calcext:value-type="float">
            <text:p>-2.4522094047</text:p>
          </table:table-cell>
          <table:table-cell office:value-type="float" office:value="-2.45223333444883" calcext:value-type="float">
            <text:p>-2.4522333344</text:p>
          </table:table-cell>
          <table:table-cell office:value-type="float" office:value="-2.45226031487288" calcext:value-type="float">
            <text:p>-2.4522603149</text:p>
          </table:table-cell>
          <table:table-cell office:value-type="float" office:value="-2.45228992399284" calcext:value-type="float">
            <text:p>-2.452289924</text:p>
          </table:table-cell>
          <table:table-cell office:value-type="float" office:value="-2.45232172391654" calcext:value-type="float">
            <text:p>-2.4523217239</text:p>
          </table:table-cell>
          <table:table-cell office:value-type="float" office:value="-2.45235526588923" calcext:value-type="float">
            <text:p>-2.4523552659</text:p>
          </table:table-cell>
          <table:table-cell office:value-type="float" office:value="-2.45239009512721" calcext:value-type="float">
            <text:p>-2.4523900951</text:p>
          </table:table-cell>
          <table:table-cell office:value-type="float" office:value="-2.45242575543784" calcext:value-type="float">
            <text:p>-2.4524257554</text:p>
          </table:table-cell>
          <table:table-cell office:value-type="float" office:value="-2.45246179363386" calcext:value-type="float">
            <text:p>-2.4524617936</text:p>
          </table:table-cell>
          <table:table-cell office:value-type="float" office:value="-2.45249776375539" calcext:value-type="float">
            <text:p>-2.4524977638</text:p>
          </table:table-cell>
          <table:table-cell office:value-type="float" office:value="-2.45253323111701" calcext:value-type="float">
            <text:p>-2.4525332311</text:p>
          </table:table-cell>
          <table:table-cell office:value-type="float" office:value="-2.45256777619604" calcext:value-type="float">
            <text:p>-2.4525677762</text:p>
          </table:table-cell>
          <table:table-cell office:value-type="float" office:value="-2.45260099837832" calcext:value-type="float">
            <text:p>-2.4526009984</text:p>
          </table:table-cell>
          <table:table-cell office:value-type="float" office:value="-2.45263251956255" calcext:value-type="float">
            <text:p>-2.4526325196</text:p>
          </table:table-cell>
          <table:table-cell office:value-type="float" office:value="-2.45266198762799" calcext:value-type="float">
            <text:p>-2.4526619876</text:p>
          </table:table-cell>
          <table:table-cell office:value-type="float" office:value="-2.45268907975069" calcext:value-type="float">
            <text:p>-2.4526890798</text:p>
          </table:table-cell>
          <table:table-cell office:value-type="float" office:value="-2.45271350554502" calcext:value-type="float">
            <text:p>-2.4527135055</text:p>
          </table:table-cell>
          <table:table-cell office:value-type="float" office:value="-2.4527350100028" calcext:value-type="float">
            <text:p>-2.45273501</text:p>
          </table:table-cell>
          <table:table-cell office:value-type="float" office:value="-2.45275337618107" calcext:value-type="float">
            <text:p>-2.4527533762</text:p>
          </table:table-cell>
          <table:table-cell office:value-type="float" office:value="-2.45276842759271" calcext:value-type="float">
            <text:p>-2.4527684276</text:p>
          </table:table-cell>
          <table:table-cell office:value-type="float" office:value="-2.45278003024243" calcext:value-type="float">
            <text:p>-2.4527800302</text:p>
          </table:table-cell>
          <table:table-cell office:value-type="float" office:value="-2.45278809424651" calcext:value-type="float">
            <text:p>-2.4527880942</text:p>
          </table:table-cell>
          <table:table-cell office:value-type="float" office:value="-2.45279257498227" calcext:value-type="float">
            <text:p>-2.452792575</text:p>
          </table:table-cell>
          <table:table-cell office:value-type="float" office:value="-2.45279347370396" calcext:value-type="float">
            <text:p>-2.4527934737</text:p>
          </table:table-cell>
          <table:table-cell office:value-type="float" office:value="-2.45279083758392" calcext:value-type="float">
            <text:p>-2.4527908376</text:p>
          </table:table-cell>
          <table:table-cell office:value-type="float" office:value="-2.45278475913299" calcext:value-type="float">
            <text:p>-2.4527847591</text:p>
          </table:table-cell>
          <table:table-cell office:value-type="float" office:value="-2.45277537497719" calcext:value-type="float">
            <text:p>-2.452775375</text:p>
          </table:table-cell>
          <table:table-cell office:value-type="float" office:value="-2.45276286397576" calcext:value-type="float">
            <text:p>-2.452762864</text:p>
          </table:table-cell>
          <table:table-cell office:value-type="float" office:value="-2.45274744468526" calcext:value-type="float">
            <text:p>-2.4527474447</text:p>
          </table:table-cell>
          <table:table-cell office:value-type="float" office:value="-2.45272937219088" calcext:value-type="float">
            <text:p>-2.4527293722</text:p>
          </table:table-cell>
          <table:table-cell office:value-type="float" office:value="-2.45270893434023" calcext:value-type="float">
            <text:p>-2.4527089343</text:p>
          </table:table-cell>
          <table:table-cell office:value-type="float" office:value="-2.45268644743714" calcext:value-type="float">
            <text:p>-2.4526864474</text:p>
          </table:table-cell>
          <table:table-cell office:value-type="float" office:value="-2.45266225146086" calcext:value-type="float">
            <text:p>-2.4526622515</text:p>
          </table:table-cell>
          <table:table-cell office:value-type="float" office:value="-2.45263670489939" calcext:value-type="float">
            <text:p>-2.4526367049</text:p>
          </table:table-cell>
          <table:table-cell office:value-type="float" office:value="-2.45261017928211" calcext:value-type="float">
            <text:p>-2.4526101793</text:p>
          </table:table-cell>
          <table:table-cell office:value-type="float" office:value="-2.45258305352506" calcext:value-type="float">
            <text:p>-2.4525830535</text:p>
          </table:table-cell>
          <table:table-cell office:value-type="float" office:value="-2.45255570818388" calcext:value-type="float">
            <text:p>-2.4525557082</text:p>
          </table:table-cell>
          <table:table-cell office:value-type="float" office:value="-2.45252851973312" calcext:value-type="float">
            <text:p>-2.4525285197</text:p>
          </table:table-cell>
          <table:table-cell office:value-type="float" office:value="-2.4525018549763" calcext:value-type="float">
            <text:p>-2.452501855</text:p>
          </table:table-cell>
          <table:table-cell office:value-type="float" office:value="-2.45247606568986" calcext:value-type="float">
            <text:p>-2.4524760657</text:p>
          </table:table-cell>
          <table:table-cell office:value-type="float" office:value="-2.45245148359945" calcext:value-type="float">
            <text:p>-2.4524514836</text:p>
          </table:table-cell>
          <table:table-cell office:value-type="float" office:value="-2.45242841577824" calcext:value-type="float">
            <text:p>-2.4524284158</text:p>
          </table:table-cell>
          <table:table-cell office:value-type="float" office:value="-2.45240714053907" calcext:value-type="float">
            <text:p>-2.4524071405</text:p>
          </table:table-cell>
          <table:table-cell office:value-type="float" office:value="-2.45238790389026" calcext:value-type="float">
            <text:p>-2.4523879039</text:p>
          </table:table-cell>
          <table:table-cell office:value-type="float" office:value="-2.45237091660115" calcext:value-type="float">
            <text:p>-2.4523709166</text:p>
          </table:table-cell>
          <table:table-cell office:value-type="float" office:value="-2.45235635191436" calcext:value-type="float">
            <text:p>-2.4523563519</text:p>
          </table:table-cell>
          <table:table-cell office:value-type="float" office:value="-2.4523443439274" calcext:value-type="float">
            <text:p>-2.4523443439</text:p>
          </table:table-cell>
          <table:table-cell office:value-type="float" office:value="-2.45233498664829" calcext:value-type="float">
            <text:p>-2.4523349866</text:p>
          </table:table-cell>
          <table:table-cell office:value-type="float" office:value="-2.45232833372182" calcext:value-type="float">
            <text:p>-2.4523283337</text:p>
          </table:table-cell>
          <table:table-cell office:value-type="float" office:value="-2.45232439880468" calcext:value-type="float">
            <text:p>-2.4523243988</text:p>
          </table:table-cell>
          <table:table-cell office:value-type="float" office:value="-2.45232315656116" calcext:value-type="float">
            <text:p>-2.4523231566</text:p>
          </table:table-cell>
          <table:table-cell office:value-type="float" office:value="-2.45232454423826" calcext:value-type="float">
            <text:p>-2.4523245442</text:p>
          </table:table-cell>
          <table:table-cell office:value-type="float" office:value="-2.45232846377073" calcext:value-type="float">
            <text:p>-2.4523284638</text:p>
          </table:table-cell>
          <table:table-cell office:value-type="float" office:value="-2.45233478436255" calcext:value-type="float">
            <text:p>-2.4523347844</text:p>
          </table:table-cell>
          <table:table-cell office:value-type="float" office:value="-2.45234334547925" calcext:value-type="float">
            <text:p>-2.4523433455</text:p>
          </table:table-cell>
          <table:table-cell office:value-type="float" office:value="-2.45235396018964" calcext:value-type="float">
            <text:p>-2.4523539602</text:p>
          </table:table-cell>
          <table:table-cell office:value-type="float" office:value="-2.45236641878629" calcext:value-type="float">
            <text:p>-2.4523664188</text:p>
          </table:table-cell>
          <table:table-cell office:value-type="float" office:value="-2.45238049261573" calcext:value-type="float">
            <text:p>-2.4523804926</text:p>
          </table:table-cell>
          <table:table-cell office:value-type="float" office:value="-2.45239593804998" calcext:value-type="float">
            <text:p>-2.452395938</text:p>
          </table:table-cell>
          <table:table-cell office:value-type="float" office:value="-2.4524125005275" calcext:value-type="float">
            <text:p>-2.4524125005</text:p>
          </table:table-cell>
          <table:table-cell office:value-type="float" office:value="-2.45242991860255" calcext:value-type="float">
            <text:p>-2.4524299186</text:p>
          </table:table-cell>
          <table:table-cell office:value-type="float" office:value="-2.45244792793214" calcext:value-type="float">
            <text:p>-2.4524479279</text:p>
          </table:table-cell>
          <table:table-cell office:value-type="float" office:value="-2.45246626514806" calcext:value-type="float">
            <text:p>-2.4524662651</text:p>
          </table:table-cell>
          <table:table-cell office:value-type="float" office:value="-2.45248467155403" calcext:value-type="float">
            <text:p>-2.4524846716</text:p>
          </table:table-cell>
          <table:table-cell office:value-type="float" office:value="-2.45250289659863" calcext:value-type="float">
            <text:p>-2.4525028966</text:p>
          </table:table-cell>
          <table:table-cell office:value-type="float" office:value="-2.45252070108208" calcext:value-type="float">
            <text:p>-2.4525207011</text:p>
          </table:table-cell>
          <table:table-cell office:value-type="float" office:value="-2.45253786005691" calcext:value-type="float">
            <text:p>-2.4525378601</text:p>
          </table:table-cell>
          <table:table-cell office:value-type="float" office:value="-2.45255416539203" calcext:value-type="float">
            <text:p>-2.4525541654</text:p>
          </table:table-cell>
          <table:table-cell office:value-type="float" office:value="-2.45256942797711" calcext:value-type="float">
            <text:p>-2.452569428</text:p>
          </table:table-cell>
          <table:table-cell office:value-type="float" office:value="-2.45258347954804" calcext:value-type="float">
            <text:p>-2.4525834795</text:p>
          </table:table-cell>
          <table:table-cell office:value-type="float" office:value="-2.45259617412742" calcext:value-type="float">
            <text:p>-2.4525961741</text:p>
          </table:table-cell>
          <table:table-cell office:value-type="float" office:value="-2.45260738907488" calcext:value-type="float">
            <text:p>-2.4526073891</text:p>
          </table:table-cell>
          <table:table-cell office:value-type="float" office:value="-2.45261702575233" calcext:value-type="float">
            <text:p>-2.4526170258</text:p>
          </table:table-cell>
          <table:table-cell office:value-type="float" office:value="-2.4526250098171" calcext:value-type="float">
            <text:p>-2.4526250098</text:p>
          </table:table-cell>
          <table:table-cell office:value-type="float" office:value="-2.45263129115806" calcext:value-type="float">
            <text:p>-2.4526312912</text:p>
          </table:table-cell>
          <table:table-cell office:value-type="float" office:value="-2.45263584349887" calcext:value-type="float">
            <text:p>-2.4526358435</text:p>
          </table:table-cell>
          <table:table-cell office:value-type="float" office:value="-2.45263866369484" calcext:value-type="float">
            <text:p>-2.4526386637</text:p>
          </table:table-cell>
          <table:table-cell office:value-type="float" office:value="-2.45263977075563" calcext:value-type="float">
            <text:p>-2.4526397708</text:p>
          </table:table-cell>
          <table:table-cell office:value-type="float" office:value="-2.45263920462573" calcext:value-type="float">
            <text:p>-2.4526392046</text:p>
          </table:table-cell>
          <table:table-cell office:value-type="float" office:value="-2.45263702475912" calcext:value-type="float">
            <text:p>-2.4526370248</text:p>
          </table:table-cell>
          <table:table-cell office:value-type="float" office:value="-2.45263330852655" calcext:value-type="float">
            <text:p>-2.4526333085</text:p>
          </table:table-cell>
          <table:table-cell office:value-type="float" office:value="-2.45262814948587" calcext:value-type="float">
            <text:p>-2.4526281495</text:p>
          </table:table-cell>
          <table:table-cell office:value-type="float" office:value="-2.45262165555658" calcext:value-type="float">
            <text:p>-2.4526216556</text:p>
          </table:table-cell>
          <table:table-cell office:value-type="float" office:value="-2.45261394712612" calcext:value-type="float">
            <text:p>-2.4526139471</text:p>
          </table:table-cell>
          <table:table-cell office:value-type="float" office:value="-2.45260515512406" calcext:value-type="float">
            <text:p>-2.4526051551</text:p>
          </table:table-cell>
          <table:table-cell office:value-type="float" office:value="-2.45259541906608" calcext:value-type="float">
            <text:p>-2.4525954191</text:p>
          </table:table-cell>
          <table:table-cell office:value-type="float" office:value="-2.4525848851771" calcext:value-type="float">
            <text:p>-2.4525848852</text:p>
          </table:table-cell>
          <table:table-cell office:value-type="float" office:value="-2.4525737044223" calcext:value-type="float">
            <text:p>-2.4525737044</text:p>
          </table:table-cell>
          <table:table-cell office:value-type="float" office:value="-2.45256203073925" calcext:value-type="float">
            <text:p>-2.4525620307</text:p>
          </table:table-cell>
          <table:table-cell office:value-type="float" office:value="-2.45255001921397" calcext:value-type="float">
            <text:p>-2.4525500192</text:p>
          </table:table-cell>
          <table:table-cell office:value-type="float" office:value="-2.45253782438109" calcext:value-type="float">
            <text:p>-2.4525378244</text:p>
          </table:table-cell>
          <table:table-cell office:value-type="float" office:value="-2.4525255985902" calcext:value-type="float">
            <text:p>-2.4525255986</text:p>
          </table:table-cell>
          <table:table-cell office:value-type="float" office:value="-2.4525134904515" calcext:value-type="float">
            <text:p>-2.4525134905</text:p>
          </table:table-cell>
          <table:table-cell office:value-type="float" office:value="-2.45250164336971" calcext:value-type="float">
            <text:p>-2.4525016434</text:p>
          </table:table-cell>
          <table:table-cell office:value-type="float" office:value="-2.45249019416061" calcext:value-type="float">
            <text:p>-2.4524901942</text:p>
          </table:table-cell>
          <table:table-cell office:value-type="float" office:value="-2.45247927176159" calcext:value-type="float">
            <text:p>-2.4524792718</text:p>
          </table:table-cell>
          <table:table-cell office:value-type="float" office:value="-2.45246899602972" calcext:value-type="float">
            <text:p>-2.452468996</text:p>
          </table:table-cell>
          <table:table-cell office:value-type="float" office:value="-2.45245947663841" calcext:value-type="float">
            <text:p>-2.4524594766</text:p>
          </table:table-cell>
          <table:table-cell office:value-type="float" office:value="-2.45245081207193" calcext:value-type="float">
            <text:p>-2.4524508121</text:p>
          </table:table-cell>
          <table:table-cell office:value-type="float" office:value="-2.45244308872708" calcext:value-type="float">
            <text:p>-2.4524430887</text:p>
          </table:table-cell>
          <table:table-cell office:value-type="float" office:value="-2.45243638012663" calcext:value-type="float">
            <text:p>-2.4524363801</text:p>
          </table:table-cell>
          <table:table-cell office:value-type="float" office:value="-2.45243074625705" calcext:value-type="float">
            <text:p>-2.4524307463</text:p>
          </table:table-cell>
          <table:table-cell office:value-type="float" office:value="-2.45242623303536" calcext:value-type="float">
            <text:p>-2.452426233</text:p>
          </table:table-cell>
          <table:table-cell office:value-type="float" office:value="-2.45242287191827" calcext:value-type="float">
            <text:p>-2.4524228719</text:p>
          </table:table-cell>
          <table:table-cell office:value-type="float" office:value="-2.45242067966316" calcext:value-type="float">
            <text:p>-2.4524206797</text:p>
          </table:table-cell>
          <table:table-cell office:value-type="float" office:value="-2.45241965825068" calcext:value-type="float">
            <text:p>-2.4524196583</text:p>
          </table:table-cell>
          <table:table-cell office:value-type="float" office:value="-2.45241979497413" calcext:value-type="float">
            <text:p>-2.452419795</text:p>
          </table:table-cell>
          <table:table-cell office:value-type="float" office:value="-2.45242106270915" calcext:value-type="float">
            <text:p>-2.4524210627</text:p>
          </table:table-cell>
          <table:table-cell office:value-type="float" office:value="-2.45242342035853" calcext:value-type="float">
            <text:p>-2.4524234204</text:p>
          </table:table-cell>
          <table:table-cell office:value-type="float" office:value="-2.4524268134827" calcext:value-type="float">
            <text:p>-2.4524268135</text:p>
          </table:table-cell>
          <table:table-cell office:value-type="float" office:value="-2.45243117510551" calcext:value-type="float">
            <text:p>-2.4524311751</text:p>
          </table:table-cell>
          <table:table-cell office:value-type="float" office:value="-2.45243642669536" calcext:value-type="float">
            <text:p>-2.4524364267</text:p>
          </table:table-cell>
          <table:table-cell office:value-type="float" office:value="-2.45244247930918" calcext:value-type="float">
            <text:p>-2.4524424793</text:p>
          </table:table-cell>
          <table:table-cell office:value-type="float" office:value="-2.45244923488496" calcext:value-type="float">
            <text:p>-2.4524492349</text:p>
          </table:table-cell>
          <table:table-cell office:value-type="float" office:value="-2.45245658766871" calcext:value-type="float">
            <text:p>-2.4524565877</text:p>
          </table:table-cell>
          <table:table-cell office:value-type="float" office:value="-2.45246442575217" calcext:value-type="float">
            <text:p>-2.4524644258</text:p>
          </table:table-cell>
          <table:table-cell office:value-type="float" office:value="-2.45247263269773" calcext:value-type="float">
            <text:p>-2.4524726327</text:p>
          </table:table-cell>
          <table:table-cell office:value-type="float" office:value="-2.45248108922734" calcext:value-type="float">
            <text:p>-2.4524810892</text:p>
          </table:table-cell>
          <table:table-cell office:value-type="float" office:value="-2.45248967494407" calcext:value-type="float">
            <text:p>-2.4524896749</text:p>
          </table:table-cell>
          <table:table-cell office:value-type="float" office:value="-2.45249827005845" calcext:value-type="float">
            <text:p>-2.4524982701</text:p>
          </table:table-cell>
          <table:table-cell office:value-type="float" office:value="-2.45250675709158" calcext:value-type="float">
            <text:p>-2.4525067571</text:p>
          </table:table-cell>
          <table:table-cell office:value-type="float" office:value="-2.45251502252255" calcext:value-type="float">
            <text:p>-2.4525150225</text:p>
          </table:table-cell>
          <table:table-cell office:value-type="float" office:value="-2.45252295835659" calcext:value-type="float">
            <text:p>-2.4525229584</text:p>
          </table:table-cell>
          <table:table-cell office:value-type="float" office:value="-2.45253046358361" calcext:value-type="float">
            <text:p>-2.4525304636</text:p>
          </table:table-cell>
          <table:table-cell office:value-type="float" office:value="-2.45253744550537" calcext:value-type="float">
            <text:p>-2.4525374455</text:p>
          </table:table-cell>
          <table:table-cell office:value-type="float" office:value="-2.45254382091066" calcext:value-type="float">
            <text:p>-2.4525438209</text:p>
          </table:table-cell>
          <table:table-cell office:value-type="float" office:value="-2.45254951708015" calcext:value-type="float">
            <text:p>-2.4525495171</text:p>
          </table:table-cell>
          <table:table-cell office:value-type="float" office:value="-2.45255447260723" calcext:value-type="float">
            <text:p>-2.4525544726</text:p>
          </table:table-cell>
          <table:table-cell office:value-type="float" office:value="-2.45255863802385" calcext:value-type="float">
            <text:p>-2.452558638</text:p>
          </table:table-cell>
          <table:table-cell office:value-type="float" office:value="-2.45256197622844" calcext:value-type="float">
            <text:p>-2.4525619762</text:p>
          </table:table-cell>
          <table:table-cell office:value-type="float" office:value="-2.45256446270959" calcext:value-type="float">
            <text:p>-2.4525644627</text:p>
          </table:table-cell>
          <table:table-cell office:value-type="float" office:value="-2.45256608557121" calcext:value-type="float">
            <text:p>-2.4525660856</text:p>
          </table:table-cell>
          <table:table-cell office:value-type="float" office:value="-2.45256684536075" calcext:value-type="float">
            <text:p>-2.4525668454</text:p>
          </table:table-cell>
          <table:table-cell office:value-type="float" office:value="-2.45256675471389" calcext:value-type="float">
            <text:p>-2.4525667547</text:p>
          </table:table-cell>
          <table:table-cell office:value-type="float" office:value="-2.45256583782144" calcext:value-type="float">
            <text:p>-2.4525658378</text:p>
          </table:table-cell>
          <table:table-cell office:value-type="float" office:value="-2.45256412974015" calcext:value-type="float">
            <text:p>-2.4525641297</text:p>
          </table:table-cell>
          <table:table-cell office:value-type="float" office:value="-2.45256167555729" calcext:value-type="float">
            <text:p>-2.4525616756</text:p>
          </table:table-cell>
          <table:table-cell office:value-type="float" office:value="-2.45255852943185" calcext:value-type="float">
            <text:p>-2.4525585294</text:p>
          </table:table-cell>
          <table:table-cell office:value-type="float" office:value="-2.45255475353092" calcext:value-type="float">
            <text:p>-2.4525547535</text:p>
          </table:table-cell>
          <table:table-cell office:value-type="float" office:value="-2.45255041687781" calcext:value-type="float">
            <text:p>-2.4525504169</text:p>
          </table:table-cell>
          <table:table-cell office:value-type="float" office:value="-2.45254559415235" calcext:value-type="float">
            <text:p>-2.4525455942</text:p>
          </table:table-cell>
          <table:table-cell office:value-type="float" office:value="-2.45254036442104" calcext:value-type="float">
            <text:p>-2.4525403644</text:p>
          </table:table-cell>
          <table:table-cell office:value-type="float" office:value="-2.45253480988017" calcext:value-type="float">
            <text:p>-2.4525348099</text:p>
          </table:table-cell>
          <table:table-cell office:value-type="float" office:value="-2.45252901457645" calcext:value-type="float">
            <text:p>-2.4525290146</text:p>
          </table:table-cell>
          <table:table-cell office:value-type="float" office:value="-2.45252306315511" calcext:value-type="float">
            <text:p>-2.4525230632</text:p>
          </table:table-cell>
          <table:table-cell office:value-type="float" office:value="-2.45251703964874" calcext:value-type="float">
            <text:p>-2.4525170396</text:p>
          </table:table-cell>
          <table:table-cell office:value-type="float" office:value="-2.45251102631711" calcext:value-type="float">
            <text:p>-2.4525110263</text:p>
          </table:table-cell>
          <table:table-cell office:value-type="float" office:value="-2.45250510256168" calcext:value-type="float">
            <text:p>-2.4525051026</text:p>
          </table:table-cell>
          <table:table-cell office:value-type="float" office:value="-2.45249934392247" calcext:value-type="float">
            <text:p>-2.4524993439</text:p>
          </table:table-cell>
          <table:table-cell office:value-type="float" office:value="-2.45249382117162" calcext:value-type="float">
            <text:p>-2.4524938212</text:p>
          </table:table-cell>
          <table:table-cell office:value-type="float" office:value="-2.4524885995139" calcext:value-type="float">
            <text:p>-2.4524885995</text:p>
          </table:table-cell>
          <table:table-cell office:value-type="float" office:value="-2.45248373789678" calcext:value-type="float">
            <text:p>-2.4524837379</text:p>
          </table:table-cell>
          <table:table-cell office:value-type="float" office:value="-2.45247928844284" calcext:value-type="float">
            <text:p>-2.4524792884</text:p>
          </table:table-cell>
          <table:table-cell office:value-type="float" office:value="-2.45247529600004" calcext:value-type="float">
            <text:p>-2.452475296</text:p>
          </table:table-cell>
          <table:table-cell office:value-type="float" office:value="-2.4524717978152" calcext:value-type="float">
            <text:p>-2.4524717978</text:p>
          </table:table-cell>
          <table:table-cell office:value-type="float" office:value="-2.4524688233282" calcext:value-type="float">
            <text:p>-2.4524688233</text:p>
          </table:table-cell>
          <table:table-cell office:value-type="float" office:value="-2.45246639408377" calcext:value-type="float">
            <text:p>-2.4524663941</text:p>
          </table:table-cell>
          <table:table-cell office:value-type="float" office:value="-2.45246452375589" calcext:value-type="float">
            <text:p>-2.4524645238</text:p>
          </table:table-cell>
          <table:table-cell office:value-type="float" office:value="-2.45246321827834" calcext:value-type="float">
            <text:p>-2.4524632183</text:p>
          </table:table-cell>
          <table:table-cell office:value-type="float" office:value="-2.45246247607419" calcext:value-type="float">
            <text:p>-2.4524624761</text:p>
          </table:table-cell>
          <table:table-cell office:value-type="float" office:value="-2.45246228837461" calcext:value-type="float">
            <text:p>-2.4524622884</text:p>
          </table:table-cell>
          <table:table-cell office:value-type="float" office:value="-2.45246263961709" calcext:value-type="float">
            <text:p>-2.4524626396</text:p>
          </table:table-cell>
          <table:table-cell office:value-type="float" office:value="-2.45246350791371" calcext:value-type="float">
            <text:p>-2.4524635079</text:p>
          </table:table-cell>
          <table:table-cell office:value-type="float" office:value="-2.45246486557763" calcext:value-type="float">
            <text:p>-2.4524648656</text:p>
          </table:table-cell>
          <table:table-cell office:value-type="float" office:value="-2.45246667969694" calcext:value-type="float">
            <text:p>-2.4524666797</text:p>
          </table:table-cell>
          <table:table-cell office:value-type="float" office:value="-2.45246891274668" calcext:value-type="float">
            <text:p>-2.4524689127</text:p>
          </table:table-cell>
          <table:table-cell office:value-type="float" office:value="-2.45247152322685" calcext:value-type="float">
            <text:p>-2.4524715232</text:p>
          </table:table-cell>
          <table:table-cell office:value-type="float" office:value="-2.45247446631758" calcext:value-type="float">
            <text:p>-2.4524744663</text:p>
          </table:table-cell>
          <table:table-cell office:value-type="float" office:value="-2.45247769454211" calcext:value-type="float">
            <text:p>-2.4524776945</text:p>
          </table:table-cell>
          <table:table-cell office:value-type="float" office:value="-2.45248115843042" calcext:value-type="float">
            <text:p>-2.4524811584</text:p>
          </table:table-cell>
          <table:table-cell office:value-type="float" office:value="-2.45248480717335" calcext:value-type="float">
            <text:p>-2.4524848072</text:p>
          </table:table-cell>
          <table:table-cell office:value-type="float" office:value="-2.45248858926484" calcext:value-type="float">
            <text:p>-2.4524885893</text:p>
          </table:table-cell>
          <table:table-cell office:value-type="float" office:value="-2.45249245312172" calcext:value-type="float">
            <text:p>-2.4524924531</text:p>
          </table:table-cell>
          <table:table-cell office:value-type="float" office:value="-2.45249634768161" calcext:value-type="float">
            <text:p>-2.4524963477</text:p>
          </table:table-cell>
          <table:table-cell office:value-type="float" office:value="-2.45250022296959" calcext:value-type="float">
            <text:p>-2.452500223</text:p>
          </table:table-cell>
          <table:table-cell office:value-type="float" office:value="-2.45250403063569" calcext:value-type="float">
            <text:p>-2.4525040306</text:p>
          </table:table-cell>
          <table:table-cell office:value-type="float" office:value="-2.45250772445528" calcext:value-type="float">
            <text:p>-2.4525077245</text:p>
          </table:table-cell>
          <table:table-cell office:value-type="float" office:value="-2.4525112607941" calcext:value-type="float">
            <text:p>-2.4525112608</text:p>
          </table:table-cell>
          <table:table-cell office:value-type="float" office:value="-2.45251459903406" calcext:value-type="float">
            <text:p>-2.452514599</text:p>
          </table:table-cell>
          <table:table-cell office:value-type="float" office:value="-2.45251770195729" calcext:value-type="float">
            <text:p>-2.452517702</text:p>
          </table:table-cell>
          <table:table-cell office:value-type="float" office:value="-2.45252053608953" calcext:value-type="float">
            <text:p>-2.4525205361</text:p>
          </table:table-cell>
          <table:table-cell office:value-type="float" office:value="-2.4525230719977" calcext:value-type="float">
            <text:p>-2.452523072</text:p>
          </table:table-cell>
          <table:table-cell office:value-type="float" office:value="-2.45252528454408" calcext:value-type="float">
            <text:p>-2.4525252845</text:p>
          </table:table-cell>
          <table:table-cell office:value-type="float" office:value="-2.45252715309062" calcext:value-type="float">
            <text:p>-2.4525271531</text:p>
          </table:table-cell>
          <table:table-cell office:value-type="float" office:value="-2.45252866165711" calcext:value-type="float">
            <text:p>-2.4525286617</text:p>
          </table:table-cell>
          <table:table-cell office:value-type="float" office:value="-2.45252979902778" calcext:value-type="float">
            <text:p>-2.452529799</text:p>
          </table:table-cell>
          <table:table-cell office:value-type="float" office:value="-2.45253055880626" calcext:value-type="float">
            <text:p>-2.4525305588</text:p>
          </table:table-cell>
          <table:table-cell office:value-type="float" office:value="-2.45253093941793" calcext:value-type="float">
            <text:p>-2.4525309394</text:p>
          </table:table-cell>
          <table:table-cell office:value-type="float" office:value="-2.45253094405914" calcext:value-type="float">
            <text:p>-2.4525309441</text:p>
          </table:table-cell>
          <table:table-cell office:value-type="float" office:value="-2.45253058059095" calcext:value-type="float">
            <text:p>-2.4525305806</text:p>
          </table:table-cell>
          <table:table-cell office:value-type="float" office:value="-2.45252986138004" calcext:value-type="float">
            <text:p>-2.4525298614</text:p>
          </table:table-cell>
          <table:table-cell office:value-type="float" office:value="-2.4525288030854" calcext:value-type="float">
            <text:p>-2.4525288031</text:p>
          </table:table-cell>
          <table:table-cell office:value-type="float" office:value="-2.45252742639384" calcext:value-type="float">
            <text:p>-2.4525274264</text:p>
          </table:table-cell>
          <table:table-cell office:value-type="float" office:value="-2.45252575570671" calcext:value-type="float">
            <text:p>-2.4525257557</text:p>
          </table:table-cell>
          <table:table-cell office:value-type="float" office:value="-2.45252381877119" calcext:value-type="float">
            <text:p>-2.4525238188</text:p>
          </table:table-cell>
          <table:table-cell office:value-type="float" office:value="-2.45252164629562" calcext:value-type="float">
            <text:p>-2.4525216463</text:p>
          </table:table-cell>
          <table:table-cell office:value-type="float" office:value="-2.45251927148271" calcext:value-type="float">
            <text:p>-2.4525192715</text:p>
          </table:table-cell>
          <table:table-cell office:value-type="float" office:value="-2.45251672958283" calcext:value-type="float">
            <text:p>-2.4525167296</text:p>
          </table:table-cell>
          <table:table-cell office:value-type="float" office:value="-2.45251405736903" calcext:value-type="float">
            <text:p>-2.4525140574</text:p>
          </table:table-cell>
          <table:table-cell office:value-type="float" office:value="-2.4525112926465" calcext:value-type="float">
            <text:p>-2.4525112926</text:p>
          </table:table-cell>
          <table:table-cell office:value-type="float" office:value="-2.45250847370727" calcext:value-type="float">
            <text:p>-2.4525084737</text:p>
          </table:table-cell>
          <table:table-cell office:value-type="float" office:value="-2.45250563880749" calcext:value-type="float">
            <text:p>-2.4525056388</text:p>
          </table:table-cell>
          <table:table-cell office:value-type="float" office:value="-2.45250282564042" calcext:value-type="float">
            <text:p>-2.4525028256</text:p>
          </table:table-cell>
          <table:table-cell office:value-type="float" office:value="-2.45250007082625" calcext:value-type="float">
            <text:p>-2.4525000708</text:p>
          </table:table-cell>
          <table:table-cell office:value-type="float" office:value="-2.45249740942215" calcext:value-type="float">
            <text:p>-2.4524974094</text:p>
          </table:table-cell>
          <table:table-cell office:value-type="float" office:value="-2.45249487446133" calcext:value-type="float">
            <text:p>-2.4524948745</text:p>
          </table:table-cell>
          <table:table-cell office:value-type="float" office:value="-2.45249249652924" calcext:value-type="float">
            <text:p>-2.4524924965</text:p>
          </table:table-cell>
          <table:table-cell office:value-type="float" office:value="-2.45249030338227" calcext:value-type="float">
            <text:p>-2.4524903034</text:p>
          </table:table-cell>
          <table:table-cell office:value-type="float" office:value="-2.45248831961327" calcext:value-type="float">
            <text:p>-2.4524883196</text:p>
          </table:table-cell>
          <table:table-cell office:value-type="float" office:value="-2.45248656637244" calcext:value-type="float">
            <text:p>-2.4524865664</text:p>
          </table:table-cell>
          <table:table-cell office:value-type="float" office:value="-2.45248506114326" calcext:value-type="float">
            <text:p>-2.4524850611</text:p>
          </table:table-cell>
          <table:table-cell office:value-type="float" office:value="-2.45248381757813" calcext:value-type="float">
            <text:p>-2.4524838176</text:p>
          </table:table-cell>
          <table:table-cell office:value-type="float" office:value="-2.45248284539379" calcext:value-type="float">
            <text:p>-2.4524828454</text:p>
          </table:table-cell>
          <table:table-cell office:value-type="float" office:value="-2.45248215033012" calcext:value-type="float">
            <text:p>-2.4524821503</text:p>
          </table:table-cell>
          <table:table-cell office:value-type="float" office:value="-2.45248173416652" calcext:value-type="float">
            <text:p>-2.4524817342</text:p>
          </table:table-cell>
          <table:table-cell office:value-type="float" office:value="-2.45248159479894" calcext:value-type="float">
            <text:p>-2.4524815948</text:p>
          </table:table-cell>
          <table:table-cell office:value-type="float" office:value="-2.45248172637133" calcext:value-type="float">
            <text:p>-2.4524817264</text:p>
          </table:table-cell>
          <table:table-cell office:value-type="float" office:value="-2.45248211946054" calcext:value-type="float">
            <text:p>-2.4524821195</text:p>
          </table:table-cell>
          <table:table-cell office:value-type="float" office:value="-2.45248276130816" calcext:value-type="float">
            <text:p>-2.4524827613</text:p>
          </table:table-cell>
          <table:table-cell office:value-type="float" office:value="-2.45248363609504" calcext:value-type="float">
            <text:p>-2.4524836361</text:p>
          </table:table-cell>
          <table:table-cell office:value-type="float" office:value="-2.45248472525381" calcext:value-type="float">
            <text:p>-2.4524847253</text:p>
          </table:table-cell>
          <table:table-cell office:value-type="float" office:value="-2.45248600781151" calcext:value-type="float">
            <text:p>-2.4524860078</text:p>
          </table:table-cell>
          <table:table-cell office:value-type="float" office:value="-2.45248746075713" calcext:value-type="float">
            <text:p>-2.4524874608</text:p>
          </table:table-cell>
          <table:table-cell office:value-type="float" office:value="-2.45248905942798" calcext:value-type="float">
            <text:p>-2.4524890594</text:p>
          </table:table-cell>
          <table:table-cell office:value-type="float" office:value="-2.45249077790625" calcext:value-type="float">
            <text:p>-2.4524907779</text:p>
          </table:table-cell>
          <table:table-cell office:value-type="float" office:value="-2.45249258942254" calcext:value-type="float">
            <text:p>-2.4524925894</text:p>
          </table:table-cell>
          <table:table-cell office:value-type="float" office:value="-2.45249446675642" calcext:value-type="float">
            <text:p>-2.4524944668</text:p>
          </table:table-cell>
          <table:table-cell office:value-type="float" office:value="-2.45249638263093" calcext:value-type="float">
            <text:p>-2.4524963826</text:p>
          </table:table-cell>
          <table:table-cell office:value-type="float" office:value="-2.452498310093" calcext:value-type="float">
            <text:p>-2.4524983101</text:p>
          </table:table-cell>
          <table:table-cell office:value-type="float" office:value="-2.45250022287722" calcext:value-type="float">
            <text:p>-2.4525002229</text:p>
          </table:table-cell>
          <table:table-cell office:value-type="float" office:value="-2.45250209574479" calcext:value-type="float">
            <text:p>-2.4525020957</text:p>
          </table:table-cell>
          <table:table-cell office:value-type="float" office:value="-2.45250390479695" calcext:value-type="float">
            <text:p>-2.4525039048</text:p>
          </table:table-cell>
          <table:table-cell office:value-type="float" office:value="-2.45250562775679" calcext:value-type="float">
            <text:p>-2.4525056278</text:p>
          </table:table-cell>
          <table:table-cell office:value-type="float" office:value="-2.45250724421792" calcext:value-type="float">
            <text:p>-2.4525072442</text:p>
          </table:table-cell>
          <table:table-cell office:value-type="float" office:value="-2.45250873585713" calcext:value-type="float">
            <text:p>-2.4525087359</text:p>
          </table:table-cell>
          <table:table-cell office:value-type="float" office:value="-2.4525100866088" calcext:value-type="float">
            <text:p>-2.4525100866</text:p>
          </table:table-cell>
          <table:table-cell office:value-type="float" office:value="-2.45251128280366" calcext:value-type="float">
            <text:p>-2.4525112828</text:p>
          </table:table-cell>
          <table:table-cell office:value-type="float" office:value="-2.4525123132651" calcext:value-type="float">
            <text:p>-2.4525123133</text:p>
          </table:table-cell>
          <table:table-cell office:value-type="float" office:value="-2.45251316936987" calcext:value-type="float">
            <text:p>-2.4525131694</text:p>
          </table:table-cell>
          <table:table-cell office:value-type="float" office:value="-2.4525138450705" calcext:value-type="float">
            <text:p>-2.4525138451</text:p>
          </table:table-cell>
          <table:table-cell office:value-type="float" office:value="-2.45251433688207" calcext:value-type="float">
            <text:p>-2.4525143369</text:p>
          </table:table-cell>
          <table:table-cell office:value-type="float" office:value="-2.45251464383408" calcext:value-type="float">
            <text:p>-2.4525146438</text:p>
          </table:table-cell>
          <table:table-cell office:value-type="float" office:value="-2.45251476739133" calcext:value-type="float">
            <text:p>-2.4525147674</text:p>
          </table:table-cell>
          <table:table-cell office:value-type="float" office:value="-2.45251471134687" calcext:value-type="float">
            <text:p>-2.4525147113</text:p>
          </table:table-cell>
          <table:table-cell office:value-type="float" office:value="-2.45251448168558" calcext:value-type="float">
            <text:p>-2.4525144817</text:p>
          </table:table-cell>
          <table:table-cell office:value-type="float" office:value="-2.45251408642908" calcext:value-type="float">
            <text:p>-2.4525140864</text:p>
          </table:table-cell>
          <table:table-cell office:value-type="float" office:value="-2.45251353545777" calcext:value-type="float">
            <text:p>-2.4525135355</text:p>
          </table:table-cell>
          <table:table-cell office:value-type="float" office:value="-2.45251284031884" calcext:value-type="float">
            <text:p>-2.4525128403</text:p>
          </table:table-cell>
          <table:table-cell office:value-type="float" office:value="-2.45251201402041" calcext:value-type="float">
            <text:p>-2.452512014</text:p>
          </table:table-cell>
          <table:table-cell office:value-type="float" office:value="-2.4525110708135" calcext:value-type="float">
            <text:p>-2.4525110708</text:p>
          </table:table-cell>
          <table:table-cell office:value-type="float" office:value="-2.4525100259801" calcext:value-type="float">
            <text:p>-2.452510026</text:p>
          </table:table-cell>
          <table:table-cell office:value-type="float" office:value="-2.4525088955947" calcext:value-type="float">
            <text:p>-2.4525088956</text:p>
          </table:table-cell>
          <table:table-cell office:value-type="float" office:value="-2.45250769631349" calcext:value-type="float">
            <text:p>-2.4525076963</text:p>
          </table:table-cell>
          <table:table-cell office:value-type="float" office:value="-2.45250644513893" calcext:value-type="float">
            <text:p>-2.4525064451</text:p>
          </table:table-cell>
          <table:table-cell office:value-type="float" office:value="-2.4525051592139" calcext:value-type="float">
            <text:p>-2.4525051592</text:p>
          </table:table-cell>
          <table:table-cell office:value-type="float" office:value="-2.45250385560269" calcext:value-type="float">
            <text:p>-2.4525038556</text:p>
          </table:table-cell>
          <table:table-cell office:value-type="float" office:value="-2.45250255109246" calcext:value-type="float">
            <text:p>-2.4525025511</text:p>
          </table:table-cell>
          <table:table-cell office:value-type="float" office:value="-2.45250126200009" calcext:value-type="float">
            <text:p>-2.452501262</text:p>
          </table:table-cell>
          <table:table-cell office:value-type="float" office:value="-2.45250000399418" calcext:value-type="float">
            <text:p>-2.452500004</text:p>
          </table:table-cell>
          <table:table-cell office:value-type="float" office:value="-2.45249879192732" calcext:value-type="float">
            <text:p>-2.4524987919</text:p>
          </table:table-cell>
          <table:table-cell office:value-type="float" office:value="-2.45249763968378" calcext:value-type="float">
            <text:p>-2.4524976397</text:p>
          </table:table-cell>
          <table:table-cell office:value-type="float" office:value="-2.45249656004356" calcext:value-type="float">
            <text:p>-2.45249656</text:p>
          </table:table-cell>
          <table:table-cell office:value-type="float" office:value="-2.45249556455981" calcext:value-type="float">
            <text:p>-2.4524955646</text:p>
          </table:table-cell>
          <table:table-cell office:value-type="float" office:value="-2.45249466345495" calcext:value-type="float">
            <text:p>-2.4524946635</text:p>
          </table:table-cell>
          <table:table-cell office:value-type="float" office:value="-2.45249386553244" calcext:value-type="float">
            <text:p>-2.4524938655</text:p>
          </table:table-cell>
          <table:table-cell office:value-type="float" office:value="-2.45249317810607" calcext:value-type="float">
            <text:p>-2.4524931781</text:p>
          </table:table-cell>
          <table:table-cell office:value-type="float" office:value="-2.45249260694818" calcext:value-type="float">
            <text:p>-2.4524926069</text:p>
          </table:table-cell>
          <table:table-cell office:value-type="float" office:value="-2.45249215625389" calcext:value-type="float">
            <text:p>-2.4524921563</text:p>
          </table:table-cell>
          <table:table-cell office:value-type="float" office:value="-2.45249182862437" calcext:value-type="float">
            <text:p>-2.4524918286</text:p>
          </table:table-cell>
          <table:table-cell office:value-type="float" office:value="-2.45249162506934" calcext:value-type="float">
            <text:p>-2.4524916251</text:p>
          </table:table-cell>
          <table:table-cell office:value-type="float" office:value="-2.45249154502403" calcext:value-type="float">
            <text:p>-2.452491545</text:p>
          </table:table-cell>
          <table:table-cell office:value-type="float" office:value="-2.4524915863879" calcext:value-type="float">
            <text:p>-2.4524915864</text:p>
          </table:table-cell>
          <table:table-cell office:value-type="float" office:value="-2.45249174557836" calcext:value-type="float">
            <text:p>-2.4524917456</text:p>
          </table:table-cell>
          <table:table-cell office:value-type="float" office:value="-2.45249201760121" calcext:value-type="float">
            <text:p>-2.4524920176</text:p>
          </table:table-cell>
          <table:table-cell office:value-type="float" office:value="-2.45249239613811" calcext:value-type="float">
            <text:p>-2.4524923961</text:p>
          </table:table-cell>
          <table:table-cell office:value-type="float" office:value="-2.45249287364825" calcext:value-type="float">
            <text:p>-2.4524928736</text:p>
          </table:table-cell>
          <table:table-cell office:value-type="float" office:value="-2.45249344148473" calcext:value-type="float">
            <text:p>-2.4524934415</text:p>
          </table:table-cell>
          <table:table-cell office:value-type="float" office:value="-2.45249409002309" calcext:value-type="float">
            <text:p>-2.45249409</text:p>
          </table:table-cell>
          <table:table-cell office:value-type="float" office:value="-2.45249480880092" calcext:value-type="float">
            <text:p>-2.4524948088</text:p>
          </table:table-cell>
          <table:table-cell office:value-type="float" office:value="-2.45249558666707" calcext:value-type="float">
            <text:p>-2.4524955867</text:p>
          </table:table-cell>
          <table:table-cell office:value-type="float" office:value="-2.45249641193821" calcext:value-type="float">
            <text:p>-2.4524964119</text:p>
          </table:table-cell>
          <table:table-cell office:value-type="float" office:value="-2.45249727256077" calcext:value-type="float">
            <text:p>-2.4524972726</text:p>
          </table:table-cell>
          <table:table-cell office:value-type="float" office:value="-2.4524981562762" calcext:value-type="float">
            <text:p>-2.4524981563</text:p>
          </table:table-cell>
          <table:table-cell office:value-type="float" office:value="-2.45249905078699" calcext:value-type="float">
            <text:p>-2.4524990508</text:p>
          </table:table-cell>
          <table:table-cell office:value-type="float" office:value="-2.45249994392095" calcext:value-type="float">
            <text:p>-2.4524999439</text:p>
          </table:table-cell>
          <table:table-cell office:value-type="float" office:value="-2.45250082379327" calcext:value-type="float">
            <text:p>-2.4525008238</text:p>
          </table:table-cell>
          <table:table-cell office:value-type="float" office:value="-2.45250167895987" calcext:value-type="float">
            <text:p>-2.452501679</text:p>
          </table:table-cell>
          <table:table-cell office:value-type="float" office:value="-2.45250249856555" calcext:value-type="float">
            <text:p>-2.4525024986</text:p>
          </table:table-cell>
          <table:table-cell office:value-type="float" office:value="-2.45250327247874" calcext:value-type="float">
            <text:p>-2.4525032725</text:p>
          </table:table-cell>
          <table:table-cell office:value-type="float" office:value="-2.45250399141627" calcext:value-type="float">
            <text:p>-2.4525039914</text:p>
          </table:table-cell>
          <table:table-cell office:value-type="float" office:value="-2.45250464705348" calcext:value-type="float">
            <text:p>-2.4525046471</text:p>
          </table:table-cell>
          <table:table-cell office:value-type="float" office:value="-2.45250523211729" calcext:value-type="float">
            <text:p>-2.4525052321</text:p>
          </table:table-cell>
          <table:table-cell office:value-type="float" office:value="-2.452505740465" calcext:value-type="float">
            <text:p>-2.4525057405</text:p>
          </table:table-cell>
          <table:table-cell office:value-type="float" office:value="-2.45250616714332" calcext:value-type="float">
            <text:p>-2.4525061671</text:p>
          </table:table-cell>
          <table:table-cell office:value-type="float" office:value="-2.45250650843039" calcext:value-type="float">
            <text:p>-2.4525065084</text:p>
          </table:table-cell>
          <table:table-cell office:value-type="float" office:value="-2.4525067618581" calcext:value-type="float">
            <text:p>-2.4525067619</text:p>
          </table:table-cell>
          <table:table-cell office:value-type="float" office:value="-2.45250692621712" calcext:value-type="float">
            <text:p>-2.4525069262</text:p>
          </table:table-cell>
          <table:table-cell office:value-type="float" office:value="-2.45250700154209" calcext:value-type="float">
            <text:p>-2.4525070015</text:p>
          </table:table-cell>
          <table:table-cell office:value-type="float" office:value="-2.45250698908084" calcext:value-type="float">
            <text:p>-2.4525069891</text:p>
          </table:table-cell>
          <table:table-cell office:value-type="float" office:value="-2.45250689124482" calcext:value-type="float">
            <text:p>-2.4525068912</text:p>
          </table:table-cell>
          <table:table-cell office:value-type="float" office:value="-2.4525067115462" calcext:value-type="float">
            <text:p>-2.4525067115</text:p>
          </table:table-cell>
          <table:table-cell office:value-type="float" office:value="-2.45250645451872" calcext:value-type="float">
            <text:p>-2.4525064545</text:p>
          </table:table-cell>
          <table:table-cell office:value-type="float" office:value="-2.45250612562698" calcext:value-type="float">
            <text:p>-2.4525061256</text:p>
          </table:table-cell>
          <table:table-cell office:value-type="float" office:value="-2.45250573116595" calcext:value-type="float">
            <text:p>-2.4525057312</text:p>
          </table:table-cell>
          <table:table-cell office:value-type="float" office:value="-2.45250527814141" calcext:value-type="float">
            <text:p>-2.4525052781</text:p>
          </table:table-cell>
          <table:table-cell office:value-type="float" office:value="-2.45250477417082" calcext:value-type="float">
            <text:p>-2.4525047742</text:p>
          </table:table-cell>
          <table:table-cell office:value-type="float" office:value="-2.45250422734465" calcext:value-type="float">
            <text:p>-2.4525042273</text:p>
          </table:table-cell>
          <table:table-cell office:value-type="float" office:value="-2.45250364609099" calcext:value-type="float">
            <text:p>-2.4525036461</text:p>
          </table:table-cell>
          <table:table-cell office:value-type="float" office:value="-2.4525030390779" calcext:value-type="float">
            <text:p>-2.4525030391</text:p>
          </table:table-cell>
          <table:table-cell office:value-type="float" office:value="-2.45250241506161" calcext:value-type="float">
            <text:p>-2.4525024151</text:p>
          </table:table-cell>
          <table:table-cell office:value-type="float" office:value="-2.45250178277132" calcext:value-type="float">
            <text:p>-2.4525017828</text:p>
          </table:table-cell>
          <table:table-cell office:value-type="float" office:value="-2.45250115078994" calcext:value-type="float">
            <text:p>-2.4525011508</text:p>
          </table:table-cell>
          <table:table-cell office:value-type="float" office:value="-2.45250052743996" calcext:value-type="float">
            <text:p>-2.4525005274</text:p>
          </table:table-cell>
          <table:table-cell office:value-type="float" office:value="-2.45249992067736" calcext:value-type="float">
            <text:p>-2.4524999207</text:p>
          </table:table-cell>
          <table:table-cell office:value-type="float" office:value="-2.4524993379949" calcext:value-type="float">
            <text:p>-2.452499338</text:p>
          </table:table-cell>
          <table:table-cell office:value-type="float" office:value="-2.45249878633452" calcext:value-type="float">
            <text:p>-2.4524987863</text:p>
          </table:table-cell>
          <table:table-cell office:value-type="float" office:value="-2.45249827201148" calcext:value-type="float">
            <text:p>-2.452498272</text:p>
          </table:table-cell>
          <table:table-cell office:value-type="float" office:value="-2.45249780064855" calcext:value-type="float">
            <text:p>-2.4524978006</text:p>
          </table:table-cell>
          <table:table-cell office:value-type="float" office:value="-2.45249737712348" calcext:value-type="float">
            <text:p>-2.4524973771</text:p>
          </table:table-cell>
          <table:table-cell office:value-type="float" office:value="-2.45249700552819" calcext:value-type="float">
            <text:p>-2.4524970055</text:p>
          </table:table-cell>
          <table:table-cell office:value-type="float" office:value="-2.45249668913973" calcext:value-type="float">
            <text:p>-2.4524966891</text:p>
          </table:table-cell>
          <table:table-cell office:value-type="float" office:value="-2.45249643040445" calcext:value-type="float">
            <text:p>-2.4524964304</text:p>
          </table:table-cell>
          <table:table-cell office:value-type="float" office:value="-2.45249623093333" calcext:value-type="float">
            <text:p>-2.4524962309</text:p>
          </table:table-cell>
          <table:table-cell office:value-type="float" office:value="-2.45249609150919" calcext:value-type="float">
            <text:p>-2.4524960915</text:p>
          </table:table-cell>
          <table:table-cell office:value-type="float" office:value="-2.45249601210398" calcext:value-type="float">
            <text:p>-2.4524960121</text:p>
          </table:table-cell>
          <table:table-cell office:value-type="float" office:value="-2.45249599190824" calcext:value-type="float">
            <text:p>-2.4524959919</text:p>
          </table:table-cell>
          <table:table-cell office:value-type="float" office:value="-2.45249602936678" calcext:value-type="float">
            <text:p>-2.4524960294</text:p>
          </table:table-cell>
          <table:table-cell office:value-type="float" office:value="-2.45249612222583" calcext:value-type="float">
            <text:p>-2.4524961222</text:p>
          </table:table-cell>
          <table:table-cell office:value-type="float" office:value="-2.45249626758485" calcext:value-type="float">
            <text:p>-2.4524962676</text:p>
          </table:table-cell>
          <table:table-cell office:value-type="float" office:value="-2.45249646195786" calcext:value-type="float">
            <text:p>-2.452496462</text:p>
          </table:table-cell>
          <table:table-cell office:value-type="float" office:value="-2.45249670133584" calcext:value-type="float">
            <text:p>-2.4524967013</text:p>
          </table:table-cell>
          <table:table-cell office:value-type="float" office:value="-2.45249698125765" calcext:value-type="float">
            <text:p>-2.4524969813</text:p>
          </table:table-cell>
          <table:table-cell office:value-type="float" office:value="-2.45249729688078" calcext:value-type="float">
            <text:p>-2.4524972969</text:p>
          </table:table-cell>
          <table:table-cell office:value-type="float" office:value="-2.45249764305591" calcext:value-type="float">
            <text:p>-2.4524976431</text:p>
          </table:table-cell>
          <table:table-cell office:value-type="float" office:value="-2.4524980144014" calcext:value-type="float">
            <text:p>-2.4524980144</text:p>
          </table:table-cell>
          <table:table-cell office:value-type="float" office:value="-2.45249840537921" calcext:value-type="float">
            <text:p>-2.4524984054</text:p>
          </table:table-cell>
          <table:table-cell office:value-type="float" office:value="-2.45249881036786" calcext:value-type="float">
            <text:p>-2.4524988104</text:p>
          </table:table-cell>
          <table:table-cell office:value-type="float" office:value="-2.45249922373608" calcext:value-type="float">
            <text:p>-2.4524992237</text:p>
          </table:table-cell>
          <table:table-cell office:value-type="float" office:value="-2.4524996399119" calcext:value-type="float">
            <text:p>-2.4524996399</text:p>
          </table:table-cell>
          <table:table-cell office:value-type="float" office:value="-2.45250005344991" calcext:value-type="float">
            <text:p>-2.4525000534</text:p>
          </table:table-cell>
          <table:table-cell office:value-type="float" office:value="-2.45250045909367" calcext:value-type="float">
            <text:p>-2.4525004591</text:p>
          </table:table-cell>
          <table:table-cell office:value-type="float" office:value="-2.45250085183558" calcext:value-type="float">
            <text:p>-2.4525008518</text:p>
          </table:table-cell>
          <table:table-cell office:value-type="float" office:value="-2.45250122696934" calcext:value-type="float">
            <text:p>-2.452501227</text:p>
          </table:table-cell>
          <table:table-cell office:value-type="float" office:value="-2.45250158013919" calcext:value-type="float">
            <text:p>-2.4525015801</text:p>
          </table:table-cell>
          <table:table-cell office:value-type="float" office:value="-2.45250190738336" calcext:value-type="float">
            <text:p>-2.4525019074</text:p>
          </table:table-cell>
          <table:table-cell office:value-type="float" office:value="-2.45250220517056" calcext:value-type="float">
            <text:p>-2.4525022052</text:p>
          </table:table-cell>
          <table:table-cell office:value-type="float" office:value="-2.45250247043254" calcext:value-type="float">
            <text:p>-2.4525024704</text:p>
          </table:table-cell>
          <table:table-cell office:value-type="float" office:value="-2.4525027005877" calcext:value-type="float">
            <text:p>-2.4525027006</text:p>
          </table:table-cell>
          <table:table-cell office:value-type="float" office:value="-2.45250289356159" calcext:value-type="float">
            <text:p>-2.4525028936</text:p>
          </table:table-cell>
          <table:table-cell office:value-type="float" office:value="-2.45250304779869" calcext:value-type="float">
            <text:p>-2.4525030478</text:p>
          </table:table-cell>
          <table:table-cell office:value-type="float" office:value="-2.45250316226894" calcext:value-type="float">
            <text:p>-2.4525031623</text:p>
          </table:table-cell>
          <table:table-cell office:value-type="float" office:value="-2.45250323646831" calcext:value-type="float">
            <text:p>-2.4525032365</text:p>
          </table:table-cell>
          <table:table-cell office:value-type="float" office:value="-2.45250327041246" calcext:value-type="float">
            <text:p>-2.4525032704</text:p>
          </table:table-cell>
          <table:table-cell office:value-type="float" office:value="-2.45250326462561" calcext:value-type="float">
            <text:p>-2.4525032646</text:p>
          </table:table-cell>
          <table:table-cell office:value-type="float" office:value="-2.45250322012179" calcext:value-type="float">
            <text:p>-2.4525032201</text:p>
          </table:table-cell>
          <table:table-cell office:value-type="float" office:value="-2.45250313838339" calcext:value-type="float">
            <text:p>-2.4525031384</text:p>
          </table:table-cell>
          <table:table-cell office:value-type="float" office:value="-2.45250302133119" calcext:value-type="float">
            <text:p>-2.4525030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-0.981" calcext:value-type="float">
            <text:p>-0.981</text:p>
          </table:table-cell>
          <table:table-cell office:value-type="float" office:value="-1.47149999999896" calcext:value-type="float">
            <text:p>-1.4715</text:p>
          </table:table-cell>
          <table:table-cell office:value-type="float" office:value="-1.96199999965801" calcext:value-type="float">
            <text:p>-1.9619999997</text:p>
          </table:table-cell>
          <table:table-cell office:value-type="float" office:value="-2.45249997372743" calcext:value-type="float">
            <text:p>-2.4524999737</text:p>
          </table:table-cell>
          <table:table-cell office:value-type="float" office:value="-2.94299928837065" calcext:value-type="float">
            <text:p>-2.9429992884</text:p>
          </table:table-cell>
          <table:table-cell office:value-type="float" office:value="-3.43349109042244" calcext:value-type="float">
            <text:p>-3.4334910904</text:p>
          </table:table-cell>
          <table:table-cell office:value-type="float" office:value="-3.92393583120864" calcext:value-type="float">
            <text:p>-3.9239358312</text:p>
          </table:table-cell>
          <table:table-cell office:value-type="float" office:value="-4.41418868592943" calcext:value-type="float">
            <text:p>-4.4141886859</text:p>
          </table:table-cell>
          <table:table-cell office:value-type="float" office:value="-4.9038684764852" calcext:value-type="float">
            <text:p>-4.9038684765</text:p>
          </table:table-cell>
          <table:table-cell office:value-type="float" office:value="-5.39211827533844" calcext:value-type="float">
            <text:p>-5.3921182753</text:p>
          </table:table-cell>
          <table:table-cell office:value-type="float" office:value="-5.87685974788291" calcext:value-type="float">
            <text:p>-5.8768597479</text:p>
          </table:table-cell>
          <table:table-cell office:value-type="float" office:value="-6.35271944001853" calcext:value-type="float">
            <text:p>-6.35271944</text:p>
          </table:table-cell>
          <table:table-cell office:value-type="float" office:value="-6.80708321805851" calcext:value-type="float">
            <text:p>-6.8070832181</text:p>
          </table:table-cell>
          <table:table-cell office:value-type="float" office:value="-7.21521389291643" calcext:value-type="float">
            <text:p>-7.2152138929</text:p>
          </table:table-cell>
          <table:table-cell office:value-type="float" office:value="-7.53787267670246" calcext:value-type="float">
            <text:p>-7.5378726767</text:p>
          </table:table-cell>
          <table:table-cell office:value-type="float" office:value="-7.72469004992398" calcext:value-type="float">
            <text:p>-7.7246900499</text:p>
          </table:table-cell>
          <table:table-cell office:value-type="float" office:value="-7.72326078103491" calcext:value-type="float">
            <text:p>-7.723260781</text:p>
          </table:table-cell>
          <table:table-cell office:value-type="float" office:value="-7.49621786371714" calcext:value-type="float">
            <text:p>-7.4962178637</text:p>
          </table:table-cell>
          <table:table-cell office:value-type="float" office:value="-7.05074175271719" calcext:value-type="float">
            <text:p>-7.0507417527</text:p>
          </table:table-cell>
          <table:table-cell office:value-type="float" office:value="-6.47323503159058" calcext:value-type="float">
            <text:p>-6.4732350316</text:p>
          </table:table-cell>
          <table:table-cell office:value-type="float" office:value="-5.92283593709349" calcext:value-type="float">
            <text:p>-5.9228359371</text:p>
          </table:table-cell>
          <table:table-cell office:value-type="float" office:value="-5.54475280904745" calcext:value-type="float">
            <text:p>-5.544752809</text:p>
          </table:table-cell>
          <table:table-cell office:value-type="float" office:value="-5.39185707285249" calcext:value-type="float">
            <text:p>-5.3918570729</text:p>
          </table:table-cell>
          <table:table-cell office:value-type="float" office:value="-5.44401799169924" calcext:value-type="float">
            <text:p>-5.4440179917</text:p>
          </table:table-cell>
          <table:table-cell office:value-type="float" office:value="-5.64561579663751" calcext:value-type="float">
            <text:p>-5.6456157966</text:p>
          </table:table-cell>
          <table:table-cell office:value-type="float" office:value="-5.90735688331295" calcext:value-type="float">
            <text:p>-5.9073568833</text:p>
          </table:table-cell>
          <table:table-cell office:value-type="float" office:value="-6.16366685227094" calcext:value-type="float">
            <text:p>-6.1636668523</text:p>
          </table:table-cell>
          <table:table-cell office:value-type="float" office:value="-6.43456358089241" calcext:value-type="float">
            <text:p>-6.4345635809</text:p>
          </table:table-cell>
          <table:table-cell office:value-type="float" office:value="-6.75294697527038" calcext:value-type="float">
            <text:p>-6.7529469753</text:p>
          </table:table-cell>
          <table:table-cell office:value-type="float" office:value="-7.14808207351432" calcext:value-type="float">
            <text:p>-7.1480820735</text:p>
          </table:table-cell>
          <table:table-cell office:value-type="float" office:value="-7.5791848324293" calcext:value-type="float">
            <text:p>-7.5791848324</text:p>
          </table:table-cell>
          <table:table-cell office:value-type="float" office:value="-7.5485304586319" calcext:value-type="float">
            <text:p>-7.5485304586</text:p>
          </table:table-cell>
          <table:table-cell office:value-type="float" office:value="-6.52010650003438" calcext:value-type="float">
            <text:p>-6.5201065</text:p>
          </table:table-cell>
          <table:table-cell office:value-type="float" office:value="-5.01514907431469" calcext:value-type="float">
            <text:p>-5.0151490743</text:p>
          </table:table-cell>
          <table:table-cell office:value-type="float" office:value="-3.85678874282858" calcext:value-type="float">
            <text:p>-3.8567887428</text:p>
          </table:table-cell>
          <table:table-cell office:value-type="float" office:value="-3.07441555374268" calcext:value-type="float">
            <text:p>-3.0744155537</text:p>
          </table:table-cell>
          <table:table-cell office:value-type="float" office:value="-2.45347484999098" calcext:value-type="float">
            <text:p>-2.45347485</text:p>
          </table:table-cell>
          <table:table-cell office:value-type="float" office:value="-1.91487195618198" calcext:value-type="float">
            <text:p>-1.9148719562</text:p>
          </table:table-cell>
          <table:table-cell office:value-type="float" office:value="-1.43643858851421" calcext:value-type="float">
            <text:p>-1.4364385885</text:p>
          </table:table-cell>
          <table:table-cell office:value-type="float" office:value="-1.01125613491298" calcext:value-type="float">
            <text:p>-1.0112561349</text:p>
          </table:table-cell>
          <table:table-cell office:value-type="float" office:value="-0.637423831423742" calcext:value-type="float">
            <text:p>-0.6374238314</text:p>
          </table:table-cell>
          <table:table-cell office:value-type="float" office:value="-0.31436396539295" calcext:value-type="float">
            <text:p>-0.3143639654</text:p>
          </table:table-cell>
          <table:table-cell office:value-type="float" office:value="-0.0417094038442478" calcext:value-type="float">
            <text:p>-0.0417094038</text:p>
          </table:table-cell>
          <table:table-cell office:value-type="float" office:value="0.18097700511106" calcext:value-type="float">
            <text:p>0.1809770051</text:p>
          </table:table-cell>
          <table:table-cell office:value-type="float" office:value="0.354431781254334" calcext:value-type="float">
            <text:p>0.3544317813</text:p>
          </table:table-cell>
          <table:table-cell office:value-type="float" office:value="0.479898649794475" calcext:value-type="float">
            <text:p>0.4798986498</text:p>
          </table:table-cell>
          <table:table-cell office:value-type="float" office:value="0.559071045903448" calcext:value-type="float">
            <text:p>0.5590710459</text:p>
          </table:table-cell>
          <table:table-cell office:value-type="float" office:value="0.593980441394919" calcext:value-type="float">
            <text:p>0.5939804414</text:p>
          </table:table-cell>
          <table:table-cell office:value-type="float" office:value="0.587008166139178" calcext:value-type="float">
            <text:p>0.5870081661</text:p>
          </table:table-cell>
          <table:table-cell office:value-type="float" office:value="0.540977040014248" calcext:value-type="float">
            <text:p>0.54097704</text:p>
          </table:table-cell>
          <table:table-cell office:value-type="float" office:value="0.45922185495952" calcext:value-type="float">
            <text:p>0.459221855</text:p>
          </table:table-cell>
          <table:table-cell office:value-type="float" office:value="0.345552912020786" calcext:value-type="float">
            <text:p>0.345552912</text:p>
          </table:table-cell>
          <table:table-cell office:value-type="float" office:value="0.204090733351219" calcext:value-type="float">
            <text:p>0.2040907334</text:p>
          </table:table-cell>
          <table:table-cell office:value-type="float" office:value="0.0390243079543673" calcext:value-type="float">
            <text:p>0.039024308</text:p>
          </table:table-cell>
          <table:table-cell office:value-type="float" office:value="-0.145621625853174" calcext:value-type="float">
            <text:p>-0.1456216259</text:p>
          </table:table-cell>
          <table:table-cell office:value-type="float" office:value="-0.346147488694797" calcext:value-type="float">
            <text:p>-0.3461474887</text:p>
          </table:table-cell>
          <table:table-cell office:value-type="float" office:value="-0.559253824994404" calcext:value-type="float">
            <text:p>-0.559253825</text:p>
          </table:table-cell>
          <table:table-cell office:value-type="float" office:value="-0.782049768095643" calcext:value-type="float">
            <text:p>-0.7820497681</text:p>
          </table:table-cell>
          <table:table-cell office:value-type="float" office:value="-1.01201778226171" calcext:value-type="float">
            <text:p>-1.0120177823</text:p>
          </table:table-cell>
          <table:table-cell office:value-type="float" office:value="-1.24694397260624" calcext:value-type="float">
            <text:p>-1.2469439726</text:p>
          </table:table-cell>
          <table:table-cell office:value-type="float" office:value="-1.48481397884073" calcext:value-type="float">
            <text:p>-1.4848139788</text:p>
          </table:table-cell>
          <table:table-cell office:value-type="float" office:value="-1.72367857811741" calcext:value-type="float">
            <text:p>-1.7236785781</text:p>
          </table:table-cell>
          <table:table-cell office:value-type="float" office:value="-1.96150486892039" calcext:value-type="float">
            <text:p>-1.9615048689</text:p>
          </table:table-cell>
          <table:table-cell office:value-type="float" office:value="-2.19603774696257" calcext:value-type="float">
            <text:p>-2.196037747</text:p>
          </table:table-cell>
          <table:table-cell office:value-type="float" office:value="-2.42469669619542" calcext:value-type="float">
            <text:p>-2.4246966962</text:p>
          </table:table-cell>
          <table:table-cell office:value-type="float" office:value="-2.64452608991919" calcext:value-type="float">
            <text:p>-2.6445260899</text:p>
          </table:table-cell>
          <table:table-cell office:value-type="float" office:value="-2.85220819963307" calcext:value-type="float">
            <text:p>-2.8522081996</text:p>
          </table:table-cell>
          <table:table-cell office:value-type="float" office:value="-3.04414139023388" calcext:value-type="float">
            <text:p>-3.0441413902</text:p>
          </table:table-cell>
          <table:table-cell office:value-type="float" office:value="-3.21658316487456" calcext:value-type="float">
            <text:p>-3.2165831649</text:p>
          </table:table-cell>
          <table:table-cell office:value-type="float" office:value="-3.36585722009756" calcext:value-type="float">
            <text:p>-3.3658572201</text:p>
          </table:table-cell>
          <table:table-cell office:value-type="float" office:value="-3.48862158806542" calcext:value-type="float">
            <text:p>-3.4886215881</text:p>
          </table:table-cell>
          <table:table-cell office:value-type="float" office:value="-3.58218692406593" calcext:value-type="float">
            <text:p>-3.5821869241</text:p>
          </table:table-cell>
          <table:table-cell office:value-type="float" office:value="-3.6448577820271" calcext:value-type="float">
            <text:p>-3.644857782</text:p>
          </table:table-cell>
          <table:table-cell office:value-type="float" office:value="-3.67624781771674" calcext:value-type="float">
            <text:p>-3.6762478177</text:p>
          </table:table-cell>
          <table:table-cell office:value-type="float" office:value="-3.67750092772249" calcext:value-type="float">
            <text:p>-3.6775009277</text:p>
          </table:table-cell>
          <table:table-cell office:value-type="float" office:value="-3.65134722067879" calcext:value-type="float">
            <text:p>-3.6513472207</text:p>
          </table:table-cell>
          <table:table-cell office:value-type="float" office:value="-3.60194604059268" calcext:value-type="float">
            <text:p>-3.6019460406</text:p>
          </table:table-cell>
          <table:table-cell office:value-type="float" office:value="-3.53451769270638" calcext:value-type="float">
            <text:p>-3.5345176927</text:p>
          </table:table-cell>
          <table:table-cell office:value-type="float" office:value="-3.45482505044124" calcext:value-type="float">
            <text:p>-3.4548250504</text:p>
          </table:table-cell>
          <table:table-cell office:value-type="float" office:value="-3.36860972184862" calcext:value-type="float">
            <text:p>-3.3686097218</text:p>
          </table:table-cell>
          <table:table-cell office:value-type="float" office:value="-3.28109360304003" calcext:value-type="float">
            <text:p>-3.281093603</text:p>
          </table:table-cell>
          <table:table-cell office:value-type="float" office:value="-3.19662277337264" calcext:value-type="float">
            <text:p>-3.1966227734</text:p>
          </table:table-cell>
          <table:table-cell office:value-type="float" office:value="-3.11847437044563" calcext:value-type="float">
            <text:p>-3.1184743704</text:p>
          </table:table-cell>
          <table:table-cell office:value-type="float" office:value="-3.04879464835787" calcext:value-type="float">
            <text:p>-3.0487946484</text:p>
          </table:table-cell>
          <table:table-cell office:value-type="float" office:value="-2.98860794592406" calcext:value-type="float">
            <text:p>-2.9886079459</text:p>
          </table:table-cell>
          <table:table-cell office:value-type="float" office:value="-2.93783714955167" calcext:value-type="float">
            <text:p>-2.9378371496</text:p>
          </table:table-cell>
          <table:table-cell office:value-type="float" office:value="-2.89529816269996" calcext:value-type="float">
            <text:p>-2.8952981627</text:p>
          </table:table-cell>
          <table:table-cell office:value-type="float" office:value="-2.85865988268897" calcext:value-type="float">
            <text:p>-2.8586598827</text:p>
          </table:table-cell>
          <table:table-cell office:value-type="float" office:value="-2.82438934747498" calcext:value-type="float">
            <text:p>-2.8243893475</text:p>
          </table:table-cell>
          <table:table-cell office:value-type="float" office:value="-2.78773873446001" calcext:value-type="float">
            <text:p>-2.7877387345</text:p>
          </table:table-cell>
          <table:table-cell office:value-type="float" office:value="-2.74289821371641" calcext:value-type="float">
            <text:p>-2.7428982137</text:p>
          </table:table-cell>
          <table:table-cell office:value-type="float" office:value="-2.68352148007525" calcext:value-type="float">
            <text:p>-2.6835214801</text:p>
          </table:table-cell>
          <table:table-cell office:value-type="float" office:value="-2.60381345213345" calcext:value-type="float">
            <text:p>-2.6038134521</text:p>
          </table:table-cell>
          <table:table-cell office:value-type="float" office:value="-2.50008809612195" calcext:value-type="float">
            <text:p>-2.5000880961</text:p>
          </table:table-cell>
          <table:table-cell office:value-type="float" office:value="-2.37220899108992" calcext:value-type="float">
            <text:p>-2.3722089911</text:p>
          </table:table-cell>
          <table:table-cell office:value-type="float" office:value="-2.22406653677064" calcext:value-type="float">
            <text:p>-2.2240665368</text:p>
          </table:table-cell>
          <table:table-cell office:value-type="float" office:value="-2.06267718442822" calcext:value-type="float">
            <text:p>-2.0626771844</text:p>
          </table:table-cell>
          <table:table-cell office:value-type="float" office:value="-1.89636538472405" calcext:value-type="float">
            <text:p>-1.8963653847</text:p>
          </table:table-cell>
          <table:table-cell office:value-type="float" office:value="-1.73298397075504" calcext:value-type="float">
            <text:p>-1.7329839708</text:p>
          </table:table-cell>
          <table:table-cell office:value-type="float" office:value="-1.57885063295305" calcext:value-type="float">
            <text:p>-1.578850633</text:p>
          </table:table-cell>
          <table:table-cell office:value-type="float" office:value="-1.43846804485493" calcext:value-type="float">
            <text:p>-1.4384680449</text:p>
          </table:table-cell>
          <table:table-cell office:value-type="float" office:value="-1.31472666332334" calcext:value-type="float">
            <text:p>-1.3147266633</text:p>
          </table:table-cell>
          <table:table-cell office:value-type="float" office:value="-1.20927296564645" calcext:value-type="float">
            <text:p>-1.2092729656</text:p>
          </table:table-cell>
          <table:table-cell office:value-type="float" office:value="-1.12286164854995" calcext:value-type="float">
            <text:p>-1.1228616485</text:p>
          </table:table-cell>
          <table:table-cell office:value-type="float" office:value="-1.05562976382647" calcext:value-type="float">
            <text:p>-1.0556297638</text:p>
          </table:table-cell>
          <table:table-cell office:value-type="float" office:value="-1.00729085514704" calcext:value-type="float">
            <text:p>-1.0072908551</text:p>
          </table:table-cell>
          <table:table-cell office:value-type="float" office:value="-0.977266191868527" calcext:value-type="float">
            <text:p>-0.9772661919</text:p>
          </table:table-cell>
          <table:table-cell office:value-type="float" office:value="-0.964771453762552" calcext:value-type="float">
            <text:p>-0.9647714538</text:p>
          </table:table-cell>
          <table:table-cell office:value-type="float" office:value="-0.968873382919142" calcext:value-type="float">
            <text:p>-0.9688733829</text:p>
          </table:table-cell>
          <table:table-cell office:value-type="float" office:value="-0.988526674198873" calcext:value-type="float">
            <text:p>-0.9885266742</text:p>
          </table:table-cell>
          <table:table-cell office:value-type="float" office:value="-1.02259799177316" calcext:value-type="float">
            <text:p>-1.0225979918</text:p>
          </table:table-cell>
          <table:table-cell office:value-type="float" office:value="-1.0698816604741" calcext:value-type="float">
            <text:p>-1.0698816605</text:p>
          </table:table-cell>
          <table:table-cell office:value-type="float" office:value="-1.12911011390283" calcext:value-type="float">
            <text:p>-1.1291101139</text:p>
          </table:table-cell>
          <table:table-cell office:value-type="float" office:value="-1.19896128992117" calcext:value-type="float">
            <text:p>-1.1989612899</text:p>
          </table:table-cell>
          <table:table-cell office:value-type="float" office:value="-1.27806458263452" calcext:value-type="float">
            <text:p>-1.2780645826</text:p>
          </table:table-cell>
          <table:table-cell office:value-type="float" office:value="-1.36500653177798" calcext:value-type="float">
            <text:p>-1.3650065318</text:p>
          </table:table-cell>
          <table:table-cell office:value-type="float" office:value="-1.45833710120842" calcext:value-type="float">
            <text:p>-1.4583371012</text:p>
          </table:table-cell>
          <table:table-cell office:value-type="float" office:value="-1.55657716815652" calcext:value-type="float">
            <text:p>-1.5565771682</text:p>
          </table:table-cell>
          <table:table-cell office:value-type="float" office:value="-1.6582277198205" calcext:value-type="float">
            <text:p>-1.6582277198</text:p>
          </table:table-cell>
          <table:table-cell office:value-type="float" office:value="-1.76178121068917" calcext:value-type="float">
            <text:p>-1.7617812107</text:p>
          </table:table-cell>
          <table:table-cell office:value-type="float" office:value="-1.86573550745697" calcext:value-type="float">
            <text:p>-1.8657355075</text:p>
          </table:table-cell>
          <table:table-cell office:value-type="float" office:value="-1.96861074415532" calcext:value-type="float">
            <text:p>-1.9686107442</text:p>
          </table:table-cell>
          <table:table-cell office:value-type="float" office:value="-2.06896914280508" calcext:value-type="float">
            <text:p>-2.0689691428</text:p>
          </table:table-cell>
          <table:table-cell office:value-type="float" office:value="-2.16543739742464" calcext:value-type="float">
            <text:p>-2.1654373974</text:p>
          </table:table-cell>
          <table:table-cell office:value-type="float" office:value="-2.25673063677283" calcext:value-type="float">
            <text:p>-2.2567306368</text:p>
          </table:table-cell>
          <table:table-cell office:value-type="float" office:value="-2.34167642489144" calcext:value-type="float">
            <text:p>-2.3416764249</text:p>
          </table:table-cell>
          <table:table-cell office:value-type="float" office:value="-2.41923691265683" calcext:value-type="float">
            <text:p>-2.4192369127</text:p>
          </table:table-cell>
          <table:table-cell office:value-type="float" office:value="-2.48852725837427" calcext:value-type="float">
            <text:p>-2.4885272584</text:p>
          </table:table-cell>
          <table:table-cell office:value-type="float" office:value="-2.54882882417293" calcext:value-type="float">
            <text:p>-2.5488288242</text:p>
          </table:table-cell>
          <table:table-cell office:value-type="float" office:value="-2.59959633822495" calcext:value-type="float">
            <text:p>-2.5995963382</text:p>
          </table:table-cell>
          <table:table-cell office:value-type="float" office:value="-2.64045901599406" calcext:value-type="float">
            <text:p>-2.640459016</text:p>
          </table:table-cell>
          <table:table-cell office:value-type="float" office:value="-2.67121636451755" calcext:value-type="float">
            <text:p>-2.6712163645</text:p>
          </table:table-cell>
          <table:table-cell office:value-type="float" office:value="-2.69182990537921" calcext:value-type="float">
            <text:p>-2.6918299054</text:p>
          </table:table-cell>
          <table:table-cell office:value-type="float" office:value="-2.70241227708924" calcext:value-type="float">
            <text:p>-2.7024122771</text:p>
          </table:table-cell>
          <table:table-cell office:value-type="float" office:value="-2.703215127404" calcext:value-type="float">
            <text:p>-2.7032151274</text:p>
          </table:table-cell>
          <table:table-cell office:value-type="float" office:value="-2.69461694569578" calcext:value-type="float">
            <text:p>-2.6946169457</text:p>
          </table:table-cell>
          <table:table-cell office:value-type="float" office:value="-2.6771116001402" calcext:value-type="float">
            <text:p>-2.6771116001</text:p>
          </table:table-cell>
          <table:table-cell office:value-type="float" office:value="-2.65129791133225" calcext:value-type="float">
            <text:p>-2.6512979113</text:p>
          </table:table-cell>
          <table:table-cell office:value-type="float" office:value="-2.61787016806757" calcext:value-type="float">
            <text:p>-2.6178701681</text:p>
          </table:table-cell>
          <table:table-cell office:value-type="float" office:value="-2.57760910895977" calcext:value-type="float">
            <text:p>-2.577609109</text:p>
          </table:table-cell>
          <table:table-cell office:value-type="float" office:value="-2.53137258841816" calcext:value-type="float">
            <text:p>-2.5313725884</text:p>
          </table:table-cell>
          <table:table-cell office:value-type="float" office:value="-2.48008496099134" calcext:value-type="float">
            <text:p>-2.480084961</text:p>
          </table:table-cell>
          <table:table-cell office:value-type="float" office:value="-2.4247242079738" calcext:value-type="float">
            <text:p>-2.424724208</text:p>
          </table:table-cell>
          <table:table-cell office:value-type="float" office:value="-2.36630603904935" calcext:value-type="float">
            <text:p>-2.366306039</text:p>
          </table:table-cell>
          <table:table-cell office:value-type="float" office:value="-2.30586463624258" calcext:value-type="float">
            <text:p>-2.3058646362</text:p>
          </table:table-cell>
          <table:table-cell office:value-type="float" office:value="-2.24443031593205" calcext:value-type="float">
            <text:p>-2.2444303159</text:p>
          </table:table-cell>
          <table:table-cell office:value-type="float" office:value="-2.18300505696481" calcext:value-type="float">
            <text:p>-2.183005057</text:p>
          </table:table-cell>
          <table:table-cell office:value-type="float" office:value="-2.12253743680739" calcext:value-type="float">
            <text:p>-2.1225374368</text:p>
          </table:table-cell>
          <table:table-cell office:value-type="float" office:value="-2.06389889554643" calcext:value-type="float">
            <text:p>-2.0638988955</text:p>
          </table:table-cell>
          <table:table-cell office:value-type="float" office:value="-2.00786331467596" calcext:value-type="float">
            <text:p>-2.0078633147</text:p>
          </table:table-cell>
          <table:table-cell office:value-type="float" office:value="-1.95509162749012" calcext:value-type="float">
            <text:p>-1.9550916275</text:p>
          </table:table-cell>
          <table:table-cell office:value-type="float" office:value="-1.90612261743086" calcext:value-type="float">
            <text:p>-1.9061226174</text:p>
          </table:table-cell>
          <table:table-cell office:value-type="float" office:value="-1.86137031998777" calcext:value-type="float">
            <text:p>-1.86137032</text:p>
          </table:table-cell>
          <table:table-cell office:value-type="float" office:value="-1.82112766846428" calcext:value-type="float">
            <text:p>-1.8211276685</text:p>
          </table:table-cell>
          <table:table-cell office:value-type="float" office:value="-1.78557536060598" calcext:value-type="float">
            <text:p>-1.7855753606</text:p>
          </table:table-cell>
          <table:table-cell office:value-type="float" office:value="-1.75479448396221" calcext:value-type="float">
            <text:p>-1.754794484</text:p>
          </table:table-cell>
          <table:table-cell office:value-type="float" office:value="-1.7287812761834" calcext:value-type="float">
            <text:p>-1.7287812762</text:p>
          </table:table-cell>
          <table:table-cell office:value-type="float" office:value="-1.70746249944221" calcext:value-type="float">
            <text:p>-1.7074624994</text:p>
          </table:table-cell>
          <table:table-cell office:value-type="float" office:value="-1.69071020840153" calcext:value-type="float">
            <text:p>-1.6907102084</text:p>
          </table:table-cell>
          <table:table-cell office:value-type="float" office:value="-1.6783550917722" calcext:value-type="float">
            <text:p>-1.6783550918</text:p>
          </table:table-cell>
          <table:table-cell office:value-type="float" office:value="-1.67019797093063" calcext:value-type="float">
            <text:p>-1.6701979709</text:p>
          </table:table-cell>
          <table:table-cell office:value-type="float" office:value="-1.66601937064751" calcext:value-type="float">
            <text:p>-1.6660193706</text:p>
          </table:table-cell>
          <table:table-cell office:value-type="float" office:value="-1.66558729719339" calcext:value-type="float">
            <text:p>-1.6655872972</text:p>
          </table:table-cell>
          <table:table-cell office:value-type="float" office:value="-1.66866346376493" calcext:value-type="float">
            <text:p>-1.6686634638</text:p>
          </table:table-cell>
          <table:table-cell office:value-type="float" office:value="-1.6750082145748" calcext:value-type="float">
            <text:p>-1.6750082146</text:p>
          </table:table-cell>
          <table:table-cell office:value-type="float" office:value="-1.68438435277768" calcext:value-type="float">
            <text:p>-1.6843843528</text:p>
          </table:table-cell>
          <table:table-cell office:value-type="float" office:value="-1.696560010155" calcext:value-type="float">
            <text:p>-1.6965600102</text:p>
          </table:table-cell>
          <table:table-cell office:value-type="float" office:value="-1.71131063634896" calcext:value-type="float">
            <text:p>-1.7113106363</text:p>
          </table:table-cell>
          <table:table-cell office:value-type="float" office:value="-1.72842014791787" calcext:value-type="float">
            <text:p>-1.7284201479</text:p>
          </table:table-cell>
          <table:table-cell office:value-type="float" office:value="-1.7476812653371" calcext:value-type="float">
            <text:p>-1.7476812653</text:p>
          </table:table-cell>
          <table:table-cell office:value-type="float" office:value="-1.76889507264381" calcext:value-type="float">
            <text:p>-1.7688950726</text:p>
          </table:table-cell>
          <table:table-cell office:value-type="float" office:value="-1.79186984860973" calcext:value-type="float">
            <text:p>-1.7918698486</text:p>
          </table:table-cell>
          <table:table-cell office:value-type="float" office:value="-1.81641922961953" calcext:value-type="float">
            <text:p>-1.8164192296</text:p>
          </table:table-cell>
          <table:table-cell office:value-type="float" office:value="-1.8423597669033" calcext:value-type="float">
            <text:p>-1.8423597669</text:p>
          </table:table-cell>
          <table:table-cell office:value-type="float" office:value="-1.86950793482287" calcext:value-type="float">
            <text:p>-1.8695079348</text:p>
          </table:table-cell>
          <table:table-cell office:value-type="float" office:value="-1.89767663903973" calcext:value-type="float">
            <text:p>-1.897676639</text:p>
          </table:table-cell>
          <table:table-cell office:value-type="float" office:value="-1.9266712739722" calcext:value-type="float">
            <text:p>-1.926671274</text:p>
          </table:table-cell>
          <table:table-cell office:value-type="float" office:value="-1.95628539926176" calcext:value-type="float">
            <text:p>-1.9562853993</text:p>
          </table:table-cell>
          <table:table-cell office:value-type="float" office:value="-1.9862961538664" calcext:value-type="float">
            <text:p>-1.9862961539</text:p>
          </table:table-cell>
          <table:table-cell office:value-type="float" office:value="-2.01645960780409" calcext:value-type="float">
            <text:p>-2.0164596078</text:p>
          </table:table-cell>
          <table:table-cell office:value-type="float" office:value="-2.04650636234417" calcext:value-type="float">
            <text:p>-2.0465063623</text:p>
          </table:table-cell>
          <table:table-cell office:value-type="float" office:value="-2.07613783833326" calcext:value-type="float">
            <text:p>-2.0761378383</text:p>
          </table:table-cell>
          <table:table-cell office:value-type="float" office:value="-2.10502381936106" calcext:value-type="float">
            <text:p>-2.1050238194</text:p>
          </table:table-cell>
          <table:table-cell office:value-type="float" office:value="-2.13280191355841" calcext:value-type="float">
            <text:p>-2.1328019136</text:p>
          </table:table-cell>
          <table:table-cell office:value-type="float" office:value="-2.1590796310567" calcext:value-type="float">
            <text:p>-2.1590796311</text:p>
          </table:table-cell>
          <table:table-cell office:value-type="float" office:value="-2.1834397088387" calcext:value-type="float">
            <text:p>-2.1834397088</text:p>
          </table:table-cell>
          <table:table-cell office:value-type="float" office:value="-2.20544912352473" calcext:value-type="float">
            <text:p>-2.2054491235</text:p>
          </table:table-cell>
          <table:table-cell office:value-type="float" office:value="-2.22467190624679" calcext:value-type="float">
            <text:p>-2.2246719062</text:p>
          </table:table-cell>
          <table:table-cell office:value-type="float" office:value="-2.24068543123948" calcext:value-type="float">
            <text:p>-2.2406854312</text:p>
          </table:table-cell>
          <table:table-cell office:value-type="float" office:value="-2.25309934441468" calcext:value-type="float">
            <text:p>-2.2530993444</text:p>
          </table:table-cell>
          <table:table-cell office:value-type="float" office:value="-2.2615758138191" calcext:value-type="float">
            <text:p>-2.2615758138</text:p>
          </table:table-cell>
          <table:table-cell office:value-type="float" office:value="-2.26584941946403" calcext:value-type="float">
            <text:p>-2.2658494195</text:p>
          </table:table-cell>
          <table:table-cell office:value-type="float" office:value="-2.26574484439524" calcext:value-type="float">
            <text:p>-2.2657448444</text:p>
          </table:table-cell>
          <table:table-cell office:value-type="float" office:value="-2.26119063376954" calcext:value-type="float">
            <text:p>-2.2611906338</text:p>
          </table:table-cell>
          <table:table-cell office:value-type="float" office:value="-2.25222765003238" calcext:value-type="float">
            <text:p>-2.25222765</text:p>
          </table:table-cell>
          <table:table-cell office:value-type="float" office:value="-2.23901140871353" calcext:value-type="float">
            <text:p>-2.2390114087</text:p>
          </table:table-cell>
          <table:table-cell office:value-type="float" office:value="-2.22180812908595" calcext:value-type="float">
            <text:p>-2.2218081291</text:p>
          </table:table-cell>
          <table:table-cell office:value-type="float" office:value="-2.2009849638161" calcext:value-type="float">
            <text:p>-2.2009849638</text:p>
          </table:table-cell>
          <table:table-cell office:value-type="float" office:value="-2.17699538627478" calcext:value-type="float">
            <text:p>-2.1769953863</text:p>
          </table:table-cell>
          <table:table-cell office:value-type="float" office:value="-2.15036105519099" calcext:value-type="float">
            <text:p>-2.1503610552</text:p>
          </table:table-cell>
          <table:table-cell office:value-type="float" office:value="-2.12165162737692" calcext:value-type="float">
            <text:p>-2.1216516274</text:p>
          </table:table-cell>
          <table:table-cell office:value-type="float" office:value="-2.09146396817749" calcext:value-type="float">
            <text:p>-2.0914639682</text:p>
          </table:table-cell>
          <table:table-cell office:value-type="float" office:value="-2.06040205452837" calcext:value-type="float">
            <text:p>-2.0604020545</text:p>
          </table:table-cell>
          <table:table-cell office:value-type="float" office:value="-2.029058622447" calcext:value-type="float">
            <text:p>-2.0290586224</text:p>
          </table:table-cell>
          <table:table-cell office:value-type="float" office:value="-1.99799932264632" calcext:value-type="float">
            <text:p>-1.9979993226</text:p>
          </table:table-cell>
          <table:table-cell office:value-type="float" office:value="-1.96774985075731" calcext:value-type="float">
            <text:p>-1.9677498508</text:p>
          </table:table-cell>
          <table:table-cell office:value-type="float" office:value="-1.93878623995047" calcext:value-type="float">
            <text:p>-1.93878624</text:p>
          </table:table-cell>
          <table:table-cell office:value-type="float" office:value="-1.91152826284375" calcext:value-type="float">
            <text:p>-1.9115282628</text:p>
          </table:table-cell>
          <table:table-cell office:value-type="float" office:value="-1.88633569835599" calcext:value-type="float">
            <text:p>-1.8863356984</text:p>
          </table:table-cell>
          <table:table-cell office:value-type="float" office:value="-1.86350708282529" calcext:value-type="float">
            <text:p>-1.8635070828</text:p>
          </table:table-cell>
          <table:table-cell office:value-type="float" office:value="-1.8432804830306" calcext:value-type="float">
            <text:p>-1.843280483</text:p>
          </table:table-cell>
          <table:table-cell office:value-type="float" office:value="-1.82583579699402" calcext:value-type="float">
            <text:p>-1.825835797</text:p>
          </table:table-cell>
          <table:table-cell office:value-type="float" office:value="-1.81129809903336" calcext:value-type="float">
            <text:p>-1.811298099</text:p>
          </table:table-cell>
          <table:table-cell office:value-type="float" office:value="-1.79974158931222" calcext:value-type="float">
            <text:p>-1.7997415893</text:p>
          </table:table-cell>
          <table:table-cell office:value-type="float" office:value="-1.79119377561049" calcext:value-type="float">
            <text:p>-1.7911937756</text:p>
          </table:table-cell>
          <table:table-cell office:value-type="float" office:value="-1.78563959730768" calcext:value-type="float">
            <text:p>-1.7856395973</text:p>
          </table:table-cell>
          <table:table-cell office:value-type="float" office:value="-1.78302529063654" calcext:value-type="float">
            <text:p>-1.7830252906</text:p>
          </table:table-cell>
          <table:table-cell office:value-type="float" office:value="-1.78326188322437" calcext:value-type="float">
            <text:p>-1.7832618832</text:p>
          </table:table-cell>
          <table:table-cell office:value-type="float" office:value="-1.78622828886812" calcext:value-type="float">
            <text:p>-1.7862282889</text:p>
          </table:table-cell>
          <table:table-cell office:value-type="float" office:value="-1.79177404534435" calcext:value-type="float">
            <text:p>-1.7917740453</text:p>
          </table:table-cell>
          <table:table-cell office:value-type="float" office:value="-1.79972179469059" calcext:value-type="float">
            <text:p>-1.7997217947</text:p>
          </table:table-cell>
          <table:table-cell office:value-type="float" office:value="-1.80986964373403" calcext:value-type="float">
            <text:p>-1.8098696437</text:p>
          </table:table-cell>
          <table:table-cell office:value-type="float" office:value="-1.82199356090587" calcext:value-type="float">
            <text:p>-1.8219935609</text:p>
          </table:table-cell>
          <table:table-cell office:value-type="float" office:value="-1.83584996337252" calcext:value-type="float">
            <text:p>-1.8358499634</text:p>
          </table:table-cell>
          <table:table-cell office:value-type="float" office:value="-1.85117862773579" calcext:value-type="float">
            <text:p>-1.8511786277</text:p>
          </table:table-cell>
          <table:table-cell office:value-type="float" office:value="-1.86770602112384" calcext:value-type="float">
            <text:p>-1.8677060211</text:p>
          </table:table-cell>
          <table:table-cell office:value-type="float" office:value="-1.88514910184457" calcext:value-type="float">
            <text:p>-1.8851491018</text:p>
          </table:table-cell>
          <table:table-cell office:value-type="float" office:value="-1.90321958512667" calcext:value-type="float">
            <text:p>-1.9032195851</text:p>
          </table:table-cell>
          <table:table-cell office:value-type="float" office:value="-1.92162861522093" calcext:value-type="float">
            <text:p>-1.9216286152</text:p>
          </table:table-cell>
          <table:table-cell office:value-type="float" office:value="-1.94009173525162" calcext:value-type="float">
            <text:p>-1.9400917353</text:p>
          </table:table-cell>
          <table:table-cell office:value-type="float" office:value="-1.95833400476324" calcext:value-type="float">
            <text:p>-1.9583340048</text:p>
          </table:table-cell>
          <table:table-cell office:value-type="float" office:value="-1.97609508476424" calcext:value-type="float">
            <text:p>-1.9760950848</text:p>
          </table:table-cell>
          <table:table-cell office:value-type="float" office:value="-1.99313409284773" calcext:value-type="float">
            <text:p>-1.9931340928</text:p>
          </table:table-cell>
          <table:table-cell office:value-type="float" office:value="-2.00923402708471" calcext:value-type="float">
            <text:p>-2.0092340271</text:p>
          </table:table-cell>
          <table:table-cell office:value-type="float" office:value="-2.02420556632861" calcext:value-type="float">
            <text:p>-2.0242055663</text:p>
          </table:table-cell>
          <table:table-cell office:value-type="float" office:value="-2.03789007513759" calcext:value-type="float">
            <text:p>-2.0378900751</text:p>
          </table:table-cell>
          <table:table-cell office:value-type="float" office:value="-2.05016167212669" calcext:value-type="float">
            <text:p>-2.0501616721</text:p>
          </table:table-cell>
          <table:table-cell office:value-type="float" office:value="-2.06092825936688" calcext:value-type="float">
            <text:p>-2.0609282594</text:p>
          </table:table-cell>
          <table:table-cell office:value-type="float" office:value="-2.07013145562241" calcext:value-type="float">
            <text:p>-2.0701314556</text:p>
          </table:table-cell>
          <table:table-cell office:value-type="float" office:value="-2.07774542583516" calcext:value-type="float">
            <text:p>-2.0777454258</text:p>
          </table:table-cell>
          <table:table-cell office:value-type="float" office:value="-2.08377465140554" calcext:value-type="float">
            <text:p>-2.0837746514</text:p>
          </table:table-cell>
          <table:table-cell office:value-type="float" office:value="-2.08825073841453" calcext:value-type="float">
            <text:p>-2.0882507384</text:p>
          </table:table-cell>
          <table:table-cell office:value-type="float" office:value="-2.09122841172228" calcext:value-type="float">
            <text:p>-2.0912284117</text:p>
          </table:table-cell>
          <table:table-cell office:value-type="float" office:value="-2.09278088933674" calcext:value-type="float">
            <text:p>-2.0927808893</text:p>
          </table:table-cell>
          <table:table-cell office:value-type="float" office:value="-2.09299487081562" calcext:value-type="float">
            <text:p>-2.0929948708</text:p>
          </table:table-cell>
          <table:table-cell office:value-type="float" office:value="-2.09196540289915" calcext:value-type="float">
            <text:p>-2.0919654029</text:p>
          </table:table-cell>
          <table:table-cell office:value-type="float" office:value="-2.08979090223536" calcext:value-type="float">
            <text:p>-2.0897909022</text:p>
          </table:table-cell>
          <table:table-cell office:value-type="float" office:value="-2.08656861653108" calcext:value-type="float">
            <text:p>-2.0865686165</text:p>
          </table:table-cell>
          <table:table-cell office:value-type="float" office:value="-2.08239078978528" calcext:value-type="float">
            <text:p>-2.0823907898</text:p>
          </table:table-cell>
          <table:table-cell office:value-type="float" office:value="-2.07734176338311" calcext:value-type="float">
            <text:p>-2.0773417634</text:p>
          </table:table-cell>
          <table:table-cell office:value-type="float" office:value="-2.07149619255423" calcext:value-type="float">
            <text:p>-2.0714961926</text:p>
          </table:table-cell>
          <table:table-cell office:value-type="float" office:value="-2.06491848818935" calcext:value-type="float">
            <text:p>-2.0649184882</text:p>
          </table:table-cell>
          <table:table-cell office:value-type="float" office:value="-2.0576635097752" calcext:value-type="float">
            <text:p>-2.0576635098</text:p>
          </table:table-cell>
          <table:table-cell office:value-type="float" office:value="-2.04977844071768" calcext:value-type="float">
            <text:p>-2.0497784407</text:p>
          </table:table-cell>
          <table:table-cell office:value-type="float" office:value="-2.04130567908711" calcext:value-type="float">
            <text:p>-2.0413056791</text:p>
          </table:table-cell>
          <table:table-cell office:value-type="float" office:value="-2.03228648359856" calcext:value-type="float">
            <text:p>-2.0322864836</text:p>
          </table:table-cell>
          <table:table-cell office:value-type="float" office:value="-2.02276503683267" calcext:value-type="float">
            <text:p>-2.0227650368</text:p>
          </table:table-cell>
          <table:table-cell office:value-type="float" office:value="-2.01279253626858" calcext:value-type="float">
            <text:p>-2.0127925363</text:p>
          </table:table-cell>
          <table:table-cell office:value-type="float" office:value="-2.00243090811187" calcext:value-type="float">
            <text:p>-2.0024309081</text:p>
          </table:table-cell>
          <table:table-cell office:value-type="float" office:value="-1.99175576495096" calcext:value-type="float">
            <text:p>-1.991755765</text:p>
          </table:table-cell>
          <table:table-cell office:value-type="float" office:value="-1.98085829601395" calcext:value-type="float">
            <text:p>-1.980858296</text:p>
          </table:table-cell>
          <table:table-cell office:value-type="float" office:value="-1.96984588149848" calcext:value-type="float">
            <text:p>-1.9698458815</text:p>
          </table:table-cell>
          <table:table-cell office:value-type="float" office:value="-1.95884134724777" calcext:value-type="float">
            <text:p>-1.9588413472</text:p>
          </table:table-cell>
          <table:table-cell office:value-type="float" office:value="-1.9479809060916" calcext:value-type="float">
            <text:p>-1.9479809061</text:p>
          </table:table-cell>
          <table:table-cell office:value-type="float" office:value="-1.93741095003071" calcext:value-type="float">
            <text:p>-1.93741095</text:p>
          </table:table-cell>
          <table:table-cell office:value-type="float" office:value="-1.92728394860211" calcext:value-type="float">
            <text:p>-1.9272839486</text:p>
          </table:table-cell>
          <table:table-cell office:value-type="float" office:value="-1.91775376427511" calcext:value-type="float">
            <text:p>-1.9177537643</text:p>
          </table:table-cell>
          <table:table-cell office:value-type="float" office:value="-1.90897071343462" calcext:value-type="float">
            <text:p>-1.9089707134</text:p>
          </table:table-cell>
          <table:table-cell office:value-type="float" office:value="-1.90107668531551" calcext:value-type="float">
            <text:p>-1.9010766853</text:p>
          </table:table-cell>
          <table:table-cell office:value-type="float" office:value="-1.89420058943531" calcext:value-type="float">
            <text:p>-1.8942005894</text:p>
          </table:table-cell>
          <table:table-cell office:value-type="float" office:value="-1.88845434476956" calcext:value-type="float">
            <text:p>-1.8884543448</text:p>
          </table:table-cell>
          <table:table-cell office:value-type="float" office:value="-1.88392956094651" calcext:value-type="float">
            <text:p>-1.8839295609</text:p>
          </table:table-cell>
          <table:table-cell office:value-type="float" office:value="-1.88069500102381" calcext:value-type="float">
            <text:p>-1.880695001</text:p>
          </table:table-cell>
          <table:table-cell office:value-type="float" office:value="-1.87879486224489" calcext:value-type="float">
            <text:p>-1.8787948622</text:p>
          </table:table-cell>
          <table:table-cell office:value-type="float" office:value="-1.87824786821917" calcext:value-type="float">
            <text:p>-1.8782478682</text:p>
          </table:table-cell>
          <table:table-cell office:value-type="float" office:value="-1.87904713373129" calcext:value-type="float">
            <text:p>-1.8790471337</text:p>
          </table:table-cell>
          <table:table-cell office:value-type="float" office:value="-1.88116074090969" calcext:value-type="float">
            <text:p>-1.8811607409</text:p>
          </table:table-cell>
          <table:table-cell office:value-type="float" office:value="-1.88453295102322" calcext:value-type="float">
            <text:p>-1.884532951</text:p>
          </table:table-cell>
          <table:table-cell office:value-type="float" office:value="-1.88908596774532" calcext:value-type="float">
            <text:p>-1.8890859677</text:p>
          </table:table-cell>
          <table:table-cell office:value-type="float" office:value="-1.89472216349435" calcext:value-type="float">
            <text:p>-1.8947221635</text:p>
          </table:table-cell>
          <table:table-cell office:value-type="float" office:value="-1.90132667893781" calcext:value-type="float">
            <text:p>-1.9013266789</text:p>
          </table:table-cell>
          <table:table-cell office:value-type="float" office:value="-1.90877030592038" calcext:value-type="float">
            <text:p>-1.9087703059</text:p>
          </table:table-cell>
          <table:table-cell office:value-type="float" office:value="-1.91691256529472" calcext:value-type="float">
            <text:p>-1.9169125653</text:p>
          </table:table-cell>
          <table:table-cell office:value-type="float" office:value="-1.92560489323684" calcext:value-type="float">
            <text:p>-1.9256048932</text:p>
          </table:table-cell>
          <table:table-cell office:value-type="float" office:value="-1.93469385259293" calcext:value-type="float">
            <text:p>-1.9346938526</text:p>
          </table:table-cell>
          <table:table-cell office:value-type="float" office:value="-1.94402428992424" calcext:value-type="float">
            <text:p>-1.9440242899</text:p>
          </table:table-cell>
          <table:table-cell office:value-type="float" office:value="-1.95344236444765" calcext:value-type="float">
            <text:p>-1.9534423644</text:p>
          </table:table-cell>
          <table:table-cell office:value-type="float" office:value="-1.96279838227939" calcext:value-type="float">
            <text:p>-1.9627983823</text:p>
          </table:table-cell>
          <table:table-cell office:value-type="float" office:value="-1.97194937842887" calcext:value-type="float">
            <text:p>-1.9719493784</text:p>
          </table:table-cell>
          <table:table-cell office:value-type="float" office:value="-1.98076139978893" calcext:value-type="float">
            <text:p>-1.9807613998</text:p>
          </table:table-cell>
          <table:table-cell office:value-type="float" office:value="-1.98911145467626" calcext:value-type="float">
            <text:p>-1.9891114547</text:p>
          </table:table-cell>
          <table:table-cell office:value-type="float" office:value="-1.99688910777308" calcext:value-type="float">
            <text:p>-1.9968891078</text:p>
          </table:table-cell>
          <table:table-cell office:value-type="float" office:value="-2.00399771293785" calcext:value-type="float">
            <text:p>-2.0039977129</text:p>
          </table:table-cell>
          <table:table-cell office:value-type="float" office:value="-2.01035528944677" calcext:value-type="float">
            <text:p>-2.0103552894</text:p>
          </table:table-cell>
          <table:table-cell office:value-type="float" office:value="-2.01589505896818" calcext:value-type="float">
            <text:p>-2.015895059</text:p>
          </table:table-cell>
          <table:table-cell office:value-type="float" office:value="-2.02056567016573" calcext:value-type="float">
            <text:p>-2.0205656702</text:p>
          </table:table-cell>
          <table:table-cell office:value-type="float" office:value="-2.02433114466063" calcext:value-type="float">
            <text:p>-2.0243311447</text:p>
          </table:table-cell>
          <table:table-cell office:value-type="float" office:value="-2.02717058184245" calcext:value-type="float">
            <text:p>-2.0271705818</text:p>
          </table:table-cell>
          <table:table-cell office:value-type="float" office:value="-2.02907766062333" calcext:value-type="float">
            <text:p>-2.0290776606</text:p>
          </table:table-cell>
          <table:table-cell office:value-type="float" office:value="-2.03005997403134" calcext:value-type="float">
            <text:p>-2.030059974</text:p>
          </table:table-cell>
          <table:table-cell office:value-type="float" office:value="-2.03013822805325" calcext:value-type="float">
            <text:p>-2.0301382281</text:p>
          </table:table-cell>
          <table:table-cell office:value-type="float" office:value="-2.0293453302151" calcext:value-type="float">
            <text:p>-2.0293453302</text:p>
          </table:table-cell>
          <table:table-cell office:value-type="float" office:value="-2.02772538689008" calcext:value-type="float">
            <text:p>-2.0277253869</text:p>
          </table:table-cell>
          <table:table-cell office:value-type="float" office:value="-2.02533262218628" calcext:value-type="float">
            <text:p>-2.0253326222</text:p>
          </table:table-cell>
          <table:table-cell office:value-type="float" office:value="-2.02223022626702" calcext:value-type="float">
            <text:p>-2.0222302263</text:p>
          </table:table-cell>
          <table:table-cell office:value-type="float" office:value="-2.01848913768496" calcext:value-type="float">
            <text:p>-2.0184891377</text:p>
          </table:table-cell>
          <table:table-cell office:value-type="float" office:value="-2.01418676314512" calcext:value-type="float">
            <text:p>-2.0141867631</text:p>
          </table:table-cell>
          <table:table-cell office:value-type="float" office:value="-2.00940563904432" calcext:value-type="float">
            <text:p>-2.009405639</text:p>
          </table:table-cell>
          <table:table-cell office:value-type="float" office:value="-2.00423204202718" calcext:value-type="float">
            <text:p>-2.004232042</text:p>
          </table:table-cell>
          <table:table-cell office:value-type="float" office:value="-1.99875456012316" calcext:value-type="float">
            <text:p>-1.9987545601</text:p>
          </table:table-cell>
          <table:table-cell office:value-type="float" office:value="-1.99306264133181" calcext:value-type="float">
            <text:p>-1.9930626413</text:p>
          </table:table-cell>
          <table:table-cell office:value-type="float" office:value="-1.98724514185463" calcext:value-type="float">
            <text:p>-1.9872451419</text:p>
          </table:table-cell>
          <table:table-cell office:value-type="float" office:value="-1.98138890118118" calcext:value-type="float">
            <text:p>-1.9813889012</text:p>
          </table:table-cell>
          <table:table-cell office:value-type="float" office:value="-1.97557737497181" calcext:value-type="float">
            <text:p>-1.975577375</text:p>
          </table:table-cell>
          <table:table-cell office:value-type="float" office:value="-1.96988935882446" calcext:value-type="float">
            <text:p>-1.9698893588</text:p>
          </table:table-cell>
          <table:table-cell office:value-type="float" office:value="-1.96439783620962" calcext:value-type="float">
            <text:p>-1.9643978362</text:p>
          </table:table-cell>
          <table:table-cell office:value-type="float" office:value="-1.95916898190502" calcext:value-type="float">
            <text:p>-1.9591689819</text:p>
          </table:table-cell>
          <table:table-cell office:value-type="float" office:value="-1.95426134828114" calcext:value-type="float">
            <text:p>-1.9542613483</text:p>
          </table:table-cell>
          <table:table-cell office:value-type="float" office:value="-1.94972525596334" calcext:value-type="float">
            <text:p>-1.949725256</text:p>
          </table:table-cell>
          <table:table-cell office:value-type="float" office:value="-1.94560240311352" calcext:value-type="float">
            <text:p>-1.9456024031</text:p>
          </table:table-cell>
          <table:table-cell office:value-type="float" office:value="-1.94192569927882" calcext:value-type="float">
            <text:p>-1.9419256993</text:p>
          </table:table-cell>
          <table:table-cell office:value-type="float" office:value="-1.93871932097681" calcext:value-type="float">
            <text:p>-1.938719321</text:p>
          </table:table-cell>
          <table:table-cell office:value-type="float" office:value="-1.93599897743585" calcext:value-type="float">
            <text:p>-1.9359989774</text:p>
          </table:table-cell>
          <table:table-cell office:value-type="float" office:value="-1.93377236668685" calcext:value-type="float">
            <text:p>-1.9337723667</text:p>
          </table:table-cell>
          <table:table-cell office:value-type="float" office:value="-1.93203979493847" calcext:value-type="float">
            <text:p>-1.9320397949</text:p>
          </table:table-cell>
          <table:table-cell office:value-type="float" office:value="-1.93079492624706" calcext:value-type="float">
            <text:p>-1.9307949262</text:p>
          </table:table-cell>
          <table:table-cell office:value-type="float" office:value="-1.93002562516783" calcext:value-type="float">
            <text:p>-1.9300256252</text:p>
          </table:table-cell>
          <table:table-cell office:value-type="float" office:value="-1.92971485257464" calcext:value-type="float">
            <text:p>-1.9297148526</text:p>
          </table:table-cell>
          <table:table-cell office:value-type="float" office:value="-1.92984157425547" calcext:value-type="float">
            <text:p>-1.9298415743</text:p>
          </table:table-cell>
          <table:table-cell office:value-type="float" office:value="-1.93038164325596" calcext:value-type="float">
            <text:p>-1.9303816433</text:p>
          </table:table-cell>
          <table:table-cell office:value-type="float" office:value="-1.93130862020199" calcext:value-type="float">
            <text:p>-1.9313086202</text:p>
          </table:table-cell>
          <table:table-cell office:value-type="float" office:value="-1.93259450082259" calcext:value-type="float">
            <text:p>-1.9325945008</text:p>
          </table:table-cell>
          <table:table-cell office:value-type="float" office:value="-1.93421032639037" calcext:value-type="float">
            <text:p>-1.9342103264</text:p>
          </table:table-cell>
          <table:table-cell office:value-type="float" office:value="-1.93612666046091" calcext:value-type="float">
            <text:p>-1.9361266605</text:p>
          </table:table-cell>
          <table:table-cell office:value-type="float" office:value="-1.93831392373754" calcext:value-type="float">
            <text:p>-1.9383139237</text:p>
          </table:table-cell>
          <table:table-cell office:value-type="float" office:value="-1.94074258765093" calcext:value-type="float">
            <text:p>-1.9407425877</text:p>
          </table:table-cell>
          <table:table-cell office:value-type="float" office:value="-1.94338323583242" calcext:value-type="float">
            <text:p>-1.9433832358</text:p>
          </table:table-cell>
          <table:table-cell office:value-type="float" office:value="-1.94620651059166" calcext:value-type="float">
            <text:p>-1.9462065106</text:p>
          </table:table-cell>
          <table:table-cell office:value-type="float" office:value="-1.94918296831689" calcext:value-type="float">
            <text:p>-1.9491829683</text:p>
          </table:table-cell>
          <table:table-cell office:value-type="float" office:value="-1.95228287301306" calcext:value-type="float">
            <text:p>-1.952282873</text:p>
          </table:table-cell>
          <table:table-cell office:value-type="float" office:value="-1.95547596068614" calcext:value-type="float">
            <text:p>-1.9554759607</text:p>
          </table:table-cell>
          <table:table-cell office:value-type="float" office:value="-1.95873120876739" calcext:value-type="float">
            <text:p>-1.9587312088</text:p>
          </table:table-cell>
          <table:table-cell office:value-type="float" office:value="-1.96201664420382" calcext:value-type="float">
            <text:p>-1.9620166442</text:p>
          </table:table-cell>
          <table:table-cell office:value-type="float" office:value="-1.96529922124912" calcext:value-type="float">
            <text:p>-1.9652992212</text:p>
          </table:table-cell>
          <table:table-cell office:value-type="float" office:value="-1.9685447955456" calcext:value-type="float">
            <text:p>-1.9685447955</text:p>
          </table:table-cell>
          <table:table-cell office:value-type="float" office:value="-1.97171821503419" calcext:value-type="float">
            <text:p>-1.971718215</text:p>
          </table:table-cell>
          <table:table-cell office:value-type="float" office:value="-1.97478354089876" calcext:value-type="float">
            <text:p>-1.9747835409</text:p>
          </table:table-cell>
          <table:table-cell office:value-type="float" office:value="-1.97770440353681" calcext:value-type="float">
            <text:p>-1.9777044035</text:p>
          </table:table-cell>
          <table:table-cell office:value-type="float" office:value="-1.98044448989155" calcext:value-type="float">
            <text:p>-1.9804444899</text:p>
          </table:table-cell>
          <table:table-cell office:value-type="float" office:value="-1.98296814984131" calcext:value-type="float">
            <text:p>-1.9829681498</text:p>
          </table:table-cell>
          <table:table-cell office:value-type="float" office:value="-1.98524110123325" calcext:value-type="float">
            <text:p>-1.9852411012</text:p>
          </table:table-cell>
          <table:table-cell office:value-type="float" office:value="-1.98723120602107" calcext:value-type="float">
            <text:p>-1.987231206</text:p>
          </table:table-cell>
          <table:table-cell office:value-type="float" office:value="-1.98890928427888" calcext:value-type="float">
            <text:p>-1.9889092843</text:p>
          </table:table-cell>
          <table:table-cell office:value-type="float" office:value="-1.99024992901428" calcext:value-type="float">
            <text:p>-1.990249929</text:p>
          </table:table-cell>
          <table:table-cell office:value-type="float" office:value="-1.99123228293194" calcext:value-type="float">
            <text:p>-1.9912322829</text:p>
          </table:table-cell>
          <table:table-cell office:value-type="float" office:value="-1.99184073880527" calcext:value-type="float">
            <text:p>-1.9918407388</text:p>
          </table:table-cell>
          <table:table-cell office:value-type="float" office:value="-1.99206552787981" calcext:value-type="float">
            <text:p>-1.9920655279</text:p>
          </table:table-cell>
          <table:table-cell office:value-type="float" office:value="-1.99190316559374" calcext:value-type="float">
            <text:p>-1.9919031656</text:p>
          </table:table-cell>
          <table:table-cell office:value-type="float" office:value="-1.99135673056425" calcext:value-type="float">
            <text:p>-1.9913567306</text:p>
          </table:table-cell>
          <table:table-cell office:value-type="float" office:value="-1.99043596080426" calcext:value-type="float">
            <text:p>-1.9904359608</text:p>
          </table:table-cell>
          <table:table-cell office:value-type="float" office:value="-1.98915715994609" calcext:value-type="float">
            <text:p>-1.9891571599</text:p>
          </table:table-cell>
          <table:table-cell office:value-type="float" office:value="-1.98754291528616" calcext:value-type="float">
            <text:p>-1.9875429153</text:p>
          </table:table-cell>
          <table:table-cell office:value-type="float" office:value="-1.98562163814062" calcext:value-type="float">
            <text:p>-1.9856216381</text:p>
          </table:table-cell>
          <table:table-cell office:value-type="float" office:value="-1.98342694475572" calcext:value-type="float">
            <text:p>-1.9834269448</text:p>
          </table:table-cell>
          <table:table-cell office:value-type="float" office:value="-1.98099690246018" calcext:value-type="float">
            <text:p>-1.9809969025</text:p>
          </table:table-cell>
          <table:table-cell office:value-type="float" office:value="-1.97837317051464" calcext:value-type="float">
            <text:p>-1.9783731705</text:p>
          </table:table-cell>
          <table:table-cell office:value-type="float" office:value="-1.9756000680619" calcext:value-type="float">
            <text:p>-1.9756000681</text:p>
          </table:table-cell>
          <table:table-cell office:value-type="float" office:value="-1.97272360268624" calcext:value-type="float">
            <text:p>-1.9727236027</text:p>
          </table:table-cell>
          <table:table-cell office:value-type="float" office:value="-1.96979049240992" calcext:value-type="float">
            <text:p>-1.9697904924</text:p>
          </table:table-cell>
          <table:table-cell office:value-type="float" office:value="-1.9668472117457" calcext:value-type="float">
            <text:p>-1.9668472117</text:p>
          </table:table-cell>
          <table:table-cell office:value-type="float" office:value="-1.96393908892654" calcext:value-type="float">
            <text:p>-1.9639390889</text:p>
          </table:table-cell>
          <table:table-cell office:value-type="float" office:value="-1.961109477012" calcext:value-type="float">
            <text:p>-1.961109477</text:p>
          </table:table-cell>
          <table:table-cell office:value-type="float" office:value="-1.95839901658449" calcext:value-type="float">
            <text:p>-1.9583990166</text:p>
          </table:table-cell>
          <table:table-cell office:value-type="float" office:value="-1.95584500250952" calcext:value-type="float">
            <text:p>-1.9558450025</text:p>
          </table:table-cell>
          <table:table-cell office:value-type="float" office:value="-1.95348086213528" calcext:value-type="float">
            <text:p>-1.9534808621</text:p>
          </table:table-cell>
          <table:table-cell office:value-type="float" office:value="-1.95133574753958" calcext:value-type="float">
            <text:p>-1.9513357475</text:p>
          </table:table-cell>
          <table:table-cell office:value-type="float" office:value="-1.9494342402901" calcext:value-type="float">
            <text:p>-1.9494342403</text:p>
          </table:table-cell>
          <table:table-cell office:value-type="float" office:value="-1.94779616375333" calcext:value-type="float">
            <text:p>-1.9477961638</text:p>
          </table:table-cell>
          <table:table-cell office:value-type="float" office:value="-1.946436495402" calcext:value-type="float">
            <text:p>-1.9464364954</text:p>
          </table:table-cell>
          <table:table-cell office:value-type="float" office:value="-1.9453653698077" calcext:value-type="float">
            <text:p>-1.9453653698</text:p>
          </table:table-cell>
          <table:table-cell office:value-type="float" office:value="-1.94458816205003" calcext:value-type="float">
            <text:p>-1.9445881621</text:p>
          </table:table-cell>
          <table:table-cell office:value-type="float" office:value="-1.94410564102208" calcext:value-type="float">
            <text:p>-1.944105641</text:p>
          </table:table-cell>
          <table:table-cell office:value-type="float" office:value="-1.94391418244473" calcext:value-type="float">
            <text:p>-1.9439141824</text:p>
          </table:table-cell>
          <table:table-cell office:value-type="float" office:value="-1.94400603215941" calcext:value-type="float">
            <text:p>-1.9440060322</text:p>
          </table:table-cell>
          <table:table-cell office:value-type="float" office:value="-1.94436961129435" calcext:value-type="float">
            <text:p>-1.9443696113</text:p>
          </table:table-cell>
          <table:table-cell office:value-type="float" office:value="-1.94498985604353" calcext:value-type="float">
            <text:p>-1.944989856</text:p>
          </table:table-cell>
          <table:table-cell office:value-type="float" office:value="-1.94584858588192" calcext:value-type="float">
            <text:p>-1.9458485859</text:p>
          </table:table-cell>
          <table:table-cell office:value-type="float" office:value="-1.94692489499726" calcext:value-type="float">
            <text:p>-1.946924895</text:p>
          </table:table-cell>
          <table:table-cell office:value-type="float" office:value="-1.94819556240699" calcext:value-type="float">
            <text:p>-1.9481955624</text:p>
          </table:table-cell>
          <table:table-cell office:value-type="float" office:value="-1.94963547664335" calcext:value-type="float">
            <text:p>-1.9496354766</text:p>
          </table:table-cell>
          <table:table-cell office:value-type="float" office:value="-1.95121807097694" calcext:value-type="float">
            <text:p>-1.951218071</text:p>
          </table:table-cell>
          <table:table-cell office:value-type="float" office:value="-1.9529157649697" calcext:value-type="float">
            <text:p>-1.952915765</text:p>
          </table:table-cell>
          <table:table-cell office:value-type="float" office:value="-1.95470040772578" calcext:value-type="float">
            <text:p>-1.9547004077</text:p>
          </table:table-cell>
          <table:table-cell office:value-type="float" office:value="-1.95654371763752" calcext:value-type="float">
            <text:p>-1.9565437176</text:p>
          </table:table-cell>
          <table:table-cell office:value-type="float" office:value="-1.95841771279699" calcext:value-type="float">
            <text:p>-1.9584177128</text:p>
          </table:table-cell>
          <table:table-cell office:value-type="float" office:value="-1.96029512564675" calcext:value-type="float">
            <text:p>-1.9602951256</text:p>
          </table:table-cell>
          <table:table-cell office:value-type="float" office:value="-1.962149795007" calcext:value-type="float">
            <text:p>-1.962149795</text:p>
          </table:table-cell>
          <table:table-cell office:value-type="float" office:value="-1.96395702837341" calcext:value-type="float">
            <text:p>-1.9639570284</text:p>
          </table:table-cell>
          <table:table-cell office:value-type="float" office:value="-1.96569392746603" calcext:value-type="float">
            <text:p>-1.9656939275</text:p>
          </table:table-cell>
          <table:table-cell office:value-type="float" office:value="-1.96733967041144" calcext:value-type="float">
            <text:p>-1.9673396704</text:p>
          </table:table-cell>
          <table:table-cell office:value-type="float" office:value="-1.96887574471127" calcext:value-type="float">
            <text:p>-1.9688757447</text:p>
          </table:table-cell>
          <table:table-cell office:value-type="float" office:value="-1.9702861262777" calcext:value-type="float">
            <text:p>-1.9702861263</text:p>
          </table:table-cell>
          <table:table-cell office:value-type="float" office:value="-1.97155740125977" calcext:value-type="float">
            <text:p>-1.9715574013</text:p>
          </table:table-cell>
          <table:table-cell office:value-type="float" office:value="-1.97267882908672" calcext:value-type="float">
            <text:p>-1.9726788291</text:p>
          </table:table-cell>
          <table:table-cell office:value-type="float" office:value="-1.97364234704921" calcext:value-type="float">
            <text:p>-1.973642347</text:p>
          </table:table-cell>
          <table:table-cell office:value-type="float" office:value="-1.97444251870719" calcext:value-type="float">
            <text:p>-1.9744425187</text:p>
          </table:table-cell>
          <table:table-cell office:value-type="float" office:value="-1.97507643038003" calcext:value-type="float">
            <text:p>-1.9750764304</text:p>
          </table:table-cell>
          <table:table-cell office:value-type="float" office:value="-1.97554354179584" calcext:value-type="float">
            <text:p>-1.9755435418</text:p>
          </table:table-cell>
          <table:table-cell office:value-type="float" office:value="-1.97584549858036" calcext:value-type="float">
            <text:p>-1.9758454986</text:p>
          </table:table-cell>
          <table:table-cell office:value-type="float" office:value="-1.97598591551984" calcext:value-type="float">
            <text:p>-1.9759859155</text:p>
          </table:table-cell>
          <table:table-cell office:value-type="float" office:value="-1.97597014038243" calcext:value-type="float">
            <text:p>-1.9759701404</text:p>
          </table:table-cell>
          <table:table-cell office:value-type="float" office:value="-1.9758050084439" calcext:value-type="float">
            <text:p>-1.9758050084</text:p>
          </table:table-cell>
          <table:table-cell office:value-type="float" office:value="-1.97549859771813" calcext:value-type="float">
            <text:p>-1.9754985977</text:p>
          </table:table-cell>
          <table:table-cell office:value-type="float" office:value="-1.97505999422399" calcext:value-type="float">
            <text:p>-1.9750599942</text:p>
          </table:table-cell>
          <table:table-cell office:value-type="float" office:value="-1.97449907546487" calcext:value-type="float">
            <text:p>-1.9744990755</text:p>
          </table:table-cell>
          <table:table-cell office:value-type="float" office:value="-1.97382631869941" calcext:value-type="float">
            <text:p>-1.9738263187</text:p>
          </table:table-cell>
          <table:table-cell office:value-type="float" office:value="-1.97305263866214" calcext:value-type="float">
            <text:p>-1.9730526387</text:p>
          </table:table-cell>
          <table:table-cell office:value-type="float" office:value="-1.97218925721167" calcext:value-type="float">
            <text:p>-1.9721892572</text:p>
          </table:table-cell>
          <table:table-cell office:value-type="float" office:value="-1.97124760514482" calcext:value-type="float">
            <text:p>-1.9712476051</text:p>
          </table:table-cell>
          <table:table-cell office:value-type="float" office:value="-1.97023925419353" calcext:value-type="float">
            <text:p>-1.9702392542</text:p>
          </table:table-cell>
          <table:table-cell office:value-type="float" office:value="-1.96917587520485" calcext:value-type="float">
            <text:p>-1.9691758752</text:p>
          </table:table-cell>
          <table:table-cell office:value-type="float" office:value="-1.96806921680441" calcext:value-type="float">
            <text:p>-1.9680692168</text:p>
          </table:table-cell>
          <table:table-cell office:value-type="float" office:value="-1.96693109759277" calcext:value-type="float">
            <text:p>-1.9669310976</text:p>
          </table:table-cell>
          <table:table-cell office:value-type="float" office:value="-1.9657734041596" calcext:value-type="float">
            <text:p>-1.9657734042</text:p>
          </table:table-cell>
          <table:table-cell office:value-type="float" office:value="-1.96460808704583" calcext:value-type="float">
            <text:p>-1.964608087</text:p>
          </table:table-cell>
          <table:table-cell office:value-type="float" office:value="-1.96344714715835" calcext:value-type="float">
            <text:p>-1.9634471472</text:p>
          </table:table-cell>
          <table:table-cell office:value-type="float" office:value="-1.96230260608072" calcext:value-type="float">
            <text:p>-1.9623026061</text:p>
          </table:table-cell>
          <table:table-cell office:value-type="float" office:value="-1.96118645511131" calcext:value-type="float">
            <text:p>-1.9611864551</text:p>
          </table:table-cell>
          <table:table-cell office:value-type="float" office:value="-1.96011057961595" calcext:value-type="float">
            <text:p>-1.9601105796</text:p>
          </table:table-cell>
          <table:table-cell office:value-type="float" office:value="-1.95908665725703" calcext:value-type="float">
            <text:p>-1.9590866573</text:p>
          </table:table-cell>
          <table:table-cell office:value-type="float" office:value="-1.95812603073644" calcext:value-type="float">
            <text:p>-1.9581260307</text:p>
          </table:table-cell>
          <table:table-cell office:value-type="float" office:value="-1.95723955769807" calcext:value-type="float">
            <text:p>-1.9572395577</text:p>
          </table:table-cell>
          <table:table-cell office:value-type="float" office:value="-1.95643744226565" calcext:value-type="float">
            <text:p>-1.9564374423</text:p>
          </table:table-cell>
          <table:table-cell office:value-type="float" office:value="-1.95572905421608" calcext:value-type="float">
            <text:p>-1.9557290542</text:p>
          </table:table-cell>
          <table:table-cell office:value-type="float" office:value="-1.95512274292611" calcext:value-type="float">
            <text:p>-1.9551227429</text:p>
          </table:table-cell>
          <table:table-cell office:value-type="float" office:value="-1.95462565392669" calcext:value-type="float">
            <text:p>-1.9546256539</text:p>
          </table:table-cell>
          <table:table-cell office:value-type="float" office:value="-1.95424355612799" calcext:value-type="float">
            <text:p>-1.9542435561</text:p>
          </table:table-cell>
          <table:table-cell office:value-type="float" office:value="-1.95398068755285" calcext:value-type="float">
            <text:p>-1.9539806876</text:p>
          </table:table-cell>
          <table:table-cell office:value-type="float" office:value="-1.95383962677145" calcext:value-type="float">
            <text:p>-1.9538396268</text:p>
          </table:table-cell>
          <table:table-cell office:value-type="float" office:value="-1.9538211962214" calcext:value-type="float">
            <text:p>-1.9538211962</text:p>
          </table:table-cell>
          <table:table-cell office:value-type="float" office:value="-1.95392440231204" calcext:value-type="float">
            <text:p>-1.9539244023</text:p>
          </table:table-cell>
          <table:table-cell office:value-type="float" office:value="-1.95414641570961" calcext:value-type="float">
            <text:p>-1.9541464157</text:p>
          </table:table-cell>
          <table:table-cell office:value-type="float" office:value="-1.95448259361013" calcext:value-type="float">
            <text:p>-1.9544825936</text:p>
          </table:table-cell>
          <table:table-cell office:value-type="float" office:value="-1.95492654416201" calcext:value-type="float">
            <text:p>-1.9549265442</text:p>
          </table:table-cell>
          <table:table-cell office:value-type="float" office:value="-1.95547023163144" calcext:value-type="float">
            <text:p>-1.9554702316</text:p>
          </table:table-cell>
          <table:table-cell office:value-type="float" office:value="-1.95610411944797" calcext:value-type="float">
            <text:p>-1.9561041194</text:p>
          </table:table-cell>
          <table:table-cell office:value-type="float" office:value="-1.95681734698836" calcext:value-type="float">
            <text:p>-1.956817347</text:p>
          </table:table-cell>
          <table:table-cell office:value-type="float" office:value="-1.95759793491286" calcext:value-type="float">
            <text:p>-1.9575979349</text:p>
          </table:table-cell>
          <table:table-cell office:value-type="float" office:value="-1.95843301306827" calcext:value-type="float">
            <text:p>-1.9584330131</text:p>
          </table:table-cell>
          <table:table-cell office:value-type="float" office:value="-1.95930906445263" calcext:value-type="float">
            <text:p>-1.9593090645</text:p>
          </table:table-cell>
          <table:table-cell office:value-type="float" office:value="-1.96021217847861" calcext:value-type="float">
            <text:p>-1.9602121785</text:p>
          </table:table-cell>
          <table:table-cell office:value-type="float" office:value="-1.96112830679848" calcext:value-type="float">
            <text:p>-1.9611283068</text:p>
          </table:table-cell>
          <table:table-cell office:value-type="float" office:value="-1.96204351520146" calcext:value-type="float">
            <text:p>-1.9620435152</text:p>
          </table:table-cell>
          <table:table-cell office:value-type="float" office:value="-1.96294422557758" calcext:value-type="float">
            <text:p>-1.9629442256</text:p>
          </table:table-cell>
          <table:table-cell office:value-type="float" office:value="-1.96381744259046" calcext:value-type="float">
            <text:p>-1.9638174426</text:p>
          </table:table-cell>
          <table:table-cell office:value-type="float" office:value="-1.9646509604903" calcext:value-type="float">
            <text:p>-1.9646509605</text:p>
          </table:table-cell>
          <table:table-cell office:value-type="float" office:value="-1.96543354638411" calcext:value-type="float">
            <text:p>-1.9654335464</text:p>
          </table:table-cell>
          <table:table-cell office:value-type="float" office:value="-1.96615509719564" calcext:value-type="float">
            <text:p>-1.9661550972</text:p>
          </table:table-cell>
          <table:table-cell office:value-type="float" office:value="-1.96680676848873" calcext:value-type="float">
            <text:p>-1.9668067685</text:p>
          </table:table-cell>
          <table:table-cell office:value-type="float" office:value="-1.96738107420627" calcext:value-type="float">
            <text:p>-1.9673810742</text:p>
          </table:table-cell>
          <table:table-cell office:value-type="float" office:value="-1.96787195720407" calcext:value-type="float">
            <text:p>-1.9678719572</text:p>
          </table:table-cell>
          <table:table-cell office:value-type="float" office:value="-1.96827483117486" calcext:value-type="float">
            <text:p>-1.9682748312</text:p>
          </table:table-cell>
          <table:table-cell office:value-type="float" office:value="-1.9685865951684" calcext:value-type="float">
            <text:p>-1.9685865952</text:p>
          </table:table-cell>
          <table:table-cell office:value-type="float" office:value="-1.96880562238945" calcext:value-type="float">
            <text:p>-1.9688056224</text:p>
          </table:table-cell>
          <table:table-cell office:value-type="float" office:value="-1.96893172531933" calcext:value-type="float">
            <text:p>-1.9689317253</text:p>
          </table:table-cell>
          <table:table-cell office:value-type="float" office:value="-1.9689660994354" calcext:value-type="float">
            <text:p>-1.9689660994</text:p>
          </table:table-cell>
          <table:table-cell office:value-type="float" office:value="-1.96891124794924" calcext:value-type="float">
            <text:p>-1.9689112479</text:p>
          </table:table-cell>
          <table:table-cell office:value-type="float" office:value="-1.96877089002415" calcext:value-type="float">
            <text:p>-1.96877089</text:p>
          </table:table-cell>
          <table:table-cell office:value-type="float" office:value="-1.96854985491893" calcext:value-type="float">
            <text:p>-1.9685498549</text:p>
          </table:table-cell>
          <table:table-cell office:value-type="float" office:value="-1.96825396444851" calcext:value-type="float">
            <text:p>-1.9682539644</text:p>
          </table:table-cell>
          <table:table-cell office:value-type="float" office:value="-1.96788990606528" calcext:value-type="float">
            <text:p>-1.9678899061</text:p>
          </table:table-cell>
          <table:table-cell office:value-type="float" office:value="-1.96746509877581" calcext:value-type="float">
            <text:p>-1.9674650988</text:p>
          </table:table-cell>
          <table:table-cell office:value-type="float" office:value="-1.96698755402883" calcext:value-type="float">
            <text:p>-1.966987554</text:p>
          </table:table-cell>
          <table:table-cell office:value-type="float" office:value="-1.96646573363513" calcext:value-type="float">
            <text:p>-1.9664657336</text:p>
          </table:table-cell>
          <table:table-cell office:value-type="float" office:value="-1.96590840675034" calcext:value-type="float">
            <text:p>-1.9659084068</text:p>
          </table:table-cell>
          <table:table-cell office:value-type="float" office:value="-1.96532450787553" calcext:value-type="float">
            <text:p>-1.9653245079</text:p>
          </table:table-cell>
          <table:table-cell office:value-type="float" office:value="-1.96472299786729" calcext:value-type="float">
            <text:p>-1.9647229979</text:p>
          </table:table-cell>
          <table:table-cell office:value-type="float" office:value="-1.96411272985586" calcext:value-type="float">
            <text:p>-1.9641127299</text:p>
          </table:table-cell>
          <table:table-cell office:value-type="float" office:value="-1.96350232198503" calcext:value-type="float">
            <text:p>-1.963502322</text:p>
          </table:table-cell>
          <table:table-cell office:value-type="float" office:value="-1.96290003879284" calcext:value-type="float">
            <text:p>-1.9629000388</text:p>
          </table:table-cell>
          <table:table-cell office:value-type="float" office:value="-1.96231368296415" calcext:value-type="float">
            <text:p>-1.962313683</text:p>
          </table:table-cell>
          <table:table-cell office:value-type="float" office:value="-1.96175049903877" calcext:value-type="float">
            <text:p>-1.961750499</text:p>
          </table:table-cell>
          <table:table-cell office:value-type="float" office:value="-1.96121709046116" calcext:value-type="float">
            <text:p>-1.9612170905</text:p>
          </table:table-cell>
          <table:table-cell office:value-type="float" office:value="-1.96071935110695" calcext:value-type="float">
            <text:p>-1.9607193511</text:p>
          </table:table-cell>
          <table:table-cell office:value-type="float" office:value="-1.96026241211696" calcext:value-type="float">
            <text:p>-1.9602624121</text:p>
          </table:table-cell>
          <table:table-cell office:value-type="float" office:value="-1.95985060452628" calcext:value-type="float">
            <text:p>-1.9598506045</text:p>
          </table:table-cell>
          <table:table-cell office:value-type="float" office:value="-1.95948743778215" calcext:value-type="float">
            <text:p>-1.9594874378</text:p>
          </table:table-cell>
          <table:table-cell office:value-type="float" office:value="-1.9591755938588" calcext:value-type="float">
            <text:p>-1.9591755939</text:p>
          </table:table-cell>
          <table:table-cell office:value-type="float" office:value="-1.95891693625253" calcext:value-type="float">
            <text:p>-1.9589169363</text:p>
          </table:table-cell>
          <table:table-cell office:value-type="float" office:value="-1.95871253276783" calcext:value-type="float">
            <text:p>-1.9587125328</text:p>
          </table:table-cell>
          <table:table-cell office:value-type="float" office:value="-1.95856269063444" calcext:value-type="float">
            <text:p>-1.9585626906</text:p>
          </table:table-cell>
          <table:table-cell office:value-type="float" office:value="-1.95846700220637" calcext:value-type="float">
            <text:p>-1.9584670022</text:p>
          </table:table-cell>
          <table:table-cell office:value-type="float" office:value="-1.95842439924755" calcext:value-type="float">
            <text:p>-1.9584243992</text:p>
          </table:table-cell>
          <table:table-cell office:value-type="float" office:value="-1.95843321366683" calcext:value-type="float">
            <text:p>-1.9584332137</text:p>
          </table:table-cell>
          <table:table-cell office:value-type="float" office:value="-1.95849124249376" calcext:value-type="float">
            <text:p>-1.9584912425</text:p>
          </table:table-cell>
          <table:table-cell office:value-type="float" office:value="-1.95859581492821" calcext:value-type="float">
            <text:p>-1.9585958149</text:p>
          </table:table-cell>
          <table:table-cell office:value-type="float" office:value="-1.95874385941462" calcext:value-type="float">
            <text:p>-1.9587438594</text:p>
          </table:table-cell>
          <table:table-cell office:value-type="float" office:value="-1.95893196891062" calcext:value-type="float">
            <text:p>-1.9589319689</text:p>
          </table:table-cell>
          <table:table-cell office:value-type="float" office:value="-1.95915646280245" calcext:value-type="float">
            <text:p>-1.9591564628</text:p>
          </table:table-cell>
          <table:table-cell office:value-type="float" office:value="-1.95941344427254" calcext:value-type="float">
            <text:p>-1.9594134443</text:p>
          </table:table-cell>
          <table:table-cell office:value-type="float" office:value="-1.95969885230726" calcext:value-type="float">
            <text:p>-1.9596988523</text:p>
          </table:table-cell>
          <table:table-cell office:value-type="float" office:value="-1.9600085079402" calcext:value-type="float">
            <text:p>-1.9600085079</text:p>
          </table:table-cell>
          <table:table-cell office:value-type="float" office:value="-1.96033815473093" calcext:value-type="float">
            <text:p>-1.9603381547</text:p>
          </table:table-cell>
          <table:table-cell office:value-type="float" office:value="-1.96068349384159" calcext:value-type="float">
            <text:p>-1.9606834938</text:p>
          </table:table-cell>
          <table:table-cell office:value-type="float" office:value="-1.96104021441379" calcext:value-type="float">
            <text:p>-1.9610402144</text:p>
          </table:table-cell>
          <table:table-cell office:value-type="float" office:value="-1.96140402018694" calcext:value-type="float">
            <text:p>-1.9614040202</text:p>
          </table:table-cell>
          <table:table-cell office:value-type="float" office:value="-1.96177065349396" calcext:value-type="float">
            <text:p>-1.9617706535</text:p>
          </table:table-cell>
          <table:table-cell office:value-type="float" office:value="-1.96213591783732" calcext:value-type="float">
            <text:p>-1.9621359178</text:p>
          </table:table-cell>
          <table:table-cell office:value-type="float" office:value="-1.96249570025989" calcext:value-type="float">
            <text:p>-1.9624957003</text:p>
          </table:table-cell>
          <table:table-cell office:value-type="float" office:value="-1.96284599461091" calcext:value-type="float">
            <text:p>-1.9628459946</text:p>
          </table:table-cell>
          <table:table-cell office:value-type="float" office:value="-1.96318292663454" calcext:value-type="float">
            <text:p>-1.9631829266</text:p>
          </table:table-cell>
          <table:table-cell office:value-type="float" office:value="-1.96350278155034" calcext:value-type="float">
            <text:p>-1.9635027816</text:p>
          </table:table-cell>
          <table:table-cell office:value-type="float" office:value="-1.96380203449857" calcext:value-type="float">
            <text:p>-1.9638020345</text:p>
          </table:table-cell>
          <table:table-cell office:value-type="float" office:value="-1.96407738386808" calcext:value-type="float">
            <text:p>-1.9640773839</text:p>
          </table:table-cell>
          <table:table-cell office:value-type="float" office:value="-1.96432578719302" calcext:value-type="float">
            <text:p>-1.9643257872</text:p>
          </table:table-cell>
          <table:table-cell office:value-type="float" office:value="-1.9645444989534" calcext:value-type="float">
            <text:p>-1.964544499</text:p>
          </table:table-cell>
          <table:table-cell office:value-type="float" office:value="-1.96473110930958" calcext:value-type="float">
            <text:p>-1.9647311093</text:p>
          </table:table-cell>
          <table:table-cell office:value-type="float" office:value="-1.96488358255333" calcext:value-type="float">
            <text:p>-1.9648835826</text:p>
          </table:table-cell>
          <table:table-cell office:value-type="float" office:value="-1.9650002938597" calcext:value-type="float">
            <text:p>-1.9650002939</text:p>
          </table:table-cell>
          <table:table-cell office:value-type="float" office:value="-1.96508006282517" calcext:value-type="float">
            <text:p>-1.9650800628</text:p>
          </table:table-cell>
          <table:table-cell office:value-type="float" office:value="-1.96512218224465" calcext:value-type="float">
            <text:p>-1.9651221822</text:p>
          </table:table-cell>
          <table:table-cell office:value-type="float" office:value="-1.96512644064981" calcext:value-type="float">
            <text:p>-1.9651264406</text:p>
          </table:table-cell>
          <table:table-cell office:value-type="float" office:value="-1.96509313727093" calcext:value-type="float">
            <text:p>-1.9650931373</text:p>
          </table:table-cell>
          <table:table-cell office:value-type="float" office:value="-1.96502308830418" calcext:value-type="float">
            <text:p>-1.9650230883</text:p>
          </table:table-cell>
          <table:table-cell office:value-type="float" office:value="-1.96491762365026" calcext:value-type="float">
            <text:p>-1.9649176237</text:p>
          </table:table-cell>
          <table:table-cell office:value-type="float" office:value="-1.96477857361138" calcext:value-type="float">
            <text:p>-1.9647785736</text:p>
          </table:table-cell>
          <table:table-cell office:value-type="float" office:value="-1.96460824539496" calcext:value-type="float">
            <text:p>-1.9646082454</text:p>
          </table:table-cell>
          <table:table-cell office:value-type="float" office:value="-1.96440938962745" calcext:value-type="float">
            <text:p>-1.9644093896</text:p>
          </table:table-cell>
          <table:table-cell office:value-type="float" office:value="-1.96418515745794" calcext:value-type="float">
            <text:p>-1.9641851575</text:p>
          </table:table-cell>
          <table:table-cell office:value-type="float" office:value="-1.96393904911501" calcext:value-type="float">
            <text:p>-1.9639390491</text:p>
          </table:table-cell>
          <table:table-cell office:value-type="float" office:value="-1.96367485515195" calcext:value-type="float">
            <text:p>-1.9636748552</text:p>
          </table:table-cell>
          <table:table-cell office:value-type="float" office:value="-1.96339659175372" calcext:value-type="float">
            <text:p>-1.9633965918</text:p>
          </table:table-cell>
          <table:table-cell office:value-type="float" office:value="-1.96310843171858" calcext:value-type="float">
            <text:p>-1.9631084317</text:p>
          </table:table-cell>
          <table:table-cell office:value-type="float" office:value="-1.96281463283409" calcext:value-type="float">
            <text:p>-1.9628146328</text:p>
          </table:table-cell>
          <table:table-cell office:value-type="float" office:value="-1.96251946536851" calcext:value-type="float">
            <text:p>-1.9625194654</text:p>
          </table:table-cell>
          <table:table-cell office:value-type="float" office:value="-1.96222714041458" calcext:value-type="float">
            <text:p>-1.9622271404</text:p>
          </table:table-cell>
          <table:table-cell office:value-type="float" office:value="-1.96194174071454" calcext:value-type="float">
            <text:p>-1.9619417407</text:p>
          </table:table-cell>
          <table:table-cell office:value-type="float" office:value="-1.96166715547186" calcext:value-type="float">
            <text:p>-1.9616671555</text:p>
          </table:table-cell>
          <table:table-cell office:value-type="float" office:value="-1.96140702046739" calcext:value-type="float">
            <text:p>-1.9614070205</text:p>
          </table:table-cell>
          <table:table-cell office:value-type="float" office:value="-1.96116466459353" calcext:value-type="float">
            <text:p>-1.9611646646</text:p>
          </table:table-cell>
          <table:table-cell office:value-type="float" office:value="-1.96094306368927" calcext:value-type="float">
            <text:p>-1.9609430637</text:p>
          </table:table-cell>
          <table:table-cell office:value-type="float" office:value="-1.96074480231527" calcext:value-type="float">
            <text:p>-1.9607448023</text:p>
          </table:table-cell>
          <table:table-cell office:value-type="float" office:value="-1.96057204387945" calcext:value-type="float">
            <text:p>-1.9605720439</text:p>
          </table:table-cell>
          <table:table-cell office:value-type="float" office:value="-1.96042650928726" calcext:value-type="float">
            <text:p>-1.9604265093</text:p>
          </table:table-cell>
          <table:table-cell office:value-type="float" office:value="-1.96030946408911" calcext:value-type="float">
            <text:p>-1.9603094641</text:p>
          </table:table-cell>
          <table:table-cell office:value-type="float" office:value="-1.96022171390768" calcext:value-type="float">
            <text:p>-1.9602217139</text:p>
          </table:table-cell>
          <table:table-cell office:value-type="float" office:value="-1.96016360776888" calcext:value-type="float">
            <text:p>-1.9601636078</text:p>
          </table:table-cell>
          <table:table-cell office:value-type="float" office:value="-1.96013504883199" calcext:value-type="float">
            <text:p>-1.9601350488</text:p>
          </table:table-cell>
          <table:table-cell office:value-type="float" office:value="-1.96013551191212" calcext:value-type="float">
            <text:p>-1.9601355119</text:p>
          </table:table-cell>
          <table:table-cell office:value-type="float" office:value="-1.96016406710799" calcext:value-type="float">
            <text:p>-1.9601640671</text:p>
          </table:table-cell>
          <table:table-cell office:value-type="float" office:value="-1.96021940880613" calcext:value-type="float">
            <text:p>-1.9602194088</text:p>
          </table:table-cell>
          <table:table-cell office:value-type="float" office:value="-1.96029988929359" calcext:value-type="float">
            <text:p>-1.9602998893</text:p>
          </table:table-cell>
          <table:table-cell office:value-type="float" office:value="-1.96040355620593" calcext:value-type="float">
            <text:p>-1.9604035562</text:p>
          </table:table-cell>
          <table:table-cell office:value-type="float" office:value="-1.96052819303068" calcext:value-type="float">
            <text:p>-1.960528193</text:p>
          </table:table-cell>
          <table:table-cell office:value-type="float" office:value="-1.96067136190498" calcext:value-type="float">
            <text:p>-1.9606713619</text:p>
          </table:table-cell>
          <table:table-cell office:value-type="float" office:value="-1.96083044795568" calcext:value-type="float">
            <text:p>-1.960830448</text:p>
          </table:table-cell>
          <table:table-cell office:value-type="float" office:value="-1.96100270445806" calcext:value-type="float">
            <text:p>-1.9610027045</text:p>
          </table:table-cell>
          <table:table-cell office:value-type="float" office:value="-1.96118529811185" calcext:value-type="float">
            <text:p>-1.9611852981</text:p>
          </table:table-cell>
          <table:table-cell office:value-type="float" office:value="-1.96137535376334" calcext:value-type="float">
            <text:p>-1.9613753538</text:p>
          </table:table-cell>
          <table:table-cell office:value-type="float" office:value="-1.96156999793057" calcext:value-type="float">
            <text:p>-1.9615699979</text:p>
          </table:table-cell>
          <table:table-cell office:value-type="float" office:value="-1.96176640052675" calcext:value-type="float">
            <text:p>-1.9617664005</text:p>
          </table:table-cell>
          <table:table-cell office:value-type="float" office:value="-1.96196181421213" calcext:value-type="float">
            <text:p>-1.9619618142</text:p>
          </table:table-cell>
          <table:table-cell office:value-type="float" office:value="-1.96215361085214" calcext:value-type="float">
            <text:p>-1.9621536109</text:p>
          </table:table-cell>
          <table:table-cell office:value-type="float" office:value="-1.96233931461309" calcext:value-type="float">
            <text:p>-1.9623393146</text:p>
          </table:table-cell>
          <table:table-cell office:value-type="float" office:value="-1.9625166312797" calcext:value-type="float">
            <text:p>-1.9625166313</text:p>
          </table:table-cell>
          <table:table-cell office:value-type="float" office:value="-1.96268347346006" calcext:value-type="float">
            <text:p>-1.9626834735</text:p>
          </table:table-cell>
          <table:table-cell office:value-type="float" office:value="-1.96283798140987" calcext:value-type="float">
            <text:p>-1.9628379814</text:p>
          </table:table-cell>
          <table:table-cell office:value-type="float" office:value="-1.96297853929833" calcext:value-type="float">
            <text:p>-1.9629785393</text:p>
          </table:table-cell>
          <table:table-cell office:value-type="float" office:value="-1.96310378683386" calcext:value-type="float">
            <text:p>-1.9631037868</text:p>
          </table:table-cell>
          <table:table-cell office:value-type="float" office:value="-1.96321262625935" calcext:value-type="float">
            <text:p>-1.9632126263</text:p>
          </table:table-cell>
          <table:table-cell office:value-type="float" office:value="-1.96330422482236" calcext:value-type="float">
            <text:p>-1.9633042248</text:p>
          </table:table-cell>
          <table:table-cell office:value-type="float" office:value="-1.96337801293337" calcext:value-type="float">
            <text:p>-1.9633780129</text:p>
          </table:table-cell>
          <table:table-cell office:value-type="float" office:value="-1.9634336783016" calcext:value-type="float">
            <text:p>-1.9634336783</text:p>
          </table:table-cell>
          <table:table-cell office:value-type="float" office:value="-1.96347115642915" calcext:value-type="float">
            <text:p>-1.9634711564</text:p>
          </table:table-cell>
          <table:table-cell office:value-type="float" office:value="-1.96349061790917" calcext:value-type="float">
            <text:p>-1.9634906179</text:p>
          </table:table-cell>
          <table:table-cell office:value-type="float" office:value="-1.96349245302892" calcext:value-type="float">
            <text:p>-1.963492453</text:p>
          </table:table-cell>
          <table:table-cell office:value-type="float" office:value="-1.96347725420992" calcext:value-type="float">
            <text:p>-1.9634772542</text:p>
          </table:table-cell>
          <table:table-cell office:value-type="float" office:value="-1.96344579683776" calcext:value-type="float">
            <text:p>-1.9634457968</text:p>
          </table:table-cell>
          <table:table-cell office:value-type="float" office:value="-1.9633990190267" calcext:value-type="float">
            <text:p>-1.963399019</text:p>
          </table:table-cell>
          <table:table-cell office:value-type="float" office:value="-1.96333800083606" calcext:value-type="float">
            <text:p>-1.9633380008</text:p>
          </table:table-cell>
          <table:table-cell office:value-type="float" office:value="-1.96326394341693" calcext:value-type="float">
            <text:p>-1.9632639434</text:p>
          </table:table-cell>
          <table:table-cell office:value-type="float" office:value="-1.96317814850538" calcext:value-type="float">
            <text:p>-1.9631781485</text:p>
          </table:table-cell>
          <table:table-cell office:value-type="float" office:value="-1.96308199860621" calcext:value-type="float">
            <text:p>-1.9630819986</text:p>
          </table:table-cell>
          <table:table-cell office:value-type="float" office:value="-1.96297693812664" calcext:value-type="float">
            <text:p>-1.9629769381</text:p>
          </table:table-cell>
          <table:table-cell office:value-type="float" office:value="-1.96286445564319" calcext:value-type="float">
            <text:p>-1.9628644556</text:p>
          </table:table-cell>
          <table:table-cell office:value-type="float" office:value="-1.96274606738601" calcext:value-type="float">
            <text:p>-1.9627460674</text:p>
          </table:table-cell>
          <table:table-cell office:value-type="float" office:value="-1.96262330196443" calcext:value-type="float">
            <text:p>-1.962623302</text:p>
          </table:table-cell>
          <table:table-cell office:value-type="float" office:value="-1.96249768625961" calcext:value-type="float">
            <text:p>-1.9624976863</text:p>
          </table:table-cell>
          <table:table-cell office:value-type="float" office:value="-1.96237073238921" calcext:value-type="float">
            <text:p>-1.9623707324</text:p>
          </table:table-cell>
          <table:table-cell office:value-type="float" office:value="-1.96224392556992" calcext:value-type="float">
            <text:p>-1.9622439256</text:p>
          </table:table-cell>
          <table:table-cell office:value-type="float" office:value="-1.96211871270863" calcext:value-type="float">
            <text:p>-1.9621187127</text:p>
          </table:table-cell>
          <table:table-cell office:value-type="float" office:value="-1.96199649154504" calcext:value-type="float">
            <text:p>-1.9619964915</text:p>
          </table:table-cell>
          <table:table-cell office:value-type="float" office:value="-1.9618786001452" calcext:value-type="float">
            <text:p>-1.9618786001</text:p>
          </table:table-cell>
          <table:table-cell office:value-type="float" office:value="-1.96176630664555" calcext:value-type="float">
            <text:p>-1.9617663066</text:p>
          </table:table-cell>
          <table:table-cell office:value-type="float" office:value="-1.96166079911578" calcext:value-type="float">
            <text:p>-1.9616607991</text:p>
          </table:table-cell>
          <table:table-cell office:value-type="float" office:value="-1.96156317551319" calcext:value-type="float">
            <text:p>-1.9615631755</text:p>
          </table:table-cell>
          <table:table-cell office:value-type="float" office:value="-1.96147443373924" calcext:value-type="float">
            <text:p>-1.9614744337</text:p>
          </table:table-cell>
          <table:table-cell office:value-type="float" office:value="-1.96139546187919" calcext:value-type="float">
            <text:p>-1.9613954619</text:p>
          </table:table-cell>
          <table:table-cell office:value-type="float" office:value="-1.96132702876438" calcext:value-type="float">
            <text:p>-1.9613270288</text:p>
          </table:table-cell>
          <table:table-cell office:value-type="float" office:value="-1.96126977505081" calcext:value-type="float">
            <text:p>-1.9612697751</text:p>
          </table:table-cell>
          <table:table-cell office:value-type="float" office:value="-1.96122420505557" calcext:value-type="float">
            <text:p>-1.9612242051</text:p>
          </table:table-cell>
          <table:table-cell office:value-type="float" office:value="-1.96119067961714" calcext:value-type="float">
            <text:p>-1.9611906796</text:p>
          </table:table-cell>
          <table:table-cell office:value-type="float" office:value="-1.96116941027308" calcext:value-type="float">
            <text:p>-1.9611694103</text:p>
          </table:table-cell>
          <table:table-cell office:value-type="float" office:value="-1.96116045503661" calcext:value-type="float">
            <text:p>-1.961160455</text:p>
          </table:table-cell>
          <table:table-cell office:value-type="float" office:value="-1.96116371604615" calcext:value-type="float">
            <text:p>-1.961163716</text:p>
          </table:table-cell>
          <table:table-cell office:value-type="float" office:value="-1.96117893932486" calcext:value-type="float">
            <text:p>-1.9611789393</text:p>
          </table:table-cell>
          <table:table-cell office:value-type="float" office:value="-1.96120571684149" calcext:value-type="float">
            <text:p>-1.9612057168</text:p>
          </table:table-cell>
          <table:table-cell office:value-type="float" office:value="-1.96124349100245" calcext:value-type="float">
            <text:p>-1.961243491</text:p>
          </table:table-cell>
          <table:table-cell office:value-type="float" office:value="-1.96129156164144" calcext:value-type="float">
            <text:p>-1.9612915616</text:p>
          </table:table-cell>
          <table:table-cell office:value-type="float" office:value="-1.96134909549105" calcext:value-type="float">
            <text:p>-1.9613490955</text:p>
          </table:table-cell>
          <table:table-cell office:value-type="float" office:value="-1.96141513805243" calcext:value-type="float">
            <text:p>-1.9614151381</text:p>
          </table:table-cell>
          <table:table-cell office:value-type="float" office:value="-1.96148862769537" calcext:value-type="float">
            <text:p>-1.9614886277</text:p>
          </table:table-cell>
          <table:table-cell office:value-type="float" office:value="-1.96156841175704" calcext:value-type="float">
            <text:p>-1.9615684118</text:p>
          </table:table-cell>
          <table:table-cell office:value-type="float" office:value="-1.96165326434022" calcext:value-type="float">
            <text:p>-1.9616532643</text:p>
          </table:table-cell>
          <table:table-cell office:value-type="float" office:value="-1.96174190546015" calcext:value-type="float">
            <text:p>-1.9617419055</text:p>
          </table:table-cell>
          <table:table-cell office:value-type="float" office:value="-1.9618330211483" calcext:value-type="float">
            <text:p>-1.9618330211</text:p>
          </table:table-cell>
          <table:table-cell office:value-type="float" office:value="-1.96192528409375" calcext:value-type="float">
            <text:p>-1.9619252841</text:p>
          </table:table-cell>
          <table:table-cell office:value-type="float" office:value="-1.96201737439235" calcext:value-type="float">
            <text:p>-1.9620173744</text:p>
          </table:table-cell>
          <table:table-cell office:value-type="float" office:value="-1.96210799996846" calcext:value-type="float">
            <text:p>-1.962108</text:p>
          </table:table-cell>
          <table:table-cell office:value-type="float" office:value="-1.96219591625683" calcext:value-type="float">
            <text:p>-1.9621959163</text:p>
          </table:table-cell>
          <table:table-cell office:value-type="float" office:value="-1.96227994475294" calcext:value-type="float">
            <text:p>-1.9622799448</text:p>
          </table:table-cell>
          <table:table-cell office:value-type="float" office:value="-1.96235899008029" calcext:value-type="float">
            <text:p>-1.9623589901</text:p>
          </table:table-cell>
          <table:table-cell office:value-type="float" office:value="-1.96243205526899" calcext:value-type="float">
            <text:p>-1.9624320553</text:p>
          </table:table-cell>
          <table:table-cell office:value-type="float" office:value="-1.96249825499034" calcext:value-type="float">
            <text:p>-1.962498255</text:p>
          </table:table-cell>
          <table:table-cell office:value-type="float" office:value="-1.96255682655568" calcext:value-type="float">
            <text:p>-1.9625568266</text:p>
          </table:table-cell>
          <table:table-cell office:value-type="float" office:value="-1.96260713853412" calcext:value-type="float">
            <text:p>-1.9626071385</text:p>
          </table:table-cell>
          <table:table-cell office:value-type="float" office:value="-1.96264869691834" calcext:value-type="float">
            <text:p>-1.9626486969</text:p>
          </table:table-cell>
          <table:table-cell office:value-type="float" office:value="-1.96268114880978" calcext:value-type="float">
            <text:p>-1.9626811488</text:p>
          </table:table-cell>
          <table:table-cell office:value-type="float" office:value="-1.96270428365567" calcext:value-type="float">
            <text:p>-1.9627042837</text:p>
          </table:table-cell>
          <table:table-cell office:value-type="float" office:value="-1.96271803211749" calcext:value-type="float">
            <text:p>-1.9627180321</text:p>
          </table:table-cell>
          <table:table-cell office:value-type="float" office:value="-1.96272246268972" calcext:value-type="float">
            <text:p>-1.9627224627</text:p>
          </table:table-cell>
          <table:table-cell office:value-type="float" office:value="-1.96271777622878" calcext:value-type="float">
            <text:p>-1.9627177762</text:p>
          </table:table-cell>
          <table:table-cell office:value-type="float" office:value="-1.96270429857483" calcext:value-type="float">
            <text:p>-1.9627042986</text:p>
          </table:table-cell>
          <table:table-cell office:value-type="float" office:value="-1.96268247148057" calcext:value-type="float">
            <text:p>-1.9626824715</text:p>
          </table:table-cell>
          <table:table-cell office:value-type="float" office:value="-1.96265284207225" calcext:value-type="float">
            <text:p>-1.9626528421</text:p>
          </table:table-cell>
          <table:table-cell office:value-type="float" office:value="-1.96261605108012" calcext:value-type="float">
            <text:p>-1.9626160511</text:p>
          </table:table-cell>
          <table:table-cell office:value-type="float" office:value="-1.96257282008641" calcext:value-type="float">
            <text:p>-1.9625728201</text:p>
          </table:table-cell>
          <table:table-cell office:value-type="float" office:value="-1.96252393803301" calcext:value-type="float">
            <text:p>-1.962523938</text:p>
          </table:table-cell>
          <table:table-cell office:value-type="float" office:value="-1.96247024723926" calcext:value-type="float">
            <text:p>-1.9624702472</text:p>
          </table:table-cell>
          <table:table-cell office:value-type="float" office:value="-1.96241262916478" calcext:value-type="float">
            <text:p>-1.9624126292</text:p>
          </table:table-cell>
          <table:table-cell office:value-type="float" office:value="-1.96235199014586" calcext:value-type="float">
            <text:p>-1.9623519901</text:p>
          </table:table-cell>
          <table:table-cell office:value-type="float" office:value="-1.96228924733964" calcext:value-type="float">
            <text:p>-1.9622892473</text:p>
          </table:table-cell>
          <table:table-cell office:value-type="float" office:value="-1.96222531506347" calcext:value-type="float">
            <text:p>-1.9622253151</text:p>
          </table:table-cell>
          <table:table-cell office:value-type="float" office:value="-1.96216109173987" calcext:value-type="float">
            <text:p>-1.9621610917</text:p>
          </table:table-cell>
          <table:table-cell office:value-type="float" office:value="-1.96209744761646" calcext:value-type="float">
            <text:p>-1.9620974476</text:p>
          </table:table-cell>
          <table:table-cell office:value-type="float" office:value="-1.96203521341642" calcext:value-type="float">
            <text:p>-1.9620352134</text:p>
          </table:table-cell>
          <table:table-cell office:value-type="float" office:value="-1.96197517006315" calcext:value-type="float">
            <text:p>-1.9619751701</text:p>
          </table:table-cell>
          <table:table-cell office:value-type="float" office:value="-1.96191803959131" calcext:value-type="float">
            <text:p>-1.9619180396</text:p>
          </table:table-cell>
          <table:table-cell office:value-type="float" office:value="-1.96186447733746" calcext:value-type="float">
            <text:p>-1.9618644773</text:p>
          </table:table-cell>
          <table:table-cell office:value-type="float" office:value="-1.96181506547985" calcext:value-type="float">
            <text:p>-1.9618150655</text:p>
          </table:table-cell>
          <table:table-cell office:value-type="float" office:value="-1.96177030796992" calcext:value-type="float">
            <text:p>-1.961770308</text:p>
          </table:table-cell>
          <table:table-cell office:value-type="float" office:value="-1.96173062686951" calcext:value-type="float">
            <text:p>-1.9617306269</text:p>
          </table:table-cell>
          <table:table-cell office:value-type="float" office:value="-1.96169636008753" calcext:value-type="float">
            <text:p>-1.9616963601</text:p>
          </table:table-cell>
          <table:table-cell office:value-type="float" office:value="-1.9616677604796" calcext:value-type="float">
            <text:p>-1.9616677605</text:p>
          </table:table-cell>
          <table:table-cell office:value-type="float" office:value="-1.96164499624922" calcext:value-type="float">
            <text:p>-1.9616449962</text:p>
          </table:table-cell>
          <table:table-cell office:value-type="float" office:value="-1.96162815257196" calcext:value-type="float">
            <text:p>-1.9616281526</text:p>
          </table:table-cell>
          <table:table-cell office:value-type="float" office:value="-1.96161723433686" calcext:value-type="float">
            <text:p>-1.9616172343</text:p>
          </table:table-cell>
          <table:table-cell office:value-type="float" office:value="-1.96161216988809" calcext:value-type="float">
            <text:p>-1.9616121699</text:p>
          </table:table-cell>
          <table:table-cell office:value-type="float" office:value="-1.96161281563526" calcext:value-type="float">
            <text:p>-1.9616128156</text:p>
          </table:table-cell>
          <table:table-cell office:value-type="float" office:value="-1.96161896138877" calcext:value-type="float">
            <text:p>-1.9616189614</text:p>
          </table:table-cell>
          <table:table-cell office:value-type="float" office:value="-1.96163033627943" calcext:value-type="float">
            <text:p>-1.9616303363</text:p>
          </table:table-cell>
          <table:table-cell office:value-type="float" office:value="-1.96164661511068" calcext:value-type="float">
            <text:p>-1.9616466151</text:p>
          </table:table-cell>
          <table:table-cell office:value-type="float" office:value="-1.96166742500925" calcext:value-type="float">
            <text:p>-1.961667425</text:p>
          </table:table-cell>
          <table:table-cell office:value-type="float" office:value="-1.96169235223456" calcext:value-type="float">
            <text:p>-1.9616923522</text:p>
          </table:table-cell>
          <table:table-cell office:value-type="float" office:value="-1.9617209490319" calcext:value-type="float">
            <text:p>-1.961720949</text:p>
          </table:table-cell>
          <table:table-cell office:value-type="float" office:value="-1.9617527404194" calcext:value-type="float">
            <text:p>-1.9617527404</text:p>
          </table:table-cell>
          <table:table-cell office:value-type="float" office:value="-1.96178723082012" calcext:value-type="float">
            <text:p>-1.9617872308</text:p>
          </table:table-cell>
          <table:table-cell office:value-type="float" office:value="-1.96182391047001" calcext:value-type="float">
            <text:p>-1.9618239105</text:p>
          </table:table-cell>
          <table:table-cell office:value-type="float" office:value="-1.96186226154566" calcext:value-type="float">
            <text:p>-1.9618622615</text:p>
          </table:table-cell>
          <table:table-cell office:value-type="float" office:value="-1.96190176397861" calcext:value-type="float">
            <text:p>-1.961901764</text:p>
          </table:table-cell>
          <table:table-cell office:value-type="float" office:value="-1.96194190093607" calcext:value-type="float">
            <text:p>-1.9619419009</text:p>
          </table:table-cell>
          <table:table-cell office:value-type="float" office:value="-1.96198216396198" calcext:value-type="float">
            <text:p>-1.961982164</text:p>
          </table:table-cell>
          <table:table-cell office:value-type="float" office:value="-1.96202205778558" calcext:value-type="float">
            <text:p>-1.9620220578</text:p>
          </table:table-cell>
          <table:table-cell office:value-type="float" office:value="-1.96206110480878" calcext:value-type="float">
            <text:p>-1.9620611048</text:p>
          </table:table-cell>
          <table:table-cell office:value-type="float" office:value="-1.96209884929099" calcext:value-type="float">
            <text:p>-1.9620988493</text:p>
          </table:table-cell>
          <table:table-cell office:value-type="float" office:value="-1.96213486124883" calcext:value-type="float">
            <text:p>-1.9621348612</text:p>
          </table:table-cell>
          <table:table-cell office:value-type="float" office:value="-1.96216874008941" calcext:value-type="float">
            <text:p>-1.9621687401</text:p>
          </table:table-cell>
          <table:table-cell office:value-type="float" office:value="-1.96220011798221" calcext:value-type="float">
            <text:p>-1.962200118</text:p>
          </table:table-cell>
          <table:table-cell office:value-type="float" office:value="-1.96222866297886" calcext:value-type="float">
            <text:p>-1.962228663</text:p>
          </table:table-cell>
          <table:table-cell office:value-type="float" office:value="-1.96225408187127" calcext:value-type="float">
            <text:p>-1.9622540819</text:p>
          </table:table-cell>
          <table:table-cell office:value-type="float" office:value="-1.96227612277163" calcext:value-type="float">
            <text:p>-1.9622761228</text:p>
          </table:table-cell>
          <table:table-cell office:value-type="float" office:value="-1.96229457739339" calcext:value-type="float">
            <text:p>-1.9622945774</text:p>
          </table:table-cell>
          <table:table-cell office:value-type="float" office:value="-1.96230928299283" calcext:value-type="float">
            <text:p>-1.962309283</text:p>
          </table:table-cell>
          <table:table-cell office:value-type="float" office:value="-1.9623201239337" calcext:value-type="float">
            <text:p>-1.9623201239</text:p>
          </table:table-cell>
          <table:table-cell office:value-type="float" office:value="-1.96232703282799" calcext:value-type="float">
            <text:p>-1.9623270328</text:p>
          </table:table-cell>
          <table:table-cell office:value-type="float" office:value="-1.96232999120108" calcext:value-type="float">
            <text:p>-1.9623299912</text:p>
          </table:table-cell>
          <table:table-cell office:value-type="float" office:value="-1.96232902963903" calcext:value-type="float">
            <text:p>-1.9623290296</text:p>
          </table:table-cell>
          <table:table-cell office:value-type="float" office:value="-1.96232422736671" calcext:value-type="float">
            <text:p>-1.9623242274</text:p>
          </table:table-cell>
          <table:table-cell office:value-type="float" office:value="-1.96231571122842" calcext:value-type="float">
            <text:p>-1.9623157112</text:p>
          </table:table-cell>
          <table:table-cell office:value-type="float" office:value="-1.96230365403798" calcext:value-type="float">
            <text:p>-1.962303654</text:p>
          </table:table-cell>
          <table:table-cell office:value-type="float" office:value="-1.96228827228969" calcext:value-type="float">
            <text:p>-1.9622882723</text:p>
          </table:table-cell>
          <table:table-cell office:value-type="float" office:value="-1.96226982322868" calcext:value-type="float">
            <text:p>-1.9622698232</text:p>
          </table:table-cell>
          <table:table-cell office:value-type="float" office:value="-1.96224860129961" calcext:value-type="float">
            <text:p>-1.9622486013</text:p>
          </table:table-cell>
          <table:table-cell office:value-type="float" office:value="-1.96222493400851" calcext:value-type="float">
            <text:p>-1.962224934</text:p>
          </table:table-cell>
          <table:table-cell office:value-type="float" office:value="-1.96219917724791" calcext:value-type="float">
            <text:p>-1.9621991772</text:p>
          </table:table-cell>
          <table:table-cell office:value-type="float" office:value="-1.96217171015231" calcext:value-type="float">
            <text:p>-1.9621717102</text:p>
          </table:table-cell>
          <table:table-cell office:value-type="float" office:value="-1.96214292956537" calcext:value-type="float">
            <text:p>-1.9621429296</text:p>
          </table:table-cell>
          <table:table-cell office:value-type="float" office:value="-1.96211324421512" calcext:value-type="float">
            <text:p>-1.9621132442</text:p>
          </table:table-cell>
          <table:table-cell office:value-type="float" office:value="-1.96208306869256" calcext:value-type="float">
            <text:p>-1.9620830687</text:p>
          </table:table-cell>
          <table:table-cell office:value-type="float" office:value="-1.96205281735484" calcext:value-type="float">
            <text:p>-1.9620528174</text:p>
          </table:table-cell>
          <table:table-cell office:value-type="float" office:value="-1.96202289825326" calcext:value-type="float">
            <text:p>-1.9620228983</text:p>
          </table:table-cell>
          <table:table-cell office:value-type="float" office:value="-1.96199370720819" calcext:value-type="float">
            <text:p>-1.9619937072</text:p>
          </table:table-cell>
          <table:table-cell office:value-type="float" office:value="-1.96196562213764" calcext:value-type="float">
            <text:p>-1.9619656221</text:p>
          </table:table-cell>
          <table:table-cell office:value-type="float" office:value="-1.961938997741" calcext:value-type="float">
            <text:p>-1.9619389977</text:p>
          </table:table-cell>
          <table:table-cell office:value-type="float" office:value="-1.96191416063437" calcext:value-type="float">
            <text:p>-1.9619141606</text:p>
          </table:table-cell>
          <table:table-cell office:value-type="float" office:value="-1.961891405022" calcext:value-type="float">
            <text:p>-1.961891405</text:p>
          </table:table-cell>
          <table:table-cell office:value-type="float" office:value="-1.96187098896877" calcext:value-type="float">
            <text:p>-1.961870989</text:p>
          </table:table-cell>
          <table:table-cell office:value-type="float" office:value="-1.96185313133537" calcext:value-type="float">
            <text:p>-1.9618531313</text:p>
          </table:table-cell>
          <table:table-cell office:value-type="float" office:value="-1.96183800941155" calcext:value-type="float">
            <text:p>-1.9618380094</text:p>
          </table:table-cell>
          <table:table-cell office:value-type="float" office:value="-1.96182575727365" calcext:value-type="float">
            <text:p>-1.9618257573</text:p>
          </table:table-cell>
          <table:table-cell office:value-type="float" office:value="-1.96181646487593" calcext:value-type="float">
            <text:p>-1.9618164649</text:p>
          </table:table-cell>
          <table:table-cell office:value-type="float" office:value="-1.96181017786774" calcext:value-type="float">
            <text:p>-1.9618101779</text:p>
          </table:table-cell>
          <table:table-cell office:value-type="float" office:value="-1.961806898119" calcext:value-type="float">
            <text:p>-1.9618068981</text:p>
          </table:table-cell>
          <table:table-cell office:value-type="float" office:value="-1.96180658491894" calcext:value-type="float">
            <text:p>-1.9618065849</text:p>
          </table:table-cell>
          <table:table-cell office:value-type="float" office:value="-1.96180915680579" calcext:value-type="float">
            <text:p>-1.9618091568</text:p>
          </table:table-cell>
          <table:table-cell office:value-type="float" office:value="-1.96181449397301" calcext:value-type="float">
            <text:p>-1.961814494</text:p>
          </table:table-cell>
          <table:table-cell office:value-type="float" office:value="-1.96182244119054" calcext:value-type="float">
            <text:p>-1.9618224412</text:p>
          </table:table-cell>
          <table:table-cell office:value-type="float" office:value="-1.96183281117493" calcext:value-type="float">
            <text:p>-1.9618328112</text:p>
          </table:table-cell>
          <table:table-cell office:value-type="float" office:value="-1.961845388333" calcext:value-type="float">
            <text:p>-1.9618453883</text:p>
          </table:table-cell>
          <table:table-cell office:value-type="float" office:value="-1.96185993280732" calcext:value-type="float">
            <text:p>-1.9618599328</text:p>
          </table:table-cell>
          <table:table-cell office:value-type="float" office:value="-1.96187618474472" calcext:value-type="float">
            <text:p>-1.9618761847</text:p>
          </table:table-cell>
          <table:table-cell office:value-type="float" office:value="-1.96189386871229" calcext:value-type="float">
            <text:p>-1.9618938687</text:p>
          </table:table-cell>
          <table:table-cell office:value-type="float" office:value="-1.96191269818609" calcext:value-type="float">
            <text:p>-1.9619126982</text:p>
          </table:table-cell>
          <table:table-cell office:value-type="float" office:value="-1.96193238003675" calcext:value-type="float">
            <text:p>-1.96193238</text:p>
          </table:table-cell>
          <table:table-cell office:value-type="float" office:value="-1.96195261894804" calcext:value-type="float">
            <text:p>-1.9619526189</text:p>
          </table:table-cell>
          <table:table-cell office:value-type="float" office:value="-1.96197312169581" calcext:value-type="float">
            <text:p>-1.9619731217</text:p>
          </table:table-cell>
          <table:table-cell office:value-type="float" office:value="-1.96199360123392" calcext:value-type="float">
            <text:p>-1.9619936012</text:p>
          </table:table-cell>
          <table:table-cell office:value-type="float" office:value="-1.96201378052844" calcext:value-type="float">
            <text:p>-1.9620137805</text:p>
          </table:table-cell>
          <table:table-cell office:value-type="float" office:value="-1.96203339609164" calcext:value-type="float">
            <text:p>-1.9620333961</text:p>
          </table:table-cell>
          <table:table-cell office:value-type="float" office:value="-1.9620522011772" calcext:value-type="float">
            <text:p>-1.9620522012</text:p>
          </table:table-cell>
          <table:table-cell office:value-type="float" office:value="-1.96206996859919" calcext:value-type="float">
            <text:p>-1.9620699686</text:p>
          </table:table-cell>
          <table:table-cell office:value-type="float" office:value="-1.96208649314912" calcext:value-type="float">
            <text:p>-1.9620864931</text:p>
          </table:table-cell>
          <table:table-cell office:value-type="float" office:value="-1.96210159359218" calcext:value-type="float">
            <text:p>-1.9621015936</text:p>
          </table:table-cell>
          <table:table-cell office:value-type="float" office:value="-1.96211511422895" calcext:value-type="float">
            <text:p>-1.9621151142</text:p>
          </table:table-cell>
          <table:table-cell office:value-type="float" office:value="-1.96212692602215" calcext:value-type="float">
            <text:p>-1.962126926</text:p>
          </table:table-cell>
          <table:table-cell office:value-type="float" office:value="-1.96213692728877" calcext:value-type="float">
            <text:p>-1.9621369273</text:p>
          </table:table-cell>
          <table:table-cell office:value-type="float" office:value="-1.96214504396984" calcext:value-type="float">
            <text:p>-1.962145044</text:p>
          </table:table-cell>
          <table:table-cell office:value-type="float" office:value="-1.96215122949592" calcext:value-type="float">
            <text:p>-1.9621512295</text:p>
          </table:table-cell>
          <table:table-cell office:value-type="float" office:value="-1.96215546427107" calcext:value-type="float">
            <text:p>-1.9621554643</text:p>
          </table:table-cell>
          <table:table-cell office:value-type="float" office:value="-1.96215775480498" calcext:value-type="float">
            <text:p>-1.9621577548</text:p>
          </table:table-cell>
          <table:table-cell office:value-type="float" office:value="-1.96215813252689" calcext:value-type="float">
            <text:p>-1.9621581325</text:p>
          </table:table-cell>
          <table:table-cell office:value-type="float" office:value="-1.96215665231893" calcext:value-type="float">
            <text:p>-1.9621566523</text:p>
          </table:table-cell>
          <table:table-cell office:value-type="float" office:value="-1.96215339080792" calcext:value-type="float">
            <text:p>-1.9621533908</text:p>
          </table:table-cell>
          <table:table-cell office:value-type="float" office:value="-1.96214844445681" calcext:value-type="float">
            <text:p>-1.9621484445</text:p>
          </table:table-cell>
          <table:table-cell office:value-type="float" office:value="-1.96214192750059" calcext:value-type="float">
            <text:p>-1.9621419275</text:p>
          </table:table-cell>
          <table:table-cell office:value-type="float" office:value="-1.96213396976157" calcext:value-type="float">
            <text:p>-1.9621339698</text:p>
          </table:table-cell>
          <table:table-cell office:value-type="float" office:value="-1.96212471439036" calcext:value-type="float">
            <text:p>-1.9621247144</text:p>
          </table:table-cell>
          <table:table-cell office:value-type="float" office:value="-1.96211431556446" calcext:value-type="float">
            <text:p>-1.9621143156</text:p>
          </table:table-cell>
          <table:table-cell office:value-type="float" office:value="-1.9621029361838" calcext:value-type="float">
            <text:p>-1.9621029362</text:p>
          </table:table-cell>
          <table:table-cell office:value-type="float" office:value="-1.96209074557009" calcext:value-type="float">
            <text:p>-1.9620907456</text:p>
          </table:table-cell>
          <table:table-cell office:value-type="float" office:value="-1.96207791728005" calcext:value-type="float">
            <text:p>-1.9620779173</text:p>
          </table:table-cell>
          <table:table-cell office:value-type="float" office:value="-1.96206462686586" calcext:value-type="float">
            <text:p>-1.9620646269</text:p>
          </table:table-cell>
          <table:table-cell office:value-type="float" office:value="-1.9620510498765" calcext:value-type="float">
            <text:p>-1.9620510499</text:p>
          </table:table-cell>
          <table:table-cell office:value-type="float" office:value="-1.96203735984497" calcext:value-type="float">
            <text:p>-1.9620373598</text:p>
          </table:table-cell>
          <table:table-cell office:value-type="float" office:value="-1.96202372644235" calcext:value-type="float">
            <text:p>-1.9620237264</text:p>
          </table:table-cell>
          <table:table-cell office:value-type="float" office:value="-1.96201031374123" calcext:value-type="float">
            <text:p>-1.9620103137</text:p>
          </table:table-cell>
          <table:table-cell office:value-type="float" office:value="-1.96199727860161" calcext:value-type="float">
            <text:p>-1.9619972786</text:p>
          </table:table-cell>
          <table:table-cell office:value-type="float" office:value="-1.96198476918827" calcext:value-type="float">
            <text:p>-1.9619847692</text:p>
          </table:table-cell>
          <table:table-cell office:value-type="float" office:value="-1.96197292361235" calcext:value-type="float">
            <text:p>-1.9619729236</text:p>
          </table:table-cell>
          <table:table-cell office:value-type="float" office:value="-1.96196186870827" calcext:value-type="float">
            <text:p>-1.9619618687</text:p>
          </table:table-cell>
          <table:table-cell office:value-type="float" office:value="-1.96195171893734" calcext:value-type="float">
            <text:p>-1.9619517189</text:p>
          </table:table-cell>
          <table:table-cell office:value-type="float" office:value="-1.96194257542706" calcext:value-type="float">
            <text:p>-1.9619425754</text:p>
          </table:table-cell>
          <table:table-cell office:value-type="float" office:value="-1.96193452514375" calcext:value-type="float">
            <text:p>-1.9619345251</text:p>
          </table:table-cell>
          <table:table-cell office:value-type="float" office:value="-1.96192764020459" calcext:value-type="float">
            <text:p>-1.9619276402</text:p>
          </table:table-cell>
          <table:table-cell office:value-type="float" office:value="-1.96192197733106" calcext:value-type="float">
            <text:p>-1.9619219773</text:p>
          </table:table-cell>
          <table:table-cell office:value-type="float" office:value="-1.961917577453" calcext:value-type="float">
            <text:p>-1.9619175775</text:p>
          </table:table-cell>
          <table:table-cell office:value-type="float" office:value="-1.96191446546505" calcext:value-type="float">
            <text:p>-1.9619144655</text:p>
          </table:table-cell>
          <table:table-cell office:value-type="float" office:value="-1.96191265014416" calcext:value-type="float">
            <text:p>-1.9619126501</text:p>
          </table:table-cell>
          <table:table-cell office:value-type="float" office:value="-1.96191212423486" calcext:value-type="float">
            <text:p>-1.9619121242</text:p>
          </table:table-cell>
          <table:table-cell office:value-type="float" office:value="-1.96191286470704" calcext:value-type="float">
            <text:p>-1.9619128647</text:p>
          </table:table-cell>
          <table:table-cell office:value-type="float" office:value="-1.96191483318806" calcext:value-type="float">
            <text:p>-1.9619148332</text:p>
          </table:table-cell>
          <table:table-cell office:value-type="float" office:value="-1.96191797657738" calcext:value-type="float">
            <text:p>-1.9619179766</text:p>
          </table:table-cell>
          <table:table-cell office:value-type="float" office:value="-1.96192222783548" calcext:value-type="float">
            <text:p>-1.9619222278</text:p>
          </table:table-cell>
          <table:table-cell office:value-type="float" office:value="-1.9619275069517" calcext:value-type="float">
            <text:p>-1.961927507</text:p>
          </table:table-cell>
          <table:table-cell office:value-type="float" office:value="-1.96193372207787" calcext:value-type="float">
            <text:p>-1.9619337221</text:p>
          </table:table-cell>
          <table:table-cell office:value-type="float" office:value="-1.96194077082207" calcext:value-type="float">
            <text:p>-1.9619407708</text:p>
          </table:table-cell>
          <table:table-cell office:value-type="float" office:value="-1.96194854168727" calcext:value-type="float">
            <text:p>-1.9619485417</text:p>
          </table:table-cell>
          <table:table-cell office:value-type="float" office:value="-1.96195691563579" calcext:value-type="float">
            <text:p>-1.9619569156</text:p>
          </table:table-cell>
          <table:table-cell office:value-type="float" office:value="-1.9619657677625" calcext:value-type="float">
            <text:p>-1.9619657678</text:p>
          </table:table-cell>
          <table:table-cell office:value-type="float" office:value="-1.96197496904958" calcext:value-type="float">
            <text:p>-1.961974969</text:p>
          </table:table-cell>
          <table:table-cell office:value-type="float" office:value="-1.9619843881771" calcext:value-type="float">
            <text:p>-1.9619843882</text:p>
          </table:table-cell>
          <table:table-cell office:value-type="float" office:value="-1.96199389336314" calcext:value-type="float">
            <text:p>-1.9619938934</text:p>
          </table:table-cell>
          <table:table-cell office:value-type="float" office:value="-1.96200335420127" calcext:value-type="float">
            <text:p>-1.9620033542</text:p>
          </table:table-cell>
          <table:table-cell office:value-type="float" office:value="-1.96201264346549" calcext:value-type="float">
            <text:p>-1.9620126435</text:p>
          </table:table-cell>
          <table:table-cell office:value-type="float" office:value="-1.96202163885491" calcext:value-type="float">
            <text:p>-1.9620216389</text:p>
          </table:table-cell>
          <table:table-cell office:value-type="float" office:value="-1.96203022464491" calcext:value-type="float">
            <text:p>-1.9620302246</text:p>
          </table:table-cell>
          <table:table-cell office:value-type="float" office:value="-1.96203829322219" calcext:value-type="float">
            <text:p>-1.9620382932</text:p>
          </table:table-cell>
          <table:table-cell office:value-type="float" office:value="-1.96204574647474" calcext:value-type="float">
            <text:p>-1.9620457465</text:p>
          </table:table-cell>
          <table:table-cell office:value-type="float" office:value="-1.96205249701608" calcext:value-type="float">
            <text:p>-1.962052497</text:p>
          </table:table-cell>
          <table:table-cell office:value-type="float" office:value="-1.9620584692259" calcext:value-type="float">
            <text:p>-1.9620584692</text:p>
          </table:table-cell>
          <table:table-cell office:value-type="float" office:value="-1.96206360009175" calcext:value-type="float">
            <text:p>-1.9620636001</text:p>
          </table:table-cell>
          <table:table-cell office:value-type="float" office:value="-1.96206783984001" calcext:value-type="float">
            <text:p>-1.9620678398</text:p>
          </table:table-cell>
          <table:table-cell office:value-type="float" office:value="-1.96207115235049" calcext:value-type="float">
            <text:p>-1.9620711524</text:p>
          </table:table-cell>
          <table:table-cell office:value-type="float" office:value="-1.96207351535351" calcext:value-type="float">
            <text:p>-1.9620735154</text:p>
          </table:table-cell>
          <table:table-cell office:value-type="float" office:value="-1.96207492040896" calcext:value-type="float">
            <text:p>-1.9620749204</text:p>
          </table:table-cell>
          <table:table-cell office:value-type="float" office:value="-1.96207537267551" calcext:value-type="float">
            <text:p>-1.9620753727</text:p>
          </table:table-cell>
          <table:table-cell office:value-type="float" office:value="-1.96207489047712" calcext:value-type="float">
            <text:p>-1.9620748905</text:p>
          </table:table-cell>
          <table:table-cell office:value-type="float" office:value="-1.96207350468303" calcext:value-type="float">
            <text:p>-1.9620735047</text:p>
          </table:table-cell>
          <table:table-cell office:value-type="float" office:value="-1.9620712579122" calcext:value-type="float">
            <text:p>-1.9620712579</text:p>
          </table:table-cell>
          <table:table-cell office:value-type="float" office:value="-1.96206820358686" calcext:value-type="float">
            <text:p>-1.9620682036</text:p>
          </table:table-cell>
          <table:table-cell office:value-type="float" office:value="-1.96206440484859" calcext:value-type="float">
            <text:p>-1.9620644048</text:p>
          </table:table-cell>
          <table:table-cell office:value-type="float" office:value="-1.96205993336402" calcext:value-type="float">
            <text:p>-1.9620599334</text:p>
          </table:table-cell>
          <table:table-cell office:value-type="float" office:value="-1.96205486804072" calcext:value-type="float">
            <text:p>-1.962054868</text:p>
          </table:table-cell>
          <table:table-cell office:value-type="float" office:value="-1.96204929367248" calcext:value-type="float">
            <text:p>-1.9620492937</text:p>
          </table:table-cell>
          <table:table-cell office:value-type="float" office:value="-1.96204329955771" calcext:value-type="float">
            <text:p>-1.9620432996</text:p>
          </table:table-cell>
          <table:table-cell office:value-type="float" office:value="-1.9620369780688" calcext:value-type="float">
            <text:p>-1.9620369781</text:p>
          </table:table-cell>
          <table:table-cell office:value-type="float" office:value="-1.9620304232587" calcext:value-type="float">
            <text:p>-1.9620304233</text:p>
          </table:table-cell>
          <table:table-cell office:value-type="float" office:value="-1.96202372946892" calcext:value-type="float">
            <text:p>-1.9620237295</text:p>
          </table:table-cell>
          <table:table-cell office:value-type="float" office:value="-1.96201698999017" calcext:value-type="float">
            <text:p>-1.96201699</text:p>
          </table:table-cell>
          <table:table-cell office:value-type="float" office:value="-1.96201029578916" calcext:value-type="float">
            <text:p>-1.9620102958</text:p>
          </table:table-cell>
          <table:table-cell office:value-type="float" office:value="-1.96200373431106" calcext:value-type="float">
            <text:p>-1.9620037343</text:p>
          </table:table-cell>
          <table:table-cell office:value-type="float" office:value="-1.9619973883818" calcext:value-type="float">
            <text:p>-1.9619973884</text:p>
          </table:table-cell>
          <table:table-cell office:value-type="float" office:value="-1.96199133521596" calcext:value-type="float">
            <text:p>-1.9619913352</text:p>
          </table:table-cell>
          <table:table-cell office:value-type="float" office:value="-1.96198564554461" calcext:value-type="float">
            <text:p>-1.9619856455</text:p>
          </table:table-cell>
          <table:table-cell office:value-type="float" office:value="-1.9619803828706" calcext:value-type="float">
            <text:p>-1.9619803829</text:p>
          </table:table-cell>
          <table:table-cell office:value-type="float" office:value="-1.96197560285421" calcext:value-type="float">
            <text:p>-1.9619756029</text:p>
          </table:table-cell>
          <table:table-cell office:value-type="float" office:value="-1.96197135283814" calcext:value-type="float">
            <text:p>-1.9619713528</text:p>
          </table:table-cell>
          <table:table-cell office:value-type="float" office:value="-1.9619676715071" calcext:value-type="float">
            <text:p>-1.9619676715</text:p>
          </table:table-cell>
          <table:table-cell office:value-type="float" office:value="-1.96196458868439" calcext:value-type="float">
            <text:p>-1.9619645887</text:p>
          </table:table-cell>
          <table:table-cell office:value-type="float" office:value="-1.96196212526104" calcext:value-type="float">
            <text:p>-1.9619621253</text:p>
          </table:table-cell>
          <table:table-cell office:value-type="float" office:value="-1.96196029325257" calcext:value-type="float">
            <text:p>-1.9619602933</text:p>
          </table:table-cell>
          <table:table-cell office:value-type="float" office:value="-1.96195909597579" calcext:value-type="float">
            <text:p>-1.961959096</text:p>
          </table:table-cell>
          <table:table-cell office:value-type="float" office:value="-1.96195852833696" calcext:value-type="float">
            <text:p>-1.9619585283</text:p>
          </table:table-cell>
          <table:table-cell office:value-type="float" office:value="-1.96195857722245" calcext:value-type="float">
            <text:p>-1.9619585772</text:p>
          </table:table-cell>
          <table:table-cell office:value-type="float" office:value="-1.96195922197957" calcext:value-type="float">
            <text:p>-1.961959222</text:p>
          </table:table-cell>
          <table:table-cell office:value-type="float" office:value="-1.96196043497602" calcext:value-type="float">
            <text:p>-1.961960435</text:p>
          </table:table-cell>
          <table:table-cell office:value-type="float" office:value="-1.96196218222655" calcext:value-type="float">
            <text:p>-1.9619621822</text:p>
          </table:table-cell>
          <table:table-cell office:value-type="float" office:value="-1.96196442407297" calcext:value-type="float">
            <text:p>-1.9619644241</text:p>
          </table:table-cell>
          <table:table-cell office:value-type="float" office:value="-1.96196711590552" calcext:value-type="float">
            <text:p>-1.9619671159</text:p>
          </table:table-cell>
          <table:table-cell office:value-type="float" office:value="-1.96197020891418" calcext:value-type="float">
            <text:p>-1.9619702089</text:p>
          </table:table-cell>
          <table:table-cell office:value-type="float" office:value="-1.9619736508567" calcext:value-type="float">
            <text:p>-1.9619736509</text:p>
          </table:table-cell>
          <table:table-cell office:value-type="float" office:value="-1.96197738683342" calcext:value-type="float">
            <text:p>-1.9619773868</text:p>
          </table:table-cell>
          <table:table-cell office:value-type="float" office:value="-1.96198136005803" calcext:value-type="float">
            <text:p>-1.9619813601</text:p>
          </table:table-cell>
          <table:table-cell office:value-type="float" office:value="-1.96198551261652" calcext:value-type="float">
            <text:p>-1.9619855126</text:p>
          </table:table-cell>
          <table:table-cell office:value-type="float" office:value="-1.96198978620338" calcext:value-type="float">
            <text:p>-1.9619897862</text:p>
          </table:table-cell>
          <table:table-cell office:value-type="float" office:value="-1.96199412283201" calcext:value-type="float">
            <text:p>-1.9619941228</text:p>
          </table:table-cell>
          <table:table-cell office:value-type="float" office:value="-1.96199846550835" calcext:value-type="float">
            <text:p>-1.9619984655</text:p>
          </table:table-cell>
          <table:table-cell office:value-type="float" office:value="-1.96200275886829" calcext:value-type="float">
            <text:p>-1.9620027589</text:p>
          </table:table-cell>
          <table:table-cell office:value-type="float" office:value="-1.96200694976923" calcext:value-type="float">
            <text:p>-1.9620069498</text:p>
          </table:table-cell>
          <table:table-cell office:value-type="float" office:value="-1.96201098783794" calcext:value-type="float">
            <text:p>-1.9620109878</text:p>
          </table:table-cell>
          <table:table-cell office:value-type="float" office:value="-1.96201482596722" calcext:value-type="float">
            <text:p>-1.962014826</text:p>
          </table:table-cell>
          <table:table-cell office:value-type="float" office:value="-1.96201842076327" calcext:value-type="float">
            <text:p>-1.9620184208</text:p>
          </table:table-cell>
          <table:table-cell office:value-type="float" office:value="-1.96202173294061" calcext:value-type="float">
            <text:p>-1.9620217329</text:p>
          </table:table-cell>
          <table:table-cell office:value-type="float" office:value="-1.96202472766261" calcext:value-type="float">
            <text:p>-1.9620247277</text:p>
          </table:table-cell>
          <table:table-cell office:value-type="float" office:value="-1.9620273748294" calcext:value-type="float">
            <text:p>-1.9620273748</text:p>
          </table:table-cell>
          <table:table-cell office:value-type="float" office:value="-1.96202964930913" calcext:value-type="float">
            <text:p>-1.9620296493</text:p>
          </table:table-cell>
          <table:table-cell office:value-type="float" office:value="-1.96203153111579" calcext:value-type="float">
            <text:p>-1.9620315311</text:p>
          </table:table-cell>
          <table:table-cell office:value-type="float" office:value="-1.96203300552833" calcext:value-type="float">
            <text:p>-1.9620330055</text:p>
          </table:table-cell>
          <table:table-cell office:value-type="float" office:value="-1.96203406315574" calcext:value-type="float">
            <text:p>-1.9620340632</text:p>
          </table:table-cell>
          <table:table-cell office:value-type="float" office:value="-1.96203469994463" calcext:value-type="float">
            <text:p>-1.9620346999</text:p>
          </table:table-cell>
          <table:table-cell office:value-type="float" office:value="-1.96203491712929" calcext:value-type="float">
            <text:p>-1.9620349171</text:p>
          </table:table-cell>
          <table:table-cell office:value-type="float" office:value="-1.96203472112574" calcext:value-type="float">
            <text:p>-1.9620347211</text:p>
          </table:table-cell>
          <table:table-cell office:value-type="float" office:value="-1.96203412337045" calcext:value-type="float">
            <text:p>-1.9620341234</text:p>
          </table:table-cell>
          <table:table-cell office:value-type="float" office:value="-1.96203314010207" calcext:value-type="float">
            <text:p>-1.9620331401</text:p>
          </table:table-cell>
          <table:table-cell office:value-type="float" office:value="-1.96203179209096" calcext:value-type="float">
            <text:p>-1.9620317921</text:p>
          </table:table-cell>
          <table:table-cell office:value-type="float" office:value="-1.96203010431654" calcext:value-type="float">
            <text:p>-1.9620301043</text:p>
          </table:table-cell>
          <table:table-cell office:value-type="float" office:value="-1.96202810559608" calcext:value-type="float">
            <text:p>-1.9620281056</text:p>
          </table:table-cell>
          <table:table-cell office:value-type="float" office:value="-1.96202582816989" calcext:value-type="float">
            <text:p>-1.9620258282</text:p>
          </table:table-cell>
          <table:table-cell office:value-type="float" office:value="-1.96202330723596" calcext:value-type="float">
            <text:p>-1.9620233072</text:p>
          </table:table-cell>
          <table:table-cell office:value-type="float" office:value="-1.96202058047644" calcext:value-type="float">
            <text:p>-1.9620205805</text:p>
          </table:table-cell>
          <table:table-cell office:value-type="float" office:value="-1.96201768750973" calcext:value-type="float">
            <text:p>-1.9620176875</text:p>
          </table:table-cell>
          <table:table-cell office:value-type="float" office:value="-1.96201466937106" calcext:value-type="float">
            <text:p>-1.9620146694</text:p>
          </table:table-cell>
          <table:table-cell office:value-type="float" office:value="-1.96201156792565" calcext:value-type="float">
            <text:p>-1.9620115679</text:p>
          </table:table-cell>
          <table:table-cell office:value-type="float" office:value="-1.96200842532601" calcext:value-type="float">
            <text:p>-1.9620084253</text:p>
          </table:table-cell>
          <table:table-cell office:value-type="float" office:value="-1.96200528342583" calcext:value-type="float">
            <text:p>-1.9620052834</text:p>
          </table:table-cell>
          <table:table-cell office:value-type="float" office:value="-1.96200218322829" calcext:value-type="float">
            <text:p>-1.9620021832</text:p>
          </table:table-cell>
          <table:table-cell office:value-type="float" office:value="-1.96199916434095" calcext:value-type="float">
            <text:p>-1.9619991643</text:p>
          </table:table-cell>
          <table:table-cell office:value-type="float" office:value="-1.96199626445999" calcext:value-type="float">
            <text:p>-1.9619962645</text:p>
          </table:table-cell>
          <table:table-cell office:value-type="float" office:value="-1.96199351888588" calcext:value-type="float">
            <text:p>-1.9619935189</text:p>
          </table:table-cell>
          <table:table-cell office:value-type="float" office:value="-1.96199096007927" calcext:value-type="float">
            <text:p>-1.9619909601</text:p>
          </table:table-cell>
          <table:table-cell office:value-type="float" office:value="-1.96198861726533" calcext:value-type="float">
            <text:p>-1.9619886173</text:p>
          </table:table-cell>
          <table:table-cell office:value-type="float" office:value="-1.96198651609013" calcext:value-type="float">
            <text:p>-1.9619865161</text:p>
          </table:table-cell>
          <table:table-cell office:value-type="float" office:value="-1.96198467833391" calcext:value-type="float">
            <text:p>-1.9619846783</text:p>
          </table:table-cell>
          <table:table-cell office:value-type="float" office:value="-1.96198312168795" calcext:value-type="float">
            <text:p>-1.9619831217</text:p>
          </table:table-cell>
          <table:table-cell office:value-type="float" office:value="-1.96198185959414" calcext:value-type="float">
            <text:p>-1.9619818596</text:p>
          </table:table-cell>
          <table:table-cell office:value-type="float" office:value="-1.96198090115059" calcext:value-type="float">
            <text:p>-1.9619809012</text:p>
          </table:table-cell>
          <table:table-cell office:value-type="float" office:value="-1.96198025108268" calcext:value-type="float">
            <text:p>-1.9619802511</text:p>
          </table:table-cell>
          <table:table-cell office:value-type="float" office:value="-1.96197990978094" calcext:value-type="float">
            <text:p>-1.9619799098</text:p>
          </table:table-cell>
          <table:table-cell office:value-type="float" office:value="-1.9619798734" calcext:value-type="float">
            <text:p>-1.9619798734</text:p>
          </table:table-cell>
          <table:table-cell office:value-type="float" office:value="-1.96198013401922" calcext:value-type="float">
            <text:p>-1.961980134</text:p>
          </table:table-cell>
          <table:table-cell office:value-type="float" office:value="-1.96198067985824" calcext:value-type="float">
            <text:p>-1.9619806799</text:p>
          </table:table-cell>
          <table:table-cell office:value-type="float" office:value="-1.96198149554515" calcext:value-type="float">
            <text:p>-1.9619814955</text:p>
          </table:table-cell>
          <table:table-cell office:value-type="float" office:value="-1.96198256242923" calcext:value-type="float">
            <text:p>-1.9619825624</text:p>
          </table:table-cell>
          <table:table-cell office:value-type="float" office:value="-1.96198385893357" calcext:value-type="float">
            <text:p>-1.9619838589</text:p>
          </table:table-cell>
          <table:table-cell office:value-type="float" office:value="-1.96198536094105" calcext:value-type="float">
            <text:p>-1.9619853609</text:p>
          </table:table-cell>
          <table:table-cell office:value-type="float" office:value="-1.96198704220578" calcext:value-type="float">
            <text:p>-1.9619870422</text:p>
          </table:table-cell>
          <table:table-cell office:value-type="float" office:value="-1.96198887478307" calcext:value-type="float">
            <text:p>-1.9619888748</text:p>
          </table:table-cell>
          <table:table-cell office:value-type="float" office:value="-1.96199082947214" calcext:value-type="float">
            <text:p>-1.9619908295</text:p>
          </table:table-cell>
          <table:table-cell office:value-type="float" office:value="-1.96199287626134" calcext:value-type="float">
            <text:p>-1.9619928763</text:p>
          </table:table-cell>
          <table:table-cell office:value-type="float" office:value="-1.9619949847732" calcext:value-type="float">
            <text:p>-1.9619949848</text:p>
          </table:table-cell>
          <table:table-cell office:value-type="float" office:value="-1.96199712469831" calcext:value-type="float">
            <text:p>-1.9619971247</text:p>
          </table:table-cell>
          <table:table-cell office:value-type="float" office:value="-1.96199926621503" calcext:value-type="float">
            <text:p>-1.9619992662</text:p>
          </table:table-cell>
          <table:table-cell office:value-type="float" office:value="-1.96200138038737" calcext:value-type="float">
            <text:p>-1.9620013804</text:p>
          </table:table-cell>
          <table:table-cell office:value-type="float" office:value="-1.96200343953757" calcext:value-type="float">
            <text:p>-1.9620034395</text:p>
          </table:table-cell>
          <table:table-cell office:value-type="float" office:value="-1.96200541758632" calcext:value-type="float">
            <text:p>-1.9620054176</text:p>
          </table:table-cell>
          <table:table-cell office:value-type="float" office:value="-1.96200729035983" calcext:value-type="float">
            <text:p>-1.9620072904</text:p>
          </table:table-cell>
          <table:table-cell office:value-type="float" office:value="-1.96200903585765" calcext:value-type="float">
            <text:p>-1.9620090359</text:p>
          </table:table-cell>
          <table:table-cell office:value-type="float" office:value="-1.962010634481" calcext:value-type="float">
            <text:p>-1.9620106345</text:p>
          </table:table-cell>
          <table:table-cell office:value-type="float" office:value="-1.96201206921835" calcext:value-type="float">
            <text:p>-1.9620120692</text:p>
          </table:table-cell>
          <table:table-cell office:value-type="float" office:value="-1.96201332578751" calcext:value-type="float">
            <text:p>-1.9620133258</text:p>
          </table:table-cell>
          <table:table-cell office:value-type="float" office:value="-1.96201439273633" calcext:value-type="float">
            <text:p>-1.9620143927</text:p>
          </table:table-cell>
          <table:table-cell office:value-type="float" office:value="-1.9620152614973" calcext:value-type="float">
            <text:p>-1.9620152615</text:p>
          </table:table-cell>
          <table:table-cell office:value-type="float" office:value="-1.96201592640236" calcext:value-type="float">
            <text:p>-1.9620159264</text:p>
          </table:table-cell>
          <table:table-cell office:value-type="float" office:value="-1.96201638465652" calcext:value-type="float">
            <text:p>-1.9620163847</text:p>
          </table:table-cell>
          <table:table-cell office:value-type="float" office:value="-1.96201663627379" calcext:value-type="float">
            <text:p>-1.9620166363</text:p>
          </table:table-cell>
          <table:table-cell office:value-type="float" office:value="-1.96201668397649" calcext:value-type="float">
            <text:p>-1.962016684</text:p>
          </table:table-cell>
          <table:table-cell office:value-type="float" office:value="-1.96201653306298" calcext:value-type="float">
            <text:p>-1.9620165331</text:p>
          </table:table-cell>
          <table:table-cell office:value-type="float" office:value="-1.96201619124706" calcext:value-type="float">
            <text:p>-1.9620161912</text:p>
          </table:table-cell>
          <table:table-cell office:value-type="float" office:value="-1.96201566846904" calcext:value-type="float">
            <text:p>-1.9620156685</text:p>
          </table:table-cell>
          <table:table-cell office:value-type="float" office:value="-1.96201497668891" calcext:value-type="float">
            <text:p>-1.9620149767</text:p>
          </table:table-cell>
          <table:table-cell office:value-type="float" office:value="-1.96201412965868" calcext:value-type="float">
            <text:p>-1.9620141297</text:p>
          </table:table-cell>
          <table:table-cell office:value-type="float" office:value="-1.9620131426832" calcext:value-type="float">
            <text:p>-1.9620131427</text:p>
          </table:table-cell>
          <table:table-cell office:value-type="float" office:value="-1.96201203236948" calcext:value-type="float">
            <text:p>-1.9620120324</text:p>
          </table:table-cell>
          <table:table-cell office:value-type="float" office:value="-1.96201081636776" calcext:value-type="float">
            <text:p>-1.9620108164</text:p>
          </table:table-cell>
          <table:table-cell office:value-type="float" office:value="-1.96200951312218" calcext:value-type="float">
            <text:p>-1.9620095131</text:p>
          </table:table-cell>
          <table:table-cell office:value-type="float" office:value="-1.96200814159853" calcext:value-type="float">
            <text:p>-1.9620081416</text:p>
          </table:table-cell>
          <table:table-cell office:value-type="float" office:value="-1.96200672104485" calcext:value-type="float">
            <text:p>-1.962006721</text:p>
          </table:table-cell>
          <table:table-cell office:value-type="float" office:value="-1.96200527073117" calcext:value-type="float">
            <text:p>-1.9620052707</text:p>
          </table:table-cell>
          <table:table-cell office:value-type="float" office:value="-1.96200380972401" calcext:value-type="float">
            <text:p>-1.9620038097</text:p>
          </table:table-cell>
          <table:table-cell office:value-type="float" office:value="-1.96200235665232" calcext:value-type="float">
            <text:p>-1.9620023567</text:p>
          </table:table-cell>
          <table:table-cell office:value-type="float" office:value="-1.96200092949876" calcext:value-type="float">
            <text:p>-1.9620009295</text:p>
          </table:table-cell>
          <table:table-cell office:value-type="float" office:value="-1.96199954540139" calcext:value-type="float">
            <text:p>-1.9619995454</text:p>
          </table:table-cell>
          <table:table-cell office:value-type="float" office:value="-1.96199822047506" calcext:value-type="float">
            <text:p>-1.9619982205</text:p>
          </table:table-cell>
          <table:table-cell office:value-type="float" office:value="-1.9619969696477" calcext:value-type="float">
            <text:p>-1.9619969696</text:p>
          </table:table-cell>
          <table:table-cell office:value-type="float" office:value="-1.96199580651694" calcext:value-type="float">
            <text:p>-1.9619958065</text:p>
          </table:table-cell>
          <table:table-cell office:value-type="float" office:value="-1.9619947432267" calcext:value-type="float">
            <text:p>-1.9619947432</text:p>
          </table:table-cell>
          <table:table-cell office:value-type="float" office:value="-1.96199379036177" calcext:value-type="float">
            <text:p>-1.9619937904</text:p>
          </table:table-cell>
          <table:table-cell office:value-type="float" office:value="-1.96199295686439" calcext:value-type="float">
            <text:p>-1.9619929569</text:p>
          </table:table-cell>
          <table:table-cell office:value-type="float" office:value="-1.96199224997025" calcext:value-type="float">
            <text:p>-1.96199225</text:p>
          </table:table-cell>
          <table:table-cell office:value-type="float" office:value="-1.96199167516458" calcext:value-type="float">
            <text:p>-1.9619916752</text:p>
          </table:table-cell>
          <table:table-cell office:value-type="float" office:value="-1.96199123616013" calcext:value-type="float">
            <text:p>-1.9619912362</text:p>
          </table:table-cell>
          <table:table-cell office:value-type="float" office:value="-1.96199093489339" calcext:value-type="float">
            <text:p>-1.9619909349</text:p>
          </table:table-cell>
          <table:table-cell office:value-type="float" office:value="-1.96199077154143" calcext:value-type="float">
            <text:p>-1.9619907715</text:p>
          </table:table-cell>
          <table:table-cell office:value-type="float" office:value="-1.96199074455935" calcext:value-type="float">
            <text:p>-1.9619907446</text:p>
          </table:table-cell>
          <table:table-cell office:value-type="float" office:value="-1.96199085073332" calcext:value-type="float">
            <text:p>-1.9619908507</text:p>
          </table:table-cell>
          <table:table-cell office:value-type="float" office:value="-1.96199108525544" calcext:value-type="float">
            <text:p>-1.9619910853</text:p>
          </table:table-cell>
          <table:table-cell office:value-type="float" office:value="-1.96199144181382" calcext:value-type="float">
            <text:p>-1.9619914418</text:p>
          </table:table-cell>
          <table:table-cell office:value-type="float" office:value="-1.96199191269864" calcext:value-type="float">
            <text:p>-1.9619919127</text:p>
          </table:table-cell>
          <table:table-cell office:value-type="float" office:value="-1.96199248892473" calcext:value-type="float">
            <text:p>-1.9619924889</text:p>
          </table:table-cell>
          <table:table-cell office:value-type="float" office:value="-1.96199316036639" calcext:value-type="float">
            <text:p>-1.9619931604</text:p>
          </table:table-cell>
          <table:table-cell office:value-type="float" office:value="-1.96199391590573" calcext:value-type="float">
            <text:p>-1.9619939159</text:p>
          </table:table-cell>
          <table:table-cell office:value-type="float" office:value="-1.96199474359052" calcext:value-type="float">
            <text:p>-1.9619947436</text:p>
          </table:table-cell>
          <table:table-cell office:value-type="float" office:value="-1.96199563080096" calcext:value-type="float">
            <text:p>-1.9619956308</text:p>
          </table:table-cell>
          <table:table-cell office:value-type="float" office:value="-1.96199656442321" calcext:value-type="float">
            <text:p>-1.9619965644</text:p>
          </table:table-cell>
          <table:table-cell office:value-type="float" office:value="-1.96199753102693" calcext:value-type="float">
            <text:p>-1.961997531</text:p>
          </table:table-cell>
          <table:table-cell office:value-type="float" office:value="-1.96199851704538" calcext:value-type="float">
            <text:p>-1.961998517</text:p>
          </table:table-cell>
          <table:table-cell office:value-type="float" office:value="-1.96199950895458" calcext:value-type="float">
            <text:p>-1.961999509</text:p>
          </table:table-cell>
          <table:table-cell office:value-type="float" office:value="-1.96200049345073" calcext:value-type="float">
            <text:p>-1.9620004935</text:p>
          </table:table-cell>
          <table:table-cell office:value-type="float" office:value="-1.96200145762106" calcext:value-type="float">
            <text:p>-1.9620014576</text:p>
          </table:table-cell>
          <table:table-cell office:value-type="float" office:value="-1.96200238910953" calcext:value-type="float">
            <text:p>-1.9620023891</text:p>
          </table:table-cell>
          <table:table-cell office:value-type="float" office:value="-1.96200327626986" calcext:value-type="float">
            <text:p>-1.9620032763</text:p>
          </table:table-cell>
          <table:table-cell office:value-type="float" office:value="-1.9620041083096" calcext:value-type="float">
            <text:p>-1.9620041083</text:p>
          </table:table-cell>
          <table:table-cell office:value-type="float" office:value="-1.96200487541759" calcext:value-type="float">
            <text:p>-1.9620048754</text:p>
          </table:table-cell>
          <table:table-cell office:value-type="float" office:value="-1.96200556887806" calcext:value-type="float">
            <text:p>-1.9620055689</text:p>
          </table:table-cell>
          <table:table-cell office:value-type="float" office:value="-1.96200618116672" calcext:value-type="float">
            <text:p>-1.9620061812</text:p>
          </table:table-cell>
          <table:table-cell office:value-type="float" office:value="-1.96200670602735" calcext:value-type="float">
            <text:p>-1.962006706</text:p>
          </table:table-cell>
          <table:table-cell office:value-type="float" office:value="-1.96200713853145" calcext:value-type="float">
            <text:p>-1.9620071385</text:p>
          </table:table-cell>
          <table:table-cell office:value-type="float" office:value="-1.96200747511565" calcext:value-type="float">
            <text:p>-1.9620074751</text:p>
          </table:table-cell>
          <table:table-cell office:value-type="float" office:value="-1.96200771360076" calcext:value-type="float">
            <text:p>-1.9620077136</text:p>
          </table:table-cell>
          <table:table-cell office:value-type="float" office:value="-1.96200785318913" calcext:value-type="float">
            <text:p>-1.9620078532</text:p>
          </table:table-cell>
          <table:table-cell office:value-type="float" office:value="-1.96200789444399" calcext:value-type="float">
            <text:p>-1.9620078944</text:p>
          </table:table-cell>
          <table:table-cell office:value-type="float" office:value="-1.96200783924814" calcext:value-type="float">
            <text:p>-1.9620078392</text:p>
          </table:table-cell>
          <table:table-cell office:value-type="float" office:value="-1.96200769074601" calcext:value-type="float">
            <text:p>-1.9620076907</text:p>
          </table:table-cell>
          <table:table-cell office:value-type="float" office:value="-1.9620074532676" calcext:value-type="float">
            <text:p>-1.9620074533</text:p>
          </table:table-cell>
          <table:table-cell office:value-type="float" office:value="-1.96200713223922" calcext:value-type="float">
            <text:p>-1.9620071322</text:p>
          </table:table-cell>
          <table:table-cell office:value-type="float" office:value="-1.96200673407853" calcext:value-type="float">
            <text:p>-1.9620067341</text:p>
          </table:table-cell>
          <table:table-cell office:value-type="float" office:value="-1.96200626607979" calcext:value-type="float">
            <text:p>-1.9620062661</text:p>
          </table:table-cell>
          <table:table-cell office:value-type="float" office:value="-1.96200573628991" calcext:value-type="float">
            <text:p>-1.9620057363</text:p>
          </table:table-cell>
          <table:table-cell office:value-type="float" office:value="-1.96200515336827" calcext:value-type="float">
            <text:p>-1.9620051534</text:p>
          </table:table-cell>
          <table:table-cell office:value-type="float" office:value="-1.96200452646771" calcext:value-type="float">
            <text:p>-1.9620045265</text:p>
          </table:table-cell>
          <table:table-cell office:value-type="float" office:value="-1.96200386507908" calcext:value-type="float">
            <text:p>-1.9620038651</text:p>
          </table:table-cell>
          <table:table-cell office:value-type="float" office:value="-1.96200317888097" calcext:value-type="float">
            <text:p>-1.9620031789</text:p>
          </table:table-cell>
          <table:table-cell office:value-type="float" office:value="-1.9620024776299" calcext:value-type="float">
            <text:p>-1.9620024776</text:p>
          </table:table-cell>
          <table:table-cell office:value-type="float" office:value="-1.96200177099852" calcext:value-type="float">
            <text:p>-1.962001771</text:p>
          </table:table-cell>
          <table:table-cell office:value-type="float" office:value="-1.96200106845353" calcext:value-type="float">
            <text:p>-1.9620010685</text:p>
          </table:table-cell>
          <table:table-cell office:value-type="float" office:value="-1.96200037913183" calcext:value-type="float">
            <text:p>-1.9620003791</text:p>
          </table:table-cell>
          <table:table-cell office:value-type="float" office:value="-1.96199971172437" calcext:value-type="float">
            <text:p>-1.9619997117</text:p>
          </table:table-cell>
          <table:table-cell office:value-type="float" office:value="-1.96199907437085" calcext:value-type="float">
            <text:p>-1.9619990744</text:p>
          </table:table-cell>
          <table:table-cell office:value-type="float" office:value="-1.96199847456604" calcext:value-type="float">
            <text:p>-1.9619984746</text:p>
          </table:table-cell>
          <table:table-cell office:value-type="float" office:value="-1.96199791907739" calcext:value-type="float">
            <text:p>-1.9619979191</text:p>
          </table:table-cell>
          <table:table-cell office:value-type="float" office:value="-1.96199741387698" calcext:value-type="float">
            <text:p>-1.9619974139</text:p>
          </table:table-cell>
          <table:table-cell office:value-type="float" office:value="-1.96199696408499" calcext:value-type="float">
            <text:p>-1.9619969641</text:p>
          </table:table-cell>
          <table:table-cell office:value-type="float" office:value="-1.96199657392869" calcext:value-type="float">
            <text:p>-1.9619965739</text:p>
          </table:table-cell>
          <table:table-cell office:value-type="float" office:value="-1.96199624671443" calcext:value-type="float">
            <text:p>-1.9619962467</text:p>
          </table:table-cell>
          <table:table-cell office:value-type="float" office:value="-1.96199598481288" calcext:value-type="float">
            <text:p>-1.9619959848</text:p>
          </table:table-cell>
          <table:table-cell office:value-type="float" office:value="-1.9619957896586" calcext:value-type="float">
            <text:p>-1.9619957897</text:p>
          </table:table-cell>
          <table:table-cell office:value-type="float" office:value="-1.96199566176169" calcext:value-type="float">
            <text:p>-1.9619956618</text:p>
          </table:table-cell>
          <table:table-cell office:value-type="float" office:value="-1.96199560073181" calcext:value-type="float">
            <text:p>-1.9619956007</text:p>
          </table:table-cell>
          <table:table-cell office:value-type="float" office:value="-1.961995605313" calcext:value-type="float">
            <text:p>-1.9619956053</text:p>
          </table:table-cell>
          <table:table-cell office:value-type="float" office:value="-1.96199567343033" calcext:value-type="float">
            <text:p>-1.9619956734</text:p>
          </table:table-cell>
          <table:table-cell office:value-type="float" office:value="-1.96199580224329" calcext:value-type="float">
            <text:p>-1.9619958022</text:p>
          </table:table-cell>
          <table:table-cell office:value-type="float" office:value="-1.96199598820998" calcext:value-type="float">
            <text:p>-1.9619959882</text:p>
          </table:table-cell>
          <table:table-cell office:value-type="float" office:value="-1.96199622715548" calcext:value-type="float">
            <text:p>-1.9619962272</text:p>
          </table:table-cell>
          <table:table-cell office:value-type="float" office:value="-1.96199651434936" calcext:value-type="float">
            <text:p>-1.9619965143</text:p>
          </table:table-cell>
          <table:table-cell office:value-type="float" office:value="-1.96199684458302" calcext:value-type="float">
            <text:p>-1.9619968446</text:p>
          </table:table-cell>
          <table:table-cell office:value-type="float" office:value="-1.96199721225478" calcext:value-type="float">
            <text:p>-1.9619972123</text:p>
          </table:table-cell>
          <table:table-cell office:value-type="float" office:value="-1.96199761145349" calcext:value-type="float">
            <text:p>-1.9619976115</text:p>
          </table:table-cell>
          <table:table-cell office:value-type="float" office:value="-1.96199803604488" calcext:value-type="float">
            <text:p>-1.961998036</text:p>
          </table:table-cell>
          <table:table-cell office:value-type="float" office:value="-1.96199847975599" calcext:value-type="float">
            <text:p>-1.9619984798</text:p>
          </table:table-cell>
          <table:table-cell office:value-type="float" office:value="-1.96199893626025" calcext:value-type="float">
            <text:p>-1.9619989363</text:p>
          </table:table-cell>
          <table:table-cell office:value-type="float" office:value="-1.96199939925723" calcext:value-type="float">
            <text:p>-1.9619993993</text:p>
          </table:table-cell>
          <table:table-cell office:value-type="float" office:value="-1.96199986255227" calcext:value-type="float">
            <text:p>-1.9619998626</text:p>
          </table:table-cell>
          <table:table-cell office:value-type="float" office:value="-1.96200032012937" calcext:value-type="float">
            <text:p>-1.9620003201</text:p>
          </table:table-cell>
          <table:table-cell office:value-type="float" office:value="-1.96200076622103" calcext:value-type="float">
            <text:p>-1.9620007662</text:p>
          </table:table-cell>
          <table:table-cell office:value-type="float" office:value="-1.96200119537144" calcext:value-type="float">
            <text:p>-1.9620011954</text:p>
          </table:table-cell>
          <table:table-cell office:value-type="float" office:value="-1.96200160249539" calcext:value-type="float">
            <text:p>-1.9620016025</text:p>
          </table:table-cell>
          <table:table-cell office:value-type="float" office:value="-1.96200198292878" calcext:value-type="float">
            <text:p>-1.9620019829</text:p>
          </table:table-cell>
          <table:table-cell office:value-type="float" office:value="-1.96200233247412" calcext:value-type="float">
            <text:p>-1.9620023325</text:p>
          </table:table-cell>
          <table:table-cell office:value-type="float" office:value="-1.96200264743874" calcext:value-type="float">
            <text:p>-1.9620026474</text:p>
          </table:table-cell>
          <table:table-cell office:value-type="float" office:value="-1.96200292466509" calcext:value-type="float">
            <text:p>-1.9620029247</text:p>
          </table:table-cell>
          <table:table-cell office:value-type="float" office:value="-1.96200316155593" calcext:value-type="float">
            <text:p>-1.9620031616</text:p>
          </table:table-cell>
          <table:table-cell office:value-type="float" office:value="-1.96200335608916" calcext:value-type="float">
            <text:p>-1.9620033561</text:p>
          </table:table-cell>
          <table:table-cell office:value-type="float" office:value="-1.9620035068292" calcext:value-type="float">
            <text:p>-1.9620035068</text:p>
          </table:table-cell>
          <table:table-cell office:value-type="float" office:value="-1.9620036129284" calcext:value-type="float">
            <text:p>-1.9620036129</text:p>
          </table:table-cell>
          <table:table-cell office:value-type="float" office:value="-1.96200367412278" calcext:value-type="float">
            <text:p>-1.9620036741</text:p>
          </table:table-cell>
          <table:table-cell office:value-type="float" office:value="-1.96200369072145" calcext:value-type="float">
            <text:p>-1.9620036907</text:p>
          </table:table-cell>
          <table:table-cell office:value-type="float" office:value="-1.96200366358845" calcext:value-type="float">
            <text:p>-1.9620036636</text:p>
          </table:table-cell>
          <table:table-cell office:value-type="float" office:value="-1.96200359411993" calcext:value-type="float">
            <text:p>-1.9620035941</text:p>
          </table:table-cell>
          <table:table-cell office:value-type="float" office:value="-1.96200348421371" calcext:value-type="float">
            <text:p>-1.9620034842</text:p>
          </table:table-cell>
          <table:table-cell office:value-type="float" office:value="-1.9620033362358" calcext:value-type="float">
            <text:p>-1.9620033362</text:p>
          </table:table-cell>
          <table:table-cell office:value-type="float" office:value="-1.96200315297933" calcext:value-type="float">
            <text:p>-1.962003153</text:p>
          </table:table-cell>
          <table:table-cell office:value-type="float" office:value="-1.9620029376221" calcext:value-type="float">
            <text:p>-1.9620029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-0.981" calcext:value-type="float">
            <text:p>-0.981</text:p>
          </table:table-cell>
          <table:table-cell office:value-type="float" office:value="-1.47149999999999" calcext:value-type="float">
            <text:p>-1.4715</text:p>
          </table:table-cell>
          <table:table-cell office:value-type="float" office:value="-1.9619999999939" calcext:value-type="float">
            <text:p>-1.962</text:p>
          </table:table-cell>
          <table:table-cell office:value-type="float" office:value="-2.45249999916807" calcext:value-type="float">
            <text:p>-2.4524999992</text:p>
          </table:table-cell>
          <table:table-cell office:value-type="float" office:value="-2.94299996696856" calcext:value-type="float">
            <text:p>-2.942999967</text:p>
          </table:table-cell>
          <table:table-cell office:value-type="float" office:value="-3.43349947344915" calcext:value-type="float">
            <text:p>-3.4334994734</text:p>
          </table:table-cell>
          <table:table-cell office:value-type="float" office:value="-3.92399562865653" calcext:value-type="float">
            <text:p>-3.9239956287</text:p>
          </table:table-cell>
          <table:table-cell office:value-type="float" office:value="-4.41447703825783" calcext:value-type="float">
            <text:p>-4.4144770383</text:p>
          </table:table-cell>
          <table:table-cell office:value-type="float" office:value="-4.90491096394625" calcext:value-type="float">
            <text:p>-4.9049109639</text:p>
          </table:table-cell>
          <table:table-cell office:value-type="float" office:value="-5.39520566891549" calcext:value-type="float">
            <text:p>-5.3952056689</text:p>
          </table:table-cell>
          <table:table-cell office:value-type="float" office:value="-5.88507369232091" calcext:value-type="float">
            <text:p>-5.8850736923</text:p>
          </table:table-cell>
          <table:table-cell office:value-type="float" office:value="-6.3736093310649" calcext:value-type="float">
            <text:p>-6.3736093311</text:p>
          </table:table-cell>
          <table:table-cell office:value-type="float" office:value="-6.8581890708042" calcext:value-type="float">
            <text:p>-6.8581890708</text:p>
          </table:table-cell>
          <table:table-cell office:value-type="float" office:value="-7.33231776937466" calcext:value-type="float">
            <text:p>-7.3323177694</text:p>
          </table:table-cell>
          <table:table-cell office:value-type="float" office:value="-7.78293421859422" calcext:value-type="float">
            <text:p>-7.7829342186</text:p>
          </table:table-cell>
          <table:table-cell office:value-type="float" office:value="-8.18832872612521" calcext:value-type="float">
            <text:p>-8.1883287261</text:p>
          </table:table-cell>
          <table:table-cell office:value-type="float" office:value="-8.51610192134383" calcext:value-type="float">
            <text:p>-8.5161019213</text:p>
          </table:table-cell>
          <table:table-cell office:value-type="float" office:value="-8.71750211846521" calcext:value-type="float">
            <text:p>-8.7175021185</text:p>
          </table:table-cell>
          <table:table-cell office:value-type="float" office:value="-8.72083667689912" calcext:value-type="float">
            <text:p>-8.7208366769</text:p>
          </table:table-cell>
          <table:table-cell office:value-type="float" office:value="-8.44902291193034" calcext:value-type="float">
            <text:p>-8.4490229119</text:p>
          </table:table-cell>
          <table:table-cell office:value-type="float" office:value="-7.88085471782358" calcext:value-type="float">
            <text:p>-7.8808547178</text:p>
          </table:table-cell>
          <table:table-cell office:value-type="float" office:value="-7.12439018758941" calcext:value-type="float">
            <text:p>-7.1243901876</text:p>
          </table:table-cell>
          <table:table-cell office:value-type="float" office:value="-6.42051829355708" calcext:value-type="float">
            <text:p>-6.4205182936</text:p>
          </table:table-cell>
          <table:table-cell office:value-type="float" office:value="-5.99382067382596" calcext:value-type="float">
            <text:p>-5.9938206738</text:p>
          </table:table-cell>
          <table:table-cell office:value-type="float" office:value="-5.87232880315662" calcext:value-type="float">
            <text:p>-5.8723288032</text:p>
          </table:table-cell>
          <table:table-cell office:value-type="float" office:value="-5.94692224558873" calcext:value-type="float">
            <text:p>-5.9469222456</text:p>
          </table:table-cell>
          <table:table-cell office:value-type="float" office:value="-6.14372838690999" calcext:value-type="float">
            <text:p>-6.1437283869</text:p>
          </table:table-cell>
          <table:table-cell office:value-type="float" office:value="-6.41761400547605" calcext:value-type="float">
            <text:p>-6.4176140055</text:p>
          </table:table-cell>
          <table:table-cell office:value-type="float" office:value="-6.75541819675072" calcext:value-type="float">
            <text:p>-6.7554181968</text:p>
          </table:table-cell>
          <table:table-cell office:value-type="float" office:value="-7.11037705514528" calcext:value-type="float">
            <text:p>-7.1103770551</text:p>
          </table:table-cell>
          <table:table-cell office:value-type="float" office:value="-6.99297467572798" calcext:value-type="float">
            <text:p>-6.9929746757</text:p>
          </table:table-cell>
          <table:table-cell office:value-type="float" office:value="-5.87062006445075" calcext:value-type="float">
            <text:p>-5.8706200645</text:p>
          </table:table-cell>
          <table:table-cell office:value-type="float" office:value="-4.2698846841278" calcext:value-type="float">
            <text:p>-4.2698846841</text:p>
          </table:table-cell>
          <table:table-cell office:value-type="float" office:value="-3.01681849904844" calcext:value-type="float">
            <text:p>-3.016818499</text:p>
          </table:table-cell>
          <table:table-cell office:value-type="float" office:value="-2.14293510736477" calcext:value-type="float">
            <text:p>-2.1429351074</text:p>
          </table:table-cell>
          <table:table-cell office:value-type="float" office:value="-1.4420210004303" calcext:value-type="float">
            <text:p>-1.4420210004</text:p>
          </table:table-cell>
          <table:table-cell office:value-type="float" office:value="-0.843559516797061" calcext:value-type="float">
            <text:p>-0.8435595168</text:p>
          </table:table-cell>
          <table:table-cell office:value-type="float" office:value="-0.330746813997251" calcext:value-type="float">
            <text:p>-0.330746814</text:p>
          </table:table-cell>
          <table:table-cell office:value-type="float" office:value="0.101945374790358" calcext:value-type="float">
            <text:p>0.1019453748</text:p>
          </table:table-cell>
          <table:table-cell office:value-type="float" office:value="0.458409849298818" calcext:value-type="float">
            <text:p>0.4584098493</text:p>
          </table:table-cell>
          <table:table-cell office:value-type="float" office:value="0.743268613463766" calcext:value-type="float">
            <text:p>0.7432686135</text:p>
          </table:table-cell>
          <table:table-cell office:value-type="float" office:value="0.961710762326042" calcext:value-type="float">
            <text:p>0.9617107623</text:p>
          </table:table-cell>
          <table:table-cell office:value-type="float" office:value="1.11889923458458" calcext:value-type="float">
            <text:p>1.1188992346</text:p>
          </table:table-cell>
          <table:table-cell office:value-type="float" office:value="1.2197352424216" calcext:value-type="float">
            <text:p>1.2197352424</text:p>
          </table:table-cell>
          <table:table-cell office:value-type="float" office:value="1.26893511884001" calcext:value-type="float">
            <text:p>1.2689351188</text:p>
          </table:table-cell>
          <table:table-cell office:value-type="float" office:value="1.27108423845483" calcext:value-type="float">
            <text:p>1.2710842385</text:p>
          </table:table-cell>
          <table:table-cell office:value-type="float" office:value="1.23072318339688" calcext:value-type="float">
            <text:p>1.2307231834</text:p>
          </table:table-cell>
          <table:table-cell office:value-type="float" office:value="1.15250328434581" calcext:value-type="float">
            <text:p>1.1525032843</text:p>
          </table:table-cell>
          <table:table-cell office:value-type="float" office:value="1.04129861842722" calcext:value-type="float">
            <text:p>1.0412986184</text:p>
          </table:table-cell>
          <table:table-cell office:value-type="float" office:value="0.902177281788745" calcext:value-type="float">
            <text:p>0.9021772818</text:p>
          </table:table-cell>
          <table:table-cell office:value-type="float" office:value="0.740207145997172" calcext:value-type="float">
            <text:p>0.740207146</text:p>
          </table:table-cell>
          <table:table-cell office:value-type="float" office:value="0.560155943647089" calcext:value-type="float">
            <text:p>0.5601559436</text:p>
          </table:table-cell>
          <table:table-cell office:value-type="float" office:value="0.366201108908903" calcext:value-type="float">
            <text:p>0.3662011089</text:p>
          </table:table-cell>
          <table:table-cell office:value-type="float" office:value="0.161755945224922" calcext:value-type="float">
            <text:p>0.1617559452</text:p>
          </table:table-cell>
          <table:table-cell office:value-type="float" office:value="-0.0505468630187878" calcext:value-type="float">
            <text:p>-0.050546863</text:p>
          </table:table-cell>
          <table:table-cell office:value-type="float" office:value="-0.268747283072024" calcext:value-type="float">
            <text:p>-0.2687472831</text:p>
          </table:table-cell>
          <table:table-cell office:value-type="float" office:value="-0.491392858401447" calcext:value-type="float">
            <text:p>-0.4913928584</text:p>
          </table:table-cell>
          <table:table-cell office:value-type="float" office:value="-0.717370324597599" calcext:value-type="float">
            <text:p>-0.7173703246</text:p>
          </table:table-cell>
          <table:table-cell office:value-type="float" office:value="-0.945753066194417" calcext:value-type="float">
            <text:p>-0.9457530662</text:p>
          </table:table-cell>
          <table:table-cell office:value-type="float" office:value="-1.1756592761653" calcext:value-type="float">
            <text:p>-1.1756592762</text:p>
          </table:table-cell>
          <table:table-cell office:value-type="float" office:value="-1.40611354171536" calcext:value-type="float">
            <text:p>-1.4061135417</text:p>
          </table:table-cell>
          <table:table-cell office:value-type="float" office:value="-1.63591583490366" calcext:value-type="float">
            <text:p>-1.6359158349</text:p>
          </table:table-cell>
          <table:table-cell office:value-type="float" office:value="-1.86353204558035" calcext:value-type="float">
            <text:p>-1.8635320456</text:p>
          </table:table-cell>
          <table:table-cell office:value-type="float" office:value="-2.08702151326925" calcext:value-type="float">
            <text:p>-2.0870215133</text:p>
          </table:table-cell>
          <table:table-cell office:value-type="float" office:value="-2.30401064096535" calcext:value-type="float">
            <text:p>-2.304010641</text:p>
          </table:table-cell>
          <table:table-cell office:value-type="float" office:value="-2.5117131781216" calcext:value-type="float">
            <text:p>-2.5117131781</text:p>
          </table:table-cell>
          <table:table-cell office:value-type="float" office:value="-2.70699226340964" calcext:value-type="float">
            <text:p>-2.7069922634</text:p>
          </table:table-cell>
          <table:table-cell office:value-type="float" office:value="-2.88645902633057" calcext:value-type="float">
            <text:p>-2.8864590263</text:p>
          </table:table-cell>
          <table:table-cell office:value-type="float" office:value="-3.04660645752321" calcext:value-type="float">
            <text:p>-3.0466064575</text:p>
          </table:table-cell>
          <table:table-cell office:value-type="float" office:value="-3.18398200766154" calcext:value-type="float">
            <text:p>-3.1839820077</text:p>
          </table:table-cell>
          <table:table-cell office:value-type="float" office:value="-3.29540359101578" calcext:value-type="float">
            <text:p>-3.295403591</text:p>
          </table:table-cell>
          <table:table-cell office:value-type="float" office:value="-3.37821766810581" calcext:value-type="float">
            <text:p>-3.3782176681</text:p>
          </table:table-cell>
          <table:table-cell office:value-type="float" office:value="-3.43058387193317" calcext:value-type="float">
            <text:p>-3.4305838719</text:p>
          </table:table-cell>
          <table:table-cell office:value-type="float" office:value="-3.45175169083712" calcext:value-type="float">
            <text:p>-3.4517516908</text:p>
          </table:table-cell>
          <table:table-cell office:value-type="float" office:value="-3.44227904577808" calcext:value-type="float">
            <text:p>-3.4422790458</text:p>
          </table:table-cell>
          <table:table-cell office:value-type="float" office:value="-3.40413964532468" calcext:value-type="float">
            <text:p>-3.4041396453</text:p>
          </table:table-cell>
          <table:table-cell office:value-type="float" office:value="-3.34068081774923" calcext:value-type="float">
            <text:p>-3.3406808177</text:p>
          </table:table-cell>
          <table:table-cell office:value-type="float" office:value="-3.25642222883506" calcext:value-type="float">
            <text:p>-3.2564222288</text:p>
          </table:table-cell>
          <table:table-cell office:value-type="float" office:value="-3.1567171765105" calcext:value-type="float">
            <text:p>-3.1567171765</text:p>
          </table:table-cell>
          <table:table-cell office:value-type="float" office:value="-3.04732061482929" calcext:value-type="float">
            <text:p>-3.0473206148</text:p>
          </table:table-cell>
          <table:table-cell office:value-type="float" office:value="-2.93391712030685" calcext:value-type="float">
            <text:p>-2.9339171203</text:p>
          </table:table-cell>
          <table:table-cell office:value-type="float" office:value="-2.82166023811786" calcext:value-type="float">
            <text:p>-2.8216602381</text:p>
          </table:table-cell>
          <table:table-cell office:value-type="float" office:value="-2.714766578687" calcext:value-type="float">
            <text:p>-2.7147665787</text:p>
          </table:table-cell>
          <table:table-cell office:value-type="float" office:value="-2.61619591771559" calcext:value-type="float">
            <text:p>-2.6161959177</text:p>
          </table:table-cell>
          <table:table-cell office:value-type="float" office:value="-2.52743283389906" calcext:value-type="float">
            <text:p>-2.5274328339</text:p>
          </table:table-cell>
          <table:table-cell office:value-type="float" office:value="-2.44836790033844" calcext:value-type="float">
            <text:p>-2.4483679003</text:p>
          </table:table-cell>
          <table:table-cell office:value-type="float" office:value="-2.37726226193521" calcext:value-type="float">
            <text:p>-2.3772622619</text:p>
          </table:table-cell>
          <table:table-cell office:value-type="float" office:value="-2.31077860733972" calcext:value-type="float">
            <text:p>-2.3107786073</text:p>
          </table:table-cell>
          <table:table-cell office:value-type="float" office:value="-2.24409194931177" calcext:value-type="float">
            <text:p>-2.2440919493</text:p>
          </table:table-cell>
          <table:table-cell office:value-type="float" office:value="-2.17117278482869" calcext:value-type="float">
            <text:p>-2.1711727848</text:p>
          </table:table-cell>
          <table:table-cell office:value-type="float" office:value="-2.08543578208252" calcext:value-type="float">
            <text:p>-2.0854357821</text:p>
          </table:table-cell>
          <table:table-cell office:value-type="float" office:value="-1.98093914461515" calcext:value-type="float">
            <text:p>-1.9809391446</text:p>
          </table:table-cell>
          <table:table-cell office:value-type="float" office:value="-1.8540322692998" calcext:value-type="float">
            <text:p>-1.8540322693</text:p>
          </table:table-cell>
          <table:table-cell office:value-type="float" office:value="-1.7048416674707" calcext:value-type="float">
            <text:p>-1.7048416675</text:p>
          </table:table-cell>
          <table:table-cell office:value-type="float" office:value="-1.53772855573665" calcext:value-type="float">
            <text:p>-1.5377285557</text:p>
          </table:table-cell>
          <table:table-cell office:value-type="float" office:value="-1.36030825757926" calcext:value-type="float">
            <text:p>-1.3603082576</text:p>
          </table:table-cell>
          <table:table-cell office:value-type="float" office:value="-1.18152504544488" calcext:value-type="float">
            <text:p>-1.1815250454</text:p>
          </table:table-cell>
          <table:table-cell office:value-type="float" office:value="-1.00977570740557" calcext:value-type="float">
            <text:p>-1.0097757074</text:p>
          </table:table-cell>
          <table:table-cell office:value-type="float" office:value="-0.851779104029014" calcext:value-type="float">
            <text:p>-0.851779104</text:p>
          </table:table-cell>
          <table:table-cell office:value-type="float" office:value="-0.71226012010662" calcext:value-type="float">
            <text:p>-0.7122601201</text:p>
          </table:table-cell>
          <table:table-cell office:value-type="float" office:value="-0.594140715952172" calcext:value-type="float">
            <text:p>-0.594140716</text:p>
          </table:table-cell>
          <table:table-cell office:value-type="float" office:value="-0.498915046889721" calcext:value-type="float">
            <text:p>-0.4989150469</text:p>
          </table:table-cell>
          <table:table-cell office:value-type="float" office:value="-0.427022746435632" calcext:value-type="float">
            <text:p>-0.4270227464</text:p>
          </table:table-cell>
          <table:table-cell office:value-type="float" office:value="-0.378154011009233" calcext:value-type="float">
            <text:p>-0.378154011</text:p>
          </table:table-cell>
          <table:table-cell office:value-type="float" office:value="-0.351479880627377" calcext:value-type="float">
            <text:p>-0.3514798806</text:p>
          </table:table-cell>
          <table:table-cell office:value-type="float" office:value="-0.345820270292361" calcext:value-type="float">
            <text:p>-0.3458202703</text:p>
          </table:table-cell>
          <table:table-cell office:value-type="float" office:value="-0.359764312104218" calcext:value-type="float">
            <text:p>-0.3597643121</text:p>
          </table:table-cell>
          <table:table-cell office:value-type="float" office:value="-0.391754858076485" calcext:value-type="float">
            <text:p>-0.3917548581</text:p>
          </table:table-cell>
          <table:table-cell office:value-type="float" office:value="-0.440145982477969" calcext:value-type="float">
            <text:p>-0.4401459825</text:p>
          </table:table-cell>
          <table:table-cell office:value-type="float" office:value="-0.503240091258519" calcext:value-type="float">
            <text:p>-0.5032400913</text:p>
          </table:table-cell>
          <table:table-cell office:value-type="float" office:value="-0.579309879019849" calcext:value-type="float">
            <text:p>-0.579309879</text:p>
          </table:table-cell>
          <table:table-cell office:value-type="float" office:value="-0.666609658682891" calcext:value-type="float">
            <text:p>-0.6666096587</text:p>
          </table:table-cell>
          <table:table-cell office:value-type="float" office:value="-0.763380215002325" calcext:value-type="float">
            <text:p>-0.763380215</text:p>
          </table:table-cell>
          <table:table-cell office:value-type="float" office:value="-0.867851013492427" calcext:value-type="float">
            <text:p>-0.8678510135</text:p>
          </table:table-cell>
          <table:table-cell office:value-type="float" office:value="-0.978243133637413" calcext:value-type="float">
            <text:p>-0.9782431336</text:p>
          </table:table-cell>
          <table:table-cell office:value-type="float" office:value="-1.09277559161503" calcext:value-type="float">
            <text:p>-1.0927755916</text:p>
          </table:table-cell>
          <table:table-cell office:value-type="float" office:value="-1.20967676596804" calcext:value-type="float">
            <text:p>-1.209676766</text:p>
          </table:table-cell>
          <table:table-cell office:value-type="float" office:value="-1.32720151455558" calcext:value-type="float">
            <text:p>-1.3272015146</text:p>
          </table:table-cell>
          <table:table-cell office:value-type="float" office:value="-1.44365341462537" calcext:value-type="float">
            <text:p>-1.4436534146</text:p>
          </table:table-cell>
          <table:table-cell office:value-type="float" office:value="-1.55741054793833" calcext:value-type="float">
            <text:p>-1.5574105479</text:p>
          </table:table-cell>
          <table:table-cell office:value-type="float" office:value="-1.66695255807987" calcext:value-type="float">
            <text:p>-1.6669525581</text:p>
          </table:table-cell>
          <table:table-cell office:value-type="float" office:value="-1.77088644039323" calcext:value-type="float">
            <text:p>-1.7708864404</text:p>
          </table:table-cell>
          <table:table-cell office:value-type="float" office:value="-1.86796871322789" calcext:value-type="float">
            <text:p>-1.8679687132</text:p>
          </table:table-cell>
          <table:table-cell office:value-type="float" office:value="-1.9571221963794" calcext:value-type="float">
            <text:p>-1.9571221964</text:p>
          </table:table-cell>
          <table:table-cell office:value-type="float" office:value="-2.03744644595588" calcext:value-type="float">
            <text:p>-2.037446446</text:p>
          </table:table-cell>
          <table:table-cell office:value-type="float" office:value="-2.10822177777819" calcext:value-type="float">
            <text:p>-2.1082217778</text:p>
          </table:table-cell>
          <table:table-cell office:value-type="float" office:value="-2.16890756663016" calcext:value-type="float">
            <text:p>-2.1689075666</text:p>
          </table:table-cell>
          <table:table-cell office:value-type="float" office:value="-2.21913599538565" calcext:value-type="float">
            <text:p>-2.2191359954</text:p>
          </table:table-cell>
          <table:table-cell office:value-type="float" office:value="-2.25870259034934" calcext:value-type="float">
            <text:p>-2.2587025903</text:p>
          </table:table-cell>
          <table:table-cell office:value-type="float" office:value="-2.28755476049747" calcext:value-type="float">
            <text:p>-2.2875547605</text:p>
          </table:table-cell>
          <table:table-cell office:value-type="float" office:value="-2.30577928055411" calcext:value-type="float">
            <text:p>-2.3057792806</text:p>
          </table:table-cell>
          <table:table-cell office:value-type="float" office:value="-2.31358936917006" calcext:value-type="float">
            <text:p>-2.3135893692</text:p>
          </table:table-cell>
          <table:table-cell office:value-type="float" office:value="-2.31131182652812" calcext:value-type="float">
            <text:p>-2.3113118265</text:p>
          </table:table-cell>
          <table:table-cell office:value-type="float" office:value="-2.29937464505882" calcext:value-type="float">
            <text:p>-2.2993746451</text:p>
          </table:table-cell>
          <table:table-cell office:value-type="float" office:value="-2.27829554387384" calcext:value-type="float">
            <text:p>-2.2782955439</text:p>
          </table:table-cell>
          <table:table-cell office:value-type="float" office:value="-2.24867190183691" calcext:value-type="float">
            <text:p>-2.2486719018</text:p>
          </table:table-cell>
          <table:table-cell office:value-type="float" office:value="-2.21117247451289" calcext:value-type="float">
            <text:p>-2.2111724745</text:p>
          </table:table-cell>
          <table:table-cell office:value-type="float" office:value="-2.16653102083438" calcext:value-type="float">
            <text:p>-2.1665310208</text:p>
          </table:table-cell>
          <table:table-cell office:value-type="float" office:value="-2.11554155267157" calcext:value-type="float">
            <text:p>-2.1155415527</text:p>
          </table:table-cell>
          <table:table-cell office:value-type="float" office:value="-2.05905444310039" calcext:value-type="float">
            <text:p>-2.0590544431</text:p>
          </table:table-cell>
          <table:table-cell office:value-type="float" office:value="-1.99797222199884" calcext:value-type="float">
            <text:p>-1.997972222</text:p>
          </table:table-cell>
          <table:table-cell office:value-type="float" office:value="-1.93324368871487" calcext:value-type="float">
            <text:p>-1.9332436887</text:p>
          </table:table-cell>
          <table:table-cell office:value-type="float" office:value="-1.86585507412246" calcext:value-type="float">
            <text:p>-1.8658550741</text:p>
          </table:table-cell>
          <table:table-cell office:value-type="float" office:value="-1.79681740132523" calcext:value-type="float">
            <text:p>-1.7968174013</text:p>
          </table:table-cell>
          <table:table-cell office:value-type="float" office:value="-1.72714985018379" calcext:value-type="float">
            <text:p>-1.7271498502</text:p>
          </table:table-cell>
          <table:table-cell office:value-type="float" office:value="-1.65785968311283" calcext:value-type="float">
            <text:p>-1.6578596831</text:p>
          </table:table-cell>
          <table:table-cell office:value-type="float" office:value="-1.58991997342037" calcext:value-type="float">
            <text:p>-1.5899199734</text:p>
          </table:table-cell>
          <table:table-cell office:value-type="float" office:value="-1.52424685058739" calcext:value-type="float">
            <text:p>-1.5242468506</text:p>
          </table:table-cell>
          <table:table-cell office:value-type="float" office:value="-1.46167815362329" calcext:value-type="float">
            <text:p>-1.4616781536</text:p>
          </table:table-cell>
          <table:table-cell office:value-type="float" office:value="-1.40295524833647" calcext:value-type="float">
            <text:p>-1.4029552483</text:p>
          </table:table-cell>
          <table:table-cell office:value-type="float" office:value="-1.34870936423557" calcext:value-type="float">
            <text:p>-1.3487093642</text:p>
          </table:table-cell>
          <table:table-cell office:value-type="float" office:value="-1.29945323564664" calcext:value-type="float">
            <text:p>-1.2994532356</text:p>
          </table:table-cell>
          <table:table-cell office:value-type="float" office:value="-1.25557820522792" calcext:value-type="float">
            <text:p>-1.2555782052</text:p>
          </table:table-cell>
          <table:table-cell office:value-type="float" office:value="-1.21735637896457" calcext:value-type="float">
            <text:p>-1.217356379</text:p>
          </table:table-cell>
          <table:table-cell office:value-type="float" office:value="-1.18494699645318" calcext:value-type="float">
            <text:p>-1.1849469965</text:p>
          </table:table-cell>
          <table:table-cell office:value-type="float" office:value="-1.1584059438775" calcext:value-type="float">
            <text:p>-1.1584059439</text:p>
          </table:table-cell>
          <table:table-cell office:value-type="float" office:value="-1.13769728905641" calcext:value-type="float">
            <text:p>-1.1376972891</text:p>
          </table:table-cell>
          <table:table-cell office:value-type="float" office:value="-1.12270582020152" calcext:value-type="float">
            <text:p>-1.1227058202</text:p>
          </table:table-cell>
          <table:table-cell office:value-type="float" office:value="-1.11324976355746" calcext:value-type="float">
            <text:p>-1.1132497636</text:p>
          </table:table-cell>
          <table:table-cell office:value-type="float" office:value="-1.10909307886621" calcext:value-type="float">
            <text:p>-1.1090930789</text:p>
          </table:table-cell>
          <table:table-cell office:value-type="float" office:value="-1.10995693780158" calcext:value-type="float">
            <text:p>-1.1099569378</text:p>
          </table:table-cell>
          <table:table-cell office:value-type="float" office:value="-1.11553015217499" calcext:value-type="float">
            <text:p>-1.1155301522</text:p>
          </table:table-cell>
          <table:table-cell office:value-type="float" office:value="-1.12547842950422" calcext:value-type="float">
            <text:p>-1.1254784295</text:p>
          </table:table-cell>
          <table:table-cell office:value-type="float" office:value="-1.13945240203339" calcext:value-type="float">
            <text:p>-1.139452402</text:p>
          </table:table-cell>
          <table:table-cell office:value-type="float" office:value="-1.15709441706459" calcext:value-type="float">
            <text:p>-1.1570944171</text:p>
          </table:table-cell>
          <table:table-cell office:value-type="float" office:value="-1.17804410672775" calcext:value-type="float">
            <text:p>-1.1780441067</text:p>
          </table:table-cell>
          <table:table-cell office:value-type="float" office:value="-1.20194278410382" calcext:value-type="float">
            <text:p>-1.2019427841</text:p>
          </table:table-cell>
          <table:table-cell office:value-type="float" office:value="-1.228436742886" calcext:value-type="float">
            <text:p>-1.2284367429</text:p>
          </table:table-cell>
          <table:table-cell office:value-type="float" office:value="-1.25717956610581" calcext:value-type="float">
            <text:p>-1.2571795661</text:p>
          </table:table-cell>
          <table:table-cell office:value-type="float" office:value="-1.28783356880009" calcext:value-type="float">
            <text:p>-1.2878335688</text:p>
          </table:table-cell>
          <table:table-cell office:value-type="float" office:value="-1.32007050264997" calcext:value-type="float">
            <text:p>-1.3200705026</text:p>
          </table:table-cell>
          <table:table-cell office:value-type="float" office:value="-1.35357163357671" calcext:value-type="float">
            <text:p>-1.3535716336</text:p>
          </table:table-cell>
          <table:table-cell office:value-type="float" office:value="-1.38802726764306" calcext:value-type="float">
            <text:p>-1.3880272676</text:p>
          </table:table-cell>
          <table:table-cell office:value-type="float" office:value="-1.42313575413795" calcext:value-type="float">
            <text:p>-1.4231357541</text:p>
          </table:table-cell>
          <table:table-cell office:value-type="float" office:value="-1.45860195034262" calcext:value-type="float">
            <text:p>-1.4586019503</text:p>
          </table:table-cell>
          <table:table-cell office:value-type="float" office:value="-1.49413510569079" calcext:value-type="float">
            <text:p>-1.4941351057</text:p>
          </table:table-cell>
          <table:table-cell office:value-type="float" office:value="-1.52944612885941" calcext:value-type="float">
            <text:p>-1.5294461289</text:p>
          </table:table-cell>
          <table:table-cell office:value-type="float" office:value="-1.56424425096422" calcext:value-type="float">
            <text:p>-1.564244251</text:p>
          </table:table-cell>
          <table:table-cell office:value-type="float" office:value="-1.59823319636599" calcext:value-type="float">
            <text:p>-1.5982331964</text:p>
          </table:table-cell>
          <table:table-cell office:value-type="float" office:value="-1.6311071159315" calcext:value-type="float">
            <text:p>-1.6311071159</text:p>
          </table:table-cell>
          <table:table-cell office:value-type="float" office:value="-1.66254671241669" calcext:value-type="float">
            <text:p>-1.6625467124</text:p>
          </table:table-cell>
          <table:table-cell office:value-type="float" office:value="-1.69221616969846" calcext:value-type="float">
            <text:p>-1.6922161697</text:p>
          </table:table-cell>
          <table:table-cell office:value-type="float" office:value="-1.71976165233408" calcext:value-type="float">
            <text:p>-1.7197616523</text:p>
          </table:table-cell>
          <table:table-cell office:value-type="float" office:value="-1.74481222678557" calcext:value-type="float">
            <text:p>-1.7448122268</text:p>
          </table:table-cell>
          <table:table-cell office:value-type="float" office:value="-1.76698402555363" calcext:value-type="float">
            <text:p>-1.7669840256</text:p>
          </table:table-cell>
          <table:table-cell office:value-type="float" office:value="-1.78588829224999" calcext:value-type="float">
            <text:p>-1.7858882922</text:p>
          </table:table-cell>
          <table:table-cell office:value-type="float" office:value="-1.80114359089263" calcext:value-type="float">
            <text:p>-1.8011435909</text:p>
          </table:table-cell>
          <table:table-cell office:value-type="float" office:value="-1.81239195119755" calcext:value-type="float">
            <text:p>-1.8123919512</text:p>
          </table:table-cell>
          <table:table-cell office:value-type="float" office:value="-1.81931811038657" calcext:value-type="float">
            <text:p>-1.8193181104</text:p>
          </table:table-cell>
          <table:table-cell office:value-type="float" office:value="-1.821670399016" calcext:value-type="float">
            <text:p>-1.821670399</text:p>
          </table:table-cell>
          <table:table-cell office:value-type="float" office:value="-1.81928132689231" calcext:value-type="float">
            <text:p>-1.8192813269</text:p>
          </table:table-cell>
          <table:table-cell office:value-type="float" office:value="-1.81208567493389" calcext:value-type="float">
            <text:p>-1.8120856749</text:p>
          </table:table-cell>
          <table:table-cell office:value-type="float" office:value="-1.80013397127995" calcext:value-type="float">
            <text:p>-1.8001339713</text:p>
          </table:table-cell>
          <table:table-cell office:value-type="float" office:value="-1.78359964015833" calcext:value-type="float">
            <text:p>-1.7835996402</text:p>
          </table:table-cell>
          <table:table-cell office:value-type="float" office:value="-1.76277879936135" calcext:value-type="float">
            <text:p>-1.7627787994</text:p>
          </table:table-cell>
          <table:table-cell office:value-type="float" office:value="-1.73808252407555" calcext:value-type="float">
            <text:p>-1.7380825241</text:p>
          </table:table-cell>
          <table:table-cell office:value-type="float" office:value="-1.71002223973668" calcext:value-type="float">
            <text:p>-1.7100222397</text:p>
          </table:table-cell>
          <table:table-cell office:value-type="float" office:value="-1.67918961315817" calcext:value-type="float">
            <text:p>-1.6791896132</text:p>
          </table:table-cell>
          <table:table-cell office:value-type="float" office:value="-1.64623278054002" calcext:value-type="float">
            <text:p>-1.6462327805</text:p>
          </table:table-cell>
          <table:table-cell office:value-type="float" office:value="-1.61183094205443" calcext:value-type="float">
            <text:p>-1.6118309421</text:p>
          </table:table-cell>
          <table:table-cell office:value-type="float" office:value="-1.57666928018719" calcext:value-type="float">
            <text:p>-1.5766692802</text:p>
          </table:table-cell>
          <table:table-cell office:value-type="float" office:value="-1.54141587814678" calcext:value-type="float">
            <text:p>-1.5414158781</text:p>
          </table:table-cell>
          <table:table-cell office:value-type="float" office:value="-1.5067019009884" calcext:value-type="float">
            <text:p>-1.506701901</text:p>
          </table:table-cell>
          <table:table-cell office:value-type="float" office:value="-1.47310583314722" calcext:value-type="float">
            <text:p>-1.4731058331</text:p>
          </table:table-cell>
          <table:table-cell office:value-type="float" office:value="-1.44114210794953" calcext:value-type="float">
            <text:p>-1.4411421079</text:p>
          </table:table-cell>
          <table:table-cell office:value-type="float" office:value="-1.4112540654202" calcext:value-type="float">
            <text:p>-1.4112540654</text:p>
          </table:table-cell>
          <table:table-cell office:value-type="float" office:value="-1.3838108626434" calcext:value-type="float">
            <text:p>-1.3838108626</text:p>
          </table:table-cell>
          <table:table-cell office:value-type="float" office:value="-1.3591077467718" calcext:value-type="float">
            <text:p>-1.3591077468</text:p>
          </table:table-cell>
          <table:table-cell office:value-type="float" office:value="-1.33736898142857" calcext:value-type="float">
            <text:p>-1.3373689814</text:p>
          </table:table-cell>
          <table:table-cell office:value-type="float" office:value="-1.31875268060703" calcext:value-type="float">
            <text:p>-1.3187526806</text:p>
          </table:table-cell>
          <table:table-cell office:value-type="float" office:value="-1.3033568331751" calcext:value-type="float">
            <text:p>-1.3033568332</text:p>
          </table:table-cell>
          <table:table-cell office:value-type="float" office:value="-1.29122587746204" calcext:value-type="float">
            <text:p>-1.2912258775</text:p>
          </table:table-cell>
          <table:table-cell office:value-type="float" office:value="-1.28235729198757" calcext:value-type="float">
            <text:p>-1.282357292</text:p>
          </table:table-cell>
          <table:table-cell office:value-type="float" office:value="-1.2767077906086" calcext:value-type="float">
            <text:p>-1.2767077906</text:p>
          </table:table-cell>
          <table:table-cell office:value-type="float" office:value="-1.27419883679316" calcext:value-type="float">
            <text:p>-1.2741988368</text:p>
          </table:table-cell>
          <table:table-cell office:value-type="float" office:value="-1.27472131382822" calcext:value-type="float">
            <text:p>-1.2747213138</text:p>
          </table:table-cell>
          <table:table-cell office:value-type="float" office:value="-1.2781392994029" calcext:value-type="float">
            <text:p>-1.2781392994</text:p>
          </table:table-cell>
          <table:table-cell office:value-type="float" office:value="-1.28429298976" calcext:value-type="float">
            <text:p>-1.2842929898</text:p>
          </table:table-cell>
          <table:table-cell office:value-type="float" office:value="-1.29300089724666" calcext:value-type="float">
            <text:p>-1.2930008972</text:p>
          </table:table-cell>
          <table:table-cell office:value-type="float" office:value="-1.30406150327538" calcext:value-type="float">
            <text:p>-1.3040615033</text:p>
          </table:table-cell>
          <table:table-cell office:value-type="float" office:value="-1.31725458495838" calcext:value-type="float">
            <text:p>-1.317254585</text:p>
          </table:table-cell>
          <table:table-cell office:value-type="float" office:value="-1.33234244753908" calcext:value-type="float">
            <text:p>-1.3323424475</text:p>
          </table:table-cell>
          <table:table-cell office:value-type="float" office:value="-1.34907128700741" calcext:value-type="float">
            <text:p>-1.349071287</text:p>
          </table:table-cell>
          <table:table-cell office:value-type="float" office:value="-1.36717288013914" calcext:value-type="float">
            <text:p>-1.3671728801</text:p>
          </table:table-cell>
          <table:table-cell office:value-type="float" office:value="-1.38636675615256" calcext:value-type="float">
            <text:p>-1.3863667562</text:p>
          </table:table-cell>
          <table:table-cell office:value-type="float" office:value="-1.40636294982142" calcext:value-type="float">
            <text:p>-1.4063629498</text:p>
          </table:table-cell>
          <table:table-cell office:value-type="float" office:value="-1.42686537539598" calcext:value-type="float">
            <text:p>-1.4268653754</text:p>
          </table:table-cell>
          <table:table-cell office:value-type="float" office:value="-1.44757579924635" calcext:value-type="float">
            <text:p>-1.4475757992</text:p>
          </table:table-cell>
          <table:table-cell office:value-type="float" office:value="-1.46819833143478" calcext:value-type="float">
            <text:p>-1.4681983314</text:p>
          </table:table-cell>
          <table:table-cell office:value-type="float" office:value="-1.48844430617563" calcext:value-type="float">
            <text:p>-1.4884443062</text:p>
          </table:table-cell>
          <table:table-cell office:value-type="float" office:value="-1.50803738095822" calcext:value-type="float">
            <text:p>-1.508037381</text:p>
          </table:table-cell>
          <table:table-cell office:value-type="float" office:value="-1.52671865549786" calcext:value-type="float">
            <text:p>-1.5267186555</text:p>
          </table:table-cell>
          <table:table-cell office:value-type="float" office:value="-1.54425159520917" calcext:value-type="float">
            <text:p>-1.5442515952</text:p>
          </table:table-cell>
          <table:table-cell office:value-type="float" office:value="-1.56042653952696" calcext:value-type="float">
            <text:p>-1.5604265395</text:p>
          </table:table-cell>
          <table:table-cell office:value-type="float" office:value="-1.57506458273792" calcext:value-type="float">
            <text:p>-1.5750645827</text:p>
          </table:table-cell>
          <table:table-cell office:value-type="float" office:value="-1.58802063354896" calcext:value-type="float">
            <text:p>-1.5880206335</text:p>
          </table:table-cell>
          <table:table-cell office:value-type="float" office:value="-1.59918548885917" calcext:value-type="float">
            <text:p>-1.5991854889</text:p>
          </table:table-cell>
          <table:table-cell office:value-type="float" office:value="-1.60848679657434" calcext:value-type="float">
            <text:p>-1.6084867966</text:p>
          </table:table-cell>
          <table:table-cell office:value-type="float" office:value="-1.6158888309586" calcext:value-type="float">
            <text:p>-1.615888831</text:p>
          </table:table-cell>
          <table:table-cell office:value-type="float" office:value="-1.62139106069061" calcext:value-type="float">
            <text:p>-1.6213910607</text:p>
          </table:table-cell>
          <table:table-cell office:value-type="float" office:value="-1.62502555246508" calcext:value-type="float">
            <text:p>-1.6250255525</text:p>
          </table:table-cell>
          <table:table-cell office:value-type="float" office:value="-1.62685331876508" calcext:value-type="float">
            <text:p>-1.6268533188</text:p>
          </table:table-cell>
          <table:table-cell office:value-type="float" office:value="-1.6269597835112" calcext:value-type="float">
            <text:p>-1.6269597835</text:p>
          </table:table-cell>
          <table:table-cell office:value-type="float" office:value="-1.62544959909736" calcext:value-type="float">
            <text:p>-1.6254495991</text:p>
          </table:table-cell>
          <table:table-cell office:value-type="float" office:value="-1.62244109790105" calcext:value-type="float">
            <text:p>-1.6224410979</text:p>
          </table:table-cell>
          <table:table-cell office:value-type="float" office:value="-1.61806069576805" calcext:value-type="float">
            <text:p>-1.6180606958</text:p>
          </table:table-cell>
          <table:table-cell office:value-type="float" office:value="-1.61243757998054" calcext:value-type="float">
            <text:p>-1.61243758</text:p>
          </table:table-cell>
          <table:table-cell office:value-type="float" office:value="-1.60569900658196" calcext:value-type="float">
            <text:p>-1.6056990066</text:p>
          </table:table-cell>
          <table:table-cell office:value-type="float" office:value="-1.59796649999013" calcext:value-type="float">
            <text:p>-1.5979665</text:p>
          </table:table-cell>
          <table:table-cell office:value-type="float" office:value="-1.58935319150793" calcext:value-type="float">
            <text:p>-1.5893531915</text:p>
          </table:table-cell>
          <table:table-cell office:value-type="float" office:value="-1.57996245456514" calcext:value-type="float">
            <text:p>-1.5799624546</text:p>
          </table:table-cell>
          <table:table-cell office:value-type="float" office:value="-1.56988789709652" calcext:value-type="float">
            <text:p>-1.5698878971</text:p>
          </table:table-cell>
          <table:table-cell office:value-type="float" office:value="-1.55921466145694" calcext:value-type="float">
            <text:p>-1.5592146615</text:p>
          </table:table-cell>
          <table:table-cell office:value-type="float" office:value="-1.54802186795026" calcext:value-type="float">
            <text:p>-1.548021868</text:p>
          </table:table-cell>
          <table:table-cell office:value-type="float" office:value="-1.53638592986175" calcext:value-type="float">
            <text:p>-1.5363859299</text:p>
          </table:table-cell>
          <table:table-cell office:value-type="float" office:value="-1.52438437774549" calcext:value-type="float">
            <text:p>-1.5243843777</text:p>
          </table:table-cell>
          <table:table-cell office:value-type="float" office:value="-1.51209977079635" calcext:value-type="float">
            <text:p>-1.5120997708</text:p>
          </table:table-cell>
          <table:table-cell office:value-type="float" office:value="-1.49962325370494" calcext:value-type="float">
            <text:p>-1.4996232537</text:p>
          </table:table-cell>
          <table:table-cell office:value-type="float" office:value="-1.48705734458567" calcext:value-type="float">
            <text:p>-1.4870573446</text:p>
          </table:table-cell>
          <table:table-cell office:value-type="float" office:value="-1.474517613219" calcext:value-type="float">
            <text:p>-1.4745176132</text:p>
          </table:table-cell>
          <table:table-cell office:value-type="float" office:value="-1.46213302149377" calcext:value-type="float">
            <text:p>-1.4621330215</text:p>
          </table:table-cell>
          <table:table-cell office:value-type="float" office:value="-1.45004483545881" calcext:value-type="float">
            <text:p>-1.4500448355</text:p>
          </table:table-cell>
          <table:table-cell office:value-type="float" office:value="-1.43840416233665" calcext:value-type="float">
            <text:p>-1.4384041623</text:p>
          </table:table-cell>
          <table:table-cell office:value-type="float" office:value="-1.42736829701471" calcext:value-type="float">
            <text:p>-1.427368297</text:p>
          </table:table-cell>
          <table:table-cell office:value-type="float" office:value="-1.41709616471484" calcext:value-type="float">
            <text:p>-1.4170961647</text:p>
          </table:table-cell>
          <table:table-cell office:value-type="float" office:value="-1.40774320946599" calcext:value-type="float">
            <text:p>-1.4077432095</text:p>
          </table:table-cell>
          <table:table-cell office:value-type="float" office:value="-1.39945609867818" calcext:value-type="float">
            <text:p>-1.3994560987</text:p>
          </table:table-cell>
          <table:table-cell office:value-type="float" office:value="-1.3923675962544" calcext:value-type="float">
            <text:p>-1.3923675963</text:p>
          </table:table-cell>
          <table:table-cell office:value-type="float" office:value="-1.38659190895101" calcext:value-type="float">
            <text:p>-1.386591909</text:p>
          </table:table-cell>
          <table:table-cell office:value-type="float" office:value="-1.38222074415456" calcext:value-type="float">
            <text:p>-1.3822207442</text:p>
          </table:table-cell>
          <table:table-cell office:value-type="float" office:value="-1.37932024290754" calcext:value-type="float">
            <text:p>-1.3793202429</text:p>
          </table:table-cell>
          <table:table-cell office:value-type="float" office:value="-1.37792887913616" calcext:value-type="float">
            <text:p>-1.3779288791</text:p>
          </table:table-cell>
          <table:table-cell office:value-type="float" office:value="-1.37805635112926" calcext:value-type="float">
            <text:p>-1.3780563511</text:p>
          </table:table-cell>
          <table:table-cell office:value-type="float" office:value="-1.37968343805206" calcext:value-type="float">
            <text:p>-1.3796834381</text:p>
          </table:table-cell>
          <table:table-cell office:value-type="float" office:value="-1.38276275382518" calcext:value-type="float">
            <text:p>-1.3827627538</text:p>
          </table:table-cell>
          <table:table-cell office:value-type="float" office:value="-1.3872203024364" calcext:value-type="float">
            <text:p>-1.3872203024</text:p>
          </table:table-cell>
          <table:table-cell office:value-type="float" office:value="-1.39295772095329" calcext:value-type="float">
            <text:p>-1.392957721</text:p>
          </table:table-cell>
          <table:table-cell office:value-type="float" office:value="-1.39985508698064" calcext:value-type="float">
            <text:p>-1.399855087</text:p>
          </table:table-cell>
          <table:table-cell office:value-type="float" office:value="-1.40777416388639" calcext:value-type="float">
            <text:p>-1.4077741639</text:p>
          </table:table-cell>
          <table:table-cell office:value-type="float" office:value="-1.41656195793532" calcext:value-type="float">
            <text:p>-1.4165619579</text:p>
          </table:table-cell>
          <table:table-cell office:value-type="float" office:value="-1.42605446516416" calcext:value-type="float">
            <text:p>-1.4260544652</text:p>
          </table:table-cell>
          <table:table-cell office:value-type="float" office:value="-1.43608049149263" calcext:value-type="float">
            <text:p>-1.4360804915</text:p>
          </table:table-cell>
          <table:table-cell office:value-type="float" office:value="-1.44646543685559" calcext:value-type="float">
            <text:p>-1.4464654369</text:p>
          </table:table-cell>
          <table:table-cell office:value-type="float" office:value="-1.45703494293297" calcext:value-type="float">
            <text:p>-1.4570349429</text:p>
          </table:table-cell>
          <table:table-cell office:value-type="float" office:value="-1.4676183145518" calcext:value-type="float">
            <text:p>-1.4676183146</text:p>
          </table:table-cell>
          <table:table-cell office:value-type="float" office:value="-1.47805163719173" calcext:value-type="float">
            <text:p>-1.4780516372</text:p>
          </table:table-cell>
          <table:table-cell office:value-type="float" office:value="-1.48818052732791" calcext:value-type="float">
            <text:p>-1.4881805273</text:p>
          </table:table-cell>
          <table:table-cell office:value-type="float" office:value="-1.49786246847626" calcext:value-type="float">
            <text:p>-1.4978624685</text:p>
          </table:table-cell>
          <table:table-cell office:value-type="float" office:value="-1.5069687033375" calcext:value-type="float">
            <text:p>-1.5069687033</text:p>
          </table:table-cell>
          <table:table-cell office:value-type="float" office:value="-1.51538567069776" calcext:value-type="float">
            <text:p>-1.5153856707</text:p>
          </table:table-cell>
          <table:table-cell office:value-type="float" office:value="-1.52301599378902" calcext:value-type="float">
            <text:p>-1.5230159938</text:p>
          </table:table-cell>
          <table:table-cell office:value-type="float" office:value="-1.52977904360714" calcext:value-type="float">
            <text:p>-1.5297790436</text:p>
          </table:table-cell>
          <table:table-cell office:value-type="float" office:value="-1.53561111512431" calcext:value-type="float">
            <text:p>-1.5356111151</text:p>
          </table:table-cell>
          <table:table-cell office:value-type="float" office:value="-1.54046526549458" calcext:value-type="float">
            <text:p>-1.5404652655</text:p>
          </table:table-cell>
          <table:table-cell office:value-type="float" office:value="-1.54431087051837" calcext:value-type="float">
            <text:p>-1.5443108705</text:p>
          </table:table-cell>
          <table:table-cell office:value-type="float" office:value="-1.54713295844319" calcext:value-type="float">
            <text:p>-1.5471329584</text:p>
          </table:table-cell>
          <table:table-cell office:value-type="float" office:value="-1.54893137869477" calcext:value-type="float">
            <text:p>-1.5489313787</text:p>
          </table:table-cell>
          <table:table-cell office:value-type="float" office:value="-1.5497198577461" calcext:value-type="float">
            <text:p>-1.5497198577</text:p>
          </table:table-cell>
          <table:table-cell office:value-type="float" office:value="-1.54952498587214" calcext:value-type="float">
            <text:p>-1.5495249859</text:p>
          </table:table-cell>
          <table:table-cell office:value-type="float" office:value="-1.54838516799023" calcext:value-type="float">
            <text:p>-1.548385168</text:p>
          </table:table-cell>
          <table:table-cell office:value-type="float" office:value="-1.54634956037889" calcext:value-type="float">
            <text:p>-1.5463495604</text:p>
          </table:table-cell>
          <table:table-cell office:value-type="float" office:value="-1.54347700395242" calcext:value-type="float">
            <text:p>-1.543477004</text:p>
          </table:table-cell>
          <table:table-cell office:value-type="float" office:value="-1.53983495505981" calcext:value-type="float">
            <text:p>-1.5398349551</text:p>
          </table:table-cell>
          <table:table-cell office:value-type="float" office:value="-1.53549840732499" calcext:value-type="float">
            <text:p>-1.5354984073</text:p>
          </table:table-cell>
          <table:table-cell office:value-type="float" office:value="-1.53054879342919" calcext:value-type="float">
            <text:p>-1.5305487934</text:p>
          </table:table-cell>
          <table:table-cell office:value-type="float" office:value="-1.52507285424964" calcext:value-type="float">
            <text:p>-1.5250728542</text:p>
          </table:table-cell>
          <table:table-cell office:value-type="float" office:value="-1.51916146427576" calcext:value-type="float">
            <text:p>-1.5191614643</text:p>
          </table:table-cell>
          <table:table-cell office:value-type="float" office:value="-1.5129084064359" calcext:value-type="float">
            <text:p>-1.5129084064</text:p>
          </table:table-cell>
          <table:table-cell office:value-type="float" office:value="-1.50640909568565" calcext:value-type="float">
            <text:p>-1.5064090957</text:p>
          </table:table-cell>
          <table:table-cell office:value-type="float" office:value="-1.4997592583072" calcext:value-type="float">
            <text:p>-1.4997592583</text:p>
          </table:table-cell>
          <table:table-cell office:value-type="float" office:value="-1.49305358176036" calcext:value-type="float">
            <text:p>-1.4930535818</text:p>
          </table:table-cell>
          <table:table-cell office:value-type="float" office:value="-1.48638435757679" calcext:value-type="float">
            <text:p>-1.4863843576</text:p>
          </table:table-cell>
          <table:table-cell office:value-type="float" office:value="-1.47984014614707" calcext:value-type="float">
            <text:p>-1.4798401461</text:p>
          </table:table-cell>
          <table:table-cell office:value-type="float" office:value="-1.47350449685755" calcext:value-type="float">
            <text:p>-1.4735044969</text:p>
          </table:table-cell>
          <table:table-cell office:value-type="float" office:value="-1.46745475944279" calcext:value-type="float">
            <text:p>-1.4674547594</text:p>
          </table:table-cell>
          <table:table-cell office:value-type="float" office:value="-1.46176102234016" calcext:value-type="float">
            <text:p>-1.4617610223</text:p>
          </table:table-cell>
          <table:table-cell office:value-type="float" office:value="-1.45648521132896" calcext:value-type="float">
            <text:p>-1.4564852113</text:p>
          </table:table-cell>
          <table:table-cell office:value-type="float" office:value="-1.45168037694495" calcext:value-type="float">
            <text:p>-1.4516803769</text:p>
          </table:table-cell>
          <table:table-cell office:value-type="float" office:value="-1.44739019245799" calcext:value-type="float">
            <text:p>-1.4473901925</text:p>
          </table:table-cell>
          <table:table-cell office:value-type="float" office:value="-1.443648676028" calcext:value-type="float">
            <text:p>-1.443648676</text:p>
          </table:table-cell>
          <table:table-cell office:value-type="float" office:value="-1.44048014157988" calcext:value-type="float">
            <text:p>-1.4404801416</text:p>
          </table:table-cell>
          <table:table-cell office:value-type="float" office:value="-1.43789937351073" calcext:value-type="float">
            <text:p>-1.4378993735</text:p>
          </table:table-cell>
          <table:table-cell office:value-type="float" office:value="-1.43591201113644" calcext:value-type="float">
            <text:p>-1.4359120111</text:p>
          </table:table-cell>
          <table:table-cell office:value-type="float" office:value="-1.43451512030572" calcext:value-type="float">
            <text:p>-1.4345151203</text:p>
          </table:table-cell>
          <table:table-cell office:value-type="float" office:value="-1.43369792233063" calcext:value-type="float">
            <text:p>-1.4336979223</text:p>
          </table:table-cell>
          <table:table-cell office:value-type="float" office:value="-1.43344264464927" calcext:value-type="float">
            <text:p>-1.4334426446</text:p>
          </table:table-cell>
          <table:table-cell office:value-type="float" office:value="-1.43372545375955" calcext:value-type="float">
            <text:p>-1.4337254538</text:p>
          </table:table-cell>
          <table:table-cell office:value-type="float" office:value="-1.4345174291191" calcext:value-type="float">
            <text:p>-1.4345174291</text:p>
          </table:table-cell>
          <table:table-cell office:value-type="float" office:value="-1.43578553697925" calcext:value-type="float">
            <text:p>-1.435785537</text:p>
          </table:table-cell>
          <table:table-cell office:value-type="float" office:value="-1.43749356550721" calcext:value-type="float">
            <text:p>-1.4374935655</text:p>
          </table:table-cell>
          <table:table-cell office:value-type="float" office:value="-1.4396029869088" calcext:value-type="float">
            <text:p>-1.4396029869</text:p>
          </table:table-cell>
          <table:table-cell office:value-type="float" office:value="-1.44207371837544" calcext:value-type="float">
            <text:p>-1.4420737184</text:p>
          </table:table-cell>
          <table:table-cell office:value-type="float" office:value="-1.44486476119017" calcext:value-type="float">
            <text:p>-1.4448647612</text:p>
          </table:table-cell>
          <table:table-cell office:value-type="float" office:value="-1.44793470581908" calcext:value-type="float">
            <text:p>-1.4479347058</text:p>
          </table:table-cell>
          <table:table-cell office:value-type="float" office:value="-1.45124209978723" calcext:value-type="float">
            <text:p>-1.4512420998</text:p>
          </table:table-cell>
          <table:table-cell office:value-type="float" office:value="-1.45474568405177" calcext:value-type="float">
            <text:p>-1.4547456841</text:p>
          </table:table-cell>
          <table:table-cell office:value-type="float" office:value="-1.45840451190782" calcext:value-type="float">
            <text:p>-1.4584045119</text:p>
          </table:table-cell>
          <table:table-cell office:value-type="float" office:value="-1.46217797169252" calcext:value-type="float">
            <text:p>-1.4621779717</text:p>
          </table:table-cell>
          <table:table-cell office:value-type="float" office:value="-1.46602574025781" calcext:value-type="float">
            <text:p>-1.4660257403</text:p>
          </table:table-cell>
          <table:table-cell office:value-type="float" office:value="-1.46990769805248" calcext:value-type="float">
            <text:p>-1.4699076981</text:p>
          </table:table-cell>
          <table:table-cell office:value-type="float" office:value="-1.47378383845766" calcext:value-type="float">
            <text:p>-1.4737838385</text:p>
          </table:table-cell>
          <table:table-cell office:value-type="float" office:value="-1.47761420370912" calcext:value-type="float">
            <text:p>-1.4776142037</text:p>
          </table:table-cell>
          <table:table-cell office:value-type="float" office:value="-1.48135887732686" calcext:value-type="float">
            <text:p>-1.4813588773</text:p>
          </table:table-cell>
          <table:table-cell office:value-type="float" office:value="-1.4849780586424" calcext:value-type="float">
            <text:p>-1.4849780586</text:p>
          </table:table-cell>
          <table:table-cell office:value-type="float" office:value="-1.48843223899675" calcext:value-type="float">
            <text:p>-1.488432239</text:p>
          </table:table-cell>
          <table:table-cell office:value-type="float" office:value="-1.49168249182852" calcext:value-type="float">
            <text:p>-1.4916824918</text:p>
          </table:table-cell>
          <table:table-cell office:value-type="float" office:value="-1.49469088057604" calcext:value-type="float">
            <text:p>-1.4946908806</text:p>
          </table:table-cell>
          <table:table-cell office:value-type="float" office:value="-1.49742097954343" calcext:value-type="float">
            <text:p>-1.4974209795</text:p>
          </table:table-cell>
          <table:table-cell office:value-type="float" office:value="-1.49983849410818" calcext:value-type="float">
            <text:p>-1.4998384941</text:p>
          </table:table-cell>
          <table:table-cell office:value-type="float" office:value="-1.5019119584232" calcext:value-type="float">
            <text:p>-1.5019119584</text:p>
          </table:table-cell>
          <table:table-cell office:value-type="float" office:value="-1.50361348158146" calcext:value-type="float">
            <text:p>-1.5036134816</text:p>
          </table:table-cell>
          <table:table-cell office:value-type="float" office:value="-1.50491950756916" calcext:value-type="float">
            <text:p>-1.5049195076</text:p>
          </table:table-cell>
          <table:table-cell office:value-type="float" office:value="-1.50581155067922" calcext:value-type="float">
            <text:p>-1.5058115507</text:p>
          </table:table-cell>
          <table:table-cell office:value-type="float" office:value="-1.50627686667256" calcext:value-type="float">
            <text:p>-1.5062768667</text:p>
          </table:table-cell>
          <table:table-cell office:value-type="float" office:value="-1.50630902108617" calcext:value-type="float">
            <text:p>-1.5063090211</text:p>
          </table:table-cell>
          <table:table-cell office:value-type="float" office:value="-1.50590831968586" calcext:value-type="float">
            <text:p>-1.5059083197</text:p>
          </table:table-cell>
          <table:table-cell office:value-type="float" office:value="-1.50508207196008" calcext:value-type="float">
            <text:p>-1.505082072</text:p>
          </table:table-cell>
          <table:table-cell office:value-type="float" office:value="-1.50384466641221" calcext:value-type="float">
            <text:p>-1.5038446664</text:p>
          </table:table-cell>
          <table:table-cell office:value-type="float" office:value="-1.50221744569079" calcext:value-type="float">
            <text:p>-1.5022174457</text:p>
          </table:table-cell>
          <table:table-cell office:value-type="float" office:value="-1.50022837966173" calcext:value-type="float">
            <text:p>-1.5002283797</text:p>
          </table:table-cell>
          <table:table-cell office:value-type="float" office:value="-1.49791154466449" calcext:value-type="float">
            <text:p>-1.4979115447</text:p>
          </table:table-cell>
          <table:table-cell office:value-type="float" office:value="-1.49530642672019" calcext:value-type="float">
            <text:p>-1.4953064267</text:p>
          </table:table-cell>
          <table:table-cell office:value-type="float" office:value="-1.49245707470385" calcext:value-type="float">
            <text:p>-1.4924570747</text:p>
          </table:table-cell>
          <table:table-cell office:value-type="float" office:value="-1.48941113598806" calcext:value-type="float">
            <text:p>-1.489411136</text:p>
          </table:table-cell>
          <table:table-cell office:value-type="float" office:value="-1.48621881141544" calcext:value-type="float">
            <text:p>-1.4862188114</text:p>
          </table:table-cell>
          <table:table-cell office:value-type="float" office:value="-1.48293176852418" calcext:value-type="float">
            <text:p>-1.4829317685</text:p>
          </table:table-cell>
          <table:table-cell office:value-type="float" office:value="-1.47960205174865" calcext:value-type="float">
            <text:p>-1.4796020517</text:p>
          </table:table-cell>
          <table:table-cell office:value-type="float" office:value="-1.4762810260083" calcext:value-type="float">
            <text:p>-1.476281026</text:p>
          </table:table-cell>
          <table:table-cell office:value-type="float" office:value="-1.47301838604273" calcext:value-type="float">
            <text:p>-1.473018386</text:p>
          </table:table-cell>
          <table:table-cell office:value-type="float" office:value="-1.46986125842918" calcext:value-type="float">
            <text:p>-1.4698612584</text:p>
          </table:table-cell>
          <table:table-cell office:value-type="float" office:value="-1.46685341692875" calcext:value-type="float">
            <text:p>-1.4668534169</text:p>
          </table:table-cell>
          <table:table-cell office:value-type="float" office:value="-1.46403462513439" calcext:value-type="float">
            <text:p>-1.4640346251</text:p>
          </table:table-cell>
          <table:table-cell office:value-type="float" office:value="-1.46144011375471" calcext:value-type="float">
            <text:p>-1.4614401138</text:p>
          </table:table-cell>
          <table:table-cell office:value-type="float" office:value="-1.45910019372671" calcext:value-type="float">
            <text:p>-1.4591001937</text:p>
          </table:table-cell>
          <table:table-cell office:value-type="float" office:value="-1.45704000094565" calcext:value-type="float">
            <text:p>-1.4570400009</text:p>
          </table:table-cell>
          <table:table-cell office:value-type="float" office:value="-1.45527936403205" calcext:value-type="float">
            <text:p>-1.455279364</text:p>
          </table:table-cell>
          <table:table-cell office:value-type="float" office:value="-1.4538327832874" calcext:value-type="float">
            <text:p>-1.4538327833</text:p>
          </table:table-cell>
          <table:table-cell office:value-type="float" office:value="-1.45270950691202" calcext:value-type="float">
            <text:p>-1.4527095069</text:p>
          </table:table-cell>
          <table:table-cell office:value-type="float" office:value="-1.45191368958287" calcext:value-type="float">
            <text:p>-1.4519136896</text:p>
          </table:table-cell>
          <table:table-cell office:value-type="float" office:value="-1.45144461852205" calcext:value-type="float">
            <text:p>-1.4514446185</text:p>
          </table:table-cell>
          <table:table-cell office:value-type="float" office:value="-1.45129699305345" calcext:value-type="float">
            <text:p>-1.4512969931</text:p>
          </table:table-cell>
          <table:table-cell office:value-type="float" office:value="-1.45146124513733" calcext:value-type="float">
            <text:p>-1.4514612451</text:p>
          </table:table-cell>
          <table:table-cell office:value-type="float" office:value="-1.45192389027274" calcext:value-type="float">
            <text:p>-1.4519238903</text:p>
          </table:table-cell>
          <table:table-cell office:value-type="float" office:value="-1.45266790024197" calcext:value-type="float">
            <text:p>-1.4526679002</text:p>
          </table:table-cell>
          <table:table-cell office:value-type="float" office:value="-1.45367309124683" calcext:value-type="float">
            <text:p>-1.4536730912</text:p>
          </table:table-cell>
          <table:table-cell office:value-type="float" office:value="-1.45491652284502" calcext:value-type="float">
            <text:p>-1.4549165228</text:p>
          </table:table-cell>
          <table:table-cell office:value-type="float" office:value="-1.45637290464339" calcext:value-type="float">
            <text:p>-1.4563729046</text:p>
          </table:table-cell>
          <table:table-cell office:value-type="float" office:value="-1.45801500880454" calcext:value-type="float">
            <text:p>-1.4580150088</text:p>
          </table:table-cell>
          <table:table-cell office:value-type="float" office:value="-1.45981408706131" calcext:value-type="float">
            <text:p>-1.4598140871</text:p>
          </table:table-cell>
          <table:table-cell office:value-type="float" office:value="-1.46174029108247" calcext:value-type="float">
            <text:p>-1.4617402911</text:p>
          </table:table-cell>
          <table:table-cell office:value-type="float" office:value="-1.46376309475748" calcext:value-type="float">
            <text:p>-1.4637630948</text:p>
          </table:table-cell>
          <table:table-cell office:value-type="float" office:value="-1.46585171632887" calcext:value-type="float">
            <text:p>-1.4658517163</text:p>
          </table:table-cell>
          <table:table-cell office:value-type="float" office:value="-1.46797553740544" calcext:value-type="float">
            <text:p>-1.4679755374</text:p>
          </table:table-cell>
          <table:table-cell office:value-type="float" office:value="-1.47010451486686" calcext:value-type="float">
            <text:p>-1.4701045149</text:p>
          </table:table-cell>
          <table:table-cell office:value-type="float" office:value="-1.47220958062727" calcext:value-type="float">
            <text:p>-1.4722095806</text:p>
          </table:table-cell>
          <table:table-cell office:value-type="float" office:value="-1.47426302332057" calcext:value-type="float">
            <text:p>-1.4742630233</text:p>
          </table:table-cell>
          <table:table-cell office:value-type="float" office:value="-1.47623884525874" calcext:value-type="float">
            <text:p>-1.4762388453</text:p>
          </table:table-cell>
          <table:table-cell office:value-type="float" office:value="-1.47811308765403" calcext:value-type="float">
            <text:p>-1.4781130877</text:p>
          </table:table-cell>
          <table:table-cell office:value-type="float" office:value="-1.47986411709356" calcext:value-type="float">
            <text:p>-1.4798641171</text:p>
          </table:table-cell>
          <table:table-cell office:value-type="float" office:value="-1.48147286667802" calcext:value-type="float">
            <text:p>-1.4814728667</text:p>
          </table:table-cell>
          <table:table-cell office:value-type="float" office:value="-1.48292302608469" calcext:value-type="float">
            <text:p>-1.4829230261</text:p>
          </table:table-cell>
          <table:table-cell office:value-type="float" office:value="-1.48420117606049" calcext:value-type="float">
            <text:p>-1.4842011761</text:p>
          </table:table-cell>
          <table:table-cell office:value-type="float" office:value="-1.48529686443675" calcext:value-type="float">
            <text:p>-1.4852968644</text:p>
          </table:table-cell>
          <table:table-cell office:value-type="float" office:value="-1.48620262262027" calcext:value-type="float">
            <text:p>-1.4862026226</text:p>
          </table:table-cell>
          <table:table-cell office:value-type="float" office:value="-1.48691392353427" calcext:value-type="float">
            <text:p>-1.4869139235</text:p>
          </table:table-cell>
          <table:table-cell office:value-type="float" office:value="-1.48742908406883" calcext:value-type="float">
            <text:p>-1.4874290841</text:p>
          </table:table-cell>
          <table:table-cell office:value-type="float" office:value="-1.48774911710731" calcext:value-type="float">
            <text:p>-1.4877491171</text:p>
          </table:table-cell>
          <table:table-cell office:value-type="float" office:value="-1.48787754002729" calcext:value-type="float">
            <text:p>-1.48787754</text:p>
          </table:table-cell>
          <table:table-cell office:value-type="float" office:value="-1.48782014808813" calcext:value-type="float">
            <text:p>-1.4878201481</text:p>
          </table:table-cell>
          <table:table-cell office:value-type="float" office:value="-1.48758476224062" calcext:value-type="float">
            <text:p>-1.4875847622</text:p>
          </table:table-cell>
          <table:table-cell office:value-type="float" office:value="-1.48718096152198" calcext:value-type="float">
            <text:p>-1.4871809615</text:p>
          </table:table-cell>
          <table:table-cell office:value-type="float" office:value="-1.48661981030209" calcext:value-type="float">
            <text:p>-1.4866198103</text:p>
          </table:table-cell>
          <table:table-cell office:value-type="float" office:value="-1.4859135901923" calcext:value-type="float">
            <text:p>-1.4859135902</text:p>
          </table:table-cell>
          <table:table-cell office:value-type="float" office:value="-1.48507554544386" calcext:value-type="float">
            <text:p>-1.4850755454</text:p>
          </table:table-cell>
          <table:table-cell office:value-type="float" office:value="-1.48411964919038" calcext:value-type="float">
            <text:p>-1.4841196492</text:p>
          </table:table-cell>
          <table:table-cell office:value-type="float" office:value="-1.48306039604309" calcext:value-type="float">
            <text:p>-1.483060396</text:p>
          </table:table-cell>
          <table:table-cell office:value-type="float" office:value="-1.48191262439797" calcext:value-type="float">
            <text:p>-1.4819126244</text:p>
          </table:table-cell>
          <table:table-cell office:value-type="float" office:value="-1.48069136956453" calcext:value-type="float">
            <text:p>-1.4806913696</text:p>
          </table:table-cell>
          <table:table-cell office:value-type="float" office:value="-1.47941174656602" calcext:value-type="float">
            <text:p>-1.4794117466</text:p>
          </table:table-cell>
          <table:table-cell office:value-type="float" office:value="-1.47808885938806" calcext:value-type="float">
            <text:p>-1.4780888594</text:p>
          </table:table-cell>
          <table:table-cell office:value-type="float" office:value="-1.47673773168709" calcext:value-type="float">
            <text:p>-1.4767377317</text:p>
          </table:table-cell>
          <table:table-cell office:value-type="float" office:value="-1.47537325265601" calcext:value-type="float">
            <text:p>-1.4753732527</text:p>
          </table:table-cell>
          <table:table-cell office:value-type="float" office:value="-1.47401013093027" calcext:value-type="float">
            <text:p>-1.4740101309</text:p>
          </table:table-cell>
          <table:table-cell office:value-type="float" office:value="-1.4726628492261" calcext:value-type="float">
            <text:p>-1.4726628492</text:p>
          </table:table-cell>
          <table:table-cell office:value-type="float" office:value="-1.47134561276118" calcext:value-type="float">
            <text:p>-1.4713456128</text:p>
          </table:table-cell>
          <table:table-cell office:value-type="float" office:value="-1.47007228544805" calcext:value-type="float">
            <text:p>-1.4700722854</text:p>
          </table:table-cell>
          <table:table-cell office:value-type="float" office:value="-1.46885630925146" calcext:value-type="float">
            <text:p>-1.4688563093</text:p>
          </table:table-cell>
          <table:table-cell office:value-type="float" office:value="-1.46771060387584" calcext:value-type="float">
            <text:p>-1.4677106039</text:p>
          </table:table-cell>
          <table:table-cell office:value-type="float" office:value="-1.46664744593801" calcext:value-type="float">
            <text:p>-1.4666474459</text:p>
          </table:table-cell>
          <table:table-cell office:value-type="float" office:value="-1.46567832885742" calcext:value-type="float">
            <text:p>-1.4656783289</text:p>
          </table:table-cell>
          <table:table-cell office:value-type="float" office:value="-1.46481380668012" calcext:value-type="float">
            <text:p>-1.4648138067</text:p>
          </table:table-cell>
          <table:table-cell office:value-type="float" office:value="-1.46406332682817" calcext:value-type="float">
            <text:p>-1.4640633268</text:p>
          </table:table-cell>
          <table:table-cell office:value-type="float" office:value="-1.46343505819589" calcext:value-type="float">
            <text:p>-1.4634350582</text:p>
          </table:table-cell>
          <table:table-cell office:value-type="float" office:value="-1.46293572201824" calcext:value-type="float">
            <text:p>-1.462935722</text:p>
          </table:table-cell>
          <table:table-cell office:value-type="float" office:value="-1.46257043345727" calcext:value-type="float">
            <text:p>-1.4625704335</text:p>
          </table:table-cell>
          <table:table-cell office:value-type="float" office:value="-1.46234256187244" calcext:value-type="float">
            <text:p>-1.4623425619</text:p>
          </table:table-cell>
          <table:table-cell office:value-type="float" office:value="-1.46225361727625" calcext:value-type="float">
            <text:p>-1.4622536173</text:p>
          </table:table-cell>
          <table:table-cell office:value-type="float" office:value="-1.46230316958064" calcext:value-type="float">
            <text:p>-1.4623031696</text:p>
          </table:table-cell>
          <table:table-cell office:value-type="float" office:value="-1.46248880597121" calcext:value-type="float">
            <text:p>-1.462488806</text:p>
          </table:table-cell>
          <table:table-cell office:value-type="float" office:value="-1.46280613021771" calcext:value-type="float">
            <text:p>-1.4628061302</text:p>
          </table:table-cell>
          <table:table-cell office:value-type="float" office:value="-1.46324880600643" calcext:value-type="float">
            <text:p>-1.463248806</text:p>
          </table:table-cell>
          <table:table-cell office:value-type="float" office:value="-1.46380864460717" calcext:value-type="float">
            <text:p>-1.4638086446</text:p>
          </table:table-cell>
          <table:table-cell office:value-type="float" office:value="-1.46447573541453" calcext:value-type="float">
            <text:p>-1.4644757354</text:p>
          </table:table-cell>
          <table:table-cell office:value-type="float" office:value="-1.46523861625949" calcext:value-type="float">
            <text:p>-1.4652386163</text:p>
          </table:table-cell>
          <table:table-cell office:value-type="float" office:value="-1.46608447892755" calcext:value-type="float">
            <text:p>-1.4660844789</text:p>
          </table:table-cell>
          <table:table-cell office:value-type="float" office:value="-1.46699940409915" calcext:value-type="float">
            <text:p>-1.4669994041</text:p>
          </table:table-cell>
          <table:table-cell office:value-type="float" office:value="-1.46796861901306" calcext:value-type="float">
            <text:p>-1.467968619</text:p>
          </table:table-cell>
          <table:table-cell office:value-type="float" office:value="-1.46897677054071" calcext:value-type="float">
            <text:p>-1.4689767705</text:p>
          </table:table-cell>
          <table:table-cell office:value-type="float" office:value="-1.47000820608151" calcext:value-type="float">
            <text:p>-1.4700082061</text:p>
          </table:table-cell>
          <table:table-cell office:value-type="float" office:value="-1.47104725471701" calcext:value-type="float">
            <text:p>-1.4710472547</text:p>
          </table:table-cell>
          <table:table-cell office:value-type="float" office:value="-1.47207850139802" calcext:value-type="float">
            <text:p>-1.4720785014</text:p>
          </table:table-cell>
          <table:table-cell office:value-type="float" office:value="-1.47308704751708" calcext:value-type="float">
            <text:p>-1.4730870475</text:p>
          </table:table-cell>
          <table:table-cell office:value-type="float" office:value="-1.47405875202697" calcext:value-type="float">
            <text:p>-1.474058752</text:p>
          </table:table-cell>
          <table:table-cell office:value-type="float" office:value="-1.47498044822729" calcext:value-type="float">
            <text:p>-1.4749804482</text:p>
          </table:table-cell>
          <table:table-cell office:value-type="float" office:value="-1.47584013241032" calcext:value-type="float">
            <text:p>-1.4758401324</text:p>
          </table:table-cell>
          <table:table-cell office:value-type="float" office:value="-1.47662712168451" calcext:value-type="float">
            <text:p>-1.4766271217</text:p>
          </table:table-cell>
          <table:table-cell office:value-type="float" office:value="-1.47733217939647" calcext:value-type="float">
            <text:p>-1.4773321794</text:p>
          </table:table-cell>
          <table:table-cell office:value-type="float" office:value="-1.47794760764578" calcext:value-type="float">
            <text:p>-1.4779476076</text:p>
          </table:table-cell>
          <table:table-cell office:value-type="float" office:value="-1.47846730733198" calcext:value-type="float">
            <text:p>-1.4784673073</text:p>
          </table:table-cell>
          <table:table-cell office:value-type="float" office:value="-1.47888680701127" calcext:value-type="float">
            <text:p>-1.478886807</text:p>
          </table:table-cell>
          <table:table-cell office:value-type="float" office:value="-1.47920326250292" calcext:value-type="float">
            <text:p>-1.4792032625</text:p>
          </table:table-cell>
          <table:table-cell office:value-type="float" office:value="-1.47941542969695" calcext:value-type="float">
            <text:p>-1.4794154297</text:p>
          </table:table-cell>
          <table:table-cell office:value-type="float" office:value="-1.47952361334404" calcext:value-type="float">
            <text:p>-1.4795236133</text:p>
          </table:table-cell>
          <table:table-cell office:value-type="float" office:value="-1.47952959479522" calcext:value-type="float">
            <text:p>-1.4795295948</text:p>
          </table:table-cell>
          <table:table-cell office:value-type="float" office:value="-1.47943654168948" calcext:value-type="float">
            <text:p>-1.4794365417</text:p>
          </table:table-cell>
          <table:table-cell office:value-type="float" office:value="-1.47924890252284" calcext:value-type="float">
            <text:p>-1.4792489025</text:p>
          </table:table-cell>
          <table:table-cell office:value-type="float" office:value="-1.4789722888661" calcext:value-type="float">
            <text:p>-1.4789722889</text:p>
          </table:table-cell>
          <table:table-cell office:value-type="float" office:value="-1.47861334778678" calcext:value-type="float">
            <text:p>-1.4786133478</text:p>
          </table:table-cell>
          <table:table-cell office:value-type="float" office:value="-1.47817962679623" calcext:value-type="float">
            <text:p>-1.4781796268</text:p>
          </table:table-cell>
          <table:table-cell office:value-type="float" office:value="-1.47767943340552" calcext:value-type="float">
            <text:p>-1.4776794334</text:p>
          </table:table-cell>
          <table:table-cell office:value-type="float" office:value="-1.47712169116032" calcext:value-type="float">
            <text:p>-1.4771216912</text:p>
          </table:table-cell>
          <table:table-cell office:value-type="float" office:value="-1.47651579386025" calcext:value-type="float">
            <text:p>-1.4765157939</text:p>
          </table:table-cell>
          <table:table-cell office:value-type="float" office:value="-1.47587145953244" calcext:value-type="float">
            <text:p>-1.4758714595</text:p>
          </table:table-cell>
          <table:table-cell office:value-type="float" office:value="-1.47519858567991" calcext:value-type="float">
            <text:p>-1.4751985857</text:p>
          </table:table-cell>
          <table:table-cell office:value-type="float" office:value="-1.47450710724808" calcext:value-type="float">
            <text:p>-1.4745071072</text:p>
          </table:table-cell>
          <table:table-cell office:value-type="float" office:value="-1.4738068588245" calcext:value-type="float">
            <text:p>-1.4738068588</text:p>
          </table:table-cell>
          <table:table-cell office:value-type="float" office:value="-1.47310744253893" calcext:value-type="float">
            <text:p>-1.4731074425</text:p>
          </table:table-cell>
          <table:table-cell office:value-type="float" office:value="-1.47241810321491" calcext:value-type="float">
            <text:p>-1.4724181032</text:p>
          </table:table-cell>
          <table:table-cell office:value-type="float" office:value="-1.47174761230216" calcext:value-type="float">
            <text:p>-1.4717476123</text:p>
          </table:table-cell>
          <table:table-cell office:value-type="float" office:value="-1.47110416211284" calcext:value-type="float">
            <text:p>-1.4711041621</text:p>
          </table:table-cell>
          <table:table-cell office:value-type="float" office:value="-1.47049527181782" calcext:value-type="float">
            <text:p>-1.4704952718</text:p>
          </table:table-cell>
          <table:table-cell office:value-type="float" office:value="-1.4699277065376" calcext:value-type="float">
            <text:p>-1.4699277065</text:p>
          </table:table-cell>
          <table:table-cell office:value-type="float" office:value="-1.46940741068217" calcext:value-type="float">
            <text:p>-1.4694074107</text:p>
          </table:table-cell>
          <table:table-cell office:value-type="float" office:value="-1.46893945644788" calcext:value-type="float">
            <text:p>-1.4689394564</text:p>
          </table:table-cell>
          <table:table-cell office:value-type="float" office:value="-1.4685280080845" calcext:value-type="float">
            <text:p>-1.4685280081</text:p>
          </table:table-cell>
          <table:table-cell office:value-type="float" office:value="-1.46817630218486" calcext:value-type="float">
            <text:p>-1.4681763022</text:p>
          </table:table-cell>
          <table:table-cell office:value-type="float" office:value="-1.46788664388511" calcext:value-type="float">
            <text:p>-1.4678866439</text:p>
          </table:table-cell>
          <table:table-cell office:value-type="float" office:value="-1.46766041844588" calcext:value-type="float">
            <text:p>-1.4676604184</text:p>
          </table:table-cell>
          <table:table-cell office:value-type="float" office:value="-1.46749811730563" calcext:value-type="float">
            <text:p>-1.4674981173</text:p>
          </table:table-cell>
          <table:table-cell office:value-type="float" office:value="-1.46739937731235" calcext:value-type="float">
            <text:p>-1.4673993773</text:p>
          </table:table-cell>
          <table:table-cell office:value-type="float" office:value="-1.46736303152302" calcext:value-type="float">
            <text:p>-1.4673630315</text:p>
          </table:table-cell>
          <table:table-cell office:value-type="float" office:value="-1.46738716968319" calcext:value-type="float">
            <text:p>-1.4673871697</text:p>
          </table:table-cell>
          <table:table-cell office:value-type="float" office:value="-1.46746920631692" calcext:value-type="float">
            <text:p>-1.4674692063</text:p>
          </table:table-cell>
          <table:table-cell office:value-type="float" office:value="-1.46760595424773" calcext:value-type="float">
            <text:p>-1.4676059542</text:p>
          </table:table-cell>
          <table:table-cell office:value-type="float" office:value="-1.46779370136802" calcext:value-type="float">
            <text:p>-1.4677937014</text:p>
          </table:table-cell>
          <table:table-cell office:value-type="float" office:value="-1.46802828855398" calcext:value-type="float">
            <text:p>-1.4680282886</text:p>
          </table:table-cell>
          <table:table-cell office:value-type="float" office:value="-1.46830518680046" calcext:value-type="float">
            <text:p>-1.4683051868</text:p>
          </table:table-cell>
          <table:table-cell office:value-type="float" office:value="-1.46861957190088" calcext:value-type="float">
            <text:p>-1.4686195719</text:p>
          </table:table-cell>
          <table:table-cell office:value-type="float" office:value="-1.46896639531573" calcext:value-type="float">
            <text:p>-1.4689663953</text:p>
          </table:table-cell>
          <table:table-cell office:value-type="float" office:value="-1.46934045023448" calcext:value-type="float">
            <text:p>-1.4693404502</text:p>
          </table:table-cell>
          <table:table-cell office:value-type="float" office:value="-1.4697364322187" calcext:value-type="float">
            <text:p>-1.4697364322</text:p>
          </table:table-cell>
          <table:table-cell office:value-type="float" office:value="-1.47014899420657" calcext:value-type="float">
            <text:p>-1.4701489942</text:p>
          </table:table-cell>
          <table:table-cell office:value-type="float" office:value="-1.47057279600899" calcext:value-type="float">
            <text:p>-1.470572796</text:p>
          </table:table-cell>
          <table:table-cell office:value-type="float" office:value="-1.47100254876365" calcext:value-type="float">
            <text:p>-1.4710025488</text:p>
          </table:table-cell>
          <table:table-cell office:value-type="float" office:value="-1.47143305505095" calcext:value-type="float">
            <text:p>-1.4714330551</text:p>
          </table:table-cell>
          <table:table-cell office:value-type="float" office:value="-1.47185924557133" calcext:value-type="float">
            <text:p>-1.4718592456</text:p>
          </table:table-cell>
          <table:table-cell office:value-type="float" office:value="-1.47227621336034" calcext:value-type="float">
            <text:p>-1.4722762134</text:p>
          </table:table-cell>
          <table:table-cell office:value-type="float" office:value="-1.47267924653612" calcext:value-type="float">
            <text:p>-1.4726792465</text:p>
          </table:table-cell>
          <table:table-cell office:value-type="float" office:value="-1.47306386047456" calcext:value-type="float">
            <text:p>-1.4730638605</text:p>
          </table:table-cell>
          <table:table-cell office:value-type="float" office:value="-1.47342583015099" calcext:value-type="float">
            <text:p>-1.4734258302</text:p>
          </table:table-cell>
          <table:table-cell office:value-type="float" office:value="-1.47376122314855" calcext:value-type="float">
            <text:p>-1.4737612231</text:p>
          </table:table-cell>
          <table:table-cell office:value-type="float" office:value="-1.47406643356" calcext:value-type="float">
            <text:p>-1.4740664336</text:p>
          </table:table-cell>
          <table:table-cell office:value-type="float" office:value="-1.47433821668423" calcext:value-type="float">
            <text:p>-1.4743382167</text:p>
          </table:table-cell>
          <table:table-cell office:value-type="float" office:value="-1.47457372411518" calcext:value-type="float">
            <text:p>-1.4745737241</text:p>
          </table:table-cell>
          <table:table-cell office:value-type="float" office:value="-1.47477053850844" calcext:value-type="float">
            <text:p>-1.4747705385</text:p>
          </table:table-cell>
          <table:table-cell office:value-type="float" office:value="-1.47492670704318" calcext:value-type="float">
            <text:p>-1.474926707</text:p>
          </table:table-cell>
          <table:table-cell office:value-type="float" office:value="-1.47504077239438" calcext:value-type="float">
            <text:p>-1.4750407724</text:p>
          </table:table-cell>
          <table:table-cell office:value-type="float" office:value="-1.4751117998774" calcext:value-type="float">
            <text:p>-1.4751117999</text:p>
          </table:table-cell>
          <table:table-cell office:value-type="float" office:value="-1.4751393993771" calcext:value-type="float">
            <text:p>-1.4751393994</text:p>
          </table:table-cell>
          <table:table-cell office:value-type="float" office:value="-1.47512374069139" calcext:value-type="float">
            <text:p>-1.4751237407</text:p>
          </table:table-cell>
          <table:table-cell office:value-type="float" office:value="-1.47506556103608" calcext:value-type="float">
            <text:p>-1.475065561</text:p>
          </table:table-cell>
          <table:table-cell office:value-type="float" office:value="-1.47496616364712" calcext:value-type="float">
            <text:p>-1.4749661636</text:p>
          </table:table-cell>
          <table:table-cell office:value-type="float" office:value="-1.47482740667563" calcext:value-type="float">
            <text:p>-1.4748274067</text:p>
          </table:table-cell>
          <table:table-cell office:value-type="float" office:value="-1.47465168189399" calcext:value-type="float">
            <text:p>-1.4746516819</text:p>
          </table:table-cell>
          <table:table-cell office:value-type="float" office:value="-1.47444188307773" calcext:value-type="float">
            <text:p>-1.4744418831</text:p>
          </table:table-cell>
          <table:table-cell office:value-type="float" office:value="-1.47420136430837" calcext:value-type="float">
            <text:p>-1.4742013643</text:p>
          </table:table-cell>
          <table:table-cell office:value-type="float" office:value="-1.47393388880261" calcext:value-type="float">
            <text:p>-1.4739338888</text:p>
          </table:table-cell>
          <table:table-cell office:value-type="float" office:value="-1.47364356924312" calcext:value-type="float">
            <text:p>-1.4736435692</text:p>
          </table:table-cell>
          <table:table-cell office:value-type="float" office:value="-1.47333480084994" calcext:value-type="float">
            <text:p>-1.4733348008</text:p>
          </table:table-cell>
          <table:table-cell office:value-type="float" office:value="-1.47301218876962" calcext:value-type="float">
            <text:p>-1.4730121888</text:p>
          </table:table-cell>
          <table:table-cell office:value-type="float" office:value="-1.47268047145479" calcext:value-type="float">
            <text:p>-1.4726804715</text:p>
          </table:table-cell>
          <table:table-cell office:value-type="float" office:value="-1.47234444188801" calcext:value-type="float">
            <text:p>-1.4723444419</text:p>
          </table:table-cell>
          <table:table-cell office:value-type="float" office:value="-1.47200886854897" calcext:value-type="float">
            <text:p>-1.4720088685</text:p>
          </table:table-cell>
          <table:table-cell office:value-type="float" office:value="-1.47167841795492" calcext:value-type="float">
            <text:p>-1.471678418</text:p>
          </table:table-cell>
          <table:table-cell office:value-type="float" office:value="-1.4713575805462" calcext:value-type="float">
            <text:p>-1.4713575805</text:p>
          </table:table-cell>
          <table:table-cell office:value-type="float" office:value="-1.47105060151077" calcext:value-type="float">
            <text:p>-1.4710506015</text:p>
          </table:table-cell>
          <table:table-cell office:value-type="float" office:value="-1.47076141794402" calcext:value-type="float">
            <text:p>-1.4707614179</text:p>
          </table:table-cell>
          <table:table-cell office:value-type="float" office:value="-1.47049360349417" calcext:value-type="float">
            <text:p>-1.4704936035</text:p>
          </table:table-cell>
          <table:table-cell office:value-type="float" office:value="-1.47025032137904" calcext:value-type="float">
            <text:p>-1.4702503214</text:p>
          </table:table-cell>
          <table:table-cell office:value-type="float" office:value="-1.47003428638788" calcext:value-type="float">
            <text:p>-1.4700342864</text:p>
          </table:table-cell>
          <table:table-cell office:value-type="float" office:value="-1.46984773620362" calcext:value-type="float">
            <text:p>-1.4698477362</text:p>
          </table:table-cell>
          <table:table-cell office:value-type="float" office:value="-1.46969241213263" calcext:value-type="float">
            <text:p>-1.4696924121</text:p>
          </table:table-cell>
          <table:table-cell office:value-type="float" office:value="-1.46956954908505" calcext:value-type="float">
            <text:p>-1.4695695491</text:p>
          </table:table-cell>
          <table:table-cell office:value-type="float" office:value="-1.46947987445182" calcext:value-type="float">
            <text:p>-1.4694798745</text:p>
          </table:table-cell>
          <table:table-cell office:value-type="float" office:value="-1.46942361535173" calcext:value-type="float">
            <text:p>-1.4694236154</text:p>
          </table:table-cell>
          <table:table-cell office:value-type="float" office:value="-1.46940051358737" calcext:value-type="float">
            <text:p>-1.4694005136</text:p>
          </table:table-cell>
          <table:table-cell office:value-type="float" office:value="-1.46940984755569" calcext:value-type="float">
            <text:p>-1.4694098476</text:p>
          </table:table-cell>
          <table:table-cell office:value-type="float" office:value="-1.46945046029568" calcext:value-type="float">
            <text:p>-1.4694504603</text:p>
          </table:table-cell>
          <table:table-cell office:value-type="float" office:value="-1.469520792818" calcext:value-type="float">
            <text:p>-1.4695207928</text:p>
          </table:table-cell>
          <table:table-cell office:value-type="float" office:value="-1.469618921865" calcext:value-type="float">
            <text:p>-1.4696189219</text:p>
          </table:table-cell>
          <table:table-cell office:value-type="float" office:value="-1.46974260125431" calcext:value-type="float">
            <text:p>-1.4697426013</text:p>
          </table:table-cell>
          <table:table-cell office:value-type="float" office:value="-1.46988930599431" calcext:value-type="float">
            <text:p>-1.469889306</text:p>
          </table:table-cell>
          <table:table-cell office:value-type="float" office:value="-1.47005627839276" calcext:value-type="float">
            <text:p>-1.4700562784</text:p>
          </table:table-cell>
          <table:table-cell office:value-type="float" office:value="-1.47024057542899" calcext:value-type="float">
            <text:p>-1.4702405754</text:p>
          </table:table-cell>
          <table:table-cell office:value-type="float" office:value="-1.4704391166973" calcext:value-type="float">
            <text:p>-1.4704391167</text:p>
          </table:table-cell>
          <table:table-cell office:value-type="float" office:value="-1.47064873227725" calcext:value-type="float">
            <text:p>-1.4706487323</text:p>
          </table:table-cell>
          <table:table-cell office:value-type="float" office:value="-1.47086620992258" calcext:value-type="float">
            <text:p>-1.4708662099</text:p>
          </table:table-cell>
          <table:table-cell office:value-type="float" office:value="-1.47108834099843" calcext:value-type="float">
            <text:p>-1.471088341</text:p>
          </table:table-cell>
          <table:table-cell office:value-type="float" office:value="-1.47131196462677" calcext:value-type="float">
            <text:p>-1.4713119646</text:p>
          </table:table-cell>
          <table:table-cell office:value-type="float" office:value="-1.47153400953471" calcext:value-type="float">
            <text:p>-1.4715340095</text:p>
          </table:table-cell>
          <table:table-cell office:value-type="float" office:value="-1.47175153312876" calcext:value-type="float">
            <text:p>-1.4717515331</text:p>
          </table:table-cell>
          <table:table-cell office:value-type="float" office:value="-1.47196175735395" calcext:value-type="float">
            <text:p>-1.4719617574</text:p>
          </table:table-cell>
          <table:table-cell office:value-type="float" office:value="-1.47216210093845" calcext:value-type="float">
            <text:p>-1.4721621009</text:p>
          </table:table-cell>
          <table:table-cell office:value-type="float" office:value="-1.47235020766306" calcext:value-type="float">
            <text:p>-1.4723502077</text:p>
          </table:table-cell>
          <table:table-cell office:value-type="float" office:value="-1.47252397036066" calcext:value-type="float">
            <text:p>-1.4725239704</text:p>
          </table:table-cell>
          <table:table-cell office:value-type="float" office:value="-1.47268155040369" calcext:value-type="float">
            <text:p>-1.4726815504</text:p>
          </table:table-cell>
          <table:table-cell office:value-type="float" office:value="-1.47282139251542" calcext:value-type="float">
            <text:p>-1.4728213925</text:p>
          </table:table-cell>
          <table:table-cell office:value-type="float" office:value="-1.47294223482401" calcext:value-type="float">
            <text:p>-1.4729422348</text:p>
          </table:table-cell>
          <table:table-cell office:value-type="float" office:value="-1.47304311416157" calcext:value-type="float">
            <text:p>-1.4730431142</text:p>
          </table:table-cell>
          <table:table-cell office:value-type="float" office:value="-1.473123366699" calcext:value-type="float">
            <text:p>-1.4731233667</text:p>
          </table:table-cell>
          <table:table-cell office:value-type="float" office:value="-1.47318262411064" calcext:value-type="float">
            <text:p>-1.4731826241</text:p>
          </table:table-cell>
          <table:table-cell office:value-type="float" office:value="-1.47322080553693" calcext:value-type="float">
            <text:p>-1.4732208055</text:p>
          </table:table-cell>
          <table:table-cell office:value-type="float" office:value="-1.47323810570573" calcext:value-type="float">
            <text:p>-1.4732381057</text:p>
          </table:table-cell>
          <table:table-cell office:value-type="float" office:value="-1.47323497964006" calcext:value-type="float">
            <text:p>-1.4732349796</text:p>
          </table:table-cell>
          <table:table-cell office:value-type="float" office:value="-1.47321212443972" calcext:value-type="float">
            <text:p>-1.4732121244</text:p>
          </table:table-cell>
          <table:table-cell office:value-type="float" office:value="-1.47317045866179" calcext:value-type="float">
            <text:p>-1.4731704587</text:p>
          </table:table-cell>
          <table:table-cell office:value-type="float" office:value="-1.4731110998534" calcext:value-type="float">
            <text:p>-1.4731110999</text:p>
          </table:table-cell>
          <table:table-cell office:value-type="float" office:value="-1.47303534078862" calcext:value-type="float">
            <text:p>-1.4730353408</text:p>
          </table:table-cell>
          <table:table-cell office:value-type="float" office:value="-1.47294462494445" calcext:value-type="float">
            <text:p>-1.4729446249</text:p>
          </table:table-cell>
          <table:table-cell office:value-type="float" office:value="-1.47284052171873" calcext:value-type="float">
            <text:p>-1.4728405217</text:p>
          </table:table-cell>
          <table:table-cell office:value-type="float" office:value="-1.47272470183902" calcext:value-type="float">
            <text:p>-1.4727247018</text:p>
          </table:table-cell>
          <table:table-cell office:value-type="float" office:value="-1.47259891334844" calcext:value-type="float">
            <text:p>-1.4725989133</text:p>
          </table:table-cell>
          <table:table-cell office:value-type="float" office:value="-1.47246495847384" calcext:value-type="float">
            <text:p>-1.4724649585</text:p>
          </table:table-cell>
          <table:table-cell office:value-type="float" office:value="-1.47232467161537" calcext:value-type="float">
            <text:p>-1.4723246716</text:p>
          </table:table-cell>
          <table:table-cell office:value-type="float" office:value="-1.47217989859742" calcext:value-type="float">
            <text:p>-1.4721798986</text:p>
          </table:table-cell>
          <table:table-cell office:value-type="float" office:value="-1.47203247726932" calcext:value-type="float">
            <text:p>-1.4720324773</text:p>
          </table:table-cell>
          <table:table-cell office:value-type="float" office:value="-1.47188421944401" calcext:value-type="float">
            <text:p>-1.4718842194</text:p>
          </table:table-cell>
          <table:table-cell office:value-type="float" office:value="-1.47173689414634" calcext:value-type="float">
            <text:p>-1.4717368941</text:p>
          </table:table-cell>
          <table:table-cell office:value-type="float" office:value="-1.47159221206115" calcext:value-type="float">
            <text:p>-1.4715922121</text:p>
          </table:table-cell>
          <table:table-cell office:value-type="float" office:value="-1.47145181107568" calcext:value-type="float">
            <text:p>-1.4714518111</text:p>
          </table:table-cell>
          <table:table-cell office:value-type="float" office:value="-1.47131724280001" calcext:value-type="float">
            <text:p>-1.4713172428</text:p>
          </table:table-cell>
          <table:table-cell office:value-type="float" office:value="-1.47118995991995" calcext:value-type="float">
            <text:p>-1.4711899599</text:p>
          </table:table-cell>
          <table:table-cell office:value-type="float" office:value="-1.47107130433362" calcext:value-type="float">
            <text:p>-1.4710713043</text:p>
          </table:table-cell>
          <table:table-cell office:value-type="float" office:value="-1.47096249598187" calcext:value-type="float">
            <text:p>-1.470962496</text:p>
          </table:table-cell>
          <table:table-cell office:value-type="float" office:value="-1.47086462238057" calcext:value-type="float">
            <text:p>-1.4708646224</text:p>
          </table:table-cell>
          <table:table-cell office:value-type="float" office:value="-1.47077862889041" calcext:value-type="float">
            <text:p>-1.4707786289</text:p>
          </table:table-cell>
          <table:table-cell office:value-type="float" office:value="-1.47070530981798" calcext:value-type="float">
            <text:p>-1.4707053098</text:p>
          </table:table-cell>
          <table:table-cell office:value-type="float" office:value="-1.47064530049139" calcext:value-type="float">
            <text:p>-1.4706453005</text:p>
          </table:table-cell>
          <table:table-cell office:value-type="float" office:value="-1.47059907049165" calcext:value-type="float">
            <text:p>-1.4705990705</text:p>
          </table:table-cell>
          <table:table-cell office:value-type="float" office:value="-1.47056691825838" calcext:value-type="float">
            <text:p>-1.4705669183</text:p>
          </table:table-cell>
          <table:table-cell office:value-type="float" office:value="-1.47054896729831" calcext:value-type="float">
            <text:p>-1.4705489673</text:p>
          </table:table-cell>
          <table:table-cell office:value-type="float" office:value="-1.47054516423859" calcext:value-type="float">
            <text:p>-1.4705451642</text:p>
          </table:table-cell>
          <table:table-cell office:value-type="float" office:value="-1.47055527894354" calcext:value-type="float">
            <text:p>-1.4705552789</text:p>
          </table:table-cell>
          <table:table-cell office:value-type="float" office:value="-1.47057890689261" calcext:value-type="float">
            <text:p>-1.4705789069</text:p>
          </table:table-cell>
          <table:table-cell office:value-type="float" office:value="-1.47061547397087" calcext:value-type="float">
            <text:p>-1.470615474</text:p>
          </table:table-cell>
          <table:table-cell office:value-type="float" office:value="-1.47066424376856" calcext:value-type="float">
            <text:p>-1.4706642438</text:p>
          </table:table-cell>
          <table:table-cell office:value-type="float" office:value="-1.4707243274181" calcext:value-type="float">
            <text:p>-1.4707243274</text:p>
          </table:table-cell>
          <table:table-cell office:value-type="float" office:value="-1.47079469592965" calcext:value-type="float">
            <text:p>-1.4707946959</text:p>
          </table:table-cell>
          <table:table-cell office:value-type="float" office:value="-1.47087419490305" calcext:value-type="float">
            <text:p>-1.4708741949</text:p>
          </table:table-cell>
          <table:table-cell office:value-type="float" office:value="-1.47096156142737" calcext:value-type="float">
            <text:p>-1.4709615614</text:p>
          </table:table-cell>
          <table:table-cell office:value-type="float" office:value="-1.47105544289953" calcext:value-type="float">
            <text:p>-1.4710554429</text:p>
          </table:table-cell>
          <table:table-cell office:value-type="float" office:value="-1.47115441743809" calcext:value-type="float">
            <text:p>-1.4711544174</text:p>
          </table:table-cell>
          <table:table-cell office:value-type="float" office:value="-1.47125701550888" calcext:value-type="float">
            <text:p>-1.4712570155</text:p>
          </table:table-cell>
          <table:table-cell office:value-type="float" office:value="-1.47136174234285" calcext:value-type="float">
            <text:p>-1.4713617423</text:p>
          </table:table-cell>
          <table:table-cell office:value-type="float" office:value="-1.47146710069691" calcext:value-type="float">
            <text:p>-1.4714671007</text:p>
          </table:table-cell>
          <table:table-cell office:value-type="float" office:value="-1.47157161349977" calcext:value-type="float">
            <text:p>-1.4715716135</text:p>
          </table:table-cell>
          <table:table-cell office:value-type="float" office:value="-1.4716738459291" calcext:value-type="float">
            <text:p>-1.4716738459</text:p>
          </table:table-cell>
          <table:table-cell office:value-type="float" office:value="-1.4717724264797" calcext:value-type="float">
            <text:p>-1.4717724265</text:p>
          </table:table-cell>
          <table:table-cell office:value-type="float" office:value="-1.47186606662094" calcext:value-type="float">
            <text:p>-1.4718660666</text:p>
          </table:table-cell>
          <table:table-cell office:value-type="float" office:value="-1.47195357868005" calcext:value-type="float">
            <text:p>-1.4719535787</text:p>
          </table:table-cell>
          <table:table-cell office:value-type="float" office:value="-1.47203389164101" calcext:value-type="float">
            <text:p>-1.4720338916</text:p>
          </table:table-cell>
          <table:table-cell office:value-type="float" office:value="-1.47210606461032" calcext:value-type="float">
            <text:p>-1.4721060646</text:p>
          </table:table-cell>
          <table:table-cell office:value-type="float" office:value="-1.4721692977588" calcext:value-type="float">
            <text:p>-1.4721692978</text:p>
          </table:table-cell>
          <table:table-cell office:value-type="float" office:value="-1.47222294062342" calcext:value-type="float">
            <text:p>-1.4722229406</text:p>
          </table:table-cell>
          <table:table-cell office:value-type="float" office:value="-1.47226649770316" calcext:value-type="float">
            <text:p>-1.4722664977</text:p>
          </table:table-cell>
          <table:table-cell office:value-type="float" office:value="-1.47229963136134" calcext:value-type="float">
            <text:p>-1.4722996314</text:p>
          </table:table-cell>
          <table:table-cell office:value-type="float" office:value="-1.47232216208819" calcext:value-type="float">
            <text:p>-1.4723221621</text:p>
          </table:table-cell>
          <table:table-cell office:value-type="float" office:value="-1.47233406623791" calcext:value-type="float">
            <text:p>-1.4723340662</text:p>
          </table:table-cell>
          <table:table-cell office:value-type="float" office:value="-1.472335471395" calcext:value-type="float">
            <text:p>-1.4723354714</text:p>
          </table:table-cell>
          <table:table-cell office:value-type="float" office:value="-1.47232664955899" calcext:value-type="float">
            <text:p>-1.4723266496</text:p>
          </table:table-cell>
          <table:table-cell office:value-type="float" office:value="-1.47230800836892" calcext:value-type="float">
            <text:p>-1.4723080084</text:p>
          </table:table-cell>
          <table:table-cell office:value-type="float" office:value="-1.47228008060303" calcext:value-type="float">
            <text:p>-1.4722800806</text:p>
          </table:table-cell>
          <table:table-cell office:value-type="float" office:value="-1.47224351221023" calcext:value-type="float">
            <text:p>-1.4722435122</text:p>
          </table:table-cell>
          <table:table-cell office:value-type="float" office:value="-1.47219904913129" calcext:value-type="float">
            <text:p>-1.4721990491</text:p>
          </table:table-cell>
          <table:table-cell office:value-type="float" office:value="-1.47214752316987" calcext:value-type="float">
            <text:p>-1.4721475232</text:p>
          </table:table-cell>
          <table:table-cell office:value-type="float" office:value="-1.47208983717464" calcext:value-type="float">
            <text:p>-1.4720898372</text:p>
          </table:table-cell>
          <table:table-cell office:value-type="float" office:value="-1.47202694977914" calcext:value-type="float">
            <text:p>-1.4720269498</text:p>
          </table:table-cell>
          <table:table-cell office:value-type="float" office:value="-1.47195985994706" calcext:value-type="float">
            <text:p>-1.4719598599</text:p>
          </table:table-cell>
          <table:table-cell office:value-type="float" office:value="-1.47188959154757" calcext:value-type="float">
            <text:p>-1.4718895915</text:p>
          </table:table-cell>
          <table:table-cell office:value-type="float" office:value="-1.4718171781765" calcext:value-type="float">
            <text:p>-1.4718171782</text:p>
          </table:table-cell>
          <table:table-cell office:value-type="float" office:value="-1.47174364843641" calcext:value-type="float">
            <text:p>-1.4717436484</text:p>
          </table:table-cell>
          <table:table-cell office:value-type="float" office:value="-1.4716700118438" calcext:value-type="float">
            <text:p>-1.4716700118</text:p>
          </table:table-cell>
          <table:table-cell office:value-type="float" office:value="-1.47159724555108" calcext:value-type="float">
            <text:p>-1.4715972456</text:p>
          </table:table-cell>
          <table:table-cell office:value-type="float" office:value="-1.47152628202912" calcext:value-type="float">
            <text:p>-1.471526282</text:p>
          </table:table-cell>
          <table:table-cell office:value-type="float" office:value="-1.47145799784475" calcext:value-type="float">
            <text:p>-1.4714579978</text:p>
          </table:table-cell>
          <table:table-cell office:value-type="float" office:value="-1.47139320365584" calcext:value-type="float">
            <text:p>-1.4713932037</text:p>
          </table:table-cell>
          <table:table-cell office:value-type="float" office:value="-1.47133263551687" calcext:value-type="float">
            <text:p>-1.4713326355</text:p>
          </table:table-cell>
          <table:table-cell office:value-type="float" office:value="-1.4712769475727" calcext:value-type="float">
            <text:p>-1.4712769476</text:p>
          </table:table-cell>
          <table:table-cell office:value-type="float" office:value="-1.47122670619527" calcext:value-type="float">
            <text:p>-1.4712267062</text:p>
          </table:table-cell>
          <table:table-cell office:value-type="float" office:value="-1.47118238559507" calcext:value-type="float">
            <text:p>-1.4711823856</text:p>
          </table:table-cell>
          <table:table-cell office:value-type="float" office:value="-1.47114436491179" calcext:value-type="float">
            <text:p>-1.4711443649</text:p>
          </table:table-cell>
          <table:table-cell office:value-type="float" office:value="-1.4711129267719" calcext:value-type="float">
            <text:p>-1.4711129268</text:p>
          </table:table-cell>
          <table:table-cell office:value-type="float" office:value="-1.4710882572707" calcext:value-type="float">
            <text:p>-1.4710882573</text:p>
          </table:table-cell>
          <table:table-cell office:value-type="float" office:value="-1.47107044731509" calcext:value-type="float">
            <text:p>-1.4710704473</text:p>
          </table:table-cell>
          <table:table-cell office:value-type="float" office:value="-1.47105949524494" calcext:value-type="float">
            <text:p>-1.4710594952</text:p>
          </table:table-cell>
          <table:table-cell office:value-type="float" office:value="-1.47105531062589" calcext:value-type="float">
            <text:p>-1.4710553106</text:p>
          </table:table-cell>
          <table:table-cell office:value-type="float" office:value="-1.47105771909471" calcext:value-type="float">
            <text:p>-1.4710577191</text:p>
          </table:table-cell>
          <table:table-cell office:value-type="float" office:value="-1.47106646812246" calcext:value-type="float">
            <text:p>-1.4710664681</text:p>
          </table:table-cell>
          <table:table-cell office:value-type="float" office:value="-1.47108123355009" calcext:value-type="float">
            <text:p>-1.4710812336</text:p>
          </table:table-cell>
          <table:table-cell office:value-type="float" office:value="-1.47110162675029" calcext:value-type="float">
            <text:p>-1.4711016268</text:p>
          </table:table-cell>
          <table:table-cell office:value-type="float" office:value="-1.47112720225898" calcext:value-type="float">
            <text:p>-1.4711272023</text:p>
          </table:table-cell>
          <table:table-cell office:value-type="float" office:value="-1.47115746573535" calcext:value-type="float">
            <text:p>-1.4711574657</text:p>
          </table:table-cell>
          <table:table-cell office:value-type="float" office:value="-1.47119188210112" calcext:value-type="float">
            <text:p>-1.4711918821</text:p>
          </table:table-cell>
          <table:table-cell office:value-type="float" office:value="-1.47122988373527" calcext:value-type="float">
            <text:p>-1.4712298837</text:p>
          </table:table-cell>
          <table:table-cell office:value-type="float" office:value="-1.47127087860008" calcext:value-type="float">
            <text:p>-1.4712708786</text:p>
          </table:table-cell>
          <table:table-cell office:value-type="float" office:value="-1.4713142581985" calcext:value-type="float">
            <text:p>-1.4713142582</text:p>
          </table:table-cell>
          <table:table-cell office:value-type="float" office:value="-1.47135940527681" calcext:value-type="float">
            <text:p>-1.4713594053</text:p>
          </table:table-cell>
          <table:table-cell office:value-type="float" office:value="-1.47140570120179" calcext:value-type="float">
            <text:p>-1.4714057012</text:p>
          </table:table-cell>
          <table:table-cell office:value-type="float" office:value="-1.47145253296181" calcext:value-type="float">
            <text:p>-1.471452533</text:p>
          </table:table-cell>
          <table:table-cell office:value-type="float" office:value="-1.47149929975475" calcext:value-type="float">
            <text:p>-1.4714992998</text:p>
          </table:table-cell>
          <table:table-cell office:value-type="float" office:value="-1.47154541913949" calcext:value-type="float">
            <text:p>-1.4715454191</text:p>
          </table:table-cell>
          <table:table-cell office:value-type="float" office:value="-1.4715903327407" calcext:value-type="float">
            <text:p>-1.4715903327</text:p>
          </table:table-cell>
          <table:table-cell office:value-type="float" office:value="-1.47163351150288" calcext:value-type="float">
            <text:p>-1.4716335115</text:p>
          </table:table-cell>
          <table:table-cell office:value-type="float" office:value="-1.47167446049663" calcext:value-type="float">
            <text:p>-1.4716744605</text:p>
          </table:table-cell>
          <table:table-cell office:value-type="float" office:value="-1.4717127232816" calcext:value-type="float">
            <text:p>-1.4717127233</text:p>
          </table:table-cell>
          <table:table-cell office:value-type="float" office:value="-1.47174788583289" calcext:value-type="float">
            <text:p>-1.4717478858</text:p>
          </table:table-cell>
          <table:table-cell office:value-type="float" office:value="-1.47177958002768" calcext:value-type="float">
            <text:p>-1.47177958</text:p>
          </table:table-cell>
          <table:table-cell office:value-type="float" office:value="-1.47180748669449" calcext:value-type="float">
            <text:p>-1.4718074867</text:p>
          </table:table-cell>
          <table:table-cell office:value-type="float" office:value="-1.47183133821233" calcext:value-type="float">
            <text:p>-1.4718313382</text:p>
          </table:table-cell>
          <table:table-cell office:value-type="float" office:value="-1.4718509206438" calcext:value-type="float">
            <text:p>-1.4718509206</text:p>
          </table:table-cell>
          <table:table-cell office:value-type="float" office:value="-1.47186607538393" calcext:value-type="float">
            <text:p>-1.4718660754</text:p>
          </table:table-cell>
          <table:table-cell office:value-type="float" office:value="-1.47187670029222" calcext:value-type="float">
            <text:p>-1.4718767003</text:p>
          </table:table-cell>
          <table:table-cell office:value-type="float" office:value="-1.47188275028077" calcext:value-type="float">
            <text:p>-1.4718827503</text:p>
          </table:table-cell>
          <table:table-cell office:value-type="float" office:value="-1.471884237325" calcext:value-type="float">
            <text:p>-1.4718842373</text:p>
          </table:table-cell>
          <table:table-cell office:value-type="float" office:value="-1.47188122986419" calcext:value-type="float">
            <text:p>-1.4718812299</text:p>
          </table:table-cell>
          <table:table-cell office:value-type="float" office:value="-1.47187385156867" calcext:value-type="float">
            <text:p>-1.4718738516</text:p>
          </table:table-cell>
          <table:table-cell office:value-type="float" office:value="-1.47186227944662" calcext:value-type="float">
            <text:p>-1.4718622794</text:p>
          </table:table-cell>
          <table:table-cell office:value-type="float" office:value="-1.47184674128718" calcext:value-type="float">
            <text:p>-1.4718467413</text:p>
          </table:table-cell>
          <table:table-cell office:value-type="float" office:value="-1.47182751243477" calcext:value-type="float">
            <text:p>-1.4718275124</text:p>
          </table:table-cell>
          <table:table-cell office:value-type="float" office:value="-1.47180491191353" calcext:value-type="float">
            <text:p>-1.4718049119</text:p>
          </table:table-cell>
          <table:table-cell office:value-type="float" office:value="-1.47177929793004" calcext:value-type="float">
            <text:p>-1.4717792979</text:p>
          </table:table-cell>
          <table:table-cell office:value-type="float" office:value="-1.471751062802" calcext:value-type="float">
            <text:p>-1.4717510628</text:p>
          </table:table-cell>
          <table:table-cell office:value-type="float" office:value="-1.47172062737479" calcext:value-type="float">
            <text:p>-1.4717206274</text:p>
          </table:table-cell>
          <table:table-cell office:value-type="float" office:value="-1.47168843500211" calcext:value-type="float">
            <text:p>-1.471688435</text:p>
          </table:table-cell>
          <table:table-cell office:value-type="float" office:value="-1.47165494518388" calcext:value-type="float">
            <text:p>-1.4716549452</text:p>
          </table:table-cell>
          <table:table-cell office:value-type="float" office:value="-1.47162062695974" calcext:value-type="float">
            <text:p>-1.471620627</text:p>
          </table:table-cell>
          <table:table-cell office:value-type="float" office:value="-1.4715859521757" calcext:value-type="float">
            <text:p>-1.4715859522</text:p>
          </table:table-cell>
          <table:table-cell office:value-type="float" office:value="-1.47155138873138" calcext:value-type="float">
            <text:p>-1.4715513887</text:p>
          </table:table-cell>
          <table:table-cell office:value-type="float" office:value="-1.47151739393859" calcext:value-type="float">
            <text:p>-1.4715173939</text:p>
          </table:table-cell>
          <table:table-cell office:value-type="float" office:value="-1.47148440809758" calcext:value-type="float">
            <text:p>-1.4714844081</text:p>
          </table:table-cell>
          <table:table-cell office:value-type="float" office:value="-1.47145284841336" calcext:value-type="float">
            <text:p>-1.4714528484</text:p>
          </table:table-cell>
          <table:table-cell office:value-type="float" office:value="-1.47142310335543" calcext:value-type="float">
            <text:p>-1.4714231034</text:p>
          </table:table-cell>
          <table:table-cell office:value-type="float" office:value="-1.47139552755553" calcext:value-type="float">
            <text:p>-1.4713955276</text:p>
          </table:table-cell>
          <table:table-cell office:value-type="float" office:value="-1.47137043732792" calcext:value-type="float">
            <text:p>-1.4713704373</text:p>
          </table:table-cell>
          <table:table-cell office:value-type="float" office:value="-1.47134810688277" calcext:value-type="float">
            <text:p>-1.4713481069</text:p>
          </table:table-cell>
          <table:table-cell office:value-type="float" office:value="-1.47132876527957" calcext:value-type="float">
            <text:p>-1.4713287653</text:p>
          </table:table-cell>
          <table:table-cell office:value-type="float" office:value="-1.47131259416328" calcext:value-type="float">
            <text:p>-1.4713125942</text:p>
          </table:table-cell>
          <table:table-cell office:value-type="float" office:value="-1.47129972629688" calcext:value-type="float">
            <text:p>-1.4712997263</text:p>
          </table:table-cell>
          <table:table-cell office:value-type="float" office:value="-1.47129024489479" calcext:value-type="float">
            <text:p>-1.4712902449</text:p>
          </table:table-cell>
          <table:table-cell office:value-type="float" office:value="-1.47128418374363" calcext:value-type="float">
            <text:p>-1.4712841837</text:p>
          </table:table-cell>
          <table:table-cell office:value-type="float" office:value="-1.4712815280811" calcext:value-type="float">
            <text:p>-1.4712815281</text:p>
          </table:table-cell>
          <table:table-cell office:value-type="float" office:value="-1.4712822161929" calcext:value-type="float">
            <text:p>-1.4712822162</text:p>
          </table:table-cell>
          <table:table-cell office:value-type="float" office:value="-1.47128614167398" calcext:value-type="float">
            <text:p>-1.4712861417</text:p>
          </table:table-cell>
          <table:table-cell office:value-type="float" office:value="-1.47129315629227" calcext:value-type="float">
            <text:p>-1.4712931563</text:p>
          </table:table-cell>
          <table:table-cell office:value-type="float" office:value="-1.47130307338548" calcext:value-type="float">
            <text:p>-1.4713030734</text:p>
          </table:table-cell>
          <table:table-cell office:value-type="float" office:value="-1.47131567171483" calcext:value-type="float">
            <text:p>-1.4713156717</text:p>
          </table:table-cell>
          <table:table-cell office:value-type="float" office:value="-1.47133069969847" calcext:value-type="float">
            <text:p>-1.4713306997</text:p>
          </table:table-cell>
          <table:table-cell office:value-type="float" office:value="-1.47134787994069" calcext:value-type="float">
            <text:p>-1.4713478799</text:p>
          </table:table-cell>
          <table:table-cell office:value-type="float" office:value="-1.4713669139778" calcext:value-type="float">
            <text:p>-1.471366914</text:p>
          </table:table-cell>
          <table:table-cell office:value-type="float" office:value="-1.47138748715937" calcext:value-type="float">
            <text:p>-1.4713874872</text:p>
          </table:table-cell>
          <table:table-cell office:value-type="float" office:value="-1.47140927358565" calcext:value-type="float">
            <text:p>-1.4714092736</text:p>
          </table:table-cell>
          <table:table-cell office:value-type="float" office:value="-1.4714319410281" calcext:value-type="float">
            <text:p>-1.471431941</text:p>
          </table:table-cell>
          <table:table-cell office:value-type="float" office:value="-1.47145515575764" calcext:value-type="float">
            <text:p>-1.4714551558</text:p>
          </table:table-cell>
          <table:table-cell office:value-type="float" office:value="-1.47147858722073" calcext:value-type="float">
            <text:p>-1.4714785872</text:p>
          </table:table-cell>
          <table:table-cell office:value-type="float" office:value="-1.47150191249457" calcext:value-type="float">
            <text:p>-1.4715019125</text:p>
          </table:table-cell>
          <table:table-cell office:value-type="float" office:value="-1.47152482047321" calcext:value-type="float">
            <text:p>-1.4715248205</text:p>
          </table:table-cell>
          <table:table-cell office:value-type="float" office:value="-1.47154701573154" calcext:value-type="float">
            <text:p>-1.4715470157</text:p>
          </table:table-cell>
          <table:table-cell office:value-type="float" office:value="-1.47156822202438" calcext:value-type="float">
            <text:p>-1.471568222</text:p>
          </table:table-cell>
          <table:table-cell office:value-type="float" office:value="-1.47158818538905" calcext:value-type="float">
            <text:p>-1.4715881854</text:p>
          </table:table-cell>
          <table:table-cell office:value-type="float" office:value="-1.47160667681824" calcext:value-type="float">
            <text:p>-1.4716066768</text:p>
          </table:table-cell>
          <table:table-cell office:value-type="float" office:value="-1.47162349448504" calcext:value-type="float">
            <text:p>-1.4716234945</text:p>
          </table:table-cell>
          <table:table-cell office:value-type="float" office:value="-1.47163846550528" calcext:value-type="float">
            <text:p>-1.4716384655</text:p>
          </table:table-cell>
          <table:table-cell office:value-type="float" office:value="-1.47165144722889" calcext:value-type="float">
            <text:p>-1.4716514472</text:p>
          </table:table-cell>
          <table:table-cell office:value-type="float" office:value="-1.47166232806436" calcext:value-type="float">
            <text:p>-1.4716623281</text:p>
          </table:table-cell>
          <table:table-cell office:value-type="float" office:value="-1.47167102784037" calcext:value-type="float">
            <text:p>-1.4716710278</text:p>
          </table:table-cell>
          <table:table-cell office:value-type="float" office:value="-1.47167749772098" calcext:value-type="float">
            <text:p>-1.4716774977</text:p>
          </table:table-cell>
          <table:table-cell office:value-type="float" office:value="-1.47168171969494" calcext:value-type="float">
            <text:p>-1.4716817197</text:p>
          </table:table-cell>
          <table:table-cell office:value-type="float" office:value="-1.47168370566552" calcext:value-type="float">
            <text:p>-1.4716837057</text:p>
          </table:table-cell>
          <table:table-cell office:value-type="float" office:value="-1.4716834961729" calcext:value-type="float">
            <text:p>-1.4716834962</text:p>
          </table:table-cell>
          <table:table-cell office:value-type="float" office:value="-1.47168115878513" calcext:value-type="float">
            <text:p>-1.4716811588</text:p>
          </table:table-cell>
          <table:table-cell office:value-type="float" office:value="-1.47167678619843" calcext:value-type="float">
            <text:p>-1.4716767862</text:p>
          </table:table-cell>
          <table:table-cell office:value-type="float" office:value="-1.47167049408759" calcext:value-type="float">
            <text:p>-1.4716704941</text:p>
          </table:table-cell>
          <table:table-cell office:value-type="float" office:value="-1.47166241875143" calcext:value-type="float">
            <text:p>-1.4716624188</text:p>
          </table:table-cell>
          <table:table-cell office:value-type="float" office:value="-1.47165271459922" calcext:value-type="float">
            <text:p>-1.4716527146</text:p>
          </table:table-cell>
          <table:table-cell office:value-type="float" office:value="-1.47164155151827" calcext:value-type="float">
            <text:p>-1.4716415515</text:p>
          </table:table-cell>
          <table:table-cell office:value-type="float" office:value="-1.47162911217029" calcext:value-type="float">
            <text:p>-1.4716291122</text:p>
          </table:table-cell>
          <table:table-cell office:value-type="float" office:value="-1.4716155892533" calcext:value-type="float">
            <text:p>-1.4716155893</text:p>
          </table:table-cell>
          <table:table-cell office:value-type="float" office:value="-1.47160118277055" calcext:value-type="float">
            <text:p>-1.4716011828</text:p>
          </table:table-cell>
          <table:table-cell office:value-type="float" office:value="-1.47158609732223" calcext:value-type="float">
            <text:p>-1.4715860973</text:p>
          </table:table-cell>
          <table:table-cell office:value-type="float" office:value="-1.47157053952434" calcext:value-type="float">
            <text:p>-1.4715705395</text:p>
          </table:table-cell>
          <table:table-cell office:value-type="float" office:value="-1.47155471540513" calcext:value-type="float">
            <text:p>-1.4715547154</text:p>
          </table:table-cell>
          <table:table-cell office:value-type="float" office:value="-1.47153882806698" calcext:value-type="float">
            <text:p>-1.4715388281</text:p>
          </table:table-cell>
          <table:table-cell office:value-type="float" office:value="-1.47152307536826" calcext:value-type="float">
            <text:p>-1.4715230754</text:p>
          </table:table-cell>
          <table:table-cell office:value-type="float" office:value="-1.47150764780902" calcext:value-type="float">
            <text:p>-1.4715076478</text:p>
          </table:table-cell>
          <table:table-cell office:value-type="float" office:value="-1.47149272656739" calcext:value-type="float">
            <text:p>-1.4714927266</text:p>
          </table:table-cell>
          <table:table-cell office:value-type="float" office:value="-1.47147848170357" calcext:value-type="float">
            <text:p>-1.4714784817</text:p>
          </table:table-cell>
          <table:table-cell office:value-type="float" office:value="-1.47146507054353" calcext:value-type="float">
            <text:p>-1.4714650705</text:p>
          </table:table-cell>
          <table:table-cell office:value-type="float" office:value="-1.47145263623845" calcext:value-type="float">
            <text:p>-1.4714526362</text:p>
          </table:table-cell>
          <table:table-cell office:value-type="float" office:value="-1.47144130651288" calcext:value-type="float">
            <text:p>-1.4714413065</text:p>
          </table:table-cell>
          <table:table-cell office:value-type="float" office:value="-1.47143119259448" calcext:value-type="float">
            <text:p>-1.4714311926</text:p>
          </table:table-cell>
          <table:table-cell office:value-type="float" office:value="-1.4714223883351" calcext:value-type="float">
            <text:p>-1.4714223883</text:p>
          </table:table-cell>
          <table:table-cell office:value-type="float" office:value="-1.47141496952072" calcext:value-type="float">
            <text:p>-1.4714149695</text:p>
          </table:table-cell>
          <table:table-cell office:value-type="float" office:value="-1.47140899337472" calcext:value-type="float">
            <text:p>-1.4714089934</text:p>
          </table:table-cell>
          <table:table-cell office:value-type="float" office:value="-1.4714044982551" calcext:value-type="float">
            <text:p>-1.4714044983</text:p>
          </table:table-cell>
          <table:table-cell office:value-type="float" office:value="-1.47140150355106" calcext:value-type="float">
            <text:p>-1.4714015036</text:p>
          </table:table-cell>
          <table:table-cell office:value-type="float" office:value="-1.47140000977728" calcext:value-type="float">
            <text:p>-1.4714000098</text:p>
          </table:table-cell>
          <table:table-cell office:value-type="float" office:value="-1.47139999886939" calcext:value-type="float">
            <text:p>-1.4713999989</text:p>
          </table:table-cell>
          <table:table-cell office:value-type="float" office:value="-1.47140143468167" calcext:value-type="float">
            <text:p>-1.4714014347</text:p>
          </table:table-cell>
          <table:table-cell office:value-type="float" office:value="-1.47140426368537" calcext:value-type="float">
            <text:p>-1.4714042637</text:p>
          </table:table-cell>
          <table:table-cell office:value-type="float" office:value="-1.47140841586209" calcext:value-type="float">
            <text:p>-1.4714084159</text:p>
          </table:table-cell>
          <table:table-cell office:value-type="float" office:value="-1.47141380579324" calcext:value-type="float">
            <text:p>-1.4714138058</text:p>
          </table:table-cell>
          <table:table-cell office:value-type="float" office:value="-1.47142033392916" calcext:value-type="float">
            <text:p>-1.4714203339</text:p>
          </table:table-cell>
          <table:table-cell office:value-type="float" office:value="-1.47142788803423" calcext:value-type="float">
            <text:p>-1.471427888</text:p>
          </table:table-cell>
          <table:table-cell office:value-type="float" office:value="-1.47143634478773" calcext:value-type="float">
            <text:p>-1.4714363448</text:p>
          </table:table-cell>
          <table:table-cell office:value-type="float" office:value="-1.47144557152522" calcext:value-type="float">
            <text:p>-1.4714455715</text:p>
          </table:table-cell>
          <table:table-cell office:value-type="float" office:value="-1.4714554280995" calcext:value-type="float">
            <text:p>-1.4714554281</text:p>
          </table:table-cell>
          <table:table-cell office:value-type="float" office:value="-1.47146576883376" calcext:value-type="float">
            <text:p>-1.4714657688</text:p>
          </table:table-cell>
          <table:table-cell office:value-type="float" office:value="-1.47147644454414" calcext:value-type="float">
            <text:p>-1.4714764445</text:p>
          </table:table-cell>
          <table:table-cell office:value-type="float" office:value="-1.4714873045987" calcext:value-type="float">
            <text:p>-1.4714873046</text:p>
          </table:table-cell>
          <table:table-cell office:value-type="float" office:value="-1.47149819898303" calcext:value-type="float">
            <text:p>-1.471498199</text:p>
          </table:table-cell>
          <table:table-cell office:value-type="float" office:value="-1.47150898034228" calcext:value-type="float">
            <text:p>-1.4715089803</text:p>
          </table:table-cell>
          <table:table-cell office:value-type="float" office:value="-1.47151950596518" calcext:value-type="float">
            <text:p>-1.471519506</text:p>
          </table:table-cell>
          <table:table-cell office:value-type="float" office:value="-1.47152963967935" calcext:value-type="float">
            <text:p>-1.4715296397</text:p>
          </table:table-cell>
          <table:table-cell office:value-type="float" office:value="-1.47153925362941" calcext:value-type="float">
            <text:p>-1.4715392536</text:p>
          </table:table-cell>
          <table:table-cell office:value-type="float" office:value="-1.47154822990649" calcext:value-type="float">
            <text:p>-1.4715482299</text:p>
          </table:table-cell>
          <table:table-cell office:value-type="float" office:value="-1.47155646200844" calcext:value-type="float">
            <text:p>-1.471556462</text:p>
          </table:table-cell>
          <table:table-cell office:value-type="float" office:value="-1.47156385610456" calcext:value-type="float">
            <text:p>-1.4715638561</text:p>
          </table:table-cell>
          <table:table-cell office:value-type="float" office:value="-1.47157033208904" calcext:value-type="float">
            <text:p>-1.4715703321</text:p>
          </table:table-cell>
          <table:table-cell office:value-type="float" office:value="-1.47157582440947" calcext:value-type="float">
            <text:p>-1.4715758244</text:p>
          </table:table-cell>
          <table:table-cell office:value-type="float" office:value="-1.47158028266059" calcext:value-type="float">
            <text:p>-1.4715802827</text:p>
          </table:table-cell>
          <table:table-cell office:value-type="float" office:value="-1.47158367193768" calcext:value-type="float">
            <text:p>-1.4715836719</text:p>
          </table:table-cell>
          <table:table-cell office:value-type="float" office:value="-1.47158597294982" calcext:value-type="float">
            <text:p>-1.4715859729</text:p>
          </table:table-cell>
          <table:table-cell office:value-type="float" office:value="-1.47158718189873" calcext:value-type="float">
            <text:p>-1.4715871819</text:p>
          </table:table-cell>
          <table:table-cell office:value-type="float" office:value="-1.4715873101277" calcext:value-type="float">
            <text:p>-1.4715873101</text:p>
          </table:table-cell>
          <table:table-cell office:value-type="float" office:value="-1.47158638355712" calcext:value-type="float">
            <text:p>-1.4715863836</text:p>
          </table:table-cell>
          <table:table-cell office:value-type="float" office:value="-1.47158444191746" calcext:value-type="float">
            <text:p>-1.4715844419</text:p>
          </table:table-cell>
          <table:table-cell office:value-type="float" office:value="-1.47158153780236" calcext:value-type="float">
            <text:p>-1.4715815378</text:p>
          </table:table-cell>
          <table:table-cell office:value-type="float" office:value="-1.47157773555822" calcext:value-type="float">
            <text:p>-1.4715777356</text:p>
          </table:table-cell>
          <table:table-cell office:value-type="float" office:value="-1.47157311003815" calcext:value-type="float">
            <text:p>-1.47157311</text:p>
          </table:table-cell>
          <table:table-cell office:value-type="float" office:value="-1.47156774523825" calcext:value-type="float">
            <text:p>-1.4715677452</text:p>
          </table:table-cell>
          <table:table-cell office:value-type="float" office:value="-1.47156173284673" calcext:value-type="float">
            <text:p>-1.4715617328</text:p>
          </table:table-cell>
          <table:table-cell office:value-type="float" office:value="-1.47155517072767" calcext:value-type="float">
            <text:p>-1.4715551707</text:p>
          </table:table-cell>
          <table:table-cell office:value-type="float" office:value="-1.47154816136174" calcext:value-type="float">
            <text:p>-1.4715481614</text:p>
          </table:table-cell>
          <table:table-cell office:value-type="float" office:value="-1.47154081028768" calcext:value-type="float">
            <text:p>-1.4715408103</text:p>
          </table:table-cell>
          <table:table-cell office:value-type="float" office:value="-1.47153322452438" calcext:value-type="float">
            <text:p>-1.4715332245</text:p>
          </table:table-cell>
          <table:table-cell office:value-type="float" office:value="-1.47152551105776" calcext:value-type="float">
            <text:p>-1.4715255111</text:p>
          </table:table-cell>
          <table:table-cell office:value-type="float" office:value="-1.47151777535836" calcext:value-type="float">
            <text:p>-1.4715177754</text:p>
          </table:table-cell>
          <table:table-cell office:value-type="float" office:value="-1.47151011997863" calcext:value-type="float">
            <text:p>-1.47151012</text:p>
          </table:table-cell>
          <table:table-cell office:value-type="float" office:value="-1.47150264324287" calcext:value-type="float">
            <text:p>-1.4715026432</text:p>
          </table:table-cell>
          <table:table-cell office:value-type="float" office:value="-1.47149543803794" calcext:value-type="float">
            <text:p>-1.471495438</text:p>
          </table:table-cell>
          <table:table-cell office:value-type="float" office:value="-1.47148859072662" calcext:value-type="float">
            <text:p>-1.4714885907</text:p>
          </table:table-cell>
          <table:table-cell office:value-type="float" office:value="-1.47148218018875" calcext:value-type="float">
            <text:p>-1.4714821802</text:p>
          </table:table-cell>
          <table:table-cell office:value-type="float" office:value="-1.47147627700148" calcext:value-type="float">
            <text:p>-1.471476277</text:p>
          </table:table-cell>
          <table:table-cell office:value-type="float" office:value="-1.47147094276486" calcext:value-type="float">
            <text:p>-1.4714709428</text:p>
          </table:table-cell>
          <table:table-cell office:value-type="float" office:value="-1.47146622957406" calcext:value-type="float">
            <text:p>-1.4714662296</text:p>
          </table:table-cell>
          <table:table-cell office:value-type="float" office:value="-1.47146217964458" calcext:value-type="float">
            <text:p>-1.4714621796</text:p>
          </table:table-cell>
          <table:table-cell office:value-type="float" office:value="-1.47145882508456" calcext:value-type="float">
            <text:p>-1.4714588251</text:p>
          </table:table-cell>
          <table:table-cell office:value-type="float" office:value="-1.47145618781474" calcext:value-type="float">
            <text:p>-1.4714561878</text:p>
          </table:table-cell>
          <table:table-cell office:value-type="float" office:value="-1.47145427962984" calcext:value-type="float">
            <text:p>-1.4714542796</text:p>
          </table:table-cell>
          <table:table-cell office:value-type="float" office:value="-1.47145310239504" calcext:value-type="float">
            <text:p>-1.4714531024</text:p>
          </table:table-cell>
          <table:table-cell office:value-type="float" office:value="-1.47145264836842" calcext:value-type="float">
            <text:p>-1.4714526484</text:p>
          </table:table-cell>
          <table:table-cell office:value-type="float" office:value="-1.47145290063971" calcext:value-type="float">
            <text:p>-1.4714529006</text:p>
          </table:table-cell>
          <table:table-cell office:value-type="float" office:value="-1.47145383367421" calcext:value-type="float">
            <text:p>-1.4714538337</text:p>
          </table:table-cell>
          <table:table-cell office:value-type="float" office:value="-1.47145541394947" calcext:value-type="float">
            <text:p>-1.4714554139</text:p>
          </table:table-cell>
          <table:table-cell office:value-type="float" office:value="-1.4714576006711" calcext:value-type="float">
            <text:p>-1.4714576007</text:p>
          </table:table-cell>
          <table:table-cell office:value-type="float" office:value="-1.47146034655504" calcext:value-type="float">
            <text:p>-1.4714603466</text:p>
          </table:table-cell>
          <table:table-cell office:value-type="float" office:value="-1.47146359866227" calcext:value-type="float">
            <text:p>-1.4714635987</text:p>
          </table:table-cell>
          <table:table-cell office:value-type="float" office:value="-1.47146729927114" calcext:value-type="float">
            <text:p>-1.4714672993</text:p>
          </table:table-cell>
          <table:table-cell office:value-type="float" office:value="-1.47147138677598" calcext:value-type="float">
            <text:p>-1.4714713868</text:p>
          </table:table-cell>
          <table:table-cell office:value-type="float" office:value="-1.47147579659709" calcext:value-type="float">
            <text:p>-1.4714757966</text:p>
          </table:table-cell>
          <table:table-cell office:value-type="float" office:value="-1.47148046209074" calcext:value-type="float">
            <text:p>-1.4714804621</text:p>
          </table:table-cell>
          <table:table-cell office:value-type="float" office:value="-1.4714853154473" calcext:value-type="float">
            <text:p>-1.4714853154</text:p>
          </table:table-cell>
          <table:table-cell office:value-type="float" office:value="-1.47149028856871" calcext:value-type="float">
            <text:p>-1.4714902886</text:p>
          </table:table-cell>
          <table:table-cell office:value-type="float" office:value="-1.47149531391243" calcext:value-type="float">
            <text:p>-1.4714953139</text:p>
          </table:table-cell>
          <table:table-cell office:value-type="float" office:value="-1.4715003252989" calcext:value-type="float">
            <text:p>-1.4715003253</text:p>
          </table:table-cell>
          <table:table-cell office:value-type="float" office:value="-1.47150525866863" calcext:value-type="float">
            <text:p>-1.4715052587</text:p>
          </table:table-cell>
          <table:table-cell office:value-type="float" office:value="-1.47151005279028" calcext:value-type="float">
            <text:p>-1.4715100528</text:p>
          </table:table-cell>
          <table:table-cell office:value-type="float" office:value="-1.47151464990797" calcext:value-type="float">
            <text:p>-1.4715146499</text:p>
          </table:table-cell>
          <table:table-cell office:value-type="float" office:value="-1.47151899632926" calcext:value-type="float">
            <text:p>-1.4715189963</text:p>
          </table:table-cell>
          <table:table-cell office:value-type="float" office:value="-1.47152304294638" calcext:value-type="float">
            <text:p>-1.4715230429</text:p>
          </table:table-cell>
          <table:table-cell office:value-type="float" office:value="-1.47152674569121" calcext:value-type="float">
            <text:p>-1.4715267457</text:p>
          </table:table-cell>
          <table:table-cell office:value-type="float" office:value="-1.47153006592113" calcext:value-type="float">
            <text:p>-1.4715300659</text:p>
          </table:table-cell>
          <table:table-cell office:value-type="float" office:value="-1.47153297073382" calcext:value-type="float">
            <text:p>-1.4715329707</text:p>
          </table:table-cell>
          <table:table-cell office:value-type="float" office:value="-1.47153543321215" calcext:value-type="float">
            <text:p>-1.4715354332</text:p>
          </table:table-cell>
          <table:table-cell office:value-type="float" office:value="-1.47153743259688" calcext:value-type="float">
            <text:p>-1.4715374326</text:p>
          </table:table-cell>
          <table:table-cell office:value-type="float" office:value="-1.47153895438962" calcext:value-type="float">
            <text:p>-1.4715389544</text:p>
          </table:table-cell>
          <table:table-cell office:value-type="float" office:value="-1.47153999038297" calcext:value-type="float">
            <text:p>-1.4715399904</text:p>
          </table:table-cell>
          <table:table-cell office:value-type="float" office:value="-1.47154053862257" calcext:value-type="float">
            <text:p>-1.4715405386</text:p>
          </table:table-cell>
          <table:table-cell office:value-type="float" office:value="-1.47154060330021" calcext:value-type="float">
            <text:p>-1.4715406033</text:p>
          </table:table-cell>
          <table:table-cell office:value-type="float" office:value="-1.47154019457814" calcext:value-type="float">
            <text:p>-1.4715401946</text:p>
          </table:table-cell>
          <table:table-cell office:value-type="float" office:value="-1.47153932834977" calcext:value-type="float">
            <text:p>-1.4715393283</text:p>
          </table:table-cell>
          <table:table-cell office:value-type="float" office:value="-1.47153802593758" calcext:value-type="float">
            <text:p>-1.4715380259</text:p>
          </table:table-cell>
          <table:table-cell office:value-type="float" office:value="-1.47153631373014" calcext:value-type="float">
            <text:p>-1.4715363137</text:p>
          </table:table-cell>
          <table:table-cell office:value-type="float" office:value="-1.47153422276457" calcext:value-type="float">
            <text:p>-1.4715342228</text:p>
          </table:table-cell>
          <table:table-cell office:value-type="float" office:value="-1.47153178825695" calcext:value-type="float">
            <text:p>-1.4715317883</text:p>
          </table:table-cell>
          <table:table-cell office:value-type="float" office:value="-1.4715290490868" calcext:value-type="float">
            <text:p>-1.4715290491</text:p>
          </table:table-cell>
          <table:table-cell office:value-type="float" office:value="-1.47152604724194" calcext:value-type="float">
            <text:p>-1.4715260472</text:p>
          </table:table-cell>
          <table:table-cell office:value-type="float" office:value="-1.4715228272218" calcext:value-type="float">
            <text:p>-1.4715228272</text:p>
          </table:table-cell>
          <table:table-cell office:value-type="float" office:value="-1.47151943543761" calcext:value-type="float">
            <text:p>-1.4715194354</text:p>
          </table:table-cell>
          <table:table-cell office:value-type="float" office:value="-1.47151591955423" calcext:value-type="float">
            <text:p>-1.4715159196</text:p>
          </table:table-cell>
          <table:table-cell office:value-type="float" office:value="-1.47151232786868" calcext:value-type="float">
            <text:p>-1.4715123279</text:p>
          </table:table-cell>
          <table:table-cell office:value-type="float" office:value="-1.47150870863749" calcext:value-type="float">
            <text:p>-1.4715087086</text:p>
          </table:table-cell>
          <table:table-cell office:value-type="float" office:value="-1.47150510946307" calcext:value-type="float">
            <text:p>-1.4715051095</text:p>
          </table:table-cell>
          <table:table-cell office:value-type="float" office:value="-1.47150157665219" calcext:value-type="float">
            <text:p>-1.4715015767</text:p>
          </table:table-cell>
          <table:table-cell office:value-type="float" office:value="-1.47149815462637" calcext:value-type="float">
            <text:p>-1.4714981546</text:p>
          </table:table-cell>
          <table:table-cell office:value-type="float" office:value="-1.47149488535465" calcext:value-type="float">
            <text:p>-1.4714948854</text:p>
          </table:table-cell>
          <table:table-cell office:value-type="float" office:value="-1.4714918078338" calcext:value-type="float">
            <text:p>-1.4714918078</text:p>
          </table:table-cell>
          <table:table-cell office:value-type="float" office:value="-1.47148895761504" calcext:value-type="float">
            <text:p>-1.4714889576</text:p>
          </table:table-cell>
          <table:table-cell office:value-type="float" office:value="-1.47148636638793" calcext:value-type="float">
            <text:p>-1.4714863664</text:p>
          </table:table-cell>
          <table:table-cell office:value-type="float" office:value="-1.47148406162659" calcext:value-type="float">
            <text:p>-1.4714840616</text:p>
          </table:table-cell>
          <table:table-cell office:value-type="float" office:value="-1.47148206630213" calcext:value-type="float">
            <text:p>-1.4714820663</text:p>
          </table:table-cell>
          <table:table-cell office:value-type="float" office:value="-1.47148039866391" calcext:value-type="float">
            <text:p>-1.4714803987</text:p>
          </table:table-cell>
          <table:table-cell office:value-type="float" office:value="-1.47147907209508" calcext:value-type="float">
            <text:p>-1.4714790721</text:p>
          </table:table-cell>
          <table:table-cell office:value-type="float" office:value="-1.47147809503977" calcext:value-type="float">
            <text:p>-1.471478095</text:p>
          </table:table-cell>
          <table:table-cell office:value-type="float" office:value="-1.47147747100346" calcext:value-type="float">
            <text:p>-1.471477471</text:p>
          </table:table-cell>
          <table:table-cell office:value-type="float" office:value="-1.47147719862407" calcext:value-type="float">
            <text:p>-1.4714771986</text:p>
          </table:table-cell>
          <table:table-cell office:value-type="float" office:value="-1.47147727181311" calcext:value-type="float">
            <text:p>-1.4714772718</text:p>
          </table:table-cell>
          <table:table-cell office:value-type="float" office:value="-1.47147767995998" calcext:value-type="float">
            <text:p>-1.47147768</text:p>
          </table:table-cell>
          <table:table-cell office:value-type="float" office:value="-1.47147840819724" calcext:value-type="float">
            <text:p>-1.4714784082</text:p>
          </table:table-cell>
          <table:table-cell office:value-type="float" office:value="-1.47147943771953" calcext:value-type="float">
            <text:p>-1.4714794377</text:p>
          </table:table-cell>
          <table:table-cell office:value-type="float" office:value="-1.47148074615149" calcext:value-type="float">
            <text:p>-1.4714807462</text:p>
          </table:table-cell>
          <table:table-cell office:value-type="float" office:value="-1.47148230795544" calcext:value-type="float">
            <text:p>-1.471482308</text:p>
          </table:table-cell>
          <table:table-cell office:value-type="float" office:value="-1.47148409487373" calcext:value-type="float">
            <text:p>-1.4714840949</text:p>
          </table:table-cell>
          <table:table-cell office:value-type="float" office:value="-1.4714860763965" calcext:value-type="float">
            <text:p>-1.4714860764</text:p>
          </table:table-cell>
          <table:table-cell office:value-type="float" office:value="-1.47148822024814" calcext:value-type="float">
            <text:p>-1.4714882202</text:p>
          </table:table-cell>
          <table:table-cell office:value-type="float" office:value="-1.47149049288323" calcext:value-type="float">
            <text:p>-1.4714904929</text:p>
          </table:table-cell>
          <table:table-cell office:value-type="float" office:value="-1.47149285998646" calcext:value-type="float">
            <text:p>-1.47149286</text:p>
          </table:table-cell>
          <table:table-cell office:value-type="float" office:value="-1.47149528696618" calcext:value-type="float">
            <text:p>-1.471495287</text:p>
          </table:table-cell>
          <table:table-cell office:value-type="float" office:value="-1.47149773943793" calcext:value-type="float">
            <text:p>-1.4714977394</text:p>
          </table:table-cell>
          <table:table-cell office:value-type="float" office:value="-1.47150018368814" calcext:value-type="float">
            <text:p>-1.4715001837</text:p>
          </table:table-cell>
          <table:table-cell office:value-type="float" office:value="-1.47150258711388" calcext:value-type="float">
            <text:p>-1.4715025871</text:p>
          </table:table-cell>
          <table:table-cell office:value-type="float" office:value="-1.47150491863261" calcext:value-type="float">
            <text:p>-1.4715049186</text:p>
          </table:table-cell>
          <table:table-cell office:value-type="float" office:value="-1.47150714905735" calcext:value-type="float">
            <text:p>-1.4715071491</text:p>
          </table:table-cell>
          <table:table-cell office:value-type="float" office:value="-1.4715092514324" calcext:value-type="float">
            <text:p>-1.4715092514</text:p>
          </table:table-cell>
          <table:table-cell office:value-type="float" office:value="-1.47151120132758" calcext:value-type="float">
            <text:p>-1.4715112013</text:p>
          </table:table-cell>
          <table:table-cell office:value-type="float" office:value="-1.47151297708694" calcext:value-type="float">
            <text:p>-1.4715129771</text:p>
          </table:table-cell>
          <table:table-cell office:value-type="float" office:value="-1.47151456003133" calcext:value-type="float">
            <text:p>-1.47151456</text:p>
          </table:table-cell>
          <table:table-cell office:value-type="float" office:value="-1.4715159346127" calcext:value-type="float">
            <text:p>-1.4715159346</text:p>
          </table:table-cell>
          <table:table-cell office:value-type="float" office:value="-1.47151708852011" calcext:value-type="float">
            <text:p>-1.4715170885</text:p>
          </table:table-cell>
          <table:table-cell office:value-type="float" office:value="-1.47151801273941" calcext:value-type="float">
            <text:p>-1.4715180127</text:p>
          </table:table-cell>
          <table:table-cell office:value-type="float" office:value="-1.47151870156398" calcext:value-type="float">
            <text:p>-1.4715187016</text:p>
          </table:table-cell>
          <table:table-cell office:value-type="float" office:value="-1.47151915256169" calcext:value-type="float">
            <text:p>-1.4715191526</text:p>
          </table:table-cell>
          <table:table-cell office:value-type="float" office:value="-1.47151936649905" calcext:value-type="float">
            <text:p>-1.4715193665</text:p>
          </table:table-cell>
          <table:table-cell office:value-type="float" office:value="-1.47151934722496" calcext:value-type="float">
            <text:p>-1.4715193472</text:p>
          </table:table-cell>
          <table:table-cell office:value-type="float" office:value="-1.47151910151727" calcext:value-type="float">
            <text:p>-1.4715191015</text:p>
          </table:table-cell>
          <table:table-cell office:value-type="float" office:value="-1.47151863889652" calcext:value-type="float">
            <text:p>-1.4715186389</text:p>
          </table:table-cell>
          <table:table-cell office:value-type="float" office:value="-1.47151797141124" calcext:value-type="float">
            <text:p>-1.4715179714</text:p>
          </table:table-cell>
          <table:table-cell office:value-type="float" office:value="-1.47151711339534" calcext:value-type="float">
            <text:p>-1.4715171134</text:p>
          </table:table-cell>
          <table:table-cell office:value-type="float" office:value="-1.47151608120801" calcext:value-type="float">
            <text:p>-1.4715160812</text:p>
          </table:table-cell>
          <table:table-cell office:value-type="float" office:value="-1.47151489295455" calcext:value-type="float">
            <text:p>-1.471514893</text:p>
          </table:table-cell>
          <table:table-cell office:value-type="float" office:value="-1.47151356819661" calcext:value-type="float">
            <text:p>-1.4715135682</text:p>
          </table:table-cell>
          <table:table-cell office:value-type="float" office:value="-1.47151212765378" calcext:value-type="float">
            <text:p>-1.4715121277</text:p>
          </table:table-cell>
          <table:table-cell office:value-type="float" office:value="-1.4715105928993" calcext:value-type="float">
            <text:p>-1.4715105929</text:p>
          </table:table-cell>
          <table:table-cell office:value-type="float" office:value="-1.47150898606737" calcext:value-type="float">
            <text:p>-1.4715089861</text:p>
          </table:table-cell>
          <table:table-cell office:value-type="float" office:value="-1.47150732954259" calcext:value-type="float">
            <text:p>-1.4715073295</text:p>
          </table:table-cell>
          <table:table-cell office:value-type="float" office:value="-1.47150564568442" calcext:value-type="float">
            <text:p>-1.4715056457</text:p>
          </table:table-cell>
          <table:table-cell office:value-type="float" office:value="-1.47150395653545" calcext:value-type="float">
            <text:p>-1.4715039565</text:p>
          </table:table-cell>
          <table:table-cell office:value-type="float" office:value="-1.47150228356857" calcext:value-type="float">
            <text:p>-1.4715022836</text:p>
          </table:table-cell>
          <table:table-cell office:value-type="float" office:value="-1.4715006474305" calcext:value-type="float">
            <text:p>-1.4715006474</text:p>
          </table:table-cell>
          <table:table-cell office:value-type="float" office:value="-1.47149906771496" calcext:value-type="float">
            <text:p>-1.4714990677</text:p>
          </table:table-cell>
          <table:table-cell office:value-type="float" office:value="-1.47149756275171" calcext:value-type="float">
            <text:p>-1.4714975628</text:p>
          </table:table-cell>
          <table:table-cell office:value-type="float" office:value="-1.47149614942036" calcext:value-type="float">
            <text:p>-1.4714961494</text:p>
          </table:table-cell>
          <table:table-cell office:value-type="float" office:value="-1.47149484298419" calcext:value-type="float">
            <text:p>-1.471494843</text:p>
          </table:table-cell>
          <table:table-cell office:value-type="float" office:value="-1.47149365694997" calcext:value-type="float">
            <text:p>-1.4714936569</text:p>
          </table:table-cell>
          <table:table-cell office:value-type="float" office:value="-1.4714926029524" calcext:value-type="float">
            <text:p>-1.471492603</text:p>
          </table:table-cell>
          <table:table-cell office:value-type="float" office:value="-1.4714916906626" calcext:value-type="float">
            <text:p>-1.4714916907</text:p>
          </table:table-cell>
          <table:table-cell office:value-type="float" office:value="-1.47149092772288" calcext:value-type="float">
            <text:p>-1.4714909277</text:p>
          </table:table-cell>
          <table:table-cell office:value-type="float" office:value="-1.47149031970592" calcext:value-type="float">
            <text:p>-1.4714903197</text:p>
          </table:table-cell>
          <table:table-cell office:value-type="float" office:value="-1.47148987009892" calcext:value-type="float">
            <text:p>-1.4714898701</text:p>
          </table:table-cell>
          <table:table-cell office:value-type="float" office:value="-1.47148958031325" calcext:value-type="float">
            <text:p>-1.4714895803</text:p>
          </table:table-cell>
          <table:table-cell office:value-type="float" office:value="-1.47148944971633" calcext:value-type="float">
            <text:p>-1.4714894497</text:p>
          </table:table-cell>
          <table:table-cell office:value-type="float" office:value="-1.47148947568729" calcext:value-type="float">
            <text:p>-1.4714894757</text:p>
          </table:table-cell>
          <table:table-cell office:value-type="float" office:value="-1.47148965369587" calcext:value-type="float">
            <text:p>-1.4714896537</text:p>
          </table:table-cell>
          <table:table-cell office:value-type="float" office:value="-1.47148997739906" calcext:value-type="float">
            <text:p>-1.4714899774</text:p>
          </table:table-cell>
          <table:table-cell office:value-type="float" office:value="-1.47149043876091" calcext:value-type="float">
            <text:p>-1.4714904388</text:p>
          </table:table-cell>
          <table:table-cell office:value-type="float" office:value="-1.47149102818824" calcext:value-type="float">
            <text:p>-1.4714910282</text:p>
          </table:table-cell>
          <table:table-cell office:value-type="float" office:value="-1.47149173468293" calcext:value-type="float">
            <text:p>-1.4714917347</text:p>
          </table:table-cell>
          <table:table-cell office:value-type="float" office:value="-1.47149254600942" calcext:value-type="float">
            <text:p>-1.471492546</text:p>
          </table:table-cell>
          <table:table-cell office:value-type="float" office:value="-1.47149344887382" calcext:value-type="float">
            <text:p>-1.4714934489</text:p>
          </table:table-cell>
          <table:table-cell office:value-type="float" office:value="-1.47149442911442" calcext:value-type="float">
            <text:p>-1.4714944291</text:p>
          </table:table-cell>
          <table:table-cell office:value-type="float" office:value="-1.47149547189905" calcext:value-type="float">
            <text:p>-1.4714954719</text:p>
          </table:table-cell>
          <table:table-cell office:value-type="float" office:value="-1.4714965619287" calcext:value-type="float">
            <text:p>-1.4714965619</text:p>
          </table:table-cell>
          <table:table-cell office:value-type="float" office:value="-1.47149768364367" calcext:value-type="float">
            <text:p>-1.4714976836</text:p>
          </table:table-cell>
          <table:table-cell office:value-type="float" office:value="-1.47149882143044" calcext:value-type="float">
            <text:p>-1.4714988214</text:p>
          </table:table-cell>
          <table:table-cell office:value-type="float" office:value="-1.47149995982581" calcext:value-type="float">
            <text:p>-1.4714999598</text:p>
          </table:table-cell>
          <table:table-cell office:value-type="float" office:value="-1.47150108371601" calcext:value-type="float">
            <text:p>-1.4715010837</text:p>
          </table:table-cell>
          <table:table-cell office:value-type="float" office:value="-1.47150217852898" calcext:value-type="float">
            <text:p>-1.4715021785</text:p>
          </table:table-cell>
          <table:table-cell office:value-type="float" office:value="-1.47150323041451" calcext:value-type="float">
            <text:p>-1.4715032304</text:p>
          </table:table-cell>
          <table:table-cell office:value-type="float" office:value="-1.47150422641493" calcext:value-type="float">
            <text:p>-1.4715042264</text:p>
          </table:table-cell>
          <table:table-cell office:value-type="float" office:value="-1.47150515461723" calcext:value-type="float">
            <text:p>-1.4715051546</text:p>
          </table:table-cell>
          <table:table-cell office:value-type="float" office:value="-1.4715060042918" calcext:value-type="float">
            <text:p>-1.4715060043</text:p>
          </table:table-cell>
          <table:table-cell office:value-type="float" office:value="-1.47150676600978" calcext:value-type="float">
            <text:p>-1.471506766</text:p>
          </table:table-cell>
          <table:table-cell office:value-type="float" office:value="-1.47150743174231" calcext:value-type="float">
            <text:p>-1.4715074317</text:p>
          </table:table-cell>
          <table:table-cell office:value-type="float" office:value="-1.47150799493813" calcext:value-type="float">
            <text:p>-1.4715079949</text:p>
          </table:table-cell>
          <table:table-cell office:value-type="float" office:value="-1.4715084505778" calcext:value-type="float">
            <text:p>-1.4715084506</text:p>
          </table:table-cell>
          <table:table-cell office:value-type="float" office:value="-1.47150879520783" calcext:value-type="float">
            <text:p>-1.4715087952</text:p>
          </table:table-cell>
          <table:table-cell office:value-type="float" office:value="-1.47150902694998" calcext:value-type="float">
            <text:p>-1.4715090269</text:p>
          </table:table-cell>
          <table:table-cell office:value-type="float" office:value="-1.47150914549005" calcext:value-type="float">
            <text:p>-1.4715091455</text:p>
          </table:table-cell>
          <table:table-cell office:value-type="float" office:value="-1.47150915204341" calcext:value-type="float">
            <text:p>-1.471509152</text:p>
          </table:table-cell>
          <table:table-cell office:value-type="float" office:value="-1.4715090493015" calcext:value-type="float">
            <text:p>-1.4715090493</text:p>
          </table:table-cell>
          <table:table-cell office:value-type="float" office:value="-1.47150884135723" calcext:value-type="float">
            <text:p>-1.4715088414</text:p>
          </table:table-cell>
          <table:table-cell office:value-type="float" office:value="-1.47150853361358" calcext:value-type="float">
            <text:p>-1.4715085336</text:p>
          </table:table-cell>
          <table:table-cell office:value-type="float" office:value="-1.47150813267533" calcext:value-type="float">
            <text:p>-1.4715081327</text:p>
          </table:table-cell>
          <table:table-cell office:value-type="float" office:value="-1.4715076462276" calcext:value-type="float">
            <text:p>-1.4715076462</text:p>
          </table:table-cell>
          <table:table-cell office:value-type="float" office:value="-1.4715070829009" calcext:value-type="float">
            <text:p>-1.4715070829</text:p>
          </table:table-cell>
          <table:table-cell office:value-type="float" office:value="-1.47150645212825" calcext:value-type="float">
            <text:p>-1.4715064521</text:p>
          </table:table-cell>
          <table:table-cell office:value-type="float" office:value="-1.47150576399469" calcext:value-type="float">
            <text:p>-1.471505764</text:p>
          </table:table-cell>
          <table:table-cell office:value-type="float" office:value="-1.47150502907342" calcext:value-type="float">
            <text:p>-1.4715050291</text:p>
          </table:table-cell>
          <table:table-cell office:value-type="float" office:value="-1.47150425828608" calcext:value-type="float">
            <text:p>-1.4715042583</text:p>
          </table:table-cell>
          <table:table-cell office:value-type="float" office:value="-1.47150346272857" calcext:value-type="float">
            <text:p>-1.4715034627</text:p>
          </table:table-cell>
          <table:table-cell office:value-type="float" office:value="-1.47150265350584" calcext:value-type="float">
            <text:p>-1.4715026535</text:p>
          </table:table-cell>
          <table:table-cell office:value-type="float" office:value="-1.47150184160964" calcext:value-type="float">
            <text:p>-1.4715018416</text:p>
          </table:table-cell>
          <table:table-cell office:value-type="float" office:value="-1.47150103774766" calcext:value-type="float">
            <text:p>-1.4715010377</text:p>
          </table:table-cell>
          <table:table-cell office:value-type="float" office:value="-1.47150025221505" calcext:value-type="float">
            <text:p>-1.4715002522</text:p>
          </table:table-cell>
          <table:table-cell office:value-type="float" office:value="-1.47149949476736" calcext:value-type="float">
            <text:p>-1.4714994948</text:p>
          </table:table-cell>
          <table:table-cell office:value-type="float" office:value="-1.47149877450389" calcext:value-type="float">
            <text:p>-1.4714987745</text:p>
          </table:table-cell>
          <table:table-cell office:value-type="float" office:value="-1.47149809976462" calcext:value-type="float">
            <text:p>-1.4714980998</text:p>
          </table:table-cell>
          <table:table-cell office:value-type="float" office:value="-1.47149747804107" calcext:value-type="float">
            <text:p>-1.471497478</text:p>
          </table:table-cell>
          <table:table-cell office:value-type="float" office:value="-1.47149691590135" calcext:value-type="float">
            <text:p>-1.4714969159</text:p>
          </table:table-cell>
          <table:table-cell office:value-type="float" office:value="-1.4714964189309" calcext:value-type="float">
            <text:p>-1.4714964189</text:p>
          </table:table-cell>
          <table:table-cell office:value-type="float" office:value="-1.47149599168731" calcext:value-type="float">
            <text:p>-1.4714959917</text:p>
          </table:table-cell>
          <table:table-cell office:value-type="float" office:value="-1.47149563767201" calcext:value-type="float">
            <text:p>-1.4714956377</text:p>
          </table:table-cell>
          <table:table-cell office:value-type="float" office:value="-1.47149535931661" calcext:value-type="float">
            <text:p>-1.4714953593</text:p>
          </table:table-cell>
          <table:table-cell office:value-type="float" office:value="-1.47149515798363" calcext:value-type="float">
            <text:p>-1.471495158</text:p>
          </table:table-cell>
          <table:table-cell office:value-type="float" office:value="-1.47149503398264" calcext:value-type="float">
            <text:p>-1.471495034</text:p>
          </table:table-cell>
          <table:table-cell office:value-type="float" office:value="-1.47149498659918" calcext:value-type="float">
            <text:p>-1.4714949866</text:p>
          </table:table-cell>
          <table:table-cell office:value-type="float" office:value="-1.47149501413669" calcext:value-type="float">
            <text:p>-1.4714950141</text:p>
          </table:table-cell>
          <table:table-cell office:value-type="float" office:value="-1.47149511396977" calcext:value-type="float">
            <text:p>-1.471495114</text:p>
          </table:table-cell>
          <table:table-cell office:value-type="float" office:value="-1.47149528260888" calcext:value-type="float">
            <text:p>-1.4714952826</text:p>
          </table:table-cell>
          <table:table-cell office:value-type="float" office:value="-1.47149551577249" calcext:value-type="float">
            <text:p>-1.4714955158</text:p>
          </table:table-cell>
          <table:table-cell office:value-type="float" office:value="-1.47149580846913" calcext:value-type="float">
            <text:p>-1.4714958085</text:p>
          </table:table-cell>
          <table:table-cell office:value-type="float" office:value="-1.47149615508363" calcext:value-type="float">
            <text:p>-1.4714961551</text:p>
          </table:table-cell>
          <table:table-cell office:value-type="float" office:value="-1.47149654947178" calcext:value-type="float">
            <text:p>-1.4714965495</text:p>
          </table:table-cell>
          <table:table-cell office:value-type="float" office:value="-1.47149698505388" calcext:value-type="float">
            <text:p>-1.4714969851</text:p>
          </table:table-cell>
          <table:table-cell office:value-type="float" office:value="-1.47149745491564" calcext:value-type="float">
            <text:p>-1.4714974549</text:p>
          </table:table-cell>
          <table:table-cell office:value-type="float" office:value="-1.47149795190604" calcext:value-type="float">
            <text:p>-1.4714979519</text:p>
          </table:table-cell>
          <table:table-cell office:value-type="float" office:value="-1.47149846873706" calcext:value-type="float">
            <text:p>-1.4714984687</text:p>
          </table:table-cell>
          <table:table-cell office:value-type="float" office:value="-1.47149899808021" calcext:value-type="float">
            <text:p>-1.4714989981</text:p>
          </table:table-cell>
          <table:table-cell office:value-type="float" office:value="-1.47149953266219" calcext:value-type="float">
            <text:p>-1.4714995327</text:p>
          </table:table-cell>
          <table:table-cell office:value-type="float" office:value="-1.47150006535384" calcext:value-type="float">
            <text:p>-1.4715000654</text:p>
          </table:table-cell>
          <table:table-cell office:value-type="float" office:value="-1.47150058925742" calcext:value-type="float">
            <text:p>-1.4715005893</text:p>
          </table:table-cell>
          <table:table-cell office:value-type="float" office:value="-1.47150109778552" calcext:value-type="float">
            <text:p>-1.4715010978</text:p>
          </table:table-cell>
          <table:table-cell office:value-type="float" office:value="-1.47150158473515" calcext:value-type="float">
            <text:p>-1.4715015847</text:p>
          </table:table-cell>
          <table:table-cell office:value-type="float" office:value="-1.47150204435373" calcext:value-type="float">
            <text:p>-1.4715020444</text:p>
          </table:table-cell>
          <table:table-cell office:value-type="float" office:value="-1.47150247139864" calcext:value-type="float">
            <text:p>-1.4715024714</text:p>
          </table:table-cell>
          <table:table-cell office:value-type="float" office:value="-1.47150286118725" calcext:value-type="float">
            <text:p>-1.4715028612</text:p>
          </table:table-cell>
          <table:table-cell office:value-type="float" office:value="-1.47150320963975" calcext:value-type="float">
            <text:p>-1.4715032096</text:p>
          </table:table-cell>
          <table:table-cell office:value-type="float" office:value="-1.47150351331314" calcext:value-type="float">
            <text:p>-1.4715035133</text:p>
          </table:table-cell>
          <table:table-cell office:value-type="float" office:value="-1.47150376942596" calcext:value-type="float">
            <text:p>-1.4715037694</text:p>
          </table:table-cell>
          <table:table-cell office:value-type="float" office:value="-1.47150397587614" calcext:value-type="float">
            <text:p>-1.4715039759</text:p>
          </table:table-cell>
          <table:table-cell office:value-type="float" office:value="-1.47150413124709" calcext:value-type="float">
            <text:p>-1.4715041312</text:p>
          </table:table-cell>
          <table:table-cell office:value-type="float" office:value="-1.47150423480923" calcext:value-type="float">
            <text:p>-1.4715042348</text:p>
          </table:table-cell>
          <table:table-cell office:value-type="float" office:value="-1.47150428651017" calcext:value-type="float">
            <text:p>-1.4715042865</text:p>
          </table:table-cell>
          <table:table-cell office:value-type="float" office:value="-1.47150428695834" calcext:value-type="float">
            <text:p>-1.471504287</text:p>
          </table:table-cell>
          <table:table-cell office:value-type="float" office:value="-1.47150423739946" calcext:value-type="float">
            <text:p>-1.4715042374</text:p>
          </table:table-cell>
          <table:table-cell office:value-type="float" office:value="-1.47150413968475" calcext:value-type="float">
            <text:p>-1.4715041397</text:p>
          </table:table-cell>
          <table:table-cell office:value-type="float" office:value="-1.4715039962338" calcext:value-type="float">
            <text:p>-1.4715039962</text:p>
          </table:table-cell>
          <table:table-cell office:value-type="float" office:value="-1.47150380998999" calcext:value-type="float">
            <text:p>-1.47150381</text:p>
          </table:table-cell>
          <table:table-cell office:value-type="float" office:value="-1.4715035843725" calcext:value-type="float">
            <text:p>-1.4715035844</text:p>
          </table:table-cell>
          <table:table-cell office:value-type="float" office:value="-1.47150332322067" calcext:value-type="float">
            <text:p>-1.4715033232</text:p>
          </table:table-cell>
          <table:table-cell office:value-type="float" office:value="-1.47150303073783" calcext:value-type="float">
            <text:p>-1.4715030307</text:p>
          </table:table-cell>
          <table:table-cell office:value-type="float" office:value="-1.47150271142836" calcext:value-type="float">
            <text:p>-1.4715027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-0.981" calcext:value-type="float">
            <text:p>-0.981</text:p>
          </table:table-cell>
          <table:table-cell office:value-type="float" office:value="-1.4715" calcext:value-type="float">
            <text:p>-1.4715</text:p>
          </table:table-cell>
          <table:table-cell office:value-type="float" office:value="-1.96199999999989" calcext:value-type="float">
            <text:p>-1.962</text:p>
          </table:table-cell>
          <table:table-cell office:value-type="float" office:value="-2.45249999997546" calcext:value-type="float">
            <text:p>-2.4525</text:p>
          </table:table-cell>
          <table:table-cell office:value-type="float" office:value="-2.94299999866448" calcext:value-type="float">
            <text:p>-2.9429999987</text:p>
          </table:table-cell>
          <table:table-cell office:value-type="float" office:value="-3.43349997498237" calcext:value-type="float">
            <text:p>-3.433499975</text:p>
          </table:table-cell>
          <table:table-cell office:value-type="float" office:value="-3.92399977989794" calcext:value-type="float">
            <text:p>-3.9239997799</text:p>
          </table:table-cell>
          <table:table-cell office:value-type="float" office:value="-4.41449881884141" calcext:value-type="float">
            <text:p>-4.4144988188</text:p>
          </table:table-cell>
          <table:table-cell office:value-type="float" office:value="-4.9049951419677" calcext:value-type="float">
            <text:p>-4.904995142</text:p>
          </table:table-cell>
          <table:table-cell office:value-type="float" office:value="-5.39548180412441" calcext:value-type="float">
            <text:p>-5.3954818041</text:p>
          </table:table-cell>
          <table:table-cell office:value-type="float" office:value="-5.88593223939135" calcext:value-type="float">
            <text:p>-5.8859322394</text:p>
          </table:table-cell>
          <table:table-cell office:value-type="float" office:value="-6.37624477694491" calcext:value-type="float">
            <text:p>-6.3762447769</text:p>
          </table:table-cell>
          <table:table-cell office:value-type="float" office:value="-6.86605779843291" calcext:value-type="float">
            <text:p>-6.8660577984</text:p>
          </table:table-cell>
          <table:table-cell office:value-type="float" office:value="-7.35428566277649" calcext:value-type="float">
            <text:p>-7.3542856628</text:p>
          </table:table-cell>
          <table:table-cell office:value-type="float" office:value="-7.83832909765295" calcext:value-type="float">
            <text:p>-7.8383290977</text:p>
          </table:table-cell>
          <table:table-cell office:value-type="float" office:value="-8.3130461994187" calcext:value-type="float">
            <text:p>-8.3130461994</text:p>
          </table:table-cell>
          <table:table-cell office:value-type="float" office:value="-8.76866599656514" calcext:value-type="float">
            <text:p>-8.7686659966</text:p>
          </table:table-cell>
          <table:table-cell office:value-type="float" office:value="-9.18500584265654" calcext:value-type="float">
            <text:p>-9.1850058427</text:p>
          </table:table-cell>
          <table:table-cell office:value-type="float" office:value="-9.5212820845401" calcext:value-type="float">
            <text:p>-9.5212820845</text:p>
          </table:table-cell>
          <table:table-cell office:value-type="float" office:value="-9.70918927759822" calcext:value-type="float">
            <text:p>-9.7091892776</text:p>
          </table:table-cell>
          <table:table-cell office:value-type="float" office:value="-9.66118950097753" calcext:value-type="float">
            <text:p>-9.661189501</text:p>
          </table:table-cell>
          <table:table-cell office:value-type="float" office:value="-9.29624871680451" calcext:value-type="float">
            <text:p>-9.2962487168</text:p>
          </table:table-cell>
          <table:table-cell office:value-type="float" office:value="-8.5870567059847" calcext:value-type="float">
            <text:p>-8.587056706</text:p>
          </table:table-cell>
          <table:table-cell office:value-type="float" office:value="-7.64789543722076" calcext:value-type="float">
            <text:p>-7.6478954372</text:p>
          </table:table-cell>
          <table:table-cell office:value-type="float" office:value="-6.7798679680063" calcext:value-type="float">
            <text:p>-6.779867968</text:p>
          </table:table-cell>
          <table:table-cell office:value-type="float" office:value="-6.28578403111655" calcext:value-type="float">
            <text:p>-6.2857840311</text:p>
          </table:table-cell>
          <table:table-cell office:value-type="float" office:value="-6.19734559969185" calcext:value-type="float">
            <text:p>-6.1973455997</text:p>
          </table:table-cell>
          <table:table-cell office:value-type="float" office:value="-6.37298848611707" calcext:value-type="float">
            <text:p>-6.3729884861</text:p>
          </table:table-cell>
          <table:table-cell office:value-type="float" office:value="-6.62966305985053" calcext:value-type="float">
            <text:p>-6.6296630599</text:p>
          </table:table-cell>
          <table:table-cell office:value-type="float" office:value="-6.39132974768689" calcext:value-type="float">
            <text:p>-6.3913297477</text:p>
          </table:table-cell>
          <table:table-cell office:value-type="float" office:value="-5.09397294722314" calcext:value-type="float">
            <text:p>-5.0939729472</text:p>
          </table:table-cell>
          <table:table-cell office:value-type="float" office:value="-3.30143988074585" calcext:value-type="float">
            <text:p>-3.3014398807</text:p>
          </table:table-cell>
          <table:table-cell office:value-type="float" office:value="-1.88401151059711" calcext:value-type="float">
            <text:p>-1.8840115106</text:p>
          </table:table-cell>
          <table:table-cell office:value-type="float" office:value="-0.890588334565621" calcext:value-type="float">
            <text:p>-0.8905883346</text:p>
          </table:table-cell>
          <table:table-cell office:value-type="float" office:value="-0.12424365903561" calcext:value-type="float">
            <text:p>-0.124243659</text:p>
          </table:table-cell>
          <table:table-cell office:value-type="float" office:value="0.486389635092532" calcext:value-type="float">
            <text:p>0.4863896351</text:p>
          </table:table-cell>
          <table:table-cell office:value-type="float" office:value="0.966542158433139" calcext:value-type="float">
            <text:p>0.9665421584</text:p>
          </table:table-cell>
          <table:table-cell office:value-type="float" office:value="1.33279328791055" calcext:value-type="float">
            <text:p>1.3327932879</text:p>
          </table:table-cell>
          <table:table-cell office:value-type="float" office:value="1.59955790098584" calcext:value-type="float">
            <text:p>1.599557901</text:p>
          </table:table-cell>
          <table:table-cell office:value-type="float" office:value="1.7799961623656" calcext:value-type="float">
            <text:p>1.7799961624</text:p>
          </table:table-cell>
          <table:table-cell office:value-type="float" office:value="1.88570006519271" calcext:value-type="float">
            <text:p>1.8857000652</text:p>
          </table:table-cell>
          <table:table-cell office:value-type="float" office:value="1.92668927713424" calcext:value-type="float">
            <text:p>1.9266892771</text:p>
          </table:table-cell>
          <table:table-cell office:value-type="float" office:value="1.91192761682036" calcext:value-type="float">
            <text:p>1.9119276168</text:p>
          </table:table-cell>
          <table:table-cell office:value-type="float" office:value="1.84998276031372" calcext:value-type="float">
            <text:p>1.8499827603</text:p>
          </table:table-cell>
          <table:table-cell office:value-type="float" office:value="1.74936734804405" calcext:value-type="float">
            <text:p>1.749367348</text:p>
          </table:table-cell>
          <table:table-cell office:value-type="float" office:value="1.61852329744884" calcext:value-type="float">
            <text:p>1.6185232974</text:p>
          </table:table-cell>
          <table:table-cell office:value-type="float" office:value="1.46552410397554" calcext:value-type="float">
            <text:p>1.465524104</text:p>
          </table:table-cell>
          <table:table-cell office:value-type="float" office:value="1.29758402098782" calcext:value-type="float">
            <text:p>1.297584021</text:p>
          </table:table-cell>
          <table:table-cell office:value-type="float" office:value="1.12054984410658" calcext:value-type="float">
            <text:p>1.1205498441</text:p>
          </table:table-cell>
          <table:table-cell office:value-type="float" office:value="0.938563366607532" calcext:value-type="float">
            <text:p>0.9385633666</text:p>
          </table:table-cell>
          <table:table-cell office:value-type="float" office:value="0.754008203947958" calcext:value-type="float">
            <text:p>0.7540082039</text:p>
          </table:table-cell>
          <table:table-cell office:value-type="float" office:value="0.567747010615118" calcext:value-type="float">
            <text:p>0.5677470106</text:p>
          </table:table-cell>
          <table:table-cell office:value-type="float" office:value="0.379563179404325" calcext:value-type="float">
            <text:p>0.3795631794</text:p>
          </table:table-cell>
          <table:table-cell office:value-type="float" office:value="0.188672374761314" calcext:value-type="float">
            <text:p>0.1886723748</text:p>
          </table:table-cell>
          <table:table-cell office:value-type="float" office:value="-0.0058260528359888" calcext:value-type="float">
            <text:p>-0.0058260528</text:p>
          </table:table-cell>
          <table:table-cell office:value-type="float" office:value="-0.204636830035536" calcext:value-type="float">
            <text:p>-0.20463683</text:p>
          </table:table-cell>
          <table:table-cell office:value-type="float" office:value="-0.408106021977979" calcext:value-type="float">
            <text:p>-0.408106022</text:p>
          </table:table-cell>
          <table:table-cell office:value-type="float" office:value="-0.616166096540347" calcext:value-type="float">
            <text:p>-0.6161660965</text:p>
          </table:table-cell>
          <table:table-cell office:value-type="float" office:value="-0.828331056688985" calcext:value-type="float">
            <text:p>-0.8283310567</text:p>
          </table:table-cell>
          <table:table-cell office:value-type="float" office:value="-1.04369929795705" calcext:value-type="float">
            <text:p>-1.043699298</text:p>
          </table:table-cell>
          <table:table-cell office:value-type="float" office:value="-1.26094937269439" calcext:value-type="float">
            <text:p>-1.2609493727</text:p>
          </table:table-cell>
          <table:table-cell office:value-type="float" office:value="-1.47833557286184" calcext:value-type="float">
            <text:p>-1.4783355729</text:p>
          </table:table-cell>
          <table:table-cell office:value-type="float" office:value="-1.69369881202151" calcext:value-type="float">
            <text:p>-1.693698812</text:p>
          </table:table-cell>
          <table:table-cell office:value-type="float" office:value="-1.90450580555478" calcext:value-type="float">
            <text:p>-1.9045058056</text:p>
          </table:table-cell>
          <table:table-cell office:value-type="float" office:value="-2.10792188167243" calcext:value-type="float">
            <text:p>-2.1079218817</text:p>
          </table:table-cell>
          <table:table-cell office:value-type="float" office:value="-2.30091493087455" calcext:value-type="float">
            <text:p>-2.3009149309</text:p>
          </table:table-cell>
          <table:table-cell office:value-type="float" office:value="-2.48038251859299" calcext:value-type="float">
            <text:p>-2.4803825186</text:p>
          </table:table-cell>
          <table:table-cell office:value-type="float" office:value="-2.64329137709796" calcext:value-type="float">
            <text:p>-2.6432913771</text:p>
          </table:table-cell>
          <table:table-cell office:value-type="float" office:value="-2.78681765143963" calcext:value-type="float">
            <text:p>-2.7868176514</text:p>
          </table:table-cell>
          <table:table-cell office:value-type="float" office:value="-2.90847667749055" calcext:value-type="float">
            <text:p>-2.9084766775</text:p>
          </table:table-cell>
          <table:table-cell office:value-type="float" office:value="-3.00623244895945" calcext:value-type="float">
            <text:p>-3.006232449</text:p>
          </table:table-cell>
          <table:table-cell office:value-type="float" office:value="-3.07857937535843" calcext:value-type="float">
            <text:p>-3.0785793754</text:p>
          </table:table-cell>
          <table:table-cell office:value-type="float" office:value="-3.12459261480397" calcext:value-type="float">
            <text:p>-3.1245926148</text:p>
          </table:table-cell>
          <table:table-cell office:value-type="float" office:value="-3.14394830614503" calcext:value-type="float">
            <text:p>-3.1439483061</text:p>
          </table:table-cell>
          <table:table-cell office:value-type="float" office:value="-3.13692128886073" calcext:value-type="float">
            <text:p>-3.1369212889</text:p>
          </table:table-cell>
          <table:table-cell office:value-type="float" office:value="-3.10437420142215" calcext:value-type="float">
            <text:p>-3.1043742014</text:p>
          </table:table-cell>
          <table:table-cell office:value-type="float" office:value="-3.04775502064382" calcext:value-type="float">
            <text:p>-3.0477550206</text:p>
          </table:table-cell>
          <table:table-cell office:value-type="float" office:value="-2.96911552614114" calcext:value-type="float">
            <text:p>-2.9691155261</text:p>
          </table:table-cell>
          <table:table-cell office:value-type="float" office:value="-2.87114757992807" calcext:value-type="float">
            <text:p>-2.8711475799</text:p>
          </table:table-cell>
          <table:table-cell office:value-type="float" office:value="-2.75720910210708" calcext:value-type="float">
            <text:p>-2.7572091021</text:p>
          </table:table-cell>
          <table:table-cell office:value-type="float" office:value="-2.63128548079678" calcext:value-type="float">
            <text:p>-2.6312854808</text:p>
          </table:table-cell>
          <table:table-cell office:value-type="float" office:value="-2.49781882347394" calcext:value-type="float">
            <text:p>-2.4978188235</text:p>
          </table:table-cell>
          <table:table-cell office:value-type="float" office:value="-2.36135211463909" calcext:value-type="float">
            <text:p>-2.3613521146</text:p>
          </table:table-cell>
          <table:table-cell office:value-type="float" office:value="-2.22598567545742" calcext:value-type="float">
            <text:p>-2.2259856755</text:p>
          </table:table-cell>
          <table:table-cell office:value-type="float" office:value="-2.09471866979731" calcext:value-type="float">
            <text:p>-2.0947186698</text:p>
          </table:table-cell>
          <table:table-cell office:value-type="float" office:value="-1.96881653830022" calcext:value-type="float">
            <text:p>-1.9688165383</text:p>
          </table:table-cell>
          <table:table-cell office:value-type="float" office:value="-1.84736995917936" calcext:value-type="float">
            <text:p>-1.8473699592</text:p>
          </table:table-cell>
          <table:table-cell office:value-type="float" office:value="-1.72718794975426" calcext:value-type="float">
            <text:p>-1.7271879498</text:p>
          </table:table-cell>
          <table:table-cell office:value-type="float" office:value="-1.60314011215535" calcext:value-type="float">
            <text:p>-1.6031401122</text:p>
          </table:table-cell>
          <table:table-cell office:value-type="float" office:value="-1.46906314895226" calcext:value-type="float">
            <text:p>-1.469063149</text:p>
          </table:table-cell>
          <table:table-cell office:value-type="float" office:value="-1.31929224332994" calcext:value-type="float">
            <text:p>-1.3192922433</text:p>
          </table:table-cell>
          <table:table-cell office:value-type="float" office:value="-1.15059848993827" calcext:value-type="float">
            <text:p>-1.1505984899</text:p>
          </table:table-cell>
          <table:table-cell office:value-type="float" office:value="-0.963838985442802" calcext:value-type="float">
            <text:p>-0.9638389854</text:p>
          </table:table-cell>
          <table:table-cell office:value-type="float" office:value="-0.764412349692645" calcext:value-type="float">
            <text:p>-0.7644123497</text:p>
          </table:table-cell>
          <table:table-cell office:value-type="float" office:value="-0.561126316956724" calcext:value-type="float">
            <text:p>-0.561126317</text:p>
          </table:table-cell>
          <table:table-cell office:value-type="float" office:value="-0.364044111908388" calcext:value-type="float">
            <text:p>-0.3640441119</text:p>
          </table:table-cell>
          <table:table-cell office:value-type="float" office:value="-0.182394233197556" calcext:value-type="float">
            <text:p>-0.1823942332</text:p>
          </table:table-cell>
          <table:table-cell office:value-type="float" office:value="-0.0233024705131335" calcext:value-type="float">
            <text:p>-0.0233024705</text:p>
          </table:table-cell>
          <table:table-cell office:value-type="float" office:value="0.108569513678543" calcext:value-type="float">
            <text:p>0.1085695137</text:p>
          </table:table-cell>
          <table:table-cell office:value-type="float" office:value="0.210801207960021" calcext:value-type="float">
            <text:p>0.210801208</text:p>
          </table:table-cell>
          <table:table-cell office:value-type="float" office:value="0.282755379984305" calcext:value-type="float">
            <text:p>0.28275538</text:p>
          </table:table-cell>
          <table:table-cell office:value-type="float" office:value="0.325098122023437" calcext:value-type="float">
            <text:p>0.325098122</text:p>
          </table:table-cell>
          <table:table-cell office:value-type="float" office:value="0.339385383663249" calcext:value-type="float">
            <text:p>0.3393853837</text:p>
          </table:table-cell>
          <table:table-cell office:value-type="float" office:value="0.327737783133717" calcext:value-type="float">
            <text:p>0.3277377831</text:p>
          </table:table-cell>
          <table:table-cell office:value-type="float" office:value="0.292598953138548" calcext:value-type="float">
            <text:p>0.2925989531</text:p>
          </table:table-cell>
          <table:table-cell office:value-type="float" office:value="0.236564510068167" calcext:value-type="float">
            <text:p>0.2365645101</text:p>
          </table:table-cell>
          <table:table-cell office:value-type="float" office:value="0.162267293728888" calcext:value-type="float">
            <text:p>0.1622672937</text:p>
          </table:table-cell>
          <table:table-cell office:value-type="float" office:value="0.0723054066287432" calcext:value-type="float">
            <text:p>0.0723054066</text:p>
          </table:table-cell>
          <table:table-cell office:value-type="float" office:value="-0.0307987225855655" calcext:value-type="float">
            <text:p>-0.0307987226</text:p>
          </table:table-cell>
          <table:table-cell office:value-type="float" office:value="-0.144618136612333" calcext:value-type="float">
            <text:p>-0.1446181366</text:p>
          </table:table-cell>
          <table:table-cell office:value-type="float" office:value="-0.266828066428637" calcext:value-type="float">
            <text:p>-0.2668280664</text:p>
          </table:table-cell>
          <table:table-cell office:value-type="float" office:value="-0.395205918037949" calcext:value-type="float">
            <text:p>-0.395205918</text:p>
          </table:table-cell>
          <table:table-cell office:value-type="float" office:value="-0.527629272479828" calcext:value-type="float">
            <text:p>-0.5276292725</text:p>
          </table:table-cell>
          <table:table-cell office:value-type="float" office:value="-0.66207513559398" calcext:value-type="float">
            <text:p>-0.6620751356</text:p>
          </table:table-cell>
          <table:table-cell office:value-type="float" office:value="-0.796622303789452" calcext:value-type="float">
            <text:p>-0.7966223038</text:p>
          </table:table-cell>
          <table:table-cell office:value-type="float" office:value="-0.929457538184231" calcext:value-type="float">
            <text:p>-0.9294575382</text:p>
          </table:table-cell>
          <table:table-cell office:value-type="float" office:value="-1.05888531876467" calcext:value-type="float">
            <text:p>-1.0588853188</text:p>
          </table:table-cell>
          <table:table-cell office:value-type="float" office:value="-1.18334031227304" calcext:value-type="float">
            <text:p>-1.1833403123</text:p>
          </table:table-cell>
          <table:table-cell office:value-type="float" office:value="-1.30140131993528" calcext:value-type="float">
            <text:p>-1.3014013199</text:p>
          </table:table-cell>
          <table:table-cell office:value-type="float" office:value="-1.41180532136765" calcext:value-type="float">
            <text:p>-1.4118053214</text:p>
          </table:table-cell>
          <table:table-cell office:value-type="float" office:value="-1.51346022736437" calcext:value-type="float">
            <text:p>-1.5134602274</text:p>
          </table:table-cell>
          <table:table-cell office:value-type="float" office:value="-1.60545503760362" calcext:value-type="float">
            <text:p>-1.6054550376</text:p>
          </table:table-cell>
          <table:table-cell office:value-type="float" office:value="-1.68706624809063" calcext:value-type="float">
            <text:p>-1.6870662481</text:p>
          </table:table-cell>
          <table:table-cell office:value-type="float" office:value="-1.75775958566543" calcext:value-type="float">
            <text:p>-1.7577595857</text:p>
          </table:table-cell>
          <table:table-cell office:value-type="float" office:value="-1.81718649646021" calcext:value-type="float">
            <text:p>-1.8171864965</text:p>
          </table:table-cell>
          <table:table-cell office:value-type="float" office:value="-1.86517529192709" calcext:value-type="float">
            <text:p>-1.8651752919</text:p>
          </table:table-cell>
          <table:table-cell office:value-type="float" office:value="-1.90171741885127" calcext:value-type="float">
            <text:p>-1.9017174189</text:p>
          </table:table-cell>
          <table:table-cell office:value-type="float" office:value="-1.92694987650498" calcext:value-type="float">
            <text:p>-1.9269498765</text:p>
          </table:table-cell>
          <table:table-cell office:value-type="float" office:value="-1.94113524113643" calcext:value-type="float">
            <text:p>-1.9411352411</text:p>
          </table:table-cell>
          <table:table-cell office:value-type="float" office:value="-1.94464098221795" calcext:value-type="float">
            <text:p>-1.9446409822</text:p>
          </table:table-cell>
          <table:table-cell office:value-type="float" office:value="-1.93791972644627" calcext:value-type="float">
            <text:p>-1.9379197264</text:p>
          </table:table-cell>
          <table:table-cell office:value-type="float" office:value="-1.92149186659909" calcext:value-type="float">
            <text:p>-1.9214918666</text:p>
          </table:table-cell>
          <table:table-cell office:value-type="float" office:value="-1.89593149276824" calcext:value-type="float">
            <text:p>-1.8959314928</text:p>
          </table:table-cell>
          <table:table-cell office:value-type="float" office:value="-1.86185613245508" calcext:value-type="float">
            <text:p>-1.8618561325</text:p>
          </table:table-cell>
          <table:table-cell office:value-type="float" office:value="-1.81992030453705" calcext:value-type="float">
            <text:p>-1.8199203045</text:p>
          </table:table-cell>
          <table:table-cell office:value-type="float" office:value="-1.77081247465445" calcext:value-type="float">
            <text:p>-1.7708124747</text:p>
          </table:table-cell>
          <table:table-cell office:value-type="float" office:value="-1.71525467024759" calcext:value-type="float">
            <text:p>-1.7152546702</text:p>
          </table:table-cell>
          <table:table-cell office:value-type="float" office:value="-1.65400377538884" calcext:value-type="float">
            <text:p>-1.6540037754</text:p>
          </table:table-cell>
          <table:table-cell office:value-type="float" office:value="-1.58785337697227" calcext:value-type="float">
            <text:p>-1.587853377</text:p>
          </table:table-cell>
          <table:table-cell office:value-type="float" office:value="-1.51763498144767" calcext:value-type="float">
            <text:p>-1.5176349814</text:p>
          </table:table-cell>
          <table:table-cell office:value-type="float" office:value="-1.44421748213869" calcext:value-type="float">
            <text:p>-1.4442174821</text:p>
          </table:table-cell>
          <table:table-cell office:value-type="float" office:value="-1.36850394744021" calcext:value-type="float">
            <text:p>-1.3685039474</text:p>
          </table:table-cell>
          <table:table-cell office:value-type="float" office:value="-1.29142511800715" calcext:value-type="float">
            <text:p>-1.291425118</text:p>
          </table:table-cell>
          <table:table-cell office:value-type="float" office:value="-1.21392941532154" calcext:value-type="float">
            <text:p>-1.2139294153</text:p>
          </table:table-cell>
          <table:table-cell office:value-type="float" office:value="-1.13696971495241" calcext:value-type="float">
            <text:p>-1.136969715</text:p>
          </table:table-cell>
          <table:table-cell office:value-type="float" office:value="-1.0614875531668" calcext:value-type="float">
            <text:p>-1.0614875532</text:p>
          </table:table-cell>
          <table:table-cell office:value-type="float" office:value="-0.988395748949031" calcext:value-type="float">
            <text:p>-0.9883957489</text:p>
          </table:table-cell>
          <table:table-cell office:value-type="float" office:value="-0.918560591463358" calcext:value-type="float">
            <text:p>-0.9185605915</text:p>
          </table:table-cell>
          <table:table-cell office:value-type="float" office:value="-0.852784753438538" calcext:value-type="float">
            <text:p>-0.8527847534</text:p>
          </table:table-cell>
          <table:table-cell office:value-type="float" office:value="-0.791791960666561" calcext:value-type="float">
            <text:p>-0.7917919607</text:p>
          </table:table-cell>
          <table:table-cell office:value-type="float" office:value="-0.736214216981725" calcext:value-type="float">
            <text:p>-0.736214217</text:p>
          </table:table-cell>
          <table:table-cell office:value-type="float" office:value="-0.686582104584321" calcext:value-type="float">
            <text:p>-0.6865821046</text:p>
          </table:table-cell>
          <table:table-cell office:value-type="float" office:value="-0.643318402709934" calcext:value-type="float">
            <text:p>-0.6433184027</text:p>
          </table:table-cell>
          <table:table-cell office:value-type="float" office:value="-0.606735032272781" calcext:value-type="float">
            <text:p>-0.6067350323</text:p>
          </table:table-cell>
          <table:table-cell office:value-type="float" office:value="-0.577033158997402" calcext:value-type="float">
            <text:p>-0.577033159</text:p>
          </table:table-cell>
          <table:table-cell office:value-type="float" office:value="-0.554306170712149" calcext:value-type="float">
            <text:p>-0.5543061707</text:p>
          </table:table-cell>
          <table:table-cell office:value-type="float" office:value="-0.538545169514713" calcext:value-type="float">
            <text:p>-0.5385451695</text:p>
          </table:table-cell>
          <table:table-cell office:value-type="float" office:value="-0.529646566220379" calcext:value-type="float">
            <text:p>-0.5296465662</text:p>
          </table:table-cell>
          <table:table-cell office:value-type="float" office:value="-0.52742131856574" calcext:value-type="float">
            <text:p>-0.5274213186</text:p>
          </table:table-cell>
          <table:table-cell office:value-type="float" office:value="-0.531605313083681" calcext:value-type="float">
            <text:p>-0.5316053131</text:p>
          </table:table-cell>
          <table:table-cell office:value-type="float" office:value="-0.541870361037944" calcext:value-type="float">
            <text:p>-0.541870361</text:p>
          </table:table-cell>
          <table:table-cell office:value-type="float" office:value="-0.557835274504299" calcext:value-type="float">
            <text:p>-0.5578352745</text:p>
          </table:table-cell>
          <table:table-cell office:value-type="float" office:value="-0.579076521585957" calcext:value-type="float">
            <text:p>-0.5790765216</text:p>
          </table:table-cell>
          <table:table-cell office:value-type="float" office:value="-0.605138035199815" calcext:value-type="float">
            <text:p>-0.6051380352</text:p>
          </table:table-cell>
          <table:table-cell office:value-type="float" office:value="-0.63553986389314" calcext:value-type="float">
            <text:p>-0.6355398639</text:p>
          </table:table-cell>
          <table:table-cell office:value-type="float" office:value="-0.669785492910364" calcext:value-type="float">
            <text:p>-0.6697854929</text:p>
          </table:table-cell>
          <table:table-cell office:value-type="float" office:value="-0.707367810315205" calcext:value-type="float">
            <text:p>-0.7073678103</text:p>
          </table:table-cell>
          <table:table-cell office:value-type="float" office:value="-0.747773825279889" calcext:value-type="float">
            <text:p>-0.7477738253</text:p>
          </table:table-cell>
          <table:table-cell office:value-type="float" office:value="-0.790488344657678" calcext:value-type="float">
            <text:p>-0.7904883447</text:p>
          </table:table-cell>
          <table:table-cell office:value-type="float" office:value="-0.834996866319866" calcext:value-type="float">
            <text:p>-0.8349968663</text:p>
          </table:table-cell>
          <table:table-cell office:value-type="float" office:value="-0.880787948292241" calcext:value-type="float">
            <text:p>-0.8807879483</text:p>
          </table:table-cell>
          <table:table-cell office:value-type="float" office:value="-0.927355265577319" calcext:value-type="float">
            <text:p>-0.9273552656</text:p>
          </table:table-cell>
          <table:table-cell office:value-type="float" office:value="-0.974199484386311" calcext:value-type="float">
            <text:p>-0.9741994844</text:p>
          </table:table-cell>
          <table:table-cell office:value-type="float" office:value="-1.02082998564597" calcext:value-type="float">
            <text:p>-1.0208299856</text:p>
          </table:table-cell>
          <table:table-cell office:value-type="float" office:value="-1.06676637899822" calcext:value-type="float">
            <text:p>-1.066766379</text:p>
          </table:table-cell>
          <table:table-cell office:value-type="float" office:value="-1.11153968826343" calcext:value-type="float">
            <text:p>-1.1115396883</text:p>
          </table:table-cell>
          <table:table-cell office:value-type="float" office:value="-1.15469307956387" calcext:value-type="float">
            <text:p>-1.1546930796</text:p>
          </table:table-cell>
          <table:table-cell office:value-type="float" office:value="-1.19578205797922" calcext:value-type="float">
            <text:p>-1.195782058</text:p>
          </table:table-cell>
          <table:table-cell office:value-type="float" office:value="-1.23437418240096" calcext:value-type="float">
            <text:p>-1.2343741824</text:p>
          </table:table-cell>
          <table:table-cell office:value-type="float" office:value="-1.27004853354325" calcext:value-type="float">
            <text:p>-1.2700485335</text:p>
          </table:table-cell>
          <table:table-cell office:value-type="float" office:value="-1.30239539385098" calcext:value-type="float">
            <text:p>-1.3023953939</text:p>
          </table:table-cell>
          <table:table-cell office:value-type="float" office:value="-1.33101682026803" calcext:value-type="float">
            <text:p>-1.3310168203</text:p>
          </table:table-cell>
          <table:table-cell office:value-type="float" office:value="-1.35552895553117" calcext:value-type="float">
            <text:p>-1.3555289555</text:p>
          </table:table-cell>
          <table:table-cell office:value-type="float" office:value="-1.37556696557374" calcext:value-type="float">
            <text:p>-1.3755669656</text:p>
          </table:table-cell>
          <table:table-cell office:value-type="float" office:value="-1.39079334841316" calcext:value-type="float">
            <text:p>-1.3907933484</text:p>
          </table:table-cell>
          <table:table-cell office:value-type="float" office:value="-1.40090999571093" calcext:value-type="float">
            <text:p>-1.4009099957</text:p>
          </table:table-cell>
          <table:table-cell office:value-type="float" office:value="-1.40567380923571" calcext:value-type="float">
            <text:p>-1.4056738092</text:p>
          </table:table-cell>
          <table:table-cell office:value-type="float" office:value="-1.40491494879536" calcext:value-type="float">
            <text:p>-1.4049149488</text:p>
          </table:table-cell>
          <table:table-cell office:value-type="float" office:value="-1.39855604533842" calcext:value-type="float">
            <text:p>-1.3985560453</text:p>
          </table:table-cell>
          <table:table-cell office:value-type="float" office:value="-1.38663012239917" calcext:value-type="float">
            <text:p>-1.3866301224</text:p>
          </table:table-cell>
          <table:table-cell office:value-type="float" office:value="-1.36929469798709" calcext:value-type="float">
            <text:p>-1.369294698</text:p>
          </table:table-cell>
          <table:table-cell office:value-type="float" office:value="-1.34683970004875" calcext:value-type="float">
            <text:p>-1.3468397</text:p>
          </table:table-cell>
          <table:table-cell office:value-type="float" office:value="-1.31968743721405" calcext:value-type="float">
            <text:p>-1.3196874372</text:p>
          </table:table-cell>
          <table:table-cell office:value-type="float" office:value="-1.28838382646826" calcext:value-type="float">
            <text:p>-1.2883838265</text:p>
          </table:table-cell>
          <table:table-cell office:value-type="float" office:value="-1.2535812049204" calcext:value-type="float">
            <text:p>-1.2535812049</text:p>
          </table:table-cell>
          <table:table-cell office:value-type="float" office:value="-1.21601412084598" calcext:value-type="float">
            <text:p>-1.2160141208</text:p>
          </table:table-cell>
          <table:table-cell office:value-type="float" office:value="-1.17647031112213" calcext:value-type="float">
            <text:p>-1.1764703111</text:p>
          </table:table-cell>
          <table:table-cell office:value-type="float" office:value="-1.13575950364972" calcext:value-type="float">
            <text:p>-1.1357595036</text:p>
          </table:table-cell>
          <table:table-cell office:value-type="float" office:value="-1.09468270501182" calcext:value-type="float">
            <text:p>-1.094682705</text:p>
          </table:table-cell>
          <table:table-cell office:value-type="float" office:value="-1.05400430205529" calcext:value-type="float">
            <text:p>-1.0540043021</text:p>
          </table:table-cell>
          <table:table-cell office:value-type="float" office:value="-1.01442873341643" calcext:value-type="float">
            <text:p>-1.0144287334</text:p>
          </table:table-cell>
          <table:table-cell office:value-type="float" office:value="-0.976582803790134" calcext:value-type="float">
            <text:p>-0.9765828038</text:p>
          </table:table-cell>
          <table:table-cell office:value-type="float" office:value="-0.941004037732416" calcext:value-type="float">
            <text:p>-0.9410040377</text:p>
          </table:table-cell>
          <table:table-cell office:value-type="float" office:value="-0.908134886904666" calcext:value-type="float">
            <text:p>-0.9081348869</text:p>
          </table:table-cell>
          <table:table-cell office:value-type="float" office:value="-0.878322163204928" calcext:value-type="float">
            <text:p>-0.8783221632</text:p>
          </table:table-cell>
          <table:table-cell office:value-type="float" office:value="-0.851820784578941" calcext:value-type="float">
            <text:p>-0.8518207846</text:p>
          </table:table-cell>
          <table:table-cell office:value-type="float" office:value="-0.828800780052656" calcext:value-type="float">
            <text:p>-0.8288007801</text:p>
          </table:table-cell>
          <table:table-cell office:value-type="float" office:value="-0.809356480522201" calcext:value-type="float">
            <text:p>-0.8093564805</text:p>
          </table:table-cell>
          <table:table-cell office:value-type="float" office:value="-0.793516891232748" calcext:value-type="float">
            <text:p>-0.7935168912</text:p>
          </table:table-cell>
          <table:table-cell office:value-type="float" office:value="-0.781256370269485" calcext:value-type="float">
            <text:p>-0.7812563703</text:p>
          </table:table-cell>
          <table:table-cell office:value-type="float" office:value="-0.772504898746202" calcext:value-type="float">
            <text:p>-0.7725048987</text:p>
          </table:table-cell>
          <table:table-cell office:value-type="float" office:value="-0.767157402502541" calcext:value-type="float">
            <text:p>-0.7671574025</text:p>
          </table:table-cell>
          <table:table-cell office:value-type="float" office:value="-0.765081757603614" calcext:value-type="float">
            <text:p>-0.7650817576</text:p>
          </table:table-cell>
          <table:table-cell office:value-type="float" office:value="-0.766125273357794" calcext:value-type="float">
            <text:p>-0.7661252734</text:p>
          </table:table-cell>
          <table:table-cell office:value-type="float" office:value="-0.770119591040626" calcext:value-type="float">
            <text:p>-0.770119591</text:p>
          </table:table-cell>
          <table:table-cell office:value-type="float" office:value="-0.776884060514149" calcext:value-type="float">
            <text:p>-0.7768840605</text:p>
          </table:table-cell>
          <table:table-cell office:value-type="float" office:value="-0.786227758224261" calcext:value-type="float">
            <text:p>-0.7862277582</text:p>
          </table:table-cell>
          <table:table-cell office:value-type="float" office:value="-0.797950387125592" calcext:value-type="float">
            <text:p>-0.7979503871</text:p>
          </table:table-cell>
          <table:table-cell office:value-type="float" office:value="-0.811842350908982" calcext:value-type="float">
            <text:p>-0.8118423509</text:p>
          </table:table-cell>
          <table:table-cell office:value-type="float" office:value="-0.827684321177706" calcext:value-type="float">
            <text:p>-0.8276843212</text:p>
          </table:table-cell>
          <table:table-cell office:value-type="float" office:value="-0.845246617567153" calcext:value-type="float">
            <text:p>-0.8452466176</text:p>
          </table:table-cell>
          <table:table-cell office:value-type="float" office:value="-0.864288699187732" calcext:value-type="float">
            <text:p>-0.8642886992</text:p>
          </table:table-cell>
          <table:table-cell office:value-type="float" office:value="-0.884559024561362" calcext:value-type="float">
            <text:p>-0.8845590246</text:p>
          </table:table-cell>
          <table:table-cell office:value-type="float" office:value="-0.905795481092859" calcext:value-type="float">
            <text:p>-0.9057954811</text:p>
          </table:table-cell>
          <table:table-cell office:value-type="float" office:value="-0.927726519653156" calcext:value-type="float">
            <text:p>-0.9277265197</text:p>
          </table:table-cell>
          <table:table-cell office:value-type="float" office:value="-0.950073060932777" calcext:value-type="float">
            <text:p>-0.9500730609</text:p>
          </table:table-cell>
          <table:table-cell office:value-type="float" office:value="-0.972551173342104" calcext:value-type="float">
            <text:p>-0.9725511733</text:p>
          </table:table-cell>
          <table:table-cell office:value-type="float" office:value="-0.994875461917051" calcext:value-type="float">
            <text:p>-0.9948754619</text:p>
          </table:table-cell>
          <table:table-cell office:value-type="float" office:value="-1.0167630570594" calcext:value-type="float">
            <text:p>-1.0167630571</text:p>
          </table:table-cell>
          <table:table-cell office:value-type="float" office:value="-1.03793805260842" calcext:value-type="float">
            <text:p>-1.0379380526</text:p>
          </table:table-cell>
          <table:table-cell office:value-type="float" office:value="-1.05813621496218" calcext:value-type="float">
            <text:p>-1.058136215</text:p>
          </table:table-cell>
          <table:table-cell office:value-type="float" office:value="-1.07710976797669" calcext:value-type="float">
            <text:p>-1.077109768</text:p>
          </table:table-cell>
          <table:table-cell office:value-type="float" office:value="-1.09463205091702" calcext:value-type="float">
            <text:p>-1.0946320509</text:p>
          </table:table-cell>
          <table:table-cell office:value-type="float" office:value="-1.11050184754651" calcext:value-type="float">
            <text:p>-1.1105018475</text:p>
          </table:table-cell>
          <table:table-cell office:value-type="float" office:value="-1.12454719265434" calcext:value-type="float">
            <text:p>-1.1245471927</text:p>
          </table:table-cell>
          <table:table-cell office:value-type="float" office:value="-1.13662847764088" calcext:value-type="float">
            <text:p>-1.1366284776</text:p>
          </table:table-cell>
          <table:table-cell office:value-type="float" office:value="-1.1466406995512" calcext:value-type="float">
            <text:p>-1.1466406996</text:p>
          </table:table-cell>
          <table:table-cell office:value-type="float" office:value="-1.15451472880499" calcext:value-type="float">
            <text:p>-1.1545147288</text:p>
          </table:table-cell>
          <table:table-cell office:value-type="float" office:value="-1.16021751045551" calcext:value-type="float">
            <text:p>-1.1602175105</text:p>
          </table:table-cell>
          <table:table-cell office:value-type="float" office:value="-1.16375116219483" calcext:value-type="float">
            <text:p>-1.1637511622</text:p>
          </table:table-cell>
          <table:table-cell office:value-type="float" office:value="-1.16515098861491" calcext:value-type="float">
            <text:p>-1.1651509886</text:p>
          </table:table-cell>
          <table:table-cell office:value-type="float" office:value="-1.16448249323994" calcext:value-type="float">
            <text:p>-1.1644824932</text:p>
          </table:table-cell>
          <table:table-cell office:value-type="float" office:value="-1.16183753398262" calcext:value-type="float">
            <text:p>-1.161837534</text:p>
          </table:table-cell>
          <table:table-cell office:value-type="float" office:value="-1.157329829171" calcext:value-type="float">
            <text:p>-1.1573298292</text:p>
          </table:table-cell>
          <table:table-cell office:value-type="float" office:value="-1.15109007447465" calcext:value-type="float">
            <text:p>-1.1510900745</text:p>
          </table:table-cell>
          <table:table-cell office:value-type="float" office:value="-1.1432609700525" calcext:value-type="float">
            <text:p>-1.1432609701</text:p>
          </table:table-cell>
          <table:table-cell office:value-type="float" office:value="-1.13399247640482" calcext:value-type="float">
            <text:p>-1.1339924764</text:p>
          </table:table-cell>
          <table:table-cell office:value-type="float" office:value="-1.12343761214623" calcext:value-type="float">
            <text:p>-1.1234376121</text:p>
          </table:table-cell>
          <table:table-cell office:value-type="float" office:value="-1.11174907404838" calcext:value-type="float">
            <text:p>-1.111749074</text:p>
          </table:table-cell>
          <table:table-cell office:value-type="float" office:value="-1.09907689833396" calcext:value-type="float">
            <text:p>-1.0990768983</text:p>
          </table:table-cell>
          <table:table-cell office:value-type="float" office:value="-1.0855672940459" calcext:value-type="float">
            <text:p>-1.085567294</text:p>
          </table:table-cell>
          <table:table-cell office:value-type="float" office:value="-1.07136266948158" calcext:value-type="float">
            <text:p>-1.0713626695</text:p>
          </table:table-cell>
          <table:table-cell office:value-type="float" office:value="-1.05660274989029" calcext:value-type="float">
            <text:p>-1.0566027499</text:p>
          </table:table-cell>
          <table:table-cell office:value-type="float" office:value="-1.04142656122953" calcext:value-type="float">
            <text:p>-1.0414265612</text:p>
          </table:table-cell>
          <table:table-cell office:value-type="float" office:value="-1.02597494579294" calcext:value-type="float">
            <text:p>-1.0259749458</text:p>
          </table:table-cell>
          <table:table-cell office:value-type="float" office:value="-1.01039319695095" calcext:value-type="float">
            <text:p>-1.010393197</text:p>
          </table:table-cell>
          <table:table-cell office:value-type="float" office:value="-0.994833366201906" calcext:value-type="float">
            <text:p>-0.9948333662</text:p>
          </table:table-cell>
          <table:table-cell office:value-type="float" office:value="-0.979455815413495" calcext:value-type="float">
            <text:p>-0.9794558154</text:p>
          </table:table-cell>
          <table:table-cell office:value-type="float" office:value="-0.964429662004651" calcext:value-type="float">
            <text:p>-0.964429662</text:p>
          </table:table-cell>
          <table:table-cell office:value-type="float" office:value="-0.949931887193909" calcext:value-type="float">
            <text:p>-0.9499318872</text:p>
          </table:table-cell>
          <table:table-cell office:value-type="float" office:value="-0.936145031122297" calcext:value-type="float">
            <text:p>-0.9361450311</text:p>
          </table:table-cell>
          <table:table-cell office:value-type="float" office:value="-0.923253561692068" calcext:value-type="float">
            <text:p>-0.9232535617</text:p>
          </table:table-cell>
          <table:table-cell office:value-type="float" office:value="-0.911439152951008" calcext:value-type="float">
            <text:p>-0.911439153</text:p>
          </table:table-cell>
          <table:table-cell office:value-type="float" office:value="-0.90087522366181" calcext:value-type="float">
            <text:p>-0.9008752237</text:p>
          </table:table-cell>
          <table:table-cell office:value-type="float" office:value="-0.891721154139642" calcext:value-type="float">
            <text:p>-0.8917211541</text:p>
          </table:table-cell>
          <table:table-cell office:value-type="float" office:value="-0.884116615256154" calcext:value-type="float">
            <text:p>-0.8841166153</text:p>
          </table:table-cell>
          <table:table-cell office:value-type="float" office:value="-0.878176411861666" calcext:value-type="float">
            <text:p>-0.8781764119</text:p>
          </table:table-cell>
          <table:table-cell office:value-type="float" office:value="-0.873986174418526" calcext:value-type="float">
            <text:p>-0.8739861744</text:p>
          </table:table-cell>
          <table:table-cell office:value-type="float" office:value="-0.871599141356132" calcext:value-type="float">
            <text:p>-0.8715991414</text:p>
          </table:table-cell>
          <table:table-cell office:value-type="float" office:value="-0.87103417485066" calcext:value-type="float">
            <text:p>-0.8710341749</text:p>
          </table:table-cell>
          <table:table-cell office:value-type="float" office:value="-0.872275056644973" calcext:value-type="float">
            <text:p>-0.8722750566</text:p>
          </table:table-cell>
          <table:table-cell office:value-type="float" office:value="-0.875271026960096" calcext:value-type="float">
            <text:p>-0.875271027</text:p>
          </table:table-cell>
          <table:table-cell office:value-type="float" office:value="-0.879938463514929" calcext:value-type="float">
            <text:p>-0.8799384635</text:p>
          </table:table-cell>
          <table:table-cell office:value-type="float" office:value="-0.886163550760823" calcext:value-type="float">
            <text:p>-0.8861635508</text:p>
          </table:table-cell>
          <table:table-cell office:value-type="float" office:value="-0.893805760658477" calcext:value-type="float">
            <text:p>-0.8938057607</text:p>
          </table:table-cell>
          <table:table-cell office:value-type="float" office:value="-0.902701953058802" calcext:value-type="float">
            <text:p>-0.9027019531</text:p>
          </table:table-cell>
          <table:table-cell office:value-type="float" office:value="-0.912670902638926" calcext:value-type="float">
            <text:p>-0.9126709026</text:p>
          </table:table-cell>
          <table:table-cell office:value-type="float" office:value="-0.92351806701334" calcext:value-type="float">
            <text:p>-0.923518067</text:p>
          </table:table-cell>
          <table:table-cell office:value-type="float" office:value="-0.935040424123077" calcext:value-type="float">
            <text:p>-0.9350404241</text:p>
          </table:table-cell>
          <table:table-cell office:value-type="float" office:value="-0.947031224053223" calcext:value-type="float">
            <text:p>-0.9470312241</text:p>
          </table:table-cell>
          <table:table-cell office:value-type="float" office:value="-0.959284519455856" calcext:value-type="float">
            <text:p>-0.9592845195</text:p>
          </table:table-cell>
          <table:table-cell office:value-type="float" office:value="-0.971599358925612" calcext:value-type="float">
            <text:p>-0.9715993589</text:p>
          </table:table-cell>
          <table:table-cell office:value-type="float" office:value="-0.983783548514516" calcext:value-type="float">
            <text:p>-0.9837835485</text:p>
          </table:table-cell>
          <table:table-cell office:value-type="float" office:value="-0.995656907999543" calcext:value-type="float">
            <text:p>-0.995656908</text:p>
          </table:table-cell>
          <table:table-cell office:value-type="float" office:value="-1.00705397044301" calcext:value-type="float">
            <text:p>-1.0070539704</text:p>
          </table:table-cell>
          <table:table-cell office:value-type="float" office:value="-1.01782609586831" calcext:value-type="float">
            <text:p>-1.0178260959</text:p>
          </table:table-cell>
          <table:table-cell office:value-type="float" office:value="-1.02784299217033" calcext:value-type="float">
            <text:p>-1.0278429922</text:p>
          </table:table-cell>
          <table:table-cell office:value-type="float" office:value="-1.03699365808032" calcext:value-type="float">
            <text:p>-1.0369936581</text:p>
          </table:table-cell>
          <table:table-cell office:value-type="float" office:value="-1.04518678331216" calcext:value-type="float">
            <text:p>-1.0451867833</text:p>
          </table:table-cell>
          <table:table-cell office:value-type="float" office:value="-1.05235065895005" calcext:value-type="float">
            <text:p>-1.052350659</text:p>
          </table:table-cell>
          <table:table-cell office:value-type="float" office:value="-1.05843266575063" calcext:value-type="float">
            <text:p>-1.0584326658</text:p>
          </table:table-cell>
          <table:table-cell office:value-type="float" office:value="-1.06339841841491" calcext:value-type="float">
            <text:p>-1.0633984184</text:p>
          </table:table-cell>
          <table:table-cell office:value-type="float" office:value="-1.06723064945255" calcext:value-type="float">
            <text:p>-1.0672306495</text:p>
          </table:table-cell>
          <table:table-cell office:value-type="float" office:value="-1.06992791669013" calcext:value-type="float">
            <text:p>-1.0699279167</text:p>
          </table:table-cell>
          <table:table-cell office:value-type="float" office:value="-1.07150321388655" calcext:value-type="float">
            <text:p>-1.0715032139</text:p>
          </table:table-cell>
          <table:table-cell office:value-type="float" office:value="-1.07198255483954" calcext:value-type="float">
            <text:p>-1.0719825548</text:p>
          </table:table-cell>
          <table:table-cell office:value-type="float" office:value="-1.07140358864823" calcext:value-type="float">
            <text:p>-1.0714035886</text:p>
          </table:table-cell>
          <table:table-cell office:value-type="float" office:value="-1.06981428863886" calcext:value-type="float">
            <text:p>-1.0698142886</text:p>
          </table:table-cell>
          <table:table-cell office:value-type="float" office:value="-1.0672717411488" calcext:value-type="float">
            <text:p>-1.0672717411</text:p>
          </table:table-cell>
          <table:table-cell office:value-type="float" office:value="-1.06384104429958" calcext:value-type="float">
            <text:p>-1.0638410443</text:p>
          </table:table-cell>
          <table:table-cell office:value-type="float" office:value="-1.05959431230639" calcext:value-type="float">
            <text:p>-1.0595943123</text:p>
          </table:table-cell>
          <table:table-cell office:value-type="float" office:value="-1.05460976886175" calcext:value-type="float">
            <text:p>-1.0546097689</text:p>
          </table:table-cell>
          <table:table-cell office:value-type="float" office:value="-1.04897090444659" calcext:value-type="float">
            <text:p>-1.0489709044</text:p>
          </table:table-cell>
          <table:table-cell office:value-type="float" office:value="-1.04276566749411" calcext:value-type="float">
            <text:p>-1.0427656675</text:p>
          </table:table-cell>
          <table:table-cell office:value-type="float" office:value="-1.03608565827329" calcext:value-type="float">
            <text:p>-1.0360856583</text:p>
          </table:table-cell>
          <table:table-cell office:value-type="float" office:value="-1.02902529686475" calcext:value-type="float">
            <text:p>-1.0290252969</text:p>
          </table:table-cell>
          <table:table-cell office:value-type="float" office:value="-1.02168094220126" calcext:value-type="float">
            <text:p>-1.0216809422</text:p>
          </table:table-cell>
          <table:table-cell office:value-type="float" office:value="-1.01414994703273" calcext:value-type="float">
            <text:p>-1.014149947</text:p>
          </table:table-cell>
          <table:table-cell office:value-type="float" office:value="-1.00652964309916" calcext:value-type="float">
            <text:p>-1.0065296431</text:p>
          </table:table-cell>
          <table:table-cell office:value-type="float" office:value="-0.998916260629166" calcext:value-type="float">
            <text:p>-0.9989162606</text:p>
          </table:table-cell>
          <table:table-cell office:value-type="float" office:value="-0.991403795947043" calcext:value-type="float">
            <text:p>-0.9914037959</text:p>
          </table:table-cell>
          <table:table-cell office:value-type="float" office:value="-0.984082849408239" calcext:value-type="float">
            <text:p>-0.9840828494</text:p>
          </table:table-cell>
          <table:table-cell office:value-type="float" office:value="-0.977039462628841" calcext:value-type="float">
            <text:p>-0.9770394626</text:p>
          </table:table-cell>
          <table:table-cell office:value-type="float" office:value="-0.970353988574182" calcext:value-type="float">
            <text:p>-0.9703539886</text:p>
          </table:table-cell>
          <table:table-cell office:value-type="float" office:value="-0.964100030212318" calcext:value-type="float">
            <text:p>-0.9641000302</text:p>
          </table:table-cell>
          <table:table-cell office:value-type="float" office:value="-0.958343483143445" calcext:value-type="float">
            <text:p>-0.9583434831</text:p>
          </table:table-cell>
          <table:table-cell office:value-type="float" office:value="-0.95314171496053" calcext:value-type="float">
            <text:p>-0.953141715</text:p>
          </table:table-cell>
          <table:table-cell office:value-type="float" office:value="-0.948542909378798" calcext:value-type="float">
            <text:p>-0.9485429094</text:p>
          </table:table-cell>
          <table:table-cell office:value-type="float" office:value="-0.944585596737468" calcext:value-type="float">
            <text:p>-0.9445855967</text:p>
          </table:table-cell>
          <table:table-cell office:value-type="float" office:value="-0.941298384812583" calcext:value-type="float">
            <text:p>-0.9412983848</text:p>
          </table:table-cell>
          <table:table-cell office:value-type="float" office:value="-0.938699895450252" calcext:value-type="float">
            <text:p>-0.9386998955</text:p>
          </table:table-cell>
          <table:table-cell office:value-type="float" office:value="-0.936798903855429" calcext:value-type="float">
            <text:p>-0.9367989039</text:p>
          </table:table-cell>
          <table:table-cell office:value-type="float" office:value="-0.935594668939075" calcext:value-type="float">
            <text:p>-0.9355946689</text:p>
          </table:table-cell>
          <table:table-cell office:value-type="float" office:value="-0.935077435412826" calcext:value-type="float">
            <text:p>-0.9350774354</text:p>
          </table:table-cell>
          <table:table-cell office:value-type="float" office:value="-0.935229081726625" calcext:value-type="float">
            <text:p>-0.9352290817</text:p>
          </table:table-cell>
          <table:table-cell office:value-type="float" office:value="-0.936023882848751" calcext:value-type="float">
            <text:p>-0.9360238828</text:p>
          </table:table-cell>
          <table:table-cell office:value-type="float" office:value="-0.937429353567438" calcext:value-type="float">
            <text:p>-0.9374293536</text:p>
          </table:table-cell>
          <table:table-cell office:value-type="float" office:value="-0.939407136635815" calcext:value-type="float">
            <text:p>-0.9394071366</text:p>
          </table:table-cell>
          <table:table-cell office:value-type="float" office:value="-0.941913900781266" calcext:value-type="float">
            <text:p>-0.9419139008</text:p>
          </table:table-cell>
          <table:table-cell office:value-type="float" office:value="-0.944902216308599" calcext:value-type="float">
            <text:p>-0.9449022163</text:p>
          </table:table-cell>
          <table:table-cell office:value-type="float" office:value="-0.948321380583224" calcext:value-type="float">
            <text:p>-0.9483213806</text:p>
          </table:table-cell>
          <table:table-cell office:value-type="float" office:value="-0.9521181717788" calcext:value-type="float">
            <text:p>-0.9521181718</text:p>
          </table:table-cell>
          <table:table-cell office:value-type="float" office:value="-0.956237516501268" calcext:value-type="float">
            <text:p>-0.9562375165</text:p>
          </table:table-cell>
          <table:table-cell office:value-type="float" office:value="-0.960623064762274" calcext:value-type="float">
            <text:p>-0.9606230648</text:p>
          </table:table-cell>
          <table:table-cell office:value-type="float" office:value="-0.965217673698291" calcext:value-type="float">
            <text:p>-0.9652176737</text:p>
          </table:table-cell>
          <table:table-cell office:value-type="float" office:value="-0.969963808870045" calcext:value-type="float">
            <text:p>-0.9699638089</text:p>
          </table:table-cell>
          <table:table-cell office:value-type="float" office:value="-0.974803878401289" calcext:value-type="float">
            <text:p>-0.9748038784</text:p>
          </table:table-cell>
          <table:table-cell office:value-type="float" office:value="-0.97968052017988" calcext:value-type="float">
            <text:p>-0.9796805202</text:p>
          </table:table-cell>
          <table:table-cell office:value-type="float" office:value="-0.984536865541426" calcext:value-type="float">
            <text:p>-0.9845368655</text:p>
          </table:table-cell>
          <table:table-cell office:value-type="float" office:value="-0.989316804062863" calcext:value-type="float">
            <text:p>-0.9893168041</text:p>
          </table:table-cell>
          <table:table-cell office:value-type="float" office:value="-0.993965273294162" calcext:value-type="float">
            <text:p>-0.9939652733</text:p>
          </table:table-cell>
          <table:table-cell office:value-type="float" office:value="-0.998428594482661" calcext:value-type="float">
            <text:p>-0.9984285945</text:p>
          </table:table-cell>
          <table:table-cell office:value-type="float" office:value="-1.002654870836" calcext:value-type="float">
            <text:p>-1.0026548708</text:p>
          </table:table-cell>
          <table:table-cell office:value-type="float" office:value="-1.00659445886539" calcext:value-type="float">
            <text:p>-1.0065944589</text:p>
          </table:table-cell>
          <table:table-cell office:value-type="float" office:value="-1.01020051625394" calcext:value-type="float">
            <text:p>-1.0102005163</text:p>
          </table:table-cell>
          <table:table-cell office:value-type="float" office:value="-1.01342962190301" calcext:value-type="float">
            <text:p>-1.0134296219</text:p>
          </table:table-cell>
          <table:table-cell office:value-type="float" office:value="-1.01624245581222" calcext:value-type="float">
            <text:p>-1.0162424558</text:p>
          </table:table-cell>
          <table:table-cell office:value-type="float" office:value="-1.01860451872772" calcext:value-type="float">
            <text:p>-1.0186045187</text:p>
          </table:table-cell>
          <table:table-cell office:value-type="float" office:value="-1.02048686460481" calcext:value-type="float">
            <text:p>-1.0204868646</text:p>
          </table:table-cell>
          <table:table-cell office:value-type="float" office:value="-1.02186681335075" calcext:value-type="float">
            <text:p>-1.0218668134</text:p>
          </table:table-cell>
          <table:table-cell office:value-type="float" office:value="-1.02272860754788" calcext:value-type="float">
            <text:p>-1.0227286075</text:p>
          </table:table-cell>
          <table:table-cell office:value-type="float" office:value="-1.0230639753099" calcext:value-type="float">
            <text:p>-1.0230639753</text:p>
          </table:table-cell>
          <table:table-cell office:value-type="float" office:value="-1.02287256234455" calcext:value-type="float">
            <text:p>-1.0228725623</text:p>
          </table:table-cell>
          <table:table-cell office:value-type="float" office:value="-1.02216219983557" calcext:value-type="float">
            <text:p>-1.0221621998</text:p>
          </table:table-cell>
          <table:table-cell office:value-type="float" office:value="-1.02094898081218" calcext:value-type="float">
            <text:p>-1.0209489808</text:p>
          </table:table-cell>
          <table:table-cell office:value-type="float" office:value="-1.01925712593816" calcext:value-type="float">
            <text:p>-1.0192571259</text:p>
          </table:table-cell>
          <table:table-cell office:value-type="float" office:value="-1.01711862963798" calcext:value-type="float">
            <text:p>-1.0171186296</text:p>
          </table:table-cell>
          <table:table-cell office:value-type="float" office:value="-1.01457268848575" calcext:value-type="float">
            <text:p>-1.0145726885</text:p>
          </table:table-cell>
          <table:table-cell office:value-type="float" office:value="-1.01166492502998" calcext:value-type="float">
            <text:p>-1.011664925</text:p>
          </table:table-cell>
          <table:table-cell office:value-type="float" office:value="-1.0084464308625" calcext:value-type="float">
            <text:p>-1.0084464309</text:p>
          </table:table-cell>
          <table:table-cell office:value-type="float" office:value="-1.00497266199724" calcext:value-type="float">
            <text:p>-1.004972662</text:p>
          </table:table-cell>
          <table:table-cell office:value-type="float" office:value="-1.0013022267966" calcext:value-type="float">
            <text:p>-1.0013022268</text:p>
          </table:table-cell>
          <table:table-cell office:value-type="float" office:value="-0.997495611335015" calcext:value-type="float">
            <text:p>-0.9974956113</text:p>
          </table:table-cell>
          <table:table-cell office:value-type="float" office:value="-0.993613888917899" calcext:value-type="float">
            <text:p>-0.9936138889</text:p>
          </table:table-cell>
          <table:table-cell office:value-type="float" office:value="-0.989717459505926" calcext:value-type="float">
            <text:p>-0.9897174595</text:p>
          </table:table-cell>
          <table:table-cell office:value-type="float" office:value="-0.985864861231356" calcext:value-type="float">
            <text:p>-0.9858648612</text:p>
          </table:table-cell>
          <table:table-cell office:value-type="float" office:value="-0.982111690429761" calcext:value-type="float">
            <text:p>-0.9821116904</text:p>
          </table:table-cell>
          <table:table-cell office:value-type="float" office:value="-0.978509659227065" calcext:value-type="float">
            <text:p>-0.9785096592</text:p>
          </table:table-cell>
          <table:table-cell office:value-type="float" office:value="-0.975105811306971" calcext:value-type="float">
            <text:p>-0.9751058113</text:p>
          </table:table-cell>
          <table:table-cell office:value-type="float" office:value="-0.971941907699705" calcext:value-type="float">
            <text:p>-0.9719419077</text:p>
          </table:table-cell>
          <table:table-cell office:value-type="float" office:value="-0.969053985888841" calcext:value-type="float">
            <text:p>-0.9690539859</text:p>
          </table:table-cell>
          <table:table-cell office:value-type="float" office:value="-0.966472087710351" calcext:value-type="float">
            <text:p>-0.9664720877</text:p>
          </table:table-cell>
          <table:table-cell office:value-type="float" office:value="-0.964220144887005" calcext:value-type="float">
            <text:p>-0.9642201449</text:p>
          </table:table-cell>
          <table:table-cell office:value-type="float" office:value="-0.96231600580925" calcext:value-type="float">
            <text:p>-0.9623160058</text:p>
          </table:table-cell>
          <table:table-cell office:value-type="float" office:value="-0.960771583557047" calcext:value-type="float">
            <text:p>-0.9607715836</text:p>
          </table:table-cell>
          <table:table-cell office:value-type="float" office:value="-0.959593103119385" calcext:value-type="float">
            <text:p>-0.9595931031</text:p>
          </table:table-cell>
          <table:table-cell office:value-type="float" office:value="-0.95878142527285" calcext:value-type="float">
            <text:p>-0.9587814253</text:p>
          </table:table-cell>
          <table:table-cell office:value-type="float" office:value="-0.958332425416053" calcext:value-type="float">
            <text:p>-0.9583324254</text:p>
          </table:table-cell>
          <table:table-cell office:value-type="float" office:value="-0.958237407606983" calcext:value-type="float">
            <text:p>-0.9582374076</text:p>
          </table:table-cell>
          <table:table-cell office:value-type="float" office:value="-0.958483536822019" calcext:value-type="float">
            <text:p>-0.9584835368</text:p>
          </table:table-cell>
          <table:table-cell office:value-type="float" office:value="-0.959054275758948" calcext:value-type="float">
            <text:p>-0.9590542758</text:p>
          </table:table-cell>
          <table:table-cell office:value-type="float" office:value="-0.959929816032563" calcext:value-type="float">
            <text:p>-0.959929816</text:p>
          </table:table-cell>
          <table:table-cell office:value-type="float" office:value="-0.96108749709785" calcext:value-type="float">
            <text:p>-0.9610874971</text:p>
          </table:table-cell>
          <table:table-cell office:value-type="float" office:value="-0.962502209448015" calcext:value-type="float">
            <text:p>-0.9625022094</text:p>
          </table:table-cell>
          <table:table-cell office:value-type="float" office:value="-0.964146781350319" calcext:value-type="float">
            <text:p>-0.9641467814</text:p>
          </table:table-cell>
          <table:table-cell office:value-type="float" office:value="-0.965992350519116" calcext:value-type="float">
            <text:p>-0.9659923505</text:p>
          </table:table-cell>
          <table:table-cell office:value-type="float" office:value="-0.968008723547609" calcext:value-type="float">
            <text:p>-0.9680087235</text:p>
          </table:table-cell>
          <table:table-cell office:value-type="float" office:value="-0.970164726655547" calcext:value-type="float">
            <text:p>-0.9701647267</text:p>
          </table:table-cell>
          <table:table-cell office:value-type="float" office:value="-0.972428551350344" calcext:value-type="float">
            <text:p>-0.9724285514</text:p>
          </table:table-cell>
          <table:table-cell office:value-type="float" office:value="-0.974768098058174" calcext:value-type="float">
            <text:p>-0.9747680981</text:p>
          </table:table-cell>
          <table:table-cell office:value-type="float" office:value="-0.977151319744607" calcext:value-type="float">
            <text:p>-0.9771513197</text:p>
          </table:table-cell>
          <table:table-cell office:value-type="float" office:value="-0.979546566163947" calcext:value-type="float">
            <text:p>-0.9795465662</text:p>
          </table:table-cell>
          <table:table-cell office:value-type="float" office:value="-0.981922927805066" calcext:value-type="float">
            <text:p>-0.9819229278</text:p>
          </table:table-cell>
          <table:table-cell office:value-type="float" office:value="-0.984250576975398" calcext:value-type="float">
            <text:p>-0.984250577</text:p>
          </table:table-cell>
          <table:table-cell office:value-type="float" office:value="-0.986501101962976" calcext:value-type="float">
            <text:p>-0.986501102</text:p>
          </table:table-cell>
          <table:table-cell office:value-type="float" office:value="-0.988647828912885" calcext:value-type="float">
            <text:p>-0.9886478289</text:p>
          </table:table-cell>
          <table:table-cell office:value-type="float" office:value="-0.9906661251126" calcext:value-type="float">
            <text:p>-0.9906661251</text:p>
          </table:table-cell>
          <table:table-cell office:value-type="float" office:value="-0.992533676827954" calcext:value-type="float">
            <text:p>-0.9925336768</text:p>
          </table:table-cell>
          <table:table-cell office:value-type="float" office:value="-0.994230734730603" calcext:value-type="float">
            <text:p>-0.9942307347</text:p>
          </table:table-cell>
          <table:table-cell office:value-type="float" office:value="-0.995740320327236" calcext:value-type="float">
            <text:p>-0.9957403203</text:p>
          </table:table-cell>
          <table:table-cell office:value-type="float" office:value="-0.99704838761026" calcext:value-type="float">
            <text:p>-0.9970483876</text:p>
          </table:table-cell>
          <table:table-cell office:value-type="float" office:value="-0.998143935353824" calcext:value-type="float">
            <text:p>-0.9981439354</text:p>
          </table:table-cell>
          <table:table-cell office:value-type="float" office:value="-0.9990190670249" calcext:value-type="float">
            <text:p>-0.999019067</text:p>
          </table:table-cell>
          <table:table-cell office:value-type="float" office:value="-0.999668997045653" calcext:value-type="float">
            <text:p>-0.999668997</text:p>
          </table:table-cell>
          <table:table-cell office:value-type="float" office:value="-1.00009200405902" calcext:value-type="float">
            <text:p>-1.0000920041</text:p>
          </table:table-cell>
          <table:table-cell office:value-type="float" office:value="-1.00028933376532" calcext:value-type="float">
            <text:p>-1.0002893338</text:p>
          </table:table-cell>
          <table:table-cell office:value-type="float" office:value="-1.00026505572899" calcext:value-type="float">
            <text:p>-1.0002650557</text:p>
          </table:table-cell>
          <table:table-cell office:value-type="float" office:value="-1.00002588015167" calcext:value-type="float">
            <text:p>-1.0000258802</text:p>
          </table:table-cell>
          <table:table-cell office:value-type="float" office:value="-0.999580941904164" calcext:value-type="float">
            <text:p>-0.9995809419</text:p>
          </table:table-cell>
          <table:table-cell office:value-type="float" office:value="-0.998941559984843" calcext:value-type="float">
            <text:p>-0.99894156</text:p>
          </table:table-cell>
          <table:table-cell office:value-type="float" office:value="-0.998120980993225" calcext:value-type="float">
            <text:p>-0.998120981</text:p>
          </table:table-cell>
          <table:table-cell office:value-type="float" office:value="-0.997134115126634" calcext:value-type="float">
            <text:p>-0.9971341151</text:p>
          </table:table-cell>
          <table:table-cell office:value-type="float" office:value="-0.995997272635272" calcext:value-type="float">
            <text:p>-0.9959972726</text:p>
          </table:table-cell>
          <table:table-cell office:value-type="float" office:value="-0.994727907636825" calcext:value-type="float">
            <text:p>-0.9947279076</text:p>
          </table:table-cell>
          <table:table-cell office:value-type="float" office:value="-0.993344374789071" calcext:value-type="float">
            <text:p>-0.9933443748</text:p>
          </table:table-cell>
          <table:table-cell office:value-type="float" office:value="-0.991865702607999" calcext:value-type="float">
            <text:p>-0.9918657026</text:p>
          </table:table-cell>
          <table:table-cell office:value-type="float" office:value="-0.990311385386633" calcext:value-type="float">
            <text:p>-0.9903113854</text:p>
          </table:table-cell>
          <table:table-cell office:value-type="float" office:value="-0.988701193794874" calcext:value-type="float">
            <text:p>-0.9887011938</text:p>
          </table:table-cell>
          <table:table-cell office:value-type="float" office:value="-0.987055002520343" calcext:value-type="float">
            <text:p>-0.9870550025</text:p>
          </table:table-cell>
          <table:table-cell office:value-type="float" office:value="-0.985392631848132" calcext:value-type="float">
            <text:p>-0.9853926318</text:p>
          </table:table-cell>
          <table:table-cell office:value-type="float" office:value="-0.983733699024398" calcext:value-type="float">
            <text:p>-0.983733699</text:p>
          </table:table-cell>
          <table:table-cell office:value-type="float" office:value="-0.982097474645975" calcext:value-type="float">
            <text:p>-0.9820974746</text:p>
          </table:table-cell>
          <table:table-cell office:value-type="float" office:value="-0.980502739284273" calcext:value-type="float">
            <text:p>-0.9805027393</text:p>
          </table:table-cell>
          <table:table-cell office:value-type="float" office:value="-0.978967636016979" calcext:value-type="float">
            <text:p>-0.978967636</text:p>
          </table:table-cell>
          <table:table-cell office:value-type="float" office:value="-0.977509515521415" calcext:value-type="float">
            <text:p>-0.9775095155</text:p>
          </table:table-cell>
          <table:table-cell office:value-type="float" office:value="-0.976144771765686" calcext:value-type="float">
            <text:p>-0.9761447718</text:p>
          </table:table-cell>
          <table:table-cell office:value-type="float" office:value="-0.974888668012337" calcext:value-type="float">
            <text:p>-0.974888668</text:p>
          </table:table-cell>
          <table:table-cell office:value-type="float" office:value="-0.973755154664424" calcext:value-type="float">
            <text:p>-0.9737551547</text:p>
          </table:table-cell>
          <table:table-cell office:value-type="float" office:value="-0.972756682307008" calcext:value-type="float">
            <text:p>-0.9727566823</text:p>
          </table:table-cell>
          <table:table-cell office:value-type="float" office:value="-0.971904014935898" calcext:value-type="float">
            <text:p>-0.9719040149</text:p>
          </table:table-cell>
          <table:table-cell office:value-type="float" office:value="-0.971206049720212" calcext:value-type="float">
            <text:p>-0.9712060497</text:p>
          </table:table-cell>
          <table:table-cell office:value-type="float" office:value="-0.970669650574934" calcext:value-type="float">
            <text:p>-0.9706696506</text:p>
          </table:table-cell>
          <table:table-cell office:value-type="float" office:value="-0.970299503266343" calcext:value-type="float">
            <text:p>-0.9702995033</text:p>
          </table:table-cell>
          <table:table-cell office:value-type="float" office:value="-0.970097999691539" calcext:value-type="float">
            <text:p>-0.9700979997</text:p>
          </table:table-cell>
          <table:table-cell office:value-type="float" office:value="-0.970065158378031" calcext:value-type="float">
            <text:p>-0.9700651584</text:p>
          </table:table-cell>
          <table:table-cell office:value-type="float" office:value="-0.970198587174291" calcext:value-type="float">
            <text:p>-0.9701985872</text:p>
          </table:table-cell>
          <table:table-cell office:value-type="float" office:value="-0.970493492637399" calcext:value-type="float">
            <text:p>-0.9704934926</text:p>
          </table:table-cell>
          <table:table-cell office:value-type="float" office:value="-0.970942738852063" calcext:value-type="float">
            <text:p>-0.9709427389</text:p>
          </table:table-cell>
          <table:table-cell office:value-type="float" office:value="-0.971536956474424" calcext:value-type="float">
            <text:p>-0.9715369565</text:p>
          </table:table-cell>
          <table:table-cell office:value-type="float" office:value="-0.972264700776524" calcext:value-type="float">
            <text:p>-0.9722647008</text:p>
          </table:table-cell>
          <table:table-cell office:value-type="float" office:value="-0.973112655523032" calcext:value-type="float">
            <text:p>-0.9731126555</text:p>
          </table:table-cell>
          <table:table-cell office:value-type="float" office:value="-0.974065877713795" calcext:value-type="float">
            <text:p>-0.9740658777</text:p>
          </table:table-cell>
          <table:table-cell office:value-type="float" office:value="-0.975108076689448" calcext:value-type="float">
            <text:p>-0.9751080767</text:p>
          </table:table-cell>
          <table:table-cell office:value-type="float" office:value="-0.976221919885472" calcext:value-type="float">
            <text:p>-0.9762219199</text:p>
          </table:table-cell>
          <table:table-cell office:value-type="float" office:value="-0.97738935666511" calcext:value-type="float">
            <text:p>-0.9773893567</text:p>
          </table:table-cell>
          <table:table-cell office:value-type="float" office:value="-0.978591951217549" calcext:value-type="float">
            <text:p>-0.9785919512</text:p>
          </table:table-cell>
          <table:table-cell office:value-type="float" office:value="-0.97981121544505" calcext:value-type="float">
            <text:p>-0.9798112154</text:p>
          </table:table-cell>
          <table:table-cell office:value-type="float" office:value="-0.981028933088748" calcext:value-type="float">
            <text:p>-0.9810289331</text:p>
          </table:table-cell>
          <table:table-cell office:value-type="float" office:value="-0.982227466999337" calcext:value-type="float">
            <text:p>-0.982227467</text:p>
          </table:table-cell>
          <table:table-cell office:value-type="float" office:value="-0.983390042419039" calcext:value-type="float">
            <text:p>-0.9833900424</text:p>
          </table:table-cell>
          <table:table-cell office:value-type="float" office:value="-0.984501000313873" calcext:value-type="float">
            <text:p>-0.9845010003</text:p>
          </table:table-cell>
          <table:table-cell office:value-type="float" office:value="-0.985546016140457" calcext:value-type="float">
            <text:p>-0.9855460161</text:p>
          </table:table-cell>
          <table:table-cell office:value-type="float" office:value="-0.986512280853216" calcext:value-type="float">
            <text:p>-0.9865122809</text:p>
          </table:table-cell>
          <table:table-cell office:value-type="float" office:value="-0.987388642392197" calcext:value-type="float">
            <text:p>-0.9873886424</text:p>
          </table:table-cell>
          <table:table-cell office:value-type="float" office:value="-0.988165707283422" calcext:value-type="float">
            <text:p>-0.9881657073</text:p>
          </table:table-cell>
          <table:table-cell office:value-type="float" office:value="-0.988835903235898" calcext:value-type="float">
            <text:p>-0.9888359032</text:p>
          </table:table-cell>
          <table:table-cell office:value-type="float" office:value="-0.989393504736373" calcext:value-type="float">
            <text:p>-0.9893935047</text:p>
          </table:table-cell>
          <table:table-cell office:value-type="float" office:value="-0.9898346245288" calcext:value-type="float">
            <text:p>-0.9898346245</text:p>
          </table:table-cell>
          <table:table-cell office:value-type="float" office:value="-0.990157174546109" calcext:value-type="float">
            <text:p>-0.9901571745</text:p>
          </table:table-cell>
          <table:table-cell office:value-type="float" office:value="-0.990360800295118" calcext:value-type="float">
            <text:p>-0.9903608003</text:p>
          </table:table-cell>
          <table:table-cell office:value-type="float" office:value="-0.990446792908379" calcext:value-type="float">
            <text:p>-0.9904467929</text:p>
          </table:table-cell>
          <table:table-cell office:value-type="float" office:value="-0.990417983069118" calcext:value-type="float">
            <text:p>-0.9904179831</text:p>
          </table:table-cell>
          <table:table-cell office:value-type="float" office:value="-0.990278620839025" calcext:value-type="float">
            <text:p>-0.9902786208</text:p>
          </table:table-cell>
          <table:table-cell office:value-type="float" office:value="-0.990034245078313" calcext:value-type="float">
            <text:p>-0.9900342451</text:p>
          </table:table-cell>
          <table:table-cell office:value-type="float" office:value="-0.989691545726039" calcext:value-type="float">
            <text:p>-0.9896915457</text:p>
          </table:table-cell>
          <table:table-cell office:value-type="float" office:value="-0.989258221707718" calcext:value-type="float">
            <text:p>-0.9892582217</text:p>
          </table:table-cell>
          <table:table-cell office:value-type="float" office:value="-0.988742836730285" calcext:value-type="float">
            <text:p>-0.9887428367</text:p>
          </table:table-cell>
          <table:table-cell office:value-type="float" office:value="-0.988154674736954" calcext:value-type="float">
            <text:p>-0.9881546747</text:p>
          </table:table-cell>
          <table:table-cell office:value-type="float" office:value="-0.987503596359272" calcext:value-type="float">
            <text:p>-0.9875035964</text:p>
          </table:table-cell>
          <table:table-cell office:value-type="float" office:value="-0.98679989734034" calcext:value-type="float">
            <text:p>-0.9867998973</text:p>
          </table:table-cell>
          <table:table-cell office:value-type="float" office:value="-0.986054169645207" calcext:value-type="float">
            <text:p>-0.9860541696</text:p>
          </table:table-cell>
          <table:table-cell office:value-type="float" office:value="-0.985277165793033" calcext:value-type="float">
            <text:p>-0.9852771658</text:p>
          </table:table-cell>
          <table:table-cell office:value-type="float" office:value="-0.984479666896689" calcext:value-type="float">
            <text:p>-0.9844796669</text:p>
          </table:table-cell>
          <table:table-cell office:value-type="float" office:value="-0.98367235485755" calcext:value-type="float">
            <text:p>-0.9836723549</text:p>
          </table:table-cell>
          <table:table-cell office:value-type="float" office:value="-0.982865689310266" calcext:value-type="float">
            <text:p>-0.9828656893</text:p>
          </table:table-cell>
          <table:table-cell office:value-type="float" office:value="-0.982069789960036" calcext:value-type="float">
            <text:p>-0.98206979</text:p>
          </table:table-cell>
          <table:table-cell office:value-type="float" office:value="-0.981294325160267" calcext:value-type="float">
            <text:p>-0.9812943252</text:p>
          </table:table-cell>
          <table:table-cell office:value-type="float" office:value="-0.980548407688175" calcext:value-type="float">
            <text:p>-0.9805484077</text:p>
          </table:table-cell>
          <table:table-cell office:value-type="float" office:value="-0.979840498808269" calcext:value-type="float">
            <text:p>-0.9798404988</text:p>
          </table:table-cell>
          <table:table-cell office:value-type="float" office:value="-0.979178321787515" calcext:value-type="float">
            <text:p>-0.9791783218</text:p>
          </table:table-cell>
          <table:table-cell office:value-type="float" office:value="-0.978568786044729" calcext:value-type="float">
            <text:p>-0.978568786</text:p>
          </table:table-cell>
          <table:table-cell office:value-type="float" office:value="-0.978017923066545" calcext:value-type="float">
            <text:p>-0.9780179231</text:p>
          </table:table-cell>
          <table:table-cell office:value-type="float" office:value="-0.977530835100406" calcext:value-type="float">
            <text:p>-0.9775308351</text:p>
          </table:table-cell>
          <table:table-cell office:value-type="float" office:value="-0.977111657449079" calcext:value-type="float">
            <text:p>-0.9771116574</text:p>
          </table:table-cell>
          <table:table-cell office:value-type="float" office:value="-0.976763534927088" calcext:value-type="float">
            <text:p>-0.9767635349</text:p>
          </table:table-cell>
          <table:table-cell office:value-type="float" office:value="-0.976488612754753" calcext:value-type="float">
            <text:p>-0.9764886128</text:p>
          </table:table-cell>
          <table:table-cell office:value-type="float" office:value="-0.976288041808537" calcext:value-type="float">
            <text:p>-0.9762880418</text:p>
          </table:table-cell>
          <table:table-cell office:value-type="float" office:value="-0.976161997814788" calcext:value-type="float">
            <text:p>-0.9761619978</text:p>
          </table:table-cell>
          <table:table-cell office:value-type="float" office:value="-0.976109713710347" calcext:value-type="float">
            <text:p>-0.9761097137</text:p>
          </table:table-cell>
          <table:table-cell office:value-type="float" office:value="-0.976129524085678" calcext:value-type="float">
            <text:p>-0.9761295241</text:p>
          </table:table-cell>
          <table:table-cell office:value-type="float" office:value="-0.976218920338265" calcext:value-type="float">
            <text:p>-0.9762189203</text:p>
          </table:table-cell>
          <table:table-cell office:value-type="float" office:value="-0.976374614948306" calcext:value-type="float">
            <text:p>-0.9763746149</text:p>
          </table:table-cell>
          <table:table-cell office:value-type="float" office:value="-0.976592613138436" calcext:value-type="float">
            <text:p>-0.9765926131</text:p>
          </table:table-cell>
          <table:table-cell office:value-type="float" office:value="-0.976868290109838" calcext:value-type="float">
            <text:p>-0.9768682901</text:p>
          </table:table-cell>
          <table:table-cell office:value-type="float" office:value="-0.977196472055226" calcext:value-type="float">
            <text:p>-0.9771964721</text:p>
          </table:table-cell>
          <table:table-cell office:value-type="float" office:value="-0.977571519239149" calcext:value-type="float">
            <text:p>-0.9775715192</text:p>
          </table:table-cell>
          <table:table-cell office:value-type="float" office:value="-0.977987409592558" calcext:value-type="float">
            <text:p>-0.9779874096</text:p>
          </table:table-cell>
          <table:table-cell office:value-type="float" office:value="-0.978437821485958" calcext:value-type="float">
            <text:p>-0.9784378215</text:p>
          </table:table-cell>
          <table:table-cell office:value-type="float" office:value="-0.978916214603327" calcext:value-type="float">
            <text:p>-0.9789162146</text:p>
          </table:table-cell>
          <table:table-cell office:value-type="float" office:value="-0.979415908116366" calcext:value-type="float">
            <text:p>-0.9794159081</text:p>
          </table:table-cell>
          <table:table-cell office:value-type="float" office:value="-0.979930155651125" calcext:value-type="float">
            <text:p>-0.9799301557</text:p>
          </table:table-cell>
          <table:table-cell office:value-type="float" office:value="-0.980452216790511" calcext:value-type="float">
            <text:p>-0.9804522168</text:p>
          </table:table-cell>
          <table:table-cell office:value-type="float" office:value="-0.980975425108461" calcext:value-type="float">
            <text:p>-0.9809754251</text:p>
          </table:table-cell>
          <table:table-cell office:value-type="float" office:value="-0.981493252891426" calcext:value-type="float">
            <text:p>-0.9814932529</text:p>
          </table:table-cell>
          <table:table-cell office:value-type="float" office:value="-0.981999372837628" calcext:value-type="float">
            <text:p>-0.9819993728</text:p>
          </table:table-cell>
          <table:table-cell office:value-type="float" office:value="-0.982487717059151" calcext:value-type="float">
            <text:p>-0.9824877171</text:p>
          </table:table-cell>
          <table:table-cell office:value-type="float" office:value="-0.982952533702459" calcext:value-type="float">
            <text:p>-0.9829525337</text:p>
          </table:table-cell>
          <table:table-cell office:value-type="float" office:value="-0.983388441401072" calcext:value-type="float">
            <text:p>-0.9833884414</text:p>
          </table:table-cell>
          <table:table-cell office:value-type="float" office:value="-0.983790481632898" calcext:value-type="float">
            <text:p>-0.9837904816</text:p>
          </table:table-cell>
          <table:table-cell office:value-type="float" office:value="-0.984154168856541" calcext:value-type="float">
            <text:p>-0.9841541689</text:p>
          </table:table-cell>
          <table:table-cell office:value-type="float" office:value="-0.984475538085938" calcext:value-type="float">
            <text:p>-0.9844755381</text:p>
          </table:table-cell>
          <table:table-cell office:value-type="float" office:value="-0.984751189321713" calcext:value-type="float">
            <text:p>-0.9847511893</text:p>
          </table:table-cell>
          <table:table-cell office:value-type="float" office:value="-0.984978328050197" calcext:value-type="float">
            <text:p>-0.9849783281</text:p>
          </table:table-cell>
          <table:table-cell office:value-type="float" office:value="-0.985154800828543" calcext:value-type="float">
            <text:p>-0.9851548008</text:p>
          </table:table-cell>
          <table:table-cell office:value-type="float" office:value="-0.985279124835046" calcext:value-type="float">
            <text:p>-0.9852791248</text:p>
          </table:table-cell>
          <table:table-cell office:value-type="float" office:value="-0.985350510197716" calcext:value-type="float">
            <text:p>-0.9853505102</text:p>
          </table:table-cell>
          <table:table-cell office:value-type="float" office:value="-0.985368873906722" calcext:value-type="float">
            <text:p>-0.9853688739</text:p>
          </table:table-cell>
          <table:table-cell office:value-type="float" office:value="-0.985334844206687" calcext:value-type="float">
            <text:p>-0.9853348442</text:p>
          </table:table-cell>
          <table:table-cell office:value-type="float" office:value="-0.985249754518147" calcext:value-type="float">
            <text:p>-0.9852497545</text:p>
          </table:table-cell>
          <table:table-cell office:value-type="float" office:value="-0.985115626180448" calcext:value-type="float">
            <text:p>-0.9851156262</text:p>
          </table:table-cell>
          <table:table-cell office:value-type="float" office:value="-0.984935139605145" calcext:value-type="float">
            <text:p>-0.9849351396</text:p>
          </table:table-cell>
          <table:table-cell office:value-type="float" office:value="-0.984711593775884" calcext:value-type="float">
            <text:p>-0.9847115938</text:p>
          </table:table-cell>
          <table:table-cell office:value-type="float" office:value="-0.984448854416566" calcext:value-type="float">
            <text:p>-0.9844488544</text:p>
          </table:table-cell>
          <table:table-cell office:value-type="float" office:value="-0.984151291530946" calcext:value-type="float">
            <text:p>-0.9841512915</text:p>
          </table:table-cell>
          <table:table-cell office:value-type="float" office:value="-0.983823707402944" calcext:value-type="float">
            <text:p>-0.9838237074</text:p>
          </table:table-cell>
          <table:table-cell office:value-type="float" office:value="-0.98347125648214" calcext:value-type="float">
            <text:p>-0.9834712565</text:p>
          </table:table-cell>
          <table:table-cell office:value-type="float" office:value="-0.98309935889473" calcext:value-type="float">
            <text:p>-0.9830993589</text:p>
          </table:table-cell>
          <table:table-cell office:value-type="float" office:value="-0.982713609507524" calcext:value-type="float">
            <text:p>-0.9827136095</text:p>
          </table:table-cell>
          <table:table-cell office:value-type="float" office:value="-0.982319684693795" calcext:value-type="float">
            <text:p>-0.9823196847</text:p>
          </table:table-cell>
          <table:table-cell office:value-type="float" office:value="-0.98192324894093" calcext:value-type="float">
            <text:p>-0.9819232489</text:p>
          </table:table-cell>
          <table:table-cell office:value-type="float" office:value="-0.981529863464452" calcext:value-type="float">
            <text:p>-0.9815298635</text:p>
          </table:table-cell>
          <table:table-cell office:value-type="float" office:value="-0.981144898904951" calcext:value-type="float">
            <text:p>-0.9811448989</text:p>
          </table:table-cell>
          <table:table-cell office:value-type="float" office:value="-0.980773453964332" calcext:value-type="float">
            <text:p>-0.980773454</text:p>
          </table:table-cell>
          <table:table-cell office:value-type="float" office:value="-0.98042028163805" calcext:value-type="float">
            <text:p>-0.9804202816</text:p>
          </table:table-cell>
          <table:table-cell office:value-type="float" office:value="-0.980089724390236" calcext:value-type="float">
            <text:p>-0.9800897244</text:p>
          </table:table-cell>
          <table:table-cell office:value-type="float" office:value="-0.979785659305392" calcext:value-type="float">
            <text:p>-0.9797856593</text:p>
          </table:table-cell>
          <table:table-cell office:value-type="float" office:value="-0.979511453906703" calcext:value-type="float">
            <text:p>-0.9795114539</text:p>
          </table:table-cell>
          <table:table-cell office:value-type="float" office:value="-0.979269932994065" calcext:value-type="float">
            <text:p>-0.979269933</text:p>
          </table:table-cell>
          <table:table-cell office:value-type="float" office:value="-0.979063356531125" calcext:value-type="float">
            <text:p>-0.9790633565</text:p>
          </table:table-cell>
          <table:table-cell office:value-type="float" office:value="-0.978893408310562" calcext:value-type="float">
            <text:p>-0.9788934083</text:p>
          </table:table-cell>
          <table:table-cell office:value-type="float" office:value="-0.97876119487573" calcext:value-type="float">
            <text:p>-0.9787611949</text:p>
          </table:table-cell>
          <table:table-cell office:value-type="float" office:value="-0.978667253957131" calcext:value-type="float">
            <text:p>-0.978667254</text:p>
          </table:table-cell>
          <table:table-cell office:value-type="float" office:value="-0.978611571528099" calcext:value-type="float">
            <text:p>-0.9786115715</text:p>
          </table:table-cell>
          <table:table-cell office:value-type="float" office:value="-0.978593606467566" calcext:value-type="float">
            <text:p>-0.9785936065</text:p>
          </table:table-cell>
          <table:table-cell office:value-type="float" office:value="-0.978612321759638" calcext:value-type="float">
            <text:p>-0.9786123218</text:p>
          </table:table-cell>
          <table:table-cell office:value-type="float" office:value="-0.978666221143403" calcext:value-type="float">
            <text:p>-0.9786662211</text:p>
          </table:table-cell>
          <table:table-cell office:value-type="float" office:value="-0.97875339015026" calcext:value-type="float">
            <text:p>-0.9787533902</text:p>
          </table:table-cell>
          <table:table-cell office:value-type="float" office:value="-0.978871540513797" calcext:value-type="float">
            <text:p>-0.9788715405</text:p>
          </table:table-cell>
          <table:table-cell office:value-type="float" office:value="-0.979018057024597" calcext:value-type="float">
            <text:p>-0.979018057</text:p>
          </table:table-cell>
          <table:table-cell office:value-type="float" office:value="-0.979190045981007" calcext:value-type="float">
            <text:p>-0.979190046</text:p>
          </table:table-cell>
          <table:table-cell office:value-type="float" office:value="-0.979384384495567" calcext:value-type="float">
            <text:p>-0.9793843845</text:p>
          </table:table-cell>
          <table:table-cell office:value-type="float" office:value="-0.979597770002449" calcext:value-type="float">
            <text:p>-0.97959777</text:p>
          </table:table-cell>
          <table:table-cell office:value-type="float" office:value="-0.979826769411023" calcext:value-type="float">
            <text:p>-0.9798267694</text:p>
          </table:table-cell>
          <table:table-cell office:value-type="float" office:value="-0.9800678674209" calcext:value-type="float">
            <text:p>-0.9800678674</text:p>
          </table:table-cell>
          <table:table-cell office:value-type="float" office:value="-0.980317513583966" calcext:value-type="float">
            <text:p>-0.9803175136</text:p>
          </table:table-cell>
          <table:table-cell office:value-type="float" office:value="-0.980572167748175" calcext:value-type="float">
            <text:p>-0.9805721677</text:p>
          </table:table-cell>
          <table:table-cell office:value-type="float" office:value="-0.980828343553686" calcext:value-type="float">
            <text:p>-0.9808283436</text:p>
          </table:table-cell>
          <table:table-cell office:value-type="float" office:value="-0.981082649675997" calcext:value-type="float">
            <text:p>-0.9810826497</text:p>
          </table:table-cell>
          <table:table-cell office:value-type="float" office:value="-0.981331828526191" calcext:value-type="float">
            <text:p>-0.9813318285</text:p>
          </table:table-cell>
          <table:table-cell office:value-type="float" office:value="-0.981572792126357" calcext:value-type="float">
            <text:p>-0.9815727921</text:p>
          </table:table-cell>
          <table:table-cell office:value-type="float" office:value="-0.981802654883577" calcext:value-type="float">
            <text:p>-0.9818026549</text:p>
          </table:table-cell>
          <table:table-cell office:value-type="float" office:value="-0.982018762997168" calcext:value-type="float">
            <text:p>-0.982018763</text:p>
          </table:table-cell>
          <table:table-cell office:value-type="float" office:value="-0.982218720240695" calcext:value-type="float">
            <text:p>-0.9822187202</text:p>
          </table:table-cell>
          <table:table-cell office:value-type="float" office:value="-0.982400409889355" calcext:value-type="float">
            <text:p>-0.9824004099</text:p>
          </table:table-cell>
          <table:table-cell office:value-type="float" office:value="-0.982562012585344" calcext:value-type="float">
            <text:p>-0.9825620126</text:p>
          </table:table-cell>
          <table:table-cell office:value-type="float" office:value="-0.982702019979875" calcext:value-type="float">
            <text:p>-0.98270202</text:p>
          </table:table-cell>
          <table:table-cell office:value-type="float" office:value="-0.982819244042918" calcext:value-type="float">
            <text:p>-0.982819244</text:p>
          </table:table-cell>
          <table:table-cell office:value-type="float" office:value="-0.982912821991775" calcext:value-type="float">
            <text:p>-0.982912822</text:p>
          </table:table-cell>
          <table:table-cell office:value-type="float" office:value="-0.982982216854378" calcext:value-type="float">
            <text:p>-0.9829822169</text:p>
          </table:table-cell>
          <table:table-cell office:value-type="float" office:value="-0.983027213769283" calcext:value-type="float">
            <text:p>-0.9830272138</text:p>
          </table:table-cell>
          <table:table-cell office:value-type="float" office:value="-0.983047912186663" calcext:value-type="float">
            <text:p>-0.9830479122</text:p>
          </table:table-cell>
          <table:table-cell office:value-type="float" office:value="-0.983044714217343" calcext:value-type="float">
            <text:p>-0.9830447142</text:p>
          </table:table-cell>
          <table:table-cell office:value-type="float" office:value="-0.983018309440968" calcext:value-type="float">
            <text:p>-0.9830183094</text:p>
          </table:table-cell>
          <table:table-cell office:value-type="float" office:value="-0.982969656547148" calcext:value-type="float">
            <text:p>-0.9829696565</text:p>
          </table:table-cell>
          <table:table-cell office:value-type="float" office:value="-0.98289996222487" calcext:value-type="float">
            <text:p>-0.9828999622</text:p>
          </table:table-cell>
          <table:table-cell office:value-type="float" office:value="-0.982810657755984" calcext:value-type="float">
            <text:p>-0.9828106578</text:p>
          </table:table-cell>
          <table:table-cell office:value-type="float" office:value="-0.982703373781" calcext:value-type="float">
            <text:p>-0.9827033738</text:p>
          </table:table-cell>
          <table:table-cell office:value-type="float" office:value="-0.982579913707298" calcext:value-type="float">
            <text:p>-0.9825799137</text:p>
          </table:table-cell>
          <table:table-cell office:value-type="float" office:value="-0.982442226217923" calcext:value-type="float">
            <text:p>-0.9824422262</text:p>
          </table:table-cell>
          <table:table-cell office:value-type="float" office:value="-0.982292377309992" calcext:value-type="float">
            <text:p>-0.9822923773</text:p>
          </table:table-cell>
          <table:table-cell office:value-type="float" office:value="-0.982132522252766" calcext:value-type="float">
            <text:p>-0.9821325223</text:p>
          </table:table-cell>
          <table:table-cell office:value-type="float" office:value="-0.981964877802142" calcext:value-type="float">
            <text:p>-0.9819648778</text:p>
          </table:table-cell>
          <table:table-cell office:value-type="float" office:value="-0.981791694965732" calcext:value-type="float">
            <text:p>-0.981791695</text:p>
          </table:table-cell>
          <table:table-cell office:value-type="float" office:value="-0.981615232541788" calcext:value-type="float">
            <text:p>-0.9816152325</text:p>
          </table:table-cell>
          <table:table-cell office:value-type="float" office:value="-0.981437731623789" calcext:value-type="float">
            <text:p>-0.9814377316</text:p>
          </table:table-cell>
          <table:table-cell office:value-type="float" office:value="-0.981261391185804" calcext:value-type="float">
            <text:p>-0.9812613912</text:p>
          </table:table-cell>
          <table:table-cell office:value-type="float" office:value="-0.98108834486295" calcext:value-type="float">
            <text:p>-0.9810883449</text:p>
          </table:table-cell>
          <table:table-cell office:value-type="float" office:value="-0.980920638974236" calcext:value-type="float">
            <text:p>-0.980920639</text:p>
          </table:table-cell>
          <table:table-cell office:value-type="float" office:value="-0.980760211847436" calcext:value-type="float">
            <text:p>-0.9807602118</text:p>
          </table:table-cell>
          <table:table-cell office:value-type="float" office:value="-0.980608874500124" calcext:value-type="float">
            <text:p>-0.9806088745</text:p>
          </table:table-cell>
          <table:table-cell office:value-type="float" office:value="-0.980468292697641" calcext:value-type="float">
            <text:p>-0.9804682927</text:p>
          </table:table-cell>
          <table:table-cell office:value-type="float" office:value="-0.980339970501234" calcext:value-type="float">
            <text:p>-0.9803399705</text:p>
          </table:table-cell>
          <table:table-cell office:value-type="float" office:value="-0.980225235362493" calcext:value-type="float">
            <text:p>-0.9802252354</text:p>
          </table:table-cell>
          <table:table-cell office:value-type="float" office:value="-0.980125224903414" calcext:value-type="float">
            <text:p>-0.9801252249</text:p>
          </table:table-cell>
          <table:table-cell office:value-type="float" office:value="-0.980040875522281" calcext:value-type="float">
            <text:p>-0.9800408755</text:p>
          </table:table-cell>
          <table:table-cell office:value-type="float" office:value="-0.979972913000431" calcext:value-type="float">
            <text:p>-0.979972913</text:p>
          </table:table-cell>
          <table:table-cell office:value-type="float" office:value="-0.979921845298826" calcext:value-type="float">
            <text:p>-0.9799218453</text:p>
          </table:table-cell>
          <table:table-cell office:value-type="float" office:value="-0.979887957743308" calcext:value-type="float">
            <text:p>-0.9798879577</text:p>
          </table:table-cell>
          <table:table-cell office:value-type="float" office:value="-0.979871310794476" calcext:value-type="float">
            <text:p>-0.9798713108</text:p>
          </table:table-cell>
          <table:table-cell office:value-type="float" office:value="-0.979871740577618" calcext:value-type="float">
            <text:p>-0.9798717406</text:p>
          </table:table-cell>
          <table:table-cell office:value-type="float" office:value="-0.979888862324447" calcext:value-type="float">
            <text:p>-0.9798888623</text:p>
          </table:table-cell>
          <table:table-cell office:value-type="float" office:value="-0.979922076824362" calcext:value-type="float">
            <text:p>-0.9799220768</text:p>
          </table:table-cell>
          <table:table-cell office:value-type="float" office:value="-0.979970579933607" calcext:value-type="float">
            <text:p>-0.9799705799</text:p>
          </table:table-cell>
          <table:table-cell office:value-type="float" office:value="-0.980033375120311" calcext:value-type="float">
            <text:p>-0.9800333751</text:p>
          </table:table-cell>
          <table:table-cell office:value-type="float" office:value="-0.980109288949027" calcext:value-type="float">
            <text:p>-0.9801092889</text:p>
          </table:table-cell>
          <table:table-cell office:value-type="float" office:value="-0.980196989329443" calcext:value-type="float">
            <text:p>-0.9801969893</text:p>
          </table:table-cell>
          <table:table-cell office:value-type="float" office:value="-0.980295006279466" calcext:value-type="float">
            <text:p>-0.9802950063</text:p>
          </table:table-cell>
          <table:table-cell office:value-type="float" office:value="-0.980401754871174" calcext:value-type="float">
            <text:p>-0.9804017549</text:p>
          </table:table-cell>
          <table:table-cell office:value-type="float" office:value="-0.980515559969728" calcext:value-type="float">
            <text:p>-0.98051556</text:p>
          </table:table-cell>
          <table:table-cell office:value-type="float" office:value="-0.98063468230869" calcext:value-type="float">
            <text:p>-0.9806346823</text:p>
          </table:table-cell>
          <table:table-cell office:value-type="float" office:value="-0.980757345412471" calcext:value-type="float">
            <text:p>-0.9807573454</text:p>
          </table:table-cell>
          <table:table-cell office:value-type="float" office:value="-0.980881762839179" calcext:value-type="float">
            <text:p>-0.9808817628</text:p>
          </table:table-cell>
          <table:table-cell office:value-type="float" office:value="-0.981006165213731" calcext:value-type="float">
            <text:p>-0.9810061652</text:p>
          </table:table-cell>
          <table:table-cell office:value-type="float" office:value="-0.981128826520941" calcext:value-type="float">
            <text:p>-0.9811288265</text:p>
          </table:table-cell>
          <table:table-cell office:value-type="float" office:value="-0.981248089155802" calcext:value-type="float">
            <text:p>-0.9812480892</text:p>
          </table:table-cell>
          <table:table-cell office:value-type="float" office:value="-0.981362387264735" calcext:value-type="float">
            <text:p>-0.9813623873</text:p>
          </table:table-cell>
          <table:table-cell office:value-type="float" office:value="-0.981470267960045" calcext:value-type="float">
            <text:p>-0.981470268</text:p>
          </table:table-cell>
          <table:table-cell office:value-type="float" office:value="-0.981570410058161" calcext:value-type="float">
            <text:p>-0.9815704101</text:p>
          </table:table-cell>
          <table:table-cell office:value-type="float" office:value="-0.981661640060203" calcext:value-type="float">
            <text:p>-0.9816616401</text:p>
          </table:table-cell>
          <table:table-cell office:value-type="float" office:value="-0.981742945168271" calcext:value-type="float">
            <text:p>-0.9817429452</text:p>
          </table:table-cell>
          <table:table-cell office:value-type="float" office:value="-0.98181348321404" calcext:value-type="float">
            <text:p>-0.9818134832</text:p>
          </table:table-cell>
          <table:table-cell office:value-type="float" office:value="-0.981872589446162" calcext:value-type="float">
            <text:p>-0.9818725894</text:p>
          </table:table-cell>
          <table:table-cell office:value-type="float" office:value="-0.981919780206759" calcext:value-type="float">
            <text:p>-0.9819197802</text:p>
          </table:table-cell>
          <table:table-cell office:value-type="float" office:value="-0.981954753580947" calcext:value-type="float">
            <text:p>-0.9819547536</text:p>
          </table:table-cell>
          <table:table-cell office:value-type="float" office:value="-0.981977387178894" calcext:value-type="float">
            <text:p>-0.9819773872</text:p>
          </table:table-cell>
          <table:table-cell office:value-type="float" office:value="-0.981987733244107" calcext:value-type="float">
            <text:p>-0.9819877332</text:p>
          </table:table-cell>
          <table:table-cell office:value-type="float" office:value="-0.981986011332516" calcext:value-type="float">
            <text:p>-0.9819860113</text:p>
          </table:table-cell>
          <table:table-cell office:value-type="float" office:value="-0.981972598830811" calcext:value-type="float">
            <text:p>-0.9819725988</text:p>
          </table:table-cell>
          <table:table-cell office:value-type="float" office:value="-0.981948019601688" calcext:value-type="float">
            <text:p>-0.9819480196</text:p>
          </table:table-cell>
          <table:table-cell office:value-type="float" office:value="-0.981912931056446" calcext:value-type="float">
            <text:p>-0.9819129311</text:p>
          </table:table-cell>
          <table:table-cell office:value-type="float" office:value="-0.981868109948643" calcext:value-type="float">
            <text:p>-0.9818681099</text:p>
          </table:table-cell>
          <table:table-cell office:value-type="float" office:value="-0.981814437186284" calcext:value-type="float">
            <text:p>-0.9818144372</text:p>
          </table:table-cell>
          <table:table-cell office:value-type="float" office:value="-0.981752881940068" calcext:value-type="float">
            <text:p>-0.9817528819</text:p>
          </table:table-cell>
          <table:table-cell office:value-type="float" office:value="-0.981684485310694" calcext:value-type="float">
            <text:p>-0.9816844853</text:p>
          </table:table-cell>
          <table:table-cell office:value-type="float" office:value="-0.981610343803325" calcext:value-type="float">
            <text:p>-0.9816103438</text:p>
          </table:table-cell>
          <table:table-cell office:value-type="float" office:value="-0.981531592829228" calcext:value-type="float">
            <text:p>-0.9815315928</text:p>
          </table:table-cell>
          <table:table-cell office:value-type="float" office:value="-0.98144939044408" calcext:value-type="float">
            <text:p>-0.9814493904</text:p>
          </table:table-cell>
          <table:table-cell office:value-type="float" office:value="-0.98136490150079" calcext:value-type="float">
            <text:p>-0.9813649015</text:p>
          </table:table-cell>
          <table:table-cell office:value-type="float" office:value="-0.981279282382594" calcext:value-type="float">
            <text:p>-0.9812792824</text:p>
          </table:table-cell>
          <table:table-cell office:value-type="float" office:value="-0.981193666470617" calcext:value-type="float">
            <text:p>-0.9811936665</text:p>
          </table:table-cell>
          <table:table-cell office:value-type="float" office:value="-0.981109150461919" calcext:value-type="float">
            <text:p>-0.9811091505</text:p>
          </table:table-cell>
          <table:table-cell office:value-type="float" office:value="-0.981026781669279" calcext:value-type="float">
            <text:p>-0.9810267817</text:p>
          </table:table-cell>
          <table:table-cell office:value-type="float" office:value="-0.980947546397974" calcext:value-type="float">
            <text:p>-0.9809475464</text:p>
          </table:table-cell>
          <table:table-cell office:value-type="float" office:value="-0.980872359488032" calcext:value-type="float">
            <text:p>-0.9808723595</text:p>
          </table:table-cell>
          <table:table-cell office:value-type="float" office:value="-0.980802055105166" calcext:value-type="float">
            <text:p>-0.9808020551</text:p>
          </table:table-cell>
          <table:table-cell office:value-type="float" office:value="-0.980737378839702" calcext:value-type="float">
            <text:p>-0.9807373788</text:p>
          </table:table-cell>
          <table:table-cell office:value-type="float" office:value="-0.980678981167475" calcext:value-type="float">
            <text:p>-0.9806789812</text:p>
          </table:table-cell>
          <table:table-cell office:value-type="float" office:value="-0.980627412307982" calcext:value-type="float">
            <text:p>-0.9806274123</text:p>
          </table:table-cell>
          <table:table-cell office:value-type="float" office:value="-0.980583118503979" calcext:value-type="float">
            <text:p>-0.9805831185</text:p>
          </table:table-cell>
          <table:table-cell office:value-type="float" office:value="-0.980546439722119" calcext:value-type="float">
            <text:p>-0.9805464397</text:p>
          </table:table-cell>
          <table:table-cell office:value-type="float" office:value="-0.980517608768565" calcext:value-type="float">
            <text:p>-0.9805176088</text:p>
          </table:table-cell>
          <table:table-cell office:value-type="float" office:value="-0.980496751784656" calcext:value-type="float">
            <text:p>-0.9804967518</text:p>
          </table:table-cell>
          <table:table-cell office:value-type="float" office:value="-0.980483890074666" calcext:value-type="float">
            <text:p>-0.9804838901</text:p>
          </table:table-cell>
          <table:table-cell office:value-type="float" office:value="-0.980478943201515" calcext:value-type="float">
            <text:p>-0.9804789432</text:p>
          </table:table-cell>
          <table:table-cell office:value-type="float" office:value="-0.9804817332639" calcext:value-type="float">
            <text:p>-0.9804817333</text:p>
          </table:table-cell>
          <table:table-cell office:value-type="float" office:value="-0.98049199025759" calcext:value-type="float">
            <text:p>-0.9804919903</text:p>
          </table:table-cell>
          <table:table-cell office:value-type="float" office:value="-0.980509358409201" calcext:value-type="float">
            <text:p>-0.9805093584</text:p>
          </table:table-cell>
          <table:table-cell office:value-type="float" office:value="-0.980533403357313" calcext:value-type="float">
            <text:p>-0.9805334034</text:p>
          </table:table-cell>
          <table:table-cell office:value-type="float" office:value="-0.980563620054564" calcext:value-type="float">
            <text:p>-0.9805636201</text:p>
          </table:table-cell>
          <table:table-cell office:value-type="float" office:value="-0.980599441248984" calcext:value-type="float">
            <text:p>-0.9805994412</text:p>
          </table:table-cell>
          <table:table-cell office:value-type="float" office:value="-0.98064024641582" calcext:value-type="float">
            <text:p>-0.9806402464</text:p>
          </table:table-cell>
          <table:table-cell office:value-type="float" office:value="-0.980685370997314" calcext:value-type="float">
            <text:p>-0.980685371</text:p>
          </table:table-cell>
          <table:table-cell office:value-type="float" office:value="-0.980734115827282" calcext:value-type="float">
            <text:p>-0.9807341158</text:p>
          </table:table-cell>
          <table:table-cell office:value-type="float" office:value="-0.980785756613329" calcext:value-type="float">
            <text:p>-0.9807857566</text:p>
          </table:table-cell>
          <table:table-cell office:value-type="float" office:value="-0.980839553364401" calcext:value-type="float">
            <text:p>-0.9808395534</text:p>
          </table:table-cell>
          <table:table-cell office:value-type="float" office:value="-0.980894759663062" calcext:value-type="float">
            <text:p>-0.9808947597</text:p>
          </table:table-cell>
          <table:table-cell office:value-type="float" office:value="-0.980950631688131" calcext:value-type="float">
            <text:p>-0.9809506317</text:p>
          </table:table-cell>
          <table:table-cell office:value-type="float" office:value="-0.981006436910086" calcext:value-type="float">
            <text:p>-0.9810064369</text:p>
          </table:table-cell>
          <table:table-cell office:value-type="float" office:value="-0.981061462390294" calcext:value-type="float">
            <text:p>-0.9810614624</text:p>
          </table:table-cell>
          <table:table-cell office:value-type="float" office:value="-0.981115022624" calcext:value-type="float">
            <text:p>-0.9811150226</text:p>
          </table:table-cell>
          <table:table-cell office:value-type="float" office:value="-0.981166466879344" calcext:value-type="float">
            <text:p>-0.9811664669</text:p>
          </table:table-cell>
          <table:table-cell office:value-type="float" office:value="-0.981215185987274" calcext:value-type="float">
            <text:p>-0.981215186</text:p>
          </table:table-cell>
          <table:table-cell office:value-type="float" office:value="-0.981260618544972" calcext:value-type="float">
            <text:p>-0.9812606185</text:p>
          </table:table-cell>
          <table:table-cell office:value-type="float" office:value="-0.981302256498342" calcext:value-type="float">
            <text:p>-0.9813022565</text:p>
          </table:table-cell>
          <table:table-cell office:value-type="float" office:value="-0.981339650072197" calcext:value-type="float">
            <text:p>-0.9813396501</text:p>
          </table:table-cell>
          <table:table-cell office:value-type="float" office:value="-0.981372412012806" calcext:value-type="float">
            <text:p>-0.981372412</text:p>
          </table:table-cell>
          <table:table-cell office:value-type="float" office:value="-0.98140022111588" calcext:value-type="float">
            <text:p>-0.9814002211</text:p>
          </table:table-cell>
          <table:table-cell office:value-type="float" office:value="-0.981422825005609" calcext:value-type="float">
            <text:p>-0.981422825</text:p>
          </table:table-cell>
          <table:table-cell office:value-type="float" office:value="-0.981440042133404" calcext:value-type="float">
            <text:p>-0.9814400421</text:p>
          </table:table-cell>
          <table:table-cell office:value-type="float" office:value="-0.981451762970504" calcext:value-type="float">
            <text:p>-0.981451763</text:p>
          </table:table-cell>
          <table:table-cell office:value-type="float" office:value="-0.981457950363911" calcext:value-type="float">
            <text:p>-0.9814579504</text:p>
          </table:table-cell>
          <table:table-cell office:value-type="float" office:value="-0.98145863903655" calcext:value-type="float">
            <text:p>-0.981458639</text:p>
          </table:table-cell>
          <table:table-cell office:value-type="float" office:value="-0.981453934217491" calcext:value-type="float">
            <text:p>-0.9814539342</text:p>
          </table:table-cell>
          <table:table-cell office:value-type="float" office:value="-0.981444009395656" calcext:value-type="float">
            <text:p>-0.9814440094</text:p>
          </table:table-cell>
          <table:table-cell office:value-type="float" office:value="-0.981429103206057" calcext:value-type="float">
            <text:p>-0.9814291032</text:p>
          </table:table-cell>
          <table:table-cell office:value-type="float" office:value="-0.981409515464602" calcext:value-type="float">
            <text:p>-0.9814095155</text:p>
          </table:table-cell>
          <table:table-cell office:value-type="float" office:value="-0.981385602391374" calcext:value-type="float">
            <text:p>-0.9813856024</text:p>
          </table:table-cell>
          <table:table-cell office:value-type="float" office:value="-0.981357771069753" calcext:value-type="float">
            <text:p>-0.9813577711</text:p>
          </table:table-cell>
          <table:table-cell office:value-type="float" office:value="-0.981326473211368" calcext:value-type="float">
            <text:p>-0.9813264732</text:p>
          </table:table-cell>
          <table:table-cell office:value-type="float" office:value="-0.981292198310513" calcext:value-type="float">
            <text:p>-0.9812921983</text:p>
          </table:table-cell>
          <table:table-cell office:value-type="float" office:value="-0.981255466287312" calcext:value-type="float">
            <text:p>-0.9812554663</text:p>
          </table:table-cell>
          <table:table-cell office:value-type="float" office:value="-0.981216819735025" calcext:value-type="float">
            <text:p>-0.9812168197</text:p>
          </table:table-cell>
          <table:table-cell office:value-type="float" office:value="-0.981176815893594" calcext:value-type="float">
            <text:p>-0.9811768159</text:p>
          </table:table-cell>
          <table:table-cell office:value-type="float" office:value="-0.981136018485955" calcext:value-type="float">
            <text:p>-0.9811360185</text:p>
          </table:table-cell>
          <table:table-cell office:value-type="float" office:value="-0.981094989551039" calcext:value-type="float">
            <text:p>-0.9810949896</text:p>
          </table:table-cell>
          <table:table-cell office:value-type="float" office:value="-0.981054281421816" calcext:value-type="float">
            <text:p>-0.9810542814</text:p>
          </table:table-cell>
          <table:table-cell office:value-type="float" office:value="-0.981014428974447" calcext:value-type="float">
            <text:p>-0.981014429</text:p>
          </table:table-cell>
          <table:table-cell office:value-type="float" office:value="-0.980975942294187" calcext:value-type="float">
            <text:p>-0.9809759423</text:p>
          </table:table-cell>
          <table:table-cell office:value-type="float" office:value="-0.980939299867547" calcext:value-type="float">
            <text:p>-0.9809392999</text:p>
          </table:table-cell>
          <table:table-cell office:value-type="float" office:value="-0.980904942419141" calcext:value-type="float">
            <text:p>-0.9809049424</text:p>
          </table:table-cell>
          <table:table-cell office:value-type="float" office:value="-0.980873267485425" calcext:value-type="float">
            <text:p>-0.9808732675</text:p>
          </table:table-cell>
          <table:table-cell office:value-type="float" office:value="-0.980844624799566" calcext:value-type="float">
            <text:p>-0.9808446248</text:p>
          </table:table-cell>
          <table:table-cell office:value-type="float" office:value="-0.98081931254816" calcext:value-type="float">
            <text:p>-0.9808193125</text:p>
          </table:table-cell>
          <table:table-cell office:value-type="float" office:value="-0.980797574538421" calcext:value-type="float">
            <text:p>-0.9807975745</text:p>
          </table:table-cell>
          <table:table-cell office:value-type="float" office:value="-0.980779598289523" calcext:value-type="float">
            <text:p>-0.9807795983</text:p>
          </table:table-cell>
          <table:table-cell office:value-type="float" office:value="-0.980765514053097" calcext:value-type="float">
            <text:p>-0.9807655141</text:p>
          </table:table-cell>
          <table:table-cell office:value-type="float" office:value="-0.980755394737862" calcext:value-type="float">
            <text:p>-0.9807553947</text:p>
          </table:table-cell>
          <table:table-cell office:value-type="float" office:value="-0.9807492567049" calcext:value-type="float">
            <text:p>-0.9807492567</text:p>
          </table:table-cell>
          <table:table-cell office:value-type="float" office:value="-0.980747061382026" calcext:value-type="float">
            <text:p>-0.9807470614</text:p>
          </table:table-cell>
          <table:table-cell office:value-type="float" office:value="-0.980748717632505" calcext:value-type="float">
            <text:p>-0.9807487176</text:p>
          </table:table-cell>
          <table:table-cell office:value-type="float" office:value="-0.98075408480609" calcext:value-type="float">
            <text:p>-0.9807540848</text:p>
          </table:table-cell>
          <table:table-cell office:value-type="float" office:value="-0.980762976389435" calcext:value-type="float">
            <text:p>-0.9807629764</text:p>
          </table:table-cell>
          <table:table-cell office:value-type="float" office:value="-0.980775164170726" calcext:value-type="float">
            <text:p>-0.9807751642</text:p>
          </table:table-cell>
          <table:table-cell office:value-type="float" office:value="-0.980790382828314" calcext:value-type="float">
            <text:p>-0.9807903828</text:p>
          </table:table-cell>
          <table:table-cell office:value-type="float" office:value="-0.980808334853407" calcext:value-type="float">
            <text:p>-0.9808083349</text:p>
          </table:table-cell>
          <table:table-cell office:value-type="float" office:value="-0.980828695718969" calcext:value-type="float">
            <text:p>-0.9808286957</text:p>
          </table:table-cell>
          <table:table-cell office:value-type="float" office:value="-0.980851119206374" calcext:value-type="float">
            <text:p>-0.9808511192</text:p>
          </table:table-cell>
          <table:table-cell office:value-type="float" office:value="-0.980875242808921" calcext:value-type="float">
            <text:p>-0.9808752428</text:p>
          </table:table-cell>
          <table:table-cell office:value-type="float" office:value="-0.98090069313427" calcext:value-type="float">
            <text:p>-0.9809006931</text:p>
          </table:table-cell>
          <table:table-cell office:value-type="float" office:value="-0.980927091232253" calcext:value-type="float">
            <text:p>-0.9809270912</text:p>
          </table:table-cell>
          <table:table-cell office:value-type="float" office:value="-0.980954057784924" calcext:value-type="float">
            <text:p>-0.9809540578</text:p>
          </table:table-cell>
          <table:table-cell office:value-type="float" office:value="-0.980981218092936" calcext:value-type="float">
            <text:p>-0.9809812181</text:p>
          </table:table-cell>
          <table:table-cell office:value-type="float" office:value="-0.981008206812053" calcext:value-type="float">
            <text:p>-0.9810082068</text:p>
          </table:table-cell>
          <table:table-cell office:value-type="float" office:value="-0.981034672383814" calcext:value-type="float">
            <text:p>-0.9810346724</text:p>
          </table:table-cell>
          <table:table-cell office:value-type="float" office:value="-0.98106028112543" calcext:value-type="float">
            <text:p>-0.9810602811</text:p>
          </table:table-cell>
          <table:table-cell office:value-type="float" office:value="-0.98108472093962" calcext:value-type="float">
            <text:p>-0.9810847209</text:p>
          </table:table-cell>
          <table:table-cell office:value-type="float" office:value="-0.981107704613731" calcext:value-type="float">
            <text:p>-0.9811077046</text:p>
          </table:table-cell>
          <table:table-cell office:value-type="float" office:value="-0.981128972688161" calcext:value-type="float">
            <text:p>-0.9811289727</text:p>
          </table:table-cell>
          <table:table-cell office:value-type="float" office:value="-0.98114829587086" calcext:value-type="float">
            <text:p>-0.9811482959</text:p>
          </table:table-cell>
          <table:table-cell office:value-type="float" office:value="-0.981165476987922" calcext:value-type="float">
            <text:p>-0.981165477</text:p>
          </table:table-cell>
          <table:table-cell office:value-type="float" office:value="-0.981180352463102" calcext:value-type="float">
            <text:p>-0.9811803525</text:p>
          </table:table-cell>
          <table:table-cell office:value-type="float" office:value="-0.981192793321455" calcext:value-type="float">
            <text:p>-0.9811927933</text:p>
          </table:table-cell>
          <table:table-cell office:value-type="float" office:value="-0.981202705726041" calcext:value-type="float">
            <text:p>-0.9812027057</text:p>
          </table:table-cell>
          <table:table-cell office:value-type="float" office:value="-0.981210031052004" calcext:value-type="float">
            <text:p>-0.9812100311</text:p>
          </table:table-cell>
          <table:table-cell office:value-type="float" office:value="-0.981214745515882" calcext:value-type="float">
            <text:p>-0.9812147455</text:p>
          </table:table-cell>
          <table:table-cell office:value-type="float" office:value="-0.981216859378407" calcext:value-type="float">
            <text:p>-0.9812168594</text:p>
          </table:table-cell>
          <table:table-cell office:value-type="float" office:value="-0.98121641574668" calcext:value-type="float">
            <text:p>-0.9812164157</text:p>
          </table:table-cell>
          <table:table-cell office:value-type="float" office:value="-0.98121348900273" calcext:value-type="float">
            <text:p>-0.981213489</text:p>
          </table:table-cell>
          <table:table-cell office:value-type="float" office:value="-0.981208182894164" calcext:value-type="float">
            <text:p>-0.9812081829</text:p>
          </table:table-cell>
          <table:table-cell office:value-type="float" office:value="-0.981200628321517" calcext:value-type="float">
            <text:p>-0.9812006283</text:p>
          </table:table-cell>
          <table:table-cell office:value-type="float" office:value="-0.981190980861477" calcext:value-type="float">
            <text:p>-0.9811909809</text:p>
          </table:table-cell>
          <table:table-cell office:value-type="float" office:value="-0.981179418067644" calcext:value-type="float">
            <text:p>-0.9811794181</text:p>
          </table:table-cell>
          <table:table-cell office:value-type="float" office:value="-0.981166136592346" calcext:value-type="float">
            <text:p>-0.9811661366</text:p>
          </table:table-cell>
          <table:table-cell office:value-type="float" office:value="-0.98115134916883" calcext:value-type="float">
            <text:p>-0.9811513492</text:p>
          </table:table-cell>
          <table:table-cell office:value-type="float" office:value="-0.981135281500603" calcext:value-type="float">
            <text:p>-0.9811352815</text:p>
          </table:table-cell>
          <table:table-cell office:value-type="float" office:value="-0.981118169096291" calcext:value-type="float">
            <text:p>-0.9811181691</text:p>
          </table:table-cell>
          <table:table-cell office:value-type="float" office:value="-0.981100254093281" calcext:value-type="float">
            <text:p>-0.9811002541</text:p>
          </table:table-cell>
          <table:table-cell office:value-type="float" office:value="-0.981081782089177" calcext:value-type="float">
            <text:p>-0.9810817821</text:p>
          </table:table-cell>
          <table:table-cell office:value-type="float" office:value="-0.981062999092082" calcext:value-type="float">
            <text:p>-0.9810629991</text:p>
          </table:table-cell>
          <table:table-cell office:value-type="float" office:value="-0.981044148442969" calcext:value-type="float">
            <text:p>-0.9810441484</text:p>
          </table:table-cell>
          <table:table-cell office:value-type="float" office:value="-0.981025468008809" calcext:value-type="float">
            <text:p>-0.981025468</text:p>
          </table:table-cell>
          <table:table-cell office:value-type="float" office:value="-0.981007187406728" calcext:value-type="float">
            <text:p>-0.9810071874</text:p>
          </table:table-cell>
          <table:table-cell office:value-type="float" office:value="-0.980989525452838" calcext:value-type="float">
            <text:p>-0.9809895255</text:p>
          </table:table-cell>
          <table:table-cell office:value-type="float" office:value="-0.980972687792008" calcext:value-type="float">
            <text:p>-0.9809726878</text:p>
          </table:table-cell>
          <table:table-cell office:value-type="float" office:value="-0.980956864734921" calcext:value-type="float">
            <text:p>-0.9809568647</text:p>
          </table:table-cell>
          <table:table-cell office:value-type="float" office:value="-0.980942229323514" calcext:value-type="float">
            <text:p>-0.9809422293</text:p>
          </table:table-cell>
          <table:table-cell office:value-type="float" office:value="-0.980928935630612" calcext:value-type="float">
            <text:p>-0.9809289356</text:p>
          </table:table-cell>
          <table:table-cell office:value-type="float" office:value="-0.980917117314046" calcext:value-type="float">
            <text:p>-0.9809171173</text:p>
          </table:table-cell>
          <table:table-cell office:value-type="float" office:value="-0.980906886426194" calcext:value-type="float">
            <text:p>-0.9809068864</text:p>
          </table:table-cell>
          <table:table-cell office:value-type="float" office:value="-0.980898332493094" calcext:value-type="float">
            <text:p>-0.9808983325</text:p>
          </table:table-cell>
          <table:table-cell office:value-type="float" office:value="-0.980891521866152" calcext:value-type="float">
            <text:p>-0.9808915219</text:p>
          </table:table-cell>
          <table:table-cell office:value-type="float" office:value="-0.980886497352422" calcext:value-type="float">
            <text:p>-0.9808864974</text:p>
          </table:table-cell>
          <table:table-cell office:value-type="float" office:value="-0.98088327812432" calcext:value-type="float">
            <text:p>-0.9808832781</text:p>
          </table:table-cell>
          <table:table-cell office:value-type="float" office:value="-0.980881859912959" calcext:value-type="float">
            <text:p>-0.9808818599</text:p>
          </table:table-cell>
          <table:table-cell office:value-type="float" office:value="-0.98088221547906" calcext:value-type="float">
            <text:p>-0.9808822155</text:p>
          </table:table-cell>
          <table:table-cell office:value-type="float" office:value="-0.980884295359168" calcext:value-type="float">
            <text:p>-0.9808842954</text:p>
          </table:table-cell>
          <table:table-cell office:value-type="float" office:value="-0.980888028880589" calcext:value-type="float">
            <text:p>-0.9808880289</text:p>
          </table:table-cell>
          <table:table-cell office:value-type="float" office:value="-0.980893325433012" calcext:value-type="float">
            <text:p>-0.9808933254</text:p>
          </table:table-cell>
          <table:table-cell office:value-type="float" office:value="-0.98090007598131" calcext:value-type="float">
            <text:p>-0.980900076</text:p>
          </table:table-cell>
          <table:table-cell office:value-type="float" office:value="-0.980908154806546" calcext:value-type="float">
            <text:p>-0.9809081548</text:p>
          </table:table-cell>
          <table:table-cell office:value-type="float" office:value="-0.980917421446659" calcext:value-type="float">
            <text:p>-0.9809174214</text:p>
          </table:table-cell>
          <table:table-cell office:value-type="float" office:value="-0.980927722818787" calcext:value-type="float">
            <text:p>-0.9809277228</text:p>
          </table:table-cell>
          <table:table-cell office:value-type="float" office:value="-0.980938895488208" calcext:value-type="float">
            <text:p>-0.9809388955</text:p>
          </table:table-cell>
          <table:table-cell office:value-type="float" office:value="-0.980950768056257" calcext:value-type="float">
            <text:p>-0.9809507681</text:p>
          </table:table-cell>
          <table:table-cell office:value-type="float" office:value="-0.980963163631454" calcext:value-type="float">
            <text:p>-0.9809631636</text:p>
          </table:table-cell>
          <table:table-cell office:value-type="float" office:value="-0.980975902345271" calcext:value-type="float">
            <text:p>-0.9809759023</text:p>
          </table:table-cell>
          <table:table-cell office:value-type="float" office:value="-0.980988803878269" calcext:value-type="float">
            <text:p>-0.9809888039</text:p>
          </table:table-cell>
          <table:table-cell office:value-type="float" office:value="-0.981001689954475" calcext:value-type="float">
            <text:p>-0.98100169</text:p>
          </table:table-cell>
          <table:table-cell office:value-type="float" office:value="-0.981014386766415" calcext:value-type="float">
            <text:p>-0.9810143868</text:p>
          </table:table-cell>
          <table:table-cell office:value-type="float" office:value="-0.981026727295653" calcext:value-type="float">
            <text:p>-0.9810267273</text:p>
          </table:table-cell>
          <table:table-cell office:value-type="float" office:value="-0.981038553489917" calcext:value-type="float">
            <text:p>-0.9810385535</text:p>
          </table:table-cell>
          <table:table-cell office:value-type="float" office:value="-0.981049718266362" calcext:value-type="float">
            <text:p>-0.9810497183</text:p>
          </table:table-cell>
          <table:table-cell office:value-type="float" office:value="-0.981060087311718" calcext:value-type="float">
            <text:p>-0.9810600873</text:p>
          </table:table-cell>
          <table:table-cell office:value-type="float" office:value="-0.981069540652086" calcext:value-type="float">
            <text:p>-0.9810695407</text:p>
          </table:table-cell>
          <table:table-cell office:value-type="float" office:value="-0.981077973975673" calcext:value-type="float">
            <text:p>-0.981077974</text:p>
          </table:table-cell>
          <table:table-cell office:value-type="float" office:value="-0.981085299688722" calcext:value-type="float">
            <text:p>-0.9810852997</text:p>
          </table:table-cell>
          <table:table-cell office:value-type="float" office:value="-0.981091447697189" calcext:value-type="float">
            <text:p>-0.9810914477</text:p>
          </table:table-cell>
          <table:table-cell office:value-type="float" office:value="-0.981096365908396" calcext:value-type="float">
            <text:p>-0.9810963659</text:p>
          </table:table-cell>
          <table:table-cell office:value-type="float" office:value="-0.981100020453525" calcext:value-type="float">
            <text:p>-0.9811000205</text:p>
          </table:table-cell>
          <table:table-cell office:value-type="float" office:value="-0.981102395634714" calcext:value-type="float">
            <text:p>-0.9811023956</text:p>
          </table:table-cell>
          <table:table-cell office:value-type="float" office:value="-0.981103493608284" calcext:value-type="float">
            <text:p>-0.9811034936</text:p>
          </table:table-cell>
          <table:table-cell office:value-type="float" office:value="-0.981103333818396" calcext:value-type="float">
            <text:p>-0.9811033338</text:p>
          </table:table-cell>
          <table:table-cell office:value-type="float" office:value="-0.981101952198031" calcext:value-type="float">
            <text:p>-0.9811019522</text:p>
          </table:table-cell>
          <table:table-cell office:value-type="float" office:value="-0.981099400160161" calcext:value-type="float">
            <text:p>-0.9810994002</text:p>
          </table:table-cell>
          <table:table-cell office:value-type="float" office:value="-0.981095743400751" calcext:value-type="float">
            <text:p>-0.9810957434</text:p>
          </table:table-cell>
          <table:table-cell office:value-type="float" office:value="-0.981091060542045" calcext:value-type="float">
            <text:p>-0.9810910605</text:p>
          </table:table-cell>
          <table:table-cell office:value-type="float" office:value="-0.981085441639529" calcext:value-type="float">
            <text:p>-0.9810854416</text:p>
          </table:table-cell>
          <table:table-cell office:value-type="float" office:value="-0.981078986585278" calcext:value-type="float">
            <text:p>-0.9810789866</text:p>
          </table:table-cell>
          <table:table-cell office:value-type="float" office:value="-0.981071803429572" calcext:value-type="float">
            <text:p>-0.9810718034</text:p>
          </table:table-cell>
          <table:table-cell office:value-type="float" office:value="-0.981064006653405" calcext:value-type="float">
            <text:p>-0.9810640067</text:p>
          </table:table-cell>
          <table:table-cell office:value-type="float" office:value="-0.981055715416357" calcext:value-type="float">
            <text:p>-0.9810557154</text:p>
          </table:table-cell>
          <table:table-cell office:value-type="float" office:value="-0.981047051800648" calcext:value-type="float">
            <text:p>-0.9810470518</text:p>
          </table:table-cell>
          <table:table-cell office:value-type="float" office:value="-0.981038139097024" calcext:value-type="float">
            <text:p>-0.9810381391</text:p>
          </table:table-cell>
          <table:table-cell office:value-type="float" office:value="-0.981029100107786" calcext:value-type="float">
            <text:p>-0.9810291001</text:p>
          </table:table-cell>
          <table:table-cell office:value-type="float" office:value="-0.981020055552371" calcext:value-type="float">
            <text:p>-0.9810200556</text:p>
          </table:table-cell>
          <table:table-cell office:value-type="float" office:value="-0.981011122536089" calcext:value-type="float">
            <text:p>-0.9810111225</text:p>
          </table:table-cell>
          <table:table-cell office:value-type="float" office:value="-0.981002413129382" calcext:value-type="float">
            <text:p>-0.9810024131</text:p>
          </table:table-cell>
          <table:table-cell office:value-type="float" office:value="-0.980994033066533" calcext:value-type="float">
            <text:p>-0.9809940331</text:p>
          </table:table-cell>
          <table:table-cell office:value-type="float" office:value="-0.980986080569402" calcext:value-type="float">
            <text:p>-0.9809860806</text:p>
          </table:table-cell>
          <table:table-cell office:value-type="float" office:value="-0.980978645313169" calcext:value-type="float">
            <text:p>-0.9809786453</text:p>
          </table:table-cell>
          <table:table-cell office:value-type="float" office:value="-0.980971807537934" calcext:value-type="float">
            <text:p>-0.9809718075</text:p>
          </table:table-cell>
          <table:table-cell office:value-type="float" office:value="-0.980965637312714" calcext:value-type="float">
            <text:p>-0.9809656373</text:p>
          </table:table-cell>
          <table:table-cell office:value-type="float" office:value="-0.9809601939563" calcext:value-type="float">
            <text:p>-0.980960194</text:p>
          </table:table-cell>
          <table:table-cell office:value-type="float" office:value="-0.980955525613751" calcext:value-type="float">
            <text:p>-0.9809555256</text:p>
          </table:table-cell>
          <table:table-cell office:value-type="float" office:value="-0.980951668992542" calcext:value-type="float">
            <text:p>-0.980951669</text:p>
          </table:table-cell>
          <table:table-cell office:value-type="float" office:value="-0.980948649250966" calcext:value-type="float">
            <text:p>-0.9809486493</text:p>
          </table:table-cell>
          <table:table-cell office:value-type="float" office:value="-0.980946480038707" calcext:value-type="float">
            <text:p>-0.98094648</text:p>
          </table:table-cell>
          <table:table-cell office:value-type="float" office:value="-0.980945163681035" calcext:value-type="float">
            <text:p>-0.9809451637</text:p>
          </table:table-cell>
          <table:table-cell office:value-type="float" office:value="-0.980944691501229" calcext:value-type="float">
            <text:p>-0.9809446915</text:p>
          </table:table-cell>
          <table:table-cell office:value-type="float" office:value="-0.980945044270847" calcext:value-type="float">
            <text:p>-0.9809450443</text:p>
          </table:table-cell>
          <table:table-cell office:value-type="float" office:value="-0.980946192778145" calcext:value-type="float">
            <text:p>-0.9809461928</text:p>
          </table:table-cell>
          <table:table-cell office:value-type="float" office:value="-0.980948098504069" calcext:value-type="float">
            <text:p>-0.9809480985</text:p>
          </table:table-cell>
          <table:table-cell office:value-type="float" office:value="-0.980950714392748" calcext:value-type="float">
            <text:p>-0.9809507144</text:p>
          </table:table-cell>
          <table:table-cell office:value-type="float" office:value="-0.980953985703401" calcext:value-type="float">
            <text:p>-0.9809539857</text:p>
          </table:table-cell>
          <table:table-cell office:value-type="float" office:value="-0.980957850931343" calcext:value-type="float">
            <text:p>-0.9809578509</text:p>
          </table:table-cell>
          <table:table-cell office:value-type="float" office:value="-0.980962242783132" calcext:value-type="float">
            <text:p>-0.9809622428</text:p>
          </table:table-cell>
          <table:table-cell office:value-type="float" office:value="-0.980967089191687" calcext:value-type="float">
            <text:p>-0.9809670892</text:p>
          </table:table-cell>
          <table:table-cell office:value-type="float" office:value="-0.980972314359168" calcext:value-type="float">
            <text:p>-0.9809723144</text:p>
          </table:table-cell>
          <table:table-cell office:value-type="float" office:value="-0.9809778398124" calcext:value-type="float">
            <text:p>-0.9809778398</text:p>
          </table:table-cell>
          <table:table-cell office:value-type="float" office:value="-0.980983585457835" calcext:value-type="float">
            <text:p>-0.9809835855</text:p>
          </table:table-cell>
          <table:table-cell office:value-type="float" office:value="-0.980989470624021" calcext:value-type="float">
            <text:p>-0.9809894706</text:p>
          </table:table-cell>
          <table:table-cell office:value-type="float" office:value="-0.98099541508061" calcext:value-type="float">
            <text:p>-0.9809954151</text:p>
          </table:table-cell>
          <table:table-cell office:value-type="float" office:value="-0.981001340019585" calcext:value-type="float">
            <text:p>-0.98100134</text:p>
          </table:table-cell>
          <table:table-cell office:value-type="float" office:value="-0.981007168993813" calcext:value-type="float">
            <text:p>-0.981007169</text:p>
          </table:table-cell>
          <table:table-cell office:value-type="float" office:value="-0.98101282879739" calcext:value-type="float">
            <text:p>-0.9810128288</text:p>
          </table:table-cell>
          <table:table-cell office:value-type="float" office:value="-0.981018250286034" calcext:value-type="float">
            <text:p>-0.9810182503</text:p>
          </table:table-cell>
          <table:table-cell office:value-type="float" office:value="-0.981023369125094" calcext:value-type="float">
            <text:p>-0.9810233691</text:p>
          </table:table-cell>
          <table:table-cell office:value-type="float" office:value="-0.981028126462373" calcext:value-type="float">
            <text:p>-0.9810281265</text:p>
          </table:table-cell>
          <table:table-cell office:value-type="float" office:value="-0.98103246951835" calcext:value-type="float">
            <text:p>-0.9810324695</text:p>
          </table:table-cell>
          <table:table-cell office:value-type="float" office:value="-0.981036352091085" calcext:value-type="float">
            <text:p>-0.9810363521</text:p>
          </table:table-cell>
          <table:table-cell office:value-type="float" office:value="-0.981039734971265" calcext:value-type="float">
            <text:p>-0.981039735</text:p>
          </table:table-cell>
          <table:table-cell office:value-type="float" office:value="-0.981042586264991" calcext:value-type="float">
            <text:p>-0.9810425863</text:p>
          </table:table-cell>
          <table:table-cell office:value-type="float" office:value="-0.981044881623436" calcext:value-type="float">
            <text:p>-0.9810448816</text:p>
          </table:table-cell>
          <table:table-cell office:value-type="float" office:value="-0.981046604377003" calcext:value-type="float">
            <text:p>-0.9810466044</text:p>
          </table:table-cell>
          <table:table-cell office:value-type="float" office:value="-0.981047745576404" calcext:value-type="float">
            <text:p>-0.9810477456</text:p>
          </table:table-cell>
          <table:table-cell office:value-type="float" office:value="-0.981048303937868" calcext:value-type="float">
            <text:p>-0.9810483039</text:p>
          </table:table-cell>
          <table:table-cell office:value-type="float" office:value="-0.981048285697828" calcext:value-type="float">
            <text:p>-0.9810482857</text:p>
          </table:table-cell>
          <table:table-cell office:value-type="float" office:value="-0.981047704378266" calcext:value-type="float">
            <text:p>-0.9810477044</text:p>
          </table:table-cell>
          <table:table-cell office:value-type="float" office:value="-0.981046580464255" calcext:value-type="float">
            <text:p>-0.9810465805</text:p>
          </table:table-cell>
          <table:table-cell office:value-type="float" office:value="-0.981044941001716" calcext:value-type="float">
            <text:p>-0.981044941</text:p>
          </table:table-cell>
          <table:table-cell office:value-type="float" office:value="-0.981042819118301" calcext:value-type="float">
            <text:p>-0.9810428191</text:p>
          </table:table-cell>
          <table:table-cell office:value-type="float" office:value="-0.981040253473839" calcext:value-type="float">
            <text:p>-0.9810402535</text:p>
          </table:table-cell>
          <table:table-cell office:value-type="float" office:value="-0.981037287648139" calcext:value-type="float">
            <text:p>-0.9810372876</text:p>
          </table:table-cell>
          <table:table-cell office:value-type="float" office:value="-0.98103396947467" calcext:value-type="float">
            <text:p>-0.9810339695</text:p>
          </table:table-cell>
          <table:table-cell office:value-type="float" office:value="-0.981030350327483" calcext:value-type="float">
            <text:p>-0.9810303503</text:p>
          </table:table-cell>
          <table:table-cell office:value-type="float" office:value="-0.981026484372176" calcext:value-type="float">
            <text:p>-0.9810264844</text:p>
          </table:table-cell>
          <table:table-cell office:value-type="float" office:value="-0.981022427792428" calcext:value-type="float">
            <text:p>-0.9810224278</text:p>
          </table:table-cell>
          <table:table-cell office:value-type="float" office:value="-0.981018237997002" calcext:value-type="float">
            <text:p>-0.981018238</text:p>
          </table:table-cell>
          <table:table-cell office:value-type="float" office:value="-0.981013972828198" calcext:value-type="float">
            <text:p>-0.9810139728</text:p>
          </table:table-cell>
          <table:table-cell office:value-type="float" office:value="-0.981009689779757" calcext:value-type="float">
            <text:p>-0.9810096898</text:p>
          </table:table-cell>
          <table:table-cell office:value-type="float" office:value="-0.98100544521035" calcext:value-type="float">
            <text:p>-0.9810054452</text:p>
          </table:table-cell>
          <table:table-cell office:value-type="float" office:value="-0.98100129362857" calcext:value-type="float">
            <text:p>-0.9810012936</text:p>
          </table:table-cell>
          <table:table-cell office:value-type="float" office:value="-0.980997286975001" calcext:value-type="float">
            <text:p>-0.980997287</text:p>
          </table:table-cell>
          <table:table-cell office:value-type="float" office:value="-0.980993473980192" calcext:value-type="float">
            <text:p>-0.980993474</text:p>
          </table:table-cell>
          <table:table-cell office:value-type="float" office:value="-0.98098989956938" calcext:value-type="float">
            <text:p>-0.9809898996</text:p>
          </table:table-cell>
          <table:table-cell office:value-type="float" office:value="-0.98098660433914" calcext:value-type="float">
            <text:p>-0.9809866043</text:p>
          </table:table-cell>
          <table:table-cell office:value-type="float" office:value="-0.980983624103988" calcext:value-type="float">
            <text:p>-0.9809836241</text:p>
          </table:table-cell>
          <table:table-cell office:value-type="float" office:value="-0.980980989522138" calcext:value-type="float">
            <text:p>-0.9809809895</text:p>
          </table:table-cell>
          <table:table-cell office:value-type="float" office:value="-0.980978725804675" calcext:value-type="float">
            <text:p>-0.9809787258</text:p>
          </table:table-cell>
          <table:table-cell office:value-type="float" office:value="-0.980976852508864" calcext:value-type="float">
            <text:p>-0.9809768525</text:p>
          </table:table-cell>
          <table:table-cell office:value-type="float" office:value="-0.980975383416904" calcext:value-type="float">
            <text:p>-0.9809753834</text:p>
          </table:table-cell>
          <table:table-cell office:value-type="float" office:value="-0.980974326502082" calcext:value-type="float">
            <text:p>-0.9809743265</text:p>
          </table:table-cell>
          <table:table-cell office:value-type="float" office:value="-0.980973683977524" calcext:value-type="float">
            <text:p>-0.980973684</text:p>
          </table:table-cell>
          <table:table-cell office:value-type="float" office:value="-0.980973452425946" calcext:value-type="float">
            <text:p>-0.9809734524</text:p>
          </table:table-cell>
          <table:table-cell office:value-type="float" office:value="-0.980973623005212" calcext:value-type="float">
            <text:p>-0.980973623</text:p>
          </table:table-cell>
          <table:table-cell office:value-type="float" office:value="-0.980974181725749" calcext:value-type="float">
            <text:p>-0.9809741817</text:p>
          </table:table-cell>
          <table:table-cell office:value-type="float" office:value="-0.980975109791462" calcext:value-type="float">
            <text:p>-0.9809751098</text:p>
          </table:table-cell>
          <table:table-cell office:value-type="float" office:value="-0.980976383997945" calcext:value-type="float">
            <text:p>-0.980976384</text:p>
          </table:table-cell>
          <table:table-cell office:value-type="float" office:value="-0.980977977179744" calcext:value-type="float">
            <text:p>-0.9809779772</text:p>
          </table:table-cell>
          <table:table-cell office:value-type="float" office:value="-0.980979858699396" calcext:value-type="float">
            <text:p>-0.9809798587</text:p>
          </table:table-cell>
          <table:table-cell office:value-type="float" office:value="-0.980981994967483" calcext:value-type="float">
            <text:p>-0.980981995</text:p>
          </table:table-cell>
          <table:table-cell office:value-type="float" office:value="-0.980984349987537" calcext:value-type="float">
            <text:p>-0.98098435</text:p>
          </table:table-cell>
          <table:table-cell office:value-type="float" office:value="-0.980986885915112" calcext:value-type="float">
            <text:p>-0.9809868859</text:p>
          </table:table-cell>
          <table:table-cell office:value-type="float" office:value="-0.980989563623975" calcext:value-type="float">
            <text:p>-0.9809895636</text:p>
          </table:table-cell>
          <table:table-cell office:value-type="float" office:value="-0.980992343269875" calcext:value-type="float">
            <text:p>-0.9809923433</text:p>
          </table:table-cell>
          <table:table-cell office:value-type="float" office:value="-0.98099518484565" calcext:value-type="float">
            <text:p>-0.9809951848</text:p>
          </table:table-cell>
          <table:table-cell office:value-type="float" office:value="-0.980998048718718" calcext:value-type="float">
            <text:p>-0.9809980487</text:p>
          </table:table-cell>
          <table:table-cell office:value-type="float" office:value="-0.981000896145883" calcext:value-type="float">
            <text:p>-0.9810008961</text:p>
          </table:table-cell>
          <table:table-cell office:value-type="float" office:value="-0.981003689758246" calcext:value-type="float">
            <text:p>-0.9810036898</text:p>
          </table:table-cell>
          <table:table-cell office:value-type="float" office:value="-0.981006394011015" calcext:value-type="float">
            <text:p>-0.981006394</text:p>
          </table:table-cell>
          <table:table-cell office:value-type="float" office:value="-0.981008975594371" calcext:value-type="float">
            <text:p>-0.9810089756</text:p>
          </table:table-cell>
          <table:table-cell office:value-type="float" office:value="-0.981011403800487" calcext:value-type="float">
            <text:p>-0.9810114038</text:p>
          </table:table-cell>
          <table:table-cell office:value-type="float" office:value="-0.98101365084375" calcext:value-type="float">
            <text:p>-0.9810136508</text:p>
          </table:table-cell>
          <table:table-cell office:value-type="float" office:value="-0.981015692132594" calcext:value-type="float">
            <text:p>-0.9810156921</text:p>
          </table:table-cell>
          <table:table-cell office:value-type="float" office:value="-0.981017506489774" calcext:value-type="float">
            <text:p>-0.9810175065</text:p>
          </table:table-cell>
          <table:table-cell office:value-type="float" office:value="-0.981019076321719" calcext:value-type="float">
            <text:p>-0.9810190763</text:p>
          </table:table-cell>
          <table:table-cell office:value-type="float" office:value="-0.981020387735043" calcext:value-type="float">
            <text:p>-0.9810203877</text:p>
          </table:table-cell>
          <table:table-cell office:value-type="float" office:value="-0.981021430601707" calcext:value-type="float">
            <text:p>-0.9810214306</text:p>
          </table:table-cell>
          <table:table-cell office:value-type="float" office:value="-0.981022198574699" calcext:value-type="float">
            <text:p>-0.9810221986</text:p>
          </table:table-cell>
          <table:table-cell office:value-type="float" office:value="-0.981022689052615" calcext:value-type="float">
            <text:p>-0.9810226891</text:p>
          </table:table-cell>
          <table:table-cell office:value-type="float" office:value="-0.981022903099067" calcext:value-type="float">
            <text:p>-0.9810229031</text:p>
          </table:table-cell>
          <table:table-cell office:value-type="float" office:value="-0.981022845317252" calcext:value-type="float">
            <text:p>-0.9810228453</text:p>
          </table:table-cell>
          <table:table-cell office:value-type="float" office:value="-0.981022523683954" calcext:value-type="float">
            <text:p>-0.9810225237</text:p>
          </table:table-cell>
          <table:table-cell office:value-type="float" office:value="-0.98102194934512" calcext:value-type="float">
            <text:p>-0.9810219493</text:p>
          </table:table-cell>
          <table:table-cell office:value-type="float" office:value="-0.981021136378715" calcext:value-type="float">
            <text:p>-0.9810211364</text:p>
          </table:table-cell>
          <table:table-cell office:value-type="float" office:value="-0.98102010152795" calcext:value-type="float">
            <text:p>-0.9810201015</text:p>
          </table:table-cell>
          <table:table-cell office:value-type="float" office:value="-0.981018863908272" calcext:value-type="float">
            <text:p>-0.9810188639</text:p>
          </table:table-cell>
          <table:table-cell office:value-type="float" office:value="-0.981017444695098" calcext:value-type="float">
            <text:p>-0.9810174447</text:p>
          </table:table-cell>
          <table:table-cell office:value-type="float" office:value="-0.981015866794675" calcext:value-type="float">
            <text:p>-0.9810158668</text:p>
          </table:table-cell>
          <table:table-cell office:value-type="float" office:value="-0.981014154503601" calcext:value-type="float">
            <text:p>-0.9810141545</text:p>
          </table:table-cell>
          <table:table-cell office:value-type="float" office:value="-0.981012333160987" calcext:value-type="float">
            <text:p>-0.9810123332</text:p>
          </table:table-cell>
          <table:table-cell office:value-type="float" office:value="-0.981010428799092" calcext:value-type="float">
            <text:p>-0.9810104288</text:p>
          </table:table-cell>
          <table:table-cell office:value-type="float" office:value="-0.981008467796247" calcext:value-type="float">
            <text:p>-0.9810084678</text:p>
          </table:table-cell>
          <table:table-cell office:value-type="float" office:value="-0.981006476532134" calcext:value-type="float">
            <text:p>-0.9810064765</text:p>
          </table:table-cell>
          <table:table-cell office:value-type="float" office:value="-0.981004481062104" calcext:value-type="float">
            <text:p>-0.9810044811</text:p>
          </table:table-cell>
          <table:table-cell office:value-type="float" office:value="-0.981002506789004" calcext:value-type="float">
            <text:p>-0.9810025068</text:p>
          </table:table-cell>
          <table:table-cell office:value-type="float" office:value="-0.981000578173354" calcext:value-type="float">
            <text:p>-0.9810005782</text:p>
          </table:table-cell>
          <table:table-cell office:value-type="float" office:value="-0.980998718444486" calcext:value-type="float">
            <text:p>-0.9809987184</text:p>
          </table:table-cell>
          <table:table-cell office:value-type="float" office:value="-0.980996949345467" calcext:value-type="float">
            <text:p>-0.9809969493</text:p>
          </table:table-cell>
          <table:table-cell office:value-type="float" office:value="-0.980995290898274" calcext:value-type="float">
            <text:p>-0.9809952909</text:p>
          </table:table-cell>
          <table:table-cell office:value-type="float" office:value="-0.98099376119956" calcext:value-type="float">
            <text:p>-0.9809937612</text:p>
          </table:table-cell>
          <table:table-cell office:value-type="float" office:value="-0.980992376241758" calcext:value-type="float">
            <text:p>-0.9809923762</text:p>
          </table:table-cell>
          <table:table-cell office:value-type="float" office:value="-0.980991149766073" calcext:value-type="float">
            <text:p>-0.9809911498</text:p>
          </table:table-cell>
          <table:table-cell office:value-type="float" office:value="-0.98099009314689" calcext:value-type="float">
            <text:p>-0.9809900931</text:p>
          </table:table-cell>
          <table:table-cell office:value-type="float" office:value="-0.980989215306174" calcext:value-type="float">
            <text:p>-0.9809892153</text:p>
          </table:table-cell>
          <table:table-cell office:value-type="float" office:value="-0.98098852266137" calcext:value-type="float">
            <text:p>-0.9809885227</text:p>
          </table:table-cell>
          <table:table-cell office:value-type="float" office:value="-0.980988019103997" calcext:value-type="float">
            <text:p>-0.9809880191</text:p>
          </table:table-cell>
          <table:table-cell office:value-type="float" office:value="-0.980987706009717" calcext:value-type="float">
            <text:p>-0.980987706</text:p>
          </table:table-cell>
          <table:table-cell office:value-type="float" office:value="-0.980987582280388" calcext:value-type="float">
            <text:p>-0.9809875823</text:p>
          </table:table-cell>
          <table:table-cell office:value-type="float" office:value="-0.98098764441394" calcext:value-type="float">
            <text:p>-0.9809876444</text:p>
          </table:table-cell>
          <table:table-cell office:value-type="float" office:value="-0.980987886603675" calcext:value-type="float">
            <text:p>-0.9809878866</text:p>
          </table:table-cell>
          <table:table-cell office:value-type="float" office:value="-0.980988300865153" calcext:value-type="float">
            <text:p>-0.9809883009</text:p>
          </table:table-cell>
          <table:table-cell office:value-type="float" office:value="-0.980988877185265" calcext:value-type="float">
            <text:p>-0.9809888772</text:p>
          </table:table-cell>
          <table:table-cell office:value-type="float" office:value="-0.980989603697253" calcext:value-type="float">
            <text:p>-0.9809896037</text:p>
          </table:table-cell>
          <table:table-cell office:value-type="float" office:value="-0.980990466873859" calcext:value-type="float">
            <text:p>-0.9809904669</text:p>
          </table:table-cell>
          <table:table-cell office:value-type="float" office:value="-0.980991451738706" calcext:value-type="float">
            <text:p>-0.9809914517</text:p>
          </table:table-cell>
          <table:table-cell office:value-type="float" office:value="-0.980992542092576" calcext:value-type="float">
            <text:p>-0.9809925421</text:p>
          </table:table-cell>
          <table:table-cell office:value-type="float" office:value="-0.980993720751009" calcext:value-type="float">
            <text:p>-0.9809937208</text:p>
          </table:table-cell>
          <table:table-cell office:value-type="float" office:value="-0.980994969791222" calcext:value-type="float">
            <text:p>-0.9809949698</text:p>
          </table:table-cell>
          <table:table-cell office:value-type="float" office:value="-0.980996270803001" calcext:value-type="float">
            <text:p>-0.9809962708</text:p>
          </table:table-cell>
          <table:table-cell office:value-type="float" office:value="-0.980997605142253" calcext:value-type="float">
            <text:p>-0.9809976051</text:p>
          </table:table-cell>
          <table:table-cell office:value-type="float" office:value="-0.980998954182795" calcext:value-type="float">
            <text:p>-0.9809989542</text:p>
          </table:table-cell>
          <table:table-cell office:value-type="float" office:value="-0.981000299562851" calcext:value-type="float">
            <text:p>-0.9810002996</text:p>
          </table:table-cell>
          <table:table-cell office:value-type="float" office:value="-0.981001623423445" calcext:value-type="float">
            <text:p>-0.9810016234</text:p>
          </table:table-cell>
          <table:table-cell office:value-type="float" office:value="-0.981002908635169" calcext:value-type="float">
            <text:p>-0.9810029086</text:p>
          </table:table-cell>
          <table:table-cell office:value-type="float" office:value="-0.981004139010846" calcext:value-type="float">
            <text:p>-0.981004139</text:p>
          </table:table-cell>
          <table:table-cell office:value-type="float" office:value="-0.981005299499884" calcext:value-type="float">
            <text:p>-0.9810052995</text:p>
          </table:table-cell>
          <table:table-cell office:value-type="float" office:value="-0.98100637636481" calcext:value-type="float">
            <text:p>-0.9810063764</text:p>
          </table:table-cell>
          <table:table-cell office:value-type="float" office:value="-0.981007357333628" calcext:value-type="float">
            <text:p>-0.9810073573</text:p>
          </table:table-cell>
          <table:table-cell office:value-type="float" office:value="-0.981008231730467" calcext:value-type="float">
            <text:p>-0.9810082317</text:p>
          </table:table-cell>
          <table:table-cell office:value-type="float" office:value="-0.981008990579628" calcext:value-type="float">
            <text:p>-0.9810089906</text:p>
          </table:table-cell>
          <table:table-cell office:value-type="float" office:value="-0.981009626684859" calcext:value-type="float">
            <text:p>-0.9810096267</text:p>
          </table:table-cell>
          <table:table-cell office:value-type="float" office:value="-0.981010134681331" calcext:value-type="float">
            <text:p>-0.9810101347</text:p>
          </table:table-cell>
          <table:table-cell office:value-type="float" office:value="-0.981010511060365" calcext:value-type="float">
            <text:p>-0.9810105111</text:p>
          </table:table-cell>
          <table:table-cell office:value-type="float" office:value="-0.981010754169009" calcext:value-type="float">
            <text:p>-0.9810107542</text:p>
          </table:table-cell>
          <table:table-cell office:value-type="float" office:value="-0.981010864182128" calcext:value-type="float">
            <text:p>-0.9810108642</text:p>
          </table:table-cell>
          <table:table-cell office:value-type="float" office:value="-0.981010843051422" calcext:value-type="float">
            <text:p>-0.9810108431</text:p>
          </table:table-cell>
          <table:table-cell office:value-type="float" office:value="-0.981010694429507" calcext:value-type="float">
            <text:p>-0.9810106944</text:p>
          </table:table-cell>
          <table:table-cell office:value-type="float" office:value="-0.981010423574045" calcext:value-type="float">
            <text:p>-0.9810104236</text:p>
          </table:table-cell>
          <table:table-cell office:value-type="float" office:value="-0.981010037230874" calcext:value-type="float">
            <text:p>-0.9810100372</text:p>
          </table:table-cell>
          <table:table-cell office:value-type="float" office:value="-0.981009543501052" calcext:value-type="float">
            <text:p>-0.9810095435</text:p>
          </table:table-cell>
          <table:table-cell office:value-type="float" office:value="-0.981008951691962" calcext:value-type="float">
            <text:p>-0.9810089517</text:p>
          </table:table-cell>
          <table:table-cell office:value-type="float" office:value="-0.98100827215772" calcext:value-type="float">
            <text:p>-0.9810082722</text:p>
          </table:table-cell>
          <table:table-cell office:value-type="float" office:value="-0.981007516128223" calcext:value-type="float">
            <text:p>-0.9810075161</text:p>
          </table:table-cell>
          <table:table-cell office:value-type="float" office:value="-0.981006695533235" calcext:value-type="float">
            <text:p>-0.9810066955</text:p>
          </table:table-cell>
          <table:table-cell office:value-type="float" office:value="-0.981005822822034" calcext:value-type="float">
            <text:p>-0.9810058228</text:p>
          </table:table-cell>
          <table:table-cell office:value-type="float" office:value="-0.98100491077334" calcext:value-type="float">
            <text:p>-0.9810049108</text:p>
          </table:table-cell>
          <table:table-cell office:value-type="float" office:value="-0.981003972333063" calcext:value-type="float">
            <text:p>-0.9810039723</text:p>
          </table:table-cell>
          <table:table-cell office:value-type="float" office:value="-0.981003020421234" calcext:value-type="float">
            <text:p>-0.9810030204</text:p>
          </table:table-cell>
          <table:table-cell office:value-type="float" office:value="-0.981002067751629" calcext:value-type="float">
            <text:p>-0.9810020678</text:p>
          </table:table-cell>
          <table:table-cell office:value-type="float" office:value="-0.981001126698509" calcext:value-type="float">
            <text:p>-0.9810011267</text:p>
          </table:table-cell>
          <table:table-cell office:value-type="float" office:value="-0.981000209117813" calcext:value-type="float">
            <text:p>-0.9810002091</text:p>
          </table:table-cell>
          <table:table-cell office:value-type="float" office:value="-0.9809993262148" calcext:value-type="float">
            <text:p>-0.9809993262</text:p>
          </table:table-cell>
          <table:table-cell office:value-type="float" office:value="-0.980998488415832" calcext:value-type="float">
            <text:p>-0.9809984884</text:p>
          </table:table-cell>
          <table:table-cell office:value-type="float" office:value="-0.980997705253905" calcext:value-type="float">
            <text:p>-0.9809977053</text:p>
          </table:table-cell>
          <table:table-cell office:value-type="float" office:value="-0.980996985270544" calcext:value-type="float">
            <text:p>-0.9809969853</text:p>
          </table:table-cell>
          <table:table-cell office:value-type="float" office:value="-0.980996335933977" calcext:value-type="float">
            <text:p>-0.9809963359</text:p>
          </table:table-cell>
          <table:table-cell office:value-type="float" office:value="-0.980995763573827" calcext:value-type="float">
            <text:p>-0.9809957636</text:p>
          </table:table-cell>
          <table:table-cell office:value-type="float" office:value="-0.980995273333392" calcext:value-type="float">
            <text:p>-0.9809952733</text:p>
          </table:table-cell>
          <table:table-cell office:value-type="float" office:value="-0.980994869137746" calcext:value-type="float">
            <text:p>-0.9809948691</text:p>
          </table:table-cell>
          <table:table-cell office:value-type="float" office:value="-0.980994553680006" calcext:value-type="float">
            <text:p>-0.9809945537</text:p>
          </table:table-cell>
          <table:table-cell office:value-type="float" office:value="-0.980994328423606" calcext:value-type="float">
            <text:p>-0.9809943284</text:p>
          </table:table-cell>
          <table:table-cell office:value-type="float" office:value="-0.980994193619527" calcext:value-type="float">
            <text:p>-0.9809941936</text:p>
          </table:table-cell>
          <table:table-cell office:value-type="float" office:value="-0.980994148340422" calcext:value-type="float">
            <text:p>-0.9809941483</text:p>
          </table:table-cell>
          <table:table-cell office:value-type="float" office:value="-0.980994190526925" calcext:value-type="float">
            <text:p>-0.9809941905</text:p>
          </table:table-cell>
          <table:table-cell office:value-type="float" office:value="-0.980994317048474" calcext:value-type="float">
            <text:p>-0.980994317</text:p>
          </table:table-cell>
          <table:table-cell office:value-type="float" office:value="-0.980994523774914" calcext:value-type="float">
            <text:p>-0.9809945238</text:p>
          </table:table-cell>
          <table:table-cell office:value-type="float" office:value="-0.980994805659829" calcext:value-type="float">
            <text:p>-0.9809948057</text:p>
          </table:table-cell>
          <table:table-cell office:value-type="float" office:value="-0.980995156831437" calcext:value-type="float">
            <text:p>-0.9809951568</text:p>
          </table:table-cell>
          <table:table-cell office:value-type="float" office:value="-0.980995570692862" calcext:value-type="float">
            <text:p>-0.9809955707</text:p>
          </table:table-cell>
          <table:table-cell office:value-type="float" office:value="-0.980996040026554" calcext:value-type="float">
            <text:p>-0.98099604</text:p>
          </table:table-cell>
          <table:table-cell office:value-type="float" office:value="-0.98099655710632" calcext:value-type="float">
            <text:p>-0.9809965571</text:p>
          </table:table-cell>
          <table:table-cell office:value-type="float" office:value="-0.980997113808382" calcext:value-type="float">
            <text:p>-0.9809971138</text:p>
          </table:table-cell>
          <table:table-cell office:value-type="float" office:value="-0.980997701728388" calcext:value-type="float">
            <text:p>-0.9809977017</text:p>
          </table:table-cell>
          <table:table-cell office:value-type="float" office:value="-0.980998312295096" calcext:value-type="float">
            <text:p>-0.9809983123</text:p>
          </table:table-cell>
          <table:table-cell office:value-type="float" office:value="-0.980998936884721" calcext:value-type="float">
            <text:p>-0.9809989369</text:p>
          </table:table-cell>
          <table:table-cell office:value-type="float" office:value="-0.980999566931651" calcext:value-type="float">
            <text:p>-0.9809995669</text:p>
          </table:table-cell>
          <table:table-cell office:value-type="float" office:value="-0.981000194036206" calcext:value-type="float">
            <text:p>-0.981000194</text:p>
          </table:table-cell>
          <table:table-cell office:value-type="float" office:value="-0.981000810065531" calcext:value-type="float">
            <text:p>-0.9810008101</text:p>
          </table:table-cell>
          <table:table-cell office:value-type="float" office:value="-0.981001407250517" calcext:value-type="float">
            <text:p>-0.9810014073</text:p>
          </table:table-cell>
          <table:table-cell office:value-type="float" office:value="-0.981001978273604" calcext:value-type="float">
            <text:p>-0.9810019783</text:p>
          </table:table-cell>
          <table:table-cell office:value-type="float" office:value="-0.981002516349676" calcext:value-type="float">
            <text:p>-0.9810025163</text:p>
          </table:table-cell>
          <table:table-cell office:value-type="float" office:value="-0.981003015297279" calcext:value-type="float">
            <text:p>-0.9810030153</text:p>
          </table:table-cell>
          <table:table-cell office:value-type="float" office:value="-0.981003469601607" calcext:value-type="float">
            <text:p>-0.9810034696</text:p>
          </table:table-cell>
          <table:table-cell office:value-type="float" office:value="-0.981003874466389" calcext:value-type="float">
            <text:p>-0.9810038745</text:p>
          </table:table-cell>
          <table:table-cell office:value-type="float" office:value="-0.981004225855919" calcext:value-type="float">
            <text:p>-0.9810042259</text:p>
          </table:table-cell>
          <table:table-cell office:value-type="float" office:value="-0.981004520527105" calcext:value-type="float">
            <text:p>-0.9810045205</text:p>
          </table:table-cell>
          <table:table-cell office:value-type="float" office:value="-0.981004756049835" calcext:value-type="float">
            <text:p>-0.981004756</text:p>
          </table:table-cell>
          <table:table-cell office:value-type="float" office:value="-0.98100493081839" calcext:value-type="float">
            <text:p>-0.9810049308</text:p>
          </table:table-cell>
          <table:table-cell office:value-type="float" office:value="-0.981005044049716" calcext:value-type="float">
            <text:p>-0.981005044</text:p>
          </table:table-cell>
          <table:table-cell office:value-type="float" office:value="-0.981005095774687" calcext:value-type="float">
            <text:p>-0.9810050958</text:p>
          </table:table-cell>
          <table:table-cell office:value-type="float" office:value="-0.98100508681684" calcext:value-type="float">
            <text:p>-0.9810050868</text:p>
          </table:table-cell>
          <table:table-cell office:value-type="float" office:value="-0.981005018762815" calcext:value-type="float">
            <text:p>-0.9810050188</text:p>
          </table:table-cell>
          <table:table-cell office:value-type="float" office:value="-0.981004893923831" calcext:value-type="float">
            <text:p>-0.9810048939</text:p>
          </table:table-cell>
          <table:table-cell office:value-type="float" office:value="-0.981004715288769" calcext:value-type="float">
            <text:p>-0.9810047153</text:p>
          </table:table-cell>
          <table:table-cell office:value-type="float" office:value="-0.98100448646969" calcext:value-type="float">
            <text:p>-0.9810044865</text:p>
          </table:table-cell>
          <table:table-cell office:value-type="float" office:value="-0.98100421164034" calcext:value-type="float">
            <text:p>-0.9810042116</text:p>
          </table:table-cell>
          <table:table-cell office:value-type="float" office:value="-0.98100389547005" calcext:value-type="float">
            <text:p>-0.9810038955</text:p>
          </table:table-cell>
          <table:table-cell office:value-type="float" office:value="-0.981003543050392" calcext:value-type="float">
            <text:p>-0.9810035431</text:p>
          </table:table-cell>
          <table:table-cell office:value-type="float" office:value="-0.98100315982073" calcext:value-type="float">
            <text:p>-0.9810031598</text:p>
          </table:table-cell>
          <table:table-cell office:value-type="float" office:value="-0.981002751488393" calcext:value-type="float">
            <text:p>-0.9810027515</text:p>
          </table:table-cell>
          <table:table-cell office:value-type="float" office:value="-0.981002323948808" calcext:value-type="float">
            <text:p>-0.9810023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-0.981" calcext:value-type="float">
            <text:p>-0.981</text:p>
          </table:table-cell>
          <table:table-cell office:value-type="float" office:value="-1.4715" calcext:value-type="float">
            <text:p>-1.4715</text:p>
          </table:table-cell>
          <table:table-cell office:value-type="float" office:value="-1.962" calcext:value-type="float">
            <text:p>-1.962</text:p>
          </table:table-cell>
          <table:table-cell office:value-type="float" office:value="-2.45249999999941" calcext:value-type="float">
            <text:p>-2.4525</text:p>
          </table:table-cell>
          <table:table-cell office:value-type="float" office:value="-2.94299999995952" calcext:value-type="float">
            <text:p>-2.943</text:p>
          </table:table-cell>
          <table:table-cell office:value-type="float" office:value="-3.43349999919274" calcext:value-type="float">
            <text:p>-3.4334999992</text:p>
          </table:table-cell>
          <table:table-cell office:value-type="float" office:value="-3.92399999303711" calcext:value-type="float">
            <text:p>-3.923999993</text:p>
          </table:table-cell>
          <table:table-cell office:value-type="float" office:value="-4.4144999623564" calcext:value-type="float">
            <text:p>-4.4144999624</text:p>
          </table:table-cell>
          <table:table-cell office:value-type="float" office:value="-4.9049998304536" calcext:value-type="float">
            <text:p>-4.9049998305</text:p>
          </table:table-cell>
          <table:table-cell office:value-type="float" office:value="-5.39549926258654" calcext:value-type="float">
            <text:p>-5.3954992626</text:p>
          </table:table-cell>
          <table:table-cell office:value-type="float" office:value="-5.88599671057686" calcext:value-type="float">
            <text:p>-5.8859967106</text:p>
          </table:table-cell>
          <table:table-cell office:value-type="float" office:value="-6.37648493196553" calcext:value-type="float">
            <text:p>-6.376484932</text:p>
          </table:table-cell>
          <table:table-cell office:value-type="float" office:value="-6.86693285227249" calcext:value-type="float">
            <text:p>-6.8669328523</text:p>
          </table:table-cell>
          <table:table-cell office:value-type="float" office:value="-7.35723106855316" calcext:value-type="float">
            <text:p>-7.3572310686</text:p>
          </table:table-cell>
          <table:table-cell office:value-type="float" office:value="-7.84708104596458" calcext:value-type="float">
            <text:p>-7.847081046</text:p>
          </table:table-cell>
          <table:table-cell office:value-type="float" office:value="-8.33579182188006" calcext:value-type="float">
            <text:p>-8.3357918219</text:p>
          </table:table-cell>
          <table:table-cell office:value-type="float" office:value="-8.82170166451583" calcext:value-type="float">
            <text:p>-8.8217016645</text:p>
          </table:table-cell>
          <table:table-cell office:value-type="float" office:value="-9.30046674075689" calcext:value-type="float">
            <text:p>-9.3004667408</text:p>
          </table:table-cell>
          <table:table-cell office:value-type="float" office:value="-9.76132800071774" calcext:value-type="float">
            <text:p>-9.7613280007</text:p>
          </table:table-cell>
          <table:table-cell office:value-type="float" office:value="-10.1818407721813" calcext:value-type="float">
            <text:p>-10.1818407722</text:p>
          </table:table-cell>
          <table:table-cell office:value-type="float" office:value="-10.5227828156668" calcext:value-type="float">
            <text:p>-10.5227828157</text:p>
          </table:table-cell>
          <table:table-cell office:value-type="float" office:value="-10.7173473592931" calcext:value-type="float">
            <text:p>-10.7173473593</text:p>
          </table:table-cell>
          <table:table-cell office:value-type="float" office:value="-10.6470565182996" calcext:value-type="float">
            <text:p>-10.6470565183</text:p>
          </table:table-cell>
          <table:table-cell office:value-type="float" office:value="-10.145207129504" calcext:value-type="float">
            <text:p>-10.1452071295</text:p>
          </table:table-cell>
          <table:table-cell office:value-type="float" office:value="-9.11272182068895" calcext:value-type="float">
            <text:p>-9.1127218207</text:p>
          </table:table-cell>
          <table:table-cell office:value-type="float" office:value="-7.75721615597636" calcext:value-type="float">
            <text:p>-7.757216156</text:p>
          </table:table-cell>
          <table:table-cell office:value-type="float" office:value="-6.6816753169179" calcext:value-type="float">
            <text:p>-6.6816753169</text:p>
          </table:table-cell>
          <table:table-cell office:value-type="float" office:value="-6.21997694408272" calcext:value-type="float">
            <text:p>-6.2199769441</text:p>
          </table:table-cell>
          <table:table-cell office:value-type="float" office:value="-5.61865794958408" calcext:value-type="float">
            <text:p>-5.6186579496</text:p>
          </table:table-cell>
          <table:table-cell office:value-type="float" office:value="-3.98597405037009" calcext:value-type="float">
            <text:p>-3.9859740504</text:p>
          </table:table-cell>
          <table:table-cell office:value-type="float" office:value="-1.86677177039144" calcext:value-type="float">
            <text:p>-1.8667717704</text:p>
          </table:table-cell>
          <table:table-cell office:value-type="float" office:value="-0.218912186425975" calcext:value-type="float">
            <text:p>-0.2189121864</text:p>
          </table:table-cell>
          <table:table-cell office:value-type="float" office:value="0.88351408034022" calcext:value-type="float">
            <text:p>0.8835140803</text:p>
          </table:table-cell>
          <table:table-cell office:value-type="float" office:value="1.6391662145692" calcext:value-type="float">
            <text:p>1.6391662146</text:p>
          </table:table-cell>
          <table:table-cell office:value-type="float" office:value="2.14292445604269" calcext:value-type="float">
            <text:p>2.142924456</text:p>
          </table:table-cell>
          <table:table-cell office:value-type="float" office:value="2.45144121547966" calcext:value-type="float">
            <text:p>2.4514412155</text:p>
          </table:table-cell>
          <table:table-cell office:value-type="float" office:value="2.609732350648" calcext:value-type="float">
            <text:p>2.6097323506</text:p>
          </table:table-cell>
          <table:table-cell office:value-type="float" office:value="2.65445563525898" calcext:value-type="float">
            <text:p>2.6544556353</text:p>
          </table:table-cell>
          <table:table-cell office:value-type="float" office:value="2.61517956353751" calcext:value-type="float">
            <text:p>2.6151795635</text:p>
          </table:table-cell>
          <table:table-cell office:value-type="float" office:value="2.51548679077471" calcext:value-type="float">
            <text:p>2.5154867908</text:p>
          </table:table-cell>
          <table:table-cell office:value-type="float" office:value="2.37414929787414" calcext:value-type="float">
            <text:p>2.3741492979</text:p>
          </table:table-cell>
          <table:table-cell office:value-type="float" office:value="2.20623081145169" calcext:value-type="float">
            <text:p>2.2062308115</text:p>
          </table:table-cell>
          <table:table-cell office:value-type="float" office:value="2.02387998866142" calcext:value-type="float">
            <text:p>2.0238799887</text:p>
          </table:table-cell>
          <table:table-cell office:value-type="float" office:value="1.83666099055891" calcext:value-type="float">
            <text:p>1.8366609906</text:p>
          </table:table-cell>
          <table:table-cell office:value-type="float" office:value="1.65160821897551" calcext:value-type="float">
            <text:p>1.651608219</text:p>
          </table:table-cell>
          <table:table-cell office:value-type="float" office:value="1.47324522881799" calcext:value-type="float">
            <text:p>1.4732452288</text:p>
          </table:table-cell>
          <table:table-cell office:value-type="float" office:value="1.30371073657772" calcext:value-type="float">
            <text:p>1.3037107366</text:p>
          </table:table-cell>
          <table:table-cell office:value-type="float" office:value="1.1430654433531" calcext:value-type="float">
            <text:p>1.1430654434</text:p>
          </table:table-cell>
          <table:table-cell office:value-type="float" office:value="0.989768896388483" calcext:value-type="float">
            <text:p>0.9897688964</text:p>
          </table:table-cell>
          <table:table-cell office:value-type="float" office:value="0.841250575582482" calcext:value-type="float">
            <text:p>0.8412505756</text:p>
          </table:table-cell>
          <table:table-cell office:value-type="float" office:value="0.694483135167694" calcext:value-type="float">
            <text:p>0.6944831352</text:p>
          </table:table-cell>
          <table:table-cell office:value-type="float" office:value="0.546482660927286" calcext:value-type="float">
            <text:p>0.5464826609</text:p>
          </table:table-cell>
          <table:table-cell office:value-type="float" office:value="0.394684387827855" calcext:value-type="float">
            <text:p>0.3946843878</text:p>
          </table:table-cell>
          <table:table-cell office:value-type="float" office:value="0.237166334483021" calcext:value-type="float">
            <text:p>0.2371663345</text:p>
          </table:table-cell>
          <table:table-cell office:value-type="float" office:value="0.0727244641214675" calcext:value-type="float">
            <text:p>0.0727244641</text:p>
          </table:table-cell>
          <table:table-cell office:value-type="float" office:value="-0.0991632073448834" calcext:value-type="float">
            <text:p>-0.0991632073</text:p>
          </table:table-cell>
          <table:table-cell office:value-type="float" office:value="-0.278425754133149" calcext:value-type="float">
            <text:p>-0.2784257541</text:p>
          </table:table-cell>
          <table:table-cell office:value-type="float" office:value="-0.464488146300397" calcext:value-type="float">
            <text:p>-0.4644881463</text:p>
          </table:table-cell>
          <table:table-cell office:value-type="float" office:value="-0.6563303876875" calcext:value-type="float">
            <text:p>-0.6563303877</text:p>
          </table:table-cell>
          <table:table-cell office:value-type="float" office:value="-0.852516158153343" calcext:value-type="float">
            <text:p>-0.8525161582</text:p>
          </table:table-cell>
          <table:table-cell office:value-type="float" office:value="-1.05120871718137" calcext:value-type="float">
            <text:p>-1.0512087172</text:p>
          </table:table-cell>
          <table:table-cell office:value-type="float" office:value="-1.25019595953759" calcext:value-type="float">
            <text:p>-1.2501959595</text:p>
          </table:table-cell>
          <table:table-cell office:value-type="float" office:value="-1.44694014490584" calcext:value-type="float">
            <text:p>-1.4469401449</text:p>
          </table:table-cell>
          <table:table-cell office:value-type="float" office:value="-1.63865785053838" calcext:value-type="float">
            <text:p>-1.6386578505</text:p>
          </table:table-cell>
          <table:table-cell office:value-type="float" office:value="-1.8224275007702" calcext:value-type="float">
            <text:p>-1.8224275008</text:p>
          </table:table-cell>
          <table:table-cell office:value-type="float" office:value="-1.99531763123899" calcext:value-type="float">
            <text:p>-1.9953176312</text:p>
          </table:table-cell>
          <table:table-cell office:value-type="float" office:value="-2.15452823771415" calcext:value-type="float">
            <text:p>-2.1545282377</text:p>
          </table:table-cell>
          <table:table-cell office:value-type="float" office:value="-2.29753781518054" calcext:value-type="float">
            <text:p>-2.2975378152</text:p>
          </table:table-cell>
          <table:table-cell office:value-type="float" office:value="-2.4222472862902" calcext:value-type="float">
            <text:p>-2.4222472863</text:p>
          </table:table-cell>
          <table:table-cell office:value-type="float" office:value="-2.52710721914404" calcext:value-type="float">
            <text:p>-2.5271072191</text:p>
          </table:table-cell>
          <table:table-cell office:value-type="float" office:value="-2.61120723065059" calcext:value-type="float">
            <text:p>-2.6112072307</text:p>
          </table:table-cell>
          <table:table-cell office:value-type="float" office:value="-2.67430026241787" calcext:value-type="float">
            <text:p>-2.6743002624</text:p>
          </table:table-cell>
          <table:table-cell office:value-type="float" office:value="-2.71673594797752" calcext:value-type="float">
            <text:p>-2.716735948</text:p>
          </table:table-cell>
          <table:table-cell office:value-type="float" office:value="-2.73929190261242" calcext:value-type="float">
            <text:p>-2.7392919026</text:p>
          </table:table-cell>
          <table:table-cell office:value-type="float" office:value="-2.74291875770766" calcext:value-type="float">
            <text:p>-2.7429187577</text:p>
          </table:table-cell>
          <table:table-cell office:value-type="float" office:value="-2.72844520402664" calcext:value-type="float">
            <text:p>-2.728445204</text:p>
          </table:table-cell>
          <table:table-cell office:value-type="float" office:value="-2.69631015291623" calcext:value-type="float">
            <text:p>-2.6963101529</text:p>
          </table:table-cell>
          <table:table-cell office:value-type="float" office:value="-2.64639150908241" calcext:value-type="float">
            <text:p>-2.6463915091</text:p>
          </table:table-cell>
          <table:table-cell office:value-type="float" office:value="-2.57798558255029" calcext:value-type="float">
            <text:p>-2.5779855826</text:p>
          </table:table-cell>
          <table:table-cell office:value-type="float" office:value="-2.48996512023844" calcext:value-type="float">
            <text:p>-2.4899651202</text:p>
          </table:table-cell>
          <table:table-cell office:value-type="float" office:value="-2.38111298794454" calcext:value-type="float">
            <text:p>-2.3811129879</text:p>
          </table:table-cell>
          <table:table-cell office:value-type="float" office:value="-2.25059059728757" calcext:value-type="float">
            <text:p>-2.2505905973</text:p>
          </table:table-cell>
          <table:table-cell office:value-type="float" office:value="-2.0984475260531" calcext:value-type="float">
            <text:p>-2.0984475261</text:p>
          </table:table-cell>
          <table:table-cell office:value-type="float" office:value="-1.92601082357204" calcext:value-type="float">
            <text:p>-1.9260108236</text:p>
          </table:table-cell>
          <table:table-cell office:value-type="float" office:value="-1.7359361619275" calcext:value-type="float">
            <text:p>-1.7359361619</text:p>
          </table:table-cell>
          <table:table-cell office:value-type="float" office:value="-1.53172669736069" calcext:value-type="float">
            <text:p>-1.5317266974</text:p>
          </table:table-cell>
          <table:table-cell office:value-type="float" office:value="-1.31671637376094" calcext:value-type="float">
            <text:p>-1.3167163738</text:p>
          </table:table-cell>
          <table:table-cell office:value-type="float" office:value="-1.09288950649788" calcext:value-type="float">
            <text:p>-1.0928895065</text:p>
          </table:table-cell>
          <table:table-cell office:value-type="float" office:value="-0.8602889228764" calcext:value-type="float">
            <text:p>-0.8602889229</text:p>
          </table:table-cell>
          <table:table-cell office:value-type="float" office:value="-0.617760636490132" calcext:value-type="float">
            <text:p>-0.6177606365</text:p>
          </table:table-cell>
          <table:table-cell office:value-type="float" office:value="-0.3650827498344" calcext:value-type="float">
            <text:p>-0.3650827498</text:p>
          </table:table-cell>
          <table:table-cell office:value-type="float" office:value="-0.1054100578882" calcext:value-type="float">
            <text:p>-0.1054100579</text:p>
          </table:table-cell>
          <table:table-cell office:value-type="float" office:value="0.15359619033795" calcext:value-type="float">
            <text:p>0.1535961903</text:p>
          </table:table-cell>
          <table:table-cell office:value-type="float" office:value="0.400832427201685" calcext:value-type="float">
            <text:p>0.4008324272</text:p>
          </table:table-cell>
          <table:table-cell office:value-type="float" office:value="0.624369322021323" calcext:value-type="float">
            <text:p>0.624369322</text:p>
          </table:table-cell>
          <table:table-cell office:value-type="float" office:value="0.814104471148731" calcext:value-type="float">
            <text:p>0.8141044711</text:p>
          </table:table-cell>
          <table:table-cell office:value-type="float" office:value="0.963323148404278" calcext:value-type="float">
            <text:p>0.9633231484</text:p>
          </table:table-cell>
          <table:table-cell office:value-type="float" office:value="1.06898678938073" calcext:value-type="float">
            <text:p>1.0689867894</text:p>
          </table:table-cell>
          <table:table-cell office:value-type="float" office:value="1.13118385823764" calcext:value-type="float">
            <text:p>1.1311838582</text:p>
          </table:table-cell>
          <table:table-cell office:value-type="float" office:value="1.15226089728932" calcext:value-type="float">
            <text:p>1.1522608973</text:p>
          </table:table-cell>
          <table:table-cell office:value-type="float" office:value="1.13597287929942" calcext:value-type="float">
            <text:p>1.1359728793</text:p>
          </table:table-cell>
          <table:table-cell office:value-type="float" office:value="1.08680124924117" calcext:value-type="float">
            <text:p>1.0868012492</text:p>
          </table:table-cell>
          <table:table-cell office:value-type="float" office:value="1.00946956841387" calcext:value-type="float">
            <text:p>1.0094695684</text:p>
          </table:table-cell>
          <table:table-cell office:value-type="float" office:value="0.908632384810453" calcext:value-type="float">
            <text:p>0.9086323848</text:p>
          </table:table-cell>
          <table:table-cell office:value-type="float" office:value="0.788696024319613" calcext:value-type="float">
            <text:p>0.7886960243</text:p>
          </table:table-cell>
          <table:table-cell office:value-type="float" office:value="0.653730682013887" calcext:value-type="float">
            <text:p>0.653730682</text:p>
          </table:table-cell>
          <table:table-cell office:value-type="float" office:value="0.507440595103965" calcext:value-type="float">
            <text:p>0.5074405951</text:p>
          </table:table-cell>
          <table:table-cell office:value-type="float" office:value="0.353167845334959" calcext:value-type="float">
            <text:p>0.3531678453</text:p>
          </table:table-cell>
          <table:table-cell office:value-type="float" office:value="0.193913121163529" calcext:value-type="float">
            <text:p>0.1939131212</text:p>
          </table:table-cell>
          <table:table-cell office:value-type="float" office:value="0.0323628305651802" calcext:value-type="float">
            <text:p>0.0323628306</text:p>
          </table:table-cell>
          <table:table-cell office:value-type="float" office:value="-0.129083659253109" calcext:value-type="float">
            <text:p>-0.1290836593</text:p>
          </table:table-cell>
          <table:table-cell office:value-type="float" office:value="-0.288289847736536" calcext:value-type="float">
            <text:p>-0.2882898477</text:p>
          </table:table-cell>
          <table:table-cell office:value-type="float" office:value="-0.443362174545463" calcext:value-type="float">
            <text:p>-0.4433621745</text:p>
          </table:table-cell>
          <table:table-cell office:value-type="float" office:value="-0.592634271940611" calcext:value-type="float">
            <text:p>-0.5926342719</text:p>
          </table:table-cell>
          <table:table-cell office:value-type="float" office:value="-0.734654644132284" calcext:value-type="float">
            <text:p>-0.7346546441</text:p>
          </table:table-cell>
          <table:table-cell office:value-type="float" office:value="-0.868176757780201" calcext:value-type="float">
            <text:p>-0.8681767578</text:p>
          </table:table-cell>
          <table:table-cell office:value-type="float" office:value="-0.992150552470577" calcext:value-type="float">
            <text:p>-0.9921505525</text:p>
          </table:table-cell>
          <table:table-cell office:value-type="float" office:value="-1.105714569978" calcext:value-type="float">
            <text:p>-1.10571457</text:p>
          </table:table-cell>
          <table:table-cell office:value-type="float" office:value="-1.20818814344744" calcext:value-type="float">
            <text:p>-1.2081881434</text:p>
          </table:table-cell>
          <table:table-cell office:value-type="float" office:value="-1.29906329363109" calcext:value-type="float">
            <text:p>-1.2990632936</text:p>
          </table:table-cell>
          <table:table-cell office:value-type="float" office:value="-1.37799610133708" calcext:value-type="float">
            <text:p>-1.3779961013</text:p>
          </table:table-cell>
          <table:table-cell office:value-type="float" office:value="-1.44479736466945" calcext:value-type="float">
            <text:p>-1.4447973647</text:p>
          </table:table-cell>
          <table:table-cell office:value-type="float" office:value="-1.49942234779491" calcext:value-type="float">
            <text:p>-1.4994223478</text:p>
          </table:table-cell>
          <table:table-cell office:value-type="float" office:value="-1.54195944082204" calcext:value-type="float">
            <text:p>-1.5419594408</text:p>
          </table:table-cell>
          <table:table-cell office:value-type="float" office:value="-1.57261761866799" calcext:value-type="float">
            <text:p>-1.5726176187</text:p>
          </table:table-cell>
          <table:table-cell office:value-type="float" office:value="-1.59171271780874" calcext:value-type="float">
            <text:p>-1.5917127178</text:p>
          </table:table-cell>
          <table:table-cell office:value-type="float" office:value="-1.59965271989368" calcext:value-type="float">
            <text:p>-1.5996527199</text:p>
          </table:table-cell>
          <table:table-cell office:value-type="float" office:value="-1.59692240477206" calcext:value-type="float">
            <text:p>-1.5969224048</text:p>
          </table:table-cell>
          <table:table-cell office:value-type="float" office:value="-1.58406788546298" calcext:value-type="float">
            <text:p>-1.5840678855</text:p>
          </table:table-cell>
          <table:table-cell office:value-type="float" office:value="-1.56168165364871" calcext:value-type="float">
            <text:p>-1.5616816536</text:p>
          </table:table-cell>
          <table:table-cell office:value-type="float" office:value="-1.53038884469556" calcext:value-type="float">
            <text:p>-1.5303888447</text:p>
          </table:table-cell>
          <table:table-cell office:value-type="float" office:value="-1.4908354683547" calcext:value-type="float">
            <text:p>-1.4908354684</text:p>
          </table:table-cell>
          <table:table-cell office:value-type="float" office:value="-1.44367932244329" calcext:value-type="float">
            <text:p>-1.4436793224</text:p>
          </table:table-cell>
          <table:table-cell office:value-type="float" office:value="-1.38958417912793" calcext:value-type="float">
            <text:p>-1.3895841791</text:p>
          </table:table-cell>
          <table:table-cell office:value-type="float" office:value="-1.32921758032783" calcext:value-type="float">
            <text:p>-1.3292175803</text:p>
          </table:table-cell>
          <table:table-cell office:value-type="float" office:value="-1.26325219944771" calcext:value-type="float">
            <text:p>-1.2632521994</text:p>
          </table:table-cell>
          <table:table-cell office:value-type="float" office:value="-1.19237025919183" calcext:value-type="float">
            <text:p>-1.1923702592</text:p>
          </table:table-cell>
          <table:table-cell office:value-type="float" office:value="-1.11727001656398" calcext:value-type="float">
            <text:p>-1.1172700166</text:p>
          </table:table-cell>
          <table:table-cell office:value-type="float" office:value="-1.03867293767074" calcext:value-type="float">
            <text:p>-1.0386729377</text:p>
          </table:table-cell>
          <table:table-cell office:value-type="float" office:value="-0.957329985950004" calcext:value-type="float">
            <text:p>-0.957329986</text:p>
          </table:table-cell>
          <table:table-cell office:value-type="float" office:value="-0.87402550484363" calcext:value-type="float">
            <text:p>-0.8740255048</text:p>
          </table:table-cell>
          <table:table-cell office:value-type="float" office:value="-0.789577500065342" calcext:value-type="float">
            <text:p>-0.7895775001</text:p>
          </table:table-cell>
          <table:table-cell office:value-type="float" office:value="-0.704833663679985" calcext:value-type="float">
            <text:p>-0.7048336637</text:p>
          </table:table-cell>
          <table:table-cell office:value-type="float" office:value="-0.620663126392742" calcext:value-type="float">
            <text:p>-0.6206631264</text:p>
          </table:table-cell>
          <table:table-cell office:value-type="float" office:value="-0.537944545835636" calcext:value-type="float">
            <text:p>-0.5379445458</text:p>
          </table:table-cell>
          <table:table-cell office:value-type="float" office:value="-0.4575516178339" calcext:value-type="float">
            <text:p>-0.4575516178</text:p>
          </table:table-cell>
          <table:table-cell office:value-type="float" office:value="-0.380337352257349" calcext:value-type="float">
            <text:p>-0.3803373523</text:p>
          </table:table-cell>
          <table:table-cell office:value-type="float" office:value="-0.307118458478719" calcext:value-type="float">
            <text:p>-0.3071184585</text:p>
          </table:table-cell>
          <table:table-cell office:value-type="float" office:value="-0.238660965911457" calcext:value-type="float">
            <text:p>-0.2386609659</text:p>
          </table:table-cell>
          <table:table-cell office:value-type="float" office:value="-0.175667836521036" calcext:value-type="float">
            <text:p>-0.1756678365</text:p>
          </table:table-cell>
          <table:table-cell office:value-type="float" office:value="-0.118768906765467" calcext:value-type="float">
            <text:p>-0.1187689068</text:p>
          </table:table-cell>
          <table:table-cell office:value-type="float" office:value="-0.0685131237083425" calcext:value-type="float">
            <text:p>-0.0685131237</text:p>
          </table:table-cell>
          <table:table-cell office:value-type="float" office:value="-0.0253627872727691" calcext:value-type="float">
            <text:p>-0.0253627873</text:p>
          </table:table-cell>
          <table:table-cell office:value-type="float" office:value="0.0103105894402589" calcext:value-type="float">
            <text:p>0.0103105894</text:p>
          </table:table-cell>
          <table:table-cell office:value-type="float" office:value="0.0382291485695419" calcext:value-type="float">
            <text:p>0.0382291486</text:p>
          </table:table-cell>
          <table:table-cell office:value-type="float" office:value="0.0582104956693641" calcext:value-type="float">
            <text:p>0.0582104957</text:p>
          </table:table-cell>
          <table:table-cell office:value-type="float" office:value="0.0701684927984303" calcext:value-type="float">
            <text:p>0.0701684928</text:p>
          </table:table-cell>
          <table:table-cell office:value-type="float" office:value="0.0741129475029823" calcext:value-type="float">
            <text:p>0.0741129475</text:p>
          </table:table-cell>
          <table:table-cell office:value-type="float" office:value="0.0701480486957706" calcext:value-type="float">
            <text:p>0.0701480487</text:p>
          </table:table-cell>
          <table:table-cell office:value-type="float" office:value="0.0584694291072552" calcext:value-type="float">
            <text:p>0.0584694291</text:p>
          </table:table-cell>
          <table:table-cell office:value-type="float" office:value="0.039359837745927" calcext:value-type="float">
            <text:p>0.0393598377</text:p>
          </table:table-cell>
          <table:table-cell office:value-type="float" office:value="0.0131835504274846" calcext:value-type="float">
            <text:p>0.0131835504</text:p>
          </table:table-cell>
          <table:table-cell office:value-type="float" office:value="-0.0196202113800581" calcext:value-type="float">
            <text:p>-0.0196202114</text:p>
          </table:table-cell>
          <table:table-cell office:value-type="float" office:value="-0.0585444833038906" calcext:value-type="float">
            <text:p>-0.0585444833</text:p>
          </table:table-cell>
          <table:table-cell office:value-type="float" office:value="-0.103021981164133" calcext:value-type="float">
            <text:p>-0.1030219812</text:p>
          </table:table-cell>
          <table:table-cell office:value-type="float" office:value="-0.152432387942199" calcext:value-type="float">
            <text:p>-0.1524323879</text:p>
          </table:table-cell>
          <table:table-cell office:value-type="float" office:value="-0.206109256614972" calcext:value-type="float">
            <text:p>-0.2061092566</text:p>
          </table:table-cell>
          <table:table-cell office:value-type="float" office:value="-0.263346426332589" calcext:value-type="float">
            <text:p>-0.2633464263</text:p>
          </table:table-cell>
          <table:table-cell office:value-type="float" office:value="-0.323403998764107" calcext:value-type="float">
            <text:p>-0.3234039988</text:p>
          </table:table-cell>
          <table:table-cell office:value-type="float" office:value="-0.385514043905815" calcext:value-type="float">
            <text:p>-0.3855140439</text:p>
          </table:table-cell>
          <table:table-cell office:value-type="float" office:value="-0.44888627912826" calcext:value-type="float">
            <text:p>-0.4488862791</text:p>
          </table:table-cell>
          <table:table-cell office:value-type="float" office:value="-0.512713983935385" calcext:value-type="float">
            <text:p>-0.5127139839</text:p>
          </table:table-cell>
          <table:table-cell office:value-type="float" office:value="-0.576180381336791" calcext:value-type="float">
            <text:p>-0.5761803813</text:p>
          </table:table-cell>
          <table:table-cell office:value-type="float" office:value="-0.638465650618052" calcext:value-type="float">
            <text:p>-0.6384656506</text:p>
          </table:table-cell>
          <table:table-cell office:value-type="float" office:value="-0.698754656956595" calcext:value-type="float">
            <text:p>-0.698754657</text:p>
          </table:table-cell>
          <table:table-cell office:value-type="float" office:value="-0.75624541275495" calcext:value-type="float">
            <text:p>-0.7562454128</text:p>
          </table:table-cell>
          <table:table-cell office:value-type="float" office:value="-0.810158242310379" calcext:value-type="float">
            <text:p>-0.8101582423</text:p>
          </table:table-cell>
          <table:table-cell office:value-type="float" office:value="-0.859745616938845" calcext:value-type="float">
            <text:p>-0.8597456169</text:p>
          </table:table-cell>
          <table:table-cell office:value-type="float" office:value="-0.904302663228691" calcext:value-type="float">
            <text:p>-0.9043026632</text:p>
          </table:table-cell>
          <table:table-cell office:value-type="float" office:value="-0.94317841081395" calcext:value-type="float">
            <text:p>-0.9431784108</text:p>
          </table:table-cell>
          <table:table-cell office:value-type="float" office:value="-0.975787910949677" calcext:value-type="float">
            <text:p>-0.9757879109</text:p>
          </table:table-cell>
          <table:table-cell office:value-type="float" office:value="-1.00162538183397" calcext:value-type="float">
            <text:p>-1.0016253818</text:p>
          </table:table-cell>
          <table:table-cell office:value-type="float" office:value="-1.02027847130536" calcext:value-type="float">
            <text:p>-1.0202784713</text:p>
          </table:table-cell>
          <table:table-cell office:value-type="float" office:value="-1.03144352734741" calcext:value-type="float">
            <text:p>-1.0314435273</text:p>
          </table:table-cell>
          <table:table-cell office:value-type="float" office:value="-1.03494141145156" calcext:value-type="float">
            <text:p>-1.0349414115</text:p>
          </table:table-cell>
          <table:table-cell office:value-type="float" office:value="-1.03073290498315" calcext:value-type="float">
            <text:p>-1.030732905</text:p>
          </table:table-cell>
          <table:table-cell office:value-type="float" office:value="-1.01893222917813" calcext:value-type="float">
            <text:p>-1.0189322292</text:p>
          </table:table-cell>
          <table:table-cell office:value-type="float" office:value="-0.999816764025745" calcext:value-type="float">
            <text:p>-0.999816764</text:p>
          </table:table-cell>
          <table:table-cell office:value-type="float" office:value="-0.973830871808659" calcext:value-type="float">
            <text:p>-0.9738308718</text:p>
          </table:table-cell>
          <table:table-cell office:value-type="float" office:value="-0.941581940404319" calcext:value-type="float">
            <text:p>-0.9415819404</text:p>
          </table:table-cell>
          <table:table-cell office:value-type="float" office:value="-0.903827408108171" calcext:value-type="float">
            <text:p>-0.9038274081</text:p>
          </table:table-cell>
          <table:table-cell office:value-type="float" office:value="-0.861452544806909" calcext:value-type="float">
            <text:p>-0.8614525448</text:p>
          </table:table-cell>
          <table:table-cell office:value-type="float" office:value="-0.815439959175208" calcext:value-type="float">
            <text:p>-0.8154399592</text:p>
          </table:table-cell>
          <table:table-cell office:value-type="float" office:value="-0.766832928782399" calcext:value-type="float">
            <text:p>-0.7668329288</text:p>
          </table:table-cell>
          <table:table-cell office:value-type="float" office:value="-0.716695470580149" calcext:value-type="float">
            <text:p>-0.7166954706</text:p>
          </table:table-cell>
          <table:table-cell office:value-type="float" office:value="-0.666072425138609" calcext:value-type="float">
            <text:p>-0.6660724251</text:p>
          </table:table-cell>
          <table:table-cell office:value-type="float" office:value="-0.615952681442913" calcext:value-type="float">
            <text:p>-0.6159526814</text:p>
          </table:table-cell>
          <table:table-cell office:value-type="float" office:value="-0.5672380986341" calcext:value-type="float">
            <text:p>-0.5672380986</text:p>
          </table:table-cell>
          <table:table-cell office:value-type="float" office:value="-0.520719843017155" calcext:value-type="float">
            <text:p>-0.520719843</text:p>
          </table:table-cell>
          <table:table-cell office:value-type="float" office:value="-0.477062933292523" calcext:value-type="float">
            <text:p>-0.4770629333</text:p>
          </table:table-cell>
          <table:table-cell office:value-type="float" office:value="-0.436798931180711" calcext:value-type="float">
            <text:p>-0.4367989312</text:p>
          </table:table-cell>
          <table:table-cell office:value-type="float" office:value="-0.400326033714507" calcext:value-type="float">
            <text:p>-0.4003260337</text:p>
          </table:table-cell>
          <table:table-cell office:value-type="float" office:value="-0.367915364267617" calcext:value-type="float">
            <text:p>-0.3679153643</text:p>
          </table:table-cell>
          <table:table-cell office:value-type="float" office:value="-0.339722019617703" calcext:value-type="float">
            <text:p>-0.3397220196</text:p>
          </table:table-cell>
          <table:table-cell office:value-type="float" office:value="-0.315799375725945" calcext:value-type="float">
            <text:p>-0.3157993757</text:p>
          </table:table-cell>
          <table:table-cell office:value-type="float" office:value="-0.296115236816199" calcext:value-type="float">
            <text:p>-0.2961152368</text:p>
          </table:table-cell>
          <table:table-cell office:value-type="float" office:value="-0.28056858127723" calcext:value-type="float">
            <text:p>-0.2805685813</text:p>
          </table:table-cell>
          <table:table-cell office:value-type="float" office:value="-0.269005872049029" calcext:value-type="float">
            <text:p>-0.269005872</text:p>
          </table:table-cell>
          <table:table-cell office:value-type="float" office:value="-0.2612361275159" calcext:value-type="float">
            <text:p>-0.2612361275</text:p>
          </table:table-cell>
          <table:table-cell office:value-type="float" office:value="-0.257044171512852" calcext:value-type="float">
            <text:p>-0.2570441715</text:p>
          </table:table-cell>
          <table:table-cell office:value-type="float" office:value="-0.256201686802022" calcext:value-type="float">
            <text:p>-0.2562016868</text:p>
          </table:table-cell>
          <table:table-cell office:value-type="float" office:value="-0.258475880383209" calcext:value-type="float">
            <text:p>-0.2584758804</text:p>
          </table:table-cell>
          <table:table-cell office:value-type="float" office:value="-0.263635729953826" calcext:value-type="float">
            <text:p>-0.26363573</text:p>
          </table:table-cell>
          <table:table-cell office:value-type="float" office:value="-0.271455918712853" calcext:value-type="float">
            <text:p>-0.2714559187</text:p>
          </table:table-cell>
          <table:table-cell office:value-type="float" office:value="-0.281718680490641" calcext:value-type="float">
            <text:p>-0.2817186805</text:p>
          </table:table-cell>
          <table:table-cell office:value-type="float" office:value="-0.294213868114746" calcext:value-type="float">
            <text:p>-0.2942138681</text:p>
          </table:table-cell>
          <table:table-cell office:value-type="float" office:value="-0.308737623572917" calcext:value-type="float">
            <text:p>-0.3087376236</text:p>
          </table:table-cell>
          <table:table-cell office:value-type="float" office:value="-0.325090067264284" calcext:value-type="float">
            <text:p>-0.3250900673</text:p>
          </table:table-cell>
          <table:table-cell office:value-type="float" office:value="-0.343072434451166" calcext:value-type="float">
            <text:p>-0.3430724345</text:p>
          </table:table-cell>
          <table:table-cell office:value-type="float" office:value="-0.362484070252762" calcext:value-type="float">
            <text:p>-0.3624840703</text:p>
          </table:table-cell>
          <table:table-cell office:value-type="float" office:value="-0.383119652426345" calcext:value-type="float">
            <text:p>-0.3831196524</text:p>
          </table:table-cell>
          <table:table-cell office:value-type="float" office:value="-0.404766948063759" calcext:value-type="float">
            <text:p>-0.4047669481</text:p>
          </table:table-cell>
          <table:table-cell office:value-type="float" office:value="-0.42720533229776" calcext:value-type="float">
            <text:p>-0.4272053323</text:p>
          </table:table-cell>
          <table:table-cell office:value-type="float" office:value="-0.450205211410761" calcext:value-type="float">
            <text:p>-0.4502052114</text:p>
          </table:table-cell>
          <table:table-cell office:value-type="float" office:value="-0.473528406907988" calcext:value-type="float">
            <text:p>-0.4735284069</text:p>
          </table:table-cell>
          <table:table-cell office:value-type="float" office:value="-0.496929478040826" calcext:value-type="float">
            <text:p>-0.496929478</text:p>
          </table:table-cell>
          <table:table-cell office:value-type="float" office:value="-0.520157893454325" calcext:value-type="float">
            <text:p>-0.5201578935</text:p>
          </table:table-cell>
          <table:table-cell office:value-type="float" office:value="-0.54296091167263" calcext:value-type="float">
            <text:p>-0.5429609117</text:p>
          </table:table-cell>
          <table:table-cell office:value-type="float" office:value="-0.565086996559536" calcext:value-type="float">
            <text:p>-0.5650869966</text:p>
          </table:table-cell>
          <table:table-cell office:value-type="float" office:value="-0.586289577323775" calcext:value-type="float">
            <text:p>-0.5862895773</text:p>
          </table:table-cell>
          <table:table-cell office:value-type="float" office:value="-0.606330961176766" calcext:value-type="float">
            <text:p>-0.6063309612</text:p>
          </table:table-cell>
          <table:table-cell office:value-type="float" office:value="-0.624986217518604" calcext:value-type="float">
            <text:p>-0.6249862175</text:p>
          </table:table-cell>
          <table:table-cell office:value-type="float" office:value="-0.642046872230999" calcext:value-type="float">
            <text:p>-0.6420468722</text:p>
          </table:table-cell>
          <table:table-cell office:value-type="float" office:value="-0.657324276073332" calcext:value-type="float">
            <text:p>-0.6573242761</text:p>
          </table:table-cell>
          <table:table-cell office:value-type="float" office:value="-0.67065253952439" calcext:value-type="float">
            <text:p>-0.6706525395</text:p>
          </table:table-cell>
          <table:table-cell office:value-type="float" office:value="-0.681890955569102" calcext:value-type="float">
            <text:p>-0.6818909556</text:p>
          </table:table-cell>
          <table:table-cell office:value-type="float" office:value="-0.690925860431086" calcext:value-type="float">
            <text:p>-0.6909258604</text:p>
          </table:table-cell>
          <table:table-cell office:value-type="float" office:value="-0.697671909249209" calcext:value-type="float">
            <text:p>-0.6976719092</text:p>
          </table:table-cell>
          <table:table-cell office:value-type="float" office:value="-0.702072768749069" calcext:value-type="float">
            <text:p>-0.7020727687</text:p>
          </table:table-cell>
          <table:table-cell office:value-type="float" office:value="-0.704101251854681" calcext:value-type="float">
            <text:p>-0.7041012519</text:p>
          </table:table-cell>
          <table:table-cell office:value-type="float" office:value="-0.703758939780066" calcext:value-type="float">
            <text:p>-0.7037589398</text:p>
          </table:table-cell>
          <table:table-cell office:value-type="float" office:value="-0.701075355249259" calcext:value-type="float">
            <text:p>-0.7010753552</text:p>
          </table:table-cell>
          <table:table-cell office:value-type="float" office:value="-0.696106765902727" calcext:value-type="float">
            <text:p>-0.6961067659</text:p>
          </table:table-cell>
          <table:table-cell office:value-type="float" office:value="-0.688934709276055" calcext:value-type="float">
            <text:p>-0.6889347093</text:p>
          </table:table-cell>
          <table:table-cell office:value-type="float" office:value="-0.679664339505059" calcext:value-type="float">
            <text:p>-0.6796643395</text:p>
          </table:table-cell>
          <table:table-cell office:value-type="float" office:value="-0.66842270018789" calcext:value-type="float">
            <text:p>-0.6684227002</text:p>
          </table:table-cell>
          <table:table-cell office:value-type="float" office:value="-0.655357026231549" calcext:value-type="float">
            <text:p>-0.6553570262</text:p>
          </table:table-cell>
          <table:table-cell office:value-type="float" office:value="-0.640633167823097" calcext:value-type="float">
            <text:p>-0.6406331678</text:p>
          </table:table-cell>
          <table:table-cell office:value-type="float" office:value="-0.624434209295224" calcext:value-type="float">
            <text:p>-0.6244342093</text:p>
          </table:table-cell>
          <table:table-cell office:value-type="float" office:value="-0.606959322013658" calcext:value-type="float">
            <text:p>-0.606959322</text:p>
          </table:table-cell>
          <table:table-cell office:value-type="float" office:value="-0.588422842335064" calcext:value-type="float">
            <text:p>-0.5884228423</text:p>
          </table:table-cell>
          <table:table-cell office:value-type="float" office:value="-0.569053504776598" calcext:value-type="float">
            <text:p>-0.5690535048</text:p>
          </table:table-cell>
          <table:table-cell office:value-type="float" office:value="-0.549093692656548" calcext:value-type="float">
            <text:p>-0.5490936927</text:p>
          </table:table-cell>
          <table:table-cell office:value-type="float" office:value="-0.528798504065193" calcext:value-type="float">
            <text:p>-0.5287985041</text:p>
          </table:table-cell>
          <table:table-cell office:value-type="float" office:value="-0.508434384250194" calcext:value-type="float">
            <text:p>-0.5084343843</text:p>
          </table:table-cell>
          <table:table-cell office:value-type="float" office:value="-0.488277061269145" calcext:value-type="float">
            <text:p>-0.4882770613</text:p>
          </table:table-cell>
          <table:table-cell office:value-type="float" office:value="-0.468608551838763" calcext:value-type="float">
            <text:p>-0.4686085518</text:p>
          </table:table-cell>
          <table:table-cell office:value-type="float" office:value="-0.449713083016974" calcext:value-type="float">
            <text:p>-0.449713083</text:p>
          </table:table-cell>
          <table:table-cell office:value-type="float" office:value="-0.431871896779761" calcext:value-type="float">
            <text:p>-0.4318718968</text:p>
          </table:table-cell>
          <table:table-cell office:value-type="float" office:value="-0.415357052352476" calcext:value-type="float">
            <text:p>-0.4153570524</text:p>
          </table:table-cell>
          <table:table-cell office:value-type="float" office:value="-0.400424491477231" calcext:value-type="float">
            <text:p>-0.4004244915</text:p>
          </table:table-cell>
          <table:table-cell office:value-type="float" office:value="-0.387306758598669" calcext:value-type="float">
            <text:p>-0.3873067586</text:p>
          </table:table-cell>
          <table:table-cell office:value-type="float" office:value="-0.376205849195443" calcext:value-type="float">
            <text:p>-0.3762058492</text:p>
          </table:table-cell>
          <table:table-cell office:value-type="float" office:value="-0.367286682055514" calcext:value-type="float">
            <text:p>-0.3672866821</text:p>
          </table:table-cell>
          <table:table-cell office:value-type="float" office:value="-0.360671653578883" calcext:value-type="float">
            <text:p>-0.3606716536</text:p>
          </table:table-cell>
          <table:table-cell office:value-type="float" office:value="-0.356436643257005" calcext:value-type="float">
            <text:p>-0.3564366433</text:p>
          </table:table-cell>
          <table:table-cell office:value-type="float" office:value="-0.354608716054301" calcext:value-type="float">
            <text:p>-0.3546087161</text:p>
          </table:table-cell>
          <table:table-cell office:value-type="float" office:value="-0.355165629405789" calcext:value-type="float">
            <text:p>-0.3551656294</text:p>
          </table:table-cell>
          <table:table-cell office:value-type="float" office:value="-0.358037118734487" calcext:value-type="float">
            <text:p>-0.3580371187</text:p>
          </table:table-cell>
          <table:table-cell office:value-type="float" office:value="-0.363107820390987" calcext:value-type="float">
            <text:p>-0.3631078204</text:p>
          </table:table-cell>
          <table:table-cell office:value-type="float" office:value="-0.370221603578109" calcext:value-type="float">
            <text:p>-0.3702216036</text:p>
          </table:table-cell>
          <table:table-cell office:value-type="float" office:value="-0.379187026330179" calcext:value-type="float">
            <text:p>-0.3791870263</text:p>
          </table:table-cell>
          <table:table-cell office:value-type="float" office:value="-0.389783603500717" calcext:value-type="float">
            <text:p>-0.3897836035</text:p>
          </table:table-cell>
          <table:table-cell office:value-type="float" office:value="-0.401768572493353" calcext:value-type="float">
            <text:p>-0.4017685725</text:p>
          </table:table-cell>
          <table:table-cell office:value-type="float" office:value="-0.414883859215287" calcext:value-type="float">
            <text:p>-0.4148838592</text:p>
          </table:table-cell>
          <table:table-cell office:value-type="float" office:value="-0.428862976380771" calcext:value-type="float">
            <text:p>-0.4288629764</text:p>
          </table:table-cell>
          <table:table-cell office:value-type="float" office:value="-0.443437623538756" calcext:value-type="float">
            <text:p>-0.4434376235</text:p>
          </table:table-cell>
          <table:table-cell office:value-type="float" office:value="-0.458343798874381" calcext:value-type="float">
            <text:p>-0.4583437989</text:p>
          </table:table-cell>
          <table:table-cell office:value-type="float" office:value="-0.473327274071451" calcext:value-type="float">
            <text:p>-0.4733272741</text:p>
          </table:table-cell>
          <table:table-cell office:value-type="float" office:value="-0.488148323466469" calcext:value-type="float">
            <text:p>-0.4881483235</text:p>
          </table:table-cell>
          <table:table-cell office:value-type="float" office:value="-0.502585636433786" calcext:value-type="float">
            <text:p>-0.5025856364</text:p>
          </table:table-cell>
          <table:table-cell office:value-type="float" office:value="-0.516439376883469" calcext:value-type="float">
            <text:p>-0.5164393769</text:p>
          </table:table-cell>
          <table:table-cell office:value-type="float" office:value="-0.529533385729515" calcext:value-type="float">
            <text:p>-0.5295333857</text:p>
          </table:table-cell>
          <table:table-cell office:value-type="float" office:value="-0.541716551012037" calcext:value-type="float">
            <text:p>-0.541716551</text:p>
          </table:table-cell>
          <table:table-cell office:value-type="float" office:value="-0.552863395792329" calcext:value-type="float">
            <text:p>-0.5528633958</text:p>
          </table:table-cell>
          <table:table-cell office:value-type="float" office:value="-0.562873955692993" calcext:value-type="float">
            <text:p>-0.5628739557</text:p>
          </table:table-cell>
          <table:table-cell office:value-type="float" office:value="-0.571673035620606" calcext:value-type="float">
            <text:p>-0.5716730356</text:p>
          </table:table-cell>
          <table:table-cell office:value-type="float" office:value="-0.579208948422156" calcext:value-type="float">
            <text:p>-0.5792089484</text:p>
          </table:table-cell>
          <table:table-cell office:value-type="float" office:value="-0.585451846633269" calcext:value-type="float">
            <text:p>-0.5854518466</text:p>
          </table:table-cell>
          <table:table-cell office:value-type="float" office:value="-0.590391761917637" calcext:value-type="float">
            <text:p>-0.5903917619</text:p>
          </table:table-cell>
          <table:table-cell office:value-type="float" office:value="-0.594036465218935" calcext:value-type="float">
            <text:p>-0.5940364652</text:p>
          </table:table-cell>
          <table:table-cell office:value-type="float" office:value="-0.596409254303154" calcext:value-type="float">
            <text:p>-0.5964092543</text:p>
          </table:table-cell>
          <table:table-cell office:value-type="float" office:value="-0.597546764677297" calcext:value-type="float">
            <text:p>-0.5975467647</text:p>
          </table:table-cell>
          <table:table-cell office:value-type="float" office:value="-0.597496885504789" calcext:value-type="float">
            <text:p>-0.5974968855</text:p>
          </table:table-cell>
          <table:table-cell office:value-type="float" office:value="-0.596316844991236" calcext:value-type="float">
            <text:p>-0.596316845</text:p>
          </table:table-cell>
          <table:table-cell office:value-type="float" office:value="-0.594071510772132" calcext:value-type="float">
            <text:p>-0.5940715108</text:p>
          </table:table-cell>
          <table:table-cell office:value-type="float" office:value="-0.590831931266393" calcext:value-type="float">
            <text:p>-0.5908319313</text:p>
          </table:table-cell>
          <table:table-cell office:value-type="float" office:value="-0.586674124862903" calcext:value-type="float">
            <text:p>-0.5866741249</text:p>
          </table:table-cell>
          <table:table-cell office:value-type="float" office:value="-0.581678106326997" calcext:value-type="float">
            <text:p>-0.5816781063</text:p>
          </table:table-cell>
          <table:table-cell office:value-type="float" office:value="-0.575927124877929" calcext:value-type="float">
            <text:p>-0.5759271249</text:p>
          </table:table-cell>
          <table:table-cell office:value-type="float" office:value="-0.569507076804072" calcext:value-type="float">
            <text:p>-0.5695070768</text:p>
          </table:table-cell>
          <table:table-cell office:value-type="float" office:value="-0.562506047758049" calcext:value-type="float">
            <text:p>-0.5625060478</text:p>
          </table:table-cell>
          <table:table-cell office:value-type="float" office:value="-0.555013936229578" calcext:value-type="float">
            <text:p>-0.5550139362</text:p>
          </table:table-cell>
          <table:table-cell office:value-type="float" office:value="-0.547122110111324" calcext:value-type="float">
            <text:p>-0.5471221101</text:p>
          </table:table-cell>
          <table:table-cell office:value-type="float" office:value="-0.538923052327824" calcext:value-type="float">
            <text:p>-0.5389230523</text:p>
          </table:table-cell>
          <table:table-cell office:value-type="float" office:value="-0.530509958663252" calcext:value-type="float">
            <text:p>-0.5305099587</text:p>
          </table:table-cell>
          <table:table-cell office:value-type="float" office:value="-0.521976260326156" calcext:value-type="float">
            <text:p>-0.5219762603</text:p>
          </table:table-cell>
          <table:table-cell office:value-type="float" office:value="-0.513415054629789" calcext:value-type="float">
            <text:p>-0.5134150546</text:p>
          </table:table-cell>
          <table:table-cell office:value-type="float" office:value="-0.504918438322939" calcext:value-type="float">
            <text:p>-0.5049184383</text:p>
          </table:table-cell>
          <table:table-cell office:value-type="float" office:value="-0.496576748908346" calcext:value-type="float">
            <text:p>-0.4965767489</text:p>
          </table:table-cell>
          <table:table-cell office:value-type="float" office:value="-0.488477728745025" calcext:value-type="float">
            <text:p>-0.4884777287</text:p>
          </table:table-cell>
          <table:table-cell office:value-type="float" office:value="-0.480705634346847" calcext:value-type="float">
            <text:p>-0.4807056343</text:p>
          </table:table-cell>
          <table:table-cell office:value-type="float" office:value="-0.473340318679121" calcext:value-type="float">
            <text:p>-0.4733403187</text:p>
          </table:table-cell>
          <table:table-cell office:value-type="float" office:value="-0.466456317169524" calcext:value-type="float">
            <text:p>-0.4664563172</text:p>
          </table:table-cell>
          <table:table-cell office:value-type="float" office:value="-0.460121968698175" calcext:value-type="float">
            <text:p>-0.4601219687</text:p>
          </table:table-cell>
          <table:table-cell office:value-type="float" office:value="-0.454398601188863" calcext:value-type="float">
            <text:p>-0.4543986012</text:p>
          </table:table-cell>
          <table:table-cell office:value-type="float" office:value="-0.449339807974454" calcext:value-type="float">
            <text:p>-0.449339808</text:p>
          </table:table-cell>
          <table:table-cell office:value-type="float" office:value="-0.444990836262207" calcext:value-type="float">
            <text:p>-0.4449908363</text:p>
          </table:table-cell>
          <table:table-cell office:value-type="float" office:value="-0.441388103301286" calcext:value-type="float">
            <text:p>-0.4413881033</text:p>
          </table:table-cell>
          <table:table-cell office:value-type="float" office:value="-0.43855884968977" calcext:value-type="float">
            <text:p>-0.4385588497</text:p>
          </table:table-cell>
          <table:table-cell office:value-type="float" office:value="-0.436520933123212" calcext:value-type="float">
            <text:p>-0.4365209331</text:p>
          </table:table-cell>
          <table:table-cell office:value-type="float" office:value="-0.435282760137419" calcext:value-type="float">
            <text:p>-0.4352827601</text:p>
          </table:table-cell>
          <table:table-cell office:value-type="float" office:value="-0.434843348378493" calcext:value-type="float">
            <text:p>-0.4348433484</text:p>
          </table:table-cell>
          <table:table-cell office:value-type="float" office:value="-0.435192507868791" calcext:value-type="float">
            <text:p>-0.4351925079</text:p>
          </table:table-cell>
          <table:table-cell office:value-type="float" office:value="-0.436311126829914" calcext:value-type="float">
            <text:p>-0.4363111268</text:p>
          </table:table-cell>
          <table:table-cell office:value-type="float" office:value="-0.438171545991146" calcext:value-type="float">
            <text:p>-0.438171546</text:p>
          </table:table-cell>
          <table:table-cell office:value-type="float" office:value="-0.440738004998558" calcext:value-type="float">
            <text:p>-0.440738005</text:p>
          </table:table-cell>
          <table:table-cell office:value-type="float" office:value="-0.443967145532582" calcext:value-type="float">
            <text:p>-0.4439671455</text:p>
          </table:table-cell>
          <table:table-cell office:value-type="float" office:value="-0.447808557926699" calcext:value-type="float">
            <text:p>-0.4478085579</text:p>
          </table:table-cell>
          <table:table-cell office:value-type="float" office:value="-0.452205361269691" calcext:value-type="float">
            <text:p>-0.4522053613</text:p>
          </table:table-cell>
          <table:table-cell office:value-type="float" office:value="-0.457094810869059" calcext:value-type="float">
            <text:p>-0.4570948109</text:p>
          </table:table-cell>
          <table:table-cell office:value-type="float" office:value="-0.462408931196237" calcext:value-type="float">
            <text:p>-0.4624089312</text:p>
          </table:table-cell>
          <table:table-cell office:value-type="float" office:value="-0.468075176598539" calcext:value-type="float">
            <text:p>-0.4680751766</text:p>
          </table:table-cell>
          <table:table-cell office:value-type="float" office:value="-0.474017125699255" calcext:value-type="float">
            <text:p>-0.4740171257</text:p>
          </table:table-cell>
          <table:table-cell office:value-type="float" office:value="-0.480155218094787" calcext:value-type="float">
            <text:p>-0.4801552181</text:p>
          </table:table-cell>
          <table:table-cell office:value-type="float" office:value="-0.486407543345813" calcext:value-type="float">
            <text:p>-0.4864075433</text:p>
          </table:table-cell>
          <table:table-cell office:value-type="float" office:value="-0.492690692082434" calcext:value-type="float">
            <text:p>-0.4926906921</text:p>
          </table:table-cell>
          <table:table-cell office:value-type="float" office:value="-0.498920677219594" calcext:value-type="float">
            <text:p>-0.4989206772</text:p>
          </table:table-cell>
          <table:table-cell office:value-type="float" office:value="-0.505013929805607" calcext:value-type="float">
            <text:p>-0.5050139298</text:p>
          </table:table-cell>
          <table:table-cell office:value-type="float" office:value="-0.510888369130171" calcext:value-type="float">
            <text:p>-0.5108883691</text:p>
          </table:table-cell>
          <table:table-cell office:value-type="float" office:value="-0.516464540657076" calcext:value-type="float">
            <text:p>-0.5164645407</text:p>
          </table:table-cell>
          <table:table-cell office:value-type="float" office:value="-0.521666808571268" calcext:value-type="float">
            <text:p>-0.5216668086</text:p>
          </table:table-cell>
          <table:table-cell office:value-type="float" office:value="-0.526424582657334" calcext:value-type="float">
            <text:p>-0.5264245827</text:p>
          </table:table-cell>
          <table:table-cell office:value-type="float" office:value="-0.530673552392713" calcext:value-type="float">
            <text:p>-0.5306735524</text:p>
          </table:table-cell>
          <table:table-cell office:value-type="float" office:value="-0.534356895009012" calcext:value-type="float">
            <text:p>-0.534356895</text:p>
          </table:table-cell>
          <table:table-cell office:value-type="float" office:value="-0.537426419350808" calcext:value-type="float">
            <text:p>-0.5374264194</text:p>
          </table:table-cell>
          <table:table-cell office:value-type="float" office:value="-0.539843604060515" calcext:value-type="float">
            <text:p>-0.5398436041</text:p>
          </table:table-cell>
          <table:table-cell office:value-type="float" office:value="-0.541580487341378" calcext:value-type="float">
            <text:p>-0.5415804873</text:p>
          </table:table-cell>
          <table:table-cell office:value-type="float" office:value="-0.542620366581694" calcext:value-type="float">
            <text:p>-0.5426203666</text:p>
          </table:table-cell>
          <table:table-cell office:value-type="float" office:value="-0.542958269652978" calcext:value-type="float">
            <text:p>-0.5429582697</text:p>
          </table:table-cell>
          <table:table-cell office:value-type="float" office:value="-0.542601165795382" calcext:value-type="float">
            <text:p>-0.5426011658</text:p>
          </table:table-cell>
          <table:table-cell office:value-type="float" office:value="-0.541567892514969" calcext:value-type="float">
            <text:p>-0.5415678925</text:p>
          </table:table-cell>
          <table:table-cell office:value-type="float" office:value="-0.539888785562788" calcext:value-type="float">
            <text:p>-0.5398887856</text:p>
          </table:table-cell>
          <table:table-cell office:value-type="float" office:value="-0.53760501131034" calcext:value-type="float">
            <text:p>-0.5376050113</text:p>
          </table:table-cell>
          <table:table-cell office:value-type="float" office:value="-0.534767613979774" calcext:value-type="float">
            <text:p>-0.534767614</text:p>
          </table:table-cell>
          <table:table-cell office:value-type="float" office:value="-0.531436303396582" calcext:value-type="float">
            <text:p>-0.5314363034</text:p>
          </table:table-cell>
          <table:table-cell office:value-type="float" office:value="-0.527678021294378" calcext:value-type="float">
            <text:p>-0.5276780213</text:p>
          </table:table-cell>
          <table:table-cell office:value-type="float" office:value="-0.523565334808893" calcext:value-type="float">
            <text:p>-0.5235653348</text:p>
          </table:table-cell>
          <table:table-cell office:value-type="float" office:value="-0.519174713863428" calcext:value-type="float">
            <text:p>-0.5191747139</text:p>
          </table:table-cell>
          <table:table-cell office:value-type="float" office:value="-0.514584754073688" calcext:value-type="float">
            <text:p>-0.5145847541</text:p>
          </table:table-cell>
          <table:table-cell office:value-type="float" office:value="-0.509874408221904" calcext:value-type="float">
            <text:p>-0.5098744082</text:p>
          </table:table-cell>
          <table:table-cell office:value-type="float" office:value="-0.505121287245487" calcext:value-type="float">
            <text:p>-0.5051212872</text:p>
          </table:table-cell>
          <table:table-cell office:value-type="float" office:value="-0.500400086251354" calcext:value-type="float">
            <text:p>-0.5004000863</text:p>
          </table:table-cell>
          <table:table-cell office:value-type="float" office:value="-0.495781182824437" calcext:value-type="float">
            <text:p>-0.4957811828</text:p>
          </table:table-cell>
          <table:table-cell office:value-type="float" office:value="-0.491329444529569" calcext:value-type="float">
            <text:p>-0.4913294445</text:p>
          </table:table-cell>
          <table:table-cell office:value-type="float" office:value="-0.487103270790819" calcext:value-type="float">
            <text:p>-0.4871032708</text:p>
          </table:table-cell>
          <table:table-cell office:value-type="float" office:value="-0.483153882158511" calcext:value-type="float">
            <text:p>-0.4831538822</text:p>
          </table:table-cell>
          <table:table-cell office:value-type="float" office:value="-0.479524858094358" calcext:value-type="float">
            <text:p>-0.4795248581</text:p>
          </table:table-cell>
          <table:table-cell office:value-type="float" office:value="-0.476251913554933" calcext:value-type="float">
            <text:p>-0.4762519136</text:p>
          </table:table-cell>
          <table:table-cell office:value-type="float" office:value="-0.473362895380269" calcext:value-type="float">
            <text:p>-0.4733628954</text:p>
          </table:table-cell>
          <table:table-cell office:value-type="float" office:value="-0.470877972155535" calcext:value-type="float">
            <text:p>-0.4708779722</text:p>
          </table:table-cell>
          <table:table-cell office:value-type="float" office:value="-0.468809986082022" calcext:value-type="float">
            <text:p>-0.4688099861</text:p>
          </table:table-cell>
          <table:table-cell office:value-type="float" office:value="-0.467164932439417" calcext:value-type="float">
            <text:p>-0.4671649324</text:p>
          </table:table-cell>
          <table:table-cell office:value-type="float" office:value="-0.465942531429739" calcext:value-type="float">
            <text:p>-0.4659425314</text:p>
          </table:table-cell>
          <table:table-cell office:value-type="float" office:value="-0.465136858286535" calcext:value-type="float">
            <text:p>-0.4651368583</text:p>
          </table:table-cell>
          <table:table-cell office:value-type="float" office:value="-0.464737000268975" calcext:value-type="float">
            <text:p>-0.4647370003</text:p>
          </table:table-cell>
          <table:table-cell office:value-type="float" office:value="-0.464727713151554" calcext:value-type="float">
            <text:p>-0.4647277132</text:p>
          </table:table-cell>
          <table:table-cell office:value-type="float" office:value="-0.465090054707069" calcext:value-type="float">
            <text:p>-0.4650900547</text:p>
          </table:table-cell>
          <table:table-cell office:value-type="float" office:value="-0.465801978067937" calcext:value-type="float">
            <text:p>-0.4658019781</text:p>
          </table:table-cell>
          <table:table-cell office:value-type="float" office:value="-0.46683887338574" calcext:value-type="float">
            <text:p>-0.4668388734</text:p>
          </table:table-cell>
          <table:table-cell office:value-type="float" office:value="-0.468174051534795" calcext:value-type="float">
            <text:p>-0.4681740515</text:p>
          </table:table-cell>
          <table:table-cell office:value-type="float" office:value="-0.469779168463838" calcext:value-type="float">
            <text:p>-0.4697791685</text:p>
          </table:table-cell>
          <table:table-cell office:value-type="float" office:value="-0.471624592956381" calcext:value-type="float">
            <text:p>-0.471624593</text:p>
          </table:table-cell>
          <table:table-cell office:value-type="float" office:value="-0.473679723829576" calcext:value-type="float">
            <text:p>-0.4736797238</text:p>
          </table:table-cell>
          <table:table-cell office:value-type="float" office:value="-0.47591326494544" calcext:value-type="float">
            <text:p>-0.4759132649</text:p>
          </table:table-cell>
          <table:table-cell office:value-type="float" office:value="-0.478293467736215" calcext:value-type="float">
            <text:p>-0.4782934677</text:p>
          </table:table-cell>
          <table:table-cell office:value-type="float" office:value="-0.480788351356303" calcext:value-type="float">
            <text:p>-0.4807883514</text:p>
          </table:table-cell>
          <table:table-cell office:value-type="float" office:value="-0.483365910108908" calcext:value-type="float">
            <text:p>-0.4833659101</text:p>
          </table:table-cell>
          <table:table-cell office:value-type="float" office:value="-0.485994316633587" calcext:value-type="float">
            <text:p>-0.4859943166</text:p>
          </table:table-cell>
          <table:table-cell office:value-type="float" office:value="-0.488642127623606" calcext:value-type="float">
            <text:p>-0.4886421276</text:p>
          </table:table-cell>
          <table:table-cell office:value-type="float" office:value="-0.491278496764203" calcext:value-type="float">
            <text:p>-0.4912784968</text:p>
          </table:table-cell>
          <table:table-cell office:value-type="float" office:value="-0.493873397345013" calcext:value-type="float">
            <text:p>-0.4938733973</text:p>
          </table:table-cell>
          <table:table-cell office:value-type="float" office:value="-0.496397854751756" calcext:value-type="float">
            <text:p>-0.4963978548</text:p>
          </table:table-cell>
          <table:table-cell office:value-type="float" office:value="-0.49882418699287" calcext:value-type="float">
            <text:p>-0.498824187</text:p>
          </table:table-cell>
          <table:table-cell office:value-type="float" office:value="-0.501126249634503" calcext:value-type="float">
            <text:p>-0.5011262496</text:p>
          </table:table-cell>
          <table:table-cell office:value-type="float" office:value="-0.503279680159743" calcext:value-type="float">
            <text:p>-0.5032796802</text:p>
          </table:table-cell>
          <table:table-cell office:value-type="float" office:value="-0.505262135847922" calcext:value-type="float">
            <text:p>-0.5052621358</text:p>
          </table:table-cell>
          <table:table-cell office:value-type="float" office:value="-0.50705351883245" calcext:value-type="float">
            <text:p>-0.5070535188</text:p>
          </table:table-cell>
          <table:table-cell office:value-type="float" office:value="-0.508636182022286" calcext:value-type="float">
            <text:p>-0.508636182</text:p>
          </table:table-cell>
          <table:table-cell office:value-type="float" office:value="-0.509995110022139" calcext:value-type="float">
            <text:p>-0.50999511</text:p>
          </table:table-cell>
          <table:table-cell office:value-type="float" office:value="-0.511118069984313" calcext:value-type="float">
            <text:p>-0.51111807</text:p>
          </table:table-cell>
          <table:table-cell office:value-type="float" office:value="-0.511995728407513" calcext:value-type="float">
            <text:p>-0.5119957284</text:p>
          </table:table-cell>
          <table:table-cell office:value-type="float" office:value="-0.512621731139049" calcext:value-type="float">
            <text:p>-0.5126217311</text:p>
          </table:table-cell>
          <table:table-cell office:value-type="float" office:value="-0.512992745172838" calcext:value-type="float">
            <text:p>-0.5129927452</text:p>
          </table:table-cell>
          <table:table-cell office:value-type="float" office:value="-0.513108462133651" calcext:value-type="float">
            <text:p>-0.5131084621</text:p>
          </table:table-cell>
          <table:table-cell office:value-type="float" office:value="-0.512971564542433" calcext:value-type="float">
            <text:p>-0.5129715645</text:p>
          </table:table-cell>
          <table:table-cell office:value-type="float" office:value="-0.512587656961827" calcext:value-type="float">
            <text:p>-0.512587657</text:p>
          </table:table-cell>
          <table:table-cell office:value-type="float" office:value="-0.511965164890711" calcext:value-type="float">
            <text:p>-0.5119651649</text:p>
          </table:table-cell>
          <table:table-cell office:value-type="float" office:value="-0.511115204754518" calcext:value-type="float">
            <text:p>-0.5111152048</text:p>
          </table:table-cell>
          <table:table-cell office:value-type="float" office:value="-0.51005142852258" calcext:value-type="float">
            <text:p>-0.5100514285</text:p>
          </table:table-cell>
          <table:table-cell office:value-type="float" office:value="-0.508789846372508" calcext:value-type="float">
            <text:p>-0.5087898464</text:p>
          </table:table-cell>
          <table:table-cell office:value-type="float" office:value="-0.507348630459497" calcext:value-type="float">
            <text:p>-0.5073486305</text:p>
          </table:table-cell>
          <table:table-cell office:value-type="float" office:value="-0.50574790226861" calcext:value-type="float">
            <text:p>-0.5057479023</text:p>
          </table:table-cell>
          <table:table-cell office:value-type="float" office:value="-0.50400950534204" calcext:value-type="float">
            <text:p>-0.5040095053</text:p>
          </table:table-cell>
          <table:table-cell office:value-type="float" office:value="-0.502156764409492" calcext:value-type="float">
            <text:p>-0.5021567644</text:p>
          </table:table-cell>
          <table:table-cell office:value-type="float" office:value="-0.500214231274114" calcext:value-type="float">
            <text:p>-0.5002142313</text:p>
          </table:table-cell>
          <table:table-cell office:value-type="float" office:value="-0.498207417242398" calcext:value-type="float">
            <text:p>-0.4982074172</text:p>
          </table:table-cell>
          <table:table-cell office:value-type="float" office:value="-0.496162511573317" calcext:value-type="float">
            <text:p>-0.4961625116</text:p>
          </table:table-cell>
          <table:table-cell office:value-type="float" office:value="-0.494106085393788" calcext:value-type="float">
            <text:p>-0.4941060854</text:p>
          </table:table-cell>
          <table:table-cell office:value-type="float" office:value="-0.49206478085754" calcext:value-type="float">
            <text:p>-0.4920647809</text:p>
          </table:table-cell>
          <table:table-cell office:value-type="float" office:value="-0.490064985979579" calcext:value-type="float">
            <text:p>-0.490064986</text:p>
          </table:table-cell>
          <table:table-cell office:value-type="float" office:value="-0.488132496610234" calcext:value-type="float">
            <text:p>-0.4881324966</text:p>
          </table:table-cell>
          <table:table-cell office:value-type="float" office:value="-0.486292168278197" calcext:value-type="float">
            <text:p>-0.4862921683</text:p>
          </table:table-cell>
          <table:table-cell office:value-type="float" office:value="-0.484567562114151" calcext:value-type="float">
            <text:p>-0.4845675621</text:p>
          </table:table-cell>
          <table:table-cell office:value-type="float" office:value="-0.48298059059853" calcext:value-type="float">
            <text:p>-0.4829805906</text:p>
          </table:table-cell>
          <table:table-cell office:value-type="float" office:value="-0.481551170358152" calcext:value-type="float">
            <text:p>-0.4815511704</text:p>
          </table:table-cell>
          <table:table-cell office:value-type="float" office:value="-0.480296890491019" calcext:value-type="float">
            <text:p>-0.4802968905</text:p>
          </table:table-cell>
          <table:table-cell office:value-type="float" office:value="-0.479232705837056" calcext:value-type="float">
            <text:p>-0.4792327058</text:p>
          </table:table-cell>
          <table:table-cell office:value-type="float" office:value="-0.478370665072561" calcext:value-type="float">
            <text:p>-0.4783706651</text:p>
          </table:table-cell>
          <table:table-cell office:value-type="float" office:value="-0.477719683453977" calcext:value-type="float">
            <text:p>-0.4777196835</text:p>
          </table:table-cell>
          <table:table-cell office:value-type="float" office:value="-0.477285369393137" calcext:value-type="float">
            <text:p>-0.4772853694</text:p>
          </table:table-cell>
          <table:table-cell office:value-type="float" office:value="-0.477069912843682" calcext:value-type="float">
            <text:p>-0.4770699128</text:p>
          </table:table-cell>
          <table:table-cell office:value-type="float" office:value="-0.477072041743902" calcext:value-type="float">
            <text:p>-0.4770720417</text:p>
          </table:table-cell>
          <table:table-cell office:value-type="float" office:value="-0.477287050599244" calcext:value-type="float">
            <text:p>-0.4772870506</text:p>
          </table:table-cell>
          <table:table-cell office:value-type="float" office:value="-0.477706902807" calcext:value-type="float">
            <text:p>-0.4777069028</text:p>
          </table:table-cell>
          <table:table-cell office:value-type="float" office:value="-0.478320405678758" calcext:value-type="float">
            <text:p>-0.4783204057</text:p>
          </table:table-cell>
          <table:table-cell office:value-type="float" office:value="-0.479113454441773" calcext:value-type="float">
            <text:p>-0.4791134544</text:p>
          </table:table-cell>
          <table:table-cell office:value-type="float" office:value="-0.480069338968825" calcext:value-type="float">
            <text:p>-0.480069339</text:p>
          </table:table-cell>
          <table:table-cell office:value-type="float" office:value="-0.481169104708634" calcext:value-type="float">
            <text:p>-0.4811691047</text:p>
          </table:table-cell>
          <table:table-cell office:value-type="float" office:value="-0.482391957409938" calcext:value-type="float">
            <text:p>-0.4823919574</text:p>
          </table:table-cell>
          <table:table-cell office:value-type="float" office:value="-0.483715699815832" calcext:value-type="float">
            <text:p>-0.4837156998</text:p>
          </table:table-cell>
          <table:table-cell office:value-type="float" office:value="-0.485117187619046" calcext:value-type="float">
            <text:p>-0.4851171876</text:p>
          </table:table-cell>
          <table:table-cell office:value-type="float" office:value="-0.486572791647824" calcext:value-type="float">
            <text:p>-0.4865727916</text:p>
          </table:table-cell>
          <table:table-cell office:value-type="float" office:value="-0.488058853457147" calcext:value-type="float">
            <text:p>-0.4880588535</text:p>
          </table:table-cell>
          <table:table-cell office:value-type="float" office:value="-0.489552122239587" calcext:value-type="float">
            <text:p>-0.4895521222</text:p>
          </table:table-cell>
          <table:table-cell office:value-type="float" office:value="-0.491030162143566" calcext:value-type="float">
            <text:p>-0.4910301621</text:p>
          </table:table-cell>
          <table:table-cell office:value-type="float" office:value="-0.492471720645966" calcext:value-type="float">
            <text:p>-0.4924717206</text:p>
          </table:table-cell>
          <table:table-cell office:value-type="float" office:value="-0.493857050458253" calcext:value-type="float">
            <text:p>-0.4938570505</text:p>
          </table:table-cell>
          <table:table-cell office:value-type="float" office:value="-0.49516817946845" calcext:value-type="float">
            <text:p>-0.4951681795</text:p>
          </table:table-cell>
          <table:table-cell office:value-type="float" office:value="-0.49638912531691" calcext:value-type="float">
            <text:p>-0.4963891253</text:p>
          </table:table-cell>
          <table:table-cell office:value-type="float" office:value="-0.497506053286649" calcext:value-type="float">
            <text:p>-0.4975060533</text:p>
          </table:table-cell>
          <table:table-cell office:value-type="float" office:value="-0.498507378162039" calcext:value-type="float">
            <text:p>-0.4985073782</text:p>
          </table:table-cell>
          <table:table-cell office:value-type="float" office:value="-0.499383812484879" calcext:value-type="float">
            <text:p>-0.4993838125</text:p>
          </table:table-cell>
          <table:table-cell office:value-type="float" office:value="-0.500128365175101" calcext:value-type="float">
            <text:p>-0.5001283652</text:p>
          </table:table-cell>
          <table:table-cell office:value-type="float" office:value="-0.500736295692938" calcext:value-type="float">
            <text:p>-0.5007362957</text:p>
          </table:table-cell>
          <table:table-cell office:value-type="float" office:value="-0.501205029823453" calcext:value-type="float">
            <text:p>-0.5012050298</text:p>
          </table:table-cell>
          <table:table-cell office:value-type="float" office:value="-0.501534043698655" calcext:value-type="float">
            <text:p>-0.5015340437</text:p>
          </table:table-cell>
          <table:table-cell office:value-type="float" office:value="-0.501724722889314" calcext:value-type="float">
            <text:p>-0.5017247229</text:p>
          </table:table-cell>
          <table:table-cell office:value-type="float" office:value="-0.501780203283992" calcext:value-type="float">
            <text:p>-0.5017802033</text:p>
          </table:table-cell>
          <table:table-cell office:value-type="float" office:value="-0.501705200096261" calcext:value-type="float">
            <text:p>-0.5017052001</text:p>
          </table:table-cell>
          <table:table-cell office:value-type="float" office:value="-0.501505830722344" calcext:value-type="float">
            <text:p>-0.5015058307</text:p>
          </table:table-cell>
          <table:table-cell office:value-type="float" office:value="-0.501189436396707" calcext:value-type="float">
            <text:p>-0.5011894364</text:p>
          </table:table-cell>
          <table:table-cell office:value-type="float" office:value="-0.500764406689633" calcext:value-type="float">
            <text:p>-0.5007644067</text:p>
          </table:table-cell>
          <table:table-cell office:value-type="float" office:value="-0.500240009958475" calcext:value-type="float">
            <text:p>-0.50024001</text:p>
          </table:table-cell>
          <table:table-cell office:value-type="float" office:value="-0.499626231924424" calcext:value-type="float">
            <text:p>-0.4996262319</text:p>
          </table:table-cell>
          <table:table-cell office:value-type="float" office:value="-0.498933623672215" calcext:value-type="float">
            <text:p>-0.4989336237</text:p>
          </table:table-cell>
          <table:table-cell office:value-type="float" office:value="-0.498173159604498" calcext:value-type="float">
            <text:p>-0.4981731596</text:p>
          </table:table-cell>
          <table:table-cell office:value-type="float" office:value="-0.497356105242091" calcext:value-type="float">
            <text:p>-0.4973561052</text:p>
          </table:table-cell>
          <table:table-cell office:value-type="float" office:value="-0.49649389427902" calcext:value-type="float">
            <text:p>-0.4964938943</text:p>
          </table:table-cell>
          <table:table-cell office:value-type="float" office:value="-0.495598013988641" calcext:value-type="float">
            <text:p>-0.495598014</text:p>
          </table:table-cell>
          <table:table-cell office:value-type="float" office:value="-0.494679897904504" calcext:value-type="float">
            <text:p>-0.4946798979</text:p>
          </table:table-cell>
          <table:table-cell office:value-type="float" office:value="-0.49375082471574" calcext:value-type="float">
            <text:p>-0.4937508247</text:p>
          </table:table-cell>
          <table:table-cell office:value-type="float" office:value="-0.492821822375618" calcext:value-type="float">
            <text:p>-0.4928218224</text:p>
          </table:table-cell>
          <table:table-cell office:value-type="float" office:value="-0.491903576708062" calcext:value-type="float">
            <text:p>-0.4919035767</text:p>
          </table:table-cell>
          <table:table-cell office:value-type="float" office:value="-0.491006343991245" calcext:value-type="float">
            <text:p>-0.491006344</text:p>
          </table:table-cell>
          <table:table-cell office:value-type="float" office:value="-0.490139867374069" calcext:value-type="float">
            <text:p>-0.4901398674</text:p>
          </table:table-cell>
          <table:table-cell office:value-type="float" office:value="-0.489313297258249" calcext:value-type="float">
            <text:p>-0.4893132973</text:p>
          </table:table-cell>
          <table:table-cell office:value-type="float" office:value="-0.488535116083355" calcext:value-type="float">
            <text:p>-0.4885351161</text:p>
          </table:table-cell>
          <table:table-cell office:value-type="float" office:value="-0.487813068194463" calcext:value-type="float">
            <text:p>-0.4878130682</text:p>
          </table:table-cell>
          <table:table-cell office:value-type="float" office:value="-0.48715409565073" calcext:value-type="float">
            <text:p>-0.4871540957</text:p>
          </table:table-cell>
          <table:table-cell office:value-type="float" office:value="-0.486564280942652" calcext:value-type="float">
            <text:p>-0.4865642809</text:p>
          </table:table-cell>
          <table:table-cell office:value-type="float" office:value="-0.48604879760962" calcext:value-type="float">
            <text:p>-0.4860487976</text:p>
          </table:table-cell>
          <table:table-cell office:value-type="float" office:value="-0.485611869712024" calcext:value-type="float">
            <text:p>-0.4856118697</text:p>
          </table:table-cell>
          <table:table-cell office:value-type="float" office:value="-0.485256740984781" calcext:value-type="float">
            <text:p>-0.485256741</text:p>
          </table:table-cell>
          <table:table-cell office:value-type="float" office:value="-0.484985654349757" calcext:value-type="float">
            <text:p>-0.4849856543</text:p>
          </table:table-cell>
          <table:table-cell office:value-type="float" office:value="-0.48479984223647" calcext:value-type="float">
            <text:p>-0.4847998422</text:p>
          </table:table-cell>
          <table:table-cell office:value-type="float" office:value="-0.484699527949672" calcext:value-type="float">
            <text:p>-0.4846995279</text:p>
          </table:table-cell>
          <table:table-cell office:value-type="float" office:value="-0.484683938071839" calcext:value-type="float">
            <text:p>-0.4846839381</text:p>
          </table:table-cell>
          <table:table-cell office:value-type="float" office:value="-0.484751325674999" calcext:value-type="float">
            <text:p>-0.4847513257</text:p>
          </table:table-cell>
          <table:table-cell office:value-type="float" office:value="-0.484899003913668" calcext:value-type="float">
            <text:p>-0.4848990039</text:p>
          </table:table-cell>
          <table:table-cell office:value-type="float" office:value="-0.485123389404727" calcext:value-type="float">
            <text:p>-0.4851233894</text:p>
          </table:table-cell>
          <table:table-cell office:value-type="float" office:value="-0.485420054684553" calcext:value-type="float">
            <text:p>-0.4854200547</text:p>
          </table:table-cell>
          <table:table-cell office:value-type="float" office:value="-0.48578378895364" calcext:value-type="float">
            <text:p>-0.485783789</text:p>
          </table:table-cell>
          <table:table-cell office:value-type="float" office:value="-0.486208666289691" calcext:value-type="float">
            <text:p>-0.4862086663</text:p>
          </table:table-cell>
          <table:table-cell office:value-type="float" office:value="-0.48668812051428" calcext:value-type="float">
            <text:p>-0.4866881205</text:p>
          </table:table-cell>
          <table:table-cell office:value-type="float" office:value="-0.487215025936507" calcext:value-type="float">
            <text:p>-0.4872150259</text:p>
          </table:table-cell>
          <table:table-cell office:value-type="float" office:value="-0.487781783246852" calcext:value-type="float">
            <text:p>-0.4877817832</text:p>
          </table:table-cell>
          <table:table-cell office:value-type="float" office:value="-0.488380409899634" calcext:value-type="float">
            <text:p>-0.4883804099</text:p>
          </table:table-cell>
          <table:table-cell office:value-type="float" office:value="-0.489002634364617" calcext:value-type="float">
            <text:p>-0.4890026344</text:p>
          </table:table-cell>
          <table:table-cell office:value-type="float" office:value="-0.489639993671815" calcext:value-type="float">
            <text:p>-0.4896399937</text:p>
          </table:table-cell>
          <table:table-cell office:value-type="float" office:value="-0.490283933656563" calcext:value-type="float">
            <text:p>-0.4902839337</text:p>
          </table:table-cell>
          <table:table-cell office:value-type="float" office:value="-0.490925911296394" calcext:value-type="float">
            <text:p>-0.4909259113</text:p>
          </table:table-cell>
          <table:table-cell office:value-type="float" office:value="-0.491557498430417" calcext:value-type="float">
            <text:p>-0.4915574984</text:p>
          </table:table-cell>
          <table:table-cell office:value-type="float" office:value="-0.492170486051755" calcext:value-type="float">
            <text:p>-0.4921704861</text:p>
          </table:table-cell>
          <table:table-cell office:value-type="float" office:value="-0.492756988194678" calcext:value-type="float">
            <text:p>-0.4927569882</text:p>
          </table:table-cell>
          <table:table-cell office:value-type="float" office:value="-0.493309544271696" calcext:value-type="float">
            <text:p>-0.4933095443</text:p>
          </table:table-cell>
          <table:table-cell office:value-type="float" office:value="-0.49382121851302" calcext:value-type="float">
            <text:p>-0.4938212185</text:p>
          </table:table-cell>
          <table:table-cell office:value-type="float" office:value="-0.494285694981933" calcext:value-type="float">
            <text:p>-0.494285695</text:p>
          </table:table-cell>
          <table:table-cell office:value-type="float" office:value="-0.494697366467065" calcext:value-type="float">
            <text:p>-0.4946973665</text:p>
          </table:table-cell>
          <table:table-cell office:value-type="float" office:value="-0.495051415435164" calcext:value-type="float">
            <text:p>-0.4950514154</text:p>
          </table:table-cell>
          <table:table-cell office:value-type="float" office:value="-0.495343885149566" calcext:value-type="float">
            <text:p>-0.4953438851</text:p>
          </table:table-cell>
          <table:table-cell office:value-type="float" office:value="-0.495571739072425" calcext:value-type="float">
            <text:p>-0.4955717391</text:p>
          </table:table-cell>
          <table:table-cell office:value-type="float" office:value="-0.495732906750348" calcext:value-type="float">
            <text:p>-0.4957329068</text:p>
          </table:table-cell>
          <table:table-cell office:value-type="float" office:value="-0.495826314558165" calcext:value-type="float">
            <text:p>-0.4958263146</text:p>
          </table:table-cell>
          <table:table-cell office:value-type="float" office:value="-0.495851899946231" calcext:value-type="float">
            <text:p>-0.4958518999</text:p>
          </table:table-cell>
          <table:table-cell office:value-type="float" office:value="-0.495810608180207" calcext:value-type="float">
            <text:p>-0.4958106082</text:p>
          </table:table-cell>
          <table:table-cell office:value-type="float" office:value="-0.495704370996251" calcext:value-type="float">
            <text:p>-0.495704371</text:p>
          </table:table-cell>
          <table:table-cell office:value-type="float" office:value="-0.495536067068763" calcext:value-type="float">
            <text:p>-0.4955360671</text:p>
          </table:table-cell>
          <table:table-cell office:value-type="float" office:value="-0.49530946471851" calcext:value-type="float">
            <text:p>-0.4953094647</text:p>
          </table:table-cell>
          <table:table-cell office:value-type="float" office:value="-0.495029147820389" calcext:value-type="float">
            <text:p>-0.4950291478</text:p>
          </table:table-cell>
          <table:table-cell office:value-type="float" office:value="-0.494700426393706" calcext:value-type="float">
            <text:p>-0.4947004264</text:p>
          </table:table-cell>
          <table:table-cell office:value-type="float" office:value="-0.494329233854778" calcext:value-type="float">
            <text:p>-0.4943292339</text:p>
          </table:table-cell>
          <table:table-cell office:value-type="float" office:value="-0.493922013327968" calcext:value-type="float">
            <text:p>-0.4939220133</text:p>
          </table:table-cell>
          <table:table-cell office:value-type="float" office:value="-0.493485595769485" calcext:value-type="float">
            <text:p>-0.4934855958</text:p>
          </table:table-cell>
          <table:table-cell office:value-type="float" office:value="-0.493027072889305" calcext:value-type="float">
            <text:p>-0.4930270729</text:p>
          </table:table-cell>
          <table:table-cell office:value-type="float" office:value="-0.492553668009279" calcext:value-type="float">
            <text:p>-0.492553668</text:p>
          </table:table-cell>
          <table:table-cell office:value-type="float" office:value="-0.492072607993634" calcext:value-type="float">
            <text:p>-0.492072608</text:p>
          </table:table-cell>
          <table:table-cell office:value-type="float" office:value="-0.491590999299305" calcext:value-type="float">
            <text:p>-0.4915909993</text:p>
          </table:table-cell>
          <table:table-cell office:value-type="float" office:value="-0.4911157109958" calcext:value-type="float">
            <text:p>-0.491115711</text:p>
          </table:table-cell>
          <table:table-cell office:value-type="float" office:value="-0.49065326724886" calcext:value-type="float">
            <text:p>-0.4906532672</text:p>
          </table:table-cell>
          <table:table-cell office:value-type="float" office:value="-0.490209751445434" calcext:value-type="float">
            <text:p>-0.4902097514</text:p>
          </table:table-cell>
          <table:table-cell office:value-type="float" office:value="-0.489790723615009" calcext:value-type="float">
            <text:p>-0.4897907236</text:p>
          </table:table-cell>
          <table:table-cell office:value-type="float" office:value="-0.489401152360536" calcext:value-type="float">
            <text:p>-0.4894011524</text:p>
          </table:table-cell>
          <table:table-cell office:value-type="float" office:value="-0.489045361984566" calcext:value-type="float">
            <text:p>-0.489045362</text:p>
          </table:table-cell>
          <table:table-cell office:value-type="float" office:value="-0.488726995010964" calcext:value-type="float">
            <text:p>-0.488726995</text:p>
          </table:table-cell>
          <table:table-cell office:value-type="float" office:value="-0.488448989829209" calcext:value-type="float">
            <text:p>-0.4884489898</text:p>
          </table:table-cell>
          <table:table-cell office:value-type="float" office:value="-0.488213572772089" calcext:value-type="float">
            <text:p>-0.4882135728</text:p>
          </table:table-cell>
          <table:table-cell office:value-type="float" office:value="-0.488022263581094" calcext:value-type="float">
            <text:p>-0.4880222636</text:p>
          </table:table-cell>
          <table:table-cell office:value-type="float" office:value="-0.487875892924343" calcext:value-type="float">
            <text:p>-0.4878758929</text:p>
          </table:table-cell>
          <table:table-cell office:value-type="float" office:value="-0.487774630434288" calcext:value-type="float">
            <text:p>-0.4877746304</text:p>
          </table:table-cell>
          <table:table-cell office:value-type="float" office:value="-0.487718021596919" calcext:value-type="float">
            <text:p>-0.4877180216</text:p>
          </table:table-cell>
          <table:table-cell office:value-type="float" office:value="-0.487705031783605" calcext:value-type="float">
            <text:p>-0.4877050318</text:p>
          </table:table-cell>
          <table:table-cell office:value-type="float" office:value="-0.487734095733927" calcext:value-type="float">
            <text:p>-0.4877340957</text:p>
          </table:table-cell>
          <table:table-cell office:value-type="float" office:value="-0.487803170883367" calcext:value-type="float">
            <text:p>-0.4878031709</text:p>
          </table:table-cell>
          <table:table-cell office:value-type="float" office:value="-0.487909793063857" calcext:value-type="float">
            <text:p>-0.4879097931</text:p>
          </table:table-cell>
          <table:table-cell office:value-type="float" office:value="-0.488051133277132" calcext:value-type="float">
            <text:p>-0.4880511333</text:p>
          </table:table-cell>
          <table:table-cell office:value-type="float" office:value="-0.488224054429836" calcext:value-type="float">
            <text:p>-0.4882240544</text:p>
          </table:table-cell>
          <table:table-cell office:value-type="float" office:value="-0.488425167134317" calcext:value-type="float">
            <text:p>-0.4884251671</text:p>
          </table:table-cell>
          <table:table-cell office:value-type="float" office:value="-0.488650883870392" calcext:value-type="float">
            <text:p>-0.4886508839</text:p>
          </table:table-cell>
          <table:table-cell office:value-type="float" office:value="-0.488897471007022" calcext:value-type="float">
            <text:p>-0.488897471</text:p>
          </table:table-cell>
          <table:table-cell office:value-type="float" office:value="-0.489161098341882" calcext:value-type="float">
            <text:p>-0.4891610983</text:p>
          </table:table-cell>
          <table:table-cell office:value-type="float" office:value="-0.489437885971036" calcext:value-type="float">
            <text:p>-0.489437886</text:p>
          </table:table-cell>
          <table:table-cell office:value-type="float" office:value="-0.489723948407423" calcext:value-type="float">
            <text:p>-0.4897239484</text:p>
          </table:table-cell>
          <table:table-cell office:value-type="float" office:value="-0.490015435951428" calcext:value-type="float">
            <text:p>-0.490015436</text:p>
          </table:table-cell>
          <table:table-cell office:value-type="float" office:value="-0.490308573368417" calcext:value-type="float">
            <text:p>-0.4903085734</text:p>
          </table:table-cell>
          <table:table-cell office:value-type="float" office:value="-0.490599695949605" calcext:value-type="float">
            <text:p>-0.4905996959</text:p>
          </table:table-cell>
          <table:table-cell office:value-type="float" office:value="-0.490885283030487" calcext:value-type="float">
            <text:p>-0.490885283</text:p>
          </table:table-cell>
          <table:table-cell office:value-type="float" office:value="-0.491161989023858" calcext:value-type="float">
            <text:p>-0.491161989</text:p>
          </table:table-cell>
          <table:table-cell office:value-type="float" office:value="-0.491426671989004" calcext:value-type="float">
            <text:p>-0.491426672</text:p>
          </table:table-cell>
          <table:table-cell office:value-type="float" office:value="-0.491676419719482" calcext:value-type="float">
            <text:p>-0.4916764197</text:p>
          </table:table-cell>
          <table:table-cell office:value-type="float" office:value="-0.491908573293536" calcext:value-type="float">
            <text:p>-0.4919085733</text:p>
          </table:table-cell>
          <table:table-cell office:value-type="float" office:value="-0.492120747988842" calcext:value-type="float">
            <text:p>-0.492120748</text:p>
          </table:table-cell>
          <table:table-cell office:value-type="float" office:value="-0.492310851440685" calcext:value-type="float">
            <text:p>-0.4923108514</text:p>
          </table:table-cell>
          <table:table-cell office:value-type="float" office:value="-0.492477098898405" calcext:value-type="float">
            <text:p>-0.4924770989</text:p>
          </table:table-cell>
          <table:table-cell office:value-type="float" office:value="-0.492618025431923" calcext:value-type="float">
            <text:p>-0.4926180254</text:p>
          </table:table-cell>
          <table:table-cell office:value-type="float" office:value="-0.492732494947674" calcext:value-type="float">
            <text:p>-0.4927324949</text:p>
          </table:table-cell>
          <table:table-cell office:value-type="float" office:value="-0.492819705893197" calcext:value-type="float">
            <text:p>-0.4928197059</text:p>
          </table:table-cell>
          <table:table-cell office:value-type="float" office:value="-0.492879193554749" calcext:value-type="float">
            <text:p>-0.4928791936</text:p>
          </table:table-cell>
          <table:table-cell office:value-type="float" office:value="-0.492910828902886" calcext:value-type="float">
            <text:p>-0.4929108289</text:p>
          </table:table-cell>
          <table:table-cell office:value-type="float" office:value="-0.492914813974927" calcext:value-type="float">
            <text:p>-0.492914814</text:p>
          </table:table-cell>
          <table:table-cell office:value-type="float" office:value="-0.492891673837477" calcext:value-type="float">
            <text:p>-0.4928916738</text:p>
          </table:table-cell>
          <table:table-cell office:value-type="float" office:value="-0.492842245219833" calcext:value-type="float">
            <text:p>-0.4928422452</text:p>
          </table:table-cell>
          <table:table-cell office:value-type="float" office:value="-0.492767661954474" calcext:value-type="float">
            <text:p>-0.492767662</text:p>
          </table:table-cell>
          <table:table-cell office:value-type="float" office:value="-0.492669337398972" calcext:value-type="float">
            <text:p>-0.4926693374</text:p>
          </table:table-cell>
          <table:table-cell office:value-type="float" office:value="-0.492548944052871" calcext:value-type="float">
            <text:p>-0.4925489441</text:p>
          </table:table-cell>
          <table:table-cell office:value-type="float" office:value="-0.492408390607793" calcext:value-type="float">
            <text:p>-0.4924083906</text:p>
          </table:table-cell>
          <table:table-cell office:value-type="float" office:value="-0.492249796686011" calcext:value-type="float">
            <text:p>-0.4922497967</text:p>
          </table:table-cell>
          <table:table-cell office:value-type="float" office:value="-0.492075465542605" calcext:value-type="float">
            <text:p>-0.4920754655</text:p>
          </table:table-cell>
          <table:table-cell office:value-type="float" office:value="-0.491887855006787" calcext:value-type="float">
            <text:p>-0.491887855</text:p>
          </table:table-cell>
          <table:table-cell office:value-type="float" office:value="-0.491689546949132" calcext:value-type="float">
            <text:p>-0.4916895469</text:p>
          </table:table-cell>
          <table:table-cell office:value-type="float" office:value="-0.491483215553892" calcext:value-type="float">
            <text:p>-0.4914832156</text:p>
          </table:table-cell>
          <table:table-cell office:value-type="float" office:value="-0.491271594689096" calcext:value-type="float">
            <text:p>-0.4912715947</text:p>
          </table:table-cell>
          <table:table-cell office:value-type="float" office:value="-0.491057444658019" calcext:value-type="float">
            <text:p>-0.4910574447</text:p>
          </table:table-cell>
          <table:table-cell office:value-type="float" office:value="-0.490843518639288" calcext:value-type="float">
            <text:p>-0.4908435186</text:p>
          </table:table-cell>
          <table:table-cell office:value-type="float" office:value="-0.490632529108765" calcext:value-type="float">
            <text:p>-0.4906325291</text:p>
          </table:table-cell>
          <table:table-cell office:value-type="float" office:value="-0.490427114586502" calcext:value-type="float">
            <text:p>-0.4904271146</text:p>
          </table:table-cell>
          <table:table-cell office:value-type="float" office:value="-0.490229807035547" calcext:value-type="float">
            <text:p>-0.490229807</text:p>
          </table:table-cell>
          <table:table-cell office:value-type="float" office:value="-0.490043000287699" calcext:value-type="float">
            <text:p>-0.4900430003</text:p>
          </table:table-cell>
          <table:table-cell office:value-type="float" office:value="-0.489868919895287" calcext:value-type="float">
            <text:p>-0.4898689199</text:p>
          </table:table-cell>
          <table:table-cell office:value-type="float" office:value="-0.489709594788508" calcext:value-type="float">
            <text:p>-0.4897095948</text:p>
          </table:table-cell>
          <table:table-cell office:value-type="float" office:value="-0.489566831211086" calcext:value-type="float">
            <text:p>-0.4895668312</text:p>
          </table:table-cell>
          <table:table-cell office:value-type="float" office:value="-0.489442189335954" calcext:value-type="float">
            <text:p>-0.4894421893</text:p>
          </table:table-cell>
          <table:table-cell office:value-type="float" office:value="-0.489336963018374" calcext:value-type="float">
            <text:p>-0.489336963</text:p>
          </table:table-cell>
          <table:table-cell office:value-type="float" office:value="-0.489252163101526" calcext:value-type="float">
            <text:p>-0.4892521631</text:p>
          </table:table-cell>
          <table:table-cell office:value-type="float" office:value="-0.489188504673237" calcext:value-type="float">
            <text:p>-0.4891885047</text:p>
          </table:table-cell>
          <table:table-cell office:value-type="float" office:value="-0.489146398619447" calcext:value-type="float">
            <text:p>-0.4891463986</text:p>
          </table:table-cell>
          <table:table-cell office:value-type="float" office:value="-0.489125947761409" calcext:value-type="float">
            <text:p>-0.4891259478</text:p>
          </table:table-cell>
          <table:table-cell office:value-type="float" office:value="-0.4891269477843" calcext:value-type="float">
            <text:p>-0.4891269478</text:p>
          </table:table-cell>
          <table:table-cell office:value-type="float" office:value="-0.489148893067188" calcext:value-type="float">
            <text:p>-0.4891488931</text:p>
          </table:table-cell>
          <table:table-cell office:value-type="float" office:value="-0.489190987426262" calcext:value-type="float">
            <text:p>-0.4891909874</text:p>
          </table:table-cell>
          <table:table-cell office:value-type="float" office:value="-0.489252159660651" calcext:value-type="float">
            <text:p>-0.4892521597</text:p>
          </table:table-cell>
          <table:table-cell office:value-type="float" office:value="-0.489331083677911" calcext:value-type="float">
            <text:p>-0.4893310837</text:p>
          </table:table-cell>
          <table:table-cell office:value-type="float" office:value="-0.489426202856649" calcext:value-type="float">
            <text:p>-0.4894262029</text:p>
          </table:table-cell>
          <table:table-cell office:value-type="float" office:value="-0.489535758190485" calcext:value-type="float">
            <text:p>-0.4895357582</text:p>
          </table:table-cell>
          <table:table-cell office:value-type="float" office:value="-0.489657819655918" calcext:value-type="float">
            <text:p>-0.4896578197</text:p>
          </table:table-cell>
          <table:table-cell office:value-type="float" office:value="-0.489790320161703" calcext:value-type="float">
            <text:p>-0.4897903202</text:p>
          </table:table-cell>
          <table:table-cell office:value-type="float" office:value="-0.489931091362834" calcext:value-type="float">
            <text:p>-0.4899310914</text:p>
          </table:table-cell>
          <table:table-cell office:value-type="float" office:value="-0.490077900583117" calcext:value-type="float">
            <text:p>-0.4900779006</text:p>
          </table:table-cell>
          <table:table-cell office:value-type="float" office:value="-0.490228488057412" calcext:value-type="float">
            <text:p>-0.4902284881</text:p>
          </table:table-cell>
          <table:table-cell office:value-type="float" office:value="-0.490380603715082" calcext:value-type="float">
            <text:p>-0.4903806037</text:p>
          </table:table-cell>
          <table:table-cell office:value-type="float" office:value="-0.490532042743901" calcext:value-type="float">
            <text:p>-0.4905320427</text:p>
          </table:table-cell>
          <table:table-cell office:value-type="float" office:value="-0.490680679228142" calcext:value-type="float">
            <text:p>-0.4906806792</text:p>
          </table:table-cell>
          <table:table-cell office:value-type="float" office:value="-0.490824497220146" calcext:value-type="float">
            <text:p>-0.4908244972</text:p>
          </table:table-cell>
          <table:table-cell office:value-type="float" office:value="-0.490961618694676" calcext:value-type="float">
            <text:p>-0.4909616187</text:p>
          </table:table-cell>
          <table:table-cell office:value-type="float" office:value="-0.491090327936661" calcext:value-type="float">
            <text:p>-0.4910903279</text:p>
          </table:table-cell>
          <table:table-cell office:value-type="float" office:value="-0.491209092020775" calcext:value-type="float">
            <text:p>-0.491209092</text:p>
          </table:table-cell>
          <table:table-cell office:value-type="float" office:value="-0.491316577160816" calcext:value-type="float">
            <text:p>-0.4913165772</text:p>
          </table:table-cell>
          <table:table-cell office:value-type="float" office:value="-0.491411660821797" calcext:value-type="float">
            <text:p>-0.4914116608</text:p>
          </table:table-cell>
          <table:table-cell office:value-type="float" office:value="-0.491493439597583" calcext:value-type="float">
            <text:p>-0.4914934396</text:p>
          </table:table-cell>
          <table:table-cell office:value-type="float" office:value="-0.49156123296644" calcext:value-type="float">
            <text:p>-0.491561233</text:p>
          </table:table-cell>
          <table:table-cell office:value-type="float" office:value="-0.491614583122164" calcext:value-type="float">
            <text:p>-0.4916145831</text:p>
          </table:table-cell>
          <table:table-cell office:value-type="float" office:value="-0.491653251168351" calcext:value-type="float">
            <text:p>-0.4916532512</text:p>
          </table:table-cell>
          <table:table-cell office:value-type="float" office:value="-0.491677210012718" calcext:value-type="float">
            <text:p>-0.49167721</text:p>
          </table:table-cell>
          <table:table-cell office:value-type="float" office:value="-0.49168663436113" calcext:value-type="float">
            <text:p>-0.4916866344</text:p>
          </table:table-cell>
          <table:table-cell office:value-type="float" office:value="-0.491681888225877" calcext:value-type="float">
            <text:p>-0.4916818882</text:p>
          </table:table-cell>
          <table:table-cell office:value-type="float" office:value="-0.491663510386609" calcext:value-type="float">
            <text:p>-0.4916635104</text:p>
          </table:table-cell>
          <table:table-cell office:value-type="float" office:value="-0.491632198235799" calcext:value-type="float">
            <text:p>-0.4916321982</text:p>
          </table:table-cell>
          <table:table-cell office:value-type="float" office:value="-0.491588790427215" calcext:value-type="float">
            <text:p>-0.4915887904</text:p>
          </table:table-cell>
          <table:table-cell office:value-type="float" office:value="-0.491534248721912" calcext:value-type="float">
            <text:p>-0.4915342487</text:p>
          </table:table-cell>
          <table:table-cell office:value-type="float" office:value="-0.491469639387567" calcext:value-type="float">
            <text:p>-0.4914696394</text:p>
          </table:table-cell>
          <table:table-cell office:value-type="float" office:value="-0.491396114473837" calcext:value-type="float">
            <text:p>-0.4913961145</text:p>
          </table:table-cell>
          <table:table-cell office:value-type="float" office:value="-0.491314893239618" calcext:value-type="float">
            <text:p>-0.4913148932</text:p>
          </table:table-cell>
          <table:table-cell office:value-type="float" office:value="-0.491227243962378" calcext:value-type="float">
            <text:p>-0.491227244</text:p>
          </table:table-cell>
          <table:table-cell office:value-type="float" office:value="-0.491134466324681" calcext:value-type="float">
            <text:p>-0.4911344663</text:p>
          </table:table-cell>
          <table:table-cell office:value-type="float" office:value="-0.491037874523741" calcext:value-type="float">
            <text:p>-0.4910378745</text:p>
          </table:table-cell>
          <table:table-cell office:value-type="float" office:value="-0.490938781226014" calcext:value-type="float">
            <text:p>-0.4909387812</text:p>
          </table:table-cell>
          <table:table-cell office:value-type="float" office:value="-0.490838482449476" calcext:value-type="float">
            <text:p>-0.4908384824</text:p>
          </table:table-cell>
          <table:table-cell office:value-type="float" office:value="-0.490738243432141" calcext:value-type="float">
            <text:p>-0.4907382434</text:p>
          </table:table-cell>
          <table:table-cell office:value-type="float" office:value="-0.490639285544319" calcext:value-type="float">
            <text:p>-0.4906392855</text:p>
          </table:table-cell>
          <table:table-cell office:value-type="float" office:value="-0.490542774254443" calcext:value-type="float">
            <text:p>-0.4905427743</text:p>
          </table:table-cell>
          <table:table-cell office:value-type="float" office:value="-0.490449808187066" calcext:value-type="float">
            <text:p>-0.4904498082</text:p>
          </table:table-cell>
          <table:table-cell office:value-type="float" office:value="-0.490361409281235" calcext:value-type="float">
            <text:p>-0.4903614093</text:p>
          </table:table-cell>
          <table:table-cell office:value-type="float" office:value="-0.49027851406116" calcext:value-type="float">
            <text:p>-0.4902785141</text:p>
          </table:table-cell>
          <table:table-cell office:value-type="float" office:value="-0.490201966038235" calcext:value-type="float">
            <text:p>-0.490201966</text:p>
          </table:table-cell>
          <table:table-cell office:value-type="float" office:value="-0.49013250925146" calcext:value-type="float">
            <text:p>-0.4901325093</text:p>
          </table:table-cell>
          <table:table-cell office:value-type="float" office:value="-0.490070782962846" calcext:value-type="float">
            <text:p>-0.490070783</text:p>
          </table:table-cell>
          <table:table-cell office:value-type="float" office:value="-0.490017317517442" calcext:value-type="float">
            <text:p>-0.4900173175</text:p>
          </table:table-cell>
          <table:table-cell office:value-type="float" office:value="-0.489972531381042" calcext:value-type="float">
            <text:p>-0.4899725314</text:p>
          </table:table-cell>
          <table:table-cell office:value-type="float" office:value="-0.48993672935616" calcext:value-type="float">
            <text:p>-0.4899367294</text:p>
          </table:table-cell>
          <table:table-cell office:value-type="float" office:value="-0.489910101982503" calcext:value-type="float">
            <text:p>-0.489910102</text:p>
          </table:table-cell>
          <table:table-cell office:value-type="float" office:value="-0.489892726110632" calcext:value-type="float">
            <text:p>-0.4898927261</text:p>
          </table:table-cell>
          <table:table-cell office:value-type="float" office:value="-0.489884566634018" calcext:value-type="float">
            <text:p>-0.4898845666</text:p>
          </table:table-cell>
          <table:table-cell office:value-type="float" office:value="-0.489885479354903" calcext:value-type="float">
            <text:p>-0.4898854794</text:p>
          </table:table-cell>
          <table:table-cell office:value-type="float" office:value="-0.489895214945015" calcext:value-type="float">
            <text:p>-0.4898952149</text:p>
          </table:table-cell>
          <table:table-cell office:value-type="float" office:value="-0.489913423955208" calcext:value-type="float">
            <text:p>-0.489913424</text:p>
          </table:table-cell>
          <table:table-cell office:value-type="float" office:value="-0.48993966281575" calcext:value-type="float">
            <text:p>-0.4899396628</text:p>
          </table:table-cell>
          <table:table-cell office:value-type="float" office:value="-0.489973400756973" calcext:value-type="float">
            <text:p>-0.4899734008</text:p>
          </table:table-cell>
          <table:table-cell office:value-type="float" office:value="-0.490014027576571" calcext:value-type="float">
            <text:p>-0.4900140276</text:p>
          </table:table-cell>
          <table:table-cell office:value-type="float" office:value="-0.490060862162061" calcext:value-type="float">
            <text:p>-0.4900608622</text:p>
          </table:table-cell>
          <table:table-cell office:value-type="float" office:value="-0.490113161682508" calcext:value-type="float">
            <text:p>-0.4901131617</text:p>
          </table:table-cell>
          <table:table-cell office:value-type="float" office:value="-0.490170131345913" calcext:value-type="float">
            <text:p>-0.4901701313</text:p>
          </table:table-cell>
          <table:table-cell office:value-type="float" office:value="-0.490230934623312" calcext:value-type="float">
            <text:p>-0.4902309346</text:p>
          </table:table-cell>
          <table:table-cell office:value-type="float" office:value="-0.490294703833101" calcext:value-type="float">
            <text:p>-0.4902947038</text:p>
          </table:table-cell>
          <table:table-cell office:value-type="float" office:value="-0.490360550975453" calcext:value-type="float">
            <text:p>-0.490360551</text:p>
          </table:table-cell>
          <table:table-cell office:value-type="float" office:value="-0.490427578710104" calcext:value-type="float">
            <text:p>-0.4904275787</text:p>
          </table:table-cell>
          <table:table-cell office:value-type="float" office:value="-0.490494891362587" calcext:value-type="float">
            <text:p>-0.4904948914</text:p>
          </table:table-cell>
          <table:table-cell office:value-type="float" office:value="-0.490561605846445" calcext:value-type="float">
            <text:p>-0.4905616058</text:p>
          </table:table-cell>
          <table:table-cell office:value-type="float" office:value="-0.490626862388694" calcext:value-type="float">
            <text:p>-0.4906268624</text:p>
          </table:table-cell>
          <table:table-cell office:value-type="float" office:value="-0.490689834939211" calcext:value-type="float">
            <text:p>-0.4906898349</text:p>
          </table:table-cell>
          <table:table-cell office:value-type="float" office:value="-0.490749741151184" calcext:value-type="float">
            <text:p>-0.4907497412</text:p>
          </table:table-cell>
          <table:table-cell office:value-type="float" office:value="-0.490805851812581" calcext:value-type="float">
            <text:p>-0.4908058518</text:p>
          </table:table-cell>
          <table:table-cell office:value-type="float" office:value="-0.490857499612716" calcext:value-type="float">
            <text:p>-0.4908574996</text:p>
          </table:table-cell>
          <table:table-cell office:value-type="float" office:value="-0.490904087127433" calcext:value-type="float">
            <text:p>-0.4909040871</text:p>
          </table:table-cell>
          <table:table-cell office:value-type="float" office:value="-0.490945093912352" calcext:value-type="float">
            <text:p>-0.4909450939</text:p>
          </table:table-cell>
          <table:table-cell office:value-type="float" office:value="-0.490980082591541" calcext:value-type="float">
            <text:p>-0.4909800826</text:p>
          </table:table-cell>
          <table:table-cell office:value-type="float" office:value="-0.49100870384617" calcext:value-type="float">
            <text:p>-0.4910087038</text:p>
          </table:table-cell>
          <table:table-cell office:value-type="float" office:value="-0.491030700208874" calcext:value-type="float">
            <text:p>-0.4910307002</text:p>
          </table:table-cell>
          <table:table-cell office:value-type="float" office:value="-0.491045908586543" calcext:value-type="float">
            <text:p>-0.4910459086</text:p>
          </table:table-cell>
          <table:table-cell office:value-type="float" office:value="-0.491054261452035" calcext:value-type="float">
            <text:p>-0.4910542615</text:p>
          </table:table-cell>
          <table:table-cell office:value-type="float" office:value="-0.491055786660262" calcext:value-type="float">
            <text:p>-0.4910557867</text:p>
          </table:table-cell>
          <table:table-cell office:value-type="float" office:value="-0.491050605868786" calcext:value-type="float">
            <text:p>-0.4910506059</text:p>
          </table:table-cell>
          <table:table-cell office:value-type="float" office:value="-0.491038931568575" calcext:value-type="float">
            <text:p>-0.4910389316</text:p>
          </table:table-cell>
          <table:table-cell office:value-type="float" office:value="-0.491021062752672" calcext:value-type="float">
            <text:p>-0.4910210628</text:p>
          </table:table-cell>
          <table:table-cell office:value-type="float" office:value="-0.490997379284757" calcext:value-type="float">
            <text:p>-0.4909973793</text:p>
          </table:table-cell>
          <table:table-cell office:value-type="float" office:value="-0.490968335047484" calcext:value-type="float">
            <text:p>-0.490968335</text:p>
          </table:table-cell>
          <table:table-cell office:value-type="float" office:value="-0.490934449988814" calcext:value-type="float">
            <text:p>-0.49093445</text:p>
          </table:table-cell>
          <table:table-cell office:value-type="float" office:value="-0.49089630120033" calcext:value-type="float">
            <text:p>-0.4908963012</text:p>
          </table:table-cell>
          <table:table-cell office:value-type="float" office:value="-0.490854513188559" calcext:value-type="float">
            <text:p>-0.4908545132</text:p>
          </table:table-cell>
          <table:table-cell office:value-type="float" office:value="-0.490809747520409" calcext:value-type="float">
            <text:p>-0.4908097475</text:p>
          </table:table-cell>
          <table:table-cell office:value-type="float" office:value="-0.490762692033258" calcext:value-type="float">
            <text:p>-0.490762692</text:p>
          </table:table-cell>
          <table:table-cell office:value-type="float" office:value="-0.490714049819339" calcext:value-type="float">
            <text:p>-0.4907140498</text:p>
          </table:table-cell>
          <table:table-cell office:value-type="float" office:value="-0.49066452818419" calcext:value-type="float">
            <text:p>-0.4906645282</text:p>
          </table:table-cell>
          <table:table-cell office:value-type="float" office:value="-0.49061482779738" calcext:value-type="float">
            <text:p>-0.4906148278</text:p>
          </table:table-cell>
          <table:table-cell office:value-type="float" office:value="-0.490565632222371" calcext:value-type="float">
            <text:p>-0.4905656322</text:p>
          </table:table-cell>
          <table:table-cell office:value-type="float" office:value="-0.490517598027616" calcext:value-type="float">
            <text:p>-0.490517598</text:p>
          </table:table-cell>
          <table:table-cell office:value-type="float" office:value="-0.490471345635761" calcext:value-type="float">
            <text:p>-0.4904713456</text:p>
          </table:table-cell>
          <table:table-cell office:value-type="float" office:value="-0.490427451073785" calcext:value-type="float">
            <text:p>-0.4904274511</text:p>
          </table:table-cell>
          <table:table-cell office:value-type="float" office:value="-0.490386438736401" calcext:value-type="float">
            <text:p>-0.4903864387</text:p>
          </table:table-cell>
          <table:table-cell office:value-type="float" office:value="-0.490348775268323" calcext:value-type="float">
            <text:p>-0.4903487753</text:p>
          </table:table-cell>
          <table:table-cell office:value-type="float" office:value="-0.490314864630754" calcext:value-type="float">
            <text:p>-0.4903148646</text:p>
          </table:table-cell>
          <table:table-cell office:value-type="float" office:value="-0.490285044389509" calcext:value-type="float">
            <text:p>-0.4902850444</text:p>
          </table:table-cell>
          <table:table-cell office:value-type="float" office:value="-0.490259583236146" calcext:value-type="float">
            <text:p>-0.4902595832</text:p>
          </table:table-cell>
          <table:table-cell office:value-type="float" office:value="-0.490238679724975" calcext:value-type="float">
            <text:p>-0.4902386797</text:p>
          </table:table-cell>
          <table:table-cell office:value-type="float" office:value="-0.490222462179837" calcext:value-type="float">
            <text:p>-0.4902224622</text:p>
          </table:table-cell>
          <table:table-cell office:value-type="float" office:value="-0.490210989708935" calcext:value-type="float">
            <text:p>-0.4902109897</text:p>
          </table:table-cell>
          <table:table-cell office:value-type="float" office:value="-0.490204254240396" calcext:value-type="float">
            <text:p>-0.4902042542</text:p>
          </table:table-cell>
          <table:table-cell office:value-type="float" office:value="-0.490202183479731" calcext:value-type="float">
            <text:p>-0.4902021835</text:p>
          </table:table-cell>
          <table:table-cell office:value-type="float" office:value="-0.490204644680041" calcext:value-type="float">
            <text:p>-0.4902046447</text:p>
          </table:table-cell>
          <table:table-cell office:value-type="float" office:value="-0.490211449103413" calcext:value-type="float">
            <text:p>-0.4902114491</text:p>
          </table:table-cell>
          <table:table-cell office:value-type="float" office:value="-0.49022235705646" calcext:value-type="float">
            <text:p>-0.4902223571</text:p>
          </table:table-cell>
          <table:table-cell office:value-type="float" office:value="-0.490237083374474" calcext:value-type="float">
            <text:p>-0.4902370834</text:p>
          </table:table-cell>
          <table:table-cell office:value-type="float" office:value="-0.490255303239024" calcext:value-type="float">
            <text:p>-0.4902553032</text:p>
          </table:table-cell>
          <table:table-cell office:value-type="float" office:value="-0.490276658214732" calcext:value-type="float">
            <text:p>-0.4902766582</text:p>
          </table:table-cell>
          <table:table-cell office:value-type="float" office:value="-0.490300762400473" calcext:value-type="float">
            <text:p>-0.4903007624</text:p>
          </table:table-cell>
          <table:table-cell office:value-type="float" office:value="-0.490327208601222" calcext:value-type="float">
            <text:p>-0.4903272086</text:p>
          </table:table-cell>
          <table:table-cell office:value-type="float" office:value="-0.490355574432684" calcext:value-type="float">
            <text:p>-0.4903555744</text:p>
          </table:table-cell>
          <table:table-cell office:value-type="float" office:value="-0.490385428285052" calcext:value-type="float">
            <text:p>-0.4903854283</text:p>
          </table:table-cell>
          <table:table-cell office:value-type="float" office:value="-0.490416335083204" calcext:value-type="float">
            <text:p>-0.4904163351</text:p>
          </table:table-cell>
          <table:table-cell office:value-type="float" office:value="-0.490447861785199" calcext:value-type="float">
            <text:p>-0.4904478618</text:p>
          </table:table-cell>
          <table:table-cell office:value-type="float" office:value="-0.490479582580754" calcext:value-type="float">
            <text:p>-0.4904795826</text:p>
          </table:table-cell>
          <table:table-cell office:value-type="float" office:value="-0.490511083745169" calcext:value-type="float">
            <text:p>-0.4905110837</text:p>
          </table:table-cell>
          <table:table-cell office:value-type="float" office:value="-0.490541968129783" calcext:value-type="float">
            <text:p>-0.4905419681</text:p>
          </table:table-cell>
          <table:table-cell office:value-type="float" office:value="-0.490571859257969" calcext:value-type="float">
            <text:p>-0.4905718593</text:p>
          </table:table-cell>
          <table:table-cell office:value-type="float" office:value="-0.490600405016828" calcext:value-type="float">
            <text:p>-0.490600405</text:p>
          </table:table-cell>
          <table:table-cell office:value-type="float" office:value="-0.490627280928528" calcext:value-type="float">
            <text:p>-0.4906272809</text:p>
          </table:table-cell>
          <table:table-cell office:value-type="float" office:value="-0.490652192993935" calcext:value-type="float">
            <text:p>-0.490652193</text:p>
          </table:table-cell>
          <table:table-cell office:value-type="float" office:value="-0.490674880104294" calcext:value-type="float">
            <text:p>-0.4906748801</text:p>
          </table:table-cell>
          <table:table-cell office:value-type="float" office:value="-0.490695116017257" calcext:value-type="float">
            <text:p>-0.490695116</text:p>
          </table:table-cell>
          <table:table-cell office:value-type="float" office:value="-0.490712710896304" calcext:value-type="float">
            <text:p>-0.4907127109</text:p>
          </table:table-cell>
          <table:table-cell office:value-type="float" office:value="-0.490727512418196" calcext:value-type="float">
            <text:p>-0.4907275124</text:p>
          </table:table-cell>
          <table:table-cell office:value-type="float" office:value="-0.4907394064481" calcext:value-type="float">
            <text:p>-0.4907394064</text:p>
          </table:table-cell>
          <table:table-cell office:value-type="float" office:value="-0.490748317293388" calcext:value-type="float">
            <text:p>-0.4907483173</text:p>
          </table:table-cell>
          <table:table-cell office:value-type="float" office:value="-0.490754207541002" calcext:value-type="float">
            <text:p>-0.4907542075</text:p>
          </table:table-cell>
          <table:table-cell office:value-type="float" office:value="-0.490757077491182" calcext:value-type="float">
            <text:p>-0.4907570775</text:p>
          </table:table-cell>
          <table:table-cell office:value-type="float" office:value="-0.490756964200756" calcext:value-type="float">
            <text:p>-0.4907569642</text:p>
          </table:table-cell>
          <table:table-cell office:value-type="float" office:value="-0.490753940153219" calcext:value-type="float">
            <text:p>-0.4907539402</text:p>
          </table:table-cell>
          <table:table-cell office:value-type="float" office:value="-0.490748111573396" calcext:value-type="float">
            <text:p>-0.4907481116</text:p>
          </table:table-cell>
          <table:table-cell office:value-type="float" office:value="-0.490739616410423" calcext:value-type="float">
            <text:p>-0.4907396164</text:p>
          </table:table-cell>
          <table:table-cell office:value-type="float" office:value="-0.490728622013421" calcext:value-type="float">
            <text:p>-0.490728622</text:p>
          </table:table-cell>
          <table:table-cell office:value-type="float" office:value="-0.490715322526967" calcext:value-type="float">
            <text:p>-0.4907153225</text:p>
          </table:table-cell>
          <table:table-cell office:value-type="float" office:value="-0.490699936036414" calcext:value-type="float">
            <text:p>-0.490699936</text:p>
          </table:table-cell>
          <table:table-cell office:value-type="float" office:value="-0.490682701496823" calcext:value-type="float">
            <text:p>-0.4906827015</text:p>
          </table:table-cell>
          <table:table-cell office:value-type="float" office:value="-0.490663875476898" calcext:value-type="float">
            <text:p>-0.4906638755</text:p>
          </table:table-cell>
          <table:table-cell office:value-type="float" office:value="-0.490643728755558" calcext:value-type="float">
            <text:p>-0.4906437288</text:p>
          </table:table-cell>
          <table:table-cell office:value-type="float" office:value="-0.490622542807841" calcext:value-type="float">
            <text:p>-0.4906225428</text:p>
          </table:table-cell>
          <table:table-cell office:value-type="float" office:value="-0.490600606219012" calcext:value-type="float">
            <text:p>-0.4906006062</text:p>
          </table:table-cell>
          <table:table-cell office:value-type="float" office:value="-0.490578211047108" calcext:value-type="float">
            <text:p>-0.490578211</text:p>
          </table:table-cell>
          <table:table-cell office:value-type="float" office:value="-0.490555649250126" calcext:value-type="float">
            <text:p>-0.4905556493</text:p>
          </table:table-cell>
          <table:table-cell office:value-type="float" office:value="-0.490533209035178" calcext:value-type="float">
            <text:p>-0.490533209</text:p>
          </table:table-cell>
          <table:table-cell office:value-type="float" office:value="-0.490511171439358" calcext:value-type="float">
            <text:p>-0.4905111714</text:p>
          </table:table-cell>
          <table:table-cell office:value-type="float" office:value="-0.490489806914596" calcext:value-type="float">
            <text:p>-0.4904898069</text:p>
          </table:table-cell>
          <table:table-cell office:value-type="float" office:value="-0.490469372122817" calcext:value-type="float">
            <text:p>-0.4904693721</text:p>
          </table:table-cell>
          <table:table-cell office:value-type="float" office:value="-0.490450106916143" calcext:value-type="float">
            <text:p>-0.4904501069</text:p>
          </table:table-cell>
          <table:table-cell office:value-type="float" office:value="-0.490432231544204" calcext:value-type="float">
            <text:p>-0.4904322315</text:p>
          </table:table-cell>
          <table:table-cell office:value-type="float" office:value="-0.490415944128451" calcext:value-type="float">
            <text:p>-0.4904159441</text:p>
          </table:table-cell>
          <table:table-cell office:value-type="float" office:value="-0.49040141842859" calcext:value-type="float">
            <text:p>-0.4904014184</text:p>
          </table:table-cell>
          <table:table-cell office:value-type="float" office:value="-0.490388801937662" calcext:value-type="float">
            <text:p>-0.4903888019</text:p>
          </table:table-cell>
          <table:table-cell office:value-type="float" office:value="-0.490378214325098" calcext:value-type="float">
            <text:p>-0.4903782143</text:p>
          </table:table-cell>
          <table:table-cell office:value-type="float" office:value="-0.490369746255084" calcext:value-type="float">
            <text:p>-0.4903697463</text:p>
          </table:table-cell>
          <table:table-cell office:value-type="float" office:value="-0.490363458596477" calcext:value-type="float">
            <text:p>-0.4903634586</text:p>
          </table:table-cell>
          <table:table-cell office:value-type="float" office:value="-0.490359382039252" calcext:value-type="float">
            <text:p>-0.490359382</text:p>
          </table:table-cell>
          <table:table-cell office:value-type="float" office:value="-0.490357517123563" calcext:value-type="float">
            <text:p>-0.4903575171</text:p>
          </table:table-cell>
          <table:table-cell office:value-type="float" office:value="-0.490357834687707" calcext:value-type="float">
            <text:p>-0.4903578347</text:p>
          </table:table-cell>
          <table:table-cell office:value-type="float" office:value="-0.490360276727309" calcext:value-type="float">
            <text:p>-0.4903602767</text:p>
          </table:table-cell>
          <table:table-cell office:value-type="float" office:value="-0.490364757656643" calcext:value-type="float">
            <text:p>-0.4903647577</text:p>
          </table:table-cell>
          <table:table-cell office:value-type="float" office:value="-0.490371165955708" calcext:value-type="float">
            <text:p>-0.490371166</text:p>
          </table:table-cell>
          <table:table-cell office:value-type="float" office:value="-0.490379366177898" calcext:value-type="float">
            <text:p>-0.4903793662</text:p>
          </table:table-cell>
          <table:table-cell office:value-type="float" office:value="-0.490389201285204" calcext:value-type="float">
            <text:p>-0.4903892013</text:p>
          </table:table-cell>
          <table:table-cell office:value-type="float" office:value="-0.490400495279069" calcext:value-type="float">
            <text:p>-0.4904004953</text:p>
          </table:table-cell>
          <table:table-cell office:value-type="float" office:value="-0.490413056076591" calcext:value-type="float">
            <text:p>-0.4904130561</text:p>
          </table:table-cell>
          <table:table-cell office:value-type="float" office:value="-0.490426678590659" calcext:value-type="float">
            <text:p>-0.4904266786</text:p>
          </table:table-cell>
          <table:table-cell office:value-type="float" office:value="-0.490441147956737" calcext:value-type="float">
            <text:p>-0.490441148</text:p>
          </table:table-cell>
          <table:table-cell office:value-type="float" office:value="-0.490456242853838" calcext:value-type="float">
            <text:p>-0.4904562429</text:p>
          </table:table-cell>
          <table:table-cell office:value-type="float" office:value="-0.490471738862333" calcext:value-type="float">
            <text:p>-0.4904717389</text:p>
          </table:table-cell>
          <table:table-cell office:value-type="float" office:value="-0.490487411799272" calcext:value-type="float">
            <text:p>-0.4904874118</text:p>
          </table:table-cell>
          <table:table-cell office:value-type="float" office:value="-0.490503040977721" calcext:value-type="float">
            <text:p>-0.490503041</text:p>
          </table:table-cell>
          <table:table-cell office:value-type="float" office:value="-0.490518412333145" calcext:value-type="float">
            <text:p>-0.4905184123</text:p>
          </table:table-cell>
          <table:table-cell office:value-type="float" office:value="-0.490533321365945" calcext:value-type="float">
            <text:p>-0.4905333214</text:p>
          </table:table-cell>
          <table:table-cell office:value-type="float" office:value="-0.490547575856546" calcext:value-type="float">
            <text:p>-0.4905475759</text:p>
          </table:table-cell>
          <table:table-cell office:value-type="float" office:value="-0.490560998308673" calcext:value-type="float">
            <text:p>-0.4905609983</text:p>
          </table:table-cell>
          <table:table-cell office:value-type="float" office:value="-0.490573428088794" calcext:value-type="float">
            <text:p>-0.4905734281</text:p>
          </table:table-cell>
          <table:table-cell office:value-type="float" office:value="-0.490584723234697" calcext:value-type="float">
            <text:p>-0.4905847232</text:p>
          </table:table-cell>
          <table:table-cell office:value-type="float" office:value="-0.490594761911822" calcext:value-type="float">
            <text:p>-0.4905947619</text:p>
          </table:table-cell>
          <table:table-cell office:value-type="float" office:value="-0.490603443508384" calcext:value-type="float">
            <text:p>-0.4906034435</text:p>
          </table:table-cell>
          <table:table-cell office:value-type="float" office:value="-0.490610689361972" calcext:value-type="float">
            <text:p>-0.4906106894</text:p>
          </table:table-cell>
          <table:table-cell office:value-type="float" office:value="-0.490616443122995" calcext:value-type="float">
            <text:p>-0.4906164431</text:p>
          </table:table-cell>
          <table:table-cell office:value-type="float" office:value="-0.490620670764308" calcext:value-type="float">
            <text:p>-0.4906206708</text:p>
          </table:table-cell>
          <table:table-cell office:value-type="float" office:value="-0.490623360254148" calcext:value-type="float">
            <text:p>-0.4906233603</text:p>
          </table:table-cell>
          <table:table-cell office:value-type="float" office:value="-0.490624520913059" calcext:value-type="float">
            <text:p>-0.4906245209</text:p>
          </table:table-cell>
          <table:table-cell office:value-type="float" office:value="-0.490624182482655" calcext:value-type="float">
            <text:p>-0.4906241825</text:p>
          </table:table-cell>
          <table:table-cell office:value-type="float" office:value="-0.490622393936597" calcext:value-type="float">
            <text:p>-0.4906223939</text:p>
          </table:table-cell>
          <table:table-cell office:value-type="float" office:value="-0.490619222065583" calcext:value-type="float">
            <text:p>-0.4906192221</text:p>
          </table:table-cell>
          <table:table-cell office:value-type="float" office:value="-0.49061474987333" calcext:value-type="float">
            <text:p>-0.4906147499</text:p>
          </table:table-cell>
          <table:table-cell office:value-type="float" office:value="-0.490609074816497" calcext:value-type="float">
            <text:p>-0.4906090748</text:p>
          </table:table-cell>
          <table:table-cell office:value-type="float" office:value="-0.49060230692735" calcext:value-type="float">
            <text:p>-0.4906023069</text:p>
          </table:table-cell>
          <table:table-cell office:value-type="float" office:value="-0.490594566850611" calcext:value-type="float">
            <text:p>-0.4905945669</text:p>
          </table:table-cell>
          <table:table-cell office:value-type="float" office:value="-0.490585983832119" calcext:value-type="float">
            <text:p>-0.4905859838</text:p>
          </table:table-cell>
          <table:table-cell office:value-type="float" office:value="-0.4905766936864" calcext:value-type="float">
            <text:p>-0.4905766937</text:p>
          </table:table-cell>
          <table:table-cell office:value-type="float" office:value="-0.490566836775272" calcext:value-type="float">
            <text:p>-0.4905668368</text:p>
          </table:table-cell>
          <table:table-cell office:value-type="float" office:value="-0.490556556024302" calcext:value-type="float">
            <text:p>-0.490556556</text:p>
          </table:table-cell>
          <table:table-cell office:value-type="float" office:value="-0.490545994994278" calcext:value-type="float">
            <text:p>-0.490545995</text:p>
          </table:table-cell>
          <table:table-cell office:value-type="float" office:value="-0.490535296048975" calcext:value-type="float">
            <text:p>-0.490535296</text:p>
          </table:table-cell>
          <table:table-cell office:value-type="float" office:value="-0.490524598594426" calcext:value-type="float">
            <text:p>-0.4905245986</text:p>
          </table:table-cell>
          <table:table-cell office:value-type="float" office:value="-0.490514037464465" calcext:value-type="float">
            <text:p>-0.4905140375</text:p>
          </table:table-cell>
          <table:table-cell office:value-type="float" office:value="-0.490503741410322" calcext:value-type="float">
            <text:p>-0.4905037414</text:p>
          </table:table-cell>
          <table:table-cell office:value-type="float" office:value="-0.490493831735144" calcext:value-type="float">
            <text:p>-0.4904938317</text:p>
          </table:table-cell>
          <table:table-cell office:value-type="float" office:value="-0.490484421074555" calcext:value-type="float">
            <text:p>-0.4904844211</text:p>
          </table:table-cell>
          <table:table-cell office:value-type="float" office:value="-0.490475612323777" calcext:value-type="float">
            <text:p>-0.4904756123</text:p>
          </table:table-cell>
          <table:table-cell office:value-type="float" office:value="-0.490467497722342" calcext:value-type="float">
            <text:p>-0.4904674977</text:p>
          </table:table-cell>
          <table:table-cell office:value-type="float" office:value="-0.490460158093882" calcext:value-type="float">
            <text:p>-0.4904601581</text:p>
          </table:table-cell>
          <table:table-cell office:value-type="float" office:value="-0.490453662244086" calcext:value-type="float">
            <text:p>-0.4904536622</text:p>
          </table:table-cell>
          <table:table-cell office:value-type="float" office:value="-0.490448066515938" calcext:value-type="float">
            <text:p>-0.4904480665</text:p>
          </table:table-cell>
          <table:table-cell office:value-type="float" office:value="-0.490443414499389" calcext:value-type="float">
            <text:p>-0.4904434145</text:p>
          </table:table-cell>
          <table:table-cell office:value-type="float" office:value="-0.490439736895141" calcext:value-type="float">
            <text:p>-0.4904397369</text:p>
          </table:table-cell>
          <table:table-cell office:value-type="float" office:value="-0.490437051525596" calcext:value-type="float">
            <text:p>-0.4904370515</text:p>
          </table:table-cell>
          <table:table-cell office:value-type="float" office:value="-0.490435363490533" calcext:value-type="float">
            <text:p>-0.4904353635</text:p>
          </table:table-cell>
          <table:table-cell office:value-type="float" office:value="-0.4904346654601" calcext:value-type="float">
            <text:p>-0.4904346655</text:p>
          </table:table-cell>
          <table:table-cell office:value-type="float" office:value="-0.490434938099114" calcext:value-type="float">
            <text:p>-0.4904349381</text:p>
          </table:table-cell>
          <table:table-cell office:value-type="float" office:value="-0.490436150615139" calcext:value-type="float">
            <text:p>-0.4904361506</text:p>
          </table:table-cell>
          <table:table-cell office:value-type="float" office:value="-0.490438261420216" calcext:value-type="float">
            <text:p>-0.4904382614</text:p>
          </table:table-cell>
          <table:table-cell office:value-type="float" office:value="-0.490441218899669" calcext:value-type="float">
            <text:p>-0.4904412189</text:p>
          </table:table-cell>
          <table:table-cell office:value-type="float" office:value="-0.490444962274879" calcext:value-type="float">
            <text:p>-0.4904449623</text:p>
          </table:table-cell>
          <table:table-cell office:value-type="float" office:value="-0.490449422551365" calcext:value-type="float">
            <text:p>-0.4904494226</text:p>
          </table:table-cell>
          <table:table-cell office:value-type="float" office:value="-0.49045452353937" calcext:value-type="float">
            <text:p>-0.4904545235</text:p>
          </table:table-cell>
          <table:table-cell office:value-type="float" office:value="-0.490460182936516" calcext:value-type="float">
            <text:p>-0.4904601829</text:p>
          </table:table-cell>
          <table:table-cell office:value-type="float" office:value="-0.490466313457354" calcext:value-type="float">
            <text:p>-0.4904663135</text:p>
          </table:table-cell>
          <table:table-cell office:value-type="float" office:value="-0.49047282400057" calcext:value-type="float">
            <text:p>-0.490472824</text:p>
          </table:table-cell>
          <table:table-cell office:value-type="float" office:value="-0.490479620838187" calcext:value-type="float">
            <text:p>-0.4904796208</text:p>
          </table:table-cell>
          <table:table-cell office:value-type="float" office:value="-0.490486608814003" calcext:value-type="float">
            <text:p>-0.4904866088</text:p>
          </table:table-cell>
          <table:table-cell office:value-type="float" office:value="-0.490493692538863" calcext:value-type="float">
            <text:p>-0.4904936925</text:p>
          </table:table-cell>
          <table:table-cell office:value-type="float" office:value="-0.490500777570126" calcext:value-type="float">
            <text:p>-0.4905007776</text:p>
          </table:table-cell>
          <table:table-cell office:value-type="float" office:value="-0.490507771559194" calcext:value-type="float">
            <text:p>-0.4905077716</text:p>
          </table:table-cell>
          <table:table-cell office:value-type="float" office:value="-0.490514585360131" calcext:value-type="float">
            <text:p>-0.4905145854</text:p>
          </table:table-cell>
          <table:table-cell office:value-type="float" office:value="-0.490521134080204" calcext:value-type="float">
            <text:p>-0.4905211341</text:p>
          </table:table-cell>
          <table:table-cell office:value-type="float" office:value="-0.490527338067324" calcext:value-type="float">
            <text:p>-0.4905273381</text:p>
          </table:table-cell>
          <table:table-cell office:value-type="float" office:value="-0.490533123818437" calcext:value-type="float">
            <text:p>-0.4905331238</text:p>
          </table:table-cell>
          <table:table-cell office:value-type="float" office:value="-0.490538424801308" calcext:value-type="float">
            <text:p>-0.4905384248</text:p>
          </table:table-cell>
          <table:table-cell office:value-type="float" office:value="-0.490543182178911" calcext:value-type="float">
            <text:p>-0.4905431822</text:p>
          </table:table-cell>
          <table:table-cell office:value-type="float" office:value="-0.490547345428389" calcext:value-type="float">
            <text:p>-0.4905473454</text:p>
          </table:table-cell>
          <table:table-cell office:value-type="float" office:value="-0.49055087284799" calcext:value-type="float">
            <text:p>-0.4905508728</text:p>
          </table:table-cell>
          <table:table-cell office:value-type="float" office:value="-0.490553731943706" calcext:value-type="float">
            <text:p>-0.4905537319</text:p>
          </table:table-cell>
          <table:table-cell office:value-type="float" office:value="-0.490555899694165" calcext:value-type="float">
            <text:p>-0.4905558997</text:p>
          </table:table-cell>
          <table:table-cell office:value-type="float" office:value="-0.490557362686559" calcext:value-type="float">
            <text:p>-0.4905573627</text:p>
          </table:table-cell>
          <table:table-cell office:value-type="float" office:value="-0.490558117126589" calcext:value-type="float">
            <text:p>-0.4905581171</text:p>
          </table:table-cell>
          <table:table-cell office:value-type="float" office:value="-0.490558168717392" calcext:value-type="float">
            <text:p>-0.4905581687</text:p>
          </table:table-cell>
          <table:table-cell office:value-type="float" office:value="-0.490557532413405" calcext:value-type="float">
            <text:p>-0.4905575324</text:p>
          </table:table-cell>
          <table:table-cell office:value-type="float" office:value="-0.490556232051489" calcext:value-type="float">
            <text:p>-0.4905562321</text:p>
          </table:table-cell>
          <table:table-cell office:value-type="float" office:value="-0.490554299862858" calcext:value-type="float">
            <text:p>-0.4905542999</text:p>
          </table:table-cell>
          <table:table-cell office:value-type="float" office:value="-0.490551775876362" calcext:value-type="float">
            <text:p>-0.4905517759</text:p>
          </table:table-cell>
          <table:table-cell office:value-type="float" office:value="-0.4905487072201" calcext:value-type="float">
            <text:p>-0.4905487072</text:p>
          </table:table-cell>
          <table:table-cell office:value-type="float" office:value="-0.490545147332746" calcext:value-type="float">
            <text:p>-0.4905451473</text:p>
          </table:table-cell>
          <table:table-cell office:value-type="float" office:value="-0.490541155095769" calcext:value-type="float">
            <text:p>-0.4905411551</text:p>
          </table:table-cell>
          <table:table-cell office:value-type="float" office:value="-0.490536793903402" calcext:value-type="float">
            <text:p>-0.4905367939</text:p>
          </table:table-cell>
          <table:table-cell office:value-type="float" office:value="-0.490532130680386" calcext:value-type="float">
            <text:p>-0.4905321307</text:p>
          </table:table-cell>
          <table:table-cell office:value-type="float" office:value="-0.49052723486728" calcext:value-type="float">
            <text:p>-0.4905272349</text:p>
          </table:table-cell>
          <table:table-cell office:value-type="float" office:value="-0.490522177387724" calcext:value-type="float">
            <text:p>-0.4905221774</text:p>
          </table:table-cell>
          <table:table-cell office:value-type="float" office:value="-0.490517029612967" calcext:value-type="float">
            <text:p>-0.4905170296</text:p>
          </table:table-cell>
          <table:table-cell office:value-type="float" office:value="-0.490511862342089" calcext:value-type="float">
            <text:p>-0.4905118623</text:p>
          </table:table-cell>
          <table:table-cell office:value-type="float" office:value="-0.490506744820465" calcext:value-type="float">
            <text:p>-0.4905067448</text:p>
          </table:table-cell>
          <table:table-cell office:value-type="float" office:value="-0.490501743778395" calcext:value-type="float">
            <text:p>-0.4905017438</text:p>
          </table:table-cell>
          <table:table-cell office:value-type="float" office:value="-0.490496922573556" calcext:value-type="float">
            <text:p>-0.4904969226</text:p>
          </table:table-cell>
          <table:table-cell office:value-type="float" office:value="-0.490492340363744" calcext:value-type="float">
            <text:p>-0.4904923404</text:p>
          </table:table-cell>
          <table:table-cell office:value-type="float" office:value="-0.490488051390656" calcext:value-type="float">
            <text:p>-0.4904880514</text:p>
          </table:table-cell>
          <table:table-cell office:value-type="float" office:value="-0.490484104345583" calcext:value-type="float">
            <text:p>-0.4904841043</text:p>
          </table:table-cell>
          <table:table-cell office:value-type="float" office:value="-0.490480541842544" calcext:value-type="float">
            <text:p>-0.4904805418</text:p>
          </table:table-cell>
          <table:table-cell office:value-type="float" office:value="-0.490477399994766" calcext:value-type="float">
            <text:p>-0.4904774</text:p>
          </table:table-cell>
          <table:table-cell office:value-type="float" office:value="-0.490474708102475" calcext:value-type="float">
            <text:p>-0.4904747081</text:p>
          </table:table-cell>
          <table:table-cell office:value-type="float" office:value="-0.490472488452731" calcext:value-type="float">
            <text:p>-0.4904724885</text:p>
          </table:table-cell>
          <table:table-cell office:value-type="float" office:value="-0.490470756229051" calcext:value-type="float">
            <text:p>-0.4904707562</text:p>
          </table:table-cell>
          <table:table-cell office:value-type="float" office:value="-0.490469519528745" calcext:value-type="float">
            <text:p>-0.4904695195</text:p>
          </table:table-cell>
          <table:table-cell office:value-type="float" office:value="-0.490468779484345" calcext:value-type="float">
            <text:p>-0.4904687795</text:p>
          </table:table-cell>
          <table:table-cell office:value-type="float" office:value="-0.490468530481429" calcext:value-type="float">
            <text:p>-0.4904685305</text:p>
          </table:table-cell>
          <table:table-cell office:value-type="float" office:value="-0.490468760466243" calcext:value-type="float">
            <text:p>-0.4904687605</text:p>
          </table:table-cell>
          <table:table-cell office:value-type="float" office:value="-0.49046945133302" calcext:value-type="float">
            <text:p>-0.4904694513</text:p>
          </table:table-cell>
          <table:table-cell office:value-type="float" office:value="-0.49047057938413" calcext:value-type="float">
            <text:p>-0.4904705794</text:p>
          </table:table-cell>
          <table:table-cell office:value-type="float" office:value="-0.490472115849236" calcext:value-type="float">
            <text:p>-0.4904721158</text:p>
          </table:table-cell>
          <table:table-cell office:value-type="float" office:value="-0.490474027455683" calcext:value-type="float">
            <text:p>-0.4904740275</text:p>
          </table:table-cell>
          <table:table-cell office:value-type="float" office:value="-0.49047627703672" calcext:value-type="float">
            <text:p>-0.490476277</text:p>
          </table:table-cell>
          <table:table-cell office:value-type="float" office:value="-0.490478824169642" calcext:value-type="float">
            <text:p>-0.4904788242</text:p>
          </table:table-cell>
          <table:table-cell office:value-type="float" office:value="-0.490481625830093" calcext:value-type="float">
            <text:p>-0.4904816258</text:p>
          </table:table-cell>
          <table:table-cell office:value-type="float" office:value="-0.490484637054962" calcext:value-type="float">
            <text:p>-0.4904846371</text:p>
          </table:table-cell>
          <table:table-cell office:value-type="float" office:value="-0.490487811602769" calcext:value-type="float">
            <text:p>-0.4904878116</text:p>
          </table:table-cell>
          <table:table-cell office:value-type="float" office:value="-0.490491102603414" calcext:value-type="float">
            <text:p>-0.4904911026</text:p>
          </table:table-cell>
          <table:table-cell office:value-type="float" office:value="-0.490494463188753" calcext:value-type="float">
            <text:p>-0.4904944632</text:p>
          </table:table-cell>
          <table:table-cell office:value-type="float" office:value="-0.490497847097053" calcext:value-type="float">
            <text:p>-0.4904978471</text:p>
          </table:table-cell>
          <table:table-cell office:value-type="float" office:value="-0.490501209244449" calcext:value-type="float">
            <text:p>-0.4905012092</text:p>
          </table:table-cell>
          <table:table-cell office:value-type="float" office:value="-0.490504506258453" calcext:value-type="float">
            <text:p>-0.4905045063</text:p>
          </table:table-cell>
          <table:table-cell office:value-type="float" office:value="-0.490507696968336" calcext:value-type="float">
            <text:p>-0.490507697</text:p>
          </table:table-cell>
          <table:table-cell office:value-type="float" office:value="-0.490510742848613" calcext:value-type="float">
            <text:p>-0.4905107428</text:p>
          </table:table-cell>
          <table:table-cell office:value-type="float" office:value="-0.490513608412719" calcext:value-type="float">
            <text:p>-0.4905136084</text:p>
          </table:table-cell>
          <table:table-cell office:value-type="float" office:value="-0.490516261554994" calcext:value-type="float">
            <text:p>-0.4905162616</text:p>
          </table:table-cell>
          <table:table-cell office:value-type="float" office:value="-0.490518673837883" calcext:value-type="float">
            <text:p>-0.4905186738</text:p>
          </table:table-cell>
          <table:table-cell office:value-type="float" office:value="-0.490520820726026" calcext:value-type="float">
            <text:p>-0.4905208207</text:p>
          </table:table-cell>
          <table:table-cell office:value-type="float" office:value="-0.490522681764105" calcext:value-type="float">
            <text:p>-0.4905226818</text:p>
          </table:table-cell>
          <table:table-cell office:value-type="float" office:value="-0.490524240700942" calcext:value-type="float">
            <text:p>-0.4905242407</text:p>
          </table:table-cell>
          <table:table-cell office:value-type="float" office:value="-0.490525485559523" calcext:value-type="float">
            <text:p>-0.4905254856</text:p>
          </table:table-cell>
          <table:table-cell office:value-type="float" office:value="-0.490526408653906" calcext:value-type="float">
            <text:p>-0.4905264087</text:p>
          </table:table-cell>
          <table:table-cell office:value-type="float" office:value="-0.490527006557144" calcext:value-type="float">
            <text:p>-0.4905270066</text:p>
          </table:table-cell>
          <table:table-cell office:value-type="float" office:value="-0.490527280017936" calcext:value-type="float">
            <text:p>-0.49052728</text:p>
          </table:table-cell>
          <table:table-cell office:value-type="float" office:value="-0.490527233833227" calcext:value-type="float">
            <text:p>-0.4905272338</text:p>
          </table:table-cell>
          <table:table-cell office:value-type="float" office:value="-0.490526876676114" calcext:value-type="float">
            <text:p>-0.4905268767</text:p>
          </table:table-cell>
          <table:table-cell office:value-type="float" office:value="-0.490526220884462" calcext:value-type="float">
            <text:p>-0.4905262209</text:p>
          </table:table-cell>
          <table:table-cell office:value-type="float" office:value="-0.490525282211642" calcext:value-type="float">
            <text:p>-0.4905252822</text:p>
          </table:table-cell>
          <table:table-cell office:value-type="float" office:value="-0.490524079545018" calcext:value-type="float">
            <text:p>-0.4905240795</text:p>
          </table:table-cell>
          <table:table-cell office:value-type="float" office:value="-0.490522634594726" calcext:value-type="float">
            <text:p>-0.4905226346</text:p>
          </table:table-cell>
          <table:table-cell office:value-type="float" office:value="-0.490520971556947" calcext:value-type="float">
            <text:p>-0.4905209716</text:p>
          </table:table-cell>
          <table:table-cell office:value-type="float" office:value="-0.490519116756758" calcext:value-type="float">
            <text:p>-0.4905191168</text:p>
          </table:table-cell>
          <table:table-cell office:value-type="float" office:value="-0.490517098274204" calcext:value-type="float">
            <text:p>-0.4905170983</text:p>
          </table:table-cell>
          <table:table-cell office:value-type="float" office:value="-0.490514945557692" calcext:value-type="float">
            <text:p>-0.4905149456</text:p>
          </table:table-cell>
          <table:table-cell office:value-type="float" office:value="-0.490512689030105" calcext:value-type="float">
            <text:p>-0.490512689</text:p>
          </table:table-cell>
          <table:table-cell office:value-type="float" office:value="-0.490510359691498" calcext:value-type="float">
            <text:p>-0.4905103597</text:p>
          </table:table-cell>
          <table:table-cell office:value-type="float" office:value="-0.490507988724431" calcext:value-type="float">
            <text:p>-0.4905079887</text:p>
          </table:table-cell>
          <table:table-cell office:value-type="float" office:value="-0.490505607100751" calcext:value-type="float">
            <text:p>-0.4905056071</text:p>
          </table:table-cell>
          <table:table-cell office:value-type="float" office:value="-0.490503245207314" calcext:value-type="float">
            <text:p>-0.4905032452</text:p>
          </table:table-cell>
          <table:table-cell office:value-type="float" office:value="-0.490500932470432" calcext:value-type="float">
            <text:p>-0.4905009325</text:p>
          </table:table-cell>
          <table:table-cell office:value-type="float" office:value="-0.490498697019177" calcext:value-type="float">
            <text:p>-0.490498697</text:p>
          </table:table-cell>
          <table:table-cell office:value-type="float" office:value="-0.490496565351855" calcext:value-type="float">
            <text:p>-0.4904965654</text:p>
          </table:table-cell>
          <table:table-cell office:value-type="float" office:value="-0.490494562039387" calcext:value-type="float">
            <text:p>-0.490494562</text:p>
          </table:table-cell>
          <table:table-cell office:value-type="float" office:value="-0.490492709452077" calcext:value-type="float">
            <text:p>-0.4904927095</text:p>
          </table:table-cell>
          <table:table-cell office:value-type="float" office:value="-0.490491027522069" calcext:value-type="float">
            <text:p>-0.4904910275</text:p>
          </table:table-cell>
          <table:table-cell office:value-type="float" office:value="-0.490489533536262" calcext:value-type="float">
            <text:p>-0.4904895335</text:p>
          </table:table-cell>
          <table:table-cell office:value-type="float" office:value="-0.490488241968237" calcext:value-type="float">
            <text:p>-0.490488242</text:p>
          </table:table-cell>
          <table:table-cell office:value-type="float" office:value="-0.490487164347684" calcext:value-type="float">
            <text:p>-0.4904871643</text:p>
          </table:table-cell>
          <table:table-cell office:value-type="float" office:value="-0.490486309169285" calcext:value-type="float">
            <text:p>-0.4904863092</text:p>
          </table:table-cell>
          <table:table-cell office:value-type="float" office:value="-0.49048568184201" calcext:value-type="float">
            <text:p>-0.4904856818</text:p>
          </table:table-cell>
          <table:table-cell office:value-type="float" office:value="-0.490485284679316" calcext:value-type="float">
            <text:p>-0.4904852847</text:p>
          </table:table-cell>
          <table:table-cell office:value-type="float" office:value="-0.490485116929342" calcext:value-type="float">
            <text:p>-0.4904851169</text:p>
          </table:table-cell>
          <table:table-cell office:value-type="float" office:value="-0.490485174846036" calcext:value-type="float">
            <text:p>-0.4904851748</text:p>
          </table:table-cell>
          <table:table-cell office:value-type="float" office:value="-0.490485451797582" calcext:value-type="float">
            <text:p>-0.4904854518</text:p>
          </table:table-cell>
          <table:table-cell office:value-type="float" office:value="-0.490485938412171" calcext:value-type="float">
            <text:p>-0.4904859384</text:p>
          </table:table-cell>
          <table:table-cell office:value-type="float" office:value="-0.490486622759398" calcext:value-type="float">
            <text:p>-0.4904866228</text:p>
          </table:table-cell>
          <table:table-cell office:value-type="float" office:value="-0.490487490560909" calcext:value-type="float">
            <text:p>-0.4904874906</text:p>
          </table:table-cell>
          <table:table-cell office:value-type="float" office:value="-0.490488525432475" calcext:value-type="float">
            <text:p>-0.4904885254</text:p>
          </table:table-cell>
          <table:table-cell office:value-type="float" office:value="-0.49048970914896" calcext:value-type="float">
            <text:p>-0.4904897091</text:p>
          </table:table-cell>
          <table:table-cell office:value-type="float" office:value="-0.490491021930986" calcext:value-type="float">
            <text:p>-0.4904910219</text:p>
          </table:table-cell>
          <table:table-cell office:value-type="float" office:value="-0.490492442747801" calcext:value-type="float">
            <text:p>-0.4904924427</text:p>
          </table:table-cell>
          <table:table-cell office:value-type="float" office:value="-0.490493949632196" calcext:value-type="float">
            <text:p>-0.4904939496</text:p>
          </table:table-cell>
          <table:table-cell office:value-type="float" office:value="-0.490495520002945" calcext:value-type="float">
            <text:p>-0.49049552</text:p>
          </table:table-cell>
          <table:table-cell office:value-type="float" office:value="-0.49049713098853" calcext:value-type="float">
            <text:p>-0.490497131</text:p>
          </table:table-cell>
          <table:table-cell office:value-type="float" office:value="-0.490498759749407" calcext:value-type="float">
            <text:p>-0.4904987597</text:p>
          </table:table-cell>
          <table:table-cell office:value-type="float" office:value="-0.490500383792352" calcext:value-type="float">
            <text:p>-0.4905003838</text:p>
          </table:table-cell>
          <table:table-cell office:value-type="float" office:value="-0.490501981273006" calcext:value-type="float">
            <text:p>-0.4905019813</text:p>
          </table:table-cell>
          <table:table-cell office:value-type="float" office:value="-0.490503531282087" calcext:value-type="float">
            <text:p>-0.4905035313</text:p>
          </table:table-cell>
          <table:table-cell office:value-type="float" office:value="-0.490505014111484" calcext:value-type="float">
            <text:p>-0.4905050141</text:p>
          </table:table-cell>
          <table:table-cell office:value-type="float" office:value="-0.49050641149627" calcext:value-type="float">
            <text:p>-0.4905064115</text:p>
          </table:table-cell>
          <table:table-cell office:value-type="float" office:value="-0.490507706829533" calcext:value-type="float">
            <text:p>-0.4905077068</text:p>
          </table:table-cell>
          <table:table-cell office:value-type="float" office:value="-0.490508885348149" calcext:value-type="float">
            <text:p>-0.4905088853</text:p>
          </table:table-cell>
          <table:table-cell office:value-type="float" office:value="-0.490509934285939" calcext:value-type="float">
            <text:p>-0.4905099343</text:p>
          </table:table-cell>
          <table:table-cell office:value-type="float" office:value="-0.49051084299446" calcext:value-type="float">
            <text:p>-0.490510843</text:p>
          </table:table-cell>
          <table:table-cell office:value-type="float" office:value="-0.490511603028736" calcext:value-type="float">
            <text:p>-0.490511603</text:p>
          </table:table-cell>
          <table:table-cell office:value-type="float" office:value="-0.490512208199903" calcext:value-type="float">
            <text:p>-0.4905122082</text:p>
          </table:table-cell>
          <table:table-cell office:value-type="float" office:value="-0.490512654592976" calcext:value-type="float">
            <text:p>-0.4905126546</text:p>
          </table:table-cell>
          <table:table-cell office:value-type="float" office:value="-0.490512940550971" calcext:value-type="float">
            <text:p>-0.4905129406</text:p>
          </table:table-cell>
          <table:table-cell office:value-type="float" office:value="-0.490513066628928" calcext:value-type="float">
            <text:p>-0.4905130666</text:p>
          </table:table-cell>
          <table:table-cell office:value-type="float" office:value="-0.49051303551586" calcext:value-type="float">
            <text:p>-0.4905130355</text:p>
          </table:table-cell>
          <table:table-cell office:value-type="float" office:value="-0.490512851931051" calcext:value-type="float">
            <text:p>-0.4905128519</text:p>
          </table:table-cell>
          <table:table-cell office:value-type="float" office:value="-0.490512522493809" calcext:value-type="float">
            <text:p>-0.4905125225</text:p>
          </table:table-cell>
          <table:table-cell office:value-type="float" office:value="-0.490512055572232" calcext:value-type="float">
            <text:p>-0.4905120556</text:p>
          </table:table-cell>
          <table:table-cell office:value-type="float" office:value="-0.49051146111232" calcext:value-type="float">
            <text:p>-0.4905114611</text:p>
          </table:table-cell>
          <table:table-cell office:value-type="float" office:value="-0.49051075045174" calcext:value-type="float">
            <text:p>-0.4905107505</text:p>
          </table:table-cell>
          <table:table-cell office:value-type="float" office:value="-0.490509936120915" calcext:value-type="float">
            <text:p>-0.4905099361</text:p>
          </table:table-cell>
          <table:table-cell office:value-type="float" office:value="-0.490509031636179" calcext:value-type="float">
            <text:p>-0.4905090316</text:p>
          </table:table-cell>
          <table:table-cell office:value-type="float" office:value="-0.490508051285765" calcext:value-type="float">
            <text:p>-0.4905080513</text:p>
          </table:table-cell>
          <table:table-cell office:value-type="float" office:value="-0.490507009914936" calcext:value-type="float">
            <text:p>-0.4905070099</text:p>
          </table:table-cell>
          <table:table-cell office:value-type="float" office:value="-0.49050592271044" calcext:value-type="float">
            <text:p>-0.4905059227</text:p>
          </table:table-cell>
          <table:table-cell office:value-type="float" office:value="-0.490504804991652" calcext:value-type="float">
            <text:p>-0.490504805</text:p>
          </table:table-cell>
          <table:table-cell office:value-type="float" office:value="-0.490503671998077" calcext:value-type="float">
            <text:p>-0.490503672</text:p>
          </table:table-cell>
          <table:table-cell office:value-type="float" office:value="-0.490502538713358" calcext:value-type="float">
            <text:p>-0.4905025387</text:p>
          </table:table-cell>
          <table:table-cell office:value-type="float" office:value="-0.490501419644183" calcext:value-type="float">
            <text:p>-0.4905014196</text:p>
          </table:table-cell>
          <table:table-cell office:value-type="float" office:value="-0.490500328688839" calcext:value-type="float">
            <text:p>-0.4905003287</text:p>
          </table:table-cell>
          <table:table-cell office:value-type="float" office:value="-0.490499278951937" calcext:value-type="float">
            <text:p>-0.490499279</text:p>
          </table:table-cell>
          <table:table-cell office:value-type="float" office:value="-0.490498282611718" calcext:value-type="float">
            <text:p>-0.4904982826</text:p>
          </table:table-cell>
          <table:table-cell office:value-type="float" office:value="-0.490497350794783" calcext:value-type="float">
            <text:p>-0.4904973508</text:p>
          </table:table-cell>
          <table:table-cell office:value-type="float" office:value="-0.490496493468022" calcext:value-type="float">
            <text:p>-0.4904964935</text:p>
          </table:table-cell>
          <table:table-cell office:value-type="float" office:value="-0.490495719349759" calcext:value-type="float">
            <text:p>-0.4904957193</text:p>
          </table:table-cell>
          <table:table-cell office:value-type="float" office:value="-0.490495035839302" calcext:value-type="float">
            <text:p>-0.4904950358</text:p>
          </table:table-cell>
          <table:table-cell office:value-type="float" office:value="-0.490494448965286" calcext:value-type="float">
            <text:p>-0.490494449</text:p>
          </table:table-cell>
          <table:table-cell office:value-type="float" office:value="-0.49049396335267" calcext:value-type="float">
            <text:p>-0.4904939634</text:p>
          </table:table-cell>
          <table:table-cell office:value-type="float" office:value="-0.49049358220735" calcext:value-type="float">
            <text:p>-0.4904935822</text:p>
          </table:table-cell>
          <table:table-cell office:value-type="float" office:value="-0.49049330731922" calcext:value-type="float">
            <text:p>-0.4904933073</text:p>
          </table:table-cell>
          <table:table-cell office:value-type="float" office:value="-0.490493139082311" calcext:value-type="float">
            <text:p>-0.4904931391</text:p>
          </table:table-cell>
          <table:table-cell office:value-type="float" office:value="-0.490493076530001" calcext:value-type="float">
            <text:p>-0.4904930765</text:p>
          </table:table-cell>
          <table:table-cell office:value-type="float" office:value="-0.490493117387452" calcext:value-type="float">
            <text:p>-0.4904931174</text:p>
          </table:table-cell>
          <table:table-cell office:value-type="float" office:value="-0.490493258135949" calcext:value-type="float">
            <text:p>-0.4904932581</text:p>
          </table:table-cell>
          <table:table-cell office:value-type="float" office:value="-0.49049349409259" calcext:value-type="float">
            <text:p>-0.4904934941</text:p>
          </table:table-cell>
          <table:table-cell office:value-type="float" office:value="-0.490493819499207" calcext:value-type="float">
            <text:p>-0.4904938195</text:p>
          </table:table-cell>
          <table:table-cell office:value-type="float" office:value="-0.490494227624261" calcext:value-type="float">
            <text:p>-0.4904942276</text:p>
          </table:table-cell>
          <table:table-cell office:value-type="float" office:value="-0.490494710871339" calcext:value-type="float">
            <text:p>-0.4904947109</text:p>
          </table:table-cell>
          <table:table-cell office:value-type="float" office:value="-0.490495260896751" calcext:value-type="float">
            <text:p>-0.4904952609</text:p>
          </table:table-cell>
          <table:table-cell office:value-type="float" office:value="-0.490495868731564" calcext:value-type="float">
            <text:p>-0.4904958687</text:p>
          </table:table-cell>
          <table:table-cell office:value-type="float" office:value="-0.490496524910498" calcext:value-type="float">
            <text:p>-0.4904965249</text:p>
          </table:table-cell>
          <table:table-cell office:value-type="float" office:value="-0.490497219599959" calcext:value-type="float">
            <text:p>-0.4904972196</text:p>
          </table:table-cell>
          <table:table-cell office:value-type="float" office:value="-0.490497942731416" calcext:value-type="float">
            <text:p>-0.4904979427</text:p>
          </table:table-cell>
          <table:table-cell office:value-type="float" office:value="-0.490498684131318" calcext:value-type="float">
            <text:p>-0.4904986841</text:p>
          </table:table-cell>
          <table:table-cell office:value-type="float" office:value="-0.490499433651301" calcext:value-type="float">
            <text:p>-0.4904994337</text:p>
          </table:table-cell>
          <table:table-cell office:value-type="float" office:value="-0.490500181293854" calcext:value-type="float">
            <text:p>-0.4905001813</text:p>
          </table:table-cell>
          <table:table-cell office:value-type="float" office:value="-0.490500917334984" calcext:value-type="float">
            <text:p>-0.4905009173</text:p>
          </table:table-cell>
          <table:table-cell office:value-type="float" office:value="-0.490501632438694" calcext:value-type="float">
            <text:p>-0.4905016324</text:p>
          </table:table-cell>
          <table:table-cell office:value-type="float" office:value="-0.490502317766754" calcext:value-type="float">
            <text:p>-0.4905023178</text:p>
          </table:table-cell>
          <table:table-cell office:value-type="float" office:value="-0.490502965078221" calcext:value-type="float">
            <text:p>-0.4905029651</text:p>
          </table:table-cell>
          <table:table-cell office:value-type="float" office:value="-0.490503566820806" calcext:value-type="float">
            <text:p>-0.4905035668</text:p>
          </table:table-cell>
          <table:table-cell office:value-type="float" office:value="-0.490504116210637" calcext:value-type="float">
            <text:p>-0.4905041162</text:p>
          </table:table-cell>
          <table:table-cell office:value-type="float" office:value="-0.490504607302675" calcext:value-type="float">
            <text:p>-0.4905046073</text:p>
          </table:table-cell>
          <table:table-cell office:value-type="float" office:value="-0.490505035047484" calcext:value-type="float">
            <text:p>-0.490505035</text:p>
          </table:table-cell>
          <table:table-cell office:value-type="float" office:value="-0.490505395336491" calcext:value-type="float">
            <text:p>-0.4905053953</text:p>
          </table:table-cell>
          <table:table-cell office:value-type="float" office:value="-0.490505685034819" calcext:value-type="float">
            <text:p>-0.490505685</text:p>
          </table:table-cell>
          <table:table-cell office:value-type="float" office:value="-0.49050590200018" calcext:value-type="float">
            <text:p>-0.490505902</text:p>
          </table:table-cell>
          <table:table-cell office:value-type="float" office:value="-0.490506045089916" calcext:value-type="float">
            <text:p>-0.4905060451</text:p>
          </table:table-cell>
          <table:table-cell office:value-type="float" office:value="-0.490506114153249" calcext:value-type="float">
            <text:p>-0.4905061142</text:p>
          </table:table-cell>
          <table:table-cell office:value-type="float" office:value="-0.4905061100132" calcext:value-type="float">
            <text:p>-0.49050611</text:p>
          </table:table-cell>
          <table:table-cell office:value-type="float" office:value="-0.490506034433977" calcext:value-type="float">
            <text:p>-0.4905060344</text:p>
          </table:table-cell>
          <table:table-cell office:value-type="float" office:value="-0.490505890077806" calcext:value-type="float">
            <text:p>-0.4905058901</text:p>
          </table:table-cell>
          <table:table-cell office:value-type="float" office:value="-0.490505680450291" calcext:value-type="float">
            <text:p>-0.4905056805</text:p>
          </table:table-cell>
          <table:table-cell office:value-type="float" office:value="-0.490505409835755" calcext:value-type="float">
            <text:p>-0.4905054098</text:p>
          </table:table-cell>
          <table:table-cell office:value-type="float" office:value="-0.490505083223596" calcext:value-type="float">
            <text:p>-0.4905050832</text:p>
          </table:table-cell>
          <table:table-cell office:value-type="float" office:value="-0.490504706225394" calcext:value-type="float">
            <text:p>-0.4905047062</text:p>
          </table:table-cell>
          <table:table-cell office:value-type="float" office:value="-0.490504284987523" calcext:value-type="float">
            <text:p>-0.490504285</text:p>
          </table:table-cell>
          <table:table-cell office:value-type="float" office:value="-0.490503826095328" calcext:value-type="float">
            <text:p>-0.4905038261</text:p>
          </table:table-cell>
          <table:table-cell office:value-type="float" office:value="-0.490503336475676" calcext:value-type="float">
            <text:p>-0.4905033365</text:p>
          </table:table-cell>
          <table:table-cell office:value-type="float" office:value="-0.490502823295316" calcext:value-type="float">
            <text:p>-0.4905028233</text:p>
          </table:table-cell>
          <table:table-cell office:value-type="float" office:value="-0.490502293858697" calcext:value-type="float">
            <text:p>-0.4905022939</text:p>
          </table:table-cell>
          <table:table-cell office:value-type="float" office:value="-0.490501755505228" calcext:value-type="float">
            <text:p>-0.4905017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-0.981" calcext:value-type="float">
            <text:p>-0.981</text:p>
          </table:table-cell>
          <table:table-cell office:value-type="float" office:value="-1.4715" calcext:value-type="float">
            <text:p>-1.4715</text:p>
          </table:table-cell>
          <table:table-cell office:value-type="float" office:value="-1.962" calcext:value-type="float">
            <text:p>-1.962</text:p>
          </table:table-cell>
          <table:table-cell office:value-type="float" office:value="-2.45249999999999" calcext:value-type="float">
            <text:p>-2.4525</text:p>
          </table:table-cell>
          <table:table-cell office:value-type="float" office:value="-2.94299999999935" calcext:value-type="float">
            <text:p>-2.943</text:p>
          </table:table-cell>
          <table:table-cell office:value-type="float" office:value="-3.43349999998753" calcext:value-type="float">
            <text:p>-3.4335</text:p>
          </table:table-cell>
          <table:table-cell office:value-type="float" office:value="-3.92399999989802" calcext:value-type="float">
            <text:p>-3.9239999999</text:p>
          </table:table-cell>
          <table:table-cell office:value-type="float" office:value="-4.4144999994236" calcext:value-type="float">
            <text:p>-4.4144999994</text:p>
          </table:table-cell>
          <table:table-cell office:value-type="float" office:value="-4.90499999705472" calcext:value-type="float">
            <text:p>-4.9049999971</text:p>
          </table:table-cell>
          <table:table-cell office:value-type="float" office:value="-5.39549998486277" calcext:value-type="float">
            <text:p>-5.3954999849</text:p>
          </table:table-cell>
          <table:table-cell office:value-type="float" office:value="-5.88599991797985" calcext:value-type="float">
            <text:p>-5.885999918</text:p>
          </table:table-cell>
          <table:table-cell office:value-type="float" office:value="-6.37649954194916" calcext:value-type="float">
            <text:p>-6.3764995419</text:p>
          </table:table-cell>
          <table:table-cell office:value-type="float" office:value="-6.86699756852162" calcext:value-type="float">
            <text:p>-6.8669975685</text:p>
          </table:table-cell>
          <table:table-cell office:value-type="float" office:value="-7.35748887412142" calcext:value-type="float">
            <text:p>-7.3574888741</text:p>
          </table:table-cell>
          <table:table-cell office:value-type="float" office:value="-7.84795786169986" calcext:value-type="float">
            <text:p>-7.8479578617</text:p>
          </table:table-cell>
          <table:table-cell office:value-type="float" office:value="-8.33836145312946" calcext:value-type="float">
            <text:p>-8.3383614531</text:p>
          </table:table-cell>
          <table:table-cell office:value-type="float" office:value="-8.82856980815864" calcext:value-type="float">
            <text:p>-8.8285698082</text:p>
          </table:table-cell>
          <table:table-cell office:value-type="float" office:value="-9.31817015098213" calcext:value-type="float">
            <text:p>-9.318170151</text:p>
          </table:table-cell>
          <table:table-cell office:value-type="float" office:value="-9.80594761753958" calcext:value-type="float">
            <text:p>-9.8059476175</text:p>
          </table:table-cell>
          <table:table-cell office:value-type="float" office:value="-10.288880575601" calcext:value-type="float">
            <text:p>-10.2888805756</text:p>
          </table:table-cell>
          <table:table-cell office:value-type="float" office:value="-10.7602485312493" calcext:value-type="float">
            <text:p>-10.7602485312</text:p>
          </table:table-cell>
          <table:table-cell office:value-type="float" office:value="-11.2040868356725" calcext:value-type="float">
            <text:p>-11.2040868357</text:p>
          </table:table-cell>
          <table:table-cell office:value-type="float" office:value="-11.5811853470427" calcext:value-type="float">
            <text:p>-11.581185347</text:p>
          </table:table-cell>
          <table:table-cell office:value-type="float" office:value="-11.806006362683" calcext:value-type="float">
            <text:p>-11.8060063627</text:p>
          </table:table-cell>
          <table:table-cell office:value-type="float" office:value="-11.7012857539976" calcext:value-type="float">
            <text:p>-11.701285754</text:p>
          </table:table-cell>
          <table:table-cell office:value-type="float" office:value="-10.9051248347352" calcext:value-type="float">
            <text:p>-10.9051248347</text:p>
          </table:table-cell>
          <table:table-cell office:value-type="float" office:value="-8.88809434358812" calcext:value-type="float">
            <text:p>-8.8880943436</text:p>
          </table:table-cell>
          <table:table-cell office:value-type="float" office:value="-5.48050245195242" calcext:value-type="float">
            <text:p>-5.480502452</text:p>
          </table:table-cell>
          <table:table-cell office:value-type="float" office:value="-1.57748320200806" calcext:value-type="float">
            <text:p>-1.577483202</text:p>
          </table:table-cell>
          <table:table-cell office:value-type="float" office:value="1.37578994989429" calcext:value-type="float">
            <text:p>1.3757899499</text:p>
          </table:table-cell>
          <table:table-cell office:value-type="float" office:value="2.89297215305883" calcext:value-type="float">
            <text:p>2.8929721531</text:p>
          </table:table-cell>
          <table:table-cell office:value-type="float" office:value="3.49520880602345" calcext:value-type="float">
            <text:p>3.495208806</text:p>
          </table:table-cell>
          <table:table-cell office:value-type="float" office:value="3.66356012630419" calcext:value-type="float">
            <text:p>3.6635601263</text:p>
          </table:table-cell>
          <table:table-cell office:value-type="float" office:value="3.61552783530772" calcext:value-type="float">
            <text:p>3.6155278353</text:p>
          </table:table-cell>
          <table:table-cell office:value-type="float" office:value="3.45420543959101" calcext:value-type="float">
            <text:p>3.4542054396</text:p>
          </table:table-cell>
          <table:table-cell office:value-type="float" office:value="3.23417344557289" calcext:value-type="float">
            <text:p>3.2341734456</text:p>
          </table:table-cell>
          <table:table-cell office:value-type="float" office:value="2.98637306732989" calcext:value-type="float">
            <text:p>2.9863730673</text:p>
          </table:table-cell>
          <table:table-cell office:value-type="float" office:value="2.72962291417791" calcext:value-type="float">
            <text:p>2.7296229142</text:p>
          </table:table-cell>
          <table:table-cell office:value-type="float" office:value="2.47604843580234" calcext:value-type="float">
            <text:p>2.4760484358</text:p>
          </table:table-cell>
          <table:table-cell office:value-type="float" office:value="2.23365246570406" calcext:value-type="float">
            <text:p>2.2336524657</text:p>
          </table:table-cell>
          <table:table-cell office:value-type="float" office:value="2.0076399039165" calcext:value-type="float">
            <text:p>2.0076399039</text:p>
          </table:table-cell>
          <table:table-cell office:value-type="float" office:value="1.80120119756175" calcext:value-type="float">
            <text:p>1.8012011976</text:p>
          </table:table-cell>
          <table:table-cell office:value-type="float" office:value="1.61588585081919" calcext:value-type="float">
            <text:p>1.6158858508</text:p>
          </table:table-cell>
          <table:table-cell office:value-type="float" office:value="1.45174327985279" calcext:value-type="float">
            <text:p>1.4517432799</text:p>
          </table:table-cell>
          <table:table-cell office:value-type="float" office:value="1.30742670300391" calcext:value-type="float">
            <text:p>1.307426703</text:p>
          </table:table-cell>
          <table:table-cell office:value-type="float" office:value="1.1803565062929" calcext:value-type="float">
            <text:p>1.1803565063</text:p>
          </table:table-cell>
          <table:table-cell office:value-type="float" office:value="1.06698188786462" calcext:value-type="float">
            <text:p>1.0669818879</text:p>
          </table:table-cell>
          <table:table-cell office:value-type="float" office:value="0.963128260986856" calcext:value-type="float">
            <text:p>0.963128261</text:p>
          </table:table-cell>
          <table:table-cell office:value-type="float" office:value="0.864385517567818" calcext:value-type="float">
            <text:p>0.8643855176</text:p>
          </table:table-cell>
          <table:table-cell office:value-type="float" office:value="0.76648917740366" calcext:value-type="float">
            <text:p>0.7664891774</text:p>
          </table:table-cell>
          <table:table-cell office:value-type="float" office:value="0.665654300402565" calcext:value-type="float">
            <text:p>0.6656543004</text:p>
          </table:table-cell>
          <table:table-cell office:value-type="float" office:value="0.55882554219119" calcext:value-type="float">
            <text:p>0.5588255422</text:p>
          </table:table-cell>
          <table:table-cell office:value-type="float" office:value="0.443813339926873" calcext:value-type="float">
            <text:p>0.4438133399</text:p>
          </table:table-cell>
          <table:table-cell office:value-type="float" office:value="0.319309391544582" calcext:value-type="float">
            <text:p>0.3193093915</text:p>
          </table:table-cell>
          <table:table-cell office:value-type="float" office:value="0.184808596188706" calcext:value-type="float">
            <text:p>0.1848085962</text:p>
          </table:table-cell>
          <table:table-cell office:value-type="float" office:value="0.0404884688435025" calcext:value-type="float">
            <text:p>0.0404884688</text:p>
          </table:table-cell>
          <table:table-cell office:value-type="float" office:value="-0.112904371391913" calcext:value-type="float">
            <text:p>-0.1129043714</text:p>
          </table:table-cell>
          <table:table-cell office:value-type="float" office:value="-0.274134298207045" calcext:value-type="float">
            <text:p>-0.2741342982</text:p>
          </table:table-cell>
          <table:table-cell office:value-type="float" office:value="-0.441525534995986" calcext:value-type="float">
            <text:p>-0.441525535</text:p>
          </table:table-cell>
          <table:table-cell office:value-type="float" office:value="-0.613000495603711" calcext:value-type="float">
            <text:p>-0.6130004956</text:p>
          </table:table-cell>
          <table:table-cell office:value-type="float" office:value="-0.786131919225568" calcext:value-type="float">
            <text:p>-0.7861319192</text:p>
          </table:table-cell>
          <table:table-cell office:value-type="float" office:value="-0.958225734891798" calcext:value-type="float">
            <text:p>-0.9582257349</text:p>
          </table:table-cell>
          <table:table-cell office:value-type="float" office:value="-1.12644028991843" calcext:value-type="float">
            <text:p>-1.1264402899</text:p>
          </table:table-cell>
          <table:table-cell office:value-type="float" office:value="-1.28793769157268" calcext:value-type="float">
            <text:p>-1.2879376916</text:p>
          </table:table-cell>
          <table:table-cell office:value-type="float" office:value="-1.4400565849607" calcext:value-type="float">
            <text:p>-1.440056585</text:p>
          </table:table-cell>
          <table:table-cell office:value-type="float" office:value="-1.58049206372679" calcext:value-type="float">
            <text:p>-1.5804920637</text:p>
          </table:table-cell>
          <table:table-cell office:value-type="float" office:value="-1.70746571941342" calcext:value-type="float">
            <text:p>-1.7074657194</text:p>
          </table:table-cell>
          <table:table-cell office:value-type="float" office:value="-1.81986560760304" calcext:value-type="float">
            <text:p>-1.8198656076</text:p>
          </table:table-cell>
          <table:table-cell office:value-type="float" office:value="-1.91733231733224" calcext:value-type="float">
            <text:p>-1.9173323173</text:p>
          </table:table-cell>
          <table:table-cell office:value-type="float" office:value="-2.00026570304534" calcext:value-type="float">
            <text:p>-2.000265703</text:p>
          </table:table-cell>
          <table:table-cell office:value-type="float" office:value="-2.0697309455776" calcext:value-type="float">
            <text:p>-2.0697309456</text:p>
          </table:table-cell>
          <table:table-cell office:value-type="float" office:value="-2.12725547450546" calcext:value-type="float">
            <text:p>-2.1272554745</text:p>
          </table:table-cell>
          <table:table-cell office:value-type="float" office:value="-2.17452921267363" calcext:value-type="float">
            <text:p>-2.1745292127</text:p>
          </table:table-cell>
          <table:table-cell office:value-type="float" office:value="-2.21304348590717" calcext:value-type="float">
            <text:p>-2.2130434859</text:p>
          </table:table-cell>
          <table:table-cell office:value-type="float" office:value="-2.24371920607826" calcext:value-type="float">
            <text:p>-2.2437192061</text:p>
          </table:table-cell>
          <table:table-cell office:value-type="float" office:value="-2.26657512716319" calcext:value-type="float">
            <text:p>-2.2665751272</text:p>
          </table:table-cell>
          <table:table-cell office:value-type="float" office:value="-2.28047215477957" calcext:value-type="float">
            <text:p>-2.2804721548</text:p>
          </table:table-cell>
          <table:table-cell office:value-type="float" office:value="-2.28294804128737" calcext:value-type="float">
            <text:p>-2.2829480413</text:p>
          </table:table-cell>
          <table:table-cell office:value-type="float" office:value="-2.27013987343131" calcext:value-type="float">
            <text:p>-2.2701398734</text:p>
          </table:table-cell>
          <table:table-cell office:value-type="float" office:value="-2.23678858963947" calcext:value-type="float">
            <text:p>-2.2367885896</text:p>
          </table:table-cell>
          <table:table-cell office:value-type="float" office:value="-2.17633402654887" calcext:value-type="float">
            <text:p>-2.1763340265</text:p>
          </table:table-cell>
          <table:table-cell office:value-type="float" office:value="-2.08113946898866" calcext:value-type="float">
            <text:p>-2.081139469</text:p>
          </table:table-cell>
          <table:table-cell office:value-type="float" office:value="-1.94292596662532" calcext:value-type="float">
            <text:p>-1.9429259666</text:p>
          </table:table-cell>
          <table:table-cell office:value-type="float" office:value="-1.75353663272393" calcext:value-type="float">
            <text:p>-1.7535366327</text:p>
          </table:table-cell>
          <table:table-cell office:value-type="float" office:value="-1.50616334488191" calcext:value-type="float">
            <text:p>-1.5061633449</text:p>
          </table:table-cell>
          <table:table-cell office:value-type="float" office:value="-1.19710415267356" calcext:value-type="float">
            <text:p>-1.1971041527</text:p>
          </table:table-cell>
          <table:table-cell office:value-type="float" office:value="-0.827917438209909" calcext:value-type="float">
            <text:p>-0.8279174382</text:p>
          </table:table-cell>
          <table:table-cell office:value-type="float" office:value="-0.407476489749641" calcext:value-type="float">
            <text:p>-0.4074764897</text:p>
          </table:table-cell>
          <table:table-cell office:value-type="float" office:value="0.0469752399158807" calcext:value-type="float">
            <text:p>0.0469752399</text:p>
          </table:table-cell>
          <table:table-cell office:value-type="float" office:value="0.510786108412873" calcext:value-type="float">
            <text:p>0.5107861084</text:p>
          </table:table-cell>
          <table:table-cell office:value-type="float" office:value="0.955343332313703" calcext:value-type="float">
            <text:p>0.9553433323</text:p>
          </table:table-cell>
          <table:table-cell office:value-type="float" office:value="1.35325725592026" calcext:value-type="float">
            <text:p>1.3532572559</text:p>
          </table:table-cell>
          <table:table-cell office:value-type="float" office:value="1.6833883236589" calcext:value-type="float">
            <text:p>1.6833883237</text:p>
          </table:table-cell>
          <table:table-cell office:value-type="float" office:value="1.93376048461992" calcext:value-type="float">
            <text:p>1.9337604846</text:p>
          </table:table-cell>
          <table:table-cell office:value-type="float" office:value="2.10161278148494" calcext:value-type="float">
            <text:p>2.1016127815</text:p>
          </table:table-cell>
          <table:table-cell office:value-type="float" office:value="2.19132034699577" calcext:value-type="float">
            <text:p>2.191320347</text:p>
          </table:table-cell>
          <table:table-cell office:value-type="float" office:value="2.21157094463102" calcext:value-type="float">
            <text:p>2.2115709446</text:p>
          </table:table-cell>
          <table:table-cell office:value-type="float" office:value="2.17288644899089" calcext:value-type="float">
            <text:p>2.172886449</text:p>
          </table:table-cell>
          <table:table-cell office:value-type="float" office:value="2.08593432060944" calcext:value-type="float">
            <text:p>2.0859343206</text:p>
          </table:table-cell>
          <table:table-cell office:value-type="float" office:value="1.9605995127208" calcext:value-type="float">
            <text:p>1.9605995127</text:p>
          </table:table-cell>
          <table:table-cell office:value-type="float" office:value="1.80559962174975" calcext:value-type="float">
            <text:p>1.8055996217</text:p>
          </table:table-cell>
          <table:table-cell office:value-type="float" office:value="1.62842115382375" calcext:value-type="float">
            <text:p>1.6284211538</text:p>
          </table:table-cell>
          <table:table-cell office:value-type="float" office:value="1.43541500665659" calcext:value-type="float">
            <text:p>1.4354150067</text:p>
          </table:table-cell>
          <table:table-cell office:value-type="float" office:value="1.23195200992328" calcext:value-type="float">
            <text:p>1.2319520099</text:p>
          </table:table-cell>
          <table:table-cell office:value-type="float" office:value="1.02258505335371" calcext:value-type="float">
            <text:p>1.0225850534</text:p>
          </table:table-cell>
          <table:table-cell office:value-type="float" office:value="0.811192712785029" calcext:value-type="float">
            <text:p>0.8111927128</text:p>
          </table:table-cell>
          <table:table-cell office:value-type="float" office:value="0.601095295374883" calcext:value-type="float">
            <text:p>0.6010952954</text:p>
          </table:table-cell>
          <table:table-cell office:value-type="float" office:value="0.39514257681013" calcext:value-type="float">
            <text:p>0.3951425768</text:p>
          </table:table-cell>
          <table:table-cell office:value-type="float" office:value="0.195776492313087" calcext:value-type="float">
            <text:p>0.1957764923</text:p>
          </table:table-cell>
          <table:table-cell office:value-type="float" office:value="0.00507370541892982" calcext:value-type="float">
            <text:p>0.0050737054</text:p>
          </table:table-cell>
          <table:table-cell office:value-type="float" office:value="-0.175226541892464" calcext:value-type="float">
            <text:p>-0.1752265419</text:p>
          </table:table-cell>
          <table:table-cell office:value-type="float" office:value="-0.343704025526677" calcext:value-type="float">
            <text:p>-0.3437040255</text:p>
          </table:table-cell>
          <table:table-cell office:value-type="float" office:value="-0.499243808838266" calcext:value-type="float">
            <text:p>-0.4992438088</text:p>
          </table:table-cell>
          <table:table-cell office:value-type="float" office:value="-0.641023187415222" calcext:value-type="float">
            <text:p>-0.6410231874</text:p>
          </table:table-cell>
          <table:table-cell office:value-type="float" office:value="-0.768496309189466" calcext:value-type="float">
            <text:p>-0.7684963092</text:p>
          </table:table-cell>
          <table:table-cell office:value-type="float" office:value="-0.881374614012493" calcext:value-type="float">
            <text:p>-0.881374614</text:p>
          </table:table-cell>
          <table:table-cell office:value-type="float" office:value="-0.979602408547677" calcext:value-type="float">
            <text:p>-0.9796024085</text:p>
          </table:table-cell>
          <table:table-cell office:value-type="float" office:value="-1.06332794834941" calcext:value-type="float">
            <text:p>-1.0633279483</text:p>
          </table:table-cell>
          <table:table-cell office:value-type="float" office:value="-1.13287120739233" calcext:value-type="float">
            <text:p>-1.1328712074</text:p>
          </table:table-cell>
          <table:table-cell office:value-type="float" office:value="-1.18868999474856" calcext:value-type="float">
            <text:p>-1.1886899947</text:p>
          </table:table-cell>
          <table:table-cell office:value-type="float" office:value="-1.23134622072474" calcext:value-type="float">
            <text:p>-1.2313462207</text:p>
          </table:table-cell>
          <table:table-cell office:value-type="float" office:value="-1.26147398123312" calcext:value-type="float">
            <text:p>-1.2614739812</text:p>
          </table:table-cell>
          <table:table-cell office:value-type="float" office:value="-1.27975081840489" calcext:value-type="float">
            <text:p>-1.2797508184</text:p>
          </table:table-cell>
          <table:table-cell office:value-type="float" office:value="-1.28687312586468" calcext:value-type="float">
            <text:p>-1.2868731259</text:p>
          </table:table-cell>
          <table:table-cell office:value-type="float" office:value="-1.28353626962774" calcext:value-type="float">
            <text:p>-1.2835362696</text:p>
          </table:table-cell>
          <table:table-cell office:value-type="float" office:value="-1.27041962979167" calcext:value-type="float">
            <text:p>-1.2704196298</text:p>
          </table:table-cell>
          <table:table-cell office:value-type="float" office:value="-1.24817645584542" calcext:value-type="float">
            <text:p>-1.2481764558</text:p>
          </table:table-cell>
          <table:table-cell office:value-type="float" office:value="-1.21742818859254" calcext:value-type="float">
            <text:p>-1.2174281886</text:p>
          </table:table-cell>
          <table:table-cell office:value-type="float" office:value="-1.17876275358395" calcext:value-type="float">
            <text:p>-1.1787627536</text:p>
          </table:table-cell>
          <table:table-cell office:value-type="float" office:value="-1.13273628243931" calcext:value-type="float">
            <text:p>-1.1327362824</text:p>
          </table:table-cell>
          <table:table-cell office:value-type="float" office:value="-1.07987775168922" calcext:value-type="float">
            <text:p>-1.0798777517</text:p>
          </table:table-cell>
          <table:table-cell office:value-type="float" office:value="-1.02069609609551" calcext:value-type="float">
            <text:p>-1.0206960961</text:p>
          </table:table-cell>
          <table:table-cell office:value-type="float" office:value="-0.955689390299348" calcext:value-type="float">
            <text:p>-0.9556893903</text:p>
          </table:table-cell>
          <table:table-cell office:value-type="float" office:value="-0.885355643019175" calcext:value-type="float">
            <text:p>-0.885355643</text:p>
          </table:table-cell>
          <table:table-cell office:value-type="float" office:value="-0.810204590346793" calcext:value-type="float">
            <text:p>-0.8102045903</text:p>
          </table:table-cell>
          <table:table-cell office:value-type="float" office:value="-0.730769636940352" calcext:value-type="float">
            <text:p>-0.7307696369</text:p>
          </table:table-cell>
          <table:table-cell office:value-type="float" office:value="-0.647618850434775" calcext:value-type="float">
            <text:p>-0.6476188504</text:p>
          </table:table-cell>
          <table:table-cell office:value-type="float" office:value="-0.561363764458882" calcext:value-type="float">
            <text:p>-0.5613637645</text:p>
          </table:table-cell>
          <table:table-cell office:value-type="float" office:value="-0.472664779882877" calcext:value-type="float">
            <text:p>-0.4726647799</text:p>
          </table:table-cell>
          <table:table-cell office:value-type="float" office:value="-0.382232220081349" calcext:value-type="float">
            <text:p>-0.3822322201</text:p>
          </table:table-cell>
          <table:table-cell office:value-type="float" office:value="-0.290822577145775" calcext:value-type="float">
            <text:p>-0.2908225771</text:p>
          </table:table-cell>
          <table:table-cell office:value-type="float" office:value="-0.199230100832679" calcext:value-type="float">
            <text:p>-0.1992301008</text:p>
          </table:table-cell>
          <table:table-cell office:value-type="float" office:value="-0.108274507690354" calcext:value-type="float">
            <text:p>-0.1082745077</text:p>
          </table:table-cell>
          <table:table-cell office:value-type="float" office:value="-0.0187860957311514" calcext:value-type="float">
            <text:p>-0.0187860957</text:p>
          </table:table-cell>
          <table:table-cell office:value-type="float" office:value="0.0684101578248075" calcext:value-type="float">
            <text:p>0.0684101578</text:p>
          </table:table-cell>
          <table:table-cell office:value-type="float" office:value="0.152509908948701" calcext:value-type="float">
            <text:p>0.1525099089</text:p>
          </table:table-cell>
          <table:table-cell office:value-type="float" office:value="0.232742784899216" calcext:value-type="float">
            <text:p>0.2327427849</text:p>
          </table:table-cell>
          <table:table-cell office:value-type="float" office:value="0.308382779943592" calcext:value-type="float">
            <text:p>0.3083827799</text:p>
          </table:table-cell>
          <table:table-cell office:value-type="float" office:value="0.378755263115202" calcext:value-type="float">
            <text:p>0.3787552631</text:p>
          </table:table-cell>
          <table:table-cell office:value-type="float" office:value="0.443240684374011" calcext:value-type="float">
            <text:p>0.4432406844</text:p>
          </table:table-cell>
          <table:table-cell office:value-type="float" office:value="0.501275520644775" calcext:value-type="float">
            <text:p>0.5012755206</text:p>
          </table:table-cell>
          <table:table-cell office:value-type="float" office:value="0.552351320822737" calcext:value-type="float">
            <text:p>0.5523513208</text:p>
          </table:table-cell>
          <table:table-cell office:value-type="float" office:value="0.59601286226183" calcext:value-type="float">
            <text:p>0.5960128623</text:p>
          </table:table-cell>
          <table:table-cell office:value-type="float" office:value="0.631856427220541" calcext:value-type="float">
            <text:p>0.6318564272</text:p>
          </table:table-cell>
          <table:table-cell office:value-type="float" office:value="0.659529077858316" calcext:value-type="float">
            <text:p>0.6595290779</text:p>
          </table:table-cell>
          <table:table-cell office:value-type="float" office:value="0.67872959587735" calcext:value-type="float">
            <text:p>0.6787295959</text:p>
          </table:table-cell>
          <table:table-cell office:value-type="float" office:value="0.689211499691922" calcext:value-type="float">
            <text:p>0.6892114997</text:p>
          </table:table-cell>
          <table:table-cell office:value-type="float" office:value="0.690788290136766" calcext:value-type="float">
            <text:p>0.6907882901</text:p>
          </table:table-cell>
          <table:table-cell office:value-type="float" office:value="0.683340825237409" calcext:value-type="float">
            <text:p>0.6833408252</text:p>
          </table:table-cell>
          <table:table-cell office:value-type="float" office:value="0.666826496624715" calcext:value-type="float">
            <text:p>0.6668264966</text:p>
          </table:table-cell>
          <table:table-cell office:value-type="float" office:value="0.641289682636561" calcext:value-type="float">
            <text:p>0.6412896826</text:p>
          </table:table-cell>
          <table:table-cell office:value-type="float" office:value="0.606872795148448" calcext:value-type="float">
            <text:p>0.6068727951</text:p>
          </table:table-cell>
          <table:table-cell office:value-type="float" office:value="0.563827130646395" calcext:value-type="float">
            <text:p>0.5638271306</text:p>
          </table:table-cell>
          <table:table-cell office:value-type="float" office:value="0.512522693422994" calcext:value-type="float">
            <text:p>0.5125226934</text:p>
          </table:table-cell>
          <table:table-cell office:value-type="float" office:value="0.453456188084331" calcext:value-type="float">
            <text:p>0.4534561881</text:p>
          </table:table-cell>
          <table:table-cell office:value-type="float" office:value="0.387256478372784" calcext:value-type="float">
            <text:p>0.3872564784</text:p>
          </table:table-cell>
          <table:table-cell office:value-type="float" office:value="0.314686965575497" calcext:value-type="float">
            <text:p>0.3146869656</text:p>
          </table:table-cell>
          <table:table-cell office:value-type="float" office:value="0.236644526429188" calcext:value-type="float">
            <text:p>0.2366445264</text:p>
          </table:table-cell>
          <table:table-cell office:value-type="float" office:value="0.154154833887716" calcext:value-type="float">
            <text:p>0.1541548339</text:p>
          </table:table-cell>
          <table:table-cell office:value-type="float" office:value="0.0683640306142763" calcext:value-type="float">
            <text:p>0.0683640306</text:p>
          </table:table-cell>
          <table:table-cell office:value-type="float" office:value="-0.0194731912270285" calcext:value-type="float">
            <text:p>-0.0194731912</text:p>
          </table:table-cell>
          <table:table-cell office:value-type="float" office:value="-0.108009040538768" calcext:value-type="float">
            <text:p>-0.1080090405</text:p>
          </table:table-cell>
          <table:table-cell office:value-type="float" office:value="-0.195821601694846" calcext:value-type="float">
            <text:p>-0.1958216017</text:p>
          </table:table-cell>
          <table:table-cell office:value-type="float" office:value="-0.281437423510376" calcext:value-type="float">
            <text:p>-0.2814374235</text:p>
          </table:table-cell>
          <table:table-cell office:value-type="float" office:value="-0.36335790906822" calcext:value-type="float">
            <text:p>-0.3633579091</text:p>
          </table:table-cell>
          <table:table-cell office:value-type="float" office:value="-0.44008973409035" calcext:value-type="float">
            <text:p>-0.4400897341</text:p>
          </table:table-cell>
          <table:table-cell office:value-type="float" office:value="-0.510179453201971" calcext:value-type="float">
            <text:p>-0.5101794532</text:p>
          </table:table-cell>
          <table:table-cell office:value-type="float" office:value="-0.57225222608885" calcext:value-type="float">
            <text:p>-0.5722522261</text:p>
          </table:table-cell>
          <table:table-cell office:value-type="float" office:value="-0.62505417716725" calcext:value-type="float">
            <text:p>-0.6250541772</text:p>
          </table:table-cell>
          <table:table-cell office:value-type="float" office:value="-0.667497291017618" calcext:value-type="float">
            <text:p>-0.667497291</text:p>
          </table:table-cell>
          <table:table-cell office:value-type="float" office:value="-0.698704982278962" calcext:value-type="float">
            <text:p>-0.6987049823</text:p>
          </table:table-cell>
          <table:table-cell office:value-type="float" office:value="-0.718055656032171" calcext:value-type="float">
            <text:p>-0.718055656</text:p>
          </table:table-cell>
          <table:table-cell office:value-type="float" office:value="-0.725220838805178" calcext:value-type="float">
            <text:p>-0.7252208388</text:p>
          </table:table-cell>
          <table:table-cell office:value-type="float" office:value="-0.720193995535361" calcext:value-type="float">
            <text:p>-0.7201939955</text:p>
          </table:table-cell>
          <table:table-cell office:value-type="float" office:value="-0.70330614367375" calcext:value-type="float">
            <text:p>-0.7033061437</text:p>
          </table:table-cell>
          <table:table-cell office:value-type="float" office:value="-0.675224976708932" calcext:value-type="float">
            <text:p>-0.6752249767</text:p>
          </table:table-cell>
          <table:table-cell office:value-type="float" office:value="-0.636935459462151" calcext:value-type="float">
            <text:p>-0.6369354595</text:p>
          </table:table-cell>
          <table:table-cell office:value-type="float" office:value="-0.589701656687183" calcext:value-type="float">
            <text:p>-0.5897016567</text:p>
          </table:table-cell>
          <table:table-cell office:value-type="float" office:value="-0.535011653426309" calcext:value-type="float">
            <text:p>-0.5350116534</text:p>
          </table:table-cell>
          <table:table-cell office:value-type="float" office:value="-0.474509457800636" calcext:value-type="float">
            <text:p>-0.4745094578</text:p>
          </table:table-cell>
          <table:table-cell office:value-type="float" office:value="-0.409919355716717" calcext:value-type="float">
            <text:p>-0.4099193557</text:p>
          </table:table-cell>
          <table:table-cell office:value-type="float" office:value="-0.34296900189279" calcext:value-type="float">
            <text:p>-0.3429690019</text:p>
          </table:table-cell>
          <table:table-cell office:value-type="float" office:value="-0.275317437723679" calcext:value-type="float">
            <text:p>-0.2753174377</text:p>
          </table:table-cell>
          <table:table-cell office:value-type="float" office:value="-0.20849328175423" calcext:value-type="float">
            <text:p>-0.2084932818</text:p>
          </table:table-cell>
          <table:table-cell office:value-type="float" office:value="-0.143846777524033" calcext:value-type="float">
            <text:p>-0.1438467775</text:p>
          </table:table-cell>
          <table:table-cell office:value-type="float" office:value="-0.0825175412364843" calcext:value-type="float">
            <text:p>-0.0825175412</text:p>
          </table:table-cell>
          <table:table-cell office:value-type="float" office:value="-0.0254180678393823" calcext:value-type="float">
            <text:p>-0.0254180678</text:p>
          </table:table-cell>
          <table:table-cell office:value-type="float" office:value="0.0267684070977481" calcext:value-type="float">
            <text:p>0.0267684071</text:p>
          </table:table-cell>
          <table:table-cell office:value-type="float" office:value="0.0735780850738976" calcext:value-type="float">
            <text:p>0.0735780851</text:p>
          </table:table-cell>
          <table:table-cell office:value-type="float" office:value="0.114747716069843" calcext:value-type="float">
            <text:p>0.1147477161</text:p>
          </table:table-cell>
          <table:table-cell office:value-type="float" office:value="0.150189608651168" calcext:value-type="float">
            <text:p>0.1501896087</text:p>
          </table:table-cell>
          <table:table-cell office:value-type="float" office:value="0.179963262714722" calcext:value-type="float">
            <text:p>0.1799632627</text:p>
          </table:table-cell>
          <table:table-cell office:value-type="float" office:value="0.204245923229571" calcext:value-type="float">
            <text:p>0.2042459232</text:p>
          </table:table-cell>
          <table:table-cell office:value-type="float" office:value="0.223303854128218" calcext:value-type="float">
            <text:p>0.2233038541</text:p>
          </table:table-cell>
          <table:table-cell office:value-type="float" office:value="0.237465639738339" calcext:value-type="float">
            <text:p>0.2374656397</text:p>
          </table:table-cell>
          <table:table-cell office:value-type="float" office:value="0.247098385703382" calcext:value-type="float">
            <text:p>0.2470983857</text:p>
          </table:table-cell>
          <table:table-cell office:value-type="float" office:value="0.252587333646801" calcext:value-type="float">
            <text:p>0.2525873336</text:p>
          </table:table-cell>
          <table:table-cell office:value-type="float" office:value="0.254319125853257" calcext:value-type="float">
            <text:p>0.2543191259</text:p>
          </table:table-cell>
          <table:table-cell office:value-type="float" office:value="0.252668748350047" calcext:value-type="float">
            <text:p>0.2526687484</text:p>
          </table:table-cell>
          <table:table-cell office:value-type="float" office:value="0.247990028384386" calcext:value-type="float">
            <text:p>0.2479900284</text:p>
          </table:table-cell>
          <table:table-cell office:value-type="float" office:value="0.240609450529021" calcext:value-type="float">
            <text:p>0.2406094505</text:p>
          </table:table-cell>
          <table:table-cell office:value-type="float" office:value="0.230822972061873" calcext:value-type="float">
            <text:p>0.2308229721</text:p>
          </table:table-cell>
          <table:table-cell office:value-type="float" office:value="0.21889545424095" calcext:value-type="float">
            <text:p>0.2188954542</text:p>
          </table:table-cell>
          <table:table-cell office:value-type="float" office:value="0.205062277003414" calcext:value-type="float">
            <text:p>0.205062277</text:p>
          </table:table-cell>
          <table:table-cell office:value-type="float" office:value="0.189532669296995" calcext:value-type="float">
            <text:p>0.1895326693</text:p>
          </table:table-cell>
          <table:table-cell office:value-type="float" office:value="0.172494266989105" calcext:value-type="float">
            <text:p>0.172494267</text:p>
          </table:table-cell>
          <table:table-cell office:value-type="float" office:value="0.15411840760553" calcext:value-type="float">
            <text:p>0.1541184076</text:p>
          </table:table-cell>
          <table:table-cell office:value-type="float" office:value="0.134565688445285" calcext:value-type="float">
            <text:p>0.1345656884</text:p>
          </table:table-cell>
          <table:table-cell office:value-type="float" office:value="0.113991353208434" calcext:value-type="float">
            <text:p>0.1139913532</text:p>
          </table:table-cell>
          <table:table-cell office:value-type="float" office:value="0.0925501315508726" calcext:value-type="float">
            <text:p>0.0925501316</text:p>
          </table:table-cell>
          <table:table-cell office:value-type="float" office:value="0.0704002331509557" calcext:value-type="float">
            <text:p>0.0704002332</text:p>
          </table:table-cell>
          <table:table-cell office:value-type="float" office:value="0.0477062881141421" calcext:value-type="float">
            <text:p>0.0477062881</text:p>
          </table:table-cell>
          <table:table-cell office:value-type="float" office:value="0.0246411225312215" calcext:value-type="float">
            <text:p>0.0246411225</text:p>
          </table:table-cell>
          <table:table-cell office:value-type="float" office:value="0.00138635473085458" calcext:value-type="float">
            <text:p>0.0013863547</text:p>
          </table:table-cell>
          <table:table-cell office:value-type="float" office:value="-0.0218681126269971" calcext:value-type="float">
            <text:p>-0.0218681126</text:p>
          </table:table-cell>
          <table:table-cell office:value-type="float" office:value="-0.0449255529552062" calcext:value-type="float">
            <text:p>-0.044925553</text:p>
          </table:table-cell>
          <table:table-cell office:value-type="float" office:value="-0.0675846181076878" calcext:value-type="float">
            <text:p>-0.0675846181</text:p>
          </table:table-cell>
          <table:table-cell office:value-type="float" office:value="-0.0896420339011783" calcext:value-type="float">
            <text:p>-0.0896420339</text:p>
          </table:table-cell>
          <table:table-cell office:value-type="float" office:value="-0.110895523666024" calcext:value-type="float">
            <text:p>-0.1108955237</text:p>
          </table:table-cell>
          <table:table-cell office:value-type="float" office:value="-0.13114670035236" calcext:value-type="float">
            <text:p>-0.1311467004</text:p>
          </table:table-cell>
          <table:table-cell office:value-type="float" office:value="-0.150203694243665" calcext:value-type="float">
            <text:p>-0.1502036942</text:p>
          </table:table-cell>
          <table:table-cell office:value-type="float" office:value="-0.167883328755849" calcext:value-type="float">
            <text:p>-0.1678833288</text:p>
          </table:table-cell>
          <table:table-cell office:value-type="float" office:value="-0.184012718356499" calcext:value-type="float">
            <text:p>-0.1840127184</text:p>
          </table:table-cell>
          <table:table-cell office:value-type="float" office:value="-0.198430236721165" calcext:value-type="float">
            <text:p>-0.1984302367</text:p>
          </table:table-cell>
          <table:table-cell office:value-type="float" office:value="-0.210985885271988" calcext:value-type="float">
            <text:p>-0.2109858853</text:p>
          </table:table-cell>
          <table:table-cell office:value-type="float" office:value="-0.221541176528675" calcext:value-type="float">
            <text:p>-0.2215411765</text:p>
          </table:table-cell>
          <table:table-cell office:value-type="float" office:value="-0.229968726403875" calcext:value-type="float">
            <text:p>-0.2299687264</text:p>
          </table:table-cell>
          <table:table-cell office:value-type="float" office:value="-0.236151816922145" calcext:value-type="float">
            <text:p>-0.2361518169</text:p>
          </table:table-cell>
          <table:table-cell office:value-type="float" office:value="-0.239984237558488" calcext:value-type="float">
            <text:p>-0.2399842376</text:p>
          </table:table-cell>
          <table:table-cell office:value-type="float" office:value="-0.241370731469388" calcext:value-type="float">
            <text:p>-0.2413707315</text:p>
          </table:table-cell>
          <table:table-cell office:value-type="float" office:value="-0.240228355544119" calcext:value-type="float">
            <text:p>-0.2402283555</text:p>
          </table:table-cell>
          <table:table-cell office:value-type="float" office:value="-0.236489005965659" calcext:value-type="float">
            <text:p>-0.236489006</text:p>
          </table:table-cell>
          <table:table-cell office:value-type="float" office:value="-0.230103262686008" calcext:value-type="float">
            <text:p>-0.2301032627</text:p>
          </table:table-cell>
          <table:table-cell office:value-type="float" office:value="-0.221045569999738" calcext:value-type="float">
            <text:p>-0.22104557</text:p>
          </table:table-cell>
          <table:table-cell office:value-type="float" office:value="-0.209320604105088" calcext:value-type="float">
            <text:p>-0.2093206041</text:p>
          </table:table-cell>
          <table:table-cell office:value-type="float" office:value="-0.194970495116493" calcext:value-type="float">
            <text:p>-0.1949704951</text:p>
          </table:table-cell>
          <table:table-cell office:value-type="float" office:value="-0.178082388037986" calcext:value-type="float">
            <text:p>-0.178082388</text:p>
          </table:table-cell>
          <table:table-cell office:value-type="float" office:value="-0.158795666241609" calcext:value-type="float">
            <text:p>-0.1587956662</text:p>
          </table:table-cell>
          <table:table-cell office:value-type="float" office:value="-0.137308045622362" calcext:value-type="float">
            <text:p>-0.1373080456</text:p>
          </table:table-cell>
          <table:table-cell office:value-type="float" office:value="-0.113879701029269" calcext:value-type="float">
            <text:p>-0.113879701</text:p>
          </table:table-cell>
          <table:table-cell office:value-type="float" office:value="-0.0888346279828056" calcext:value-type="float">
            <text:p>-0.088834628</text:p>
          </table:table-cell>
          <table:table-cell office:value-type="float" office:value="-0.0625585831581788" calcext:value-type="float">
            <text:p>-0.0625585832</text:p>
          </table:table-cell>
          <table:table-cell office:value-type="float" office:value="-0.0354931854454321" calcext:value-type="float">
            <text:p>-0.0354931854</text:p>
          </table:table-cell>
          <table:table-cell office:value-type="float" office:value="-0.00812607930779308" calcext:value-type="float">
            <text:p>-0.0081260793</text:p>
          </table:table-cell>
          <table:table-cell office:value-type="float" office:value="0.0190225683174816" calcext:value-type="float">
            <text:p>0.0190225683</text:p>
          </table:table-cell>
          <table:table-cell office:value-type="float" office:value="0.0454165918445071" calcext:value-type="float">
            <text:p>0.0454165918</text:p>
          </table:table-cell>
          <table:table-cell office:value-type="float" office:value="0.0705223973375979" calcext:value-type="float">
            <text:p>0.0705223973</text:p>
          </table:table-cell>
          <table:table-cell office:value-type="float" office:value="0.0938283705234255" calcext:value-type="float">
            <text:p>0.0938283705</text:p>
          </table:table-cell>
          <table:table-cell office:value-type="float" office:value="0.114863808797772" calcext:value-type="float">
            <text:p>0.1148638088</text:p>
          </table:table-cell>
          <table:table-cell office:value-type="float" office:value="0.133216103400073" calcext:value-type="float">
            <text:p>0.1332161034</text:p>
          </table:table-cell>
          <table:table-cell office:value-type="float" office:value="0.148545074422586" calcext:value-type="float">
            <text:p>0.1485450744</text:p>
          </table:table-cell>
          <table:table-cell office:value-type="float" office:value="0.160593644559057" calcext:value-type="float">
            <text:p>0.1605936446</text:p>
          </table:table-cell>
          <table:table-cell office:value-type="float" office:value="0.169194382913815" calcext:value-type="float">
            <text:p>0.1691943829</text:p>
          </table:table-cell>
          <table:table-cell office:value-type="float" office:value="0.174271808010964" calcext:value-type="float">
            <text:p>0.174271808</text:p>
          </table:table-cell>
          <table:table-cell office:value-type="float" office:value="0.175840664205538" calcext:value-type="float">
            <text:p>0.1758406642</text:p>
          </table:table-cell>
          <table:table-cell office:value-type="float" office:value="0.17400064471385" calcext:value-type="float">
            <text:p>0.1740006447</text:p>
          </table:table-cell>
          <table:table-cell office:value-type="float" office:value="0.168928209693675" calcext:value-type="float">
            <text:p>0.1689282097</text:p>
          </table:table-cell>
          <table:table-cell office:value-type="float" office:value="0.16086623675772" calcext:value-type="float">
            <text:p>0.1608662368</text:p>
          </table:table-cell>
          <table:table-cell office:value-type="float" office:value="0.150112253618993" calcext:value-type="float">
            <text:p>0.1501122536</text:p>
          </table:table-cell>
          <table:table-cell office:value-type="float" office:value="0.137005955377809" calcext:value-type="float">
            <text:p>0.1370059554</text:p>
          </table:table-cell>
          <table:table-cell office:value-type="float" office:value="0.12191662211233" calcext:value-type="float">
            <text:p>0.1219166221</text:p>
          </table:table-cell>
          <table:table-cell office:value-type="float" office:value="0.105230944795913" calcext:value-type="float">
            <text:p>0.1052309448</text:p>
          </table:table-cell>
          <table:table-cell office:value-type="float" office:value="0.0873416545116612" calcext:value-type="float">
            <text:p>0.0873416545</text:p>
          </table:table-cell>
          <table:table-cell office:value-type="float" office:value="0.0686372424219073" calcext:value-type="float">
            <text:p>0.0686372424</text:p>
          </table:table-cell>
          <table:table-cell office:value-type="float" office:value="0.0494929624837681" calcext:value-type="float">
            <text:p>0.0494929625</text:p>
          </table:table-cell>
          <table:table-cell office:value-type="float" office:value="0.0302632282965121" calcext:value-type="float">
            <text:p>0.0302632283</text:p>
          </table:table-cell>
          <table:table-cell office:value-type="float" office:value="0.0112754498787382" calcext:value-type="float">
            <text:p>0.0112754499</text:p>
          </table:table-cell>
          <table:table-cell office:value-type="float" office:value="-0.00717469589996966" calcext:value-type="float">
            <text:p>-0.0071746959</text:p>
          </table:table-cell>
          <table:table-cell office:value-type="float" office:value="-0.0248266082738269" calcext:value-type="float">
            <text:p>-0.0248266083</text:p>
          </table:table-cell>
          <table:table-cell office:value-type="float" office:value="-0.0414567977843561" calcext:value-type="float">
            <text:p>-0.0414567978</text:p>
          </table:table-cell>
          <table:table-cell office:value-type="float" office:value="-0.0568797174556224" calcext:value-type="float">
            <text:p>-0.0568797175</text:p>
          </table:table-cell>
          <table:table-cell office:value-type="float" office:value="-0.0709475130959092" calcext:value-type="float">
            <text:p>-0.0709475131</text:p>
          </table:table-cell>
          <table:table-cell office:value-type="float" office:value="-0.0835488308243626" calcext:value-type="float">
            <text:p>-0.0835488308</text:p>
          </table:table-cell>
          <table:table-cell office:value-type="float" office:value="-0.0946068308355308" calcext:value-type="float">
            <text:p>-0.0946068308</text:p>
          </table:table-cell>
          <table:table-cell office:value-type="float" office:value="-0.104076563419468" calcext:value-type="float">
            <text:p>-0.1040765634</text:p>
          </table:table-cell>
          <table:table-cell office:value-type="float" office:value="-0.111941866217897" calcext:value-type="float">
            <text:p>-0.1119418662</text:p>
          </table:table-cell>
          <table:table-cell office:value-type="float" office:value="-0.118211940461812" calcext:value-type="float">
            <text:p>-0.1182119405</text:p>
          </table:table-cell>
          <table:table-cell office:value-type="float" office:value="-0.122917758345658" calcext:value-type="float">
            <text:p>-0.1229177583</text:p>
          </table:table-cell>
          <table:table-cell office:value-type="float" office:value="-0.126108443793349" calcext:value-type="float">
            <text:p>-0.1261084438</text:p>
          </table:table-cell>
          <table:table-cell office:value-type="float" office:value="-0.127847754838015" calcext:value-type="float">
            <text:p>-0.1278477548</text:p>
          </table:table-cell>
          <table:table-cell office:value-type="float" office:value="-0.128210778146958" calcext:value-type="float">
            <text:p>-0.1282107781</text:p>
          </table:table-cell>
          <table:table-cell office:value-type="float" office:value="-0.127280925508622" calcext:value-type="float">
            <text:p>-0.1272809255</text:p>
          </table:table-cell>
          <table:table-cell office:value-type="float" office:value="-0.125147299233319" calcext:value-type="float">
            <text:p>-0.1251472992</text:p>
          </table:table-cell>
          <table:table-cell office:value-type="float" office:value="-0.121902469426125" calcext:value-type="float">
            <text:p>-0.1219024694</text:p>
          </table:table-cell>
          <table:table-cell office:value-type="float" office:value="-0.117640682053661" calcext:value-type="float">
            <text:p>-0.1176406821</text:p>
          </table:table-cell>
          <table:table-cell office:value-type="float" office:value="-0.112456493810384" calcext:value-type="float">
            <text:p>-0.1124564938</text:p>
          </table:table-cell>
          <table:table-cell office:value-type="float" office:value="-0.106443809045658" calcext:value-type="float">
            <text:p>-0.106443809</text:p>
          </table:table-cell>
          <table:table-cell office:value-type="float" office:value="-0.0996952764316816" calcext:value-type="float">
            <text:p>-0.0996952764</text:p>
          </table:table-cell>
          <table:table-cell office:value-type="float" office:value="-0.0923019893759758" calcext:value-type="float">
            <text:p>-0.0923019894</text:p>
          </table:table-cell>
          <table:table-cell office:value-type="float" office:value="-0.0843534249626288" calcext:value-type="float">
            <text:p>-0.084353425</text:p>
          </table:table-cell>
          <table:table-cell office:value-type="float" office:value="-0.075937551672034" calcext:value-type="float">
            <text:p>-0.0759375517</text:p>
          </table:table-cell>
          <table:table-cell office:value-type="float" office:value="-0.0671410362300762" calcext:value-type="float">
            <text:p>-0.0671410362</text:p>
          </table:table-cell>
          <table:table-cell office:value-type="float" office:value="-0.0580494843519119" calcext:value-type="float">
            <text:p>-0.0580494844</text:p>
          </table:table-cell>
          <table:table-cell office:value-type="float" office:value="-0.0487476582263824" calcext:value-type="float">
            <text:p>-0.0487476582</text:p>
          </table:table-cell>
          <table:table-cell office:value-type="float" office:value="-0.0393196245546079" calcext:value-type="float">
            <text:p>-0.0393196246</text:p>
          </table:table-cell>
          <table:table-cell office:value-type="float" office:value="-0.0298487997843111" calcext:value-type="float">
            <text:p>-0.0298487998</text:p>
          </table:table-cell>
          <table:table-cell office:value-type="float" office:value="-0.020417872860321" calcext:value-type="float">
            <text:p>-0.0204178729</text:p>
          </table:table-cell>
          <table:table-cell office:value-type="float" office:value="-0.0111085991895266" calcext:value-type="float">
            <text:p>-0.0111085992</text:p>
          </table:table-cell>
          <table:table-cell office:value-type="float" office:value="-0.00200147171199205" calcext:value-type="float">
            <text:p>-0.0020014717</text:p>
          </table:table-cell>
          <table:table-cell office:value-type="float" office:value="0.00682471497256643" calcext:value-type="float">
            <text:p>0.006824715</text:p>
          </table:table-cell>
          <table:table-cell office:value-type="float" office:value="0.0152933841460268" calcext:value-type="float">
            <text:p>0.0152933841</text:p>
          </table:table-cell>
          <table:table-cell office:value-type="float" office:value="0.0233307526700699" calcext:value-type="float">
            <text:p>0.0233307527</text:p>
          </table:table-cell>
          <table:table-cell office:value-type="float" office:value="0.0308664343579679" calcext:value-type="float">
            <text:p>0.0308664344</text:p>
          </table:table-cell>
          <table:table-cell office:value-type="float" office:value="0.0378340445986325" calcext:value-type="float">
            <text:p>0.0378340446</text:p>
          </table:table-cell>
          <table:table-cell office:value-type="float" office:value="0.0441717844935496" calcext:value-type="float">
            <text:p>0.0441717845</text:p>
          </table:table-cell>
          <table:table-cell office:value-type="float" office:value="0.0498229893860724" calcext:value-type="float">
            <text:p>0.0498229894</text:p>
          </table:table-cell>
          <table:table-cell office:value-type="float" office:value="0.0547366343987576" calcext:value-type="float">
            <text:p>0.0547366344</text:p>
          </table:table-cell>
          <table:table-cell office:value-type="float" office:value="0.0588677974869611" calcext:value-type="float">
            <text:p>0.0588677975</text:p>
          </table:table-cell>
          <table:table-cell office:value-type="float" office:value="0.0621780876430123" calcext:value-type="float">
            <text:p>0.0621780876</text:p>
          </table:table-cell>
          <table:table-cell office:value-type="float" office:value="0.064636051334368" calcext:value-type="float">
            <text:p>0.0646360513</text:p>
          </table:table-cell>
          <table:table-cell office:value-type="float" office:value="0.0662175733264192" calcext:value-type="float">
            <text:p>0.0662175733</text:p>
          </table:table-cell>
          <table:table-cell office:value-type="float" office:value="0.0669062881862459" calcext:value-type="float">
            <text:p>0.0669062882</text:p>
          </table:table-cell>
          <table:table-cell office:value-type="float" office:value="0.0666940157880802" calcext:value-type="float">
            <text:p>0.0666940158</text:p>
          </table:table-cell>
          <table:table-cell office:value-type="float" office:value="0.0655812281058843" calcext:value-type="float">
            <text:p>0.0655812281</text:p>
          </table:table-cell>
          <table:table-cell office:value-type="float" office:value="0.0635775459025112" calcext:value-type="float">
            <text:p>0.0635775459</text:p>
          </table:table-cell>
          <table:table-cell office:value-type="float" office:value="0.0607022533186452" calcext:value-type="float">
            <text:p>0.0607022533</text:p>
          </table:table-cell>
          <table:table-cell office:value-type="float" office:value="0.0569848067869572" calcext:value-type="float">
            <text:p>0.0569848068</text:p>
          </table:table-cell>
          <table:table-cell office:value-type="float" office:value="0.052465303283995" calcext:value-type="float">
            <text:p>0.0524653033</text:p>
          </table:table-cell>
          <table:table-cell office:value-type="float" office:value="0.0471948628839414" calcext:value-type="float">
            <text:p>0.0471948629</text:p>
          </table:table-cell>
          <table:table-cell office:value-type="float" office:value="0.0412358730629592" calcext:value-type="float">
            <text:p>0.0412358731</text:p>
          </table:table-cell>
          <table:table-cell office:value-type="float" office:value="0.0346620382137886" calcext:value-type="float">
            <text:p>0.0346620382</text:p>
          </table:table-cell>
          <table:table-cell office:value-type="float" office:value="0.0275581781175305" calcext:value-type="float">
            <text:p>0.0275581781</text:p>
          </table:table-cell>
          <table:table-cell office:value-type="float" office:value="0.0200197240831912" calcext:value-type="float">
            <text:p>0.0200197241</text:p>
          </table:table-cell>
          <table:table-cell office:value-type="float" office:value="0.0121518711342716" calcext:value-type="float">
            <text:p>0.0121518711</text:p>
          </table:table-cell>
          <table:table-cell office:value-type="float" office:value="0.00406835862349908" calcext:value-type="float">
            <text:p>0.0040683586</text:p>
          </table:table-cell>
          <table:table-cell office:value-type="float" office:value="-0.00411013071797584" calcext:value-type="float">
            <text:p>-0.0041101307</text:p>
          </table:table-cell>
          <table:table-cell office:value-type="float" office:value="-0.0122579430769321" calcext:value-type="float">
            <text:p>-0.0122579431</text:p>
          </table:table-cell>
          <table:table-cell office:value-type="float" office:value="-0.0202467653884852" calcext:value-type="float">
            <text:p>-0.0202467654</text:p>
          </table:table-cell>
          <table:table-cell office:value-type="float" office:value="-0.0279482233008466" calcext:value-type="float">
            <text:p>-0.0279482233</text:p>
          </table:table-cell>
          <table:table-cell office:value-type="float" office:value="-0.0352366916488123" calcext:value-type="float">
            <text:p>-0.0352366916</text:p>
          </table:table-cell>
          <table:table-cell office:value-type="float" office:value="-0.0419922263105121" calcext:value-type="float">
            <text:p>-0.0419922263</text:p>
          </table:table-cell>
          <table:table-cell office:value-type="float" office:value="-0.0481035127289076" calcext:value-type="float">
            <text:p>-0.0481035127</text:p>
          </table:table-cell>
          <table:table-cell office:value-type="float" office:value="-0.0534707177342142" calcext:value-type="float">
            <text:p>-0.0534707177</text:p>
          </table:table-cell>
          <table:table-cell office:value-type="float" office:value="-0.0580081283608891" calcext:value-type="float">
            <text:p>-0.0580081284</text:p>
          </table:table-cell>
          <table:table-cell office:value-type="float" office:value="-0.0616464646072501" calcext:value-type="float">
            <text:p>-0.0616464646</text:p>
          </table:table-cell>
          <table:table-cell office:value-type="float" office:value="-0.0643347626500912" calcext:value-type="float">
            <text:p>-0.0643347627</text:p>
          </table:table-cell>
          <table:table-cell office:value-type="float" office:value="-0.0660417406836089" calcext:value-type="float">
            <text:p>-0.0660417407</text:p>
          </table:table-cell>
          <table:table-cell office:value-type="float" office:value="-0.0667565806363868" calcext:value-type="float">
            <text:p>-0.0667565806</text:p>
          </table:table-cell>
          <table:table-cell office:value-type="float" office:value="-0.0664890844953447" calcext:value-type="float">
            <text:p>-0.0664890845</text:p>
          </table:table-cell>
          <table:table-cell office:value-type="float" office:value="-0.065269192439672" calcext:value-type="float">
            <text:p>-0.0652691924</text:p>
          </table:table-cell>
          <table:table-cell office:value-type="float" office:value="-0.0631458797327511" calcext:value-type="float">
            <text:p>-0.0631458797</text:p>
          </table:table-cell>
          <table:table-cell office:value-type="float" office:value="-0.0601854784997613" calcext:value-type="float">
            <text:p>-0.0601854785</text:p>
          </table:table-cell>
          <table:table-cell office:value-type="float" office:value="-0.0564694972113955" calcext:value-type="float">
            <text:p>-0.0564694972</text:p>
          </table:table-cell>
          <table:table-cell office:value-type="float" office:value="-0.0520920331487673" calcext:value-type="float">
            <text:p>-0.0520920331</text:p>
          </table:table-cell>
          <table:table-cell office:value-type="float" office:value="-0.0471568898835173" calcext:value-type="float">
            <text:p>-0.0471568899</text:p>
          </table:table-cell>
          <table:table-cell office:value-type="float" office:value="-0.0417745218644683" calcext:value-type="float">
            <text:p>-0.0417745219</text:p>
          </table:table-cell>
          <table:table-cell office:value-type="float" office:value="-0.036058931073697" calcext:value-type="float">
            <text:p>-0.0360589311</text:p>
          </table:table-cell>
          <table:table-cell office:value-type="float" office:value="-0.0301246365082974" calcext:value-type="float">
            <text:p>-0.0301246365</text:p>
          </table:table-cell>
          <table:table-cell office:value-type="float" office:value="-0.024083826609349" calcext:value-type="float">
            <text:p>-0.0240838266</text:p>
          </table:table-cell>
          <table:table-cell office:value-type="float" office:value="-0.0180437887879137" calcext:value-type="float">
            <text:p>-0.0180437888</text:p>
          </table:table-cell>
          <table:table-cell office:value-type="float" office:value="-0.0121046903398891" calcext:value-type="float">
            <text:p>-0.0121046903</text:p>
          </table:table-cell>
          <table:table-cell office:value-type="float" office:value="-0.00635776287477796" calcext:value-type="float">
            <text:p>-0.0063577629</text:p>
          </table:table-cell>
          <table:table-cell office:value-type="float" office:value="-0.000883919533265498" calcext:value-type="float">
            <text:p>-0.0008839195</text:p>
          </table:table-cell>
          <table:table-cell office:value-type="float" office:value="0.00424718778660349" calcext:value-type="float">
            <text:p>0.0042471878</text:p>
          </table:table-cell>
          <table:table-cell office:value-type="float" office:value="0.00897768401962651" calcext:value-type="float">
            <text:p>0.008977684</text:p>
          </table:table-cell>
          <table:table-cell office:value-type="float" office:value="0.013261589228506" calcext:value-type="float">
            <text:p>0.0132615892</text:p>
          </table:table-cell>
          <table:table-cell office:value-type="float" office:value="0.0170645830207405" calcext:value-type="float">
            <text:p>0.017064583</text:p>
          </table:table-cell>
          <table:table-cell office:value-type="float" office:value="0.0203634681936649" calcext:value-type="float">
            <text:p>0.0203634682</text:p>
          </table:table-cell>
          <table:table-cell office:value-type="float" office:value="0.0231453925769642" calcext:value-type="float">
            <text:p>0.0231453926</text:p>
          </table:table-cell>
          <table:table-cell office:value-type="float" office:value="0.025406890350439" calcext:value-type="float">
            <text:p>0.0254068904</text:p>
          </table:table-cell>
          <table:table-cell office:value-type="float" office:value="0.0271528032119761" calcext:value-type="float">
            <text:p>0.0271528032</text:p>
          </table:table-cell>
          <table:table-cell office:value-type="float" office:value="0.0283951382474257" calcext:value-type="float">
            <text:p>0.0283951382</text:p>
          </table:table-cell>
          <table:table-cell office:value-type="float" office:value="0.0291519136984775" calcext:value-type="float">
            <text:p>0.0291519137</text:p>
          </table:table-cell>
          <table:table-cell office:value-type="float" office:value="0.0294460366722404" calcext:value-type="float">
            <text:p>0.0294460367</text:p>
          </table:table-cell>
          <table:table-cell office:value-type="float" office:value="0.0293042486940465" calcext:value-type="float">
            <text:p>0.0293042487</text:p>
          </table:table-cell>
          <table:table-cell office:value-type="float" office:value="0.0287561664076819" calcext:value-type="float">
            <text:p>0.0287561664</text:p>
          </table:table-cell>
          <table:table-cell office:value-type="float" office:value="0.0278334361134824" calcext:value-type="float">
            <text:p>0.0278334361</text:p>
          </table:table-cell>
          <table:table-cell office:value-type="float" office:value="0.026569012592752" calcext:value-type="float">
            <text:p>0.0265690126</text:p>
          </table:table-cell>
          <table:table-cell office:value-type="float" office:value="0.0249965651184425" calcext:value-type="float">
            <text:p>0.0249965651</text:p>
          </table:table-cell>
          <table:table-cell office:value-type="float" office:value="0.0231500069551771" calcext:value-type="float">
            <text:p>0.023150007</text:p>
          </table:table-cell>
          <table:table-cell office:value-type="float" office:value="0.021063139180697" calcext:value-type="float">
            <text:p>0.0210631392</text:p>
          </table:table-cell>
          <table:table-cell office:value-type="float" office:value="0.0187693954394419" calcext:value-type="float">
            <text:p>0.0187693954</text:p>
          </table:table-cell>
          <table:table-cell office:value-type="float" office:value="0.0163016713349506" calcext:value-type="float">
            <text:p>0.0163016713</text:p>
          </table:table-cell>
          <table:table-cell office:value-type="float" office:value="0.0136922205314249" calcext:value-type="float">
            <text:p>0.0136922205</text:p>
          </table:table-cell>
          <table:table-cell office:value-type="float" office:value="0.0109725992471965" calcext:value-type="float">
            <text:p>0.0109725992</text:p>
          </table:table-cell>
          <table:table-cell office:value-type="float" office:value="0.00817364150638156" calcext:value-type="float">
            <text:p>0.0081736415</text:p>
          </table:table-cell>
          <table:table-cell office:value-type="float" office:value="0.00532544914527477" calcext:value-type="float">
            <text:p>0.0053254491</text:p>
          </table:table-cell>
          <table:table-cell office:value-type="float" office:value="0.00245738290271191" calcext:value-type="float">
            <text:p>0.0024573829</text:p>
          </table:table-cell>
          <table:table-cell office:value-type="float" office:value="-0.000401956246705026" calcext:value-type="float">
            <text:p>-0.0004019562</text:p>
          </table:table-cell>
          <table:table-cell office:value-type="float" office:value="-0.00322476327532684" calcext:value-type="float">
            <text:p>-0.0032247633</text:p>
          </table:table-cell>
          <table:table-cell office:value-type="float" office:value="-0.005984087471127" calcext:value-type="float">
            <text:p>-0.0059840875</text:p>
          </table:table-cell>
          <table:table-cell office:value-type="float" office:value="-0.00865391475020516" calcext:value-type="float">
            <text:p>-0.0086539148</text:p>
          </table:table-cell>
          <table:table-cell office:value-type="float" office:value="-0.0112092731616542" calcext:value-type="float">
            <text:p>-0.0112092732</text:p>
          </table:table-cell>
          <table:table-cell office:value-type="float" office:value="-0.0136263588106189" calcext:value-type="float">
            <text:p>-0.0136263588</text:p>
          </table:table-cell>
          <table:table-cell office:value-type="float" office:value="-0.015882678028305" calcext:value-type="float">
            <text:p>-0.015882678</text:p>
          </table:table-cell>
          <table:table-cell office:value-type="float" office:value="-0.0179572008407902" calcext:value-type="float">
            <text:p>-0.0179572008</text:p>
          </table:table-cell>
          <table:table-cell office:value-type="float" office:value="-0.0198305206285099" calcext:value-type="float">
            <text:p>-0.0198305206</text:p>
          </table:table-cell>
          <table:table-cell office:value-type="float" office:value="-0.0214850152433499" calcext:value-type="float">
            <text:p>-0.0214850152</text:p>
          </table:table-cell>
          <table:table-cell office:value-type="float" office:value="-0.0229050056454483" calcext:value-type="float">
            <text:p>-0.0229050056</text:p>
          </table:table-cell>
          <table:table-cell office:value-type="float" office:value="-0.0240769091729121" calcext:value-type="float">
            <text:p>-0.0240769092</text:p>
          </table:table-cell>
          <table:table-cell office:value-type="float" office:value="-0.0249893857102634" calcext:value-type="float">
            <text:p>-0.0249893857</text:p>
          </table:table-cell>
          <table:table-cell office:value-type="float" office:value="-0.0256334760699417" calcext:value-type="float">
            <text:p>-0.0256334761</text:p>
          </table:table-cell>
          <table:table-cell office:value-type="float" office:value="-0.0260027327066226" calcext:value-type="float">
            <text:p>-0.0260027327</text:p>
          </table:table-cell>
          <table:table-cell office:value-type="float" office:value="-0.0260933432792854" calcext:value-type="float">
            <text:p>-0.0260933433</text:p>
          </table:table-cell>
          <table:table-cell office:value-type="float" office:value="-0.0259042474871052" calcext:value-type="float">
            <text:p>-0.0259042475</text:p>
          </table:table-cell>
          <table:table-cell office:value-type="float" office:value="-0.0254372469735031" calcext:value-type="float">
            <text:p>-0.025437247</text:p>
          </table:table-cell>
          <table:table-cell office:value-type="float" office:value="-0.0246971069444868" calcext:value-type="float">
            <text:p>-0.0246971069</text:p>
          </table:table-cell>
          <table:table-cell office:value-type="float" office:value="-0.0236916465676629" calcext:value-type="float">
            <text:p>-0.0236916466</text:p>
          </table:table-cell>
          <table:table-cell office:value-type="float" office:value="-0.0224318133478363" calcext:value-type="float">
            <text:p>-0.0224318133</text:p>
          </table:table-cell>
          <table:table-cell office:value-type="float" office:value="-0.0209317347130522" calcext:value-type="float">
            <text:p>-0.0209317347</text:p>
          </table:table-cell>
          <table:table-cell office:value-type="float" office:value="-0.0192087382211881" calcext:value-type="float">
            <text:p>-0.0192087382</text:p>
          </table:table-cell>
          <table:table-cell office:value-type="float" office:value="-0.0172833303505016" calcext:value-type="float">
            <text:p>-0.0172833304</text:p>
          </table:table-cell>
          <table:table-cell office:value-type="float" office:value="-0.0151791230210563" calcext:value-type="float">
            <text:p>-0.015179123</text:p>
          </table:table-cell>
          <table:table-cell office:value-type="float" office:value="-0.012922696975366" calcext:value-type="float">
            <text:p>-0.012922697</text:p>
          </table:table-cell>
          <table:table-cell office:value-type="float" office:value="-0.0105433921142151" calcext:value-type="float">
            <text:p>-0.0105433921</text:p>
          </table:table-cell>
          <table:table-cell office:value-type="float" office:value="-0.00807301685487261" calcext:value-type="float">
            <text:p>-0.0080730169</text:p>
          </table:table-cell>
          <table:table-cell office:value-type="float" office:value="-0.00554547156855989" calcext:value-type="float">
            <text:p>-0.0055454716</text:p>
          </table:table-cell>
          <table:table-cell office:value-type="float" office:value="-0.00299628501810645" calcext:value-type="float">
            <text:p>-0.002996285</text:p>
          </table:table-cell>
          <table:table-cell office:value-type="float" office:value="-0.00046206725500042" calcext:value-type="float">
            <text:p>-0.0004620673</text:p>
          </table:table-cell>
          <table:table-cell office:value-type="float" office:value="0.00202011265145075" calcext:value-type="float">
            <text:p>0.0020201127</text:p>
          </table:table-cell>
          <table:table-cell office:value-type="float" office:value="0.00441341070995804" calcext:value-type="float">
            <text:p>0.0044134107</text:p>
          </table:table-cell>
          <table:table-cell office:value-type="float" office:value="0.00668193596791156" calcext:value-type="float">
            <text:p>0.006681936</text:p>
          </table:table-cell>
          <table:table-cell office:value-type="float" office:value="0.00879150042838006" calcext:value-type="float">
            <text:p>0.0087915004</text:p>
          </table:table-cell>
          <table:table-cell office:value-type="float" office:value="0.0107103660976549" calcext:value-type="float">
            <text:p>0.0107103661</text:p>
          </table:table-cell>
          <table:table-cell office:value-type="float" office:value="0.0124099626705032" calcext:value-type="float">
            <text:p>0.0124099627</text:p>
          </table:table-cell>
          <table:table-cell office:value-type="float" office:value="0.0138655491378259" calcext:value-type="float">
            <text:p>0.0138655491</text:p>
          </table:table-cell>
          <table:table-cell office:value-type="float" office:value="0.0150567938363722" calcext:value-type="float">
            <text:p>0.0150567938</text:p>
          </table:table-cell>
          <table:table-cell office:value-type="float" office:value="0.015968250138485" calcext:value-type="float">
            <text:p>0.0159682501</text:p>
          </table:table-cell>
          <table:table-cell office:value-type="float" office:value="0.0165897089023304" calcext:value-type="float">
            <text:p>0.0165897089</text:p>
          </table:table-cell>
          <table:table-cell office:value-type="float" office:value="0.0169164137497546" calcext:value-type="float">
            <text:p>0.0169164137</text:p>
          </table:table-cell>
          <table:table-cell office:value-type="float" office:value="0.0169491308794534" calcext:value-type="float">
            <text:p>0.0169491309</text:p>
          </table:table-cell>
          <table:table-cell office:value-type="float" office:value="0.0166940711253716" calcext:value-type="float">
            <text:p>0.0166940711</text:p>
          </table:table-cell>
          <table:table-cell office:value-type="float" office:value="0.016162667965034" calcext:value-type="float">
            <text:p>0.016162668</text:p>
          </table:table-cell>
          <table:table-cell office:value-type="float" office:value="0.015371220847058" calcext:value-type="float">
            <text:p>0.0153712208</text:p>
          </table:table-cell>
          <table:table-cell office:value-type="float" office:value="0.0143404182442453" calcext:value-type="float">
            <text:p>0.0143404182</text:p>
          </table:table-cell>
          <table:table-cell office:value-type="float" office:value="0.0130947590151109" calcext:value-type="float">
            <text:p>0.013094759</text:p>
          </table:table-cell>
          <table:table-cell office:value-type="float" office:value="0.011661893808963" calcext:value-type="float">
            <text:p>0.0116618938</text:p>
          </table:table-cell>
          <table:table-cell office:value-type="float" office:value="0.0100719102907831" calcext:value-type="float">
            <text:p>0.0100719103</text:p>
          </table:table-cell>
          <table:table-cell office:value-type="float" office:value="0.0083565868601454" calcext:value-type="float">
            <text:p>0.0083565869</text:p>
          </table:table-cell>
          <table:table-cell office:value-type="float" office:value="0.00654863934702377" calcext:value-type="float">
            <text:p>0.0065486393</text:p>
          </table:table-cell>
          <table:table-cell office:value-type="float" office:value="0.00468098397352179" calcext:value-type="float">
            <text:p>0.004680984</text:p>
          </table:table-cell>
          <table:table-cell office:value-type="float" office:value="0.00278603780476061" calcext:value-type="float">
            <text:p>0.0027860378</text:p>
          </table:table-cell>
          <table:table-cell office:value-type="float" office:value="0.000895075157387737" calcext:value-type="float">
            <text:p>0.0008950752</text:p>
          </table:table-cell>
          <table:table-cell office:value-type="float" office:value="-0.000962344858237429" calcext:value-type="float">
            <text:p>-0.0009623449</text:p>
          </table:table-cell>
          <table:table-cell office:value-type="float" office:value="-0.00275886809980364" calcext:value-type="float">
            <text:p>-0.0027588681</text:p>
          </table:table-cell>
          <table:table-cell office:value-type="float" office:value="-0.00446974467362082" calcext:value-type="float">
            <text:p>-0.0044697447</text:p>
          </table:table-cell>
          <table:table-cell office:value-type="float" office:value="-0.00607313369869189" calcext:value-type="float">
            <text:p>-0.0060731337</text:p>
          </table:table-cell>
          <table:table-cell office:value-type="float" office:value="-0.00755031310511356" calcext:value-type="float">
            <text:p>-0.0075503131</text:p>
          </table:table-cell>
          <table:table-cell office:value-type="float" office:value="-0.00888579729220851" calcext:value-type="float">
            <text:p>-0.0088857973</text:p>
          </table:table-cell>
          <table:table-cell office:value-type="float" office:value="-0.0100673683399322" calcext:value-type="float">
            <text:p>-0.0100673683</text:p>
          </table:table-cell>
          <table:table-cell office:value-type="float" office:value="-0.0110860288446801" calcext:value-type="float">
            <text:p>-0.0110860288</text:p>
          </table:table-cell>
          <table:table-cell office:value-type="float" office:value="-0.0119358862800922" calcext:value-type="float">
            <text:p>-0.0119358863</text:p>
          </table:table-cell>
          <table:table-cell office:value-type="float" office:value="-0.0126139800577363" calcext:value-type="float">
            <text:p>-0.0126139801</text:p>
          </table:table-cell>
          <table:table-cell office:value-type="float" office:value="-0.0131200631541972" calcext:value-type="float">
            <text:p>-0.0131200632</text:p>
          </table:table-cell>
          <table:table-cell office:value-type="float" office:value="-0.0134563503405261" calcext:value-type="float">
            <text:p>-0.0134563503</text:p>
          </table:table-cell>
          <table:table-cell office:value-type="float" office:value="-0.0136272447095109" calcext:value-type="float">
            <text:p>-0.0136272447</text:p>
          </table:table-cell>
          <table:table-cell office:value-type="float" office:value="-0.0136390534379771" calcext:value-type="float">
            <text:p>-0.0136390534</text:p>
          </table:table-cell>
          <table:table-cell office:value-type="float" office:value="-0.0134997025972439" calcext:value-type="float">
            <text:p>-0.0134997026</text:p>
          </table:table-cell>
          <table:table-cell office:value-type="float" office:value="-0.0132184594460938" calcext:value-type="float">
            <text:p>-0.0132184594</text:p>
          </table:table-cell>
          <table:table-cell office:value-type="float" office:value="-0.0128056690695288" calcext:value-type="float">
            <text:p>-0.0128056691</text:p>
          </table:table-cell>
          <table:table-cell office:value-type="float" office:value="-0.0122725105806154" calcext:value-type="float">
            <text:p>-0.0122725106</text:p>
          </table:table-cell>
          <table:table-cell office:value-type="float" office:value="-0.0116307764423951" calcext:value-type="float">
            <text:p>-0.0116307764</text:p>
          </table:table-cell>
          <table:table-cell office:value-type="float" office:value="-0.0108926768916717" calcext:value-type="float">
            <text:p>-0.0108926769</text:p>
          </table:table-cell>
          <table:table-cell office:value-type="float" office:value="-0.0100706700044739" calcext:value-type="float">
            <text:p>-0.01007067</text:p>
          </table:table-cell>
          <table:table-cell office:value-type="float" office:value="-0.00917731669659361" calcext:value-type="float">
            <text:p>-0.0091773167</text:p>
          </table:table-cell>
          <table:table-cell office:value-type="float" office:value="-0.00822515894306264" calcext:value-type="float">
            <text:p>-0.0082251589</text:p>
          </table:table-cell>
          <table:table-cell office:value-type="float" office:value="-0.00722661873350461" calcext:value-type="float">
            <text:p>-0.0072266187</text:p>
          </table:table-cell>
          <table:table-cell office:value-type="float" office:value="-0.00619391478132059" calcext:value-type="float">
            <text:p>-0.0061939148</text:p>
          </table:table-cell>
          <table:table-cell office:value-type="float" office:value="-0.00513899375189197" calcext:value-type="float">
            <text:p>-0.0051389938</text:p>
          </table:table-cell>
          <table:table-cell office:value-type="float" office:value="-0.00407347274862246" calcext:value-type="float">
            <text:p>-0.0040734727</text:p>
          </table:table-cell>
          <table:table-cell office:value-type="float" office:value="-0.00300858998059539" calcext:value-type="float">
            <text:p>-0.00300859</text:p>
          </table:table-cell>
          <table:table-cell office:value-type="float" office:value="-0.00195516084144032" calcext:value-type="float">
            <text:p>-0.0019551608</text:p>
          </table:table-cell>
          <table:table-cell office:value-type="float" office:value="-0.000923537113948214" calcext:value-type="float">
            <text:p>-0.0009235371</text:p>
          </table:table-cell>
          <table:table-cell table:style-name="ce1" office:value-type="float" office:value="0.0000764325224622553" calcext:value-type="float">
            <text:p>7.64E-05</text:p>
          </table:table-cell>
          <table:table-cell office:value-type="float" office:value="0.00103544192558758" calcext:value-type="float">
            <text:p>0.0010354419</text:p>
          </table:table-cell>
          <table:table-cell office:value-type="float" office:value="0.00194476761812723" calcext:value-type="float">
            <text:p>0.0019447676</text:p>
          </table:table-cell>
          <table:table-cell office:value-type="float" office:value="0.0027963098813899" calcext:value-type="float">
            <text:p>0.0027963099</text:p>
          </table:table-cell>
          <table:table-cell office:value-type="float" office:value="0.00358263469166786" calcext:value-type="float">
            <text:p>0.0035826347</text:p>
          </table:table-cell>
          <table:table-cell office:value-type="float" office:value="0.00429701606879718" calcext:value-type="float">
            <text:p>0.0042970161</text:p>
          </table:table-cell>
          <table:table-cell office:value-type="float" office:value="0.00493347818967038" calcext:value-type="float">
            <text:p>0.0049334782</text:p>
          </table:table-cell>
          <table:table-cell office:value-type="float" office:value="0.00548683649800097" calcext:value-type="float">
            <text:p>0.0054868365</text:p>
          </table:table-cell>
          <table:table-cell office:value-type="float" office:value="0.00595273698806409" calcext:value-type="float">
            <text:p>0.005952737</text:p>
          </table:table-cell>
          <table:table-cell office:value-type="float" office:value="0.00632769286120549" calcext:value-type="float">
            <text:p>0.0063276929</text:p>
          </table:table-cell>
          <table:table-cell office:value-type="float" office:value="0.00660911779291951" calcext:value-type="float">
            <text:p>0.0066091178</text:p>
          </table:table-cell>
          <table:table-cell office:value-type="float" office:value="0.00679535512524865" calcext:value-type="float">
            <text:p>0.0067953551</text:p>
          </table:table-cell>
          <table:table-cell office:value-type="float" office:value="0.00688570234466113" calcext:value-type="float">
            <text:p>0.0068857023</text:p>
          </table:table-cell>
          <table:table-cell office:value-type="float" office:value="0.00688043024787532" calcext:value-type="float">
            <text:p>0.0068804302</text:p>
          </table:table-cell>
          <table:table-cell office:value-type="float" office:value="0.00678079618289473" calcext:value-type="float">
            <text:p>0.0067807962</text:p>
          </table:table-cell>
          <table:table-cell office:value-type="float" office:value="0.00658905070626048" calcext:value-type="float">
            <text:p>0.0065890507</text:p>
          </table:table-cell>
          <table:table-cell office:value-type="float" office:value="0.00630843690558436" calcext:value-type="float">
            <text:p>0.0063084369</text:p>
          </table:table-cell>
          <table:table-cell office:value-type="float" office:value="0.00594318151108553" calcext:value-type="float">
            <text:p>0.0059431815</text:p>
          </table:table-cell>
          <table:table-cell office:value-type="float" office:value="0.00549847678527726" calcext:value-type="float">
            <text:p>0.0054984768</text:p>
          </table:table-cell>
          <table:table-cell office:value-type="float" office:value="0.00498045205254982" calcext:value-type="float">
            <text:p>0.0049804521</text:p>
          </table:table-cell>
          <table:table-cell office:value-type="float" office:value="0.00439613364093816" calcext:value-type="float">
            <text:p>0.0043961336</text:p>
          </table:table-cell>
          <table:table-cell office:value-type="float" office:value="0.00375339197955071" calcext:value-type="float">
            <text:p>0.003753392</text:p>
          </table:table-cell>
          <table:table-cell office:value-type="float" office:value="0.00306087466068306" calcext:value-type="float">
            <text:p>0.0030608747</text:p>
          </table:table-cell>
          <table:table-cell office:value-type="float" office:value="0.00232792444258223" calcext:value-type="float">
            <text:p>0.0023279244</text:p>
          </table:table-cell>
          <table:table-cell office:value-type="float" office:value="0.00156448146956478" calcext:value-type="float">
            <text:p>0.0015644815</text:p>
          </table:table-cell>
          <table:table-cell office:value-type="float" office:value="0.000780969398412879" calcext:value-type="float">
            <text:p>0.0007809694</text:p>
          </table:table-cell>
          <table:table-cell table:style-name="ce1" office:value-type="float" office:value="-0.0000118343278998623" calcext:value-type="float">
            <text:p>-1.18E-05</text:p>
          </table:table-cell>
          <table:table-cell office:value-type="float" office:value="-0.000802943189945893" calcext:value-type="float">
            <text:p>-0.0008029432</text:p>
          </table:table-cell>
          <table:table-cell office:value-type="float" office:value="-0.00158131968376551" calcext:value-type="float">
            <text:p>-0.0015813197</text:p>
          </table:table-cell>
          <table:table-cell office:value-type="float" office:value="-0.00233604445288194" calcext:value-type="float">
            <text:p>-0.0023360445</text:p>
          </table:table-cell>
          <table:table-cell office:value-type="float" office:value="-0.00305649335928138" calcext:value-type="float">
            <text:p>-0.0030564934</text:p>
          </table:table-cell>
          <table:table-cell office:value-type="float" office:value="-0.00373251870893654" calcext:value-type="float">
            <text:p>-0.0037325187</text:p>
          </table:table-cell>
          <table:table-cell office:value-type="float" office:value="-0.00435463024551552" calcext:value-type="float">
            <text:p>-0.0043546302</text:p>
          </table:table-cell>
          <table:table-cell office:value-type="float" office:value="-0.00491417108687386" calcext:value-type="float">
            <text:p>-0.0049141711</text:p>
          </table:table-cell>
          <table:table-cell office:value-type="float" office:value="-0.00540348351222519" calcext:value-type="float">
            <text:p>-0.0054034835</text:p>
          </table:table-cell>
          <table:table-cell office:value-type="float" office:value="-0.00581605946642583" calcext:value-type="float">
            <text:p>-0.0058160595</text:p>
          </table:table-cell>
          <table:table-cell office:value-type="float" office:value="-0.00614667082246001" calcext:value-type="float">
            <text:p>-0.0061466708</text:p>
          </table:table-cell>
          <table:table-cell office:value-type="float" office:value="-0.00639147486982239" calcext:value-type="float">
            <text:p>-0.0063914749</text:p>
          </table:table-cell>
          <table:table-cell office:value-type="float" office:value="-0.00654809113296295" calcext:value-type="float">
            <text:p>-0.0065480911</text:p>
          </table:table-cell>
          <table:table-cell office:value-type="float" office:value="-0.00661564646858182" calcext:value-type="float">
            <text:p>-0.0066156465</text:p>
          </table:table-cell>
          <table:table-cell office:value-type="float" office:value="-0.00659478640073985" calcext:value-type="float">
            <text:p>-0.0065947864</text:p>
          </table:table-cell>
          <table:table-cell office:value-type="float" office:value="-0.00648765177370336" calcext:value-type="float">
            <text:p>-0.0064876518</text:p>
          </table:table-cell>
          <table:table-cell office:value-type="float" office:value="-0.0062978209988529" calcext:value-type="float">
            <text:p>-0.006297821</text:p>
          </table:table-cell>
          <table:table-cell office:value-type="float" office:value="-0.00603021936036896" calcext:value-type="float">
            <text:p>-0.0060302194</text:p>
          </table:table-cell>
          <table:table-cell office:value-type="float" office:value="-0.0056909979972275" calcext:value-type="float">
            <text:p>-0.005690998</text:p>
          </table:table-cell>
          <table:table-cell office:value-type="float" office:value="-0.00528738620925395" calcext:value-type="float">
            <text:p>-0.0052873862</text:p>
          </table:table-cell>
          <table:table-cell office:value-type="float" office:value="-0.00482752161651945" calcext:value-type="float">
            <text:p>-0.0048275216</text:p>
          </table:table-cell>
          <table:table-cell office:value-type="float" office:value="-0.00432026339129976" calcext:value-type="float">
            <text:p>-0.0043202634</text:p>
          </table:table-cell>
          <table:table-cell office:value-type="float" office:value="-0.00377499423308336" calcext:value-type="float">
            <text:p>-0.0037749942</text:p>
          </table:table-cell>
          <table:table-cell office:value-type="float" office:value="-0.00320141698836096" calcext:value-type="float">
            <text:p>-0.003201417</text:p>
          </table:table-cell>
          <table:table-cell office:value-type="float" office:value="-0.00260935178413746" calcext:value-type="float">
            <text:p>-0.0026093518</text:p>
          </table:table-cell>
          <table:table-cell office:value-type="float" office:value="-0.00200853930397926" calcext:value-type="float">
            <text:p>-0.0020085393</text:p>
          </table:table-cell>
          <table:table-cell office:value-type="float" office:value="-0.00140845535909762" calcext:value-type="float">
            <text:p>-0.0014084554</text:p>
          </table:table-cell>
          <table:table-cell office:value-type="float" office:value="-0.000818141269967043" calcext:value-type="float">
            <text:p>-0.0008181413</text:p>
          </table:table-cell>
          <table:table-cell office:value-type="float" office:value="-0.000246053808723445" calcext:value-type="float">
            <text:p>-0.0002460538</text:p>
          </table:table-cell>
          <table:table-cell office:value-type="float" office:value="0.000300062476448204" calcext:value-type="float">
            <text:p>0.0003000625</text:p>
          </table:table-cell>
          <table:table-cell office:value-type="float" office:value="0.000813278590001687" calcext:value-type="float">
            <text:p>0.0008132786</text:p>
          </table:table-cell>
          <table:table-cell office:value-type="float" office:value="0.00128755911447342" calcext:value-type="float">
            <text:p>0.0012875591</text:p>
          </table:table-cell>
          <table:table-cell office:value-type="float" office:value="0.0017178148335617" calcext:value-type="float">
            <text:p>0.0017178148</text:p>
          </table:table-cell>
          <table:table-cell office:value-type="float" office:value="0.00209993070832581" calcext:value-type="float">
            <text:p>0.0020999307</text:p>
          </table:table-cell>
          <table:table-cell office:value-type="float" office:value="0.00243077068219577" calcext:value-type="float">
            <text:p>0.0024307707</text:p>
          </table:table-cell>
          <table:table-cell office:value-type="float" office:value="0.00270816140545804" calcext:value-type="float">
            <text:p>0.0027081614</text:p>
          </table:table-cell>
          <table:table-cell office:value-type="float" office:value="0.00293085743525268" calcext:value-type="float">
            <text:p>0.0029308574</text:p>
          </table:table-cell>
          <table:table-cell office:value-type="float" office:value="0.00309849079130231" calcext:value-type="float">
            <text:p>0.0030984908</text:p>
          </table:table-cell>
          <table:table-cell office:value-type="float" office:value="0.00321150793148206" calcext:value-type="float">
            <text:p>0.0032115079</text:p>
          </table:table-cell>
          <table:table-cell office:value-type="float" office:value="0.00327109724633345" calcext:value-type="float">
            <text:p>0.0032710972</text:p>
          </table:table-cell>
          <table:table-cell office:value-type="float" office:value="0.00327911009858184" calcext:value-type="float">
            <text:p>0.0032791101</text:p>
          </table:table-cell>
          <table:table-cell office:value-type="float" office:value="0.00323797823615024" calcext:value-type="float">
            <text:p>0.0032379782</text:p>
          </table:table-cell>
          <table:table-cell office:value-type="float" office:value="0.00315063013747618" calcext:value-type="float">
            <text:p>0.0031506301</text:p>
          </table:table-cell>
          <table:table-cell office:value-type="float" office:value="0.00302040850478136" calcext:value-type="float">
            <text:p>0.0030204085</text:p>
          </table:table-cell>
          <table:table-cell office:value-type="float" office:value="0.00285099073835227" calcext:value-type="float">
            <text:p>0.0028509907</text:p>
          </table:table-cell>
          <table:table-cell office:value-type="float" office:value="0.00264631382439262" calcext:value-type="float">
            <text:p>0.0026463138</text:p>
          </table:table-cell>
          <table:table-cell office:value-type="float" office:value="0.00241050466915027" calcext:value-type="float">
            <text:p>0.0024105047</text:p>
          </table:table-cell>
          <table:table-cell office:value-type="float" office:value="0.00214781652601914" calcext:value-type="float">
            <text:p>0.0021478165</text:p>
          </table:table-cell>
          <table:table-cell office:value-type="float" office:value="0.00186257182139826" calcext:value-type="float">
            <text:p>0.0018625718</text:p>
          </table:table-cell>
          <table:table-cell office:value-type="float" office:value="0.00155911137465381" calcext:value-type="float">
            <text:p>0.0015591114</text:p>
          </table:table-cell>
          <table:table-cell office:value-type="float" office:value="0.00124174976853908" calcext:value-type="float">
            <text:p>0.0012417498</text:p>
          </table:table-cell>
          <table:table-cell office:value-type="float" office:value="0.000914736426977925" calcext:value-type="float">
            <text:p>0.0009147364</text:p>
          </table:table-cell>
          <table:table-cell office:value-type="float" office:value="0.000582221831422203" calcext:value-type="float">
            <text:p>0.0005822218</text:p>
          </table:table-cell>
          <table:table-cell office:value-type="float" office:value="0.000248228228265646" calcext:value-type="float">
            <text:p>0.0002482282</text:p>
          </table:table-cell>
          <table:table-cell table:style-name="ce1" office:value-type="float" office:value="-0.0000833758454632516" calcext:value-type="float">
            <text:p>-8.34E-05</text:p>
          </table:table-cell>
          <table:table-cell office:value-type="float" office:value="-0.000408897871047031" calcext:value-type="float">
            <text:p>-0.0004088979</text:p>
          </table:table-cell>
          <table:table-cell office:value-type="float" office:value="-0.000724841089656536" calcext:value-type="float">
            <text:p>-0.0007248411</text:p>
          </table:table-cell>
          <table:table-cell office:value-type="float" office:value="-0.00102792219681902" calcext:value-type="float">
            <text:p>-0.0010279222</text:p>
          </table:table-cell>
          <table:table-cell office:value-type="float" office:value="-0.00131508740977893" calcext:value-type="float">
            <text:p>-0.0013150874</text:p>
          </table:table-cell>
          <table:table-cell office:value-type="float" office:value="-0.00158352722557709" calcext:value-type="float">
            <text:p>-0.0015835272</text:p>
          </table:table-cell>
          <table:table-cell office:value-type="float" office:value="-0.00183069008162562" calcext:value-type="float">
            <text:p>-0.0018306901</text:p>
          </table:table-cell>
          <table:table-cell office:value-type="float" office:value="-0.00205429503182586" calcext:value-type="float">
            <text:p>-0.002054295</text:p>
          </table:table-cell>
          <table:table-cell office:value-type="float" office:value="-0.00225234346615366" calcext:value-type="float">
            <text:p>-0.0022523435</text:p>
          </table:table-cell>
          <table:table-cell office:value-type="float" office:value="-0.00242312982646098" calcext:value-type="float">
            <text:p>-0.0024231298</text:p>
          </table:table-cell>
          <table:table-cell office:value-type="float" office:value="-0.0025652512146479" calcext:value-type="float">
            <text:p>-0.0025652512</text:p>
          </table:table-cell>
          <table:table-cell office:value-type="float" office:value="-0.00267761574967551" calcext:value-type="float">
            <text:p>-0.0026776157</text:p>
          </table:table-cell>
          <table:table-cell office:value-type="float" office:value="-0.00275944949887474" calcext:value-type="float">
            <text:p>-0.0027594495</text:p>
          </table:table-cell>
          <table:table-cell office:value-type="float" office:value="-0.00281030179120734" calcext:value-type="float">
            <text:p>-0.0028103018</text:p>
          </table:table-cell>
          <table:table-cell office:value-type="float" office:value="-0.00283004871786119" calcext:value-type="float">
            <text:p>-0.0028300487</text:p>
          </table:table-cell>
          <table:table-cell office:value-type="float" office:value="-0.00281889461543727" calcext:value-type="float">
            <text:p>-0.0028188946</text:p>
          </table:table-cell>
          <table:table-cell office:value-type="float" office:value="-0.0027773713309287" calcext:value-type="float">
            <text:p>-0.0027773713</text:p>
          </table:table-cell>
          <table:table-cell office:value-type="float" office:value="-0.0027063350685097" calcext:value-type="float">
            <text:p>-0.0027063351</text:p>
          </table:table-cell>
          <table:table-cell office:value-type="float" office:value="-0.00260696061904042" calcext:value-type="float">
            <text:p>-0.0026069606</text:p>
          </table:table-cell>
          <table:table-cell office:value-type="float" office:value="-0.0024807327724119" calcext:value-type="float">
            <text:p>-0.0024807328</text:p>
          </table:table-cell>
          <table:table-cell office:value-type="float" office:value="-0.0023294347204228" calcext:value-type="float">
            <text:p>-0.0023294347</text:p>
          </table:table-cell>
          <table:table-cell office:value-type="float" office:value="-0.00215513326065064" calcext:value-type="float">
            <text:p>-0.0021551333</text:p>
          </table:table-cell>
          <table:table-cell office:value-type="float" office:value="-0.00196016062446347" calcext:value-type="float">
            <text:p>-0.0019601606</text:p>
          </table:table-cell>
          <table:table-cell office:value-type="float" office:value="-0.00174709278130791" calcext:value-type="float">
            <text:p>-0.0017470928</text:p>
          </table:table-cell>
          <table:table-cell office:value-type="float" office:value="-0.00151872410029341" calcext:value-type="float">
            <text:p>-0.0015187241</text:p>
          </table:table-cell>
          <table:table-cell office:value-type="float" office:value="-0.0012780383116251" calcext:value-type="float">
            <text:p>-0.0012780383</text:p>
          </table:table-cell>
          <table:table-cell office:value-type="float" office:value="-0.0010281757722197" calcext:value-type="float">
            <text:p>-0.0010281758</text:p>
          </table:table-cell>
          <table:table-cell office:value-type="float" office:value="-0.000772397139989778" calcext:value-type="float">
            <text:p>-0.0007723971</text:p>
          </table:table-cell>
          <table:table-cell office:value-type="float" office:value="-0.000514043661183905" calcext:value-type="float">
            <text:p>-0.0005140437</text:p>
          </table:table-cell>
          <table:table-cell office:value-type="float" office:value="-0.00025649440622999" calcext:value-type="float">
            <text:p>-0.0002564944</text:p>
          </table:table-cell>
          <table:table-cell table:style-name="ce1" office:value-type="float" office:value="-0.00000312091412268956" calcext:value-type="float">
            <text:p>-3.12E-06</text:p>
          </table:table-cell>
          <table:table-cell office:value-type="float" office:value="0.000242760135620301" calcext:value-type="float">
            <text:p>0.0002427601</text:p>
          </table:table-cell>
          <table:table-cell office:value-type="float" office:value="0.000477935489087145" calcext:value-type="float">
            <text:p>0.0004779355</text:p>
          </table:table-cell>
          <table:table-cell office:value-type="float" office:value="0.000699344239123434" calcext:value-type="float">
            <text:p>0.0006993442</text:p>
          </table:table-cell>
          <table:table-cell office:value-type="float" office:value="0.000904126104614988" calcext:value-type="float">
            <text:p>0.0009041261</text:p>
          </table:table-cell>
          <table:table-cell office:value-type="float" office:value="0.00108966802535804" calcext:value-type="float">
            <text:p>0.001089668</text:p>
          </table:table-cell>
          <table:table-cell office:value-type="float" office:value="0.00125364790520166" calcext:value-type="float">
            <text:p>0.0012536479</text:p>
          </table:table-cell>
          <table:table-cell office:value-type="float" office:value="0.001394074400487" calcext:value-type="float">
            <text:p>0.0013940744</text:p>
          </table:table-cell>
          <table:table-cell office:value-type="float" office:value="0.00150932162934936" calcext:value-type="float">
            <text:p>0.0015093216</text:p>
          </table:table-cell>
          <table:table-cell office:value-type="float" office:value="0.00159815777813321" calcext:value-type="float">
            <text:p>0.0015981578</text:p>
          </table:table-cell>
          <table:table-cell office:value-type="float" office:value="0.00165976669343593" calcext:value-type="float">
            <text:p>0.0016597667</text:p>
          </table:table-cell>
          <table:table-cell office:value-type="float" office:value="0.00169376171644586" calcext:value-type="float">
            <text:p>0.0016937617</text:p>
          </table:table-cell>
          <table:table-cell office:value-type="float" office:value="0.001700191211782" calcext:value-type="float">
            <text:p>0.0017001912</text:p>
          </table:table-cell>
          <table:table-cell office:value-type="float" office:value="0.00167953547403954" calcext:value-type="float">
            <text:p>0.0016795355</text:p>
          </table:table-cell>
          <table:table-cell office:value-type="float" office:value="0.00163269494496632" calcext:value-type="float">
            <text:p>0.0016326949</text:p>
          </table:table-cell>
          <table:table-cell office:value-type="float" office:value="0.00156096992583343" calcext:value-type="float">
            <text:p>0.0015609699</text:p>
          </table:table-cell>
          <table:table-cell office:value-type="float" office:value="0.00146603223388553" calcext:value-type="float">
            <text:p>0.0014660322</text:p>
          </table:table-cell>
          <table:table-cell office:value-type="float" office:value="0.00134988948790493" calcext:value-type="float">
            <text:p>0.0013498895</text:p>
          </table:table-cell>
          <table:table-cell office:value-type="float" office:value="0.00121484293124752" calcext:value-type="float">
            <text:p>0.0012148429</text:p>
          </table:table-cell>
          <table:table-cell office:value-type="float" office:value="0.00106343988836244" calcext:value-type="float">
            <text:p>0.0010634399</text:p>
          </table:table-cell>
          <table:table-cell office:value-type="float" office:value="0.000898422098813967" calcext:value-type="float">
            <text:p>0.0008984221</text:p>
          </table:table-cell>
          <table:table-cell office:value-type="float" office:value="0.000722671272797015" calcext:value-type="float">
            <text:p>0.0007226713</text:p>
          </table:table-cell>
          <table:table-cell office:value-type="float" office:value="0.000539153271503778" calcext:value-type="float">
            <text:p>0.0005391533</text:p>
          </table:table-cell>
          <table:table-cell office:value-type="float" office:value="0.000350862312217259" calcext:value-type="float">
            <text:p>0.0003508623</text:p>
          </table:table-cell>
          <table:table-cell office:value-type="float" office:value="0.000160766560988179" calcext:value-type="float">
            <text:p>0.0001607666</text:p>
          </table:table-cell>
          <table:table-cell table:style-name="ce1" office:value-type="float" office:value="-0.0000282436201359815" calcext:value-type="float">
            <text:p>-2.82E-05</text:p>
          </table:table-cell>
          <table:table-cell office:value-type="float" office:value="-0.000213403629700792" calcext:value-type="float">
            <text:p>-0.0002134036</text:p>
          </table:table-cell>
          <table:table-cell office:value-type="float" office:value="-0.000392117810257275" calcext:value-type="float">
            <text:p>-0.0003921178</text:p>
          </table:table-cell>
          <table:table-cell office:value-type="float" office:value="-0.000561997067691777" calcext:value-type="float">
            <text:p>-0.0005619971</text:p>
          </table:table-cell>
          <table:table-cell office:value-type="float" office:value="-0.000720890341341374" calcext:value-type="float">
            <text:p>-0.0007208903</text:p>
          </table:table-cell>
          <table:table-cell office:value-type="float" office:value="-0.000866909550190087" calcext:value-type="float">
            <text:p>-0.0008669096</text:p>
          </table:table-cell>
          <table:table-cell office:value-type="float" office:value="-0.000998447850406592" calcext:value-type="float">
            <text:p>-0.0009984479</text:p>
          </table:table-cell>
          <table:table-cell office:value-type="float" office:value="-0.00111419124262824" calcext:value-type="float">
            <text:p>-0.0011141912</text:p>
          </table:table-cell>
          <table:table-cell office:value-type="float" office:value="-0.00121312375284788" calcext:value-type="float">
            <text:p>-0.0012131238</text:p>
          </table:table-cell>
          <table:table-cell office:value-type="float" office:value="-0.00129452657109397" calcext:value-type="float">
            <text:p>-0.0012945266</text:p>
          </table:table-cell>
          <table:table-cell office:value-type="float" office:value="-0.00135797167320817" calcext:value-type="float">
            <text:p>-0.0013579717</text:p>
          </table:table-cell>
          <table:table-cell office:value-type="float" office:value="-0.00140331055263232" calcext:value-type="float">
            <text:p>-0.0014033106</text:p>
          </table:table-cell>
          <table:table-cell office:value-type="float" office:value="-0.00143065877075799" calcext:value-type="float">
            <text:p>-0.0014306588</text:p>
          </table:table-cell>
          <table:table-cell office:value-type="float" office:value="-0.00144037707006106" calcext:value-type="float">
            <text:p>-0.0014403771</text:p>
          </table:table-cell>
          <table:table-cell office:value-type="float" office:value="-0.00143304981978787" calcext:value-type="float">
            <text:p>-0.0014330498</text:p>
          </table:table-cell>
          <table:table-cell office:value-type="float" office:value="-0.00140946153766919" calcext:value-type="float">
            <text:p>-0.0014094615</text:p>
          </table:table-cell>
          <table:table-cell office:value-type="float" office:value="-0.00137057220374714" calcext:value-type="float">
            <text:p>-0.0013705722</text:p>
          </table:table-cell>
          <table:table-cell office:value-type="float" office:value="-0.00131749201905507" calcext:value-type="float">
            <text:p>-0.001317492</text:p>
          </table:table-cell>
          <table:table-cell office:value-type="float" office:value="-0.0012514561903032" calcext:value-type="float">
            <text:p>-0.0012514562</text:p>
          </table:table-cell>
          <table:table-cell office:value-type="float" office:value="-0.00117380023862523" calcext:value-type="float">
            <text:p>-0.0011738002</text:p>
          </table:table-cell>
          <table:table-cell office:value-type="float" office:value="-0.00108593623817654" calcext:value-type="float">
            <text:p>-0.0010859362</text:p>
          </table:table-cell>
          <table:table-cell office:value-type="float" office:value="-0.000989330303440283" calcext:value-type="float">
            <text:p>-0.0009893303</text:p>
          </table:table-cell>
          <table:table-cell office:value-type="float" office:value="-0.00088548155286361" calcext:value-type="float">
            <text:p>-0.0008854816</text:p>
          </table:table-cell>
          <table:table-cell office:value-type="float" office:value="-0.000775902693312958" calcext:value-type="float">
            <text:p>-0.0007759027</text:p>
          </table:table-cell>
          <table:table-cell office:value-type="float" office:value="-0.000662102301092205" calcext:value-type="float">
            <text:p>-0.0006621023</text:p>
          </table:table-cell>
          <table:table-cell office:value-type="float" office:value="-0.000545568806771257" calcext:value-type="float">
            <text:p>-0.0005455688</text:p>
          </table:table-cell>
          <table:table-cell office:value-type="float" office:value="-0.000427756145775504" calcext:value-type="float">
            <text:p>-0.0004277561</text:p>
          </table:table-cell>
          <table:table-cell office:value-type="float" office:value="-0.000310070993627676" calcext:value-type="float">
            <text:p>-0.000310071</text:p>
          </table:table-cell>
          <table:table-cell office:value-type="float" office:value="-0.000193861480646262" calcext:value-type="float">
            <text:p>-0.0001938615</text:p>
          </table:table-cell>
          <table:table-cell table:style-name="ce1" office:value-type="float" office:value="-0.0000804072722715432" calcext:value-type="float">
            <text:p>-8.04E-05</text:p>
          </table:table-cell>
          <table:table-cell table:style-name="ce1" office:value-type="float" office:value="0.0000290891228971191" calcext:value-type="float">
            <text:p>2.91E-05</text:p>
          </table:table-cell>
          <table:table-cell office:value-type="float" office:value="0.000133509924751252" calcext:value-type="float">
            <text:p>0.0001335099</text:p>
          </table:table-cell>
          <table:table-cell office:value-type="float" office:value="0.000231828652452748" calcext:value-type="float">
            <text:p>0.0002318287</text:p>
          </table:table-cell>
          <table:table-cell office:value-type="float" office:value="0.000323115790834549" calcext:value-type="float">
            <text:p>0.0003231158</text:p>
          </table:table-cell>
          <table:table-cell office:value-type="float" office:value="0.000406543627171629" calcext:value-type="float">
            <text:p>0.0004065436</text:p>
          </table:table-cell>
          <table:table-cell office:value-type="float" office:value="0.000481390322129016" calcext:value-type="float">
            <text:p>0.0004813903</text:p>
          </table:table-cell>
          <table:table-cell office:value-type="float" office:value="0.000547043253149582" calcext:value-type="float">
            <text:p>0.0005470433</text:p>
          </table:table-cell>
          <table:table-cell office:value-type="float" office:value="0.000603001654084778" calcext:value-type="float">
            <text:p>0.0006030017</text:p>
          </table:table-cell>
          <table:table-cell office:value-type="float" office:value="0.000648878556539501" calcext:value-type="float">
            <text:p>0.0006488786</text:p>
          </table:table-cell>
          <table:table-cell office:value-type="float" office:value="0.000684402029342834" calcext:value-type="float">
            <text:p>0.000684402</text:p>
          </table:table-cell>
          <table:table-cell office:value-type="float" office:value="0.000709415695396842" calcext:value-type="float">
            <text:p>0.0007094157</text:p>
          </table:table-cell>
          <table:table-cell office:value-type="float" office:value="0.000723878503059439" calcext:value-type="float">
            <text:p>0.0007238785</text:p>
          </table:table-cell>
          <table:table-cell office:value-type="float" office:value="0.000727863722396194" calcext:value-type="float">
            <text:p>0.0007278637</text:p>
          </table:table-cell>
          <table:table-cell office:value-type="float" office:value="0.000721557130596295" calcext:value-type="float">
            <text:p>0.0007215571</text:p>
          </table:table-cell>
          <table:table-cell office:value-type="float" office:value="0.000705254356176965" calcext:value-type="float">
            <text:p>0.0007052544</text:p>
          </table:table-cell>
          <table:table-cell office:value-type="float" office:value="0.000679357347515008" calcext:value-type="float">
            <text:p>0.0006793573</text:p>
          </table:table-cell>
          <table:table-cell office:value-type="float" office:value="0.000644369936857459" calcext:value-type="float">
            <text:p>0.0006443699</text:p>
          </table:table-cell>
          <table:table-cell office:value-type="float" office:value="0.000600892476185777" calcext:value-type="float">
            <text:p>0.0006008925</text:p>
          </table:table-cell>
          <table:table-cell office:value-type="float" office:value="0.000549615524647606" calcext:value-type="float">
            <text:p>0.0005496155</text:p>
          </table:table-cell>
          <table:table-cell office:value-type="float" office:value="0.000491312580059855" calcext:value-type="float">
            <text:p>0.0004913126</text:p>
          </table:table-cell>
          <table:table-cell office:value-type="float" office:value="0.000426831852138321" calcext:value-type="float">
            <text:p>0.0004268319</text:p>
          </table:table-cell>
          <table:table-cell office:value-type="float" office:value="0.000357087091629182" calcext:value-type="float">
            <text:p>0.0003570871</text:p>
          </table:table-cell>
          <table:table-cell office:value-type="float" office:value="0.00028304750248509" calcext:value-type="float">
            <text:p>0.0002830475</text:p>
          </table:table-cell>
          <table:table-cell office:value-type="float" office:value="0.000205726780997395" calcext:value-type="float">
            <text:p>0.0002057268</text:p>
          </table:table-cell>
          <table:table-cell office:value-type="float" office:value="0.000126171349030813" calcext:value-type="float">
            <text:p>0.0001261713</text:p>
          </table:table-cell>
          <table:table-cell table:style-name="ce1" office:value-type="float" office:value="0.0000454478663414193" calcext:value-type="float">
            <text:p>4.54E-05</text:p>
          </table:table-cell>
          <table:table-cell table:style-name="ce1" office:value-type="float" office:value="-0.000035369864512802" calcext:value-type="float">
            <text:p>-3.54E-05</text:p>
          </table:table-cell>
          <table:table-cell office:value-type="float" office:value="-0.000115214462610425" calcext:value-type="float">
            <text:p>-0.0001152145</text:p>
          </table:table-cell>
          <table:table-cell office:value-type="float" office:value="-0.000193038840876625" calcext:value-type="float">
            <text:p>-0.0001930388</text:p>
          </table:table-cell>
          <table:table-cell office:value-type="float" office:value="-0.000267830193116936" calcext:value-type="float">
            <text:p>-0.0002678302</text:p>
          </table:table-cell>
          <table:table-cell office:value-type="float" office:value="-0.000338623885909328" calcext:value-type="float">
            <text:p>-0.0003386239</text:p>
          </table:table-cell>
          <table:table-cell office:value-type="float" office:value="-0.000404517020022865" calcext:value-type="float">
            <text:p>-0.000404517</text:p>
          </table:table-cell>
          <table:table-cell office:value-type="float" office:value="-0.00046468141185585" calcext:value-type="float">
            <text:p>-0.0004646814</text:p>
          </table:table-cell>
          <table:table-cell office:value-type="float" office:value="-0.000518375737428301" calcext:value-type="float">
            <text:p>-0.0005183757</text:p>
          </table:table-cell>
          <table:table-cell office:value-type="float" office:value="-0.000564956577129294" calcext:value-type="float">
            <text:p>-0.0005649566</text:p>
          </table:table-cell>
          <table:table-cell office:value-type="float" office:value="-0.000603888104038219" calcext:value-type="float">
            <text:p>-0.0006038881</text:p>
          </table:table-cell>
          <table:table-cell office:value-type="float" office:value="-0.000634750177965771" calcext:value-type="float">
            <text:p>-0.0006347502</text:p>
          </table:table-cell>
          <table:table-cell office:value-type="float" office:value="-0.000657244624875375" calcext:value-type="float">
            <text:p>-0.0006572446</text:p>
          </table:table-cell>
          <table:table-cell office:value-type="float" office:value="-0.000671199517938703" calcext:value-type="float">
            <text:p>-0.0006711995</text:p>
          </table:table-cell>
          <table:table-cell office:value-type="float" office:value="-0.000676571315878505" calcext:value-type="float">
            <text:p>-0.0006765713</text:p>
          </table:table-cell>
          <table:table-cell office:value-type="float" office:value="-0.000673444761147835" calcext:value-type="float">
            <text:p>-0.0006734448</text:p>
          </table:table-cell>
          <table:table-cell office:value-type="float" office:value="-0.00066203049350122" calcext:value-type="float">
            <text:p>-0.0006620305</text:p>
          </table:table-cell>
          <table:table-cell office:value-type="float" office:value="-0.000642660394305494" calcext:value-type="float">
            <text:p>-0.0006426604</text:p>
          </table:table-cell>
          <table:table-cell office:value-type="float" office:value="-0.000615780731294535" calcext:value-type="float">
            <text:p>-0.0006157807</text:p>
          </table:table-cell>
          <table:table-cell office:value-type="float" office:value="-0.000581943236390714" calcext:value-type="float">
            <text:p>-0.0005819432</text:p>
          </table:table-cell>
          <table:table-cell office:value-type="float" office:value="-0.000541794299486753" calcext:value-type="float">
            <text:p>-0.0005417943</text:p>
          </table:table-cell>
          <table:table-cell office:value-type="float" office:value="-0.000496062518671181" calcext:value-type="float">
            <text:p>-0.0004960625</text:p>
          </table:table-cell>
          <table:table-cell office:value-type="float" office:value="-0.0004455448835472" calcext:value-type="float">
            <text:p>-0.0004455449</text:p>
          </table:table-cell>
          <table:table-cell office:value-type="float" office:value="-0.000391091909222041" calcext:value-type="float">
            <text:p>-0.0003910919</text:p>
          </table:table-cell>
          <table:table-cell office:value-type="float" office:value="-0.000333592061636523" calcext:value-type="float">
            <text:p>-0.0003335921</text:p>
          </table:table-cell>
          <table:table-cell office:value-type="float" office:value="-0.000273955827587713" calcext:value-type="float">
            <text:p>-0.0002739558</text:p>
          </table:table-cell>
          <table:table-cell office:value-type="float" office:value="-0.000213099791679383" calcext:value-type="float">
            <text:p>-0.0002130998</text:p>
          </table:table-cell>
          <table:table-cell office:value-type="float" office:value="-0.000151931064991118" calcext:value-type="float">
            <text:p>-0.0001519311</text:p>
          </table:table-cell>
          <table:table-cell table:style-name="ce1" office:value-type="float" office:value="-0.0000913324037199459" calcext:value-type="float">
            <text:p>-9.13E-05</text:p>
          </table:table-cell>
          <table:table-cell table:style-name="ce1" office:value-type="float" office:value="-0.0000321483122078803" calcext:value-type="float">
            <text:p>-3.21E-05</text:p>
          </table:table-cell>
          <table:table-cell table:style-name="ce1" office:value-type="float" office:value="0.0000248275918224294" calcext:value-type="float">
            <text:p>2.48E-05</text:p>
          </table:table-cell>
          <table:table-cell table:style-name="ce1" office:value-type="float" office:value="0.0000788637409598891" calcext:value-type="float">
            <text:p>7.89E-05</text:p>
          </table:table-cell>
          <table:table-cell office:value-type="float" office:value="0.000129300122679865" calcext:value-type="float">
            <text:p>0.0001293001</text:p>
          </table:table-cell>
          <table:table-cell office:value-type="float" office:value="0.000175556014809786" calcext:value-type="float">
            <text:p>0.000175556</text:p>
          </table:table-cell>
          <table:table-cell office:value-type="float" office:value="0.000217135873263885" calcext:value-type="float">
            <text:p>0.0002171359</text:p>
          </table:table-cell>
          <table:table-cell office:value-type="float" office:value="0.000253633356344096" calcext:value-type="float">
            <text:p>0.0002536334</text:p>
          </table:table-cell>
          <table:table-cell office:value-type="float" office:value="0.000284733517474933" calcext:value-type="float">
            <text:p>0.0002847335</text:p>
          </table:table-cell>
          <table:table-cell office:value-type="float" office:value="0.000310213238776669" calcext:value-type="float">
            <text:p>0.0003102132</text:p>
          </table:table-cell>
          <table:table-cell office:value-type="float" office:value="0.000329940019092589" calcext:value-type="float">
            <text:p>0.00032994</text:p>
          </table:table-cell>
          <table:table-cell office:value-type="float" office:value="0.000343869264440855" calcext:value-type="float">
            <text:p>0.0003438693</text:p>
          </table:table-cell>
          <table:table-cell office:value-type="float" office:value="0.000352040249467223" calcext:value-type="float">
            <text:p>0.0003520402</text:p>
          </table:table-cell>
          <table:table-cell office:value-type="float" office:value="0.000354570940039878" calcext:value-type="float">
            <text:p>0.0003545709</text:p>
          </table:table-cell>
          <table:table-cell office:value-type="float" office:value="0.000351651876151493" calcext:value-type="float">
            <text:p>0.0003516519</text:p>
          </table:table-cell>
          <table:table-cell office:value-type="float" office:value="0.000343539315608155" calcext:value-type="float">
            <text:p>0.0003435393</text:p>
          </table:table-cell>
          <table:table-cell office:value-type="float" office:value="0.000330547840690087" calcext:value-type="float">
            <text:p>0.0003305478</text:p>
          </table:table-cell>
          <table:table-cell office:value-type="float" office:value="0.000313042613129255" calcext:value-type="float">
            <text:p>0.0003130426</text:p>
          </table:table-cell>
          <table:table-cell office:value-type="float" office:value="0.000291431458379066" calcext:value-type="float">
            <text:p>0.0002914315</text:p>
          </table:table-cell>
          <table:table-cell office:value-type="float" office:value="0.000266156934038975" calcext:value-type="float">
            <text:p>0.0002661569</text:p>
          </table:table-cell>
          <table:table-cell office:value-type="float" office:value="0.000237688523405666" calcext:value-type="float">
            <text:p>0.0002376885</text:p>
          </table:table-cell>
          <table:table-cell office:value-type="float" office:value="0.000206515070999558" calcext:value-type="float">
            <text:p>0.0002065151</text:p>
          </table:table-cell>
          <table:table-cell office:value-type="float" office:value="0.000173137553964864" calcext:value-type="float">
            <text:p>0.0001731376</text:p>
          </table:table-cell>
          <table:table-cell office:value-type="float" office:value="0.000138062265193639" calcext:value-type="float">
            <text:p>0.0001380623</text:p>
          </table:table-cell>
          <table:table-cell office:value-type="float" office:value="0.000101794459901328" calcext:value-type="float">
            <text:p>0.0001017945</text:p>
          </table:table-cell>
          <table:table-cell table:style-name="ce1" office:value-type="float" office:value="0.0000648325001506578" calcext:value-type="float">
            <text:p>6.48E-05</text:p>
          </table:table-cell>
          <table:table-cell table:style-name="ce1" office:value-type="float" office:value="0.0000276625180006818" calcext:value-type="float">
            <text:p>2.77E-05</text:p>
          </table:table-cell>
          <table:table-cell table:style-name="ce1" office:value-type="float" office:value="-0.00000924640204402749" calcext:value-type="float">
            <text:p>-9.25E-06</text:p>
          </table:table-cell>
          <table:table-cell table:style-name="ce1" office:value-type="float" office:value="-0.0000454465212840205" calcext:value-type="float">
            <text:p>-4.54E-05</text:p>
          </table:table-cell>
          <table:table-cell table:style-name="ce1" office:value-type="float" office:value="-0.0000805152478022819" calcext:value-type="float">
            <text:p>-8.05E-05</text:p>
          </table:table-cell>
          <table:table-cell office:value-type="float" office:value="-0.000114058452496124" calcext:value-type="float">
            <text:p>-0.0001140585</text:p>
          </table:table-cell>
          <table:table-cell office:value-type="float" office:value="-0.000145713329935404" calcext:value-type="float">
            <text:p>-0.0001457133</text:p>
          </table:table-cell>
          <table:table-cell office:value-type="float" office:value="-0.000175150825043602" calcext:value-type="float">
            <text:p>-0.0001751508</text:p>
          </table:table-cell>
          <table:table-cell office:value-type="float" office:value="-0.000202077651429988" calcext:value-type="float">
            <text:p>-0.0002020777</text:p>
          </table:table-cell>
          <table:table-cell office:value-type="float" office:value="-0.000226237924252359" calcext:value-type="float">
            <text:p>-0.0002262379</text:p>
          </table:table-cell>
          <table:table-cell office:value-type="float" office:value="-0.000247414428677928" calcext:value-type="float">
            <text:p>-0.0002474144</text:p>
          </table:table-cell>
          <table:table-cell office:value-type="float" office:value="-0.000265429539467732" calcext:value-type="float">
            <text:p>-0.0002654295</text:p>
          </table:table-cell>
          <table:table-cell office:value-type="float" office:value="-0.000280145809306021" calcext:value-type="float">
            <text:p>-0.0002801458</text:p>
          </table:table-cell>
          <table:table-cell office:value-type="float" office:value="-0.000291466233015569" calcext:value-type="float">
            <text:p>-0.0002914662</text:p>
          </table:table-cell>
          <table:table-cell office:value-type="float" office:value="-0.000299334199915791" calcext:value-type="float">
            <text:p>-0.0002993342</text:p>
          </table:table-cell>
          <table:table-cell office:value-type="float" office:value="-0.000303733137059226" calcext:value-type="float">
            <text:p>-0.0003037331</text:p>
          </table:table-cell>
          <table:table-cell office:value-type="float" office:value="-0.000304685848853126" calcext:value-type="float">
            <text:p>-0.0003046858</text:p>
          </table:table-cell>
          <table:table-cell office:value-type="float" office:value="-0.000302253554913534" calcext:value-type="float">
            <text:p>-0.0003022536</text:p>
          </table:table-cell>
          <table:table-cell office:value-type="float" office:value="-0.000296534628887457" calcext:value-type="float">
            <text:p>-0.0002965346</text:p>
          </table:table-cell>
          <table:table-cell office:value-type="float" office:value="-0.000287663038598396" calcext:value-type="float">
            <text:p>-0.000287663</text:p>
          </table:table-cell>
          <table:table-cell office:value-type="float" office:value="-0.000275806491636388" calcext:value-type="float">
            <text:p>-0.0002758065</text:p>
          </table:table-cell>
          <table:table-cell office:value-type="float" office:value="-0.000261164289199201" calcext:value-type="float">
            <text:p>-0.0002611643</text:p>
          </table:table-cell>
          <table:table-cell office:value-type="float" office:value="-0.000243964893407167" calcext:value-type="float">
            <text:p>-0.0002439649</text:p>
          </table:table-cell>
          <table:table-cell office:value-type="float" office:value="-0.000224463216085269" calcext:value-type="float">
            <text:p>-0.0002244632</text:p>
          </table:table-cell>
          <table:table-cell office:value-type="float" office:value="-0.000202937641056167" calcext:value-type="float">
            <text:p>-0.0002029376</text:p>
          </table:table-cell>
          <table:table-cell office:value-type="float" office:value="-0.000179686791845768" calcext:value-type="float">
            <text:p>-0.0001796868</text:p>
          </table:table-cell>
          <table:table-cell office:value-type="float" office:value="-0.00015502606405704" calcext:value-type="float">
            <text:p>-0.0001550261</text:p>
          </table:table-cell>
          <table:table-cell office:value-type="float" office:value="-0.000129283946037617" calcext:value-type="float">
            <text:p>-0.0001292839</text:p>
          </table:table-cell>
          <table:table-cell office:value-type="float" office:value="-0.000102798151964123" calcext:value-type="float">
            <text:p>-0.0001027982</text:p>
          </table:table-cell>
          <table:table-cell table:style-name="ce1" office:value-type="float" office:value="-0.0000759116004189764" calcext:value-type="float">
            <text:p>-7.59E-05</text:p>
          </table:table-cell>
          <table:table-cell table:style-name="ce1" office:value-type="float" office:value="-0.0000489682916793299" calcext:value-type="float">
            <text:p>-4.90E-05</text:p>
          </table:table-cell>
          <table:table-cell table:style-name="ce1" office:value-type="float" office:value="-0.0000223090655993019" calcext:value-type="float">
            <text:p>-2.23E-05</text:p>
          </table:table-cell>
          <table:table-cell table:style-name="ce1" office:value-type="float" office:value="0.00000373259105401758" calcext:value-type="float">
            <text:p>3.73E-06</text:p>
          </table:table-cell>
          <table:table-cell table:style-name="ce1" office:value-type="float" office:value="0.0000288347816734813" calcext:value-type="float">
            <text:p>2.88E-05</text:p>
          </table:table-cell>
          <table:table-cell table:style-name="ce1" office:value-type="float" office:value="0.0000526913148490849" calcext:value-type="float">
            <text:p>5.27E-05</text:p>
          </table:table-cell>
          <table:table-cell table:style-name="ce1" office:value-type="float" office:value="0.000075015682412527" calcext:value-type="float">
            <text:p>7.50E-05</text:p>
          </table:table-cell>
          <table:table-cell table:style-name="ce1" office:value-type="float" office:value="0.0000955448322059738" calcext:value-type="float">
            <text:p>9.55E-05</text:p>
          </table:table-cell>
          <table:table-cell office:value-type="float" office:value="0.000114042666439218" calcext:value-type="float">
            <text:p>0.0001140427</text:p>
          </table:table-cell>
          <table:table-cell office:value-type="float" office:value="0.000130303206731242" calcext:value-type="float">
            <text:p>0.0001303032</text:p>
          </table:table-cell>
          <table:table-cell office:value-type="float" office:value="0.000144153358903054" calcext:value-type="float">
            <text:p>0.0001441534</text:p>
          </table:table-cell>
          <table:table-cell office:value-type="float" office:value="0.00015545522416005" calcext:value-type="float">
            <text:p>0.0001554552</text:p>
          </table:table-cell>
          <table:table-cell office:value-type="float" office:value="0.000164107901632349" calcext:value-type="float">
            <text:p>0.0001641079</text:p>
          </table:table-cell>
          <table:table-cell office:value-type="float" office:value="0.000170048738219464" calcext:value-type="float">
            <text:p>0.0001700487</text:p>
          </table:table-cell>
          <table:table-cell office:value-type="float" office:value="0.000173253990212174" calcext:value-type="float">
            <text:p>0.000173254</text:p>
          </table:table-cell>
          <table:table-cell office:value-type="float" office:value="0.000173738873066043" calcext:value-type="float">
            <text:p>0.0001737389</text:p>
          </table:table-cell>
          <table:table-cell office:value-type="float" office:value="0.000171556984547294" calcext:value-type="float">
            <text:p>0.000171557</text:p>
          </table:table-cell>
          <table:table-cell office:value-type="float" office:value="0.000166799105087989" calcext:value-type="float">
            <text:p>0.0001667991</text:p>
          </table:table-cell>
          <table:table-cell office:value-type="float" office:value="0.000159591388069202" calcext:value-type="float">
            <text:p>0.0001595914</text:p>
          </table:table-cell>
          <table:table-cell office:value-type="float" office:value="0.000150092968738136" calcext:value-type="float">
            <text:p>0.000150093</text:p>
          </table:table-cell>
          <table:table-cell office:value-type="float" office:value="0.000138493034000931" calcext:value-type="float">
            <text:p>0.000138493</text:p>
          </table:table-cell>
          <table:table-cell office:value-type="float" office:value="0.000125007409828015" calcext:value-type="float">
            <text:p>0.0001250074</text:p>
          </table:table-cell>
          <table:table-cell office:value-type="float" office:value="0.000109874728764225" calcext:value-type="float">
            <text:p>0.0001098747</text:p>
          </table:table-cell>
          <table:table-cell table:style-name="ce1" office:value-type="float" office:value="0.0000933522595403247" calcext:value-type="float">
            <text:p>9.34E-05</text:p>
          </table:table-cell>
          <table:table-cell table:style-name="ce1" office:value-type="float" office:value="0.0000757114778693335" calcext:value-type="float">
            <text:p>7.57E-05</text:p>
          </table:table-cell>
          <table:table-cell table:style-name="ce1" office:value-type="float" office:value="0.0000572334730719604" calcext:value-type="float">
            <text:p>5.72E-05</text:p>
          </table:table-cell>
          <table:table-cell table:style-name="ce1" office:value-type="float" office:value="0.0000382042810542771" calcext:value-type="float">
            <text:p>3.82E-05</text:p>
          </table:table-cell>
          <table:table-cell table:style-name="ce1" office:value-type="float" office:value="0.0000189102381042972" calcext:value-type="float">
            <text:p>1.89E-05</text:p>
          </table:table-cell>
          <table:table-cell table:style-name="ce1" office:value-type="float" office:value="-0.000000366551127228831" calcext:value-type="float">
            <text:p>-3.67E-07</text:p>
          </table:table-cell>
          <table:table-cell table:style-name="ce1" office:value-type="float" office:value="-0.0000193525468716871" calcext:value-type="float">
            <text:p>-1.94E-05</text:p>
          </table:table-cell>
          <table:table-cell table:style-name="ce1" office:value-type="float" office:value="-0.0000377868257217529" calcext:value-type="float">
            <text:p>-3.78E-05</text:p>
          </table:table-cell>
          <table:table-cell table:style-name="ce1" office:value-type="float" office:value="-0.0000554247794326557" calcext:value-type="float">
            <text:p>-5.54E-05</text:p>
          </table:table-cell>
          <table:table-cell table:style-name="ce1" office:value-type="float" office:value="-0.0000720414018573479" calcext:value-type="float">
            <text:p>-7.20E-05</text:p>
          </table:table-cell>
          <table:table-cell table:style-name="ce1" office:value-type="float" office:value="-0.0000874341118617394" calcext:value-type="float">
            <text:p>-8.74E-05</text:p>
          </table:table-cell>
          <table:table-cell office:value-type="float" office:value="-0.000101425078042894" calcext:value-type="float">
            <text:p>-0.0001014251</text:p>
          </table:table-cell>
          <table:table-cell office:value-type="float" office:value="-0.000113863021447003" calcext:value-type="float">
            <text:p>-0.000113863</text:p>
          </table:table-cell>
          <table:table-cell office:value-type="float" office:value="-0.00012462448598427" calcext:value-type="float">
            <text:p>-0.0001246245</text:p>
          </table:table-cell>
          <table:table-cell office:value-type="float" office:value="-0.00013361457998684" calcext:value-type="float">
            <text:p>-0.0001336146</text:p>
          </table:table-cell>
          <table:table-cell office:value-type="float" office:value="-0.000140767202410075" calcext:value-type="float">
            <text:p>-0.0001407672</text:p>
          </table:table-cell>
          <table:table-cell office:value-type="float" office:value="-0.000146044780038324" calcext:value-type="float">
            <text:p>-0.0001460448</text:p>
          </table:table-cell>
          <table:table-cell office:value-type="float" office:value="-0.000149437549694653" calcext:value-type="float">
            <text:p>-0.0001494375</text:p>
          </table:table-cell>
          <table:table-cell office:value-type="float" office:value="-0.000150962428975276" calcext:value-type="float">
            <text:p>-0.0001509624</text:p>
          </table:table-cell>
          <table:table-cell office:value-type="float" office:value="-0.000150661521658435" calcext:value-type="float">
            <text:p>-0.0001506615</text:p>
          </table:table-cell>
          <table:table-cell office:value-type="float" office:value="-0.000148600312677161" calcext:value-type="float">
            <text:p>-0.0001486003</text:p>
          </table:table-cell>
          <table:table-cell office:value-type="float" office:value="-0.00014486560619531" calcext:value-type="float">
            <text:p>-0.0001448656</text:p>
          </table:table-cell>
          <table:table-cell office:value-type="float" office:value="-0.000139563262386844" calcext:value-type="float">
            <text:p>-0.0001395633</text:p>
          </table:table-cell>
          <table:table-cell office:value-type="float" office:value="-0.000132815788909113" calcext:value-type="float">
            <text:p>-0.0001328158</text:p>
          </table:table-cell>
          <table:table-cell office:value-type="float" office:value="-0.000124759836879207" calcext:value-type="float">
            <text:p>-0.0001247598</text:p>
          </table:table-cell>
          <table:table-cell office:value-type="float" office:value="-0.000115543654715111" calcext:value-type="float">
            <text:p>-0.0001155437</text:p>
          </table:table-cell>
          <table:table-cell office:value-type="float" office:value="-0.000105324539418916" calcext:value-type="float">
            <text:p>-0.0001053245</text:p>
          </table:table-cell>
          <table:table-cell table:style-name="ce1" office:value-type="float" office:value="-0.0000942663312386571" calcext:value-type="float">
            <text:p>-9.43E-05</text:p>
          </table:table-cell>
          <table:table-cell table:style-name="ce1" office:value-type="float" office:value="-0.0000825369806278786" calcext:value-type="float">
            <text:p>-8.25E-05</text:p>
          </table:table-cell>
          <table:table-cell table:style-name="ce1" office:value-type="float" office:value="-0.0000703062205431593" calcext:value-type="float">
            <text:p>-7.03E-05</text:p>
          </table:table-cell>
          <table:table-cell table:style-name="ce1" office:value-type="float" office:value="-0.0000577433664261662" calcext:value-type="float">
            <text:p>-5.77E-05</text:p>
          </table:table-cell>
          <table:table-cell table:style-name="ce1" office:value-type="float" office:value="-0.0000450152610653731" calcext:value-type="float">
            <text:p>-4.50E-05</text:p>
          </table:table-cell>
          <table:table-cell table:style-name="ce1" office:value-type="float" office:value="-0.000032284382882608" calcext:value-type="float">
            <text:p>-3.23E-05</text:p>
          </table:table-cell>
          <table:table-cell table:style-name="ce1" office:value-type="float" office:value="-0.0000197071128837933" calcext:value-type="float">
            <text:p>-1.97E-05</text:p>
          </table:table-cell>
          <table:table-cell table:style-name="ce1" office:value-type="float" office:value="-0.00000743219011667406" calcext:value-type="float">
            <text:p>-7.43E-06</text:p>
          </table:table-cell>
          <table:table-cell table:style-name="ce1" office:value-type="float" office:value="0.00000440067029927604" calcext:value-type="float">
            <text:p>4.40E-06</text:p>
          </table:table-cell>
          <table:table-cell table:style-name="ce1" office:value-type="float" office:value="0.0000156619790914192" calcext:value-type="float">
            <text:p>1.57E-05</text:p>
          </table:table-cell>
          <table:table-cell table:style-name="ce1" office:value-type="float" office:value="0.0000262335014156179" calcext:value-type="float">
            <text:p>2.62E-05</text:p>
          </table:table-cell>
          <table:table-cell table:style-name="ce1" office:value-type="float" office:value="0.0000360091212314728" calcext:value-type="float">
            <text:p>3.60E-05</text:p>
          </table:table-cell>
          <table:table-cell table:style-name="ce1" office:value-type="float" office:value="0.0000448955409027008" calcext:value-type="float">
            <text:p>4.49E-05</text:p>
          </table:table-cell>
          <table:table-cell table:style-name="ce1" office:value-type="float" office:value="0.0000528128257215599" calcext:value-type="float">
            <text:p>5.28E-05</text:p>
          </table:table-cell>
          <table:table-cell table:style-name="ce1" office:value-type="float" office:value="0.0000596947980469054" calcext:value-type="float">
            <text:p>5.97E-05</text:p>
          </table:table-cell>
          <table:table-cell table:style-name="ce1" office:value-type="float" office:value="0.0000654892876994495" calcext:value-type="float">
            <text:p>6.55E-05</text:p>
          </table:table-cell>
          <table:table-cell table:style-name="ce1" office:value-type="float" office:value="0.0000701582451156924" calcext:value-type="float">
            <text:p>7.02E-05</text:p>
          </table:table-cell>
          <table:table-cell table:style-name="ce1" office:value-type="float" office:value="0.0000736777216658879" calcext:value-type="float">
            <text:p>7.37E-05</text:p>
          </table:table-cell>
          <table:table-cell table:style-name="ce1" office:value-type="float" office:value="0.0000760377246322719" calcext:value-type="float">
            <text:p>7.60E-05</text:p>
          </table:table-cell>
          <table:table-cell table:style-name="ce1" office:value-type="float" office:value="0.0000772419502226285" calcext:value-type="float">
            <text:p>7.72E-05</text:p>
          </table:table-cell>
          <table:table-cell table:style-name="ce1" office:value-type="float" office:value="0.0000773074007298646" calcext:value-type="float">
            <text:p>7.73E-05</text:p>
          </table:table-cell>
          <table:table-cell table:style-name="ce1" office:value-type="float" office:value="0.000076263889781103" calcext:value-type="float">
            <text:p>7.63E-05</text:p>
          </table:table-cell>
          <table:table-cell table:style-name="ce1" office:value-type="float" office:value="0.0000741534407922018" calcext:value-type="float">
            <text:p>7.42E-05</text:p>
          </table:table-cell>
          <table:table-cell table:style-name="ce1" office:value-type="float" office:value="0.0000710295839922992" calcext:value-type="float">
            <text:p>7.10E-05</text:p>
          </table:table-cell>
          <table:table-cell table:style-name="ce1" office:value-type="float" office:value="0.0000669565553934604" calcext:value-type="float">
            <text:p>6.70E-05</text:p>
          </table:table-cell>
          <table:table-cell table:style-name="ce1" office:value-type="float" office:value="0.0000620084055569237" calcext:value-type="float">
            <text:p>6.20E-05</text:p>
          </table:table-cell>
          <table:table-cell table:style-name="ce1" office:value-type="float" office:value="0.0000562680217797151" calcext:value-type="float">
            <text:p>5.63E-05</text:p>
          </table:table-cell>
          <table:table-cell table:style-name="ce1" office:value-type="float" office:value="0.0000498260721215615" calcext:value-type="float">
            <text:p>4.98E-05</text:p>
          </table:table-cell>
          <table:table-cell table:style-name="ce1" office:value-type="float" office:value="0.0000427798771696075" calcext:value-type="float">
            <text:p>4.28E-05</text:p>
          </table:table-cell>
          <table:table-cell table:style-name="ce1" office:value-type="float" office:value="0.0000352322201280231" calcext:value-type="float">
            <text:p>3.52E-05</text:p>
          </table:table-cell>
          <table:table-cell table:style-name="ce1" office:value-type="float" office:value="0.0000272901009168436" calcext:value-type="float">
            <text:p>2.73E-05</text:p>
          </table:table-cell>
          <table:table-cell table:style-name="ce1" office:value-type="float" office:value="0.0000190634483487884" calcext:value-type="float">
            <text:p>1.91E-05</text:p>
          </table:table-cell>
          <table:table-cell table:style-name="ce1" office:value-type="float" office:value="0.0000106637996566405" calcext:value-type="float">
            <text:p>1.07E-05</text:p>
          </table:table-cell>
          <table:table-cell table:style-name="ce1" office:value-type="float" office:value="0.00000220296008990317" calcext:value-type="float">
            <text:p>2.20E-06</text:p>
          </table:table-cell>
          <table:table-cell table:style-name="ce1" office:value-type="float" office:value="-0.00000620834399001069" calcext:value-type="float">
            <text:p>-6.21E-06</text:p>
          </table:table-cell>
          <table:table-cell table:style-name="ce1" office:value-type="float" office:value="-0.0000144618027775323" calcext:value-type="float">
            <text:p>-1.45E-05</text:p>
          </table:table-cell>
          <table:table-cell table:style-name="ce1" office:value-type="float" office:value="-0.000022452838486231" calcext:value-type="float">
            <text:p>-2.25E-05</text:p>
          </table:table-cell>
          <table:table-cell table:style-name="ce1" office:value-type="float" office:value="-0.0000300818794585211" calcext:value-type="float">
            <text:p>-3.01E-05</text:p>
          </table:table-cell>
          <table:table-cell table:style-name="ce1" office:value-type="float" office:value="-0.0000372555796346319" calcext:value-type="float">
            <text:p>-3.73E-05</text:p>
          </table:table-cell>
          <table:table-cell table:style-name="ce1" office:value-type="float" office:value="-0.0000438879635566991" calcext:value-type="float">
            <text:p>-4.39E-05</text:p>
          </table:table-cell>
          <table:table-cell table:style-name="ce1" office:value-type="float" office:value="-0.0000499014823773791" calcext:value-type="float">
            <text:p>-4.99E-05</text:p>
          </table:table-cell>
          <table:table-cell table:style-name="ce1" office:value-type="float" office:value="-0.0000552279628607266" calcext:value-type="float">
            <text:p>-5.52E-05</text:p>
          </table:table-cell>
          <table:table-cell table:style-name="ce1" office:value-type="float" office:value="-0.0000598094345605205" calcext:value-type="float">
            <text:p>-5.98E-05</text:p>
          </table:table-cell>
          <table:table-cell table:style-name="ce1" office:value-type="float" office:value="-0.0000635988206809657" calcext:value-type="float">
            <text:p>-6.36E-05</text:p>
          </table:table-cell>
          <table:table-cell table:style-name="ce1" office:value-type="float" office:value="-0.0000665604782312812" calcext:value-type="float">
            <text:p>-6.66E-05</text:p>
          </table:table-cell>
          <table:table-cell table:style-name="ce1" office:value-type="float" office:value="-0.0000686705792674047" calcext:value-type="float">
            <text:p>-6.87E-05</text:p>
          </table:table-cell>
          <table:table-cell table:style-name="ce1" office:value-type="float" office:value="-0.0000699173204665726" calcext:value-type="float">
            <text:p>-6.99E-05</text:p>
          </table:table-cell>
          <table:table-cell table:style-name="ce1" office:value-type="float" office:value="-0.0000703009596847437" calcext:value-type="float">
            <text:p>-7.03E-05</text:p>
          </table:table-cell>
          <table:table-cell table:style-name="ce1" office:value-type="float" office:value="-0.0000698336718230053" calcext:value-type="float">
            <text:p>-6.98E-05</text:p>
          </table:table-cell>
          <table:table-cell table:style-name="ce1" office:value-type="float" office:value="-0.0000685392278043651" calcext:value-type="float">
            <text:p>-6.85E-05</text:p>
          </table:table-cell>
          <table:table-cell table:style-name="ce1" office:value-type="float" office:value="-0.0000664524986149218" calcext:value-type="float">
            <text:p>-6.65E-05</text:p>
          </table:table-cell>
          <table:table-cell table:style-name="ce1" office:value-type="float" office:value="-0.0000636187907687713" calcext:value-type="float">
            <text:p>-6.36E-05</text:p>
          </table:table-cell>
          <table:table-cell table:style-name="ce1" office:value-type="float" office:value="-0.0000600930256666743" calcext:value-type="float">
            <text:p>-6.01E-05</text:p>
          </table:table-cell>
          <table:table-cell table:style-name="ce1" office:value-type="float" office:value="-0.0000559387749632379" calcext:value-type="float">
            <text:p>-5.59E-05</text:p>
          </table:table-cell>
          <table:table-cell table:style-name="ce1" office:value-type="float" office:value="-0.0000512271691732735" calcext:value-type="float">
            <text:p>-5.12E-05</text:p>
          </table:table-cell>
          <table:table-cell table:style-name="ce1" office:value-type="float" office:value="-0.0000460356988440935" calcext:value-type="float">
            <text:p>-4.60E-05</text:p>
          </table:table-cell>
          <table:table-cell table:style-name="ce1" office:value-type="float" office:value="-0.0000404469316706013" calcext:value-type="float">
            <text:p>-4.04E-05</text:p>
          </table:table-cell>
          <table:table-cell table:style-name="ce1" office:value-type="float" office:value="-0.000034547165945753" calcext:value-type="float">
            <text:p>-3.45E-05</text:p>
          </table:table-cell>
          <table:table-cell table:style-name="ce1" office:value-type="float" office:value="-0.0000284250489812621" calcext:value-type="float">
            <text:p>-2.84E-05</text:p>
          </table:table-cell>
          <table:table-cell table:style-name="ce1" office:value-type="float" office:value="-0.0000221701834846044" calcext:value-type="float">
            <text:p>-2.22E-05</text:p>
          </table:table-cell>
          <table:table-cell table:style-name="ce1" office:value-type="float" office:value="-0.0000158717477205528" calcext:value-type="float">
            <text:p>-1.59E-05</text:p>
          </table:table-cell>
          <table:table-cell table:style-name="ce1" office:value-type="float" office:value="-0.00000961715400649155" calcext:value-type="float">
            <text:p>-9.62E-06</text:p>
          </table:table-cell>
          <table:table-cell table:style-name="ce1" office:value-type="float" office:value="-0.00000349077943440079" calcext:value-type="float">
            <text:p>-3.49E-06</text:p>
          </table:table-cell>
          <table:table-cell table:style-name="ce1" office:value-type="float" office:value="0.00000242724674137662" calcext:value-type="float">
            <text:p>2.43E-06</text:p>
          </table:table-cell>
          <table:table-cell table:style-name="ce1" office:value-type="float" office:value="0.00000806210724846324" calcext:value-type="float">
            <text:p>8.06E-06</text:p>
          </table:table-cell>
          <table:table-cell table:style-name="ce1" office:value-type="float" office:value="0.00001334528246133" calcext:value-type="float">
            <text:p>1.33E-05</text:p>
          </table:table-cell>
          <table:table-cell table:style-name="ce1" office:value-type="float" office:value="0.0000182153759098469" calcext:value-type="float">
            <text:p>1.82E-05</text:p>
          </table:table-cell>
          <table:table-cell table:style-name="ce1" office:value-type="float" office:value="0.000022618805282093" calcext:value-type="float">
            <text:p>2.26E-05</text:p>
          </table:table-cell>
          <table:table-cell table:style-name="ce1" office:value-type="float" office:value="0.000026510336397223" calcext:value-type="float">
            <text:p>2.65E-05</text:p>
          </table:table-cell>
          <table:table-cell table:style-name="ce1" office:value-type="float" office:value="0.0000298534644116444" calcext:value-type="float">
            <text:p>2.99E-05</text:p>
          </table:table-cell>
          <table:table-cell table:style-name="ce1" office:value-type="float" office:value="0.0000326206383860495" calcext:value-type="float">
            <text:p>3.26E-05</text:p>
          </table:table-cell>
          <table:table-cell table:style-name="ce1" office:value-type="float" office:value="0.0000347933327304872" calcext:value-type="float">
            <text:p>3.48E-05</text:p>
          </table:table-cell>
          <table:table-cell table:style-name="ce1" office:value-type="float" office:value="0.0000363619728815934" calcext:value-type="float">
            <text:p>3.64E-05</text:p>
          </table:table-cell>
          <table:table-cell table:style-name="ce1" office:value-type="float" office:value="0.0000373257231345292" calcext:value-type="float">
            <text:p>3.73E-05</text:p>
          </table:table-cell>
          <table:table-cell table:style-name="ce1" office:value-type="float" office:value="0.0000376921474654068" calcext:value-type="float">
            <text:p>3.77E-05</text:p>
          </table:table-cell>
          <table:table-cell table:style-name="ce1" office:value-type="float" office:value="0.0000374767567379308" calcext:value-type="float">
            <text:p>3.75E-05</text:p>
          </table:table-cell>
          <table:table-cell table:style-name="ce1" office:value-type="float" office:value="0.0000367024567182739" calcext:value-type="float">
            <text:p>3.67E-05</text:p>
          </table:table-cell>
          <table:table-cell table:style-name="ce1" office:value-type="float" office:value="0.0000353989124590726" calcext:value-type="float">
            <text:p>3.54E-05</text:p>
          </table:table-cell>
          <table:table-cell table:style-name="ce1" office:value-type="float" office:value="0.0000336018428370721" calcext:value-type="float">
            <text:p>3.36E-05</text:p>
          </table:table-cell>
          <table:table-cell table:style-name="ce1" office:value-type="float" office:value="0.0000313522647488185" calcext:value-type="float">
            <text:p>3.14E-05</text:p>
          </table:table-cell>
          <table:table-cell table:style-name="ce1" office:value-type="float" office:value="0.0000286956989015152" calcext:value-type="float">
            <text:p>2.87E-05</text:p>
          </table:table-cell>
          <table:table-cell table:style-name="ce1" office:value-type="float" office:value="0.0000256813556021029" calcext:value-type="float">
            <text:p>2.57E-05</text:p>
          </table:table-cell>
          <table:table-cell table:style-name="ce1" office:value-type="float" office:value="0.000022361311202701" calcext:value-type="float">
            <text:p>2.24E-05</text:p>
          </table:table-cell>
          <table:table-cell table:style-name="ce1" office:value-type="float" office:value="0.0000187896917580588" calcext:value-type="float">
            <text:p>1.88E-05</text:p>
          </table:table-cell>
          <table:table-cell table:style-name="ce1" office:value-type="float" office:value="0.0000150218728833806" calcext:value-type="float">
            <text:p>1.50E-05</text:p>
          </table:table-cell>
          <table:table-cell table:style-name="ce1" office:value-type="float" office:value="0.0000111137072522638" calcext:value-type="float">
            <text:p>1.11E-05</text:p>
          </table:table-cell>
          <table:table-cell table:style-name="ce1" office:value-type="float" office:value="0.00000712078861653254" calcext:value-type="float">
            <text:p>7.12E-06</text:p>
          </table:table-cell>
          <table:table-cell table:style-name="ce1" office:value-type="float" office:value="0.00000309775931128797" calcext:value-type="float">
            <text:p>3.10E-06</text:p>
          </table:table-cell>
          <table:table-cell table:style-name="ce1" office:value-type="float" office:value="-0.000000902332573105014" calcext:value-type="float">
            <text:p>-9.02E-07</text:p>
          </table:table-cell>
          <table:table-cell table:style-name="ce1" office:value-type="float" office:value="-0.00000482862184014721" calcext:value-type="float">
            <text:p>-4.83E-06</text:p>
          </table:table-cell>
          <table:table-cell table:style-name="ce1" office:value-type="float" office:value="-0.00000863295774422568" calcext:value-type="float">
            <text:p>-8.63E-06</text:p>
          </table:table-cell>
          <table:table-cell table:style-name="ce1" office:value-type="float" office:value="-0.0000122703756844089" calcext:value-type="float">
            <text:p>-1.23E-05</text:p>
          </table:table-cell>
          <table:table-cell table:style-name="ce1" office:value-type="float" office:value="-0.0000156995081468381" calcext:value-type="float">
            <text:p>-1.57E-05</text:p>
          </table:table-cell>
          <table:table-cell table:style-name="ce1" office:value-type="float" office:value="-0.00001888293482466" calcext:value-type="float">
            <text:p>-1.89E-05</text:p>
          </table:table-cell>
          <table:table-cell table:style-name="ce1" office:value-type="float" office:value="-0.0000217874723773548" calcext:value-type="float">
            <text:p>-2.18E-05</text:p>
          </table:table-cell>
          <table:table-cell table:style-name="ce1" office:value-type="float" office:value="-0.0000243844036873497" calcext:value-type="float">
            <text:p>-2.44E-05</text:p>
          </table:table-cell>
          <table:table-cell table:style-name="ce1" office:value-type="float" office:value="-0.0000266496503797953" calcext:value-type="float">
            <text:p>-2.66E-05</text:p>
          </table:table-cell>
          <table:table-cell table:style-name="ce1" office:value-type="float" office:value="-0.0000285638877883798" calcext:value-type="float">
            <text:p>-2.86E-05</text:p>
          </table:table-cell>
          <table:table-cell table:style-name="ce1" office:value-type="float" office:value="-0.0000301126064883306" calcext:value-type="float">
            <text:p>-3.01E-05</text:p>
          </table:table-cell>
          <table:table-cell table:style-name="ce1" office:value-type="float" office:value="-0.0000312861215689964" calcext:value-type="float">
            <text:p>-3.13E-05</text:p>
          </table:table-cell>
          <table:table-cell table:style-name="ce1" office:value-type="float" office:value="-0.0000320795320263301" calcext:value-type="float">
            <text:p>-3.21E-05</text:p>
          </table:table-cell>
          <table:table-cell table:style-name="ce1" office:value-type="float" office:value="-0.0000324926343964194" calcext:value-type="float">
            <text:p>-3.25E-05</text:p>
          </table:table-cell>
          <table:table-cell table:style-name="ce1" office:value-type="float" office:value="-0.0000325297898839949" calcext:value-type="float">
            <text:p>-3.25E-05</text:p>
          </table:table-cell>
          <table:table-cell table:style-name="ce1" office:value-type="float" office:value="-0.0000321997510965844" calcext:value-type="float">
            <text:p>-3.22E-05</text:p>
          </table:table-cell>
          <table:table-cell table:style-name="ce1" office:value-type="float" office:value="-0.0000315154488461644" calcext:value-type="float">
            <text:p>-3.15E-05</text:p>
          </table:table-cell>
          <table:table-cell table:style-name="ce1" office:value-type="float" office:value="-0.0000304937426065521" calcext:value-type="float">
            <text:p>-3.05E-05</text:p>
          </table:table-cell>
          <table:table-cell table:style-name="ce1" office:value-type="float" office:value="-0.0000291551366515819" calcext:value-type="float">
            <text:p>-2.92E-05</text:p>
          </table:table-cell>
          <table:table-cell table:style-name="ce1" office:value-type="float" office:value="-0.0000275234658886347" calcext:value-type="float">
            <text:p>-2.75E-05</text:p>
          </table:table-cell>
          <table:table-cell table:style-name="ce1" office:value-type="float" office:value="-0.0000256255533059857" calcext:value-type="float">
            <text:p>-2.56E-05</text:p>
          </table:table-cell>
          <table:table-cell table:style-name="ce1" office:value-type="float" office:value="-0.0000234908426222091" calcext:value-type="float">
            <text:p>-2.35E-05</text:p>
          </table:table-cell>
          <table:table-cell table:style-name="ce1" office:value-type="float" office:value="-0.0000211510094771938" calcext:value-type="float">
            <text:p>-2.12E-05</text:p>
          </table:table-cell>
          <table:table-cell table:style-name="ce1" office:value-type="float" office:value="-0.0000186395543977369" calcext:value-type="float">
            <text:p>-1.86E-05</text:p>
          </table:table-cell>
          <table:table-cell table:style-name="ce1" office:value-type="float" office:value="-0.0000159913813035928" calcext:value-type="float">
            <text:p>-1.60E-05</text:p>
          </table:table-cell>
          <table:table-cell table:style-name="ce1" office:value-type="float" office:value="-0.0000132423653553815" calcext:value-type="float">
            <text:p>-1.32E-05</text:p>
          </table:table-cell>
          <table:table-cell table:style-name="ce1" office:value-type="float" office:value="-0.000010428914407612" calcext:value-type="float">
            <text:p>-1.04E-05</text:p>
          </table:table-cell>
          <table:table-cell table:style-name="ce1" office:value-type="float" office:value="-0.00000758752840113175" calcext:value-type="float">
            <text:p>-7.59E-06</text:p>
          </table:table-cell>
          <table:table-cell table:style-name="ce1" office:value-type="float" office:value="-0.00000475435857794082" calcext:value-type="float">
            <text:p>-4.75E-06</text:p>
          </table:table-cell>
          <table:table-cell table:style-name="ce1" office:value-type="float" office:value="-0.00000196478001868172" calcext:value-type="float">
            <text:p>-1.96E-06</text:p>
          </table:table-cell>
          <table:table-cell table:style-name="ce1" office:value-type="float" office:value="0.000000747038235715536" calcext:value-type="float">
            <text:p>7.47E-07</text:p>
          </table:table-cell>
          <table:table-cell table:style-name="ce1" office:value-type="float" office:value="0.00000334852760630611" calcext:value-type="float">
            <text:p>3.35E-06</text:p>
          </table:table-cell>
          <table:table-cell table:style-name="ce1" office:value-type="float" office:value="0.00000580911116543348" calcext:value-type="float">
            <text:p>5.81E-06</text:p>
          </table:table-cell>
          <table:table-cell table:style-name="ce1" office:value-type="float" office:value="0.00000810055912126018" calcext:value-type="float">
            <text:p>8.10E-06</text:p>
          </table:table-cell>
          <table:table-cell table:style-name="ce1" office:value-type="float" office:value="0.0000101973181898529" calcext:value-type="float">
            <text:p>1.02E-05</text:p>
          </table:table-cell>
          <table:table-cell table:style-name="ce1" office:value-type="float" office:value="0.0000120768034506114" calcext:value-type="float">
            <text:p>1.21E-05</text:p>
          </table:table-cell>
          <table:table-cell table:style-name="ce1" office:value-type="float" office:value="0.0000137196543548157" calcext:value-type="float">
            <text:p>1.37E-05</text:p>
          </table:table-cell>
          <table:table-cell table:style-name="ce1" office:value-type="float" office:value="0.0000151099459699822" calcext:value-type="float">
            <text:p>1.51E-05</text:p>
          </table:table-cell>
          <table:table-cell table:style-name="ce1" office:value-type="float" office:value="0.000016235355246863" calcext:value-type="float">
            <text:p>1.62E-05</text:p>
          </table:table-cell>
          <table:table-cell table:style-name="ce1" office:value-type="float" office:value="0.0000170872777260911" calcext:value-type="float">
            <text:p>1.71E-05</text:p>
          </table:table-cell>
          <table:table-cell table:style-name="ce1" office:value-type="float" office:value="0.0000176608947555224" calcext:value-type="float">
            <text:p>1.77E-05</text:p>
          </table:table-cell>
          <table:table-cell table:style-name="ce1" office:value-type="float" office:value="0.0000179551868129124" calcext:value-type="float">
            <text:p>1.80E-05</text:p>
          </table:table-cell>
          <table:table-cell table:style-name="ce1" office:value-type="float" office:value="0.0000179728955274072" calcext:value-type="float">
            <text:p>1.80E-05</text:p>
          </table:table-cell>
          <table:table-cell table:style-name="ce1" office:value-type="float" office:value="0.0000177204315221502" calcext:value-type="float">
            <text:p>1.77E-05</text:p>
          </table:table-cell>
          <table:table-cell table:style-name="ce1" office:value-type="float" office:value="0.0000172077317373009" calcext:value-type="float">
            <text:p>1.72E-05</text:p>
          </table:table-cell>
          <table:table-cell table:style-name="ce1" office:value-type="float" office:value="0.0000164480668729539" calcext:value-type="float">
            <text:p>1.64E-05</text:p>
          </table:table-cell>
          <table:table-cell table:style-name="ce1" office:value-type="float" office:value="0.0000154578012967477" calcext:value-type="float">
            <text:p>1.55E-05</text:p>
          </table:table-cell>
          <table:table-cell table:style-name="ce1" office:value-type="float" office:value="0.0000142561115268336" calcext:value-type="float">
            <text:p>1.43E-05</text:p>
          </table:table-cell>
          <table:table-cell table:style-name="ce1" office:value-type="float" office:value="0.0000128646644625974" calcext:value-type="float">
            <text:p>1.29E-05</text:p>
          </table:table-cell>
          <table:table-cell table:style-name="ce1" office:value-type="float" office:value="0.0000113072634633227" calcext:value-type="float">
            <text:p>1.13E-05</text:p>
          </table:table-cell>
          <table:table-cell table:style-name="ce1" office:value-type="float" office:value="0.00000960946682226904" calcext:value-type="float">
            <text:p>9.61E-06</text:p>
          </table:table-cell>
          <table:table-cell table:style-name="ce1" office:value-type="float" office:value="0.00000779818535079357" calcext:value-type="float">
            <text:p>7.80E-06</text:p>
          </table:table-cell>
          <table:table-cell table:style-name="ce1" office:value-type="float" office:value="0.00000590126575161776" calcext:value-type="float">
            <text:p>5.90E-06</text:p>
          </table:table-cell>
          <table:table-cell table:style-name="ce1" office:value-type="float" office:value="0.00000394706727746552" calcext:value-type="float">
            <text:p>3.95E-06</text:p>
          </table:table-cell>
          <table:table-cell table:style-name="ce1" office:value-type="float" office:value="0.00000196403846075555" calcext:value-type="float">
            <text:p>1.96E-06</text:p>
          </table:table-cell>
          <table:table-cell table:style-name="ce1" office:value-type="float" office:value="-0.0000000196988381162555" calcext:value-type="float">
            <text:p>-1.97E-08</text:p>
          </table:table-cell>
          <table:table-cell table:style-name="ce1" office:value-type="float" office:value="-0.00000197675124269381" calcext:value-type="float">
            <text:p>-1.98E-06</text:p>
          </table:table-cell>
          <table:table-cell table:style-name="ce1" office:value-type="float" office:value="-0.00000388083471136724" calcext:value-type="float">
            <text:p>-3.88E-06</text:p>
          </table:table-cell>
          <table:table-cell table:style-name="ce1" office:value-type="float" office:value="-0.00000570712877845381" calcext:value-type="float">
            <text:p>-5.71E-06</text:p>
          </table:table-cell>
          <table:table-cell table:style-name="ce1" office:value-type="float" office:value="-0.00000743259864321999" calcext:value-type="float">
            <text:p>-7.43E-06</text:p>
          </table:table-cell>
          <table:table-cell table:style-name="ce1" office:value-type="float" office:value="-0.0000090362802396271" calcext:value-type="float">
            <text:p>-9.04E-06</text:p>
          </table:table-cell>
          <table:table-cell table:style-name="ce1" office:value-type="float" office:value="-0.0000104995251248852" calcext:value-type="float">
            <text:p>-1.05E-05</text:p>
          </table:table-cell>
          <table:table-cell table:style-name="ce1" office:value-type="float" office:value="-0.0000118062013498843" calcext:value-type="float">
            <text:p>-1.18E-05</text:p>
          </table:table-cell>
          <table:table-cell table:style-name="ce1" office:value-type="float" office:value="-0.0000129428491391081" calcext:value-type="float">
            <text:p>-1.29E-05</text:p>
          </table:table-cell>
          <table:table-cell table:style-name="ce1" office:value-type="float" office:value="-0.0000138987897813081" calcext:value-type="float">
            <text:p>-1.39E-05</text:p>
          </table:table-cell>
          <table:table-cell table:style-name="ce1" office:value-type="float" office:value="-0.0000146661878019927" calcext:value-type="float">
            <text:p>-1.47E-05</text:p>
          </table:table-cell>
          <table:table-cell table:style-name="ce1" office:value-type="float" office:value="-0.000015240067945399" calcext:value-type="float">
            <text:p>-1.52E-05</text:p>
          </table:table-cell>
          <table:table-cell table:style-name="ce1" office:value-type="float" office:value="-0.0000156182868238375" calcext:value-type="float">
            <text:p>-1.56E-05</text:p>
          </table:table-cell>
          <table:table-cell table:style-name="ce1" office:value-type="float" office:value="-0.000015801463071341" calcext:value-type="float">
            <text:p>-1.58E-05</text:p>
          </table:table-cell>
          <table:table-cell table:style-name="ce1" office:value-type="float" office:value="-0.0000157928696253862" calcext:value-type="float">
            <text:p>-1.58E-05</text:p>
          </table:table-cell>
          <table:table-cell table:style-name="ce1" office:value-type="float" office:value="-0.0000155982885985395" calcext:value-type="float">
            <text:p>-1.56E-05</text:p>
          </table:table-cell>
          <table:table-cell table:style-name="ce1" office:value-type="float" office:value="-0.0000152258375862857" calcext:value-type="float">
            <text:p>-1.52E-05</text:p>
          </table:table-cell>
          <table:table-cell table:style-name="ce1" office:value-type="float" office:value="-0.0000146857669847122" calcext:value-type="float">
            <text:p>-1.47E-05</text:p>
          </table:table-cell>
          <table:table-cell table:style-name="ce1" office:value-type="float" office:value="-0.0000139902366314004" calcext:value-type="float">
            <text:p>-1.40E-05</text:p>
          </table:table-cell>
          <table:table-cell table:style-name="ce1" office:value-type="float" office:value="-0.0000131530741498409" calcext:value-type="float">
            <text:p>-1.32E-05</text:p>
          </table:table-cell>
          <table:table-cell table:style-name="ce1" office:value-type="float" office:value="-0.0000121895208593514" calcext:value-type="float">
            <text:p>-1.22E-05</text:p>
          </table:table-cell>
          <table:table-cell table:style-name="ce1" office:value-type="float" office:value="-0.0000111159694071716" calcext:value-type="float">
            <text:p>-1.11E-05</text:p>
          </table:table-cell>
          <table:table-cell table:style-name="ce1" office:value-type="float" office:value="-0.00000994969823864267" calcext:value-type="float">
            <text:p>-9.95E-06</text:p>
          </table:table-cell>
          <table:table-cell table:style-name="ce1" office:value-type="float" office:value="-0.00000870860528578987" calcext:value-type="float">
            <text:p>-8.71E-06</text:p>
          </table:table-cell>
          <table:table-cell table:style-name="ce1" office:value-type="float" office:value="-0.00000741094723366587" calcext:value-type="float">
            <text:p>-7.41E-06</text:p>
          </table:table-cell>
          <table:table-cell table:style-name="ce1" office:value-type="float" office:value="-0.0000060750856789582" calcext:value-type="float">
            <text:p>-6.08E-06</text:p>
          </table:table-cell>
          <table:table-cell table:style-name="ce1" office:value-type="float" office:value="-0.00000471924451517225" calcext:value-type="float">
            <text:p>-4.72E-06</text:p>
          </table:table-cell>
          <table:table-cell table:style-name="ce1" office:value-type="float" office:value="-0.00000336127751410231" calcext:value-type="float">
            <text:p>-3.36E-06</text:p>
          </table:table-cell>
          <table:table-cell table:style-name="ce1" office:value-type="float" office:value="-0.00000201846891201285" calcext:value-type="float">
            <text:p>-2.02E-06</text:p>
          </table:table-cell>
          <table:table-cell table:style-name="ce1" office:value-type="float" office:value="-0.00000070730546752884" calcext:value-type="float">
            <text:p>-7.07E-07</text:p>
          </table:table-cell>
          <table:table-cell table:style-name="ce1" office:value-type="float" office:value="0.000000556661561290639" calcext:value-type="float">
            <text:p>5.57E-07</text:p>
          </table:table-cell>
          <table:table-cell table:style-name="ce1" office:value-type="float" office:value="0.00000175900098042803" calcext:value-type="float">
            <text:p>1.76E-06</text:p>
          </table:table-cell>
          <table:table-cell table:style-name="ce1" office:value-type="float" office:value="0.00000288652913127407" calcext:value-type="float">
            <text:p>2.89E-06</text:p>
          </table:table-cell>
          <table:table-cell table:style-name="ce1" office:value-type="float" office:value="0.00000392742560251236" calcext:value-type="float">
            <text:p>3.93E-06</text:p>
          </table:table-cell>
          <table:table-cell table:style-name="ce1" office:value-type="float" office:value="0.00000487132854942729" calcext:value-type="float">
            <text:p>4.87E-06</text:p>
          </table:table-cell>
          <table:table-cell table:style-name="ce1" office:value-type="float" office:value="0.00000570940784427876" calcext:value-type="float">
            <text:p>5.71E-06</text:p>
          </table:table-cell>
          <table:table-cell table:style-name="ce1" office:value-type="float" office:value="0.00000643441801173594" calcext:value-type="float">
            <text:p>6.43E-06</text:p>
          </table:table-cell>
          <table:table-cell table:style-name="ce1" office:value-type="float" office:value="0.00000704073059409893" calcext:value-type="float">
            <text:p>7.04E-06</text:p>
          </table:table-cell>
          <table:table-cell table:style-name="ce1" office:value-type="float" office:value="0.00000752434754502929" calcext:value-type="float">
            <text:p>7.52E-06</text:p>
          </table:table-cell>
          <table:table-cell table:style-name="ce1" office:value-type="float" office:value="0.00000788289586495239" calcext:value-type="float">
            <text:p>7.88E-06</text:p>
          </table:table-cell>
          <table:table-cell table:style-name="ce1" office:value-type="float" office:value="0.00000811560425972857" calcext:value-type="float">
            <text:p>8.12E-06</text:p>
          </table:table-cell>
          <table:table-cell table:style-name="ce1" office:value-type="float" office:value="0.00000822326299498855" calcext:value-type="float">
            <text:p>8.22E-06</text:p>
          </table:table-cell>
          <table:table-cell table:style-name="ce1" office:value-type="float" office:value="0.00000820816893565279" calcext:value-type="float">
            <text:p>8.21E-06</text:p>
          </table:table-cell>
          <table:table-cell table:style-name="ce1" office:value-type="float" office:value="0.00000807405445613085" calcext:value-type="float">
            <text:p>8.07E-06</text:p>
          </table:table-cell>
          <table:table-cell table:style-name="ce1" office:value-type="float" office:value="0.00000782600451998405" calcext:value-type="float">
            <text:p>7.83E-06</text:p>
          </table:table-cell>
          <table:table-cell table:style-name="ce1" office:value-type="float" office:value="0.00000747036015269487" calcext:value-type="float">
            <text:p>7.47E-06</text:p>
          </table:table-cell>
          <table:table-cell table:style-name="ce1" office:value-type="float" office:value="0.00000701461228658218" calcext:value-type="float">
            <text:p>7.01E-06</text:p>
          </table:table-cell>
          <table:table-cell table:style-name="ce1" office:value-type="float" office:value="0.00000646728395281571" calcext:value-type="float">
            <text:p>6.47E-06</text:p>
          </table:table-cell>
          <table:table-cell table:style-name="ce1" office:value-type="float" office:value="0.00000583780639829001" calcext:value-type="float">
            <text:p>5.84E-06</text:p>
          </table:table-cell>
          <table:table-cell table:style-name="ce1" office:value-type="float" office:value="0.00000513638603649724" calcext:value-type="float">
            <text:p>5.14E-06</text:p>
          </table:table-cell>
          <table:table-cell table:style-name="ce1" office:value-type="float" office:value="0.00000437386695750774" calcext:value-type="float">
            <text:p>4.37E-06</text:p>
          </table:table-cell>
          <table:table-cell table:style-name="ce1" office:value-type="float" office:value="0.00000356158786019023" calcext:value-type="float">
            <text:p>3.56E-06</text:p>
          </table:table-cell>
          <table:table-cell table:style-name="ce1" office:value-type="float" office:value="0.0000027112379896721" calcext:value-type="float">
            <text:p>2.71E-06</text:p>
          </table:table-cell>
          <table:table-cell table:style-name="ce1" office:value-type="float" office:value="0.00000183470909576045" calcext:value-type="float">
            <text:p>1.83E-06</text:p>
          </table:table-cell>
          <table:table-cell table:style-name="ce1" office:value-type="float" office:value="0.000000943949629572671" calcext:value-type="float">
            <text:p>9.44E-07</text:p>
          </table:table-cell>
          <table:table-cell table:style-name="ce1" office:value-type="float" office:value="0.0000000508190467485292" calcext:value-type="float">
            <text:p>5.08E-08</text:p>
          </table:table-cell>
          <table:table-cell table:style-name="ce1" office:value-type="float" office:value="-0.000000833054123461352" calcext:value-type="float">
            <text:p>-8.33E-07</text:p>
          </table:table-cell>
          <table:table-cell table:style-name="ce1" office:value-type="float" office:value="-0.00000169641069192039" calcext:value-type="float">
            <text:p>-1.70E-06</text:p>
          </table:table-cell>
          <table:table-cell table:style-name="ce1" office:value-type="float" office:value="-0.00000252849147841516" calcext:value-type="float">
            <text:p>-2.53E-06</text:p>
          </table:table-cell>
          <table:table-cell table:style-name="ce1" office:value-type="float" office:value="-0.00000331916297113821" calcext:value-type="float">
            <text:p>-3.32E-06</text:p>
          </table:table-cell>
          <table:table-cell table:style-name="ce1" office:value-type="float" office:value="-0.00000405903200828561" calcext:value-type="float">
            <text:p>-4.06E-06</text:p>
          </table:table-cell>
          <table:table-cell table:style-name="ce1" office:value-type="float" office:value="-0.00000473955150681604" calcext:value-type="float">
            <text:p>-4.74E-06</text:p>
          </table:table-cell>
          <table:table-cell table:style-name="ce1" office:value-type="float" office:value="-0.00000535311411198336" calcext:value-type="float">
            <text:p>-5.35E-06</text:p>
          </table:table-cell>
          <table:table-cell table:style-name="ce1" office:value-type="float" office:value="-0.00000589313422949545" calcext:value-type="float">
            <text:p>-5.89E-06</text:p>
          </table:table-cell>
          <table:table-cell table:style-name="ce1" office:value-type="float" office:value="-0.00000635411495863991" calcext:value-type="float">
            <text:p>-6.35E-06</text:p>
          </table:table-cell>
          <table:table-cell table:style-name="ce1" office:value-type="float" office:value="-0.00000673170191589634" calcext:value-type="float">
            <text:p>-6.73E-06</text:p>
          </table:table-cell>
          <table:table-cell table:style-name="ce1" office:value-type="float" office:value="-0.00000702272114239122" calcext:value-type="float">
            <text:p>-7.02E-06</text:p>
          </table:table-cell>
          <table:table-cell table:style-name="ce1" office:value-type="float" office:value="-0.0000072252013438856" calcext:value-type="float">
            <text:p>-7.23E-06</text:p>
          </table:table-cell>
          <table:table-cell table:style-name="ce1" office:value-type="float" office:value="-0.0000073383802856597" calcext:value-type="float">
            <text:p>-7.34E-06</text:p>
          </table:table-cell>
          <table:table-cell table:style-name="ce1" office:value-type="float" office:value="-0.00000736269445411608" calcext:value-type="float">
            <text:p>-7.36E-06</text:p>
          </table:table-cell>
          <table:table-cell table:style-name="ce1" office:value-type="float" office:value="-0.00000729975379698544" calcext:value-type="float">
            <text:p>-7.30E-06</text:p>
          </table:table-cell>
          <table:table-cell table:style-name="ce1" office:value-type="float" office:value="-0.00000715229933945238" calcext:value-type="float">
            <text:p>-7.15E-06</text:p>
          </table:table-cell>
          <table:table-cell table:style-name="ce1" office:value-type="float" office:value="-0.00000692414676706221" calcext:value-type="float">
            <text:p>-6.92E-06</text:p>
          </table:table-cell>
          <table:table-cell table:style-name="ce1" office:value-type="float" office:value="-0.00000662011522933881" calcext:value-type="float">
            <text:p>-6.62E-06</text:p>
          </table:table-cell>
          <table:table-cell table:style-name="ce1" office:value-type="float" office:value="-0.00000624594331810613" calcext:value-type="float">
            <text:p>-6.25E-06</text:p>
          </table:table-cell>
          <table:table-cell table:style-name="ce1" office:value-type="float" office:value="-0.0000058081930731646" calcext:value-type="float">
            <text:p>-5.81E-06</text:p>
          </table:table-cell>
          <table:table-cell table:style-name="ce1" office:value-type="float" office:value="-0.00000531414279691944" calcext:value-type="float">
            <text:p>-5.31E-06</text:p>
          </table:table-cell>
          <table:table-cell table:style-name="ce1" office:value-type="float" office:value="-0.0000047716731543801" calcext:value-type="float">
            <text:p>-4.77E-06</text:p>
          </table:table-cell>
          <table:table-cell table:style-name="ce1" office:value-type="float" office:value="-0.00000418914368083279" calcext:value-type="float">
            <text:p>-4.19E-06</text:p>
          </table:table-cell>
          <table:table-cell table:style-name="ce1" office:value-type="float" office:value="-0.00000357526669603203" calcext:value-type="float">
            <text:p>-3.58E-06</text:p>
          </table:table-cell>
          <table:table-cell table:style-name="ce1" office:value-type="float" office:value="-0.00000293897699066292" calcext:value-type="float">
            <text:p>-2.94E-06</text:p>
          </table:table-cell>
          <table:table-cell table:style-name="ce1" office:value-type="float" office:value="-0.00000228930097989633" calcext:value-type="float">
            <text:p>-2.29E-06</text:p>
          </table:table-cell>
          <table:table-cell table:style-name="ce1" office:value-type="float" office:value="-0.00000163522678064965" calcext:value-type="float">
            <text:p>-1.64E-06</text:p>
          </table:table-cell>
          <table:table-cell table:style-name="ce1" office:value-type="float" office:value="-0.000000985578267886922" calcext:value-type="float">
            <text:p>-9.86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0:33:57.267046912</meta:creation-date>
    <dc:date>2020-01-17T00:35:54.024791337</dc:date>
    <meta:editing-duration>PT1M58S</meta:editing-duration>
    <meta:editing-cycles>1</meta:editing-cycles>
    <meta:document-statistic meta:table-count="1" meta:cell-count="11264" meta:object-count="0"/>
    <meta:generator>LibreOffice/5.1.6.2$Linux_X86_64 LibreOffice_project/10m0$Build-2</meta:generator>
  </office:meta>
</office:document-meta>
</file>